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74pt"/>
    </style:style>
    <style:style style:name="co4" style:family="table-column">
      <style:table-column-properties fo:break-before="auto" style:column-width="75.6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82.6pt"/>
    </style:style>
    <style:style style:name="co7" style:family="table-column">
      <style:table-column-properties fo:break-before="auto" style:column-width="74.1pt"/>
    </style:style>
    <style:style style:name="co8" style:family="table-column">
      <style:table-column-properties fo:break-before="auto" style:column-width="66.36pt"/>
    </style:style>
    <style:style style:name="co9" style:family="table-column">
      <style:table-column-properties fo:break-before="auto" style:column-width="64.8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67.15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8.75pt"/>
    </style:style>
    <style:style style:name="co14" style:family="table-column">
      <style:table-column-properties fo:break-before="auto" style:column-width="73.3pt"/>
    </style:style>
    <style:style style:name="co15" style:family="table-column">
      <style:table-column-properties fo:break-before="auto" style:column-width="79.51pt"/>
    </style:style>
    <style:style style:name="co16" style:family="table-column">
      <style:table-column-properties fo:break-before="auto" style:column-width="72.54pt"/>
    </style:style>
    <style:style style:name="co17" style:family="table-column">
      <style:table-column-properties fo:break-before="auto" style:column-width="77.95pt"/>
    </style:style>
    <style:style style:name="co18" style:family="table-column">
      <style:table-column-properties fo:break-before="auto" style:column-width="70.21pt"/>
    </style:style>
    <style:style style:name="co19" style:family="table-column">
      <style:table-column-properties fo:break-before="auto" style:column-width="76.39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78.69pt"/>
    </style:style>
    <style:style style:name="ro1" style:family="table-row">
      <style:table-row-properties style:row-height="95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0.86pt" fo:break-before="auto" style:use-optimal-row-height="true"/>
    </style:style>
    <style:style style:name="ro4" style:family="table-row">
      <style:table-row-properties style:row-height="20.95pt" fo:break-before="auto" style:use-optimal-row-height="true"/>
    </style:style>
    <style:style style:name="ro5" style:family="table-row">
      <style:table-row-properties style:row-height="30.56pt" fo:break-before="auto" style:use-optimal-row-height="true"/>
    </style:style>
    <style:style style:name="ro6" style:family="table-row">
      <style:table-row-properties style:row-height="40.25pt" fo:break-before="auto" style:use-optimal-row-height="true"/>
    </style:style>
    <style:style style:name="ro7" style:family="table-row">
      <style:table-row-properties style:row-height="69.39pt" fo:break-before="auto" style:use-optimal-row-height="true"/>
    </style:style>
    <style:style style:name="ro8" style:family="table-row">
      <style:table-row-properties style:row-height="59.7pt" fo:break-before="auto" style:use-optimal-row-height="true"/>
    </style:style>
    <style:style style:name="ro9" style:family="table-row">
      <style:table-row-properties style:row-height="49.95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ro11" style:family="table-row">
      <style:table-row-properties style:row-height="34.3pt" fo:break-before="auto" style:use-optimal-row-height="true"/>
    </style:style>
    <style:style style:name="ro12" style:family="table-row">
      <style:table-row-properties style:row-height="67.15pt" fo:break-before="auto" style:use-optimal-row-height="true"/>
    </style:style>
    <style:style style:name="ro13" style:family="table-row">
      <style:table-row-properties style:row-height="77.19pt" fo:break-before="auto" style:use-optimal-row-height="false"/>
    </style:style>
    <style:style style:name="ro14" style:family="table-row">
      <style:table-row-properties style:row-height="23.19pt" fo:break-before="auto" style:use-optimal-row-height="false"/>
    </style:style>
    <style:style style:name="ro15" style:family="table-row">
      <style:table-row-properties style:row-height="20.21pt" fo:break-before="auto" style:use-optimal-row-height="false"/>
    </style:style>
    <style:style style:name="ro16" style:family="table-row">
      <style:table-row-properties style:row-height="25.46pt" fo:break-before="auto" style:use-optimal-row-height="false"/>
    </style:style>
    <style:style style:name="ro17" style:family="table-row">
      <style:table-row-properties style:row-height="20.95pt" fo:break-before="auto" style:use-optimal-row-height="false"/>
    </style:style>
    <style:style style:name="ro18" style:family="table-row">
      <style:table-row-properties style:row-height="21.71pt" fo:break-before="auto" style:use-optimal-row-height="false"/>
    </style:style>
    <style:style style:name="ro19" style:family="table-row">
      <style:table-row-properties style:row-height="19.45pt" fo:break-before="auto" style:use-optimal-row-height="false"/>
    </style:style>
    <style:style style:name="ro20" style:family="table-row">
      <style:table-row-properties style:row-height="24.69pt" fo:break-before="auto" style:use-optimal-row-height="false"/>
    </style:style>
    <style:style style:name="ro21" style:family="table-row">
      <style:table-row-properties style:row-height="40.45pt" fo:break-before="auto" style:use-optimal-row-height="true"/>
    </style:style>
    <style:style style:name="ro22" style:family="table-row">
      <style:table-row-properties style:row-height="34.44pt" fo:break-before="auto" style:use-optimal-row-height="true"/>
    </style:style>
    <style:style style:name="ro23" style:family="table-row">
      <style:table-row-properties style:row-height="50.94pt" fo:break-before="auto" style:use-optimal-row-height="true"/>
    </style:style>
    <style:style style:name="ro24" style:family="table-row">
      <style:table-row-properties style:row-height="59.95pt" fo:break-before="auto" style:use-optimal-row-height="true"/>
    </style:style>
    <style:style style:name="ro25" style:family="table-row">
      <style:table-row-properties style:row-height="70.84pt" fo:break-before="auto" style:use-optimal-row-height="true"/>
    </style:style>
    <style:style style:name="ro26" style:family="table-row">
      <style:table-row-properties style:row-height="50.71pt" fo:break-before="auto" style:use-optimal-row-height="true"/>
    </style:style>
    <style:style style:name="ro27" style:family="table-row">
      <style:table-row-properties style:row-height="94pt" fo:break-before="auto" style:use-optimal-row-height="true"/>
    </style:style>
    <style:style style:name="ro28" style:family="table-row">
      <style:table-row-properties style:row-height="25.46pt" fo:break-before="auto" style:use-optimal-row-height="true"/>
    </style:style>
    <style:style style:name="ro29" style:family="table-row">
      <style:table-row-properties style:row-height="30.7pt" fo:break-before="auto" style:use-optimal-row-height="true"/>
    </style:style>
    <style:style style:name="ro30" style:family="table-row">
      <style:table-row-properties style:row-height="50.2pt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122"/>
    <style:style style:name="ce1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0"/>
    <style:style style:name="ce4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transparent"/>
    </style:style>
    <style:style style:name="ce75" style:family="table-cell" style:parent-style-name="Default" style:data-style-name="N104"/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4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104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0122"/>
    <style:style style:name="ce91" style:family="table-cell" style:parent-style-name="Default" style:data-style-name="N10122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0122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 style:data-style-name="N10122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ff0000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ff0000"/>
    </style:style>
    <style:style style:name="ce107" style:family="table-cell" style:parent-style-name="Default">
      <style:table-cell-properties fo:background-color="#ffff00"/>
    </style:style>
    <style:style style:name="ce10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04"/>
    <style:style style:name="ce114" style:family="table-cell" style:parent-style-name="Default" style:data-style-name="N104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 style:data-style-name="N104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 style:data-style-name="N10122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transparent"/>
    </style:style>
    <style:style style:name="ce123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 style:data-style-name="N104"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7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ff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7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 style:data-style-name="N10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6" style:family="table-cell" style:parent-style-name="Default" style:data-style-name="N104">
      <style:table-cell-properties fo:background-color="#7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88" style:family="table-cell" style:parent-style-name="Default" style:data-style-name="N104">
      <style:table-cell-properties fo:background-color="#ffff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12" style:family="table-cell" style:parent-style-name="Default" style:data-style-name="N104">
      <style:table-cell-properties fo:background-color="transparent"/>
    </style:style>
    <style:style style:name="ce90" style:family="table-cell" style:parent-style-name="Default" style:data-style-name="N104">
      <style:table-cell-properties fo:background-color="#7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04">
      <style:table-cell-properties fo:background-color="transparen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4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 style:data-style-name="N104">
      <style:table-cell-properties fo:background-color="#ffff00"/>
    </style:style>
    <style:style style:name="ce94" style:family="table-cell" style:parent-style-name="Default" style:data-style-name="N104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0">
      <style:table-cell-properties fo:background-color="#7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0">
      <style:table-cell-properties fo:background-color="#ffff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7fff00"/>
    </style:style>
  </office:automatic-styles>
  <office:body>
    <office:spreadsheet>
      <table:calculation-settings table:automatic-find-labels="false" table:use-regular-expressions="false" table:use-wildcards="true"/>
      <table:table table:name="Bayhea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0"/>
        <table:table-column table:style-name="co3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Bayhead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3">
          <table:table-cell table:style-name="ce2" office:value-type="string" calcext:value-type="string">
            <text:p>Air Flow Sani-Trays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B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]-[.B5]" office:value-type="string" office:string-value="" calcext:value-type="error">
            <text:p>#VALUE!</text:p>
          </table:table-cell>
          <table:table-cell table:style-name="ce12" table:formula="of:=[.E5]/[.D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]-[.B6]" office:value-type="string" office:string-value="" calcext:value-type="error">
            <text:p>#VALUE!</text:p>
          </table:table-cell>
          <table:table-cell table:style-name="ce12" table:formula="of:=[.E6]/[.D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]-[.B7]" office:value-type="string" office:string-value="" calcext:value-type="error">
            <text:p>#VALUE!</text:p>
          </table:table-cell>
          <table:table-cell table:style-name="ce12" table:formula="of:=[.E7]/[.D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024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8]-[.B8]" office:value-type="string" office:string-value="" calcext:value-type="error">
            <text:p>#VALUE!</text:p>
          </table:table-cell>
          <table:table-cell table:style-name="ce12" table:formula="of:=[.E8]/[.D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1630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]-[.B9]" office:value-type="string" office:string-value="" calcext:value-type="error">
            <text:p>#VALUE!</text:p>
          </table:table-cell>
          <table:table-cell table:style-name="ce12" table:formula="of:=[.E9]/[.D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B-2738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0]-[.B10]" office:value-type="string" office:string-value="" calcext:value-type="error">
            <text:p>#VALUE!</text:p>
          </table:table-cell>
          <table:table-cell table:style-name="ce12" table:formula="of:=[.E10]/[.D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Barrel and Drum Dolli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]-[.B14]" office:value-type="currency" office:currency="USD" office:value="-80" calcext:value-type="currency">
            <text:p>-$80.00</text:p>
          </table:table-cell>
          <table:table-cell table:style-name="ce12" table:formula="of:=[.E14]/[.D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6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5]-[.B15]" office:value-type="currency" office:currency="USD" office:value="-70" calcext:value-type="currency">
            <text:p>-$70.00</text:p>
          </table:table-cell>
          <table:table-cell table:style-name="ce12" table:formula="of:=[.E15]/[.D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6]-[.B16]" office:value-type="currency" office:currency="USD" office:value="-80" calcext:value-type="currency">
            <text:p>-$80.00</text:p>
          </table:table-cell>
          <table:table-cell table:style-name="ce12" table:formula="of:=[.E16]/[.D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17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7]-[.B17]" office:value-type="currency" office:currency="USD" office:value="-70" calcext:value-type="currency">
            <text:p>-$70.00</text:p>
          </table:table-cell>
          <table:table-cell table:style-name="ce12" table:formula="of:=[.E17]/[.D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8]-[.B18]" office:value-type="currency" office:currency="USD" office:value="-80" calcext:value-type="currency">
            <text:p>-$80.00</text:p>
          </table:table-cell>
          <table:table-cell table:style-name="ce12" table:formula="of:=[.E18]/[.D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9]-[.B19]" office:value-type="currency" office:currency="USD" office:value="-70" calcext:value-type="currency">
            <text:p>-$70.00</text:p>
          </table:table-cell>
          <table:table-cell table:style-name="ce12" table:formula="of:=[.E19]/[.D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20]-[.B20]" office:value-type="currency" office:currency="USD" office:value="-90" calcext:value-type="currency">
            <text:p>-$90.00</text:p>
          </table:table-cell>
          <table:table-cell table:style-name="ce12" table:formula="of:=[.E20]/[.D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21]-[.B21]" office:value-type="currency" office:currency="USD" office:value="-79" calcext:value-type="currency">
            <text:p>-$79.00</text:p>
          </table:table-cell>
          <table:table-cell table:style-name="ce12" table:formula="of:=[.E21]/[.D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2]-[.B22]" office:value-type="currency" office:currency="USD" office:value="-95" calcext:value-type="currency">
            <text:p>-$95.00</text:p>
          </table:table-cell>
          <table:table-cell table:style-name="ce12" table:formula="of:=[.E22]/[.D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3]-[.B23]" office:value-type="currency" office:currency="USD" office:value="-84" calcext:value-type="currency">
            <text:p>-$84.00</text:p>
          </table:table-cell>
          <table:table-cell table:style-name="ce12" table:formula="of:=[.E23]/[.D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24]-[.B24]" office:value-type="currency" office:currency="USD" office:value="-75" calcext:value-type="currency">
            <text:p>-$75.00</text:p>
          </table:table-cell>
          <table:table-cell table:style-name="ce12" table:formula="of:=[.E24]/[.D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26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25]-[.B25]" office:value-type="currency" office:currency="USD" office:value="-66" calcext:value-type="currency">
            <text:p>-$66.00</text:p>
          </table:table-cell>
          <table:table-cell table:style-name="ce12" table:formula="of:=[.E25]/[.D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26]-[.B26]" office:value-type="currency" office:currency="USD" office:value="-130" calcext:value-type="currency">
            <text:p>-$130.00</text:p>
          </table:table-cell>
          <table:table-cell table:style-name="ce12" table:formula="of:=[.E26]/[.D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29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27]-[.B27]" office:value-type="currency" office:currency="USD" office:value="-115" calcext:value-type="currency">
            <text:p>-$115.00</text:p>
          </table:table-cell>
          <table:table-cell table:style-name="ce12" table:formula="of:=[.E27]/[.D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28]-[.B28]" office:value-type="currency" office:currency="USD" office:value="-155" calcext:value-type="currency">
            <text:p>-$155.00</text:p>
          </table:table-cell>
          <table:table-cell table:style-name="ce12" table:formula="of:=[.E28]/[.D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35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29]-[.B29]" office:value-type="currency" office:currency="USD" office:value="-135" calcext:value-type="currency">
            <text:p>-$135.00</text:p>
          </table:table-cell>
          <table:table-cell table:style-name="ce12" table:formula="of:=[.E29]/[.D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30]-[.B30]" office:value-type="currency" office:currency="USD" office:value="-140" calcext:value-type="currency">
            <text:p>-$140.00</text:p>
          </table:table-cell>
          <table:table-cell table:style-name="ce12" table:formula="of:=[.E30]/[.D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D-36</text:p>
          </table:table-cell>
          <table:table-cell table:style-name="ce7" office:value-type="currency" office:currency="USD" office:value="123" calcext:value-type="currency">
            <text:p>$123.00</text:p>
          </table:table-cell>
          <table:table-cell table:style-name="ce12" table:number-columns-repeated="2"/>
          <table:table-cell table:style-name="ce16"/>
          <table:table-cell table:style-name="ce12" table:formula="of:=[.E31]-[.B31]" office:value-type="currency" office:currency="USD" office:value="-123" calcext:value-type="currency">
            <text:p>-$123.00</text:p>
          </table:table-cell>
          <table:table-cell table:style-name="ce12" table:formula="of:=[.E31]/[.D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Bayhead Self-Dumping Hopp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D-5/8</text:p>
          </table:table-cell>
          <table:table-cell table:style-name="ce8" office:value-type="currency" office:currency="USD" office:value="881" calcext:value-type="currency">
            <text:p>$881.00</text:p>
          </table:table-cell>
          <table:table-cell table:style-name="ce13" office:value-type="currency" office:currency="USD" office:value="995" calcext:value-type="currency">
            <text:p>$995.00</text:p>
          </table:table-cell>
          <table:table-cell table:style-name="ce13" office:value-type="currency" office:currency="USD" office:value="746.25" calcext:value-type="currency">
            <text:p>$746.25</text:p>
          </table:table-cell>
          <table:table-cell table:style-name="ce17"/>
          <table:table-cell table:style-name="ce13" table:formula="of:=[.E35]-[.B35]" office:value-type="currency" office:currency="USD" office:value="-881" calcext:value-type="currency">
            <text:p>-$881.00</text:p>
          </table:table-cell>
          <table:table-cell table:style-name="ce12" table:formula="of:=[.E35]/[.D3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SD-1-1</text:p>
          </table:table-cell>
          <table:table-cell table:style-name="ce7" office:value-type="currency" office:currency="USD" office:value="1051" calcext:value-type="currency">
            <text:p>$1,051.00</text:p>
          </table:table-cell>
          <table:table-cell table:style-name="ce12" table:number-columns-repeated="2"/>
          <table:table-cell table:style-name="ce16"/>
          <table:table-cell table:style-name="ce12" table:formula="of:=[.E36]-[.B36]" office:value-type="currency" office:currency="USD" office:value="-1051" calcext:value-type="currency">
            <text:p>-$1,051.00</text:p>
          </table:table-cell>
          <table:table-cell table:style-name="ce12" table:formula="of:=[.E36]/[.D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-7</text:p>
          </table:table-cell>
          <table:table-cell table:style-name="ce7" office:value-type="currency" office:currency="USD" office:value="1491" calcext:value-type="currency">
            <text:p>$1,491.00</text:p>
          </table:table-cell>
          <table:table-cell table:style-name="ce12" table:number-columns-repeated="2"/>
          <table:table-cell table:style-name="ce16"/>
          <table:table-cell table:style-name="ce12" table:formula="of:=[.E37]-[.B37]" office:value-type="currency" office:currency="USD" office:value="-1491" calcext:value-type="currency">
            <text:p>-$1,491.00</text:p>
          </table:table-cell>
          <table:table-cell table:style-name="ce12" table:formula="of:=[.E37]/[.D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-2</text:p>
          </table:table-cell>
          <table:table-cell table:style-name="ce7" office:value-type="currency" office:currency="USD" office:value="1621" calcext:value-type="currency">
            <text:p>$1,621.00</text:p>
          </table:table-cell>
          <table:table-cell table:style-name="ce12" table:number-columns-repeated="2"/>
          <table:table-cell table:style-name="ce16"/>
          <table:table-cell table:style-name="ce12" table:formula="of:=[.E38]-[.B38]" office:value-type="currency" office:currency="USD" office:value="-1621" calcext:value-type="currency">
            <text:p>-$1,621.00</text:p>
          </table:table-cell>
          <table:table-cell table:style-name="ce12" table:formula="of:=[.E38]/[.D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aster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D-3</text:p>
          </table:table-cell>
          <table:table-cell table:style-name="ce7" office:value-type="currency" office:currency="USD" office:value="11.7" calcext:value-type="currency">
            <text:p>$11.70</text:p>
          </table:table-cell>
          <table:table-cell table:style-name="ce12" table:number-columns-repeated="2"/>
          <table:table-cell table:style-name="ce16"/>
          <table:table-cell table:style-name="ce12" table:formula="of:=[.E42]-[.B42]" office:value-type="currency" office:currency="USD" office:value="-11.7" calcext:value-type="currency">
            <text:p>-$11.70</text:p>
          </table:table-cell>
          <table:table-cell table:style-name="ce12" table:formula="of:=[.E42]/[.D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D-3-R</text:p>
          </table:table-cell>
          <table:table-cell table:style-name="ce7" office:value-type="currency" office:currency="USD" office:value="10.4" calcext:value-type="currency">
            <text:p>$10.40</text:p>
          </table:table-cell>
          <table:table-cell table:style-name="ce12" table:number-columns-repeated="2"/>
          <table:table-cell table:style-name="ce16"/>
          <table:table-cell table:style-name="ce12" table:formula="of:=[.E43]-[.B43]" office:value-type="currency" office:currency="USD" office:value="-10.4" calcext:value-type="currency">
            <text:p>-$10.40</text:p>
          </table:table-cell>
          <table:table-cell table:style-name="ce12" table:formula="of:=[.E43]/[.D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</text:p>
          </table:table-cell>
          <table:table-cell table:style-name="ce7" office:value-type="currency" office:currency="USD" office:value="14.3" calcext:value-type="currency">
            <text:p>$14.30</text:p>
          </table:table-cell>
          <table:table-cell table:style-name="ce12" table:number-columns-repeated="2"/>
          <table:table-cell table:style-name="ce16"/>
          <table:table-cell table:style-name="ce12" table:formula="of:=[.E44]-[.B44]" office:value-type="currency" office:currency="USD" office:value="-14.3" calcext:value-type="currency">
            <text:p>-$14.30</text:p>
          </table:table-cell>
          <table:table-cell table:style-name="ce12" table:formula="of:=[.E44]/[.D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4-R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45]-[.B45]" office:value-type="currency" office:currency="USD" office:value="-13" calcext:value-type="currency">
            <text:p>-$13.00</text:p>
          </table:table-cell>
          <table:table-cell table:style-name="ce12" table:formula="of:=[.E45]/[.D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</text:p>
          </table:table-cell>
          <table:table-cell table:style-name="ce7" office:value-type="currency" office:currency="USD" office:value="24.7" calcext:value-type="currency">
            <text:p>$24.70</text:p>
          </table:table-cell>
          <table:table-cell table:style-name="ce12" table:number-columns-repeated="2"/>
          <table:table-cell table:style-name="ce16"/>
          <table:table-cell table:style-name="ce12" table:formula="of:=[.E46]-[.B46]" office:value-type="currency" office:currency="USD" office:value="-24.7" calcext:value-type="currency">
            <text:p>-$24.70</text:p>
          </table:table-cell>
          <table:table-cell table:style-name="ce12" table:formula="of:=[.E46]/[.D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4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47]-[.B47]" office:value-type="currency" office:currency="USD" office:value="-20.8" calcext:value-type="currency">
            <text:p>-$20.80</text:p>
          </table:table-cell>
          <table:table-cell table:style-name="ce12" table:formula="of:=[.E47]/[.D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</text:p>
          </table:table-cell>
          <table:table-cell table:style-name="ce7" office:value-type="currency" office:currency="USD" office:value="18.2" calcext:value-type="currency">
            <text:p>$18.20</text:p>
          </table:table-cell>
          <table:table-cell table:style-name="ce12" table:number-columns-repeated="2"/>
          <table:table-cell table:style-name="ce16"/>
          <table:table-cell table:style-name="ce12" table:formula="of:=[.E48]-[.B48]" office:value-type="currency" office:currency="USD" office:value="-18.2" calcext:value-type="currency">
            <text:p>-$18.20</text:p>
          </table:table-cell>
          <table:table-cell table:style-name="ce12" table:formula="of:=[.E48]/[.D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-5-R</text:p>
          </table:table-cell>
          <table:table-cell table:style-name="ce7" office:value-type="currency" office:currency="USD" office:value="15.6" calcext:value-type="currency">
            <text:p>$15.60</text:p>
          </table:table-cell>
          <table:table-cell table:style-name="ce12" table:number-columns-repeated="2"/>
          <table:table-cell table:style-name="ce16"/>
          <table:table-cell table:style-name="ce12" table:formula="of:=[.E49]-[.B49]" office:value-type="currency" office:currency="USD" office:value="-15.6" calcext:value-type="currency">
            <text:p>-$15.60</text:p>
          </table:table-cell>
          <table:table-cell table:style-name="ce12" table:formula="of:=[.E49]/[.D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50]-[.B50]" office:value-type="currency" office:currency="USD" office:value="-23.4" calcext:value-type="currency">
            <text:p>-$23.40</text:p>
          </table:table-cell>
          <table:table-cell table:style-name="ce12" table:formula="of:=[.E50]/[.D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HD-5-R</text:p>
          </table:table-cell>
          <table:table-cell table:style-name="ce7" office:value-type="currency" office:currency="USD" office:value="20.8" calcext:value-type="currency">
            <text:p>$20.80</text:p>
          </table:table-cell>
          <table:table-cell table:style-name="ce12" table:number-columns-repeated="2"/>
          <table:table-cell table:style-name="ce16"/>
          <table:table-cell table:style-name="ce12" table:formula="of:=[.E51]-[.B51]" office:value-type="currency" office:currency="USD" office:value="-20.8" calcext:value-type="currency">
            <text:p>-$20.80</text:p>
          </table:table-cell>
          <table:table-cell table:style-name="ce12" table:formula="of:=[.E51]/[.D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</text:p>
          </table:table-cell>
          <table:table-cell table:style-name="ce7" office:value-type="currency" office:currency="USD" office:value="26" calcext:value-type="currency">
            <text:p>$26.00</text:p>
          </table:table-cell>
          <table:table-cell table:style-name="ce12" table:number-columns-repeated="2"/>
          <table:table-cell table:style-name="ce16"/>
          <table:table-cell table:style-name="ce12" table:formula="of:=[.E52]-[.B52]" office:value-type="currency" office:currency="USD" office:value="-26" calcext:value-type="currency">
            <text:p>-$26.00</text:p>
          </table:table-cell>
          <table:table-cell table:style-name="ce12" table:formula="of:=[.E52]/[.D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-6-R</text:p>
          </table:table-cell>
          <table:table-cell table:style-name="ce7" office:value-type="currency" office:currency="USD" office:value="22.1" calcext:value-type="currency">
            <text:p>$22.10</text:p>
          </table:table-cell>
          <table:table-cell table:style-name="ce12" table:number-columns-repeated="2"/>
          <table:table-cell table:style-name="ce16"/>
          <table:table-cell table:style-name="ce12" table:formula="of:=[.E53]-[.B53]" office:value-type="currency" office:currency="USD" office:value="-22.1" calcext:value-type="currency">
            <text:p>-$22.10</text:p>
          </table:table-cell>
          <table:table-cell table:style-name="ce12" table:formula="of:=[.E53]/[.D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Chip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CC-10</text:p>
          </table:table-cell>
          <table:table-cell table:style-name="ce8" office:value-type="currency" office:currency="USD" office:value="464" calcext:value-type="currency">
            <text:p>$464.00</text:p>
          </table:table-cell>
          <table:table-cell table:style-name="ce13" office:value-type="currency" office:currency="USD" office:value="495" calcext:value-type="currency">
            <text:p>$495.00</text:p>
          </table:table-cell>
          <table:table-cell table:style-name="ce13" office:value-type="currency" office:currency="USD" office:value="371.25" calcext:value-type="currency">
            <text:p>$371.25</text:p>
          </table:table-cell>
          <table:table-cell table:style-name="ce17"/>
          <table:table-cell table:style-name="ce13" table:formula="of:=[.E57]-[.B57]" office:value-type="currency" office:currency="USD" office:value="-464" calcext:value-type="currency">
            <text:p>-$464.00</text:p>
          </table:table-cell>
          <table:table-cell table:style-name="ce12" table:formula="of:=[.E57]/[.D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Stacking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EX-24</text:p>
          </table:table-cell>
          <table:table-cell table:style-name="ce8" office:value-type="currency" office:currency="USD" office:value="124" calcext:value-type="currency">
            <text:p>$124.00</text:p>
          </table:table-cell>
          <table:table-cell table:style-name="ce13" office:value-type="currency" office:currency="USD" office:value="130" calcext:value-type="currency">
            <text:p>$130.00</text:p>
          </table:table-cell>
          <table:table-cell table:style-name="ce13" office:value-type="currency" office:currency="USD" office:value="97.5" calcext:value-type="currency">
            <text:p>$97.50</text:p>
          </table:table-cell>
          <table:table-cell table:style-name="ce17"/>
          <table:table-cell table:style-name="ce13" table:formula="of:=[.E61]-[.B61]" office:value-type="currency" office:currency="USD" office:value="-124" calcext:value-type="currency">
            <text:p>-$124.00</text:p>
          </table:table-cell>
          <table:table-cell table:style-name="ce12" table:formula="of:=[.E61]/[.D6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Containers with Li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210" calcext:value-type="currency">
            <text:p>$210.00</text:p>
          </table:table-cell>
          <table:table-cell table:style-name="ce14" table:number-columns-repeated="2"/>
          <table:table-cell table:style-name="ce18"/>
          <table:table-cell table:style-name="ce14" table:formula="of:=[.E65]-[.B65]" office:value-type="currency" office:currency="USD" office:value="-210" calcext:value-type="currency">
            <text:p>-$210.00</text:p>
          </table:table-cell>
          <table:table-cell table:style-name="ce12" table:formula="of:=[.E65]/[.D6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SJ-1</text:p>
          </table:table-cell>
          <table:table-cell table:style-name="ce9" office:value-type="currency" office:currency="USD" office:value="185" calcext:value-type="currency">
            <text:p>$185.00</text:p>
          </table:table-cell>
          <table:table-cell table:style-name="ce14" table:number-columns-repeated="2"/>
          <table:table-cell table:style-name="ce18"/>
          <table:table-cell table:style-name="ce14" table:formula="of:=[.E66]-[.B66]" office:value-type="currency" office:currency="USD" office:value="-185" calcext:value-type="currency">
            <text:p>-$185.00</text:p>
          </table:table-cell>
          <table:table-cell table:style-name="ce12" table:formula="of:=[.E66]/[.D6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60" calcext:value-type="currency">
            <text:p>$160.00</text:p>
          </table:table-cell>
          <table:table-cell table:style-name="ce14" table:number-columns-repeated="2"/>
          <table:table-cell table:style-name="ce18"/>
          <table:table-cell table:style-name="ce14" table:formula="of:=[.E67]-[.B67]" office:value-type="currency" office:currency="USD" office:value="-160" calcext:value-type="currency">
            <text:p>-$160.00</text:p>
          </table:table-cell>
          <table:table-cell table:style-name="ce12" table:formula="of:=[.E67]/[.D6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1</text:p>
          </table:table-cell>
          <table:table-cell table:style-name="ce9" office:value-type="currency" office:currency="USD" office:value="140" calcext:value-type="currency">
            <text:p>$140.00</text:p>
          </table:table-cell>
          <table:table-cell table:style-name="ce14" table:number-columns-repeated="2"/>
          <table:table-cell table:style-name="ce18"/>
          <table:table-cell table:style-name="ce14" table:formula="of:=[.E68]-[.B68]" office:value-type="currency" office:currency="USD" office:value="-140" calcext:value-type="currency">
            <text:p>-$140.00</text:p>
          </table:table-cell>
          <table:table-cell table:style-name="ce12" table:formula="of:=[.E68]/[.D6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55" calcext:value-type="currency">
            <text:p>$155.00</text:p>
          </table:table-cell>
          <table:table-cell table:style-name="ce14" table:number-columns-repeated="2"/>
          <table:table-cell table:style-name="ce18"/>
          <table:table-cell table:style-name="ce14" table:formula="of:=[.E69]-[.B69]" office:value-type="currency" office:currency="USD" office:value="-155" calcext:value-type="currency">
            <text:p>-$155.00</text:p>
          </table:table-cell>
          <table:table-cell table:style-name="ce12" table:formula="of:=[.E69]/[.D6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HC-2</text:p>
          </table:table-cell>
          <table:table-cell table:style-name="ce9" office:value-type="currency" office:currency="USD" office:value="136" calcext:value-type="currency">
            <text:p>$136.00</text:p>
          </table:table-cell>
          <table:table-cell table:style-name="ce14" table:number-columns-repeated="2"/>
          <table:table-cell table:style-name="ce18"/>
          <table:table-cell table:style-name="ce14" table:formula="of:=[.E70]-[.B70]" office:value-type="currency" office:currency="USD" office:value="-136" calcext:value-type="currency">
            <text:p>-$136.00</text:p>
          </table:table-cell>
          <table:table-cell table:style-name="ce12" table:formula="of:=[.E70]/[.D7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Custom Machine Guard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CUSTMG</text:p>
          </table:table-cell>
          <table:table-cell table:style-name="ce2" office:value-type="string" calcext:value-type="string">
            <text:p>Per Application</text:p>
          </table:table-cell>
          <table:table-cell table:style-name="ce13" table:number-columns-repeated="2"/>
          <table:table-cell table:style-name="ce17"/>
          <table:table-cell table:style-name="ce13" table:formula="of:=[.E74]-[.B74]" office:value-type="string" office:string-value="" calcext:value-type="error">
            <text:p>#VALUE!</text:p>
          </table:table-cell>
          <table:table-cell table:style-name="ce12" table:formula="of:=[.E74]/[.D74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 table:formula="of:=[.E75]/[.D7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Custom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M-5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8]-[.B78]" office:value-type="string" office:string-value="" calcext:value-type="error">
            <text:p>#VALUE!</text:p>
          </table:table-cell>
          <table:table-cell table:style-name="ce12" table:formula="of:=[.E78]/[.D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Double-Walled Flat Bottom Pallet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WP-11</text:p>
          </table:table-cell>
          <table:table-cell table:style-name="ce8" office:value-type="currency" office:currency="USD" office:value="129" calcext:value-type="currency">
            <text:p>$129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101.25" calcext:value-type="currency">
            <text:p>$101.25</text:p>
          </table:table-cell>
          <table:table-cell table:style-name="ce17"/>
          <table:table-cell table:style-name="ce13" table:formula="of:=[.E82]-[.B82]" office:value-type="currency" office:currency="USD" office:value="-129" calcext:value-type="currency">
            <text:p>-$129.00</text:p>
          </table:table-cell>
          <table:table-cell table:style-name="ce12" table:formula="of:=[.E82]/[.D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Extra-Long Stacking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85" calcext:value-type="currency">
            <text:p>$285.00</text:p>
          </table:table-cell>
          <table:table-cell table:style-name="ce12" table:number-columns-repeated="2"/>
          <table:table-cell table:style-name="ce16"/>
          <table:table-cell table:style-name="ce12" table:formula="of:=[.E86]-[.B86]" office:value-type="currency" office:currency="USD" office:value="-285" calcext:value-type="currency">
            <text:p>-$285.00</text:p>
          </table:table-cell>
          <table:table-cell table:style-name="ce12" table:formula="of:=[.E86]/[.D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C-70</text:p>
          </table:table-cell>
          <table:table-cell table:style-name="ce7" office:value-type="currency" office:currency="USD" office:value="250" calcext:value-type="currency">
            <text:p>$250.00</text:p>
          </table:table-cell>
          <table:table-cell table:style-name="ce12" table:number-columns-repeated="2"/>
          <table:table-cell table:style-name="ce16"/>
          <table:table-cell table:style-name="ce12" table:formula="of:=[.E87]-[.B87]" office:value-type="currency" office:currency="USD" office:value="-250" calcext:value-type="currency">
            <text:p>-$250.00</text:p>
          </table:table-cell>
          <table:table-cell table:style-name="ce12" table:formula="of:=[.E87]/[.D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Flat-Bottomed Palle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FBC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1]-[.B91]" office:value-type="string" office:string-value="" calcext:value-type="error">
            <text:p>#VALUE!</text:p>
          </table:table-cell>
          <table:table-cell table:style-name="ce12" table:formula="of:=[.E91]/[.D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2]-[.B92]" office:value-type="string" office:string-value="" calcext:value-type="error">
            <text:p>#VALUE!</text:p>
          </table:table-cell>
          <table:table-cell table:style-name="ce12" table:formula="of:=[.E92]/[.D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3]-[.B93]" office:value-type="string" office:string-value="" calcext:value-type="error">
            <text:p>#VALUE!</text:p>
          </table:table-cell>
          <table:table-cell table:style-name="ce12" table:formula="of:=[.E93]/[.D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4]-[.B94]" office:value-type="string" office:string-value="" calcext:value-type="error">
            <text:p>#VALUE!</text:p>
          </table:table-cell>
          <table:table-cell table:style-name="ce12" table:formula="of:=[.E94]/[.D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FBC-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95]-[.B95]" office:value-type="string" office:string-value="" calcext:value-type="error">
            <text:p>#VALUE!</text:p>
          </table:table-cell>
          <table:table-cell table:style-name="ce12" table:formula="of:=[.E95]/[.D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Haul-All Tilt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1/3-CU-L</text:p>
          </table:table-cell>
          <table:table-cell table:style-name="ce7" office:value-type="currency" office:currency="USD" office:value="182" calcext:value-type="currency">
            <text:p>$182.00</text:p>
          </table:table-cell>
          <table:table-cell table:style-name="ce12" table:number-columns-repeated="2"/>
          <table:table-cell table:style-name="ce16"/>
          <table:table-cell table:style-name="ce12" table:formula="of:=[.E99]-[.B99]" office:value-type="currency" office:currency="USD" office:value="-182" calcext:value-type="currency">
            <text:p>-$182.00</text:p>
          </table:table-cell>
          <table:table-cell table:style-name="ce12" table:formula="of:=[.E99]/[.D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/3-CU-HD</text:p>
          </table:table-cell>
          <table:table-cell table:style-name="ce7" office:value-type="currency" office:currency="USD" office:value="416" calcext:value-type="currency">
            <text:p>$416.00</text:p>
          </table:table-cell>
          <table:table-cell table:style-name="ce12" table:number-columns-repeated="2"/>
          <table:table-cell table:style-name="ce16"/>
          <table:table-cell table:style-name="ce12" table:formula="of:=[.E100]-[.B100]" office:value-type="currency" office:currency="USD" office:value="-416" calcext:value-type="currency">
            <text:p>-$416.00</text:p>
          </table:table-cell>
          <table:table-cell table:style-name="ce12" table:formula="of:=[.E100]/[.D1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L</text:p>
          </table:table-cell>
          <table:table-cell table:style-name="ce7" office:value-type="currency" office:currency="USD" office:value="304" calcext:value-type="currency">
            <text:p>$304.00</text:p>
          </table:table-cell>
          <table:table-cell table:style-name="ce12" table:number-columns-repeated="2"/>
          <table:table-cell table:style-name="ce16"/>
          <table:table-cell table:style-name="ce12" table:formula="of:=[.E101]-[.B101]" office:value-type="currency" office:currency="USD" office:value="-304" calcext:value-type="currency">
            <text:p>-$304.00</text:p>
          </table:table-cell>
          <table:table-cell table:style-name="ce12" table:formula="of:=[.E101]/[.D1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S</text:p>
          </table:table-cell>
          <table:table-cell table:style-name="ce7" office:value-type="currency" office:currency="USD" office:value="423" calcext:value-type="currency">
            <text:p>$423.00</text:p>
          </table:table-cell>
          <table:table-cell table:style-name="ce12" table:number-columns-repeated="2"/>
          <table:table-cell table:style-name="ce16"/>
          <table:table-cell table:style-name="ce12" table:formula="of:=[.E102]-[.B102]" office:value-type="currency" office:currency="USD" office:value="-423" calcext:value-type="currency">
            <text:p>-$423.00</text:p>
          </table:table-cell>
          <table:table-cell table:style-name="ce12" table:formula="of:=[.E102]/[.D1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5/8-CU-HD</text:p>
          </table:table-cell>
          <table:table-cell table:style-name="ce7" office:value-type="currency" office:currency="USD" office:value="481" calcext:value-type="currency">
            <text:p>$481.00</text:p>
          </table:table-cell>
          <table:table-cell table:style-name="ce12" table:number-columns-repeated="2"/>
          <table:table-cell table:style-name="ce16"/>
          <table:table-cell table:style-name="ce12" table:formula="of:=[.E103]-[.B103]" office:value-type="currency" office:currency="USD" office:value="-481" calcext:value-type="currency">
            <text:p>-$481.00</text:p>
          </table:table-cell>
          <table:table-cell table:style-name="ce12" table:formula="of:=[.E103]/[.D1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L</text:p>
          </table:table-cell>
          <table:table-cell table:style-name="ce7" office:value-type="currency" office:currency="USD" office:value="402" calcext:value-type="currency">
            <text:p>$402.00</text:p>
          </table:table-cell>
          <table:table-cell table:style-name="ce12" table:number-columns-repeated="2"/>
          <table:table-cell table:style-name="ce16"/>
          <table:table-cell table:style-name="ce12" table:formula="of:=[.E104]-[.B104]" office:value-type="currency" office:currency="USD" office:value="-402" calcext:value-type="currency">
            <text:p>-$402.00</text:p>
          </table:table-cell>
          <table:table-cell table:style-name="ce12" table:formula="of:=[.E104]/[.D1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S</text:p>
          </table:table-cell>
          <table:table-cell table:style-name="ce7" office:value-type="currency" office:currency="USD" office:value="546" calcext:value-type="currency">
            <text:p>$546.00</text:p>
          </table:table-cell>
          <table:table-cell table:style-name="ce12" table:number-columns-repeated="2"/>
          <table:table-cell table:style-name="ce16"/>
          <table:table-cell table:style-name="ce12" table:formula="of:=[.E105]-[.B105]" office:value-type="currency" office:currency="USD" office:value="-546" calcext:value-type="currency">
            <text:p>-$546.00</text:p>
          </table:table-cell>
          <table:table-cell table:style-name="ce12" table:formula="of:=[.E105]/[.D1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1-CU-HD</text:p>
          </table:table-cell>
          <table:table-cell table:style-name="ce7" office:value-type="currency" office:currency="USD" office:value="676" calcext:value-type="currency">
            <text:p>$676.00</text:p>
          </table:table-cell>
          <table:table-cell table:style-name="ce12" table:number-columns-repeated="2"/>
          <table:table-cell table:style-name="ce16"/>
          <table:table-cell table:style-name="ce12" table:formula="of:=[.E106]-[.B106]" office:value-type="currency" office:currency="USD" office:value="-676" calcext:value-type="currency">
            <text:p>-$676.00</text:p>
          </table:table-cell>
          <table:table-cell table:style-name="ce12" table:formula="of:=[.E106]/[.D1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UT</text:p>
          </table:table-cell>
          <table:table-cell table:style-name="ce7" office:value-type="currency" office:currency="USD" office:value="616" calcext:value-type="currency">
            <text:p>$616.00</text:p>
          </table:table-cell>
          <table:table-cell table:style-name="ce12" table:number-columns-repeated="2"/>
          <table:table-cell table:style-name="ce16"/>
          <table:table-cell table:style-name="ce12" table:formula="of:=[.E107]-[.B107]" office:value-type="currency" office:currency="USD" office:value="-616" calcext:value-type="currency">
            <text:p>-$616.00</text:p>
          </table:table-cell>
          <table:table-cell table:style-name="ce12" table:formula="of:=[.E107]/[.D1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S</text:p>
          </table:table-cell>
          <table:table-cell table:style-name="ce7" office:value-type="currency" office:currency="USD" office:value="826" calcext:value-type="currency">
            <text:p>$826.00</text:p>
          </table:table-cell>
          <table:table-cell table:style-name="ce12" table:number-columns-repeated="2"/>
          <table:table-cell table:style-name="ce16"/>
          <table:table-cell table:style-name="ce12" table:formula="of:=[.E108]-[.B108]" office:value-type="currency" office:currency="USD" office:value="-826" calcext:value-type="currency">
            <text:p>-$826.00</text:p>
          </table:table-cell>
          <table:table-cell table:style-name="ce12" table:formula="of:=[.E108]/[.D1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1.7-CU-HD</text:p>
          </table:table-cell>
          <table:table-cell table:style-name="ce7" office:value-type="currency" office:currency="USD" office:value="889" calcext:value-type="currency">
            <text:p>$889.00</text:p>
          </table:table-cell>
          <table:table-cell table:style-name="ce12" table:number-columns-repeated="2"/>
          <table:table-cell table:style-name="ce16"/>
          <table:table-cell table:style-name="ce12" table:formula="of:=[.E109]-[.B109]" office:value-type="currency" office:currency="USD" office:value="-889" calcext:value-type="currency">
            <text:p>-$889.00</text:p>
          </table:table-cell>
          <table:table-cell table:style-name="ce12" table:formula="of:=[.E109]/[.D1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UT</text:p>
          </table:table-cell>
          <table:table-cell table:style-name="ce7" office:value-type="currency" office:currency="USD" office:value="734" calcext:value-type="currency">
            <text:p>$734.00</text:p>
          </table:table-cell>
          <table:table-cell table:style-name="ce12" table:number-columns-repeated="2"/>
          <table:table-cell table:style-name="ce16"/>
          <table:table-cell table:style-name="ce12" table:formula="of:=[.E110]-[.B110]" office:value-type="currency" office:currency="USD" office:value="-734" calcext:value-type="currency">
            <text:p>-$734.00</text:p>
          </table:table-cell>
          <table:table-cell table:style-name="ce12" table:formula="of:=[.E110]/[.D1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S</text:p>
          </table:table-cell>
          <table:table-cell table:style-name="ce7" office:value-type="currency" office:currency="USD" office:value="924" calcext:value-type="currency">
            <text:p>$924.00</text:p>
          </table:table-cell>
          <table:table-cell table:style-name="ce12" table:number-columns-repeated="2"/>
          <table:table-cell table:style-name="ce16"/>
          <table:table-cell table:style-name="ce12" table:formula="of:=[.E111]-[.B111]" office:value-type="currency" office:currency="USD" office:value="-924" calcext:value-type="currency">
            <text:p>-$924.00</text:p>
          </table:table-cell>
          <table:table-cell table:style-name="ce12" table:formula="of:=[.E111]/[.D1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2.2-CU-HD</text:p>
          </table:table-cell>
          <table:table-cell table:style-name="ce7" office:value-type="currency" office:currency="USD" office:value="999" calcext:value-type="currency">
            <text:p>$999.00</text:p>
          </table:table-cell>
          <table:table-cell table:style-name="ce12" table:number-columns-repeated="2"/>
          <table:table-cell table:style-name="ce16"/>
          <table:table-cell table:style-name="ce12" table:formula="of:=[.E112]-[.B112]" office:value-type="currency" office:currency="USD" office:value="-999" calcext:value-type="currency">
            <text:p>-$999.00</text:p>
          </table:table-cell>
          <table:table-cell table:style-name="ce12" table:formula="of:=[.E112]/[.D1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S</text:p>
          </table:table-cell>
          <table:table-cell table:style-name="ce7" office:value-type="currency" office:currency="USD" office:value="1149" calcext:value-type="currency">
            <text:p>$1,149.00</text:p>
          </table:table-cell>
          <table:table-cell table:style-name="ce12" table:number-columns-repeated="2"/>
          <table:table-cell table:style-name="ce16"/>
          <table:table-cell table:style-name="ce12" table:formula="of:=[.E113]-[.B113]" office:value-type="currency" office:currency="USD" office:value="-1149" calcext:value-type="currency">
            <text:p>-$1,149.00</text:p>
          </table:table-cell>
          <table:table-cell table:style-name="ce12" table:formula="of:=[.E113]/[.D1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3.0-CU-HD</text:p>
          </table:table-cell>
          <table:table-cell table:style-name="ce7" office:value-type="currency" office:currency="USD" office:value="1194" calcext:value-type="currency">
            <text:p>$1,194.00</text:p>
          </table:table-cell>
          <table:table-cell table:style-name="ce12" table:number-columns-repeated="2"/>
          <table:table-cell table:style-name="ce16"/>
          <table:table-cell table:style-name="ce12" table:formula="of:=[.E114]-[.B114]" office:value-type="currency" office:currency="USD" office:value="-1194" calcext:value-type="currency">
            <text:p>-$1,194.00</text:p>
          </table:table-cell>
          <table:table-cell table:style-name="ce12" table:formula="of:=[.E114]/[.D1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Low Profile Contain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118]-[.B118]" office:value-type="currency" office:currency="USD" office:value="-110" calcext:value-type="currency">
            <text:p>-$110.00</text:p>
          </table:table-cell>
          <table:table-cell table:style-name="ce12" table:formula="of:=[.E118]/[.D1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P-5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119]-[.B119]" office:value-type="currency" office:currency="USD" office:value="-97" calcext:value-type="currency">
            <text:p>-$97.00</text:p>
          </table:table-cell>
          <table:table-cell table:style-name="ce12" table:formula="of:=[.E119]/[.D1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IND-Series Large Capacity Pallet Containers - 4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IND-1</text:p>
          </table:table-cell>
          <table:table-cell table:style-name="ce8" office:value-type="currency" office:currency="USD" office:value="309" calcext:value-type="currency">
            <text:p>$309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123]-[.B123]" office:value-type="currency" office:currency="USD" office:value="-309" calcext:value-type="currency">
            <text:p>-$309.00</text:p>
          </table:table-cell>
          <table:table-cell table:style-name="ce12" table:formula="of:=[.E123]/[.D1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dustrial Grade Molded Barrel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7]-[.B127]" office:value-type="currency" office:currency="USD" office:value="-25" calcext:value-type="currency">
            <text:p>-$25.00</text:p>
          </table:table-cell>
          <table:table-cell table:style-name="ce12" table:formula="of:=[.E127]/[.D1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T-4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28]-[.B128]" office:value-type="currency" office:currency="USD" office:value="-22" calcext:value-type="currency">
            <text:p>-$22.00</text:p>
          </table:table-cell>
          <table:table-cell table:style-name="ce12" table:formula="of:=[.E128]/[.D1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129]-[.B129]" office:value-type="currency" office:currency="USD" office:value="-25" calcext:value-type="currency">
            <text:p>-$25.00</text:p>
          </table:table-cell>
          <table:table-cell table:style-name="ce12" table:formula="of:=[.E129]/[.D1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GR-4-BAYHEAD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130]-[.B130]" office:value-type="currency" office:currency="USD" office:value="-22" calcext:value-type="currency">
            <text:p>-$22.00</text:p>
          </table:table-cell>
          <table:table-cell table:style-name="ce12" table:formula="of:=[.E130]/[.D1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1]-[.B131]" office:value-type="currency" office:currency="USD" office:value="-35" calcext:value-type="currency">
            <text:p>-$35.00</text:p>
          </table:table-cell>
          <table:table-cell table:style-name="ce12" table:formula="of:=[.E131]/[.D1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7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2]-[.B132]" office:value-type="currency" office:currency="USD" office:value="-31" calcext:value-type="currency">
            <text:p>-$31.00</text:p>
          </table:table-cell>
          <table:table-cell table:style-name="ce12" table:formula="of:=[.E132]/[.D1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3]-[.B133]" office:value-type="currency" office:currency="USD" office:value="-35" calcext:value-type="currency">
            <text:p>-$35.00</text:p>
          </table:table-cell>
          <table:table-cell table:style-name="ce12" table:formula="of:=[.E133]/[.D1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34]-[.B134]" office:value-type="string" office:string-value="" calcext:value-type="error">
            <text:p>#VALUE!</text:p>
          </table:table-cell>
          <table:table-cell table:style-name="ce12" table:formula="of:=[.E134]/[.D1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135]-[.B135]" office:value-type="currency" office:currency="USD" office:value="-35" calcext:value-type="currency">
            <text:p>-$35.00</text:p>
          </table:table-cell>
          <table:table-cell table:style-name="ce12" table:formula="of:=[.E135]/[.D1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13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136]-[.B136]" office:value-type="currency" office:currency="USD" office:value="-31" calcext:value-type="currency">
            <text:p>-$31.00</text:p>
          </table:table-cell>
          <table:table-cell table:style-name="ce12" table:formula="of:=[.E136]/[.D1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7]-[.B137]" office:value-type="currency" office:currency="USD" office:value="-45" calcext:value-type="currency">
            <text:p>-$45.00</text:p>
          </table:table-cell>
          <table:table-cell table:style-name="ce12" table:formula="of:=[.E137]/[.D1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27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38]-[.B138]" office:value-type="currency" office:currency="USD" office:value="-40" calcext:value-type="currency">
            <text:p>-$40.00</text:p>
          </table:table-cell>
          <table:table-cell table:style-name="ce12" table:formula="of:=[.E138]/[.D1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39]-[.B139]" office:value-type="currency" office:currency="USD" office:value="-45" calcext:value-type="currency">
            <text:p>-$45.00</text:p>
          </table:table-cell>
          <table:table-cell table:style-name="ce12" table:formula="of:=[.E139]/[.D1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40]-[.B140]" office:value-type="string" office:string-value="" calcext:value-type="error">
            <text:p>#VALUE!</text:p>
          </table:table-cell>
          <table:table-cell table:style-name="ce12" table:formula="of:=[.E140]/[.D1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41]-[.B141]" office:value-type="currency" office:currency="USD" office:value="-45" calcext:value-type="currency">
            <text:p>-$45.00</text:p>
          </table:table-cell>
          <table:table-cell table:style-name="ce12" table:formula="of:=[.E141]/[.D1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5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42]-[.B142]" office:value-type="currency" office:currency="USD" office:value="-40" calcext:value-type="currency">
            <text:p>-$40.00</text:p>
          </table:table-cell>
          <table:table-cell table:style-name="ce12" table:formula="of:=[.E142]/[.D1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43]-[.B143]" office:value-type="currency" office:currency="USD" office:value="-60" calcext:value-type="currency">
            <text:p>-$60.00</text:p>
          </table:table-cell>
          <table:table-cell table:style-name="ce12" table:formula="of:=[.E143]/[.D1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49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44]-[.B144]" office:value-type="currency" office:currency="USD" office:value="-53" calcext:value-type="currency">
            <text:p>-$53.00</text:p>
          </table:table-cell>
          <table:table-cell table:style-name="ce12" table:formula="of:=[.E144]/[.D1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145]-[.B145]" office:value-type="currency" office:currency="USD" office:value="-75" calcext:value-type="currency">
            <text:p>-$75.00</text:p>
          </table:table-cell>
          <table:table-cell table:style-name="ce12" table:formula="of:=[.E145]/[.D1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59</text:p>
          </table:table-cell>
          <table:table-cell table:style-name="ce7" office:value-type="currency" office:currency="USD" office:value="66" calcext:value-type="currency">
            <text:p>$66.00</text:p>
          </table:table-cell>
          <table:table-cell table:style-name="ce12" table:number-columns-repeated="2"/>
          <table:table-cell table:style-name="ce16"/>
          <table:table-cell table:style-name="ce12" table:formula="of:=[.E146]-[.B146]" office:value-type="currency" office:currency="USD" office:value="-66" calcext:value-type="currency">
            <text:p>-$66.00</text:p>
          </table:table-cell>
          <table:table-cell table:style-name="ce12" table:formula="of:=[.E146]/[.D1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47]-[.B147]" office:value-type="currency" office:currency="USD" office:value="-80" calcext:value-type="currency">
            <text:p>-$80.00</text:p>
          </table:table-cell>
          <table:table-cell table:style-name="ce12" table:formula="of:=[.E147]/[.D1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-70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48]-[.B148]" office:value-type="currency" office:currency="USD" office:value="-70" calcext:value-type="currency">
            <text:p>-$70.00</text:p>
          </table:table-cell>
          <table:table-cell table:style-name="ce12" table:formula="of:=[.E148]/[.D1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149]-[.B149]" office:value-type="currency" office:currency="USD" office:value="-95" calcext:value-type="currency">
            <text:p>-$95.00</text:p>
          </table:table-cell>
          <table:table-cell table:style-name="ce12" table:formula="of:=[.E149]/[.D1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9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150]-[.B150]" office:value-type="currency" office:currency="USD" office:value="-84" calcext:value-type="currency">
            <text:p>-$84.00</text:p>
          </table:table-cell>
          <table:table-cell table:style-name="ce12" table:formula="of:=[.E150]/[.D1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51]-[.B151]" office:value-type="string" office:string-value="" calcext:value-type="error">
            <text:p>#VALUE!</text:p>
          </table:table-cell>
          <table:table-cell table:style-name="ce12" table:formula="of:=[.E151]/[.D1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X-3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52]-[.B152]" office:value-type="currency" office:currency="USD" office:value="-40" calcext:value-type="currency">
            <text:p>-$40.00</text:p>
          </table:table-cell>
          <table:table-cell table:style-name="ce12" table:formula="of:=[.E152]/[.D1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3]-[.B153]" office:value-type="currency" office:currency="USD" office:value="-65" calcext:value-type="currency">
            <text:p>-$65.00</text:p>
          </table:table-cell>
          <table:table-cell table:style-name="ce12" table:formula="of:=[.E153]/[.D1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H-33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4]-[.B154]" office:value-type="currency" office:currency="USD" office:value="-57" calcext:value-type="currency">
            <text:p>-$57.00</text:p>
          </table:table-cell>
          <table:table-cell table:style-name="ce12" table:formula="of:=[.E154]/[.D1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155]-[.B155]" office:value-type="currency" office:currency="USD" office:value="-65" calcext:value-type="currency">
            <text:p>-$65.00</text:p>
          </table:table-cell>
          <table:table-cell table:style-name="ce12" table:formula="of:=[.E155]/[.D1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P-4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156]-[.B156]" office:value-type="currency" office:currency="USD" office:value="-57" calcext:value-type="currency">
            <text:p>-$57.00</text:p>
          </table:table-cell>
          <table:table-cell table:style-name="ce12" table:formula="of:=[.E156]/[.D1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157]-[.B157]" office:value-type="currency" office:currency="USD" office:value="-60" calcext:value-type="currency">
            <text:p>-$60.00</text:p>
          </table:table-cell>
          <table:table-cell table:style-name="ce12" table:formula="of:=[.E157]/[.D1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0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158]-[.B158]" office:value-type="currency" office:currency="USD" office:value="-53" calcext:value-type="currency">
            <text:p>-$53.00</text:p>
          </table:table-cell>
          <table:table-cell table:style-name="ce12" table:formula="of:=[.E158]/[.D1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80" calcext:value-type="currency">
            <text:p>$80.00</text:p>
          </table:table-cell>
          <table:table-cell table:style-name="ce12" table:number-columns-repeated="2"/>
          <table:table-cell table:style-name="ce16"/>
          <table:table-cell table:style-name="ce12" table:formula="of:=[.E159]-[.B159]" office:value-type="currency" office:currency="USD" office:value="-80" calcext:value-type="currency">
            <text:p>-$80.00</text:p>
          </table:table-cell>
          <table:table-cell table:style-name="ce12" table:formula="of:=[.E159]/[.D1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55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160]-[.B160]" office:value-type="currency" office:currency="USD" office:value="-70" calcext:value-type="currency">
            <text:p>-$70.00</text:p>
          </table:table-cell>
          <table:table-cell table:style-name="ce12" table:formula="of:=[.E160]/[.D1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161]-[.B161]" office:value-type="currency" office:currency="USD" office:value="-45" calcext:value-type="currency">
            <text:p>-$45.00</text:p>
          </table:table-cell>
          <table:table-cell table:style-name="ce12" table:formula="of:=[.E161]/[.D1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162]-[.B162]" office:value-type="currency" office:currency="USD" office:value="-40" calcext:value-type="currency">
            <text:p>-$40.00</text:p>
          </table:table-cell>
          <table:table-cell table:style-name="ce12" table:formula="of:=[.E162]/[.D1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Attached Li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8.4" calcext:value-type="currency">
            <text:p>$18.40</text:p>
          </table:table-cell>
          <table:table-cell table:style-name="ce12" table:number-columns-repeated="2"/>
          <table:table-cell table:style-name="ce16"/>
          <table:table-cell table:style-name="ce12" table:formula="of:=[.E166]-[.B166]" office:value-type="currency" office:currency="USD" office:value="-18.4" calcext:value-type="currency">
            <text:p>-$18.40</text:p>
          </table:table-cell>
          <table:table-cell table:style-name="ce12" table:formula="of:=[.E166]/[.D1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7</text:p>
          </table:table-cell>
          <table:table-cell table:style-name="ce7" office:value-type="currency" office:currency="USD" office:value="16.2" calcext:value-type="currency">
            <text:p>$16.20</text:p>
          </table:table-cell>
          <table:table-cell table:style-name="ce12" table:number-columns-repeated="2"/>
          <table:table-cell table:style-name="ce16"/>
          <table:table-cell table:style-name="ce12" table:formula="of:=[.E167]-[.B167]" office:value-type="currency" office:currency="USD" office:value="-16.2" calcext:value-type="currency">
            <text:p>-$16.20</text:p>
          </table:table-cell>
          <table:table-cell table:style-name="ce12" table:formula="of:=[.E167]/[.D1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8]-[.B168]" office:value-type="string" office:string-value="" calcext:value-type="error">
            <text:p>#VALUE!</text:p>
          </table:table-cell>
          <table:table-cell table:style-name="ce12" table:formula="of:=[.E168]/[.D1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012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69]-[.B169]" office:value-type="string" office:string-value="" calcext:value-type="error">
            <text:p>#VALUE!</text:p>
          </table:table-cell>
          <table:table-cell table:style-name="ce12" table:formula="of:=[.E169]/[.D1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9.3" calcext:value-type="currency">
            <text:p>$19.30</text:p>
          </table:table-cell>
          <table:table-cell table:style-name="ce12" table:number-columns-repeated="2"/>
          <table:table-cell table:style-name="ce16"/>
          <table:table-cell table:style-name="ce12" table:formula="of:=[.E170]-[.B170]" office:value-type="currency" office:currency="USD" office:value="-19.3" calcext:value-type="currency">
            <text:p>-$19.30</text:p>
          </table:table-cell>
          <table:table-cell table:style-name="ce12" table:formula="of:=[.E170]/[.D1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9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171]-[.B171]" office:value-type="currency" office:currency="USD" office:value="-17" calcext:value-type="currency">
            <text:p>-$17.00</text:p>
          </table:table-cell>
          <table:table-cell table:style-name="ce12" table:formula="of:=[.E171]/[.D1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172]-[.B172]" office:value-type="currency" office:currency="USD" office:value="-21" calcext:value-type="currency">
            <text:p>-$21.00</text:p>
          </table:table-cell>
          <table:table-cell table:style-name="ce12" table:formula="of:=[.E172]/[.D1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173]-[.B173]" office:value-type="currency" office:currency="USD" office:value="-18.5" calcext:value-type="currency">
            <text:p>-$18.50</text:p>
          </table:table-cell>
          <table:table-cell table:style-name="ce12" table:formula="of:=[.E173]/[.D1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3.75" calcext:value-type="currency">
            <text:p>$23.75</text:p>
          </table:table-cell>
          <table:table-cell table:style-name="ce12" table:number-columns-repeated="2"/>
          <table:table-cell table:style-name="ce16"/>
          <table:table-cell table:style-name="ce12" table:formula="of:=[.E174]-[.B174]" office:value-type="currency" office:currency="USD" office:value="-23.75" calcext:value-type="currency">
            <text:p>-$23.75</text:p>
          </table:table-cell>
          <table:table-cell table:style-name="ce12" table:formula="of:=[.E174]/[.D1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115-17</text:p>
          </table:table-cell>
          <table:table-cell table:style-name="ce7" office:value-type="currency" office:currency="USD" office:value="20.9" calcext:value-type="currency">
            <text:p>$20.90</text:p>
          </table:table-cell>
          <table:table-cell table:style-name="ce12" table:number-columns-repeated="2"/>
          <table:table-cell table:style-name="ce16"/>
          <table:table-cell table:style-name="ce12" table:formula="of:=[.E175]-[.B175]" office:value-type="currency" office:currency="USD" office:value="-20.9" calcext:value-type="currency">
            <text:p>-$20.90</text:p>
          </table:table-cell>
          <table:table-cell table:style-name="ce12" table:formula="of:=[.E175]/[.D1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21.65" calcext:value-type="currency">
            <text:p>$21.65</text:p>
          </table:table-cell>
          <table:table-cell table:style-name="ce12" table:number-columns-repeated="2"/>
          <table:table-cell table:style-name="ce16"/>
          <table:table-cell table:style-name="ce12" table:formula="of:=[.E176]-[.B176]" office:value-type="currency" office:currency="USD" office:value="-21.65" calcext:value-type="currency">
            <text:p>-$21.65</text:p>
          </table:table-cell>
          <table:table-cell table:style-name="ce12" table:formula="of:=[.E176]/[.D1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213-12</text:p>
          </table:table-cell>
          <table:table-cell table:style-name="ce7" office:value-type="currency" office:currency="USD" office:value="19.05" calcext:value-type="currency">
            <text:p>$19.05</text:p>
          </table:table-cell>
          <table:table-cell table:style-name="ce12" table:number-columns-repeated="2"/>
          <table:table-cell table:style-name="ce16"/>
          <table:table-cell table:style-name="ce12" table:formula="of:=[.E177]-[.B177]" office:value-type="currency" office:currency="USD" office:value="-19.05" calcext:value-type="currency">
            <text:p>-$19.05</text:p>
          </table:table-cell>
          <table:table-cell table:style-name="ce12" table:formula="of:=[.E177]/[.D1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33.25" calcext:value-type="currency">
            <text:p>$33.25</text:p>
          </table:table-cell>
          <table:table-cell table:style-name="ce12" table:number-columns-repeated="2"/>
          <table:table-cell table:style-name="ce16"/>
          <table:table-cell table:style-name="ce12" table:formula="of:=[.E178]-[.B178]" office:value-type="currency" office:currency="USD" office:value="-33.25" calcext:value-type="currency">
            <text:p>-$33.25</text:p>
          </table:table-cell>
          <table:table-cell table:style-name="ce12" table:formula="of:=[.E178]/[.D1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420-12</text:p>
          </table:table-cell>
          <table:table-cell table:style-name="ce7" office:value-type="currency" office:currency="USD" office:value="29.25" calcext:value-type="currency">
            <text:p>$29.25</text:p>
          </table:table-cell>
          <table:table-cell table:style-name="ce12" table:number-columns-repeated="2"/>
          <table:table-cell table:style-name="ce16"/>
          <table:table-cell table:style-name="ce12" table:formula="of:=[.E179]-[.B179]" office:value-type="currency" office:currency="USD" office:value="-29.25" calcext:value-type="currency">
            <text:p>-$29.25</text:p>
          </table:table-cell>
          <table:table-cell table:style-name="ce12" table:formula="of:=[.E179]/[.D1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0]-[.B180]" office:value-type="string" office:string-value="" calcext:value-type="error">
            <text:p>#VALUE!</text:p>
          </table:table-cell>
          <table:table-cell table:style-name="ce12" table:formula="of:=[.E180]/[.D1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515-1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181]-[.B181]" office:value-type="string" office:string-value="" calcext:value-type="error">
            <text:p>#VALUE!</text:p>
          </table:table-cell>
          <table:table-cell table:style-name="ce12" table:formula="of:=[.E181]/[.D1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30.15" calcext:value-type="currency">
            <text:p>$30.15</text:p>
          </table:table-cell>
          <table:table-cell table:style-name="ce12" table:number-columns-repeated="2"/>
          <table:table-cell table:style-name="ce16"/>
          <table:table-cell table:style-name="ce12" table:formula="of:=[.E182]-[.B182]" office:value-type="currency" office:currency="USD" office:value="-30.15" calcext:value-type="currency">
            <text:p>-$30.15</text:p>
          </table:table-cell>
          <table:table-cell table:style-name="ce12" table:formula="of:=[.E182]/[.D1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717-12</text:p>
          </table:table-cell>
          <table:table-cell table:style-name="ce7" office:value-type="currency" office:currency="USD" office:value="26.55" calcext:value-type="currency">
            <text:p>$26.55</text:p>
          </table:table-cell>
          <table:table-cell table:style-name="ce12" table:number-columns-repeated="2"/>
          <table:table-cell table:style-name="ce16"/>
          <table:table-cell table:style-name="ce12" table:formula="of:=[.E183]-[.B183]" office:value-type="currency" office:currency="USD" office:value="-26.55" calcext:value-type="currency">
            <text:p>-$26.55</text:p>
          </table:table-cell>
          <table:table-cell table:style-name="ce12" table:formula="of:=[.E183]/[.D1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8.5" calcext:value-type="currency">
            <text:p>$48.50</text:p>
          </table:table-cell>
          <table:table-cell table:style-name="ce12" table:number-columns-repeated="2"/>
          <table:table-cell table:style-name="ce16"/>
          <table:table-cell table:style-name="ce12" table:formula="of:=[.E184]-[.B184]" office:value-type="currency" office:currency="USD" office:value="-48.5" calcext:value-type="currency">
            <text:p>-$48.50</text:p>
          </table:table-cell>
          <table:table-cell table:style-name="ce12" table:formula="of:=[.E184]/[.D1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-2818-13</text:p>
          </table:table-cell>
          <table:table-cell table:style-name="ce7" office:value-type="currency" office:currency="USD" office:value="42.7" calcext:value-type="currency">
            <text:p>$42.70</text:p>
          </table:table-cell>
          <table:table-cell table:style-name="ce12" table:number-columns-repeated="2"/>
          <table:table-cell table:style-name="ce16"/>
          <table:table-cell table:style-name="ce12" table:formula="of:=[.E185]-[.B185]" office:value-type="currency" office:currency="USD" office:value="-42.7" calcext:value-type="currency">
            <text:p>-$42.70</text:p>
          </table:table-cell>
          <table:table-cell table:style-name="ce12" table:formula="of:=[.E185]/[.D1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 Molded Collapsible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7.55" calcext:value-type="currency">
            <text:p>$27.55</text:p>
          </table:table-cell>
          <table:table-cell table:style-name="ce12" table:number-columns-repeated="2"/>
          <table:table-cell table:style-name="ce16"/>
          <table:table-cell table:style-name="ce12" table:formula="of:=[.E189]-[.B189]" office:value-type="currency" office:currency="USD" office:value="-27.55" calcext:value-type="currency">
            <text:p>-$27.55</text:p>
          </table:table-cell>
          <table:table-cell table:style-name="ce12" table:formula="of:=[.E189]/[.D1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1</text:p>
          </table:table-cell>
          <table:table-cell table:style-name="ce7" office:value-type="currency" office:currency="USD" office:value="24.25" calcext:value-type="currency">
            <text:p>$24.25</text:p>
          </table:table-cell>
          <table:table-cell table:style-name="ce12" table:number-columns-repeated="2"/>
          <table:table-cell table:style-name="ce16"/>
          <table:table-cell table:style-name="ce12" table:formula="of:=[.E190]-[.B190]" office:value-type="currency" office:currency="USD" office:value="-24.25" calcext:value-type="currency">
            <text:p>-$24.25</text:p>
          </table:table-cell>
          <table:table-cell table:style-name="ce12" table:formula="of:=[.E190]/[.D1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4.9" calcext:value-type="currency">
            <text:p>$34.90</text:p>
          </table:table-cell>
          <table:table-cell table:style-name="ce12" table:number-columns-repeated="2"/>
          <table:table-cell table:style-name="ce16"/>
          <table:table-cell table:style-name="ce12" table:formula="of:=[.E191]-[.B191]" office:value-type="currency" office:currency="USD" office:value="-34.9" calcext:value-type="currency">
            <text:p>-$34.90</text:p>
          </table:table-cell>
          <table:table-cell table:style-name="ce12" table:formula="of:=[.E191]/[.D1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</text:p>
          </table:table-cell>
          <table:table-cell table:style-name="ce7" office:value-type="currency" office:currency="USD" office:value="30.7" calcext:value-type="currency">
            <text:p>$30.70</text:p>
          </table:table-cell>
          <table:table-cell table:style-name="ce12" table:number-columns-repeated="2"/>
          <table:table-cell table:style-name="ce16"/>
          <table:table-cell table:style-name="ce12" table:formula="of:=[.E192]-[.B192]" office:value-type="currency" office:currency="USD" office:value="-30.7" calcext:value-type="currency">
            <text:p>-$30.70</text:p>
          </table:table-cell>
          <table:table-cell table:style-name="ce12" table:formula="of:=[.E192]/[.D1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8.6" calcext:value-type="currency">
            <text:p>$38.60</text:p>
          </table:table-cell>
          <table:table-cell table:style-name="ce12" table:number-columns-repeated="2"/>
          <table:table-cell table:style-name="ce16"/>
          <table:table-cell table:style-name="ce12" table:formula="of:=[.E193]-[.B193]" office:value-type="currency" office:currency="USD" office:value="-38.6" calcext:value-type="currency">
            <text:p>-$38.60</text:p>
          </table:table-cell>
          <table:table-cell table:style-name="ce12" table:formula="of:=[.E193]/[.D1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3</text:p>
          </table:table-cell>
          <table:table-cell table:style-name="ce7" office:value-type="currency" office:currency="USD" office:value="33.95" calcext:value-type="currency">
            <text:p>$33.95</text:p>
          </table:table-cell>
          <table:table-cell table:style-name="ce12" table:number-columns-repeated="2"/>
          <table:table-cell table:style-name="ce16"/>
          <table:table-cell table:style-name="ce12" table:formula="of:=[.E194]-[.B194]" office:value-type="currency" office:currency="USD" office:value="-33.95" calcext:value-type="currency">
            <text:p>-$33.95</text:p>
          </table:table-cell>
          <table:table-cell table:style-name="ce12" table:formula="of:=[.E194]/[.D1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43.15" calcext:value-type="currency">
            <text:p>$43.15</text:p>
          </table:table-cell>
          <table:table-cell table:style-name="ce12" table:number-columns-repeated="2"/>
          <table:table-cell table:style-name="ce16"/>
          <table:table-cell table:style-name="ce12" table:formula="of:=[.E195]-[.B195]" office:value-type="currency" office:currency="USD" office:value="-43.15" calcext:value-type="currency">
            <text:p>-$43.15</text:p>
          </table:table-cell>
          <table:table-cell table:style-name="ce12" table:formula="of:=[.E195]/[.D1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5</text:p>
          </table:table-cell>
          <table:table-cell table:style-name="ce7" office:value-type="currency" office:currency="USD" office:value="37.95" calcext:value-type="currency">
            <text:p>$37.95</text:p>
          </table:table-cell>
          <table:table-cell table:style-name="ce12" table:number-columns-repeated="2"/>
          <table:table-cell table:style-name="ce16"/>
          <table:table-cell table:style-name="ce12" table:formula="of:=[.E196]-[.B196]" office:value-type="currency" office:currency="USD" office:value="-37.95" calcext:value-type="currency">
            <text:p>-$37.95</text:p>
          </table:table-cell>
          <table:table-cell table:style-name="ce12" table:formula="of:=[.E196]/[.D1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7.8" calcext:value-type="currency">
            <text:p>$47.80</text:p>
          </table:table-cell>
          <table:table-cell table:style-name="ce12" table:number-columns-repeated="2"/>
          <table:table-cell table:style-name="ce16"/>
          <table:table-cell table:style-name="ce12" table:formula="of:=[.E197]-[.B197]" office:value-type="currency" office:currency="USD" office:value="-47.8" calcext:value-type="currency">
            <text:p>-$47.80</text:p>
          </table:table-cell>
          <table:table-cell table:style-name="ce12" table:formula="of:=[.E197]/[.D1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C-2415</text:p>
          </table:table-cell>
          <table:table-cell table:style-name="ce7" office:value-type="currency" office:currency="USD" office:value="42.05" calcext:value-type="currency">
            <text:p>$42.05</text:p>
          </table:table-cell>
          <table:table-cell table:style-name="ce12" table:number-columns-repeated="2"/>
          <table:table-cell table:style-name="ce16"/>
          <table:table-cell table:style-name="ce12" table:formula="of:=[.E198]-[.B198]" office:value-type="currency" office:currency="USD" office:value="-42.05" calcext:value-type="currency">
            <text:p>-$42.05</text:p>
          </table:table-cell>
          <table:table-cell table:style-name="ce12" table:formula="of:=[.E198]/[.D1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Injection Molded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25" calcext:value-type="currency">
            <text:p>$1.25</text:p>
          </table:table-cell>
          <table:table-cell table:style-name="ce12" table:number-columns-repeated="2"/>
          <table:table-cell table:style-name="ce16"/>
          <table:table-cell table:style-name="ce12" table:formula="of:=[.E202]-[.B202]" office:value-type="currency" office:currency="USD" office:value="-1.25" calcext:value-type="currency">
            <text:p>-$1.25</text:p>
          </table:table-cell>
          <table:table-cell table:style-name="ce12" table:formula="of:=[.E202]/[.D2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10</text:p>
          </table:table-cell>
          <table:table-cell table:style-name="ce7" office:value-type="currency" office:currency="USD" office:value="1.1" calcext:value-type="currency">
            <text:p>$1.10</text:p>
          </table:table-cell>
          <table:table-cell table:style-name="ce12" table:number-columns-repeated="2"/>
          <table:table-cell table:style-name="ce16"/>
          <table:table-cell table:style-name="ce12" table:formula="of:=[.E203]-[.B203]" office:value-type="currency" office:currency="USD" office:value="-1.1" calcext:value-type="currency">
            <text:p>-$1.10</text:p>
          </table:table-cell>
          <table:table-cell table:style-name="ce12" table:formula="of:=[.E203]/[.D2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2.1" calcext:value-type="currency">
            <text:p>$2.10</text:p>
          </table:table-cell>
          <table:table-cell table:style-name="ce12" table:number-columns-repeated="2"/>
          <table:table-cell table:style-name="ce16"/>
          <table:table-cell table:style-name="ce12" table:formula="of:=[.E204]-[.B204]" office:value-type="currency" office:currency="USD" office:value="-2.1" calcext:value-type="currency">
            <text:p>-$2.10</text:p>
          </table:table-cell>
          <table:table-cell table:style-name="ce12" table:formula="of:=[.E204]/[.D2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20</text:p>
          </table:table-cell>
          <table:table-cell table:style-name="ce7" office:value-type="currency" office:currency="USD" office:value="1.85" calcext:value-type="currency">
            <text:p>$1.85</text:p>
          </table:table-cell>
          <table:table-cell table:style-name="ce12" table:number-columns-repeated="2"/>
          <table:table-cell table:style-name="ce16"/>
          <table:table-cell table:style-name="ce12" table:formula="of:=[.E205]-[.B205]" office:value-type="currency" office:currency="USD" office:value="-1.85" calcext:value-type="currency">
            <text:p>-$1.85</text:p>
          </table:table-cell>
          <table:table-cell table:style-name="ce12" table:formula="of:=[.E205]/[.D2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5.25" calcext:value-type="currency">
            <text:p>$5.25</text:p>
          </table:table-cell>
          <table:table-cell table:style-name="ce12" table:number-columns-repeated="2"/>
          <table:table-cell table:style-name="ce16"/>
          <table:table-cell table:style-name="ce12" table:formula="of:=[.E206]-[.B206]" office:value-type="currency" office:currency="USD" office:value="-5.25" calcext:value-type="currency">
            <text:p>-$5.25</text:p>
          </table:table-cell>
          <table:table-cell table:style-name="ce12" table:formula="of:=[.E206]/[.D20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0</text:p>
          </table:table-cell>
          <table:table-cell table:style-name="ce7" office:value-type="currency" office:currency="USD" office:value="4.65" calcext:value-type="currency">
            <text:p>$4.65</text:p>
          </table:table-cell>
          <table:table-cell table:style-name="ce12" table:number-columns-repeated="2"/>
          <table:table-cell table:style-name="ce16"/>
          <table:table-cell table:style-name="ce12" table:formula="of:=[.E207]-[.B207]" office:value-type="currency" office:currency="USD" office:value="-4.65" calcext:value-type="currency">
            <text:p>-$4.65</text:p>
          </table:table-cell>
          <table:table-cell table:style-name="ce12" table:formula="of:=[.E207]/[.D2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8.1" calcext:value-type="currency">
            <text:p>$8.10</text:p>
          </table:table-cell>
          <table:table-cell table:style-name="ce12" table:number-columns-repeated="2"/>
          <table:table-cell table:style-name="ce16"/>
          <table:table-cell table:style-name="ce12" table:formula="of:=[.E208]-[.B208]" office:value-type="currency" office:currency="USD" office:value="-8.1" calcext:value-type="currency">
            <text:p>-$8.10</text:p>
          </table:table-cell>
          <table:table-cell table:style-name="ce12" table:formula="of:=[.E208]/[.D2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5</text:p>
          </table:table-cell>
          <table:table-cell table:style-name="ce7" office:value-type="currency" office:currency="USD" office:value="7.15" calcext:value-type="currency">
            <text:p>$7.15</text:p>
          </table:table-cell>
          <table:table-cell table:style-name="ce12" table:number-columns-repeated="2"/>
          <table:table-cell table:style-name="ce16"/>
          <table:table-cell table:style-name="ce12" table:formula="of:=[.E209]-[.B209]" office:value-type="currency" office:currency="USD" office:value="-7.15" calcext:value-type="currency">
            <text:p>-$7.15</text:p>
          </table:table-cell>
          <table:table-cell table:style-name="ce12" table:formula="of:=[.E209]/[.D2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8.65" calcext:value-type="currency">
            <text:p>$8.65</text:p>
          </table:table-cell>
          <table:table-cell table:style-name="ce12" table:number-columns-repeated="2"/>
          <table:table-cell table:style-name="ce16"/>
          <table:table-cell table:style-name="ce12" table:formula="of:=[.E210]-[.B210]" office:value-type="currency" office:currency="USD" office:value="-8.65" calcext:value-type="currency">
            <text:p>-$8.65</text:p>
          </table:table-cell>
          <table:table-cell table:style-name="ce12" table:formula="of:=[.E210]/[.D2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39</text:p>
          </table:table-cell>
          <table:table-cell table:style-name="ce7" office:value-type="currency" office:currency="USD" office:value="7.6" calcext:value-type="currency">
            <text:p>$7.60</text:p>
          </table:table-cell>
          <table:table-cell table:style-name="ce12" table:number-columns-repeated="2"/>
          <table:table-cell table:style-name="ce16"/>
          <table:table-cell table:style-name="ce12" table:formula="of:=[.E211]-[.B211]" office:value-type="currency" office:currency="USD" office:value="-7.6" calcext:value-type="currency">
            <text:p>-$7.60</text:p>
          </table:table-cell>
          <table:table-cell table:style-name="ce12" table:formula="of:=[.E211]/[.D2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10.25" calcext:value-type="currency">
            <text:p>$10.25</text:p>
          </table:table-cell>
          <table:table-cell table:style-name="ce12" table:number-columns-repeated="2"/>
          <table:table-cell table:style-name="ce16"/>
          <table:table-cell table:style-name="ce12" table:formula="of:=[.E212]-[.B212]" office:value-type="currency" office:currency="USD" office:value="-10.25" calcext:value-type="currency">
            <text:p>-$10.25</text:p>
          </table:table-cell>
          <table:table-cell table:style-name="ce12" table:formula="of:=[.E212]/[.D2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40</text:p>
          </table:table-cell>
          <table:table-cell table:style-name="ce7" office:value-type="currency" office:currency="USD" office:value="9.05" calcext:value-type="currency">
            <text:p>$9.05</text:p>
          </table:table-cell>
          <table:table-cell table:style-name="ce12" table:number-columns-repeated="2"/>
          <table:table-cell table:style-name="ce16"/>
          <table:table-cell table:style-name="ce12" table:formula="of:=[.E213]-[.B213]" office:value-type="currency" office:currency="USD" office:value="-9.05" calcext:value-type="currency">
            <text:p>-$9.05</text:p>
          </table:table-cell>
          <table:table-cell table:style-name="ce12" table:formula="of:=[.E213]/[.D2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4.4" calcext:value-type="currency">
            <text:p>$14.40</text:p>
          </table:table-cell>
          <table:table-cell table:style-name="ce12" table:number-columns-repeated="2"/>
          <table:table-cell table:style-name="ce16"/>
          <table:table-cell table:style-name="ce12" table:formula="of:=[.E214]-[.B214]" office:value-type="currency" office:currency="USD" office:value="-14.4" calcext:value-type="currency">
            <text:p>-$14.40</text:p>
          </table:table-cell>
          <table:table-cell table:style-name="ce12" table:formula="of:=[.E214]/[.D2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50</text:p>
          </table:table-cell>
          <table:table-cell table:style-name="ce7" office:value-type="currency" office:currency="USD" office:value="12.7" calcext:value-type="currency">
            <text:p>$12.70</text:p>
          </table:table-cell>
          <table:table-cell table:style-name="ce12" table:number-columns-repeated="2"/>
          <table:table-cell table:style-name="ce16"/>
          <table:table-cell table:style-name="ce12" table:formula="of:=[.E215]-[.B215]" office:value-type="currency" office:currency="USD" office:value="-12.7" calcext:value-type="currency">
            <text:p>-$12.70</text:p>
          </table:table-cell>
          <table:table-cell table:style-name="ce12" table:formula="of:=[.E215]/[.D2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7.2" calcext:value-type="currency">
            <text:p>$17.20</text:p>
          </table:table-cell>
          <table:table-cell table:style-name="ce12" table:number-columns-repeated="2"/>
          <table:table-cell table:style-name="ce16"/>
          <table:table-cell table:style-name="ce12" table:formula="of:=[.E216]-[.B216]" office:value-type="currency" office:currency="USD" office:value="-17.2" calcext:value-type="currency">
            <text:p>-$17.20</text:p>
          </table:table-cell>
          <table:table-cell table:style-name="ce12" table:formula="of:=[.E216]/[.D2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65</text:p>
          </table:table-cell>
          <table:table-cell table:style-name="ce7" office:value-type="currency" office:currency="USD" office:value="15.15" calcext:value-type="currency">
            <text:p>$15.15</text:p>
          </table:table-cell>
          <table:table-cell table:style-name="ce12" table:number-columns-repeated="2"/>
          <table:table-cell table:style-name="ce16"/>
          <table:table-cell table:style-name="ce12" table:formula="of:=[.E217]-[.B217]" office:value-type="currency" office:currency="USD" office:value="-15.15" calcext:value-type="currency">
            <text:p>-$15.15</text:p>
          </table:table-cell>
          <table:table-cell table:style-name="ce12" table:formula="of:=[.E217]/[.D2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5.95" calcext:value-type="currency">
            <text:p>$25.95</text:p>
          </table:table-cell>
          <table:table-cell table:style-name="ce12" table:number-columns-repeated="2"/>
          <table:table-cell table:style-name="ce16"/>
          <table:table-cell table:style-name="ce12" table:formula="of:=[.E218]-[.B218]" office:value-type="currency" office:currency="USD" office:value="-25.95" calcext:value-type="currency">
            <text:p>-$25.95</text:p>
          </table:table-cell>
          <table:table-cell table:style-name="ce12" table:formula="of:=[.E218]/[.D2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270</text:p>
          </table:table-cell>
          <table:table-cell table:style-name="ce7" office:value-type="currency" office:currency="USD" office:value="22.85" calcext:value-type="currency">
            <text:p>$22.85</text:p>
          </table:table-cell>
          <table:table-cell table:style-name="ce12" table:number-columns-repeated="2"/>
          <table:table-cell table:style-name="ce16"/>
          <table:table-cell table:style-name="ce12" table:formula="of:=[.E219]-[.B219]" office:value-type="currency" office:currency="USD" office:value="-22.85" calcext:value-type="currency">
            <text:p>-$22.85</text:p>
          </table:table-cell>
          <table:table-cell table:style-name="ce12" table:formula="of:=[.E219]/[.D2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32.9" calcext:value-type="currency">
            <text:p>$32.90</text:p>
          </table:table-cell>
          <table:table-cell table:style-name="ce12" table:number-columns-repeated="2"/>
          <table:table-cell table:style-name="ce16"/>
          <table:table-cell table:style-name="ce12" table:formula="of:=[.E220]-[.B220]" office:value-type="currency" office:currency="USD" office:value="-32.9" calcext:value-type="currency">
            <text:p>-$32.90</text:p>
          </table:table-cell>
          <table:table-cell table:style-name="ce12" table:formula="of:=[.E220]/[.D2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2</text:p>
          </table:table-cell>
          <table:table-cell table:style-name="ce7" office:value-type="currency" office:currency="USD" office:value="28.95" calcext:value-type="currency">
            <text:p>$28.95</text:p>
          </table:table-cell>
          <table:table-cell table:style-name="ce12" table:number-columns-repeated="2"/>
          <table:table-cell table:style-name="ce16"/>
          <table:table-cell table:style-name="ce12" table:formula="of:=[.E221]-[.B221]" office:value-type="currency" office:currency="USD" office:value="-28.95" calcext:value-type="currency">
            <text:p>-$28.95</text:p>
          </table:table-cell>
          <table:table-cell table:style-name="ce12" table:formula="of:=[.E221]/[.D2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43.05" calcext:value-type="currency">
            <text:p>$43.05</text:p>
          </table:table-cell>
          <table:table-cell table:style-name="ce12" table:number-columns-repeated="2"/>
          <table:table-cell table:style-name="ce16"/>
          <table:table-cell table:style-name="ce12" table:formula="of:=[.E222]-[.B222]" office:value-type="currency" office:currency="USD" office:value="-43.05" calcext:value-type="currency">
            <text:p>-$43.05</text:p>
          </table:table-cell>
          <table:table-cell table:style-name="ce12" table:formula="of:=[.E222]/[.D2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55</text:p>
          </table:table-cell>
          <table:table-cell table:style-name="ce7" office:value-type="currency" office:currency="USD" office:value="37.9" calcext:value-type="currency">
            <text:p>$37.90</text:p>
          </table:table-cell>
          <table:table-cell table:style-name="ce12" table:number-columns-repeated="2"/>
          <table:table-cell table:style-name="ce16"/>
          <table:table-cell table:style-name="ce12" table:formula="of:=[.E223]-[.B223]" office:value-type="currency" office:currency="USD" office:value="-37.9" calcext:value-type="currency">
            <text:p>-$37.90</text:p>
          </table:table-cell>
          <table:table-cell table:style-name="ce12" table:formula="of:=[.E223]/[.D2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5.4" calcext:value-type="currency">
            <text:p>$35.40</text:p>
          </table:table-cell>
          <table:table-cell table:style-name="ce12" table:number-columns-repeated="2"/>
          <table:table-cell table:style-name="ce16"/>
          <table:table-cell table:style-name="ce12" table:formula="of:=[.E224]-[.B224]" office:value-type="currency" office:currency="USD" office:value="-35.4" calcext:value-type="currency">
            <text:p>-$35.40</text:p>
          </table:table-cell>
          <table:table-cell table:style-name="ce12" table:formula="of:=[.E224]/[.D2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0</text:p>
          </table:table-cell>
          <table:table-cell table:style-name="ce7" office:value-type="currency" office:currency="USD" office:value="31.15" calcext:value-type="currency">
            <text:p>$31.15</text:p>
          </table:table-cell>
          <table:table-cell table:style-name="ce12" table:number-columns-repeated="2"/>
          <table:table-cell table:style-name="ce16"/>
          <table:table-cell table:style-name="ce12" table:formula="of:=[.E225]-[.B225]" office:value-type="currency" office:currency="USD" office:value="-31.15" calcext:value-type="currency">
            <text:p>-$31.15</text:p>
          </table:table-cell>
          <table:table-cell table:style-name="ce12" table:formula="of:=[.E225]/[.D2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51.65" calcext:value-type="currency">
            <text:p>$51.65</text:p>
          </table:table-cell>
          <table:table-cell table:style-name="ce12" table:number-columns-repeated="2"/>
          <table:table-cell table:style-name="ce16"/>
          <table:table-cell table:style-name="ce12" table:formula="of:=[.E226]-[.B226]" office:value-type="currency" office:currency="USD" office:value="-51.65" calcext:value-type="currency">
            <text:p>-$51.65</text:p>
          </table:table-cell>
          <table:table-cell table:style-name="ce12" table:formula="of:=[.E226]/[.D2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5</text:p>
          </table:table-cell>
          <table:table-cell table:style-name="ce7" office:value-type="currency" office:currency="USD" office:value="45.45" calcext:value-type="currency">
            <text:p>$45.45</text:p>
          </table:table-cell>
          <table:table-cell table:style-name="ce12" table:number-columns-repeated="2"/>
          <table:table-cell table:style-name="ce16"/>
          <table:table-cell table:style-name="ce12" table:formula="of:=[.E227]-[.B227]" office:value-type="currency" office:currency="USD" office:value="-45.45" calcext:value-type="currency">
            <text:p>-$45.45</text:p>
          </table:table-cell>
          <table:table-cell table:style-name="ce12" table:formula="of:=[.E227]/[.D2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54.75" calcext:value-type="currency">
            <text:p>$54.75</text:p>
          </table:table-cell>
          <table:table-cell table:style-name="ce12" table:number-columns-repeated="2"/>
          <table:table-cell table:style-name="ce16"/>
          <table:table-cell table:style-name="ce12" table:formula="of:=[.E228]-[.B228]" office:value-type="currency" office:currency="USD" office:value="-54.75" calcext:value-type="currency">
            <text:p>-$54.75</text:p>
          </table:table-cell>
          <table:table-cell table:style-name="ce12" table:formula="of:=[.E228]/[.D2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-976</text:p>
          </table:table-cell>
          <table:table-cell table:style-name="ce7" office:value-type="currency" office:currency="USD" office:value="48.2" calcext:value-type="currency">
            <text:p>$48.20</text:p>
          </table:table-cell>
          <table:table-cell table:style-name="ce12" table:number-columns-repeated="2"/>
          <table:table-cell table:style-name="ce16"/>
          <table:table-cell table:style-name="ce12" table:formula="of:=[.E229]-[.B229]" office:value-type="currency" office:currency="USD" office:value="-48.2" calcext:value-type="currency">
            <text:p>-$48.20</text:p>
          </table:table-cell>
          <table:table-cell table:style-name="ce12" table:formula="of:=[.E229]/[.D2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Injection-Molded Collapsible Bulk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D3230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3]-[.B233]" office:value-type="string" office:string-value="" calcext:value-type="error">
            <text:p>#VALUE!</text:p>
          </table:table-cell>
          <table:table-cell table:style-name="ce12" table:formula="of:=[.E233]/[.D2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3230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4]-[.B234]" office:value-type="string" office:string-value="" calcext:value-type="error">
            <text:p>#VALUE!</text:p>
          </table:table-cell>
          <table:table-cell table:style-name="ce12" table:formula="of:=[.E234]/[.D2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5]-[.B235]" office:value-type="string" office:string-value="" calcext:value-type="error">
            <text:p>#VALUE!</text:p>
          </table:table-cell>
          <table:table-cell table:style-name="ce12" table:formula="of:=[.E235]/[.D2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3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6]-[.B236]" office:value-type="string" office:string-value="" calcext:value-type="error">
            <text:p>#VALUE!</text:p>
          </table:table-cell>
          <table:table-cell table:style-name="ce12" table:formula="of:=[.E236]/[.D2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P4048-4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7]-[.B237]" office:value-type="string" office:string-value="" calcext:value-type="error">
            <text:p>#VALUE!</text:p>
          </table:table-cell>
          <table:table-cell table:style-name="ce12" table:formula="of:=[.E237]/[.D2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2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8]-[.B238]" office:value-type="string" office:string-value="" calcext:value-type="error">
            <text:p>#VALUE!</text:p>
          </table:table-cell>
          <table:table-cell table:style-name="ce12" table:formula="of:=[.E238]/[.D2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D4845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39]-[.B239]" office:value-type="string" office:string-value="" calcext:value-type="error">
            <text:p>#VALUE!</text:p>
          </table:table-cell>
          <table:table-cell table:style-name="ce12" table:formula="of:=[.E239]/[.D2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4845-4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0]-[.B240]" office:value-type="string" office:string-value="" calcext:value-type="error">
            <text:p>#VALUE!</text:p>
          </table:table-cell>
          <table:table-cell table:style-name="ce12" table:formula="of:=[.E240]/[.D2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56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1]-[.B241]" office:value-type="string" office:string-value="" calcext:value-type="error">
            <text:p>#VALUE!</text:p>
          </table:table-cell>
          <table:table-cell table:style-name="ce12" table:formula="of:=[.E241]/[.D2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6548-4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2]-[.B242]" office:value-type="string" office:string-value="" calcext:value-type="error">
            <text:p>#VALUE!</text:p>
          </table:table-cell>
          <table:table-cell table:style-name="ce12" table:formula="of:=[.E242]/[.D2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R7848-3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243]-[.B243]" office:value-type="string" office:string-value="" calcext:value-type="error">
            <text:p>#VALUE!</text:p>
          </table:table-cell>
          <table:table-cell table:style-name="ce12" table:formula="of:=[.E243]/[.D2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arge Capacity Box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-BIN1-C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247]-[.B247]" office:value-type="currency" office:currency="USD" office:value="-280" calcext:value-type="currency">
            <text:p>-$280.00</text:p>
          </table:table-cell>
          <table:table-cell table:style-name="ce12" table:formula="of:=[.E247]/[.D2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2-C</text:p>
          </table:table-cell>
          <table:table-cell table:style-name="ce7" office:value-type="currency" office:currency="USD" office:value="430" calcext:value-type="currency">
            <text:p>$430.00</text:p>
          </table:table-cell>
          <table:table-cell table:style-name="ce12" table:number-columns-repeated="2"/>
          <table:table-cell table:style-name="ce16"/>
          <table:table-cell table:style-name="ce12" table:formula="of:=[.E248]-[.B248]" office:value-type="currency" office:currency="USD" office:value="-430" calcext:value-type="currency">
            <text:p>-$430.00</text:p>
          </table:table-cell>
          <table:table-cell table:style-name="ce12" table:formula="of:=[.E248]/[.D2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-53-C</text:p>
          </table:table-cell>
          <table:table-cell table:style-name="ce7" office:value-type="currency" office:currency="USD" office:value="450" calcext:value-type="currency">
            <text:p>$450.00</text:p>
          </table:table-cell>
          <table:table-cell table:style-name="ce12" table:number-columns-repeated="2"/>
          <table:table-cell table:style-name="ce16"/>
          <table:table-cell table:style-name="ce12" table:formula="of:=[.E249]-[.B249]" office:value-type="currency" office:currency="USD" office:value="-450" calcext:value-type="currency">
            <text:p>-$450.00</text:p>
          </table:table-cell>
          <table:table-cell table:style-name="ce12" table:formula="of:=[.E249]/[.D2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BIN3-C</text:p>
          </table:table-cell>
          <table:table-cell table:style-name="ce7" office:value-type="currency" office:currency="USD" office:value="700" calcext:value-type="currency">
            <text:p>$700.00</text:p>
          </table:table-cell>
          <table:table-cell table:style-name="ce12" table:number-columns-repeated="2"/>
          <table:table-cell table:style-name="ce16"/>
          <table:table-cell table:style-name="ce12" table:formula="of:=[.E250]-[.B250]" office:value-type="currency" office:currency="USD" office:value="-700" calcext:value-type="currency">
            <text:p>-$700.00</text:p>
          </table:table-cell>
          <table:table-cell table:style-name="ce12" table:formula="of:=[.E250]/[.D2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Large Capacity Pallet Containers - 2-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788" calcext:value-type="currency">
            <text:p>$788.00</text:p>
          </table:table-cell>
          <table:table-cell table:style-name="ce12" table:number-columns-repeated="2"/>
          <table:table-cell table:style-name="ce16"/>
          <table:table-cell table:style-name="ce12" table:formula="of:=[.E254]-[.B254]" office:value-type="currency" office:currency="USD" office:value="-788" calcext:value-type="currency">
            <text:p>-$788.00</text:p>
          </table:table-cell>
          <table:table-cell table:style-name="ce12" table:formula="of:=[.E254]/[.D2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M-1</text:p>
          </table:table-cell>
          <table:table-cell table:style-name="ce7" office:value-type="currency" office:currency="USD" office:value="695" calcext:value-type="currency">
            <text:p>$695.00</text:p>
          </table:table-cell>
          <table:table-cell table:style-name="ce12" table:number-columns-repeated="2"/>
          <table:table-cell table:style-name="ce16"/>
          <table:table-cell table:style-name="ce12" table:formula="of:=[.E255]-[.B255]" office:value-type="currency" office:currency="USD" office:value="-695" calcext:value-type="currency">
            <text:p>-$695.00</text:p>
          </table:table-cell>
          <table:table-cell table:style-name="ce12" table:formula="of:=[.E255]/[.D2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7">
          <table:table-cell table:style-name="ce2" office:value-type="string" calcext:value-type="string">
            <text:p>Large Capacity Pallet Containers - 4-Way Fork Entry - WG-53-PC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WG-53-P</text:p>
          </table:table-cell>
          <table:table-cell table:style-name="ce4" office:value-type="string" calcext:value-type="string">
            <text:p>Per Application</text:p>
          </table:table-cell>
          <table:table-cell table:style-name="ce12" table:number-columns-repeated="2"/>
          <table:table-cell table:style-name="ce16"/>
          <table:table-cell table:style-name="ce12" table:formula="of:=[.E259]-[.B259]" office:value-type="string" office:string-value="" calcext:value-type="error">
            <text:p>#VALUE!</text:p>
          </table:table-cell>
          <table:table-cell table:style-name="ce12" table:formula="of:=[.E259]/[.D2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rge Ribbed Tra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25" calcext:value-type="currency">
            <text:p>$225.00</text:p>
          </table:table-cell>
          <table:table-cell table:style-name="ce12" table:number-columns-repeated="2"/>
          <table:table-cell table:style-name="ce16"/>
          <table:table-cell table:style-name="ce12" table:formula="of:=[.E263]-[.B263]" office:value-type="currency" office:currency="USD" office:value="-225" calcext:value-type="currency">
            <text:p>-$225.00</text:p>
          </table:table-cell>
          <table:table-cell table:style-name="ce12" table:formula="of:=[.E263]/[.D2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T-86</text:p>
          </table:table-cell>
          <table:table-cell table:style-name="ce7" office:value-type="currency" office:currency="USD" office:value="200" calcext:value-type="currency">
            <text:p>$200.00</text:p>
          </table:table-cell>
          <table:table-cell table:style-name="ce12" table:number-columns-repeated="2"/>
          <table:table-cell table:style-name="ce16"/>
          <table:table-cell table:style-name="ce12" table:formula="of:=[.E264]-[.B264]" office:value-type="currency" office:currency="USD" office:value="-200" calcext:value-type="currency">
            <text:p>-$200.00</text:p>
          </table:table-cell>
          <table:table-cell table:style-name="ce12" table:formula="of:=[.E264]/[.D2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aundr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C-4030</text:p>
          </table:table-cell>
          <table:table-cell table:style-name="ce7" office:value-type="currency" office:currency="USD" office:value="550" calcext:value-type="currency">
            <text:p>$550.00</text:p>
          </table:table-cell>
          <table:table-cell table:style-name="ce12" table:number-columns-repeated="2"/>
          <table:table-cell table:style-name="ce16"/>
          <table:table-cell table:style-name="ce12" table:formula="of:=[.E268]-[.B268]" office:value-type="currency" office:currency="USD" office:value="-550" calcext:value-type="currency">
            <text:p>-$550.00</text:p>
          </table:table-cell>
          <table:table-cell table:style-name="ce12" table:formula="of:=[.E268]/[.D2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C-4830</text:p>
          </table:table-cell>
          <table:table-cell table:style-name="ce7" office:value-type="currency" office:currency="USD" office:value="645" calcext:value-type="currency">
            <text:p>$645.00</text:p>
          </table:table-cell>
          <table:table-cell table:style-name="ce12" table:number-columns-repeated="2"/>
          <table:table-cell table:style-name="ce16"/>
          <table:table-cell table:style-name="ce12" table:formula="of:=[.E269]-[.B269]" office:value-type="currency" office:currency="USD" office:value="-645" calcext:value-type="currency">
            <text:p>-$645.00</text:p>
          </table:table-cell>
          <table:table-cell table:style-name="ce12" table:formula="of:=[.E269]/[.D2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Low Profile Container With Cover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273]-[.B273]" office:value-type="currency" office:currency="USD" office:value="-95" calcext:value-type="currency">
            <text:p>-$95.00</text:p>
          </table:table-cell>
          <table:table-cell table:style-name="ce12" table:formula="of:=[.E273]/[.D2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274]-[.B274]" office:value-type="currency" office:currency="USD" office:value="-84" calcext:value-type="currency">
            <text:p>-$84.00</text:p>
          </table:table-cell>
          <table:table-cell table:style-name="ce12" table:formula="of:=[.E274]/[.D2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275]-[.B275]" office:value-type="currency" office:currency="USD" office:value="-105" calcext:value-type="currency">
            <text:p>-$105.00</text:p>
          </table:table-cell>
          <table:table-cell table:style-name="ce12" table:formula="of:=[.E275]/[.D2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W-4EX</text:p>
          </table:table-cell>
          <table:table-cell table:style-name="ce7" office:value-type="currency" office:currency="USD" office:value="93" calcext:value-type="currency">
            <text:p>$93.00</text:p>
          </table:table-cell>
          <table:table-cell table:style-name="ce12" table:number-columns-repeated="2"/>
          <table:table-cell table:style-name="ce16"/>
          <table:table-cell table:style-name="ce12" table:formula="of:=[.E276]-[.B276]" office:value-type="currency" office:currency="USD" office:value="-93" calcext:value-type="currency">
            <text:p>-$93.00</text:p>
          </table:table-cell>
          <table:table-cell table:style-name="ce12" table:formula="of:=[.E276]/[.D2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Height Rolling Cart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75" calcext:value-type="currency">
            <text:p>$175.00</text:p>
          </table:table-cell>
          <table:table-cell table:style-name="ce12" table:number-columns-repeated="2"/>
          <table:table-cell table:style-name="ce16"/>
          <table:table-cell table:style-name="ce12" table:formula="of:=[.E280]-[.B280]" office:value-type="currency" office:currency="USD" office:value="-175" calcext:value-type="currency">
            <text:p>-$175.00</text:p>
          </table:table-cell>
          <table:table-cell table:style-name="ce12" table:formula="of:=[.E280]/[.D2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I-12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1]-[.B281]" office:value-type="currency" office:currency="USD" office:value="-154" calcext:value-type="currency">
            <text:p>-$154.00</text:p>
          </table:table-cell>
          <table:table-cell table:style-name="ce12" table:formula="of:=[.E281]/[.D2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Low-Walled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73" calcext:value-type="currency">
            <text:p>$173.00</text:p>
          </table:table-cell>
          <table:table-cell table:style-name="ce12" table:number-columns-repeated="2"/>
          <table:table-cell table:style-name="ce16"/>
          <table:table-cell table:style-name="ce12" table:formula="of:=[.E285]-[.B285]" office:value-type="currency" office:currency="USD" office:value="-173" calcext:value-type="currency">
            <text:p>-$173.00</text:p>
          </table:table-cell>
          <table:table-cell table:style-name="ce12" table:formula="of:=[.E285]/[.D2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1</text:p>
          </table:table-cell>
          <table:table-cell table:style-name="ce7" office:value-type="currency" office:currency="USD" office:value="154" calcext:value-type="currency">
            <text:p>$154.00</text:p>
          </table:table-cell>
          <table:table-cell table:style-name="ce12" table:number-columns-repeated="2"/>
          <table:table-cell table:style-name="ce16"/>
          <table:table-cell table:style-name="ce12" table:formula="of:=[.E286]-[.B286]" office:value-type="currency" office:currency="USD" office:value="-154" calcext:value-type="currency">
            <text:p>-$154.00</text:p>
          </table:table-cell>
          <table:table-cell table:style-name="ce12" table:formula="of:=[.E286]/[.D2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88" calcext:value-type="currency">
            <text:p>$188.00</text:p>
          </table:table-cell>
          <table:table-cell table:style-name="ce12" table:number-columns-repeated="2"/>
          <table:table-cell table:style-name="ce16"/>
          <table:table-cell table:style-name="ce12" table:formula="of:=[.E287]-[.B287]" office:value-type="currency" office:currency="USD" office:value="-188" calcext:value-type="currency">
            <text:p>-$188.00</text:p>
          </table:table-cell>
          <table:table-cell table:style-name="ce12" table:formula="of:=[.E287]/[.D2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MPC-2</text:p>
          </table:table-cell>
          <table:table-cell table:style-name="ce7" office:value-type="currency" office:currency="USD" office:value="168" calcext:value-type="currency">
            <text:p>$168.00</text:p>
          </table:table-cell>
          <table:table-cell table:style-name="ce12" table:number-columns-repeated="2"/>
          <table:table-cell table:style-name="ce16"/>
          <table:table-cell table:style-name="ce12" table:formula="of:=[.E288]-[.B288]" office:value-type="currency" office:currency="USD" office:value="-168" calcext:value-type="currency">
            <text:p>-$168.00</text:p>
          </table:table-cell>
          <table:table-cell table:style-name="ce12" table:formula="of:=[.E288]/[.D2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Narrow Poly-Truck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11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210" calcext:value-type="currency">
            <text:p>$210.00</text:p>
          </table:table-cell>
          <table:table-cell table:style-name="ce13" office:value-type="currency" office:currency="USD" office:value="157.5" calcext:value-type="currency">
            <text:p>$157.50</text:p>
          </table:table-cell>
          <table:table-cell table:style-name="ce17"/>
          <table:table-cell table:style-name="ce13" table:formula="of:=[.E292]-[.B292]" office:value-type="currency" office:currency="USD" office:value="-190" calcext:value-type="currency">
            <text:p>-$190.00</text:p>
          </table:table-cell>
          <table:table-cell table:style-name="ce12" table:formula="of:=[.E292]/[.D29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Nesting Pallet Container - 2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P-50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305" calcext:value-type="currency">
            <text:p>$305.00</text:p>
          </table:table-cell>
          <table:table-cell table:style-name="ce13" office:value-type="currency" office:currency="USD" office:value="228.75" calcext:value-type="currency">
            <text:p>$228.75</text:p>
          </table:table-cell>
          <table:table-cell table:style-name="ce17"/>
          <table:table-cell table:style-name="ce13" table:formula="of:=[.E296]-[.B296]" office:value-type="currency" office:currency="USD" office:value="-299" calcext:value-type="currency">
            <text:p>-$299.00</text:p>
          </table:table-cell>
          <table:table-cell table:style-name="ce12" table:formula="of:=[.E296]/[.D29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Nesting Pallet Containers - 2 Way Fork Entry SNP-5042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NP-5042</text:p>
          </table:table-cell>
          <table:table-cell table:style-name="ce8" office:value-type="currency" office:currency="USD" office:value="344" calcext:value-type="currency">
            <text:p>$344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300]-[.B300]" office:value-type="currency" office:currency="USD" office:value="-344" calcext:value-type="currency">
            <text:p>-$344.00</text:p>
          </table:table-cell>
          <table:table-cell table:style-name="ce12" table:formula="of:=[.E300]/[.D30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allet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MG-2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304]-[.B304]" office:value-type="currency" office:currency="USD" office:value="-296" calcext:value-type="currency">
            <text:p>-$296.00</text:p>
          </table:table-cell>
          <table:table-cell table:style-name="ce12" table:formula="of:=[.E304]/[.D30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arts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08]-[.B308]" office:value-type="currency" office:currency="USD" office:value="-11" calcext:value-type="currency">
            <text:p>-$11.00</text:p>
          </table:table-cell>
          <table:table-cell table:style-name="ce12" table:formula="of:=[.E308]/[.D3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09]-[.B309]" office:value-type="string" office:string-value="" calcext:value-type="error">
            <text:p>#VALUE!</text:p>
          </table:table-cell>
          <table:table-cell table:style-name="ce12" table:formula="of:=[.E309]/[.D3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0]-[.B310]" office:value-type="currency" office:currency="USD" office:value="-11" calcext:value-type="currency">
            <text:p>-$11.00</text:p>
          </table:table-cell>
          <table:table-cell table:style-name="ce12" table:formula="of:=[.E310]/[.D3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1]-[.B311]" office:value-type="string" office:string-value="" calcext:value-type="error">
            <text:p>#VALUE!</text:p>
          </table:table-cell>
          <table:table-cell table:style-name="ce12" table:formula="of:=[.E311]/[.D31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2]-[.B312]" office:value-type="currency" office:currency="USD" office:value="-11" calcext:value-type="currency">
            <text:p>-$11.00</text:p>
          </table:table-cell>
          <table:table-cell table:style-name="ce12" table:formula="of:=[.E312]/[.D3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3]-[.B313]" office:value-type="string" office:string-value="" calcext:value-type="error">
            <text:p>#VALUE!</text:p>
          </table:table-cell>
          <table:table-cell table:style-name="ce12" table:formula="of:=[.E313]/[.D3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4]-[.B314]" office:value-type="currency" office:currency="USD" office:value="-11" calcext:value-type="currency">
            <text:p>-$11.00</text:p>
          </table:table-cell>
          <table:table-cell table:style-name="ce12" table:formula="of:=[.E314]/[.D3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5]-[.B315]" office:value-type="string" office:string-value="" calcext:value-type="error">
            <text:p>#VALUE!</text:p>
          </table:table-cell>
          <table:table-cell table:style-name="ce12" table:formula="of:=[.E315]/[.D3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316]-[.B316]" office:value-type="currency" office:currency="USD" office:value="-11" calcext:value-type="currency">
            <text:p>-$11.00</text:p>
          </table:table-cell>
          <table:table-cell table:style-name="ce12" table:formula="of:=[.E316]/[.D3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A-6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7]-[.B317]" office:value-type="string" office:string-value="" calcext:value-type="error">
            <text:p>#VALUE!</text:p>
          </table:table-cell>
          <table:table-cell table:style-name="ce12" table:formula="of:=[.E317]/[.D3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318]-[.B318]" office:value-type="currency" office:currency="USD" office:value="-21" calcext:value-type="currency">
            <text:p>-$21.00</text:p>
          </table:table-cell>
          <table:table-cell table:style-name="ce12" table:formula="of:=[.E318]/[.D3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19]-[.B319]" office:value-type="string" office:string-value="" calcext:value-type="error">
            <text:p>#VALUE!</text:p>
          </table:table-cell>
          <table:table-cell table:style-name="ce12" table:formula="of:=[.E319]/[.D3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320]-[.B320]" office:value-type="currency" office:currency="USD" office:value="-19" calcext:value-type="currency">
            <text:p>-$19.00</text:p>
          </table:table-cell>
          <table:table-cell table:style-name="ce12" table:formula="of:=[.E320]/[.D3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12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321]-[.B321]" office:value-type="currency" office:currency="USD" office:value="-17" calcext:value-type="currency">
            <text:p>-$17.00</text:p>
          </table:table-cell>
          <table:table-cell table:style-name="ce12" table:formula="of:=[.E321]/[.D3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322]-[.B322]" office:value-type="currency" office:currency="USD" office:value="-20" calcext:value-type="currency">
            <text:p>-$20.00</text:p>
          </table:table-cell>
          <table:table-cell table:style-name="ce12" table:formula="of:=[.E322]/[.D3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D-20</text:p>
          </table:table-cell>
          <table:table-cell table:style-name="ce7" office:value-type="currency" office:currency="USD" office:value="18" calcext:value-type="currency">
            <text:p>$18.00</text:p>
          </table:table-cell>
          <table:table-cell table:style-name="ce12" table:number-columns-repeated="2"/>
          <table:table-cell table:style-name="ce16"/>
          <table:table-cell table:style-name="ce12" table:formula="of:=[.E323]-[.B323]" office:value-type="currency" office:currency="USD" office:value="-18" calcext:value-type="currency">
            <text:p>-$18.00</text:p>
          </table:table-cell>
          <table:table-cell table:style-name="ce12" table:formula="of:=[.E323]/[.D3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4]-[.B324]" office:value-type="currency" office:currency="USD" office:value="-12" calcext:value-type="currency">
            <text:p>-$12.00</text:p>
          </table:table-cell>
          <table:table-cell table:style-name="ce12" table:formula="of:=[.E324]/[.D3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BV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5]-[.B325]" office:value-type="string" office:string-value="" calcext:value-type="error">
            <text:p>#VALUE!</text:p>
          </table:table-cell>
          <table:table-cell table:style-name="ce12" table:formula="of:=[.E325]/[.D3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6]-[.B326]" office:value-type="currency" office:currency="USD" office:value="-12" calcext:value-type="currency">
            <text:p>-$12.00</text:p>
          </table:table-cell>
          <table:table-cell table:style-name="ce12" table:formula="of:=[.E326]/[.D3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1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7]-[.B327]" office:value-type="string" office:string-value="" calcext:value-type="error">
            <text:p>#VALUE!</text:p>
          </table:table-cell>
          <table:table-cell table:style-name="ce12" table:formula="of:=[.E327]/[.D3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28]-[.B328]" office:value-type="currency" office:currency="USD" office:value="-12" calcext:value-type="currency">
            <text:p>-$12.00</text:p>
          </table:table-cell>
          <table:table-cell table:style-name="ce12" table:formula="of:=[.E328]/[.D3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15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29]-[.B329]" office:value-type="string" office:string-value="" calcext:value-type="error">
            <text:p>#VALUE!</text:p>
          </table:table-cell>
          <table:table-cell table:style-name="ce12" table:formula="of:=[.E329]/[.D3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0]-[.B330]" office:value-type="currency" office:currency="USD" office:value="-12" calcext:value-type="currency">
            <text:p>-$12.00</text:p>
          </table:table-cell>
          <table:table-cell table:style-name="ce12" table:formula="of:=[.E330]/[.D3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6S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1]-[.B331]" office:value-type="string" office:string-value="" calcext:value-type="error">
            <text:p>#VALUE!</text:p>
          </table:table-cell>
          <table:table-cell table:style-name="ce12" table:formula="of:=[.E331]/[.D3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7" office:value-type="currency" office:currency="USD" office:value="12" calcext:value-type="currency">
            <text:p>$12.00</text:p>
          </table:table-cell>
          <table:table-cell table:style-name="ce12" table:number-columns-repeated="2"/>
          <table:table-cell table:style-name="ce16"/>
          <table:table-cell table:style-name="ce12" table:formula="of:=[.E332]-[.B332]" office:value-type="currency" office:currency="USD" office:value="-12" calcext:value-type="currency">
            <text:p>-$12.00</text:p>
          </table:table-cell>
          <table:table-cell table:style-name="ce12" table:formula="of:=[.E332]/[.D3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E45R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333]-[.B333]" office:value-type="string" office:string-value="" calcext:value-type="error">
            <text:p>#VALUE!</text:p>
          </table:table-cell>
          <table:table-cell table:style-name="ce12" table:formula="of:=[.E333]/[.D3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lastic Container with Li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200" calcext:value-type="currency">
            <text:p>$200.00</text:p>
          </table:table-cell>
          <table:table-cell table:style-name="ce14" table:number-columns-repeated="2"/>
          <table:table-cell table:style-name="ce18"/>
          <table:table-cell table:style-name="ce14" table:formula="of:=[.E337]-[.B337]" office:value-type="currency" office:currency="USD" office:value="-200" calcext:value-type="currency">
            <text:p>-$200.00</text:p>
          </table:table-cell>
          <table:table-cell table:style-name="ce12" table:formula="of:=[.E337]/[.D33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9</text:p>
          </table:table-cell>
          <table:table-cell table:style-name="ce9" office:value-type="currency" office:currency="USD" office:value="176" calcext:value-type="currency">
            <text:p>$176.00</text:p>
          </table:table-cell>
          <table:table-cell table:style-name="ce14" table:number-columns-repeated="2"/>
          <table:table-cell table:style-name="ce18"/>
          <table:table-cell table:style-name="ce14" table:formula="of:=[.E338]-[.B338]" office:value-type="currency" office:currency="USD" office:value="-176" calcext:value-type="currency">
            <text:p>-$176.00</text:p>
          </table:table-cell>
          <table:table-cell table:style-name="ce12" table:formula="of:=[.E338]/[.D33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T-4</text:p>
          </table:table-cell>
          <table:table-cell table:style-name="ce8" office:value-type="currency" office:currency="USD" office:value="150" calcext:value-type="currency">
            <text:p>$150.00</text:p>
          </table:table-cell>
          <table:table-cell table:style-name="ce13" office:value-type="currency" office:currency="USD" office:value="160" calcext:value-type="currency">
            <text:p>$160.00</text:p>
          </table:table-cell>
          <table:table-cell table:style-name="ce13" office:value-type="currency" office:currency="USD" office:value="120" calcext:value-type="currency">
            <text:p>$120.00</text:p>
          </table:table-cell>
          <table:table-cell table:style-name="ce17"/>
          <table:table-cell table:style-name="ce13" table:formula="of:=[.E342]-[.B342]" office:value-type="currency" office:currency="USD" office:value="-150" calcext:value-type="currency">
            <text:p>-$150.00</text:p>
          </table:table-cell>
          <table:table-cell table:style-name="ce12" table:formula="of:=[.E342]/[.D34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6</text:p>
          </table:table-cell>
          <table:table-cell table:style-name="ce8" office:value-type="currency" office:currency="USD" office:value="154" calcext:value-type="currency">
            <text:p>$154.00</text:p>
          </table:table-cell>
          <table:table-cell table:style-name="ce13" office:value-type="currency" office:currency="USD" office:value="168" calcext:value-type="currency">
            <text:p>$168.00</text:p>
          </table:table-cell>
          <table:table-cell table:style-name="ce13" office:value-type="currency" office:currency="USD" office:value="126" calcext:value-type="currency">
            <text:p>$126.00</text:p>
          </table:table-cell>
          <table:table-cell table:style-name="ce17"/>
          <table:table-cell table:style-name="ce13" table:formula="of:=[.E343]-[.B343]" office:value-type="currency" office:currency="USD" office:value="-154" calcext:value-type="currency">
            <text:p>-$154.00</text:p>
          </table:table-cell>
          <table:table-cell table:style-name="ce12" table:formula="of:=[.E343]/[.D34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7</text:p>
          </table:table-cell>
          <table:table-cell table:style-name="ce8" office:value-type="currency" office:currency="USD" office:value="164" calcext:value-type="currency">
            <text:p>$164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135" calcext:value-type="currency">
            <text:p>$135.00</text:p>
          </table:table-cell>
          <table:table-cell table:style-name="ce17"/>
          <table:table-cell table:style-name="ce13" table:formula="of:=[.E344]-[.B344]" office:value-type="currency" office:currency="USD" office:value="-164" calcext:value-type="currency">
            <text:p>-$164.00</text:p>
          </table:table-cell>
          <table:table-cell table:style-name="ce12" table:formula="of:=[.E344]/[.D3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8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146.25" calcext:value-type="currency">
            <text:p>$146.25</text:p>
          </table:table-cell>
          <table:table-cell table:style-name="ce17"/>
          <table:table-cell table:style-name="ce13" table:formula="of:=[.E345]-[.B345]" office:value-type="currency" office:currency="USD" office:value="-175" calcext:value-type="currency">
            <text:p>-$175.00</text:p>
          </table:table-cell>
          <table:table-cell table:style-name="ce12" table:formula="of:=[.E345]/[.D3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9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6]-[.B346]" office:value-type="currency" office:currency="USD" office:value="-185" calcext:value-type="currency">
            <text:p>-$185.00</text:p>
          </table:table-cell>
          <table:table-cell table:style-name="ce12" table:formula="of:=[.E346]/[.D3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0</text:p>
          </table:table-cell>
          <table:table-cell table:style-name="ce8" office:value-type="currency" office:currency="USD" office:value="185" calcext:value-type="currency">
            <text:p>$185.00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office:value-type="currency" office:currency="USD" office:value="150" calcext:value-type="currency">
            <text:p>$150.00</text:p>
          </table:table-cell>
          <table:table-cell table:style-name="ce17"/>
          <table:table-cell table:style-name="ce13" table:formula="of:=[.E347]-[.B347]" office:value-type="currency" office:currency="USD" office:value="-185" calcext:value-type="currency">
            <text:p>-$185.00</text:p>
          </table:table-cell>
          <table:table-cell table:style-name="ce12" table:formula="of:=[.E347]/[.D34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2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161.25" calcext:value-type="currency">
            <text:p>$161.25</text:p>
          </table:table-cell>
          <table:table-cell table:style-name="ce17"/>
          <table:table-cell table:style-name="ce13" table:formula="of:=[.E348]-[.B348]" office:value-type="currency" office:currency="USD" office:value="-201" calcext:value-type="currency">
            <text:p>-$201.00</text:p>
          </table:table-cell>
          <table:table-cell table:style-name="ce12" table:formula="of:=[.E348]/[.D34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4</text:p>
          </table:table-cell>
          <table:table-cell table:style-name="ce8" office:value-type="currency" office:currency="USD" office:value="215" calcext:value-type="currency">
            <text:p>$215.00</text:p>
          </table:table-cell>
          <table:table-cell table:style-name="ce13" office:value-type="currency" office:currency="USD" office:value="230" calcext:value-type="currency">
            <text:p>$230.00</text:p>
          </table:table-cell>
          <table:table-cell table:style-name="ce13" office:value-type="currency" office:currency="USD" office:value="172.5" calcext:value-type="currency">
            <text:p>$172.50</text:p>
          </table:table-cell>
          <table:table-cell table:style-name="ce17"/>
          <table:table-cell table:style-name="ce13" table:formula="of:=[.E349]-[.B349]" office:value-type="currency" office:currency="USD" office:value="-215" calcext:value-type="currency">
            <text:p>-$215.00</text:p>
          </table:table-cell>
          <table:table-cell table:style-name="ce12" table:formula="of:=[.E349]/[.D34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5</text:p>
          </table:table-cell>
          <table:table-cell table:style-name="ce8" office:value-type="currency" office:currency="USD" office:value="239" calcext:value-type="currency">
            <text:p>$239.00</text:p>
          </table:table-cell>
          <table:table-cell table:style-name="ce13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195" calcext:value-type="currency">
            <text:p>$195.00</text:p>
          </table:table-cell>
          <table:table-cell table:style-name="ce17"/>
          <table:table-cell table:style-name="ce13" table:formula="of:=[.E350]-[.B350]" office:value-type="currency" office:currency="USD" office:value="-239" calcext:value-type="currency">
            <text:p>-$239.00</text:p>
          </table:table-cell>
          <table:table-cell table:style-name="ce12" table:formula="of:=[.E350]/[.D35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6</text:p>
          </table:table-cell>
          <table:table-cell table:style-name="ce8" office:value-type="currency" office:currency="USD" office:value="217" calcext:value-type="currency">
            <text:p>$217.00</text:p>
          </table:table-cell>
          <table:table-cell table:style-name="ce13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176.25" calcext:value-type="currency">
            <text:p>$176.25</text:p>
          </table:table-cell>
          <table:table-cell table:style-name="ce17"/>
          <table:table-cell table:style-name="ce13" table:formula="of:=[.E351]-[.B351]" office:value-type="currency" office:currency="USD" office:value="-217" calcext:value-type="currency">
            <text:p>-$217.00</text:p>
          </table:table-cell>
          <table:table-cell table:style-name="ce12" table:formula="of:=[.E351]/[.D35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7</text:p>
          </table:table-cell>
          <table:table-cell table:style-name="ce8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95" calcext:value-type="currency">
            <text:p>$295.00</text:p>
          </table:table-cell>
          <table:table-cell table:style-name="ce13" office:value-type="currency" office:currency="USD" office:value="221.25" calcext:value-type="currency">
            <text:p>$221.25</text:p>
          </table:table-cell>
          <table:table-cell table:style-name="ce17"/>
          <table:table-cell table:style-name="ce13" table:formula="of:=[.E352]-[.B352]" office:value-type="currency" office:currency="USD" office:value="-273" calcext:value-type="currency">
            <text:p>-$273.00</text:p>
          </table:table-cell>
          <table:table-cell table:style-name="ce12" table:formula="of:=[.E352]/[.D35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18</text:p>
          </table:table-cell>
          <table:table-cell table:style-name="ce8" office:value-type="currency" office:currency="USD" office:value="233" calcext:value-type="currency">
            <text:p>$233.00</text:p>
          </table:table-cell>
          <table:table-cell table:style-name="ce13" office:value-type="currency" office:currency="USD" office:value="250" calcext:value-type="currency">
            <text:p>$250.00</text:p>
          </table:table-cell>
          <table:table-cell table:style-name="ce13" office:value-type="currency" office:currency="USD" office:value="187.5" calcext:value-type="currency">
            <text:p>$187.50</text:p>
          </table:table-cell>
          <table:table-cell table:style-name="ce17"/>
          <table:table-cell table:style-name="ce13" table:formula="of:=[.E353]-[.B353]" office:value-type="currency" office:currency="USD" office:value="-233" calcext:value-type="currency">
            <text:p>-$233.00</text:p>
          </table:table-cell>
          <table:table-cell table:style-name="ce12" table:formula="of:=[.E353]/[.D35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0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354]-[.B354]" office:value-type="currency" office:currency="USD" office:value="-253" calcext:value-type="currency">
            <text:p>-$253.00</text:p>
          </table:table-cell>
          <table:table-cell table:style-name="ce12" table:formula="of:=[.E354]/[.D35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2</text:p>
          </table:table-cell>
          <table:table-cell table:style-name="ce8" office:value-type="currency" office:currency="USD" office:value="363" calcext:value-type="currency">
            <text:p>$363.00</text:p>
          </table:table-cell>
          <table:table-cell table:style-name="ce13" office:value-type="currency" office:currency="USD" office:value="400" calcext:value-type="currency">
            <text:p>$400.00</text:p>
          </table:table-cell>
          <table:table-cell table:style-name="ce13" office:value-type="currency" office:currency="USD" office:value="300" calcext:value-type="currency">
            <text:p>$300.00</text:p>
          </table:table-cell>
          <table:table-cell table:style-name="ce17"/>
          <table:table-cell table:style-name="ce13" table:formula="of:=[.E355]-[.B355]" office:value-type="currency" office:currency="USD" office:value="-363" calcext:value-type="currency">
            <text:p>-$363.00</text:p>
          </table:table-cell>
          <table:table-cell table:style-name="ce12" table:formula="of:=[.E355]/[.D35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25</text:p>
          </table:table-cell>
          <table:table-cell table:style-name="ce8" office:value-type="currency" office:currency="USD" office:value="383" calcext:value-type="currency">
            <text:p>$383.00</text:p>
          </table:table-cell>
          <table:table-cell table:style-name="ce13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311.25" calcext:value-type="currency">
            <text:p>$311.25</text:p>
          </table:table-cell>
          <table:table-cell table:style-name="ce17"/>
          <table:table-cell table:style-name="ce13" table:formula="of:=[.E356]-[.B356]" office:value-type="currency" office:currency="USD" office:value="-383" calcext:value-type="currency">
            <text:p>-$383.00</text:p>
          </table:table-cell>
          <table:table-cell table:style-name="ce12" table:formula="of:=[.E356]/[.D35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30</text:p>
          </table:table-cell>
          <table:table-cell table:style-name="ce8" office:value-type="currency" office:currency="USD" office:value="510" calcext:value-type="currency">
            <text:p>$51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3" office:value-type="currency" office:currency="USD" office:value="405" calcext:value-type="currency">
            <text:p>$405.00</text:p>
          </table:table-cell>
          <table:table-cell table:style-name="ce17"/>
          <table:table-cell table:style-name="ce13" table:formula="of:=[.E357]-[.B357]" office:value-type="currency" office:currency="USD" office:value="-510" calcext:value-type="currency">
            <text:p>-$510.00</text:p>
          </table:table-cell>
          <table:table-cell table:style-name="ce12" table:formula="of:=[.E357]/[.D35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40</text:p>
          </table:table-cell>
          <table:table-cell table:style-name="ce8" office:value-type="currency" office:currency="USD" office:value="496" calcext:value-type="currency">
            <text:p>$496.00</text:p>
          </table:table-cell>
          <table:table-cell table:style-name="ce13" office:value-type="currency" office:currency="USD" office:value="525" calcext:value-type="currency">
            <text:p>$525.00</text:p>
          </table:table-cell>
          <table:table-cell table:style-name="ce13" office:value-type="currency" office:currency="USD" office:value="393.75" calcext:value-type="currency">
            <text:p>$393.75</text:p>
          </table:table-cell>
          <table:table-cell table:style-name="ce17"/>
          <table:table-cell table:style-name="ce13" table:formula="of:=[.E358]-[.B358]" office:value-type="currency" office:currency="USD" office:value="-496" calcext:value-type="currency">
            <text:p>-$496.00</text:p>
          </table:table-cell>
          <table:table-cell table:style-name="ce12" table:formula="of:=[.E358]/[.D35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T-50</text:p>
          </table:table-cell>
          <table:table-cell table:style-name="ce8" office:value-type="currency" office:currency="USD" office:value="587" calcext:value-type="currency">
            <text:p>$587.00</text:p>
          </table:table-cell>
          <table:table-cell table:style-name="ce13" office:value-type="currency" office:currency="USD" office:value="630" calcext:value-type="currency">
            <text:p>$630.00</text:p>
          </table:table-cell>
          <table:table-cell table:style-name="ce13" office:value-type="currency" office:currency="USD" office:value="472.5" calcext:value-type="currency">
            <text:p>$472.50</text:p>
          </table:table-cell>
          <table:table-cell table:style-name="ce17"/>
          <table:table-cell table:style-name="ce13" table:formula="of:=[.E359]-[.B359]" office:value-type="currency" office:currency="USD" office:value="-587" calcext:value-type="currency">
            <text:p>-$587.00</text:p>
          </table:table-cell>
          <table:table-cell table:style-name="ce12" table:formula="of:=[.E359]/[.D35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Poly-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363]-[.B363]" office:value-type="currency" office:currency="USD" office:value="-47" calcext:value-type="currency">
            <text:p>-$47.00</text:p>
          </table:table-cell>
          <table:table-cell table:style-name="ce12" table:formula="of:=[.E363]/[.D3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2-BAYHEAD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364]-[.B364]" office:value-type="currency" office:currency="USD" office:value="-41" calcext:value-type="currency">
            <text:p>-$41.00</text:p>
          </table:table-cell>
          <table:table-cell table:style-name="ce12" table:formula="of:=[.E364]/[.D3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50" calcext:value-type="currency">
            <text:p>$50.00</text:p>
          </table:table-cell>
          <table:table-cell table:style-name="ce12" table:number-columns-repeated="2"/>
          <table:table-cell table:style-name="ce16"/>
          <table:table-cell table:style-name="ce12" table:formula="of:=[.E365]-[.B365]" office:value-type="currency" office:currency="USD" office:value="-50" calcext:value-type="currency">
            <text:p>-$50.00</text:p>
          </table:table-cell>
          <table:table-cell table:style-name="ce12" table:formula="of:=[.E365]/[.D3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3-BAYHEAD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366]-[.B366]" office:value-type="currency" office:currency="USD" office:value="-44" calcext:value-type="currency">
            <text:p>-$44.00</text:p>
          </table:table-cell>
          <table:table-cell table:style-name="ce12" table:formula="of:=[.E366]/[.D3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55" calcext:value-type="currency">
            <text:p>$55.00</text:p>
          </table:table-cell>
          <table:table-cell table:style-name="ce12" table:number-columns-repeated="2"/>
          <table:table-cell table:style-name="ce16"/>
          <table:table-cell table:style-name="ce12" table:formula="of:=[.E367]-[.B367]" office:value-type="currency" office:currency="USD" office:value="-55" calcext:value-type="currency">
            <text:p>-$55.00</text:p>
          </table:table-cell>
          <table:table-cell table:style-name="ce12" table:formula="of:=[.E367]/[.D3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4-BAYHEAD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368]-[.B368]" office:value-type="currency" office:currency="USD" office:value="-48" calcext:value-type="currency">
            <text:p>-$48.00</text:p>
          </table:table-cell>
          <table:table-cell table:style-name="ce12" table:formula="of:=[.E368]/[.D3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369]-[.B369]" office:value-type="currency" office:currency="USD" office:value="-60" calcext:value-type="currency">
            <text:p>-$60.00</text:p>
          </table:table-cell>
          <table:table-cell table:style-name="ce12" table:formula="of:=[.E369]/[.D3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6-BAYHEAD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370]-[.B370]" office:value-type="currency" office:currency="USD" office:value="-53" calcext:value-type="currency">
            <text:p>-$53.00</text:p>
          </table:table-cell>
          <table:table-cell table:style-name="ce12" table:formula="of:=[.E370]/[.D3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70" calcext:value-type="currency">
            <text:p>$70.00</text:p>
          </table:table-cell>
          <table:table-cell table:style-name="ce12" table:number-columns-repeated="2"/>
          <table:table-cell table:style-name="ce16"/>
          <table:table-cell table:style-name="ce12" table:formula="of:=[.E371]-[.B371]" office:value-type="currency" office:currency="USD" office:value="-70" calcext:value-type="currency">
            <text:p>-$70.00</text:p>
          </table:table-cell>
          <table:table-cell table:style-name="ce12" table:formula="of:=[.E371]/[.D3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7-BAYHEAD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372]-[.B372]" office:value-type="currency" office:currency="USD" office:value="-62" calcext:value-type="currency">
            <text:p>-$62.00</text:p>
          </table:table-cell>
          <table:table-cell table:style-name="ce12" table:formula="of:=[.E372]/[.D3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77" calcext:value-type="currency">
            <text:p>$77.00</text:p>
          </table:table-cell>
          <table:table-cell table:style-name="ce12" table:number-columns-repeated="2"/>
          <table:table-cell table:style-name="ce16"/>
          <table:table-cell table:style-name="ce12" table:formula="of:=[.E373]-[.B373]" office:value-type="currency" office:currency="USD" office:value="-77" calcext:value-type="currency">
            <text:p>-$77.00</text:p>
          </table:table-cell>
          <table:table-cell table:style-name="ce12" table:formula="of:=[.E373]/[.D3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PB-8-BAYHEAD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374]-[.B374]" office:value-type="currency" office:currency="USD" office:value="-68" calcext:value-type="currency">
            <text:p>-$68.00</text:p>
          </table:table-cell>
          <table:table-cell table:style-name="ce12" table:formula="of:=[.E374]/[.D3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5]-[.B375]" office:value-type="currency" office:currency="USD" office:value="-85" calcext:value-type="currency">
            <text:p>-$85.00</text:p>
          </table:table-cell>
          <table:table-cell table:style-name="ce12" table:formula="of:=[.E375]/[.D3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9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6]-[.B376]" office:value-type="currency" office:currency="USD" office:value="-75" calcext:value-type="currency">
            <text:p>-$75.00</text:p>
          </table:table-cell>
          <table:table-cell table:style-name="ce12" table:formula="of:=[.E376]/[.D3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377]-[.B377]" office:value-type="currency" office:currency="USD" office:value="-85" calcext:value-type="currency">
            <text:p>-$85.00</text:p>
          </table:table-cell>
          <table:table-cell table:style-name="ce12" table:formula="of:=[.E377]/[.D3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0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378]-[.B378]" office:value-type="currency" office:currency="USD" office:value="-75" calcext:value-type="currency">
            <text:p>-$75.00</text:p>
          </table:table-cell>
          <table:table-cell table:style-name="ce12" table:formula="of:=[.E378]/[.D3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90" calcext:value-type="currency">
            <text:p>$90.00</text:p>
          </table:table-cell>
          <table:table-cell table:style-name="ce12" table:number-columns-repeated="2"/>
          <table:table-cell table:style-name="ce16"/>
          <table:table-cell table:style-name="ce12" table:formula="of:=[.E379]-[.B379]" office:value-type="currency" office:currency="USD" office:value="-90" calcext:value-type="currency">
            <text:p>-$90.00</text:p>
          </table:table-cell>
          <table:table-cell table:style-name="ce12" table:formula="of:=[.E379]/[.D3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2</text:p>
          </table:table-cell>
          <table:table-cell table:style-name="ce7" office:value-type="currency" office:currency="USD" office:value="79" calcext:value-type="currency">
            <text:p>$79.00</text:p>
          </table:table-cell>
          <table:table-cell table:style-name="ce12" table:number-columns-repeated="2"/>
          <table:table-cell table:style-name="ce16"/>
          <table:table-cell table:style-name="ce12" table:formula="of:=[.E380]-[.B380]" office:value-type="currency" office:currency="USD" office:value="-79" calcext:value-type="currency">
            <text:p>-$79.00</text:p>
          </table:table-cell>
          <table:table-cell table:style-name="ce12" table:formula="of:=[.E380]/[.D3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81]-[.B381]" office:value-type="currency" office:currency="USD" office:value="-110" calcext:value-type="currency">
            <text:p>-$110.00</text:p>
          </table:table-cell>
          <table:table-cell table:style-name="ce12" table:formula="of:=[.E381]/[.D3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4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382]-[.B382]" office:value-type="currency" office:currency="USD" office:value="-97" calcext:value-type="currency">
            <text:p>-$97.00</text:p>
          </table:table-cell>
          <table:table-cell table:style-name="ce12" table:formula="of:=[.E382]/[.D3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20" calcext:value-type="currency">
            <text:p>$120.00</text:p>
          </table:table-cell>
          <table:table-cell table:style-name="ce12" table:number-columns-repeated="2"/>
          <table:table-cell table:style-name="ce16"/>
          <table:table-cell table:style-name="ce12" table:formula="of:=[.E383]-[.B383]" office:value-type="currency" office:currency="USD" office:value="-120" calcext:value-type="currency">
            <text:p>-$120.00</text:p>
          </table:table-cell>
          <table:table-cell table:style-name="ce12" table:formula="of:=[.E383]/[.D3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5</text:p>
          </table:table-cell>
          <table:table-cell table:style-name="ce7" office:value-type="currency" office:currency="USD" office:value="106" calcext:value-type="currency">
            <text:p>$106.00</text:p>
          </table:table-cell>
          <table:table-cell table:style-name="ce12" table:number-columns-repeated="2"/>
          <table:table-cell table:style-name="ce16"/>
          <table:table-cell table:style-name="ce12" table:formula="of:=[.E384]-[.B384]" office:value-type="currency" office:currency="USD" office:value="-106" calcext:value-type="currency">
            <text:p>-$106.00</text:p>
          </table:table-cell>
          <table:table-cell table:style-name="ce12" table:formula="of:=[.E384]/[.D3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5]-[.B385]" office:value-type="currency" office:currency="USD" office:value="-115" calcext:value-type="currency">
            <text:p>-$115.00</text:p>
          </table:table-cell>
          <table:table-cell table:style-name="ce12" table:formula="of:=[.E385]/[.D3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6</text:p>
          </table:table-cell>
          <table:table-cell table:style-name="ce7" office:value-type="currency" office:currency="USD" office:value="101" calcext:value-type="currency">
            <text:p>$101.00</text:p>
          </table:table-cell>
          <table:table-cell table:style-name="ce12" table:number-columns-repeated="2"/>
          <table:table-cell table:style-name="ce16"/>
          <table:table-cell table:style-name="ce12" table:formula="of:=[.E386]-[.B386]" office:value-type="currency" office:currency="USD" office:value="-101" calcext:value-type="currency">
            <text:p>-$101.00</text:p>
          </table:table-cell>
          <table:table-cell table:style-name="ce12" table:formula="of:=[.E386]/[.D3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30" calcext:value-type="currency">
            <text:p>$130.00</text:p>
          </table:table-cell>
          <table:table-cell table:style-name="ce12" table:number-columns-repeated="2"/>
          <table:table-cell table:style-name="ce16"/>
          <table:table-cell table:style-name="ce12" table:formula="of:=[.E387]-[.B387]" office:value-type="currency" office:currency="USD" office:value="-130" calcext:value-type="currency">
            <text:p>-$130.00</text:p>
          </table:table-cell>
          <table:table-cell table:style-name="ce12" table:formula="of:=[.E387]/[.D3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7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388]-[.B388]" office:value-type="currency" office:currency="USD" office:value="-115" calcext:value-type="currency">
            <text:p>-$115.00</text:p>
          </table:table-cell>
          <table:table-cell table:style-name="ce12" table:formula="of:=[.E388]/[.D3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25" calcext:value-type="currency">
            <text:p>$125.00</text:p>
          </table:table-cell>
          <table:table-cell table:style-name="ce12" table:number-columns-repeated="2"/>
          <table:table-cell table:style-name="ce16"/>
          <table:table-cell table:style-name="ce12" table:formula="of:=[.E389]-[.B389]" office:value-type="currency" office:currency="USD" office:value="-125" calcext:value-type="currency">
            <text:p>-$125.00</text:p>
          </table:table-cell>
          <table:table-cell table:style-name="ce12" table:formula="of:=[.E389]/[.D3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1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390]-[.B390]" office:value-type="currency" office:currency="USD" office:value="-110" calcext:value-type="currency">
            <text:p>-$110.00</text:p>
          </table:table-cell>
          <table:table-cell table:style-name="ce12" table:formula="of:=[.E390]/[.D3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32" calcext:value-type="currency">
            <text:p>$132.00</text:p>
          </table:table-cell>
          <table:table-cell table:style-name="ce12" table:number-columns-repeated="2"/>
          <table:table-cell table:style-name="ce16"/>
          <table:table-cell table:style-name="ce12" table:formula="of:=[.E391]-[.B391]" office:value-type="currency" office:currency="USD" office:value="-132" calcext:value-type="currency">
            <text:p>-$132.00</text:p>
          </table:table-cell>
          <table:table-cell table:style-name="ce12" table:formula="of:=[.E391]/[.D3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0</text:p>
          </table:table-cell>
          <table:table-cell table:style-name="ce7" office:value-type="currency" office:currency="USD" office:value="116" calcext:value-type="currency">
            <text:p>$116.00</text:p>
          </table:table-cell>
          <table:table-cell table:style-name="ce12" table:number-columns-repeated="2"/>
          <table:table-cell table:style-name="ce16"/>
          <table:table-cell table:style-name="ce12" table:formula="of:=[.E392]-[.B392]" office:value-type="currency" office:currency="USD" office:value="-116" calcext:value-type="currency">
            <text:p>-$116.00</text:p>
          </table:table-cell>
          <table:table-cell table:style-name="ce12" table:formula="of:=[.E392]/[.D3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393]-[.B393]" office:value-type="currency" office:currency="USD" office:value="-240" calcext:value-type="currency">
            <text:p>-$240.00</text:p>
          </table:table-cell>
          <table:table-cell table:style-name="ce12" table:formula="of:=[.E393]/[.D3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2</text:p>
          </table:table-cell>
          <table:table-cell table:style-name="ce7" office:value-type="currency" office:currency="USD" office:value="211" calcext:value-type="currency">
            <text:p>$211.00</text:p>
          </table:table-cell>
          <table:table-cell table:style-name="ce12" table:number-columns-repeated="2"/>
          <table:table-cell table:style-name="ce16"/>
          <table:table-cell table:style-name="ce12" table:formula="of:=[.E394]-[.B394]" office:value-type="currency" office:currency="USD" office:value="-211" calcext:value-type="currency">
            <text:p>-$211.00</text:p>
          </table:table-cell>
          <table:table-cell table:style-name="ce12" table:formula="of:=[.E394]/[.D3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47" calcext:value-type="currency">
            <text:p>$247.00</text:p>
          </table:table-cell>
          <table:table-cell table:style-name="ce12" table:number-columns-repeated="2"/>
          <table:table-cell table:style-name="ce16"/>
          <table:table-cell table:style-name="ce12" table:formula="of:=[.E395]-[.B395]" office:value-type="currency" office:currency="USD" office:value="-247" calcext:value-type="currency">
            <text:p>-$247.00</text:p>
          </table:table-cell>
          <table:table-cell table:style-name="ce12" table:formula="of:=[.E395]/[.D3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5</text:p>
          </table:table-cell>
          <table:table-cell table:style-name="ce7" office:value-type="currency" office:currency="USD" office:value="217" calcext:value-type="currency">
            <text:p>$217.00</text:p>
          </table:table-cell>
          <table:table-cell table:style-name="ce12" table:number-columns-repeated="2"/>
          <table:table-cell table:style-name="ce16"/>
          <table:table-cell table:style-name="ce12" table:formula="of:=[.E396]-[.B396]" office:value-type="currency" office:currency="USD" office:value="-217" calcext:value-type="currency">
            <text:p>-$217.00</text:p>
          </table:table-cell>
          <table:table-cell table:style-name="ce12" table:formula="of:=[.E396]/[.D3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7]-[.B397]" office:value-type="currency" office:currency="USD" office:value="-320" calcext:value-type="currency">
            <text:p>-$320.00</text:p>
          </table:table-cell>
          <table:table-cell table:style-name="ce12" table:formula="of:=[.E397]/[.D3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398]-[.B398]" office:value-type="currency" office:currency="USD" office:value="-280" calcext:value-type="currency">
            <text:p>-$280.00</text:p>
          </table:table-cell>
          <table:table-cell table:style-name="ce12" table:formula="of:=[.E398]/[.D3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320" calcext:value-type="currency">
            <text:p>$320.00</text:p>
          </table:table-cell>
          <table:table-cell table:style-name="ce12" table:number-columns-repeated="2"/>
          <table:table-cell table:style-name="ce16"/>
          <table:table-cell table:style-name="ce12" table:formula="of:=[.E399]-[.B399]" office:value-type="currency" office:currency="USD" office:value="-320" calcext:value-type="currency">
            <text:p>-$320.00</text:p>
          </table:table-cell>
          <table:table-cell table:style-name="ce12" table:formula="of:=[.E399]/[.D3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0</text:p>
          </table:table-cell>
          <table:table-cell table:style-name="ce7" office:value-type="currency" office:currency="USD" office:value="280" calcext:value-type="currency">
            <text:p>$280.00</text:p>
          </table:table-cell>
          <table:table-cell table:style-name="ce12" table:number-columns-repeated="2"/>
          <table:table-cell table:style-name="ce16"/>
          <table:table-cell table:style-name="ce12" table:formula="of:=[.E400]-[.B400]" office:value-type="currency" office:currency="USD" office:value="-280" calcext:value-type="currency">
            <text:p>-$280.00</text:p>
          </table:table-cell>
          <table:table-cell table:style-name="ce12" table:formula="of:=[.E400]/[.D4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95" calcext:value-type="currency">
            <text:p>$395.00</text:p>
          </table:table-cell>
          <table:table-cell table:style-name="ce12" table:number-columns-repeated="2"/>
          <table:table-cell table:style-name="ce16"/>
          <table:table-cell table:style-name="ce12" table:formula="of:=[.E401]-[.B401]" office:value-type="currency" office:currency="USD" office:value="-395" calcext:value-type="currency">
            <text:p>-$395.00</text:p>
          </table:table-cell>
          <table:table-cell table:style-name="ce12" table:formula="of:=[.E401]/[.D4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50</text:p>
          </table:table-cell>
          <table:table-cell table:style-name="ce7" office:value-type="currency" office:currency="USD" office:value="348" calcext:value-type="currency">
            <text:p>$348.00</text:p>
          </table:table-cell>
          <table:table-cell table:style-name="ce12" table:number-columns-repeated="2"/>
          <table:table-cell table:style-name="ce16"/>
          <table:table-cell table:style-name="ce12" table:formula="of:=[.E402]-[.B402]" office:value-type="currency" office:currency="USD" office:value="-348" calcext:value-type="currency">
            <text:p>-$348.00</text:p>
          </table:table-cell>
          <table:table-cell table:style-name="ce12" table:formula="of:=[.E402]/[.D4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3]-[.B403]" office:value-type="string" office:string-value="" calcext:value-type="error">
            <text:p>#VALUE!</text:p>
          </table:table-cell>
          <table:table-cell table:style-name="ce12" table:formula="of:=[.E403]/[.D40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04]-[.B404]" office:value-type="string" office:string-value="" calcext:value-type="error">
            <text:p>#VALUE!</text:p>
          </table:table-cell>
          <table:table-cell table:style-name="ce12" table:formula="of:=[.E404]/[.D40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Poly-Truck with Notched Side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UT-45</text:p>
          </table:table-cell>
          <table:table-cell table:style-name="ce7" office:value-type="currency" office:currency="USD" office:value="530" calcext:value-type="currency">
            <text:p>$530.00</text:p>
          </table:table-cell>
          <table:table-cell table:style-name="ce12" table:number-columns-repeated="2"/>
          <table:table-cell table:style-name="ce16"/>
          <table:table-cell table:style-name="ce12" table:formula="of:=[.E408]-[.B408]" office:value-type="currency" office:currency="USD" office:value="-530" calcext:value-type="currency">
            <text:p>-$530.00</text:p>
          </table:table-cell>
          <table:table-cell table:style-name="ce12" table:formula="of:=[.E408]/[.D4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emovable Lid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C-8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2]-[.B412]" office:value-type="currency" office:currency="USD" office:value="-40.75" calcext:value-type="currency">
            <text:p>-$40.75</text:p>
          </table:table-cell>
          <table:table-cell table:style-name="ce12" table:formula="of:=[.E412]/[.D41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616</text:p>
          </table:table-cell>
          <table:table-cell table:style-name="ce7" office:value-type="currency" office:currency="USD" office:value="40.75" calcext:value-type="currency">
            <text:p>$40.75</text:p>
          </table:table-cell>
          <table:table-cell table:style-name="ce12" table:number-columns-repeated="2"/>
          <table:table-cell table:style-name="ce16"/>
          <table:table-cell table:style-name="ce12" table:formula="of:=[.E413]-[.B413]" office:value-type="currency" office:currency="USD" office:value="-40.75" calcext:value-type="currency">
            <text:p>-$40.75</text:p>
          </table:table-cell>
          <table:table-cell table:style-name="ce12" table:formula="of:=[.E413]/[.D41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T-2320</text:p>
          </table:table-cell>
          <table:table-cell table:style-name="ce7" office:value-type="currency" office:currency="USD" office:value="41.7" calcext:value-type="currency">
            <text:p>$41.70</text:p>
          </table:table-cell>
          <table:table-cell table:style-name="ce12" table:number-columns-repeated="2"/>
          <table:table-cell table:style-name="ce16"/>
          <table:table-cell table:style-name="ce12" table:formula="of:=[.E414]-[.B414]" office:value-type="currency" office:currency="USD" office:value="-41.7" calcext:value-type="currency">
            <text:p>-$41.70</text:p>
          </table:table-cell>
          <table:table-cell table:style-name="ce12" table:formula="of:=[.E414]/[.D4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KW-1-L</text:p>
          </table:table-cell>
          <table:table-cell table:style-name="ce8" office:value-type="currency" office:currency="USD" office:value="59" calcext:value-type="currency">
            <text:p>$59.00</text:p>
          </table:table-cell>
          <table:table-cell table:style-name="ce13" office:value-type="currency" office:currency="USD" office:value="62" calcext:value-type="currency">
            <text:p>$62.00</text:p>
          </table:table-cell>
          <table:table-cell table:style-name="ce13" office:value-type="currency" office:currency="USD" office:value="46.5" calcext:value-type="currency">
            <text:p>$46.50</text:p>
          </table:table-cell>
          <table:table-cell table:style-name="ce17"/>
          <table:table-cell table:style-name="ce13" table:formula="of:=[.E415]-[.B415]" office:value-type="currency" office:currency="USD" office:value="-59" calcext:value-type="currency">
            <text:p>-$59.00</text:p>
          </table:table-cell>
          <table:table-cell table:style-name="ce12" table:formula="of:=[.E415]/[.D4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KW-2-L</text:p>
          </table:table-cell>
          <table:table-cell table:style-name="ce8" office:value-type="currency" office:currency="USD" office:value="75.9" calcext:value-type="currency">
            <text:p>$75.90</text:p>
          </table:table-cell>
          <table:table-cell table:style-name="ce13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61.5" calcext:value-type="currency">
            <text:p>$61.50</text:p>
          </table:table-cell>
          <table:table-cell table:style-name="ce17"/>
          <table:table-cell table:style-name="ce13" table:formula="of:=[.E416]-[.B416]" office:value-type="currency" office:currency="USD" office:value="-75.9" calcext:value-type="currency">
            <text:p>-$75.90</text:p>
          </table:table-cell>
          <table:table-cell table:style-name="ce12" table:formula="of:=[.E416]/[.D4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3616-L</text:p>
          </table:table-cell>
          <table:table-cell table:style-name="ce8" office:value-type="currency" office:currency="USD" office:value="66.4" calcext:value-type="currency">
            <text:p>$66.4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17]-[.B417]" office:value-type="currency" office:currency="USD" office:value="-66.4" calcext:value-type="currency">
            <text:p>-$66.40</text:p>
          </table:table-cell>
          <table:table-cell table:style-name="ce12" table:formula="of:=[.E417]/[.D41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BC-4721-L</text:p>
          </table:table-cell>
          <table:table-cell table:style-name="ce8" office:value-type="currency" office:currency="USD" office:value="90" calcext:value-type="currency">
            <text:p>$90.00</text:p>
          </table:table-cell>
          <table:table-cell table:style-name="ce13" office:value-type="currency" office:currency="USD" office:value="97" calcext:value-type="currency">
            <text:p>$97.00</text:p>
          </table:table-cell>
          <table:table-cell table:style-name="ce13" office:value-type="currency" office:currency="USD" office:value="72.75" calcext:value-type="currency">
            <text:p>$72.75</text:p>
          </table:table-cell>
          <table:table-cell table:style-name="ce17"/>
          <table:table-cell table:style-name="ce13" table:formula="of:=[.E418]-[.B418]" office:value-type="currency" office:currency="USD" office:value="-90" calcext:value-type="currency">
            <text:p>-$90.00</text:p>
          </table:table-cell>
          <table:table-cell table:style-name="ce12" table:formula="of:=[.E418]/[.D41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2518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19]-[.B419]" office:value-type="currency" office:currency="USD" office:value="-47.4" calcext:value-type="currency">
            <text:p>-$47.40</text:p>
          </table:table-cell>
          <table:table-cell table:style-name="ce12" table:formula="of:=[.E419]/[.D4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SP-10</text:p>
          </table:table-cell>
          <table:table-cell table:style-name="ce7" office:value-type="currency" office:currency="USD" office:value="47.4" calcext:value-type="currency">
            <text:p>$47.40</text:p>
          </table:table-cell>
          <table:table-cell table:style-name="ce12" table:number-columns-repeated="2"/>
          <table:table-cell table:style-name="ce16"/>
          <table:table-cell table:style-name="ce12" table:formula="of:=[.E420]-[.B420]" office:value-type="currency" office:currency="USD" office:value="-47.4" calcext:value-type="currency">
            <text:p>-$47.40</text:p>
          </table:table-cell>
          <table:table-cell table:style-name="ce12" table:formula="of:=[.E420]/[.D4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GY-ST</text:p>
          </table:table-cell>
          <table:table-cell table:style-name="ce8" office:value-type="currency" office:currency="USD" office:value="56.9" calcext:value-type="currency">
            <text:p>$56.90</text:p>
          </table:table-cell>
          <table:table-cell table:style-name="ce13" office:value-type="currency" office:currency="USD" office:value="63" calcext:value-type="currency">
            <text:p>$63.00</text:p>
          </table:table-cell>
          <table:table-cell table:style-name="ce13" office:value-type="currency" office:currency="USD" office:value="47.25" calcext:value-type="currency">
            <text:p>$47.25</text:p>
          </table:table-cell>
          <table:table-cell table:style-name="ce17"/>
          <table:table-cell table:style-name="ce13" table:formula="of:=[.E421]-[.B421]" office:value-type="currency" office:currency="USD" office:value="-56.9" calcext:value-type="currency">
            <text:p>-$56.90</text:p>
          </table:table-cell>
          <table:table-cell table:style-name="ce12" table:formula="of:=[.E421]/[.D42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TI-GB</text:p>
          </table:table-cell>
          <table:table-cell table:style-name="ce7" office:value-type="currency" office:currency="USD" office:value="47.2" calcext:value-type="currency">
            <text:p>$47.20</text:p>
          </table:table-cell>
          <table:table-cell table:style-name="ce12" table:number-columns-repeated="2"/>
          <table:table-cell table:style-name="ce16"/>
          <table:table-cell table:style-name="ce12" table:formula="of:=[.E422]-[.B422]" office:value-type="currency" office:currency="USD" office:value="-47.2" calcext:value-type="currency">
            <text:p>-$47.20</text:p>
          </table:table-cell>
          <table:table-cell table:style-name="ce12" table:formula="of:=[.E422]/[.D42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VT-20</text:p>
          </table:table-cell>
          <table:table-cell table:style-name="ce8" office:value-type="currency" office:currency="USD" office:value="65.2" calcext:value-type="currency">
            <text:p>$65.20</text:p>
          </table:table-cell>
          <table:table-cell table:style-name="ce13" office:value-type="currency" office:currency="USD" office:value="72" calcext:value-type="currency">
            <text:p>$72.00</text:p>
          </table:table-cell>
          <table:table-cell table:style-name="ce13" office:value-type="currency" office:currency="USD" office:value="54" calcext:value-type="currency">
            <text:p>$54.00</text:p>
          </table:table-cell>
          <table:table-cell table:style-name="ce17"/>
          <table:table-cell table:style-name="ce13" table:formula="of:=[.E423]-[.B423]" office:value-type="currency" office:currency="USD" office:value="-65.2" calcext:value-type="currency">
            <text:p>-$65.20</text:p>
          </table:table-cell>
          <table:table-cell table:style-name="ce12" table:formula="of:=[.E423]/[.D42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everse Taper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T-3</text:p>
          </table:table-cell>
          <table:table-cell table:style-name="ce8" office:value-type="currency" office:currency="USD" office:value="17" calcext:value-type="currency">
            <text:p>$17.00</text:p>
          </table:table-cell>
          <table:table-cell table:style-name="ce13" office:value-type="currency" office:currency="USD" office:value="18" calcext:value-type="currency">
            <text:p>$18.00</text:p>
          </table:table-cell>
          <table:table-cell table:style-name="ce13" office:value-type="currency" office:currency="USD" office:value="13.5" calcext:value-type="currency">
            <text:p>$13.50</text:p>
          </table:table-cell>
          <table:table-cell table:style-name="ce17"/>
          <table:table-cell table:style-name="ce13" table:formula="of:=[.E427]-[.B427]" office:value-type="currency" office:currency="USD" office:value="-17" calcext:value-type="currency">
            <text:p>-$17.00</text:p>
          </table:table-cell>
          <table:table-cell table:style-name="ce12" table:formula="of:=[.E427]/[.D427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T-6</text:p>
          </table:table-cell>
          <table:table-cell table:style-name="ce8" office:value-type="currency" office:currency="USD" office:value="19" calcext:value-type="currency">
            <text:p>$19.00</text:p>
          </table:table-cell>
          <table:table-cell table:style-name="ce13" office:value-type="currency" office:currency="USD" office:value="20" calcext:value-type="currency">
            <text:p>$20.00</text:p>
          </table:table-cell>
          <table:table-cell table:style-name="ce13" office:value-type="currency" office:currency="USD" office:value="15" calcext:value-type="currency">
            <text:p>$15.00</text:p>
          </table:table-cell>
          <table:table-cell table:style-name="ce17"/>
          <table:table-cell table:style-name="ce13" table:formula="of:=[.E428]-[.B428]" office:value-type="currency" office:currency="USD" office:value="-19" calcext:value-type="currency">
            <text:p>-$19.00</text:p>
          </table:table-cell>
          <table:table-cell table:style-name="ce12" table:formula="of:=[.E428]/[.D42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CI-1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29]-[.B429]" office:value-type="string" office:string-value="" calcext:value-type="error">
            <text:p>#VALUE!</text:p>
          </table:table-cell>
          <table:table-cell table:style-name="ce12" table:formula="of:=[.E429]/[.D4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0]-[.B430]" office:value-type="string" office:string-value="" calcext:value-type="error">
            <text:p>#VALUE!</text:p>
          </table:table-cell>
          <table:table-cell table:style-name="ce12" table:formula="of:=[.E430]/[.D4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EST-2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1]-[.B431]" office:value-type="string" office:string-value="" calcext:value-type="error">
            <text:p>#VALUE!</text:p>
          </table:table-cell>
          <table:table-cell table:style-name="ce12" table:formula="of:=[.E431]/[.D4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JB-19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2]-[.B432]" office:value-type="currency" office:currency="USD" office:value="-27" calcext:value-type="currency">
            <text:p>-$27.00</text:p>
          </table:table-cell>
          <table:table-cell table:style-name="ce12" table:formula="of:=[.E432]/[.D43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1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33]-[.B433]" office:value-type="currency" office:currency="USD" office:value="-27" calcext:value-type="currency">
            <text:p>-$27.00</text:p>
          </table:table-cell>
          <table:table-cell table:style-name="ce12" table:formula="of:=[.E433]/[.D43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DC-2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34]-[.B434]" office:value-type="currency" office:currency="USD" office:value="-33" calcext:value-type="currency">
            <text:p>-$33.00</text:p>
          </table:table-cell>
          <table:table-cell table:style-name="ce12" table:formula="of:=[.E434]/[.D43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E-SS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5]-[.B435]" office:value-type="string" office:string-value="" calcext:value-type="error">
            <text:p>#VALUE!</text:p>
          </table:table-cell>
          <table:table-cell table:style-name="ce12" table:formula="of:=[.E435]/[.D4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182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6]-[.B436]" office:value-type="string" office:string-value="" calcext:value-type="error">
            <text:p>#VALUE!</text:p>
          </table:table-cell>
          <table:table-cell table:style-name="ce12" table:formula="of:=[.E436]/[.D4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17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37]-[.B437]" office:value-type="string" office:string-value="" calcext:value-type="error">
            <text:p>#VALUE!</text:p>
          </table:table-cell>
          <table:table-cell table:style-name="ce12" table:formula="of:=[.E437]/[.D4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DC-3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7" calcext:value-type="currency">
            <text:p>$37.00</text:p>
          </table:table-cell>
          <table:table-cell table:style-name="ce13" office:value-type="currency" office:currency="USD" office:value="27.75" calcext:value-type="currency">
            <text:p>$27.75</text:p>
          </table:table-cell>
          <table:table-cell table:style-name="ce17"/>
          <table:table-cell table:style-name="ce13" table:formula="of:=[.E438]-[.B438]" office:value-type="currency" office:currency="USD" office:value="-35" calcext:value-type="currency">
            <text:p>-$35.00</text:p>
          </table:table-cell>
          <table:table-cell table:style-name="ce12" table:formula="of:=[.E438]/[.D438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LM-24</text:p>
          </table:table-cell>
          <table:table-cell table:style-name="ce2" office:value-type="string" calcext:value-type="string">
            <text:p>Call</text:p>
          </table:table-cell>
          <table:table-cell table:style-name="ce13" table:number-columns-repeated="2"/>
          <table:table-cell table:style-name="ce17"/>
          <table:table-cell table:style-name="ce13" table:formula="of:=[.E439]-[.B439]" office:value-type="string" office:string-value="" calcext:value-type="error">
            <text:p>#VALUE!</text:p>
          </table:table-cell>
          <table:table-cell table:style-name="ce12" table:formula="of:=[.E439]/[.D43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TF-14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28" calcext:value-type="currency">
            <text:p>$28.00</text:p>
          </table:table-cell>
          <table:table-cell table:style-name="ce13" office:value-type="currency" office:currency="USD" office:value="21" calcext:value-type="currency">
            <text:p>$21.00</text:p>
          </table:table-cell>
          <table:table-cell table:style-name="ce17"/>
          <table:table-cell table:style-name="ce13" table:formula="of:=[.E440]-[.B440]" office:value-type="currency" office:currency="USD" office:value="-27" calcext:value-type="currency">
            <text:p>-$27.00</text:p>
          </table:table-cell>
          <table:table-cell table:style-name="ce12" table:formula="of:=[.E440]/[.D44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lling Cas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C-1-C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office:value-type="currency" office:currency="USD" office:value="202.5" calcext:value-type="currency">
            <text:p>$202.50</text:p>
          </table:table-cell>
          <table:table-cell table:style-name="ce17"/>
          <table:table-cell table:style-name="ce13" table:formula="of:=[.E444]-[.B444]" office:value-type="currency" office:currency="USD" office:value="-245" calcext:value-type="currency">
            <text:p>-$245.00</text:p>
          </table:table-cell>
          <table:table-cell table:style-name="ce12" table:formula="of:=[.E444]/[.D44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J-1-C</text:p>
          </table:table-cell>
          <table:table-cell table:style-name="ce8" office:value-type="currency" office:currency="USD" office:value="303" calcext:value-type="currency">
            <text:p>$303.00</text:p>
          </table:table-cell>
          <table:table-cell table:style-name="ce13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251.25" calcext:value-type="currency">
            <text:p>$251.25</text:p>
          </table:table-cell>
          <table:table-cell table:style-name="ce17"/>
          <table:table-cell table:style-name="ce13" table:formula="of:=[.E445]-[.B445]" office:value-type="currency" office:currency="USD" office:value="-303" calcext:value-type="currency">
            <text:p>-$303.00</text:p>
          </table:table-cell>
          <table:table-cell table:style-name="ce12" table:formula="of:=[.E445]/[.D44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HC-2-C</text:p>
          </table:table-cell>
          <table:table-cell table:style-name="ce8" office:value-type="currency" office:currency="USD" office:value="253" calcext:value-type="currency">
            <text:p>$253.00</text:p>
          </table:table-cell>
          <table:table-cell table:style-name="ce13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206.25" calcext:value-type="currency">
            <text:p>$206.25</text:p>
          </table:table-cell>
          <table:table-cell table:style-name="ce17"/>
          <table:table-cell table:style-name="ce13" table:formula="of:=[.E446]-[.B446]" office:value-type="currency" office:currency="USD" office:value="-253" calcext:value-type="currency">
            <text:p>-$253.00</text:p>
          </table:table-cell>
          <table:table-cell table:style-name="ce12" table:formula="of:=[.E446]/[.D44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lling Parts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RT-23-C</text:p>
          </table:table-cell>
          <table:table-cell table:style-name="ce7" office:value-type="currency" office:currency="USD" office:value="133" calcext:value-type="currency">
            <text:p>$133.00</text:p>
          </table:table-cell>
          <table:table-cell table:style-name="ce12" table:number-columns-repeated="2"/>
          <table:table-cell table:style-name="ce16"/>
          <table:table-cell table:style-name="ce12" table:formula="of:=[.E450]-[.B450]" office:value-type="currency" office:currency="USD" office:value="-133" calcext:value-type="currency">
            <text:p>-$133.00</text:p>
          </table:table-cell>
          <table:table-cell table:style-name="ce12" table:formula="of:=[.E450]/[.D4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JCP-1-C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451]-[.B451]" office:value-type="currency" office:currency="USD" office:value="-115" calcext:value-type="currency">
            <text:p>-$115.00</text:p>
          </table:table-cell>
          <table:table-cell table:style-name="ce12" table:formula="of:=[.E451]/[.D4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C-20-C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52]-[.B452]" office:value-type="currency" office:currency="USD" office:value="-135" calcext:value-type="currency">
            <text:p>-$135.00</text:p>
          </table:table-cell>
          <table:table-cell table:style-name="ce12" table:formula="of:=[.E452]/[.D4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-C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53]-[.B453]" office:value-type="currency" office:currency="USD" office:value="-110" calcext:value-type="currency">
            <text:p>-$110.00</text:p>
          </table:table-cell>
          <table:table-cell table:style-name="ce12" table:formula="of:=[.E453]/[.D4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Y-ST-C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54]-[.B454]" office:value-type="currency" office:currency="USD" office:value="-140" calcext:value-type="currency">
            <text:p>-$140.00</text:p>
          </table:table-cell>
          <table:table-cell table:style-name="ce12" table:formula="of:=[.E454]/[.D4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4-C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55]-[.B455]" office:value-type="currency" office:currency="USD" office:value="-155" calcext:value-type="currency">
            <text:p>-$155.00</text:p>
          </table:table-cell>
          <table:table-cell table:style-name="ce12" table:formula="of:=[.E455]/[.D45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LM-29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6]-[.B456]" office:value-type="currency" office:currency="USD" office:value="-160" calcext:value-type="currency">
            <text:p>-$160.00</text:p>
          </table:table-cell>
          <table:table-cell table:style-name="ce12" table:formula="of:=[.E456]/[.D45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VT-20-C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57]-[.B457]" office:value-type="currency" office:currency="USD" office:value="-160" calcext:value-type="currency">
            <text:p>-$160.00</text:p>
          </table:table-cell>
          <table:table-cell table:style-name="ce12" table:formula="of:=[.E457]/[.D4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8">
          <table:table-cell table:style-name="ce2" office:value-type="string" calcext:value-type="string">
            <text:p>Rotationally Molded Pallets - Double-Walled Two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61]-[.B461]" office:value-type="currency" office:currency="USD" office:value="-110" calcext:value-type="currency">
            <text:p>-$110.00</text:p>
          </table:table-cell>
          <table:table-cell table:style-name="ce12" table:formula="of:=[.E461]/[.D4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H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62]-[.B462]" office:value-type="currency" office:currency="USD" office:value="-97" calcext:value-type="currency">
            <text:p>-$97.00</text:p>
          </table:table-cell>
          <table:table-cell table:style-name="ce12" table:formula="of:=[.E462]/[.D4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3]-[.B463]" office:value-type="currency" office:currency="USD" office:value="-160" calcext:value-type="currency">
            <text:p>-$160.00</text:p>
          </table:table-cell>
          <table:table-cell table:style-name="ce12" table:formula="of:=[.E463]/[.D4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UP-51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4]-[.B464]" office:value-type="currency" office:currency="USD" office:value="-140" calcext:value-type="currency">
            <text:p>-$140.00</text:p>
          </table:table-cell>
          <table:table-cell table:style-name="ce12" table:formula="of:=[.E464]/[.D4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465]-[.B465]" office:value-type="currency" office:currency="USD" office:value="-160" calcext:value-type="currency">
            <text:p>-$160.00</text:p>
          </table:table-cell>
          <table:table-cell table:style-name="ce12" table:formula="of:=[.E465]/[.D4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48</text:p>
          </table:table-cell>
          <table:table-cell table:style-name="ce7" office:value-type="currency" office:currency="USD" office:value="140" calcext:value-type="currency">
            <text:p>$140.00</text:p>
          </table:table-cell>
          <table:table-cell table:style-name="ce12" table:number-columns-repeated="2"/>
          <table:table-cell table:style-name="ce16"/>
          <table:table-cell table:style-name="ce12" table:formula="of:=[.E466]-[.B466]" office:value-type="currency" office:currency="USD" office:value="-140" calcext:value-type="currency">
            <text:p>-$140.00</text:p>
          </table:table-cell>
          <table:table-cell table:style-name="ce12" table:formula="of:=[.E466]/[.D4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467]-[.B467]" office:value-type="currency" office:currency="USD" office:value="-95" calcext:value-type="currency">
            <text:p>-$95.00</text:p>
          </table:table-cell>
          <table:table-cell table:style-name="ce12" table:formula="of:=[.E467]/[.D4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MC-30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468]-[.B468]" office:value-type="currency" office:currency="USD" office:value="-84" calcext:value-type="currency">
            <text:p>-$84.00</text:p>
          </table:table-cell>
          <table:table-cell table:style-name="ce12" table:formula="of:=[.E468]/[.D4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469]-[.B469]" office:value-type="currency" office:currency="USD" office:value="-155" calcext:value-type="currency">
            <text:p>-$155.00</text:p>
          </table:table-cell>
          <table:table-cell table:style-name="ce12" table:formula="of:=[.E469]/[.D4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64</text:p>
          </table:table-cell>
          <table:table-cell table:style-name="ce7" office:value-type="currency" office:currency="USD" office:value="135" calcext:value-type="currency">
            <text:p>$135.00</text:p>
          </table:table-cell>
          <table:table-cell table:style-name="ce12" table:number-columns-repeated="2"/>
          <table:table-cell table:style-name="ce16"/>
          <table:table-cell table:style-name="ce12" table:formula="of:=[.E470]-[.B470]" office:value-type="currency" office:currency="USD" office:value="-135" calcext:value-type="currency">
            <text:p>-$135.00</text:p>
          </table:table-cell>
          <table:table-cell table:style-name="ce12" table:formula="of:=[.E470]/[.D4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60" calcext:value-type="currency">
            <text:p>$460.00</text:p>
          </table:table-cell>
          <table:table-cell table:style-name="ce12" table:number-columns-repeated="2"/>
          <table:table-cell table:style-name="ce16"/>
          <table:table-cell table:style-name="ce12" table:formula="of:=[.E471]-[.B471]" office:value-type="currency" office:currency="USD" office:value="-460" calcext:value-type="currency">
            <text:p>-$460.00</text:p>
          </table:table-cell>
          <table:table-cell table:style-name="ce12" table:formula="of:=[.E471]/[.D4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QP-101</text:p>
          </table:table-cell>
          <table:table-cell table:style-name="ce7" office:value-type="currency" office:currency="USD" office:value="405" calcext:value-type="currency">
            <text:p>$405.00</text:p>
          </table:table-cell>
          <table:table-cell table:style-name="ce12" table:number-columns-repeated="2"/>
          <table:table-cell table:style-name="ce16"/>
          <table:table-cell table:style-name="ce12" table:formula="of:=[.E472]-[.B472]" office:value-type="currency" office:currency="USD" office:value="-405" calcext:value-type="currency">
            <text:p>-$405.00</text:p>
          </table:table-cell>
          <table:table-cell table:style-name="ce12" table:formula="of:=[.E472]/[.D4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Rotationally Molded Pallets - Singe Walled Four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110" calcext:value-type="currency">
            <text:p>$110.00</text:p>
          </table:table-cell>
          <table:table-cell table:style-name="ce12" table:number-columns-repeated="2"/>
          <table:table-cell table:style-name="ce16"/>
          <table:table-cell table:style-name="ce12" table:formula="of:=[.E476]-[.B476]" office:value-type="currency" office:currency="USD" office:value="-110" calcext:value-type="currency">
            <text:p>-$110.00</text:p>
          </table:table-cell>
          <table:table-cell table:style-name="ce12" table:formula="of:=[.E476]/[.D4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P-48</text:p>
          </table:table-cell>
          <table:table-cell table:style-name="ce7" office:value-type="currency" office:currency="USD" office:value="97" calcext:value-type="currency">
            <text:p>$97.00</text:p>
          </table:table-cell>
          <table:table-cell table:style-name="ce12" table:number-columns-repeated="2"/>
          <table:table-cell table:style-name="ce16"/>
          <table:table-cell table:style-name="ce12" table:formula="of:=[.E477]-[.B477]" office:value-type="currency" office:currency="USD" office:value="-97" calcext:value-type="currency">
            <text:p>-$97.00</text:p>
          </table:table-cell>
          <table:table-cell table:style-name="ce12" table:formula="of:=[.E477]/[.D4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Rotationally Molded Stack and Nest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DJ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1]-[.B481]" office:value-type="currency" office:currency="USD" office:value="-30" calcext:value-type="currency">
            <text:p>-$30.00</text:p>
          </table:table-cell>
          <table:table-cell table:style-name="ce12" table:formula="of:=[.E481]/[.D48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PES-22</text:p>
          </table:table-cell>
          <table:table-cell table:style-name="ce8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2]-[.B482]" office:value-type="currency" office:currency="USD" office:value="-31" calcext:value-type="currency">
            <text:p>-$31.00</text:p>
          </table:table-cell>
          <table:table-cell table:style-name="ce12" table:formula="of:=[.E482]/[.D48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B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483]-[.B483]" office:value-type="currency" office:currency="USD" office:value="-30" calcext:value-type="currency">
            <text:p>-$30.00</text:p>
          </table:table-cell>
          <table:table-cell table:style-name="ce12" table:formula="of:=[.E483]/[.D483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1</text:p>
          </table:table-cell>
          <table:table-cell table:style-name="ce8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35" calcext:value-type="currency">
            <text:p>$35.00</text:p>
          </table:table-cell>
          <table:table-cell table:style-name="ce13" office:value-type="currency" office:currency="USD" office:value="26.25" calcext:value-type="currency">
            <text:p>$26.25</text:p>
          </table:table-cell>
          <table:table-cell table:style-name="ce17"/>
          <table:table-cell table:style-name="ce13" table:formula="of:=[.E484]-[.B484]" office:value-type="currency" office:currency="USD" office:value="-35" calcext:value-type="currency">
            <text:p>-$35.00</text:p>
          </table:table-cell>
          <table:table-cell table:style-name="ce12" table:formula="of:=[.E484]/[.D48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FM-2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45" calcext:value-type="currency">
            <text:p>$45.00</text:p>
          </table:table-cell>
          <table:table-cell table:style-name="ce13" office:value-type="currency" office:currency="USD" office:value="33.75" calcext:value-type="currency">
            <text:p>$33.75</text:p>
          </table:table-cell>
          <table:table-cell table:style-name="ce17"/>
          <table:table-cell table:style-name="ce13" table:formula="of:=[.E485]-[.B485]" office:value-type="currency" office:currency="USD" office:value="-45" calcext:value-type="currency">
            <text:p>-$45.00</text:p>
          </table:table-cell>
          <table:table-cell table:style-name="ce12" table:formula="of:=[.E485]/[.D48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Rotationally Molded Tray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10" calcext:value-type="currency">
            <text:p>$10.00</text:p>
          </table:table-cell>
          <table:table-cell table:style-name="ce13" table:number-columns-repeated="2"/>
          <table:table-cell table:style-name="ce17"/>
          <table:table-cell table:style-name="ce13" table:formula="of:=[.E489]-[.B489]" office:value-type="currency" office:currency="USD" office:value="-10" calcext:value-type="currency">
            <text:p>-$10.00</text:p>
          </table:table-cell>
          <table:table-cell table:style-name="ce12" table:formula="of:=[.E489]/[.D489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USM-1</text:p>
          </table:table-cell>
          <table:table-cell table:style-name="ce8" office:value-type="currency" office:currency="USD" office:value="9" calcext:value-type="currency">
            <text:p>$9.00</text:p>
          </table:table-cell>
          <table:table-cell table:style-name="ce13" table:number-columns-repeated="2"/>
          <table:table-cell table:style-name="ce17"/>
          <table:table-cell table:style-name="ce13" table:formula="of:=[.E490]-[.B490]" office:value-type="currency" office:currency="USD" office:value="-9" calcext:value-type="currency">
            <text:p>-$9.00</text:p>
          </table:table-cell>
          <table:table-cell table:style-name="ce12" table:formula="of:=[.E490]/[.D490]" office:value-type="string" office:string-value="" calcext:value-type="error">
            <text:p>#DIV/0!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1]-[.B491]" office:value-type="string" office:string-value="" calcext:value-type="error">
            <text:p>#VALUE!</text:p>
          </table:table-cell>
          <table:table-cell table:style-name="ce12" table:formula="of:=[.E491]/[.D4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W-15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492]-[.B492]" office:value-type="currency" office:currency="USD" office:value="-17" calcext:value-type="currency">
            <text:p>-$17.00</text:p>
          </table:table-cell>
          <table:table-cell table:style-name="ce12" table:formula="of:=[.E492]/[.D4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20" calcext:value-type="currency">
            <text:p>$20.00</text:p>
          </table:table-cell>
          <table:table-cell table:style-name="ce14" table:number-columns-repeated="2"/>
          <table:table-cell table:style-name="ce18"/>
          <table:table-cell table:style-name="ce14" table:formula="of:=[.E493]-[.B493]" office:value-type="currency" office:currency="USD" office:value="-20" calcext:value-type="currency">
            <text:p>-$20.00</text:p>
          </table:table-cell>
          <table:table-cell table:style-name="ce12" table:formula="of:=[.E493]/[.D49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W-17</text:p>
          </table:table-cell>
          <table:table-cell table:style-name="ce9" office:value-type="currency" office:currency="USD" office:value="18" calcext:value-type="currency">
            <text:p>$18.00</text:p>
          </table:table-cell>
          <table:table-cell table:style-name="ce14" table:number-columns-repeated="2"/>
          <table:table-cell table:style-name="ce18"/>
          <table:table-cell table:style-name="ce14" table:formula="of:=[.E494]-[.B494]" office:value-type="currency" office:currency="USD" office:value="-18" calcext:value-type="currency">
            <text:p>-$18.00</text:p>
          </table:table-cell>
          <table:table-cell table:style-name="ce12" table:formula="of:=[.E494]/[.D49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21" calcext:value-type="currency">
            <text:p>$21.00</text:p>
          </table:table-cell>
          <table:table-cell table:style-name="ce14" table:number-columns-repeated="2"/>
          <table:table-cell table:style-name="ce18"/>
          <table:table-cell table:style-name="ce14" table:formula="of:=[.E495]-[.B495]" office:value-type="currency" office:currency="USD" office:value="-21" calcext:value-type="currency">
            <text:p>-$21.00</text:p>
          </table:table-cell>
          <table:table-cell table:style-name="ce12" table:formula="of:=[.E495]/[.D49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NHBB-2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496]-[.B496]" office:value-type="currency" office:currency="USD" office:value="-19" calcext:value-type="currency">
            <text:p>-$19.00</text:p>
          </table:table-cell>
          <table:table-cell table:style-name="ce12" table:formula="of:=[.E496]/[.D49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497]-[.B497]" office:value-type="string" office:string-value="" calcext:value-type="error">
            <text:p>#VALUE!</text:p>
          </table:table-cell>
          <table:table-cell table:style-name="ce12" table:formula="of:=[.E497]/[.D4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21-L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498]-[.B498]" office:value-type="currency" office:currency="USD" office:value="-14" calcext:value-type="currency">
            <text:p>-$14.00</text:p>
          </table:table-cell>
          <table:table-cell table:style-name="ce12" table:formula="of:=[.E498]/[.D4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499]-[.B499]" office:value-type="currency" office:currency="USD" office:value="-20" calcext:value-type="currency">
            <text:p>-$20.00</text:p>
          </table:table-cell>
          <table:table-cell table:style-name="ce12" table:formula="of:=[.E499]/[.D4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MT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0]-[.B500]" office:value-type="string" office:string-value="" calcext:value-type="error">
            <text:p>#VALUE!</text:p>
          </table:table-cell>
          <table:table-cell table:style-name="ce12" table:formula="of:=[.E500]/[.D5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1]-[.B501]" office:value-type="string" office:string-value="" calcext:value-type="error">
            <text:p>#VALUE!</text:p>
          </table:table-cell>
          <table:table-cell table:style-name="ce12" table:formula="of:=[.E501]/[.D5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-23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02]-[.B502]" office:value-type="string" office:string-value="" calcext:value-type="error">
            <text:p>#VALUE!</text:p>
          </table:table-cell>
          <table:table-cell table:style-name="ce12" table:formula="of:=[.E502]/[.D50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office:value-type="currency" office:currency="USD" office:value="23" calcext:value-type="currency">
            <text:p>$23.00</text:p>
          </table:table-cell>
          <table:table-cell table:style-name="ce14" office:value-type="currency" office:currency="USD" office:value="17.25" calcext:value-type="currency">
            <text:p>$17.25</text:p>
          </table:table-cell>
          <table:table-cell table:style-name="ce18"/>
          <table:table-cell table:style-name="ce14" table:formula="of:=[.E503]-[.B503]" office:value-type="currency" office:currency="USD" office:value="-22" calcext:value-type="currency">
            <text:p>-$22.00</text:p>
          </table:table-cell>
          <table:table-cell table:style-name="ce12" table:formula="of:=[.E503]/[.D50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417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4]-[.B504]" office:value-type="currency" office:currency="USD" office:value="-19" calcext:value-type="currency">
            <text:p>-$19.00</text:p>
          </table:table-cell>
          <table:table-cell table:style-name="ce12" table:formula="of:=[.E504]/[.D5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22" calcext:value-type="currency">
            <text:p>$22.00</text:p>
          </table:table-cell>
          <table:table-cell table:style-name="ce14" table:number-columns-repeated="2"/>
          <table:table-cell table:style-name="ce18"/>
          <table:table-cell table:style-name="ce14" table:formula="of:=[.E505]-[.B505]" office:value-type="currency" office:currency="USD" office:value="-22" calcext:value-type="currency">
            <text:p>-$22.00</text:p>
          </table:table-cell>
          <table:table-cell table:style-name="ce12" table:formula="of:=[.E505]/[.D5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FM1-L</text:p>
          </table:table-cell>
          <table:table-cell table:style-name="ce9" office:value-type="currency" office:currency="USD" office:value="19" calcext:value-type="currency">
            <text:p>$19.00</text:p>
          </table:table-cell>
          <table:table-cell table:style-name="ce14" table:number-columns-repeated="2"/>
          <table:table-cell table:style-name="ce18"/>
          <table:table-cell table:style-name="ce14" table:formula="of:=[.E506]-[.B506]" office:value-type="currency" office:currency="USD" office:value="-19" calcext:value-type="currency">
            <text:p>-$19.00</text:p>
          </table:table-cell>
          <table:table-cell table:style-name="ce12" table:formula="of:=[.E506]/[.D5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7]-[.B507]" office:value-type="currency" office:currency="USD" office:value="-27" calcext:value-type="currency">
            <text:p>-$27.00</text:p>
          </table:table-cell>
          <table:table-cell table:style-name="ce12" table:formula="of:=[.E507]/[.D50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3">
          <table:table-cell table:style-name="ce4" office:value-type="string" calcext:value-type="string">
            <text:p>JB-19-BAYHEAD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08]-[.B508]" office:value-type="currency" office:currency="USD" office:value="-24" calcext:value-type="currency">
            <text:p>-$24.00</text:p>
          </table:table-cell>
          <table:table-cell table:style-name="ce12" table:formula="of:=[.E508]/[.D50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7" calcext:value-type="currency">
            <text:p>$27.00</text:p>
          </table:table-cell>
          <table:table-cell table:style-name="ce12" table:number-columns-repeated="2"/>
          <table:table-cell table:style-name="ce16"/>
          <table:table-cell table:style-name="ce12" table:formula="of:=[.E509]-[.B509]" office:value-type="currency" office:currency="USD" office:value="-27" calcext:value-type="currency">
            <text:p>-$27.00</text:p>
          </table:table-cell>
          <table:table-cell table:style-name="ce12" table:formula="of:=[.E509]/[.D50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2PE-L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510]-[.B510]" office:value-type="currency" office:currency="USD" office:value="-24" calcext:value-type="currency">
            <text:p>-$24.00</text:p>
          </table:table-cell>
          <table:table-cell table:style-name="ce12" table:formula="of:=[.E510]/[.D51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30" calcext:value-type="currency">
            <text:p>$30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1]-[.B511]" office:value-type="currency" office:currency="USD" office:value="-30" calcext:value-type="currency">
            <text:p>-$30.00</text:p>
          </table:table-cell>
          <table:table-cell table:style-name="ce12" table:formula="of:=[.E511]/[.D5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LG-1</text:p>
          </table:table-cell>
          <table:table-cell table:style-name="ce8" office:value-type="currency" office:currency="USD" office:value="26" calcext:value-type="currency">
            <text:p>$26.00</text:p>
          </table:table-cell>
          <table:table-cell table:style-name="ce13" office:value-type="currency" office:currency="USD" office:value="31" calcext:value-type="currency">
            <text:p>$31.00</text:p>
          </table:table-cell>
          <table:table-cell table:style-name="ce13" office:value-type="currency" office:currency="USD" office:value="23.25" calcext:value-type="currency">
            <text:p>$23.25</text:p>
          </table:table-cell>
          <table:table-cell table:style-name="ce17"/>
          <table:table-cell table:style-name="ce13" table:formula="of:=[.E512]-[.B512]" office:value-type="currency" office:currency="USD" office:value="-26" calcext:value-type="currency">
            <text:p>-$26.00</text:p>
          </table:table-cell>
          <table:table-cell table:style-name="ce12" table:formula="of:=[.E512]/[.D512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office:value-type="currency" office:currency="USD" office:value="43" calcext:value-type="currency">
            <text:p>$43.00</text:p>
          </table:table-cell>
          <table:table-cell table:style-name="ce14" office:value-type="currency" office:currency="USD" office:value="32.25" calcext:value-type="currency">
            <text:p>$32.25</text:p>
          </table:table-cell>
          <table:table-cell table:style-name="ce18"/>
          <table:table-cell table:style-name="ce14" table:formula="of:=[.E513]-[.B513]" office:value-type="currency" office:currency="USD" office:value="-35" calcext:value-type="currency">
            <text:p>-$35.00</text:p>
          </table:table-cell>
          <table:table-cell table:style-name="ce12" table:formula="of:=[.E513]/[.D513]" office:value-type="currency" office:currency="USD" office:value="0" calcext:value-type="currency">
            <text:p>$0.00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6</text:p>
          </table:table-cell>
          <table:table-cell table:style-name="ce9" office:value-type="currency" office:currency="USD" office:value="34" calcext:value-type="currency">
            <text:p>$34.00</text:p>
          </table:table-cell>
          <table:table-cell table:style-name="ce14" table:number-columns-repeated="2"/>
          <table:table-cell table:style-name="ce18"/>
          <table:table-cell table:style-name="ce14" table:formula="of:=[.E514]-[.B514]" office:value-type="currency" office:currency="USD" office:value="-34" calcext:value-type="currency">
            <text:p>-$34.00</text:p>
          </table:table-cell>
          <table:table-cell table:style-name="ce12" table:formula="of:=[.E514]/[.D51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15]-[.B515]" office:value-type="currency" office:currency="USD" office:value="-35" calcext:value-type="currency">
            <text:p>-$35.00</text:p>
          </table:table-cell>
          <table:table-cell table:style-name="ce12" table:formula="of:=[.E515]/[.D51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516]-[.B516]" office:value-type="currency" office:currency="USD" office:value="-31" calcext:value-type="currency">
            <text:p>-$31.00</text:p>
          </table:table-cell>
          <table:table-cell table:style-name="ce12" table:formula="of:=[.E516]/[.D51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17]-[.B517]" office:value-type="currency" office:currency="USD" office:value="-41" calcext:value-type="currency">
            <text:p>-$41.00</text:p>
          </table:table-cell>
          <table:table-cell table:style-name="ce12" table:formula="of:=[.E517]/[.D51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7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518]-[.B518]" office:value-type="currency" office:currency="USD" office:value="-36" calcext:value-type="currency">
            <text:p>-$36.00</text:p>
          </table:table-cell>
          <table:table-cell table:style-name="ce12" table:formula="of:=[.E518]/[.D51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40" calcext:value-type="currency">
            <text:p>$40.00</text:p>
          </table:table-cell>
          <table:table-cell table:style-name="ce14" table:number-columns-repeated="2"/>
          <table:table-cell table:style-name="ce18"/>
          <table:table-cell table:style-name="ce14" table:formula="of:=[.E519]-[.B519]" office:value-type="currency" office:currency="USD" office:value="-40" calcext:value-type="currency">
            <text:p>-$40.00</text:p>
          </table:table-cell>
          <table:table-cell table:style-name="ce12" table:formula="of:=[.E519]/[.D51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T-2437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520]-[.B520]" office:value-type="currency" office:currency="USD" office:value="-35" calcext:value-type="currency">
            <text:p>-$35.00</text:p>
          </table:table-cell>
          <table:table-cell table:style-name="ce12" table:formula="of:=[.E520]/[.D52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7" calcext:value-type="currency">
            <text:p>$47.00</text:p>
          </table:table-cell>
          <table:table-cell table:style-name="ce14" table:number-columns-repeated="2"/>
          <table:table-cell table:style-name="ce18"/>
          <table:table-cell table:style-name="ce14" table:formula="of:=[.E521]-[.B521]" office:value-type="currency" office:currency="USD" office:value="-47" calcext:value-type="currency">
            <text:p>-$47.00</text:p>
          </table:table-cell>
          <table:table-cell table:style-name="ce12" table:formula="of:=[.E521]/[.D52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PBL-8</text:p>
          </table:table-cell>
          <table:table-cell table:style-name="ce9" office:value-type="currency" office:currency="USD" office:value="41" calcext:value-type="currency">
            <text:p>$41.00</text:p>
          </table:table-cell>
          <table:table-cell table:style-name="ce14" table:number-columns-repeated="2"/>
          <table:table-cell table:style-name="ce18"/>
          <table:table-cell table:style-name="ce14" table:formula="of:=[.E522]-[.B522]" office:value-type="currency" office:currency="USD" office:value="-41" calcext:value-type="currency">
            <text:p>-$41.00</text:p>
          </table:table-cell>
          <table:table-cell table:style-name="ce12" table:formula="of:=[.E522]/[.D5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23]-[.B523]" office:value-type="currency" office:currency="USD" office:value="-95" calcext:value-type="currency">
            <text:p>-$95.00</text:p>
          </table:table-cell>
          <table:table-cell table:style-name="ce12" table:formula="of:=[.E523]/[.D52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T-53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24]-[.B524]" office:value-type="currency" office:currency="USD" office:value="-84" calcext:value-type="currency">
            <text:p>-$84.00</text:p>
          </table:table-cell>
          <table:table-cell table:style-name="ce12" table:formula="of:=[.E524]/[.D52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6" calcext:value-type="currency">
            <text:p>$16.00</text:p>
          </table:table-cell>
          <table:table-cell table:style-name="ce12" table:number-columns-repeated="2"/>
          <table:table-cell table:style-name="ce16"/>
          <table:table-cell table:style-name="ce12" table:formula="of:=[.E525]-[.B525]" office:value-type="currency" office:currency="USD" office:value="-16" calcext:value-type="currency">
            <text:p>-$16.00</text:p>
          </table:table-cell>
          <table:table-cell table:style-name="ce12" table:formula="of:=[.E525]/[.D52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1</text:p>
          </table:table-cell>
          <table:table-cell table:style-name="ce7" office:value-type="currency" office:currency="USD" office:value="14" calcext:value-type="currency">
            <text:p>$14.00</text:p>
          </table:table-cell>
          <table:table-cell table:style-name="ce12" table:number-columns-repeated="2"/>
          <table:table-cell table:style-name="ce16"/>
          <table:table-cell table:style-name="ce12" table:formula="of:=[.E526]-[.B526]" office:value-type="currency" office:currency="USD" office:value="-14" calcext:value-type="currency">
            <text:p>-$14.00</text:p>
          </table:table-cell>
          <table:table-cell table:style-name="ce12" table:formula="of:=[.E526]/[.D5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3" calcext:value-type="currency">
            <text:p>$23.00</text:p>
          </table:table-cell>
          <table:table-cell table:style-name="ce12" table:number-columns-repeated="2"/>
          <table:table-cell table:style-name="ce16"/>
          <table:table-cell table:style-name="ce12" table:formula="of:=[.E527]-[.B527]" office:value-type="currency" office:currency="USD" office:value="-23" calcext:value-type="currency">
            <text:p>-$23.00</text:p>
          </table:table-cell>
          <table:table-cell table:style-name="ce12" table:formula="of:=[.E527]/[.D5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KWT-2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528]-[.B528]" office:value-type="currency" office:currency="USD" office:value="-20" calcext:value-type="currency">
            <text:p>-$20.00</text:p>
          </table:table-cell>
          <table:table-cell table:style-name="ce12" table:formula="of:=[.E528]/[.D5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85" calcext:value-type="currency">
            <text:p>$85.00</text:p>
          </table:table-cell>
          <table:table-cell table:style-name="ce12" table:number-columns-repeated="2"/>
          <table:table-cell table:style-name="ce16"/>
          <table:table-cell table:style-name="ce12" table:formula="of:=[.E529]-[.B529]" office:value-type="currency" office:currency="USD" office:value="-85" calcext:value-type="currency">
            <text:p>-$85.00</text:p>
          </table:table-cell>
          <table:table-cell table:style-name="ce12" table:formula="of:=[.E529]/[.D5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-LID</text:p>
          </table:table-cell>
          <table:table-cell table:style-name="ce7" office:value-type="currency" office:currency="USD" office:value="75" calcext:value-type="currency">
            <text:p>$75.00</text:p>
          </table:table-cell>
          <table:table-cell table:style-name="ce12" table:number-columns-repeated="2"/>
          <table:table-cell table:style-name="ce16"/>
          <table:table-cell table:style-name="ce12" table:formula="of:=[.E530]-[.B530]" office:value-type="currency" office:currency="USD" office:value="-75" calcext:value-type="currency">
            <text:p>-$75.00</text:p>
          </table:table-cell>
          <table:table-cell table:style-name="ce12" table:formula="of:=[.E530]/[.D5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95" calcext:value-type="currency">
            <text:p>$95.00</text:p>
          </table:table-cell>
          <table:table-cell table:style-name="ce12" table:number-columns-repeated="2"/>
          <table:table-cell table:style-name="ce16"/>
          <table:table-cell table:style-name="ce12" table:formula="of:=[.E531]-[.B531]" office:value-type="currency" office:currency="USD" office:value="-95" calcext:value-type="currency">
            <text:p>-$95.00</text:p>
          </table:table-cell>
          <table:table-cell table:style-name="ce12" table:formula="of:=[.E531]/[.D53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48</text:p>
          </table:table-cell>
          <table:table-cell table:style-name="ce7" office:value-type="currency" office:currency="USD" office:value="84" calcext:value-type="currency">
            <text:p>$84.00</text:p>
          </table:table-cell>
          <table:table-cell table:style-name="ce12" table:number-columns-repeated="2"/>
          <table:table-cell table:style-name="ce16"/>
          <table:table-cell table:style-name="ce12" table:formula="of:=[.E532]-[.B532]" office:value-type="currency" office:currency="USD" office:value="-84" calcext:value-type="currency">
            <text:p>-$84.00</text:p>
          </table:table-cell>
          <table:table-cell table:style-name="ce12" table:formula="of:=[.E532]/[.D53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55" calcext:value-type="currency">
            <text:p>$155.00</text:p>
          </table:table-cell>
          <table:table-cell table:style-name="ce12" table:number-columns-repeated="2"/>
          <table:table-cell table:style-name="ce16"/>
          <table:table-cell table:style-name="ce12" table:formula="of:=[.E533]-[.B533]" office:value-type="currency" office:currency="USD" office:value="-155" calcext:value-type="currency">
            <text:p>-$155.00</text:p>
          </table:table-cell>
          <table:table-cell table:style-name="ce12" table:formula="of:=[.E533]/[.D5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BT-52</text:p>
          </table:table-cell>
          <table:table-cell table:style-name="ce7" office:value-type="currency" office:currency="USD" office:value="136" calcext:value-type="currency">
            <text:p>$136.00</text:p>
          </table:table-cell>
          <table:table-cell table:style-name="ce12" table:number-columns-repeated="2"/>
          <table:table-cell table:style-name="ce16"/>
          <table:table-cell table:style-name="ce12" table:formula="of:=[.E534]-[.B534]" office:value-type="currency" office:currency="USD" office:value="-136" calcext:value-type="currency">
            <text:p>-$136.00</text:p>
          </table:table-cell>
          <table:table-cell table:style-name="ce12" table:formula="of:=[.E534]/[.D5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Round Bin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GS-36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8]-[.B538]" office:value-type="currency" office:currency="USD" office:value="-60" calcext:value-type="currency">
            <text:p>-$60.00</text:p>
          </table:table-cell>
          <table:table-cell table:style-name="ce12" table:formula="of:=[.E538]/[.D5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1</text:p>
          </table:table-cell>
          <table:table-cell table:style-name="ce7" office:value-type="currency" office:currency="USD" office:value="60" calcext:value-type="currency">
            <text:p>$60.00</text:p>
          </table:table-cell>
          <table:table-cell table:style-name="ce12" table:number-columns-repeated="2"/>
          <table:table-cell table:style-name="ce16"/>
          <table:table-cell table:style-name="ce12" table:formula="of:=[.E539]-[.B539]" office:value-type="currency" office:currency="USD" office:value="-60" calcext:value-type="currency">
            <text:p>-$60.00</text:p>
          </table:table-cell>
          <table:table-cell table:style-name="ce12" table:formula="of:=[.E539]/[.D5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5</text:p>
          </table:table-cell>
          <table:table-cell table:style-name="ce7" office:value-type="currency" office:currency="USD" office:value="105" calcext:value-type="currency">
            <text:p>$105.00</text:p>
          </table:table-cell>
          <table:table-cell table:style-name="ce12" table:number-columns-repeated="2"/>
          <table:table-cell table:style-name="ce16"/>
          <table:table-cell table:style-name="ce12" table:formula="of:=[.E540]-[.B540]" office:value-type="currency" office:currency="USD" office:value="-105" calcext:value-type="currency">
            <text:p>-$105.00</text:p>
          </table:table-cell>
          <table:table-cell table:style-name="ce12" table:formula="of:=[.E540]/[.D5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38</text:p>
          </table:table-cell>
          <table:table-cell table:style-name="ce7" office:value-type="currency" office:currency="USD" office:value="145" calcext:value-type="currency">
            <text:p>$145.00</text:p>
          </table:table-cell>
          <table:table-cell table:style-name="ce12" table:number-columns-repeated="2"/>
          <table:table-cell table:style-name="ce16"/>
          <table:table-cell table:style-name="ce12" table:formula="of:=[.E541]-[.B541]" office:value-type="currency" office:currency="USD" office:value="-145" calcext:value-type="currency">
            <text:p>-$145.00</text:p>
          </table:table-cell>
          <table:table-cell table:style-name="ce12" table:formula="of:=[.E541]/[.D5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52</text:p>
          </table:table-cell>
          <table:table-cell table:style-name="ce7" office:value-type="currency" office:currency="USD" office:value="305" calcext:value-type="currency">
            <text:p>$305.00</text:p>
          </table:table-cell>
          <table:table-cell table:style-name="ce12" table:number-columns-repeated="2"/>
          <table:table-cell table:style-name="ce16"/>
          <table:table-cell table:style-name="ce12" table:formula="of:=[.E542]-[.B542]" office:value-type="currency" office:currency="USD" office:value="-305" calcext:value-type="currency">
            <text:p>-$305.00</text:p>
          </table:table-cell>
          <table:table-cell table:style-name="ce12" table:formula="of:=[.E542]/[.D5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GS-60</text:p>
          </table:table-cell>
          <table:table-cell table:style-name="ce7" office:value-type="currency" office:currency="USD" office:value="350" calcext:value-type="currency">
            <text:p>$350.00</text:p>
          </table:table-cell>
          <table:table-cell table:style-name="ce12" table:number-columns-repeated="2"/>
          <table:table-cell table:style-name="ce16"/>
          <table:table-cell table:style-name="ce12" table:formula="of:=[.E543]-[.B543]" office:value-type="currency" office:currency="USD" office:value="-350" calcext:value-type="currency">
            <text:p>-$350.00</text:p>
          </table:table-cell>
          <table:table-cell table:style-name="ce12" table:formula="of:=[.E543]/[.D5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Rolling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T-20</text:p>
          </table:table-cell>
          <table:table-cell table:style-name="ce7" office:value-type="currency" office:currency="USD" office:value="115" calcext:value-type="currency">
            <text:p>$115.00</text:p>
          </table:table-cell>
          <table:table-cell table:style-name="ce12" table:number-columns-repeated="2"/>
          <table:table-cell table:style-name="ce16"/>
          <table:table-cell table:style-name="ce12" table:formula="of:=[.E547]-[.B547]" office:value-type="currency" office:currency="USD" office:value="-115" calcext:value-type="currency">
            <text:p>-$115.00</text:p>
          </table:table-cell>
          <table:table-cell table:style-name="ce12" table:formula="of:=[.E547]/[.D5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5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8]-[.B548]" office:value-type="currency" office:currency="USD" office:value="-180" calcext:value-type="currency">
            <text:p>-$180.00</text:p>
          </table:table-cell>
          <table:table-cell table:style-name="ce12" table:formula="of:=[.E548]/[.D5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26</text:p>
          </table:table-cell>
          <table:table-cell table:style-name="ce7" office:value-type="currency" office:currency="USD" office:value="180" calcext:value-type="currency">
            <text:p>$180.00</text:p>
          </table:table-cell>
          <table:table-cell table:style-name="ce12" table:number-columns-repeated="2"/>
          <table:table-cell table:style-name="ce16"/>
          <table:table-cell table:style-name="ce12" table:formula="of:=[.E549]-[.B549]" office:value-type="currency" office:currency="USD" office:value="-180" calcext:value-type="currency">
            <text:p>-$180.00</text:p>
          </table:table-cell>
          <table:table-cell table:style-name="ce12" table:formula="of:=[.E549]/[.D5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1</text:p>
          </table:table-cell>
          <table:table-cell table:style-name="ce7" office:value-type="currency" office:currency="USD" office:value="185" calcext:value-type="currency">
            <text:p>$185.00</text:p>
          </table:table-cell>
          <table:table-cell table:style-name="ce12" table:number-columns-repeated="2"/>
          <table:table-cell table:style-name="ce16"/>
          <table:table-cell table:style-name="ce12" table:formula="of:=[.E550]-[.B550]" office:value-type="currency" office:currency="USD" office:value="-185" calcext:value-type="currency">
            <text:p>-$185.00</text:p>
          </table:table-cell>
          <table:table-cell table:style-name="ce12" table:formula="of:=[.E550]/[.D5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5</text:p>
          </table:table-cell>
          <table:table-cell table:style-name="ce7" office:value-type="currency" office:currency="USD" office:value="240" calcext:value-type="currency">
            <text:p>$240.00</text:p>
          </table:table-cell>
          <table:table-cell table:style-name="ce12" table:number-columns-repeated="2"/>
          <table:table-cell table:style-name="ce16"/>
          <table:table-cell table:style-name="ce12" table:formula="of:=[.E551]-[.B551]" office:value-type="currency" office:currency="USD" office:value="-240" calcext:value-type="currency">
            <text:p>-$240.00</text:p>
          </table:table-cell>
          <table:table-cell table:style-name="ce12" table:formula="of:=[.E551]/[.D5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38</text:p>
          </table:table-cell>
          <table:table-cell table:style-name="ce7" office:value-type="currency" office:currency="USD" office:value="260" calcext:value-type="currency">
            <text:p>$260.00</text:p>
          </table:table-cell>
          <table:table-cell table:style-name="ce12" table:number-columns-repeated="2"/>
          <table:table-cell table:style-name="ce16"/>
          <table:table-cell table:style-name="ce12" table:formula="of:=[.E552]-[.B552]" office:value-type="currency" office:currency="USD" office:value="-260" calcext:value-type="currency">
            <text:p>-$260.00</text:p>
          </table:table-cell>
          <table:table-cell table:style-name="ce12" table:formula="of:=[.E552]/[.D5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52</text:p>
          </table:table-cell>
          <table:table-cell table:style-name="ce7" office:value-type="currency" office:currency="USD" office:value="630" calcext:value-type="currency">
            <text:p>$630.00</text:p>
          </table:table-cell>
          <table:table-cell table:style-name="ce12" table:number-columns-repeated="2"/>
          <table:table-cell table:style-name="ce16"/>
          <table:table-cell table:style-name="ce12" table:formula="of:=[.E553]-[.B553]" office:value-type="currency" office:currency="USD" office:value="-630" calcext:value-type="currency">
            <text:p>-$630.00</text:p>
          </table:table-cell>
          <table:table-cell table:style-name="ce12" table:formula="of:=[.E553]/[.D5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T-60</text:p>
          </table:table-cell>
          <table:table-cell table:style-name="ce7" office:value-type="currency" office:currency="USD" office:value="690" calcext:value-type="currency">
            <text:p>$690.00</text:p>
          </table:table-cell>
          <table:table-cell table:style-name="ce12" table:number-columns-repeated="2"/>
          <table:table-cell table:style-name="ce16"/>
          <table:table-cell table:style-name="ce12" table:formula="of:=[.E554]-[.B554]" office:value-type="currency" office:currency="USD" office:value="-690" calcext:value-type="currency">
            <text:p>-$690.00</text:p>
          </table:table-cell>
          <table:table-cell table:style-name="ce12" table:formula="of:=[.E554]/[.D55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Round Stacking Container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3" calcext:value-type="currency">
            <text:p>$13.00</text:p>
          </table:table-cell>
          <table:table-cell table:style-name="ce12" table:number-columns-repeated="2"/>
          <table:table-cell table:style-name="ce16"/>
          <table:table-cell table:style-name="ce12" table:formula="of:=[.E558]-[.B558]" office:value-type="currency" office:currency="USD" office:value="-13" calcext:value-type="currency">
            <text:p>-$13.00</text:p>
          </table:table-cell>
          <table:table-cell table:style-name="ce12" table:formula="of:=[.E558]/[.D5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TUB-1</text:p>
          </table:table-cell>
          <table:table-cell table:style-name="ce7" office:value-type="currency" office:currency="USD" office:value="11" calcext:value-type="currency">
            <text:p>$11.00</text:p>
          </table:table-cell>
          <table:table-cell table:style-name="ce12" table:number-columns-repeated="2"/>
          <table:table-cell table:style-name="ce16"/>
          <table:table-cell table:style-name="ce12" table:formula="of:=[.E559]-[.B559]" office:value-type="currency" office:currency="USD" office:value="-11" calcext:value-type="currency">
            <text:p>-$11.00</text:p>
          </table:table-cell>
          <table:table-cell table:style-name="ce12" table:formula="of:=[.E559]/[.D5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0]-[.B560]" office:value-type="string" office:string-value="" calcext:value-type="error">
            <text:p>#VALUE!</text:p>
          </table:table-cell>
          <table:table-cell table:style-name="ce12" table:formula="of:=[.E560]/[.D5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0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561]-[.B561]" office:value-type="string" office:string-value="" calcext:value-type="error">
            <text:p>#VALUE!</text:p>
          </table:table-cell>
          <table:table-cell table:style-name="ce12" table:formula="of:=[.E561]/[.D5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2]-[.B562]" office:value-type="currency" office:currency="USD" office:value="-25" calcext:value-type="currency">
            <text:p>-$25.00</text:p>
          </table:table-cell>
          <table:table-cell table:style-name="ce12" table:formula="of:=[.E562]/[.D5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0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3]-[.B563]" office:value-type="currency" office:currency="USD" office:value="-22" calcext:value-type="currency">
            <text:p>-$22.00</text:p>
          </table:table-cell>
          <table:table-cell table:style-name="ce12" table:formula="of:=[.E563]/[.D5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4]-[.B564]" office:value-type="currency" office:currency="USD" office:value="-25" calcext:value-type="currency">
            <text:p>-$25.00</text:p>
          </table:table-cell>
          <table:table-cell table:style-name="ce12" table:formula="of:=[.E564]/[.D5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9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5]-[.B565]" office:value-type="currency" office:currency="USD" office:value="-22" calcext:value-type="currency">
            <text:p>-$22.00</text:p>
          </table:table-cell>
          <table:table-cell table:style-name="ce12" table:formula="of:=[.E565]/[.D5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6]-[.B566]" office:value-type="currency" office:currency="USD" office:value="-25" calcext:value-type="currency">
            <text:p>-$25.00</text:p>
          </table:table-cell>
          <table:table-cell table:style-name="ce12" table:formula="of:=[.E566]/[.D5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15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7]-[.B567]" office:value-type="currency" office:currency="USD" office:value="-22" calcext:value-type="currency">
            <text:p>-$22.00</text:p>
          </table:table-cell>
          <table:table-cell table:style-name="ce12" table:formula="of:=[.E567]/[.D5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68]-[.B568]" office:value-type="currency" office:currency="USD" office:value="-25" calcext:value-type="currency">
            <text:p>-$25.00</text:p>
          </table:table-cell>
          <table:table-cell table:style-name="ce12" table:formula="of:=[.E568]/[.D5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69]-[.B569]" office:value-type="currency" office:currency="USD" office:value="-22" calcext:value-type="currency">
            <text:p>-$22.00</text:p>
          </table:table-cell>
          <table:table-cell table:style-name="ce12" table:formula="of:=[.E569]/[.D5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0]-[.B570]" office:value-type="currency" office:currency="USD" office:value="-25" calcext:value-type="currency">
            <text:p>-$25.00</text:p>
          </table:table-cell>
          <table:table-cell table:style-name="ce12" table:formula="of:=[.E570]/[.D5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13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1]-[.B571]" office:value-type="currency" office:currency="USD" office:value="-22" calcext:value-type="currency">
            <text:p>-$22.00</text:p>
          </table:table-cell>
          <table:table-cell table:style-name="ce12" table:formula="of:=[.E571]/[.D5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572]-[.B572]" office:value-type="currency" office:currency="USD" office:value="-25" calcext:value-type="currency">
            <text:p>-$25.00</text:p>
          </table:table-cell>
          <table:table-cell table:style-name="ce12" table:formula="of:=[.E572]/[.D5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172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573]-[.B573]" office:value-type="currency" office:currency="USD" office:value="-22" calcext:value-type="currency">
            <text:p>-$22.00</text:p>
          </table:table-cell>
          <table:table-cell table:style-name="ce12" table:formula="of:=[.E573]/[.D5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4]-[.B574]" office:value-type="currency" office:currency="USD" office:value="-32" calcext:value-type="currency">
            <text:p>-$32.00</text:p>
          </table:table-cell>
          <table:table-cell table:style-name="ce12" table:formula="of:=[.E574]/[.D5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0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5]-[.B575]" office:value-type="currency" office:currency="USD" office:value="-28" calcext:value-type="currency">
            <text:p>-$28.00</text:p>
          </table:table-cell>
          <table:table-cell table:style-name="ce12" table:formula="of:=[.E575]/[.D5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6]-[.B576]" office:value-type="currency" office:currency="USD" office:value="-32" calcext:value-type="currency">
            <text:p>-$32.00</text:p>
          </table:table-cell>
          <table:table-cell table:style-name="ce12" table:formula="of:=[.E576]/[.D5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5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7]-[.B577]" office:value-type="currency" office:currency="USD" office:value="-28" calcext:value-type="currency">
            <text:p>-$28.00</text:p>
          </table:table-cell>
          <table:table-cell table:style-name="ce12" table:formula="of:=[.E577]/[.D5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78]-[.B578]" office:value-type="currency" office:currency="USD" office:value="-32" calcext:value-type="currency">
            <text:p>-$32.00</text:p>
          </table:table-cell>
          <table:table-cell table:style-name="ce12" table:formula="of:=[.E578]/[.D5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0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79]-[.B579]" office:value-type="currency" office:currency="USD" office:value="-28" calcext:value-type="currency">
            <text:p>-$28.00</text:p>
          </table:table-cell>
          <table:table-cell table:style-name="ce12" table:formula="of:=[.E579]/[.D5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0]-[.B580]" office:value-type="currency" office:currency="USD" office:value="-32" calcext:value-type="currency">
            <text:p>-$32.00</text:p>
          </table:table-cell>
          <table:table-cell table:style-name="ce12" table:formula="of:=[.E580]/[.D5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6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1]-[.B581]" office:value-type="currency" office:currency="USD" office:value="-28" calcext:value-type="currency">
            <text:p>-$28.00</text:p>
          </table:table-cell>
          <table:table-cell table:style-name="ce12" table:formula="of:=[.E581]/[.D5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2]-[.B582]" office:value-type="currency" office:currency="USD" office:value="-32" calcext:value-type="currency">
            <text:p>-$32.00</text:p>
          </table:table-cell>
          <table:table-cell table:style-name="ce12" table:formula="of:=[.E582]/[.D5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479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3]-[.B583]" office:value-type="currency" office:currency="USD" office:value="-28" calcext:value-type="currency">
            <text:p>-$28.00</text:p>
          </table:table-cell>
          <table:table-cell table:style-name="ce12" table:formula="of:=[.E583]/[.D5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4]-[.B584]" office:value-type="currency" office:currency="USD" office:value="-32" calcext:value-type="currency">
            <text:p>-$32.00</text:p>
          </table:table-cell>
          <table:table-cell table:style-name="ce12" table:formula="of:=[.E584]/[.D5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5]-[.B585]" office:value-type="currency" office:currency="USD" office:value="-28" calcext:value-type="currency">
            <text:p>-$28.00</text:p>
          </table:table-cell>
          <table:table-cell table:style-name="ce12" table:formula="of:=[.E585]/[.D5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32" calcext:value-type="currency">
            <text:p>$32.00</text:p>
          </table:table-cell>
          <table:table-cell table:style-name="ce12" table:number-columns-repeated="2"/>
          <table:table-cell table:style-name="ce16"/>
          <table:table-cell table:style-name="ce12" table:formula="of:=[.E586]-[.B586]" office:value-type="currency" office:currency="USD" office:value="-32" calcext:value-type="currency">
            <text:p>-$32.00</text:p>
          </table:table-cell>
          <table:table-cell table:style-name="ce12" table:formula="of:=[.E586]/[.D5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262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587]-[.B587]" office:value-type="currency" office:currency="USD" office:value="-28" calcext:value-type="currency">
            <text:p>-$28.00</text:p>
          </table:table-cell>
          <table:table-cell table:style-name="ce12" table:formula="of:=[.E587]/[.D5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88]-[.B588]" office:value-type="currency" office:currency="USD" office:value="-46" calcext:value-type="currency">
            <text:p>-$46.00</text:p>
          </table:table-cell>
          <table:table-cell table:style-name="ce12" table:formula="of:=[.E588]/[.D5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40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89]-[.B589]" office:value-type="currency" office:currency="USD" office:value="-40" calcext:value-type="currency">
            <text:p>-$40.00</text:p>
          </table:table-cell>
          <table:table-cell table:style-name="ce12" table:formula="of:=[.E589]/[.D5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0]-[.B590]" office:value-type="currency" office:currency="USD" office:value="-46" calcext:value-type="currency">
            <text:p>-$46.00</text:p>
          </table:table-cell>
          <table:table-cell table:style-name="ce12" table:formula="of:=[.E590]/[.D5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7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1]-[.B591]" office:value-type="currency" office:currency="USD" office:value="-40" calcext:value-type="currency">
            <text:p>-$40.00</text:p>
          </table:table-cell>
          <table:table-cell table:style-name="ce12" table:formula="of:=[.E591]/[.D5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2]-[.B592]" office:value-type="currency" office:currency="USD" office:value="-46" calcext:value-type="currency">
            <text:p>-$46.00</text:p>
          </table:table-cell>
          <table:table-cell table:style-name="ce12" table:formula="of:=[.E592]/[.D5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983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3]-[.B593]" office:value-type="currency" office:currency="USD" office:value="-40" calcext:value-type="currency">
            <text:p>-$40.00</text:p>
          </table:table-cell>
          <table:table-cell table:style-name="ce12" table:formula="of:=[.E593]/[.D5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4]-[.B594]" office:value-type="currency" office:currency="USD" office:value="-46" calcext:value-type="currency">
            <text:p>-$46.00</text:p>
          </table:table-cell>
          <table:table-cell table:style-name="ce12" table:formula="of:=[.E594]/[.D5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3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5]-[.B595]" office:value-type="currency" office:currency="USD" office:value="-40" calcext:value-type="currency">
            <text:p>-$40.00</text:p>
          </table:table-cell>
          <table:table-cell table:style-name="ce12" table:formula="of:=[.E595]/[.D5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6]-[.B596]" office:value-type="currency" office:currency="USD" office:value="-46" calcext:value-type="currency">
            <text:p>-$46.00</text:p>
          </table:table-cell>
          <table:table-cell table:style-name="ce12" table:formula="of:=[.E596]/[.D5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816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7]-[.B597]" office:value-type="currency" office:currency="USD" office:value="-40" calcext:value-type="currency">
            <text:p>-$40.00</text:p>
          </table:table-cell>
          <table:table-cell table:style-name="ce12" table:formula="of:=[.E597]/[.D59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6" calcext:value-type="currency">
            <text:p>$46.00</text:p>
          </table:table-cell>
          <table:table-cell table:style-name="ce12" table:number-columns-repeated="2"/>
          <table:table-cell table:style-name="ce16"/>
          <table:table-cell table:style-name="ce12" table:formula="of:=[.E598]-[.B598]" office:value-type="currency" office:currency="USD" office:value="-46" calcext:value-type="currency">
            <text:p>-$46.00</text:p>
          </table:table-cell>
          <table:table-cell table:style-name="ce12" table:formula="of:=[.E598]/[.D59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372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599]-[.B599]" office:value-type="currency" office:currency="USD" office:value="-40" calcext:value-type="currency">
            <text:p>-$40.00</text:p>
          </table:table-cell>
          <table:table-cell table:style-name="ce12" table:formula="of:=[.E599]/[.D59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00]-[.B600]" office:value-type="currency" office:currency="USD" office:value="-65" calcext:value-type="currency">
            <text:p>-$65.00</text:p>
          </table:table-cell>
          <table:table-cell table:style-name="ce12" table:formula="of:=[.E600]/[.D60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RPW-570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01]-[.B601]" office:value-type="currency" office:currency="USD" office:value="-57" calcext:value-type="currency">
            <text:p>-$57.00</text:p>
          </table:table-cell>
          <table:table-cell table:style-name="ce12" table:formula="of:=[.E601]/[.D60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pecialty Containers - Rotational Molde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Bayhead-Specialty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05]-[.B605]" office:value-type="string" office:string-value="" calcext:value-type="error">
            <text:p>#VALUE!</text:p>
          </table:table-cell>
          <table:table-cell table:style-name="ce12" table:formula="of:=[.E605]/[.D60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GG-24</text:p>
          </table:table-cell>
          <table:table-cell table:style-name="ce8" office:value-type="currency" office:currency="USD" office:value="256" calcext:value-type="currency">
            <text:p>$256.00</text:p>
          </table:table-cell>
          <table:table-cell table:style-name="ce13" office:value-type="currency" office:currency="USD" office:value="273" calcext:value-type="currency">
            <text:p>$273.00</text:p>
          </table:table-cell>
          <table:table-cell table:style-name="ce13" office:value-type="currency" office:currency="USD" office:value="204.75" calcext:value-type="currency">
            <text:p>$204.75</text:p>
          </table:table-cell>
          <table:table-cell table:style-name="ce17"/>
          <table:table-cell table:style-name="ce13" table:formula="of:=[.E609]-[.B609]" office:value-type="currency" office:currency="USD" office:value="-256" calcext:value-type="currency">
            <text:p>-$256.00</text:p>
          </table:table-cell>
          <table:table-cell table:style-name="ce12" table:formula="of:=[.E609]/[.D609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36</text:p>
          </table:table-cell>
          <table:table-cell table:style-name="ce8" office:value-type="currency" office:currency="USD" office:value="296" calcext:value-type="currency">
            <text:p>$296.00</text:p>
          </table:table-cell>
          <table:table-cell table:style-name="ce13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236.25" calcext:value-type="currency">
            <text:p>$236.25</text:p>
          </table:table-cell>
          <table:table-cell table:style-name="ce17"/>
          <table:table-cell table:style-name="ce13" table:formula="of:=[.E610]-[.B610]" office:value-type="currency" office:currency="USD" office:value="-296" calcext:value-type="currency">
            <text:p>-$296.00</text:p>
          </table:table-cell>
          <table:table-cell table:style-name="ce12" table:formula="of:=[.E610]/[.D61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GG-48</text:p>
          </table:table-cell>
          <table:table-cell table:style-name="ce8" office:value-type="currency" office:currency="USD" office:value="329" calcext:value-type="currency">
            <text:p>$329.00</text:p>
          </table:table-cell>
          <table:table-cell table:style-name="ce13" office:value-type="currency" office:currency="USD" office:value="350" calcext:value-type="currency">
            <text:p>$350.00</text:p>
          </table:table-cell>
          <table:table-cell table:style-name="ce13" office:value-type="currency" office:currency="USD" office:value="262.5" calcext:value-type="currency">
            <text:p>$262.50</text:p>
          </table:table-cell>
          <table:table-cell table:style-name="ce17"/>
          <table:table-cell table:style-name="ce13" table:formula="of:=[.E611]-[.B611]" office:value-type="currency" office:currency="USD" office:value="-329" calcext:value-type="currency">
            <text:p>-$329.00</text:p>
          </table:table-cell>
          <table:table-cell table:style-name="ce12" table:formula="of:=[.E611]/[.D611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6">
          <table:table-cell table:style-name="ce2" office:value-type="string" calcext:value-type="string">
            <text:p>Stacking Pallet Containers - 2 Way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SKA-1</text:p>
          </table:table-cell>
          <table:table-cell table:style-name="ce8" office:value-type="currency" office:currency="USD" office:value="224" calcext:value-type="currency">
            <text:p>$224.00</text:p>
          </table:table-cell>
          <table:table-cell table:style-name="ce13" office:value-type="currency" office:currency="USD" office:value="240" calcext:value-type="currency">
            <text:p>$240.00</text:p>
          </table:table-cell>
          <table:table-cell table:style-name="ce13" office:value-type="currency" office:currency="USD" office:value="180" calcext:value-type="currency">
            <text:p>$180.00</text:p>
          </table:table-cell>
          <table:table-cell table:style-name="ce17"/>
          <table:table-cell table:style-name="ce13" table:formula="of:=[.E615]-[.B615]" office:value-type="currency" office:currency="USD" office:value="-224" calcext:value-type="currency">
            <text:p>-$224.00</text:p>
          </table:table-cell>
          <table:table-cell table:style-name="ce12" table:formula="of:=[.E615]/[.D615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SKA-2</text:p>
          </table:table-cell>
          <table:table-cell table:style-name="ce8" office:value-type="currency" office:currency="USD" office:value="249" calcext:value-type="currency">
            <text:p>$249.00</text:p>
          </table:table-cell>
          <table:table-cell table:style-name="ce13" office:value-type="currency" office:currency="USD" office:value="267" calcext:value-type="currency">
            <text:p>$267.00</text:p>
          </table:table-cell>
          <table:table-cell table:style-name="ce13" office:value-type="currency" office:currency="USD" office:value="200.25" calcext:value-type="currency">
            <text:p>$200.25</text:p>
          </table:table-cell>
          <table:table-cell table:style-name="ce17"/>
          <table:table-cell table:style-name="ce13" table:formula="of:=[.E616]-[.B616]" office:value-type="currency" office:currency="USD" office:value="-249" calcext:value-type="currency">
            <text:p>-$249.00</text:p>
          </table:table-cell>
          <table:table-cell table:style-name="ce12" table:formula="of:=[.E616]/[.D616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 Entry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HON-40</text:p>
          </table:table-cell>
          <table:table-cell table:style-name="ce8" office:value-type="currency" office:currency="USD" office:value="146" calcext:value-type="currency">
            <text:p>$146.00</text:p>
          </table:table-cell>
          <table:table-cell table:style-name="ce13" office:value-type="currency" office:currency="USD" office:value="157" calcext:value-type="currency">
            <text:p>$157.00</text:p>
          </table:table-cell>
          <table:table-cell table:style-name="ce13" office:value-type="currency" office:currency="USD" office:value="117.75" calcext:value-type="currency">
            <text:p>$117.75</text:p>
          </table:table-cell>
          <table:table-cell table:style-name="ce17"/>
          <table:table-cell table:style-name="ce13" table:formula="of:=[.E620]-[.B620]" office:value-type="currency" office:currency="USD" office:value="-146" calcext:value-type="currency">
            <text:p>-$146.00</text:p>
          </table:table-cell>
          <table:table-cell table:style-name="ce12" table:formula="of:=[.E620]/[.D620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9">
          <table:table-cell table:style-name="ce2" office:value-type="string" calcext:value-type="string">
            <text:p>Stacking Pallet Containers - 4 Way Forklift Entry AT7040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AT-7040</text:p>
          </table:table-cell>
          <table:table-cell table:style-name="ce8" office:value-type="currency" office:currency="USD" office:value="689" calcext:value-type="currency">
            <text:p>$689.00</text:p>
          </table:table-cell>
          <table:table-cell table:style-name="ce13" office:value-type="currency" office:currency="USD" office:value="720" calcext:value-type="currency">
            <text:p>$720.00</text:p>
          </table:table-cell>
          <table:table-cell table:style-name="ce13" office:value-type="currency" office:currency="USD" office:value="540" calcext:value-type="currency">
            <text:p>$540.00</text:p>
          </table:table-cell>
          <table:table-cell table:style-name="ce17"/>
          <table:table-cell table:style-name="ce13" table:formula="of:=[.E624]-[.B624]" office:value-type="currency" office:currency="USD" office:value="-689" calcext:value-type="currency">
            <text:p>-$689.00</text:p>
          </table:table-cell>
          <table:table-cell table:style-name="ce12" table:formula="of:=[.E624]/[.D624]" office:value-type="currency" office:currency="USD" office:value="0" calcext:value-type="currency">
            <text:p>$0.00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Steel Cradle V Truck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LDX</text:p>
          </table:table-cell>
          <table:table-cell table:style-name="ce7" office:value-type="currency" office:currency="USD" office:value="160" calcext:value-type="currency">
            <text:p>$160.00</text:p>
          </table:table-cell>
          <table:table-cell table:style-name="ce12" table:number-columns-repeated="2"/>
          <table:table-cell table:style-name="ce16"/>
          <table:table-cell table:style-name="ce12" table:formula="of:=[.E628]-[.B628]" office:value-type="currency" office:currency="USD" office:value="-160" calcext:value-type="currency">
            <text:p>-$160.00</text:p>
          </table:table-cell>
          <table:table-cell table:style-name="ce12" table:formula="of:=[.E628]/[.D6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DV</text:p>
          </table:table-cell>
          <table:table-cell table:style-name="ce7" office:value-type="currency" office:currency="USD" office:value="230" calcext:value-type="currency">
            <text:p>$230.00</text:p>
          </table:table-cell>
          <table:table-cell table:style-name="ce12" table:number-columns-repeated="2"/>
          <table:table-cell table:style-name="ce16"/>
          <table:table-cell table:style-name="ce12" table:formula="of:=[.E629]-[.B629]" office:value-type="currency" office:currency="USD" office:value="-230" calcext:value-type="currency">
            <text:p>-$230.00</text:p>
          </table:table-cell>
          <table:table-cell table:style-name="ce12" table:formula="of:=[.E629]/[.D6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DV</text:p>
          </table:table-cell>
          <table:table-cell table:style-name="ce7" office:value-type="currency" office:currency="USD" office:value="300" calcext:value-type="currency">
            <text:p>$300.00</text:p>
          </table:table-cell>
          <table:table-cell table:style-name="ce12" table:number-columns-repeated="2"/>
          <table:table-cell table:style-name="ce16"/>
          <table:table-cell table:style-name="ce12" table:formula="of:=[.E630]-[.B630]" office:value-type="currency" office:currency="USD" office:value="-300" calcext:value-type="currency">
            <text:p>-$300.00</text:p>
          </table:table-cell>
          <table:table-cell table:style-name="ce12" table:formula="of:=[.E630]/[.D63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5">
          <table:table-cell table:style-name="ce2" office:value-type="string" calcext:value-type="string">
            <text:p>Straight Sided with Rim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4]-[.B634]" office:value-type="currency" office:currency="USD" office:value="-33" calcext:value-type="currency">
            <text:p>-$33.00</text:p>
          </table:table-cell>
          <table:table-cell table:style-name="ce12" table:formula="of:=[.E634]/[.D6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5]-[.B635]" office:value-type="string" office:string-value="" calcext:value-type="error">
            <text:p>#VALUE!</text:p>
          </table:table-cell>
          <table:table-cell table:style-name="ce12" table:formula="of:=[.E635]/[.D6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36]-[.B636]" office:value-type="currency" office:currency="USD" office:value="-31" calcext:value-type="currency">
            <text:p>-$31.00</text:p>
          </table:table-cell>
          <table:table-cell table:style-name="ce12" table:formula="of:=[.E636]/[.D6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2-B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37]-[.B637]" office:value-type="string" office:string-value="" calcext:value-type="error">
            <text:p>#VALUE!</text:p>
          </table:table-cell>
          <table:table-cell table:style-name="ce12" table:formula="of:=[.E637]/[.D63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638]-[.B638]" office:value-type="currency" office:currency="USD" office:value="-33" calcext:value-type="currency">
            <text:p>-$33.00</text:p>
          </table:table-cell>
          <table:table-cell table:style-name="ce12" table:formula="of:=[.E638]/[.D63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4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639]-[.B639]" office:value-type="currency" office:currency="USD" office:value="-29" calcext:value-type="currency">
            <text:p>-$29.00</text:p>
          </table:table-cell>
          <table:table-cell table:style-name="ce12" table:formula="of:=[.E639]/[.D63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40]-[.B640]" office:value-type="currency" office:currency="USD" office:value="-48" calcext:value-type="currency">
            <text:p>-$48.00</text:p>
          </table:table-cell>
          <table:table-cell table:style-name="ce12" table:formula="of:=[.E640]/[.D64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8</text:p>
          </table:table-cell>
          <table:table-cell table:style-name="ce7" office:value-type="currency" office:currency="USD" office:value="42" calcext:value-type="currency">
            <text:p>$42.00</text:p>
          </table:table-cell>
          <table:table-cell table:style-name="ce12" table:number-columns-repeated="2"/>
          <table:table-cell table:style-name="ce16"/>
          <table:table-cell table:style-name="ce12" table:formula="of:=[.E641]-[.B641]" office:value-type="currency" office:currency="USD" office:value="-42" calcext:value-type="currency">
            <text:p>-$42.00</text:p>
          </table:table-cell>
          <table:table-cell table:style-name="ce12" table:formula="of:=[.E641]/[.D64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2]-[.B642]" office:value-type="currency" office:currency="USD" office:value="-35" calcext:value-type="currency">
            <text:p>-$35.00</text:p>
          </table:table-cell>
          <table:table-cell table:style-name="ce12" table:formula="of:=[.E642]/[.D64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0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643]-[.B643]" office:value-type="currency" office:currency="USD" office:value="-31" calcext:value-type="currency">
            <text:p>-$31.00</text:p>
          </table:table-cell>
          <table:table-cell table:style-name="ce12" table:formula="of:=[.E643]/[.D64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4]-[.B644]" office:value-type="currency" office:currency="USD" office:value="-39" calcext:value-type="currency">
            <text:p>-$39.00</text:p>
          </table:table-cell>
          <table:table-cell table:style-name="ce12" table:formula="of:=[.E644]/[.D64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25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45]-[.B645]" office:value-type="currency" office:currency="USD" office:value="-34" calcext:value-type="currency">
            <text:p>-$34.00</text:p>
          </table:table-cell>
          <table:table-cell table:style-name="ce12" table:formula="of:=[.E645]/[.D64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46]-[.B646]" office:value-type="currency" office:currency="USD" office:value="-39" calcext:value-type="currency">
            <text:p>-$39.00</text:p>
          </table:table-cell>
          <table:table-cell table:style-name="ce12" table:formula="of:=[.E646]/[.D64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47]-[.B647]" office:value-type="string" office:string-value="" calcext:value-type="error">
            <text:p>#VALUE!</text:p>
          </table:table-cell>
          <table:table-cell table:style-name="ce12" table:formula="of:=[.E647]/[.D64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40" calcext:value-type="currency">
            <text:p>$40.00</text:p>
          </table:table-cell>
          <table:table-cell table:style-name="ce12" table:number-columns-repeated="2"/>
          <table:table-cell table:style-name="ce16"/>
          <table:table-cell table:style-name="ce12" table:formula="of:=[.E648]-[.B648]" office:value-type="currency" office:currency="USD" office:value="-40" calcext:value-type="currency">
            <text:p>-$40.00</text:p>
          </table:table-cell>
          <table:table-cell table:style-name="ce12" table:formula="of:=[.E648]/[.D64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SS-19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49]-[.B649]" office:value-type="currency" office:currency="USD" office:value="-35" calcext:value-type="currency">
            <text:p>-$35.00</text:p>
          </table:table-cell>
          <table:table-cell table:style-name="ce12" table:formula="of:=[.E649]/[.D64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50]-[.B650]" office:value-type="currency" office:currency="USD" office:value="-39" calcext:value-type="currency">
            <text:p>-$39.00</text:p>
          </table:table-cell>
          <table:table-cell table:style-name="ce12" table:formula="of:=[.E650]/[.D65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T-9</text:p>
          </table:table-cell>
          <table:table-cell table:style-name="ce7" office:value-type="currency" office:currency="USD" office:value="34" calcext:value-type="currency">
            <text:p>$34.00</text:p>
          </table:table-cell>
          <table:table-cell table:style-name="ce12" table:number-columns-repeated="2"/>
          <table:table-cell table:style-name="ce16"/>
          <table:table-cell table:style-name="ce12" table:formula="of:=[.E651]-[.B651]" office:value-type="currency" office:currency="USD" office:value="-34" calcext:value-type="currency">
            <text:p>-$34.00</text:p>
          </table:table-cell>
          <table:table-cell table:style-name="ce12" table:formula="of:=[.E651]/[.D65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65" calcext:value-type="currency">
            <text:p>$65.00</text:p>
          </table:table-cell>
          <table:table-cell table:style-name="ce12" table:number-columns-repeated="2"/>
          <table:table-cell table:style-name="ce16"/>
          <table:table-cell table:style-name="ce12" table:formula="of:=[.E652]-[.B652]" office:value-type="currency" office:currency="USD" office:value="-65" calcext:value-type="currency">
            <text:p>-$65.00</text:p>
          </table:table-cell>
          <table:table-cell table:style-name="ce12" table:formula="of:=[.E652]/[.D65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HH-19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53]-[.B653]" office:value-type="currency" office:currency="USD" office:value="-57" calcext:value-type="currency">
            <text:p>-$57.00</text:p>
          </table:table-cell>
          <table:table-cell table:style-name="ce12" table:formula="of:=[.E653]/[.D65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Traditional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57]-[.B657]" office:value-type="currency" office:currency="USD" office:value="-22" calcext:value-type="currency">
            <text:p>-$22.00</text:p>
          </table:table-cell>
          <table:table-cell table:style-name="ce12" table:formula="of:=[.E657]/[.D65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1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58]-[.B658]" office:value-type="currency" office:currency="USD" office:value="-19" calcext:value-type="currency">
            <text:p>-$19.00</text:p>
          </table:table-cell>
          <table:table-cell table:style-name="ce12" table:formula="of:=[.E658]/[.D65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659]-[.B659]" office:value-type="currency" office:currency="USD" office:value="-21" calcext:value-type="currency">
            <text:p>-$21.00</text:p>
          </table:table-cell>
          <table:table-cell table:style-name="ce12" table:formula="of:=[.E659]/[.D65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TI-2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0]-[.B660]" office:value-type="currency" office:currency="USD" office:value="-18.5" calcext:value-type="currency">
            <text:p>-$18.50</text:p>
          </table:table-cell>
          <table:table-cell table:style-name="ce12" table:formula="of:=[.E660]/[.D66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61]-[.B661]" office:value-type="currency" office:currency="USD" office:value="-25" calcext:value-type="currency">
            <text:p>-$25.00</text:p>
          </table:table-cell>
          <table:table-cell table:style-name="ce12" table:formula="of:=[.E661]/[.D66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8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662]-[.B662]" office:value-type="currency" office:currency="USD" office:value="-22" calcext:value-type="currency">
            <text:p>-$22.00</text:p>
          </table:table-cell>
          <table:table-cell table:style-name="ce12" table:formula="of:=[.E662]/[.D66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3]-[.B663]" office:value-type="string" office:string-value="" calcext:value-type="error">
            <text:p>#VALUE!</text:p>
          </table:table-cell>
          <table:table-cell table:style-name="ce12" table:formula="of:=[.E663]/[.D66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8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4]-[.B664]" office:value-type="currency" office:currency="USD" office:value="-20" calcext:value-type="currency">
            <text:p>-$20.00</text:p>
          </table:table-cell>
          <table:table-cell table:style-name="ce12" table:formula="of:=[.E664]/[.D66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5]-[.B665]" office:value-type="string" office:string-value="" calcext:value-type="error">
            <text:p>#VALUE!</text:p>
          </table:table-cell>
          <table:table-cell table:style-name="ce12" table:formula="of:=[.E665]/[.D66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9</text:p>
          </table:table-cell>
          <table:table-cell table:style-name="ce7" office:value-type="currency" office:currency="USD" office:value="18.5" calcext:value-type="currency">
            <text:p>$18.50</text:p>
          </table:table-cell>
          <table:table-cell table:style-name="ce12" table:number-columns-repeated="2"/>
          <table:table-cell table:style-name="ce16"/>
          <table:table-cell table:style-name="ce12" table:formula="of:=[.E666]-[.B666]" office:value-type="currency" office:currency="USD" office:value="-18.5" calcext:value-type="currency">
            <text:p>-$18.50</text:p>
          </table:table-cell>
          <table:table-cell table:style-name="ce12" table:formula="of:=[.E666]/[.D66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7]-[.B667]" office:value-type="string" office:string-value="" calcext:value-type="error">
            <text:p>#VALUE!</text:p>
          </table:table-cell>
          <table:table-cell table:style-name="ce12" table:formula="of:=[.E667]/[.D66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0</text:p>
          </table:table-cell>
          <table:table-cell table:style-name="ce7" office:value-type="currency" office:currency="USD" office:value="20" calcext:value-type="currency">
            <text:p>$20.00</text:p>
          </table:table-cell>
          <table:table-cell table:style-name="ce12" table:number-columns-repeated="2"/>
          <table:table-cell table:style-name="ce16"/>
          <table:table-cell table:style-name="ce12" table:formula="of:=[.E668]-[.B668]" office:value-type="currency" office:currency="USD" office:value="-20" calcext:value-type="currency">
            <text:p>-$20.00</text:p>
          </table:table-cell>
          <table:table-cell table:style-name="ce12" table:formula="of:=[.E668]/[.D66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69]-[.B669]" office:value-type="string" office:string-value="" calcext:value-type="error">
            <text:p>#VALUE!</text:p>
          </table:table-cell>
          <table:table-cell table:style-name="ce12" table:formula="of:=[.E669]/[.D66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670]-[.B670]" office:value-type="currency" office:currency="USD" office:value="-24" calcext:value-type="currency">
            <text:p>-$24.00</text:p>
          </table:table-cell>
          <table:table-cell table:style-name="ce12" table:formula="of:=[.E670]/[.D67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1]-[.B671]" office:value-type="string" office:string-value="" calcext:value-type="error">
            <text:p>#VALUE!</text:p>
          </table:table-cell>
          <table:table-cell table:style-name="ce12" table:formula="of:=[.E671]/[.D67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3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2]-[.B672]" office:value-type="string" office:string-value="" calcext:value-type="error">
            <text:p>#VALUE!</text:p>
          </table:table-cell>
          <table:table-cell table:style-name="ce12" table:formula="of:=[.E672]/[.D67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3]-[.B673]" office:value-type="string" office:string-value="" calcext:value-type="error">
            <text:p>#VALUE!</text:p>
          </table:table-cell>
          <table:table-cell table:style-name="ce12" table:formula="of:=[.E673]/[.D67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E-15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4]-[.B674]" office:value-type="currency" office:currency="USD" office:value="-25" calcext:value-type="currency">
            <text:p>-$25.00</text:p>
          </table:table-cell>
          <table:table-cell table:style-name="ce12" table:formula="of:=[.E674]/[.D67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75]-[.B675]" office:value-type="string" office:string-value="" calcext:value-type="error">
            <text:p>#VALUE!</text:p>
          </table:table-cell>
          <table:table-cell table:style-name="ce12" table:formula="of:=[.E675]/[.D67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E-17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676]-[.B676]" office:value-type="currency" office:currency="USD" office:value="-25" calcext:value-type="currency">
            <text:p>-$25.00</text:p>
          </table:table-cell>
          <table:table-cell table:style-name="ce12" table:formula="of:=[.E676]/[.D67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5" calcext:value-type="currency">
            <text:p>$45.00</text:p>
          </table:table-cell>
          <table:table-cell table:style-name="ce12" table:number-columns-repeated="2"/>
          <table:table-cell table:style-name="ce16"/>
          <table:table-cell table:style-name="ce12" table:formula="of:=[.E677]-[.B677]" office:value-type="currency" office:currency="USD" office:value="-45" calcext:value-type="currency">
            <text:p>-$45.00</text:p>
          </table:table-cell>
          <table:table-cell table:style-name="ce12" table:formula="of:=[.E677]/[.D67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2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78]-[.B678]" office:value-type="currency" office:currency="USD" office:value="-41" calcext:value-type="currency">
            <text:p>-$41.00</text:p>
          </table:table-cell>
          <table:table-cell table:style-name="ce12" table:formula="of:=[.E678]/[.D67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79]-[.B679]" office:value-type="currency" office:currency="USD" office:value="-48" calcext:value-type="currency">
            <text:p>-$48.00</text:p>
          </table:table-cell>
          <table:table-cell table:style-name="ce12" table:formula="of:=[.E679]/[.D67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3</text:p>
          </table:table-cell>
          <table:table-cell table:style-name="ce7" office:value-type="currency" office:currency="USD" office:value="44" calcext:value-type="currency">
            <text:p>$44.00</text:p>
          </table:table-cell>
          <table:table-cell table:style-name="ce12" table:number-columns-repeated="2"/>
          <table:table-cell table:style-name="ce16"/>
          <table:table-cell table:style-name="ce12" table:formula="of:=[.E680]-[.B680]" office:value-type="currency" office:currency="USD" office:value="-44" calcext:value-type="currency">
            <text:p>-$44.00</text:p>
          </table:table-cell>
          <table:table-cell table:style-name="ce12" table:formula="of:=[.E680]/[.D68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7" calcext:value-type="currency">
            <text:p>$47.00</text:p>
          </table:table-cell>
          <table:table-cell table:style-name="ce12" table:number-columns-repeated="2"/>
          <table:table-cell table:style-name="ce16"/>
          <table:table-cell table:style-name="ce12" table:formula="of:=[.E681]-[.B681]" office:value-type="currency" office:currency="USD" office:value="-47" calcext:value-type="currency">
            <text:p>-$47.00</text:p>
          </table:table-cell>
          <table:table-cell table:style-name="ce12" table:formula="of:=[.E681]/[.D68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21</text:p>
          </table:table-cell>
          <table:table-cell table:style-name="ce7" office:value-type="currency" office:currency="USD" office:value="41" calcext:value-type="currency">
            <text:p>$41.00</text:p>
          </table:table-cell>
          <table:table-cell table:style-name="ce12" table:number-columns-repeated="2"/>
          <table:table-cell table:style-name="ce16"/>
          <table:table-cell table:style-name="ce12" table:formula="of:=[.E682]-[.B682]" office:value-type="currency" office:currency="USD" office:value="-41" calcext:value-type="currency">
            <text:p>-$41.00</text:p>
          </table:table-cell>
          <table:table-cell table:style-name="ce12" table:formula="of:=[.E682]/[.D68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3]-[.B683]" office:value-type="string" office:string-value="" calcext:value-type="error">
            <text:p>#VALUE!</text:p>
          </table:table-cell>
          <table:table-cell table:style-name="ce12" table:formula="of:=[.E683]/[.D68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B-15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684]-[.B684]" office:value-type="string" office:string-value="" calcext:value-type="error">
            <text:p>#VALUE!</text:p>
          </table:table-cell>
          <table:table-cell table:style-name="ce12" table:formula="of:=[.E684]/[.D68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5]-[.B685]" office:value-type="currency" office:currency="USD" office:value="-53" calcext:value-type="currency">
            <text:p>-$53.00</text:p>
          </table:table-cell>
          <table:table-cell table:style-name="ce12" table:formula="of:=[.E685]/[.D68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4</text:p>
          </table:table-cell>
          <table:table-cell table:style-name="ce7" office:value-type="currency" office:currency="USD" office:value="48" calcext:value-type="currency">
            <text:p>$48.00</text:p>
          </table:table-cell>
          <table:table-cell table:style-name="ce12" table:number-columns-repeated="2"/>
          <table:table-cell table:style-name="ce16"/>
          <table:table-cell table:style-name="ce12" table:formula="of:=[.E686]-[.B686]" office:value-type="currency" office:currency="USD" office:value="-48" calcext:value-type="currency">
            <text:p>-$48.00</text:p>
          </table:table-cell>
          <table:table-cell table:style-name="ce12" table:formula="of:=[.E686]/[.D68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49" calcext:value-type="currency">
            <text:p>$49.00</text:p>
          </table:table-cell>
          <table:table-cell table:style-name="ce12" table:number-columns-repeated="2"/>
          <table:table-cell table:style-name="ce16"/>
          <table:table-cell table:style-name="ce12" table:formula="of:=[.E687]-[.B687]" office:value-type="currency" office:currency="USD" office:value="-49" calcext:value-type="currency">
            <text:p>-$49.00</text:p>
          </table:table-cell>
          <table:table-cell table:style-name="ce12" table:formula="of:=[.E687]/[.D68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6</text:p>
          </table:table-cell>
          <table:table-cell table:style-name="ce7" office:value-type="currency" office:currency="USD" office:value="53" calcext:value-type="currency">
            <text:p>$53.00</text:p>
          </table:table-cell>
          <table:table-cell table:style-name="ce12" table:number-columns-repeated="2"/>
          <table:table-cell table:style-name="ce16"/>
          <table:table-cell table:style-name="ce12" table:formula="of:=[.E688]-[.B688]" office:value-type="currency" office:currency="USD" office:value="-53" calcext:value-type="currency">
            <text:p>-$53.00</text:p>
          </table:table-cell>
          <table:table-cell table:style-name="ce12" table:formula="of:=[.E688]/[.D68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57" calcext:value-type="currency">
            <text:p>$57.00</text:p>
          </table:table-cell>
          <table:table-cell table:style-name="ce12" table:number-columns-repeated="2"/>
          <table:table-cell table:style-name="ce16"/>
          <table:table-cell table:style-name="ce12" table:formula="of:=[.E689]-[.B689]" office:value-type="currency" office:currency="USD" office:value="-57" calcext:value-type="currency">
            <text:p>-$57.00</text:p>
          </table:table-cell>
          <table:table-cell table:style-name="ce12" table:formula="of:=[.E689]/[.D68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7</text:p>
          </table:table-cell>
          <table:table-cell table:style-name="ce7" office:value-type="currency" office:currency="USD" office:value="62" calcext:value-type="currency">
            <text:p>$62.00</text:p>
          </table:table-cell>
          <table:table-cell table:style-name="ce12" table:number-columns-repeated="2"/>
          <table:table-cell table:style-name="ce16"/>
          <table:table-cell table:style-name="ce12" table:formula="of:=[.E690]-[.B690]" office:value-type="currency" office:currency="USD" office:value="-62" calcext:value-type="currency">
            <text:p>-$62.00</text:p>
          </table:table-cell>
          <table:table-cell table:style-name="ce12" table:formula="of:=[.E690]/[.D69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3" calcext:value-type="currency">
            <text:p>$63.00</text:p>
          </table:table-cell>
          <table:table-cell table:style-name="ce12" table:number-columns-repeated="2"/>
          <table:table-cell table:style-name="ce16"/>
          <table:table-cell table:style-name="ce12" table:formula="of:=[.E691]-[.B691]" office:value-type="currency" office:currency="USD" office:value="-63" calcext:value-type="currency">
            <text:p>-$63.00</text:p>
          </table:table-cell>
          <table:table-cell table:style-name="ce12" table:formula="of:=[.E691]/[.D69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B-8</text:p>
          </table:table-cell>
          <table:table-cell table:style-name="ce7" office:value-type="currency" office:currency="USD" office:value="68" calcext:value-type="currency">
            <text:p>$68.00</text:p>
          </table:table-cell>
          <table:table-cell table:style-name="ce12" table:number-columns-repeated="2"/>
          <table:table-cell table:style-name="ce16"/>
          <table:table-cell table:style-name="ce12" table:formula="of:=[.E692]-[.B692]" office:value-type="currency" office:currency="USD" office:value="-68" calcext:value-type="currency">
            <text:p>-$68.00</text:p>
          </table:table-cell>
          <table:table-cell table:style-name="ce12" table:formula="of:=[.E692]/[.D692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9" calcext:value-type="currency">
            <text:p>$19.00</text:p>
          </table:table-cell>
          <table:table-cell table:style-name="ce12" table:number-columns-repeated="2"/>
          <table:table-cell table:style-name="ce16"/>
          <table:table-cell table:style-name="ce12" table:formula="of:=[.E693]-[.B693]" office:value-type="currency" office:currency="USD" office:value="-19" calcext:value-type="currency">
            <text:p>-$19.00</text:p>
          </table:table-cell>
          <table:table-cell table:style-name="ce12" table:formula="of:=[.E693]/[.D69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P-4</text:p>
          </table:table-cell>
          <table:table-cell table:style-name="ce7" office:value-type="currency" office:currency="USD" office:value="17" calcext:value-type="currency">
            <text:p>$17.00</text:p>
          </table:table-cell>
          <table:table-cell table:style-name="ce12" table:number-columns-repeated="2"/>
          <table:table-cell table:style-name="ce16"/>
          <table:table-cell table:style-name="ce12" table:formula="of:=[.E694]-[.B694]" office:value-type="currency" office:currency="USD" office:value="-17" calcext:value-type="currency">
            <text:p>-$17.00</text:p>
          </table:table-cell>
          <table:table-cell table:style-name="ce12" table:formula="of:=[.E694]/[.D69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695]-[.B695]" office:value-type="currency" office:currency="USD" office:value="-39" calcext:value-type="currency">
            <text:p>-$39.00</text:p>
          </table:table-cell>
          <table:table-cell table:style-name="ce12" table:formula="of:=[.E695]/[.D69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NC-6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696]-[.B696]" office:value-type="currency" office:currency="USD" office:value="-35" calcext:value-type="currency">
            <text:p>-$35.00</text:p>
          </table:table-cell>
          <table:table-cell table:style-name="ce12" table:formula="of:=[.E696]/[.D69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Unique Nesting Boxes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8" calcext:value-type="currency">
            <text:p>$48.00</text:p>
          </table:table-cell>
          <table:table-cell table:style-name="ce14" table:number-columns-repeated="2"/>
          <table:table-cell table:style-name="ce18"/>
          <table:table-cell table:style-name="ce14" table:formula="of:=[.E700]-[.B700]" office:value-type="currency" office:currency="USD" office:value="-48" calcext:value-type="currency">
            <text:p>-$48.00</text:p>
          </table:table-cell>
          <table:table-cell table:style-name="ce12" table:formula="of:=[.E700]/[.D70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3616</text:p>
          </table:table-cell>
          <table:table-cell table:style-name="ce9" office:value-type="currency" office:currency="USD" office:value="44" calcext:value-type="currency">
            <text:p>$44.00</text:p>
          </table:table-cell>
          <table:table-cell table:style-name="ce14" table:number-columns-repeated="2"/>
          <table:table-cell table:style-name="ce18"/>
          <table:table-cell table:style-name="ce14" table:formula="of:=[.E701]-[.B701]" office:value-type="currency" office:currency="USD" office:value="-44" calcext:value-type="currency">
            <text:p>-$44.00</text:p>
          </table:table-cell>
          <table:table-cell table:style-name="ce12" table:formula="of:=[.E701]/[.D70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63" calcext:value-type="currency">
            <text:p>$63.00</text:p>
          </table:table-cell>
          <table:table-cell table:style-name="ce14" table:number-columns-repeated="2"/>
          <table:table-cell table:style-name="ce18"/>
          <table:table-cell table:style-name="ce14" table:formula="of:=[.E702]-[.B702]" office:value-type="currency" office:currency="USD" office:value="-63" calcext:value-type="currency">
            <text:p>-$63.00</text:p>
          </table:table-cell>
          <table:table-cell table:style-name="ce12" table:formula="of:=[.E702]/[.D70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BC-4721</text:p>
          </table:table-cell>
          <table:table-cell table:style-name="ce9" office:value-type="currency" office:currency="USD" office:value="57" calcext:value-type="currency">
            <text:p>$57.00</text:p>
          </table:table-cell>
          <table:table-cell table:style-name="ce14" table:number-columns-repeated="2"/>
          <table:table-cell table:style-name="ce18"/>
          <table:table-cell table:style-name="ce14" table:formula="of:=[.E703]-[.B703]" office:value-type="currency" office:currency="USD" office:value="-57" calcext:value-type="currency">
            <text:p>-$57.00</text:p>
          </table:table-cell>
          <table:table-cell table:style-name="ce12" table:formula="of:=[.E703]/[.D70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42" calcext:value-type="currency">
            <text:p>$42.00</text:p>
          </table:table-cell>
          <table:table-cell table:style-name="ce14" table:number-columns-repeated="2"/>
          <table:table-cell table:style-name="ce18"/>
          <table:table-cell table:style-name="ce14" table:formula="of:=[.E704]-[.B704]" office:value-type="currency" office:currency="USD" office:value="-42" calcext:value-type="currency">
            <text:p>-$42.00</text:p>
          </table:table-cell>
          <table:table-cell table:style-name="ce12" table:formula="of:=[.E704]/[.D70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1</text:p>
          </table:table-cell>
          <table:table-cell table:style-name="ce9" office:value-type="currency" office:currency="USD" office:value="38" calcext:value-type="currency">
            <text:p>$38.00</text:p>
          </table:table-cell>
          <table:table-cell table:style-name="ce14" table:number-columns-repeated="2"/>
          <table:table-cell table:style-name="ce18"/>
          <table:table-cell table:style-name="ce14" table:formula="of:=[.E705]-[.B705]" office:value-type="currency" office:currency="USD" office:value="-38" calcext:value-type="currency">
            <text:p>-$38.00</text:p>
          </table:table-cell>
          <table:table-cell table:style-name="ce12" table:formula="of:=[.E705]/[.D70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5" calcext:value-type="currency">
            <text:p>$55.00</text:p>
          </table:table-cell>
          <table:table-cell table:style-name="ce14" table:number-columns-repeated="2"/>
          <table:table-cell table:style-name="ce18"/>
          <table:table-cell table:style-name="ce14" table:formula="of:=[.E706]-[.B706]" office:value-type="currency" office:currency="USD" office:value="-55" calcext:value-type="currency">
            <text:p>-$55.00</text:p>
          </table:table-cell>
          <table:table-cell table:style-name="ce12" table:formula="of:=[.E706]/[.D706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2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07]-[.B707]" office:value-type="currency" office:currency="USD" office:value="-50" calcext:value-type="currency">
            <text:p>-$50.00</text:p>
          </table:table-cell>
          <table:table-cell table:style-name="ce12" table:formula="of:=[.E707]/[.D707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8]-[.B708]" office:value-type="string" office:string-value="" calcext:value-type="error">
            <text:p>#VALUE!</text:p>
          </table:table-cell>
          <table:table-cell table:style-name="ce12" table:formula="of:=[.E708]/[.D708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KW-3</text:p>
          </table:table-cell>
          <table:table-cell table:style-name="ce5" office:value-type="string" calcext:value-type="string">
            <text:p>Call</text:p>
          </table:table-cell>
          <table:table-cell table:style-name="ce14" table:number-columns-repeated="2"/>
          <table:table-cell table:style-name="ce18"/>
          <table:table-cell table:style-name="ce14" table:formula="of:=[.E709]-[.B709]" office:value-type="string" office:string-value="" calcext:value-type="error">
            <text:p>#VALUE!</text:p>
          </table:table-cell>
          <table:table-cell table:style-name="ce12" table:formula="of:=[.E709]/[.D709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5" calcext:value-type="currency">
            <text:p>$35.00</text:p>
          </table:table-cell>
          <table:table-cell table:style-name="ce14" table:number-columns-repeated="2"/>
          <table:table-cell table:style-name="ce18"/>
          <table:table-cell table:style-name="ce14" table:formula="of:=[.E710]-[.B710]" office:value-type="currency" office:currency="USD" office:value="-35" calcext:value-type="currency">
            <text:p>-$35.00</text:p>
          </table:table-cell>
          <table:table-cell table:style-name="ce12" table:formula="of:=[.E710]/[.D710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1</text:p>
          </table:table-cell>
          <table:table-cell table:style-name="ce9" office:value-type="currency" office:currency="USD" office:value="31" calcext:value-type="currency">
            <text:p>$31.00</text:p>
          </table:table-cell>
          <table:table-cell table:style-name="ce14" table:number-columns-repeated="2"/>
          <table:table-cell table:style-name="ce18"/>
          <table:table-cell table:style-name="ce14" table:formula="of:=[.E711]-[.B711]" office:value-type="currency" office:currency="USD" office:value="-31" calcext:value-type="currency">
            <text:p>-$31.00</text:p>
          </table:table-cell>
          <table:table-cell table:style-name="ce12" table:formula="of:=[.E711]/[.D711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6" calcext:value-type="currency">
            <text:p>$36.00</text:p>
          </table:table-cell>
          <table:table-cell table:style-name="ce14" table:number-columns-repeated="2"/>
          <table:table-cell table:style-name="ce18"/>
          <table:table-cell table:style-name="ce14" table:formula="of:=[.E712]-[.B712]" office:value-type="currency" office:currency="USD" office:value="-36" calcext:value-type="currency">
            <text:p>-$36.00</text:p>
          </table:table-cell>
          <table:table-cell table:style-name="ce12" table:formula="of:=[.E712]/[.D71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JCP-2</text:p>
          </table:table-cell>
          <table:table-cell table:style-name="ce9" office:value-type="currency" office:currency="USD" office:value="32" calcext:value-type="currency">
            <text:p>$32.00</text:p>
          </table:table-cell>
          <table:table-cell table:style-name="ce14" table:number-columns-repeated="2"/>
          <table:table-cell table:style-name="ce18"/>
          <table:table-cell table:style-name="ce14" table:formula="of:=[.E713]-[.B713]" office:value-type="currency" office:currency="USD" office:value="-32" calcext:value-type="currency">
            <text:p>-$32.00</text:p>
          </table:table-cell>
          <table:table-cell table:style-name="ce12" table:formula="of:=[.E713]/[.D71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4" calcext:value-type="currency">
            <text:p>$24.00</text:p>
          </table:table-cell>
          <table:table-cell table:style-name="ce12" table:number-columns-repeated="2"/>
          <table:table-cell table:style-name="ce16"/>
          <table:table-cell table:style-name="ce12" table:formula="of:=[.E714]-[.B714]" office:value-type="currency" office:currency="USD" office:value="-24" calcext:value-type="currency">
            <text:p>-$24.00</text:p>
          </table:table-cell>
          <table:table-cell table:style-name="ce12" table:formula="of:=[.E714]/[.D71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PE-21</text:p>
          </table:table-cell>
          <table:table-cell table:style-name="ce7" office:value-type="currency" office:currency="USD" office:value="21" calcext:value-type="currency">
            <text:p>$21.00</text:p>
          </table:table-cell>
          <table:table-cell table:style-name="ce12" table:number-columns-repeated="2"/>
          <table:table-cell table:style-name="ce16"/>
          <table:table-cell table:style-name="ce12" table:formula="of:=[.E715]-[.B715]" office:value-type="currency" office:currency="USD" office:value="-21" calcext:value-type="currency">
            <text:p>-$21.00</text:p>
          </table:table-cell>
          <table:table-cell table:style-name="ce12" table:formula="of:=[.E715]/[.D71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6]-[.B716]" office:value-type="currency" office:currency="USD" office:value="-33" calcext:value-type="currency">
            <text:p>-$33.00</text:p>
          </table:table-cell>
          <table:table-cell table:style-name="ce12" table:formula="of:=[.E716]/[.D71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DD-24</text:p>
          </table:table-cell>
          <table:table-cell table:style-name="ce4" office:value-type="string" calcext:value-type="string">
            <text:p>Call</text:p>
          </table:table-cell>
          <table:table-cell table:style-name="ce12" table:number-columns-repeated="2"/>
          <table:table-cell table:style-name="ce16"/>
          <table:table-cell table:style-name="ce12" table:formula="of:=[.E717]-[.B717]" office:value-type="string" office:string-value="" calcext:value-type="error">
            <text:p>#VALUE!</text:p>
          </table:table-cell>
          <table:table-cell table:style-name="ce12" table:formula="of:=[.E717]/[.D71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33" calcext:value-type="currency">
            <text:p>$33.00</text:p>
          </table:table-cell>
          <table:table-cell table:style-name="ce12" table:number-columns-repeated="2"/>
          <table:table-cell table:style-name="ce16"/>
          <table:table-cell table:style-name="ce12" table:formula="of:=[.E718]-[.B718]" office:value-type="currency" office:currency="USD" office:value="-33" calcext:value-type="currency">
            <text:p>-$33.00</text:p>
          </table:table-cell>
          <table:table-cell table:style-name="ce12" table:formula="of:=[.E718]/[.D71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B-25</text:p>
          </table:table-cell>
          <table:table-cell table:style-name="ce7" office:value-type="currency" office:currency="USD" office:value="29" calcext:value-type="currency">
            <text:p>$29.00</text:p>
          </table:table-cell>
          <table:table-cell table:style-name="ce12" table:number-columns-repeated="2"/>
          <table:table-cell table:style-name="ce16"/>
          <table:table-cell table:style-name="ce12" table:formula="of:=[.E719]-[.B719]" office:value-type="currency" office:currency="USD" office:value="-29" calcext:value-type="currency">
            <text:p>-$29.00</text:p>
          </table:table-cell>
          <table:table-cell table:style-name="ce12" table:formula="of:=[.E719]/[.D71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5" calcext:value-type="currency">
            <text:p>$35.00</text:p>
          </table:table-cell>
          <table:table-cell table:style-name="ce12" table:number-columns-repeated="2"/>
          <table:table-cell table:style-name="ce16"/>
          <table:table-cell table:style-name="ce12" table:formula="of:=[.E720]-[.B720]" office:value-type="currency" office:currency="USD" office:value="-35" calcext:value-type="currency">
            <text:p>-$35.00</text:p>
          </table:table-cell>
          <table:table-cell table:style-name="ce12" table:formula="of:=[.E720]/[.D720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CR-11</text:p>
          </table:table-cell>
          <table:table-cell table:style-name="ce7" office:value-type="currency" office:currency="USD" office:value="31" calcext:value-type="currency">
            <text:p>$31.00</text:p>
          </table:table-cell>
          <table:table-cell table:style-name="ce12" table:number-columns-repeated="2"/>
          <table:table-cell table:style-name="ce16"/>
          <table:table-cell table:style-name="ce12" table:formula="of:=[.E721]-[.B721]" office:value-type="currency" office:currency="USD" office:value="-31" calcext:value-type="currency">
            <text:p>-$31.00</text:p>
          </table:table-cell>
          <table:table-cell table:style-name="ce12" table:formula="of:=[.E721]/[.D721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9" calcext:value-type="currency">
            <text:p>$29.00</text:p>
          </table:table-cell>
          <table:table-cell table:style-name="ce14" table:number-columns-repeated="2"/>
          <table:table-cell table:style-name="ce18"/>
          <table:table-cell table:style-name="ce14" table:formula="of:=[.E722]-[.B722]" office:value-type="currency" office:currency="USD" office:value="-29" calcext:value-type="currency">
            <text:p>-$29.00</text:p>
          </table:table-cell>
          <table:table-cell table:style-name="ce12" table:formula="of:=[.E722]/[.D722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-20</text:p>
          </table:table-cell>
          <table:table-cell table:style-name="ce9" office:value-type="currency" office:currency="USD" office:value="26" calcext:value-type="currency">
            <text:p>$26.00</text:p>
          </table:table-cell>
          <table:table-cell table:style-name="ce14" table:number-columns-repeated="2"/>
          <table:table-cell table:style-name="ce18"/>
          <table:table-cell table:style-name="ce14" table:formula="of:=[.E723]-[.B723]" office:value-type="currency" office:currency="USD" office:value="-26" calcext:value-type="currency">
            <text:p>-$26.00</text:p>
          </table:table-cell>
          <table:table-cell table:style-name="ce12" table:formula="of:=[.E723]/[.D723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6" calcext:value-type="currency">
            <text:p>$56.00</text:p>
          </table:table-cell>
          <table:table-cell table:style-name="ce14" table:number-columns-repeated="2"/>
          <table:table-cell table:style-name="ce18"/>
          <table:table-cell table:style-name="ce14" table:formula="of:=[.E724]-[.B724]" office:value-type="currency" office:currency="USD" office:value="-56" calcext:value-type="currency">
            <text:p>-$56.00</text:p>
          </table:table-cell>
          <table:table-cell table:style-name="ce12" table:formula="of:=[.E724]/[.D724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5" office:value-type="string" calcext:value-type="string">
            <text:p>TC-20</text:p>
          </table:table-cell>
          <table:table-cell table:style-name="ce9" office:value-type="currency" office:currency="USD" office:value="50" calcext:value-type="currency">
            <text:p>$50.00</text:p>
          </table:table-cell>
          <table:table-cell table:style-name="ce14" table:number-columns-repeated="2"/>
          <table:table-cell table:style-name="ce18"/>
          <table:table-cell table:style-name="ce14" table:formula="of:=[.E725]-[.B725]" office:value-type="currency" office:currency="USD" office:value="-50" calcext:value-type="currency">
            <text:p>-$50.00</text:p>
          </table:table-cell>
          <table:table-cell table:style-name="ce12" table:formula="of:=[.E725]/[.D725]" office:value-type="string" office:string-value="" calcext:value-type="error">
            <text:p>#DIV/0!</text:p>
          </table:table-cell>
          <table:table-cell table:style-name="ce18"/>
          <table:table-cell table:style-name="ce21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6]-[.B726]" office:value-type="currency" office:currency="USD" office:value="-25" calcext:value-type="currency">
            <text:p>-$25.00</text:p>
          </table:table-cell>
          <table:table-cell table:style-name="ce12" table:formula="of:=[.E726]/[.D72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AT-6</text:p>
          </table:table-cell>
          <table:table-cell table:style-name="ce7" office:value-type="currency" office:currency="USD" office:value="22" calcext:value-type="currency">
            <text:p>$22.00</text:p>
          </table:table-cell>
          <table:table-cell table:style-name="ce12" table:number-columns-repeated="2"/>
          <table:table-cell table:style-name="ce16"/>
          <table:table-cell table:style-name="ce12" table:formula="of:=[.E727]-[.B727]" office:value-type="currency" office:currency="USD" office:value="-22" calcext:value-type="currency">
            <text:p>-$22.00</text:p>
          </table:table-cell>
          <table:table-cell table:style-name="ce12" table:formula="of:=[.E727]/[.D727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8" calcext:value-type="currency">
            <text:p>$28.00</text:p>
          </table:table-cell>
          <table:table-cell table:style-name="ce12" table:number-columns-repeated="2"/>
          <table:table-cell table:style-name="ce16"/>
          <table:table-cell table:style-name="ce12" table:formula="of:=[.E728]-[.B728]" office:value-type="currency" office:currency="USD" office:value="-28" calcext:value-type="currency">
            <text:p>-$28.00</text:p>
          </table:table-cell>
          <table:table-cell table:style-name="ce12" table:formula="of:=[.E728]/[.D728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MB-16</text:p>
          </table:table-cell>
          <table:table-cell table:style-name="ce7" office:value-type="currency" office:currency="USD" office:value="25" calcext:value-type="currency">
            <text:p>$25.00</text:p>
          </table:table-cell>
          <table:table-cell table:style-name="ce12" table:number-columns-repeated="2"/>
          <table:table-cell table:style-name="ce16"/>
          <table:table-cell table:style-name="ce12" table:formula="of:=[.E729]-[.B729]" office:value-type="currency" office:currency="USD" office:value="-25" calcext:value-type="currency">
            <text:p>-$25.00</text:p>
          </table:table-cell>
          <table:table-cell table:style-name="ce12" table:formula="of:=[.E729]/[.D729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3">
          <table:table-cell table:style-name="ce2" office:value-type="string" calcext:value-type="string">
            <text:p>Wheels - Bayhead</text:p>
          </table:table-cell>
          <table:table-cell table:number-columns-repeated="4"/>
          <table:table-cell table:style-name="ce13"/>
          <table:table-cell table:style-name="ce12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11" office:value-type="string" calcext:value-type="string">
            <text:p>COMP./ OUR PRICE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WHD-8</text:p>
          </table:table-cell>
          <table:table-cell table:style-name="ce7" office:value-type="currency" office:currency="USD" office:value="23.4" calcext:value-type="currency">
            <text:p>$23.40</text:p>
          </table:table-cell>
          <table:table-cell table:style-name="ce12" table:number-columns-repeated="2"/>
          <table:table-cell table:style-name="ce16"/>
          <table:table-cell table:style-name="ce12" table:formula="of:=[.E733]-[.B733]" office:value-type="currency" office:currency="USD" office:value="-23.4" calcext:value-type="currency">
            <text:p>-$23.40</text:p>
          </table:table-cell>
          <table:table-cell table:style-name="ce12" table:formula="of:=[.E733]/[.D733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LD-10</text:p>
          </table:table-cell>
          <table:table-cell table:style-name="ce7" office:value-type="currency" office:currency="USD" office:value="32.5" calcext:value-type="currency">
            <text:p>$32.50</text:p>
          </table:table-cell>
          <table:table-cell table:style-name="ce12" table:number-columns-repeated="2"/>
          <table:table-cell table:style-name="ce16"/>
          <table:table-cell table:style-name="ce12" table:formula="of:=[.E734]-[.B734]" office:value-type="currency" office:currency="USD" office:value="-32.5" calcext:value-type="currency">
            <text:p>-$32.50</text:p>
          </table:table-cell>
          <table:table-cell table:style-name="ce12" table:formula="of:=[.E734]/[.D734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HD-10</text:p>
          </table:table-cell>
          <table:table-cell table:style-name="ce7" office:value-type="currency" office:currency="USD" office:value="39" calcext:value-type="currency">
            <text:p>$39.00</text:p>
          </table:table-cell>
          <table:table-cell table:style-name="ce12" table:number-columns-repeated="2"/>
          <table:table-cell table:style-name="ce16"/>
          <table:table-cell table:style-name="ce12" table:formula="of:=[.E735]-[.B735]" office:value-type="currency" office:currency="USD" office:value="-39" calcext:value-type="currency">
            <text:p>-$39.00</text:p>
          </table:table-cell>
          <table:table-cell table:style-name="ce12" table:formula="of:=[.E735]/[.D735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2">
          <table:table-cell table:style-name="ce4" office:value-type="string" calcext:value-type="string">
            <text:p>WGD-12</text:p>
          </table:table-cell>
          <table:table-cell table:style-name="ce7" office:value-type="currency" office:currency="USD" office:value="42.9" calcext:value-type="currency">
            <text:p>$42.90</text:p>
          </table:table-cell>
          <table:table-cell table:style-name="ce12" table:number-columns-repeated="2"/>
          <table:table-cell table:style-name="ce16"/>
          <table:table-cell table:style-name="ce12" table:formula="of:=[.E736]-[.B736]" office:value-type="currency" office:currency="USD" office:value="-42.9" calcext:value-type="currency">
            <text:p>-$42.90</text:p>
          </table:table-cell>
          <table:table-cell table:style-name="ce12" table:formula="of:=[.E736]/[.D736]" office:value-type="string" office:string-value="" calcext:value-type="error">
            <text:p>#DIV/0!</text:p>
          </table:table-cell>
          <table:table-cell table:style-name="ce16"/>
          <table:table-cell table:style-name="ce20" table:number-columns-repeated="1016"/>
        </table:table-row>
        <table:table-row table:style-name="ro10">
          <table:table-cell table:style-name="ce4" office:value-type="string" calcext:value-type="string">
            <text:p>WHD-12</text:p>
          </table:table-cell>
          <table:table-cell table:style-name="ce7" office:value-type="currency" office:currency="USD" office:value="52" calcext:value-type="currency">
            <text:p>$52.00</text:p>
          </table:table-cell>
          <table:table-cell table:style-name="ce15" table:number-columns-repeated="2"/>
          <table:table-cell table:style-name="ce19"/>
          <table:table-cell table:style-name="ce12" table:formula="of:=[.E737]-[.B737]" office:value-type="currency" office:currency="USD" office:value="-52" calcext:value-type="currency">
            <text:p>-$52.00</text:p>
          </table:table-cell>
          <table:table-cell table:style-name="ce12" table:formula="of:=[.E737]/[.D737]" office:value-type="string" office:string-value="" calcext:value-type="error">
            <text:p>#DIV/0!</text:p>
          </table:table-cell>
          <table:table-cell table:style-name="ce19"/>
          <table:table-cell table:style-name="ce20" table:number-columns-repeated="1016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 table:number-columns-repeated="1023"/>
        </table:table-row>
        <table:table-row table:style-name="ro12">
          <table:table-cell table:style-name="ce6" office:value-type="string" calcext:value-type="string">
            <text:p>562 individual models</text:p>
          </table:table-cell>
          <table:table-cell table:number-columns-repeated="1023"/>
        </table:table-row>
        <table:table-row table:style-name="ro2" table:number-rows-repeated="10478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yal" table:style-name="ta1">
        <table:table-column table:style-name="co4" table:default-cell-style-name="Default"/>
        <table:table-column table:style-name="co2" table:default-cell-style-name="ce75"/>
        <table:table-column table:style-name="co2" table:number-columns-repeated="2" table:default-cell-style-name="ce10"/>
        <table:table-column table:style-name="co3" table:default-cell-style-name="ce10"/>
        <table:table-column table:style-name="co5" table:default-cell-style-name="ce10"/>
        <table:table-column table:style-name="co6" table:default-cell-style-name="ce47"/>
        <table:table-column table:style-name="co5" table:default-cell-style-name="Default"/>
        <table:table-column table:style-name="co2" table:number-columns-repeated="1016" table:default-cell-style-name="Default"/>
        <table:table-row table:style-name="ro13">
          <table:table-cell table:style-name="ce1" office:value-type="string" calcext:value-type="string">
            <text:p>Royal PRICE LIST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1023"/>
        </table:table-row>
        <table:table-row table:style-name="ro6">
          <table:table-cell table:style-name="ce2" office:value-type="string" calcext:value-type="string">
            <text:p>Basket Service Carts - Cotton Canvas Trucks - White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43" office:value-type="float" office:value="106" calcext:value-type="float">
            <text:p>106</text:p>
          </table:table-cell>
          <table:table-cell table:style-name="ce44" office:value-type="currency" office:currency="USD" office:value="155" calcext:value-type="currency">
            <text:p>$155.00</text:p>
          </table:table-cell>
          <table:table-cell table:style-name="ce45" office:value-type="currency" office:currency="USD" office:value="231.29" calcext:value-type="currency">
            <text:p>$231.29</text:p>
          </table:table-cell>
          <table:table-cell table:style-name="ce45" office:value-type="currency" office:currency="USD" office:value="109.86" calcext:value-type="currency">
            <text:p>$109.86</text:p>
          </table:table-cell>
          <table:table-cell table:style-name="ce45" office:value-type="currency" office:currency="USD" office:value="178.95" calcext:value-type="currency">
            <text:p>$178.95</text:p>
          </table:table-cell>
          <table:table-cell table:style-name="ce45" table:formula="of:=[.E5]-[.B5]" office:value-type="currency" office:currency="USD" office:value="23.95" calcext:value-type="currency">
            <text:p>$23.95</text:p>
          </table:table-cell>
          <table:table-cell table:style-name="ce51" table:formula="of:=[.E5]/[.D5]" office:value-type="float" office:value="1.62889131622064" calcext:value-type="float">
            <text:p>1.6288913162206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08" calcext:value-type="float">
            <text:p>108</text:p>
          </table:table-cell>
          <table:table-cell table:style-name="ce44" office:value-type="currency" office:currency="USD" office:value="172" calcext:value-type="currency">
            <text:p>$172.00</text:p>
          </table:table-cell>
          <table:table-cell table:style-name="ce45" office:value-type="currency" office:currency="USD" office:value="260.77" calcext:value-type="currency">
            <text:p>$260.77</text:p>
          </table:table-cell>
          <table:table-cell table:style-name="ce45" office:value-type="currency" office:currency="USD" office:value="123.87" calcext:value-type="currency">
            <text:p>$123.87</text:p>
          </table:table-cell>
          <table:table-cell table:style-name="ce45" office:value-type="currency" office:currency="USD" office:value="179.95" calcext:value-type="currency">
            <text:p>$179.95</text:p>
          </table:table-cell>
          <table:table-cell table:style-name="ce45" table:formula="of:=[.E6]-[.B6]" office:value-type="currency" office:currency="USD" office:value="7.94999999999999" calcext:value-type="currency">
            <text:p>$7.95</text:p>
          </table:table-cell>
          <table:table-cell table:style-name="ce51" table:formula="of:=[.E6]/[.D6]" office:value-type="float" office:value="1.45273270364091" calcext:value-type="float">
            <text:p>1.4527327036409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0" calcext:value-type="float">
            <text:p>110</text:p>
          </table:table-cell>
          <table:table-cell table:style-name="ce44" office:value-type="currency" office:currency="USD" office:value="186" calcext:value-type="currency">
            <text:p>$186.00</text:p>
          </table:table-cell>
          <table:table-cell table:style-name="ce45" office:value-type="currency" office:currency="USD" office:value="279.48" calcext:value-type="currency">
            <text:p>$279.48</text:p>
          </table:table-cell>
          <table:table-cell table:style-name="ce45" office:value-type="currency" office:currency="USD" office:value="132.75" calcext:value-type="currency">
            <text:p>$132.75</text:p>
          </table:table-cell>
          <table:table-cell table:style-name="ce45" office:value-type="currency" office:currency="USD" office:value="232.95" calcext:value-type="currency">
            <text:p>$232.95</text:p>
          </table:table-cell>
          <table:table-cell table:style-name="ce45" table:formula="of:=[.E7]-[.B7]" office:value-type="currency" office:currency="USD" office:value="46.95" calcext:value-type="currency">
            <text:p>$46.95</text:p>
          </table:table-cell>
          <table:table-cell table:style-name="ce51" table:formula="of:=[.E7]/[.D7]" office:value-type="float" office:value="1.75480225988701" calcext:value-type="float">
            <text:p>1.754802259887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2" calcext:value-type="float">
            <text:p>112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45" office:value-type="currency" office:currency="USD" office:value="297.99" calcext:value-type="currency">
            <text:p>$297.99</text:p>
          </table:table-cell>
          <table:table-cell table:style-name="ce45" office:value-type="currency" office:currency="USD" office:value="141.55" calcext:value-type="currency">
            <text:p>$141.55</text:p>
          </table:table-cell>
          <table:table-cell table:style-name="ce45" office:value-type="currency" office:currency="USD" office:value="241.95" calcext:value-type="currency">
            <text:p>$241.95</text:p>
          </table:table-cell>
          <table:table-cell table:style-name="ce45" table:formula="of:=[.E8]-[.B8]" office:value-type="currency" office:currency="USD" office:value="42.95" calcext:value-type="currency">
            <text:p>$42.95</text:p>
          </table:table-cell>
          <table:table-cell table:style-name="ce51" table:formula="of:=[.E8]/[.D8]" office:value-type="float" office:value="1.70929000353232" calcext:value-type="float">
            <text:p>1.70929000353232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4" calcext:value-type="float">
            <text:p>114</text:p>
          </table:table-cell>
          <table:table-cell table:style-name="ce44" office:value-type="currency" office:currency="USD" office:value="242" calcext:value-type="currency">
            <text:p>$242.00</text:p>
          </table:table-cell>
          <table:table-cell table:style-name="ce45" office:value-type="currency" office:currency="USD" office:value="361.61" calcext:value-type="currency">
            <text:p>$361.61</text:p>
          </table:table-cell>
          <table:table-cell table:style-name="ce45" office:value-type="currency" office:currency="USD" office:value="171.76" calcext:value-type="currency">
            <text:p>$171.76</text:p>
          </table:table-cell>
          <table:table-cell table:style-name="ce45" office:value-type="currency" office:currency="USD" office:value="283.95" calcext:value-type="currency">
            <text:p>$283.95</text:p>
          </table:table-cell>
          <table:table-cell table:style-name="ce45" table:formula="of:=[.E9]-[.B9]" office:value-type="currency" office:currency="USD" office:value="41.95" calcext:value-type="currency">
            <text:p>$41.95</text:p>
          </table:table-cell>
          <table:table-cell table:style-name="ce51" table:formula="of:=[.E9]/[.D9]" office:value-type="float" office:value="1.65317885421518" calcext:value-type="float">
            <text:p>1.653178854215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6" calcext:value-type="float">
            <text:p>116</text:p>
          </table:table-cell>
          <table:table-cell table:style-name="ce44" office:value-type="currency" office:currency="USD" office:value="253" calcext:value-type="currency">
            <text:p>$253.00</text:p>
          </table:table-cell>
          <table:table-cell table:style-name="ce45" office:value-type="currency" office:currency="USD" office:value="378.22" calcext:value-type="currency">
            <text:p>$378.22</text:p>
          </table:table-cell>
          <table:table-cell table:style-name="ce45" office:value-type="currency" office:currency="USD" office:value="179.65" calcext:value-type="currency">
            <text:p>$179.65</text:p>
          </table:table-cell>
          <table:table-cell table:style-name="ce45" office:value-type="currency" office:currency="USD" office:value="293.95" calcext:value-type="currency">
            <text:p>$293.95</text:p>
          </table:table-cell>
          <table:table-cell table:style-name="ce45" table:formula="of:=[.E10]-[.B10]" office:value-type="currency" office:currency="USD" office:value="40.95" calcext:value-type="currency">
            <text:p>$40.95</text:p>
          </table:table-cell>
          <table:table-cell table:style-name="ce51" table:formula="of:=[.E10]/[.D10]" office:value-type="float" office:value="1.6362371277484" calcext:value-type="float">
            <text:p>1.636237127748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18" calcext:value-type="float">
            <text:p>118</text:p>
          </table:table-cell>
          <table:table-cell table:style-name="ce44" office:value-type="currency" office:currency="USD" office:value="268" calcext:value-type="currency">
            <text:p>$268.00</text:p>
          </table:table-cell>
          <table:table-cell table:style-name="ce45" office:value-type="currency" office:currency="USD" office:value="400.64" calcext:value-type="currency">
            <text:p>$400.64</text:p>
          </table:table-cell>
          <table:table-cell table:style-name="ce45" office:value-type="currency" office:currency="USD" office:value="190.3" calcext:value-type="currency">
            <text:p>$190.30</text:p>
          </table:table-cell>
          <table:table-cell table:style-name="ce45" office:value-type="currency" office:currency="USD" office:value="305.95" calcext:value-type="currency">
            <text:p>$305.95</text:p>
          </table:table-cell>
          <table:table-cell table:style-name="ce45" table:formula="of:=[.E11]-[.B11]" office:value-type="currency" office:currency="USD" office:value="37.95" calcext:value-type="currency">
            <text:p>$37.95</text:p>
          </table:table-cell>
          <table:table-cell table:style-name="ce51" table:formula="of:=[.E11]/[.D11]" office:value-type="float" office:value="1.6077246452969" calcext:value-type="float">
            <text:p>1.6077246452969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43" office:value-type="float" office:value="120" calcext:value-type="float">
            <text:p>120</text:p>
          </table:table-cell>
          <table:table-cell table:style-name="ce44" office:value-type="currency" office:currency="USD" office:value="285" calcext:value-type="currency">
            <text:p>$285.00</text:p>
          </table:table-cell>
          <table:table-cell table:style-name="ce45" office:value-type="currency" office:currency="USD" office:value="423.09" calcext:value-type="currency">
            <text:p>$423.09</text:p>
          </table:table-cell>
          <table:table-cell table:style-name="ce45" office:value-type="currency" office:currency="USD" office:value="200.97" calcext:value-type="currency">
            <text:p>$200.97</text:p>
          </table:table-cell>
          <table:table-cell table:style-name="ce45" office:value-type="currency" office:currency="USD" office:value="326.95" calcext:value-type="currency">
            <text:p>$326.95</text:p>
          </table:table-cell>
          <table:table-cell table:style-name="ce45" table:formula="of:=[.E12]-[.B12]" office:value-type="currency" office:currency="USD" office:value="41.95" calcext:value-type="currency">
            <text:p>$41.95</text:p>
          </table:table-cell>
          <table:table-cell table:style-name="ce51" table:formula="of:=[.E12]/[.D12]" office:value-type="float" office:value="1.62685973030801" calcext:value-type="float">
            <text:p>1.626859730308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Service Cart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6" office:value-type="float" office:value="206" calcext:value-type="float">
            <text:p>206</text:p>
          </table:table-cell>
          <table:table-cell table:style-name="ce44" office:value-type="currency" office:currency="USD" office:value="144" calcext:value-type="currency">
            <text:p>$144.00</text:p>
          </table:table-cell>
          <table:table-cell table:style-name="ce45" office:value-type="currency" office:currency="USD" office:value="218.74" calcext:value-type="currency">
            <text:p>$218.74</text:p>
          </table:table-cell>
          <table:table-cell table:style-name="ce45" office:value-type="currency" office:currency="USD" office:value="103.9" calcext:value-type="currency">
            <text:p>$103.90</text:p>
          </table:table-cell>
          <table:table-cell table:style-name="ce45" office:value-type="currency" office:currency="USD" office:value="151.95" calcext:value-type="currency">
            <text:p>$151.95</text:p>
          </table:table-cell>
          <table:table-cell table:style-name="ce45" table:formula="of:=[.E16]-[.B16]" office:value-type="currency" office:currency="USD" office:value="7.94999999999999" calcext:value-type="currency">
            <text:p>$7.95</text:p>
          </table:table-cell>
          <table:table-cell table:style-name="ce51" table:formula="of:=[.E16]/[.D16]" office:value-type="float" office:value="1.46246390760346" calcext:value-type="float">
            <text:p>1.46246390760346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08" calcext:value-type="float">
            <text:p>208</text:p>
          </table:table-cell>
          <table:table-cell table:style-name="ce44" office:value-type="currency" office:currency="USD" office:value="164" calcext:value-type="currency">
            <text:p>$164.00</text:p>
          </table:table-cell>
          <table:table-cell table:style-name="ce45" office:value-type="currency" office:currency="USD" office:value="246.39" calcext:value-type="currency">
            <text:p>$246.39</text:p>
          </table:table-cell>
          <table:table-cell table:style-name="ce45" office:value-type="currency" office:currency="USD" office:value="117.04" calcext:value-type="currency">
            <text:p>$117.04</text:p>
          </table:table-cell>
          <table:table-cell table:style-name="ce45" office:value-type="currency" office:currency="USD" office:value="169.95" calcext:value-type="currency">
            <text:p>$169.95</text:p>
          </table:table-cell>
          <table:table-cell table:style-name="ce45" table:formula="of:=[.E17]-[.B17]" office:value-type="currency" office:currency="USD" office:value="5.94999999999999" calcext:value-type="currency">
            <text:p>$5.95</text:p>
          </table:table-cell>
          <table:table-cell table:style-name="ce51" table:formula="of:=[.E17]/[.D17]" office:value-type="float" office:value="1.45206766917293" calcext:value-type="float">
            <text:p>1.4520676691729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10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4.11" calcext:value-type="currency">
            <text:p>$264.11</text:p>
          </table:table-cell>
          <table:table-cell table:style-name="ce45" office:value-type="currency" office:currency="USD" office:value="125.45" calcext:value-type="currency">
            <text:p>$125.45</text:p>
          </table:table-cell>
          <table:table-cell table:style-name="ce45" office:value-type="currency" office:currency="USD" office:value="181.95" calcext:value-type="currency">
            <text:p>$181.95</text:p>
          </table:table-cell>
          <table:table-cell table:style-name="ce45" table:formula="of:=[.E18]-[.B18]" office:value-type="currency" office:currency="USD" office:value="6.94999999999999" calcext:value-type="currency">
            <text:p>$6.95</text:p>
          </table:table-cell>
          <table:table-cell table:style-name="ce51" table:formula="of:=[.E18]/[.D18]" office:value-type="float" office:value="1.45037863690713" calcext:value-type="float">
            <text:p>1.45037863690713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2" calcext:value-type="float">
            <text:p>212</text:p>
          </table:table-cell>
          <table:table-cell table:style-name="ce44" office:value-type="currency" office:currency="USD" office:value="190" calcext:value-type="currency">
            <text:p>$190.00</text:p>
          </table:table-cell>
          <table:table-cell table:style-name="ce45" office:value-type="currency" office:currency="USD" office:value="281.63" calcext:value-type="currency">
            <text:p>$281.63</text:p>
          </table:table-cell>
          <table:table-cell table:style-name="ce45" office:value-type="currency" office:currency="USD" office:value="133.77" calcext:value-type="currency">
            <text:p>$133.77</text:p>
          </table:table-cell>
          <table:table-cell table:style-name="ce45" office:value-type="currency" office:currency="USD" office:value="212.95" calcext:value-type="currency">
            <text:p>$212.95</text:p>
          </table:table-cell>
          <table:table-cell table:style-name="ce45" table:formula="of:=[.E19]-[.B19]" office:value-type="currency" office:currency="USD" office:value="22.95" calcext:value-type="currency">
            <text:p>$22.95</text:p>
          </table:table-cell>
          <table:table-cell table:style-name="ce51" table:formula="of:=[.E19]/[.D19]" office:value-type="float" office:value="1.59191148987067" calcext:value-type="float">
            <text:p>1.5919114898706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4" calcext:value-type="float">
            <text:p>214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45" office:value-type="currency" office:currency="USD" office:value="348.93" calcext:value-type="currency">
            <text:p>$348.93</text:p>
          </table:table-cell>
          <table:table-cell table:style-name="ce45" office:value-type="currency" office:currency="USD" office:value="165.74" calcext:value-type="currency">
            <text:p>$165.74</text:p>
          </table:table-cell>
          <table:table-cell table:style-name="ce45" office:value-type="currency" office:currency="USD" office:value="274.95" calcext:value-type="currency">
            <text:p>$274.95</text:p>
          </table:table-cell>
          <table:table-cell table:style-name="ce45" table:formula="of:=[.E20]-[.B20]" office:value-type="currency" office:currency="USD" office:value="39.95" calcext:value-type="currency">
            <text:p>$39.95</text:p>
          </table:table-cell>
          <table:table-cell table:style-name="ce51" table:formula="of:=[.E20]/[.D20]" office:value-type="float" office:value="1.65892361530107" calcext:value-type="float">
            <text:p>1.65892361530107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6" calcext:value-type="float">
            <text:p>216</text:p>
          </table:table-cell>
          <table:table-cell table:style-name="ce44" office:value-type="currency" office:currency="USD" office:value="243" calcext:value-type="currency">
            <text:p>$243.00</text:p>
          </table:table-cell>
          <table:table-cell table:style-name="ce45" office:value-type="currency" office:currency="USD" office:value="364.05" calcext:value-type="currency">
            <text:p>$364.05</text:p>
          </table:table-cell>
          <table:table-cell table:style-name="ce45" office:value-type="currency" office:currency="USD" office:value="172.92" calcext:value-type="currency">
            <text:p>$172.92</text:p>
          </table:table-cell>
          <table:table-cell table:style-name="ce45" office:value-type="currency" office:currency="USD" office:value="251.95" calcext:value-type="currency">
            <text:p>$251.95</text:p>
          </table:table-cell>
          <table:table-cell table:style-name="ce45" table:formula="of:=[.E21]-[.B21]" office:value-type="currency" office:currency="USD" office:value="8.94999999999999" calcext:value-type="currency">
            <text:p>$8.95</text:p>
          </table:table-cell>
          <table:table-cell table:style-name="ce51" table:formula="of:=[.E21]/[.D21]" office:value-type="float" office:value="1.45703215359704" calcext:value-type="float">
            <text:p>1.45703215359704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float" office:value="218" calcext:value-type="float">
            <text:p>218</text:p>
          </table:table-cell>
          <table:table-cell table:style-name="ce44" office:value-type="currency" office:currency="USD" office:value="258" calcext:value-type="currency">
            <text:p>$258.00</text:p>
          </table:table-cell>
          <table:table-cell table:style-name="ce45" office:value-type="currency" office:currency="USD" office:value="386.45" calcext:value-type="currency">
            <text:p>$386.45</text:p>
          </table:table-cell>
          <table:table-cell table:style-name="ce45" office:value-type="currency" office:currency="USD" office:value="183.56" calcext:value-type="currency">
            <text:p>$183.56</text:p>
          </table:table-cell>
          <table:table-cell table:style-name="ce45" office:value-type="currency" office:currency="USD" office:value="266.95" calcext:value-type="currency">
            <text:p>$266.95</text:p>
          </table:table-cell>
          <table:table-cell table:style-name="ce45" table:formula="of:=[.E22]-[.B22]" office:value-type="currency" office:currency="USD" office:value="8.94999999999999" calcext:value-type="currency">
            <text:p>$8.95</text:p>
          </table:table-cell>
          <table:table-cell table:style-name="ce51" table:formula="of:=[.E22]/[.D22]" office:value-type="float" office:value="1.45429287426455" calcext:value-type="float">
            <text:p>1.45429287426455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76" office:value-type="string" calcext:value-type="string">
            <text:p>Royal220</text:p>
          </table:table-cell>
          <table:table-cell table:style-name="ce44" office:value-type="currency" office:currency="USD" office:value="271" calcext:value-type="currency">
            <text:p>$271.00</text:p>
          </table:table-cell>
          <table:table-cell table:style-name="ce45" office:value-type="currency" office:currency="USD" office:value="405.48" calcext:value-type="currency">
            <text:p>$405.48</text:p>
          </table:table-cell>
          <table:table-cell table:style-name="ce45" office:value-type="currency" office:currency="USD" office:value="192.6" calcext:value-type="currency">
            <text:p>$192.60</text:p>
          </table:table-cell>
          <table:table-cell table:style-name="ce45" office:value-type="currency" office:currency="USD" office:value="279.95" calcext:value-type="currency">
            <text:p>$279.95</text:p>
          </table:table-cell>
          <table:table-cell table:style-name="ce45" table:formula="of:=[.E23]-[.B23]" office:value-type="currency" office:currency="USD" office:value="8.94999999999999" calcext:value-type="currency">
            <text:p>$8.95</text:p>
          </table:table-cell>
          <table:table-cell table:style-name="ce51" table:formula="of:=[.E23]/[.D23]" office:value-type="float" office:value="1.45353063343718" calcext:value-type="float">
            <text:p>1.45353063343718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Basket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SL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7]-[.B27]" office:value-type="currency" office:currency="USD" office:value="0.990000000000002" calcext:value-type="currency">
            <text:p>$0.99</text:p>
          </table:table-cell>
          <table:table-cell table:style-name="ce50" table:formula="of:=[.E27]/[.D27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SL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8]-[.B28]" office:value-type="currency" office:currency="USD" office:value="0.990000000000002" calcext:value-type="currency">
            <text:p>$0.99</text:p>
          </table:table-cell>
          <table:table-cell table:style-name="ce50" table:formula="of:=[.E28]/[.D28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SL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9]-[.B29]" office:value-type="currency" office:currency="USD" office:value="0.990000000000002" calcext:value-type="currency">
            <text:p>$0.99</text:p>
          </table:table-cell>
          <table:table-cell table:style-name="ce50" table:formula="of:=[.E29]/[.D29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SL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0]-[.B30]" office:value-type="currency" office:currency="USD" office:value="0.990000000000002" calcext:value-type="currency">
            <text:p>$0.99</text:p>
          </table:table-cell>
          <table:table-cell table:style-name="ce50" table:formula="of:=[.E30]/[.D30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1]-[.B31]" office:value-type="currency" office:currency="USD" office:value="0.990000000000002" calcext:value-type="currency">
            <text:p>$0.99</text:p>
          </table:table-cell>
          <table:table-cell table:style-name="ce50" table:formula="of:=[.E31]/[.D31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SL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2]-[.B32]" office:value-type="currency" office:currency="USD" office:value="0.990000000000002" calcext:value-type="currency">
            <text:p>$0.99</text:p>
          </table:table-cell>
          <table:table-cell table:style-name="ce50" table:formula="of:=[.E32]/[.D32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SL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33]-[.B33]" office:value-type="currency" office:currency="USD" office:value="0.989999999999995" calcext:value-type="currency">
            <text:p>$0.99</text:p>
          </table:table-cell>
          <table:table-cell table:style-name="ce50" table:formula="of:=[.E33]/[.D33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SL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34]-[.B34]" office:value-type="currency" office:currency="USD" office:value="0.989999999999995" calcext:value-type="currency">
            <text:p>$0.99</text:p>
          </table:table-cell>
          <table:table-cell table:style-name="ce50" table:formula="of:=[.E34]/[.D34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SL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66.55" calcext:value-type="currency">
            <text:p>$166.55</text:p>
          </table:table-cell>
          <table:table-cell table:style-name="ce13" office:value-type="currency" office:currency="USD" office:value="79.11" calcext:value-type="currency">
            <text:p>$79.11</text:p>
          </table:table-cell>
          <table:table-cell table:style-name="ce13" office:value-type="currency" office:currency="USD" office:value="106.99" calcext:value-type="currency">
            <text:p>$106.99</text:p>
          </table:table-cell>
          <table:table-cell table:style-name="ce13" table:formula="of:=[.E35]-[.B35]" office:value-type="currency" office:currency="USD" office:value="1.99" calcext:value-type="currency">
            <text:p>$1.99</text:p>
          </table:table-cell>
          <table:table-cell table:style-name="ce50" table:formula="of:=[.E35]/[.D35]" office:value-type="float" office:value="1.35242068006573" calcext:value-type="float">
            <text:p>1.3524206800657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Poly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48-X-BP-6UNN</text:p>
          </table:table-cell>
          <table:table-cell table:style-name="ce8" office:value-type="currency" office:currency="USD" office:value="585" calcext:value-type="currency">
            <text:p>$585.00</text:p>
          </table:table-cell>
          <table:table-cell table:style-name="ce13" office:value-type="currency" office:currency="USD" office:value="984.52" calcext:value-type="currency">
            <text:p>$984.52</text:p>
          </table:table-cell>
          <table:table-cell table:style-name="ce13" office:value-type="currency" office:currency="USD" office:value="467.65" calcext:value-type="currency">
            <text:p>$467.65</text:p>
          </table:table-cell>
          <table:table-cell table:style-name="ce13" office:value-type="currency" office:currency="USD" office:value="587.5" calcext:value-type="currency">
            <text:p>$587.50</text:p>
          </table:table-cell>
          <table:table-cell table:style-name="ce13" table:formula="of:=[.E39]-[.B39]" office:value-type="currency" office:currency="USD" office:value="2.5" calcext:value-type="currency">
            <text:p>$2.50</text:p>
          </table:table-cell>
          <table:table-cell table:style-name="ce50" table:formula="of:=[.E39]/[.D39]" office:value-type="float" office:value="1.25628140703518" calcext:value-type="float">
            <text:p>1.25628140703518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k Wire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8-X-BWE-4UNN</text:p>
          </table:table-cell>
          <table:table-cell table:style-name="ce8" office:value-type="currency" office:currency="USD" office:value="455" calcext:value-type="currency">
            <text:p>$455.00</text:p>
          </table:table-cell>
          <table:table-cell table:style-name="ce13" office:value-type="currency" office:currency="USD" office:value="684.75" calcext:value-type="currency">
            <text:p>$684.75</text:p>
          </table:table-cell>
          <table:table-cell table:style-name="ce13" office:value-type="currency" office:currency="USD" office:value="325.26" calcext:value-type="currency">
            <text:p>$325.26</text:p>
          </table:table-cell>
          <table:table-cell table:style-name="ce13" office:value-type="currency" office:currency="USD" office:value="464.65" calcext:value-type="currency">
            <text:p>$464.65</text:p>
          </table:table-cell>
          <table:table-cell table:style-name="ce13" table:formula="of:=[.E43]-[.B43]" office:value-type="currency" office:currency="USD" office:value="9.64999999999998" calcext:value-type="currency">
            <text:p>$9.65</text:p>
          </table:table-cell>
          <table:table-cell table:style-name="ce50" table:formula="of:=[.E43]/[.D43]" office:value-type="float" office:value="1.42854946811781" calcext:value-type="float">
            <text:p>1.428549468117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Bull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8-BK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7]-[.B47]" office:value-type="currency" office:currency="USD" office:value="5.82999999999998" calcext:value-type="currency">
            <text:p>$5.83</text:p>
          </table:table-cell>
          <table:table-cell table:style-name="ce51" table:formula="of:=[.E47]/[.D47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BL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8]-[.B48]" office:value-type="currency" office:currency="USD" office:value="5.82999999999998" calcext:value-type="currency">
            <text:p>$5.83</text:p>
          </table:table-cell>
          <table:table-cell table:style-name="ce51" table:formula="of:=[.E48]/[.D48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G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49]-[.B49]" office:value-type="currency" office:currency="USD" office:value="5.82999999999998" calcext:value-type="currency">
            <text:p>$5.83</text:p>
          </table:table-cell>
          <table:table-cell table:style-name="ce51" table:formula="of:=[.E49]/[.D49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N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0]-[.B50]" office:value-type="currency" office:currency="USD" office:value="5.82999999999998" calcext:value-type="currency">
            <text:p>$5.83</text:p>
          </table:table-cell>
          <table:table-cell table:style-name="ce51" table:formula="of:=[.E50]/[.D50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GR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1]-[.B51]" office:value-type="currency" office:currency="USD" office:value="5.82999999999998" calcext:value-type="currency">
            <text:p>$5.83</text:p>
          </table:table-cell>
          <table:table-cell table:style-name="ce51" table:formula="of:=[.E51]/[.D51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RD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2]-[.B52]" office:value-type="currency" office:currency="USD" office:value="5.82999999999998" calcext:value-type="currency">
            <text:p>$5.83</text:p>
          </table:table-cell>
          <table:table-cell table:style-name="ce51" table:formula="of:=[.E52]/[.D52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HX-BUA-4HNN</text:p>
          </table:table-cell>
          <table:table-cell table:style-name="ce44" office:value-type="currency" office:currency="USD" office:value="292" calcext:value-type="currency">
            <text:p>$292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297.83" calcext:value-type="currency">
            <text:p>$297.83</text:p>
          </table:table-cell>
          <table:table-cell table:style-name="ce45" table:formula="of:=[.E53]-[.B53]" office:value-type="currency" office:currency="USD" office:value="5.82999999999998" calcext:value-type="currency">
            <text:p>$5.83</text:p>
          </table:table-cell>
          <table:table-cell table:style-name="ce51" table:formula="of:=[.E53]/[.D53]" office:value-type="float" office:value="1.42857828089025" calcext:value-type="float">
            <text:p>1.4285782808902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anvas Knock-Down Basket Trucks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08-CCX-KD-3UNN</text:p>
          </table:table-cell>
          <table:table-cell table:style-name="ce44" office:value-type="currency" office:currency="USD" office:value="175" calcext:value-type="currency">
            <text:p>$175.00</text:p>
          </table:table-cell>
          <table:table-cell table:style-name="ce45" office:value-type="currency" office:currency="USD" office:value="266.18" calcext:value-type="currency">
            <text:p>$266.18</text:p>
          </table:table-cell>
          <table:table-cell table:style-name="ce45" office:value-type="currency" office:currency="USD" office:value="126.44" calcext:value-type="currency">
            <text:p>$126.44</text:p>
          </table:table-cell>
          <table:table-cell table:style-name="ce45" office:value-type="currency" office:currency="USD" office:value="180.62" calcext:value-type="currency">
            <text:p>$180.62</text:p>
          </table:table-cell>
          <table:table-cell table:style-name="ce45" table:formula="of:=[.E57]-[.B57]" office:value-type="currency" office:currency="USD" office:value="5.62" calcext:value-type="currency">
            <text:p>$5.62</text:p>
          </table:table-cell>
          <table:table-cell table:style-name="ce51" table:formula="of:=[.E57]/[.D57]" office:value-type="float" office:value="1.42850363808921" calcext:value-type="float">
            <text:p>1.4285036380892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0-CCX-KD-3UNN</text:p>
          </table:table-cell>
          <table:table-cell table:style-name="ce44" office:value-type="currency" office:currency="USD" office:value="187" calcext:value-type="currency">
            <text:p>$187.00</text:p>
          </table:table-cell>
          <table:table-cell table:style-name="ce45" office:value-type="currency" office:currency="USD" office:value="284.88" calcext:value-type="currency">
            <text:p>$284.88</text:p>
          </table:table-cell>
          <table:table-cell table:style-name="ce45" office:value-type="currency" office:currency="USD" office:value="135.32" calcext:value-type="currency">
            <text:p>$135.32</text:p>
          </table:table-cell>
          <table:table-cell table:style-name="ce45" office:value-type="currency" office:currency="USD" office:value="193.31" calcext:value-type="currency">
            <text:p>$193.31</text:p>
          </table:table-cell>
          <table:table-cell table:style-name="ce45" table:formula="of:=[.E58]-[.B58]" office:value-type="currency" office:currency="USD" office:value="6.31" calcext:value-type="currency">
            <text:p>$6.31</text:p>
          </table:table-cell>
          <table:table-cell table:style-name="ce51" table:formula="of:=[.E58]/[.D58]" office:value-type="float" office:value="1.42853975761159" calcext:value-type="float">
            <text:p>1.4285397576115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2-CCX-KD-3UNN</text:p>
          </table:table-cell>
          <table:table-cell table:style-name="ce44" office:value-type="currency" office:currency="USD" office:value="201" calcext:value-type="currency">
            <text:p>$201.00</text:p>
          </table:table-cell>
          <table:table-cell table:style-name="ce45" office:value-type="currency" office:currency="USD" office:value="305.43" calcext:value-type="currency">
            <text:p>$305.43</text:p>
          </table:table-cell>
          <table:table-cell table:style-name="ce45" office:value-type="currency" office:currency="USD" office:value="145.08" calcext:value-type="currency">
            <text:p>$145.08</text:p>
          </table:table-cell>
          <table:table-cell table:style-name="ce45" office:value-type="currency" office:currency="USD" office:value="207.26" calcext:value-type="currency">
            <text:p>$207.26</text:p>
          </table:table-cell>
          <table:table-cell table:style-name="ce45" table:formula="of:=[.E59]-[.B59]" office:value-type="currency" office:currency="USD" office:value="6.25999999999999" calcext:value-type="currency">
            <text:p>$6.26</text:p>
          </table:table-cell>
          <table:table-cell table:style-name="ce51" table:formula="of:=[.E59]/[.D59]" office:value-type="float" office:value="1.42859112213951" calcext:value-type="float">
            <text:p>1.4285911221395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4-CCX-KD-3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45" office:value-type="currency" office:currency="USD" office:value="370.65" calcext:value-type="currency">
            <text:p>$370.65</text:p>
          </table:table-cell>
          <table:table-cell table:style-name="ce45" office:value-type="currency" office:currency="USD" office:value="176.06" calcext:value-type="currency">
            <text:p>$176.06</text:p>
          </table:table-cell>
          <table:table-cell table:style-name="ce45" office:value-type="currency" office:currency="USD" office:value="251.51" calcext:value-type="currency">
            <text:p>$251.51</text:p>
          </table:table-cell>
          <table:table-cell table:style-name="ce45" table:formula="of:=[.E60]-[.B60]" office:value-type="currency" office:currency="USD" office:value="6.50999999999999" calcext:value-type="currency">
            <text:p>$6.51</text:p>
          </table:table-cell>
          <table:table-cell table:style-name="ce51" table:formula="of:=[.E60]/[.D60]" office:value-type="float" office:value="1.42854708622061" calcext:value-type="float">
            <text:p>1.4285470862206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CCX-KD-3UNN</text:p>
          </table:table-cell>
          <table:table-cell table:style-name="ce44" office:value-type="currency" office:currency="USD" office:value="250" calcext:value-type="currency">
            <text:p>$250.00</text:p>
          </table:table-cell>
          <table:table-cell table:style-name="ce45" office:value-type="currency" office:currency="USD" office:value="378.23" calcext:value-type="currency">
            <text:p>$378.23</text:p>
          </table:table-cell>
          <table:table-cell table:style-name="ce45" office:value-type="currency" office:currency="USD" office:value="179.66" calcext:value-type="currency">
            <text:p>$179.66</text:p>
          </table:table-cell>
          <table:table-cell table:style-name="ce45" office:value-type="currency" office:currency="USD" office:value="256.66" calcext:value-type="currency">
            <text:p>$256.66</text:p>
          </table:table-cell>
          <table:table-cell table:style-name="ce45" table:formula="of:=[.E61]-[.B61]" office:value-type="currency" office:currency="USD" office:value="6.66000000000003" calcext:value-type="currency">
            <text:p>$6.66</text:p>
          </table:table-cell>
          <table:table-cell table:style-name="ce51" table:formula="of:=[.E61]/[.D61]" office:value-type="float" office:value="1.42858733162641" calcext:value-type="float">
            <text:p>1.42858733162641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CCX-KD-3UNN</text:p>
          </table:table-cell>
          <table:table-cell table:style-name="ce44" office:value-type="currency" office:currency="USD" office:value="265" calcext:value-type="currency">
            <text:p>$265.00</text:p>
          </table:table-cell>
          <table:table-cell table:style-name="ce45" office:value-type="currency" office:currency="USD" office:value="400.62" calcext:value-type="currency">
            <text:p>$400.62</text:p>
          </table:table-cell>
          <table:table-cell table:style-name="ce45" office:value-type="currency" office:currency="USD" office:value="190.29" calcext:value-type="currency">
            <text:p>$190.29</text:p>
          </table:table-cell>
          <table:table-cell table:style-name="ce45" office:value-type="currency" office:currency="USD" office:value="271.85" calcext:value-type="currency">
            <text:p>$271.85</text:p>
          </table:table-cell>
          <table:table-cell table:style-name="ce45" table:formula="of:=[.E62]-[.B62]" office:value-type="currency" office:currency="USD" office:value="6.85000000000002" calcext:value-type="currency">
            <text:p>$6.85</text:p>
          </table:table-cell>
          <table:table-cell table:style-name="ce51" table:formula="of:=[.E62]/[.D62]" office:value-type="float" office:value="1.42860896526355" calcext:value-type="float">
            <text:p>1.42860896526355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ompact Housekeeping Cart - 3 Shelf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37-TNX-M3C-1CN</text:p>
          </table:table-cell>
          <table:table-cell table:style-name="ce44" office:value-type="currency" office:currency="USD" office:value="575" calcext:value-type="currency">
            <text:p>$575.00</text:p>
          </table:table-cell>
          <table:table-cell table:style-name="ce45" office:value-type="currency" office:currency="USD" office:value="935.97" calcext:value-type="currency">
            <text:p>$935.97</text:p>
          </table:table-cell>
          <table:table-cell table:style-name="ce45" office:value-type="currency" office:currency="USD" office:value="444.59" calcext:value-type="currency">
            <text:p>$444.59</text:p>
          </table:table-cell>
          <table:table-cell table:style-name="ce45" office:value-type="currency" office:currency="USD" office:value="577.09" calcext:value-type="currency">
            <text:p>$577.09</text:p>
          </table:table-cell>
          <table:table-cell table:style-name="ce45" table:formula="of:=[.E66]-[.B66]" office:value-type="currency" office:currency="USD" office:value="2.09000000000003" calcext:value-type="currency">
            <text:p>$2.09</text:p>
          </table:table-cell>
          <table:table-cell table:style-name="ce51" table:formula="of:=[.E66]/[.D66]" office:value-type="float" office:value="1.2980273960278" calcext:value-type="float">
            <text:p>1.2980273960278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Cruise Line Housekeeping Cart - 3 Shelves and 1 Bag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55-TNX-C3C-1VN</text:p>
          </table:table-cell>
          <table:table-cell table:style-name="ce44" office:value-type="currency" office:currency="USD" office:value="780" calcext:value-type="currency">
            <text:p>$780.00</text:p>
          </table:table-cell>
          <table:table-cell table:style-name="ce45" office:value-type="currency" office:currency="USD" office:value="1107.24" calcext:value-type="currency">
            <text:p>$1,107.24</text:p>
          </table:table-cell>
          <table:table-cell table:style-name="ce45" office:value-type="currency" office:currency="USD" office:value="525.94" calcext:value-type="currency">
            <text:p>$525.94</text:p>
          </table:table-cell>
          <table:table-cell table:style-name="ce45" office:value-type="currency" office:currency="USD" office:value="682.99" calcext:value-type="currency">
            <text:p>$682.99</text:p>
          </table:table-cell>
          <table:table-cell table:style-name="ce45" table:formula="of:=[.E70]-[.B70]" office:value-type="currency" office:currency="USD" office:value="-97.01" calcext:value-type="currency">
            <text:p>-$97.01</text:p>
          </table:table-cell>
          <table:table-cell table:style-name="ce51" table:formula="of:=[.E70]/[.D70]" office:value-type="float" office:value="1.29860820625927" calcext:value-type="float">
            <text:p>1.29860820625927</text:p>
          </table:table-cell>
          <table:table-cell table:style-name="ce52" office:value-type="string" calcext:value-type="string">
            <text:p>ahscompan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Deluxe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DN</text:p>
          </table:table-cell>
          <table:table-cell table:style-name="ce8" office:value-type="currency" office:currency="USD" office:value="715" calcext:value-type="currency">
            <text:p>$715.00</text:p>
          </table:table-cell>
          <table:table-cell table:style-name="ce13" office:value-type="currency" office:currency="USD" office:value="1192.12" calcext:value-type="currency">
            <text:p>$1,192.12</text:p>
          </table:table-cell>
          <table:table-cell table:style-name="ce13" office:value-type="currency" office:currency="USD" office:value="566.26" calcext:value-type="currency">
            <text:p>$566.26</text:p>
          </table:table-cell>
          <table:table-cell table:style-name="ce13" office:value-type="currency" office:currency="USD" office:value="719" calcext:value-type="currency">
            <text:p>$719.00</text:p>
          </table:table-cell>
          <table:table-cell table:style-name="ce13" table:formula="of:=[.E74]-[.B74]" office:value-type="currency" office:currency="USD" office:value="4" calcext:value-type="currency">
            <text:p>$4.00</text:p>
          </table:table-cell>
          <table:table-cell table:style-name="ce50" table:formula="of:=[.E74]/[.D74]" office:value-type="float" office:value="1.26973475082118" calcext:value-type="float">
            <text:p>1.26973475082118</text:p>
          </table:table-cell>
          <table:table-cell table:style-name="ce17" office:value-type="string" calcext:value-type="string">
            <text:p>hdsupplysolutions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Elevated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15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6">
          <table:table-cell table:style-name="ce2" office:value-type="string" calcext:value-type="string">
            <text:p>R04-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56.6" calcext:value-type="currency">
            <text:p>$156.60</text:p>
          </table:table-cell>
          <table:table-cell table:style-name="ce13" office:value-type="currency" office:currency="USD" office:value="74.39" calcext:value-type="currency">
            <text:p>$74.39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78]-[.B78]" office:value-type="currency" office:currency="USD" office:value="33.09" calcext:value-type="currency">
            <text:p>$33.09</text:p>
          </table:table-cell>
          <table:table-cell table:style-name="ce50" table:formula="of:=[.E78]/[.D78]" office:value-type="float" office:value="1.92351122462697" calcext:value-type="float">
            <text:p>1.92351122462697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6-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0.06" calcext:value-type="currency">
            <text:p>$170.06</text:p>
          </table:table-cell>
          <table:table-cell table:style-name="ce13" office:value-type="currency" office:currency="USD" office:value="80.78" calcext:value-type="currency">
            <text:p>$80.78</text:p>
          </table:table-cell>
          <table:table-cell table:style-name="ce13" office:value-type="currency" office:currency="USD" office:value="154.95" calcext:value-type="currency">
            <text:p>$154.95</text:p>
          </table:table-cell>
          <table:table-cell table:style-name="ce13" table:formula="of:=[.E79]-[.B79]" office:value-type="currency" office:currency="USD" office:value="34.95" calcext:value-type="currency">
            <text:p>$34.95</text:p>
          </table:table-cell>
          <table:table-cell table:style-name="ce50" table:formula="of:=[.E79]/[.D79]" office:value-type="float" office:value="1.91817281505323" calcext:value-type="float">
            <text:p>1.91817281505323</text:p>
          </table:table-cell>
          <table:table-cell table:style-name="ce17" office:value-type="string" calcext:value-type="string">
            <text:p>je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EL-3UNN</text:p>
          </table:table-cell>
          <table:table-cell table:style-name="ce8" office:value-type="currency" office:currency="USD" office:value="110" calcext:value-type="currency">
            <text:p>$110.00</text:p>
          </table:table-cell>
          <table:table-cell table:style-name="ce13" office:value-type="currency" office:currency="USD" office:value="164.85" calcext:value-type="currency">
            <text:p>$164.85</text:p>
          </table:table-cell>
          <table:table-cell table:style-name="ce13" office:value-type="currency" office:currency="USD" office:value="78.3" calcext:value-type="currency">
            <text:p>$78.30</text:p>
          </table:table-cell>
          <table:table-cell table:style-name="ce13" office:value-type="currency" office:currency="USD" office:value="143.09" calcext:value-type="currency">
            <text:p>$143.09</text:p>
          </table:table-cell>
          <table:table-cell table:style-name="ce13" table:formula="of:=[.E80]-[.B80]" office:value-type="currency" office:currency="USD" office:value="33.09" calcext:value-type="currency">
            <text:p>$33.09</text:p>
          </table:table-cell>
          <table:table-cell table:style-name="ce50" table:formula="of:=[.E80]/[.D80]" office:value-type="float" office:value="1.82745849297573" calcext:value-type="float">
            <text:p>1.82745849297573</text:p>
          </table:table-cell>
          <table:table-cell table:style-name="ce17" office:value-type="string" calcext:value-type="string">
            <text:p>zorro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EL-3UNN</text:p>
          </table:table-cell>
          <table:table-cell table:style-name="ce8" office:value-type="currency" office:currency="USD" office:value="120" calcext:value-type="currency">
            <text:p>$120.00</text:p>
          </table:table-cell>
          <table:table-cell table:style-name="ce13" office:value-type="currency" office:currency="USD" office:value="179.09" calcext:value-type="currency">
            <text:p>$179.09</text:p>
          </table:table-cell>
          <table:table-cell table:style-name="ce13" office:value-type="currency" office:currency="USD" office:value="85.07" calcext:value-type="currency">
            <text:p>$85.07</text:p>
          </table:table-cell>
          <table:table-cell table:style-name="ce13" office:value-type="currency" office:currency="USD" office:value="151.99" calcext:value-type="currency">
            <text:p>$151.99</text:p>
          </table:table-cell>
          <table:table-cell table:style-name="ce13" table:formula="of:=[.E81]-[.B81]" office:value-type="currency" office:currency="USD" office:value="31.99" calcext:value-type="currency">
            <text:p>$31.99</text:p>
          </table:table-cell>
          <table:table-cell table:style-name="ce50" table:formula="of:=[.E81]/[.D81]" office:value-type="float" office:value="1.78664629128953" calcext:value-type="float">
            <text:p>1.78664629128953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Extractor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60-CCW-EXE-4UNN</text:p>
          </table:table-cell>
          <table:table-cell table:style-name="ce8" office:value-type="currency" office:currency="USD" office:value="379" calcext:value-type="currency">
            <text:p>$379.00</text:p>
          </table:table-cell>
          <table:table-cell table:style-name="ce13" office:value-type="currency" office:currency="USD" office:value="506.74" calcext:value-type="currency">
            <text:p>$506.74</text:p>
          </table:table-cell>
          <table:table-cell table:style-name="ce13" office:value-type="currency" office:currency="USD" office:value="240.7" calcext:value-type="currency">
            <text:p>$240.70</text:p>
          </table:table-cell>
          <table:table-cell table:style-name="ce13" office:value-type="currency" office:currency="USD" office:value="461.99" calcext:value-type="currency">
            <text:p>$461.99</text:p>
          </table:table-cell>
          <table:table-cell table:style-name="ce13" table:formula="of:=[.E85]-[.B85]" office:value-type="currency" office:currency="USD" office:value="82.99" calcext:value-type="currency">
            <text:p>$82.99</text:p>
          </table:table-cell>
          <table:table-cell table:style-name="ce50" table:formula="of:=[.E85]/[.D85]" office:value-type="float" office:value="1.91936019941836" calcext:value-type="float">
            <text:p>1.9193601994183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70-CCW-EXE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63.63" calcext:value-type="currency">
            <text:p>$563.63</text:p>
          </table:table-cell>
          <table:table-cell table:style-name="ce13" office:value-type="currency" office:currency="USD" office:value="267.72" calcext:value-type="currency">
            <text:p>$267.72</text:p>
          </table:table-cell>
          <table:table-cell table:style-name="ce13" office:value-type="currency" office:currency="USD" office:value="509.99" calcext:value-type="currency">
            <text:p>$509.99</text:p>
          </table:table-cell>
          <table:table-cell table:style-name="ce13" table:formula="of:=[.E86]-[.B86]" office:value-type="currency" office:currency="USD" office:value="110.99" calcext:value-type="currency">
            <text:p>$110.99</text:p>
          </table:table-cell>
          <table:table-cell table:style-name="ce50" table:formula="of:=[.E86]/[.D86]" office:value-type="float" office:value="1.90493799492007" calcext:value-type="float">
            <text:p>1.9049379949200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Flatwork Ironer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44-W-FWA-4UNN</text:p>
          </table:table-cell>
          <table:table-cell table:style-name="ce8" office:value-type="currency" office:currency="USD" office:value="335" calcext:value-type="currency">
            <text:p>$335.00</text:p>
          </table:table-cell>
          <table:table-cell table:style-name="ce13" office:value-type="currency" office:currency="USD" office:value="497.96" calcext:value-type="currency">
            <text:p>$497.96</text:p>
          </table:table-cell>
          <table:table-cell table:style-name="ce13" office:value-type="currency" office:currency="USD" office:value="236.53" calcext:value-type="currency">
            <text:p>$236.53</text:p>
          </table:table-cell>
          <table:table-cell table:style-name="ce13" office:value-type="currency" office:currency="USD" office:value="337.9" calcext:value-type="currency">
            <text:p>$337.90</text:p>
          </table:table-cell>
          <table:table-cell table:style-name="ce13" table:formula="of:=[.E90]-[.B90]" office:value-type="currency" office:currency="USD" office:value="2.89999999999998" calcext:value-type="currency">
            <text:p>$2.90</text:p>
          </table:table-cell>
          <table:table-cell table:style-name="ce50" table:formula="of:=[.E90]/[.D90]" office:value-type="float" office:value="1.42857142857143" calcext:value-type="float">
            <text:p>1.4285714285714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0-W-FWA-4UNN</text:p>
          </table:table-cell>
          <table:table-cell table:style-name="ce8" office:value-type="currency" office:currency="USD" office:value="360" calcext:value-type="currency">
            <text:p>$360.00</text:p>
          </table:table-cell>
          <table:table-cell table:style-name="ce13" office:value-type="currency" office:currency="USD" office:value="537.63" calcext:value-type="currency">
            <text:p>$537.63</text:p>
          </table:table-cell>
          <table:table-cell table:style-name="ce13" office:value-type="currency" office:currency="USD" office:value="255.37" calcext:value-type="currency">
            <text:p>$255.37</text:p>
          </table:table-cell>
          <table:table-cell table:style-name="ce13" office:value-type="currency" office:currency="USD" office:value="364.82" calcext:value-type="currency">
            <text:p>$364.82</text:p>
          </table:table-cell>
          <table:table-cell table:style-name="ce13" table:formula="of:=[.E91]-[.B91]" office:value-type="currency" office:currency="USD" office:value="4.81999999999999" calcext:value-type="currency">
            <text:p>$4.82</text:p>
          </table:table-cell>
          <table:table-cell table:style-name="ce50" table:formula="of:=[.E91]/[.D91]" office:value-type="float" office:value="1.42859380506716" calcext:value-type="float">
            <text:p>1.428593805067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6-W-FWA-4UNN</text:p>
          </table:table-cell>
          <table:table-cell table:style-name="ce8" office:value-type="currency" office:currency="USD" office:value="399" calcext:value-type="currency">
            <text:p>$399.00</text:p>
          </table:table-cell>
          <table:table-cell table:style-name="ce13" office:value-type="currency" office:currency="USD" office:value="591.76" calcext:value-type="currency">
            <text:p>$591.76</text:p>
          </table:table-cell>
          <table:table-cell table:style-name="ce13" office:value-type="currency" office:currency="USD" office:value="281.09" calcext:value-type="currency">
            <text:p>$281.09</text:p>
          </table:table-cell>
          <table:table-cell table:style-name="ce13" office:value-type="currency" office:currency="USD" office:value="401.55" calcext:value-type="currency">
            <text:p>$401.55</text:p>
          </table:table-cell>
          <table:table-cell table:style-name="ce13" table:formula="of:=[.E92]-[.B92]" office:value-type="currency" office:currency="USD" office:value="2.55000000000001" calcext:value-type="currency">
            <text:p>$2.55</text:p>
          </table:table-cell>
          <table:table-cell table:style-name="ce50" table:formula="of:=[.E92]/[.D92]" office:value-type="float" office:value="1.42854601728984" calcext:value-type="float">
            <text:p>1.428546017289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Hamp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EB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56.99" calcext:value-type="currency">
            <text:p>$56.99</text:p>
          </table:table-cell>
          <table:table-cell table:style-name="ce13" table:formula="of:=[.E96]-[.B96]" office:value-type="currency" office:currency="USD" office:value="-9.01" calcext:value-type="currency">
            <text:p>-$9.01</text:p>
          </table:table-cell>
          <table:table-cell table:style-name="ce50" table:formula="of:=[.E96]/[.D96]" office:value-type="float" office:value="2.98064853556485" calcext:value-type="float">
            <text:p>2.98064853556485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X-HBN</text:p>
          </table:table-cell>
          <table:table-cell table:style-name="ce8" office:value-type="currency" office:currency="USD" office:value="20.5" calcext:value-type="currency">
            <text:p>$20.50</text:p>
          </table:table-cell>
          <table:table-cell table:style-name="ce13" office:value-type="currency" office:currency="USD" office:value="40.25" calcext:value-type="currency">
            <text:p>$40.25</text:p>
          </table:table-cell>
          <table:table-cell table:style-name="ce13" office:value-type="currency" office:currency="USD" office:value="19.12" calcext:value-type="currency">
            <text:p>$19.12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7]-[.B97]" office:value-type="currency" office:currency="USD" office:value="5.49" calcext:value-type="currency">
            <text:p>$5.49</text:p>
          </table:table-cell>
          <table:table-cell table:style-name="ce50" table:formula="of:=[.E97]/[.D97]" office:value-type="float" office:value="1.35930962343096" calcext:value-type="float">
            <text:p>1.35930962343096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0-WHX-HSN</text:p>
          </table:table-cell>
          <table:table-cell table:style-name="ce8" office:value-type="currency" office:currency="USD" office:value="23.9" calcext:value-type="currency">
            <text:p>$23.90</text:p>
          </table:table-cell>
          <table:table-cell table:style-name="ce13" office:value-type="currency" office:currency="USD" office:value="36.75" calcext:value-type="currency">
            <text:p>$36.75</text:p>
          </table:table-cell>
          <table:table-cell table:style-name="ce13" office:value-type="currency" office:currency="USD" office:value="17.46" calcext:value-type="currency">
            <text:p>$17.46</text:p>
          </table:table-cell>
          <table:table-cell table:style-name="ce13" office:value-type="currency" office:currency="USD" office:value="25.99" calcext:value-type="currency">
            <text:p>$25.99</text:p>
          </table:table-cell>
          <table:table-cell table:style-name="ce13" table:formula="of:=[.E98]-[.B98]" office:value-type="currency" office:currency="USD" office:value="2.09" calcext:value-type="currency">
            <text:p>$2.09</text:p>
          </table:table-cell>
          <table:table-cell table:style-name="ce50" table:formula="of:=[.E98]/[.D98]" office:value-type="float" office:value="1.4885452462772" calcext:value-type="float">
            <text:p>1.4885452462772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24-W-HDA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02]-[.B102]" office:value-type="currency" office:currency="USD" office:value="42.95" calcext:value-type="currency">
            <text:p>$42.95</text:p>
          </table:table-cell>
          <table:table-cell table:style-name="ce51" table:formula="of:=[.E102]/[.D102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A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3]-[.B103]" office:value-type="currency" office:currency="USD" office:value="26.81" calcext:value-type="currency">
            <text:p>$26.81</text:p>
          </table:table-cell>
          <table:table-cell table:style-name="ce51" table:formula="of:=[.E103]/[.D103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04]-[.B104]" office:value-type="currency" office:currency="USD" office:value="22.82" calcext:value-type="currency">
            <text:p>$22.82</text:p>
          </table:table-cell>
          <table:table-cell table:style-name="ce51" table:formula="of:=[.E104]/[.D104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05]-[.B105]" office:value-type="currency" office:currency="USD" office:value="24.86" calcext:value-type="currency">
            <text:p>$24.86</text:p>
          </table:table-cell>
          <table:table-cell table:style-name="ce51" table:formula="of:=[.E105]/[.D10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6]-[.B106]" office:value-type="currency" office:currency="USD" office:value="26.81" calcext:value-type="currency">
            <text:p>$26.81</text:p>
          </table:table-cell>
          <table:table-cell table:style-name="ce51" table:formula="of:=[.E106]/[.D106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7]-[.B107]" office:value-type="currency" office:currency="USD" office:value="26.81" calcext:value-type="currency">
            <text:p>$26.81</text:p>
          </table:table-cell>
          <table:table-cell table:style-name="ce51" table:formula="of:=[.E107]/[.D107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8]-[.B108]" office:value-type="currency" office:currency="USD" office:value="26.81" calcext:value-type="currency">
            <text:p>$26.81</text:p>
          </table:table-cell>
          <table:table-cell table:style-name="ce51" table:formula="of:=[.E108]/[.D108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</text:p>
          </table:table-cell>
          <table:table-cell table:style-name="ce44" office:value-type="currency" office:currency="USD" office:value="294" calcext:value-type="currency">
            <text:p>$294.00</text:p>
          </table:table-cell>
          <table:table-cell table:style-name="ce45" office:value-type="currency" office:currency="USD" office:value="472.77" calcext:value-type="currency">
            <text:p>$472.77</text:p>
          </table:table-cell>
          <table:table-cell table:style-name="ce45" office:value-type="currency" office:currency="USD" office:value="224.57" calcext:value-type="currency">
            <text:p>$224.57</text:p>
          </table:table-cell>
          <table:table-cell table:style-name="ce45" office:value-type="currency" office:currency="USD" office:value="320.81" calcext:value-type="currency">
            <text:p>$320.81</text:p>
          </table:table-cell>
          <table:table-cell table:style-name="ce45" table:formula="of:=[.E109]-[.B109]" office:value-type="currency" office:currency="USD" office:value="26.81" calcext:value-type="currency">
            <text:p>$26.81</text:p>
          </table:table-cell>
          <table:table-cell table:style-name="ce51" table:formula="of:=[.E109]/[.D109]" office:value-type="float" office:value="1.42855234448056" calcext:value-type="float">
            <text:p>1.42855234448056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0]-[.B110]" office:value-type="currency" office:currency="USD" office:value="22.82" calcext:value-type="currency">
            <text:p>$22.82</text:p>
          </table:table-cell>
          <table:table-cell table:style-name="ce51" table:formula="of:=[.E110]/[.D110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1]-[.B111]" office:value-type="currency" office:currency="USD" office:value="22.82" calcext:value-type="currency">
            <text:p>$22.82</text:p>
          </table:table-cell>
          <table:table-cell table:style-name="ce51" table:formula="of:=[.E111]/[.D111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2]-[.B112]" office:value-type="currency" office:currency="USD" office:value="22.82" calcext:value-type="currency">
            <text:p>$22.82</text:p>
          </table:table-cell>
          <table:table-cell table:style-name="ce51" table:formula="of:=[.E112]/[.D112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</text:p>
          </table:table-cell>
          <table:table-cell table:style-name="ce44" office:value-type="currency" office:currency="USD" office:value="317" calcext:value-type="currency">
            <text:p>$317.00</text:p>
          </table:table-cell>
          <table:table-cell table:style-name="ce45" office:value-type="currency" office:currency="USD" office:value="500.78" calcext:value-type="currency">
            <text:p>$500.78</text:p>
          </table:table-cell>
          <table:table-cell table:style-name="ce45" office:value-type="currency" office:currency="USD" office:value="237.87" calcext:value-type="currency">
            <text:p>$237.87</text:p>
          </table:table-cell>
          <table:table-cell table:style-name="ce45" office:value-type="currency" office:currency="USD" office:value="339.82" calcext:value-type="currency">
            <text:p>$339.82</text:p>
          </table:table-cell>
          <table:table-cell table:style-name="ce45" table:formula="of:=[.E113]-[.B113]" office:value-type="currency" office:currency="USD" office:value="22.82" calcext:value-type="currency">
            <text:p>$22.82</text:p>
          </table:table-cell>
          <table:table-cell table:style-name="ce51" table:formula="of:=[.E113]/[.D113]" office:value-type="float" office:value="1.42859545129693" calcext:value-type="float">
            <text:p>1.4285954512969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4]-[.B114]" office:value-type="currency" office:currency="USD" office:value="24.86" calcext:value-type="currency">
            <text:p>$24.86</text:p>
          </table:table-cell>
          <table:table-cell table:style-name="ce51" table:formula="of:=[.E114]/[.D114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5]-[.B115]" office:value-type="currency" office:currency="USD" office:value="24.86" calcext:value-type="currency">
            <text:p>$24.86</text:p>
          </table:table-cell>
          <table:table-cell table:style-name="ce51" table:formula="of:=[.E115]/[.D115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6]-[.B116]" office:value-type="currency" office:currency="USD" office:value="24.86" calcext:value-type="currency">
            <text:p>$24.86</text:p>
          </table:table-cell>
          <table:table-cell table:style-name="ce51" table:formula="of:=[.E116]/[.D116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</text:p>
          </table:table-cell>
          <table:table-cell table:style-name="ce44" office:value-type="currency" office:currency="USD" office:value="334" calcext:value-type="currency">
            <text:p>$334.00</text:p>
          </table:table-cell>
          <table:table-cell table:style-name="ce45" office:value-type="currency" office:currency="USD" office:value="528.85" calcext:value-type="currency">
            <text:p>$528.85</text:p>
          </table:table-cell>
          <table:table-cell table:style-name="ce45" office:value-type="currency" office:currency="USD" office:value="251.2" calcext:value-type="currency">
            <text:p>$251.20</text:p>
          </table:table-cell>
          <table:table-cell table:style-name="ce45" office:value-type="currency" office:currency="USD" office:value="358.86" calcext:value-type="currency">
            <text:p>$358.86</text:p>
          </table:table-cell>
          <table:table-cell table:style-name="ce45" table:formula="of:=[.E117]-[.B117]" office:value-type="currency" office:currency="USD" office:value="24.86" calcext:value-type="currency">
            <text:p>$24.86</text:p>
          </table:table-cell>
          <table:table-cell table:style-name="ce51" table:formula="of:=[.E117]/[.D117]" office:value-type="float" office:value="1.42858280254777" calcext:value-type="float">
            <text:p>1.42858280254777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8]-[.B118]" office:value-type="currency" office:currency="USD" office:value="42.95" calcext:value-type="currency">
            <text:p>$42.95</text:p>
          </table:table-cell>
          <table:table-cell table:style-name="ce51" table:formula="of:=[.E118]/[.D118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19]-[.B119]" office:value-type="currency" office:currency="USD" office:value="42.95" calcext:value-type="currency">
            <text:p>$42.95</text:p>
          </table:table-cell>
          <table:table-cell table:style-name="ce51" table:formula="of:=[.E119]/[.D119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0]-[.B120]" office:value-type="currency" office:currency="USD" office:value="42.95" calcext:value-type="currency">
            <text:p>$42.95</text:p>
          </table:table-cell>
          <table:table-cell table:style-name="ce51" table:formula="of:=[.E120]/[.D120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614.51" calcext:value-type="currency">
            <text:p>$614.51</text:p>
          </table:table-cell>
          <table:table-cell table:style-name="ce45" office:value-type="currency" office:currency="USD" office:value="291.89" calcext:value-type="currency">
            <text:p>$291.89</text:p>
          </table:table-cell>
          <table:table-cell table:style-name="ce45" office:value-type="currency" office:currency="USD" office:value="422.95" calcext:value-type="currency">
            <text:p>$422.95</text:p>
          </table:table-cell>
          <table:table-cell table:style-name="ce45" table:formula="of:=[.E121]-[.B121]" office:value-type="currency" office:currency="USD" office:value="42.95" calcext:value-type="currency">
            <text:p>$42.95</text:p>
          </table:table-cell>
          <table:table-cell table:style-name="ce51" table:formula="of:=[.E121]/[.D121]" office:value-type="float" office:value="1.4490047620679" calcext:value-type="float">
            <text:p>1.4490047620679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Heavy Duty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43" office:value-type="string" calcext:value-type="string">
            <text:p>R16-W-HDA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5]-[.B125]" office:value-type="currency" office:currency="USD" office:value="4.76999999999998" calcext:value-type="currency">
            <text:p>$4.77</text:p>
          </table:table-cell>
          <table:table-cell table:style-name="ce51" table:formula="of:=[.E125]/[.D125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A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26]-[.B126]" office:value-type="currency" office:currency="USD" office:value="7.77999999999997" calcext:value-type="currency">
            <text:p>$7.78</text:p>
          </table:table-cell>
          <table:table-cell table:style-name="ce51" table:formula="of:=[.E126]/[.D12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A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27]-[.B127]" office:value-type="currency" office:currency="USD" office:value="7.23000000000002" calcext:value-type="currency">
            <text:p>$7.23</text:p>
          </table:table-cell>
          <table:table-cell table:style-name="ce51" table:formula="of:=[.E127]/[.D12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A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28]-[.B128]" office:value-type="currency" office:currency="USD" office:value="22.54" calcext:value-type="currency">
            <text:p>$22.54</text:p>
          </table:table-cell>
          <table:table-cell table:style-name="ce51" table:formula="of:=[.E128]/[.D128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C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29]-[.B129]" office:value-type="currency" office:currency="USD" office:value="4.76999999999998" calcext:value-type="currency">
            <text:p>$4.77</text:p>
          </table:table-cell>
          <table:table-cell table:style-name="ce51" table:formula="of:=[.E129]/[.D129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D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0]-[.B130]" office:value-type="currency" office:currency="USD" office:value="4.76999999999998" calcext:value-type="currency">
            <text:p>$4.77</text:p>
          </table:table-cell>
          <table:table-cell table:style-name="ce51" table:formula="of:=[.E130]/[.D130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E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1]-[.B131]" office:value-type="currency" office:currency="USD" office:value="4.76999999999998" calcext:value-type="currency">
            <text:p>$4.77</text:p>
          </table:table-cell>
          <table:table-cell table:style-name="ce51" table:formula="of:=[.E131]/[.D131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6-W-HDN-4UNN-R</text:p>
          </table:table-cell>
          <table:table-cell table:style-name="ce44" office:value-type="currency" office:currency="USD" office:value="304" calcext:value-type="currency">
            <text:p>$304.00</text:p>
          </table:table-cell>
          <table:table-cell table:style-name="ce45" office:value-type="currency" office:currency="USD" office:value="455.03" calcext:value-type="currency">
            <text:p>$455.03</text:p>
          </table:table-cell>
          <table:table-cell table:style-name="ce45" office:value-type="currency" office:currency="USD" office:value="216.14" calcext:value-type="currency">
            <text:p>$216.14</text:p>
          </table:table-cell>
          <table:table-cell table:style-name="ce45" office:value-type="currency" office:currency="USD" office:value="308.77" calcext:value-type="currency">
            <text:p>$308.77</text:p>
          </table:table-cell>
          <table:table-cell table:style-name="ce45" table:formula="of:=[.E132]-[.B132]" office:value-type="currency" office:currency="USD" office:value="4.76999999999998" calcext:value-type="currency">
            <text:p>$4.77</text:p>
          </table:table-cell>
          <table:table-cell table:style-name="ce51" table:formula="of:=[.E132]/[.D132]" office:value-type="float" office:value="1.42856481909873" calcext:value-type="float">
            <text:p>1.4285648190987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C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3]-[.B133]" office:value-type="currency" office:currency="USD" office:value="7.77999999999997" calcext:value-type="currency">
            <text:p>$7.78</text:p>
          </table:table-cell>
          <table:table-cell table:style-name="ce51" table:formula="of:=[.E133]/[.D133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D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4]-[.B134]" office:value-type="currency" office:currency="USD" office:value="7.77999999999997" calcext:value-type="currency">
            <text:p>$7.78</text:p>
          </table:table-cell>
          <table:table-cell table:style-name="ce51" table:formula="of:=[.E134]/[.D134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E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5]-[.B135]" office:value-type="currency" office:currency="USD" office:value="7.77999999999997" calcext:value-type="currency">
            <text:p>$7.78</text:p>
          </table:table-cell>
          <table:table-cell table:style-name="ce51" table:formula="of:=[.E135]/[.D135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18-W-HDN-4UNN-R</text:p>
          </table:table-cell>
          <table:table-cell table:style-name="ce44" office:value-type="currency" office:currency="USD" office:value="320" calcext:value-type="currency">
            <text:p>$320.00</text:p>
          </table:table-cell>
          <table:table-cell table:style-name="ce45" office:value-type="currency" office:currency="USD" office:value="483.05" calcext:value-type="currency">
            <text:p>$483.05</text:p>
          </table:table-cell>
          <table:table-cell table:style-name="ce45" office:value-type="currency" office:currency="USD" office:value="229.45" calcext:value-type="currency">
            <text:p>$229.45</text:p>
          </table:table-cell>
          <table:table-cell table:style-name="ce45" office:value-type="currency" office:currency="USD" office:value="327.78" calcext:value-type="currency">
            <text:p>$327.78</text:p>
          </table:table-cell>
          <table:table-cell table:style-name="ce45" table:formula="of:=[.E136]-[.B136]" office:value-type="currency" office:currency="USD" office:value="7.77999999999997" calcext:value-type="currency">
            <text:p>$7.78</text:p>
          </table:table-cell>
          <table:table-cell table:style-name="ce51" table:formula="of:=[.E136]/[.D136]" office:value-type="float" office:value="1.42854652429723" calcext:value-type="float">
            <text:p>1.4285465242972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C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7]-[.B137]" office:value-type="currency" office:currency="USD" office:value="7.23000000000002" calcext:value-type="currency">
            <text:p>$7.23</text:p>
          </table:table-cell>
          <table:table-cell table:style-name="ce51" table:formula="of:=[.E137]/[.D137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D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8]-[.B138]" office:value-type="currency" office:currency="USD" office:value="7.23000000000002" calcext:value-type="currency">
            <text:p>$7.23</text:p>
          </table:table-cell>
          <table:table-cell table:style-name="ce51" table:formula="of:=[.E138]/[.D138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E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39]-[.B139]" office:value-type="currency" office:currency="USD" office:value="7.23000000000002" calcext:value-type="currency">
            <text:p>$7.23</text:p>
          </table:table-cell>
          <table:table-cell table:style-name="ce51" table:formula="of:=[.E139]/[.D139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0-W-HDN-4UNN-R</text:p>
          </table:table-cell>
          <table:table-cell table:style-name="ce44" office:value-type="currency" office:currency="USD" office:value="337" calcext:value-type="currency">
            <text:p>$337.00</text:p>
          </table:table-cell>
          <table:table-cell table:style-name="ce45" office:value-type="currency" office:currency="USD" office:value="507.29" calcext:value-type="currency">
            <text:p>$507.29</text:p>
          </table:table-cell>
          <table:table-cell table:style-name="ce45" office:value-type="currency" office:currency="USD" office:value="240.96" calcext:value-type="currency">
            <text:p>$240.96</text:p>
          </table:table-cell>
          <table:table-cell table:style-name="ce45" office:value-type="currency" office:currency="USD" office:value="344.23" calcext:value-type="currency">
            <text:p>$344.23</text:p>
          </table:table-cell>
          <table:table-cell table:style-name="ce45" table:formula="of:=[.E140]-[.B140]" office:value-type="currency" office:currency="USD" office:value="7.23000000000002" calcext:value-type="currency">
            <text:p>$7.23</text:p>
          </table:table-cell>
          <table:table-cell table:style-name="ce51" table:formula="of:=[.E140]/[.D140]" office:value-type="float" office:value="1.42857735723772" calcext:value-type="float">
            <text:p>1.42857735723772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C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1]-[.B141]" office:value-type="currency" office:currency="USD" office:value="22.54" calcext:value-type="currency">
            <text:p>$22.54</text:p>
          </table:table-cell>
          <table:table-cell table:style-name="ce51" table:formula="of:=[.E141]/[.D141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D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2]-[.B142]" office:value-type="currency" office:currency="USD" office:value="22.54" calcext:value-type="currency">
            <text:p>$22.54</text:p>
          </table:table-cell>
          <table:table-cell table:style-name="ce51" table:formula="of:=[.E142]/[.D142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E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3]-[.B143]" office:value-type="currency" office:currency="USD" office:value="22.54" calcext:value-type="currency">
            <text:p>$22.54</text:p>
          </table:table-cell>
          <table:table-cell table:style-name="ce51" table:formula="of:=[.E143]/[.D143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3">
          <table:table-cell table:style-name="ce43" office:value-type="string" calcext:value-type="string">
            <text:p>R24-W-HDN-4UNN-R</text:p>
          </table:table-cell>
          <table:table-cell table:style-name="ce44" office:value-type="currency" office:currency="USD" office:value="380" calcext:value-type="currency">
            <text:p>$380.00</text:p>
          </table:table-cell>
          <table:table-cell table:style-name="ce45" office:value-type="currency" office:currency="USD" office:value="593.22" calcext:value-type="currency">
            <text:p>$593.22</text:p>
          </table:table-cell>
          <table:table-cell table:style-name="ce45" office:value-type="currency" office:currency="USD" office:value="281.78" calcext:value-type="currency">
            <text:p>$281.78</text:p>
          </table:table-cell>
          <table:table-cell table:style-name="ce45" office:value-type="currency" office:currency="USD" office:value="402.54" calcext:value-type="currency">
            <text:p>$402.54</text:p>
          </table:table-cell>
          <table:table-cell table:style-name="ce45" table:formula="of:=[.E144]-[.B144]" office:value-type="currency" office:currency="USD" office:value="22.54" calcext:value-type="currency">
            <text:p>$22.54</text:p>
          </table:table-cell>
          <table:table-cell table:style-name="ce51" table:formula="of:=[.E144]/[.D144]" office:value-type="float" office:value="1.42856128894883" calcext:value-type="float">
            <text:p>1.4285612889488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Knock-Down Basket Trucks - Vinyl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8</text:p>
          </table:table-cell>
          <table:table-cell table:style-name="ce8" office:value-type="currency" office:currency="USD" office:value="170" calcext:value-type="currency">
            <text:p>$170.00</text:p>
          </table:table-cell>
          <table:table-cell table:style-name="ce13" office:value-type="currency" office:currency="USD" office:value="251.8" calcext:value-type="currency">
            <text:p>$251.80</text:p>
          </table:table-cell>
          <table:table-cell table:style-name="ce13" office:value-type="currency" office:currency="USD" office:value="119.61" calcext:value-type="currency">
            <text:p>$119.61</text:p>
          </table:table-cell>
          <table:table-cell table:style-name="ce13" office:value-type="currency" office:currency="USD" office:value="196.13" calcext:value-type="currency">
            <text:p>$196.13</text:p>
          </table:table-cell>
          <table:table-cell table:style-name="ce13" table:formula="of:=[.E148]-[.B148]" office:value-type="currency" office:currency="USD" office:value="26.13" calcext:value-type="currency">
            <text:p>$26.13</text:p>
          </table:table-cell>
          <table:table-cell table:style-name="ce50" table:formula="of:=[.E148]/[.D148]" office:value-type="float" office:value="1.63974584064878" calcext:value-type="float">
            <text:p>1.6397458406487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0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69.51" calcext:value-type="currency">
            <text:p>$269.51</text:p>
          </table:table-cell>
          <table:table-cell table:style-name="ce13" office:value-type="currency" office:currency="USD" office:value="128.02" calcext:value-type="currency">
            <text:p>$128.02</text:p>
          </table:table-cell>
          <table:table-cell table:style-name="ce13" office:value-type="currency" office:currency="USD" office:value="216.34" calcext:value-type="currency">
            <text:p>$216.34</text:p>
          </table:table-cell>
          <table:table-cell table:style-name="ce13" table:formula="of:=[.E149]-[.B149]" office:value-type="currency" office:currency="USD" office:value="36.34" calcext:value-type="currency">
            <text:p>$36.34</text:p>
          </table:table-cell>
          <table:table-cell table:style-name="ce50" table:formula="of:=[.E149]/[.D149]" office:value-type="float" office:value="1.68989220434307" calcext:value-type="float">
            <text:p>1.6898922043430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KD12</text:p>
          </table:table-cell>
          <table:table-cell table:style-name="ce8" office:value-type="currency" office:currency="USD" office:value="195" calcext:value-type="currency">
            <text:p>$195.00</text:p>
          </table:table-cell>
          <table:table-cell table:style-name="ce13" office:value-type="currency" office:currency="USD" office:value="288.67" calcext:value-type="currency">
            <text:p>$288.67</text:p>
          </table:table-cell>
          <table:table-cell table:style-name="ce13" office:value-type="currency" office:currency="USD" office:value="137.12" calcext:value-type="currency">
            <text:p>$137.12</text:p>
          </table:table-cell>
          <table:table-cell table:style-name="ce13" office:value-type="currency" office:currency="USD" office:value="219.26" calcext:value-type="currency">
            <text:p>$219.26</text:p>
          </table:table-cell>
          <table:table-cell table:style-name="ce13" table:formula="of:=[.E150]-[.B150]" office:value-type="currency" office:currency="USD" office:value="24.26" calcext:value-type="currency">
            <text:p>$24.26</text:p>
          </table:table-cell>
          <table:table-cell table:style-name="ce50" table:formula="of:=[.E150]/[.D150]" office:value-type="float" office:value="1.59903733955659" calcext:value-type="float">
            <text:p>1.5990373395565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Linen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LCA-4UNN</text:p>
          </table:table-cell>
          <table:table-cell table:style-name="ce8" office:value-type="currency" office:currency="USD" office:value="290" calcext:value-type="currency">
            <text:p>$290.00</text:p>
          </table:table-cell>
          <table:table-cell table:style-name="ce13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199.5" calcext:value-type="currency">
            <text:p>$199.50</text:p>
          </table:table-cell>
          <table:table-cell table:style-name="ce13" office:value-type="currency" office:currency="USD" office:value="367.99" calcext:value-type="currency">
            <text:p>$367.99</text:p>
          </table:table-cell>
          <table:table-cell table:style-name="ce13" table:formula="of:=[.E154]-[.B154]" office:value-type="currency" office:currency="USD" office:value="77.99" calcext:value-type="currency">
            <text:p>$77.99</text:p>
          </table:table-cell>
          <table:table-cell table:style-name="ce50" table:formula="of:=[.E154]/[.D154]" office:value-type="float" office:value="1.84456140350877" calcext:value-type="float">
            <text:p>1.84456140350877</text:p>
          </table:table-cell>
          <table:table-cell table:style-name="ce17" office:value-type="string" calcext:value-type="string">
            <text:p>Cart-depot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Locking Cabinet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55-TNX-M3C-2LN</text:p>
          </table:table-cell>
          <table:table-cell table:style-name="ce44" office:value-type="currency" office:currency="USD" office:value="899" calcext:value-type="currency">
            <text:p>$899.00</text:p>
          </table:table-cell>
          <table:table-cell table:style-name="ce45" office:value-type="currency" office:currency="USD" office:value="1269.93" calcext:value-type="currency">
            <text:p>$1,269.93</text:p>
          </table:table-cell>
          <table:table-cell table:style-name="ce45" office:value-type="currency" office:currency="USD" office:value="603.22" calcext:value-type="currency">
            <text:p>$603.22</text:p>
          </table:table-cell>
          <table:table-cell table:style-name="ce45" office:value-type="currency" office:currency="USD" office:value="995.39" calcext:value-type="currency">
            <text:p>$995.39</text:p>
          </table:table-cell>
          <table:table-cell table:style-name="ce45" table:formula="of:=[.E158]-[.B158]" office:value-type="currency" office:currency="USD" office:value="96.39" calcext:value-type="currency">
            <text:p>$96.39</text:p>
          </table:table-cell>
          <table:table-cell table:style-name="ce51" table:formula="of:=[.E158]/[.D158]" office:value-type="float" office:value="1.65012764828752" calcext:value-type="float">
            <text:p>1.65012764828752</text:p>
          </table:table-cell>
          <table:table-cell table:style-name="ce52" office:value-type="string" calcext:value-type="string">
            <text:p>sustainablesupply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Mail Truck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3-BLX-MTC-4UNN</text:p>
          </table:table-cell>
          <table:table-cell table:style-name="ce8" office:value-type="currency" office:currency="USD" office:value="365" calcext:value-type="currency">
            <text:p>$365.00</text:p>
          </table:table-cell>
          <table:table-cell table:style-name="ce13" office:value-type="currency" office:currency="USD" office:value="590.76" calcext:value-type="currency">
            <text:p>$590.76</text:p>
          </table:table-cell>
          <table:table-cell table:style-name="ce13" office:value-type="currency" office:currency="USD" office:value="280.61" calcext:value-type="currency">
            <text:p>$280.61</text:p>
          </table:table-cell>
          <table:table-cell table:style-name="ce13" office:value-type="currency" office:currency="USD" office:value="411" calcext:value-type="currency">
            <text:p>$411.00</text:p>
          </table:table-cell>
          <table:table-cell table:style-name="ce13" table:formula="of:=[.E162]-[.B162]" office:value-type="currency" office:currency="USD" office:value="46" calcext:value-type="currency">
            <text:p>$46.00</text:p>
          </table:table-cell>
          <table:table-cell table:style-name="ce50" table:formula="of:=[.E162]/[.D162]" office:value-type="float" office:value="1.46466626278465" calcext:value-type="float">
            <text:p>1.46466626278465</text:p>
          </table:table-cell>
          <table:table-cell table:style-name="ce17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Permanent Liner Basket Trucks - Wire Base - Canva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W-PWA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66]-[.B166]" office:value-type="currency" office:currency="USD" office:value="9.44999999999999" calcext:value-type="currency">
            <text:p>$9.45</text:p>
          </table:table-cell>
          <table:table-cell table:style-name="ce50" table:formula="of:=[.E166]/[.D16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W-PWA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67]-[.B167]" office:value-type="currency" office:currency="USD" office:value="9.65000000000001" calcext:value-type="currency">
            <text:p>$9.65</text:p>
          </table:table-cell>
          <table:table-cell table:style-name="ce50" table:formula="of:=[.E167]/[.D167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W-PWA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68]-[.B168]" office:value-type="currency" office:currency="USD" office:value="12.18" calcext:value-type="currency">
            <text:p>$12.18</text:p>
          </table:table-cell>
          <table:table-cell table:style-name="ce50" table:formula="of:=[.E168]/[.D168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W-PWA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69]-[.B169]" office:value-type="currency" office:currency="USD" office:value="11.11" calcext:value-type="currency">
            <text:p>$11.11</text:p>
          </table:table-cell>
          <table:table-cell table:style-name="ce50" table:formula="of:=[.E169]/[.D16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W-PWA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70]-[.B170]" office:value-type="currency" office:currency="USD" office:value="15.89" calcext:value-type="currency">
            <text:p>$15.89</text:p>
          </table:table-cell>
          <table:table-cell table:style-name="ce50" table:formula="of:=[.E170]/[.D170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W-PWA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71]-[.B171]" office:value-type="currency" office:currency="USD" office:value="13.68" calcext:value-type="currency">
            <text:p>$13.68</text:p>
          </table:table-cell>
          <table:table-cell table:style-name="ce50" table:formula="of:=[.E171]/[.D171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W-PWA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72]-[.B172]" office:value-type="currency" office:currency="USD" office:value="12.94" calcext:value-type="currency">
            <text:p>$12.94</text:p>
          </table:table-cell>
          <table:table-cell table:style-name="ce50" table:formula="of:=[.E172]/[.D17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W-PWA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173]-[.B173]" office:value-type="currency" office:currency="USD" office:value="20.83" calcext:value-type="currency">
            <text:p>$20.83</text:p>
          </table:table-cell>
          <table:table-cell table:style-name="ce50" table:formula="of:=[.E173]/[.D17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W-PWA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174]-[.B174]" office:value-type="currency" office:currency="USD" office:value="12.76" calcext:value-type="currency">
            <text:p>$12.76</text:p>
          </table:table-cell>
          <table:table-cell table:style-name="ce50" table:formula="of:=[.E174]/[.D174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C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5]-[.B175]" office:value-type="currency" office:currency="USD" office:value="9.44999999999999" calcext:value-type="currency">
            <text:p>$9.45</text:p>
          </table:table-cell>
          <table:table-cell table:style-name="ce50" table:formula="of:=[.E175]/[.D175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D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6]-[.B176]" office:value-type="currency" office:currency="USD" office:value="9.44999999999999" calcext:value-type="currency">
            <text:p>$9.45</text:p>
          </table:table-cell>
          <table:table-cell table:style-name="ce50" table:formula="of:=[.E176]/[.D176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E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7]-[.B177]" office:value-type="currency" office:currency="USD" office:value="9.44999999999999" calcext:value-type="currency">
            <text:p>$9.45</text:p>
          </table:table-cell>
          <table:table-cell table:style-name="ce50" table:formula="of:=[.E177]/[.D177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4-CCW-PWN-3UNT</text:p>
          </table:table-cell>
          <table:table-cell table:style-name="ce8" office:value-type="currency" office:currency="USD" office:value="135" calcext:value-type="currency">
            <text:p>$135.00</text:p>
          </table:table-cell>
          <table:table-cell table:style-name="ce13" office:value-type="currency" office:currency="USD" office:value="212.87" calcext:value-type="currency">
            <text:p>$212.87</text:p>
          </table:table-cell>
          <table:table-cell table:style-name="ce13" office:value-type="currency" office:currency="USD" office:value="101.11" calcext:value-type="currency">
            <text:p>$101.11</text:p>
          </table:table-cell>
          <table:table-cell table:style-name="ce13" office:value-type="currency" office:currency="USD" office:value="144.45" calcext:value-type="currency">
            <text:p>$144.45</text:p>
          </table:table-cell>
          <table:table-cell table:style-name="ce13" table:formula="of:=[.E178]-[.B178]" office:value-type="currency" office:currency="USD" office:value="9.44999999999999" calcext:value-type="currency">
            <text:p>$9.45</text:p>
          </table:table-cell>
          <table:table-cell table:style-name="ce50" table:formula="of:=[.E178]/[.D178]" office:value-type="float" office:value="1.42864207298981" calcext:value-type="float">
            <text:p>1.428642072989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C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79]-[.B179]" office:value-type="currency" office:currency="USD" office:value="9.65000000000001" calcext:value-type="currency">
            <text:p>$9.65</text:p>
          </table:table-cell>
          <table:table-cell table:style-name="ce50" table:formula="of:=[.E179]/[.D179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D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0]-[.B180]" office:value-type="currency" office:currency="USD" office:value="9.65000000000001" calcext:value-type="currency">
            <text:p>$9.65</text:p>
          </table:table-cell>
          <table:table-cell table:style-name="ce50" table:formula="of:=[.E180]/[.D180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E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1]-[.B181]" office:value-type="currency" office:currency="USD" office:value="9.65000000000001" calcext:value-type="currency">
            <text:p>$9.65</text:p>
          </table:table-cell>
          <table:table-cell table:style-name="ce50" table:formula="of:=[.E181]/[.D181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6-CCW-PWN-3UNT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2.11" calcext:value-type="currency">
            <text:p>$272.11</text:p>
          </table:table-cell>
          <table:table-cell table:style-name="ce13" office:value-type="currency" office:currency="USD" office:value="129.25" calcext:value-type="currency">
            <text:p>$129.25</text:p>
          </table:table-cell>
          <table:table-cell table:style-name="ce13" office:value-type="currency" office:currency="USD" office:value="184.65" calcext:value-type="currency">
            <text:p>$184.65</text:p>
          </table:table-cell>
          <table:table-cell table:style-name="ce13" table:formula="of:=[.E182]-[.B182]" office:value-type="currency" office:currency="USD" office:value="9.65000000000001" calcext:value-type="currency">
            <text:p>$9.65</text:p>
          </table:table-cell>
          <table:table-cell table:style-name="ce50" table:formula="of:=[.E182]/[.D182]" office:value-type="float" office:value="1.42862669245648" calcext:value-type="float">
            <text:p>1.4286266924564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C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3]-[.B183]" office:value-type="currency" office:currency="USD" office:value="12.18" calcext:value-type="currency">
            <text:p>$12.18</text:p>
          </table:table-cell>
          <table:table-cell table:style-name="ce50" table:formula="of:=[.E183]/[.D183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D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4]-[.B184]" office:value-type="currency" office:currency="USD" office:value="12.18" calcext:value-type="currency">
            <text:p>$12.18</text:p>
          </table:table-cell>
          <table:table-cell table:style-name="ce50" table:formula="of:=[.E184]/[.D184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E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5]-[.B185]" office:value-type="currency" office:currency="USD" office:value="12.18" calcext:value-type="currency">
            <text:p>$12.18</text:p>
          </table:table-cell>
          <table:table-cell table:style-name="ce50" table:formula="of:=[.E185]/[.D185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08-CCW-PWN-3UNT</text:p>
          </table:table-cell>
          <table:table-cell table:style-name="ce8" office:value-type="currency" office:currency="USD" office:value="196" calcext:value-type="currency">
            <text:p>$196.00</text:p>
          </table:table-cell>
          <table:table-cell table:style-name="ce13" office:value-type="currency" office:currency="USD" office:value="306.79" calcext:value-type="currency">
            <text:p>$306.79</text:p>
          </table:table-cell>
          <table:table-cell table:style-name="ce13" office:value-type="currency" office:currency="USD" office:value="145.73" calcext:value-type="currency">
            <text:p>$145.73</text:p>
          </table:table-cell>
          <table:table-cell table:style-name="ce13" office:value-type="currency" office:currency="USD" office:value="208.18" calcext:value-type="currency">
            <text:p>$208.18</text:p>
          </table:table-cell>
          <table:table-cell table:style-name="ce13" table:formula="of:=[.E186]-[.B186]" office:value-type="currency" office:currency="USD" office:value="12.18" calcext:value-type="currency">
            <text:p>$12.18</text:p>
          </table:table-cell>
          <table:table-cell table:style-name="ce50" table:formula="of:=[.E186]/[.D186]" office:value-type="float" office:value="1.42853221711384" calcext:value-type="float">
            <text:p>1.4285322171138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C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7]-[.B187]" office:value-type="currency" office:currency="USD" office:value="11.11" calcext:value-type="currency">
            <text:p>$11.11</text:p>
          </table:table-cell>
          <table:table-cell table:style-name="ce50" table:formula="of:=[.E187]/[.D187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D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8]-[.B188]" office:value-type="currency" office:currency="USD" office:value="11.11" calcext:value-type="currency">
            <text:p>$11.11</text:p>
          </table:table-cell>
          <table:table-cell table:style-name="ce50" table:formula="of:=[.E188]/[.D188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E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89]-[.B189]" office:value-type="currency" office:currency="USD" office:value="11.11" calcext:value-type="currency">
            <text:p>$11.11</text:p>
          </table:table-cell>
          <table:table-cell table:style-name="ce50" table:formula="of:=[.E189]/[.D189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0-CCW-PWN-3UNT</text:p>
          </table:table-cell>
          <table:table-cell table:style-name="ce8" office:value-type="currency" office:currency="USD" office:value="212" calcext:value-type="currency">
            <text:p>$212.00</text:p>
          </table:table-cell>
          <table:table-cell table:style-name="ce13" office:value-type="currency" office:currency="USD" office:value="328.8" calcext:value-type="currency">
            <text:p>$328.80</text:p>
          </table:table-cell>
          <table:table-cell table:style-name="ce13" office:value-type="currency" office:currency="USD" office:value="156.18" calcext:value-type="currency">
            <text:p>$156.18</text:p>
          </table:table-cell>
          <table:table-cell table:style-name="ce13" office:value-type="currency" office:currency="USD" office:value="223.11" calcext:value-type="currency">
            <text:p>$223.11</text:p>
          </table:table-cell>
          <table:table-cell table:style-name="ce13" table:formula="of:=[.E190]-[.B190]" office:value-type="currency" office:currency="USD" office:value="11.11" calcext:value-type="currency">
            <text:p>$11.11</text:p>
          </table:table-cell>
          <table:table-cell table:style-name="ce50" table:formula="of:=[.E190]/[.D190]" office:value-type="float" office:value="1.42854398770649" calcext:value-type="float">
            <text:p>1.428543987706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C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1]-[.B191]" office:value-type="currency" office:currency="USD" office:value="15.89" calcext:value-type="currency">
            <text:p>$15.89</text:p>
          </table:table-cell>
          <table:table-cell table:style-name="ce50" table:formula="of:=[.E191]/[.D191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D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2]-[.B192]" office:value-type="currency" office:currency="USD" office:value="15.89" calcext:value-type="currency">
            <text:p>$15.89</text:p>
          </table:table-cell>
          <table:table-cell table:style-name="ce50" table:formula="of:=[.E192]/[.D192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E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3]-[.B193]" office:value-type="currency" office:currency="USD" office:value="15.89" calcext:value-type="currency">
            <text:p>$15.89</text:p>
          </table:table-cell>
          <table:table-cell table:style-name="ce50" table:formula="of:=[.E193]/[.D193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2-CCW-PWN-3UNT</text:p>
          </table:table-cell>
          <table:table-cell table:style-name="ce8" office:value-type="currency" office:currency="USD" office:value="222" calcext:value-type="currency">
            <text:p>$222.00</text:p>
          </table:table-cell>
          <table:table-cell table:style-name="ce13" office:value-type="currency" office:currency="USD" office:value="350.57" calcext:value-type="currency">
            <text:p>$350.57</text:p>
          </table:table-cell>
          <table:table-cell table:style-name="ce13" office:value-type="currency" office:currency="USD" office:value="166.52" calcext:value-type="currency">
            <text:p>$166.52</text:p>
          </table:table-cell>
          <table:table-cell table:style-name="ce13" office:value-type="currency" office:currency="USD" office:value="237.89" calcext:value-type="currency">
            <text:p>$237.89</text:p>
          </table:table-cell>
          <table:table-cell table:style-name="ce13" table:formula="of:=[.E194]-[.B194]" office:value-type="currency" office:currency="USD" office:value="15.89" calcext:value-type="currency">
            <text:p>$15.89</text:p>
          </table:table-cell>
          <table:table-cell table:style-name="ce50" table:formula="of:=[.E194]/[.D194]" office:value-type="float" office:value="1.42859716550564" calcext:value-type="float">
            <text:p>1.4285971655056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C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5]-[.B195]" office:value-type="currency" office:currency="USD" office:value="13.68" calcext:value-type="currency">
            <text:p>$13.68</text:p>
          </table:table-cell>
          <table:table-cell table:style-name="ce50" table:formula="of:=[.E195]/[.D195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D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6]-[.B196]" office:value-type="currency" office:currency="USD" office:value="13.68" calcext:value-type="currency">
            <text:p>$13.68</text:p>
          </table:table-cell>
          <table:table-cell table:style-name="ce50" table:formula="of:=[.E196]/[.D196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E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7]-[.B197]" office:value-type="currency" office:currency="USD" office:value="13.68" calcext:value-type="currency">
            <text:p>$13.68</text:p>
          </table:table-cell>
          <table:table-cell table:style-name="ce50" table:formula="of:=[.E197]/[.D197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4-CCW-PWN-3UNT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25.42" calcext:value-type="currency">
            <text:p>$425.42</text:p>
          </table:table-cell>
          <table:table-cell table:style-name="ce13" office:value-type="currency" office:currency="USD" office:value="202.07" calcext:value-type="currency">
            <text:p>$202.07</text:p>
          </table:table-cell>
          <table:table-cell table:style-name="ce13" office:value-type="currency" office:currency="USD" office:value="288.68" calcext:value-type="currency">
            <text:p>$288.68</text:p>
          </table:table-cell>
          <table:table-cell table:style-name="ce13" table:formula="of:=[.E198]-[.B198]" office:value-type="currency" office:currency="USD" office:value="13.68" calcext:value-type="currency">
            <text:p>$13.68</text:p>
          </table:table-cell>
          <table:table-cell table:style-name="ce50" table:formula="of:=[.E198]/[.D198]" office:value-type="float" office:value="1.42861384668679" calcext:value-type="float">
            <text:p>1.428613846686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C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199]-[.B199]" office:value-type="currency" office:currency="USD" office:value="12.94" calcext:value-type="currency">
            <text:p>$12.94</text:p>
          </table:table-cell>
          <table:table-cell table:style-name="ce50" table:formula="of:=[.E199]/[.D199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D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0]-[.B200]" office:value-type="currency" office:currency="USD" office:value="12.94" calcext:value-type="currency">
            <text:p>$12.94</text:p>
          </table:table-cell>
          <table:table-cell table:style-name="ce50" table:formula="of:=[.E200]/[.D200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E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1]-[.B201]" office:value-type="currency" office:currency="USD" office:value="12.94" calcext:value-type="currency">
            <text:p>$12.94</text:p>
          </table:table-cell>
          <table:table-cell table:style-name="ce50" table:formula="of:=[.E201]/[.D201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6-CCW-PWN-3UNT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style-name="ce13" office:value-type="currency" office:currency="USD" office:value="444.97" calcext:value-type="currency">
            <text:p>$444.97</text:p>
          </table:table-cell>
          <table:table-cell table:style-name="ce13" office:value-type="currency" office:currency="USD" office:value="211.36" calcext:value-type="currency">
            <text:p>$211.36</text:p>
          </table:table-cell>
          <table:table-cell table:style-name="ce13" office:value-type="currency" office:currency="USD" office:value="301.94" calcext:value-type="currency">
            <text:p>$301.94</text:p>
          </table:table-cell>
          <table:table-cell table:style-name="ce13" table:formula="of:=[.E202]-[.B202]" office:value-type="currency" office:currency="USD" office:value="12.94" calcext:value-type="currency">
            <text:p>$12.94</text:p>
          </table:table-cell>
          <table:table-cell table:style-name="ce50" table:formula="of:=[.E202]/[.D202]" office:value-type="float" office:value="1.42855791067373" calcext:value-type="float">
            <text:p>1.4285579106737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C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3]-[.B203]" office:value-type="currency" office:currency="USD" office:value="20.83" calcext:value-type="currency">
            <text:p>$20.83</text:p>
          </table:table-cell>
          <table:table-cell table:style-name="ce50" table:formula="of:=[.E203]/[.D203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D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4]-[.B204]" office:value-type="currency" office:currency="USD" office:value="20.83" calcext:value-type="currency">
            <text:p>$20.83</text:p>
          </table:table-cell>
          <table:table-cell table:style-name="ce50" table:formula="of:=[.E204]/[.D204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E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5]-[.B205]" office:value-type="currency" office:currency="USD" office:value="20.83" calcext:value-type="currency">
            <text:p>$20.83</text:p>
          </table:table-cell>
          <table:table-cell table:style-name="ce50" table:formula="of:=[.E205]/[.D205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18-CCW-PWN-3UNT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71.33" calcext:value-type="currency">
            <text:p>$471.33</text:p>
          </table:table-cell>
          <table:table-cell table:style-name="ce13" office:value-type="currency" office:currency="USD" office:value="223.88" calcext:value-type="currency">
            <text:p>$223.88</text:p>
          </table:table-cell>
          <table:table-cell table:style-name="ce13" office:value-type="currency" office:currency="USD" office:value="319.83" calcext:value-type="currency">
            <text:p>$319.83</text:p>
          </table:table-cell>
          <table:table-cell table:style-name="ce13" table:formula="of:=[.E206]-[.B206]" office:value-type="currency" office:currency="USD" office:value="20.83" calcext:value-type="currency">
            <text:p>$20.83</text:p>
          </table:table-cell>
          <table:table-cell table:style-name="ce50" table:formula="of:=[.E206]/[.D206]" office:value-type="float" office:value="1.42857780954083" calcext:value-type="float">
            <text:p>1.4285778095408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C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7]-[.B207]" office:value-type="currency" office:currency="USD" office:value="12.76" calcext:value-type="currency">
            <text:p>$12.76</text:p>
          </table:table-cell>
          <table:table-cell table:style-name="ce50" table:formula="of:=[.E207]/[.D207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D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8]-[.B208]" office:value-type="currency" office:currency="USD" office:value="12.76" calcext:value-type="currency">
            <text:p>$12.76</text:p>
          </table:table-cell>
          <table:table-cell table:style-name="ce50" table:formula="of:=[.E208]/[.D208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E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09]-[.B209]" office:value-type="currency" office:currency="USD" office:value="12.76" calcext:value-type="currency">
            <text:p>$12.76</text:p>
          </table:table-cell>
          <table:table-cell table:style-name="ce50" table:formula="of:=[.E209]/[.D209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0-CCW-PWN-3UNT</text:p>
          </table:table-cell>
          <table:table-cell table:style-name="ce8" office:value-type="currency" office:currency="USD" office:value="325" calcext:value-type="currency">
            <text:p>$325.00</text:p>
          </table:table-cell>
          <table:table-cell table:style-name="ce13" office:value-type="currency" office:currency="USD" office:value="497.75" calcext:value-type="currency">
            <text:p>$497.75</text:p>
          </table:table-cell>
          <table:table-cell table:style-name="ce13" office:value-type="currency" office:currency="USD" office:value="236.43" calcext:value-type="currency">
            <text:p>$236.43</text:p>
          </table:table-cell>
          <table:table-cell table:style-name="ce13" office:value-type="currency" office:currency="USD" office:value="337.76" calcext:value-type="currency">
            <text:p>$337.76</text:p>
          </table:table-cell>
          <table:table-cell table:style-name="ce13" table:formula="of:=[.E210]-[.B210]" office:value-type="currency" office:currency="USD" office:value="12.76" calcext:value-type="currency">
            <text:p>$12.76</text:p>
          </table:table-cell>
          <table:table-cell table:style-name="ce50" table:formula="of:=[.E210]/[.D210]" office:value-type="float" office:value="1.42858351309056" calcext:value-type="float">
            <text:p>1.4285835130905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Elevated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X-EPA-3UNN</text:p>
          </table:table-cell>
          <table:table-cell table:style-name="ce8" office:value-type="currency" office:currency="USD" office:value="175" calcext:value-type="currency">
            <text:p>$175.00</text:p>
          </table:table-cell>
          <table:table-cell table:style-name="ce13" office:value-type="currency" office:currency="USD" office:value="277.54" calcext:value-type="currency">
            <text:p>$277.54</text:p>
          </table:table-cell>
          <table:table-cell table:style-name="ce13" office:value-type="currency" office:currency="USD" office:value="131.83" calcext:value-type="currency">
            <text:p>$131.83</text:p>
          </table:table-cell>
          <table:table-cell table:style-name="ce13" office:value-type="currency" office:currency="USD" office:value="195.45" calcext:value-type="currency">
            <text:p>$195.45</text:p>
          </table:table-cell>
          <table:table-cell table:style-name="ce13" table:formula="of:=[.E214]-[.B214]" office:value-type="currency" office:currency="USD" office:value="20.45" calcext:value-type="currency">
            <text:p>$20.45</text:p>
          </table:table-cell>
          <table:table-cell table:style-name="ce50" table:formula="of:=[.E214]/[.D214]" office:value-type="float" office:value="1.48259121595995" calcext:value-type="float">
            <text:p>1.48259121595995</text:p>
          </table:table-cell>
          <table:table-cell table:style-name="ce17" office:value-type="string" calcext:value-type="string">
            <text:p>rbwire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Spring Lif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SN</text:p>
          </table:table-cell>
          <table:table-cell table:style-name="ce8" office:value-type="currency" office:currency="USD" office:value="46" calcext:value-type="currency">
            <text:p>$46.00</text:p>
          </table:table-cell>
          <table:table-cell table:style-name="ce13" office:value-type="currency" office:currency="USD" office:value="72.48" calcext:value-type="currency">
            <text:p>$72.48</text:p>
          </table:table-cell>
          <table:table-cell table:style-name="ce13" office:value-type="currency" office:currency="USD" office:value="34.43" calcext:value-type="currency">
            <text:p>$34.43</text:p>
          </table:table-cell>
          <table:table-cell table:style-name="ce13" office:value-type="currency" office:currency="USD" office:value="46.99" calcext:value-type="currency">
            <text:p>$46.99</text:p>
          </table:table-cell>
          <table:table-cell table:style-name="ce13" table:formula="of:=[.E218]-[.B218]" office:value-type="currency" office:currency="USD" office:value="0.990000000000002" calcext:value-type="currency">
            <text:p>$0.99</text:p>
          </table:table-cell>
          <table:table-cell table:style-name="ce50" table:formula="of:=[.E218]/[.D218]" office:value-type="float" office:value="1.36479814115597" calcext:value-type="float">
            <text:p>1.3647981411559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S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84" calcext:value-type="currency">
            <text:p>$74.84</text:p>
          </table:table-cell>
          <table:table-cell table:style-name="ce13" office:value-type="currency" office:currency="USD" office:value="35.55" calcext:value-type="currency">
            <text:p>$35.55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219]-[.B219]" office:value-type="currency" office:currency="USD" office:value="0.990000000000002" calcext:value-type="currency">
            <text:p>$0.99</text:p>
          </table:table-cell>
          <table:table-cell table:style-name="ce50" table:formula="of:=[.E219]/[.D219]" office:value-type="float" office:value="1.34992967651196" calcext:value-type="float">
            <text:p>1.3499296765119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SN</text:p>
          </table:table-cell>
          <table:table-cell table:style-name="ce8" office:value-type="currency" office:currency="USD" office:value="51" calcext:value-type="currency">
            <text:p>$51.00</text:p>
          </table:table-cell>
          <table:table-cell table:style-name="ce13" office:value-type="currency" office:currency="USD" office:value="79.78" calcext:value-type="currency">
            <text:p>$79.78</text:p>
          </table:table-cell>
          <table:table-cell table:style-name="ce13" office:value-type="currency" office:currency="USD" office:value="37.9" calcext:value-type="currency">
            <text:p>$37.90</text:p>
          </table:table-cell>
          <table:table-cell table:style-name="ce13" office:value-type="currency" office:currency="USD" office:value="51.99" calcext:value-type="currency">
            <text:p>$51.99</text:p>
          </table:table-cell>
          <table:table-cell table:style-name="ce13" table:formula="of:=[.E220]-[.B220]" office:value-type="currency" office:currency="USD" office:value="0.990000000000002" calcext:value-type="currency">
            <text:p>$0.99</text:p>
          </table:table-cell>
          <table:table-cell table:style-name="ce50" table:formula="of:=[.E220]/[.D220]" office:value-type="float" office:value="1.37176781002639" calcext:value-type="float">
            <text:p>1.3717678100263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S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99" calcext:value-type="currency">
            <text:p>$84.99</text:p>
          </table:table-cell>
          <table:table-cell table:style-name="ce13" office:value-type="currency" office:currency="USD" office:value="40.37" calcext:value-type="currency">
            <text:p>$40.37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221]-[.B221]" office:value-type="currency" office:currency="USD" office:value="0.990000000000002" calcext:value-type="currency">
            <text:p>$0.99</text:p>
          </table:table-cell>
          <table:table-cell table:style-name="ce50" table:formula="of:=[.E221]/[.D221]" office:value-type="float" office:value="1.36215011146891" calcext:value-type="float">
            <text:p>1.3621501114689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54" calcext:value-type="currency">
            <text:p>$96.54</text:p>
          </table:table-cell>
          <table:table-cell table:style-name="ce13" office:value-type="currency" office:currency="USD" office:value="45.86" calcext:value-type="currency">
            <text:p>$45.86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2]-[.B222]" office:value-type="currency" office:currency="USD" office:value="0.990000000000002" calcext:value-type="currency">
            <text:p>$0.99</text:p>
          </table:table-cell>
          <table:table-cell table:style-name="ce50" table:formula="of:=[.E222]/[.D222]" office:value-type="float" office:value="1.35172263410379" calcext:value-type="float">
            <text:p>1.351722634103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S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96.64" calcext:value-type="currency">
            <text:p>$96.64</text:p>
          </table:table-cell>
          <table:table-cell table:style-name="ce13" office:value-type="currency" office:currency="USD" office:value="45.9" calcext:value-type="currency">
            <text:p>$45.90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223]-[.B223]" office:value-type="currency" office:currency="USD" office:value="0.990000000000002" calcext:value-type="currency">
            <text:p>$0.99</text:p>
          </table:table-cell>
          <table:table-cell table:style-name="ce50" table:formula="of:=[.E223]/[.D223]" office:value-type="float" office:value="1.35054466230937" calcext:value-type="float">
            <text:p>1.3505446623093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SN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style-name="ce13" office:value-type="currency" office:currency="USD" office:value="103.77" calcext:value-type="currency">
            <text:p>$103.77</text:p>
          </table:table-cell>
          <table:table-cell table:style-name="ce13" office:value-type="currency" office:currency="USD" office:value="49.29" calcext:value-type="currency">
            <text:p>$49.29</text:p>
          </table:table-cell>
          <table:table-cell table:style-name="ce13" office:value-type="currency" office:currency="USD" office:value="66.99" calcext:value-type="currency">
            <text:p>$66.99</text:p>
          </table:table-cell>
          <table:table-cell table:style-name="ce13" table:formula="of:=[.E224]-[.B224]" office:value-type="currency" office:currency="USD" office:value="0.989999999999995" calcext:value-type="currency">
            <text:p>$0.99</text:p>
          </table:table-cell>
          <table:table-cell table:style-name="ce50" table:formula="of:=[.E224]/[.D224]" office:value-type="float" office:value="1.35909920876446" calcext:value-type="float">
            <text:p>1.3590992087644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SN</text:p>
          </table:table-cell>
          <table:table-cell table:style-name="ce8" office:value-type="currency" office:currency="USD" office:value="77" calcext:value-type="currency">
            <text:p>$77.00</text:p>
          </table:table-cell>
          <table:table-cell table:style-name="ce13" office:value-type="currency" office:currency="USD" office:value="121.09" calcext:value-type="currency">
            <text:p>$121.09</text:p>
          </table:table-cell>
          <table:table-cell table:style-name="ce13" office:value-type="currency" office:currency="USD" office:value="57.52" calcext:value-type="currency">
            <text:p>$57.52</text:p>
          </table:table-cell>
          <table:table-cell table:style-name="ce13" office:value-type="currency" office:currency="USD" office:value="77.99" calcext:value-type="currency">
            <text:p>$77.99</text:p>
          </table:table-cell>
          <table:table-cell table:style-name="ce13" table:formula="of:=[.E225]-[.B225]" office:value-type="currency" office:currency="USD" office:value="0.989999999999995" calcext:value-type="currency">
            <text:p>$0.99</text:p>
          </table:table-cell>
          <table:table-cell table:style-name="ce50" table:formula="of:=[.E225]/[.D225]" office:value-type="float" office:value="1.35587621696801" calcext:value-type="float">
            <text:p>1.3558762169680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Poly Truck with Galvanized Steel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G-4UNN</text:p>
          </table:table-cell>
          <table:table-cell table:style-name="ce8" office:value-type="currency" office:currency="USD" office:value="206" calcext:value-type="currency">
            <text:p>$206.00</text:p>
          </table:table-cell>
          <table:table-cell table:style-name="ce13" office:value-type="currency" office:currency="USD" office:value="334.44" calcext:value-type="currency">
            <text:p>$334.44</text:p>
          </table:table-cell>
          <table:table-cell table:style-name="ce13" office:value-type="currency" office:currency="USD" office:value="158.86" calcext:value-type="currency">
            <text:p>$158.86</text:p>
          </table:table-cell>
          <table:table-cell table:style-name="ce13" office:value-type="currency" office:currency="USD" office:value="206.99" calcext:value-type="currency">
            <text:p>$206.99</text:p>
          </table:table-cell>
          <table:table-cell table:style-name="ce13" table:formula="of:=[.E229]-[.B229]" office:value-type="currency" office:currency="USD" office:value="0.990000000000009" calcext:value-type="currency">
            <text:p>$0.99</text:p>
          </table:table-cell>
          <table:table-cell table:style-name="ce50" table:formula="of:=[.E229]/[.D229]" office:value-type="float" office:value="1.30297116958328" calcext:value-type="float">
            <text:p>1.3029711695832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G-4UNN</text:p>
          </table:table-cell>
          <table:table-cell table:style-name="ce8" office:value-type="currency" office:currency="USD" office:value="236" calcext:value-type="currency">
            <text:p>$236.00</text:p>
          </table:table-cell>
          <table:table-cell table:style-name="ce13" office:value-type="currency" office:currency="USD" office:value="383.85" calcext:value-type="currency">
            <text:p>$383.85</text:p>
          </table:table-cell>
          <table:table-cell table:style-name="ce13" office:value-type="currency" office:currency="USD" office:value="182.33" calcext:value-type="currency">
            <text:p>$182.33</text:p>
          </table:table-cell>
          <table:table-cell table:style-name="ce13" office:value-type="currency" office:currency="USD" office:value="236.99" calcext:value-type="currency">
            <text:p>$236.99</text:p>
          </table:table-cell>
          <table:table-cell table:style-name="ce13" table:formula="of:=[.E230]-[.B230]" office:value-type="currency" office:currency="USD" office:value="0.990000000000009" calcext:value-type="currency">
            <text:p>$0.99</text:p>
          </table:table-cell>
          <table:table-cell table:style-name="ce50" table:formula="of:=[.E230]/[.D230]" office:value-type="float" office:value="1.29978610212253" calcext:value-type="float">
            <text:p>1.299786102122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G-4UN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426.23" calcext:value-type="currency">
            <text:p>$426.23</text:p>
          </table:table-cell>
          <table:table-cell table:style-name="ce13" office:value-type="currency" office:currency="USD" office:value="202.46" calcext:value-type="currency">
            <text:p>$202.46</text:p>
          </table:table-cell>
          <table:table-cell table:style-name="ce13" office:value-type="currency" office:currency="USD" office:value="263.99" calcext:value-type="currency">
            <text:p>$263.99</text:p>
          </table:table-cell>
          <table:table-cell table:style-name="ce13" table:formula="of:=[.E231]-[.B231]" office:value-type="currency" office:currency="USD" office:value="0.990000000000009" calcext:value-type="currency">
            <text:p>$0.99</text:p>
          </table:table-cell>
          <table:table-cell table:style-name="ce50" table:formula="of:=[.E231]/[.D231]" office:value-type="float" office:value="1.3039118838289" calcext:value-type="float">
            <text:p>1.30391188382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G-4UNN</text:p>
          </table:table-cell>
          <table:table-cell table:style-name="ce8" office:value-type="currency" office:currency="USD" office:value="292" calcext:value-type="currency">
            <text:p>$292.00</text:p>
          </table:table-cell>
          <table:table-cell table:style-name="ce13" office:value-type="currency" office:currency="USD" office:value="473.46" calcext:value-type="currency">
            <text:p>$473.46</text:p>
          </table:table-cell>
          <table:table-cell table:style-name="ce13" office:value-type="currency" office:currency="USD" office:value="224.89" calcext:value-type="currency">
            <text:p>$224.89</text:p>
          </table:table-cell>
          <table:table-cell table:style-name="ce13" office:value-type="currency" office:currency="USD" office:value="292.99" calcext:value-type="currency">
            <text:p>$292.99</text:p>
          </table:table-cell>
          <table:table-cell table:style-name="ce13" table:formula="of:=[.E232]-[.B232]" office:value-type="currency" office:currency="USD" office:value="0.990000000000009" calcext:value-type="currency">
            <text:p>$0.99</text:p>
          </table:table-cell>
          <table:table-cell table:style-name="ce50" table:formula="of:=[.E232]/[.D232]" office:value-type="float" office:value="1.30281470941349" calcext:value-type="float">
            <text:p>1.3028147094134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G-4UNN</text:p>
          </table:table-cell>
          <table:table-cell table:style-name="ce8" office:value-type="currency" office:currency="USD" office:value="298" calcext:value-type="currency">
            <text:p>$298.00</text:p>
          </table:table-cell>
          <table:table-cell table:style-name="ce13" office:value-type="currency" office:currency="USD" office:value="485.22" calcext:value-type="currency">
            <text:p>$485.22</text:p>
          </table:table-cell>
          <table:table-cell table:style-name="ce13" office:value-type="currency" office:currency="USD" office:value="230.48" calcext:value-type="currency">
            <text:p>$230.48</text:p>
          </table:table-cell>
          <table:table-cell table:style-name="ce13" office:value-type="currency" office:currency="USD" office:value="299.99" calcext:value-type="currency">
            <text:p>$299.99</text:p>
          </table:table-cell>
          <table:table-cell table:style-name="ce13" table:formula="of:=[.E233]-[.B233]" office:value-type="currency" office:currency="USD" office:value="1.99000000000001" calcext:value-type="currency">
            <text:p>$1.99</text:p>
          </table:table-cell>
          <table:table-cell table:style-name="ce50" table:formula="of:=[.E233]/[.D233]" office:value-type="float" office:value="1.30158799028115" calcext:value-type="float">
            <text:p>1.3015879902811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G-4UNN</text:p>
          </table:table-cell>
          <table:table-cell table:style-name="ce8" office:value-type="currency" office:currency="USD" office:value="339" calcext:value-type="currency">
            <text:p>$339.00</text:p>
          </table:table-cell>
          <table:table-cell table:style-name="ce13" office:value-type="currency" office:currency="USD" office:value="551.11" calcext:value-type="currency">
            <text:p>$551.11</text:p>
          </table:table-cell>
          <table:table-cell table:style-name="ce13" office:value-type="currency" office:currency="USD" office:value="263.78" calcext:value-type="currency">
            <text:p>$263.78</text:p>
          </table:table-cell>
          <table:table-cell table:style-name="ce13" office:value-type="currency" office:currency="USD" office:value="340.99" calcext:value-type="currency">
            <text:p>$340.99</text:p>
          </table:table-cell>
          <table:table-cell table:style-name="ce13" table:formula="of:=[.E234]-[.B234]" office:value-type="currency" office:currency="USD" office:value="1.99000000000001" calcext:value-type="currency">
            <text:p>$1.99</text:p>
          </table:table-cell>
          <table:table-cell table:style-name="ce50" table:formula="of:=[.E234]/[.D234]" office:value-type="float" office:value="1.29270604291455" calcext:value-type="float">
            <text:p>1.292706042914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G-4UNN</text:p>
          </table:table-cell>
          <table:table-cell table:style-name="ce8" office:value-type="currency" office:currency="USD" office:value="347" calcext:value-type="currency">
            <text:p>$347.00</text:p>
          </table:table-cell>
          <table:table-cell table:style-name="ce13" office:value-type="currency" office:currency="USD" office:value="562.19" calcext:value-type="currency">
            <text:p>$562.19</text:p>
          </table:table-cell>
          <table:table-cell table:style-name="ce13" office:value-type="currency" office:currency="USD" office:value="267.04" calcext:value-type="currency">
            <text:p>$267.04</text:p>
          </table:table-cell>
          <table:table-cell table:style-name="ce13" office:value-type="currency" office:currency="USD" office:value="347.99" calcext:value-type="currency">
            <text:p>$347.99</text:p>
          </table:table-cell>
          <table:table-cell table:style-name="ce13" table:formula="of:=[.E235]-[.B235]" office:value-type="currency" office:currency="USD" office:value="0.990000000000009" calcext:value-type="currency">
            <text:p>$0.99</text:p>
          </table:table-cell>
          <table:table-cell table:style-name="ce50" table:formula="of:=[.E235]/[.D235]" office:value-type="float" office:value="1.30313810665069" calcext:value-type="float">
            <text:p>1.3031381066506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G-4UNN</text:p>
          </table:table-cell>
          <table:table-cell table:style-name="ce8" office:value-type="currency" office:currency="USD" office:value="415" calcext:value-type="currency">
            <text:p>$415.00</text:p>
          </table:table-cell>
          <table:table-cell table:style-name="ce13" office:value-type="currency" office:currency="USD" office:value="673.63" calcext:value-type="currency">
            <text:p>$673.63</text:p>
          </table:table-cell>
          <table:table-cell table:style-name="ce13" office:value-type="currency" office:currency="USD" office:value="319.97" calcext:value-type="currency">
            <text:p>$319.97</text:p>
          </table:table-cell>
          <table:table-cell table:style-name="ce13" office:value-type="currency" office:currency="USD" office:value="415.99" calcext:value-type="currency">
            <text:p>$415.99</text:p>
          </table:table-cell>
          <table:table-cell table:style-name="ce13" table:formula="of:=[.E236]-[.B236]" office:value-type="currency" office:currency="USD" office:value="0.990000000000009" calcext:value-type="currency">
            <text:p>$0.99</text:p>
          </table:table-cell>
          <table:table-cell table:style-name="ce50" table:formula="of:=[.E236]/[.D236]" office:value-type="float" office:value="1.30009063349689" calcext:value-type="float">
            <text:p>1.3000906334968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3">
          <table:table-cell table:style-name="ce2" office:value-type="string" calcext:value-type="string">
            <text:p>Poly Truck with Wood Base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PT-4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04.03" calcext:value-type="currency">
            <text:p>$304.03</text:p>
          </table:table-cell>
          <table:table-cell table:style-name="ce13" office:value-type="currency" office:currency="USD" office:value="144.41" calcext:value-type="currency">
            <text:p>$144.41</text:p>
          </table:table-cell>
          <table:table-cell table:style-name="ce13" office:value-type="currency" office:currency="USD" office:value="206.31" calcext:value-type="currency">
            <text:p>$206.31</text:p>
          </table:table-cell>
          <table:table-cell table:style-name="ce13" table:formula="of:=[.E240]-[.B240]" office:value-type="currency" office:currency="USD" office:value="5.31" calcext:value-type="currency">
            <text:p>$5.31</text:p>
          </table:table-cell>
          <table:table-cell table:style-name="ce50" table:formula="of:=[.E240]/[.D240]" office:value-type="float" office:value="1.42864067585347" calcext:value-type="float">
            <text:p>1.4286406758534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PT-4UNN</text:p>
          </table:table-cell>
          <table:table-cell table:style-name="ce8" office:value-type="currency" office:currency="USD" office:value="231" calcext:value-type="currency">
            <text:p>$231.00</text:p>
          </table:table-cell>
          <table:table-cell table:style-name="ce13" office:value-type="currency" office:currency="USD" office:value="348.96" calcext:value-type="currency">
            <text:p>$348.96</text:p>
          </table:table-cell>
          <table:table-cell table:style-name="ce13" office:value-type="currency" office:currency="USD" office:value="165.76" calcext:value-type="currency">
            <text:p>$165.76</text:p>
          </table:table-cell>
          <table:table-cell table:style-name="ce13" office:value-type="currency" office:currency="USD" office:value="236.79" calcext:value-type="currency">
            <text:p>$236.79</text:p>
          </table:table-cell>
          <table:table-cell table:style-name="ce13" table:formula="of:=[.E241]-[.B241]" office:value-type="currency" office:currency="USD" office:value="5.78999999999999" calcext:value-type="currency">
            <text:p>$5.79</text:p>
          </table:table-cell>
          <table:table-cell table:style-name="ce50" table:formula="of:=[.E241]/[.D241]" office:value-type="float" office:value="1.4285111003861" calcext:value-type="float">
            <text:p>1.428511100386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PT-4UNN</text:p>
          </table:table-cell>
          <table:table-cell table:style-name="ce8" office:value-type="currency" office:currency="USD" office:value="257" calcext:value-type="currency">
            <text:p>$257.00</text:p>
          </table:table-cell>
          <table:table-cell table:style-name="ce13" office:value-type="currency" office:currency="USD" office:value="387.49" calcext:value-type="currency">
            <text:p>$387.49</text:p>
          </table:table-cell>
          <table:table-cell table:style-name="ce13" office:value-type="currency" office:currency="USD" office:value="184.06" calcext:value-type="currency">
            <text:p>$184.06</text:p>
          </table:table-cell>
          <table:table-cell table:style-name="ce13" office:value-type="currency" office:currency="USD" office:value="262.94" calcext:value-type="currency">
            <text:p>$262.94</text:p>
          </table:table-cell>
          <table:table-cell table:style-name="ce13" table:formula="of:=[.E242]-[.B242]" office:value-type="currency" office:currency="USD" office:value="5.94" calcext:value-type="currency">
            <text:p>$5.94</text:p>
          </table:table-cell>
          <table:table-cell table:style-name="ce50" table:formula="of:=[.E242]/[.D242]" office:value-type="float" office:value="1.42855590568293" calcext:value-type="float">
            <text:p>1.4285559056829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PT-4UNN</text:p>
          </table:table-cell>
          <table:table-cell table:style-name="ce8" office:value-type="currency" office:currency="USD" office:value="286" calcext:value-type="currency">
            <text:p>$286.00</text:p>
          </table:table-cell>
          <table:table-cell table:style-name="ce13" office:value-type="currency" office:currency="USD" office:value="430.42" calcext:value-type="currency">
            <text:p>$430.42</text:p>
          </table:table-cell>
          <table:table-cell table:style-name="ce13" office:value-type="currency" office:currency="USD" office:value="204.45" calcext:value-type="currency">
            <text:p>$204.45</text:p>
          </table:table-cell>
          <table:table-cell table:style-name="ce13" office:value-type="currency" office:currency="USD" office:value="292.07" calcext:value-type="currency">
            <text:p>$292.07</text:p>
          </table:table-cell>
          <table:table-cell table:style-name="ce13" table:formula="of:=[.E243]-[.B243]" office:value-type="currency" office:currency="USD" office:value="6.06999999999999" calcext:value-type="currency">
            <text:p>$6.07</text:p>
          </table:table-cell>
          <table:table-cell table:style-name="ce50" table:formula="of:=[.E243]/[.D243]" office:value-type="float" office:value="1.42856444118366" calcext:value-type="float">
            <text:p>1.428564441183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PT-4UNN</text:p>
          </table:table-cell>
          <table:table-cell table:style-name="ce8" office:value-type="currency" office:currency="USD" office:value="293" calcext:value-type="currency">
            <text:p>$293.00</text:p>
          </table:table-cell>
          <table:table-cell table:style-name="ce13" office:value-type="currency" office:currency="USD" office:value="441.12" calcext:value-type="currency">
            <text:p>$441.12</text:p>
          </table:table-cell>
          <table:table-cell table:style-name="ce13" office:value-type="currency" office:currency="USD" office:value="209.53" calcext:value-type="currency">
            <text:p>$209.53</text:p>
          </table:table-cell>
          <table:table-cell table:style-name="ce13" office:value-type="currency" office:currency="USD" office:value="299.33" calcext:value-type="currency">
            <text:p>$299.33</text:p>
          </table:table-cell>
          <table:table-cell table:style-name="ce13" table:formula="of:=[.E244]-[.B244]" office:value-type="currency" office:currency="USD" office:value="6.32999999999998" calcext:value-type="currency">
            <text:p>$6.33</text:p>
          </table:table-cell>
          <table:table-cell table:style-name="ce50" table:formula="of:=[.E244]/[.D244]" office:value-type="float" office:value="1.42857824655181" calcext:value-type="float">
            <text:p>1.428578246551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PT-4UNN</text:p>
          </table:table-cell>
          <table:table-cell table:style-name="ce8" office:value-type="currency" office:currency="USD" office:value="333" calcext:value-type="currency">
            <text:p>$333.00</text:p>
          </table:table-cell>
          <table:table-cell table:style-name="ce13" office:value-type="currency" office:currency="USD" office:value="501.03" calcext:value-type="currency">
            <text:p>$501.03</text:p>
          </table:table-cell>
          <table:table-cell table:style-name="ce13" office:value-type="currency" office:currency="USD" office:value="237.99" calcext:value-type="currency">
            <text:p>$237.99</text:p>
          </table:table-cell>
          <table:table-cell table:style-name="ce13" office:value-type="currency" office:currency="USD" office:value="339.98" calcext:value-type="currency">
            <text:p>$339.98</text:p>
          </table:table-cell>
          <table:table-cell table:style-name="ce13" table:formula="of:=[.E245]-[.B245]" office:value-type="currency" office:currency="USD" office:value="6.98000000000002" calcext:value-type="currency">
            <text:p>$6.98</text:p>
          </table:table-cell>
          <table:table-cell table:style-name="ce50" table:formula="of:=[.E245]/[.D245]" office:value-type="float" office:value="1.42854741795874" calcext:value-type="float">
            <text:p>1.4285474179587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PT-4UNN</text:p>
          </table:table-cell>
          <table:table-cell table:style-name="ce8" office:value-type="currency" office:currency="USD" office:value="349" calcext:value-type="currency">
            <text:p>$349.00</text:p>
          </table:table-cell>
          <table:table-cell table:style-name="ce13" office:value-type="currency" office:currency="USD" office:value="524.62" calcext:value-type="currency">
            <text:p>$524.62</text:p>
          </table:table-cell>
          <table:table-cell table:style-name="ce13" office:value-type="currency" office:currency="USD" office:value="249.19" calcext:value-type="currency">
            <text:p>$249.19</text:p>
          </table:table-cell>
          <table:table-cell table:style-name="ce13" office:value-type="currency" office:currency="USD" office:value="355.99" calcext:value-type="currency">
            <text:p>$355.99</text:p>
          </table:table-cell>
          <table:table-cell table:style-name="ce13" table:formula="of:=[.E246]-[.B246]" office:value-type="currency" office:currency="USD" office:value="6.99000000000001" calcext:value-type="currency">
            <text:p>$6.99</text:p>
          </table:table-cell>
          <table:table-cell table:style-name="ce50" table:formula="of:=[.E246]/[.D246]" office:value-type="float" office:value="1.42858862715197" calcext:value-type="float">
            <text:p>1.4285886271519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PT-4UNN</text:p>
          </table:table-cell>
          <table:table-cell table:style-name="ce8" office:value-type="currency" office:currency="USD" office:value="409" calcext:value-type="currency">
            <text:p>$409.00</text:p>
          </table:table-cell>
          <table:table-cell table:style-name="ce13" office:value-type="currency" office:currency="USD" office:value="611.85" calcext:value-type="currency">
            <text:p>$611.85</text:p>
          </table:table-cell>
          <table:table-cell table:style-name="ce13" office:value-type="currency" office:currency="USD" office:value="290.63" calcext:value-type="currency">
            <text:p>$290.63</text:p>
          </table:table-cell>
          <table:table-cell table:style-name="ce13" office:value-type="currency" office:currency="USD" office:value="415.18" calcext:value-type="currency">
            <text:p>$415.18</text:p>
          </table:table-cell>
          <table:table-cell table:style-name="ce13" table:formula="of:=[.E247]-[.B247]" office:value-type="currency" office:currency="USD" office:value="6.18000000000001" calcext:value-type="currency">
            <text:p>$6.18</text:p>
          </table:table-cell>
          <table:table-cell table:style-name="ce50" table:formula="of:=[.E247]/[.D247]" office:value-type="float" office:value="1.42855176685132" calcext:value-type="float">
            <text:p>1.4285517668513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Produc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18-BK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1]-[.B251]" office:value-type="currency" office:currency="USD" office:value="14.95" calcext:value-type="currency">
            <text:p>$14.95</text:p>
          </table:table-cell>
          <table:table-cell table:style-name="ce51" table:formula="of:=[.E251]/[.D251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BL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2]-[.B252]" office:value-type="currency" office:currency="USD" office:value="14.95" calcext:value-type="currency">
            <text:p>$14.95</text:p>
          </table:table-cell>
          <table:table-cell table:style-name="ce51" table:formula="of:=[.E252]/[.D252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G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3]-[.B253]" office:value-type="currency" office:currency="USD" office:value="14.95" calcext:value-type="currency">
            <text:p>$14.95</text:p>
          </table:table-cell>
          <table:table-cell table:style-name="ce51" table:formula="of:=[.E253]/[.D253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N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4]-[.B254]" office:value-type="currency" office:currency="USD" office:value="14.95" calcext:value-type="currency">
            <text:p>$14.95</text:p>
          </table:table-cell>
          <table:table-cell table:style-name="ce51" table:formula="of:=[.E254]/[.D254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GR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5]-[.B255]" office:value-type="currency" office:currency="USD" office:value="14.95" calcext:value-type="currency">
            <text:p>$14.95</text:p>
          </table:table-cell>
          <table:table-cell table:style-name="ce51" table:formula="of:=[.E255]/[.D255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RD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6]-[.B256]" office:value-type="currency" office:currency="USD" office:value="14.95" calcext:value-type="currency">
            <text:p>$14.95</text:p>
          </table:table-cell>
          <table:table-cell table:style-name="ce51" table:formula="of:=[.E256]/[.D256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4">
          <table:table-cell table:style-name="ce43" office:value-type="string" calcext:value-type="string">
            <text:p>R18-WHX-PDA-4HNN</text:p>
          </table:table-cell>
          <table:table-cell table:style-name="ce44" office:value-type="currency" office:currency="USD" office:value="433" calcext:value-type="currency">
            <text:p>$433.00</text:p>
          </table:table-cell>
          <table:table-cell table:style-name="ce45" office:value-type="currency" office:currency="USD" office:value="438.9" calcext:value-type="currency">
            <text:p>$438.90</text:p>
          </table:table-cell>
          <table:table-cell table:style-name="ce45" office:value-type="currency" office:currency="USD" office:value="208.48" calcext:value-type="currency">
            <text:p>$208.48</text:p>
          </table:table-cell>
          <table:table-cell table:style-name="ce45" office:value-type="currency" office:currency="USD" office:value="447.95" calcext:value-type="currency">
            <text:p>$447.95</text:p>
          </table:table-cell>
          <table:table-cell table:style-name="ce45" table:formula="of:=[.E257]-[.B257]" office:value-type="currency" office:currency="USD" office:value="14.95" calcext:value-type="currency">
            <text:p>$14.95</text:p>
          </table:table-cell>
          <table:table-cell table:style-name="ce51" table:formula="of:=[.E257]/[.D257]" office:value-type="float" office:value="2.14864735226401" calcext:value-type="float">
            <text:p>2.14864735226401</text:p>
          </table:table-cell>
          <table:table-cell table:style-name="ce52" office:value-type="string" calcext:value-type="string">
            <text:p>globalindustrial.com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Recycle Cart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1-X-RC-4HNN</text:p>
          </table:table-cell>
          <table:table-cell table:style-name="ce8" office:value-type="currency" office:currency="USD" office:value="232" calcext:value-type="currency">
            <text:p>$232.00</text:p>
          </table:table-cell>
          <table:table-cell table:style-name="ce13" office:value-type="currency" office:currency="USD" office:value="349.53" calcext:value-type="currency">
            <text:p>$349.53</text:p>
          </table:table-cell>
          <table:table-cell table:style-name="ce13" office:value-type="currency" office:currency="USD" office:value="166.03" calcext:value-type="currency">
            <text:p>$166.03</text:p>
          </table:table-cell>
          <table:table-cell table:style-name="ce13" office:value-type="currency" office:currency="USD" office:value="237.18" calcext:value-type="currency">
            <text:p>$237.18</text:p>
          </table:table-cell>
          <table:table-cell table:style-name="ce13" table:formula="of:=[.E261]-[.B261]" office:value-type="currency" office:currency="USD" office:value="5.18000000000001" calcext:value-type="currency">
            <text:p>$5.18</text:p>
          </table:table-cell>
          <table:table-cell table:style-name="ce50" table:formula="of:=[.E261]/[.D261]" office:value-type="float" office:value="1.42853701138349" calcext:value-type="float">
            <text:p>1.428537011383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3-X-RC-4HNN</text:p>
          </table:table-cell>
          <table:table-cell table:style-name="ce8" office:value-type="currency" office:currency="USD" office:value="299" calcext:value-type="currency">
            <text:p>$299.00</text:p>
          </table:table-cell>
          <table:table-cell table:style-name="ce13" office:value-type="currency" office:currency="USD" office:value="451.5" calcext:value-type="currency">
            <text:p>$451.50</text:p>
          </table:table-cell>
          <table:table-cell table:style-name="ce13" office:value-type="currency" office:currency="USD" office:value="214.46" calcext:value-type="currency">
            <text:p>$214.46</text:p>
          </table:table-cell>
          <table:table-cell table:style-name="ce13" office:value-type="currency" office:currency="USD" office:value="306.38" calcext:value-type="currency">
            <text:p>$306.38</text:p>
          </table:table-cell>
          <table:table-cell table:style-name="ce13" table:formula="of:=[.E262]-[.B262]" office:value-type="currency" office:currency="USD" office:value="7.38" calcext:value-type="currency">
            <text:p>$7.38</text:p>
          </table:table-cell>
          <table:table-cell table:style-name="ce50" table:formula="of:=[.E262]/[.D262]" office:value-type="float" office:value="1.42861139606453" calcext:value-type="float">
            <text:p>1.428611396064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Canvas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4-CCX-RV-3UNN</text:p>
          </table:table-cell>
          <table:table-cell table:style-name="ce8" office:value-type="currency" office:currency="USD" office:value="122" calcext:value-type="currency">
            <text:p>$122.00</text:p>
          </table:table-cell>
          <table:table-cell table:style-name="ce13" office:value-type="currency" office:currency="USD" office:value="199.03" calcext:value-type="currency">
            <text:p>$199.03</text:p>
          </table:table-cell>
          <table:table-cell table:style-name="ce13" office:value-type="currency" office:currency="USD" office:value="94.54" calcext:value-type="currency">
            <text:p>$94.54</text:p>
          </table:table-cell>
          <table:table-cell table:style-name="ce13" office:value-type="currency" office:currency="USD" office:value="135.06" calcext:value-type="currency">
            <text:p>$135.06</text:p>
          </table:table-cell>
          <table:table-cell table:style-name="ce13" table:formula="of:=[.E266]-[.B266]" office:value-type="currency" office:currency="USD" office:value="13.06" calcext:value-type="currency">
            <text:p>$13.06</text:p>
          </table:table-cell>
          <table:table-cell table:style-name="ce50" table:formula="of:=[.E266]/[.D266]" office:value-type="float" office:value="1.4286016500952" calcext:value-type="float">
            <text:p>1.428601650095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6-CCX-RV-3UNN</text:p>
          </table:table-cell>
          <table:table-cell table:style-name="ce8" office:value-type="currency" office:currency="USD" office:value="156" calcext:value-type="currency">
            <text:p>$156.00</text:p>
          </table:table-cell>
          <table:table-cell table:style-name="ce13" office:value-type="currency" office:currency="USD" office:value="254.42" calcext:value-type="currency">
            <text:p>$254.42</text:p>
          </table:table-cell>
          <table:table-cell table:style-name="ce13" office:value-type="currency" office:currency="USD" office:value="120.85" calcext:value-type="currency">
            <text:p>$120.85</text:p>
          </table:table-cell>
          <table:table-cell table:style-name="ce13" office:value-type="currency" office:currency="USD" office:value="172.64" calcext:value-type="currency">
            <text:p>$172.64</text:p>
          </table:table-cell>
          <table:table-cell table:style-name="ce13" table:formula="of:=[.E267]-[.B267]" office:value-type="currency" office:currency="USD" office:value="16.64" calcext:value-type="currency">
            <text:p>$16.64</text:p>
          </table:table-cell>
          <table:table-cell table:style-name="ce50" table:formula="of:=[.E267]/[.D267]" office:value-type="float" office:value="1.42854778651221" calcext:value-type="float">
            <text:p>1.4285477865122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CCX-RV-3UNN</text:p>
          </table:table-cell>
          <table:table-cell table:style-name="ce8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86.85" calcext:value-type="currency">
            <text:p>$286.85</text:p>
          </table:table-cell>
          <table:table-cell table:style-name="ce13" office:value-type="currency" office:currency="USD" office:value="136.25" calcext:value-type="currency">
            <text:p>$136.25</text:p>
          </table:table-cell>
          <table:table-cell table:style-name="ce13" office:value-type="currency" office:currency="USD" office:value="194.65" calcext:value-type="currency">
            <text:p>$194.65</text:p>
          </table:table-cell>
          <table:table-cell table:style-name="ce13" table:formula="of:=[.E268]-[.B268]" office:value-type="currency" office:currency="USD" office:value="18.65" calcext:value-type="currency">
            <text:p>$18.65</text:p>
          </table:table-cell>
          <table:table-cell table:style-name="ce50" table:formula="of:=[.E268]/[.D268]" office:value-type="float" office:value="1.42862385321101" calcext:value-type="float">
            <text:p>1.4286238532110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0-CCX-RV-3UNN</text:p>
          </table:table-cell>
          <table:table-cell table:style-name="ce8" office:value-type="currency" office:currency="USD" office:value="188" calcext:value-type="currency">
            <text:p>$188.00</text:p>
          </table:table-cell>
          <table:table-cell table:style-name="ce13" office:value-type="currency" office:currency="USD" office:value="307.43" calcext:value-type="currency">
            <text:p>$307.43</text:p>
          </table:table-cell>
          <table:table-cell table:style-name="ce13" office:value-type="currency" office:currency="USD" office:value="146.03" calcext:value-type="currency">
            <text:p>$146.03</text:p>
          </table:table-cell>
          <table:table-cell table:style-name="ce13" office:value-type="currency" office:currency="USD" office:value="208.61" calcext:value-type="currency">
            <text:p>$208.61</text:p>
          </table:table-cell>
          <table:table-cell table:style-name="ce13" table:formula="of:=[.E269]-[.B269]" office:value-type="currency" office:currency="USD" office:value="20.61" calcext:value-type="currency">
            <text:p>$20.61</text:p>
          </table:table-cell>
          <table:table-cell table:style-name="ce50" table:formula="of:=[.E269]/[.D269]" office:value-type="float" office:value="1.42854208039444" calcext:value-type="float">
            <text:p>1.4285420803944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2-CCX-RV-3UNN</text:p>
          </table:table-cell>
          <table:table-cell table:style-name="ce8" office:value-type="currency" office:currency="USD" office:value="201" calcext:value-type="currency">
            <text:p>$201.00</text:p>
          </table:table-cell>
          <table:table-cell table:style-name="ce13" office:value-type="currency" office:currency="USD" office:value="327.79" calcext:value-type="currency">
            <text:p>$327.79</text:p>
          </table:table-cell>
          <table:table-cell table:style-name="ce13" office:value-type="currency" office:currency="USD" office:value="155.7" calcext:value-type="currency">
            <text:p>$155.70</text:p>
          </table:table-cell>
          <table:table-cell table:style-name="ce13" office:value-type="currency" office:currency="USD" office:value="222.43" calcext:value-type="currency">
            <text:p>$222.43</text:p>
          </table:table-cell>
          <table:table-cell table:style-name="ce13" table:formula="of:=[.E270]-[.B270]" office:value-type="currency" office:currency="USD" office:value="21.43" calcext:value-type="currency">
            <text:p>$21.43</text:p>
          </table:table-cell>
          <table:table-cell table:style-name="ce50" table:formula="of:=[.E270]/[.D270]" office:value-type="float" office:value="1.42858060372511" calcext:value-type="float">
            <text:p>1.4285806037251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4-CCX-RV-3UNN</text:p>
          </table:table-cell>
          <table:table-cell table:style-name="ce8" office:value-type="currency" office:currency="USD" office:value="243" calcext:value-type="currency">
            <text:p>$243.00</text:p>
          </table:table-cell>
          <table:table-cell table:style-name="ce13" office:value-type="currency" office:currency="USD" office:value="397.77" calcext:value-type="currency">
            <text:p>$397.77</text:p>
          </table:table-cell>
          <table:table-cell table:style-name="ce13" office:value-type="currency" office:currency="USD" office:value="188.94" calcext:value-type="currency">
            <text:p>$188.94</text:p>
          </table:table-cell>
          <table:table-cell table:style-name="ce13" office:value-type="currency" office:currency="USD" office:value="269.92" calcext:value-type="currency">
            <text:p>$269.92</text:p>
          </table:table-cell>
          <table:table-cell table:style-name="ce13" table:formula="of:=[.E271]-[.B271]" office:value-type="currency" office:currency="USD" office:value="26.92" calcext:value-type="currency">
            <text:p>$26.92</text:p>
          </table:table-cell>
          <table:table-cell table:style-name="ce50" table:formula="of:=[.E271]/[.D271]" office:value-type="float" office:value="1.42860167248862" calcext:value-type="float">
            <text:p>1.4286016724886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6-CCX-RV-3UNN</text:p>
          </table:table-cell>
          <table:table-cell table:style-name="ce8" office:value-type="currency" office:currency="USD" office:value="254" calcext:value-type="currency">
            <text:p>$254.00</text:p>
          </table:table-cell>
          <table:table-cell table:style-name="ce13" office:value-type="currency" office:currency="USD" office:value="416.04" calcext:value-type="currency">
            <text:p>$416.04</text:p>
          </table:table-cell>
          <table:table-cell table:style-name="ce13" office:value-type="currency" office:currency="USD" office:value="197.62" calcext:value-type="currency">
            <text:p>$197.62</text:p>
          </table:table-cell>
          <table:table-cell table:style-name="ce13" office:value-type="currency" office:currency="USD" office:value="282.31" calcext:value-type="currency">
            <text:p>$282.31</text:p>
          </table:table-cell>
          <table:table-cell table:style-name="ce13" table:formula="of:=[.E272]-[.B272]" office:value-type="currency" office:currency="USD" office:value="28.31" calcext:value-type="currency">
            <text:p>$28.31</text:p>
          </table:table-cell>
          <table:table-cell table:style-name="ce50" table:formula="of:=[.E272]/[.D272]" office:value-type="float" office:value="1.42854974192895" calcext:value-type="float">
            <text:p>1.4285497419289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18-CCX-RV-3UNN</text:p>
          </table:table-cell>
          <table:table-cell table:style-name="ce8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40.7" calcext:value-type="currency">
            <text:p>$440.70</text:p>
          </table:table-cell>
          <table:table-cell table:style-name="ce13" office:value-type="currency" office:currency="USD" office:value="209.33" calcext:value-type="currency">
            <text:p>$209.33</text:p>
          </table:table-cell>
          <table:table-cell table:style-name="ce13" office:value-type="currency" office:currency="USD" office:value="299.05" calcext:value-type="currency">
            <text:p>$299.05</text:p>
          </table:table-cell>
          <table:table-cell table:style-name="ce13" table:formula="of:=[.E273]-[.B273]" office:value-type="currency" office:currency="USD" office:value="30.05" calcext:value-type="currency">
            <text:p>$30.05</text:p>
          </table:table-cell>
          <table:table-cell table:style-name="ce50" table:formula="of:=[.E273]/[.D273]" office:value-type="float" office:value="1.42860555104381" calcext:value-type="float">
            <text:p>1.4286055510438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20-CCX-RV-3UNN</text:p>
          </table:table-cell>
          <table:table-cell table:style-name="ce8" office:value-type="currency" office:currency="USD" office:value="284" calcext:value-type="currency">
            <text:p>$284.00</text:p>
          </table:table-cell>
          <table:table-cell table:style-name="ce13" office:value-type="currency" office:currency="USD" office:value="465.4" calcext:value-type="currency">
            <text:p>$465.40</text:p>
          </table:table-cell>
          <table:table-cell table:style-name="ce13" office:value-type="currency" office:currency="USD" office:value="221.07" calcext:value-type="currency">
            <text:p>$221.07</text:p>
          </table:table-cell>
          <table:table-cell table:style-name="ce13" office:value-type="currency" office:currency="USD" office:value="315.81" calcext:value-type="currency">
            <text:p>$315.81</text:p>
          </table:table-cell>
          <table:table-cell table:style-name="ce13" table:formula="of:=[.E274]-[.B274]" office:value-type="currency" office:currency="USD" office:value="31.81" calcext:value-type="currency">
            <text:p>$31.81</text:p>
          </table:table-cell>
          <table:table-cell table:style-name="ce50" table:formula="of:=[.E274]/[.D274]" office:value-type="float" office:value="1.42855204233953" calcext:value-type="float">
            <text:p>1.4285520423395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5">
          <table:table-cell table:style-name="ce2" office:value-type="string" calcext:value-type="string">
            <text:p>Removable Liner Basket Trucks - Vinyl Lin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04-X-RV-3UNN</text:p>
          </table:table-cell>
          <table:table-cell table:style-name="ce8" office:value-type="currency" office:currency="USD" office:value="119" calcext:value-type="currency">
            <text:p>$119.00</text:p>
          </table:table-cell>
          <table:table-cell table:style-name="ce13" office:value-type="currency" office:currency="USD" office:value="193.31" calcext:value-type="currency">
            <text:p>$193.31</text:p>
          </table:table-cell>
          <table:table-cell table:style-name="ce13" office:value-type="currency" office:currency="USD" office:value="91.82" calcext:value-type="currency">
            <text:p>$91.82</text:p>
          </table:table-cell>
          <table:table-cell table:style-name="ce13" office:value-type="currency" office:currency="USD" office:value="131.17" calcext:value-type="currency">
            <text:p>$131.17</text:p>
          </table:table-cell>
          <table:table-cell table:style-name="ce13" table:formula="of:=[.E278]-[.B278]" office:value-type="currency" office:currency="USD" office:value="12.17" calcext:value-type="currency">
            <text:p>$12.17</text:p>
          </table:table-cell>
          <table:table-cell table:style-name="ce50" table:formula="of:=[.E278]/[.D278]" office:value-type="float" office:value="1.42855587018079" calcext:value-type="float">
            <text:p>1.4285558701807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06-X-RV-3UNN</text:p>
          </table:table-cell>
          <table:table-cell table:style-name="ce8" office:value-type="currency" office:currency="USD" office:value="147" calcext:value-type="currency">
            <text:p>$147.00</text:p>
          </table:table-cell>
          <table:table-cell table:style-name="ce13" office:value-type="currency" office:currency="USD" office:value="240.61" calcext:value-type="currency">
            <text:p>$240.61</text:p>
          </table:table-cell>
          <table:table-cell table:style-name="ce13" office:value-type="currency" office:currency="USD" office:value="114.29" calcext:value-type="currency">
            <text:p>$114.29</text:p>
          </table:table-cell>
          <table:table-cell table:style-name="ce13" office:value-type="currency" office:currency="USD" office:value="163.27" calcext:value-type="currency">
            <text:p>$163.27</text:p>
          </table:table-cell>
          <table:table-cell table:style-name="ce13" table:formula="of:=[.E279]-[.B279]" office:value-type="currency" office:currency="USD" office:value="16.27" calcext:value-type="currency">
            <text:p>$16.27</text:p>
          </table:table-cell>
          <table:table-cell table:style-name="ce50" table:formula="of:=[.E279]/[.D279]" office:value-type="float" office:value="1.42855892904016" calcext:value-type="float">
            <text:p>1.4285589290401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9">
          <table:table-cell table:style-name="ce2" office:value-type="string" calcext:value-type="string">
            <text:p>R08-X-RV-3UNN</text:p>
          </table:table-cell>
          <table:table-cell table:style-name="ce8" office:value-type="currency" office:currency="USD" office:value="167" calcext:value-type="currency">
            <text:p>$167.00</text:p>
          </table:table-cell>
          <table:table-cell table:style-name="ce13" office:value-type="currency" office:currency="USD" office:value="271.03" calcext:value-type="currency">
            <text:p>$271.03</text:p>
          </table:table-cell>
          <table:table-cell table:style-name="ce13" office:value-type="currency" office:currency="USD" office:value="128.74" calcext:value-type="currency">
            <text:p>$128.74</text:p>
          </table:table-cell>
          <table:table-cell table:style-name="ce13" office:value-type="currency" office:currency="USD" office:value="183.91" calcext:value-type="currency">
            <text:p>$183.91</text:p>
          </table:table-cell>
          <table:table-cell table:style-name="ce13" table:formula="of:=[.E280]-[.B280]" office:value-type="currency" office:currency="USD" office:value="16.91" calcext:value-type="currency">
            <text:p>$16.91</text:p>
          </table:table-cell>
          <table:table-cell table:style-name="ce50" table:formula="of:=[.E280]/[.D280]" office:value-type="float" office:value="1.42853813888457" calcext:value-type="float">
            <text:p>1.42853813888457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7">
          <table:table-cell table:style-name="ce2" office:value-type="string" calcext:value-type="string">
            <text:p>R10-X-RV-3UNN</text:p>
          </table:table-cell>
          <table:table-cell table:style-name="ce8" office:value-type="currency" office:currency="USD" office:value="180" calcext:value-type="currency">
            <text:p>$180.00</text:p>
          </table:table-cell>
          <table:table-cell table:style-name="ce13" office:value-type="currency" office:currency="USD" office:value="290.52" calcext:value-type="currency">
            <text:p>$290.52</text:p>
          </table:table-cell>
          <table:table-cell table:style-name="ce13" office:value-type="currency" office:currency="USD" office:value="138" calcext:value-type="currency">
            <text:p>$138.00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table:formula="of:=[.E281]-[.B281]" office:value-type="currency" office:currency="USD" office:value="17.14" calcext:value-type="currency">
            <text:p>$17.14</text:p>
          </table:table-cell>
          <table:table-cell table:style-name="ce50" table:formula="of:=[.E281]/[.D281]" office:value-type="float" office:value="1.42855072463768" calcext:value-type="float">
            <text:p>1.4285507246376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2-X-RV-3UNN</text:p>
          </table:table-cell>
          <table:table-cell table:style-name="ce8" office:value-type="currency" office:currency="USD" office:value="190" calcext:value-type="currency">
            <text:p>$190.00</text:p>
          </table:table-cell>
          <table:table-cell table:style-name="ce13" office:value-type="currency" office:currency="USD" office:value="309.79" calcext:value-type="currency">
            <text:p>$309.79</text:p>
          </table:table-cell>
          <table:table-cell table:style-name="ce13" office:value-type="currency" office:currency="USD" office:value="147.15" calcext:value-type="currency">
            <text:p>$147.15</text:p>
          </table:table-cell>
          <table:table-cell table:style-name="ce13" office:value-type="currency" office:currency="USD" office:value="210.21" calcext:value-type="currency">
            <text:p>$210.21</text:p>
          </table:table-cell>
          <table:table-cell table:style-name="ce13" table:formula="of:=[.E282]-[.B282]" office:value-type="currency" office:currency="USD" office:value="20.21" calcext:value-type="currency">
            <text:p>$20.21</text:p>
          </table:table-cell>
          <table:table-cell table:style-name="ce50" table:formula="of:=[.E282]/[.D282]" office:value-type="float" office:value="1.42854230377166" calcext:value-type="float">
            <text:p>1.4285423037716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4">
          <table:table-cell table:style-name="ce2" office:value-type="string" calcext:value-type="string">
            <text:p>R14-X-RV-3UNN</text:p>
          </table:table-cell>
          <table:table-cell table:style-name="ce8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83.82" calcext:value-type="currency">
            <text:p>$383.82</text:p>
          </table:table-cell>
          <table:table-cell table:style-name="ce13" office:value-type="currency" office:currency="USD" office:value="182.31" calcext:value-type="currency">
            <text:p>$182.31</text:p>
          </table:table-cell>
          <table:table-cell table:style-name="ce13" office:value-type="currency" office:currency="USD" office:value="260.45" calcext:value-type="currency">
            <text:p>$260.45</text:p>
          </table:table-cell>
          <table:table-cell table:style-name="ce13" table:formula="of:=[.E283]-[.B283]" office:value-type="currency" office:currency="USD" office:value="25.45" calcext:value-type="currency">
            <text:p>$25.45</text:p>
          </table:table-cell>
          <table:table-cell table:style-name="ce50" table:formula="of:=[.E283]/[.D283]" office:value-type="float" office:value="1.42861060830454" calcext:value-type="float">
            <text:p>1.4286106083045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5">
          <table:table-cell table:style-name="ce2" office:value-type="string" calcext:value-type="string">
            <text:p>R16-X-RV-3UNN</text:p>
          </table:table-cell>
          <table:table-cell table:style-name="ce8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400.46" calcext:value-type="currency">
            <text:p>$400.46</text:p>
          </table:table-cell>
          <table:table-cell table:style-name="ce13" office:value-type="currency" office:currency="USD" office:value="190.22" calcext:value-type="currency">
            <text:p>$190.22</text:p>
          </table:table-cell>
          <table:table-cell table:style-name="ce13" office:value-type="currency" office:currency="USD" office:value="271.74" calcext:value-type="currency">
            <text:p>$271.74</text:p>
          </table:table-cell>
          <table:table-cell table:style-name="ce13" table:formula="of:=[.E284]-[.B284]" office:value-type="currency" office:currency="USD" office:value="26.74" calcext:value-type="currency">
            <text:p>$26.74</text:p>
          </table:table-cell>
          <table:table-cell table:style-name="ce50" table:formula="of:=[.E284]/[.D284]" office:value-type="float" office:value="1.42855640836926" calcext:value-type="float">
            <text:p>1.4285564083692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18">
          <table:table-cell table:style-name="ce2" office:value-type="string" calcext:value-type="string">
            <text:p>R18-X-RV-3UNN</text:p>
          </table:table-cell>
          <table:table-cell table:style-name="ce8" office:value-type="currency" office:currency="USD" office:value="260" calcext:value-type="currency">
            <text:p>$260.00</text:p>
          </table:table-cell>
          <table:table-cell table:style-name="ce13" office:value-type="currency" office:currency="USD" office:value="425.1" calcext:value-type="currency">
            <text:p>$425.10</text:p>
          </table:table-cell>
          <table:table-cell table:style-name="ce13" office:value-type="currency" office:currency="USD" office:value="201.92" calcext:value-type="currency">
            <text:p>$201.92</text:p>
          </table:table-cell>
          <table:table-cell table:style-name="ce13" office:value-type="currency" office:currency="USD" office:value="288.46" calcext:value-type="currency">
            <text:p>$288.46</text:p>
          </table:table-cell>
          <table:table-cell table:style-name="ce13" table:formula="of:=[.E285]-[.B285]" office:value-type="currency" office:currency="USD" office:value="28.46" calcext:value-type="currency">
            <text:p>$28.46</text:p>
          </table:table-cell>
          <table:table-cell table:style-name="ce50" table:formula="of:=[.E285]/[.D285]" office:value-type="float" office:value="1.42858557844691" calcext:value-type="float">
            <text:p>1.428585578446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0">
          <table:table-cell table:style-name="ce2" office:value-type="string" calcext:value-type="string">
            <text:p>R20-X-RV-3UNN</text:p>
          </table:table-cell>
          <table:table-cell table:style-name="ce8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46.03" calcext:value-type="currency">
            <text:p>$446.03</text:p>
          </table:table-cell>
          <table:table-cell table:style-name="ce13" office:value-type="currency" office:currency="USD" office:value="211.86" calcext:value-type="currency">
            <text:p>$211.86</text:p>
          </table:table-cell>
          <table:table-cell table:style-name="ce13" office:value-type="currency" office:currency="USD" office:value="302.66" calcext:value-type="currency">
            <text:p>$302.66</text:p>
          </table:table-cell>
          <table:table-cell table:style-name="ce13" table:formula="of:=[.E286]-[.B286]" office:value-type="currency" office:currency="USD" office:value="27.66" calcext:value-type="currency">
            <text:p>$27.66</text:p>
          </table:table-cell>
          <table:table-cell table:style-name="ce50" table:formula="of:=[.E286]/[.D286]" office:value-type="float" office:value="1.42858491456622" calcext:value-type="float">
            <text:p>1.42858491456622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Replacement Bags for Housekeeping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0]-[.B290]" office:value-type="currency" office:currency="USD" office:value="4.99" calcext:value-type="currency">
            <text:p>$4.99</text:p>
          </table:table-cell>
          <table:table-cell table:style-name="ce50" table:formula="of:=[.E290]/[.D290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C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1]-[.B291]" office:value-type="currency" office:currency="USD" office:value="4.99" calcext:value-type="currency">
            <text:p>$4.99</text:p>
          </table:table-cell>
          <table:table-cell table:style-name="ce50" table:formula="of:=[.E291]/[.D291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2]-[.B292]" office:value-type="currency" office:currency="USD" office:value="4.99" calcext:value-type="currency">
            <text:p>$4.99</text:p>
          </table:table-cell>
          <table:table-cell table:style-name="ce50" table:formula="of:=[.E292]/[.D292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30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2.79" calcext:value-type="currency">
            <text:p>$82.79</text:p>
          </table:table-cell>
          <table:table-cell table:style-name="ce13" office:value-type="currency" office:currency="USD" office:value="39.33" calcext:value-type="currency">
            <text:p>$39.33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3]-[.B293]" office:value-type="currency" office:currency="USD" office:value="4.99" calcext:value-type="currency">
            <text:p>$4.99</text:p>
          </table:table-cell>
          <table:table-cell table:style-name="ce50" table:formula="of:=[.E293]/[.D293]" office:value-type="float" office:value="1.49987287058225" calcext:value-type="float">
            <text:p>1.4998728705822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KK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4]-[.B294]" office:value-type="currency" office:currency="USD" office:value="4.99" calcext:value-type="currency">
            <text:p>$4.99</text:p>
          </table:table-cell>
          <table:table-cell table:style-name="ce50" table:formula="of:=[.E294]/[.D294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NNX-M3B-24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5]-[.B295]" office:value-type="currency" office:currency="USD" office:value="4.99" calcext:value-type="currency">
            <text:p>$4.99</text:p>
          </table:table-cell>
          <table:table-cell table:style-name="ce50" table:formula="of:=[.E295]/[.D295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KK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7.99" calcext:value-type="currency">
            <text:p>$57.99</text:p>
          </table:table-cell>
          <table:table-cell table:style-name="ce13" table:formula="of:=[.E296]-[.B296]" office:value-type="currency" office:currency="USD" office:value="4.99" calcext:value-type="currency">
            <text:p>$4.99</text:p>
          </table:table-cell>
          <table:table-cell table:style-name="ce50" table:formula="of:=[.E296]/[.D296]" office:value-type="float" office:value="1.50077639751553" calcext:value-type="float">
            <text:p>1.5007763975155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NNX-M3B-30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style-name="ce13" office:value-type="currency" office:currency="USD" office:value="81.35" calcext:value-type="currency">
            <text:p>$81.35</text:p>
          </table:table-cell>
          <table:table-cell table:style-name="ce13" office:value-type="currency" office:currency="USD" office:value="38.64" calcext:value-type="currency">
            <text:p>$38.64</text:p>
          </table:table-cell>
          <table:table-cell table:style-name="ce13" office:value-type="currency" office:currency="USD" office:value="58.99" calcext:value-type="currency">
            <text:p>$58.99</text:p>
          </table:table-cell>
          <table:table-cell table:style-name="ce13" table:formula="of:=[.E297]-[.B297]" office:value-type="currency" office:currency="USD" office:value="5.99" calcext:value-type="currency">
            <text:p>$5.99</text:p>
          </table:table-cell>
          <table:table-cell table:style-name="ce50" table:formula="of:=[.E297]/[.D297]" office:value-type="float" office:value="1.52665631469979" calcext:value-type="float">
            <text:p>1.526656314699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Shower Tower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2N</text:p>
          </table:table-cell>
          <table:table-cell table:style-name="ce8" office:value-type="currency" office:currency="USD" office:value="244.3" calcext:value-type="currency">
            <text:p>$244.30</text:p>
          </table:table-cell>
          <table:table-cell table:style-name="ce13" office:value-type="currency" office:currency="USD" office:value="122.7" calcext:value-type="currency">
            <text:p>$122.70</text:p>
          </table:table-cell>
          <table:table-cell table:style-name="ce13" office:value-type="currency" office:currency="USD" office:value="58.28" calcext:value-type="currency">
            <text:p>$58.28</text:p>
          </table:table-cell>
          <table:table-cell table:style-name="ce13" office:value-type="currency" office:currency="USD" office:value="300.69" calcext:value-type="currency">
            <text:p>$300.69</text:p>
          </table:table-cell>
          <table:table-cell table:style-name="ce13" table:formula="of:=[.E301]-[.B301]" office:value-type="currency" office:currency="USD" office:value="56.39" calcext:value-type="currency">
            <text:p>$56.39</text:p>
          </table:table-cell>
          <table:table-cell table:style-name="ce50" table:formula="of:=[.E301]/[.D301]" office:value-type="float" office:value="5.15940288263555" calcext:value-type="float">
            <text:p>5.1594028826355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00X-L3N</text:p>
          </table:table-cell>
          <table:table-cell table:style-name="ce8" office:value-type="currency" office:currency="USD" office:value="263" calcext:value-type="currency">
            <text:p>$263.00</text:p>
          </table:table-cell>
          <table:table-cell table:style-name="ce13" office:value-type="currency" office:currency="USD" office:value="119.33" calcext:value-type="currency">
            <text:p>$119.33</text:p>
          </table:table-cell>
          <table:table-cell table:style-name="ce13" office:value-type="currency" office:currency="USD" office:value="56.68" calcext:value-type="currency">
            <text:p>$56.68</text:p>
          </table:table-cell>
          <table:table-cell table:style-name="ce13" office:value-type="currency" office:currency="USD" office:value="323.71" calcext:value-type="currency">
            <text:p>$323.71</text:p>
          </table:table-cell>
          <table:table-cell table:style-name="ce13" table:formula="of:=[.E302]-[.B302]" office:value-type="currency" office:currency="USD" office:value="60.71" calcext:value-type="currency">
            <text:p>$60.71</text:p>
          </table:table-cell>
          <table:table-cell table:style-name="ce50" table:formula="of:=[.E302]/[.D302]" office:value-type="float" office:value="5.71118560338744" calcext:value-type="float">
            <text:p>5.7111856033874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2N</text:p>
          </table:table-cell>
          <table:table-cell table:style-name="ce8" office:value-type="currency" office:currency="USD" office:value="267.6" calcext:value-type="currency">
            <text:p>$267.60</text:p>
          </table:table-cell>
          <table:table-cell table:style-name="ce13" office:value-type="currency" office:currency="USD" office:value="71.84" calcext:value-type="currency">
            <text:p>$71.84</text:p>
          </table:table-cell>
          <table:table-cell table:style-name="ce13" office:value-type="currency" office:currency="USD" office:value="34.12" calcext:value-type="currency">
            <text:p>$34.12</text:p>
          </table:table-cell>
          <table:table-cell table:style-name="ce13" office:value-type="currency" office:currency="USD" office:value="329.34" calcext:value-type="currency">
            <text:p>$329.34</text:p>
          </table:table-cell>
          <table:table-cell table:style-name="ce13" table:formula="of:=[.E303]-[.B303]" office:value-type="currency" office:currency="USD" office:value="61.74" calcext:value-type="currency">
            <text:p>$61.74</text:p>
          </table:table-cell>
          <table:table-cell table:style-name="ce50" table:formula="of:=[.E303]/[.D303]" office:value-type="float" office:value="9.65240328253224" calcext:value-type="float">
            <text:p>9.652403282532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32-00X-L3N</text:p>
          </table:table-cell>
          <table:table-cell table:style-name="ce8" office:value-type="currency" office:currency="USD" office:value="286.3" calcext:value-type="currency">
            <text:p>$286.30</text:p>
          </table:table-cell>
          <table:table-cell table:style-name="ce13" office:value-type="currency" office:currency="USD" office:value="75.43" calcext:value-type="currency">
            <text:p>$75.43</text:p>
          </table:table-cell>
          <table:table-cell table:style-name="ce13" office:value-type="currency" office:currency="USD" office:value="35.83" calcext:value-type="currency">
            <text:p>$35.83</text:p>
          </table:table-cell>
          <table:table-cell table:style-name="ce13" office:value-type="currency" office:currency="USD" office:value="352.36" calcext:value-type="currency">
            <text:p>$352.36</text:p>
          </table:table-cell>
          <table:table-cell table:style-name="ce13" table:formula="of:=[.E304]-[.B304]" office:value-type="currency" office:currency="USD" office:value="66.06" calcext:value-type="currency">
            <text:p>$66.06</text:p>
          </table:table-cell>
          <table:table-cell table:style-name="ce50" table:formula="of:=[.E304]/[.D304]" office:value-type="float" office:value="9.83421713647781" calcext:value-type="float">
            <text:p>9.8342171364778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2N</text:p>
          </table:table-cell>
          <table:table-cell table:style-name="ce8" office:value-type="currency" office:currency="USD" office:value="316.5" calcext:value-type="currency">
            <text:p>$316.50</text:p>
          </table:table-cell>
          <table:table-cell table:style-name="ce13" office:value-type="currency" office:currency="USD" office:value="76.32" calcext:value-type="currency">
            <text:p>$76.32</text:p>
          </table:table-cell>
          <table:table-cell table:style-name="ce13" office:value-type="currency" office:currency="USD" office:value="36.25" calcext:value-type="currency">
            <text:p>$36.25</text:p>
          </table:table-cell>
          <table:table-cell table:style-name="ce13"/>
          <table:table-cell table:style-name="ce13" table:formula="of:=[.E305]-[.B305]" office:value-type="currency" office:currency="USD" office:value="-316.5" calcext:value-type="currency">
            <text:p>-$316.50</text:p>
          </table:table-cell>
          <table:table-cell table:style-name="ce50" table:formula="of:=[.E305]/[.D305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42-00X-L3N</text:p>
          </table:table-cell>
          <table:table-cell table:style-name="ce8" office:value-type="currency" office:currency="USD" office:value="335.2" calcext:value-type="currency">
            <text:p>$335.20</text:p>
          </table:table-cell>
          <table:table-cell table:style-name="ce13" office:value-type="currency" office:currency="USD" office:value="80.14" calcext:value-type="currency">
            <text:p>$80.14</text:p>
          </table:table-cell>
          <table:table-cell table:style-name="ce13" office:value-type="currency" office:currency="USD" office:value="38.07" calcext:value-type="currency">
            <text:p>$38.07</text:p>
          </table:table-cell>
          <table:table-cell table:style-name="ce13"/>
          <table:table-cell table:style-name="ce13" table:formula="of:=[.E306]-[.B306]" office:value-type="currency" office:currency="USD" office:value="-335.2" calcext:value-type="currency">
            <text:p>-$335.20</text:p>
          </table:table-cell>
          <table:table-cell table:style-name="ce50" table:formula="of:=[.E306]/[.D30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plit Cabinet Housekeeping Cart - 5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8-TNX-M3C-22N</text:p>
          </table:table-cell>
          <table:table-cell table:style-name="ce8" office:value-type="currency" office:currency="USD" office:value="880" calcext:value-type="currency">
            <text:p>$880.00</text:p>
          </table:table-cell>
          <table:table-cell table:style-name="ce13" office:value-type="currency" office:currency="USD" office:value="1438.95" calcext:value-type="currency">
            <text:p>$1,438.95</text:p>
          </table:table-cell>
          <table:table-cell table:style-name="ce13" office:value-type="currency" office:currency="USD" office:value="683.5" calcext:value-type="currency">
            <text:p>$683.50</text:p>
          </table:table-cell>
          <table:table-cell table:style-name="ce13" office:value-type="currency" office:currency="USD" office:value="888.99" calcext:value-type="currency">
            <text:p>$888.99</text:p>
          </table:table-cell>
          <table:table-cell table:style-name="ce13" table:formula="of:=[.E310]-[.B310]" office:value-type="currency" office:currency="USD" office:value="8.99000000000001" calcext:value-type="currency">
            <text:p>$8.99</text:p>
          </table:table-cell>
          <table:table-cell table:style-name="ce50" table:formula="of:=[.E310]/[.D310]" office:value-type="float" office:value="1.30064374542794" calcext:value-type="float">
            <text:p>1.3006437454279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2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2C-2NN</text:p>
          </table:table-cell>
          <table:table-cell table:style-name="ce8" office:value-type="currency" office:currency="USD" office:value="625" calcext:value-type="currency">
            <text:p>$625.00</text:p>
          </table:table-cell>
          <table:table-cell table:style-name="ce13" office:value-type="currency" office:currency="USD" office:value="1016.08" calcext:value-type="currency">
            <text:p>$1,016.08</text:p>
          </table:table-cell>
          <table:table-cell table:style-name="ce13" office:value-type="currency" office:currency="USD" office:value="482.64" calcext:value-type="currency">
            <text:p>$482.64</text:p>
          </table:table-cell>
          <table:table-cell table:style-name="ce13" office:value-type="currency" office:currency="USD" office:value="627.99" calcext:value-type="currency">
            <text:p>$627.99</text:p>
          </table:table-cell>
          <table:table-cell table:style-name="ce13" table:formula="of:=[.E314]-[.B314]" office:value-type="currency" office:currency="USD" office:value="2.99000000000001" calcext:value-type="currency">
            <text:p>$2.99</text:p>
          </table:table-cell>
          <table:table-cell table:style-name="ce50" table:formula="of:=[.E314]/[.D314]" office:value-type="float" office:value="1.30115614122327" calcext:value-type="float">
            <text:p>1.3011561412232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6">
          <table:table-cell table:style-name="ce2" office:value-type="string" calcext:value-type="string">
            <text:p>Standard Housekeeping Cart - 3 Shelf and 2 Bag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55-TNX-M3C-2NN</text:p>
          </table:table-cell>
          <table:table-cell table:style-name="ce8" office:value-type="currency" office:currency="USD" office:value="660" calcext:value-type="currency">
            <text:p>$660.00</text:p>
          </table:table-cell>
          <table:table-cell table:style-name="ce13" office:value-type="currency" office:currency="USD" office:value="1071.67" calcext:value-type="currency">
            <text:p>$1,071.67</text:p>
          </table:table-cell>
          <table:table-cell table:style-name="ce13" office:value-type="currency" office:currency="USD" office:value="509.04" calcext:value-type="currency">
            <text:p>$509.04</text:p>
          </table:table-cell>
          <table:table-cell table:style-name="ce13" office:value-type="currency" office:currency="USD" office:value="661.99" calcext:value-type="currency">
            <text:p>$661.99</text:p>
          </table:table-cell>
          <table:table-cell table:style-name="ce13" table:formula="of:=[.E318]-[.B318]" office:value-type="currency" office:currency="USD" office:value="1.99000000000001" calcext:value-type="currency">
            <text:p>$1.99</text:p>
          </table:table-cell>
          <table:table-cell table:style-name="ce50" table:formula="of:=[.E318]/[.D318]" office:value-type="float" office:value="1.30046754675468" calcext:value-type="float">
            <text:p>1.3004675467546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Towel Station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S1A-4ULN</text:p>
          </table:table-cell>
          <table:table-cell table:style-name="ce8" office:value-type="currency" office:currency="USD" office:value="420" calcext:value-type="currency">
            <text:p>$420.00</text:p>
          </table:table-cell>
          <table:table-cell table:style-name="ce13" office:value-type="currency" office:currency="USD" office:value="658" calcext:value-type="currency">
            <text:p>$658.00</text:p>
          </table:table-cell>
          <table:table-cell table:style-name="ce13" office:value-type="currency" office:currency="USD" office:value="312.55" calcext:value-type="currency">
            <text:p>$312.55</text:p>
          </table:table-cell>
          <table:table-cell table:style-name="ce13"/>
          <table:table-cell table:style-name="ce13" table:formula="of:=[.E322]-[.B322]" office:value-type="currency" office:currency="USD" office:value="-420" calcext:value-type="currency">
            <text:p>-$420.00</text:p>
          </table:table-cell>
          <table:table-cell table:style-name="ce50" table:formula="of:=[.E322]/[.D322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32-X-TSA-4ULN</text:p>
          </table:table-cell>
          <table:table-cell table:style-name="ce8" office:value-type="currency" office:currency="USD" office:value="465" calcext:value-type="currency">
            <text:p>$465.00</text:p>
          </table:table-cell>
          <table:table-cell table:style-name="ce13" office:value-type="currency" office:currency="USD" office:value="723.8" calcext:value-type="currency">
            <text:p>$723.80</text:p>
          </table:table-cell>
          <table:table-cell table:style-name="ce13" office:value-type="currency" office:currency="USD" office:value="343.81" calcext:value-type="currency">
            <text:p>$343.81</text:p>
          </table:table-cell>
          <table:table-cell table:style-name="ce13"/>
          <table:table-cell table:style-name="ce13" table:formula="of:=[.E323]-[.B323]" office:value-type="currency" office:currency="USD" office:value="-465" calcext:value-type="currency">
            <text:p>-$465.00</text:p>
          </table:table-cell>
          <table:table-cell table:style-name="ce50" table:formula="of:=[.E323]/[.D323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Turnabout Truck - Wire Shelve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48-X-TA-6UNN</text:p>
          </table:table-cell>
          <table:table-cell table:style-name="ce8" office:value-type="currency" office:currency="USD" office:value="895" calcext:value-type="currency">
            <text:p>$895.00</text:p>
          </table:table-cell>
          <table:table-cell table:style-name="ce13" office:value-type="currency" office:currency="USD" office:value="1491" calcext:value-type="currency">
            <text:p>$1,491.00</text:p>
          </table:table-cell>
          <table:table-cell table:style-name="ce13" office:value-type="currency" office:currency="USD" office:value="708.23" calcext:value-type="currency">
            <text:p>$708.23</text:p>
          </table:table-cell>
          <table:table-cell table:style-name="ce13" office:value-type="currency" office:currency="USD" office:value="920.99" calcext:value-type="currency">
            <text:p>$920.99</text:p>
          </table:table-cell>
          <table:table-cell table:style-name="ce13" table:formula="of:=[.E327]-[.B327]" office:value-type="currency" office:currency="USD" office:value="25.99" calcext:value-type="currency">
            <text:p>$25.99</text:p>
          </table:table-cell>
          <table:table-cell table:style-name="ce50" table:formula="of:=[.E327]/[.D327]" office:value-type="float" office:value="1.30041088347006" calcext:value-type="float">
            <text:p>1.3004108834700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Vinyl Basket Truck Cover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1]-[.B331]" office:value-type="currency" office:currency="USD" office:value="0.989999999999998" calcext:value-type="currency">
            <text:p>$0.99</text:p>
          </table:table-cell>
          <table:table-cell table:style-name="ce50" table:formula="of:=[.E331]/[.D331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2]-[.B332]" office:value-type="currency" office:currency="USD" office:value="0.989999999999998" calcext:value-type="currency">
            <text:p>$0.99</text:p>
          </table:table-cell>
          <table:table-cell table:style-name="ce50" table:formula="of:=[.E332]/[.D332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VCN</text:p>
          </table:table-cell>
          <table:table-cell table:style-name="ce8" office:value-type="currency" office:currency="USD" office:value="24" calcext:value-type="currency">
            <text:p>$24.00</text:p>
          </table:table-cell>
          <table:table-cell table:style-name="ce13" office:value-type="currency" office:currency="USD" office:value="37.47" calcext:value-type="currency">
            <text:p>$37.47</text:p>
          </table:table-cell>
          <table:table-cell table:style-name="ce13" office:value-type="currency" office:currency="USD" office:value="17.8" calcext:value-type="currency">
            <text:p>$17.80</text:p>
          </table:table-cell>
          <table:table-cell table:style-name="ce13" office:value-type="currency" office:currency="USD" office:value="24.99" calcext:value-type="currency">
            <text:p>$24.99</text:p>
          </table:table-cell>
          <table:table-cell table:style-name="ce13" table:formula="of:=[.E333]-[.B333]" office:value-type="currency" office:currency="USD" office:value="0.989999999999998" calcext:value-type="currency">
            <text:p>$0.99</text:p>
          </table:table-cell>
          <table:table-cell table:style-name="ce50" table:formula="of:=[.E333]/[.D333]" office:value-type="float" office:value="1.40393258426966" calcext:value-type="float">
            <text:p>1.4039325842696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4]-[.B334]" office:value-type="currency" office:currency="USD" office:value="0.989999999999998" calcext:value-type="currency">
            <text:p>$0.99</text:p>
          </table:table-cell>
          <table:table-cell table:style-name="ce50" table:formula="of:=[.E334]/[.D334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5]-[.B335]" office:value-type="currency" office:currency="USD" office:value="0.989999999999998" calcext:value-type="currency">
            <text:p>$0.99</text:p>
          </table:table-cell>
          <table:table-cell table:style-name="ce50" table:formula="of:=[.E335]/[.D335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VCN</text:p>
          </table:table-cell>
          <table:table-cell table:style-name="ce8" office:value-type="currency" office:currency="USD" office:value="27" calcext:value-type="currency">
            <text:p>$27.00</text:p>
          </table:table-cell>
          <table:table-cell table:style-name="ce13" office:value-type="currency" office:currency="USD" office:value="43.56" calcext:value-type="currency">
            <text:p>$43.56</text:p>
          </table:table-cell>
          <table:table-cell table:style-name="ce13" office:value-type="currency" office:currency="USD" office:value="20.69" calcext:value-type="currency">
            <text:p>$20.69</text:p>
          </table:table-cell>
          <table:table-cell table:style-name="ce13" office:value-type="currency" office:currency="USD" office:value="27.99" calcext:value-type="currency">
            <text:p>$27.99</text:p>
          </table:table-cell>
          <table:table-cell table:style-name="ce13" table:formula="of:=[.E336]-[.B336]" office:value-type="currency" office:currency="USD" office:value="0.989999999999998" calcext:value-type="currency">
            <text:p>$0.99</text:p>
          </table:table-cell>
          <table:table-cell table:style-name="ce50" table:formula="of:=[.E336]/[.D336]" office:value-type="float" office:value="1.35282745287579" calcext:value-type="float">
            <text:p>1.35282745287579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7]-[.B337]" office:value-type="currency" office:currency="USD" office:value="0.990000000000002" calcext:value-type="currency">
            <text:p>$0.99</text:p>
          </table:table-cell>
          <table:table-cell table:style-name="ce50" table:formula="of:=[.E337]/[.D337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8]-[.B338]" office:value-type="currency" office:currency="USD" office:value="0.990000000000002" calcext:value-type="currency">
            <text:p>$0.99</text:p>
          </table:table-cell>
          <table:table-cell table:style-name="ce50" table:formula="of:=[.E338]/[.D338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VCN</text:p>
          </table:table-cell>
          <table:table-cell table:style-name="ce8" office:value-type="currency" office:currency="USD" office:value="32" calcext:value-type="currency">
            <text:p>$32.00</text:p>
          </table:table-cell>
          <table:table-cell table:style-name="ce13" office:value-type="currency" office:currency="USD" office:value="50.11" calcext:value-type="currency">
            <text:p>$50.11</text:p>
          </table:table-cell>
          <table:table-cell table:style-name="ce13" office:value-type="currency" office:currency="USD" office:value="23.8" calcext:value-type="currency">
            <text:p>$23.80</text:p>
          </table:table-cell>
          <table:table-cell table:style-name="ce13" office:value-type="currency" office:currency="USD" office:value="32.99" calcext:value-type="currency">
            <text:p>$32.99</text:p>
          </table:table-cell>
          <table:table-cell table:style-name="ce13" table:formula="of:=[.E339]-[.B339]" office:value-type="currency" office:currency="USD" office:value="0.990000000000002" calcext:value-type="currency">
            <text:p>$0.99</text:p>
          </table:table-cell>
          <table:table-cell table:style-name="ce50" table:formula="of:=[.E339]/[.D339]" office:value-type="float" office:value="1.38613445378151" calcext:value-type="float">
            <text:p>1.3861344537815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1">
          <table:table-cell table:style-name="ce2" office:value-type="string" calcext:value-type="string">
            <text:p>Vinyl Replacement Liners for Basket Truck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4-X-LNN</text:p>
          </table:table-cell>
          <table:table-cell table:style-name="ce8" office:value-type="currency" office:currency="USD" office:value="41" calcext:value-type="currency">
            <text:p>$41.00</text:p>
          </table:table-cell>
          <table:table-cell table:style-name="ce13" office:value-type="currency" office:currency="USD" office:value="64.98" calcext:value-type="currency">
            <text:p>$64.98</text:p>
          </table:table-cell>
          <table:table-cell table:style-name="ce13" office:value-type="currency" office:currency="USD" office:value="30.87" calcext:value-type="currency">
            <text:p>$30.87</text:p>
          </table:table-cell>
          <table:table-cell table:style-name="ce13" office:value-type="currency" office:currency="USD" office:value="41.99" calcext:value-type="currency">
            <text:p>$41.99</text:p>
          </table:table-cell>
          <table:table-cell table:style-name="ce13" table:formula="of:=[.E343]-[.B343]" office:value-type="currency" office:currency="USD" office:value="0.990000000000002" calcext:value-type="currency">
            <text:p>$0.99</text:p>
          </table:table-cell>
          <table:table-cell table:style-name="ce50" table:formula="of:=[.E343]/[.D343]" office:value-type="float" office:value="1.36022027858763" calcext:value-type="float">
            <text:p>1.36022027858763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6-X-LNN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3" office:value-type="currency" office:currency="USD" office:value="68.45" calcext:value-type="currency">
            <text:p>$68.45</text:p>
          </table:table-cell>
          <table:table-cell table:style-name="ce13" office:value-type="currency" office:currency="USD" office:value="32.51" calcext:value-type="currency">
            <text:p>$32.51</text:p>
          </table:table-cell>
          <table:table-cell table:style-name="ce13" office:value-type="currency" office:currency="USD" office:value="43.99" calcext:value-type="currency">
            <text:p>$43.99</text:p>
          </table:table-cell>
          <table:table-cell table:style-name="ce13" table:formula="of:=[.E344]-[.B344]" office:value-type="currency" office:currency="USD" office:value="0.990000000000002" calcext:value-type="currency">
            <text:p>$0.99</text:p>
          </table:table-cell>
          <table:table-cell table:style-name="ce50" table:formula="of:=[.E344]/[.D344]" office:value-type="float" office:value="1.35312211627192" calcext:value-type="float">
            <text:p>1.35312211627192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08-X-LNN</text:p>
          </table:table-cell>
          <table:table-cell table:style-name="ce8" office:value-type="currency" office:currency="USD" office:value="47" calcext:value-type="currency">
            <text:p>$47.00</text:p>
          </table:table-cell>
          <table:table-cell table:style-name="ce13" office:value-type="currency" office:currency="USD" office:value="74.47" calcext:value-type="currency">
            <text:p>$74.47</text:p>
          </table:table-cell>
          <table:table-cell table:style-name="ce13" office:value-type="currency" office:currency="USD" office:value="35.37" calcext:value-type="currency">
            <text:p>$35.37</text:p>
          </table:table-cell>
          <table:table-cell table:style-name="ce13" office:value-type="currency" office:currency="USD" office:value="47.99" calcext:value-type="currency">
            <text:p>$47.99</text:p>
          </table:table-cell>
          <table:table-cell table:style-name="ce13" table:formula="of:=[.E345]-[.B345]" office:value-type="currency" office:currency="USD" office:value="0.990000000000002" calcext:value-type="currency">
            <text:p>$0.99</text:p>
          </table:table-cell>
          <table:table-cell table:style-name="ce50" table:formula="of:=[.E345]/[.D345]" office:value-type="float" office:value="1.35679954763924" calcext:value-type="float">
            <text:p>1.3567995476392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0-X-LNN</text:p>
          </table:table-cell>
          <table:table-cell table:style-name="ce8" office:value-type="currency" office:currency="USD" office:value="54" calcext:value-type="currency">
            <text:p>$54.00</text:p>
          </table:table-cell>
          <table:table-cell table:style-name="ce13" office:value-type="currency" office:currency="USD" office:value="84.59" calcext:value-type="currency">
            <text:p>$84.59</text:p>
          </table:table-cell>
          <table:table-cell table:style-name="ce13" office:value-type="currency" office:currency="USD" office:value="40.18" calcext:value-type="currency">
            <text:p>$40.18</text:p>
          </table:table-cell>
          <table:table-cell table:style-name="ce13" office:value-type="currency" office:currency="USD" office:value="54.99" calcext:value-type="currency">
            <text:p>$54.99</text:p>
          </table:table-cell>
          <table:table-cell table:style-name="ce13" table:formula="of:=[.E346]-[.B346]" office:value-type="currency" office:currency="USD" office:value="0.990000000000002" calcext:value-type="currency">
            <text:p>$0.99</text:p>
          </table:table-cell>
          <table:table-cell table:style-name="ce50" table:formula="of:=[.E346]/[.D346]" office:value-type="float" office:value="1.36859133897461" calcext:value-type="float">
            <text:p>1.36859133897461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2-X-LNN</text:p>
          </table:table-cell>
          <table:table-cell table:style-name="ce8" office:value-type="currency" office:currency="USD" office:value="61" calcext:value-type="currency">
            <text:p>$61.00</text:p>
          </table:table-cell>
          <table:table-cell table:style-name="ce13" office:value-type="currency" office:currency="USD" office:value="89.65" calcext:value-type="currency">
            <text:p>$89.65</text:p>
          </table:table-cell>
          <table:table-cell table:style-name="ce13" office:value-type="currency" office:currency="USD" office:value="42.58" calcext:value-type="currency">
            <text:p>$42.58</text:p>
          </table:table-cell>
          <table:table-cell table:style-name="ce13" office:value-type="currency" office:currency="USD" office:value="61.99" calcext:value-type="currency">
            <text:p>$61.99</text:p>
          </table:table-cell>
          <table:table-cell table:style-name="ce13" table:formula="of:=[.E347]-[.B347]" office:value-type="currency" office:currency="USD" office:value="0.990000000000002" calcext:value-type="currency">
            <text:p>$0.99</text:p>
          </table:table-cell>
          <table:table-cell table:style-name="ce50" table:formula="of:=[.E347]/[.D347]" office:value-type="float" office:value="1.455847815876" calcext:value-type="float">
            <text:p>1.455847815876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4-X-LNN</text:p>
          </table:table-cell>
          <table:table-cell table:style-name="ce8" office:value-type="currency" office:currency="USD" office:value="65" calcext:value-type="currency">
            <text:p>$65.00</text:p>
          </table:table-cell>
          <table:table-cell table:style-name="ce13" office:value-type="currency" office:currency="USD" office:value="96.59" calcext:value-type="currency">
            <text:p>$96.59</text:p>
          </table:table-cell>
          <table:table-cell table:style-name="ce13" office:value-type="currency" office:currency="USD" office:value="45.88" calcext:value-type="currency">
            <text:p>$45.88</text:p>
          </table:table-cell>
          <table:table-cell table:style-name="ce13" office:value-type="currency" office:currency="USD" office:value="65.99" calcext:value-type="currency">
            <text:p>$65.99</text:p>
          </table:table-cell>
          <table:table-cell table:style-name="ce13" table:formula="of:=[.E348]-[.B348]" office:value-type="currency" office:currency="USD" office:value="0.989999999999995" calcext:value-type="currency">
            <text:p>$0.99</text:p>
          </table:table-cell>
          <table:table-cell table:style-name="ce50" table:formula="of:=[.E348]/[.D348]" office:value-type="float" office:value="1.43831734960767" calcext:value-type="float">
            <text:p>1.4383173496076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6-X-LNN</text:p>
          </table:table-cell>
          <table:table-cell table:style-name="ce8" office:value-type="currency" office:currency="USD" office:value="71" calcext:value-type="currency">
            <text:p>$71.00</text:p>
          </table:table-cell>
          <table:table-cell table:style-name="ce13" office:value-type="currency" office:currency="USD" office:value="101.87" calcext:value-type="currency">
            <text:p>$101.87</text:p>
          </table:table-cell>
          <table:table-cell table:style-name="ce13" office:value-type="currency" office:currency="USD" office:value="48.39" calcext:value-type="currency">
            <text:p>$48.39</text:p>
          </table:table-cell>
          <table:table-cell table:style-name="ce13" office:value-type="currency" office:currency="USD" office:value="71.99" calcext:value-type="currency">
            <text:p>$71.99</text:p>
          </table:table-cell>
          <table:table-cell table:style-name="ce13" table:formula="of:=[.E349]-[.B349]" office:value-type="currency" office:currency="USD" office:value="0.989999999999995" calcext:value-type="currency">
            <text:p>$0.99</text:p>
          </table:table-cell>
          <table:table-cell table:style-name="ce50" table:formula="of:=[.E349]/[.D349]" office:value-type="float" office:value="1.48770407108907" calcext:value-type="float">
            <text:p>1.48770407108907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18-X-LNN</text:p>
          </table:table-cell>
          <table:table-cell table:style-name="ce8" office:value-type="currency" office:currency="USD" office:value="78" calcext:value-type="currency">
            <text:p>$78.00</text:p>
          </table:table-cell>
          <table:table-cell table:style-name="ce13" office:value-type="currency" office:currency="USD" office:value="111.07" calcext:value-type="currency">
            <text:p>$111.07</text:p>
          </table:table-cell>
          <table:table-cell table:style-name="ce13" office:value-type="currency" office:currency="USD" office:value="52.76" calcext:value-type="currency">
            <text:p>$52.76</text:p>
          </table:table-cell>
          <table:table-cell table:style-name="ce13" office:value-type="currency" office:currency="USD" office:value="78.99" calcext:value-type="currency">
            <text:p>$78.99</text:p>
          </table:table-cell>
          <table:table-cell table:style-name="ce13" table:formula="of:=[.E350]-[.B350]" office:value-type="currency" office:currency="USD" office:value="0.989999999999995" calcext:value-type="currency">
            <text:p>$0.99</text:p>
          </table:table-cell>
          <table:table-cell table:style-name="ce50" table:formula="of:=[.E350]/[.D350]" office:value-type="float" office:value="1.49715693707354" calcext:value-type="float">
            <text:p>1.49715693707354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0-X-LNN</text:p>
          </table:table-cell>
          <table:table-cell table:style-name="ce8" office:value-type="currency" office:currency="USD" office:value="82" calcext:value-type="currency">
            <text:p>$82.00</text:p>
          </table:table-cell>
          <table:table-cell table:style-name="ce13" office:value-type="currency" office:currency="USD" office:value="121.46" calcext:value-type="currency">
            <text:p>$121.46</text:p>
          </table:table-cell>
          <table:table-cell table:style-name="ce13" office:value-type="currency" office:currency="USD" office:value="57.69" calcext:value-type="currency">
            <text:p>$57.69</text:p>
          </table:table-cell>
          <table:table-cell table:style-name="ce13" office:value-type="currency" office:currency="USD" office:value="82.99" calcext:value-type="currency">
            <text:p>$82.99</text:p>
          </table:table-cell>
          <table:table-cell table:style-name="ce13" table:formula="of:=[.E351]-[.B351]" office:value-type="currency" office:currency="USD" office:value="0.989999999999995" calcext:value-type="currency">
            <text:p>$0.99</text:p>
          </table:table-cell>
          <table:table-cell table:style-name="ce50" table:formula="of:=[.E351]/[.D351]" office:value-type="float" office:value="1.43855087536835" calcext:value-type="float">
            <text:p>1.43855087536835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24-X-LNN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style-name="ce13" office:value-type="currency" office:currency="USD" office:value="137.34" calcext:value-type="currency">
            <text:p>$137.34</text:p>
          </table:table-cell>
          <table:table-cell table:style-name="ce13" office:value-type="currency" office:currency="USD" office:value="65.24" calcext:value-type="currency">
            <text:p>$65.24</text:p>
          </table:table-cell>
          <table:table-cell table:style-name="ce13" office:value-type="currency" office:currency="USD" office:value="88.99" calcext:value-type="currency">
            <text:p>$88.99</text:p>
          </table:table-cell>
          <table:table-cell table:style-name="ce13" table:formula="of:=[.E352]-[.B352]" office:value-type="currency" office:currency="USD" office:value="0.989999999999995" calcext:value-type="currency">
            <text:p>$0.99</text:p>
          </table:table-cell>
          <table:table-cell table:style-name="ce50" table:formula="of:=[.E352]/[.D352]" office:value-type="float" office:value="1.3640404659718" calcext:value-type="float">
            <text:p>1.3640404659718</text:p>
          </table:table-cell>
          <table:table-cell table:style-name="ce17" office:value-type="string" calcext:value-type="string">
            <text:p>ahscompany.com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2" office:value-type="string" calcext:value-type="string">
            <text:p>Wire Laundry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0A-5UNN</text:p>
          </table:table-cell>
          <table:table-cell table:style-name="ce44" office:value-type="currency" office:currency="USD" office:value="199" calcext:value-type="currency">
            <text:p>$199.00</text:p>
          </table:table-cell>
          <table:table-cell table:style-name="ce13" office:value-type="currency" office:currency="USD" office:value="299.73" calcext:value-type="currency">
            <text:p>$299.73</text:p>
          </table:table-cell>
          <table:table-cell table:style-name="ce13" office:value-type="currency" office:currency="USD" office:value="142.37" calcext:value-type="currency">
            <text:p>$142.37</text:p>
          </table:table-cell>
          <table:table-cell table:style-name="ce13" office:value-type="currency" office:currency="USD" office:value="200" calcext:value-type="currency">
            <text:p>$200.00</text:p>
          </table:table-cell>
          <table:table-cell table:style-name="ce13" table:formula="of:=[.E356]-[.B356]" office:value-type="currency" office:currency="USD" office:value="1" calcext:value-type="currency">
            <text:p>$1.00</text:p>
          </table:table-cell>
          <table:table-cell table:style-name="ce50" table:formula="of:=[.E356]/[.D356]" office:value-type="float" office:value="1.40479033504249" calcext:value-type="float">
            <text:p>1.40479033504249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1A-5UNN</text:p>
          </table:table-cell>
          <table:table-cell table:style-name="ce44" office:value-type="currency" office:currency="USD" office:value="235" calcext:value-type="currency">
            <text:p>$235.00</text:p>
          </table:table-cell>
          <table:table-cell table:style-name="ce13" office:value-type="currency" office:currency="USD" office:value="335.07" calcext:value-type="currency">
            <text:p>$335.07</text:p>
          </table:table-cell>
          <table:table-cell table:style-name="ce13" office:value-type="currency" office:currency="USD" office:value="159.16" calcext:value-type="currency">
            <text:p>$159.16</text:p>
          </table:table-cell>
          <table:table-cell table:style-name="ce13" office:value-type="currency" office:currency="USD" office:value="237" calcext:value-type="currency">
            <text:p>$237.00</text:p>
          </table:table-cell>
          <table:table-cell table:style-name="ce13" table:formula="of:=[.E357]-[.B357]" office:value-type="currency" office:currency="USD" office:value="2" calcext:value-type="currency">
            <text:p>$2.00</text:p>
          </table:table-cell>
          <table:table-cell table:style-name="ce50" table:formula="of:=[.E357]/[.D357]" office:value-type="float" office:value="1.48906760492586" calcext:value-type="float">
            <text:p>1.48906760492586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27-BKX-W2A-5UNN</text:p>
          </table:table-cell>
          <table:table-cell table:style-name="ce44" office:value-type="currency" office:currency="USD" office:value="245" calcext:value-type="currency">
            <text:p>$245.00</text:p>
          </table:table-cell>
          <table:table-cell table:style-name="ce13" office:value-type="currency" office:currency="USD" office:value="370.52" calcext:value-type="currency">
            <text:p>$370.52</text:p>
          </table:table-cell>
          <table:table-cell table:style-name="ce13" office:value-type="currency" office:currency="USD" office:value="176" calcext:value-type="currency">
            <text:p>$176.00</text:p>
          </table:table-cell>
          <table:table-cell table:style-name="ce13" office:value-type="currency" office:currency="USD" office:value="248" calcext:value-type="currency">
            <text:p>$248.00</text:p>
          </table:table-cell>
          <table:table-cell table:style-name="ce13" table:formula="of:=[.E358]-[.B358]" office:value-type="currency" office:currency="USD" office:value="3" calcext:value-type="currency">
            <text:p>$3.00</text:p>
          </table:table-cell>
          <table:table-cell table:style-name="ce50" table:formula="of:=[.E358]/[.D358]" office:value-type="float" office:value="1.40909090909091" calcext:value-type="float">
            <text:p>1.40909090909091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0A-5UNN</text:p>
          </table:table-cell>
          <table:table-cell table:style-name="ce44" office:value-type="currency" office:currency="USD" office:value="269" calcext:value-type="currency">
            <text:p>$269.00</text:p>
          </table:table-cell>
          <table:table-cell table:style-name="ce13" office:value-type="currency" office:currency="USD" office:value="405.69" calcext:value-type="currency">
            <text:p>$405.69</text:p>
          </table:table-cell>
          <table:table-cell table:style-name="ce13" office:value-type="currency" office:currency="USD" office:value="192.7" calcext:value-type="currency">
            <text:p>$192.70</text:p>
          </table:table-cell>
          <table:table-cell table:style-name="ce13" office:value-type="currency" office:currency="USD" office:value="270" calcext:value-type="currency">
            <text:p>$270.00</text:p>
          </table:table-cell>
          <table:table-cell table:style-name="ce13" table:formula="of:=[.E359]-[.B359]" office:value-type="currency" office:currency="USD" office:value="1" calcext:value-type="currency">
            <text:p>$1.00</text:p>
          </table:table-cell>
          <table:table-cell table:style-name="ce50" table:formula="of:=[.E359]/[.D359]" office:value-type="float" office:value="1.40114167099118" calcext:value-type="float">
            <text:p>1.40114167099118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W2A-5UNN</text:p>
          </table:table-cell>
          <table:table-cell table:style-name="ce44" office:value-type="currency" office:currency="USD" office:value="315" calcext:value-type="currency">
            <text:p>$315.00</text:p>
          </table:table-cell>
          <table:table-cell table:style-name="ce13" office:value-type="currency" office:currency="USD" office:value="478.33" calcext:value-type="currency">
            <text:p>$478.33</text:p>
          </table:table-cell>
          <table:table-cell table:style-name="ce13" office:value-type="currency" office:currency="USD" office:value="227.21" calcext:value-type="currency">
            <text:p>$227.21</text:p>
          </table:table-cell>
          <table:table-cell table:style-name="ce13" office:value-type="currency" office:currency="USD" office:value="319" calcext:value-type="currency">
            <text:p>$319.00</text:p>
          </table:table-cell>
          <table:table-cell table:style-name="ce13" table:formula="of:=[.E360]-[.B360]" office:value-type="currency" office:currency="USD" office:value="4" calcext:value-type="currency">
            <text:p>$4.00</text:p>
          </table:table-cell>
          <table:table-cell table:style-name="ce50" table:formula="of:=[.E360]/[.D360]" office:value-type="float" office:value="1.40398750055015" calcext:value-type="float">
            <text:p>1.40398750055015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R33-BKX-Y0A-5UNN</text:p>
          </table:table-cell>
          <table:table-cell table:style-name="ce44" office:value-type="currency" office:currency="USD" office:value="275" calcext:value-type="currency">
            <text:p>$275.00</text:p>
          </table:table-cell>
          <table:table-cell table:style-name="ce13" office:value-type="currency" office:currency="USD" office:value="415.03" calcext:value-type="currency">
            <text:p>$415.03</text:p>
          </table:table-cell>
          <table:table-cell table:style-name="ce13" office:value-type="currency" office:currency="USD" office:value="197.14" calcext:value-type="currency">
            <text:p>$197.14</text:p>
          </table:table-cell>
          <table:table-cell table:style-name="ce13" office:value-type="currency" office:currency="USD" office:value="276" calcext:value-type="currency">
            <text:p>$276.00</text:p>
          </table:table-cell>
          <table:table-cell table:style-name="ce13" table:formula="of:=[.E361]-[.B361]" office:value-type="currency" office:currency="USD" office:value="1" calcext:value-type="currency">
            <text:p>$1.00</text:p>
          </table:table-cell>
          <table:table-cell table:style-name="ce50" table:formula="of:=[.E361]/[.D361]" office:value-type="float" office:value="1.40002029014913" calcext:value-type="float">
            <text:p>1.40002029014913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4">
          <table:table-cell table:style-name="ce43" office:value-type="string" calcext:value-type="string">
            <text:p>R33-BKX-Y2A-5UNN</text:p>
          </table:table-cell>
          <table:table-cell table:style-name="ce44" office:value-type="currency" office:currency="USD" office:value="325" calcext:value-type="currency">
            <text:p>$325.00</text:p>
          </table:table-cell>
          <table:table-cell table:style-name="ce45" office:value-type="currency" office:currency="USD" office:value="491.8" calcext:value-type="currency">
            <text:p>$491.80</text:p>
          </table:table-cell>
          <table:table-cell table:style-name="ce45" office:value-type="currency" office:currency="USD" office:value="233.61" calcext:value-type="currency">
            <text:p>$233.61</text:p>
          </table:table-cell>
          <table:table-cell table:style-name="ce45" office:value-type="currency" office:currency="USD" office:value="329" calcext:value-type="currency">
            <text:p>$329.00</text:p>
          </table:table-cell>
          <table:table-cell table:style-name="ce45" table:formula="of:=[.E362]-[.B362]" office:value-type="currency" office:currency="USD" office:value="4" calcext:value-type="currency">
            <text:p>$4.00</text:p>
          </table:table-cell>
          <table:table-cell table:style-name="ce51" table:formula="of:=[.E362]/[.D362]" office:value-type="float" office:value="1.40833012285433" calcext:value-type="float">
            <text:p>1.40833012285433</text:p>
          </table:table-cell>
          <table:table-cell table:style-name="ce52" office:value-type="string" calcext:value-type="string">
            <text:p>sodyinc</text:p>
          </table:table-cell>
          <table:table-cell table:style-name="ce54" table:number-columns-repeated="1016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2">
          <table:table-cell table:style-name="ce2" office:value-type="string" calcext:value-type="string">
            <text:p>X-Frame Carts</text:p>
          </table:table-cell>
          <table:table-cell table:number-columns-repeated="4"/>
          <table:table-cell table:style-name="ce13"/>
          <table:table-cell table:style-name="ce50"/>
          <table:table-cell table:number-columns-repeated="101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08-X-XFA-30NN</text:p>
          </table:table-cell>
          <table:table-cell table:style-name="ce8" office:value-type="currency" office:currency="USD" office:value="105" calcext:value-type="currency">
            <text:p>$105.00</text:p>
          </table:table-cell>
          <table:table-cell table:style-name="ce13" office:value-type="currency" office:currency="USD" office:value="156.19" calcext:value-type="currency">
            <text:p>$156.19</text:p>
          </table:table-cell>
          <table:table-cell table:style-name="ce13" office:value-type="currency" office:currency="USD" office:value="74.19" calcext:value-type="currency">
            <text:p>$74.19</text:p>
          </table:table-cell>
          <table:table-cell table:style-name="ce13" office:value-type="currency" office:currency="USD" office:value="105.99" calcext:value-type="currency">
            <text:p>$105.99</text:p>
          </table:table-cell>
          <table:table-cell table:style-name="ce13" table:formula="of:=[.E366]-[.B366]" office:value-type="currency" office:currency="USD" office:value="0.989999999999995" calcext:value-type="currency">
            <text:p>$0.99</text:p>
          </table:table-cell>
          <table:table-cell table:style-name="ce50" table:formula="of:=[.E366]/[.D366]" office:value-type="float" office:value="1.42862919530934" calcext:value-type="float">
            <text:p>1.42862919530934</text:p>
          </table:table-cell>
          <table:table-cell table:style-name="ce17" office:value-type="string" calcext:value-type="string">
            <text:p>sodyinc</text:p>
          </table:table-cell>
          <table:table-cell table:number-columns-repeated="1016"/>
        </table:table-row>
        <table:table-row table:style-name="ro22">
          <table:table-cell table:style-name="ce6" office:value-type="string" calcext:value-type="string">
            <text:p>42 items found</text:p>
          </table:table-cell>
          <table:table-cell table:number-columns-repeated="1023"/>
        </table:table-row>
        <table:table-row table:style-name="ro23">
          <table:table-cell table:style-name="ce6" office:value-type="string" calcext:value-type="string">
            <text:p>251 individual models</text:p>
          </table:table-cell>
          <table:table-cell table:number-columns-repeated="1023"/>
        </table:table-row>
        <table:table-row table:style-name="ro2" table:number-rows-repeated="10482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me" table:style-name="ta1">
        <table:table-column table:style-name="co7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75" table:number-columns-repeated="4"/>
          <table:table-cell table:style-name="ce75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Some2" table:style-name="ta1">
        <table:table-column table:style-name="co2" table:number-columns-repeated="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3">
          <table:table-cell table:style-name="ce1" office:value-type="string" calcext:value-type="string">
            <text:p>SOME PRICE LIST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24">
          <table:table-cell table:style-name="ce2" office:value-type="string" calcext:value-type="string">
            <text:p>Basket Service Carts - Cotton Canvas Trucks - White</text:p>
          </table:table-cell>
          <table:table-cell table:style-name="ce75"/>
          <table:table-cell table:style-name="ce10" table:number-columns-repeated="4"/>
          <table:table-cell table:style-name="ce4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/>
          <table:table-cell table:style-name="ce75" table:number-columns-repeated="4"/>
          <table:table-cell table:style-name="ce75" table:formula="of:=[.E5]-[.B5]" office:value-type="currency" office:currency="USD" office:value="0" calcext:value-type="currency">
            <text:p>$0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6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7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5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9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 table:number-rows-repeated="8">
          <table:table-cell table:number-columns-repeated="8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77" office:value-type="string" calcext:value-type="string">
            <text:p>OUR PRICE</text:p>
          </table:table-cell>
          <table:table-cell table:style-name="ce11" office:value-type="string" calcext:value-type="string">
            <text:p>LIST PRICE</text:p>
          </table:table-cell>
          <table:table-cell table:style-name="ce11" office:value-type="string" calcext:value-type="string">
            <text:p>OUR COST</text:p>
          </table:table-cell>
          <table:table-cell table:style-name="ce11" office:value-type="string" calcext:value-type="string">
            <text:p>COMPETITOR</text:p>
          </table:table-cell>
          <table:table-cell table:style-name="ce11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</table:table>
      <table:table table:name="Triton" table:style-name="ta1">
        <table:table-column table:style-name="co12" table:default-cell-style-name="Default"/>
        <table:table-column table:style-name="co2" table:default-cell-style-name="Default"/>
        <table:table-column table:style-name="co2" table:number-columns-repeated="2" table:default-cell-style-name="ce75"/>
        <table:table-column table:style-name="co4" table:default-cell-style-name="ce75"/>
        <table:table-column table:style-name="co7" table:default-cell-style-name="ce75"/>
        <table:table-column table:style-name="co7" table:number-columns-repeated="2" table:default-cell-style-name="Default"/>
        <table:table-row table:style-name="ro25">
          <table:table-cell table:style-name="ce1" office:value-type="string" calcext:value-type="string">
            <text:p>Trit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Commercial Grade Mobile Tool Cart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D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5]-[.B5]" office:value-type="currency" office:currency="USD" office:value="-80" calcext:value-type="currency">
            <text:p>-$80.00</text:p>
          </table:table-cell>
          <table:table-cell table:style-name="ce64" table:formula="of:=[.B5]/[.D5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4</text:p>
          </table:table-cell>
          <table:table-cell table:style-name="ce8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1120" calcext:value-type="currency">
            <text:p>$1,120.00</text:p>
          </table:table-cell>
          <table:table-cell table:style-name="ce64" office:value-type="currency" office:currency="USD" office:value="672" calcext:value-type="currency">
            <text:p>$672.00</text:p>
          </table:table-cell>
          <table:table-cell table:style-name="ce64" office:value-type="currency" office:currency="USD" office:value="1040" calcext:value-type="currency">
            <text:p>$1,040.00</text:p>
          </table:table-cell>
          <table:table-cell table:style-name="ce64" table:formula="of:=[.E6]-[.B6]" office:value-type="currency" office:currency="USD" office:value="-80" calcext:value-type="currency">
            <text:p>-$80.00</text:p>
          </table:table-cell>
          <table:table-cell table:style-name="ce64" table:formula="of:=[.B6]/[.D6]" office:value-type="currency" office:currency="USD" office:value="1.66666666666667" calcext:value-type="currency">
            <text:p>$1.67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">
          <table:table-cell table:style-name="ce2" office:value-type="string" calcext:value-type="string">
            <text:p>LBC-18</text:p>
          </table:table-cell>
          <table:table-cell table:style-name="ce8" office:value-type="currency" office:currency="USD" office:value="629" calcext:value-type="currency">
            <text:p>$629.00</text:p>
          </table:table-cell>
          <table:table-cell table:style-name="ce64" office:value-type="currency" office:currency="USD" office:value="598" calcext:value-type="currency">
            <text:p>$598.00</text:p>
          </table:table-cell>
          <table:table-cell table:style-name="ce64" office:value-type="currency" office:currency="USD" office:value="358.8" calcext:value-type="currency">
            <text:p>$358.80</text:p>
          </table:table-cell>
          <table:table-cell table:style-name="ce64" office:value-type="currency" office:currency="USD" office:value="659" calcext:value-type="currency">
            <text:p>$659.00</text:p>
          </table:table-cell>
          <table:table-cell table:style-name="ce64" table:formula="of:=[.E7]-[.B7]" office:value-type="currency" office:currency="USD" office:value="30" calcext:value-type="currency">
            <text:p>$30.00</text:p>
          </table:table-cell>
          <table:table-cell table:style-name="ce64" table:formula="of:=[.B7]/[.D7]" office:value-type="currency" office:currency="USD" office:value="1.75306577480491" calcext:value-type="currency">
            <text:p>$1.75</text:p>
          </table:table-cell>
          <table:table-cell table:style-name="ce17" office:value-type="string" calcext:value-type="string">
            <text:p>theonlinecatalog.com</text:p>
          </table:table-cell>
        </table:table-row>
        <table:table-row table:style-name="ro22">
          <table:table-cell table:style-name="ce6" office:value-type="string" calcext:value-type="string">
            <text:p>1 items found</text:p>
          </table:table-cell>
          <table:table-cell table:number-columns-repeated="6"/>
          <table:table-cell table:style-name="ce54"/>
        </table:table-row>
        <table:table-row table:style-name="ro26">
          <table:table-cell table:style-name="ce6" office:value-type="string" calcext:value-type="string">
            <text:p>3 individual models</text:p>
          </table:table-cell>
          <table:table-cell table:number-columns-repeated="7"/>
        </table:table-row>
        <table:table-row table:style-name="ro2" table:number-rows-repeated="104856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tackbin" table:style-name="ta1">
        <table:table-column table:style-name="co13" table:default-cell-style-name="ce2"/>
        <table:table-column table:style-name="co2" table:default-cell-style-name="Default"/>
        <table:table-column table:style-name="co2" table:number-columns-repeated="2" table:default-cell-style-name="ce17"/>
        <table:table-column table:style-name="co14" table:default-cell-style-name="ce17"/>
        <table:table-column table:style-name="co5" table:default-cell-style-name="ce64"/>
        <table:table-column table:style-name="co5" table:number-columns-repeated="2" table:default-cell-style-name="ce17"/>
        <table:table-row table:style-name="ro25">
          <table:table-cell table:style-name="ce1" office:value-type="string" calcext:value-type="string">
            <text:p>Stackbin PRICE LIST</text:p>
          </table:table-cell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6"/>
        </table:table-row>
        <table:table-row table:style-name="ro3">
          <table:table-cell office:value-type="string" calcext:value-type="string">
            <text:p>1 Shelf X-Ray Storage Shelves</text:p>
          </table:table-cell>
          <table:table-cell/>
          <table:table-cell table:style-name="Default" table:number-columns-repeated="6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XR</text:p>
          </table:table-cell>
          <table:table-cell table:style-name="ce8" office:value-type="currency" office:currency="USD" office:value="197" calcext:value-type="currency">
            <text:p>$197.00</text:p>
          </table:table-cell>
          <table:table-cell table:number-columns-repeated="3"/>
          <table:table-cell table:formula="of:=[.E5]-[.B5]" office:value-type="currency" office:currency="USD" office:value="-197" calcext:value-type="currency">
            <text:p>-$197.00</text:p>
          </table:table-cell>
          <table:table-cell table:formula="of:=[.E5]/[.D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05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9]-[.B9]" office:value-type="string" office:string-value="" calcext:value-type="error">
            <text:p>#VALUE!</text:p>
          </table:table-cell>
          <table:table-cell table:formula="of:=[.E9]/[.D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48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0]-[.B10]" office:value-type="string" office:string-value="" calcext:value-type="error">
            <text:p>#VALUE!</text:p>
          </table:table-cell>
          <table:table-cell table:formula="of:=[.E10]/[.D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1]-[.B11]" office:value-type="string" office:string-value="" calcext:value-type="error">
            <text:p>#VALUE!</text:p>
          </table:table-cell>
          <table:table-cell table:formula="of:=[.E11]/[.D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2]-[.B12]" office:value-type="string" office:string-value="" calcext:value-type="error">
            <text:p>#VALUE!</text:p>
          </table:table-cell>
          <table:table-cell table:formula="of:=[.E12]/[.D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3]-[.B13]" office:value-type="string" office:string-value="" calcext:value-type="error">
            <text:p>#VALUE!</text:p>
          </table:table-cell>
          <table:table-cell table:formula="of:=[.E13]/[.D1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05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4]-[.B14]" office:value-type="string" office:string-value="" calcext:value-type="error">
            <text:p>#VALUE!</text:p>
          </table:table-cell>
          <table:table-cell table:formula="of:=[.E14]/[.D1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1050 Series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C48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8]-[.B18]" office:value-type="string" office:string-value="" calcext:value-type="error">
            <text:p>#VALUE!</text:p>
          </table:table-cell>
          <table:table-cell table:formula="of:=[.E18]/[.D1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9]-[.B19]" office:value-type="string" office:string-value="" calcext:value-type="error">
            <text:p>#VALUE!</text:p>
          </table:table-cell>
          <table:table-cell table:formula="of:=[.E19]/[.D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60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0]-[.B20]" office:value-type="string" office:string-value="" calcext:value-type="error">
            <text:p>#VALUE!</text:p>
          </table:table-cell>
          <table:table-cell table:formula="of:=[.E20]/[.D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0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1]-[.B21]" office:value-type="string" office:string-value="" calcext:value-type="error">
            <text:p>#VALUE!</text:p>
          </table:table-cell>
          <table:table-cell table:formula="of:=[.E21]/[.D2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C7236-1050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22]-[.B22]" office:value-type="string" office:string-value="" calcext:value-type="error">
            <text:p>#VALUE!</text:p>
          </table:table-cell>
          <table:table-cell table:formula="of:=[.E22]/[.D2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7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751B2</text:p>
          </table:table-cell>
          <table:table-cell table:style-name="ce8" office:value-type="currency" office:currency="USD" office:value="1118" calcext:value-type="currency">
            <text:p>$1,118.00</text:p>
          </table:table-cell>
          <table:table-cell table:number-columns-repeated="3"/>
          <table:table-cell table:formula="of:=[.E26]-[.B26]" office:value-type="currency" office:currency="USD" office:value="-1118" calcext:value-type="currency">
            <text:p>-$1,118.00</text:p>
          </table:table-cell>
          <table:table-cell table:formula="of:=[.E26]/[.D2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18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8542B2</text:p>
          </table:table-cell>
          <table:table-cell table:style-name="ce8" office:value-type="currency" office:currency="USD" office:value="1595" calcext:value-type="currency">
            <text:p>$1,595.00</text:p>
          </table:table-cell>
          <table:table-cell table:number-columns-repeated="3"/>
          <table:table-cell table:formula="of:=[.E30]-[.B30]" office:value-type="currency" office:currency="USD" office:value="-1595" calcext:value-type="currency">
            <text:p>-$1,595.00</text:p>
          </table:table-cell>
          <table:table-cell table:formula="of:=[.E30]/[.D3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DDXR</text:p>
          </table:table-cell>
          <table:table-cell table:style-name="ce8" office:value-type="currency" office:currency="USD" office:value="603" calcext:value-type="currency">
            <text:p>$603.00</text:p>
          </table:table-cell>
          <table:table-cell table:number-columns-repeated="3"/>
          <table:table-cell table:formula="of:=[.E34]-[.B34]" office:value-type="currency" office:currency="USD" office:value="-603" calcext:value-type="currency">
            <text:p>-$603.00</text:p>
          </table:table-cell>
          <table:table-cell table:formula="of:=[.E34]/[.D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2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XR</text:p>
          </table:table-cell>
          <table:table-cell table:style-name="ce8" office:value-type="currency" office:currency="USD" office:value="397" calcext:value-type="currency">
            <text:p>$397.00</text:p>
          </table:table-cell>
          <table:table-cell table:number-columns-repeated="3"/>
          <table:table-cell table:formula="of:=[.E38]-[.B38]" office:value-type="currency" office:currency="USD" office:value="-397" calcext:value-type="currency">
            <text:p>-$397.00</text:p>
          </table:table-cell>
          <table:table-cell table:formula="of:=[.E38]/[.D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2012 Series Mobile Table - 11 inch Height Adjustabl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P48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2]-[.B42]" office:value-type="string" office:string-value="" calcext:value-type="error">
            <text:p>#VALUE!</text:p>
          </table:table-cell>
          <table:table-cell table:formula="of:=[.E42]/[.D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48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3]-[.B43]" office:value-type="string" office:string-value="" calcext:value-type="error">
            <text:p>#VALUE!</text:p>
          </table:table-cell>
          <table:table-cell table:formula="of:=[.E43]/[.D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4]-[.B44]" office:value-type="string" office:string-value="" calcext:value-type="error">
            <text:p>#VALUE!</text:p>
          </table:table-cell>
          <table:table-cell table:formula="of:=[.E44]/[.D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60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5]-[.B45]" office:value-type="string" office:string-value="" calcext:value-type="error">
            <text:p>#VALUE!</text:p>
          </table:table-cell>
          <table:table-cell table:formula="of:=[.E45]/[.D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6]-[.B46]" office:value-type="string" office:string-value="" calcext:value-type="error">
            <text:p>#VALUE!</text:p>
          </table:table-cell>
          <table:table-cell table:formula="of:=[.E46]/[.D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72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7]-[.B47]" office:value-type="string" office:string-value="" calcext:value-type="error">
            <text:p>#VALUE!</text:p>
          </table:table-cell>
          <table:table-cell table:formula="of:=[.E47]/[.D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0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8]-[.B48]" office:value-type="string" office:string-value="" calcext:value-type="error">
            <text:p>#VALUE!</text:p>
          </table:table-cell>
          <table:table-cell table:formula="of:=[.E48]/[.D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P9636-T-20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49]-[.B49]" office:value-type="string" office:string-value="" calcext:value-type="error">
            <text:p>#VALUE!</text:p>
          </table:table-cell>
          <table:table-cell table:formula="of:=[.E49]/[.D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DDXR</text:p>
          </table:table-cell>
          <table:table-cell table:style-name="ce8" office:value-type="currency" office:currency="USD" office:value="885" calcext:value-type="currency">
            <text:p>$885.00</text:p>
          </table:table-cell>
          <table:table-cell table:number-columns-repeated="3"/>
          <table:table-cell table:formula="of:=[.E53]-[.B53]" office:value-type="currency" office:currency="USD" office:value="-885" calcext:value-type="currency">
            <text:p>-$885.00</text:p>
          </table:table-cell>
          <table:table-cell table:formula="of:=[.E53]/[.D5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MR</text:p>
          </table:table-cell>
          <table:table-cell table:style-name="ce8" office:value-type="currency" office:currency="USD" office:value="447" calcext:value-type="currency">
            <text:p>$447.00</text:p>
          </table:table-cell>
          <table:table-cell table:number-columns-repeated="3"/>
          <table:table-cell table:formula="of:=[.E57]-[.B57]" office:value-type="currency" office:currency="USD" office:value="-447" calcext:value-type="currency">
            <text:p>-$447.00</text:p>
          </table:table-cell>
          <table:table-cell table:formula="of:=[.E57]/[.D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XR</text:p>
          </table:table-cell>
          <table:table-cell table:style-name="ce8" office:value-type="currency" office:currency="USD" office:value="545" calcext:value-type="currency">
            <text:p>$545.00</text:p>
          </table:table-cell>
          <table:table-cell table:number-columns-repeated="3"/>
          <table:table-cell table:formula="of:=[.E61]-[.B61]" office:value-type="currency" office:currency="USD" office:value="-545" calcext:value-type="currency">
            <text:p>-$545.00</text:p>
          </table:table-cell>
          <table:table-cell table:formula="of:=[.E61]/[.D6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1 Bin Compartment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1512B2</text:p>
          </table:table-cell>
          <table:table-cell table:style-name="ce8" office:value-type="currency" office:currency="USD" office:value="2399" calcext:value-type="currency">
            <text:p>$2,399.00</text:p>
          </table:table-cell>
          <table:table-cell table:number-columns-repeated="3"/>
          <table:table-cell table:formula="of:=[.E65]-[.B65]" office:value-type="currency" office:currency="USD" office:value="-2399" calcext:value-type="currency">
            <text:p>-$2,399.00</text:p>
          </table:table-cell>
          <table:table-cell table:formula="of:=[.E65]/[.D6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32 Bin Combination Unit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32422B2</text:p>
          </table:table-cell>
          <table:table-cell table:style-name="ce8" office:value-type="currency" office:currency="USD" office:value="1853" calcext:value-type="currency">
            <text:p>$1,853.00</text:p>
          </table:table-cell>
          <table:table-cell table:number-columns-repeated="3"/>
          <table:table-cell table:formula="of:=[.E69]-[.B69]" office:value-type="currency" office:currency="USD" office:value="-1853" calcext:value-type="currency">
            <text:p>-$1,853.00</text:p>
          </table:table-cell>
          <table:table-cell table:formula="of:=[.E69]/[.D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3512 Series Mobile Workbench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ES48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3]-[.B73]" office:value-type="string" office:string-value="" calcext:value-type="error">
            <text:p>#VALUE!</text:p>
          </table:table-cell>
          <table:table-cell table:formula="of:=[.E73]/[.D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48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4]-[.B74]" office:value-type="string" office:string-value="" calcext:value-type="error">
            <text:p>#VALUE!</text:p>
          </table:table-cell>
          <table:table-cell table:formula="of:=[.E74]/[.D7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5]-[.B75]" office:value-type="string" office:string-value="" calcext:value-type="error">
            <text:p>#VALUE!</text:p>
          </table:table-cell>
          <table:table-cell table:formula="of:=[.E75]/[.D7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60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6]-[.B76]" office:value-type="string" office:string-value="" calcext:value-type="error">
            <text:p>#VALUE!</text:p>
          </table:table-cell>
          <table:table-cell table:formula="of:=[.E76]/[.D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7]-[.B77]" office:value-type="string" office:string-value="" calcext:value-type="error">
            <text:p>#VALUE!</text:p>
          </table:table-cell>
          <table:table-cell table:formula="of:=[.E77]/[.D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72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8]-[.B78]" office:value-type="string" office:string-value="" calcext:value-type="error">
            <text:p>#VALUE!</text:p>
          </table:table-cell>
          <table:table-cell table:formula="of:=[.E78]/[.D7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0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79]-[.B79]" office:value-type="string" office:string-value="" calcext:value-type="error">
            <text:p>#VALUE!</text:p>
          </table:table-cell>
          <table:table-cell table:formula="of:=[.E79]/[.D7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ES9636-3512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80]-[.B80]" office:value-type="string" office:string-value="" calcext:value-type="error">
            <text:p>#VALUE!</text:p>
          </table:table-cell>
          <table:table-cell table:formula="of:=[.E80]/[.D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B</text:p>
          </table:table-cell>
          <table:table-cell table:style-name="ce8" office:value-type="currency" office:currency="USD" office:value="25" calcext:value-type="currency">
            <text:p>$25.00</text:p>
          </table:table-cell>
          <table:table-cell table:number-columns-repeated="3"/>
          <table:table-cell table:formula="of:=[.E84]-[.B84]" office:value-type="currency" office:currency="USD" office:value="-25" calcext:value-type="currency">
            <text:p>-$25.00</text:p>
          </table:table-cell>
          <table:table-cell table:formula="of:=[.E84]/[.D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Row Plastic Assembly Bin Rack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-P</text:p>
          </table:table-cell>
          <table:table-cell table:style-name="ce8" office:value-type="currency" office:currency="USD" office:value="184" calcext:value-type="currency">
            <text:p>$184.00</text:p>
          </table:table-cell>
          <table:table-cell table:number-columns-repeated="3"/>
          <table:table-cell table:formula="of:=[.E88]-[.B88]" office:value-type="currency" office:currency="USD" office:value="-184" calcext:value-type="currency">
            <text:p>-$184.00</text:p>
          </table:table-cell>
          <table:table-cell table:formula="of:=[.E88]/[.D8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Lockable X-Ray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DDXR</text:p>
          </table:table-cell>
          <table:table-cell table:style-name="ce8" office:value-type="currency" office:currency="USD" office:value="1204" calcext:value-type="currency">
            <text:p>$1,204.00</text:p>
          </table:table-cell>
          <table:table-cell table:number-columns-repeated="3"/>
          <table:table-cell table:formula="of:=[.E92]-[.B92]" office:value-type="currency" office:currency="USD" office:value="-1204" calcext:value-type="currency">
            <text:p>-$1,204.00</text:p>
          </table:table-cell>
          <table:table-cell table:formula="of:=[.E92]/[.D9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Medical Record Storage Uni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MR</text:p>
          </table:table-cell>
          <table:table-cell table:style-name="ce8" office:value-type="currency" office:currency="USD" office:value="564" calcext:value-type="currency">
            <text:p>$564.00</text:p>
          </table:table-cell>
          <table:table-cell table:number-columns-repeated="3"/>
          <table:table-cell table:formula="of:=[.E96]-[.B96]" office:value-type="currency" office:currency="USD" office:value="-564" calcext:value-type="currency">
            <text:p>-$564.00</text:p>
          </table:table-cell>
          <table:table-cell table:formula="of:=[.E96]/[.D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4XR</text:p>
          </table:table-cell>
          <table:table-cell table:style-name="ce8" office:value-type="currency" office:currency="USD" office:value="694" calcext:value-type="currency">
            <text:p>$694.00</text:p>
          </table:table-cell>
          <table:table-cell table:number-columns-repeated="3"/>
          <table:table-cell table:formula="of:=[.E100]-[.B100]" office:value-type="currency" office:currency="USD" office:value="-694" calcext:value-type="currency">
            <text:p>-$694.00</text:p>
          </table:table-cell>
          <table:table-cell table:formula="of:=[.E100]/[.D1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4000 Series Electric Lift Workbench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S4830-4000-E</text:p>
          </table:table-cell>
          <table:table-cell table:style-name="ce8" office:value-type="currency" office:currency="USD" office:value="1511" calcext:value-type="currency">
            <text:p>$1,511.00</text:p>
          </table:table-cell>
          <table:table-cell table:number-columns-repeated="3"/>
          <table:table-cell table:formula="of:=[.E104]-[.B104]" office:value-type="currency" office:currency="USD" office:value="-1511" calcext:value-type="currency">
            <text:p>-$1,511.00</text:p>
          </table:table-cell>
          <table:table-cell table:formula="of:=[.E104]/[.D1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4836-4000-E</text:p>
          </table:table-cell>
          <table:table-cell table:style-name="ce8" office:value-type="currency" office:currency="USD" office:value="1573" calcext:value-type="currency">
            <text:p>$1,573.00</text:p>
          </table:table-cell>
          <table:table-cell table:number-columns-repeated="3"/>
          <table:table-cell table:formula="of:=[.E105]-[.B105]" office:value-type="currency" office:currency="USD" office:value="-1573" calcext:value-type="currency">
            <text:p>-$1,573.00</text:p>
          </table:table-cell>
          <table:table-cell table:formula="of:=[.E105]/[.D1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0-4000-E</text:p>
          </table:table-cell>
          <table:table-cell table:style-name="ce8" office:value-type="currency" office:currency="USD" office:value="1544" calcext:value-type="currency">
            <text:p>$1,544.00</text:p>
          </table:table-cell>
          <table:table-cell table:number-columns-repeated="3"/>
          <table:table-cell table:formula="of:=[.E106]-[.B106]" office:value-type="currency" office:currency="USD" office:value="-1544" calcext:value-type="currency">
            <text:p>-$1,544.00</text:p>
          </table:table-cell>
          <table:table-cell table:formula="of:=[.E106]/[.D1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6036-4000-E</text:p>
          </table:table-cell>
          <table:table-cell table:style-name="ce8" office:value-type="currency" office:currency="USD" office:value="1601" calcext:value-type="currency">
            <text:p>$1,601.00</text:p>
          </table:table-cell>
          <table:table-cell table:number-columns-repeated="3"/>
          <table:table-cell table:formula="of:=[.E107]-[.B107]" office:value-type="currency" office:currency="USD" office:value="-1601" calcext:value-type="currency">
            <text:p>-$1,601.00</text:p>
          </table:table-cell>
          <table:table-cell table:formula="of:=[.E107]/[.D1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0-4000-E</text:p>
          </table:table-cell>
          <table:table-cell table:style-name="ce8" office:value-type="currency" office:currency="USD" office:value="1618" calcext:value-type="currency">
            <text:p>$1,618.00</text:p>
          </table:table-cell>
          <table:table-cell table:number-columns-repeated="3"/>
          <table:table-cell table:formula="of:=[.E108]-[.B108]" office:value-type="currency" office:currency="USD" office:value="-1618" calcext:value-type="currency">
            <text:p>-$1,618.00</text:p>
          </table:table-cell>
          <table:table-cell table:formula="of:=[.E108]/[.D1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7236-4000-E</text:p>
          </table:table-cell>
          <table:table-cell table:style-name="ce8" office:value-type="currency" office:currency="USD" office:value="1672" calcext:value-type="currency">
            <text:p>$1,672.00</text:p>
          </table:table-cell>
          <table:table-cell table:number-columns-repeated="3"/>
          <table:table-cell table:formula="of:=[.E109]-[.B109]" office:value-type="currency" office:currency="USD" office:value="-1672" calcext:value-type="currency">
            <text:p>-$1,672.00</text:p>
          </table:table-cell>
          <table:table-cell table:formula="of:=[.E109]/[.D1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0-4000-E</text:p>
          </table:table-cell>
          <table:table-cell table:style-name="ce8" office:value-type="currency" office:currency="USD" office:value="2482" calcext:value-type="currency">
            <text:p>$2,482.00</text:p>
          </table:table-cell>
          <table:table-cell table:number-columns-repeated="3"/>
          <table:table-cell table:formula="of:=[.E110]-[.B110]" office:value-type="currency" office:currency="USD" office:value="-2482" calcext:value-type="currency">
            <text:p>-$2,482.00</text:p>
          </table:table-cell>
          <table:table-cell table:formula="of:=[.E110]/[.D1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S9636-4000-E</text:p>
          </table:table-cell>
          <table:table-cell table:style-name="ce8" office:value-type="currency" office:currency="USD" office:value="2542" calcext:value-type="currency">
            <text:p>$2,542.00</text:p>
          </table:table-cell>
          <table:table-cell table:number-columns-repeated="3"/>
          <table:table-cell table:formula="of:=[.E111]-[.B111]" office:value-type="currency" office:currency="USD" office:value="-2542" calcext:value-type="currency">
            <text:p>-$2,542.00</text:p>
          </table:table-cell>
          <table:table-cell table:formula="of:=[.E111]/[.D1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44 Bin Combination Units - Multiple Size 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4312B2</text:p>
          </table:table-cell>
          <table:table-cell table:style-name="ce8" office:value-type="currency" office:currency="USD" office:value="2467" calcext:value-type="currency">
            <text:p>$2,467.00</text:p>
          </table:table-cell>
          <table:table-cell table:number-columns-repeated="3"/>
          <table:table-cell table:formula="of:=[.E115]-[.B115]" office:value-type="currency" office:currency="USD" office:value="-2467" calcext:value-type="currency">
            <text:p>-$2,467.00</text:p>
          </table:table-cell>
          <table:table-cell table:formula="of:=[.E115]/[.D11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5 Shelf Medical Record Storage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MR</text:p>
          </table:table-cell>
          <table:table-cell table:style-name="ce8" office:value-type="currency" office:currency="USD" office:value="683" calcext:value-type="currency">
            <text:p>$683.00</text:p>
          </table:table-cell>
          <table:table-cell table:number-columns-repeated="3"/>
          <table:table-cell table:formula="of:=[.E119]-[.B119]" office:value-type="currency" office:currency="USD" office:value="-683" calcext:value-type="currency">
            <text:p>-$683.00</text:p>
          </table:table-cell>
          <table:table-cell table:formula="of:=[.E119]/[.D11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5 Shelf X-Ray Storage Shelv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5XR</text:p>
          </table:table-cell>
          <table:table-cell table:style-name="ce8" office:value-type="currency" office:currency="USD" office:value="842" calcext:value-type="currency">
            <text:p>$842.00</text:p>
          </table:table-cell>
          <table:table-cell table:number-columns-repeated="3"/>
          <table:table-cell table:formula="of:=[.E123]-[.B123]" office:value-type="currency" office:currency="USD" office:value="-842" calcext:value-type="currency">
            <text:p>-$842.00</text:p>
          </table:table-cell>
          <table:table-cell table:formula="of:=[.E123]/[.D12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6 Comp. Stackrack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2</text:p>
          </table:table-cell>
          <table:table-cell table:style-name="ce8" office:value-type="currency" office:currency="USD" office:value="407" calcext:value-type="currency">
            <text:p>$407.00</text:p>
          </table:table-cell>
          <table:table-cell table:number-columns-repeated="3"/>
          <table:table-cell table:formula="of:=[.E127]-[.B127]" office:value-type="currency" office:currency="USD" office:value="-407" calcext:value-type="currency">
            <text:p>-$407.00</text:p>
          </table:table-cell>
          <table:table-cell table:formula="of:=[.E127]/[.D12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Doub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81</text:p>
          </table:table-cell>
          <table:table-cell table:style-name="ce8" office:value-type="currency" office:currency="USD" office:value="34.2" calcext:value-type="currency">
            <text:p>$34.20</text:p>
          </table:table-cell>
          <table:table-cell table:number-columns-repeated="3"/>
          <table:table-cell table:formula="of:=[.E131]-[.B131]" office:value-type="currency" office:currency="USD" office:value="-34.2" calcext:value-type="currency">
            <text:p>-$34.20</text:p>
          </table:table-cell>
          <table:table-cell table:formula="of:=[.E131]/[.D13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2</text:p>
          </table:table-cell>
          <table:table-cell table:style-name="ce8" office:value-type="currency" office:currency="USD" office:value="37.8" calcext:value-type="currency">
            <text:p>$37.80</text:p>
          </table:table-cell>
          <table:table-cell table:number-columns-repeated="3"/>
          <table:table-cell table:formula="of:=[.E132]-[.B132]" office:value-type="currency" office:currency="USD" office:value="-37.8" calcext:value-type="currency">
            <text:p>-$37.80</text:p>
          </table:table-cell>
          <table:table-cell table:formula="of:=[.E132]/[.D1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3</text:p>
          </table:table-cell>
          <table:table-cell table:style-name="ce8" office:value-type="currency" office:currency="USD" office:value="42.7" calcext:value-type="currency">
            <text:p>$42.70</text:p>
          </table:table-cell>
          <table:table-cell table:number-columns-repeated="3"/>
          <table:table-cell table:formula="of:=[.E133]-[.B133]" office:value-type="currency" office:currency="USD" office:value="-42.7" calcext:value-type="currency">
            <text:p>-$42.70</text:p>
          </table:table-cell>
          <table:table-cell table:formula="of:=[.E133]/[.D1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4</text:p>
          </table:table-cell>
          <table:table-cell table:style-name="ce8" office:value-type="currency" office:currency="USD" office:value="52.5" calcext:value-type="currency">
            <text:p>$52.50</text:p>
          </table:table-cell>
          <table:table-cell table:number-columns-repeated="3"/>
          <table:table-cell table:formula="of:=[.E134]-[.B134]" office:value-type="currency" office:currency="USD" office:value="-52.5" calcext:value-type="currency">
            <text:p>-$52.50</text:p>
          </table:table-cell>
          <table:table-cell table:formula="of:=[.E134]/[.D1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85</text:p>
          </table:table-cell>
          <table:table-cell table:style-name="ce8" office:value-type="currency" office:currency="USD" office:value="31.95" calcext:value-type="currency">
            <text:p>$31.95</text:p>
          </table:table-cell>
          <table:table-cell table:number-columns-repeated="3"/>
          <table:table-cell table:formula="of:=[.E135]-[.B135]" office:value-type="currency" office:currency="USD" office:value="-31.95" calcext:value-type="currency">
            <text:p>-$31.95</text:p>
          </table:table-cell>
          <table:table-cell table:formula="of:=[.E135]/[.D1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ingle Hopper 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01</text:p>
          </table:table-cell>
          <table:table-cell table:style-name="ce8" office:value-type="currency" office:currency="USD" office:value="31.25" calcext:value-type="currency">
            <text:p>$31.25</text:p>
          </table:table-cell>
          <table:table-cell table:number-columns-repeated="3"/>
          <table:table-cell table:formula="of:=[.E139]-[.B139]" office:value-type="currency" office:currency="USD" office:value="-31.25" calcext:value-type="currency">
            <text:p>-$31.25</text:p>
          </table:table-cell>
          <table:table-cell table:formula="of:=[.E139]/[.D1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2</text:p>
          </table:table-cell>
          <table:table-cell table:style-name="ce8" office:value-type="currency" office:currency="USD" office:value="35.25" calcext:value-type="currency">
            <text:p>$35.25</text:p>
          </table:table-cell>
          <table:table-cell table:number-columns-repeated="3"/>
          <table:table-cell table:formula="of:=[.E140]-[.B140]" office:value-type="currency" office:currency="USD" office:value="-35.25" calcext:value-type="currency">
            <text:p>-$35.25</text:p>
          </table:table-cell>
          <table:table-cell table:formula="of:=[.E140]/[.D14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3</text:p>
          </table:table-cell>
          <table:table-cell table:style-name="ce8" office:value-type="currency" office:currency="USD" office:value="40.2" calcext:value-type="currency">
            <text:p>$40.20</text:p>
          </table:table-cell>
          <table:table-cell table:number-columns-repeated="3"/>
          <table:table-cell table:formula="of:=[.E141]-[.B141]" office:value-type="currency" office:currency="USD" office:value="-40.2" calcext:value-type="currency">
            <text:p>-$40.20</text:p>
          </table:table-cell>
          <table:table-cell table:formula="of:=[.E141]/[.D14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4</text:p>
          </table:table-cell>
          <table:table-cell table:style-name="ce8" office:value-type="currency" office:currency="USD" office:value="51.2" calcext:value-type="currency">
            <text:p>$51.20</text:p>
          </table:table-cell>
          <table:table-cell table:number-columns-repeated="3"/>
          <table:table-cell table:formula="of:=[.E142]-[.B142]" office:value-type="currency" office:currency="USD" office:value="-51.2" calcext:value-type="currency">
            <text:p>-$51.20</text:p>
          </table:table-cell>
          <table:table-cell table:formula="of:=[.E142]/[.D14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05</text:p>
          </table:table-cell>
          <table:table-cell table:style-name="ce8" office:value-type="currency" office:currency="USD" office:value="28.8" calcext:value-type="currency">
            <text:p>$28.80</text:p>
          </table:table-cell>
          <table:table-cell table:number-columns-repeated="3"/>
          <table:table-cell table:formula="of:=[.E143]-[.B143]" office:value-type="currency" office:currency="USD" office:value="-28.8" calcext:value-type="currency">
            <text:p>-$28.80</text:p>
          </table:table-cell>
          <table:table-cell table:formula="of:=[.E143]/[.D1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851</text:p>
          </table:table-cell>
          <table:table-cell table:style-name="ce8" office:value-type="currency" office:currency="USD" office:value="27.1" calcext:value-type="currency">
            <text:p>$27.10</text:p>
          </table:table-cell>
          <table:table-cell table:number-columns-repeated="3"/>
          <table:table-cell table:formula="of:=[.E147]-[.B147]" office:value-type="currency" office:currency="USD" office:value="-27.1" calcext:value-type="currency">
            <text:p>-$27.10</text:p>
          </table:table-cell>
          <table:table-cell table:formula="of:=[.E147]/[.D1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2</text:p>
          </table:table-cell>
          <table:table-cell table:style-name="ce8" office:value-type="currency" office:currency="USD" office:value="32.2" calcext:value-type="currency">
            <text:p>$32.20</text:p>
          </table:table-cell>
          <table:table-cell table:number-columns-repeated="3"/>
          <table:table-cell table:formula="of:=[.E148]-[.B148]" office:value-type="currency" office:currency="USD" office:value="-32.2" calcext:value-type="currency">
            <text:p>-$32.20</text:p>
          </table:table-cell>
          <table:table-cell table:formula="of:=[.E148]/[.D1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3</text:p>
          </table:table-cell>
          <table:table-cell table:style-name="ce8" office:value-type="currency" office:currency="USD" office:value="33.6" calcext:value-type="currency">
            <text:p>$33.60</text:p>
          </table:table-cell>
          <table:table-cell table:number-columns-repeated="3"/>
          <table:table-cell table:formula="of:=[.E149]-[.B149]" office:value-type="currency" office:currency="USD" office:value="-33.6" calcext:value-type="currency">
            <text:p>-$33.60</text:p>
          </table:table-cell>
          <table:table-cell table:formula="of:=[.E149]/[.D14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4</text:p>
          </table:table-cell>
          <table:table-cell table:style-name="ce8" office:value-type="currency" office:currency="USD" office:value="47.45" calcext:value-type="currency">
            <text:p>$47.45</text:p>
          </table:table-cell>
          <table:table-cell table:number-columns-repeated="3"/>
          <table:table-cell table:formula="of:=[.E150]-[.B150]" office:value-type="currency" office:currency="USD" office:value="-47.45" calcext:value-type="currency">
            <text:p>-$47.45</text:p>
          </table:table-cell>
          <table:table-cell table:formula="of:=[.E150]/[.D1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55</text:p>
          </table:table-cell>
          <table:table-cell table:style-name="ce8" office:value-type="currency" office:currency="USD" office:value="24.9" calcext:value-type="currency">
            <text:p>$24.90</text:p>
          </table:table-cell>
          <table:table-cell table:number-columns-repeated="3"/>
          <table:table-cell table:formula="of:=[.E151]-[.B151]" office:value-type="currency" office:currency="USD" office:value="-24.9" calcext:value-type="currency">
            <text:p>-$24.90</text:p>
          </table:table-cell>
          <table:table-cell table:formula="of:=[.E151]/[.D15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800 Series Stackrack System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911</text:p>
          </table:table-cell>
          <table:table-cell table:style-name="ce8" office:value-type="currency" office:currency="USD" office:value="22.2" calcext:value-type="currency">
            <text:p>$22.20</text:p>
          </table:table-cell>
          <table:table-cell table:number-columns-repeated="3"/>
          <table:table-cell table:formula="of:=[.E155]-[.B155]" office:value-type="currency" office:currency="USD" office:value="-22.2" calcext:value-type="currency">
            <text:p>-$22.20</text:p>
          </table:table-cell>
          <table:table-cell table:formula="of:=[.E155]/[.D15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2</text:p>
          </table:table-cell>
          <table:table-cell table:style-name="ce8" office:value-type="currency" office:currency="USD" office:value="26.3" calcext:value-type="currency">
            <text:p>$26.30</text:p>
          </table:table-cell>
          <table:table-cell table:number-columns-repeated="3"/>
          <table:table-cell table:formula="of:=[.E156]-[.B156]" office:value-type="currency" office:currency="USD" office:value="-26.3" calcext:value-type="currency">
            <text:p>-$26.30</text:p>
          </table:table-cell>
          <table:table-cell table:formula="of:=[.E156]/[.D1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3</text:p>
          </table:table-cell>
          <table:table-cell table:style-name="ce8" office:value-type="currency" office:currency="USD" office:value="26.5" calcext:value-type="currency">
            <text:p>$26.50</text:p>
          </table:table-cell>
          <table:table-cell table:number-columns-repeated="3"/>
          <table:table-cell table:formula="of:=[.E157]-[.B157]" office:value-type="currency" office:currency="USD" office:value="-26.5" calcext:value-type="currency">
            <text:p>-$26.50</text:p>
          </table:table-cell>
          <table:table-cell table:formula="of:=[.E157]/[.D15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4</text:p>
          </table:table-cell>
          <table:table-cell table:style-name="ce8" office:value-type="currency" office:currency="USD" office:value="45.3" calcext:value-type="currency">
            <text:p>$45.30</text:p>
          </table:table-cell>
          <table:table-cell table:number-columns-repeated="3"/>
          <table:table-cell table:formula="of:=[.E158]-[.B158]" office:value-type="currency" office:currency="USD" office:value="-45.3" calcext:value-type="currency">
            <text:p>-$45.30</text:p>
          </table:table-cell>
          <table:table-cell table:formula="of:=[.E158]/[.D1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915</text:p>
          </table:table-cell>
          <table:table-cell table:style-name="ce8" office:value-type="currency" office:currency="USD" office:value="22.25" calcext:value-type="currency">
            <text:p>$22.25</text:p>
          </table:table-cell>
          <table:table-cell table:number-columns-repeated="3"/>
          <table:table-cell table:formula="of:=[.E159]-[.B159]" office:value-type="currency" office:currency="USD" office:value="-22.25" calcext:value-type="currency">
            <text:p>-$22.25</text:p>
          </table:table-cell>
          <table:table-cell table:formula="of:=[.E159]/[.D15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Enclosed Computer Cabine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ENCOMP</text:p>
          </table:table-cell>
          <table:table-cell table:style-name="ce8" office:value-type="currency" office:currency="USD" office:value="1467" calcext:value-type="currency">
            <text:p>$1,467.00</text:p>
          </table:table-cell>
          <table:table-cell table:number-columns-repeated="3"/>
          <table:table-cell table:formula="of:=[.E163]-[.B163]" office:value-type="currency" office:currency="USD" office:value="-1467" calcext:value-type="currency">
            <text:p>-$1,467.00</text:p>
          </table:table-cell>
          <table:table-cell table:formula="of:=[.E163]/[.D16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Fully Welded ESD Car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2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7]-[.B167]" office:value-type="string" office:string-value="" calcext:value-type="error">
            <text:p>#VALUE!</text:p>
          </table:table-cell>
          <table:table-cell table:formula="of:=[.E167]/[.D16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36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8]-[.B168]" office:value-type="string" office:string-value="" calcext:value-type="error">
            <text:p>#VALUE!</text:p>
          </table:table-cell>
          <table:table-cell table:formula="of:=[.E168]/[.D1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4-4824-FWESD</text:p>
          </table:table-cell>
          <table:table-cell table:style-name="ce2" office:value-type="string" calcext:value-type="string">
            <text:p>Call</text:p>
          </table:table-cell>
          <table:table-cell table:number-columns-repeated="3"/>
          <table:table-cell table:formula="of:=[.E169]-[.B169]" office:value-type="string" office:string-value="" calcext:value-type="error">
            <text:p>#VALUE!</text:p>
          </table:table-cell>
          <table:table-cell table:formula="of:=[.E169]/[.D16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Heavy Duty Mechanics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HDM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173]-[.B173]" office:value-type="currency" office:currency="USD" office:value="-514" calcext:value-type="currency">
            <text:p>-$514.00</text:p>
          </table:table-cell>
          <table:table-cell table:formula="of:=[.E173]/[.D17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Light Duty Steel Cart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STMC</text:p>
          </table:table-cell>
          <table:table-cell table:style-name="ce8" office:value-type="currency" office:currency="USD" office:value="136" calcext:value-type="currency">
            <text:p>$136.00</text:p>
          </table:table-cell>
          <table:table-cell table:number-columns-repeated="3"/>
          <table:table-cell table:formula="of:=[.E177]-[.B177]" office:value-type="currency" office:currency="USD" office:value="-136" calcext:value-type="currency">
            <text:p>-$136.00</text:p>
          </table:table-cell>
          <table:table-cell table:formula="of:=[.E177]/[.D17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30 No. 2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MB3-30</text:p>
          </table:table-cell>
          <table:table-cell table:style-name="ce8" office:value-type="currency" office:currency="USD" office:value="1329" calcext:value-type="currency">
            <text:p>$1,329.00</text:p>
          </table:table-cell>
          <table:table-cell table:number-columns-repeated="3"/>
          <table:table-cell table:formula="of:=[.E181]-[.B181]" office:value-type="currency" office:currency="USD" office:value="-1329" calcext:value-type="currency">
            <text:p>-$1,329.00</text:p>
          </table:table-cell>
          <table:table-cell table:formula="of:=[.E181]/[.D1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Mobile Bin Unit with 56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B4-56</text:p>
          </table:table-cell>
          <table:table-cell table:style-name="ce8" office:value-type="currency" office:currency="USD" office:value="1791" calcext:value-type="currency">
            <text:p>$1,791.00</text:p>
          </table:table-cell>
          <table:table-cell table:number-columns-repeated="3"/>
          <table:table-cell table:formula="of:=[.E185]-[.B185]" office:value-type="currency" office:currency="USD" office:value="-1791" calcext:value-type="currency">
            <text:p>-$1,791.00</text:p>
          </table:table-cell>
          <table:table-cell table:formula="of:=[.E185]/[.D1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2MB6-84</text:p>
          </table:table-cell>
          <table:table-cell table:style-name="ce8" office:value-type="currency" office:currency="USD" office:value="2365" calcext:value-type="currency">
            <text:p>$2,365.00</text:p>
          </table:table-cell>
          <table:table-cell table:number-columns-repeated="3"/>
          <table:table-cell table:formula="of:=[.E189]-[.B189]" office:value-type="currency" office:currency="USD" office:value="-2365" calcext:value-type="currency">
            <text:p>-$2,365.00</text:p>
          </table:table-cell>
          <table:table-cell table:formula="of:=[.E189]/[.D18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No. 1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B</text:p>
          </table:table-cell>
          <table:table-cell table:style-name="ce8" office:value-type="currency" office:currency="USD" office:value="8.4" calcext:value-type="currency">
            <text:p>$8.40</text:p>
          </table:table-cell>
          <table:table-cell table:number-columns-repeated="3"/>
          <table:table-cell table:formula="of:=[.E193]-[.B193]" office:value-type="currency" office:currency="USD" office:value="-8.4" calcext:value-type="currency">
            <text:p>-$8.40</text:p>
          </table:table-cell>
          <table:table-cell table:formula="of:=[.E193]/[.D19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ainted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3FB</text:p>
          </table:table-cell>
          <table:table-cell table:style-name="ce8" office:value-type="currency" office:currency="USD" office:value="33" calcext:value-type="currency">
            <text:p>$33.00</text:p>
          </table:table-cell>
          <table:table-cell table:number-columns-repeated="3"/>
          <table:table-cell table:formula="of:=[.E197]-[.B197]" office:value-type="currency" office:currency="USD" office:value="-33" calcext:value-type="currency">
            <text:p>-$33.00</text:p>
          </table:table-cell>
          <table:table-cell table:formula="of:=[.E197]/[.D1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Plastic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PLH</text:p>
          </table:table-cell>
          <table:table-cell table:style-name="ce8" office:value-type="currency" office:currency="USD" office:value="2.42" calcext:value-type="currency">
            <text:p>$2.42</text:p>
          </table:table-cell>
          <table:table-cell table:number-columns-repeated="3"/>
          <table:table-cell table:formula="of:=[.E201]-[.B201]" office:value-type="currency" office:currency="USD" office:value="-2.42" calcext:value-type="currency">
            <text:p>-$2.42</text:p>
          </table:table-cell>
          <table:table-cell table:formula="of:=[.E201]/[.D20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ectiona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230SSB</text:p>
          </table:table-cell>
          <table:table-cell table:style-name="ce8" office:value-type="currency" office:currency="USD" office:value="589" calcext:value-type="currency">
            <text:p>$589.00</text:p>
          </table:table-cell>
          <table:table-cell table:number-columns-repeated="3"/>
          <table:table-cell table:formula="of:=[.E205]-[.B205]" office:value-type="currency" office:currency="USD" office:value="-589" calcext:value-type="currency">
            <text:p>-$589.00</text:p>
          </table:table-cell>
          <table:table-cell table:formula="of:=[.E205]/[.D20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35SSB</text:p>
          </table:table-cell>
          <table:table-cell table:style-name="ce8" office:value-type="currency" office:currency="USD" office:value="673.6" calcext:value-type="currency">
            <text:p>$673.60</text:p>
          </table:table-cell>
          <table:table-cell table:number-columns-repeated="3"/>
          <table:table-cell table:formula="of:=[.E206]-[.B206]" office:value-type="currency" office:currency="USD" office:value="-673.6" calcext:value-type="currency">
            <text:p>-$673.60</text:p>
          </table:table-cell>
          <table:table-cell table:formula="of:=[.E206]/[.D20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0SSB</text:p>
          </table:table-cell>
          <table:table-cell table:style-name="ce8" office:value-type="currency" office:currency="USD" office:value="756.2" calcext:value-type="currency">
            <text:p>$756.20</text:p>
          </table:table-cell>
          <table:table-cell table:number-columns-repeated="3"/>
          <table:table-cell table:formula="of:=[.E207]-[.B207]" office:value-type="currency" office:currency="USD" office:value="-756.2" calcext:value-type="currency">
            <text:p>-$756.20</text:p>
          </table:table-cell>
          <table:table-cell table:formula="of:=[.E207]/[.D20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45SSB</text:p>
          </table:table-cell>
          <table:table-cell table:style-name="ce8" office:value-type="currency" office:currency="USD" office:value="839.4" calcext:value-type="currency">
            <text:p>$839.40</text:p>
          </table:table-cell>
          <table:table-cell table:number-columns-repeated="3"/>
          <table:table-cell table:formula="of:=[.E208]-[.B208]" office:value-type="currency" office:currency="USD" office:value="-839.4" calcext:value-type="currency">
            <text:p>-$839.40</text:p>
          </table:table-cell>
          <table:table-cell table:formula="of:=[.E208]/[.D2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250SSB</text:p>
          </table:table-cell>
          <table:table-cell table:style-name="ce8" office:value-type="currency" office:currency="USD" office:value="924.8" calcext:value-type="currency">
            <text:p>$924.80</text:p>
          </table:table-cell>
          <table:table-cell table:number-columns-repeated="3"/>
          <table:table-cell table:formula="of:=[.E209]-[.B209]" office:value-type="currency" office:currency="USD" office:value="-924.8" calcext:value-type="currency">
            <text:p>-$924.80</text:p>
          </table:table-cell>
          <table:table-cell table:formula="of:=[.E209]/[.D20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1SSB</text:p>
          </table:table-cell>
          <table:table-cell table:style-name="ce8" office:value-type="currency" office:currency="USD" office:value="559.95" calcext:value-type="currency">
            <text:p>$559.95</text:p>
          </table:table-cell>
          <table:table-cell table:number-columns-repeated="3"/>
          <table:table-cell table:formula="of:=[.E210]-[.B210]" office:value-type="currency" office:currency="USD" office:value="-559.95" calcext:value-type="currency">
            <text:p>-$559.95</text:p>
          </table:table-cell>
          <table:table-cell table:formula="of:=[.E210]/[.D21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5SSB</text:p>
          </table:table-cell>
          <table:table-cell table:style-name="ce8" office:value-type="currency" office:currency="USD" office:value="674.5" calcext:value-type="currency">
            <text:p>$674.50</text:p>
          </table:table-cell>
          <table:table-cell table:number-columns-repeated="3"/>
          <table:table-cell table:formula="of:=[.E211]-[.B211]" office:value-type="currency" office:currency="USD" office:value="-674.5" calcext:value-type="currency">
            <text:p>-$674.50</text:p>
          </table:table-cell>
          <table:table-cell table:formula="of:=[.E211]/[.D21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3-418SSB</text:p>
          </table:table-cell>
          <table:table-cell table:style-name="ce8" office:value-type="currency" office:currency="USD" office:value="788.95" calcext:value-type="currency">
            <text:p>$788.95</text:p>
          </table:table-cell>
          <table:table-cell table:number-columns-repeated="3"/>
          <table:table-cell table:formula="of:=[.E212]-[.B212]" office:value-type="currency" office:currency="USD" office:value="-788.95" calcext:value-type="currency">
            <text:p>-$788.95</text:p>
          </table:table-cell>
          <table:table-cell table:formula="of:=[.E212]/[.D21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6">
          <table:table-cell office:value-type="string" calcext:value-type="string">
            <text:p>Small Mobile Bin Unit with 24 No. 0 &amp; 30 No. 1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54</text:p>
          </table:table-cell>
          <table:table-cell table:style-name="ce8" office:value-type="currency" office:currency="USD" office:value="1602" calcext:value-type="currency">
            <text:p>$1,602.00</text:p>
          </table:table-cell>
          <table:table-cell table:number-columns-repeated="3"/>
          <table:table-cell table:formula="of:=[.E216]-[.B216]" office:value-type="currency" office:currency="USD" office:value="-1602" calcext:value-type="currency">
            <text:p>-$1,602.00</text:p>
          </table:table-cell>
          <table:table-cell table:formula="of:=[.E216]/[.D21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40 No. 1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PMMBU4-40</text:p>
          </table:table-cell>
          <table:table-cell table:style-name="ce8" office:value-type="currency" office:currency="USD" office:value="823" calcext:value-type="currency">
            <text:p>$823.00</text:p>
          </table:table-cell>
          <table:table-cell table:number-columns-repeated="3"/>
          <table:table-cell table:formula="of:=[.E220]-[.B220]" office:value-type="currency" office:currency="USD" office:value="-823" calcext:value-type="currency">
            <text:p>-$823.00</text:p>
          </table:table-cell>
          <table:table-cell table:formula="of:=[.E220]/[.D22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mall Mobile Bin Unit with 60 No. 0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1MMBU5-60</text:p>
          </table:table-cell>
          <table:table-cell table:style-name="ce8" office:value-type="currency" office:currency="USD" office:value="1612" calcext:value-type="currency">
            <text:p>$1,612.00</text:p>
          </table:table-cell>
          <table:table-cell table:number-columns-repeated="3"/>
          <table:table-cell table:formula="of:=[.E224]-[.B224]" office:value-type="currency" office:currency="USD" office:value="-1612" calcext:value-type="currency">
            <text:p>-$1,612.00</text:p>
          </table:table-cell>
          <table:table-cell table:formula="of:=[.E224]/[.D2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mall Mobile Bin Unit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MMBU4-40</text:p>
          </table:table-cell>
          <table:table-cell table:style-name="ce8" office:value-type="currency" office:currency="USD" office:value="1338" calcext:value-type="currency">
            <text:p>$1,338.00</text:p>
          </table:table-cell>
          <table:table-cell table:number-columns-repeated="3"/>
          <table:table-cell table:formula="of:=[.E228]-[.B228]" office:value-type="currency" office:currency="USD" office:value="-1338" calcext:value-type="currency">
            <text:p>-$1,338.00</text:p>
          </table:table-cell>
          <table:table-cell table:formula="of:=[.E228]/[.D22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</text:p>
          </table:table-cell>
          <table:table-cell table:style-name="ce8" office:value-type="currency" office:currency="USD" office:value="14.25" calcext:value-type="currency">
            <text:p>$14.25</text:p>
          </table:table-cell>
          <table:table-cell table:number-columns-repeated="3"/>
          <table:table-cell table:formula="of:=[.E232]-[.B232]" office:value-type="currency" office:currency="USD" office:value="-14.25" calcext:value-type="currency">
            <text:p>-$14.25</text:p>
          </table:table-cell>
          <table:table-cell table:formula="of:=[.E232]/[.D2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</text:p>
          </table:table-cell>
          <table:table-cell table:style-name="ce8" office:value-type="currency" office:currency="USD" office:value="16.75" calcext:value-type="currency">
            <text:p>$16.75</text:p>
          </table:table-cell>
          <table:table-cell table:number-columns-repeated="3"/>
          <table:table-cell table:formula="of:=[.E233]-[.B233]" office:value-type="currency" office:currency="USD" office:value="-16.75" calcext:value-type="currency">
            <text:p>-$16.75</text:p>
          </table:table-cell>
          <table:table-cell table:formula="of:=[.E233]/[.D2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</text:p>
          </table:table-cell>
          <table:table-cell table:style-name="ce8" office:value-type="currency" office:currency="USD" office:value="19.08" calcext:value-type="currency">
            <text:p>$19.08</text:p>
          </table:table-cell>
          <table:table-cell table:number-columns-repeated="3"/>
          <table:table-cell table:formula="of:=[.E234]-[.B234]" office:value-type="currency" office:currency="USD" office:value="-19.08" calcext:value-type="currency">
            <text:p>-$19.08</text:p>
          </table:table-cell>
          <table:table-cell table:formula="of:=[.E234]/[.D23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</text:p>
          </table:table-cell>
          <table:table-cell table:style-name="ce8" office:value-type="currency" office:currency="USD" office:value="23.99" calcext:value-type="currency">
            <text:p>$23.99</text:p>
          </table:table-cell>
          <table:table-cell table:number-columns-repeated="3"/>
          <table:table-cell table:formula="of:=[.E235]-[.B235]" office:value-type="currency" office:currency="USD" office:value="-23.99" calcext:value-type="currency">
            <text:p>-$23.99</text:p>
          </table:table-cell>
          <table:table-cell table:formula="of:=[.E235]/[.D23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</text:p>
          </table:table-cell>
          <table:table-cell table:style-name="ce8" office:value-type="currency" office:currency="USD" office:value="31.52" calcext:value-type="currency">
            <text:p>$31.52</text:p>
          </table:table-cell>
          <table:table-cell table:number-columns-repeated="3"/>
          <table:table-cell table:formula="of:=[.E236]-[.B236]" office:value-type="currency" office:currency="USD" office:value="-31.52" calcext:value-type="currency">
            <text:p>-$31.52</text:p>
          </table:table-cell>
          <table:table-cell table:formula="of:=[.E236]/[.D23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</text:p>
          </table:table-cell>
          <table:table-cell table:style-name="ce8" office:value-type="currency" office:currency="USD" office:value="44.25" calcext:value-type="currency">
            <text:p>$44.25</text:p>
          </table:table-cell>
          <table:table-cell table:number-columns-repeated="3"/>
          <table:table-cell table:formula="of:=[.E237]-[.B237]" office:value-type="currency" office:currency="USD" office:value="-44.25" calcext:value-type="currency">
            <text:p>-$44.25</text:p>
          </table:table-cell>
          <table:table-cell table:formula="of:=[.E237]/[.D23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B</text:p>
          </table:table-cell>
          <table:table-cell table:style-name="ce8" office:value-type="currency" office:currency="USD" office:value="77.65" calcext:value-type="currency">
            <text:p>$77.65</text:p>
          </table:table-cell>
          <table:table-cell table:number-columns-repeated="3"/>
          <table:table-cell table:formula="of:=[.E238]-[.B238]" office:value-type="currency" office:currency="USD" office:value="-77.65" calcext:value-type="currency">
            <text:p>-$77.65</text:p>
          </table:table-cell>
          <table:table-cell table:formula="of:=[.E238]/[.D23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</text:p>
          </table:table-cell>
          <table:table-cell table:style-name="ce8" office:value-type="currency" office:currency="USD" office:value="30.49" calcext:value-type="currency">
            <text:p>$30.49</text:p>
          </table:table-cell>
          <table:table-cell table:number-columns-repeated="3"/>
          <table:table-cell table:formula="of:=[.E239]-[.B239]" office:value-type="currency" office:currency="USD" office:value="-30.49" calcext:value-type="currency">
            <text:p>-$30.49</text:p>
          </table:table-cell>
          <table:table-cell table:formula="of:=[.E239]/[.D23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2">
          <table:table-cell office:value-type="string" calcext:value-type="string">
            <text:p>Stackboxe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2SX</text:p>
          </table:table-cell>
          <table:table-cell table:style-name="ce8" office:value-type="currency" office:currency="USD" office:value="24.25" calcext:value-type="currency">
            <text:p>$24.25</text:p>
          </table:table-cell>
          <table:table-cell table:number-columns-repeated="3"/>
          <table:table-cell table:formula="of:=[.E243]-[.B243]" office:value-type="currency" office:currency="USD" office:value="-24.25" calcext:value-type="currency">
            <text:p>-$24.25</text:p>
          </table:table-cell>
          <table:table-cell table:formula="of:=[.E243]/[.D24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X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44]-[.B244]" office:value-type="currency" office:currency="USD" office:value="-26.6" calcext:value-type="currency">
            <text:p>-$26.60</text:p>
          </table:table-cell>
          <table:table-cell table:formula="of:=[.E244]/[.D24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X</text:p>
          </table:table-cell>
          <table:table-cell table:style-name="ce8" office:value-type="currency" office:currency="USD" office:value="31.75" calcext:value-type="currency">
            <text:p>$31.75</text:p>
          </table:table-cell>
          <table:table-cell table:number-columns-repeated="3"/>
          <table:table-cell table:formula="of:=[.E245]-[.B245]" office:value-type="currency" office:currency="USD" office:value="-31.75" calcext:value-type="currency">
            <text:p>-$31.75</text:p>
          </table:table-cell>
          <table:table-cell table:formula="of:=[.E245]/[.D24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X</text:p>
          </table:table-cell>
          <table:table-cell table:style-name="ce8" office:value-type="currency" office:currency="USD" office:value="43.45" calcext:value-type="currency">
            <text:p>$43.45</text:p>
          </table:table-cell>
          <table:table-cell table:number-columns-repeated="3"/>
          <table:table-cell table:formula="of:=[.E246]-[.B246]" office:value-type="currency" office:currency="USD" office:value="-43.45" calcext:value-type="currency">
            <text:p>-$43.45</text:p>
          </table:table-cell>
          <table:table-cell table:formula="of:=[.E246]/[.D24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X</text:p>
          </table:table-cell>
          <table:table-cell table:style-name="ce8" office:value-type="currency" office:currency="USD" office:value="95.5" calcext:value-type="currency">
            <text:p>$95.50</text:p>
          </table:table-cell>
          <table:table-cell table:number-columns-repeated="3"/>
          <table:table-cell table:formula="of:=[.E247]-[.B247]" office:value-type="currency" office:currency="USD" office:value="-95.5" calcext:value-type="currency">
            <text:p>-$95.50</text:p>
          </table:table-cell>
          <table:table-cell table:formula="of:=[.E247]/[.D24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X</text:p>
          </table:table-cell>
          <table:table-cell table:style-name="ce8" office:value-type="currency" office:currency="USD" office:value="30.4" calcext:value-type="currency">
            <text:p>$30.40</text:p>
          </table:table-cell>
          <table:table-cell table:number-columns-repeated="3"/>
          <table:table-cell table:formula="of:=[.E248]-[.B248]" office:value-type="currency" office:currency="USD" office:value="-30.4" calcext:value-type="currency">
            <text:p>-$30.40</text:p>
          </table:table-cell>
          <table:table-cell table:formula="of:=[.E248]/[.D24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0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0BCU-2</text:p>
          </table:table-cell>
          <table:table-cell table:style-name="ce8" office:value-type="currency" office:currency="USD" office:value="617" calcext:value-type="currency">
            <text:p>$617.00</text:p>
          </table:table-cell>
          <table:table-cell table:number-columns-repeated="3"/>
          <table:table-cell table:formula="of:=[.E252]-[.B252]" office:value-type="currency" office:currency="USD" office:value="-617" calcext:value-type="currency">
            <text:p>-$617.00</text:p>
          </table:table-cell>
          <table:table-cell table:formula="of:=[.E252]/[.D25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2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2BCU-3</text:p>
          </table:table-cell>
          <table:table-cell table:style-name="ce8" office:value-type="currency" office:currency="USD" office:value="751" calcext:value-type="currency">
            <text:p>$751.00</text:p>
          </table:table-cell>
          <table:table-cell table:number-columns-repeated="3"/>
          <table:table-cell table:formula="of:=[.E256]-[.B256]" office:value-type="currency" office:currency="USD" office:value="-751" calcext:value-type="currency">
            <text:p>-$751.00</text:p>
          </table:table-cell>
          <table:table-cell table:formula="of:=[.E256]/[.D25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15 Comp. Unit with No. 4 Plastic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15BCU-3</text:p>
          </table:table-cell>
          <table:table-cell table:style-name="ce8" office:value-type="currency" office:currency="USD" office:value="1494" calcext:value-type="currency">
            <text:p>$1,494.00</text:p>
          </table:table-cell>
          <table:table-cell table:number-columns-repeated="3"/>
          <table:table-cell table:formula="of:=[.E260]-[.B260]" office:value-type="currency" office:currency="USD" office:value="-1494" calcext:value-type="currency">
            <text:p>-$1,494.00</text:p>
          </table:table-cell>
          <table:table-cell table:formula="of:=[.E260]/[.D26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4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4BCU-2</text:p>
          </table:table-cell>
          <table:table-cell table:style-name="ce8" office:value-type="currency" office:currency="USD" office:value="289" calcext:value-type="currency">
            <text:p>$289.00</text:p>
          </table:table-cell>
          <table:table-cell table:number-columns-repeated="3"/>
          <table:table-cell table:formula="of:=[.E264]-[.B264]" office:value-type="currency" office:currency="USD" office:value="-289" calcext:value-type="currency">
            <text:p>-$289.00</text:p>
          </table:table-cell>
          <table:table-cell table:formula="of:=[.E264]/[.D2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6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6BCU-3</text:p>
          </table:table-cell>
          <table:table-cell table:style-name="ce8" office:value-type="currency" office:currency="USD" office:value="655" calcext:value-type="currency">
            <text:p>$655.00</text:p>
          </table:table-cell>
          <table:table-cell table:number-columns-repeated="3"/>
          <table:table-cell table:formula="of:=[.E268]-[.B268]" office:value-type="currency" office:currency="USD" office:value="-655" calcext:value-type="currency">
            <text:p>-$655.00</text:p>
          </table:table-cell>
          <table:table-cell table:formula="of:=[.E268]/[.D26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8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8BCU-2</text:p>
          </table:table-cell>
          <table:table-cell table:style-name="ce8" office:value-type="currency" office:currency="USD" office:value="514" calcext:value-type="currency">
            <text:p>$514.00</text:p>
          </table:table-cell>
          <table:table-cell table:number-columns-repeated="3"/>
          <table:table-cell table:formula="of:=[.E272]-[.B272]" office:value-type="currency" office:currency="USD" office:value="-514" calcext:value-type="currency">
            <text:p>-$514.00</text:p>
          </table:table-cell>
          <table:table-cell table:formula="of:=[.E272]/[.D27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5">
          <table:table-cell office:value-type="string" calcext:value-type="string">
            <text:p>Stackrack 9 Comp. Unit with No. 4 Plastic Stackbin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4P9BCU-3</text:p>
          </table:table-cell>
          <table:table-cell table:style-name="ce8" office:value-type="currency" office:currency="USD" office:value="926" calcext:value-type="currency">
            <text:p>$926.00</text:p>
          </table:table-cell>
          <table:table-cell table:number-columns-repeated="3"/>
          <table:table-cell table:formula="of:=[.E276]-[.B276]" office:value-type="currency" office:currency="USD" office:value="-926" calcext:value-type="currency">
            <text:p>-$926.00</text:p>
          </table:table-cell>
          <table:table-cell table:formula="of:=[.E276]/[.D27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ckracks - Single Frame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1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0]-[.B280]" office:value-type="currency" office:currency="USD" office:value="-20.78" calcext:value-type="currency">
            <text:p>-$20.78</text:p>
          </table:table-cell>
          <table:table-cell table:formula="of:=[.E280]/[.D28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R</text:p>
          </table:table-cell>
          <table:table-cell table:style-name="ce8" office:value-type="currency" office:currency="USD" office:value="20.78" calcext:value-type="currency">
            <text:p>$20.78</text:p>
          </table:table-cell>
          <table:table-cell table:number-columns-repeated="3"/>
          <table:table-cell table:formula="of:=[.E281]-[.B281]" office:value-type="currency" office:currency="USD" office:value="-20.78" calcext:value-type="currency">
            <text:p>-$20.78</text:p>
          </table:table-cell>
          <table:table-cell table:formula="of:=[.E281]/[.D281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R</text:p>
          </table:table-cell>
          <table:table-cell table:style-name="ce8" office:value-type="currency" office:currency="USD" office:value="22.1" calcext:value-type="currency">
            <text:p>$22.10</text:p>
          </table:table-cell>
          <table:table-cell table:number-columns-repeated="3"/>
          <table:table-cell table:formula="of:=[.E282]-[.B282]" office:value-type="currency" office:currency="USD" office:value="-22.1" calcext:value-type="currency">
            <text:p>-$22.10</text:p>
          </table:table-cell>
          <table:table-cell table:formula="of:=[.E282]/[.D28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R</text:p>
          </table:table-cell>
          <table:table-cell table:style-name="ce8" office:value-type="currency" office:currency="USD" office:value="26.1" calcext:value-type="currency">
            <text:p>$26.10</text:p>
          </table:table-cell>
          <table:table-cell table:number-columns-repeated="3"/>
          <table:table-cell table:formula="of:=[.E283]-[.B283]" office:value-type="currency" office:currency="USD" office:value="-26.1" calcext:value-type="currency">
            <text:p>-$26.10</text:p>
          </table:table-cell>
          <table:table-cell table:formula="of:=[.E283]/[.D28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R</text:p>
          </table:table-cell>
          <table:table-cell table:style-name="ce8" office:value-type="currency" office:currency="USD" office:value="29.65" calcext:value-type="currency">
            <text:p>$29.65</text:p>
          </table:table-cell>
          <table:table-cell table:number-columns-repeated="3"/>
          <table:table-cell table:formula="of:=[.E284]-[.B284]" office:value-type="currency" office:currency="USD" office:value="-29.65" calcext:value-type="currency">
            <text:p>-$29.65</text:p>
          </table:table-cell>
          <table:table-cell table:formula="of:=[.E284]/[.D28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6SR</text:p>
          </table:table-cell>
          <table:table-cell table:style-name="ce8" office:value-type="currency" office:currency="USD" office:value="38.3" calcext:value-type="currency">
            <text:p>$38.30</text:p>
          </table:table-cell>
          <table:table-cell table:number-columns-repeated="3"/>
          <table:table-cell table:formula="of:=[.E285]-[.B285]" office:value-type="currency" office:currency="USD" office:value="-38.3" calcext:value-type="currency">
            <text:p>-$38.30</text:p>
          </table:table-cell>
          <table:table-cell table:formula="of:=[.E285]/[.D28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R</text:p>
          </table:table-cell>
          <table:table-cell table:style-name="ce8" office:value-type="currency" office:currency="USD" office:value="26.6" calcext:value-type="currency">
            <text:p>$26.60</text:p>
          </table:table-cell>
          <table:table-cell table:number-columns-repeated="3"/>
          <table:table-cell table:formula="of:=[.E286]-[.B286]" office:value-type="currency" office:currency="USD" office:value="-26.6" calcext:value-type="currency">
            <text:p>-$26.60</text:p>
          </table:table-cell>
          <table:table-cell table:formula="of:=[.E286]/[.D28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Film Box File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3-1FB</text:p>
          </table:table-cell>
          <table:table-cell table:style-name="ce8" office:value-type="currency" office:currency="USD" office:value="72" calcext:value-type="currency">
            <text:p>$72.00</text:p>
          </table:table-cell>
          <table:table-cell table:number-columns-repeated="3"/>
          <table:table-cell table:formula="of:=[.E290]-[.B290]" office:value-type="currency" office:currency="USD" office:value="-72" calcext:value-type="currency">
            <text:p>-$72.00</text:p>
          </table:table-cell>
          <table:table-cell table:formula="of:=[.E290]/[.D29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inless Steel Stackbin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1-0SB-SS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number-columns-repeated="3"/>
          <table:table-cell table:formula="of:=[.E294]-[.B294]" office:value-type="currency" office:currency="USD" office:value="-43" calcext:value-type="currency">
            <text:p>-$43.00</text:p>
          </table:table-cell>
          <table:table-cell table:formula="of:=[.E294]/[.D29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1SB-SS</text:p>
          </table:table-cell>
          <table:table-cell table:style-name="ce8" office:value-type="currency" office:currency="USD" office:value="48" calcext:value-type="currency">
            <text:p>$48.00</text:p>
          </table:table-cell>
          <table:table-cell table:number-columns-repeated="3"/>
          <table:table-cell table:formula="of:=[.E295]-[.B295]" office:value-type="currency" office:currency="USD" office:value="-48" calcext:value-type="currency">
            <text:p>-$48.00</text:p>
          </table:table-cell>
          <table:table-cell table:formula="of:=[.E295]/[.D295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2SB-SS</text:p>
          </table:table-cell>
          <table:table-cell table:style-name="ce8" office:value-type="currency" office:currency="USD" office:value="53" calcext:value-type="currency">
            <text:p>$53.00</text:p>
          </table:table-cell>
          <table:table-cell table:number-columns-repeated="3"/>
          <table:table-cell table:formula="of:=[.E296]-[.B296]" office:value-type="currency" office:currency="USD" office:value="-53" calcext:value-type="currency">
            <text:p>-$53.00</text:p>
          </table:table-cell>
          <table:table-cell table:formula="of:=[.E296]/[.D296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3SB-SS</text:p>
          </table:table-cell>
          <table:table-cell table:style-name="ce8" office:value-type="currency" office:currency="USD" office:value="66" calcext:value-type="currency">
            <text:p>$66.00</text:p>
          </table:table-cell>
          <table:table-cell table:number-columns-repeated="3"/>
          <table:table-cell table:formula="of:=[.E297]-[.B297]" office:value-type="currency" office:currency="USD" office:value="-66" calcext:value-type="currency">
            <text:p>-$66.00</text:p>
          </table:table-cell>
          <table:table-cell table:formula="of:=[.E297]/[.D297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4SB-SS</text:p>
          </table:table-cell>
          <table:table-cell table:style-name="ce8" office:value-type="currency" office:currency="USD" office:value="88" calcext:value-type="currency">
            <text:p>$88.00</text:p>
          </table:table-cell>
          <table:table-cell table:number-columns-repeated="3"/>
          <table:table-cell table:formula="of:=[.E298]-[.B298]" office:value-type="currency" office:currency="USD" office:value="-88" calcext:value-type="currency">
            <text:p>-$88.00</text:p>
          </table:table-cell>
          <table:table-cell table:formula="of:=[.E298]/[.D29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5SB-SS</text:p>
          </table:table-cell>
          <table:table-cell table:style-name="ce8" office:value-type="currency" office:currency="USD" office:value="127" calcext:value-type="currency">
            <text:p>$127.00</text:p>
          </table:table-cell>
          <table:table-cell table:number-columns-repeated="3"/>
          <table:table-cell table:formula="of:=[.E299]-[.B299]" office:value-type="currency" office:currency="USD" office:value="-127" calcext:value-type="currency">
            <text:p>-$127.00</text:p>
          </table:table-cell>
          <table:table-cell table:formula="of:=[.E299]/[.D299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1-8SB-SS</text:p>
          </table:table-cell>
          <table:table-cell table:style-name="ce8" office:value-type="currency" office:currency="USD" office:value="85" calcext:value-type="currency">
            <text:p>$85.00</text:p>
          </table:table-cell>
          <table:table-cell table:number-columns-repeated="3"/>
          <table:table-cell table:formula="of:=[.E300]-[.B300]" office:value-type="currency" office:currency="USD" office:value="-85" calcext:value-type="currency">
            <text:p>-$85.00</text:p>
          </table:table-cell>
          <table:table-cell table:formula="of:=[.E300]/[.D30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ationary Rod Rack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4-ROD</text:p>
          </table:table-cell>
          <table:table-cell table:style-name="ce8" office:value-type="currency" office:currency="USD" office:value="304" calcext:value-type="currency">
            <text:p>$304.00</text:p>
          </table:table-cell>
          <table:table-cell table:number-columns-repeated="3"/>
          <table:table-cell table:formula="of:=[.E304]-[.B304]" office:value-type="currency" office:currency="USD" office:value="-304" calcext:value-type="currency">
            <text:p>-$304.00</text:p>
          </table:table-cell>
          <table:table-cell table:formula="of:=[.E304]/[.D30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Assembly Bin Racks - 4 Row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2-28AR4</text:p>
          </table:table-cell>
          <table:table-cell table:style-name="ce8" office:value-type="currency" office:currency="USD" office:value="205" calcext:value-type="currency">
            <text:p>$205.00</text:p>
          </table:table-cell>
          <table:table-cell table:number-columns-repeated="3"/>
          <table:table-cell table:formula="of:=[.E308]-[.B308]" office:value-type="currency" office:currency="USD" office:value="-205" calcext:value-type="currency">
            <text:p>-$205.00</text:p>
          </table:table-cell>
          <table:table-cell table:formula="of:=[.E308]/[.D30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office:value-type="string" calcext:value-type="string">
            <text:p> 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3">
          <table:table-cell office:value-type="string" calcext:value-type="string">
            <text:p>Steel Bin Label Holders</text:p>
          </table:table-cell>
          <table:table-cell/>
          <table:table-cell table:style-name="Default" table:number-columns-repeated="3"/>
          <table:table-cell table:number-columns-repeated="2"/>
          <table:table-cell table:style-name="Default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1-SLH</text:p>
          </table:table-cell>
          <table:table-cell table:style-name="ce8" office:value-type="currency" office:currency="USD" office:value="2.99" calcext:value-type="currency">
            <text:p>$2.99</text:p>
          </table:table-cell>
          <table:table-cell table:style-name="ce65" table:number-columns-repeated="3"/>
          <table:table-cell table:formula="of:=[.E312]-[.B312]" office:value-type="currency" office:currency="USD" office:value="-2.99" calcext:value-type="currency">
            <text:p>-$2.99</text:p>
          </table:table-cell>
          <table:table-cell table:formula="of:=[.E312]/[.D312]" office:value-type="string" office:string-value="" calcext:value-type="error">
            <text:p>#DIV/0!</text:p>
          </table:table-cell>
          <table:table-cell table:style-name="ce65"/>
        </table:table-row>
        <table:table-row table:style-name="ro11">
          <table:table-cell table:style-name="ce6" office:value-type="string" calcext:value-type="string">
            <text:p>58 items found</text:p>
          </table:table-cell>
          <table:table-cell/>
          <table:table-cell table:style-name="Default" table:number-columns-repeated="6"/>
        </table:table-row>
        <table:table-row table:style-name="ro26">
          <table:table-cell table:style-name="ce6" office:value-type="string" calcext:value-type="string">
            <text:p>137 individual models</text:p>
          </table:table-cell>
          <table:table-cell/>
          <table:table-cell table:style-name="Default" table:number-columns-repeated="6"/>
        </table:table-row>
      </table:table>
      <table:table table:name="Stanley Vidmar" table:style-name="ta1">
        <table:table-column table:style-name="co15" table:default-cell-style-name="ce2"/>
        <table:table-column table:style-name="co2" table:number-columns-repeated="3" table:default-cell-style-name="Default"/>
        <table:table-column table:style-name="co16" table:number-columns-repeated="4" table:default-cell-style-name="Default"/>
        <table:table-row table:style-name="ro27">
          <table:table-cell table:style-name="ce1" office:value-type="string" calcext:value-type="string">
            <text:p>Stanley Vidmar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Modular Cabinets and System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ModCabSys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Span-Track" table:style-name="ta1">
        <table:table-column table:style-name="co14" table:default-cell-style-name="ce2"/>
        <table:table-column table:style-name="co2" table:number-columns-repeated="3" table:default-cell-style-name="Default"/>
        <table:table-column table:style-name="co16" table:default-cell-style-name="Default"/>
        <table:table-column table:style-name="co7" table:number-columns-repeated="3" table:default-cell-style-name="Default"/>
        <table:table-row table:style-name="ro27">
          <table:table-cell table:style-name="ce1" office:value-type="string" calcext:value-type="string">
            <text:p>Span-Track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Span-Track Carton Flow Rac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10">
          <table:table-cell office:value-type="string" calcext:value-type="string">
            <text:p>Span-Track</text:p>
          </table:table-cell>
          <table:table-cell table:style-name="ce2" office:value-type="string" calcext:value-type="string">
            <text:p>Call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1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 individual models</text:p>
          </table:table-cell>
          <table:table-cell table:number-columns-repeated="7"/>
        </table:table-row>
      </table:table>
      <table:table table:name="Omtec" table:style-name="ta1">
        <table:table-column table:style-name="co17" table:default-cell-style-name="Default"/>
        <table:table-column table:style-name="co8" table:default-cell-style-name="Default"/>
        <table:table-column table:style-name="co18" table:default-cell-style-name="ce75"/>
        <table:table-column table:style-name="co8" table:default-cell-style-name="ce75"/>
        <table:table-column table:style-name="co16" table:default-cell-style-name="ce75"/>
        <table:table-column table:style-name="co19" table:default-cell-style-name="ce75"/>
        <table:table-column table:style-name="co19" table:number-columns-repeated="2" table:default-cell-style-name="Default"/>
        <table:table-row table:style-name="ro25">
          <table:table-cell table:style-name="ce1" office:value-type="string" calcext:value-type="string">
            <text:p>Omtec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table:style-name="ce2" office:value-type="string" calcext:value-type="string">
            <text:p>PBT Ball Transfer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PBT-1</text:p>
          </table:table-cell>
          <table:table-cell table:style-name="ce2"/>
          <table:table-cell table:style-name="ce64" office:value-type="currency" office:currency="USD" office:value="20.93" calcext:value-type="currency">
            <text:p>$20.93</text:p>
          </table:table-cell>
          <table:table-cell table:style-name="ce64" office:value-type="currency" office:currency="USD" office:value="14.65" calcext:value-type="currency">
            <text:p>$14.65</text:p>
          </table:table-cell>
          <table:table-cell table:style-name="ce64"/>
          <table:table-cell table:style-name="ce64" table:formula="of:=[.E5]-[.B5]" office:value-type="currency" office:currency="USD" office:value="0" calcext:value-type="currency">
            <text:p>$0.00</text:p>
          </table:table-cell>
          <table:table-cell table:style-name="ce17" table:formula="of:=[.E5]/[.D5]" office:value-type="float" office:value="0" calcext:value-type="float">
            <text:p>0</text:p>
          </table:table-cell>
          <table:table-cell table:style-name="ce52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SS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/>
          <table:table-cell table:style-name="ce64" table:formula="of:=[.E6]-[.B6]" office:value-type="currency" office:currency="USD" office:value="0" calcext:value-type="currency">
            <text:p>$0.00</text:p>
          </table:table-cell>
          <table:table-cell table:style-name="ce17" table:formula="of:=[.E6]/[.D6]" office:value-type="float" office:value="0" calcext:value-type="float">
            <text:p>0</text:p>
          </table:table-cell>
          <table:table-cell table:style-name="ce17" office:value-type="string" calcext:value-type="string">
            <text:p>Not Found</text:p>
          </table:table-cell>
        </table:table-row>
        <table:table-row table:style-name="ro2">
          <table:table-cell table:style-name="ce2" office:value-type="string" calcext:value-type="string">
            <text:p>PBT-1-DP</text:p>
          </table:table-cell>
          <table:table-cell table:style-name="ce2"/>
          <table:table-cell table:style-name="ce64" office:value-type="currency" office:currency="USD" office:value="23.58" calcext:value-type="currency">
            <text:p>$23.58</text:p>
          </table:table-cell>
          <table:table-cell table:style-name="ce64" office:value-type="currency" office:currency="USD" office:value="16.51" calcext:value-type="currency">
            <text:p>$16.51</text:p>
          </table:table-cell>
          <table:table-cell table:style-name="ce64" office:value-type="currency" office:currency="USD" office:value="33.33" calcext:value-type="currency">
            <text:p>$33.33</text:p>
          </table:table-cell>
          <table:table-cell table:style-name="ce64" table:formula="of:=[.E7]-[.B7]" office:value-type="currency" office:currency="USD" office:value="33.33" calcext:value-type="currency">
            <text:p>$33.33</text:p>
          </table:table-cell>
          <table:table-cell table:style-name="ce17" table:formula="of:=[.E7]/[.D7]" office:value-type="float" office:value="2.01877649909146" calcext:value-type="float">
            <text:p>2.01877649909146</text:p>
          </table:table-cell>
          <table:table-cell table:style-name="ce17" office:value-type="string" calcext:value-type="string">
            <text:p>motionindustrie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Pop-Up Ball Transfer Table - Workbench Top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77" office:value-type="string" calcext:value-type="string">
            <text:p>LIST PRICE</text:p>
          </table:table-cell>
          <table:table-cell table:style-name="ce77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table:style-name="ce2" office:value-type="string" calcext:value-type="string">
            <text:p>PBT-BTS</text:p>
          </table:table-cell>
          <table:table-cell table:style-name="ce2" office:value-type="string" calcext:value-type="string">
            <text:p>Per Application</text:p>
          </table:table-cell>
          <table:table-cell table:style-name="ce106" table:number-columns-repeated="4"/>
          <table:table-cell table:style-name="ce65" table:number-columns-repeated="2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2 individual models</text:p>
          </table:table-cell>
          <table:table-cell table:number-columns-repeated="7"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BioFit" table:style-name="ta1">
        <table:table-column table:style-name="co14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3" table:default-cell-style-name="ce17"/>
        <table:table-column table:style-name="co7" table:number-columns-repeated="3" table:default-cell-style-name="ce17"/>
        <table:table-row table:style-name="ro25">
          <table:table-cell table:style-name="ce1" office:value-type="string" calcext:value-type="string">
            <text:p>BioFi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Ergonomic Footrest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HFS-1</text:p>
          </table:table-cell>
          <table:table-cell office:value-type="currency" office:currency="USD" office:value="99" calcext:value-type="currency">
            <text:p>$99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3">
          <table:table-cell office:value-type="string" calcext:value-type="string">
            <text:p>ToughTech Series Seating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UUT1621</text:p>
          </table:table-cell>
          <table:table-cell office:value-type="currency" office:currency="USD" office:value="266" calcext:value-type="currency">
            <text:p>$26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621-R</text:p>
          </table:table-cell>
          <table:table-cell office:value-type="currency" office:currency="USD" office:value="285" calcext:value-type="currency">
            <text:p>$2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1924</text:p>
          </table:table-cell>
          <table:table-cell office:value-type="currency" office:currency="USD" office:value="270" calcext:value-type="currency">
            <text:p>$27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T2328</text:p>
          </table:table-cell>
          <table:table-cell office:value-type="currency" office:currency="USD" office:value="273" calcext:value-type="currency">
            <text:p>$27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-R</text:p>
          </table:table-cell>
          <table:table-cell office:value-type="currency" office:currency="USD" office:value="291" calcext:value-type="currency">
            <text:p>$29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621</text:p>
          </table:table-cell>
          <table:table-cell office:value-type="currency" office:currency="USD" office:value="272" calcext:value-type="currency">
            <text:p>$27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1924</text:p>
          </table:table-cell>
          <table:table-cell office:value-type="currency" office:currency="USD" office:value="274" calcext:value-type="currency">
            <text:p>$274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UUC2126</text:p>
          </table:table-cell>
          <table:table-cell office:value-type="currency" office:currency="USD" office:value="276" calcext:value-type="currency">
            <text:p>$276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UUC2530</text:p>
          </table:table-cell>
          <table:table-cell office:value-type="currency" office:currency="USD" office:value="277" calcext:value-type="currency">
            <text:p>$277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0 individual models</text:p>
          </table:table-cell>
          <table:table-cell table:style-name="Default" table:number-columns-repeated="7"/>
        </table:table-row>
      </table:table>
      <table:table table:name="Webb" table:style-name="ta1">
        <table:table-column table:style-name="co19" table:default-cell-style-name="ce2"/>
        <table:table-column table:style-name="co2" table:number-columns-repeated="3" table:default-cell-style-name="Default"/>
        <table:table-column table:style-name="co5" table:default-cell-style-name="Default"/>
        <table:table-column table:style-name="co7" table:number-columns-repeated="3" table:default-cell-style-name="Default"/>
        <table:table-row table:style-name="ro25">
          <table:table-cell table:style-name="ce1" office:value-type="string" calcext:value-type="string">
            <text:p>Webb PRICE LIS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C Hook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Hooks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hain Load Attachm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float" office:value="21298" calcext:value-type="float">
            <text:p>21298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float" office:value="16975" calcext:value-type="float">
            <text:p>16975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Power &amp; Free Trolley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PFTrolley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aterpillar Drive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CAT3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CAT7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Conveyor Component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WEBBCOM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bilt Enclosed Track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V16997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16999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3">
          <table:table-cell office:value-type="string" calcext:value-type="string">
            <text:p>V20200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Inverte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I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Unibilt Overhead Power and Free Conveyors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OPFC</text:p>
          </table:table-cell>
          <table:table-cell table:style-name="ce2" office:value-type="string" calcext:value-type="string">
            <text:p>Per Application</text:p>
          </table:table-cell>
          <table:table-cell table:style-name="ce17"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niversal Link Chain</text:p>
          </table:table-cell>
          <table:table-cell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3">
          <table:table-cell office:value-type="string" calcext:value-type="string">
            <text:p>ULC</text:p>
          </table:table-cell>
          <table:table-cell table:style-name="ce2" office:value-type="string" calcext:value-type="string">
            <text:p>Per Application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9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number-columns-repeated="7"/>
        </table:table-row>
      </table:table>
      <table:table table:name="Reelcraft" table:style-name="ta1">
        <table:table-column table:style-name="co5" table:default-cell-style-name="ce2"/>
        <table:table-column table:style-name="co2" table:default-cell-style-name="ce8"/>
        <table:table-column table:style-name="co2" table:number-columns-repeated="2" table:default-cell-style-name="ce17"/>
        <table:table-column table:style-name="co20" table:default-cell-style-name="ce17"/>
        <table:table-column table:style-name="co21" table:number-columns-repeated="3" table:default-cell-style-name="ce17"/>
        <table:table-row table:style-name="ro27">
          <table:table-cell table:style-name="ce1" office:value-type="string" calcext:value-type="string">
            <text:p>Reelcraft PRICE LIST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Gas Welding Auto-Retractable Reels</text:p>
          </table:table-cell>
          <table:table-cell table:style-name="Default"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TW5425-OLPT</text:p>
          </table:table-cell>
          <table:table-cell office:value-type="currency" office:currency="USD" office:value="321" calcext:value-type="currency">
            <text:p>$32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7450-OLPT</text:p>
          </table:table-cell>
          <table:table-cell office:value-type="currency" office:currency="USD" office:value="443" calcext:value-type="currency">
            <text:p>$443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7460-OLPT</text:p>
          </table:table-cell>
          <table:table-cell office:value-type="currency" office:currency="USD" office:value="468" calcext:value-type="currency">
            <text:p>$468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84100-OLPT</text:p>
          </table:table-cell>
          <table:table-cell office:value-type="currency" office:currency="USD" office:value="885" calcext:value-type="currency">
            <text:p>$885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W86075-OLPT</text:p>
          </table:table-cell>
          <table:table-cell office:value-type="currency" office:currency="USD" office:value="1037" calcext:value-type="currency">
            <text:p>$1,03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-1225-04-100T</text:p>
          </table:table-cell>
          <table:table-cell office:value-type="currency" office:currency="USD" office:value="717" calcext:value-type="currency">
            <text:p>$717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7"/>
        </table:table-row>
        <table:table-row table:style-name="ro5">
          <table:table-cell office:value-type="string" calcext:value-type="string">
            <text:p>General Auto-Retractable Reels</text:p>
          </table:table-cell>
          <table:table-cell table:style-name="Default" table:number-columns-repeated="7"/>
        </table:table-row>
        <table:table-row table:style-name="ro3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3" office:value-type="string" calcext:value-type="string">
            <text:p>COMPETITOR</text:p>
          </table:table-cell>
          <table:table-cell table:style-name="ce3" table:number-columns-repeated="2"/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office:value-type="string" calcext:value-type="string">
            <text:p>RT450-OLP</text:p>
          </table:table-cell>
          <table:table-cell office:value-type="currency" office:currency="USD" office:value="182" calcext:value-type="currency">
            <text:p>$18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635-OLP</text:p>
          </table:table-cell>
          <table:table-cell office:value-type="currency" office:currency="USD" office:value="171" calcext:value-type="currency">
            <text:p>$171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650-OLP</text:p>
          </table:table-cell>
          <table:table-cell office:value-type="currency" office:currency="USD" office:value="220" calcext:value-type="currency">
            <text:p>$220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835-OLP</text:p>
          </table:table-cell>
          <table:table-cell office:value-type="currency" office:currency="USD" office:value="232" calcext:value-type="currency">
            <text:p>$232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850-OLP</text:p>
          </table:table-cell>
          <table:table-cell office:value-type="currency" office:currency="USD" office:value="296" calcext:value-type="currency">
            <text:p>$296.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RT835-OMP</text:p>
          </table:table-cell>
          <table:table-cell office:value-type="currency" office:currency="USD" office:value="324" calcext:value-type="currency">
            <text:p>$324.00</text:p>
          </table:table-cell>
          <table:table-cell table:number-columns-repeated="6"/>
        </table:table-row>
        <table:table-row table:style-name="ro10">
          <table:table-cell office:value-type="string" calcext:value-type="string">
            <text:p>RT435-OHP</text:p>
          </table:table-cell>
          <table:table-cell office:value-type="currency" office:currency="USD" office:value="320" calcext:value-type="currency">
            <text:p>$320.00</text:p>
          </table:table-cell>
          <table:table-cell table:style-name="ce65" table:number-columns-repeated="6"/>
        </table:table-row>
        <table:table-row table:style-name="ro11">
          <table:table-cell table:style-name="ce6" office:value-type="string" calcext:value-type="string">
            <text:p>2 items found</text:p>
          </table:table-cell>
          <table:table-cell table:style-name="Default" table:number-columns-repeated="7"/>
        </table:table-row>
        <table:table-row table:style-name="ro26">
          <table:table-cell table:style-name="ce6" office:value-type="string" calcext:value-type="string">
            <text:p>13 individual models</text:p>
          </table:table-cell>
          <table:table-cell table:style-name="Default" table:number-columns-repeated="7"/>
        </table:table-row>
      </table:table>
      <table:table table:name="H. Wilson" table:style-name="ta1">
        <table:table-column table:style-name="co21" table:default-cell-style-name="Default"/>
        <table:table-column table:style-name="co2" table:number-columns-repeated="3" table:default-cell-style-name="Default"/>
        <table:table-column table:style-name="co16" table:default-cell-style-name="ce75"/>
        <table:table-column table:style-name="co5" table:number-columns-repeated="3" table:default-cell-style-name="Default"/>
        <table:table-row table:style-name="ro27">
          <table:table-cell table:style-name="ce1" office:value-type="string" calcext:value-type="string">
            <text:p>H. Wilson PRICE LIST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7"/>
        </table:table-row>
        <table:table-row table:style-name="ro5">
          <table:table-cell table:style-name="ce2" office:value-type="string" calcext:value-type="string">
            <text:p>Boardroom Presentation Stations</text:p>
          </table:table-cell>
          <table:table-cell table:number-columns-repeated="7"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PS4BR5E</text:p>
          </table:table-cell>
          <table:table-cell table:style-name="ce8" office:value-type="currency" office:currency="USD" office:value="280.8" calcext:value-type="currency">
            <text:p>$280.80</text:p>
          </table:table-cell>
          <table:table-cell table:style-name="ce17" table:number-columns-repeated="2"/>
          <table:table-cell table:style-name="ce64" office:value-type="currency" office:currency="USD" office:value="206.39" calcext:value-type="currency">
            <text:p>$206.39</text:p>
          </table:table-cell>
          <table:table-cell table:style-name="ce64" table:formula="of:=[.E5]-[.B5]" office:value-type="currency" office:currency="USD" office:value="-74.41" calcext:value-type="currency">
            <text:p>-$74.41</text:p>
          </table:table-cell>
          <table:table-cell table:style-name="ce64" table:formula="of:=[.E5]/[.D5]" office:value-type="string" office:string-value="" calcext:value-type="error">
            <text:p>#DIV/0!</text:p>
          </table:table-cell>
          <table:table-cell table:style-name="ce17" office:value-type="string" calcext:value-type="string">
            <text:p>worldwidejanitor.com</text:p>
          </table:table-cell>
        </table:table-row>
        <table:table-row table:style-name="ro2">
          <table:table-cell table:style-name="ce2" office:value-type="string" calcext:value-type="string">
            <text:p>WPS4BR5CE</text:p>
          </table:table-cell>
          <table:table-cell table:style-name="ce8" office:value-type="currency" office:currency="USD" office:value="336.7" calcext:value-type="currency">
            <text:p>$336.70</text:p>
          </table:table-cell>
          <table:table-cell table:style-name="ce17" table:number-columns-repeated="2"/>
          <table:table-cell table:style-name="ce64" office:value-type="currency" office:currency="USD" office:value="258.86" calcext:value-type="currency">
            <text:p>$258.86</text:p>
          </table:table-cell>
          <table:table-cell table:style-name="ce64" table:formula="of:=[.E6]-[.B6]" office:value-type="currency" office:currency="USD" office:value="-77.84" calcext:value-type="currency">
            <text:p>-$77.84</text:p>
          </table:table-cell>
          <table:table-cell table:style-name="ce17" table:formula="of:=[.E6]/[.D6]" office:value-type="string" office:string-value="" calcext:value-type="error">
            <text:p>#DIV/0!</text:p>
          </table:table-cell>
          <table:table-cell table:style-name="ce17" office:value-type="string" calcext:value-type="string">
            <text:p>etroxell.com</text:p>
          </table:table-cell>
        </table:table-row>
        <table:table-row table:style-name="ro2">
          <table:table-cell table:style-name="ce2" office:value-type="string" calcext:value-type="string">
            <text:p>WPS4BRE</text:p>
          </table:table-cell>
          <table:table-cell table:style-name="ce8" office:value-type="currency" office:currency="USD" office:value="283.26" calcext:value-type="currency">
            <text:p>$283.26</text:p>
          </table:table-cell>
          <table:table-cell table:style-name="ce17" table:number-columns-repeated="2"/>
          <table:table-cell table:style-name="ce64" office:value-type="currency" office:currency="USD" office:value="284" calcext:value-type="currency">
            <text:p>$284.00</text:p>
          </table:table-cell>
          <table:table-cell table:style-name="ce64" table:formula="of:=[.E7]-[.B7]" office:value-type="currency" office:currency="USD" office:value="0.740000000000009" calcext:value-type="currency">
            <text:p>$0.74</text:p>
          </table:table-cell>
          <table:table-cell table:style-name="ce17" table:formula="of:=[.E7]/[.D7]" office:value-type="string" office:string-value="" calcext:value-type="error">
            <text:p>#DIV/0!</text:p>
          </table:table-cell>
          <table:table-cell table:style-name="ce17" office:value-type="string" calcext:value-type="string">
            <text:p>wholesaleutilitycarts.com</text:p>
          </table:table-cell>
        </table:table-row>
        <table:table-row table:style-name="ro2">
          <table:table-cell table:style-name="ce2" office:value-type="string" calcext:value-type="string">
            <text:p>WPS4BRCE</text:p>
          </table:table-cell>
          <table:table-cell table:style-name="ce8" office:value-type="currency" office:currency="USD" office:value="339.3" calcext:value-type="currency">
            <text:p>$339.30</text:p>
          </table:table-cell>
          <table:table-cell table:style-name="ce17" table:number-columns-repeated="2"/>
          <table:table-cell table:style-name="ce64" office:value-type="currency" office:currency="USD" office:value="319.9" calcext:value-type="currency">
            <text:p>$319.90</text:p>
          </table:table-cell>
          <table:table-cell table:style-name="ce64" table:formula="of:=[.E8]-[.B8]" office:value-type="currency" office:currency="USD" office:value="-19.4" calcext:value-type="currency">
            <text:p>-$19.40</text:p>
          </table:table-cell>
          <table:table-cell table:style-name="ce17" table:formula="of:=[.E8]/[.D8]" office:value-type="string" office:string-value="" calcext:value-type="error">
            <text:p>#DIV/0!</text:p>
          </table:table-cell>
          <table:table-cell table:style-name="ce17" office:value-type="string" calcext:value-type="string">
            <text:p>encoredataproducts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LCD TV Stand and Mount with Shelves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FP100</text:p>
          </table:table-cell>
          <table:table-cell table:style-name="ce8" office:value-type="currency" office:currency="USD" office:value="270.4" calcext:value-type="currency">
            <text:p>$270.40</text:p>
          </table:table-cell>
          <table:table-cell table:style-name="ce17" table:number-columns-repeated="2"/>
          <table:table-cell table:style-name="ce64" office:value-type="currency" office:currency="USD" office:value="235.83" calcext:value-type="currency">
            <text:p>$235.83</text:p>
          </table:table-cell>
          <table:table-cell table:style-name="ce64" table:formula="of:=[.E12]-[.B12]" office:value-type="currency" office:currency="USD" office:value="-34.57" calcext:value-type="currency">
            <text:p>-$34.57</text:p>
          </table:table-cell>
          <table:table-cell table:style-name="ce17" table:formula="of:=[.E12]/[.D12]" office:value-type="string" office:string-value="" calcext:value-type="error">
            <text:p>#DIV/0!</text:p>
          </table:table-cell>
          <table:table-cell table:style-name="ce17" office:value-type="string" calcext:value-type="string">
            <text:p>walmart.com</text:p>
          </table:table-cell>
        </table:table-row>
        <table:table-row table:style-name="ro2">
          <table:table-cell table:style-name="ce2" office:value-type="string" calcext:value-type="string">
            <text:p> 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5">
          <table:table-cell table:style-name="ce2" office:value-type="string" calcext:value-type="string">
            <text:p>Mobile Presentation Station</text:p>
          </table:table-cell>
          <table:table-cell table:number-columns-repeated="4"/>
          <table:table-cell table:style-name="ce64"/>
          <table:table-cell table:style-name="ce17"/>
          <table:table-cell/>
        </table:table-row>
        <table:table-row table:style-name="ro4"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OUR PRICE</text:p>
          </table:table-cell>
          <table:table-cell table:style-name="ce3" office:value-type="string" calcext:value-type="string">
            <text:p>LIST PRICE</text:p>
          </table:table-cell>
          <table:table-cell table:style-name="ce3" office:value-type="string" calcext:value-type="string">
            <text:p>OUR COST</text:p>
          </table:table-cell>
          <table:table-cell table:style-name="ce77" office:value-type="string" calcext:value-type="string">
            <text:p>COMPETITOR</text:p>
          </table:table-cell>
          <table:table-cell table:style-name="ce77" office:value-type="string" calcext:value-type="string">
            <text:p>COMP.- OUR PRICE</text:p>
          </table:table-cell>
          <table:table-cell table:style-name="ce48" office:value-type="string" calcext:value-type="string">
            <text:p>COMP./ OUR COST</text:p>
          </table:table-cell>
          <table:table-cell table:style-name="ce3" office:value-type="string" calcext:value-type="string">
            <text:p>COMPETITOR NAME</text:p>
          </table:table-cell>
        </table:table-row>
        <table:table-row table:style-name="ro2">
          <table:table-cell table:style-name="ce2" office:value-type="string" calcext:value-type="string">
            <text:p>WPS4E</text:p>
          </table:table-cell>
          <table:table-cell table:style-name="ce8" office:value-type="currency" office:currency="USD" office:value="206.7" calcext:value-type="currency">
            <text:p>$206.70</text:p>
          </table:table-cell>
          <table:table-cell table:style-name="ce17" table:number-columns-repeated="2"/>
          <table:table-cell table:style-name="ce64" office:value-type="currency" office:currency="USD" office:value="209.85" calcext:value-type="currency">
            <text:p>$209.85</text:p>
          </table:table-cell>
          <table:table-cell table:style-name="ce64" table:formula="of:=[.E16]-[.B16]" office:value-type="currency" office:currency="USD" office:value="3.15000000000001" calcext:value-type="currency">
            <text:p>$3.15</text:p>
          </table:table-cell>
          <table:table-cell table:style-name="ce17" table:formula="of:=[.E16]/[.D16]" office:value-type="string" office:string-value="" calcext:value-type="error">
            <text:p>#DIV/0!</text:p>
          </table:table-cell>
          <table:table-cell table:style-name="ce17" office:value-type="string" calcext:value-type="string">
            <text:p>schooloutlet.com</text:p>
          </table:table-cell>
        </table:table-row>
        <table:table-row table:style-name="ro2">
          <table:table-cell table:style-name="ce2" office:value-type="string" calcext:value-type="string">
            <text:p>WPS4CE</text:p>
          </table:table-cell>
          <table:table-cell table:style-name="ce8" office:value-type="currency" office:currency="USD" office:value="256.1" calcext:value-type="currency">
            <text:p>$256.10</text:p>
          </table:table-cell>
          <table:table-cell table:style-name="ce17" table:number-columns-repeated="2"/>
          <table:table-cell table:style-name="ce64" office:value-type="currency" office:currency="USD" office:value="215.44" calcext:value-type="currency">
            <text:p>$215.44</text:p>
          </table:table-cell>
          <table:table-cell table:style-name="ce64" table:formula="of:=[.E17]-[.B17]" office:value-type="currency" office:currency="USD" office:value="-40.66" calcext:value-type="currency">
            <text:p>-$40.66</text:p>
          </table:table-cell>
          <table:table-cell table:style-name="ce17" table:formula="of:=[.E17]/[.D17]" office:value-type="string" office:string-value="" calcext:value-type="error">
            <text:p>#DIV/0!</text:p>
          </table:table-cell>
          <table:table-cell table:style-name="ce17" office:value-type="string" calcext:value-type="string">
            <text:p>mybinding.com</text:p>
          </table:table-cell>
        </table:table-row>
        <table:table-row table:style-name="ro11">
          <table:table-cell table:style-name="ce6" office:value-type="string" calcext:value-type="string">
            <text:p>3 items found</text:p>
          </table:table-cell>
          <table:table-cell table:number-columns-repeated="7"/>
        </table:table-row>
        <table:table-row table:style-name="ro26">
          <table:table-cell table:style-name="ce6" office:value-type="string" calcext:value-type="string">
            <text:p>7 individual models</text:p>
          </table:table-cell>
          <table:table-cell table:number-columns-repeated="7"/>
        </table:table-row>
        <table:table-row table:style-name="ro2" table:number-rows-repeated="1048556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ecoOmaha" table:style-name="ta2">
        <table:table-column table:style-name="co19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ce113"/>
        <table:table-column table:style-name="co12" table:default-cell-style-name="ce113"/>
        <table:table-column table:style-name="co7" table:number-columns-repeated="3" table:default-cell-style-name="Default"/>
        <table:table-column table:style-name="co2" table:number-columns-repeated="1016" table:default-cell-style-name="Default"/>
        <table:table-row table:style-name="ro27">
          <table:table-cell table:style-name="ce69" office:value-type="string" calcext:value-type="string">
            <text:p>Meco Omaha PRICE LIST</text:p>
          </table:table-cell>
          <table:table-cell table:number-columns-repeated="1023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1023"/>
        </table:table-row>
        <table:table-row table:style-name="ro5">
          <table:table-cell table:style-name="ce70" office:value-type="string" calcext:value-type="string">
            <text:p>200 Series Convertible 2-in-1 Truck</text:p>
          </table:table-cell>
          <table:table-cell table:number-columns-repeated="1023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00SP</text:p>
          </table:table-cell>
          <table:table-cell table:number-columns-repeated="2" table:style-name="ce82" office:value-type="currency" office:currency="USD" office:value="138" calcext:value-type="currency">
            <text:p>$138.00</text:p>
          </table:table-cell>
          <table:table-cell table:style-name="ce123" office:value-type="currency" office:currency="USD" office:value="111.06" calcext:value-type="currency">
            <text:p>$111.06</text:p>
          </table:table-cell>
          <table:table-cell table:style-name="ce123" office:value-type="currency" office:currency="USD" office:value="146.95" calcext:value-type="currency">
            <text:p>$146.95</text:p>
          </table:table-cell>
          <table:table-cell table:style-name="ce123" table:formula="of:=[.E5]-[.B5]" office:value-type="currency" office:currency="USD" office:value="8.94999999999999" calcext:value-type="currency">
            <text:p>$8.95</text:p>
          </table:table-cell>
          <table:table-cell table:style-name="ce102" table:formula="of:=[.E5]/[.D5]" office:value-type="float" office:value="1.32315865298037" calcext:value-type="float">
            <text:p>1.323158652980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00PN</text:p>
          </table:table-cell>
          <table:table-cell table:number-columns-repeated="2" table:style-name="ce82" office:value-type="currency" office:currency="USD" office:value="148" calcext:value-type="currency">
            <text:p>$148.00</text:p>
          </table:table-cell>
          <table:table-cell table:style-name="ce123" office:value-type="currency" office:currency="USD" office:value="117.96" calcext:value-type="currency">
            <text:p>$117.96</text:p>
          </table:table-cell>
          <table:table-cell table:style-name="ce123" office:value-type="currency" office:currency="USD" office:value="155.95" calcext:value-type="currency">
            <text:p>$155.95</text:p>
          </table:table-cell>
          <table:table-cell table:style-name="ce123" table:formula="of:=[.E6]-[.B6]" office:value-type="currency" office:currency="USD" office:value="7.94999999999999" calcext:value-type="currency">
            <text:p>$7.95</text:p>
          </table:table-cell>
          <table:table-cell table:style-name="ce102" table:formula="of:=[.E6]/[.D6]" office:value-type="float" office:value="1.32205832485588" calcext:value-type="float">
            <text:p>1.322058324855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6">
          <table:table-cell table:style-name="ce70" office:value-type="string" calcext:value-type="string">
            <text:p>200 Series Deluxe Hand Trucks with Stairglide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80SP</text:p>
          </table:table-cell>
          <table:table-cell table:number-columns-repeated="2" table:style-name="ce82" office:value-type="currency" office:currency="USD" office:value="88" calcext:value-type="currency">
            <text:p>$88.00</text:p>
          </table:table-cell>
          <table:table-cell table:style-name="ce123" office:value-type="currency" office:currency="USD" office:value="71.76" calcext:value-type="currency">
            <text:p>$71.76</text:p>
          </table:table-cell>
          <table:table-cell table:style-name="ce123" office:value-type="currency" office:currency="USD" office:value="94.95" calcext:value-type="currency">
            <text:p>$94.95</text:p>
          </table:table-cell>
          <table:table-cell table:style-name="ce123" table:formula="of:=[.E10]-[.B10]" office:value-type="currency" office:currency="USD" office:value="6.95" calcext:value-type="currency">
            <text:p>$6.95</text:p>
          </table:table-cell>
          <table:table-cell table:style-name="ce102" table:formula="of:=[.E10]/[.D10]" office:value-type="float" office:value="1.32316053511706" calcext:value-type="float">
            <text:p>1.3231605351170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80PN</text:p>
          </table:table-cell>
          <table:table-cell table:number-columns-repeated="2" table:style-name="ce82" office:value-type="currency" office:currency="USD" office:value="98" calcext:value-type="currency">
            <text:p>$98.00</text:p>
          </table:table-cell>
          <table:table-cell table:style-name="ce123" office:value-type="currency" office:currency="USD" office:value="77.3" calcext:value-type="currency">
            <text:p>$77.30</text:p>
          </table:table-cell>
          <table:table-cell table:style-name="ce123" office:value-type="currency" office:currency="USD" office:value="101.95" calcext:value-type="currency">
            <text:p>$101.95</text:p>
          </table:table-cell>
          <table:table-cell table:style-name="ce123" table:formula="of:=[.E11]-[.B11]" office:value-type="currency" office:currency="USD" office:value="3.95" calcext:value-type="currency">
            <text:p>$3.95</text:p>
          </table:table-cell>
          <table:table-cell table:style-name="ce102" table:formula="of:=[.E11]/[.D11]" office:value-type="float" office:value="1.31888745148771" calcext:value-type="float">
            <text:p>1.318887451487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81SP</text:p>
          </table:table-cell>
          <table:table-cell table:number-columns-repeated="2" table:style-name="ce82" office:value-type="currency" office:currency="USD" office:value="91" calcext:value-type="currency">
            <text:p>$91.00</text:p>
          </table:table-cell>
          <table:table-cell table:style-name="ce123" office:value-type="currency" office:currency="USD" office:value="71.25" calcext:value-type="currency">
            <text:p>$71.25</text:p>
          </table:table-cell>
          <table:table-cell table:style-name="ce123" office:value-type="currency" office:currency="USD" office:value="93.95" calcext:value-type="currency">
            <text:p>$93.95</text:p>
          </table:table-cell>
          <table:table-cell table:style-name="ce123" table:formula="of:=[.E12]-[.B12]" office:value-type="currency" office:currency="USD" office:value="2.95" calcext:value-type="currency">
            <text:p>$2.95</text:p>
          </table:table-cell>
          <table:table-cell table:style-name="ce102" table:formula="of:=[.E12]/[.D12]" office:value-type="float" office:value="1.31859649122807" calcext:value-type="float">
            <text:p>1.3185964912280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81PN</text:p>
          </table:table-cell>
          <table:table-cell table:number-columns-repeated="2" table:style-name="ce82" office:value-type="currency" office:currency="USD" office:value="99" calcext:value-type="currency">
            <text:p>$99.00</text:p>
          </table:table-cell>
          <table:table-cell table:style-name="ce123" office:value-type="currency" office:currency="USD" office:value="76.79" calcext:value-type="currency">
            <text:p>$76.79</text:p>
          </table:table-cell>
          <table:table-cell table:style-name="ce123" office:value-type="currency" office:currency="USD" office:value="101.95" calcext:value-type="currency">
            <text:p>$101.95</text:p>
          </table:table-cell>
          <table:table-cell table:style-name="ce123" table:formula="of:=[.E13]-[.B13]" office:value-type="currency" office:currency="USD" office:value="2.95" calcext:value-type="currency">
            <text:p>$2.95</text:p>
          </table:table-cell>
          <table:table-cell table:style-name="ce102" table:formula="of:=[.E13]/[.D13]" office:value-type="float" office:value="1.32764682901419" calcext:value-type="float">
            <text:p>1.327646829014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82SP</text:p>
          </table:table-cell>
          <table:table-cell table:number-columns-repeated="2" table:style-name="ce82" office:value-type="currency" office:currency="USD" office:value="93" calcext:value-type="currency">
            <text:p>$93.00</text:p>
          </table:table-cell>
          <table:table-cell table:style-name="ce123" office:value-type="currency" office:currency="USD" office:value="75.33" calcext:value-type="currency">
            <text:p>$75.33</text:p>
          </table:table-cell>
          <table:table-cell table:style-name="ce123" office:value-type="currency" office:currency="USD" office:value="99.95" calcext:value-type="currency">
            <text:p>$99.95</text:p>
          </table:table-cell>
          <table:table-cell table:style-name="ce123" table:formula="of:=[.E14]-[.B14]" office:value-type="currency" office:currency="USD" office:value="6.95" calcext:value-type="currency">
            <text:p>$6.95</text:p>
          </table:table-cell>
          <table:table-cell table:style-name="ce102" table:formula="of:=[.E14]/[.D14]" office:value-type="float" office:value="1.32682862073543" calcext:value-type="float">
            <text:p>1.326828620735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82PN</text:p>
          </table:table-cell>
          <table:table-cell table:number-columns-repeated="2" table:style-name="ce82" office:value-type="currency" office:currency="USD" office:value="103" calcext:value-type="currency">
            <text:p>$103.00</text:p>
          </table:table-cell>
          <table:table-cell table:style-name="ce123" office:value-type="currency" office:currency="USD" office:value="80.86" calcext:value-type="currency">
            <text:p>$80.86</text:p>
          </table:table-cell>
          <table:table-cell table:style-name="ce123" office:value-type="currency" office:currency="USD" office:value="106.95" calcext:value-type="currency">
            <text:p>$106.95</text:p>
          </table:table-cell>
          <table:table-cell table:style-name="ce123" table:formula="of:=[.E15]-[.B15]" office:value-type="currency" office:currency="USD" office:value="3.95" calcext:value-type="currency">
            <text:p>$3.95</text:p>
          </table:table-cell>
          <table:table-cell table:style-name="ce102" table:formula="of:=[.E15]/[.D15]" office:value-type="float" office:value="1.32265644323522" calcext:value-type="float">
            <text:p>1.322656443235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0SP</text:p>
          </table:table-cell>
          <table:table-cell table:number-columns-repeated="2" table:style-name="ce82" office:value-type="currency" office:currency="USD" office:value="96" calcext:value-type="currency">
            <text:p>$96.00</text:p>
          </table:table-cell>
          <table:table-cell table:style-name="ce123" office:value-type="currency" office:currency="USD" office:value="76.16" calcext:value-type="currency">
            <text:p>$76.16</text:p>
          </table:table-cell>
          <table:table-cell table:style-name="ce123" office:value-type="currency" office:currency="USD" office:value="100.95" calcext:value-type="currency">
            <text:p>$100.95</text:p>
          </table:table-cell>
          <table:table-cell table:style-name="ce123" table:formula="of:=[.E16]-[.B16]" office:value-type="currency" office:currency="USD" office:value="4.95" calcext:value-type="currency">
            <text:p>$4.95</text:p>
          </table:table-cell>
          <table:table-cell table:style-name="ce102" table:formula="of:=[.E16]/[.D16]" office:value-type="float" office:value="1.32549894957983" calcext:value-type="float">
            <text:p>1.325498949579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0PN</text:p>
          </table:table-cell>
          <table:table-cell table:number-columns-repeated="2" table:style-name="ce82" office:value-type="currency" office:currency="USD" office:value="103" calcext:value-type="currency">
            <text:p>$103.00</text:p>
          </table:table-cell>
          <table:table-cell table:style-name="ce123" office:value-type="currency" office:currency="USD" office:value="81.7" calcext:value-type="currency">
            <text:p>$81.70</text:p>
          </table:table-cell>
          <table:table-cell table:style-name="ce123" office:value-type="currency" office:currency="USD" office:value="107.95" calcext:value-type="currency">
            <text:p>$107.95</text:p>
          </table:table-cell>
          <table:table-cell table:style-name="ce123" table:formula="of:=[.E17]-[.B17]" office:value-type="currency" office:currency="USD" office:value="4.95" calcext:value-type="currency">
            <text:p>$4.95</text:p>
          </table:table-cell>
          <table:table-cell table:style-name="ce102" table:formula="of:=[.E17]/[.D17]" office:value-type="float" office:value="1.32129742962056" calcext:value-type="float">
            <text:p>1.321297429620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1SP</text:p>
          </table:table-cell>
          <table:table-cell table:number-columns-repeated="2" table:style-name="ce82" office:value-type="currency" office:currency="USD" office:value="94" calcext:value-type="currency">
            <text:p>$94.00</text:p>
          </table:table-cell>
          <table:table-cell table:style-name="ce123" office:value-type="currency" office:currency="USD" office:value="75.21" calcext:value-type="currency">
            <text:p>$75.21</text:p>
          </table:table-cell>
          <table:table-cell table:style-name="ce123" office:value-type="currency" office:currency="USD" office:value="98.95" calcext:value-type="currency">
            <text:p>$98.95</text:p>
          </table:table-cell>
          <table:table-cell table:style-name="ce123" table:formula="of:=[.E18]-[.B18]" office:value-type="currency" office:currency="USD" office:value="4.95" calcext:value-type="currency">
            <text:p>$4.95</text:p>
          </table:table-cell>
          <table:table-cell table:style-name="ce102" table:formula="of:=[.E18]/[.D18]" office:value-type="float" office:value="1.3156495146922" calcext:value-type="float">
            <text:p>1.31564951469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1PN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0.75" calcext:value-type="currency">
            <text:p>$80.75</text:p>
          </table:table-cell>
          <table:table-cell table:style-name="ce123" office:value-type="currency" office:currency="USD" office:value="106.95" calcext:value-type="currency">
            <text:p>$106.95</text:p>
          </table:table-cell>
          <table:table-cell table:style-name="ce123" table:formula="of:=[.E19]-[.B19]" office:value-type="currency" office:currency="USD" office:value="4.95" calcext:value-type="currency">
            <text:p>$4.95</text:p>
          </table:table-cell>
          <table:table-cell table:style-name="ce102" table:formula="of:=[.E19]/[.D19]" office:value-type="float" office:value="1.32445820433437" calcext:value-type="float">
            <text:p>1.324458204334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2SP</text:p>
          </table:table-cell>
          <table:table-cell table:number-columns-repeated="2" table:style-name="ce82" office:value-type="currency" office:currency="USD" office:value="101" calcext:value-type="currency">
            <text:p>$101.00</text:p>
          </table:table-cell>
          <table:table-cell table:style-name="ce123" office:value-type="currency" office:currency="USD" office:value="78.4" calcext:value-type="currency">
            <text:p>$78.40</text:p>
          </table:table-cell>
          <table:table-cell table:style-name="ce123" office:value-type="currency" office:currency="USD" office:value="103.95" calcext:value-type="currency">
            <text:p>$103.95</text:p>
          </table:table-cell>
          <table:table-cell table:style-name="ce123" table:formula="of:=[.E20]-[.B20]" office:value-type="currency" office:currency="USD" office:value="2.95" calcext:value-type="currency">
            <text:p>$2.95</text:p>
          </table:table-cell>
          <table:table-cell table:style-name="ce102" table:formula="of:=[.E20]/[.D20]" office:value-type="float" office:value="1.32589285714286" calcext:value-type="float">
            <text:p>1.325892857142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2PN</text:p>
          </table:table-cell>
          <table:table-cell table:number-columns-repeated="2" table:style-name="ce82" office:value-type="currency" office:currency="USD" office:value="107" calcext:value-type="currency">
            <text:p>$107.00</text:p>
          </table:table-cell>
          <table:table-cell table:style-name="ce123" office:value-type="currency" office:currency="USD" office:value="84.82" calcext:value-type="currency">
            <text:p>$84.82</text:p>
          </table:table-cell>
          <table:table-cell table:style-name="ce123" office:value-type="currency" office:currency="USD" office:value="111.95" calcext:value-type="currency">
            <text:p>$111.95</text:p>
          </table:table-cell>
          <table:table-cell table:style-name="ce123" table:formula="of:=[.E21]-[.B21]" office:value-type="currency" office:currency="USD" office:value="4.95" calcext:value-type="currency">
            <text:p>$4.95</text:p>
          </table:table-cell>
          <table:table-cell table:style-name="ce102" table:formula="of:=[.E21]/[.D21]" office:value-type="float" office:value="1.31985380806414" calcext:value-type="float">
            <text:p>1.319853808064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200 Series Hand Trucks - Standard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10SP</text:p>
          </table:table-cell>
          <table:table-cell table:number-columns-repeated="2" table:style-name="ce82" office:value-type="currency" office:currency="USD" office:value="81" calcext:value-type="currency">
            <text:p>$81.00</text:p>
          </table:table-cell>
          <table:table-cell table:style-name="ce123" office:value-type="currency" office:currency="USD" office:value="65.13" calcext:value-type="currency">
            <text:p>$65.13</text:p>
          </table:table-cell>
          <table:table-cell table:style-name="ce123" office:value-type="currency" office:currency="USD" office:value="85.95" calcext:value-type="currency">
            <text:p>$85.95</text:p>
          </table:table-cell>
          <table:table-cell table:style-name="ce123" table:formula="of:=[.E25]-[.B25]" office:value-type="currency" office:currency="USD" office:value="4.95" calcext:value-type="currency">
            <text:p>$4.95</text:p>
          </table:table-cell>
          <table:table-cell table:style-name="ce102" table:formula="of:=[.E25]/[.D25]" office:value-type="float" office:value="1.3196683555965" calcext:value-type="float">
            <text:p>1.319668355596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10PN</text:p>
          </table:table-cell>
          <table:table-cell table:number-columns-repeated="2" table:style-name="ce82" office:value-type="currency" office:currency="USD" office:value="88" calcext:value-type="currency">
            <text:p>$88.00</text:p>
          </table:table-cell>
          <table:table-cell table:style-name="ce123" office:value-type="currency" office:currency="USD" office:value="70.67" calcext:value-type="currency">
            <text:p>$70.67</text:p>
          </table:table-cell>
          <table:table-cell table:style-name="ce123" office:value-type="currency" office:currency="USD" office:value="92.95" calcext:value-type="currency">
            <text:p>$92.95</text:p>
          </table:table-cell>
          <table:table-cell table:style-name="ce123" table:formula="of:=[.E26]-[.B26]" office:value-type="currency" office:currency="USD" office:value="4.95" calcext:value-type="currency">
            <text:p>$4.95</text:p>
          </table:table-cell>
          <table:table-cell table:style-name="ce102" table:formula="of:=[.E26]/[.D26]" office:value-type="float" office:value="1.31526814772888" calcext:value-type="float">
            <text:p>1.315268147728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50SP</text:p>
          </table:table-cell>
          <table:table-cell table:number-columns-repeated="2" table:style-name="ce82" office:value-type="currency" office:currency="USD" office:value="85" calcext:value-type="currency">
            <text:p>$85.00</text:p>
          </table:table-cell>
          <table:table-cell table:style-name="ce123" office:value-type="currency" office:currency="USD" office:value="68.19" calcext:value-type="currency">
            <text:p>$68.19</text:p>
          </table:table-cell>
          <table:table-cell table:style-name="ce123" office:value-type="currency" office:currency="USD" office:value="89.95" calcext:value-type="currency">
            <text:p>$89.95</text:p>
          </table:table-cell>
          <table:table-cell table:style-name="ce123" table:formula="of:=[.E27]-[.B27]" office:value-type="currency" office:currency="USD" office:value="4.95" calcext:value-type="currency">
            <text:p>$4.95</text:p>
          </table:table-cell>
          <table:table-cell table:style-name="ce102" table:formula="of:=[.E27]/[.D27]" office:value-type="float" office:value="1.31910837366183" calcext:value-type="float">
            <text:p>1.319108373661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50PN</text:p>
          </table:table-cell>
          <table:table-cell table:number-columns-repeated="2" table:style-name="ce82" office:value-type="currency" office:currency="USD" office:value="92" calcext:value-type="currency">
            <text:p>$92.00</text:p>
          </table:table-cell>
          <table:table-cell table:style-name="ce123" office:value-type="currency" office:currency="USD" office:value="73.72" calcext:value-type="currency">
            <text:p>$73.72</text:p>
          </table:table-cell>
          <table:table-cell table:style-name="ce123" office:value-type="currency" office:currency="USD" office:value="96.95" calcext:value-type="currency">
            <text:p>$96.95</text:p>
          </table:table-cell>
          <table:table-cell table:style-name="ce123" table:formula="of:=[.E28]-[.B28]" office:value-type="currency" office:currency="USD" office:value="4.95" calcext:value-type="currency">
            <text:p>$4.95</text:p>
          </table:table-cell>
          <table:table-cell table:style-name="ce102" table:formula="of:=[.E28]/[.D28]" office:value-type="float" office:value="1.31511123168747" calcext:value-type="float">
            <text:p>1.3151112316874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51SP</text:p>
          </table:table-cell>
          <table:table-cell table:number-columns-repeated="2" table:style-name="ce82" office:value-type="currency" office:currency="USD" office:value="84" calcext:value-type="currency">
            <text:p>$84.00</text:p>
          </table:table-cell>
          <table:table-cell table:style-name="ce123" office:value-type="currency" office:currency="USD" office:value="67.23" calcext:value-type="currency">
            <text:p>$67.23</text:p>
          </table:table-cell>
          <table:table-cell table:style-name="ce123" office:value-type="currency" office:currency="USD" office:value="88.95" calcext:value-type="currency">
            <text:p>$88.95</text:p>
          </table:table-cell>
          <table:table-cell table:style-name="ce123" table:formula="of:=[.E29]-[.B29]" office:value-type="currency" office:currency="USD" office:value="4.95" calcext:value-type="currency">
            <text:p>$4.95</text:p>
          </table:table-cell>
          <table:table-cell table:style-name="ce102" table:formula="of:=[.E29]/[.D29]" office:value-type="float" office:value="1.32307005800982" calcext:value-type="float">
            <text:p>1.3230700580098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51PN</text:p>
          </table:table-cell>
          <table:table-cell table:number-columns-repeated="2" table:style-name="ce82" office:value-type="currency" office:currency="USD" office:value="91" calcext:value-type="currency">
            <text:p>$91.00</text:p>
          </table:table-cell>
          <table:table-cell table:style-name="ce123" office:value-type="currency" office:currency="USD" office:value="72.77" calcext:value-type="currency">
            <text:p>$72.77</text:p>
          </table:table-cell>
          <table:table-cell table:style-name="ce123" office:value-type="currency" office:currency="USD" office:value="95.95" calcext:value-type="currency">
            <text:p>$95.95</text:p>
          </table:table-cell>
          <table:table-cell table:style-name="ce123" table:formula="of:=[.E30]-[.B30]" office:value-type="currency" office:currency="USD" office:value="4.95" calcext:value-type="currency">
            <text:p>$4.95</text:p>
          </table:table-cell>
          <table:table-cell table:style-name="ce102" table:formula="of:=[.E30]/[.D30]" office:value-type="float" office:value="1.31853785900783" calcext:value-type="float">
            <text:p>1.318537859007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52SP</text:p>
          </table:table-cell>
          <table:table-cell table:number-columns-repeated="2" table:style-name="ce82" office:value-type="currency" office:currency="USD" office:value="89" calcext:value-type="currency">
            <text:p>$89.00</text:p>
          </table:table-cell>
          <table:table-cell table:style-name="ce123" office:value-type="currency" office:currency="USD" office:value="71.31" calcext:value-type="currency">
            <text:p>$71.31</text:p>
          </table:table-cell>
          <table:table-cell table:style-name="ce123" office:value-type="currency" office:currency="USD" office:value="93.95" calcext:value-type="currency">
            <text:p>$93.95</text:p>
          </table:table-cell>
          <table:table-cell table:style-name="ce123" table:formula="of:=[.E31]-[.B31]" office:value-type="currency" office:currency="USD" office:value="4.95" calcext:value-type="currency">
            <text:p>$4.95</text:p>
          </table:table-cell>
          <table:table-cell table:style-name="ce102" table:formula="of:=[.E31]/[.D31]" office:value-type="float" office:value="1.31748702846726" calcext:value-type="float">
            <text:p>1.3174870284672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52PN</text:p>
          </table:table-cell>
          <table:table-cell table:number-columns-repeated="2" table:style-name="ce82" office:value-type="currency" office:currency="USD" office:value="97" calcext:value-type="currency">
            <text:p>$97.00</text:p>
          </table:table-cell>
          <table:table-cell table:style-name="ce123" office:value-type="currency" office:currency="USD" office:value="76.84" calcext:value-type="currency">
            <text:p>$76.84</text:p>
          </table:table-cell>
          <table:table-cell table:style-name="ce123" office:value-type="currency" office:currency="USD" office:value="101.95" calcext:value-type="currency">
            <text:p>$101.95</text:p>
          </table:table-cell>
          <table:table-cell table:style-name="ce123" table:formula="of:=[.E32]-[.B32]" office:value-type="currency" office:currency="USD" office:value="4.95" calcext:value-type="currency">
            <text:p>$4.95</text:p>
          </table:table-cell>
          <table:table-cell table:style-name="ce102" table:formula="of:=[.E32]/[.D32]" office:value-type="float" office:value="1.3267829255596" calcext:value-type="float">
            <text:p>1.32678292555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60SP</text:p>
          </table:table-cell>
          <table:table-cell table:number-columns-repeated="2" table:style-name="ce82" office:value-type="currency" office:currency="USD" office:value="85" calcext:value-type="currency">
            <text:p>$85.00</text:p>
          </table:table-cell>
          <table:table-cell table:style-name="ce123" office:value-type="currency" office:currency="USD" office:value="68.2" calcext:value-type="currency">
            <text:p>$68.20</text:p>
          </table:table-cell>
          <table:table-cell table:style-name="ce123" office:value-type="currency" office:currency="USD" office:value="89.95" calcext:value-type="currency">
            <text:p>$89.95</text:p>
          </table:table-cell>
          <table:table-cell table:style-name="ce123" table:formula="of:=[.E33]-[.B33]" office:value-type="currency" office:currency="USD" office:value="4.95" calcext:value-type="currency">
            <text:p>$4.95</text:p>
          </table:table-cell>
          <table:table-cell table:style-name="ce102" table:formula="of:=[.E33]/[.D33]" office:value-type="float" office:value="1.31891495601173" calcext:value-type="float">
            <text:p>1.318914956011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60PN</text:p>
          </table:table-cell>
          <table:table-cell table:number-columns-repeated="2" table:style-name="ce82" office:value-type="currency" office:currency="USD" office:value="92" calcext:value-type="currency">
            <text:p>$92.00</text:p>
          </table:table-cell>
          <table:table-cell table:style-name="ce123" office:value-type="currency" office:currency="USD" office:value="73.73" calcext:value-type="currency">
            <text:p>$73.73</text:p>
          </table:table-cell>
          <table:table-cell table:style-name="ce123" office:value-type="currency" office:currency="USD" office:value="96.95" calcext:value-type="currency">
            <text:p>$96.95</text:p>
          </table:table-cell>
          <table:table-cell table:style-name="ce123" table:formula="of:=[.E34]-[.B34]" office:value-type="currency" office:currency="USD" office:value="4.95" calcext:value-type="currency">
            <text:p>$4.95</text:p>
          </table:table-cell>
          <table:table-cell table:style-name="ce102" table:formula="of:=[.E34]/[.D34]" office:value-type="float" office:value="1.31493286314933" calcext:value-type="float">
            <text:p>1.314932863149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8-Wheel Drum Doll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36S</text:p>
          </table:table-cell>
          <table:table-cell table:number-columns-repeated="2" table:style-name="ce82" office:value-type="currency" office:currency="USD" office:value="111" calcext:value-type="currency">
            <text:p>$111.00</text:p>
          </table:table-cell>
          <table:table-cell table:style-name="ce123" office:value-type="currency" office:currency="USD" office:value="94.2" calcext:value-type="currency">
            <text:p>$94.20</text:p>
          </table:table-cell>
          <table:table-cell table:style-name="ce123" office:value-type="currency" office:currency="USD" office:value="114.95" calcext:value-type="currency">
            <text:p>$114.95</text:p>
          </table:table-cell>
          <table:table-cell table:style-name="ce123" table:formula="of:=[.E38]-[.B38]" office:value-type="currency" office:currency="USD" office:value="3.95" calcext:value-type="currency">
            <text:p>$3.95</text:p>
          </table:table-cell>
          <table:table-cell table:style-name="ce102" table:formula="of:=[.E38]/[.D38]" office:value-type="float" office:value="1.22027600849257" calcext:value-type="float">
            <text:p>1.2202760084925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Adjustable Pallet Stand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PS2</text:p>
          </table:table-cell>
          <table:table-cell table:number-columns-repeated="2" table:style-name="ce82" office:value-type="currency" office:currency="USD" office:value="549" calcext:value-type="currency">
            <text:p>$549.00</text:p>
          </table:table-cell>
          <table:table-cell table:style-name="ce123" office:value-type="currency" office:currency="USD" office:value="385.22" calcext:value-type="currency">
            <text:p>$385.22</text:p>
          </table:table-cell>
          <table:table-cell table:style-name="ce123" office:value-type="currency" office:currency="USD" office:value="599" calcext:value-type="currency">
            <text:p>$599.00</text:p>
          </table:table-cell>
          <table:table-cell table:style-name="ce123" table:formula="of:=[.E42]-[.B42]" office:value-type="currency" office:currency="USD" office:value="50" calcext:value-type="currency">
            <text:p>$50.00</text:p>
          </table:table-cell>
          <table:table-cell table:style-name="ce102" table:formula="of:=[.E42]/[.D42]" office:value-type="float" office:value="1.55495560978142" calcext:value-type="float">
            <text:p>1.5549556097814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PS2C</text:p>
          </table:table-cell>
          <table:table-cell table:number-columns-repeated="2" table:style-name="ce82" office:value-type="currency" office:currency="USD" office:value="574" calcext:value-type="currency">
            <text:p>$574.00</text:p>
          </table:table-cell>
          <table:table-cell table:style-name="ce123" office:value-type="currency" office:currency="USD" office:value="429.72" calcext:value-type="currency">
            <text:p>$429.72</text:p>
          </table:table-cell>
          <table:table-cell table:style-name="ce123"/>
          <table:table-cell table:style-name="ce123" table:formula="of:=[.E43]-[.B43]" office:value-type="currency" office:currency="USD" office:value="-574" calcext:value-type="currency">
            <text:p>-$574.00</text:p>
          </table:table-cell>
          <table:table-cell table:style-name="ce102" table:formula="of:=[.E43]/[.D43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All-Steel Machine Table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1823-2</text:p>
          </table:table-cell>
          <table:table-cell table:number-columns-repeated="2" table:style-name="ce82" office:value-type="currency" office:currency="USD" office:value="225" calcext:value-type="currency">
            <text:p>$225.00</text:p>
          </table:table-cell>
          <table:table-cell table:style-name="ce123" office:value-type="currency" office:currency="USD" office:value="103.93" calcext:value-type="currency">
            <text:p>$103.93</text:p>
          </table:table-cell>
          <table:table-cell table:style-name="ce123" office:value-type="currency" office:currency="USD" office:value="277.68" calcext:value-type="currency">
            <text:p>$277.68</text:p>
          </table:table-cell>
          <table:table-cell table:style-name="ce123" table:formula="of:=[.E47]-[.B47]" office:value-type="currency" office:currency="USD" office:value="52.68" calcext:value-type="currency">
            <text:p>$52.68</text:p>
          </table:table-cell>
          <table:table-cell table:style-name="ce102" table:formula="of:=[.E47]/[.D47]" office:value-type="float" office:value="2.67179832579621" calcext:value-type="float">
            <text:p>2.67179832579621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2423-2</text:p>
          </table:table-cell>
          <table:table-cell table:number-columns-repeated="2" table:style-name="ce82" office:value-type="currency" office:currency="USD" office:value="245" calcext:value-type="currency">
            <text:p>$245.00</text:p>
          </table:table-cell>
          <table:table-cell table:style-name="ce123" office:value-type="currency" office:currency="USD" office:value="114.63" calcext:value-type="currency">
            <text:p>$114.63</text:p>
          </table:table-cell>
          <table:table-cell table:style-name="ce123" office:value-type="currency" office:currency="USD" office:value="296.4" calcext:value-type="currency">
            <text:p>$296.40</text:p>
          </table:table-cell>
          <table:table-cell table:style-name="ce123" table:formula="of:=[.E48]-[.B48]" office:value-type="currency" office:currency="USD" office:value="51.4" calcext:value-type="currency">
            <text:p>$51.40</text:p>
          </table:table-cell>
          <table:table-cell table:style-name="ce102" table:formula="of:=[.E48]/[.D48]" office:value-type="float" office:value="2.58571054697723" calcext:value-type="float">
            <text:p>2.58571054697723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2424-2</text:p>
          </table:table-cell>
          <table:table-cell table:number-columns-repeated="2" table:style-name="ce82" office:value-type="currency" office:currency="USD" office:value="295" calcext:value-type="currency">
            <text:p>$295.00</text:p>
          </table:table-cell>
          <table:table-cell table:style-name="ce123" office:value-type="currency" office:currency="USD" office:value="142.92" calcext:value-type="currency">
            <text:p>$142.92</text:p>
          </table:table-cell>
          <table:table-cell table:style-name="ce123" office:value-type="currency" office:currency="USD" office:value="365.04" calcext:value-type="currency">
            <text:p>$365.04</text:p>
          </table:table-cell>
          <table:table-cell table:style-name="ce123" table:formula="of:=[.E49]-[.B49]" office:value-type="currency" office:currency="USD" office:value="70.04" calcext:value-type="currency">
            <text:p>$70.04</text:p>
          </table:table-cell>
          <table:table-cell table:style-name="ce102" table:formula="of:=[.E49]/[.D49]" office:value-type="float" office:value="2.55415617128464" calcext:value-type="float">
            <text:p>2.55415617128464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2425-2</text:p>
          </table:table-cell>
          <table:table-cell table:number-columns-repeated="2" table:style-name="ce82" office:value-type="currency" office:currency="USD" office:value="345" calcext:value-type="currency">
            <text:p>$345.00</text:p>
          </table:table-cell>
          <table:table-cell table:style-name="ce123" office:value-type="currency" office:currency="USD" office:value="173.6" calcext:value-type="currency">
            <text:p>$173.60</text:p>
          </table:table-cell>
          <table:table-cell table:style-name="ce123" office:value-type="currency" office:currency="USD" office:value="443.04" calcext:value-type="currency">
            <text:p>$443.04</text:p>
          </table:table-cell>
          <table:table-cell table:style-name="ce123" table:formula="of:=[.E50]-[.B50]" office:value-type="currency" office:currency="USD" office:value="98.04" calcext:value-type="currency">
            <text:p>$98.04</text:p>
          </table:table-cell>
          <table:table-cell table:style-name="ce102" table:formula="of:=[.E50]/[.D50]" office:value-type="float" office:value="2.55207373271889" calcext:value-type="float">
            <text:p>2.55207373271889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3025-2</text:p>
          </table:table-cell>
          <table:table-cell table:number-columns-repeated="2" table:style-name="ce82" office:value-type="currency" office:currency="USD" office:value="425" calcext:value-type="currency">
            <text:p>$425.00</text:p>
          </table:table-cell>
          <table:table-cell table:style-name="ce123" office:value-type="currency" office:currency="USD" office:value="199.01" calcext:value-type="currency">
            <text:p>$199.01</text:p>
          </table:table-cell>
          <table:table-cell table:style-name="ce123" office:value-type="currency" office:currency="USD" office:value="508.56" calcext:value-type="currency">
            <text:p>$508.56</text:p>
          </table:table-cell>
          <table:table-cell table:style-name="ce123" table:formula="of:=[.E51]-[.B51]" office:value-type="currency" office:currency="USD" office:value="83.56" calcext:value-type="currency">
            <text:p>$83.56</text:p>
          </table:table-cell>
          <table:table-cell table:style-name="ce102" table:formula="of:=[.E51]/[.D51]" office:value-type="float" office:value="2.55544947490076" calcext:value-type="float">
            <text:p>2.55544947490076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1833-2</text:p>
          </table:table-cell>
          <table:table-cell table:number-columns-repeated="2" table:style-name="ce82" office:value-type="currency" office:currency="USD" office:value="275" calcext:value-type="currency">
            <text:p>$275.00</text:p>
          </table:table-cell>
          <table:table-cell table:style-name="ce123" office:value-type="currency" office:currency="USD" office:value="142.87" calcext:value-type="currency">
            <text:p>$142.87</text:p>
          </table:table-cell>
          <table:table-cell table:style-name="ce123" office:value-type="currency" office:currency="USD" office:value="366.6" calcext:value-type="currency">
            <text:p>$366.60</text:p>
          </table:table-cell>
          <table:table-cell table:style-name="ce123" table:formula="of:=[.E52]-[.B52]" office:value-type="currency" office:currency="USD" office:value="91.6" calcext:value-type="currency">
            <text:p>$91.60</text:p>
          </table:table-cell>
          <table:table-cell table:style-name="ce102" table:formula="of:=[.E52]/[.D52]" office:value-type="float" office:value="2.56596906278435" calcext:value-type="float">
            <text:p>2.56596906278435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2433-2</text:p>
          </table:table-cell>
          <table:table-cell table:number-columns-repeated="2" table:style-name="ce82" office:value-type="currency" office:currency="USD" office:value="295" calcext:value-type="currency">
            <text:p>$295.00</text:p>
          </table:table-cell>
          <table:table-cell table:style-name="ce123" office:value-type="currency" office:currency="USD" office:value="154.9" calcext:value-type="currency">
            <text:p>$154.90</text:p>
          </table:table-cell>
          <table:table-cell table:style-name="ce123" office:value-type="currency" office:currency="USD" office:value="394.68" calcext:value-type="currency">
            <text:p>$394.68</text:p>
          </table:table-cell>
          <table:table-cell table:style-name="ce123" table:formula="of:=[.E53]-[.B53]" office:value-type="currency" office:currency="USD" office:value="99.68" calcext:value-type="currency">
            <text:p>$99.68</text:p>
          </table:table-cell>
          <table:table-cell table:style-name="ce102" table:formula="of:=[.E53]/[.D53]" office:value-type="float" office:value="2.54796642995481" calcext:value-type="float">
            <text:p>2.54796642995481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3035-2</text:p>
          </table:table-cell>
          <table:table-cell table:number-columns-repeated="2" table:style-name="ce82" office:value-type="currency" office:currency="USD" office:value="525" calcext:value-type="currency">
            <text:p>$525.00</text:p>
          </table:table-cell>
          <table:table-cell table:style-name="ce123" office:value-type="currency" office:currency="USD" office:value="276.38" calcext:value-type="currency">
            <text:p>$276.38</text:p>
          </table:table-cell>
          <table:table-cell table:style-name="ce123" office:value-type="currency" office:currency="USD" office:value="691.08" calcext:value-type="currency">
            <text:p>$691.08</text:p>
          </table:table-cell>
          <table:table-cell table:style-name="ce123" table:formula="of:=[.E54]-[.B54]" office:value-type="currency" office:currency="USD" office:value="166.08" calcext:value-type="currency">
            <text:p>$166.08</text:p>
          </table:table-cell>
          <table:table-cell table:style-name="ce102" table:formula="of:=[.E54]/[.D54]" office:value-type="float" office:value="2.50047036688617" calcext:value-type="float">
            <text:p>2.50047036688617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2424-3</text:p>
          </table:table-cell>
          <table:table-cell table:number-columns-repeated="2" table:style-name="ce82" office:value-type="currency" office:currency="USD" office:value="395" calcext:value-type="currency">
            <text:p>$395.00</text:p>
          </table:table-cell>
          <table:table-cell table:style-name="ce123" office:value-type="currency" office:currency="USD" office:value="178.09" calcext:value-type="currency">
            <text:p>$178.09</text:p>
          </table:table-cell>
          <table:table-cell table:style-name="ce123" office:value-type="currency" office:currency="USD" office:value="453.96" calcext:value-type="currency">
            <text:p>$453.96</text:p>
          </table:table-cell>
          <table:table-cell table:style-name="ce123" table:formula="of:=[.E55]-[.B55]" office:value-type="currency" office:currency="USD" office:value="58.96" calcext:value-type="currency">
            <text:p>$58.96</text:p>
          </table:table-cell>
          <table:table-cell table:style-name="ce102" table:formula="of:=[.E55]/[.D55]" office:value-type="float" office:value="2.54904823403897" calcext:value-type="float">
            <text:p>2.54904823403897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2824-3</text:p>
          </table:table-cell>
          <table:table-cell table:number-columns-repeated="2" table:style-name="ce82" office:value-type="currency" office:currency="USD" office:value="419" calcext:value-type="currency">
            <text:p>$419.00</text:p>
          </table:table-cell>
          <table:table-cell table:style-name="ce123" office:value-type="currency" office:currency="USD" office:value="189.09" calcext:value-type="currency">
            <text:p>$189.09</text:p>
          </table:table-cell>
          <table:table-cell table:style-name="ce123" office:value-type="currency" office:currency="USD" office:value="480.48" calcext:value-type="currency">
            <text:p>$480.48</text:p>
          </table:table-cell>
          <table:table-cell table:style-name="ce123" table:formula="of:=[.E56]-[.B56]" office:value-type="currency" office:currency="USD" office:value="61.48" calcext:value-type="currency">
            <text:p>$61.48</text:p>
          </table:table-cell>
          <table:table-cell table:style-name="ce102" table:formula="of:=[.E56]/[.D56]" office:value-type="float" office:value="2.54101221640489" calcext:value-type="float">
            <text:p>2.54101221640489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3025-3</text:p>
          </table:table-cell>
          <table:table-cell table:number-columns-repeated="2" table:style-name="ce82" office:value-type="currency" office:currency="USD" office:value="525" calcext:value-type="currency">
            <text:p>$525.00</text:p>
          </table:table-cell>
          <table:table-cell table:style-name="ce123" office:value-type="currency" office:currency="USD" office:value="243.58" calcext:value-type="currency">
            <text:p>$243.58</text:p>
          </table:table-cell>
          <table:table-cell table:style-name="ce123" office:value-type="currency" office:currency="USD" office:value="619.32" calcext:value-type="currency">
            <text:p>$619.32</text:p>
          </table:table-cell>
          <table:table-cell table:style-name="ce123" table:formula="of:=[.E57]-[.B57]" office:value-type="currency" office:currency="USD" office:value="94.3200000000001" calcext:value-type="currency">
            <text:p>$94.32</text:p>
          </table:table-cell>
          <table:table-cell table:style-name="ce102" table:formula="of:=[.E57]/[.D57]" office:value-type="float" office:value="2.54257328187864" calcext:value-type="float">
            <text:p>2.54257328187864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3424-3</text:p>
          </table:table-cell>
          <table:table-cell table:number-columns-repeated="2" table:style-name="ce82" office:value-type="currency" office:currency="USD" office:value="475" calcext:value-type="currency">
            <text:p>$475.00</text:p>
          </table:table-cell>
          <table:table-cell table:style-name="ce123" office:value-type="currency" office:currency="USD" office:value="217.15" calcext:value-type="currency">
            <text:p>$217.15</text:p>
          </table:table-cell>
          <table:table-cell table:style-name="ce123" office:value-type="currency" office:currency="USD" office:value="549.12" calcext:value-type="currency">
            <text:p>$549.12</text:p>
          </table:table-cell>
          <table:table-cell table:style-name="ce123" table:formula="of:=[.E58]-[.B58]" office:value-type="currency" office:currency="USD" office:value="74.12" calcext:value-type="currency">
            <text:p>$74.12</text:p>
          </table:table-cell>
          <table:table-cell table:style-name="ce102" table:formula="of:=[.E58]/[.D58]" office:value-type="float" office:value="2.52875892240387" calcext:value-type="float">
            <text:p>2.52875892240387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MT3426-3</text:p>
          </table:table-cell>
          <table:table-cell table:number-columns-repeated="2" table:style-name="ce82" office:value-type="currency" office:currency="USD" office:value="675" calcext:value-type="currency">
            <text:p>$675.00</text:p>
          </table:table-cell>
          <table:table-cell table:style-name="ce123" office:value-type="currency" office:currency="USD" office:value="333.25" calcext:value-type="currency">
            <text:p>$333.25</text:p>
          </table:table-cell>
          <table:table-cell table:style-name="ce123" office:value-type="currency" office:currency="USD" office:value="801.84" calcext:value-type="currency">
            <text:p>$801.84</text:p>
          </table:table-cell>
          <table:table-cell table:style-name="ce123" table:formula="of:=[.E59]-[.B59]" office:value-type="currency" office:currency="USD" office:value="126.84" calcext:value-type="currency">
            <text:p>$126.84</text:p>
          </table:table-cell>
          <table:table-cell table:style-name="ce102" table:formula="of:=[.E59]/[.D59]" office:value-type="float" office:value="2.4061215303826" calcext:value-type="float">
            <text:p>2.4061215303826</text:p>
          </table:table-cell>
          <table:table-cell table:style-name="ce102" office:value-type="string" calcext:value-type="string">
            <text:p>shop.incomsupply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Bar Cradle Tru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60-4</text:p>
          </table:table-cell>
          <table:table-cell table:number-columns-repeated="2" table:style-name="ce82" office:value-type="currency" office:currency="USD" office:value="487" calcext:value-type="currency">
            <text:p>$487.00</text:p>
          </table:table-cell>
          <table:table-cell table:style-name="ce123" office:value-type="currency" office:currency="USD" office:value="357.17" calcext:value-type="currency">
            <text:p>$357.17</text:p>
          </table:table-cell>
          <table:table-cell table:style-name="ce123" office:value-type="currency" office:currency="USD" office:value="497.95" calcext:value-type="currency">
            <text:p>$497.95</text:p>
          </table:table-cell>
          <table:table-cell table:style-name="ce123" table:formula="of:=[.E63]-[.B63]" office:value-type="currency" office:currency="USD" office:value="10.95" calcext:value-type="currency">
            <text:p>$10.95</text:p>
          </table:table-cell>
          <table:table-cell table:style-name="ce102" table:formula="of:=[.E63]/[.D63]" office:value-type="float" office:value="1.39415404429263" calcext:value-type="float">
            <text:p>1.394154044292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96-4</text:p>
          </table:table-cell>
          <table:table-cell table:number-columns-repeated="2" table:style-name="ce82" office:value-type="currency" office:currency="USD" office:value="534" calcext:value-type="currency">
            <text:p>$534.00</text:p>
          </table:table-cell>
          <table:table-cell table:style-name="ce123" office:value-type="currency" office:currency="USD" office:value="387.89" calcext:value-type="currency">
            <text:p>$387.89</text:p>
          </table:table-cell>
          <table:table-cell table:style-name="ce123" office:value-type="currency" office:currency="USD" office:value="541" calcext:value-type="currency">
            <text:p>$541.00</text:p>
          </table:table-cell>
          <table:table-cell table:style-name="ce123" table:formula="of:=[.E64]-[.B64]" office:value-type="currency" office:currency="USD" office:value="7" calcext:value-type="currency">
            <text:p>$7.00</text:p>
          </table:table-cell>
          <table:table-cell table:style-name="ce102" table:formula="of:=[.E64]/[.D64]" office:value-type="float" office:value="1.39472530872154" calcext:value-type="float">
            <text:p>1.3947253087215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60-10</text:p>
          </table:table-cell>
          <table:table-cell table:number-columns-repeated="2" table:style-name="ce82" office:value-type="currency" office:currency="USD" office:value="549" calcext:value-type="currency">
            <text:p>$549.00</text:p>
          </table:table-cell>
          <table:table-cell table:style-name="ce123" office:value-type="currency" office:currency="USD" office:value="417.91" calcext:value-type="currency">
            <text:p>$417.91</text:p>
          </table:table-cell>
          <table:table-cell table:style-name="ce123" office:value-type="currency" office:currency="USD" office:value="560" calcext:value-type="currency">
            <text:p>$560.00</text:p>
          </table:table-cell>
          <table:table-cell table:style-name="ce123" table:formula="of:=[.E65]-[.B65]" office:value-type="currency" office:currency="USD" office:value="11" calcext:value-type="currency">
            <text:p>$11.00</text:p>
          </table:table-cell>
          <table:table-cell table:style-name="ce102" table:formula="of:=[.E65]/[.D65]" office:value-type="float" office:value="1.34000143571582" calcext:value-type="float">
            <text:p>1.3400014357158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72-10</text:p>
          </table:table-cell>
          <table:table-cell table:number-columns-repeated="2" table:style-name="ce82" office:value-type="currency" office:currency="USD" office:value="569" calcext:value-type="currency">
            <text:p>$569.00</text:p>
          </table:table-cell>
          <table:table-cell table:style-name="ce123" office:value-type="currency" office:currency="USD" office:value="434.96" calcext:value-type="currency">
            <text:p>$434.96</text:p>
          </table:table-cell>
          <table:table-cell table:style-name="ce123" office:value-type="currency" office:currency="USD" office:value="582" calcext:value-type="currency">
            <text:p>$582.00</text:p>
          </table:table-cell>
          <table:table-cell table:style-name="ce123" table:formula="of:=[.E66]-[.B66]" office:value-type="currency" office:currency="USD" office:value="13" calcext:value-type="currency">
            <text:p>$13.00</text:p>
          </table:table-cell>
          <table:table-cell table:style-name="ce102" table:formula="of:=[.E66]/[.D66]" office:value-type="float" office:value="1.33805407393783" calcext:value-type="float">
            <text:p>1.338054073937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96-10</text:p>
          </table:table-cell>
          <table:table-cell table:number-columns-repeated="2" table:style-name="ce82" office:value-type="currency" office:currency="USD" office:value="697" calcext:value-type="currency">
            <text:p>$697.00</text:p>
          </table:table-cell>
          <table:table-cell table:style-name="ce123" office:value-type="currency" office:currency="USD" office:value="515.61" calcext:value-type="currency">
            <text:p>$515.61</text:p>
          </table:table-cell>
          <table:table-cell table:style-name="ce123" office:value-type="currency" office:currency="USD" office:value="717" calcext:value-type="currency">
            <text:p>$717.00</text:p>
          </table:table-cell>
          <table:table-cell table:style-name="ce123" table:formula="of:=[.E67]-[.B67]" office:value-type="currency" office:currency="USD" office:value="20" calcext:value-type="currency">
            <text:p>$20.00</text:p>
          </table:table-cell>
          <table:table-cell table:style-name="ce102" table:formula="of:=[.E67]/[.D67]" office:value-type="float" office:value="1.39058590795369" calcext:value-type="float">
            <text:p>1.390585907953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120-10</text:p>
          </table:table-cell>
          <table:table-cell table:number-columns-repeated="2" table:style-name="ce82" office:value-type="currency" office:currency="USD" office:value="779" calcext:value-type="currency">
            <text:p>$779.00</text:p>
          </table:table-cell>
          <table:table-cell table:style-name="ce123" office:value-type="currency" office:currency="USD" office:value="573.12" calcext:value-type="currency">
            <text:p>$573.12</text:p>
          </table:table-cell>
          <table:table-cell table:style-name="ce123" office:value-type="currency" office:currency="USD" office:value="799" calcext:value-type="currency">
            <text:p>$799.00</text:p>
          </table:table-cell>
          <table:table-cell table:style-name="ce123" table:formula="of:=[.E68]-[.B68]" office:value-type="currency" office:currency="USD" office:value="20" calcext:value-type="currency">
            <text:p>$20.00</text:p>
          </table:table-cell>
          <table:table-cell table:style-name="ce102" table:formula="of:=[.E68]/[.D68]" office:value-type="float" office:value="1.39412339475154" calcext:value-type="float">
            <text:p>1.3941233947515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CT144-10</text:p>
          </table:table-cell>
          <table:table-cell table:number-columns-repeated="2" table:style-name="ce82" office:value-type="currency" office:currency="USD" office:value="837" calcext:value-type="currency">
            <text:p>$837.00</text:p>
          </table:table-cell>
          <table:table-cell table:style-name="ce123" office:value-type="currency" office:currency="USD" office:value="663.64" calcext:value-type="currency">
            <text:p>$663.64</text:p>
          </table:table-cell>
          <table:table-cell table:style-name="ce123" office:value-type="currency" office:currency="USD" office:value="849" calcext:value-type="currency">
            <text:p>$849.00</text:p>
          </table:table-cell>
          <table:table-cell table:style-name="ce123" table:formula="of:=[.E69]-[.B69]" office:value-type="currency" office:currency="USD" office:value="12" calcext:value-type="currency">
            <text:p>$12.00</text:p>
          </table:table-cell>
          <table:table-cell table:style-name="ce102" table:formula="of:=[.E69]/[.D69]" office:value-type="float" office:value="1.27930805858598" calcext:value-type="float">
            <text:p>1.2793080585859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Bar Storage Ra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SRH1-KD</text:p>
          </table:table-cell>
          <table:table-cell table:number-columns-repeated="2" table:style-name="ce82" office:value-type="currency" office:currency="USD" office:value="274" calcext:value-type="currency">
            <text:p>$274.00</text:p>
          </table:table-cell>
          <table:table-cell table:style-name="ce123" office:value-type="currency" office:currency="USD" office:value="202.88" calcext:value-type="currency">
            <text:p>$202.88</text:p>
          </table:table-cell>
          <table:table-cell table:style-name="ce123" office:value-type="currency" office:currency="USD" office:value="284.03" calcext:value-type="currency">
            <text:p>$284.03</text:p>
          </table:table-cell>
          <table:table-cell table:style-name="ce123" table:formula="of:=[.E73]-[.B73]" office:value-type="currency" office:currency="USD" office:value="10.03" calcext:value-type="currency">
            <text:p>$10.03</text:p>
          </table:table-cell>
          <table:table-cell table:style-name="ce102" table:formula="of:=[.E73]/[.D73]" office:value-type="float" office:value="1.39999014195584" calcext:value-type="float">
            <text:p>1.39999014195584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SRV1-KD</text:p>
          </table:table-cell>
          <table:table-cell table:number-columns-repeated="2" table:style-name="ce82" office:value-type="currency" office:currency="USD" office:value="298" calcext:value-type="currency">
            <text:p>$298.00</text:p>
          </table:table-cell>
          <table:table-cell table:style-name="ce123" office:value-type="currency" office:currency="USD" office:value="225.38" calcext:value-type="currency">
            <text:p>$225.38</text:p>
          </table:table-cell>
          <table:table-cell table:style-name="ce123" office:value-type="currency" office:currency="USD" office:value="315.53" calcext:value-type="currency">
            <text:p>$315.53</text:p>
          </table:table-cell>
          <table:table-cell table:style-name="ce123" table:formula="of:=[.E74]-[.B74]" office:value-type="currency" office:currency="USD" office:value="17.53" calcext:value-type="currency">
            <text:p>$17.53</text:p>
          </table:table-cell>
          <table:table-cell table:style-name="ce102" table:formula="of:=[.E74]/[.D74]" office:value-type="float" office:value="1.39999112609815" calcext:value-type="float">
            <text:p>1.3999911260981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Bar Storage Tru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ST-PH</text:p>
          </table:table-cell>
          <table:table-cell table:number-columns-repeated="2" table:style-name="ce82" office:value-type="currency" office:currency="USD" office:value="590" calcext:value-type="currency">
            <text:p>$590.00</text:p>
          </table:table-cell>
          <table:table-cell table:style-name="ce123" office:value-type="currency" office:currency="USD" office:value="391.25" calcext:value-type="currency">
            <text:p>$391.25</text:p>
          </table:table-cell>
          <table:table-cell table:style-name="ce123" office:value-type="currency" office:currency="USD" office:value="802.06" calcext:value-type="currency">
            <text:p>$802.06</text:p>
          </table:table-cell>
          <table:table-cell table:style-name="ce123" table:formula="of:=[.E78]-[.B78]" office:value-type="currency" office:currency="USD" office:value="212.06" calcext:value-type="currency">
            <text:p>$212.06</text:p>
          </table:table-cell>
          <table:table-cell table:style-name="ce102" table:formula="of:=[.E78]/[.D78]" office:value-type="float" office:value="2.04999361022364" calcext:value-type="float">
            <text:p>2.04999361022364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BST-SS</text:p>
          </table:table-cell>
          <table:table-cell table:number-columns-repeated="2" table:style-name="ce82" office:value-type="currency" office:currency="USD" office:value="610" calcext:value-type="currency">
            <text:p>$610.00</text:p>
          </table:table-cell>
          <table:table-cell table:style-name="ce123" office:value-type="currency" office:currency="USD" office:value="410.58" calcext:value-type="currency">
            <text:p>$410.58</text:p>
          </table:table-cell>
          <table:table-cell table:style-name="ce123" office:value-type="currency" office:currency="USD" office:value="841.68" calcext:value-type="currency">
            <text:p>$841.68</text:p>
          </table:table-cell>
          <table:table-cell table:style-name="ce123" table:formula="of:=[.E79]-[.B79]" office:value-type="currency" office:currency="USD" office:value="231.68" calcext:value-type="currency">
            <text:p>$231.68</text:p>
          </table:table-cell>
          <table:table-cell table:style-name="ce102" table:formula="of:=[.E79]/[.D79]" office:value-type="float" office:value="2.04997807978957" calcext:value-type="float">
            <text:p>2.04997807978957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Challenger Drum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3P</text:p>
          </table:table-cell>
          <table:table-cell table:number-columns-repeated="2" table:style-name="ce82" office:value-type="currency" office:currency="USD" office:value="247" calcext:value-type="currency">
            <text:p>$247.00</text:p>
          </table:table-cell>
          <table:table-cell table:style-name="ce123" office:value-type="currency" office:currency="USD" office:value="173.37" calcext:value-type="currency">
            <text:p>$173.37</text:p>
          </table:table-cell>
          <table:table-cell table:style-name="ce123" office:value-type="currency" office:currency="USD" office:value="253.95" calcext:value-type="currency">
            <text:p>$253.95</text:p>
          </table:table-cell>
          <table:table-cell table:style-name="ce123" table:formula="of:=[.E83]-[.B83]" office:value-type="currency" office:currency="USD" office:value="6.94999999999999" calcext:value-type="currency">
            <text:p>$6.95</text:p>
          </table:table-cell>
          <table:table-cell table:style-name="ce102" table:formula="of:=[.E83]/[.D83]" office:value-type="float" office:value="1.46478629520678" calcext:value-type="float">
            <text:p>1.4647862952067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3VR</text:p>
          </table:table-cell>
          <table:table-cell table:number-columns-repeated="2" table:style-name="ce82" office:value-type="currency" office:currency="USD" office:value="287" calcext:value-type="currency">
            <text:p>$287.00</text:p>
          </table:table-cell>
          <table:table-cell table:style-name="ce123" office:value-type="currency" office:currency="USD" office:value="208.63" calcext:value-type="currency">
            <text:p>$208.63</text:p>
          </table:table-cell>
          <table:table-cell table:style-name="ce123" office:value-type="currency" office:currency="USD" office:value="292.95" calcext:value-type="currency">
            <text:p>$292.95</text:p>
          </table:table-cell>
          <table:table-cell table:style-name="ce123" table:formula="of:=[.E84]-[.B84]" office:value-type="currency" office:currency="USD" office:value="5.94999999999999" calcext:value-type="currency">
            <text:p>$5.95</text:p>
          </table:table-cell>
          <table:table-cell table:style-name="ce102" table:formula="of:=[.E84]/[.D84]" office:value-type="float" office:value="1.40416047548291" calcext:value-type="float">
            <text:p>1.4041604754829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3SS</text:p>
          </table:table-cell>
          <table:table-cell table:number-columns-repeated="2" table:style-name="ce82" office:value-type="currency" office:currency="USD" office:value="316" calcext:value-type="currency">
            <text:p>$316.00</text:p>
          </table:table-cell>
          <table:table-cell table:style-name="ce123" office:value-type="currency" office:currency="USD" office:value="229.58" calcext:value-type="currency">
            <text:p>$229.58</text:p>
          </table:table-cell>
          <table:table-cell table:style-name="ce123" office:value-type="currency" office:currency="USD" office:value="321.95" calcext:value-type="currency">
            <text:p>$321.95</text:p>
          </table:table-cell>
          <table:table-cell table:style-name="ce123" table:formula="of:=[.E85]-[.B85]" office:value-type="currency" office:currency="USD" office:value="5.94999999999999" calcext:value-type="currency">
            <text:p>$5.95</text:p>
          </table:table-cell>
          <table:table-cell table:style-name="ce102" table:formula="of:=[.E85]/[.D85]" office:value-type="float" office:value="1.40234340970468" calcext:value-type="float">
            <text:p>1.402343409704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6">
          <table:table-cell table:style-name="ce70" office:value-type="string" calcext:value-type="string">
            <text:p>Comet Self-Standing Two Handle Drum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P</text:p>
          </table:table-cell>
          <table:table-cell table:number-columns-repeated="2" table:style-name="ce82" office:value-type="currency" office:currency="USD" office:value="309" calcext:value-type="currency">
            <text:p>$309.00</text:p>
          </table:table-cell>
          <table:table-cell table:style-name="ce123" office:value-type="currency" office:currency="USD" office:value="214.97" calcext:value-type="currency">
            <text:p>$214.97</text:p>
          </table:table-cell>
          <table:table-cell table:style-name="ce123" office:value-type="currency" office:currency="USD" office:value="316.95" calcext:value-type="currency">
            <text:p>$316.95</text:p>
          </table:table-cell>
          <table:table-cell table:style-name="ce123" table:formula="of:=[.E89]-[.B89]" office:value-type="currency" office:currency="USD" office:value="7.94999999999999" calcext:value-type="currency">
            <text:p>$7.95</text:p>
          </table:table-cell>
          <table:table-cell table:style-name="ce102" table:formula="of:=[.E89]/[.D89]" office:value-type="float" office:value="1.47439177559659" calcext:value-type="float">
            <text:p>1.474391775596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VR</text:p>
          </table:table-cell>
          <table:table-cell table:number-columns-repeated="2" table:style-name="ce82" office:value-type="currency" office:currency="USD" office:value="348" calcext:value-type="currency">
            <text:p>$348.00</text:p>
          </table:table-cell>
          <table:table-cell table:style-name="ce123" office:value-type="currency" office:currency="USD" office:value="245.42" calcext:value-type="currency">
            <text:p>$245.42</text:p>
          </table:table-cell>
          <table:table-cell table:style-name="ce123" office:value-type="currency" office:currency="USD" office:value="355.95" calcext:value-type="currency">
            <text:p>$355.95</text:p>
          </table:table-cell>
          <table:table-cell table:style-name="ce123" table:formula="of:=[.E90]-[.B90]" office:value-type="currency" office:currency="USD" office:value="7.94999999999999" calcext:value-type="currency">
            <text:p>$7.95</text:p>
          </table:table-cell>
          <table:table-cell table:style-name="ce102" table:formula="of:=[.E90]/[.D90]" office:value-type="float" office:value="1.45037079292641" calcext:value-type="float">
            <text:p>1.4503707929264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SS</text:p>
          </table:table-cell>
          <table:table-cell table:number-columns-repeated="2" table:style-name="ce82" office:value-type="currency" office:currency="USD" office:value="377" calcext:value-type="currency">
            <text:p>$377.00</text:p>
          </table:table-cell>
          <table:table-cell table:style-name="ce123" office:value-type="currency" office:currency="USD" office:value="262.46" calcext:value-type="currency">
            <text:p>$262.46</text:p>
          </table:table-cell>
          <table:table-cell table:style-name="ce123" office:value-type="currency" office:currency="USD" office:value="384.95" calcext:value-type="currency">
            <text:p>$384.95</text:p>
          </table:table-cell>
          <table:table-cell table:style-name="ce123" table:formula="of:=[.E91]-[.B91]" office:value-type="currency" office:currency="USD" office:value="7.94999999999999" calcext:value-type="currency">
            <text:p>$7.95</text:p>
          </table:table-cell>
          <table:table-cell table:style-name="ce102" table:formula="of:=[.E91]/[.D91]" office:value-type="float" office:value="1.46669968757144" calcext:value-type="float">
            <text:p>1.466699687571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Corner Pipe Guar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G2424</text:p>
          </table:table-cell>
          <table:table-cell table:number-columns-repeated="2" table:style-name="ce82" office:value-type="currency" office:currency="USD" office:value="164" calcext:value-type="currency">
            <text:p>$164.00</text:p>
          </table:table-cell>
          <table:table-cell table:style-name="ce123" office:value-type="currency" office:currency="USD" office:value="138.2" calcext:value-type="currency">
            <text:p>$138.20</text:p>
          </table:table-cell>
          <table:table-cell table:style-name="ce123" office:value-type="currency" office:currency="USD" office:value="170" calcext:value-type="currency">
            <text:p>$170.00</text:p>
          </table:table-cell>
          <table:table-cell table:style-name="ce123" table:formula="of:=[.E95]-[.B95]" office:value-type="currency" office:currency="USD" office:value="6" calcext:value-type="currency">
            <text:p>$6.00</text:p>
          </table:table-cell>
          <table:table-cell table:style-name="ce102" table:formula="of:=[.E95]/[.D95]" office:value-type="float" office:value="1.2301013024602" calcext:value-type="float">
            <text:p>1.230101302460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G2430</text:p>
          </table:table-cell>
          <table:table-cell table:number-columns-repeated="2" table:style-name="ce82" office:value-type="currency" office:currency="USD" office:value="185" calcext:value-type="currency">
            <text:p>$185.00</text:p>
          </table:table-cell>
          <table:table-cell table:style-name="ce123" office:value-type="currency" office:currency="USD" office:value="151.01" calcext:value-type="currency">
            <text:p>$151.01</text:p>
          </table:table-cell>
          <table:table-cell table:style-name="ce123" office:value-type="currency" office:currency="USD" office:value="196.69" calcext:value-type="currency">
            <text:p>$196.69</text:p>
          </table:table-cell>
          <table:table-cell table:style-name="ce123" table:formula="of:=[.E96]-[.B96]" office:value-type="currency" office:currency="USD" office:value="11.69" calcext:value-type="currency">
            <text:p>$11.69</text:p>
          </table:table-cell>
          <table:table-cell table:style-name="ce102" table:formula="of:=[.E96]/[.D96]" office:value-type="float" office:value="1.30249652340905" calcext:value-type="float">
            <text:p>1.3024965234090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G3624</text:p>
          </table:table-cell>
          <table:table-cell table:number-columns-repeated="2" table:style-name="ce82" office:value-type="currency" office:currency="USD" office:value="185" calcext:value-type="currency">
            <text:p>$185.00</text:p>
          </table:table-cell>
          <table:table-cell table:style-name="ce123" office:value-type="currency" office:currency="USD" office:value="151.61" calcext:value-type="currency">
            <text:p>$151.61</text:p>
          </table:table-cell>
          <table:table-cell table:style-name="ce123" office:value-type="currency" office:currency="USD" office:value="196.82" calcext:value-type="currency">
            <text:p>$196.82</text:p>
          </table:table-cell>
          <table:table-cell table:style-name="ce123" table:formula="of:=[.E97]-[.B97]" office:value-type="currency" office:currency="USD" office:value="11.82" calcext:value-type="currency">
            <text:p>$11.82</text:p>
          </table:table-cell>
          <table:table-cell table:style-name="ce102" table:formula="of:=[.E97]/[.D97]" office:value-type="float" office:value="1.29819932722116" calcext:value-type="float">
            <text:p>1.2981993272211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G3630</text:p>
          </table:table-cell>
          <table:table-cell table:number-columns-repeated="2" table:style-name="ce82" office:value-type="currency" office:currency="USD" office:value="187" calcext:value-type="currency">
            <text:p>$187.00</text:p>
          </table:table-cell>
          <table:table-cell table:style-name="ce123" office:value-type="currency" office:currency="USD" office:value="159.72" calcext:value-type="currency">
            <text:p>$159.72</text:p>
          </table:table-cell>
          <table:table-cell table:style-name="ce123" office:value-type="currency" office:currency="USD" office:value="196.9" calcext:value-type="currency">
            <text:p>$196.90</text:p>
          </table:table-cell>
          <table:table-cell table:style-name="ce123" table:formula="of:=[.E98]-[.B98]" office:value-type="currency" office:currency="USD" office:value="9.90000000000001" calcext:value-type="currency">
            <text:p>$9.90</text:p>
          </table:table-cell>
          <table:table-cell table:style-name="ce102" table:formula="of:=[.E98]/[.D98]" office:value-type="float" office:value="1.23278236914601" calcext:value-type="float">
            <text:p>1.23278236914601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G4224</text:p>
          </table:table-cell>
          <table:table-cell table:number-columns-repeated="2" table:style-name="ce82" office:value-type="currency" office:currency="USD" office:value="187" calcext:value-type="currency">
            <text:p>$187.00</text:p>
          </table:table-cell>
          <table:table-cell table:style-name="ce123" office:value-type="currency" office:currency="USD" office:value="155.54" calcext:value-type="currency">
            <text:p>$155.54</text:p>
          </table:table-cell>
          <table:table-cell table:style-name="ce123" office:value-type="currency" office:currency="USD" office:value="196.9" calcext:value-type="currency">
            <text:p>$196.90</text:p>
          </table:table-cell>
          <table:table-cell table:style-name="ce123" table:formula="of:=[.E99]-[.B99]" office:value-type="currency" office:currency="USD" office:value="9.90000000000001" calcext:value-type="currency">
            <text:p>$9.90</text:p>
          </table:table-cell>
          <table:table-cell table:style-name="ce102" table:formula="of:=[.E99]/[.D99]" office:value-type="float" office:value="1.26591230551627" calcext:value-type="float">
            <text:p>1.2659123055162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G4230</text:p>
          </table:table-cell>
          <table:table-cell table:number-columns-repeated="2" table:style-name="ce82" office:value-type="currency" office:currency="USD" office:value="193" calcext:value-type="currency">
            <text:p>$193.00</text:p>
          </table:table-cell>
          <table:table-cell table:style-name="ce123" office:value-type="currency" office:currency="USD" office:value="166.76" calcext:value-type="currency">
            <text:p>$166.76</text:p>
          </table:table-cell>
          <table:table-cell table:style-name="ce123" office:value-type="currency" office:currency="USD" office:value="198.34" calcext:value-type="currency">
            <text:p>$198.34</text:p>
          </table:table-cell>
          <table:table-cell table:style-name="ce123" table:formula="of:=[.E100]-[.B100]" office:value-type="currency" office:currency="USD" office:value="5.34" calcext:value-type="currency">
            <text:p>$5.34</text:p>
          </table:table-cell>
          <table:table-cell table:style-name="ce102" table:formula="of:=[.E100]/[.D100]" office:value-type="float" office:value="1.18937395058767" calcext:value-type="float">
            <text:p>1.1893739505876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4">
          <table:table-cell table:style-name="ce108" office:value-type="string" calcext:value-type="string">
            <text:p>Cylinder Pallet Rack</text:p>
          </table:table-cell>
          <table:table-cell table:style-name="ce122" table:number-columns-repeated="2"/>
          <table:table-cell table:style-name="ce112" table:number-columns-repeated="2"/>
          <table:table-cell table:style-name="ce109"/>
          <table:table-cell table:style-name="ce121"/>
          <table:table-cell table:style-name="ce122"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4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229.43" calcext:value-type="currency">
            <text:p>$229.43</text:p>
          </table:table-cell>
          <table:table-cell table:style-name="ce123" office:value-type="currency" office:currency="USD" office:value="315.95" calcext:value-type="currency">
            <text:p>$315.95</text:p>
          </table:table-cell>
          <table:table-cell table:style-name="ce123" table:formula="of:=[.E104]-[.B104]" office:value-type="currency" office:currency="USD" office:value="16.95" calcext:value-type="currency">
            <text:p>$16.95</text:p>
          </table:table-cell>
          <table:table-cell table:style-name="ce102" table:formula="of:=[.E104]/[.D104]" office:value-type="float" office:value="1.37710848624853" calcext:value-type="float">
            <text:p>1.377108486248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6</text:p>
          </table:table-cell>
          <table:table-cell table:number-columns-repeated="2" table:style-name="ce82" office:value-type="currency" office:currency="USD" office:value="329" calcext:value-type="currency">
            <text:p>$329.00</text:p>
          </table:table-cell>
          <table:table-cell table:style-name="ce123" office:value-type="currency" office:currency="USD" office:value="277.54" calcext:value-type="currency">
            <text:p>$277.54</text:p>
          </table:table-cell>
          <table:table-cell table:style-name="ce123" office:value-type="currency" office:currency="USD" office:value="340.95" calcext:value-type="currency">
            <text:p>$340.95</text:p>
          </table:table-cell>
          <table:table-cell table:style-name="ce123" table:formula="of:=[.E105]-[.B105]" office:value-type="currency" office:currency="USD" office:value="11.95" calcext:value-type="currency">
            <text:p>$11.95</text:p>
          </table:table-cell>
          <table:table-cell table:style-name="ce102" table:formula="of:=[.E105]/[.D105]" office:value-type="float" office:value="1.22847157166535" calcext:value-type="float">
            <text:p>1.228471571665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8</text:p>
          </table:table-cell>
          <table:table-cell table:number-columns-repeated="2" table:style-name="ce82" office:value-type="currency" office:currency="USD" office:value="398" calcext:value-type="currency">
            <text:p>$398.00</text:p>
          </table:table-cell>
          <table:table-cell table:style-name="ce123" office:value-type="currency" office:currency="USD" office:value="320.16" calcext:value-type="currency">
            <text:p>$320.16</text:p>
          </table:table-cell>
          <table:table-cell table:style-name="ce123" office:value-type="currency" office:currency="USD" office:value="350.95" calcext:value-type="currency">
            <text:p>$350.95</text:p>
          </table:table-cell>
          <table:table-cell table:style-name="ce123" table:formula="of:=[.E106]-[.B106]" office:value-type="currency" office:currency="USD" office:value="-47.05" calcext:value-type="currency">
            <text:p>-$47.05</text:p>
          </table:table-cell>
          <table:table-cell table:style-name="ce102" table:formula="of:=[.E106]/[.D106]" office:value-type="float" office:value="1.09617066466767" calcext:value-type="float">
            <text:p>1.096170664667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4-C</text:p>
          </table:table-cell>
          <table:table-cell table:number-columns-repeated="2" table:style-name="ce82" office:value-type="currency" office:currency="USD" office:value="385" calcext:value-type="currency">
            <text:p>$385.00</text:p>
          </table:table-cell>
          <table:table-cell table:style-name="ce123" office:value-type="currency" office:currency="USD" office:value="311.45" calcext:value-type="currency">
            <text:p>$311.45</text:p>
          </table:table-cell>
          <table:table-cell table:style-name="ce123" office:value-type="currency" office:currency="USD" office:value="403.95" calcext:value-type="currency">
            <text:p>$403.95</text:p>
          </table:table-cell>
          <table:table-cell table:style-name="ce123" table:formula="of:=[.E107]-[.B107]" office:value-type="currency" office:currency="USD" office:value="18.95" calcext:value-type="currency">
            <text:p>$18.95</text:p>
          </table:table-cell>
          <table:table-cell table:style-name="ce102" table:formula="of:=[.E107]/[.D107]" office:value-type="float" office:value="1.29699791298764" calcext:value-type="float">
            <text:p>1.296997912987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6-C</text:p>
          </table:table-cell>
          <table:table-cell table:number-columns-repeated="2" table:style-name="ce82" office:value-type="currency" office:currency="USD" office:value="465" calcext:value-type="currency">
            <text:p>$465.00</text:p>
          </table:table-cell>
          <table:table-cell table:style-name="ce123" office:value-type="currency" office:currency="USD" office:value="355.1" calcext:value-type="currency">
            <text:p>$355.10</text:p>
          </table:table-cell>
          <table:table-cell table:style-name="ce123" office:value-type="currency" office:currency="USD" office:value="485.95" calcext:value-type="currency">
            <text:p>$485.95</text:p>
          </table:table-cell>
          <table:table-cell table:style-name="ce123" table:formula="of:=[.E108]-[.B108]" office:value-type="currency" office:currency="USD" office:value="20.95" calcext:value-type="currency">
            <text:p>$20.95</text:p>
          </table:table-cell>
          <table:table-cell table:style-name="ce102" table:formula="of:=[.E108]/[.D108]" office:value-type="float" office:value="1.3684877499296" calcext:value-type="float">
            <text:p>1.36848774992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P8-C</text:p>
          </table:table-cell>
          <table:table-cell table:number-columns-repeated="2" table:style-name="ce82" office:value-type="currency" office:currency="USD" office:value="535" calcext:value-type="currency">
            <text:p>$535.00</text:p>
          </table:table-cell>
          <table:table-cell table:style-name="ce123" office:value-type="currency" office:currency="USD" office:value="409.88" calcext:value-type="currency">
            <text:p>$409.88</text:p>
          </table:table-cell>
          <table:table-cell table:style-name="ce123" office:value-type="currency" office:currency="USD" office:value="557" calcext:value-type="currency">
            <text:p>$557.00</text:p>
          </table:table-cell>
          <table:table-cell table:style-name="ce123" table:formula="of:=[.E109]-[.B109]" office:value-type="currency" office:currency="USD" office:value="22" calcext:value-type="currency">
            <text:p>$22.00</text:p>
          </table:table-cell>
          <table:table-cell table:style-name="ce102" table:formula="of:=[.E109]/[.D109]" office:value-type="float" office:value="1.35893432224066" calcext:value-type="float">
            <text:p>1.358934322240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Die Ra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335-3</text:p>
          </table:table-cell>
          <table:table-cell table:number-columns-repeated="2" table:style-name="ce82" office:value-type="currency" office:currency="USD" office:value="2379" calcext:value-type="currency">
            <text:p>$2,379.00</text:p>
          </table:table-cell>
          <table:table-cell table:style-name="ce123" office:value-type="currency" office:currency="USD" office:value="1989.3" calcext:value-type="currency">
            <text:p>$1,989.30</text:p>
          </table:table-cell>
          <table:table-cell table:style-name="ce123" office:value-type="currency" office:currency="USD" office:value="2405" calcext:value-type="currency">
            <text:p>$2,405.00</text:p>
          </table:table-cell>
          <table:table-cell table:style-name="ce123" table:formula="of:=[.E113]-[.B113]" office:value-type="currency" office:currency="USD" office:value="26" calcext:value-type="currency">
            <text:p>$26.00</text:p>
          </table:table-cell>
          <table:table-cell table:style-name="ce102" table:formula="of:=[.E113]/[.D113]" office:value-type="float" office:value="1.20896797868597" calcext:value-type="float">
            <text:p>1.208967978685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35-3</text:p>
          </table:table-cell>
          <table:table-cell table:number-columns-repeated="2" table:style-name="ce82" office:value-type="currency" office:currency="USD" office:value="2445" calcext:value-type="currency">
            <text:p>$2,445.00</text:p>
          </table:table-cell>
          <table:table-cell table:style-name="ce123" office:value-type="currency" office:currency="USD" office:value="2088" calcext:value-type="currency">
            <text:p>$2,088.00</text:p>
          </table:table-cell>
          <table:table-cell table:style-name="ce123" office:value-type="currency" office:currency="USD" office:value="2476" calcext:value-type="currency">
            <text:p>$2,476.00</text:p>
          </table:table-cell>
          <table:table-cell table:style-name="ce123" table:formula="of:=[.E114]-[.B114]" office:value-type="currency" office:currency="USD" office:value="31" calcext:value-type="currency">
            <text:p>$31.00</text:p>
          </table:table-cell>
          <table:table-cell table:style-name="ce102" table:formula="of:=[.E114]/[.D114]" office:value-type="float" office:value="1.18582375478927" calcext:value-type="float">
            <text:p>1.1858237547892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45-3</text:p>
          </table:table-cell>
          <table:table-cell table:number-columns-repeated="2" table:style-name="ce82" office:value-type="currency" office:currency="USD" office:value="2595" calcext:value-type="currency">
            <text:p>$2,595.00</text:p>
          </table:table-cell>
          <table:table-cell table:style-name="ce123" office:value-type="currency" office:currency="USD" office:value="2274.86" calcext:value-type="currency">
            <text:p>$2,274.86</text:p>
          </table:table-cell>
          <table:table-cell table:style-name="ce123" office:value-type="currency" office:currency="USD" office:value="2598" calcext:value-type="currency">
            <text:p>$2,598.00</text:p>
          </table:table-cell>
          <table:table-cell table:style-name="ce123" table:formula="of:=[.E115]-[.B115]" office:value-type="currency" office:currency="USD" office:value="3" calcext:value-type="currency">
            <text:p>$3.00</text:p>
          </table:table-cell>
          <table:table-cell table:style-name="ce102" table:formula="of:=[.E115]/[.D115]" office:value-type="float" office:value="1.14204830187352" calcext:value-type="float">
            <text:p>1.142048301873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336-3</text:p>
          </table:table-cell>
          <table:table-cell table:number-columns-repeated="2" table:style-name="ce82" office:value-type="currency" office:currency="USD" office:value="2379" calcext:value-type="currency">
            <text:p>$2,379.00</text:p>
          </table:table-cell>
          <table:table-cell table:style-name="ce123" office:value-type="currency" office:currency="USD" office:value="2020.68" calcext:value-type="currency">
            <text:p>$2,020.68</text:p>
          </table:table-cell>
          <table:table-cell table:style-name="ce123" office:value-type="currency" office:currency="USD" office:value="2385" calcext:value-type="currency">
            <text:p>$2,385.00</text:p>
          </table:table-cell>
          <table:table-cell table:style-name="ce123" table:formula="of:=[.E116]-[.B116]" office:value-type="currency" office:currency="USD" office:value="6" calcext:value-type="currency">
            <text:p>$6.00</text:p>
          </table:table-cell>
          <table:table-cell table:style-name="ce102" table:formula="of:=[.E116]/[.D116]" office:value-type="float" office:value="1.18029574202744" calcext:value-type="float">
            <text:p>1.180295742027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36-3</text:p>
          </table:table-cell>
          <table:table-cell table:number-columns-repeated="2" table:style-name="ce82" office:value-type="currency" office:currency="USD" office:value="2479" calcext:value-type="currency">
            <text:p>$2,479.00</text:p>
          </table:table-cell>
          <table:table-cell table:style-name="ce123" office:value-type="currency" office:currency="USD" office:value="2122.28" calcext:value-type="currency">
            <text:p>$2,122.28</text:p>
          </table:table-cell>
          <table:table-cell table:style-name="ce123" office:value-type="currency" office:currency="USD" office:value="2486" calcext:value-type="currency">
            <text:p>$2,486.00</text:p>
          </table:table-cell>
          <table:table-cell table:style-name="ce123" table:formula="of:=[.E117]-[.B117]" office:value-type="currency" office:currency="USD" office:value="7" calcext:value-type="currency">
            <text:p>$7.00</text:p>
          </table:table-cell>
          <table:table-cell table:style-name="ce102" table:formula="of:=[.E117]/[.D117]" office:value-type="float" office:value="1.17138172154475" calcext:value-type="float">
            <text:p>1.171381721544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46-3</text:p>
          </table:table-cell>
          <table:table-cell table:number-columns-repeated="2" table:style-name="ce82" office:value-type="currency" office:currency="USD" office:value="2719" calcext:value-type="currency">
            <text:p>$2,719.00</text:p>
          </table:table-cell>
          <table:table-cell table:style-name="ce123" office:value-type="currency" office:currency="USD" office:value="2318.02" calcext:value-type="currency">
            <text:p>$2,318.02</text:p>
          </table:table-cell>
          <table:table-cell table:style-name="ce123" office:value-type="currency" office:currency="USD" office:value="2720" calcext:value-type="currency">
            <text:p>$2,720.00</text:p>
          </table:table-cell>
          <table:table-cell table:style-name="ce123" table:formula="of:=[.E118]-[.B118]" office:value-type="currency" office:currency="USD" office:value="1" calcext:value-type="currency">
            <text:p>$1.00</text:p>
          </table:table-cell>
          <table:table-cell table:style-name="ce102" table:formula="of:=[.E118]/[.D118]" office:value-type="float" office:value="1.17341524231888" calcext:value-type="float">
            <text:p>1.173415242318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337-4</text:p>
          </table:table-cell>
          <table:table-cell table:number-columns-repeated="2" table:style-name="ce82" office:value-type="currency" office:currency="USD" office:value="2945" calcext:value-type="currency">
            <text:p>$2,945.00</text:p>
          </table:table-cell>
          <table:table-cell table:style-name="ce123" office:value-type="currency" office:currency="USD" office:value="2509.46" calcext:value-type="currency">
            <text:p>$2,509.46</text:p>
          </table:table-cell>
          <table:table-cell table:style-name="ce123" office:value-type="currency" office:currency="USD" office:value="2948" calcext:value-type="currency">
            <text:p>$2,948.00</text:p>
          </table:table-cell>
          <table:table-cell table:style-name="ce123" table:formula="of:=[.E119]-[.B119]" office:value-type="currency" office:currency="USD" office:value="3" calcext:value-type="currency">
            <text:p>$3.00</text:p>
          </table:table-cell>
          <table:table-cell table:style-name="ce102" table:formula="of:=[.E119]/[.D119]" office:value-type="float" office:value="1.17475472810884" calcext:value-type="float">
            <text:p>1.174754728108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37-4</text:p>
          </table:table-cell>
          <table:table-cell table:number-columns-repeated="2" table:style-name="ce82" office:value-type="currency" office:currency="USD" office:value="3279" calcext:value-type="currency">
            <text:p>$3,279.00</text:p>
          </table:table-cell>
          <table:table-cell table:style-name="ce123" office:value-type="currency" office:currency="USD" office:value="2676.74" calcext:value-type="currency">
            <text:p>$2,676.74</text:p>
          </table:table-cell>
          <table:table-cell table:style-name="ce123" office:value-type="currency" office:currency="USD" office:value="3288" calcext:value-type="currency">
            <text:p>$3,288.00</text:p>
          </table:table-cell>
          <table:table-cell table:style-name="ce123" table:formula="of:=[.E120]-[.B120]" office:value-type="currency" office:currency="USD" office:value="9" calcext:value-type="currency">
            <text:p>$9.00</text:p>
          </table:table-cell>
          <table:table-cell table:style-name="ce102" table:formula="of:=[.E120]/[.D120]" office:value-type="float" office:value="1.22835987058885" calcext:value-type="float">
            <text:p>1.228359870588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47-4</text:p>
          </table:table-cell>
          <table:table-cell table:number-columns-repeated="2" table:style-name="ce82" office:value-type="currency" office:currency="USD" office:value="3619" calcext:value-type="currency">
            <text:p>$3,619.00</text:p>
          </table:table-cell>
          <table:table-cell table:style-name="ce123" office:value-type="currency" office:currency="USD" office:value="2966.18" calcext:value-type="currency">
            <text:p>$2,966.18</text:p>
          </table:table-cell>
          <table:table-cell table:style-name="ce123" office:value-type="currency" office:currency="USD" office:value="3633" calcext:value-type="currency">
            <text:p>$3,633.00</text:p>
          </table:table-cell>
          <table:table-cell table:style-name="ce123" table:formula="of:=[.E121]-[.B121]" office:value-type="currency" office:currency="USD" office:value="14" calcext:value-type="currency">
            <text:p>$14.00</text:p>
          </table:table-cell>
          <table:table-cell table:style-name="ce102" table:formula="of:=[.E121]/[.D121]" office:value-type="float" office:value="1.22480766507764" calcext:value-type="float">
            <text:p>1.224807665077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335-3A</text:p>
          </table:table-cell>
          <table:table-cell table:number-columns-repeated="2" table:style-name="ce82" office:value-type="currency" office:currency="USD" office:value="2178" calcext:value-type="currency">
            <text:p>$2,178.00</text:p>
          </table:table-cell>
          <table:table-cell table:style-name="ce123" office:value-type="currency" office:currency="USD" office:value="1817.6" calcext:value-type="currency">
            <text:p>$1,817.60</text:p>
          </table:table-cell>
          <table:table-cell table:style-name="ce123" office:value-type="currency" office:currency="USD" office:value="2179" calcext:value-type="currency">
            <text:p>$2,179.00</text:p>
          </table:table-cell>
          <table:table-cell table:style-name="ce123" table:formula="of:=[.E122]-[.B122]" office:value-type="currency" office:currency="USD" office:value="1" calcext:value-type="currency">
            <text:p>$1.00</text:p>
          </table:table-cell>
          <table:table-cell table:style-name="ce102" table:formula="of:=[.E122]/[.D122]" office:value-type="float" office:value="1.19883362676056" calcext:value-type="float">
            <text:p>1.198833626760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35-3A</text:p>
          </table:table-cell>
          <table:table-cell table:number-columns-repeated="2" table:style-name="ce82" office:value-type="currency" office:currency="USD" office:value="2329" calcext:value-type="currency">
            <text:p>$2,329.00</text:p>
          </table:table-cell>
          <table:table-cell table:style-name="ce123" office:value-type="currency" office:currency="USD" office:value="1916.3" calcext:value-type="currency">
            <text:p>$1,916.30</text:p>
          </table:table-cell>
          <table:table-cell table:style-name="ce123" office:value-type="currency" office:currency="USD" office:value="2334" calcext:value-type="currency">
            <text:p>$2,334.00</text:p>
          </table:table-cell>
          <table:table-cell table:style-name="ce123" table:formula="of:=[.E123]-[.B123]" office:value-type="currency" office:currency="USD" office:value="5" calcext:value-type="currency">
            <text:p>$5.00</text:p>
          </table:table-cell>
          <table:table-cell table:style-name="ce102" table:formula="of:=[.E123]/[.D123]" office:value-type="float" office:value="1.21797213379951" calcext:value-type="float">
            <text:p>1.2179721337995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45-3A</text:p>
          </table:table-cell>
          <table:table-cell table:number-columns-repeated="2" table:style-name="ce82" office:value-type="currency" office:currency="USD" office:value="2545" calcext:value-type="currency">
            <text:p>$2,545.00</text:p>
          </table:table-cell>
          <table:table-cell table:style-name="ce123" office:value-type="currency" office:currency="USD" office:value="2093.85" calcext:value-type="currency">
            <text:p>$2,093.85</text:p>
          </table:table-cell>
          <table:table-cell table:style-name="ce123" office:value-type="currency" office:currency="USD" office:value="2547" calcext:value-type="currency">
            <text:p>$2,547.00</text:p>
          </table:table-cell>
          <table:table-cell table:style-name="ce123" table:formula="of:=[.E124]-[.B124]" office:value-type="currency" office:currency="USD" office:value="2" calcext:value-type="currency">
            <text:p>$2.00</text:p>
          </table:table-cell>
          <table:table-cell table:style-name="ce102" table:formula="of:=[.E124]/[.D124]" office:value-type="float" office:value="1.21641951429185" calcext:value-type="float">
            <text:p>1.216419514291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336-3A</text:p>
          </table:table-cell>
          <table:table-cell table:number-columns-repeated="2" table:style-name="ce82" office:value-type="currency" office:currency="USD" office:value="2135" calcext:value-type="currency">
            <text:p>$2,135.00</text:p>
          </table:table-cell>
          <table:table-cell table:style-name="ce123" office:value-type="currency" office:currency="USD" office:value="1854.47" calcext:value-type="currency">
            <text:p>$1,854.47</text:p>
          </table:table-cell>
          <table:table-cell table:style-name="ce123" office:value-type="currency" office:currency="USD" office:value="2137" calcext:value-type="currency">
            <text:p>$2,137.00</text:p>
          </table:table-cell>
          <table:table-cell table:style-name="ce123" table:formula="of:=[.E125]-[.B125]" office:value-type="currency" office:currency="USD" office:value="2" calcext:value-type="currency">
            <text:p>$2.00</text:p>
          </table:table-cell>
          <table:table-cell table:style-name="ce102" table:formula="of:=[.E125]/[.D125]" office:value-type="float" office:value="1.15235080642987" calcext:value-type="float">
            <text:p>1.152350806429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36-3A</text:p>
          </table:table-cell>
          <table:table-cell table:number-columns-repeated="2" table:style-name="ce82" office:value-type="currency" office:currency="USD" office:value="2278" calcext:value-type="currency">
            <text:p>$2,278.00</text:p>
          </table:table-cell>
          <table:table-cell table:style-name="ce123" office:value-type="currency" office:currency="USD" office:value="1956.07" calcext:value-type="currency">
            <text:p>$1,956.07</text:p>
          </table:table-cell>
          <table:table-cell table:style-name="ce123" office:value-type="currency" office:currency="USD" office:value="2279" calcext:value-type="currency">
            <text:p>$2,279.00</text:p>
          </table:table-cell>
          <table:table-cell table:style-name="ce123" table:formula="of:=[.E126]-[.B126]" office:value-type="currency" office:currency="USD" office:value="1" calcext:value-type="currency">
            <text:p>$1.00</text:p>
          </table:table-cell>
          <table:table-cell table:style-name="ce102" table:formula="of:=[.E126]/[.D126]" office:value-type="float" office:value="1.1650912288415" calcext:value-type="float">
            <text:p>1.165091228841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46-3A</text:p>
          </table:table-cell>
          <table:table-cell table:number-columns-repeated="2" table:style-name="ce82" office:value-type="currency" office:currency="USD" office:value="2469" calcext:value-type="currency">
            <text:p>$2,469.00</text:p>
          </table:table-cell>
          <table:table-cell table:style-name="ce123" office:value-type="currency" office:currency="USD" office:value="2140.26" calcext:value-type="currency">
            <text:p>$2,140.26</text:p>
          </table:table-cell>
          <table:table-cell table:style-name="ce123" office:value-type="currency" office:currency="USD" office:value="2472" calcext:value-type="currency">
            <text:p>$2,472.00</text:p>
          </table:table-cell>
          <table:table-cell table:style-name="ce123" table:formula="of:=[.E127]-[.B127]" office:value-type="currency" office:currency="USD" office:value="3" calcext:value-type="currency">
            <text:p>$3.00</text:p>
          </table:table-cell>
          <table:table-cell table:style-name="ce102" table:formula="of:=[.E127]/[.D127]" office:value-type="float" office:value="1.15499985983011" calcext:value-type="float">
            <text:p>1.154999859830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337-4A</text:p>
          </table:table-cell>
          <table:table-cell table:number-columns-repeated="2" table:style-name="ce82" office:value-type="currency" office:currency="USD" office:value="2759" calcext:value-type="currency">
            <text:p>$2,759.00</text:p>
          </table:table-cell>
          <table:table-cell table:style-name="ce123" office:value-type="currency" office:currency="USD" office:value="2140.26" calcext:value-type="currency">
            <text:p>$2,140.26</text:p>
          </table:table-cell>
          <table:table-cell table:style-name="ce123" office:value-type="currency" office:currency="USD" office:value="2763" calcext:value-type="currency">
            <text:p>$2,763.00</text:p>
          </table:table-cell>
          <table:table-cell table:style-name="ce123" table:formula="of:=[.E128]-[.B128]" office:value-type="currency" office:currency="USD" office:value="4" calcext:value-type="currency">
            <text:p>$4.00</text:p>
          </table:table-cell>
          <table:table-cell table:style-name="ce102" table:formula="of:=[.E128]/[.D128]" office:value-type="float" office:value="1.29096464915478" calcext:value-type="float">
            <text:p>1.2909646491547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37-4A</text:p>
          </table:table-cell>
          <table:table-cell table:number-columns-repeated="2" table:style-name="ce82" office:value-type="currency" office:currency="USD" office:value="2965" calcext:value-type="currency">
            <text:p>$2,965.00</text:p>
          </table:table-cell>
          <table:table-cell table:style-name="ce123" office:value-type="currency" office:currency="USD" office:value="2468.95" calcext:value-type="currency">
            <text:p>$2,468.95</text:p>
          </table:table-cell>
          <table:table-cell table:style-name="ce123" office:value-type="currency" office:currency="USD" office:value="2969" calcext:value-type="currency">
            <text:p>$2,969.00</text:p>
          </table:table-cell>
          <table:table-cell table:style-name="ce123" table:formula="of:=[.E129]-[.B129]" office:value-type="currency" office:currency="USD" office:value="4" calcext:value-type="currency">
            <text:p>$4.00</text:p>
          </table:table-cell>
          <table:table-cell table:style-name="ce102" table:formula="of:=[.E129]/[.D129]" office:value-type="float" office:value="1.20253549079568" calcext:value-type="float">
            <text:p>1.202535490795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SR447-4A</text:p>
          </table:table-cell>
          <table:table-cell table:number-columns-repeated="2" table:style-name="ce82" office:value-type="currency" office:currency="USD" office:value="3279" calcext:value-type="currency">
            <text:p>$3,279.00</text:p>
          </table:table-cell>
          <table:table-cell table:style-name="ce123" office:value-type="currency" office:currency="USD" office:value="2776.42" calcext:value-type="currency">
            <text:p>$2,776.42</text:p>
          </table:table-cell>
          <table:table-cell table:style-name="ce123" office:value-type="currency" office:currency="USD" office:value="3284" calcext:value-type="currency">
            <text:p>$3,284.00</text:p>
          </table:table-cell>
          <table:table-cell table:style-name="ce123" table:formula="of:=[.E130]-[.B130]" office:value-type="currency" office:currency="USD" office:value="5" calcext:value-type="currency">
            <text:p>$5.00</text:p>
          </table:table-cell>
          <table:table-cell table:style-name="ce102" table:formula="of:=[.E130]/[.D130]" office:value-type="float" office:value="1.18281816151735" calcext:value-type="float">
            <text:p>1.182818161517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Double Drum Dollie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66P</text:p>
          </table:table-cell>
          <table:table-cell table:number-columns-repeated="2" table:style-name="ce82" office:value-type="currency" office:currency="USD" office:value="109" calcext:value-type="currency">
            <text:p>$109.00</text:p>
          </table:table-cell>
          <table:table-cell table:style-name="ce123" office:value-type="currency" office:currency="USD" office:value="84.86" calcext:value-type="currency">
            <text:p>$84.86</text:p>
          </table:table-cell>
          <table:table-cell table:style-name="ce123" office:value-type="currency" office:currency="USD" office:value="115.95" calcext:value-type="currency">
            <text:p>$115.95</text:p>
          </table:table-cell>
          <table:table-cell table:style-name="ce123" table:formula="of:=[.E134]-[.B134]" office:value-type="currency" office:currency="USD" office:value="6.95" calcext:value-type="currency">
            <text:p>$6.95</text:p>
          </table:table-cell>
          <table:table-cell table:style-name="ce102" table:formula="of:=[.E134]/[.D134]" office:value-type="float" office:value="1.36636813575301" calcext:value-type="float">
            <text:p>1.3663681357530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72P</text:p>
          </table:table-cell>
          <table:table-cell table:number-columns-repeated="2" table:style-name="ce82" office:value-type="currency" office:currency="USD" office:value="125" calcext:value-type="currency">
            <text:p>$125.00</text:p>
          </table:table-cell>
          <table:table-cell table:style-name="ce123" office:value-type="currency" office:currency="USD" office:value="88.72" calcext:value-type="currency">
            <text:p>$88.72</text:p>
          </table:table-cell>
          <table:table-cell table:style-name="ce123" office:value-type="currency" office:currency="USD" office:value="132.95" calcext:value-type="currency">
            <text:p>$132.95</text:p>
          </table:table-cell>
          <table:table-cell table:style-name="ce123" table:formula="of:=[.E135]-[.B135]" office:value-type="currency" office:currency="USD" office:value="7.94999999999999" calcext:value-type="currency">
            <text:p>$7.95</text:p>
          </table:table-cell>
          <table:table-cell table:style-name="ce102" table:formula="of:=[.E135]/[.D135]" office:value-type="float" office:value="1.49853471596032" calcext:value-type="float">
            <text:p>1.498534715960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Drainer 4 Wheel Drum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5VR</text:p>
          </table:table-cell>
          <table:table-cell table:number-columns-repeated="2" table:style-name="ce82" office:value-type="currency" office:currency="USD" office:value="267" calcext:value-type="currency">
            <text:p>$267.00</text:p>
          </table:table-cell>
          <table:table-cell table:style-name="ce123" office:value-type="currency" office:currency="USD" office:value="219.68" calcext:value-type="currency">
            <text:p>$219.68</text:p>
          </table:table-cell>
          <table:table-cell table:style-name="ce123" office:value-type="currency" office:currency="USD" office:value="273.95" calcext:value-type="currency">
            <text:p>$273.95</text:p>
          </table:table-cell>
          <table:table-cell table:style-name="ce123" table:formula="of:=[.E139]-[.B139]" office:value-type="currency" office:currency="USD" office:value="6.94999999999999" calcext:value-type="currency">
            <text:p>$6.95</text:p>
          </table:table-cell>
          <table:table-cell table:style-name="ce102" table:formula="of:=[.E139]/[.D139]" office:value-type="float" office:value="1.24704115076475" calcext:value-type="float">
            <text:p>1.247041150764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5VR-KS</text:p>
          </table:table-cell>
          <table:table-cell table:number-columns-repeated="2" table:style-name="ce82" office:value-type="currency" office:currency="USD" office:value="277" calcext:value-type="currency">
            <text:p>$277.00</text:p>
          </table:table-cell>
          <table:table-cell table:style-name="ce123" office:value-type="currency" office:currency="USD" office:value="228.93" calcext:value-type="currency">
            <text:p>$228.93</text:p>
          </table:table-cell>
          <table:table-cell table:style-name="ce123" office:value-type="currency" office:currency="USD" office:value="283.95" calcext:value-type="currency">
            <text:p>$283.95</text:p>
          </table:table-cell>
          <table:table-cell table:style-name="ce123" table:formula="of:=[.E140]-[.B140]" office:value-type="currency" office:currency="USD" office:value="6.94999999999999" calcext:value-type="currency">
            <text:p>$6.95</text:p>
          </table:table-cell>
          <table:table-cell table:style-name="ce102" table:formula="of:=[.E140]/[.D140]" office:value-type="float" office:value="1.24033547372559" calcext:value-type="float">
            <text:p>1.240335473725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5SS</text:p>
          </table:table-cell>
          <table:table-cell table:number-columns-repeated="2" table:style-name="ce82" office:value-type="currency" office:currency="USD" office:value="303" calcext:value-type="currency">
            <text:p>$303.00</text:p>
          </table:table-cell>
          <table:table-cell table:style-name="ce123" office:value-type="currency" office:currency="USD" office:value="251.31" calcext:value-type="currency">
            <text:p>$251.31</text:p>
          </table:table-cell>
          <table:table-cell table:style-name="ce123" office:value-type="currency" office:currency="USD" office:value="310.95" calcext:value-type="currency">
            <text:p>$310.95</text:p>
          </table:table-cell>
          <table:table-cell table:style-name="ce123" table:formula="of:=[.E141]-[.B141]" office:value-type="currency" office:currency="USD" office:value="7.94999999999999" calcext:value-type="currency">
            <text:p>$7.95</text:p>
          </table:table-cell>
          <table:table-cell table:style-name="ce102" table:formula="of:=[.E141]/[.D141]" office:value-type="float" office:value="1.23731646174048" calcext:value-type="float">
            <text:p>1.237316461740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5SS-KS</text:p>
          </table:table-cell>
          <table:table-cell table:number-columns-repeated="2" table:style-name="ce82" office:value-type="currency" office:currency="USD" office:value="313" calcext:value-type="currency">
            <text:p>$313.00</text:p>
          </table:table-cell>
          <table:table-cell table:style-name="ce123" office:value-type="currency" office:currency="USD" office:value="260.56" calcext:value-type="currency">
            <text:p>$260.56</text:p>
          </table:table-cell>
          <table:table-cell table:style-name="ce123" office:value-type="currency" office:currency="USD" office:value="319.95" calcext:value-type="currency">
            <text:p>$319.95</text:p>
          </table:table-cell>
          <table:table-cell table:style-name="ce123" table:formula="of:=[.E142]-[.B142]" office:value-type="currency" office:currency="USD" office:value="6.94999999999999" calcext:value-type="currency">
            <text:p>$6.95</text:p>
          </table:table-cell>
          <table:table-cell table:style-name="ce102" table:formula="of:=[.E142]/[.D142]" office:value-type="float" office:value="1.22793214614676" calcext:value-type="float">
            <text:p>1.227932146146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5P</text:p>
          </table:table-cell>
          <table:table-cell table:number-columns-repeated="2" table:style-name="ce82" office:value-type="currency" office:currency="USD" office:value="223" calcext:value-type="currency">
            <text:p>$223.00</text:p>
          </table:table-cell>
          <table:table-cell table:style-name="ce123" office:value-type="currency" office:currency="USD" office:value="173.74" calcext:value-type="currency">
            <text:p>$173.74</text:p>
          </table:table-cell>
          <table:table-cell table:style-name="ce123" office:value-type="currency" office:currency="USD" office:value="229.95" calcext:value-type="currency">
            <text:p>$229.95</text:p>
          </table:table-cell>
          <table:table-cell table:style-name="ce123" table:formula="of:=[.E143]-[.B143]" office:value-type="currency" office:currency="USD" office:value="6.94999999999999" calcext:value-type="currency">
            <text:p>$6.95</text:p>
          </table:table-cell>
          <table:table-cell table:style-name="ce102" table:formula="of:=[.E143]/[.D143]" office:value-type="float" office:value="1.32352941176471" calcext:value-type="float">
            <text:p>1.323529411764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5P-KS</text:p>
          </table:table-cell>
          <table:table-cell table:number-columns-repeated="2" table:style-name="ce82" office:value-type="currency" office:currency="USD" office:value="232" calcext:value-type="currency">
            <text:p>$232.00</text:p>
          </table:table-cell>
          <table:table-cell table:style-name="ce123" office:value-type="currency" office:currency="USD" office:value="180.79" calcext:value-type="currency">
            <text:p>$180.79</text:p>
          </table:table-cell>
          <table:table-cell table:style-name="ce123" office:value-type="currency" office:currency="USD" office:value="238.95" calcext:value-type="currency">
            <text:p>$238.95</text:p>
          </table:table-cell>
          <table:table-cell table:style-name="ce123" table:formula="of:=[.E144]-[.B144]" office:value-type="currency" office:currency="USD" office:value="6.94999999999999" calcext:value-type="currency">
            <text:p>$6.95</text:p>
          </table:table-cell>
          <table:table-cell table:style-name="ce102" table:formula="of:=[.E144]/[.D144]" office:value-type="float" office:value="1.32169920902705" calcext:value-type="float">
            <text:p>1.321699209027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Drive-in Drive-Thru Structural Pallet Ra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3">
          <table:table-cell table:style-name="ce70" office:value-type="string" calcext:value-type="string">
            <text:p>DIDTSPR</text:p>
          </table:table-cell>
          <table:table-cell table:style-name="ce70" office:value-type="string" calcext:value-type="string">
            <text:p>Per Application</text:p>
          </table:table-cell>
          <table:table-cell table:style-name="ce70"/>
          <table:table-cell table:style-name="ce123" table:number-columns-repeated="2"/>
          <table:table-cell table:style-name="ce123" table:formula="of:=[.E148]-[.B148]" office:value-type="string" office:string-value="" calcext:value-type="error">
            <text:p>#VALUE!</text:p>
          </table:table-cell>
          <table:table-cell table:style-name="ce102" table:formula="of:=[.E148]/[.D148]" office:value-type="string" office:string-value="" calcext:value-type="error">
            <text:p>#DIV/0!</text:p>
          </table:table-cell>
          <table:table-cell table:style-name="ce102"/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Drum Cadd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C30</text:p>
          </table:table-cell>
          <table:table-cell table:number-columns-repeated="2" table:style-name="ce82" office:value-type="currency" office:currency="USD" office:value="56" calcext:value-type="currency">
            <text:p>$56.00</text:p>
          </table:table-cell>
          <table:table-cell table:style-name="ce123" office:value-type="currency" office:currency="USD" office:value="46.87" calcext:value-type="currency">
            <text:p>$46.87</text:p>
          </table:table-cell>
          <table:table-cell table:style-name="ce123" office:value-type="currency" office:currency="USD" office:value="57.75" calcext:value-type="currency">
            <text:p>$57.75</text:p>
          </table:table-cell>
          <table:table-cell table:style-name="ce123" table:formula="of:=[.E152]-[.B152]" office:value-type="currency" office:currency="USD" office:value="1.75" calcext:value-type="currency">
            <text:p>$1.75</text:p>
          </table:table-cell>
          <table:table-cell table:style-name="ce102" table:formula="of:=[.E152]/[.D152]" office:value-type="float" office:value="1.23213142735225" calcext:value-type="float">
            <text:p>1.23213142735225</text:p>
          </table:table-cell>
          <table:table-cell table:style-name="ce102" office:value-type="string" calcext:value-type="string">
            <text:p>indco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C55</text:p>
          </table:table-cell>
          <table:table-cell table:number-columns-repeated="2" table:style-name="ce82" office:value-type="currency" office:currency="USD" office:value="61" calcext:value-type="currency">
            <text:p>$61.00</text:p>
          </table:table-cell>
          <table:table-cell table:style-name="ce123" office:value-type="currency" office:currency="USD" office:value="48.36" calcext:value-type="currency">
            <text:p>$48.36</text:p>
          </table:table-cell>
          <table:table-cell table:style-name="ce123" office:value-type="currency" office:currency="USD" office:value="64.75" calcext:value-type="currency">
            <text:p>$64.75</text:p>
          </table:table-cell>
          <table:table-cell table:style-name="ce123" table:formula="of:=[.E153]-[.B153]" office:value-type="currency" office:currency="USD" office:value="3.75" calcext:value-type="currency">
            <text:p>$3.75</text:p>
          </table:table-cell>
          <table:table-cell table:style-name="ce102" table:formula="of:=[.E153]/[.D153]" office:value-type="float" office:value="1.3389164598842" calcext:value-type="float">
            <text:p>1.3389164598842</text:p>
          </table:table-cell>
          <table:table-cell table:style-name="ce102" office:value-type="string" calcext:value-type="string">
            <text:p>indco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Drum Lifter - 3000 lb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L1</text:p>
          </table:table-cell>
          <table:table-cell table:number-columns-repeated="2" table:style-name="ce82" office:value-type="currency" office:currency="USD" office:value="175" calcext:value-type="currency">
            <text:p>$175.00</text:p>
          </table:table-cell>
          <table:table-cell table:style-name="ce123" office:value-type="currency" office:currency="USD" office:value="120.56" calcext:value-type="currency">
            <text:p>$120.56</text:p>
          </table:table-cell>
          <table:table-cell table:style-name="ce123"/>
          <table:table-cell table:style-name="ce123" table:formula="of:=[.E157]-[.B157]" office:value-type="currency" office:currency="USD" office:value="-175" calcext:value-type="currency">
            <text:p>-$175.00</text:p>
          </table:table-cell>
          <table:table-cell table:style-name="ce102" table:formula="of:=[.E157]/[.D15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Drum Skid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K10</text:p>
          </table:table-cell>
          <table:table-cell table:number-columns-repeated="2" table:style-name="ce82" office:value-type="currency" office:currency="USD" office:value="255" calcext:value-type="currency">
            <text:p>$255.00</text:p>
          </table:table-cell>
          <table:table-cell table:style-name="ce123" office:value-type="currency" office:currency="USD" office:value="144.29" calcext:value-type="currency">
            <text:p>$144.29</text:p>
          </table:table-cell>
          <table:table-cell table:style-name="ce123" office:value-type="currency" office:currency="USD" office:value="306.15" calcext:value-type="currency">
            <text:p>$306.15</text:p>
          </table:table-cell>
          <table:table-cell table:style-name="ce123" table:formula="of:=[.E161]-[.B161]" office:value-type="currency" office:currency="USD" office:value="51.15" calcext:value-type="currency">
            <text:p>$51.15</text:p>
          </table:table-cell>
          <table:table-cell table:style-name="ce102" table:formula="of:=[.E161]/[.D161]" office:value-type="float" office:value="2.12176866033682" calcext:value-type="float">
            <text:p>2.12176866033682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Drum Storage Ra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R3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235.99" calcext:value-type="currency">
            <text:p>$235.99</text:p>
          </table:table-cell>
          <table:table-cell table:style-name="ce123" office:value-type="currency" office:currency="USD" office:value="309.95" calcext:value-type="currency">
            <text:p>$309.95</text:p>
          </table:table-cell>
          <table:table-cell table:style-name="ce123" table:formula="of:=[.E165]-[.B165]" office:value-type="currency" office:currency="USD" office:value="10.95" calcext:value-type="currency">
            <text:p>$10.95</text:p>
          </table:table-cell>
          <table:table-cell table:style-name="ce102" table:formula="of:=[.E165]/[.D165]" office:value-type="float" office:value="1.31340311030128" calcext:value-type="float">
            <text:p>1.313403110301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R4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238.43" calcext:value-type="currency">
            <text:p>$238.43</text:p>
          </table:table-cell>
          <table:table-cell table:style-name="ce123" office:value-type="currency" office:currency="USD" office:value="309.95" calcext:value-type="currency">
            <text:p>$309.95</text:p>
          </table:table-cell>
          <table:table-cell table:style-name="ce123" table:formula="of:=[.E166]-[.B166]" office:value-type="currency" office:currency="USD" office:value="10.95" calcext:value-type="currency">
            <text:p>$10.95</text:p>
          </table:table-cell>
          <table:table-cell table:style-name="ce102" table:formula="of:=[.E166]/[.D166]" office:value-type="float" office:value="1.29996225307218" calcext:value-type="float">
            <text:p>1.299962253072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R6-2H</text:p>
          </table:table-cell>
          <table:table-cell table:number-columns-repeated="2" table:style-name="ce82" office:value-type="currency" office:currency="USD" office:value="409" calcext:value-type="currency">
            <text:p>$409.00</text:p>
          </table:table-cell>
          <table:table-cell table:style-name="ce123" office:value-type="currency" office:currency="USD" office:value="313.96" calcext:value-type="currency">
            <text:p>$313.96</text:p>
          </table:table-cell>
          <table:table-cell table:style-name="ce123" office:value-type="currency" office:currency="USD" office:value="419.95" calcext:value-type="currency">
            <text:p>$419.95</text:p>
          </table:table-cell>
          <table:table-cell table:style-name="ce123" table:formula="of:=[.E167]-[.B167]" office:value-type="currency" office:currency="USD" office:value="10.95" calcext:value-type="currency">
            <text:p>$10.95</text:p>
          </table:table-cell>
          <table:table-cell table:style-name="ce102" table:formula="of:=[.E167]/[.D167]" office:value-type="float" office:value="1.33759077589502" calcext:value-type="float">
            <text:p>1.3375907758950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R6-3H</text:p>
          </table:table-cell>
          <table:table-cell table:number-columns-repeated="2" table:style-name="ce82" office:value-type="currency" office:currency="USD" office:value="409" calcext:value-type="currency">
            <text:p>$409.00</text:p>
          </table:table-cell>
          <table:table-cell table:style-name="ce123" office:value-type="currency" office:currency="USD" office:value="319.49" calcext:value-type="currency">
            <text:p>$319.49</text:p>
          </table:table-cell>
          <table:table-cell table:style-name="ce123" office:value-type="currency" office:currency="USD" office:value="419.95" calcext:value-type="currency">
            <text:p>$419.95</text:p>
          </table:table-cell>
          <table:table-cell table:style-name="ce123" table:formula="of:=[.E168]-[.B168]" office:value-type="currency" office:currency="USD" office:value="10.95" calcext:value-type="currency">
            <text:p>$10.95</text:p>
          </table:table-cell>
          <table:table-cell table:style-name="ce102" table:formula="of:=[.E168]/[.D168]" office:value-type="float" office:value="1.31443863657704" calcext:value-type="float">
            <text:p>1.314438636577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R9</text:p>
          </table:table-cell>
          <table:table-cell table:number-columns-repeated="2" table:style-name="ce82" office:value-type="currency" office:currency="USD" office:value="549" calcext:value-type="currency">
            <text:p>$549.00</text:p>
          </table:table-cell>
          <table:table-cell table:style-name="ce123" office:value-type="currency" office:currency="USD" office:value="432.41" calcext:value-type="currency">
            <text:p>$432.41</text:p>
          </table:table-cell>
          <table:table-cell table:style-name="ce123" office:value-type="currency" office:currency="USD" office:value="559" calcext:value-type="currency">
            <text:p>$559.00</text:p>
          </table:table-cell>
          <table:table-cell table:style-name="ce123" table:formula="of:=[.E169]-[.B169]" office:value-type="currency" office:currency="USD" office:value="10" calcext:value-type="currency">
            <text:p>$10.00</text:p>
          </table:table-cell>
          <table:table-cell table:style-name="ce102" table:formula="of:=[.E169]/[.D169]" office:value-type="float" office:value="1.29275456164289" calcext:value-type="float">
            <text:p>1.292754561642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Drum Wizard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R</text:p>
          </table:table-cell>
          <table:table-cell table:number-columns-repeated="2" table:style-name="ce82" office:value-type="currency" office:currency="USD" office:value="166" calcext:value-type="currency">
            <text:p>$166.00</text:p>
          </table:table-cell>
          <table:table-cell table:style-name="ce123" office:value-type="currency" office:currency="USD" office:value="128.87" calcext:value-type="currency">
            <text:p>$128.87</text:p>
          </table:table-cell>
          <table:table-cell table:style-name="ce123" office:value-type="currency" office:currency="USD" office:value="176.95" calcext:value-type="currency">
            <text:p>$176.95</text:p>
          </table:table-cell>
          <table:table-cell table:style-name="ce123" table:formula="of:=[.E173]-[.B173]" office:value-type="currency" office:currency="USD" office:value="10.95" calcext:value-type="currency">
            <text:p>$10.95</text:p>
          </table:table-cell>
          <table:table-cell table:style-name="ce102" table:formula="of:=[.E173]/[.D173]" office:value-type="float" office:value="1.37308915961822" calcext:value-type="float">
            <text:p>1.373089159618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SS</text:p>
          </table:table-cell>
          <table:table-cell table:number-columns-repeated="2" table:style-name="ce82" office:value-type="currency" office:currency="USD" office:value="182" calcext:value-type="currency">
            <text:p>$182.00</text:p>
          </table:table-cell>
          <table:table-cell table:style-name="ce123" office:value-type="currency" office:currency="USD" office:value="133.18" calcext:value-type="currency">
            <text:p>$133.18</text:p>
          </table:table-cell>
          <table:table-cell table:style-name="ce123" office:value-type="currency" office:currency="USD" office:value="192.95" calcext:value-type="currency">
            <text:p>$192.95</text:p>
          </table:table-cell>
          <table:table-cell table:style-name="ce123" table:formula="of:=[.E174]-[.B174]" office:value-type="currency" office:currency="USD" office:value="10.95" calcext:value-type="currency">
            <text:p>$10.95</text:p>
          </table:table-cell>
          <table:table-cell table:style-name="ce102" table:formula="of:=[.E174]/[.D174]" office:value-type="float" office:value="1.44879110977624" calcext:value-type="float">
            <text:p>1.448791109776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P</text:p>
          </table:table-cell>
          <table:table-cell table:number-columns-repeated="2" table:style-name="ce82" office:value-type="currency" office:currency="USD" office:value="153" calcext:value-type="currency">
            <text:p>$153.00</text:p>
          </table:table-cell>
          <table:table-cell table:style-name="ce123" office:value-type="currency" office:currency="USD" office:value="121.98" calcext:value-type="currency">
            <text:p>$121.98</text:p>
          </table:table-cell>
          <table:table-cell table:style-name="ce123" office:value-type="currency" office:currency="USD" office:value="263.95" calcext:value-type="currency">
            <text:p>$263.95</text:p>
          </table:table-cell>
          <table:table-cell table:style-name="ce123" table:formula="of:=[.E175]-[.B175]" office:value-type="currency" office:currency="USD" office:value="110.95" calcext:value-type="currency">
            <text:p>$110.95</text:p>
          </table:table-cell>
          <table:table-cell table:style-name="ce102" table:formula="of:=[.E175]/[.D175]" office:value-type="float" office:value="2.16387932447942" calcext:value-type="float">
            <text:p>2.1638793244794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R-KD</text:p>
          </table:table-cell>
          <table:table-cell table:number-columns-repeated="2" table:style-name="ce82" office:value-type="currency" office:currency="USD" office:value="193" calcext:value-type="currency">
            <text:p>$193.00</text:p>
          </table:table-cell>
          <table:table-cell table:style-name="ce123" office:value-type="currency" office:currency="USD" office:value="144.35" calcext:value-type="currency">
            <text:p>$144.35</text:p>
          </table:table-cell>
          <table:table-cell table:style-name="ce123" office:value-type="currency" office:currency="USD" office:value="203.95" calcext:value-type="currency">
            <text:p>$203.95</text:p>
          </table:table-cell>
          <table:table-cell table:style-name="ce123" table:formula="of:=[.E176]-[.B176]" office:value-type="currency" office:currency="USD" office:value="10.95" calcext:value-type="currency">
            <text:p>$10.95</text:p>
          </table:table-cell>
          <table:table-cell table:style-name="ce102" table:formula="of:=[.E176]/[.D176]" office:value-type="float" office:value="1.41288534811223" calcext:value-type="float">
            <text:p>1.4128853481122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SS-KD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51.73" calcext:value-type="currency">
            <text:p>$151.73</text:p>
          </table:table-cell>
          <table:table-cell table:style-name="ce123" office:value-type="currency" office:currency="USD" office:value="219.95" calcext:value-type="currency">
            <text:p>$219.95</text:p>
          </table:table-cell>
          <table:table-cell table:style-name="ce123" table:formula="of:=[.E177]-[.B177]" office:value-type="currency" office:currency="USD" office:value="10.95" calcext:value-type="currency">
            <text:p>$10.95</text:p>
          </table:table-cell>
          <table:table-cell table:style-name="ce102" table:formula="of:=[.E177]/[.D177]" office:value-type="float" office:value="1.44961444671456" calcext:value-type="float">
            <text:p>1.449614446714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P-KD</text:p>
          </table:table-cell>
          <table:table-cell table:number-columns-repeated="2" table:style-name="ce82" office:value-type="currency" office:currency="USD" office:value="250" calcext:value-type="currency">
            <text:p>$250.00</text:p>
          </table:table-cell>
          <table:table-cell table:style-name="ce123" office:value-type="currency" office:currency="USD" office:value="139.17" calcext:value-type="currency">
            <text:p>$139.17</text:p>
          </table:table-cell>
          <table:table-cell table:style-name="ce123" office:value-type="currency" office:currency="USD" office:value="297.95" calcext:value-type="currency">
            <text:p>$297.95</text:p>
          </table:table-cell>
          <table:table-cell table:style-name="ce123" table:formula="of:=[.E178]-[.B178]" office:value-type="currency" office:currency="USD" office:value="47.95" calcext:value-type="currency">
            <text:p>$47.95</text:p>
          </table:table-cell>
          <table:table-cell table:style-name="ce102" table:formula="of:=[.E178]/[.D178]" office:value-type="float" office:value="2.14090680462743" calcext:value-type="float">
            <text:p>2.140906804627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12H</text:p>
          </table:table-cell>
          <table:table-cell table:number-columns-repeated="2" table:style-name="ce82" office:value-type="currency" office:currency="USD" office:value="14" calcext:value-type="currency">
            <text:p>$14.00</text:p>
          </table:table-cell>
          <table:table-cell table:style-name="ce123" office:value-type="currency" office:currency="USD" office:value="11.31" calcext:value-type="currency">
            <text:p>$11.31</text:p>
          </table:table-cell>
          <table:table-cell table:style-name="ce123" office:value-type="currency" office:currency="USD" office:value="12.25" calcext:value-type="currency">
            <text:p>$12.25</text:p>
          </table:table-cell>
          <table:table-cell table:style-name="ce123" table:formula="of:=[.E179]-[.B179]" office:value-type="currency" office:currency="USD" office:value="-1.75" calcext:value-type="currency">
            <text:p>-$1.75</text:p>
          </table:table-cell>
          <table:table-cell table:style-name="ce102" table:formula="of:=[.E179]/[.D179]" office:value-type="float" office:value="1.08311229000884" calcext:value-type="float">
            <text:p>1.083112290008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Economy Drum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2P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17.3" calcext:value-type="currency">
            <text:p>$117.30</text:p>
          </table:table-cell>
          <table:table-cell table:style-name="ce123" office:value-type="currency" office:currency="USD" office:value="175.95" calcext:value-type="currency">
            <text:p>$175.95</text:p>
          </table:table-cell>
          <table:table-cell table:style-name="ce123" table:formula="of:=[.E183]-[.B183]" office:value-type="currency" office:currency="USD" office:value="10.95" calcext:value-type="currency">
            <text:p>$10.95</text:p>
          </table:table-cell>
          <table:table-cell table:style-name="ce102" table:formula="of:=[.E183]/[.D183]" office:value-type="float" office:value="1.5" calcext:value-type="float">
            <text:p>1.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2P-KS</text:p>
          </table:table-cell>
          <table:table-cell table:number-columns-repeated="2" table:style-name="ce82" office:value-type="currency" office:currency="USD" office:value="174" calcext:value-type="currency">
            <text:p>$174.00</text:p>
          </table:table-cell>
          <table:table-cell table:style-name="ce123" office:value-type="currency" office:currency="USD" office:value="126.75" calcext:value-type="currency">
            <text:p>$126.75</text:p>
          </table:table-cell>
          <table:table-cell table:style-name="ce123" office:value-type="currency" office:currency="USD" office:value="184.95" calcext:value-type="currency">
            <text:p>$184.95</text:p>
          </table:table-cell>
          <table:table-cell table:style-name="ce123" table:formula="of:=[.E184]-[.B184]" office:value-type="currency" office:currency="USD" office:value="10.95" calcext:value-type="currency">
            <text:p>$10.95</text:p>
          </table:table-cell>
          <table:table-cell table:style-name="ce102" table:formula="of:=[.E184]/[.D184]" office:value-type="float" office:value="1.45917159763314" calcext:value-type="float">
            <text:p>1.459171597633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Five Shelf Service Car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1836-5</text:p>
          </table:table-cell>
          <table:table-cell table:number-columns-repeated="2" table:style-name="ce82" office:value-type="currency" office:currency="USD" office:value="339" calcext:value-type="currency">
            <text:p>$339.00</text:p>
          </table:table-cell>
          <table:table-cell table:style-name="ce123" office:value-type="currency" office:currency="USD" office:value="240.6" calcext:value-type="currency">
            <text:p>$240.60</text:p>
          </table:table-cell>
          <table:table-cell table:style-name="ce123" office:value-type="currency" office:currency="USD" office:value="349.95" calcext:value-type="currency">
            <text:p>$349.95</text:p>
          </table:table-cell>
          <table:table-cell table:style-name="ce123" table:formula="of:=[.E188]-[.B188]" office:value-type="currency" office:currency="USD" office:value="10.95" calcext:value-type="currency">
            <text:p>$10.95</text:p>
          </table:table-cell>
          <table:table-cell table:style-name="ce102" table:formula="of:=[.E188]/[.D188]" office:value-type="float" office:value="1.45448877805486" calcext:value-type="float">
            <text:p>1.454488778054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2436-5</text:p>
          </table:table-cell>
          <table:table-cell table:number-columns-repeated="2" table:style-name="ce82" office:value-type="currency" office:currency="USD" office:value="376" calcext:value-type="currency">
            <text:p>$376.00</text:p>
          </table:table-cell>
          <table:table-cell table:style-name="ce123" office:value-type="currency" office:currency="USD" office:value="266.2" calcext:value-type="currency">
            <text:p>$266.20</text:p>
          </table:table-cell>
          <table:table-cell table:style-name="ce123" office:value-type="currency" office:currency="USD" office:value="386.95" calcext:value-type="currency">
            <text:p>$386.95</text:p>
          </table:table-cell>
          <table:table-cell table:style-name="ce123" table:formula="of:=[.E189]-[.B189]" office:value-type="currency" office:currency="USD" office:value="10.95" calcext:value-type="currency">
            <text:p>$10.95</text:p>
          </table:table-cell>
          <table:table-cell table:style-name="ce102" table:formula="of:=[.E189]/[.D189]" office:value-type="float" office:value="1.45360631104433" calcext:value-type="float">
            <text:p>1.453606311044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2448-5</text:p>
          </table:table-cell>
          <table:table-cell table:number-columns-repeated="2" table:style-name="ce82" office:value-type="currency" office:currency="USD" office:value="465" calcext:value-type="currency">
            <text:p>$465.00</text:p>
          </table:table-cell>
          <table:table-cell table:style-name="ce123" office:value-type="currency" office:currency="USD" office:value="327.59" calcext:value-type="currency">
            <text:p>$327.59</text:p>
          </table:table-cell>
          <table:table-cell table:style-name="ce123" office:value-type="currency" office:currency="USD" office:value="475.95" calcext:value-type="currency">
            <text:p>$475.95</text:p>
          </table:table-cell>
          <table:table-cell table:style-name="ce123" table:formula="of:=[.E190]-[.B190]" office:value-type="currency" office:currency="USD" office:value="10.95" calcext:value-type="currency">
            <text:p>$10.95</text:p>
          </table:table-cell>
          <table:table-cell table:style-name="ce102" table:formula="of:=[.E190]/[.D190]" office:value-type="float" office:value="1.45288317714216" calcext:value-type="float">
            <text:p>1.452883177142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2460-5</text:p>
          </table:table-cell>
          <table:table-cell table:number-columns-repeated="2" table:style-name="ce82" office:value-type="currency" office:currency="USD" office:value="457" calcext:value-type="currency">
            <text:p>$457.00</text:p>
          </table:table-cell>
          <table:table-cell table:style-name="ce123" office:value-type="currency" office:currency="USD" office:value="401.23" calcext:value-type="currency">
            <text:p>$401.23</text:p>
          </table:table-cell>
          <table:table-cell table:style-name="ce123" office:value-type="currency" office:currency="USD" office:value="567" calcext:value-type="currency">
            <text:p>$567.00</text:p>
          </table:table-cell>
          <table:table-cell table:style-name="ce123" table:formula="of:=[.E191]-[.B191]" office:value-type="currency" office:currency="USD" office:value="110" calcext:value-type="currency">
            <text:p>$110.00</text:p>
          </table:table-cell>
          <table:table-cell table:style-name="ce102" table:formula="of:=[.E191]/[.D191]" office:value-type="float" office:value="1.41315454975949" calcext:value-type="float">
            <text:p>1.4131545497594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048-5</text:p>
          </table:table-cell>
          <table:table-cell table:number-columns-repeated="2" table:style-name="ce82" office:value-type="currency" office:currency="USD" office:value="570" calcext:value-type="currency">
            <text:p>$570.00</text:p>
          </table:table-cell>
          <table:table-cell table:style-name="ce123" office:value-type="currency" office:currency="USD" office:value="410.16" calcext:value-type="currency">
            <text:p>$410.16</text:p>
          </table:table-cell>
          <table:table-cell table:style-name="ce123" office:value-type="currency" office:currency="USD" office:value="580" calcext:value-type="currency">
            <text:p>$580.00</text:p>
          </table:table-cell>
          <table:table-cell table:style-name="ce123" table:formula="of:=[.E192]-[.B192]" office:value-type="currency" office:currency="USD" office:value="10" calcext:value-type="currency">
            <text:p>$10.00</text:p>
          </table:table-cell>
          <table:table-cell table:style-name="ce102" table:formula="of:=[.E192]/[.D192]" office:value-type="float" office:value="1.4140823093427" calcext:value-type="float">
            <text:p>1.414082309342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060-5</text:p>
          </table:table-cell>
          <table:table-cell table:number-columns-repeated="2" table:style-name="ce82" office:value-type="currency" office:currency="USD" office:value="686" calcext:value-type="currency">
            <text:p>$686.00</text:p>
          </table:table-cell>
          <table:table-cell table:style-name="ce123" office:value-type="currency" office:currency="USD" office:value="492.46" calcext:value-type="currency">
            <text:p>$492.46</text:p>
          </table:table-cell>
          <table:table-cell table:style-name="ce123" office:value-type="currency" office:currency="USD" office:value="696" calcext:value-type="currency">
            <text:p>$696.00</text:p>
          </table:table-cell>
          <table:table-cell table:style-name="ce123" table:formula="of:=[.E193]-[.B193]" office:value-type="currency" office:currency="USD" office:value="10" calcext:value-type="currency">
            <text:p>$10.00</text:p>
          </table:table-cell>
          <table:table-cell table:style-name="ce102" table:formula="of:=[.E193]/[.D193]" office:value-type="float" office:value="1.413312756366" calcext:value-type="float">
            <text:p>1.4133127563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660-5</text:p>
          </table:table-cell>
          <table:table-cell table:number-columns-repeated="2" table:style-name="ce82" office:value-type="currency" office:currency="USD" office:value="705" calcext:value-type="currency">
            <text:p>$705.00</text:p>
          </table:table-cell>
          <table:table-cell table:style-name="ce123" office:value-type="currency" office:currency="USD" office:value="508.25" calcext:value-type="currency">
            <text:p>$508.25</text:p>
          </table:table-cell>
          <table:table-cell table:style-name="ce123" office:value-type="currency" office:currency="USD" office:value="718" calcext:value-type="currency">
            <text:p>$718.00</text:p>
          </table:table-cell>
          <table:table-cell table:style-name="ce123" table:formula="of:=[.E194]-[.B194]" office:value-type="currency" office:currency="USD" office:value="13" calcext:value-type="currency">
            <text:p>$13.00</text:p>
          </table:table-cell>
          <table:table-cell table:style-name="ce102" table:formula="of:=[.E194]/[.D194]" office:value-type="float" office:value="1.41269060501722" calcext:value-type="float">
            <text:p>1.412690605017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672-5</text:p>
          </table:table-cell>
          <table:table-cell table:number-columns-repeated="2" table:style-name="ce82" office:value-type="currency" office:currency="USD" office:value="945" calcext:value-type="currency">
            <text:p>$945.00</text:p>
          </table:table-cell>
          <table:table-cell table:style-name="ce123" office:value-type="currency" office:currency="USD" office:value="715.27" calcext:value-type="currency">
            <text:p>$715.27</text:p>
          </table:table-cell>
          <table:table-cell table:style-name="ce123" office:value-type="currency" office:currency="USD" office:value="957" calcext:value-type="currency">
            <text:p>$957.00</text:p>
          </table:table-cell>
          <table:table-cell table:style-name="ce123" table:formula="of:=[.E195]-[.B195]" office:value-type="currency" office:currency="USD" office:value="12" calcext:value-type="currency">
            <text:p>$12.00</text:p>
          </table:table-cell>
          <table:table-cell table:style-name="ce102" table:formula="of:=[.E195]/[.D195]" office:value-type="float" office:value="1.3379562962238" calcext:value-type="float">
            <text:p>1.33795629622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1836-8</text:p>
          </table:table-cell>
          <table:table-cell table:number-columns-repeated="2" table:style-name="ce82" office:value-type="currency" office:currency="USD" office:value="389" calcext:value-type="currency">
            <text:p>$389.00</text:p>
          </table:table-cell>
          <table:table-cell table:style-name="ce123" office:value-type="currency" office:currency="USD" office:value="319.94" calcext:value-type="currency">
            <text:p>$319.94</text:p>
          </table:table-cell>
          <table:table-cell table:style-name="ce123" office:value-type="currency" office:currency="USD" office:value="404.95" calcext:value-type="currency">
            <text:p>$404.95</text:p>
          </table:table-cell>
          <table:table-cell table:style-name="ce123" table:formula="of:=[.E196]-[.B196]" office:value-type="currency" office:currency="USD" office:value="15.95" calcext:value-type="currency">
            <text:p>$15.95</text:p>
          </table:table-cell>
          <table:table-cell table:style-name="ce102" table:formula="of:=[.E196]/[.D196]" office:value-type="float" office:value="1.2657060698881" calcext:value-type="float">
            <text:p>1.26570606988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2436-8</text:p>
          </table:table-cell>
          <table:table-cell table:number-columns-repeated="2" table:style-name="ce82" office:value-type="currency" office:currency="USD" office:value="429" calcext:value-type="currency">
            <text:p>$429.00</text:p>
          </table:table-cell>
          <table:table-cell table:style-name="ce123" office:value-type="currency" office:currency="USD" office:value="349.31" calcext:value-type="currency">
            <text:p>$349.31</text:p>
          </table:table-cell>
          <table:table-cell table:style-name="ce123" office:value-type="currency" office:currency="USD" office:value="442.95" calcext:value-type="currency">
            <text:p>$442.95</text:p>
          </table:table-cell>
          <table:table-cell table:style-name="ce123" table:formula="of:=[.E197]-[.B197]" office:value-type="currency" office:currency="USD" office:value="13.95" calcext:value-type="currency">
            <text:p>$13.95</text:p>
          </table:table-cell>
          <table:table-cell table:style-name="ce102" table:formula="of:=[.E197]/[.D197]" office:value-type="float" office:value="1.26807134064298" calcext:value-type="float">
            <text:p>1.2680713406429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2448-8</text:p>
          </table:table-cell>
          <table:table-cell table:number-columns-repeated="2" table:style-name="ce82" office:value-type="currency" office:currency="USD" office:value="519" calcext:value-type="currency">
            <text:p>$519.00</text:p>
          </table:table-cell>
          <table:table-cell table:style-name="ce123" office:value-type="currency" office:currency="USD" office:value="396.41" calcext:value-type="currency">
            <text:p>$396.41</text:p>
          </table:table-cell>
          <table:table-cell table:style-name="ce123" office:value-type="currency" office:currency="USD" office:value="531" calcext:value-type="currency">
            <text:p>$531.00</text:p>
          </table:table-cell>
          <table:table-cell table:style-name="ce123" table:formula="of:=[.E198]-[.B198]" office:value-type="currency" office:currency="USD" office:value="12" calcext:value-type="currency">
            <text:p>$12.00</text:p>
          </table:table-cell>
          <table:table-cell table:style-name="ce102" table:formula="of:=[.E198]/[.D198]" office:value-type="float" office:value="1.33952221185137" calcext:value-type="float">
            <text:p>1.339522211851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2460-8</text:p>
          </table:table-cell>
          <table:table-cell table:number-columns-repeated="2" table:style-name="ce82" office:value-type="currency" office:currency="USD" office:value="609" calcext:value-type="currency">
            <text:p>$609.00</text:p>
          </table:table-cell>
          <table:table-cell table:style-name="ce123" office:value-type="currency" office:currency="USD" office:value="465.03" calcext:value-type="currency">
            <text:p>$465.03</text:p>
          </table:table-cell>
          <table:table-cell table:style-name="ce123" office:value-type="currency" office:currency="USD" office:value="623" calcext:value-type="currency">
            <text:p>$623.00</text:p>
          </table:table-cell>
          <table:table-cell table:style-name="ce123" table:formula="of:=[.E199]-[.B199]" office:value-type="currency" office:currency="USD" office:value="14" calcext:value-type="currency">
            <text:p>$14.00</text:p>
          </table:table-cell>
          <table:table-cell table:style-name="ce102" table:formula="of:=[.E199]/[.D199]" office:value-type="float" office:value="1.33969851407436" calcext:value-type="float">
            <text:p>1.3396985140743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048-8</text:p>
          </table:table-cell>
          <table:table-cell table:number-columns-repeated="2" table:style-name="ce82" office:value-type="currency" office:currency="USD" office:value="619" calcext:value-type="currency">
            <text:p>$619.00</text:p>
          </table:table-cell>
          <table:table-cell table:style-name="ce123" office:value-type="currency" office:currency="USD" office:value="474.04" calcext:value-type="currency">
            <text:p>$474.04</text:p>
          </table:table-cell>
          <table:table-cell table:style-name="ce123" office:value-type="currency" office:currency="USD" office:value="635" calcext:value-type="currency">
            <text:p>$635.00</text:p>
          </table:table-cell>
          <table:table-cell table:style-name="ce123" table:formula="of:=[.E200]-[.B200]" office:value-type="currency" office:currency="USD" office:value="16" calcext:value-type="currency">
            <text:p>$16.00</text:p>
          </table:table-cell>
          <table:table-cell table:style-name="ce102" table:formula="of:=[.E200]/[.D200]" office:value-type="float" office:value="1.33954940511349" calcext:value-type="float">
            <text:p>1.3395494051134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060-8</text:p>
          </table:table-cell>
          <table:table-cell table:number-columns-repeated="2" table:style-name="ce82" office:value-type="currency" office:currency="USD" office:value="739" calcext:value-type="currency">
            <text:p>$739.00</text:p>
          </table:table-cell>
          <table:table-cell table:style-name="ce123" office:value-type="currency" office:currency="USD" office:value="546.16" calcext:value-type="currency">
            <text:p>$546.16</text:p>
          </table:table-cell>
          <table:table-cell table:style-name="ce123" office:value-type="currency" office:currency="USD" office:value="752" calcext:value-type="currency">
            <text:p>$752.00</text:p>
          </table:table-cell>
          <table:table-cell table:style-name="ce123" table:formula="of:=[.E201]-[.B201]" office:value-type="currency" office:currency="USD" office:value="13" calcext:value-type="currency">
            <text:p>$13.00</text:p>
          </table:table-cell>
          <table:table-cell table:style-name="ce102" table:formula="of:=[.E201]/[.D201]" office:value-type="float" office:value="1.37688589424345" calcext:value-type="float">
            <text:p>1.376885894243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660-8</text:p>
          </table:table-cell>
          <table:table-cell table:number-columns-repeated="2" table:style-name="ce82" office:value-type="currency" office:currency="USD" office:value="762" calcext:value-type="currency">
            <text:p>$762.00</text:p>
          </table:table-cell>
          <table:table-cell table:style-name="ce123" office:value-type="currency" office:currency="USD" office:value="578" calcext:value-type="currency">
            <text:p>$578.00</text:p>
          </table:table-cell>
          <table:table-cell table:style-name="ce123" office:value-type="currency" office:currency="USD" office:value="774" calcext:value-type="currency">
            <text:p>$774.00</text:p>
          </table:table-cell>
          <table:table-cell table:style-name="ce123" table:formula="of:=[.E202]-[.B202]" office:value-type="currency" office:currency="USD" office:value="12" calcext:value-type="currency">
            <text:p>$12.00</text:p>
          </table:table-cell>
          <table:table-cell table:style-name="ce102" table:formula="of:=[.E202]/[.D202]" office:value-type="float" office:value="1.33910034602076" calcext:value-type="float">
            <text:p>1.339100346020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C3672-8</text:p>
          </table:table-cell>
          <table:table-cell table:number-columns-repeated="2" table:style-name="ce82" office:value-type="currency" office:currency="USD" office:value="999" calcext:value-type="currency">
            <text:p>$999.00</text:p>
          </table:table-cell>
          <table:table-cell table:style-name="ce123" office:value-type="currency" office:currency="USD" office:value="756.78" calcext:value-type="currency">
            <text:p>$756.78</text:p>
          </table:table-cell>
          <table:table-cell table:style-name="ce123" office:value-type="currency" office:currency="USD" office:value="1013" calcext:value-type="currency">
            <text:p>$1,013.00</text:p>
          </table:table-cell>
          <table:table-cell table:style-name="ce123" table:formula="of:=[.E203]-[.B203]" office:value-type="currency" office:currency="USD" office:value="14" calcext:value-type="currency">
            <text:p>$14.00</text:p>
          </table:table-cell>
          <table:table-cell table:style-name="ce102" table:formula="of:=[.E203]/[.D203]" office:value-type="float" office:value="1.33856602975766" calcext:value-type="float">
            <text:p>1.338566029757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Forklift Platform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PL1</text:p>
          </table:table-cell>
          <table:table-cell table:number-columns-repeated="2" table:style-name="ce82" office:value-type="currency" office:currency="USD" office:value="699" calcext:value-type="currency">
            <text:p>$699.00</text:p>
          </table:table-cell>
          <table:table-cell table:style-name="ce123" office:value-type="currency" office:currency="USD" office:value="358.84" calcext:value-type="currency">
            <text:p>$358.84</text:p>
          </table:table-cell>
          <table:table-cell table:style-name="ce123" office:value-type="currency" office:currency="USD" office:value="755.96" calcext:value-type="currency">
            <text:p>$755.96</text:p>
          </table:table-cell>
          <table:table-cell table:style-name="ce123" table:formula="of:=[.E207]-[.B207]" office:value-type="currency" office:currency="USD" office:value="56.96" calcext:value-type="currency">
            <text:p>$56.96</text:p>
          </table:table-cell>
          <table:table-cell table:style-name="ce102" table:formula="of:=[.E207]/[.D207]" office:value-type="float" office:value="2.1066770705607" calcext:value-type="float">
            <text:p>2.1066770705607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PL2</text:p>
          </table:table-cell>
          <table:table-cell table:number-columns-repeated="2" table:style-name="ce82" office:value-type="currency" office:currency="USD" office:value="725" calcext:value-type="currency">
            <text:p>$725.00</text:p>
          </table:table-cell>
          <table:table-cell table:style-name="ce123" office:value-type="currency" office:currency="USD" office:value="377.39" calcext:value-type="currency">
            <text:p>$377.39</text:p>
          </table:table-cell>
          <table:table-cell table:style-name="ce123" office:value-type="currency" office:currency="USD" office:value="795.02" calcext:value-type="currency">
            <text:p>$795.02</text:p>
          </table:table-cell>
          <table:table-cell table:style-name="ce123" table:formula="of:=[.E208]-[.B208]" office:value-type="currency" office:currency="USD" office:value="70.02" calcext:value-type="currency">
            <text:p>$70.02</text:p>
          </table:table-cell>
          <table:table-cell table:style-name="ce102" table:formula="of:=[.E208]/[.D208]" office:value-type="float" office:value="2.10662709663743" calcext:value-type="float">
            <text:p>2.10662709663743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PL3</text:p>
          </table:table-cell>
          <table:table-cell table:number-columns-repeated="2" table:style-name="ce82" office:value-type="currency" office:currency="USD" office:value="725" calcext:value-type="currency">
            <text:p>$725.00</text:p>
          </table:table-cell>
          <table:table-cell table:style-name="ce123" office:value-type="currency" office:currency="USD" office:value="408.69" calcext:value-type="currency">
            <text:p>$408.69</text:p>
          </table:table-cell>
          <table:table-cell table:style-name="ce123" office:value-type="currency" office:currency="USD" office:value="860.98" calcext:value-type="currency">
            <text:p>$860.98</text:p>
          </table:table-cell>
          <table:table-cell table:style-name="ce123" table:formula="of:=[.E209]-[.B209]" office:value-type="currency" office:currency="USD" office:value="135.98" calcext:value-type="currency">
            <text:p>$135.98</text:p>
          </table:table-cell>
          <table:table-cell table:style-name="ce102" table:formula="of:=[.E209]/[.D209]" office:value-type="float" office:value="2.10668232645771" calcext:value-type="float">
            <text:p>2.10668232645771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PL4</text:p>
          </table:table-cell>
          <table:table-cell table:number-columns-repeated="2" table:style-name="ce82" office:value-type="currency" office:currency="USD" office:value="750" calcext:value-type="currency">
            <text:p>$750.00</text:p>
          </table:table-cell>
          <table:table-cell table:style-name="ce123" office:value-type="currency" office:currency="USD" office:value="415.45" calcext:value-type="currency">
            <text:p>$415.45</text:p>
          </table:table-cell>
          <table:table-cell table:style-name="ce123" office:value-type="currency" office:currency="USD" office:value="875.2" calcext:value-type="currency">
            <text:p>$875.20</text:p>
          </table:table-cell>
          <table:table-cell table:style-name="ce123" table:formula="of:=[.E210]-[.B210]" office:value-type="currency" office:currency="USD" office:value="125.2" calcext:value-type="currency">
            <text:p>$125.20</text:p>
          </table:table-cell>
          <table:table-cell table:style-name="ce102" table:formula="of:=[.E210]/[.D210]" office:value-type="float" office:value="2.10663136358166" calcext:value-type="float">
            <text:p>2.10663136358166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PL5</text:p>
          </table:table-cell>
          <table:table-cell table:number-columns-repeated="2" table:style-name="ce82" office:value-type="currency" office:currency="USD" office:value="799" calcext:value-type="currency">
            <text:p>$799.00</text:p>
          </table:table-cell>
          <table:table-cell table:style-name="ce123" office:value-type="currency" office:currency="USD" office:value="427.4" calcext:value-type="currency">
            <text:p>$427.40</text:p>
          </table:table-cell>
          <table:table-cell table:style-name="ce123" office:value-type="currency" office:currency="USD" office:value="900.38" calcext:value-type="currency">
            <text:p>$900.38</text:p>
          </table:table-cell>
          <table:table-cell table:style-name="ce123" table:formula="of:=[.E211]-[.B211]" office:value-type="currency" office:currency="USD" office:value="101.38" calcext:value-type="currency">
            <text:p>$101.38</text:p>
          </table:table-cell>
          <table:table-cell table:style-name="ce102" table:formula="of:=[.E211]/[.D211]" office:value-type="float" office:value="2.10664482919981" calcext:value-type="float">
            <text:p>2.10664482919981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Forklift Stock Picker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FSP1</text:p>
          </table:table-cell>
          <table:table-cell table:number-columns-repeated="2" table:style-name="ce82" office:value-type="currency" office:currency="USD" office:value="599" calcext:value-type="currency">
            <text:p>$599.00</text:p>
          </table:table-cell>
          <table:table-cell table:style-name="ce123" office:value-type="currency" office:currency="USD" office:value="361.65" calcext:value-type="currency">
            <text:p>$361.65</text:p>
          </table:table-cell>
          <table:table-cell table:style-name="ce123" office:value-type="currency" office:currency="USD" office:value="761.88" calcext:value-type="currency">
            <text:p>$761.88</text:p>
          </table:table-cell>
          <table:table-cell table:style-name="ce123" table:formula="of:=[.E215]-[.B215]" office:value-type="currency" office:currency="USD" office:value="162.88" calcext:value-type="currency">
            <text:p>$162.88</text:p>
          </table:table-cell>
          <table:table-cell table:style-name="ce102" table:formula="of:=[.E215]/[.D215]" office:value-type="float" office:value="2.1066777270842" calcext:value-type="float">
            <text:p>2.1066777270842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Four Shelf Stock Car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S2448R</text:p>
          </table:table-cell>
          <table:table-cell table:number-columns-repeated="2" table:style-name="ce82" office:value-type="currency" office:currency="USD" office:value="619" calcext:value-type="currency">
            <text:p>$619.00</text:p>
          </table:table-cell>
          <table:table-cell table:style-name="ce123" office:value-type="currency" office:currency="USD" office:value="409.15" calcext:value-type="currency">
            <text:p>$409.15</text:p>
          </table:table-cell>
          <table:table-cell table:style-name="ce123" office:value-type="currency" office:currency="USD" office:value="636" calcext:value-type="currency">
            <text:p>$636.00</text:p>
          </table:table-cell>
          <table:table-cell table:style-name="ce123" table:formula="of:=[.E219]-[.B219]" office:value-type="currency" office:currency="USD" office:value="17" calcext:value-type="currency">
            <text:p>$17.00</text:p>
          </table:table-cell>
          <table:table-cell table:style-name="ce102" table:formula="of:=[.E219]/[.D219]" office:value-type="float" office:value="1.55444213613589" calcext:value-type="float">
            <text:p>1.554442136135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S2472R</text:p>
          </table:table-cell>
          <table:table-cell table:number-columns-repeated="2" table:style-name="ce82" office:value-type="currency" office:currency="USD" office:value="779" calcext:value-type="currency">
            <text:p>$779.00</text:p>
          </table:table-cell>
          <table:table-cell table:style-name="ce123" office:value-type="currency" office:currency="USD" office:value="512.2" calcext:value-type="currency">
            <text:p>$512.20</text:p>
          </table:table-cell>
          <table:table-cell table:style-name="ce123" office:value-type="currency" office:currency="USD" office:value="795" calcext:value-type="currency">
            <text:p>$795.00</text:p>
          </table:table-cell>
          <table:table-cell table:style-name="ce123" table:formula="of:=[.E220]-[.B220]" office:value-type="currency" office:currency="USD" office:value="16" calcext:value-type="currency">
            <text:p>$16.00</text:p>
          </table:table-cell>
          <table:table-cell table:style-name="ce102" table:formula="of:=[.E220]/[.D220]" office:value-type="float" office:value="1.55212807497071" calcext:value-type="float">
            <text:p>1.552128074970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S3048R</text:p>
          </table:table-cell>
          <table:table-cell table:number-columns-repeated="2" table:style-name="ce82" office:value-type="currency" office:currency="USD" office:value="679" calcext:value-type="currency">
            <text:p>$679.00</text:p>
          </table:table-cell>
          <table:table-cell table:style-name="ce123" office:value-type="currency" office:currency="USD" office:value="448.34" calcext:value-type="currency">
            <text:p>$448.34</text:p>
          </table:table-cell>
          <table:table-cell table:style-name="ce123" office:value-type="currency" office:currency="USD" office:value="696" calcext:value-type="currency">
            <text:p>$696.00</text:p>
          </table:table-cell>
          <table:table-cell table:style-name="ce123" table:formula="of:=[.E221]-[.B221]" office:value-type="currency" office:currency="USD" office:value="17" calcext:value-type="currency">
            <text:p>$17.00</text:p>
          </table:table-cell>
          <table:table-cell table:style-name="ce102" table:formula="of:=[.E221]/[.D221]" office:value-type="float" office:value="1.55239327296248" calcext:value-type="float">
            <text:p>1.552393272962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S3060R</text:p>
          </table:table-cell>
          <table:table-cell table:number-columns-repeated="2" table:style-name="ce82" office:value-type="currency" office:currency="USD" office:value="759" calcext:value-type="currency">
            <text:p>$759.00</text:p>
          </table:table-cell>
          <table:table-cell table:style-name="ce123" office:value-type="currency" office:currency="USD" office:value="499.25" calcext:value-type="currency">
            <text:p>$499.25</text:p>
          </table:table-cell>
          <table:table-cell table:style-name="ce123" office:value-type="currency" office:currency="USD" office:value="775" calcext:value-type="currency">
            <text:p>$775.00</text:p>
          </table:table-cell>
          <table:table-cell table:style-name="ce123" table:formula="of:=[.E222]-[.B222]" office:value-type="currency" office:currency="USD" office:value="16" calcext:value-type="currency">
            <text:p>$16.00</text:p>
          </table:table-cell>
          <table:table-cell table:style-name="ce102" table:formula="of:=[.E222]/[.D222]" office:value-type="float" office:value="1.55232849273911" calcext:value-type="float">
            <text:p>1.552328492739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S3072R</text:p>
          </table:table-cell>
          <table:table-cell table:number-columns-repeated="2" table:style-name="ce82" office:value-type="currency" office:currency="USD" office:value="849" calcext:value-type="currency">
            <text:p>$849.00</text:p>
          </table:table-cell>
          <table:table-cell table:style-name="ce123" office:value-type="currency" office:currency="USD" office:value="556.78" calcext:value-type="currency">
            <text:p>$556.78</text:p>
          </table:table-cell>
          <table:table-cell table:style-name="ce123" office:value-type="currency" office:currency="USD" office:value="865" calcext:value-type="currency">
            <text:p>$865.00</text:p>
          </table:table-cell>
          <table:table-cell table:style-name="ce123" table:formula="of:=[.E223]-[.B223]" office:value-type="currency" office:currency="USD" office:value="16" calcext:value-type="currency">
            <text:p>$16.00</text:p>
          </table:table-cell>
          <table:table-cell table:style-name="ce102" table:formula="of:=[.E223]/[.D223]" office:value-type="float" office:value="1.55357591867524" calcext:value-type="float">
            <text:p>1.553575918675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S3672R</text:p>
          </table:table-cell>
          <table:table-cell table:number-columns-repeated="2" table:style-name="ce82" office:value-type="currency" office:currency="USD" office:value="1019" calcext:value-type="currency">
            <text:p>$1,019.00</text:p>
          </table:table-cell>
          <table:table-cell table:style-name="ce123" office:value-type="currency" office:currency="USD" office:value="664.65" calcext:value-type="currency">
            <text:p>$664.65</text:p>
          </table:table-cell>
          <table:table-cell table:style-name="ce123" office:value-type="currency" office:currency="USD" office:value="1032" calcext:value-type="currency">
            <text:p>$1,032.00</text:p>
          </table:table-cell>
          <table:table-cell table:style-name="ce123" table:formula="of:=[.E224]-[.B224]" office:value-type="currency" office:currency="USD" office:value="13" calcext:value-type="currency">
            <text:p>$13.00</text:p>
          </table:table-cell>
          <table:table-cell table:style-name="ce102" table:formula="of:=[.E224]/[.D224]" office:value-type="float" office:value="1.55269690814715" calcext:value-type="float">
            <text:p>1.5526969081471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6">
          <table:table-cell table:style-name="ce70" office:value-type="string" calcext:value-type="string">
            <text:p>Four Wheel Warehouse Truck - 1000 Lb Capacit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4VR</text:p>
          </table:table-cell>
          <table:table-cell table:number-columns-repeated="2" table:style-name="ce82" office:value-type="currency" office:currency="USD" office:value="279" calcext:value-type="currency">
            <text:p>$279.00</text:p>
          </table:table-cell>
          <table:table-cell table:style-name="ce123" office:value-type="currency" office:currency="USD" office:value="217.77" calcext:value-type="currency">
            <text:p>$217.77</text:p>
          </table:table-cell>
          <table:table-cell table:style-name="ce123" office:value-type="currency" office:currency="USD" office:value="288.95" calcext:value-type="currency">
            <text:p>$288.95</text:p>
          </table:table-cell>
          <table:table-cell table:style-name="ce123" table:formula="of:=[.E228]-[.B228]" office:value-type="currency" office:currency="USD" office:value="9.94999999999999" calcext:value-type="currency">
            <text:p>$9.95</text:p>
          </table:table-cell>
          <table:table-cell table:style-name="ce102" table:formula="of:=[.E228]/[.D228]" office:value-type="float" office:value="1.32685861229738" calcext:value-type="float">
            <text:p>1.326858612297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4SS</text:p>
          </table:table-cell>
          <table:table-cell table:number-columns-repeated="2" table:style-name="ce82" office:value-type="currency" office:currency="USD" office:value="315" calcext:value-type="currency">
            <text:p>$315.00</text:p>
          </table:table-cell>
          <table:table-cell table:style-name="ce123" office:value-type="currency" office:currency="USD" office:value="245.61" calcext:value-type="currency">
            <text:p>$245.61</text:p>
          </table:table-cell>
          <table:table-cell table:style-name="ce123" office:value-type="currency" office:currency="USD" office:value="325.95" calcext:value-type="currency">
            <text:p>$325.95</text:p>
          </table:table-cell>
          <table:table-cell table:style-name="ce123" table:formula="of:=[.E229]-[.B229]" office:value-type="currency" office:currency="USD" office:value="10.95" calcext:value-type="currency">
            <text:p>$10.95</text:p>
          </table:table-cell>
          <table:table-cell table:style-name="ce102" table:formula="of:=[.E229]/[.D229]" office:value-type="float" office:value="1.3271039452791" calcext:value-type="float">
            <text:p>1.327103945279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4P-A</text:p>
          </table:table-cell>
          <table:table-cell table:number-columns-repeated="2" table:style-name="ce82" office:value-type="currency" office:currency="USD" office:value="203" calcext:value-type="currency">
            <text:p>$203.00</text:p>
          </table:table-cell>
          <table:table-cell table:style-name="ce123" office:value-type="currency" office:currency="USD" office:value="162.19" calcext:value-type="currency">
            <text:p>$162.19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230]-[.B230]" office:value-type="currency" office:currency="USD" office:value="11.95" calcext:value-type="currency">
            <text:p>$11.95</text:p>
          </table:table-cell>
          <table:table-cell table:style-name="ce102" table:formula="of:=[.E230]/[.D230]" office:value-type="float" office:value="1.32529749059745" calcext:value-type="float">
            <text:p>1.325297490597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Heavy Duty Drum Doll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DD-55PHL</text:p>
          </table:table-cell>
          <table:table-cell table:number-columns-repeated="2" table:style-name="ce82" office:value-type="currency" office:currency="USD" office:value="95" calcext:value-type="currency">
            <text:p>$95.00</text:p>
          </table:table-cell>
          <table:table-cell table:style-name="ce123" office:value-type="currency" office:currency="USD" office:value="76.15" calcext:value-type="currency">
            <text:p>$76.15</text:p>
          </table:table-cell>
          <table:table-cell table:style-name="ce123" office:value-type="currency" office:currency="USD" office:value="103.95" calcext:value-type="currency">
            <text:p>$103.95</text:p>
          </table:table-cell>
          <table:table-cell table:style-name="ce123" table:formula="of:=[.E234]-[.B234]" office:value-type="currency" office:currency="USD" office:value="8.95" calcext:value-type="currency">
            <text:p>$8.95</text:p>
          </table:table-cell>
          <table:table-cell table:style-name="ce102" table:formula="of:=[.E234]/[.D234]" office:value-type="float" office:value="1.3650689428759" calcext:value-type="float">
            <text:p>1.36506894287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Heavyweight Shovel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2H-A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64.62" calcext:value-type="currency">
            <text:p>$164.62</text:p>
          </table:table-cell>
          <table:table-cell table:style-name="ce123" office:value-type="currency" office:currency="USD" office:value="217.95" calcext:value-type="currency">
            <text:p>$217.95</text:p>
          </table:table-cell>
          <table:table-cell table:style-name="ce123" table:formula="of:=[.E238]-[.B238]" office:value-type="currency" office:currency="USD" office:value="8.94999999999999" calcext:value-type="currency">
            <text:p>$8.95</text:p>
          </table:table-cell>
          <table:table-cell table:style-name="ce102" table:formula="of:=[.E238]/[.D238]" office:value-type="float" office:value="1.32395820677925" calcext:value-type="float">
            <text:p>1.3239582067792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92H</text:p>
          </table:table-cell>
          <table:table-cell table:number-columns-repeated="2" table:style-name="ce82" office:value-type="currency" office:currency="USD" office:value="213" calcext:value-type="currency">
            <text:p>$213.00</text:p>
          </table:table-cell>
          <table:table-cell table:style-name="ce123" office:value-type="currency" office:currency="USD" office:value="169.92" calcext:value-type="currency">
            <text:p>$169.92</text:p>
          </table:table-cell>
          <table:table-cell table:style-name="ce123" office:value-type="currency" office:currency="USD" office:value="224.95" calcext:value-type="currency">
            <text:p>$224.95</text:p>
          </table:table-cell>
          <table:table-cell table:style-name="ce123" table:formula="of:=[.E239]-[.B239]" office:value-type="currency" office:currency="USD" office:value="11.95" calcext:value-type="currency">
            <text:p>$11.95</text:p>
          </table:table-cell>
          <table:table-cell table:style-name="ce102" table:formula="of:=[.E239]/[.D239]" office:value-type="float" office:value="1.32385828625235" calcext:value-type="float">
            <text:p>1.323858286252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2P</text:p>
          </table:table-cell>
          <table:table-cell table:number-columns-repeated="2" table:style-name="ce82" office:value-type="currency" office:currency="USD" office:value="205" calcext:value-type="currency">
            <text:p>$205.00</text:p>
          </table:table-cell>
          <table:table-cell table:style-name="ce123" office:value-type="currency" office:currency="USD" office:value="161.97" calcext:value-type="currency">
            <text:p>$161.97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240]-[.B240]" office:value-type="currency" office:currency="USD" office:value="9.94999999999999" calcext:value-type="currency">
            <text:p>$9.95</text:p>
          </table:table-cell>
          <table:table-cell table:style-name="ce102" table:formula="of:=[.E240]/[.D240]" office:value-type="float" office:value="1.32709761066864" calcext:value-type="float">
            <text:p>1.327097610668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Horizontal Storage Cabinets for LP Cylind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4H</text:p>
          </table:table-cell>
          <table:table-cell table:number-columns-repeated="2" table:style-name="ce82" office:value-type="currency" office:currency="USD" office:value="599" calcext:value-type="currency">
            <text:p>$599.00</text:p>
          </table:table-cell>
          <table:table-cell table:style-name="ce123" office:value-type="currency" office:currency="USD" office:value="399.36" calcext:value-type="currency">
            <text:p>$399.36</text:p>
          </table:table-cell>
          <table:table-cell table:style-name="ce123" office:value-type="currency" office:currency="USD" office:value="620" calcext:value-type="currency">
            <text:p>$620.00</text:p>
          </table:table-cell>
          <table:table-cell table:style-name="ce123" table:formula="of:=[.E244]-[.B244]" office:value-type="currency" office:currency="USD" office:value="21" calcext:value-type="currency">
            <text:p>$21.00</text:p>
          </table:table-cell>
          <table:table-cell table:style-name="ce102" table:formula="of:=[.E244]/[.D244]" office:value-type="float" office:value="1.55248397435897" calcext:value-type="float">
            <text:p>1.55248397435897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8H</text:p>
          </table:table-cell>
          <table:table-cell table:number-columns-repeated="2" table:style-name="ce82" office:value-type="currency" office:currency="USD" office:value="875" calcext:value-type="currency">
            <text:p>$875.00</text:p>
          </table:table-cell>
          <table:table-cell table:style-name="ce123" office:value-type="currency" office:currency="USD" office:value="577.59" calcext:value-type="currency">
            <text:p>$577.59</text:p>
          </table:table-cell>
          <table:table-cell table:style-name="ce123" office:value-type="currency" office:currency="USD" office:value="900" calcext:value-type="currency">
            <text:p>$900.00</text:p>
          </table:table-cell>
          <table:table-cell table:style-name="ce123" table:formula="of:=[.E245]-[.B245]" office:value-type="currency" office:currency="USD" office:value="25" calcext:value-type="currency">
            <text:p>$25.00</text:p>
          </table:table-cell>
          <table:table-cell table:style-name="ce102" table:formula="of:=[.E245]/[.D245]" office:value-type="float" office:value="1.55819872227705" calcext:value-type="float">
            <text:p>1.55819872227705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12H</text:p>
          </table:table-cell>
          <table:table-cell table:number-columns-repeated="2" table:style-name="ce82" office:value-type="currency" office:currency="USD" office:value="1099" calcext:value-type="currency">
            <text:p>$1,099.00</text:p>
          </table:table-cell>
          <table:table-cell table:style-name="ce123" office:value-type="currency" office:currency="USD" office:value="756.08" calcext:value-type="currency">
            <text:p>$756.08</text:p>
          </table:table-cell>
          <table:table-cell table:style-name="ce123" office:value-type="currency" office:currency="USD" office:value="1135" calcext:value-type="currency">
            <text:p>$1,135.00</text:p>
          </table:table-cell>
          <table:table-cell table:style-name="ce123" table:formula="of:=[.E246]-[.B246]" office:value-type="currency" office:currency="USD" office:value="36" calcext:value-type="currency">
            <text:p>$36.00</text:p>
          </table:table-cell>
          <table:table-cell table:style-name="ce102" table:formula="of:=[.E246]/[.D246]" office:value-type="float" office:value="1.50116389800021" calcext:value-type="float">
            <text:p>1.50116389800021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16H</text:p>
          </table:table-cell>
          <table:table-cell table:number-columns-repeated="2" table:style-name="ce82" office:value-type="currency" office:currency="USD" office:value="1589" calcext:value-type="currency">
            <text:p>$1,589.00</text:p>
          </table:table-cell>
          <table:table-cell table:style-name="ce123" office:value-type="currency" office:currency="USD" office:value="1040.16" calcext:value-type="currency">
            <text:p>$1,040.16</text:p>
          </table:table-cell>
          <table:table-cell table:style-name="ce123" office:value-type="currency" office:currency="USD" office:value="1610" calcext:value-type="currency">
            <text:p>$1,610.00</text:p>
          </table:table-cell>
          <table:table-cell table:style-name="ce123" table:formula="of:=[.E247]-[.B247]" office:value-type="currency" office:currency="USD" office:value="21" calcext:value-type="currency">
            <text:p>$21.00</text:p>
          </table:table-cell>
          <table:table-cell table:style-name="ce102" table:formula="of:=[.E247]/[.D247]" office:value-type="float" office:value="1.54783879403169" calcext:value-type="float">
            <text:p>1.54783879403169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4H-KD</text:p>
          </table:table-cell>
          <table:table-cell table:number-columns-repeated="2" table:style-name="ce82" office:value-type="currency" office:currency="USD" office:value="475" calcext:value-type="currency">
            <text:p>$475.00</text:p>
          </table:table-cell>
          <table:table-cell table:style-name="ce123" office:value-type="currency" office:currency="USD" office:value="362.59" calcext:value-type="currency">
            <text:p>$362.59</text:p>
          </table:table-cell>
          <table:table-cell table:style-name="ce123" office:value-type="currency" office:currency="USD" office:value="500" calcext:value-type="currency">
            <text:p>$500.00</text:p>
          </table:table-cell>
          <table:table-cell table:style-name="ce123" table:formula="of:=[.E248]-[.B248]" office:value-type="currency" office:currency="USD" office:value="25" calcext:value-type="currency">
            <text:p>$25.00</text:p>
          </table:table-cell>
          <table:table-cell table:style-name="ce102" table:formula="of:=[.E248]/[.D248]" office:value-type="float" office:value="1.3789679803635" calcext:value-type="float">
            <text:p>1.3789679803635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8H-KD</text:p>
          </table:table-cell>
          <table:table-cell table:number-columns-repeated="2" table:style-name="ce82" office:value-type="currency" office:currency="USD" office:value="749" calcext:value-type="currency">
            <text:p>$749.00</text:p>
          </table:table-cell>
          <table:table-cell table:style-name="ce123" office:value-type="currency" office:currency="USD" office:value="502.94" calcext:value-type="currency">
            <text:p>$502.94</text:p>
          </table:table-cell>
          <table:table-cell table:style-name="ce123" office:value-type="currency" office:currency="USD" office:value="770" calcext:value-type="currency">
            <text:p>$770.00</text:p>
          </table:table-cell>
          <table:table-cell table:style-name="ce123" table:formula="of:=[.E249]-[.B249]" office:value-type="currency" office:currency="USD" office:value="21" calcext:value-type="currency">
            <text:p>$21.00</text:p>
          </table:table-cell>
          <table:table-cell table:style-name="ce102" table:formula="of:=[.E249]/[.D249]" office:value-type="float" office:value="1.53099773332803" calcext:value-type="float">
            <text:p>1.53099773332803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12H-KD</text:p>
          </table:table-cell>
          <table:table-cell table:number-columns-repeated="2" table:style-name="ce82" office:value-type="currency" office:currency="USD" office:value="919" calcext:value-type="currency">
            <text:p>$919.00</text:p>
          </table:table-cell>
          <table:table-cell table:style-name="ce123" office:value-type="currency" office:currency="USD" office:value="628.36" calcext:value-type="currency">
            <text:p>$628.36</text:p>
          </table:table-cell>
          <table:table-cell table:style-name="ce123" office:value-type="currency" office:currency="USD" office:value="945" calcext:value-type="currency">
            <text:p>$945.00</text:p>
          </table:table-cell>
          <table:table-cell table:style-name="ce123" table:formula="of:=[.E250]-[.B250]" office:value-type="currency" office:currency="USD" office:value="26" calcext:value-type="currency">
            <text:p>$26.00</text:p>
          </table:table-cell>
          <table:table-cell table:style-name="ce102" table:formula="of:=[.E250]/[.D250]" office:value-type="float" office:value="1.50391495321153" calcext:value-type="float">
            <text:p>1.50391495321153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16H-KD</text:p>
          </table:table-cell>
          <table:table-cell table:number-columns-repeated="2" table:style-name="ce82" office:value-type="currency" office:currency="USD" office:value="1499" calcext:value-type="currency">
            <text:p>$1,499.00</text:p>
          </table:table-cell>
          <table:table-cell table:style-name="ce123" office:value-type="currency" office:currency="USD" office:value="930.63" calcext:value-type="currency">
            <text:p>$930.63</text:p>
          </table:table-cell>
          <table:table-cell table:style-name="ce123" office:value-type="currency" office:currency="USD" office:value="1610" calcext:value-type="currency">
            <text:p>$1,610.00</text:p>
          </table:table-cell>
          <table:table-cell table:style-name="ce123" table:formula="of:=[.E251]-[.B251]" office:value-type="currency" office:currency="USD" office:value="111" calcext:value-type="currency">
            <text:p>$111.00</text:p>
          </table:table-cell>
          <table:table-cell table:style-name="ce102" table:formula="of:=[.E251]/[.D251]" office:value-type="float" office:value="1.73001085286311" calcext:value-type="float">
            <text:p>1.73001085286311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Husky Service Cart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23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52.24" calcext:value-type="currency">
            <text:p>$252.24</text:p>
          </table:table-cell>
          <table:table-cell table:style-name="ce123" office:value-type="currency" office:currency="USD" office:value="346.95" calcext:value-type="currency">
            <text:p>$346.95</text:p>
          </table:table-cell>
          <table:table-cell table:style-name="ce123" table:formula="of:=[.E255]-[.B255]" office:value-type="currency" office:currency="USD" office:value="11.95" calcext:value-type="currency">
            <text:p>$11.95</text:p>
          </table:table-cell>
          <table:table-cell table:style-name="ce102" table:formula="of:=[.E255]/[.D255]" office:value-type="float" office:value="1.37547573739296" calcext:value-type="float">
            <text:p>1.375475737392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24</text:p>
          </table:table-cell>
          <table:table-cell table:number-columns-repeated="2" table:style-name="ce82" office:value-type="currency" office:currency="USD" office:value="355" calcext:value-type="currency">
            <text:p>$355.00</text:p>
          </table:table-cell>
          <table:table-cell table:style-name="ce123" office:value-type="currency" office:currency="USD" office:value="273.53" calcext:value-type="currency">
            <text:p>$273.53</text:p>
          </table:table-cell>
          <table:table-cell table:style-name="ce123" office:value-type="currency" office:currency="USD" office:value="365.95" calcext:value-type="currency">
            <text:p>$365.95</text:p>
          </table:table-cell>
          <table:table-cell table:style-name="ce123" table:formula="of:=[.E256]-[.B256]" office:value-type="currency" office:currency="USD" office:value="10.95" calcext:value-type="currency">
            <text:p>$10.95</text:p>
          </table:table-cell>
          <table:table-cell table:style-name="ce102" table:formula="of:=[.E256]/[.D256]" office:value-type="float" office:value="1.33787884327131" calcext:value-type="float">
            <text:p>1.337878843271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25</text:p>
          </table:table-cell>
          <table:table-cell table:number-columns-repeated="2" table:style-name="ce82" office:value-type="currency" office:currency="USD" office:value="399" calcext:value-type="currency">
            <text:p>$399.00</text:p>
          </table:table-cell>
          <table:table-cell table:style-name="ce123" office:value-type="currency" office:currency="USD" office:value="298.49" calcext:value-type="currency">
            <text:p>$298.49</text:p>
          </table:table-cell>
          <table:table-cell table:style-name="ce123" office:value-type="currency" office:currency="USD" office:value="410.95" calcext:value-type="currency">
            <text:p>$410.95</text:p>
          </table:table-cell>
          <table:table-cell table:style-name="ce123" table:formula="of:=[.E257]-[.B257]" office:value-type="currency" office:currency="USD" office:value="11.95" calcext:value-type="currency">
            <text:p>$11.95</text:p>
          </table:table-cell>
          <table:table-cell table:style-name="ce102" table:formula="of:=[.E257]/[.D257]" office:value-type="float" office:value="1.37676304063788" calcext:value-type="float">
            <text:p>1.376763040637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26</text:p>
          </table:table-cell>
          <table:table-cell table:number-columns-repeated="2" table:style-name="ce82" office:value-type="currency" office:currency="USD" office:value="453" calcext:value-type="currency">
            <text:p>$453.00</text:p>
          </table:table-cell>
          <table:table-cell table:style-name="ce123" office:value-type="currency" office:currency="USD" office:value="298.49" calcext:value-type="currency">
            <text:p>$298.49</text:p>
          </table:table-cell>
          <table:table-cell table:style-name="ce123" office:value-type="currency" office:currency="USD" office:value="465.95" calcext:value-type="currency">
            <text:p>$465.95</text:p>
          </table:table-cell>
          <table:table-cell table:style-name="ce123" table:formula="of:=[.E258]-[.B258]" office:value-type="currency" office:currency="USD" office:value="12.95" calcext:value-type="currency">
            <text:p>$12.95</text:p>
          </table:table-cell>
          <table:table-cell table:style-name="ce102" table:formula="of:=[.E258]/[.D258]" office:value-type="float" office:value="1.56102381989346" calcext:value-type="float">
            <text:p>1.5610238198934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8-24</text:p>
          </table:table-cell>
          <table:table-cell table:number-columns-repeated="2" table:style-name="ce82" office:value-type="currency" office:currency="USD" office:value="392" calcext:value-type="currency">
            <text:p>$392.00</text:p>
          </table:table-cell>
          <table:table-cell table:style-name="ce123" office:value-type="currency" office:currency="USD" office:value="294.45" calcext:value-type="currency">
            <text:p>$294.45</text:p>
          </table:table-cell>
          <table:table-cell table:style-name="ce123" office:value-type="currency" office:currency="USD" office:value="404.95" calcext:value-type="currency">
            <text:p>$404.95</text:p>
          </table:table-cell>
          <table:table-cell table:style-name="ce123" table:formula="of:=[.E259]-[.B259]" office:value-type="currency" office:currency="USD" office:value="12.95" calcext:value-type="currency">
            <text:p>$12.95</text:p>
          </table:table-cell>
          <table:table-cell table:style-name="ce102" table:formula="of:=[.E259]/[.D259]" office:value-type="float" office:value="1.37527593818985" calcext:value-type="float">
            <text:p>1.375275938189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8-25</text:p>
          </table:table-cell>
          <table:table-cell table:number-columns-repeated="2" table:style-name="ce82" office:value-type="currency" office:currency="USD" office:value="439" calcext:value-type="currency">
            <text:p>$439.00</text:p>
          </table:table-cell>
          <table:table-cell table:style-name="ce123" office:value-type="currency" office:currency="USD" office:value="317.83" calcext:value-type="currency">
            <text:p>$317.83</text:p>
          </table:table-cell>
          <table:table-cell table:style-name="ce123" office:value-type="currency" office:currency="USD" office:value="450.95" calcext:value-type="currency">
            <text:p>$450.95</text:p>
          </table:table-cell>
          <table:table-cell table:style-name="ce123" table:formula="of:=[.E260]-[.B260]" office:value-type="currency" office:currency="USD" office:value="11.95" calcext:value-type="currency">
            <text:p>$11.95</text:p>
          </table:table-cell>
          <table:table-cell table:style-name="ce102" table:formula="of:=[.E260]/[.D260]" office:value-type="float" office:value="1.41884026051663" calcext:value-type="float">
            <text:p>1.418840260516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8-26</text:p>
          </table:table-cell>
          <table:table-cell table:number-columns-repeated="2" table:style-name="ce82" office:value-type="currency" office:currency="USD" office:value="519" calcext:value-type="currency">
            <text:p>$519.00</text:p>
          </table:table-cell>
          <table:table-cell table:style-name="ce123" office:value-type="currency" office:currency="USD" office:value="371.75" calcext:value-type="currency">
            <text:p>$371.75</text:p>
          </table:table-cell>
          <table:table-cell table:style-name="ce123" office:value-type="currency" office:currency="USD" office:value="528" calcext:value-type="currency">
            <text:p>$528.00</text:p>
          </table:table-cell>
          <table:table-cell table:style-name="ce123" table:formula="of:=[.E261]-[.B261]" office:value-type="currency" office:currency="USD" office:value="9" calcext:value-type="currency">
            <text:p>$9.00</text:p>
          </table:table-cell>
          <table:table-cell table:style-name="ce102" table:formula="of:=[.E261]/[.D261]" office:value-type="float" office:value="1.42030934767989" calcext:value-type="float">
            <text:p>1.420309347679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34-24</text:p>
          </table:table-cell>
          <table:table-cell table:number-columns-repeated="2" table:style-name="ce82" office:value-type="currency" office:currency="USD" office:value="419" calcext:value-type="currency">
            <text:p>$419.00</text:p>
          </table:table-cell>
          <table:table-cell table:style-name="ce123" office:value-type="currency" office:currency="USD" office:value="311.82" calcext:value-type="currency">
            <text:p>$311.82</text:p>
          </table:table-cell>
          <table:table-cell table:style-name="ce123" office:value-type="currency" office:currency="USD" office:value="434.95" calcext:value-type="currency">
            <text:p>$434.95</text:p>
          </table:table-cell>
          <table:table-cell table:style-name="ce123" table:formula="of:=[.E262]-[.B262]" office:value-type="currency" office:currency="USD" office:value="15.95" calcext:value-type="currency">
            <text:p>$15.95</text:p>
          </table:table-cell>
          <table:table-cell table:style-name="ce102" table:formula="of:=[.E262]/[.D262]" office:value-type="float" office:value="1.39487524854083" calcext:value-type="float">
            <text:p>1.394875248540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34-25</text:p>
          </table:table-cell>
          <table:table-cell table:number-columns-repeated="2" table:style-name="ce82" office:value-type="currency" office:currency="USD" office:value="472" calcext:value-type="currency">
            <text:p>$472.00</text:p>
          </table:table-cell>
          <table:table-cell table:style-name="ce123" office:value-type="currency" office:currency="USD" office:value="343.72" calcext:value-type="currency">
            <text:p>$343.72</text:p>
          </table:table-cell>
          <table:table-cell table:style-name="ce123" office:value-type="currency" office:currency="USD" office:value="485.95" calcext:value-type="currency">
            <text:p>$485.95</text:p>
          </table:table-cell>
          <table:table-cell table:style-name="ce123" table:formula="of:=[.E263]-[.B263]" office:value-type="currency" office:currency="USD" office:value="13.95" calcext:value-type="currency">
            <text:p>$13.95</text:p>
          </table:table-cell>
          <table:table-cell table:style-name="ce102" table:formula="of:=[.E263]/[.D263]" office:value-type="float" office:value="1.41379611311533" calcext:value-type="float">
            <text:p>1.413796113115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34-26</text:p>
          </table:table-cell>
          <table:table-cell table:number-columns-repeated="2" table:style-name="ce82" office:value-type="currency" office:currency="USD" office:value="573" calcext:value-type="currency">
            <text:p>$573.00</text:p>
          </table:table-cell>
          <table:table-cell table:style-name="ce123" office:value-type="currency" office:currency="USD" office:value="425.52" calcext:value-type="currency">
            <text:p>$425.52</text:p>
          </table:table-cell>
          <table:table-cell table:style-name="ce123" office:value-type="currency" office:currency="USD" office:value="586" calcext:value-type="currency">
            <text:p>$586.00</text:p>
          </table:table-cell>
          <table:table-cell table:style-name="ce123" table:formula="of:=[.E264]-[.B264]" office:value-type="currency" office:currency="USD" office:value="13" calcext:value-type="currency">
            <text:p>$13.00</text:p>
          </table:table-cell>
          <table:table-cell table:style-name="ce102" table:formula="of:=[.E264]/[.D264]" office:value-type="float" office:value="1.37713855987968" calcext:value-type="float">
            <text:p>1.377138559879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33</text:p>
          </table:table-cell>
          <table:table-cell table:number-columns-repeated="2" table:style-name="ce82" office:value-type="currency" office:currency="USD" office:value="389" calcext:value-type="currency">
            <text:p>$389.00</text:p>
          </table:table-cell>
          <table:table-cell table:style-name="ce123" office:value-type="currency" office:currency="USD" office:value="310.6" calcext:value-type="currency">
            <text:p>$310.60</text:p>
          </table:table-cell>
          <table:table-cell table:style-name="ce123" office:value-type="currency" office:currency="USD" office:value="403.95" calcext:value-type="currency">
            <text:p>$403.95</text:p>
          </table:table-cell>
          <table:table-cell table:style-name="ce123" table:formula="of:=[.E265]-[.B265]" office:value-type="currency" office:currency="USD" office:value="14.95" calcext:value-type="currency">
            <text:p>$14.95</text:p>
          </table:table-cell>
          <table:table-cell table:style-name="ce102" table:formula="of:=[.E265]/[.D265]" office:value-type="float" office:value="1.30054732775274" calcext:value-type="float">
            <text:p>1.3005473277527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34</text:p>
          </table:table-cell>
          <table:table-cell table:number-columns-repeated="2" table:style-name="ce82" office:value-type="currency" office:currency="USD" office:value="459" calcext:value-type="currency">
            <text:p>$459.00</text:p>
          </table:table-cell>
          <table:table-cell table:style-name="ce123" office:value-type="currency" office:currency="USD" office:value="341.53" calcext:value-type="currency">
            <text:p>$341.53</text:p>
          </table:table-cell>
          <table:table-cell table:style-name="ce123" office:value-type="currency" office:currency="USD" office:value="470.95" calcext:value-type="currency">
            <text:p>$470.95</text:p>
          </table:table-cell>
          <table:table-cell table:style-name="ce123" table:formula="of:=[.E266]-[.B266]" office:value-type="currency" office:currency="USD" office:value="11.95" calcext:value-type="currency">
            <text:p>$11.95</text:p>
          </table:table-cell>
          <table:table-cell table:style-name="ce102" table:formula="of:=[.E266]/[.D266]" office:value-type="float" office:value="1.37894182063069" calcext:value-type="float">
            <text:p>1.378941820630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35</text:p>
          </table:table-cell>
          <table:table-cell table:number-columns-repeated="2" table:style-name="ce82" office:value-type="currency" office:currency="USD" office:value="519" calcext:value-type="currency">
            <text:p>$519.00</text:p>
          </table:table-cell>
          <table:table-cell table:style-name="ce123" office:value-type="currency" office:currency="USD" office:value="382.36" calcext:value-type="currency">
            <text:p>$382.36</text:p>
          </table:table-cell>
          <table:table-cell table:style-name="ce123" office:value-type="currency" office:currency="USD" office:value="534" calcext:value-type="currency">
            <text:p>$534.00</text:p>
          </table:table-cell>
          <table:table-cell table:style-name="ce123" table:formula="of:=[.E267]-[.B267]" office:value-type="currency" office:currency="USD" office:value="15" calcext:value-type="currency">
            <text:p>$15.00</text:p>
          </table:table-cell>
          <table:table-cell table:style-name="ce102" table:formula="of:=[.E267]/[.D267]" office:value-type="float" office:value="1.39658960142274" calcext:value-type="float">
            <text:p>1.3965896014227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4-36</text:p>
          </table:table-cell>
          <table:table-cell table:number-columns-repeated="2" table:style-name="ce82" office:value-type="currency" office:currency="USD" office:value="605" calcext:value-type="currency">
            <text:p>$605.00</text:p>
          </table:table-cell>
          <table:table-cell table:style-name="ce123" office:value-type="currency" office:currency="USD" office:value="447.3" calcext:value-type="currency">
            <text:p>$447.30</text:p>
          </table:table-cell>
          <table:table-cell table:style-name="ce123" office:value-type="currency" office:currency="USD" office:value="616" calcext:value-type="currency">
            <text:p>$616.00</text:p>
          </table:table-cell>
          <table:table-cell table:style-name="ce123" table:formula="of:=[.E268]-[.B268]" office:value-type="currency" office:currency="USD" office:value="11" calcext:value-type="currency">
            <text:p>$11.00</text:p>
          </table:table-cell>
          <table:table-cell table:style-name="ce102" table:formula="of:=[.E268]/[.D268]" office:value-type="float" office:value="1.37715179968701" calcext:value-type="float">
            <text:p>1.3771517996870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8-34</text:p>
          </table:table-cell>
          <table:table-cell table:number-columns-repeated="2" table:style-name="ce82" office:value-type="currency" office:currency="USD" office:value="499" calcext:value-type="currency">
            <text:p>$499.00</text:p>
          </table:table-cell>
          <table:table-cell table:style-name="ce123" office:value-type="currency" office:currency="USD" office:value="369.63" calcext:value-type="currency">
            <text:p>$369.63</text:p>
          </table:table-cell>
          <table:table-cell table:style-name="ce123" office:value-type="currency" office:currency="USD" office:value="515" calcext:value-type="currency">
            <text:p>$515.00</text:p>
          </table:table-cell>
          <table:table-cell table:style-name="ce123" table:formula="of:=[.E269]-[.B269]" office:value-type="currency" office:currency="USD" office:value="16" calcext:value-type="currency">
            <text:p>$16.00</text:p>
          </table:table-cell>
          <table:table-cell table:style-name="ce102" table:formula="of:=[.E269]/[.D269]" office:value-type="float" office:value="1.39328517706896" calcext:value-type="float">
            <text:p>1.393285177068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8-35</text:p>
          </table:table-cell>
          <table:table-cell table:number-columns-repeated="2" table:style-name="ce82" office:value-type="currency" office:currency="USD" office:value="568" calcext:value-type="currency">
            <text:p>$568.00</text:p>
          </table:table-cell>
          <table:table-cell table:style-name="ce123" office:value-type="currency" office:currency="USD" office:value="415.91" calcext:value-type="currency">
            <text:p>$415.91</text:p>
          </table:table-cell>
          <table:table-cell table:style-name="ce123" office:value-type="currency" office:currency="USD" office:value="583" calcext:value-type="currency">
            <text:p>$583.00</text:p>
          </table:table-cell>
          <table:table-cell table:style-name="ce123" table:formula="of:=[.E270]-[.B270]" office:value-type="currency" office:currency="USD" office:value="15" calcext:value-type="currency">
            <text:p>$15.00</text:p>
          </table:table-cell>
          <table:table-cell table:style-name="ce102" table:formula="of:=[.E270]/[.D270]" office:value-type="float" office:value="1.40174556995504" calcext:value-type="float">
            <text:p>1.401745569955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28-36</text:p>
          </table:table-cell>
          <table:table-cell table:number-columns-repeated="2" table:style-name="ce82" office:value-type="currency" office:currency="USD" office:value="685" calcext:value-type="currency">
            <text:p>$685.00</text:p>
          </table:table-cell>
          <table:table-cell table:style-name="ce123" office:value-type="currency" office:currency="USD" office:value="505.26" calcext:value-type="currency">
            <text:p>$505.26</text:p>
          </table:table-cell>
          <table:table-cell table:style-name="ce123" office:value-type="currency" office:currency="USD" office:value="699" calcext:value-type="currency">
            <text:p>$699.00</text:p>
          </table:table-cell>
          <table:table-cell table:style-name="ce123" table:formula="of:=[.E271]-[.B271]" office:value-type="currency" office:currency="USD" office:value="14" calcext:value-type="currency">
            <text:p>$14.00</text:p>
          </table:table-cell>
          <table:table-cell table:style-name="ce102" table:formula="of:=[.E271]/[.D271]" office:value-type="float" office:value="1.38344614653842" calcext:value-type="float">
            <text:p>1.3834461465384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34-34</text:p>
          </table:table-cell>
          <table:table-cell table:number-columns-repeated="2" table:style-name="ce82" office:value-type="currency" office:currency="USD" office:value="539" calcext:value-type="currency">
            <text:p>$539.00</text:p>
          </table:table-cell>
          <table:table-cell table:style-name="ce123" office:value-type="currency" office:currency="USD" office:value="397.62" calcext:value-type="currency">
            <text:p>$397.62</text:p>
          </table:table-cell>
          <table:table-cell table:style-name="ce123" office:value-type="currency" office:currency="USD" office:value="554" calcext:value-type="currency">
            <text:p>$554.00</text:p>
          </table:table-cell>
          <table:table-cell table:style-name="ce123" table:formula="of:=[.E272]-[.B272]" office:value-type="currency" office:currency="USD" office:value="15" calcext:value-type="currency">
            <text:p>$15.00</text:p>
          </table:table-cell>
          <table:table-cell table:style-name="ce102" table:formula="of:=[.E272]/[.D272]" office:value-type="float" office:value="1.39329007595191" calcext:value-type="float">
            <text:p>1.3932900759519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34-35</text:p>
          </table:table-cell>
          <table:table-cell table:number-columns-repeated="2" table:style-name="ce82" office:value-type="currency" office:currency="USD" office:value="619" calcext:value-type="currency">
            <text:p>$619.00</text:p>
          </table:table-cell>
          <table:table-cell table:style-name="ce123" office:value-type="currency" office:currency="USD" office:value="447.87" calcext:value-type="currency">
            <text:p>$447.87</text:p>
          </table:table-cell>
          <table:table-cell table:style-name="ce123" office:value-type="currency" office:currency="USD" office:value="633" calcext:value-type="currency">
            <text:p>$633.00</text:p>
          </table:table-cell>
          <table:table-cell table:style-name="ce123" table:formula="of:=[.E273]-[.B273]" office:value-type="currency" office:currency="USD" office:value="14" calcext:value-type="currency">
            <text:p>$14.00</text:p>
          </table:table-cell>
          <table:table-cell table:style-name="ce102" table:formula="of:=[.E273]/[.D273]" office:value-type="float" office:value="1.41335655435729" calcext:value-type="float">
            <text:p>1.4133565543572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SC34-36</text:p>
          </table:table-cell>
          <table:table-cell table:number-columns-repeated="2" table:style-name="ce82" office:value-type="currency" office:currency="USD" office:value="769" calcext:value-type="currency">
            <text:p>$769.00</text:p>
          </table:table-cell>
          <table:table-cell table:style-name="ce123" office:value-type="currency" office:currency="USD" office:value="569.35" calcext:value-type="currency">
            <text:p>$569.35</text:p>
          </table:table-cell>
          <table:table-cell table:style-name="ce123" office:value-type="currency" office:currency="USD" office:value="783" calcext:value-type="currency">
            <text:p>$783.00</text:p>
          </table:table-cell>
          <table:table-cell table:style-name="ce123" table:formula="of:=[.E274]-[.B274]" office:value-type="currency" office:currency="USD" office:value="14" calcext:value-type="currency">
            <text:p>$14.00</text:p>
          </table:table-cell>
          <table:table-cell table:style-name="ce102" table:formula="of:=[.E274]/[.D274]" office:value-type="float" office:value="1.37525248089927" calcext:value-type="float">
            <text:p>1.3752524808992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Hustler Drum Handling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8P</text:p>
          </table:table-cell>
          <table:table-cell table:number-columns-repeated="2" table:style-name="ce82" office:value-type="currency" office:currency="USD" office:value="259" calcext:value-type="currency">
            <text:p>$259.00</text:p>
          </table:table-cell>
          <table:table-cell table:style-name="ce123" office:value-type="currency" office:currency="USD" office:value="141.83" calcext:value-type="currency">
            <text:p>$141.83</text:p>
          </table:table-cell>
          <table:table-cell table:style-name="ce123" office:value-type="currency" office:currency="USD" office:value="275.95" calcext:value-type="currency">
            <text:p>$275.95</text:p>
          </table:table-cell>
          <table:table-cell table:style-name="ce123" table:formula="of:=[.E278]-[.B278]" office:value-type="currency" office:currency="USD" office:value="16.95" calcext:value-type="currency">
            <text:p>$16.95</text:p>
          </table:table-cell>
          <table:table-cell table:style-name="ce102" table:formula="of:=[.E278]/[.D278]" office:value-type="float" office:value="1.94563914545583" calcext:value-type="float">
            <text:p>1.945639145455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8VR</text:p>
          </table:table-cell>
          <table:table-cell table:number-columns-repeated="2" table:style-name="ce82" office:value-type="currency" office:currency="USD" office:value="359" calcext:value-type="currency">
            <text:p>$359.00</text:p>
          </table:table-cell>
          <table:table-cell table:style-name="ce123" office:value-type="currency" office:currency="USD" office:value="186.69" calcext:value-type="currency">
            <text:p>$186.69</text:p>
          </table:table-cell>
          <table:table-cell table:style-name="ce123" office:value-type="currency" office:currency="USD" office:value="378.95" calcext:value-type="currency">
            <text:p>$378.95</text:p>
          </table:table-cell>
          <table:table-cell table:style-name="ce123" table:formula="of:=[.E279]-[.B279]" office:value-type="currency" office:currency="USD" office:value="19.95" calcext:value-type="currency">
            <text:p>$19.95</text:p>
          </table:table-cell>
          <table:table-cell table:style-name="ce102" table:formula="of:=[.E279]/[.D279]" office:value-type="float" office:value="2.02983555626975" calcext:value-type="float">
            <text:p>2.029835556269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8SS</text:p>
          </table:table-cell>
          <table:table-cell table:number-columns-repeated="2" table:style-name="ce82" office:value-type="currency" office:currency="USD" office:value="249" calcext:value-type="currency">
            <text:p>$249.00</text:p>
          </table:table-cell>
          <table:table-cell table:style-name="ce123" office:value-type="currency" office:currency="USD" office:value="210.09" calcext:value-type="currency">
            <text:p>$210.09</text:p>
          </table:table-cell>
          <table:table-cell table:style-name="ce123" office:value-type="currency" office:currency="USD" office:value="263.95" calcext:value-type="currency">
            <text:p>$263.95</text:p>
          </table:table-cell>
          <table:table-cell table:style-name="ce123" table:formula="of:=[.E280]-[.B280]" office:value-type="currency" office:currency="USD" office:value="14.95" calcext:value-type="currency">
            <text:p>$14.95</text:p>
          </table:table-cell>
          <table:table-cell table:style-name="ce102" table:formula="of:=[.E280]/[.D280]" office:value-type="float" office:value="1.25636631919653" calcext:value-type="float">
            <text:p>1.256366319196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Instrument Cart - Two Shelf Model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IC11-8PN</text:p>
          </table:table-cell>
          <table:table-cell table:number-columns-repeated="2" table:style-name="ce82" office:value-type="currency" office:currency="USD" office:value="425" calcext:value-type="currency">
            <text:p>$425.00</text:p>
          </table:table-cell>
          <table:table-cell table:style-name="ce123" office:value-type="currency" office:currency="USD" office:value="272.7" calcext:value-type="currency">
            <text:p>$272.70</text:p>
          </table:table-cell>
          <table:table-cell table:style-name="ce123"/>
          <table:table-cell table:style-name="ce123" table:formula="of:=[.E284]-[.B284]" office:value-type="currency" office:currency="USD" office:value="-425" calcext:value-type="currency">
            <text:p>-$425.00</text:p>
          </table:table-cell>
          <table:table-cell table:style-name="ce102" table:formula="of:=[.E284]/[.D284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IC12-8PN</text:p>
          </table:table-cell>
          <table:table-cell table:number-columns-repeated="2" table:style-name="ce82" office:value-type="currency" office:currency="USD" office:value="499" calcext:value-type="currency">
            <text:p>$499.00</text:p>
          </table:table-cell>
          <table:table-cell table:style-name="ce123" office:value-type="currency" office:currency="USD" office:value="333.46" calcext:value-type="currency">
            <text:p>$333.46</text:p>
          </table:table-cell>
          <table:table-cell table:style-name="ce123"/>
          <table:table-cell table:style-name="ce123" table:formula="of:=[.E285]-[.B285]" office:value-type="currency" office:currency="USD" office:value="-499" calcext:value-type="currency">
            <text:p>-$499.00</text:p>
          </table:table-cell>
          <table:table-cell table:style-name="ce102" table:formula="of:=[.E285]/[.D285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IC13-8PN</text:p>
          </table:table-cell>
          <table:table-cell table:number-columns-repeated="2" table:style-name="ce82" office:value-type="currency" office:currency="USD" office:value="549" calcext:value-type="currency">
            <text:p>$549.00</text:p>
          </table:table-cell>
          <table:table-cell table:style-name="ce123" office:value-type="currency" office:currency="USD" office:value="373.09" calcext:value-type="currency">
            <text:p>$373.09</text:p>
          </table:table-cell>
          <table:table-cell table:style-name="ce123"/>
          <table:table-cell table:style-name="ce123" table:formula="of:=[.E286]-[.B286]" office:value-type="currency" office:currency="USD" office:value="-549" calcext:value-type="currency">
            <text:p>-$549.00</text:p>
          </table:table-cell>
          <table:table-cell table:style-name="ce102" table:formula="of:=[.E286]/[.D286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IC14-8PN</text:p>
          </table:table-cell>
          <table:table-cell table:number-columns-repeated="2" table:style-name="ce82" office:value-type="currency" office:currency="USD" office:value="635" calcext:value-type="currency">
            <text:p>$635.00</text:p>
          </table:table-cell>
          <table:table-cell table:style-name="ce123" office:value-type="currency" office:currency="USD" office:value="434.79" calcext:value-type="currency">
            <text:p>$434.79</text:p>
          </table:table-cell>
          <table:table-cell table:style-name="ce123"/>
          <table:table-cell table:style-name="ce123" table:formula="of:=[.E287]-[.B287]" office:value-type="currency" office:currency="USD" office:value="-635" calcext:value-type="currency">
            <text:p>-$635.00</text:p>
          </table:table-cell>
          <table:table-cell table:style-name="ce102" table:formula="of:=[.E287]/[.D28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Knocked Down Machine Table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1836-KD</text:p>
          </table:table-cell>
          <table:table-cell table:number-columns-repeated="2" table:style-name="ce82" office:value-type="currency" office:currency="USD" office:value="228" calcext:value-type="currency">
            <text:p>$228.00</text:p>
          </table:table-cell>
          <table:table-cell table:style-name="ce123" office:value-type="currency" office:currency="USD" office:value="147.54" calcext:value-type="currency">
            <text:p>$147.54</text:p>
          </table:table-cell>
          <table:table-cell table:style-name="ce123"/>
          <table:table-cell table:style-name="ce123" table:formula="of:=[.E291]-[.B291]" office:value-type="currency" office:currency="USD" office:value="-228" calcext:value-type="currency">
            <text:p>-$228.00</text:p>
          </table:table-cell>
          <table:table-cell table:style-name="ce102" table:formula="of:=[.E291]/[.D291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2436-KD</text:p>
          </table:table-cell>
          <table:table-cell table:number-columns-repeated="2" table:style-name="ce82" office:value-type="currency" office:currency="USD" office:value="238" calcext:value-type="currency">
            <text:p>$238.00</text:p>
          </table:table-cell>
          <table:table-cell table:style-name="ce123" office:value-type="currency" office:currency="USD" office:value="154.86" calcext:value-type="currency">
            <text:p>$154.86</text:p>
          </table:table-cell>
          <table:table-cell table:style-name="ce123"/>
          <table:table-cell table:style-name="ce123" table:formula="of:=[.E292]-[.B292]" office:value-type="currency" office:currency="USD" office:value="-238" calcext:value-type="currency">
            <text:p>-$238.00</text:p>
          </table:table-cell>
          <table:table-cell table:style-name="ce102" table:formula="of:=[.E292]/[.D292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2448-KD</text:p>
          </table:table-cell>
          <table:table-cell table:number-columns-repeated="2" table:style-name="ce82" office:value-type="currency" office:currency="USD" office:value="228" calcext:value-type="currency">
            <text:p>$228.00</text:p>
          </table:table-cell>
          <table:table-cell table:style-name="ce123" office:value-type="currency" office:currency="USD" office:value="166.72" calcext:value-type="currency">
            <text:p>$166.72</text:p>
          </table:table-cell>
          <table:table-cell table:style-name="ce123"/>
          <table:table-cell table:style-name="ce123" table:formula="of:=[.E293]-[.B293]" office:value-type="currency" office:currency="USD" office:value="-228" calcext:value-type="currency">
            <text:p>-$228.00</text:p>
          </table:table-cell>
          <table:table-cell table:style-name="ce102" table:formula="of:=[.E293]/[.D293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S1836</text:p>
          </table:table-cell>
          <table:table-cell table:number-columns-repeated="2" table:style-name="ce82" office:value-type="currency" office:currency="USD" office:value="61" calcext:value-type="currency">
            <text:p>$61.00</text:p>
          </table:table-cell>
          <table:table-cell table:style-name="ce123" office:value-type="currency" office:currency="USD" office:value="27.86" calcext:value-type="currency">
            <text:p>$27.86</text:p>
          </table:table-cell>
          <table:table-cell table:style-name="ce123"/>
          <table:table-cell table:style-name="ce123" table:formula="of:=[.E294]-[.B294]" office:value-type="currency" office:currency="USD" office:value="-61" calcext:value-type="currency">
            <text:p>-$61.00</text:p>
          </table:table-cell>
          <table:table-cell table:style-name="ce102" table:formula="of:=[.E294]/[.D294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S2436</text:p>
          </table:table-cell>
          <table:table-cell table:number-columns-repeated="2" table:style-name="ce82" office:value-type="currency" office:currency="USD" office:value="67" calcext:value-type="currency">
            <text:p>$67.00</text:p>
          </table:table-cell>
          <table:table-cell table:style-name="ce123" office:value-type="currency" office:currency="USD" office:value="30.49" calcext:value-type="currency">
            <text:p>$30.49</text:p>
          </table:table-cell>
          <table:table-cell table:style-name="ce123"/>
          <table:table-cell table:style-name="ce123" table:formula="of:=[.E295]-[.B295]" office:value-type="currency" office:currency="USD" office:value="-67" calcext:value-type="currency">
            <text:p>-$67.00</text:p>
          </table:table-cell>
          <table:table-cell table:style-name="ce102" table:formula="of:=[.E295]/[.D295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S2448</text:p>
          </table:table-cell>
          <table:table-cell table:number-columns-repeated="2" table:style-name="ce82" office:value-type="currency" office:currency="USD" office:value="86" calcext:value-type="currency">
            <text:p>$86.00</text:p>
          </table:table-cell>
          <table:table-cell table:style-name="ce123" office:value-type="currency" office:currency="USD" office:value="44.12" calcext:value-type="currency">
            <text:p>$44.12</text:p>
          </table:table-cell>
          <table:table-cell table:style-name="ce123"/>
          <table:table-cell table:style-name="ce123" table:formula="of:=[.E296]-[.B296]" office:value-type="currency" office:currency="USD" office:value="-86" calcext:value-type="currency">
            <text:p>-$86.00</text:p>
          </table:table-cell>
          <table:table-cell table:style-name="ce102" table:formula="of:=[.E296]/[.D296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6">
          <table:table-cell table:style-name="ce70" office:value-type="string" calcext:value-type="string">
            <text:p>Lo-Profile and Hi-Profile Machine Pipe Guar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PPG936</text:p>
          </table:table-cell>
          <table:table-cell table:number-columns-repeated="2" table:style-name="ce82" office:value-type="currency" office:currency="USD" office:value="128" calcext:value-type="currency">
            <text:p>$128.00</text:p>
          </table:table-cell>
          <table:table-cell table:style-name="ce123" office:value-type="currency" office:currency="USD" office:value="94.31" calcext:value-type="currency">
            <text:p>$94.31</text:p>
          </table:table-cell>
          <table:table-cell table:style-name="ce123" office:value-type="currency" office:currency="USD" office:value="142" calcext:value-type="currency">
            <text:p>$142.00</text:p>
          </table:table-cell>
          <table:table-cell table:style-name="ce123" table:formula="of:=[.E300]-[.B300]" office:value-type="currency" office:currency="USD" office:value="14" calcext:value-type="currency">
            <text:p>$14.00</text:p>
          </table:table-cell>
          <table:table-cell table:style-name="ce102" table:formula="of:=[.E300]/[.D300]" office:value-type="float" office:value="1.50567278125331" calcext:value-type="float">
            <text:p>1.50567278125331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PPG948</text:p>
          </table:table-cell>
          <table:table-cell table:number-columns-repeated="2" table:style-name="ce82" office:value-type="currency" office:currency="USD" office:value="138" calcext:value-type="currency">
            <text:p>$138.00</text:p>
          </table:table-cell>
          <table:table-cell table:style-name="ce123" office:value-type="currency" office:currency="USD" office:value="99.85" calcext:value-type="currency">
            <text:p>$99.85</text:p>
          </table:table-cell>
          <table:table-cell table:style-name="ce123"/>
          <table:table-cell table:style-name="ce123" table:formula="of:=[.E301]-[.B301]" office:value-type="currency" office:currency="USD" office:value="-138" calcext:value-type="currency">
            <text:p>-$138.00</text:p>
          </table:table-cell>
          <table:table-cell table:style-name="ce102" table:formula="of:=[.E301]/[.D301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PPG1636</text:p>
          </table:table-cell>
          <table:table-cell table:number-columns-repeated="2" table:style-name="ce82" office:value-type="currency" office:currency="USD" office:value="138" calcext:value-type="currency">
            <text:p>$138.00</text:p>
          </table:table-cell>
          <table:table-cell table:style-name="ce123" office:value-type="currency" office:currency="USD" office:value="99.92" calcext:value-type="currency">
            <text:p>$99.92</text:p>
          </table:table-cell>
          <table:table-cell table:style-name="ce123"/>
          <table:table-cell table:style-name="ce123" table:formula="of:=[.E302]-[.B302]" office:value-type="currency" office:currency="USD" office:value="-138" calcext:value-type="currency">
            <text:p>-$138.00</text:p>
          </table:table-cell>
          <table:table-cell table:style-name="ce102" table:formula="of:=[.E302]/[.D302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PPG1648</text:p>
          </table:table-cell>
          <table:table-cell table:number-columns-repeated="2" table:style-name="ce82" office:value-type="currency" office:currency="USD" office:value="148" calcext:value-type="currency">
            <text:p>$148.00</text:p>
          </table:table-cell>
          <table:table-cell table:style-name="ce123" office:value-type="currency" office:currency="USD" office:value="109.52" calcext:value-type="currency">
            <text:p>$109.52</text:p>
          </table:table-cell>
          <table:table-cell table:style-name="ce123"/>
          <table:table-cell table:style-name="ce123" table:formula="of:=[.E303]-[.B303]" office:value-type="currency" office:currency="USD" office:value="-148" calcext:value-type="currency">
            <text:p>-$148.00</text:p>
          </table:table-cell>
          <table:table-cell table:style-name="ce102" table:formula="of:=[.E303]/[.D303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PPG2436</text:p>
          </table:table-cell>
          <table:table-cell table:number-columns-repeated="2" table:style-name="ce82" office:value-type="currency" office:currency="USD" office:value="145" calcext:value-type="currency">
            <text:p>$145.00</text:p>
          </table:table-cell>
          <table:table-cell table:style-name="ce123" office:value-type="currency" office:currency="USD" office:value="108.23" calcext:value-type="currency">
            <text:p>$108.23</text:p>
          </table:table-cell>
          <table:table-cell table:style-name="ce123" office:value-type="currency" office:currency="USD" office:value="169" calcext:value-type="currency">
            <text:p>$169.00</text:p>
          </table:table-cell>
          <table:table-cell table:style-name="ce123" table:formula="of:=[.E304]-[.B304]" office:value-type="currency" office:currency="USD" office:value="24" calcext:value-type="currency">
            <text:p>$24.00</text:p>
          </table:table-cell>
          <table:table-cell table:style-name="ce102" table:formula="of:=[.E304]/[.D304]" office:value-type="float" office:value="1.56148942067819" calcext:value-type="float">
            <text:p>1.56148942067819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PPG2448</text:p>
          </table:table-cell>
          <table:table-cell table:number-columns-repeated="2" table:style-name="ce82" office:value-type="currency" office:currency="USD" office:value="169" calcext:value-type="currency">
            <text:p>$169.00</text:p>
          </table:table-cell>
          <table:table-cell table:style-name="ce123" office:value-type="currency" office:currency="USD" office:value="127.77" calcext:value-type="currency">
            <text:p>$127.77</text:p>
          </table:table-cell>
          <table:table-cell table:style-name="ce123" office:value-type="currency" office:currency="USD" office:value="181" calcext:value-type="currency">
            <text:p>$181.00</text:p>
          </table:table-cell>
          <table:table-cell table:style-name="ce123" table:formula="of:=[.E305]-[.B305]" office:value-type="currency" office:currency="USD" office:value="12" calcext:value-type="currency">
            <text:p>$12.00</text:p>
          </table:table-cell>
          <table:table-cell table:style-name="ce102" table:formula="of:=[.E305]/[.D305]" office:value-type="float" office:value="1.4166079674415" calcext:value-type="float">
            <text:p>1.4166079674415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PPG3636</text:p>
          </table:table-cell>
          <table:table-cell table:number-columns-repeated="2" table:style-name="ce82" office:value-type="currency" office:currency="USD" office:value="169" calcext:value-type="currency">
            <text:p>$169.00</text:p>
          </table:table-cell>
          <table:table-cell table:style-name="ce123" office:value-type="currency" office:currency="USD" office:value="127.48" calcext:value-type="currency">
            <text:p>$127.48</text:p>
          </table:table-cell>
          <table:table-cell table:style-name="ce123" office:value-type="currency" office:currency="USD" office:value="181" calcext:value-type="currency">
            <text:p>$181.00</text:p>
          </table:table-cell>
          <table:table-cell table:style-name="ce123" table:formula="of:=[.E306]-[.B306]" office:value-type="currency" office:currency="USD" office:value="12" calcext:value-type="currency">
            <text:p>$12.00</text:p>
          </table:table-cell>
          <table:table-cell table:style-name="ce102" table:formula="of:=[.E306]/[.D306]" office:value-type="float" office:value="1.41983056165673" calcext:value-type="float">
            <text:p>1.41983056165673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PPG3648</text:p>
          </table:table-cell>
          <table:table-cell table:number-columns-repeated="2" table:style-name="ce82" office:value-type="currency" office:currency="USD" office:value="169" calcext:value-type="currency">
            <text:p>$169.00</text:p>
          </table:table-cell>
          <table:table-cell table:style-name="ce123" office:value-type="currency" office:currency="USD" office:value="127.88" calcext:value-type="currency">
            <text:p>$127.88</text:p>
          </table:table-cell>
          <table:table-cell table:style-name="ce123" office:value-type="currency" office:currency="USD" office:value="181" calcext:value-type="currency">
            <text:p>$181.00</text:p>
          </table:table-cell>
          <table:table-cell table:style-name="ce123" table:formula="of:=[.E307]-[.B307]" office:value-type="currency" office:currency="USD" office:value="12" calcext:value-type="currency">
            <text:p>$12.00</text:p>
          </table:table-cell>
          <table:table-cell table:style-name="ce102" table:formula="of:=[.E307]/[.D307]" office:value-type="float" office:value="1.41538942758836" calcext:value-type="float">
            <text:p>1.41538942758836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PPG4236</text:p>
          </table:table-cell>
          <table:table-cell table:number-columns-repeated="2" table:style-name="ce82" office:value-type="currency" office:currency="USD" office:value="179" calcext:value-type="currency">
            <text:p>$179.00</text:p>
          </table:table-cell>
          <table:table-cell table:style-name="ce123" office:value-type="currency" office:currency="USD" office:value="134.41" calcext:value-type="currency">
            <text:p>$134.41</text:p>
          </table:table-cell>
          <table:table-cell table:style-name="ce123" office:value-type="currency" office:currency="USD" office:value="191" calcext:value-type="currency">
            <text:p>$191.00</text:p>
          </table:table-cell>
          <table:table-cell table:style-name="ce123" table:formula="of:=[.E308]-[.B308]" office:value-type="currency" office:currency="USD" office:value="12" calcext:value-type="currency">
            <text:p>$12.00</text:p>
          </table:table-cell>
          <table:table-cell table:style-name="ce102" table:formula="of:=[.E308]/[.D308]" office:value-type="float" office:value="1.4210252213377" calcext:value-type="float">
            <text:p>1.4210252213377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PPG4248</text:p>
          </table:table-cell>
          <table:table-cell table:number-columns-repeated="2" table:style-name="ce82" office:value-type="currency" office:currency="USD" office:value="179" calcext:value-type="currency">
            <text:p>$179.00</text:p>
          </table:table-cell>
          <table:table-cell table:style-name="ce123" office:value-type="currency" office:currency="USD" office:value="135.9" calcext:value-type="currency">
            <text:p>$135.90</text:p>
          </table:table-cell>
          <table:table-cell table:style-name="ce123" office:value-type="currency" office:currency="USD" office:value="191" calcext:value-type="currency">
            <text:p>$191.00</text:p>
          </table:table-cell>
          <table:table-cell table:style-name="ce123" table:formula="of:=[.E309]-[.B309]" office:value-type="currency" office:currency="USD" office:value="12" calcext:value-type="currency">
            <text:p>$12.00</text:p>
          </table:table-cell>
          <table:table-cell table:style-name="ce102" table:formula="of:=[.E309]/[.D309]" office:value-type="float" office:value="1.40544518027962" calcext:value-type="float">
            <text:p>1.40544518027962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4">
          <table:table-cell table:style-name="ce108" office:value-type="string" calcext:value-type="string">
            <text:p>Lo-Profile Hoppers</text:p>
          </table:table-cell>
          <table:table-cell table:style-name="ce122" table:number-columns-repeated="2"/>
          <table:table-cell table:style-name="ce112" table:number-columns-repeated="2"/>
          <table:table-cell table:style-name="ce109"/>
          <table:table-cell table:style-name="ce121"/>
          <table:table-cell table:style-name="ce122"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JK69</text:p>
          </table:table-cell>
          <table:table-cell table:number-columns-repeated="2" table:style-name="ce82" office:value-type="currency" office:currency="USD" office:value="395" calcext:value-type="currency">
            <text:p>$395.00</text:p>
          </table:table-cell>
          <table:table-cell table:style-name="ce123" office:value-type="currency" office:currency="USD" office:value="282.18" calcext:value-type="currency">
            <text:p>$282.18</text:p>
          </table:table-cell>
          <table:table-cell table:style-name="ce123" office:value-type="currency" office:currency="USD" office:value="400" calcext:value-type="currency">
            <text:p>$400.00</text:p>
          </table:table-cell>
          <table:table-cell table:style-name="ce123" table:formula="of:=[.E313]-[.B313]" office:value-type="currency" office:currency="USD" office:value="5" calcext:value-type="currency">
            <text:p>$5.00</text:p>
          </table:table-cell>
          <table:table-cell table:style-name="ce102" table:formula="of:=[.E313]/[.D313]" office:value-type="float" office:value="1.41753490679708" calcext:value-type="float">
            <text:p>1.41753490679708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JK96</text:p>
          </table:table-cell>
          <table:table-cell table:number-columns-repeated="2" table:style-name="ce82" office:value-type="currency" office:currency="USD" office:value="459" calcext:value-type="currency">
            <text:p>$459.00</text:p>
          </table:table-cell>
          <table:table-cell table:style-name="ce123" office:value-type="currency" office:currency="USD" office:value="327.34" calcext:value-type="currency">
            <text:p>$327.34</text:p>
          </table:table-cell>
          <table:table-cell table:style-name="ce123" office:value-type="currency" office:currency="USD" office:value="465" calcext:value-type="currency">
            <text:p>$465.00</text:p>
          </table:table-cell>
          <table:table-cell table:style-name="ce123" table:formula="of:=[.E314]-[.B314]" office:value-type="currency" office:currency="USD" office:value="6" calcext:value-type="currency">
            <text:p>$6.00</text:p>
          </table:table-cell>
          <table:table-cell table:style-name="ce102" table:formula="of:=[.E314]/[.D314]" office:value-type="float" office:value="1.4205413331704" calcext:value-type="float">
            <text:p>1.4205413331704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Lo-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T4</text:p>
          </table:table-cell>
          <table:table-cell table:number-columns-repeated="2" table:style-name="ce82" office:value-type="currency" office:currency="USD" office:value="119" calcext:value-type="currency">
            <text:p>$119.00</text:p>
          </table:table-cell>
          <table:table-cell table:style-name="ce123" office:value-type="currency" office:currency="USD" office:value="75.94" calcext:value-type="currency">
            <text:p>$75.94</text:p>
          </table:table-cell>
          <table:table-cell table:style-name="ce123"/>
          <table:table-cell table:style-name="ce123" table:formula="of:=[.E318]-[.B318]" office:value-type="currency" office:currency="USD" office:value="-119" calcext:value-type="currency">
            <text:p>-$119.00</text:p>
          </table:table-cell>
          <table:table-cell table:style-name="ce102" table:formula="of:=[.E318]/[.D318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T8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90.31" calcext:value-type="currency">
            <text:p>$90.31</text:p>
          </table:table-cell>
          <table:table-cell table:style-name="ce123"/>
          <table:table-cell table:style-name="ce123" table:formula="of:=[.E319]-[.B319]" office:value-type="currency" office:currency="USD" office:value="-165" calcext:value-type="currency">
            <text:p>-$165.00</text:p>
          </table:table-cell>
          <table:table-cell table:style-name="ce102" table:formula="of:=[.E319]/[.D31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TP</text:p>
          </table:table-cell>
          <table:table-cell table:number-columns-repeated="2" table:style-name="ce82" office:value-type="currency" office:currency="USD" office:value="135" calcext:value-type="currency">
            <text:p>$135.00</text:p>
          </table:table-cell>
          <table:table-cell table:style-name="ce123" office:value-type="currency" office:currency="USD" office:value="68.37" calcext:value-type="currency">
            <text:p>$68.37</text:p>
          </table:table-cell>
          <table:table-cell table:style-name="ce123"/>
          <table:table-cell table:style-name="ce123" table:formula="of:=[.E320]-[.B320]" office:value-type="currency" office:currency="USD" office:value="-135" calcext:value-type="currency">
            <text:p>-$135.00</text:p>
          </table:table-cell>
          <table:table-cell table:style-name="ce102" table:formula="of:=[.E320]/[.D320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T4</text:p>
          </table:table-cell>
          <table:table-cell table:number-columns-repeated="2" table:style-name="ce82" office:value-type="currency" office:currency="USD" office:value="118" calcext:value-type="currency">
            <text:p>$118.00</text:p>
          </table:table-cell>
          <table:table-cell table:style-name="ce123" office:value-type="currency" office:currency="USD" office:value="85.83" calcext:value-type="currency">
            <text:p>$85.83</text:p>
          </table:table-cell>
          <table:table-cell table:style-name="ce123" office:value-type="currency" office:currency="USD" office:value="120" calcext:value-type="currency">
            <text:p>$120.00</text:p>
          </table:table-cell>
          <table:table-cell table:style-name="ce123" table:formula="of:=[.E321]-[.B321]" office:value-type="currency" office:currency="USD" office:value="2" calcext:value-type="currency">
            <text:p>$2.00</text:p>
          </table:table-cell>
          <table:table-cell table:style-name="ce102" table:formula="of:=[.E321]/[.D321]" office:value-type="float" office:value="1.39811254806012" calcext:value-type="float">
            <text:p>1.39811254806012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T8</text:p>
          </table:table-cell>
          <table:table-cell table:number-columns-repeated="2" table:style-name="ce82" office:value-type="currency" office:currency="USD" office:value="173" calcext:value-type="currency">
            <text:p>$173.00</text:p>
          </table:table-cell>
          <table:table-cell table:style-name="ce123" office:value-type="currency" office:currency="USD" office:value="98.27" calcext:value-type="currency">
            <text:p>$98.27</text:p>
          </table:table-cell>
          <table:table-cell table:style-name="ce123"/>
          <table:table-cell table:style-name="ce123" table:formula="of:=[.E322]-[.B322]" office:value-type="currency" office:currency="USD" office:value="-173" calcext:value-type="currency">
            <text:p>-$173.00</text:p>
          </table:table-cell>
          <table:table-cell table:style-name="ce102" table:formula="of:=[.E322]/[.D322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TP</text:p>
          </table:table-cell>
          <table:table-cell table:number-columns-repeated="2" table:style-name="ce82" office:value-type="currency" office:currency="USD" office:value="143" calcext:value-type="currency">
            <text:p>$143.00</text:p>
          </table:table-cell>
          <table:table-cell table:style-name="ce123" office:value-type="currency" office:currency="USD" office:value="73.55" calcext:value-type="currency">
            <text:p>$73.55</text:p>
          </table:table-cell>
          <table:table-cell table:style-name="ce123"/>
          <table:table-cell table:style-name="ce123" table:formula="of:=[.E323]-[.B323]" office:value-type="currency" office:currency="USD" office:value="-143" calcext:value-type="currency">
            <text:p>-$143.00</text:p>
          </table:table-cell>
          <table:table-cell table:style-name="ce102" table:formula="of:=[.E323]/[.D323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LT4</text:p>
          </table:table-cell>
          <table:table-cell table:number-columns-repeated="2" table:style-name="ce82" office:value-type="currency" office:currency="USD" office:value="156" calcext:value-type="currency">
            <text:p>$156.00</text:p>
          </table:table-cell>
          <table:table-cell table:style-name="ce123" office:value-type="currency" office:currency="USD" office:value="108.3" calcext:value-type="currency">
            <text:p>$108.30</text:p>
          </table:table-cell>
          <table:table-cell table:style-name="ce123" office:value-type="currency" office:currency="USD" office:value="158.44" calcext:value-type="currency">
            <text:p>$158.44</text:p>
          </table:table-cell>
          <table:table-cell table:style-name="ce123" table:formula="of:=[.E324]-[.B324]" office:value-type="currency" office:currency="USD" office:value="2.44" calcext:value-type="currency">
            <text:p>$2.44</text:p>
          </table:table-cell>
          <table:table-cell table:style-name="ce102" table:formula="of:=[.E324]/[.D324]" office:value-type="float" office:value="1.46297322253001" calcext:value-type="float">
            <text:p>1.46297322253001</text:p>
          </table:table-cell>
          <table:table-cell table:style-name="ce102" office:value-type="string" calcext:value-type="string">
            <text:p>bestcontainer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LT8</text:p>
          </table:table-cell>
          <table:table-cell table:number-columns-repeated="2" table:style-name="ce82" office:value-type="currency" office:currency="USD" office:value="161" calcext:value-type="currency">
            <text:p>$161.00</text:p>
          </table:table-cell>
          <table:table-cell table:style-name="ce123" office:value-type="currency" office:currency="USD" office:value="121.74" calcext:value-type="currency">
            <text:p>$121.74</text:p>
          </table:table-cell>
          <table:table-cell table:style-name="ce123" office:value-type="currency" office:currency="USD" office:value="163.9" calcext:value-type="currency">
            <text:p>$163.90</text:p>
          </table:table-cell>
          <table:table-cell table:style-name="ce123" table:formula="of:=[.E325]-[.B325]" office:value-type="currency" office:currency="USD" office:value="2.90000000000001" calcext:value-type="currency">
            <text:p>$2.90</text:p>
          </table:table-cell>
          <table:table-cell table:style-name="ce102" table:formula="of:=[.E325]/[.D325]" office:value-type="float" office:value="1.34631181205849" calcext:value-type="float">
            <text:p>1.34631181205849</text:p>
          </table:table-cell>
          <table:table-cell table:style-name="ce102" office:value-type="string" calcext:value-type="string">
            <text:p>bascousa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LTP</text:p>
          </table:table-cell>
          <table:table-cell table:number-columns-repeated="2" table:style-name="ce82" office:value-type="currency" office:currency="USD" office:value="143" calcext:value-type="currency">
            <text:p>$143.00</text:p>
          </table:table-cell>
          <table:table-cell table:style-name="ce123" office:value-type="currency" office:currency="USD" office:value="102.04" calcext:value-type="currency">
            <text:p>$102.04</text:p>
          </table:table-cell>
          <table:table-cell table:style-name="ce123" office:value-type="currency" office:currency="USD" office:value="145.25" calcext:value-type="currency">
            <text:p>$145.25</text:p>
          </table:table-cell>
          <table:table-cell table:style-name="ce123" table:formula="of:=[.E326]-[.B326]" office:value-type="currency" office:currency="USD" office:value="2.25" calcext:value-type="currency">
            <text:p>$2.25</text:p>
          </table:table-cell>
          <table:table-cell table:style-name="ce102" table:formula="of:=[.E326]/[.D326]" office:value-type="float" office:value="1.4234613876911" calcext:value-type="float">
            <text:p>1.4234613876911</text:p>
          </table:table-cell>
          <table:table-cell table:style-name="ce102" office:value-type="string" calcext:value-type="string">
            <text:p>bestcontainer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Meco Machinery and Rack Guar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RG-1036</text:p>
          </table:table-cell>
          <table:table-cell table:number-columns-repeated="2" table:style-name="ce82" office:value-type="currency" office:currency="USD" office:value="223" calcext:value-type="currency">
            <text:p>$223.00</text:p>
          </table:table-cell>
          <table:table-cell table:style-name="ce123" office:value-type="currency" office:currency="USD" office:value="159.38" calcext:value-type="currency">
            <text:p>$159.38</text:p>
          </table:table-cell>
          <table:table-cell table:style-name="ce123" office:value-type="currency" office:currency="USD" office:value="225" calcext:value-type="currency">
            <text:p>$225.00</text:p>
          </table:table-cell>
          <table:table-cell table:style-name="ce123" table:formula="of:=[.E330]-[.B330]" office:value-type="currency" office:currency="USD" office:value="2" calcext:value-type="currency">
            <text:p>$2.00</text:p>
          </table:table-cell>
          <table:table-cell table:style-name="ce102" table:formula="of:=[.E330]/[.D330]" office:value-type="float" office:value="1.41172041661438" calcext:value-type="float">
            <text:p>1.41172041661438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RG-1048</text:p>
          </table:table-cell>
          <table:table-cell table:number-columns-repeated="2" table:style-name="ce82" office:value-type="currency" office:currency="USD" office:value="273" calcext:value-type="currency">
            <text:p>$273.00</text:p>
          </table:table-cell>
          <table:table-cell table:style-name="ce123" office:value-type="currency" office:currency="USD" office:value="168.04" calcext:value-type="currency">
            <text:p>$168.04</text:p>
          </table:table-cell>
          <table:table-cell table:style-name="ce123" office:value-type="currency" office:currency="USD" office:value="275" calcext:value-type="currency">
            <text:p>$275.00</text:p>
          </table:table-cell>
          <table:table-cell table:style-name="ce123" table:formula="of:=[.E331]-[.B331]" office:value-type="currency" office:currency="USD" office:value="2" calcext:value-type="currency">
            <text:p>$2.00</text:p>
          </table:table-cell>
          <table:table-cell table:style-name="ce102" table:formula="of:=[.E331]/[.D331]" office:value-type="float" office:value="1.6365151154487" calcext:value-type="float">
            <text:p>1.6365151154487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RG-2436</text:p>
          </table:table-cell>
          <table:table-cell table:number-columns-repeated="2" table:style-name="ce82" office:value-type="currency" office:currency="USD" office:value="238" calcext:value-type="currency">
            <text:p>$238.00</text:p>
          </table:table-cell>
          <table:table-cell table:style-name="ce123" office:value-type="currency" office:currency="USD" office:value="183.28" calcext:value-type="currency">
            <text:p>$183.28</text:p>
          </table:table-cell>
          <table:table-cell table:style-name="ce123" office:value-type="currency" office:currency="USD" office:value="240" calcext:value-type="currency">
            <text:p>$240.00</text:p>
          </table:table-cell>
          <table:table-cell table:style-name="ce123" table:formula="of:=[.E332]-[.B332]" office:value-type="currency" office:currency="USD" office:value="2" calcext:value-type="currency">
            <text:p>$2.00</text:p>
          </table:table-cell>
          <table:table-cell table:style-name="ce102" table:formula="of:=[.E332]/[.D332]" office:value-type="float" office:value="1.3094718463553" calcext:value-type="float">
            <text:p>1.3094718463553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RG-2448</text:p>
          </table:table-cell>
          <table:table-cell table:number-columns-repeated="2" table:style-name="ce82" office:value-type="currency" office:currency="USD" office:value="313" calcext:value-type="currency">
            <text:p>$313.00</text:p>
          </table:table-cell>
          <table:table-cell table:style-name="ce123" office:value-type="currency" office:currency="USD" office:value="183.28" calcext:value-type="currency">
            <text:p>$183.28</text:p>
          </table:table-cell>
          <table:table-cell table:style-name="ce123" office:value-type="currency" office:currency="USD" office:value="315" calcext:value-type="currency">
            <text:p>$315.00</text:p>
          </table:table-cell>
          <table:table-cell table:style-name="ce123" table:formula="of:=[.E333]-[.B333]" office:value-type="currency" office:currency="USD" office:value="2" calcext:value-type="currency">
            <text:p>$2.00</text:p>
          </table:table-cell>
          <table:table-cell table:style-name="ce102" table:formula="of:=[.E333]/[.D333]" office:value-type="float" office:value="1.71868179834134" calcext:value-type="float">
            <text:p>1.71868179834134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RG-4236</text:p>
          </table:table-cell>
          <table:table-cell table:number-columns-repeated="2" table:style-name="ce82" office:value-type="currency" office:currency="USD" office:value="258" calcext:value-type="currency">
            <text:p>$258.00</text:p>
          </table:table-cell>
          <table:table-cell table:style-name="ce123" office:value-type="currency" office:currency="USD" office:value="221.69" calcext:value-type="currency">
            <text:p>$221.69</text:p>
          </table:table-cell>
          <table:table-cell table:style-name="ce123" office:value-type="currency" office:currency="USD" office:value="260" calcext:value-type="currency">
            <text:p>$260.00</text:p>
          </table:table-cell>
          <table:table-cell table:style-name="ce123" table:formula="of:=[.E334]-[.B334]" office:value-type="currency" office:currency="USD" office:value="2" calcext:value-type="currency">
            <text:p>$2.00</text:p>
          </table:table-cell>
          <table:table-cell table:style-name="ce102" table:formula="of:=[.E334]/[.D334]" office:value-type="float" office:value="1.17280887726104" calcext:value-type="float">
            <text:p>1.17280887726104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RG-4248</text:p>
          </table:table-cell>
          <table:table-cell table:number-columns-repeated="2" table:style-name="ce82" office:value-type="currency" office:currency="USD" office:value="323" calcext:value-type="currency">
            <text:p>$323.00</text:p>
          </table:table-cell>
          <table:table-cell table:style-name="ce123" office:value-type="currency" office:currency="USD" office:value="228.55" calcext:value-type="currency">
            <text:p>$228.55</text:p>
          </table:table-cell>
          <table:table-cell table:style-name="ce123" office:value-type="currency" office:currency="USD" office:value="325" calcext:value-type="currency">
            <text:p>$325.00</text:p>
          </table:table-cell>
          <table:table-cell table:style-name="ce123" table:formula="of:=[.E335]-[.B335]" office:value-type="currency" office:currency="USD" office:value="2" calcext:value-type="currency">
            <text:p>$2.00</text:p>
          </table:table-cell>
          <table:table-cell table:style-name="ce102" table:formula="of:=[.E335]/[.D335]" office:value-type="float" office:value="1.42200831327937" calcext:value-type="float">
            <text:p>1.42200831327937</text:p>
          </table:table-cell>
          <table:table-cell table:style-name="ce102" office:value-type="string" calcext:value-type="string">
            <text:p>source4industrie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6">
          <table:table-cell table:style-name="ce70" office:value-type="string" calcext:value-type="string">
            <text:p>Meco Medium Duty Cantilever Racks - Sing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633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18.73" calcext:value-type="currency">
            <text:p>$118.73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339]-[.B339]" office:value-type="currency" office:currency="USD" office:value="2.94999999999999" calcext:value-type="currency">
            <text:p>$2.95</text:p>
          </table:table-cell>
          <table:table-cell table:style-name="ce102" table:formula="of:=[.E339]/[.D339]" office:value-type="float" office:value="1.41455403015245" calcext:value-type="float">
            <text:p>1.414554030152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MU633-18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18.73" calcext:value-type="currency">
            <text:p>$118.73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340]-[.B340]" office:value-type="currency" office:currency="USD" office:value="2.94999999999999" calcext:value-type="currency">
            <text:p>$2.95</text:p>
          </table:table-cell>
          <table:table-cell table:style-name="ce102" table:formula="of:=[.E340]/[.D340]" office:value-type="float" office:value="1.41455403015245" calcext:value-type="float">
            <text:p>1.414554030152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MU633-24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18.73" calcext:value-type="currency">
            <text:p>$118.73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341]-[.B341]" office:value-type="currency" office:currency="USD" office:value="2.94999999999999" calcext:value-type="currency">
            <text:p>$2.95</text:p>
          </table:table-cell>
          <table:table-cell table:style-name="ce102" table:formula="of:=[.E341]/[.D341]" office:value-type="float" office:value="1.41455403015245" calcext:value-type="float">
            <text:p>1.414554030152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MU645</text:p>
          </table:table-cell>
          <table:table-cell table:number-columns-repeated="2" table:style-name="ce82" office:value-type="currency" office:currency="USD" office:value="175" calcext:value-type="currency">
            <text:p>$175.00</text:p>
          </table:table-cell>
          <table:table-cell table:style-name="ce123" office:value-type="currency" office:currency="USD" office:value="125.69" calcext:value-type="currency">
            <text:p>$125.69</text:p>
          </table:table-cell>
          <table:table-cell table:style-name="ce123" office:value-type="currency" office:currency="USD" office:value="178.95" calcext:value-type="currency">
            <text:p>$178.95</text:p>
          </table:table-cell>
          <table:table-cell table:style-name="ce123" table:formula="of:=[.E342]-[.B342]" office:value-type="currency" office:currency="USD" office:value="3.94999999999999" calcext:value-type="currency">
            <text:p>$3.95</text:p>
          </table:table-cell>
          <table:table-cell table:style-name="ce102" table:formula="of:=[.E342]/[.D342]" office:value-type="float" office:value="1.42374094995624" calcext:value-type="float">
            <text:p>1.423740949956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MU645-36</text:p>
          </table:table-cell>
          <table:table-cell table:number-columns-repeated="2" table:style-name="ce82" office:value-type="currency" office:currency="USD" office:value="175" calcext:value-type="currency">
            <text:p>$175.00</text:p>
          </table:table-cell>
          <table:table-cell table:style-name="ce123" office:value-type="currency" office:currency="USD" office:value="125.69" calcext:value-type="currency">
            <text:p>$125.69</text:p>
          </table:table-cell>
          <table:table-cell table:style-name="ce123" office:value-type="currency" office:currency="USD" office:value="178.95" calcext:value-type="currency">
            <text:p>$178.95</text:p>
          </table:table-cell>
          <table:table-cell table:style-name="ce123" table:formula="of:=[.E343]-[.B343]" office:value-type="currency" office:currency="USD" office:value="3.94999999999999" calcext:value-type="currency">
            <text:p>$3.95</text:p>
          </table:table-cell>
          <table:table-cell table:style-name="ce102" table:formula="of:=[.E343]/[.D344]" office:value-type="float" office:value="1.43045563549161" calcext:value-type="float">
            <text:p>1.4304556354916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733</text:p>
          </table:table-cell>
          <table:table-cell table:number-columns-repeated="2" table:style-name="ce82" office:value-type="currency" office:currency="USD" office:value="183" calcext:value-type="currency">
            <text:p>$183.00</text:p>
          </table:table-cell>
          <table:table-cell table:style-name="ce123" office:value-type="currency" office:currency="USD" office:value="125.1" calcext:value-type="currency">
            <text:p>$125.10</text:p>
          </table:table-cell>
          <table:table-cell table:style-name="ce123" office:value-type="currency" office:currency="USD" office:value="185" calcext:value-type="currency">
            <text:p>$185.00</text:p>
          </table:table-cell>
          <table:table-cell table:style-name="ce123" table:formula="of:=[.E344]-[.B344]" office:value-type="currency" office:currency="USD" office:value="2" calcext:value-type="currency">
            <text:p>$2.00</text:p>
          </table:table-cell>
          <table:table-cell table:style-name="ce102" table:formula="of:=[.E344]/[.D344]" office:value-type="float" office:value="1.47881694644285" calcext:value-type="float">
            <text:p>1.47881694644285</text:p>
          </table:table-cell>
          <table:table-cell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733-18</text:p>
          </table:table-cell>
          <table:table-cell table:number-columns-repeated="2" table:style-name="ce82" office:value-type="currency" office:currency="USD" office:value="183" calcext:value-type="currency">
            <text:p>$183.00</text:p>
          </table:table-cell>
          <table:table-cell table:style-name="ce123" office:value-type="currency" office:currency="USD" office:value="125.1" calcext:value-type="currency">
            <text:p>$125.10</text:p>
          </table:table-cell>
          <table:table-cell table:style-name="ce123" office:value-type="currency" office:currency="USD" office:value="185" calcext:value-type="currency">
            <text:p>$185.00</text:p>
          </table:table-cell>
          <table:table-cell table:style-name="ce123" table:formula="of:=[.E345]-[.B345]" office:value-type="currency" office:currency="USD" office:value="2" calcext:value-type="currency">
            <text:p>$2.00</text:p>
          </table:table-cell>
          <table:table-cell table:style-name="ce102" table:formula="of:=[.E345]/[.D345]" office:value-type="float" office:value="1.47881694644285" calcext:value-type="float">
            <text:p>1.47881694644285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733-24</text:p>
          </table:table-cell>
          <table:table-cell table:number-columns-repeated="2" table:style-name="ce82" office:value-type="currency" office:currency="USD" office:value="183" calcext:value-type="currency">
            <text:p>$183.00</text:p>
          </table:table-cell>
          <table:table-cell table:style-name="ce123" office:value-type="currency" office:currency="USD" office:value="125.1" calcext:value-type="currency">
            <text:p>$125.10</text:p>
          </table:table-cell>
          <table:table-cell table:style-name="ce123" office:value-type="currency" office:currency="USD" office:value="185" calcext:value-type="currency">
            <text:p>$185.00</text:p>
          </table:table-cell>
          <table:table-cell table:style-name="ce123" table:formula="of:=[.E346]-[.B346]" office:value-type="currency" office:currency="USD" office:value="2" calcext:value-type="currency">
            <text:p>$2.00</text:p>
          </table:table-cell>
          <table:table-cell table:style-name="ce102" table:formula="of:=[.E346]/[.D346]" office:value-type="float" office:value="1.47881694644285" calcext:value-type="float">
            <text:p>1.47881694644285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745</text:p>
          </table:table-cell>
          <table:table-cell table:number-columns-repeated="2" table:style-name="ce82" office:value-type="currency" office:currency="USD" office:value="193" calcext:value-type="currency">
            <text:p>$193.00</text:p>
          </table:table-cell>
          <table:table-cell table:style-name="ce123" office:value-type="currency" office:currency="USD" office:value="132.06" calcext:value-type="currency">
            <text:p>$132.06</text:p>
          </table:table-cell>
          <table:table-cell table:style-name="ce123" office:value-type="currency" office:currency="USD" office:value="195" calcext:value-type="currency">
            <text:p>$195.00</text:p>
          </table:table-cell>
          <table:table-cell table:style-name="ce123" table:formula="of:=[.E347]-[.B347]" office:value-type="currency" office:currency="USD" office:value="2" calcext:value-type="currency">
            <text:p>$2.00</text:p>
          </table:table-cell>
          <table:table-cell table:style-name="ce102" table:formula="of:=[.E347]/[.D347]" office:value-type="float" office:value="1.47660154475239" calcext:value-type="float">
            <text:p>1.4766015447523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745-36</text:p>
          </table:table-cell>
          <table:table-cell table:number-columns-repeated="2" table:style-name="ce82" office:value-type="currency" office:currency="USD" office:value="193" calcext:value-type="currency">
            <text:p>$193.00</text:p>
          </table:table-cell>
          <table:table-cell table:style-name="ce123" office:value-type="currency" office:currency="USD" office:value="132.06" calcext:value-type="currency">
            <text:p>$132.06</text:p>
          </table:table-cell>
          <table:table-cell table:style-name="ce123" office:value-type="currency" office:currency="USD" office:value="195" calcext:value-type="currency">
            <text:p>$195.00</text:p>
          </table:table-cell>
          <table:table-cell table:style-name="ce123" table:formula="of:=[.E348]-[.B348]" office:value-type="currency" office:currency="USD" office:value="2" calcext:value-type="currency">
            <text:p>$2.00</text:p>
          </table:table-cell>
          <table:table-cell table:style-name="ce102" table:formula="of:=[.E348]/[.D348]" office:value-type="float" office:value="1.47660154475239" calcext:value-type="float">
            <text:p>1.4766015447523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833</text:p>
          </table:table-cell>
          <table:table-cell table:number-columns-repeated="2" table:style-name="ce82" office:value-type="currency" office:currency="USD" office:value="189" calcext:value-type="currency">
            <text:p>$189.00</text:p>
          </table:table-cell>
          <table:table-cell table:style-name="ce123" office:value-type="currency" office:currency="USD" office:value="130.4" calcext:value-type="currency">
            <text:p>$130.40</text:p>
          </table:table-cell>
          <table:table-cell table:style-name="ce123" office:value-type="currency" office:currency="USD" office:value="192" calcext:value-type="currency">
            <text:p>$192.00</text:p>
          </table:table-cell>
          <table:table-cell table:style-name="ce123" table:formula="of:=[.E349]-[.B349]" office:value-type="currency" office:currency="USD" office:value="3" calcext:value-type="currency">
            <text:p>$3.00</text:p>
          </table:table-cell>
          <table:table-cell table:style-name="ce102" table:formula="of:=[.E349]/[.D349]" office:value-type="float" office:value="1.47239263803681" calcext:value-type="float">
            <text:p>1.47239263803681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833-18</text:p>
          </table:table-cell>
          <table:table-cell table:number-columns-repeated="2" table:style-name="ce82" office:value-type="currency" office:currency="USD" office:value="189" calcext:value-type="currency">
            <text:p>$189.00</text:p>
          </table:table-cell>
          <table:table-cell table:style-name="ce123" office:value-type="currency" office:currency="USD" office:value="130.4" calcext:value-type="currency">
            <text:p>$130.40</text:p>
          </table:table-cell>
          <table:table-cell table:style-name="ce123" office:value-type="currency" office:currency="USD" office:value="192" calcext:value-type="currency">
            <text:p>$192.00</text:p>
          </table:table-cell>
          <table:table-cell table:style-name="ce123" table:formula="of:=[.E350]-[.B350]" office:value-type="currency" office:currency="USD" office:value="3" calcext:value-type="currency">
            <text:p>$3.00</text:p>
          </table:table-cell>
          <table:table-cell table:style-name="ce102" table:formula="of:=[.E350]/[.D350]" office:value-type="float" office:value="1.47239263803681" calcext:value-type="float">
            <text:p>1.47239263803681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833-24</text:p>
          </table:table-cell>
          <table:table-cell table:number-columns-repeated="2" table:style-name="ce82" office:value-type="currency" office:currency="USD" office:value="189" calcext:value-type="currency">
            <text:p>$189.00</text:p>
          </table:table-cell>
          <table:table-cell table:style-name="ce123" office:value-type="currency" office:currency="USD" office:value="130.4" calcext:value-type="currency">
            <text:p>$130.40</text:p>
          </table:table-cell>
          <table:table-cell table:style-name="ce123" office:value-type="currency" office:currency="USD" office:value="192" calcext:value-type="currency">
            <text:p>$192.00</text:p>
          </table:table-cell>
          <table:table-cell table:style-name="ce123" table:formula="of:=[.E351]-[.B351]" office:value-type="currency" office:currency="USD" office:value="3" calcext:value-type="currency">
            <text:p>$3.00</text:p>
          </table:table-cell>
          <table:table-cell table:style-name="ce102" table:formula="of:=[.E351]/[.D351]" office:value-type="float" office:value="1.47239263803681" calcext:value-type="float">
            <text:p>1.47239263803681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845</text:p>
          </table:table-cell>
          <table:table-cell table:number-columns-repeated="2" table:style-name="ce82" office:value-type="currency" office:currency="USD" office:value="197" calcext:value-type="currency">
            <text:p>$197.00</text:p>
          </table:table-cell>
          <table:table-cell table:style-name="ce123" office:value-type="currency" office:currency="USD" office:value="137.37" calcext:value-type="currency">
            <text:p>$137.37</text:p>
          </table:table-cell>
          <table:table-cell table:style-name="ce123" office:value-type="currency" office:currency="USD" office:value="199" calcext:value-type="currency">
            <text:p>$199.00</text:p>
          </table:table-cell>
          <table:table-cell table:style-name="ce123" table:formula="of:=[.E352]-[.B352]" office:value-type="currency" office:currency="USD" office:value="2" calcext:value-type="currency">
            <text:p>$2.00</text:p>
          </table:table-cell>
          <table:table-cell table:style-name="ce102" table:formula="of:=[.E352]/[.D352]" office:value-type="float" office:value="1.44864235276989" calcext:value-type="float">
            <text:p>1.4486423527698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845-36</text:p>
          </table:table-cell>
          <table:table-cell table:number-columns-repeated="2" table:style-name="ce82" office:value-type="currency" office:currency="USD" office:value="197" calcext:value-type="currency">
            <text:p>$197.00</text:p>
          </table:table-cell>
          <table:table-cell table:style-name="ce123" office:value-type="currency" office:currency="USD" office:value="137.37" calcext:value-type="currency">
            <text:p>$137.37</text:p>
          </table:table-cell>
          <table:table-cell table:style-name="ce123" office:value-type="currency" office:currency="USD" office:value="199" calcext:value-type="currency">
            <text:p>$199.00</text:p>
          </table:table-cell>
          <table:table-cell table:style-name="ce123" table:formula="of:=[.E353]-[.B353]" office:value-type="currency" office:currency="USD" office:value="2" calcext:value-type="currency">
            <text:p>$2.00</text:p>
          </table:table-cell>
          <table:table-cell table:style-name="ce102" table:formula="of:=[.E353]/[.D353]" office:value-type="float" office:value="1.44864235276989" calcext:value-type="float">
            <text:p>1.4486423527698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1033</text:p>
          </table:table-cell>
          <table:table-cell table:number-columns-repeated="2" table:style-name="ce82" office:value-type="currency" office:currency="USD" office:value="206" calcext:value-type="currency">
            <text:p>$206.00</text:p>
          </table:table-cell>
          <table:table-cell table:style-name="ce123" office:value-type="currency" office:currency="USD" office:value="143.23" calcext:value-type="currency">
            <text:p>$143.23</text:p>
          </table:table-cell>
          <table:table-cell table:style-name="ce123" office:value-type="currency" office:currency="USD" office:value="209" calcext:value-type="currency">
            <text:p>$209.00</text:p>
          </table:table-cell>
          <table:table-cell table:style-name="ce123" table:formula="of:=[.E354]-[.B354]" office:value-type="currency" office:currency="USD" office:value="3" calcext:value-type="currency">
            <text:p>$3.00</text:p>
          </table:table-cell>
          <table:table-cell table:style-name="ce102" table:formula="of:=[.E354]/[.D354]" office:value-type="float" office:value="1.45919151015849" calcext:value-type="float">
            <text:p>1.4591915101584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1033-18</text:p>
          </table:table-cell>
          <table:table-cell table:number-columns-repeated="2" table:style-name="ce82" office:value-type="currency" office:currency="USD" office:value="206" calcext:value-type="currency">
            <text:p>$206.00</text:p>
          </table:table-cell>
          <table:table-cell table:style-name="ce123" office:value-type="currency" office:currency="USD" office:value="143.23" calcext:value-type="currency">
            <text:p>$143.23</text:p>
          </table:table-cell>
          <table:table-cell table:style-name="ce123" office:value-type="currency" office:currency="USD" office:value="209" calcext:value-type="currency">
            <text:p>$209.00</text:p>
          </table:table-cell>
          <table:table-cell table:style-name="ce123" table:formula="of:=[.E355]-[.B355]" office:value-type="currency" office:currency="USD" office:value="3" calcext:value-type="currency">
            <text:p>$3.00</text:p>
          </table:table-cell>
          <table:table-cell table:style-name="ce102" table:formula="of:=[.E355]/[.D355]" office:value-type="float" office:value="1.45919151015849" calcext:value-type="float">
            <text:p>1.4591915101584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1033-24</text:p>
          </table:table-cell>
          <table:table-cell table:number-columns-repeated="2" table:style-name="ce82" office:value-type="currency" office:currency="USD" office:value="206" calcext:value-type="currency">
            <text:p>$206.00</text:p>
          </table:table-cell>
          <table:table-cell table:style-name="ce123" office:value-type="currency" office:currency="USD" office:value="143.23" calcext:value-type="currency">
            <text:p>$143.23</text:p>
          </table:table-cell>
          <table:table-cell table:style-name="ce123" office:value-type="currency" office:currency="USD" office:value="209" calcext:value-type="currency">
            <text:p>$209.00</text:p>
          </table:table-cell>
          <table:table-cell table:style-name="ce123" table:formula="of:=[.E356]-[.B356]" office:value-type="currency" office:currency="USD" office:value="3" calcext:value-type="currency">
            <text:p>$3.00</text:p>
          </table:table-cell>
          <table:table-cell table:style-name="ce102" table:formula="of:=[.E356]/[.D356]" office:value-type="float" office:value="1.45919151015849" calcext:value-type="float">
            <text:p>1.45919151015849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1045</text:p>
          </table:table-cell>
          <table:table-cell table:number-columns-repeated="2" table:style-name="ce82" office:value-type="currency" office:currency="USD" office:value="216" calcext:value-type="currency">
            <text:p>$216.00</text:p>
          </table:table-cell>
          <table:table-cell table:style-name="ce123" office:value-type="currency" office:currency="USD" office:value="150.19" calcext:value-type="currency">
            <text:p>$150.19</text:p>
          </table:table-cell>
          <table:table-cell table:style-name="ce123" office:value-type="currency" office:currency="USD" office:value="219" calcext:value-type="currency">
            <text:p>$219.00</text:p>
          </table:table-cell>
          <table:table-cell table:style-name="ce123" table:formula="of:=[.E357]-[.B357]" office:value-type="currency" office:currency="USD" office:value="3" calcext:value-type="currency">
            <text:p>$3.00</text:p>
          </table:table-cell>
          <table:table-cell table:style-name="ce102" table:formula="of:=[.E357]/[.D357]" office:value-type="float" office:value="1.45815300619216" calcext:value-type="float">
            <text:p>1.45815300619216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U1045-36</text:p>
          </table:table-cell>
          <table:table-cell table:number-columns-repeated="2" table:style-name="ce82" office:value-type="currency" office:currency="USD" office:value="216" calcext:value-type="currency">
            <text:p>$216.00</text:p>
          </table:table-cell>
          <table:table-cell table:style-name="ce123" office:value-type="currency" office:currency="USD" office:value="150.19" calcext:value-type="currency">
            <text:p>$150.19</text:p>
          </table:table-cell>
          <table:table-cell table:style-name="ce123" office:value-type="currency" office:currency="USD" office:value="219" calcext:value-type="currency">
            <text:p>$219.00</text:p>
          </table:table-cell>
          <table:table-cell table:style-name="ce123" table:formula="of:=[.E358]-[.B358]" office:value-type="currency" office:currency="USD" office:value="3" calcext:value-type="currency">
            <text:p>$3.00</text:p>
          </table:table-cell>
          <table:table-cell table:style-name="ce102" table:formula="of:=[.E358]/[.D358]" office:value-type="float" office:value="1.45815300619216" calcext:value-type="float">
            <text:p>1.45815300619216</text:p>
          </table:table-cell>
          <table:table-cell table:style-name="ce85" office:value-type="string" calcext:value-type="string">
            <text:p>palletrackworld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6">
          <table:table-cell table:style-name="ce70" office:value-type="string" calcext:value-type="string">
            <text:p>Meco Medium-Duty Cantilever Racks - Doub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654</text:p>
          </table:table-cell>
          <table:table-cell table:number-columns-repeated="2" table:style-name="ce82" office:value-type="currency" office:currency="USD" office:value="188" calcext:value-type="currency">
            <text:p>$188.00</text:p>
          </table:table-cell>
          <table:table-cell table:style-name="ce123" office:value-type="currency" office:currency="USD" office:value="141.21" calcext:value-type="currency">
            <text:p>$141.21</text:p>
          </table:table-cell>
          <table:table-cell table:style-name="ce123" office:value-type="currency" office:currency="USD" office:value="194.95" calcext:value-type="currency">
            <text:p>$194.95</text:p>
          </table:table-cell>
          <table:table-cell table:style-name="ce123" table:formula="of:=[.E362]-[.B362]" office:value-type="currency" office:currency="USD" office:value="6.94999999999999" calcext:value-type="currency">
            <text:p>$6.95</text:p>
          </table:table-cell>
          <table:table-cell table:style-name="ce102" table:formula="of:=[.E362]/[.D362]" office:value-type="float" office:value="1.38056794844558" calcext:value-type="float">
            <text:p>1.3805679484455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MDU654-18</text:p>
          </table:table-cell>
          <table:table-cell table:number-columns-repeated="2" table:style-name="ce82" office:value-type="currency" office:currency="USD" office:value="188" calcext:value-type="currency">
            <text:p>$188.00</text:p>
          </table:table-cell>
          <table:table-cell table:style-name="ce123" office:value-type="currency" office:currency="USD" office:value="141.21" calcext:value-type="currency">
            <text:p>$141.21</text:p>
          </table:table-cell>
          <table:table-cell table:style-name="ce123" office:value-type="currency" office:currency="USD" office:value="194.95" calcext:value-type="currency">
            <text:p>$194.95</text:p>
          </table:table-cell>
          <table:table-cell table:style-name="ce123" table:formula="of:=[.E363]-[.B363]" office:value-type="currency" office:currency="USD" office:value="6.94999999999999" calcext:value-type="currency">
            <text:p>$6.95</text:p>
          </table:table-cell>
          <table:table-cell table:style-name="ce102" table:formula="of:=[.E363]/[.D363]" office:value-type="float" office:value="1.38056794844558" calcext:value-type="float">
            <text:p>1.3805679484455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654-24</text:p>
          </table:table-cell>
          <table:table-cell table:number-columns-repeated="2" table:style-name="ce82" office:value-type="currency" office:currency="USD" office:value="188" calcext:value-type="currency">
            <text:p>$188.00</text:p>
          </table:table-cell>
          <table:table-cell table:style-name="ce123" office:value-type="currency" office:currency="USD" office:value="141.21" calcext:value-type="currency">
            <text:p>$141.21</text:p>
          </table:table-cell>
          <table:table-cell table:style-name="ce123" office:value-type="currency" office:currency="USD" office:value="194.95" calcext:value-type="currency">
            <text:p>$194.95</text:p>
          </table:table-cell>
          <table:table-cell table:style-name="ce123" table:formula="of:=[.E364]-[.B364]" office:value-type="currency" office:currency="USD" office:value="6.94999999999999" calcext:value-type="currency">
            <text:p>$6.95</text:p>
          </table:table-cell>
          <table:table-cell table:style-name="ce102" table:formula="of:=[.E364]/[.D364]" office:value-type="float" office:value="1.38056794844558" calcext:value-type="float">
            <text:p>1.3805679484455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678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54.88" calcext:value-type="currency">
            <text:p>$154.88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65]-[.B365]" office:value-type="currency" office:currency="USD" office:value="5.94999999999999" calcext:value-type="currency">
            <text:p>$5.95</text:p>
          </table:table-cell>
          <table:table-cell table:style-name="ce102" table:formula="of:=[.E365]/[.D365]" office:value-type="float" office:value="1.38784865702479" calcext:value-type="float">
            <text:p>1.387848657024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678-36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54.88" calcext:value-type="currency">
            <text:p>$154.88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66]-[.B366]" office:value-type="currency" office:currency="USD" office:value="5.94999999999999" calcext:value-type="currency">
            <text:p>$5.95</text:p>
          </table:table-cell>
          <table:table-cell table:style-name="ce102" table:formula="of:=[.E366]/[.D366]" office:value-type="float" office:value="1.38784865702479" calcext:value-type="float">
            <text:p>1.387848657024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754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47.58" calcext:value-type="currency">
            <text:p>$147.58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67]-[.B367]" office:value-type="currency" office:currency="USD" office:value="5.94999999999999" calcext:value-type="currency">
            <text:p>$5.95</text:p>
          </table:table-cell>
          <table:table-cell table:style-name="ce102" table:formula="of:=[.E367]/[.D367]" office:value-type="float" office:value="1.45649817048381" calcext:value-type="float">
            <text:p>1.456498170483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754-18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47.58" calcext:value-type="currency">
            <text:p>$147.58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68]-[.B368]" office:value-type="currency" office:currency="USD" office:value="5.94999999999999" calcext:value-type="currency">
            <text:p>$5.95</text:p>
          </table:table-cell>
          <table:table-cell table:style-name="ce102" table:formula="of:=[.E368]/[.D368]" office:value-type="float" office:value="1.45649817048381" calcext:value-type="float">
            <text:p>1.456498170483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754-24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47.58" calcext:value-type="currency">
            <text:p>$147.58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69]-[.B369]" office:value-type="currency" office:currency="USD" office:value="5.94999999999999" calcext:value-type="currency">
            <text:p>$5.95</text:p>
          </table:table-cell>
          <table:table-cell table:style-name="ce102" table:formula="of:=[.E369]/[.D369]" office:value-type="float" office:value="1.45649817048381" calcext:value-type="float">
            <text:p>1.456498170483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778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61.24" calcext:value-type="currency">
            <text:p>$161.24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70]-[.B370]" office:value-type="currency" office:currency="USD" office:value="5.94999999999999" calcext:value-type="currency">
            <text:p>$5.95</text:p>
          </table:table-cell>
          <table:table-cell table:style-name="ce102" table:formula="of:=[.E370]/[.D370]" office:value-type="float" office:value="1.33310592904986" calcext:value-type="float">
            <text:p>1.333105929049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778-36</text:p>
          </table:table-cell>
          <table:table-cell table:number-columns-repeated="2" table:style-name="ce82" office:value-type="currency" office:currency="USD" office:value="209" calcext:value-type="currency">
            <text:p>$209.00</text:p>
          </table:table-cell>
          <table:table-cell table:style-name="ce123" office:value-type="currency" office:currency="USD" office:value="161.24" calcext:value-type="currency">
            <text:p>$161.24</text:p>
          </table:table-cell>
          <table:table-cell table:style-name="ce123" office:value-type="currency" office:currency="USD" office:value="214.95" calcext:value-type="currency">
            <text:p>$214.95</text:p>
          </table:table-cell>
          <table:table-cell table:style-name="ce123" table:formula="of:=[.E371]-[.B371]" office:value-type="currency" office:currency="USD" office:value="5.94999999999999" calcext:value-type="currency">
            <text:p>$5.95</text:p>
          </table:table-cell>
          <table:table-cell table:style-name="ce102" table:formula="of:=[.E371]/[.D371]" office:value-type="float" office:value="1.33310592904986" calcext:value-type="float">
            <text:p>1.333105929049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854</text:p>
          </table:table-cell>
          <table:table-cell table:number-columns-repeated="2" table:style-name="ce82" office:value-type="currency" office:currency="USD" office:value="203" calcext:value-type="currency">
            <text:p>$203.00</text:p>
          </table:table-cell>
          <table:table-cell table:style-name="ce123" office:value-type="currency" office:currency="USD" office:value="152.89" calcext:value-type="currency">
            <text:p>$152.89</text:p>
          </table:table-cell>
          <table:table-cell table:style-name="ce123" office:value-type="currency" office:currency="USD" office:value="210.95" calcext:value-type="currency">
            <text:p>$210.95</text:p>
          </table:table-cell>
          <table:table-cell table:style-name="ce123" table:formula="of:=[.E372]-[.B372]" office:value-type="currency" office:currency="USD" office:value="7.94999999999999" calcext:value-type="currency">
            <text:p>$7.95</text:p>
          </table:table-cell>
          <table:table-cell table:style-name="ce102" table:formula="of:=[.E372]/[.D372]" office:value-type="float" office:value="1.37975014716463" calcext:value-type="float">
            <text:p>1.379750147164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854-18</text:p>
          </table:table-cell>
          <table:table-cell table:number-columns-repeated="2" table:style-name="ce82" office:value-type="currency" office:currency="USD" office:value="205" calcext:value-type="currency">
            <text:p>$205.00</text:p>
          </table:table-cell>
          <table:table-cell table:style-name="ce123" office:value-type="currency" office:currency="USD" office:value="152.89" calcext:value-type="currency">
            <text:p>$152.89</text:p>
          </table:table-cell>
          <table:table-cell table:style-name="ce123" office:value-type="currency" office:currency="USD" office:value="210.95" calcext:value-type="currency">
            <text:p>$210.95</text:p>
          </table:table-cell>
          <table:table-cell table:style-name="ce123" table:formula="of:=[.E373]-[.B373]" office:value-type="currency" office:currency="USD" office:value="5.94999999999999" calcext:value-type="currency">
            <text:p>$5.95</text:p>
          </table:table-cell>
          <table:table-cell table:style-name="ce102" table:formula="of:=[.E373]/[.D373]" office:value-type="float" office:value="1.37975014716463" calcext:value-type="float">
            <text:p>1.379750147164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854-24</text:p>
          </table:table-cell>
          <table:table-cell table:number-columns-repeated="2" table:style-name="ce82" office:value-type="currency" office:currency="USD" office:value="205" calcext:value-type="currency">
            <text:p>$205.00</text:p>
          </table:table-cell>
          <table:table-cell table:style-name="ce123" office:value-type="currency" office:currency="USD" office:value="152.89" calcext:value-type="currency">
            <text:p>$152.89</text:p>
          </table:table-cell>
          <table:table-cell table:style-name="ce123" office:value-type="currency" office:currency="USD" office:value="210.95" calcext:value-type="currency">
            <text:p>$210.95</text:p>
          </table:table-cell>
          <table:table-cell table:style-name="ce123" table:formula="of:=[.E374]-[.B374]" office:value-type="currency" office:currency="USD" office:value="5.94999999999999" calcext:value-type="currency">
            <text:p>$5.95</text:p>
          </table:table-cell>
          <table:table-cell table:style-name="ce102" table:formula="of:=[.E374]/[.D374]" office:value-type="float" office:value="1.37975014716463" calcext:value-type="float">
            <text:p>1.379750147164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878</text:p>
          </table:table-cell>
          <table:table-cell table:number-columns-repeated="2" table:style-name="ce82" office:value-type="currency" office:currency="USD" office:value="224" calcext:value-type="currency">
            <text:p>$224.00</text:p>
          </table:table-cell>
          <table:table-cell table:style-name="ce123" office:value-type="currency" office:currency="USD" office:value="166.55" calcext:value-type="currency">
            <text:p>$166.55</text:p>
          </table:table-cell>
          <table:table-cell table:style-name="ce123" office:value-type="currency" office:currency="USD" office:value="231.95" calcext:value-type="currency">
            <text:p>$231.95</text:p>
          </table:table-cell>
          <table:table-cell table:style-name="ce123" table:formula="of:=[.E375]-[.B375]" office:value-type="currency" office:currency="USD" office:value="7.94999999999999" calcext:value-type="currency">
            <text:p>$7.95</text:p>
          </table:table-cell>
          <table:table-cell table:style-name="ce102" table:formula="of:=[.E375]/[.D375]" office:value-type="float" office:value="1.39267487241069" calcext:value-type="float">
            <text:p>1.392674872410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878-36</text:p>
          </table:table-cell>
          <table:table-cell table:number-columns-repeated="2" table:style-name="ce82" office:value-type="currency" office:currency="USD" office:value="224" calcext:value-type="currency">
            <text:p>$224.00</text:p>
          </table:table-cell>
          <table:table-cell table:style-name="ce123" office:value-type="currency" office:currency="USD" office:value="166.55" calcext:value-type="currency">
            <text:p>$166.55</text:p>
          </table:table-cell>
          <table:table-cell table:style-name="ce123" office:value-type="currency" office:currency="USD" office:value="231.95" calcext:value-type="currency">
            <text:p>$231.95</text:p>
          </table:table-cell>
          <table:table-cell table:style-name="ce123" table:formula="of:=[.E376]-[.B376]" office:value-type="currency" office:currency="USD" office:value="7.94999999999999" calcext:value-type="currency">
            <text:p>$7.95</text:p>
          </table:table-cell>
          <table:table-cell table:style-name="ce102" table:formula="of:=[.E376]/[.D376]" office:value-type="float" office:value="1.39267487241069" calcext:value-type="float">
            <text:p>1.392674872410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1054</text:p>
          </table:table-cell>
          <table:table-cell table:number-columns-repeated="2" table:style-name="ce82" office:value-type="currency" office:currency="USD" office:value="224" calcext:value-type="currency">
            <text:p>$224.00</text:p>
          </table:table-cell>
          <table:table-cell table:style-name="ce123" office:value-type="currency" office:currency="USD" office:value="165.71" calcext:value-type="currency">
            <text:p>$165.71</text:p>
          </table:table-cell>
          <table:table-cell table:style-name="ce123" office:value-type="currency" office:currency="USD" office:value="231.95" calcext:value-type="currency">
            <text:p>$231.95</text:p>
          </table:table-cell>
          <table:table-cell table:style-name="ce123" table:formula="of:=[.E377]-[.B377]" office:value-type="currency" office:currency="USD" office:value="7.94999999999999" calcext:value-type="currency">
            <text:p>$7.95</text:p>
          </table:table-cell>
          <table:table-cell table:style-name="ce102" table:formula="of:=[.E377]/[.D377]" office:value-type="float" office:value="1.39973447589162" calcext:value-type="float">
            <text:p>1.399734475891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1054-18</text:p>
          </table:table-cell>
          <table:table-cell table:number-columns-repeated="2" table:style-name="ce82" office:value-type="currency" office:currency="USD" office:value="226" calcext:value-type="currency">
            <text:p>$226.00</text:p>
          </table:table-cell>
          <table:table-cell table:style-name="ce123" office:value-type="currency" office:currency="USD" office:value="165.71" calcext:value-type="currency">
            <text:p>$165.71</text:p>
          </table:table-cell>
          <table:table-cell table:style-name="ce123" office:value-type="currency" office:currency="USD" office:value="231.95" calcext:value-type="currency">
            <text:p>$231.95</text:p>
          </table:table-cell>
          <table:table-cell table:style-name="ce123" table:formula="of:=[.E378]-[.B378]" office:value-type="currency" office:currency="USD" office:value="5.94999999999999" calcext:value-type="currency">
            <text:p>$5.95</text:p>
          </table:table-cell>
          <table:table-cell table:style-name="ce102" table:formula="of:=[.E378]/[.D378]" office:value-type="float" office:value="1.39973447589162" calcext:value-type="float">
            <text:p>1.399734475891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1054-24</text:p>
          </table:table-cell>
          <table:table-cell table:number-columns-repeated="2" table:style-name="ce82" office:value-type="currency" office:currency="USD" office:value="226" calcext:value-type="currency">
            <text:p>$226.00</text:p>
          </table:table-cell>
          <table:table-cell table:style-name="ce123" office:value-type="currency" office:currency="USD" office:value="165.71" calcext:value-type="currency">
            <text:p>$165.71</text:p>
          </table:table-cell>
          <table:table-cell table:style-name="ce123" office:value-type="currency" office:currency="USD" office:value="231.95" calcext:value-type="currency">
            <text:p>$231.95</text:p>
          </table:table-cell>
          <table:table-cell table:style-name="ce123" table:formula="of:=[.E379]-[.B379]" office:value-type="currency" office:currency="USD" office:value="5.94999999999999" calcext:value-type="currency">
            <text:p>$5.95</text:p>
          </table:table-cell>
          <table:table-cell table:style-name="ce102" table:formula="of:=[.E379]/[.D379]" office:value-type="float" office:value="1.39973447589162" calcext:value-type="float">
            <text:p>1.399734475891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1078</text:p>
          </table:table-cell>
          <table:table-cell table:number-columns-repeated="2" table:style-name="ce82" office:value-type="currency" office:currency="USD" office:value="235" calcext:value-type="currency">
            <text:p>$235.00</text:p>
          </table:table-cell>
          <table:table-cell table:style-name="ce123" office:value-type="currency" office:currency="USD" office:value="179.38" calcext:value-type="currency">
            <text:p>$179.38</text:p>
          </table:table-cell>
          <table:table-cell table:style-name="ce123" office:value-type="currency" office:currency="USD" office:value="242.95" calcext:value-type="currency">
            <text:p>$242.95</text:p>
          </table:table-cell>
          <table:table-cell table:style-name="ce123" table:formula="of:=[.E380]-[.B380]" office:value-type="currency" office:currency="USD" office:value="7.94999999999999" calcext:value-type="currency">
            <text:p>$7.95</text:p>
          </table:table-cell>
          <table:table-cell table:style-name="ce102" table:formula="of:=[.E380]/[.D380]" office:value-type="float" office:value="1.35438733415096" calcext:value-type="float">
            <text:p>1.354387334150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U1078-36</text:p>
          </table:table-cell>
          <table:table-cell table:number-columns-repeated="2" table:style-name="ce82" office:value-type="currency" office:currency="USD" office:value="236" calcext:value-type="currency">
            <text:p>$236.00</text:p>
          </table:table-cell>
          <table:table-cell table:style-name="ce123" office:value-type="currency" office:currency="USD" office:value="179.38" calcext:value-type="currency">
            <text:p>$179.38</text:p>
          </table:table-cell>
          <table:table-cell table:style-name="ce123" office:value-type="currency" office:currency="USD" office:value="242.95" calcext:value-type="currency">
            <text:p>$242.95</text:p>
          </table:table-cell>
          <table:table-cell table:style-name="ce123" table:formula="of:=[.E381]-[.B381]" office:value-type="currency" office:currency="USD" office:value="6.94999999999999" calcext:value-type="currency">
            <text:p>$6.95</text:p>
          </table:table-cell>
          <table:table-cell table:style-name="ce102" table:formula="of:=[.E381]/[.D381]" office:value-type="float" office:value="1.35438733415096" calcext:value-type="float">
            <text:p>1.354387334150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9">
          <table:table-cell table:style-name="ce108" office:value-type="string" calcext:value-type="string">
            <text:p>Meco Omaha Steel Platform Trucks</text:p>
          </table:table-cell>
          <table:table-cell table:style-name="ce122" table:number-columns-repeated="2"/>
          <table:table-cell table:style-name="ce112" table:number-columns-repeated="2"/>
          <table:table-cell table:style-name="ce109"/>
          <table:table-cell table:style-name="ce121"/>
          <table:table-cell table:style-name="ce122"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36-5</text:p>
          </table:table-cell>
          <table:table-cell table:number-columns-repeated="2" table:style-name="ce82" office:value-type="currency" office:currency="USD" office:value="229" calcext:value-type="currency">
            <text:p>$229.00</text:p>
          </table:table-cell>
          <table:table-cell table:style-name="ce123" office:value-type="currency" office:currency="USD" office:value="179.31" calcext:value-type="currency">
            <text:p>$179.31</text:p>
          </table:table-cell>
          <table:table-cell table:style-name="ce123" office:value-type="currency" office:currency="USD" office:value="235.95" calcext:value-type="currency">
            <text:p>$235.95</text:p>
          </table:table-cell>
          <table:table-cell table:style-name="ce123" table:formula="of:=[.E385]-[.B385]" office:value-type="currency" office:currency="USD" office:value="6.94999999999999" calcext:value-type="currency">
            <text:p>$6.95</text:p>
          </table:table-cell>
          <table:table-cell table:style-name="ce102" table:formula="of:=[.E385]/[.D385]" office:value-type="float" office:value="1.31587753053371" calcext:value-type="float">
            <text:p>1.315877530533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48-5</text:p>
          </table:table-cell>
          <table:table-cell table:number-columns-repeated="2" table:style-name="ce82" office:value-type="currency" office:currency="USD" office:value="244" calcext:value-type="currency">
            <text:p>$244.00</text:p>
          </table:table-cell>
          <table:table-cell table:style-name="ce123" office:value-type="currency" office:currency="USD" office:value="188.8" calcext:value-type="currency">
            <text:p>$188.80</text:p>
          </table:table-cell>
          <table:table-cell table:style-name="ce123" office:value-type="currency" office:currency="USD" office:value="254.95" calcext:value-type="currency">
            <text:p>$254.95</text:p>
          </table:table-cell>
          <table:table-cell table:style-name="ce123" table:formula="of:=[.E386]-[.B386]" office:value-type="currency" office:currency="USD" office:value="10.95" calcext:value-type="currency">
            <text:p>$10.95</text:p>
          </table:table-cell>
          <table:table-cell table:style-name="ce102" table:formula="of:=[.E386]/[.D386]" office:value-type="float" office:value="1.35037076271186" calcext:value-type="float">
            <text:p>1.350370762711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48-5</text:p>
          </table:table-cell>
          <table:table-cell table:number-columns-repeated="2" table:style-name="ce82" office:value-type="currency" office:currency="USD" office:value="265" calcext:value-type="currency">
            <text:p>$265.00</text:p>
          </table:table-cell>
          <table:table-cell table:style-name="ce123" office:value-type="currency" office:currency="USD" office:value="197.45" calcext:value-type="currency">
            <text:p>$197.45</text:p>
          </table:table-cell>
          <table:table-cell table:style-name="ce123" office:value-type="currency" office:currency="USD" office:value="277.95" calcext:value-type="currency">
            <text:p>$277.95</text:p>
          </table:table-cell>
          <table:table-cell table:style-name="ce123" table:formula="of:=[.E387]-[.B387]" office:value-type="currency" office:currency="USD" office:value="12.95" calcext:value-type="currency">
            <text:p>$12.95</text:p>
          </table:table-cell>
          <table:table-cell table:style-name="ce102" table:formula="of:=[.E387]/[.D387]" office:value-type="float" office:value="1.40769815143074" calcext:value-type="float">
            <text:p>1.4076981514307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60-5</text:p>
          </table:table-cell>
          <table:table-cell table:number-columns-repeated="2" table:style-name="ce82" office:value-type="currency" office:currency="USD" office:value="292" calcext:value-type="currency">
            <text:p>$292.00</text:p>
          </table:table-cell>
          <table:table-cell table:style-name="ce123" office:value-type="currency" office:currency="USD" office:value="213.22" calcext:value-type="currency">
            <text:p>$213.22</text:p>
          </table:table-cell>
          <table:table-cell table:style-name="ce123" office:value-type="currency" office:currency="USD" office:value="299.95" calcext:value-type="currency">
            <text:p>$299.95</text:p>
          </table:table-cell>
          <table:table-cell table:style-name="ce123" table:formula="of:=[.E388]-[.B388]" office:value-type="currency" office:currency="USD" office:value="7.94999999999999" calcext:value-type="currency">
            <text:p>$7.95</text:p>
          </table:table-cell>
          <table:table-cell table:style-name="ce102" table:formula="of:=[.E388]/[.D388]" office:value-type="float" office:value="1.40676296782666" calcext:value-type="float">
            <text:p>1.406762967826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672-5</text:p>
          </table:table-cell>
          <table:table-cell table:number-columns-repeated="2" table:style-name="ce82" office:value-type="currency" office:currency="USD" office:value="353" calcext:value-type="currency">
            <text:p>$353.00</text:p>
          </table:table-cell>
          <table:table-cell table:style-name="ce123" office:value-type="currency" office:currency="USD" office:value="261.64" calcext:value-type="currency">
            <text:p>$261.64</text:p>
          </table:table-cell>
          <table:table-cell table:style-name="ce123" office:value-type="currency" office:currency="USD" office:value="362.95" calcext:value-type="currency">
            <text:p>$362.95</text:p>
          </table:table-cell>
          <table:table-cell table:style-name="ce123" table:formula="of:=[.E389]-[.B389]" office:value-type="currency" office:currency="USD" office:value="9.94999999999999" calcext:value-type="currency">
            <text:p>$9.95</text:p>
          </table:table-cell>
          <table:table-cell table:style-name="ce102" table:formula="of:=[.E389]/[.D389]" office:value-type="float" office:value="1.38721143556031" calcext:value-type="float">
            <text:p>1.387211435560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36-6</text:p>
          </table:table-cell>
          <table:table-cell table:number-columns-repeated="2" table:style-name="ce82" office:value-type="currency" office:currency="USD" office:value="219" calcext:value-type="currency">
            <text:p>$219.00</text:p>
          </table:table-cell>
          <table:table-cell table:style-name="ce123" office:value-type="currency" office:currency="USD" office:value="175.5" calcext:value-type="currency">
            <text:p>$175.50</text:p>
          </table:table-cell>
          <table:table-cell table:style-name="ce123" office:value-type="currency" office:currency="USD" office:value="228.95" calcext:value-type="currency">
            <text:p>$228.95</text:p>
          </table:table-cell>
          <table:table-cell table:style-name="ce123" table:formula="of:=[.E390]-[.B390]" office:value-type="currency" office:currency="USD" office:value="9.94999999999999" calcext:value-type="currency">
            <text:p>$9.95</text:p>
          </table:table-cell>
          <table:table-cell table:style-name="ce102" table:formula="of:=[.E390]/[.D390]" office:value-type="float" office:value="1.3045584045584" calcext:value-type="float">
            <text:p>1.30455840455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48-6</text:p>
          </table:table-cell>
          <table:table-cell table:number-columns-repeated="2" table:style-name="ce82" office:value-type="currency" office:currency="USD" office:value="243" calcext:value-type="currency">
            <text:p>$243.00</text:p>
          </table:table-cell>
          <table:table-cell table:style-name="ce123" office:value-type="currency" office:currency="USD" office:value="188.17" calcext:value-type="currency">
            <text:p>$188.17</text:p>
          </table:table-cell>
          <table:table-cell table:style-name="ce123" office:value-type="currency" office:currency="USD" office:value="251.95" calcext:value-type="currency">
            <text:p>$251.95</text:p>
          </table:table-cell>
          <table:table-cell table:style-name="ce123" table:formula="of:=[.E391]-[.B391]" office:value-type="currency" office:currency="USD" office:value="8.94999999999999" calcext:value-type="currency">
            <text:p>$8.95</text:p>
          </table:table-cell>
          <table:table-cell table:style-name="ce102" table:formula="of:=[.E391]/[.D391]" office:value-type="float" office:value="1.33894882287293" calcext:value-type="float">
            <text:p>1.338948822872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48-6</text:p>
          </table:table-cell>
          <table:table-cell table:number-columns-repeated="2" table:style-name="ce82" office:value-type="currency" office:currency="USD" office:value="263" calcext:value-type="currency">
            <text:p>$263.00</text:p>
          </table:table-cell>
          <table:table-cell table:style-name="ce123" office:value-type="currency" office:currency="USD" office:value="199.49" calcext:value-type="currency">
            <text:p>$199.49</text:p>
          </table:table-cell>
          <table:table-cell table:style-name="ce123" office:value-type="currency" office:currency="USD" office:value="273.95" calcext:value-type="currency">
            <text:p>$273.95</text:p>
          </table:table-cell>
          <table:table-cell table:style-name="ce123" table:formula="of:=[.E392]-[.B392]" office:value-type="currency" office:currency="USD" office:value="10.95" calcext:value-type="currency">
            <text:p>$10.95</text:p>
          </table:table-cell>
          <table:table-cell table:style-name="ce102" table:formula="of:=[.E392]/[.D392]" office:value-type="float" office:value="1.37325179206978" calcext:value-type="float">
            <text:p>1.3732517920697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60-6</text:p>
          </table:table-cell>
          <table:table-cell table:number-columns-repeated="2" table:style-name="ce82" office:value-type="currency" office:currency="USD" office:value="284" calcext:value-type="currency">
            <text:p>$284.00</text:p>
          </table:table-cell>
          <table:table-cell table:style-name="ce123" office:value-type="currency" office:currency="USD" office:value="215.49" calcext:value-type="currency">
            <text:p>$215.49</text:p>
          </table:table-cell>
          <table:table-cell table:style-name="ce123" office:value-type="currency" office:currency="USD" office:value="295.95" calcext:value-type="currency">
            <text:p>$295.95</text:p>
          </table:table-cell>
          <table:table-cell table:style-name="ce123" table:formula="of:=[.E393]-[.B393]" office:value-type="currency" office:currency="USD" office:value="11.95" calcext:value-type="currency">
            <text:p>$11.95</text:p>
          </table:table-cell>
          <table:table-cell table:style-name="ce102" table:formula="of:=[.E393]/[.D393]" office:value-type="float" office:value="1.37338159543366" calcext:value-type="float">
            <text:p>1.373381595433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672-6</text:p>
          </table:table-cell>
          <table:table-cell table:number-columns-repeated="2" table:style-name="ce82" office:value-type="currency" office:currency="USD" office:value="349" calcext:value-type="currency">
            <text:p>$349.00</text:p>
          </table:table-cell>
          <table:table-cell table:style-name="ce123" office:value-type="currency" office:currency="USD" office:value="268.27" calcext:value-type="currency">
            <text:p>$268.27</text:p>
          </table:table-cell>
          <table:table-cell table:style-name="ce123" office:value-type="currency" office:currency="USD" office:value="359.95" calcext:value-type="currency">
            <text:p>$359.95</text:p>
          </table:table-cell>
          <table:table-cell table:style-name="ce123" table:formula="of:=[.E394]-[.B394]" office:value-type="currency" office:currency="USD" office:value="10.95" calcext:value-type="currency">
            <text:p>$10.95</text:p>
          </table:table-cell>
          <table:table-cell table:style-name="ce102" table:formula="of:=[.E394]/[.D394]" office:value-type="float" office:value="1.34174525664443" calcext:value-type="float">
            <text:p>1.341745256644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36-8</text:p>
          </table:table-cell>
          <table:table-cell table:number-columns-repeated="2" table:style-name="ce82" office:value-type="currency" office:currency="USD" office:value="239" calcext:value-type="currency">
            <text:p>$239.00</text:p>
          </table:table-cell>
          <table:table-cell table:style-name="ce123" office:value-type="currency" office:currency="USD" office:value="191.84" calcext:value-type="currency">
            <text:p>$191.84</text:p>
          </table:table-cell>
          <table:table-cell table:style-name="ce123" office:value-type="currency" office:currency="USD" office:value="246.95" calcext:value-type="currency">
            <text:p>$246.95</text:p>
          </table:table-cell>
          <table:table-cell table:style-name="ce123" table:formula="of:=[.E395]-[.B395]" office:value-type="currency" office:currency="USD" office:value="7.94999999999999" calcext:value-type="currency">
            <text:p>$7.95</text:p>
          </table:table-cell>
          <table:table-cell table:style-name="ce102" table:formula="of:=[.E395]/[.D395]" office:value-type="float" office:value="1.28727064220183" calcext:value-type="float">
            <text:p>1.287270642201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48-8</text:p>
          </table:table-cell>
          <table:table-cell table:number-columns-repeated="2" table:style-name="ce82" office:value-type="currency" office:currency="USD" office:value="259" calcext:value-type="currency">
            <text:p>$259.00</text:p>
          </table:table-cell>
          <table:table-cell table:style-name="ce123" office:value-type="currency" office:currency="USD" office:value="205" calcext:value-type="currency">
            <text:p>$205.00</text:p>
          </table:table-cell>
          <table:table-cell table:style-name="ce123" office:value-type="currency" office:currency="USD" office:value="269.95" calcext:value-type="currency">
            <text:p>$269.95</text:p>
          </table:table-cell>
          <table:table-cell table:style-name="ce123" table:formula="of:=[.E396]-[.B396]" office:value-type="currency" office:currency="USD" office:value="10.95" calcext:value-type="currency">
            <text:p>$10.95</text:p>
          </table:table-cell>
          <table:table-cell table:style-name="ce102" table:formula="of:=[.E396]/[.D396]" office:value-type="float" office:value="1.31682926829268" calcext:value-type="float">
            <text:p>1.316829268292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48-8</text:p>
          </table:table-cell>
          <table:table-cell table:number-columns-repeated="2" table:style-name="ce82" office:value-type="currency" office:currency="USD" office:value="281" calcext:value-type="currency">
            <text:p>$281.00</text:p>
          </table:table-cell>
          <table:table-cell table:style-name="ce123" office:value-type="currency" office:currency="USD" office:value="222.35" calcext:value-type="currency">
            <text:p>$222.35</text:p>
          </table:table-cell>
          <table:table-cell table:style-name="ce123" office:value-type="currency" office:currency="USD" office:value="292.95" calcext:value-type="currency">
            <text:p>$292.95</text:p>
          </table:table-cell>
          <table:table-cell table:style-name="ce123" table:formula="of:=[.E397]-[.B397]" office:value-type="currency" office:currency="USD" office:value="11.95" calcext:value-type="currency">
            <text:p>$11.95</text:p>
          </table:table-cell>
          <table:table-cell table:style-name="ce102" table:formula="of:=[.E397]/[.D397]" office:value-type="float" office:value="1.3175174274792" calcext:value-type="float">
            <text:p>1.317517427479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60-8</text:p>
          </table:table-cell>
          <table:table-cell table:number-columns-repeated="2" table:style-name="ce82" office:value-type="currency" office:currency="USD" office:value="304" calcext:value-type="currency">
            <text:p>$304.00</text:p>
          </table:table-cell>
          <table:table-cell table:style-name="ce123" office:value-type="currency" office:currency="USD" office:value="232.61" calcext:value-type="currency">
            <text:p>$232.61</text:p>
          </table:table-cell>
          <table:table-cell table:style-name="ce123" office:value-type="currency" office:currency="USD" office:value="314.95" calcext:value-type="currency">
            <text:p>$314.95</text:p>
          </table:table-cell>
          <table:table-cell table:style-name="ce123" table:formula="of:=[.E398]-[.B398]" office:value-type="currency" office:currency="USD" office:value="10.95" calcext:value-type="currency">
            <text:p>$10.95</text:p>
          </table:table-cell>
          <table:table-cell table:style-name="ce102" table:formula="of:=[.E398]/[.D398]" office:value-type="float" office:value="1.35398306177722" calcext:value-type="float">
            <text:p>1.353983061777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672-8</text:p>
          </table:table-cell>
          <table:table-cell table:number-columns-repeated="2" table:style-name="ce82" office:value-type="currency" office:currency="USD" office:value="367" calcext:value-type="currency">
            <text:p>$367.00</text:p>
          </table:table-cell>
          <table:table-cell table:style-name="ce123" office:value-type="currency" office:currency="USD" office:value="279.41" calcext:value-type="currency">
            <text:p>$279.41</text:p>
          </table:table-cell>
          <table:table-cell table:style-name="ce123" office:value-type="currency" office:currency="USD" office:value="377.95" calcext:value-type="currency">
            <text:p>$377.95</text:p>
          </table:table-cell>
          <table:table-cell table:style-name="ce123" table:formula="of:=[.E399]-[.B399]" office:value-type="currency" office:currency="USD" office:value="10.95" calcext:value-type="currency">
            <text:p>$10.95</text:p>
          </table:table-cell>
          <table:table-cell table:style-name="ce102" table:formula="of:=[.E399]/[.D399]" office:value-type="float" office:value="1.35267170108443" calcext:value-type="float">
            <text:p>1.352671701084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36-8PN</text:p>
          </table:table-cell>
          <table:table-cell table:number-columns-repeated="2" table:style-name="ce82" office:value-type="currency" office:currency="USD" office:value="269" calcext:value-type="currency">
            <text:p>$269.00</text:p>
          </table:table-cell>
          <table:table-cell table:style-name="ce123" office:value-type="currency" office:currency="USD" office:value="216.31" calcext:value-type="currency">
            <text:p>$216.31</text:p>
          </table:table-cell>
          <table:table-cell table:style-name="ce123" office:value-type="currency" office:currency="USD" office:value="280.95" calcext:value-type="currency">
            <text:p>$280.95</text:p>
          </table:table-cell>
          <table:table-cell table:style-name="ce123" table:formula="of:=[.E400]-[.B400]" office:value-type="currency" office:currency="USD" office:value="11.95" calcext:value-type="currency">
            <text:p>$11.95</text:p>
          </table:table-cell>
          <table:table-cell table:style-name="ce102" table:formula="of:=[.E400]/[.D400]" office:value-type="float" office:value="1.29883038232167" calcext:value-type="float">
            <text:p>1.298830382321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2448-8PN</text:p>
          </table:table-cell>
          <table:table-cell table:number-columns-repeated="2" table:style-name="ce82" office:value-type="currency" office:currency="USD" office:value="293" calcext:value-type="currency">
            <text:p>$293.00</text:p>
          </table:table-cell>
          <table:table-cell table:style-name="ce123" office:value-type="currency" office:currency="USD" office:value="234.15" calcext:value-type="currency">
            <text:p>$234.15</text:p>
          </table:table-cell>
          <table:table-cell table:style-name="ce123" office:value-type="currency" office:currency="USD" office:value="304.95" calcext:value-type="currency">
            <text:p>$304.95</text:p>
          </table:table-cell>
          <table:table-cell table:style-name="ce123" table:formula="of:=[.E401]-[.B401]" office:value-type="currency" office:currency="USD" office:value="11.95" calcext:value-type="currency">
            <text:p>$11.95</text:p>
          </table:table-cell>
          <table:table-cell table:style-name="ce102" table:formula="of:=[.E401]/[.D401]" office:value-type="float" office:value="1.30237027546445" calcext:value-type="float">
            <text:p>1.302370275464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48-8PN</text:p>
          </table:table-cell>
          <table:table-cell table:number-columns-repeated="2" table:style-name="ce82" office:value-type="currency" office:currency="USD" office:value="315" calcext:value-type="currency">
            <text:p>$315.00</text:p>
          </table:table-cell>
          <table:table-cell table:style-name="ce123" office:value-type="currency" office:currency="USD" office:value="244.52" calcext:value-type="currency">
            <text:p>$244.52</text:p>
          </table:table-cell>
          <table:table-cell table:style-name="ce123" office:value-type="currency" office:currency="USD" office:value="326.95" calcext:value-type="currency">
            <text:p>$326.95</text:p>
          </table:table-cell>
          <table:table-cell table:style-name="ce123" table:formula="of:=[.E402]-[.B402]" office:value-type="currency" office:currency="USD" office:value="11.95" calcext:value-type="currency">
            <text:p>$11.95</text:p>
          </table:table-cell>
          <table:table-cell table:style-name="ce102" table:formula="of:=[.E402]/[.D402]" office:value-type="float" office:value="1.3371094389007" calcext:value-type="float">
            <text:p>1.337109438900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060-8PN</text:p>
          </table:table-cell>
          <table:table-cell table:number-columns-repeated="2" table:style-name="ce82" office:value-type="currency" office:currency="USD" office:value="332" calcext:value-type="currency">
            <text:p>$332.00</text:p>
          </table:table-cell>
          <table:table-cell table:style-name="ce123" office:value-type="currency" office:currency="USD" office:value="253.9" calcext:value-type="currency">
            <text:p>$253.90</text:p>
          </table:table-cell>
          <table:table-cell table:style-name="ce123" office:value-type="currency" office:currency="USD" office:value="348.95" calcext:value-type="currency">
            <text:p>$348.95</text:p>
          </table:table-cell>
          <table:table-cell table:style-name="ce123" table:formula="of:=[.E403]-[.B403]" office:value-type="currency" office:currency="USD" office:value="16.95" calcext:value-type="currency">
            <text:p>$16.95</text:p>
          </table:table-cell>
          <table:table-cell table:style-name="ce102" table:formula="of:=[.E403]/[.D403]" office:value-type="float" office:value="1.37435998424577" calcext:value-type="float">
            <text:p>1.374359984245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T3672-8PN</text:p>
          </table:table-cell>
          <table:table-cell table:number-columns-repeated="2" table:style-name="ce82" office:value-type="currency" office:currency="USD" office:value="393" calcext:value-type="currency">
            <text:p>$393.00</text:p>
          </table:table-cell>
          <table:table-cell table:style-name="ce123" office:value-type="currency" office:currency="USD" office:value="299.43" calcext:value-type="currency">
            <text:p>$299.43</text:p>
          </table:table-cell>
          <table:table-cell table:style-name="ce123" office:value-type="currency" office:currency="USD" office:value="411.95" calcext:value-type="currency">
            <text:p>$411.95</text:p>
          </table:table-cell>
          <table:table-cell table:style-name="ce123" table:formula="of:=[.E404]-[.B404]" office:value-type="currency" office:currency="USD" office:value="18.95" calcext:value-type="currency">
            <text:p>$18.95</text:p>
          </table:table-cell>
          <table:table-cell table:style-name="ce102" table:formula="of:=[.E404]/[.D404]" office:value-type="float" office:value="1.37578064990148" calcext:value-type="float">
            <text:p>1.375780649901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4">
          <table:table-cell table:style-name="ce108" office:value-type="string" calcext:value-type="string">
            <text:p>Meco Steel Stacks</text:p>
          </table:table-cell>
          <table:table-cell table:style-name="ce122" table:number-columns-repeated="2"/>
          <table:table-cell table:style-name="ce112" table:number-columns-repeated="2"/>
          <table:table-cell table:style-name="ce109"/>
          <table:table-cell table:style-name="ce121"/>
          <table:table-cell table:style-name="ce122"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-1</text:p>
          </table:table-cell>
          <table:table-cell table:number-columns-repeated="2" table:style-name="ce82" office:value-type="currency" office:currency="USD" office:value="79" calcext:value-type="currency">
            <text:p>$79.00</text:p>
          </table:table-cell>
          <table:table-cell table:style-name="ce123" office:value-type="currency" office:currency="USD" office:value="54.69" calcext:value-type="currency">
            <text:p>$54.69</text:p>
          </table:table-cell>
          <table:table-cell table:style-name="ce123" office:value-type="currency" office:currency="USD" office:value="85.71" calcext:value-type="currency">
            <text:p>$85.71</text:p>
          </table:table-cell>
          <table:table-cell table:style-name="ce123" table:formula="of:=[.E408]-[.B408]" office:value-type="currency" office:currency="USD" office:value="6.70999999999999" calcext:value-type="currency">
            <text:p>$6.71</text:p>
          </table:table-cell>
          <table:table-cell table:style-name="ce102" table:formula="of:=[.E408]/[.D408]" office:value-type="float" office:value="1.56719692814043" calcext:value-type="float">
            <text:p>1.56719692814043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-2</text:p>
          </table:table-cell>
          <table:table-cell table:number-columns-repeated="2" table:style-name="ce82" office:value-type="currency" office:currency="USD" office:value="85" calcext:value-type="currency">
            <text:p>$85.00</text:p>
          </table:table-cell>
          <table:table-cell table:style-name="ce123" office:value-type="currency" office:currency="USD" office:value="58.61" calcext:value-type="currency">
            <text:p>$58.61</text:p>
          </table:table-cell>
          <table:table-cell table:style-name="ce123" office:value-type="currency" office:currency="USD" office:value="91.8" calcext:value-type="currency">
            <text:p>$91.80</text:p>
          </table:table-cell>
          <table:table-cell table:style-name="ce123" table:formula="of:=[.E409]-[.B409]" office:value-type="currency" office:currency="USD" office:value="6.8" calcext:value-type="currency">
            <text:p>$6.80</text:p>
          </table:table-cell>
          <table:table-cell table:style-name="ce102" table:formula="of:=[.E409]/[.D409]" office:value-type="float" office:value="1.56628561678894" calcext:value-type="float">
            <text:p>1.56628561678894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-3</text:p>
          </table:table-cell>
          <table:table-cell table:number-columns-repeated="2" table:style-name="ce82" office:value-type="currency" office:currency="USD" office:value="115" calcext:value-type="currency">
            <text:p>$115.00</text:p>
          </table:table-cell>
          <table:table-cell table:style-name="ce123" office:value-type="currency" office:currency="USD" office:value="79" calcext:value-type="currency">
            <text:p>$79.00</text:p>
          </table:table-cell>
          <table:table-cell table:style-name="ce123" office:value-type="currency" office:currency="USD" office:value="123.77" calcext:value-type="currency">
            <text:p>$123.77</text:p>
          </table:table-cell>
          <table:table-cell table:style-name="ce123" table:formula="of:=[.E410]-[.B410]" office:value-type="currency" office:currency="USD" office:value="8.77" calcext:value-type="currency">
            <text:p>$8.77</text:p>
          </table:table-cell>
          <table:table-cell table:style-name="ce102" table:formula="of:=[.E410]/[.D410]" office:value-type="float" office:value="1.56670886075949" calcext:value-type="float">
            <text:p>1.56670886075949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-4</text:p>
          </table:table-cell>
          <table:table-cell table:number-columns-repeated="2" table:style-name="ce82" office:value-type="currency" office:currency="USD" office:value="127" calcext:value-type="currency">
            <text:p>$127.00</text:p>
          </table:table-cell>
          <table:table-cell table:style-name="ce123" office:value-type="currency" office:currency="USD" office:value="86.66" calcext:value-type="currency">
            <text:p>$86.66</text:p>
          </table:table-cell>
          <table:table-cell table:style-name="ce123" office:value-type="currency" office:currency="USD" office:value="135.77" calcext:value-type="currency">
            <text:p>$135.77</text:p>
          </table:table-cell>
          <table:table-cell table:style-name="ce123" table:formula="of:=[.E411]-[.B411]" office:value-type="currency" office:currency="USD" office:value="8.77000000000001" calcext:value-type="currency">
            <text:p>$8.77</text:p>
          </table:table-cell>
          <table:table-cell table:style-name="ce102" table:formula="of:=[.E411]/[.D411]" office:value-type="float" office:value="1.56669743826448" calcext:value-type="float">
            <text:p>1.56669743826448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1-2</text:p>
          </table:table-cell>
          <table:table-cell table:number-columns-repeated="2" table:style-name="ce82" office:value-type="currency" office:currency="USD" office:value="137" calcext:value-type="currency">
            <text:p>$137.00</text:p>
          </table:table-cell>
          <table:table-cell table:style-name="ce123" office:value-type="currency" office:currency="USD" office:value="92.21" calcext:value-type="currency">
            <text:p>$92.21</text:p>
          </table:table-cell>
          <table:table-cell table:style-name="ce123" office:value-type="currency" office:currency="USD" office:value="144.43" calcext:value-type="currency">
            <text:p>$144.43</text:p>
          </table:table-cell>
          <table:table-cell table:style-name="ce123" table:formula="of:=[.E412]-[.B412]" office:value-type="currency" office:currency="USD" office:value="7.43000000000001" calcext:value-type="currency">
            <text:p>$7.43</text:p>
          </table:table-cell>
          <table:table-cell table:style-name="ce102" table:formula="of:=[.E412]/[.D412]" office:value-type="float" office:value="1.56631601778549" calcext:value-type="float">
            <text:p>1.56631601778549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1-3</text:p>
          </table:table-cell>
          <table:table-cell table:number-columns-repeated="2" table:style-name="ce82" office:value-type="currency" office:currency="USD" office:value="184" calcext:value-type="currency">
            <text:p>$184.00</text:p>
          </table:table-cell>
          <table:table-cell table:style-name="ce123" office:value-type="currency" office:currency="USD" office:value="123.7" calcext:value-type="currency">
            <text:p>$123.70</text:p>
          </table:table-cell>
          <table:table-cell table:style-name="ce123" office:value-type="currency" office:currency="USD" office:value="253.58" calcext:value-type="currency">
            <text:p>$253.58</text:p>
          </table:table-cell>
          <table:table-cell table:style-name="ce123" table:formula="of:=[.E413]-[.B413]" office:value-type="currency" office:currency="USD" office:value="69.58" calcext:value-type="currency">
            <text:p>$69.58</text:p>
          </table:table-cell>
          <table:table-cell table:style-name="ce102" table:formula="of:=[.E413]/[.D413]" office:value-type="float" office:value="2.04995957962813" calcext:value-type="float">
            <text:p>2.04995957962813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1-4</text:p>
          </table:table-cell>
          <table:table-cell table:number-columns-repeated="2" table:style-name="ce82" office:value-type="currency" office:currency="USD" office:value="227" calcext:value-type="currency">
            <text:p>$227.00</text:p>
          </table:table-cell>
          <table:table-cell table:style-name="ce123" office:value-type="currency" office:currency="USD" office:value="153.8" calcext:value-type="currency">
            <text:p>$153.80</text:p>
          </table:table-cell>
          <table:table-cell table:style-name="ce123" office:value-type="currency" office:currency="USD" office:value="240.94" calcext:value-type="currency">
            <text:p>$240.94</text:p>
          </table:table-cell>
          <table:table-cell table:style-name="ce123" table:formula="of:=[.E414]-[.B414]" office:value-type="currency" office:currency="USD" office:value="13.94" calcext:value-type="currency">
            <text:p>$13.94</text:p>
          </table:table-cell>
          <table:table-cell table:style-name="ce102" table:formula="of:=[.E414]/[.D414]" office:value-type="float" office:value="1.5665799739922" calcext:value-type="float">
            <text:p>1.5665799739922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1-5</text:p>
          </table:table-cell>
          <table:table-cell table:number-columns-repeated="2" table:style-name="ce82" office:value-type="currency" office:currency="USD" office:value="257" calcext:value-type="currency">
            <text:p>$257.00</text:p>
          </table:table-cell>
          <table:table-cell table:style-name="ce123" office:value-type="currency" office:currency="USD" office:value="175.95" calcext:value-type="currency">
            <text:p>$175.95</text:p>
          </table:table-cell>
          <table:table-cell table:style-name="ce123" office:value-type="currency" office:currency="USD" office:value="275.74" calcext:value-type="currency">
            <text:p>$275.74</text:p>
          </table:table-cell>
          <table:table-cell table:style-name="ce123" table:formula="of:=[.E415]-[.B415]" office:value-type="currency" office:currency="USD" office:value="18.74" calcext:value-type="currency">
            <text:p>$18.74</text:p>
          </table:table-cell>
          <table:table-cell table:style-name="ce102" table:formula="of:=[.E415]/[.D415]" office:value-type="float" office:value="1.56714975845411" calcext:value-type="float">
            <text:p>1.56714975845411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2-2</text:p>
          </table:table-cell>
          <table:table-cell table:number-columns-repeated="2" table:style-name="ce82" office:value-type="currency" office:currency="USD" office:value="154" calcext:value-type="currency">
            <text:p>$154.00</text:p>
          </table:table-cell>
          <table:table-cell table:style-name="ce123" office:value-type="currency" office:currency="USD" office:value="103.16" calcext:value-type="currency">
            <text:p>$103.16</text:p>
          </table:table-cell>
          <table:table-cell table:style-name="ce123"/>
          <table:table-cell table:style-name="ce123" table:formula="of:=[.E416]-[.B416]" office:value-type="currency" office:currency="USD" office:value="-154" calcext:value-type="currency">
            <text:p>-$154.00</text:p>
          </table:table-cell>
          <table:table-cell table:style-name="ce102" table:formula="of:=[.E416]/[.D416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2-3</text:p>
          </table:table-cell>
          <table:table-cell table:number-columns-repeated="2" table:style-name="ce82" office:value-type="currency" office:currency="USD" office:value="197" calcext:value-type="currency">
            <text:p>$197.00</text:p>
          </table:table-cell>
          <table:table-cell table:style-name="ce123" office:value-type="currency" office:currency="USD" office:value="134.85" calcext:value-type="currency">
            <text:p>$134.85</text:p>
          </table:table-cell>
          <table:table-cell table:style-name="ce123"/>
          <table:table-cell table:style-name="ce123" table:formula="of:=[.E417]-[.B417]" office:value-type="currency" office:currency="USD" office:value="-197" calcext:value-type="currency">
            <text:p>-$197.00</text:p>
          </table:table-cell>
          <table:table-cell table:style-name="ce102" table:formula="of:=[.E417]/[.D41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2-4</text:p>
          </table:table-cell>
          <table:table-cell table:number-columns-repeated="2" table:style-name="ce82" office:value-type="currency" office:currency="USD" office:value="215" calcext:value-type="currency">
            <text:p>$215.00</text:p>
          </table:table-cell>
          <table:table-cell table:style-name="ce123" office:value-type="currency" office:currency="USD" office:value="171.22" calcext:value-type="currency">
            <text:p>$171.22</text:p>
          </table:table-cell>
          <table:table-cell table:style-name="ce123" office:value-type="currency" office:currency="USD" office:value="227.66" calcext:value-type="currency">
            <text:p>$227.66</text:p>
          </table:table-cell>
          <table:table-cell table:style-name="ce123" table:formula="of:=[.E418]-[.B418]" office:value-type="currency" office:currency="USD" office:value="12.66" calcext:value-type="currency">
            <text:p>$12.66</text:p>
          </table:table-cell>
          <table:table-cell table:style-name="ce102" table:formula="of:=[.E418]/[.D418]" office:value-type="float" office:value="1.32963438850602" calcext:value-type="float">
            <text:p>1.32963438850602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2-5</text:p>
          </table:table-cell>
          <table:table-cell table:number-columns-repeated="2" table:style-name="ce82" office:value-type="currency" office:currency="USD" office:value="292" calcext:value-type="currency">
            <text:p>$292.00</text:p>
          </table:table-cell>
          <table:table-cell table:style-name="ce123" office:value-type="currency" office:currency="USD" office:value="200.68" calcext:value-type="currency">
            <text:p>$200.68</text:p>
          </table:table-cell>
          <table:table-cell table:style-name="ce123"/>
          <table:table-cell table:style-name="ce123" table:formula="of:=[.E419]-[.B419]" office:value-type="currency" office:currency="USD" office:value="-292" calcext:value-type="currency">
            <text:p>-$292.00</text:p>
          </table:table-cell>
          <table:table-cell table:style-name="ce102" table:formula="of:=[.E419]/[.D41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3-2</text:p>
          </table:table-cell>
          <table:table-cell table:number-columns-repeated="2" table:style-name="ce82" office:value-type="currency" office:currency="USD" office:value="186" calcext:value-type="currency">
            <text:p>$186.00</text:p>
          </table:table-cell>
          <table:table-cell table:style-name="ce123" office:value-type="currency" office:currency="USD" office:value="126.54" calcext:value-type="currency">
            <text:p>$126.54</text:p>
          </table:table-cell>
          <table:table-cell table:style-name="ce123" office:value-type="currency" office:currency="USD" office:value="259.4" calcext:value-type="currency">
            <text:p>$259.40</text:p>
          </table:table-cell>
          <table:table-cell table:style-name="ce123" table:formula="of:=[.E420]-[.B420]" office:value-type="currency" office:currency="USD" office:value="73.4" calcext:value-type="currency">
            <text:p>$73.40</text:p>
          </table:table-cell>
          <table:table-cell table:style-name="ce102" table:formula="of:=[.E420]/[.D420]" office:value-type="float" office:value="2.04994468152363" calcext:value-type="float">
            <text:p>2.04994468152363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3-3</text:p>
          </table:table-cell>
          <table:table-cell table:number-columns-repeated="2" table:style-name="ce82" office:value-type="currency" office:currency="USD" office:value="239" calcext:value-type="currency">
            <text:p>$239.00</text:p>
          </table:table-cell>
          <table:table-cell table:style-name="ce123" office:value-type="currency" office:currency="USD" office:value="164.96" calcext:value-type="currency">
            <text:p>$164.96</text:p>
          </table:table-cell>
          <table:table-cell table:style-name="ce123" office:value-type="currency" office:currency="USD" office:value="295.63" calcext:value-type="currency">
            <text:p>$295.63</text:p>
          </table:table-cell>
          <table:table-cell table:style-name="ce123" table:formula="of:=[.E421]-[.B421]" office:value-type="currency" office:currency="USD" office:value="56.63" calcext:value-type="currency">
            <text:p>$56.63</text:p>
          </table:table-cell>
          <table:table-cell table:style-name="ce102" table:formula="of:=[.E421]/[.D421]" office:value-type="float" office:value="1.79213142580019" calcext:value-type="float">
            <text:p>1.79213142580019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3-4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204.02" calcext:value-type="currency">
            <text:p>$204.02</text:p>
          </table:table-cell>
          <table:table-cell table:style-name="ce123" office:value-type="currency" office:currency="USD" office:value="418.24" calcext:value-type="currency">
            <text:p>$418.24</text:p>
          </table:table-cell>
          <table:table-cell table:style-name="ce123" table:formula="of:=[.E422]-[.B422]" office:value-type="currency" office:currency="USD" office:value="119.24" calcext:value-type="currency">
            <text:p>$119.24</text:p>
          </table:table-cell>
          <table:table-cell table:style-name="ce102" table:formula="of:=[.E422]/[.D422]" office:value-type="float" office:value="2.04999509851975" calcext:value-type="float">
            <text:p>2.04999509851975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3-5</text:p>
          </table:table-cell>
          <table:table-cell table:number-columns-repeated="2" table:style-name="ce82" office:value-type="currency" office:currency="USD" office:value="363" calcext:value-type="currency">
            <text:p>$363.00</text:p>
          </table:table-cell>
          <table:table-cell table:style-name="ce123" office:value-type="currency" office:currency="USD" office:value="244.6" calcext:value-type="currency">
            <text:p>$244.60</text:p>
          </table:table-cell>
          <table:table-cell table:style-name="ce123" office:value-type="currency" office:currency="USD" office:value="501.42" calcext:value-type="currency">
            <text:p>$501.42</text:p>
          </table:table-cell>
          <table:table-cell table:style-name="ce123" table:formula="of:=[.E423]-[.B423]" office:value-type="currency" office:currency="USD" office:value="138.42" calcext:value-type="currency">
            <text:p>$138.42</text:p>
          </table:table-cell>
          <table:table-cell table:style-name="ce102" table:formula="of:=[.E423]/[.D423]" office:value-type="float" office:value="2.04995911692559" calcext:value-type="float">
            <text:p>2.04995911692559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4-2</text:p>
          </table:table-cell>
          <table:table-cell table:number-columns-repeated="2" table:style-name="ce82" office:value-type="currency" office:currency="USD" office:value="225" calcext:value-type="currency">
            <text:p>$225.00</text:p>
          </table:table-cell>
          <table:table-cell table:style-name="ce123" office:value-type="currency" office:currency="USD" office:value="150.94" calcext:value-type="currency">
            <text:p>$150.94</text:p>
          </table:table-cell>
          <table:table-cell table:style-name="ce123" office:value-type="currency" office:currency="USD" office:value="309.42" calcext:value-type="currency">
            <text:p>$309.42</text:p>
          </table:table-cell>
          <table:table-cell table:style-name="ce123" table:formula="of:=[.E424]-[.B424]" office:value-type="currency" office:currency="USD" office:value="84.42" calcext:value-type="currency">
            <text:p>$84.42</text:p>
          </table:table-cell>
          <table:table-cell table:style-name="ce102" table:formula="of:=[.E424]/[.D424]" office:value-type="float" office:value="2.04995362395654" calcext:value-type="float">
            <text:p>2.04995362395654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4-3</text:p>
          </table:table-cell>
          <table:table-cell table:number-columns-repeated="2" table:style-name="ce82" office:value-type="currency" office:currency="USD" office:value="283" calcext:value-type="currency">
            <text:p>$283.00</text:p>
          </table:table-cell>
          <table:table-cell table:style-name="ce123" office:value-type="currency" office:currency="USD" office:value="196" calcext:value-type="currency">
            <text:p>$196.00</text:p>
          </table:table-cell>
          <table:table-cell table:style-name="ce123" office:value-type="currency" office:currency="USD" office:value="295.63" calcext:value-type="currency">
            <text:p>$295.63</text:p>
          </table:table-cell>
          <table:table-cell table:style-name="ce123" table:formula="of:=[.E425]-[.B425]" office:value-type="currency" office:currency="USD" office:value="12.63" calcext:value-type="currency">
            <text:p>$12.63</text:p>
          </table:table-cell>
          <table:table-cell table:style-name="ce102" table:formula="of:=[.E425]/[.D425]" office:value-type="float" office:value="1.50831632653061" calcext:value-type="float">
            <text:p>1.50831632653061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4-4</text:p>
          </table:table-cell>
          <table:table-cell table:number-columns-repeated="2" table:style-name="ce82" office:value-type="currency" office:currency="USD" office:value="283" calcext:value-type="currency">
            <text:p>$283.00</text:p>
          </table:table-cell>
          <table:table-cell table:style-name="ce123" office:value-type="currency" office:currency="USD" office:value="245.24" calcext:value-type="currency">
            <text:p>$245.24</text:p>
          </table:table-cell>
          <table:table-cell table:style-name="ce123" office:value-type="currency" office:currency="USD" office:value="295.63" calcext:value-type="currency">
            <text:p>$295.63</text:p>
          </table:table-cell>
          <table:table-cell table:style-name="ce123" table:formula="of:=[.E426]-[.B426]" office:value-type="currency" office:currency="USD" office:value="12.63" calcext:value-type="currency">
            <text:p>$12.63</text:p>
          </table:table-cell>
          <table:table-cell table:style-name="ce102" table:formula="of:=[.E426]/[.D426]" office:value-type="float" office:value="1.20547219050726" calcext:value-type="float">
            <text:p>1.20547219050726</text:p>
          </table:table-cell>
          <table:table-cell table:style-name="ce102" office:value-type="string" calcext:value-type="string">
            <text:p>materialhandlingsolution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M-4-5</text:p>
          </table:table-cell>
          <table:table-cell table:number-columns-repeated="2" table:style-name="ce82" office:value-type="currency" office:currency="USD" office:value="426" calcext:value-type="currency">
            <text:p>$426.00</text:p>
          </table:table-cell>
          <table:table-cell table:style-name="ce123" office:value-type="currency" office:currency="USD" office:value="295.44" calcext:value-type="currency">
            <text:p>$295.44</text:p>
          </table:table-cell>
          <table:table-cell table:style-name="ce123"/>
          <table:table-cell table:style-name="ce123" table:formula="of:=[.E427]-[.B427]" office:value-type="currency" office:currency="USD" office:value="-426" calcext:value-type="currency">
            <text:p>-$426.00</text:p>
          </table:table-cell>
          <table:table-cell table:style-name="ce102" table:formula="of:=[.E427]/[.D42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1D</text:p>
          </table:table-cell>
          <table:table-cell table:number-columns-repeated="2" table:style-name="ce82" office:value-type="currency" office:currency="USD" office:value="18" calcext:value-type="currency">
            <text:p>$18.00</text:p>
          </table:table-cell>
          <table:table-cell table:style-name="ce123" office:value-type="currency" office:currency="USD" office:value="9.72" calcext:value-type="currency">
            <text:p>$9.72</text:p>
          </table:table-cell>
          <table:table-cell table:style-name="ce123" office:value-type="currency" office:currency="USD" office:value="19.92" calcext:value-type="currency">
            <text:p>$19.92</text:p>
          </table:table-cell>
          <table:table-cell table:style-name="ce123" table:formula="of:=[.E428]-[.B428]" office:value-type="currency" office:currency="USD" office:value="1.92" calcext:value-type="currency">
            <text:p>$1.92</text:p>
          </table:table-cell>
          <table:table-cell table:style-name="ce102" table:formula="of:=[.E428]/[.D428]" office:value-type="float" office:value="2.04938271604938" calcext:value-type="float">
            <text:p>2.04938271604938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2D</text:p>
          </table:table-cell>
          <table:table-cell table:number-columns-repeated="2" table:style-name="ce82" office:value-type="currency" office:currency="USD" office:value="23" calcext:value-type="currency">
            <text:p>$23.00</text:p>
          </table:table-cell>
          <table:table-cell table:style-name="ce123" office:value-type="currency" office:currency="USD" office:value="11.76" calcext:value-type="currency">
            <text:p>$11.76</text:p>
          </table:table-cell>
          <table:table-cell table:style-name="ce123" office:value-type="currency" office:currency="USD" office:value="24.12" calcext:value-type="currency">
            <text:p>$24.12</text:p>
          </table:table-cell>
          <table:table-cell table:style-name="ce123" table:formula="of:=[.E429]-[.B429]" office:value-type="currency" office:currency="USD" office:value="1.12" calcext:value-type="currency">
            <text:p>$1.12</text:p>
          </table:table-cell>
          <table:table-cell table:style-name="ce102" table:formula="of:=[.E429]/[.D429]" office:value-type="float" office:value="2.05102040816327" calcext:value-type="float">
            <text:p>2.05102040816327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3D</text:p>
          </table:table-cell>
          <table:table-cell table:number-columns-repeated="2" table:style-name="ce82" office:value-type="currency" office:currency="USD" office:value="25" calcext:value-type="currency">
            <text:p>$25.00</text:p>
          </table:table-cell>
          <table:table-cell table:style-name="ce123" office:value-type="currency" office:currency="USD" office:value="12.81" calcext:value-type="currency">
            <text:p>$12.81</text:p>
          </table:table-cell>
          <table:table-cell table:style-name="ce123" office:value-type="currency" office:currency="USD" office:value="26.26" calcext:value-type="currency">
            <text:p>$26.26</text:p>
          </table:table-cell>
          <table:table-cell table:style-name="ce123" table:formula="of:=[.E430]-[.B430]" office:value-type="currency" office:currency="USD" office:value="1.26" calcext:value-type="currency">
            <text:p>$1.26</text:p>
          </table:table-cell>
          <table:table-cell table:style-name="ce102" table:formula="of:=[.E430]/[.D430]" office:value-type="float" office:value="2.04996096799375" calcext:value-type="float">
            <text:p>2.04996096799375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4D</text:p>
          </table:table-cell>
          <table:table-cell table:number-columns-repeated="2" table:style-name="ce82" office:value-type="currency" office:currency="USD" office:value="35" calcext:value-type="currency">
            <text:p>$35.00</text:p>
          </table:table-cell>
          <table:table-cell table:style-name="ce123" office:value-type="currency" office:currency="USD" office:value="17.73" calcext:value-type="currency">
            <text:p>$17.73</text:p>
          </table:table-cell>
          <table:table-cell table:style-name="ce123" office:value-type="currency" office:currency="USD" office:value="36.42" calcext:value-type="currency">
            <text:p>$36.42</text:p>
          </table:table-cell>
          <table:table-cell table:style-name="ce123" table:formula="of:=[.E431]-[.B431]" office:value-type="currency" office:currency="USD" office:value="1.42" calcext:value-type="currency">
            <text:p>$1.42</text:p>
          </table:table-cell>
          <table:table-cell table:style-name="ce102" table:formula="of:=[.E431]/[.D431]" office:value-type="float" office:value="2.05414551607445" calcext:value-type="float">
            <text:p>2.05414551607445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1X</text:p>
          </table:table-cell>
          <table:table-cell table:number-columns-repeated="2" table:style-name="ce82" office:value-type="currency" office:currency="USD" office:value="31" calcext:value-type="currency">
            <text:p>$31.00</text:p>
          </table:table-cell>
          <table:table-cell table:style-name="ce123" office:value-type="currency" office:currency="USD" office:value="16.19" calcext:value-type="currency">
            <text:p>$16.19</text:p>
          </table:table-cell>
          <table:table-cell table:style-name="ce123" office:value-type="currency" office:currency="USD" office:value="33.68" calcext:value-type="currency">
            <text:p>$33.68</text:p>
          </table:table-cell>
          <table:table-cell table:style-name="ce123" table:formula="of:=[.E432]-[.B432]" office:value-type="currency" office:currency="USD" office:value="2.68" calcext:value-type="currency">
            <text:p>$2.68</text:p>
          </table:table-cell>
          <table:table-cell table:style-name="ce102" table:formula="of:=[.E432]/[.D432]" office:value-type="float" office:value="2.08029647930821" calcext:value-type="float">
            <text:p>2.08029647930821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2X</text:p>
          </table:table-cell>
          <table:table-cell table:number-columns-repeated="2" table:style-name="ce82" office:value-type="currency" office:currency="USD" office:value="39" calcext:value-type="currency">
            <text:p>$39.00</text:p>
          </table:table-cell>
          <table:table-cell table:style-name="ce123" office:value-type="currency" office:currency="USD" office:value="20.21" calcext:value-type="currency">
            <text:p>$20.21</text:p>
          </table:table-cell>
          <table:table-cell table:style-name="ce123" office:value-type="currency" office:currency="USD" office:value="41.44" calcext:value-type="currency">
            <text:p>$41.44</text:p>
          </table:table-cell>
          <table:table-cell table:style-name="ce123" table:formula="of:=[.E433]-[.B433]" office:value-type="currency" office:currency="USD" office:value="2.44" calcext:value-type="currency">
            <text:p>$2.44</text:p>
          </table:table-cell>
          <table:table-cell table:style-name="ce102" table:formula="of:=[.E433]/[.D433]" office:value-type="float" office:value="2.05047006432459" calcext:value-type="float">
            <text:p>2.05047006432459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3X</text:p>
          </table:table-cell>
          <table:table-cell table:number-columns-repeated="2" table:style-name="ce82" office:value-type="currency" office:currency="USD" office:value="44" calcext:value-type="currency">
            <text:p>$44.00</text:p>
          </table:table-cell>
          <table:table-cell table:style-name="ce123" office:value-type="currency" office:currency="USD" office:value="23.37" calcext:value-type="currency">
            <text:p>$23.37</text:p>
          </table:table-cell>
          <table:table-cell table:style-name="ce123" office:value-type="currency" office:currency="USD" office:value="47.9" calcext:value-type="currency">
            <text:p>$47.90</text:p>
          </table:table-cell>
          <table:table-cell table:style-name="ce123" table:formula="of:=[.E434]-[.B434]" office:value-type="currency" office:currency="USD" office:value="3.9" calcext:value-type="currency">
            <text:p>$3.90</text:p>
          </table:table-cell>
          <table:table-cell table:style-name="ce102" table:formula="of:=[.E434]/[.D434]" office:value-type="float" office:value="2.04963628583654" calcext:value-type="float">
            <text:p>2.04963628583654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SR4X</text:p>
          </table:table-cell>
          <table:table-cell table:number-columns-repeated="2" table:style-name="ce82" office:value-type="currency" office:currency="USD" office:value="58" calcext:value-type="currency">
            <text:p>$58.00</text:p>
          </table:table-cell>
          <table:table-cell table:style-name="ce123" office:value-type="currency" office:currency="USD" office:value="29.61" calcext:value-type="currency">
            <text:p>$29.61</text:p>
          </table:table-cell>
          <table:table-cell table:style-name="ce123" office:value-type="currency" office:currency="USD" office:value="62.6" calcext:value-type="currency">
            <text:p>$62.60</text:p>
          </table:table-cell>
          <table:table-cell table:style-name="ce123" table:formula="of:=[.E435]-[.B435]" office:value-type="currency" office:currency="USD" office:value="4.6" calcext:value-type="currency">
            <text:p>$4.60</text:p>
          </table:table-cell>
          <table:table-cell table:style-name="ce102" table:formula="of:=[.E435]/[.D435]" office:value-type="float" office:value="2.11415062478892" calcext:value-type="float">
            <text:p>2.11415062478892</text:p>
          </table:table-cell>
          <table:table-cell table:style-name="ce102" office:value-type="string" calcext:value-type="string">
            <text:p>gilmore-kramer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 table:number-columns-repeated="2"/>
          <table:table-cell table:number-columns-repeated="1016"/>
        </table:table-row>
        <table:table-row table:style-name="ro3">
          <table:table-cell table:style-name="ce70" office:value-type="string" calcext:value-type="string">
            <text:p>Mobile Cylinder Ra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T-6</text:p>
          </table:table-cell>
          <table:table-cell table:number-columns-repeated="2" table:style-name="ce82" office:value-type="currency" office:currency="USD" office:value="599" calcext:value-type="currency">
            <text:p>$599.00</text:p>
          </table:table-cell>
          <table:table-cell table:style-name="ce123" office:value-type="currency" office:currency="USD" office:value="386.92" calcext:value-type="currency">
            <text:p>$386.92</text:p>
          </table:table-cell>
          <table:table-cell table:style-name="ce123" office:value-type="currency" office:currency="USD" office:value="619" calcext:value-type="currency">
            <text:p>$619.00</text:p>
          </table:table-cell>
          <table:table-cell table:style-name="ce123" table:formula="of:=[.E439]-[.B439]" office:value-type="currency" office:currency="USD" office:value="20" calcext:value-type="currency">
            <text:p>$20.00</text:p>
          </table:table-cell>
          <table:table-cell table:style-name="ce102" table:formula="of:=[.E439]/[.D439]" office:value-type="float" office:value="1.59981391502119" calcext:value-type="float">
            <text:p>1.599813915021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T-8</text:p>
          </table:table-cell>
          <table:table-cell table:number-columns-repeated="2" table:style-name="ce82" office:value-type="currency" office:currency="USD" office:value="809" calcext:value-type="currency">
            <text:p>$809.00</text:p>
          </table:table-cell>
          <table:table-cell table:style-name="ce123" office:value-type="currency" office:currency="USD" office:value="561.07" calcext:value-type="currency">
            <text:p>$561.07</text:p>
          </table:table-cell>
          <table:table-cell table:style-name="ce123" office:value-type="currency" office:currency="USD" office:value="829" calcext:value-type="currency">
            <text:p>$829.00</text:p>
          </table:table-cell>
          <table:table-cell table:style-name="ce123" table:formula="of:=[.E440]-[.B440]" office:value-type="currency" office:currency="USD" office:value="20" calcext:value-type="currency">
            <text:p>$20.00</text:p>
          </table:table-cell>
          <table:table-cell table:style-name="ce102" table:formula="of:=[.E440]/[.D440]" office:value-type="float" office:value="1.47753399754041" calcext:value-type="float">
            <text:p>1.4775339975404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Mobile Steel Table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243-1</text:p>
          </table:table-cell>
          <table:table-cell table:number-columns-repeated="2" table:style-name="ce82" office:value-type="currency" office:currency="USD" office:value="223" calcext:value-type="currency">
            <text:p>$223.00</text:p>
          </table:table-cell>
          <table:table-cell table:style-name="ce123" office:value-type="currency" office:currency="USD" office:value="186.59" calcext:value-type="currency">
            <text:p>$186.59</text:p>
          </table:table-cell>
          <table:table-cell table:style-name="ce123" office:value-type="currency" office:currency="USD" office:value="228.95" calcext:value-type="currency">
            <text:p>$228.95</text:p>
          </table:table-cell>
          <table:table-cell table:style-name="ce123" table:formula="of:=[.E444]-[.B444]" office:value-type="currency" office:currency="USD" office:value="5.94999999999999" calcext:value-type="currency">
            <text:p>$5.95</text:p>
          </table:table-cell>
          <table:table-cell table:style-name="ce102" table:formula="of:=[.E444]/[.D444]" office:value-type="float" office:value="1.22702181253015" calcext:value-type="float">
            <text:p>1.2270218125301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244-1</text:p>
          </table:table-cell>
          <table:table-cell table:number-columns-repeated="2" table:style-name="ce82" office:value-type="currency" office:currency="USD" office:value="247" calcext:value-type="currency">
            <text:p>$247.00</text:p>
          </table:table-cell>
          <table:table-cell table:style-name="ce123" office:value-type="currency" office:currency="USD" office:value="206.03" calcext:value-type="currency">
            <text:p>$206.03</text:p>
          </table:table-cell>
          <table:table-cell table:style-name="ce123" office:value-type="currency" office:currency="USD" office:value="252.95" calcext:value-type="currency">
            <text:p>$252.95</text:p>
          </table:table-cell>
          <table:table-cell table:style-name="ce123" table:formula="of:=[.E445]-[.B445]" office:value-type="currency" office:currency="USD" office:value="5.94999999999999" calcext:value-type="currency">
            <text:p>$5.95</text:p>
          </table:table-cell>
          <table:table-cell table:style-name="ce102" table:formula="of:=[.E445]/[.D445]" office:value-type="float" office:value="1.22773382517109" calcext:value-type="float">
            <text:p>1.227733825171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304-1</text:p>
          </table:table-cell>
          <table:table-cell table:number-columns-repeated="2" table:style-name="ce82" office:value-type="currency" office:currency="USD" office:value="258" calcext:value-type="currency">
            <text:p>$258.00</text:p>
          </table:table-cell>
          <table:table-cell table:style-name="ce123" office:value-type="currency" office:currency="USD" office:value="215.07" calcext:value-type="currency">
            <text:p>$215.07</text:p>
          </table:table-cell>
          <table:table-cell table:style-name="ce123" office:value-type="currency" office:currency="USD" office:value="263.95" calcext:value-type="currency">
            <text:p>$263.95</text:p>
          </table:table-cell>
          <table:table-cell table:style-name="ce123" table:formula="of:=[.E446]-[.B446]" office:value-type="currency" office:currency="USD" office:value="5.94999999999999" calcext:value-type="currency">
            <text:p>$5.95</text:p>
          </table:table-cell>
          <table:table-cell table:style-name="ce102" table:formula="of:=[.E446]/[.D446]" office:value-type="float" office:value="1.22727484074952" calcext:value-type="float">
            <text:p>1.227274840749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305-1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248.39" calcext:value-type="currency">
            <text:p>$248.39</text:p>
          </table:table-cell>
          <table:table-cell table:style-name="ce123" office:value-type="currency" office:currency="USD" office:value="304.95" calcext:value-type="currency">
            <text:p>$304.95</text:p>
          </table:table-cell>
          <table:table-cell table:style-name="ce123" table:formula="of:=[.E447]-[.B447]" office:value-type="currency" office:currency="USD" office:value="5.94999999999999" calcext:value-type="currency">
            <text:p>$5.95</text:p>
          </table:table-cell>
          <table:table-cell table:style-name="ce102" table:formula="of:=[.E447]/[.D447]" office:value-type="float" office:value="1.22770642940537" calcext:value-type="float">
            <text:p>1.227706429405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243-1</text:p>
          </table:table-cell>
          <table:table-cell table:number-columns-repeated="2" table:style-name="ce82" office:value-type="currency" office:currency="USD" office:value="233" calcext:value-type="currency">
            <text:p>$233.00</text:p>
          </table:table-cell>
          <table:table-cell table:style-name="ce123" office:value-type="currency" office:currency="USD" office:value="197.81" calcext:value-type="currency">
            <text:p>$197.81</text:p>
          </table:table-cell>
          <table:table-cell table:style-name="ce123" office:value-type="currency" office:currency="USD" office:value="238.95" calcext:value-type="currency">
            <text:p>$238.95</text:p>
          </table:table-cell>
          <table:table-cell table:style-name="ce123" table:formula="of:=[.E448]-[.B448]" office:value-type="currency" office:currency="USD" office:value="5.94999999999999" calcext:value-type="currency">
            <text:p>$5.95</text:p>
          </table:table-cell>
          <table:table-cell table:style-name="ce102" table:formula="of:=[.E448]/[.D448]" office:value-type="float" office:value="1.20797735200445" calcext:value-type="float">
            <text:p>1.207977352004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244-1</text:p>
          </table:table-cell>
          <table:table-cell table:number-columns-repeated="2" table:style-name="ce82" office:value-type="currency" office:currency="USD" office:value="258" calcext:value-type="currency">
            <text:p>$258.00</text:p>
          </table:table-cell>
          <table:table-cell table:style-name="ce123" office:value-type="currency" office:currency="USD" office:value="218.52" calcext:value-type="currency">
            <text:p>$218.52</text:p>
          </table:table-cell>
          <table:table-cell table:style-name="ce123" office:value-type="currency" office:currency="USD" office:value="263.95" calcext:value-type="currency">
            <text:p>$263.95</text:p>
          </table:table-cell>
          <table:table-cell table:style-name="ce123" table:formula="of:=[.E449]-[.B449]" office:value-type="currency" office:currency="USD" office:value="5.94999999999999" calcext:value-type="currency">
            <text:p>$5.95</text:p>
          </table:table-cell>
          <table:table-cell table:style-name="ce102" table:formula="of:=[.E449]/[.D449]" office:value-type="float" office:value="1.20789859051803" calcext:value-type="float">
            <text:p>1.2078985905180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304-1</text:p>
          </table:table-cell>
          <table:table-cell table:number-columns-repeated="2" table:style-name="ce82" office:value-type="currency" office:currency="USD" office:value="269" calcext:value-type="currency">
            <text:p>$269.00</text:p>
          </table:table-cell>
          <table:table-cell table:style-name="ce123" office:value-type="currency" office:currency="USD" office:value="226.26" calcext:value-type="currency">
            <text:p>$226.26</text:p>
          </table:table-cell>
          <table:table-cell table:style-name="ce123" office:value-type="currency" office:currency="USD" office:value="274.95" calcext:value-type="currency">
            <text:p>$274.95</text:p>
          </table:table-cell>
          <table:table-cell table:style-name="ce123" table:formula="of:=[.E450]-[.B450]" office:value-type="currency" office:currency="USD" office:value="5.94999999999999" calcext:value-type="currency">
            <text:p>$5.95</text:p>
          </table:table-cell>
          <table:table-cell table:style-name="ce102" table:formula="of:=[.E450]/[.D450]" office:value-type="float" office:value="1.21519490851233" calcext:value-type="float">
            <text:p>1.215194908512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305-1</text:p>
          </table:table-cell>
          <table:table-cell table:number-columns-repeated="2" table:style-name="ce82" office:value-type="currency" office:currency="USD" office:value="315" calcext:value-type="currency">
            <text:p>$315.00</text:p>
          </table:table-cell>
          <table:table-cell table:style-name="ce123" office:value-type="currency" office:currency="USD" office:value="259.15" calcext:value-type="currency">
            <text:p>$259.15</text:p>
          </table:table-cell>
          <table:table-cell table:style-name="ce123" office:value-type="currency" office:currency="USD" office:value="320.95" calcext:value-type="currency">
            <text:p>$320.95</text:p>
          </table:table-cell>
          <table:table-cell table:style-name="ce123" table:formula="of:=[.E451]-[.B451]" office:value-type="currency" office:currency="USD" office:value="5.94999999999999" calcext:value-type="currency">
            <text:p>$5.95</text:p>
          </table:table-cell>
          <table:table-cell table:style-name="ce102" table:formula="of:=[.E451]/[.D451]" office:value-type="float" office:value="1.23847192745514" calcext:value-type="float">
            <text:p>1.238471927455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243-1</text:p>
          </table:table-cell>
          <table:table-cell table:number-columns-repeated="2" table:style-name="ce82" office:value-type="currency" office:currency="USD" office:value="271" calcext:value-type="currency">
            <text:p>$271.00</text:p>
          </table:table-cell>
          <table:table-cell table:style-name="ce123" office:value-type="currency" office:currency="USD" office:value="233.79" calcext:value-type="currency">
            <text:p>$233.79</text:p>
          </table:table-cell>
          <table:table-cell table:style-name="ce123" office:value-type="currency" office:currency="USD" office:value="276.95" calcext:value-type="currency">
            <text:p>$276.95</text:p>
          </table:table-cell>
          <table:table-cell table:style-name="ce123" table:formula="of:=[.E452]-[.B452]" office:value-type="currency" office:currency="USD" office:value="5.94999999999999" calcext:value-type="currency">
            <text:p>$5.95</text:p>
          </table:table-cell>
          <table:table-cell table:style-name="ce102" table:formula="of:=[.E452]/[.D452]" office:value-type="float" office:value="1.18461012019334" calcext:value-type="float">
            <text:p>1.184610120193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244-1</text:p>
          </table:table-cell>
          <table:table-cell table:number-columns-repeated="2" table:style-name="ce82" office:value-type="currency" office:currency="USD" office:value="294" calcext:value-type="currency">
            <text:p>$294.00</text:p>
          </table:table-cell>
          <table:table-cell table:style-name="ce123" office:value-type="currency" office:currency="USD" office:value="250.51" calcext:value-type="currency">
            <text:p>$250.51</text:p>
          </table:table-cell>
          <table:table-cell table:style-name="ce123" office:value-type="currency" office:currency="USD" office:value="299.95" calcext:value-type="currency">
            <text:p>$299.95</text:p>
          </table:table-cell>
          <table:table-cell table:style-name="ce123" table:formula="of:=[.E453]-[.B453]" office:value-type="currency" office:currency="USD" office:value="5.94999999999999" calcext:value-type="currency">
            <text:p>$5.95</text:p>
          </table:table-cell>
          <table:table-cell table:style-name="ce102" table:formula="of:=[.E453]/[.D453]" office:value-type="float" office:value="1.19735739092252" calcext:value-type="float">
            <text:p>1.197357390922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304-1</text:p>
          </table:table-cell>
          <table:table-cell table:number-columns-repeated="2" table:style-name="ce82" office:value-type="currency" office:currency="USD" office:value="305" calcext:value-type="currency">
            <text:p>$305.00</text:p>
          </table:table-cell>
          <table:table-cell table:style-name="ce123" office:value-type="currency" office:currency="USD" office:value="260.93" calcext:value-type="currency">
            <text:p>$260.93</text:p>
          </table:table-cell>
          <table:table-cell table:style-name="ce123" office:value-type="currency" office:currency="USD" office:value="310.95" calcext:value-type="currency">
            <text:p>$310.95</text:p>
          </table:table-cell>
          <table:table-cell table:style-name="ce123" table:formula="of:=[.E454]-[.B454]" office:value-type="currency" office:currency="USD" office:value="5.94999999999999" calcext:value-type="currency">
            <text:p>$5.95</text:p>
          </table:table-cell>
          <table:table-cell table:style-name="ce102" table:formula="of:=[.E454]/[.D454]" office:value-type="float" office:value="1.19169892308282" calcext:value-type="float">
            <text:p>1.1916989230828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305-1</text:p>
          </table:table-cell>
          <table:table-cell table:number-columns-repeated="2" table:style-name="ce82" office:value-type="currency" office:currency="USD" office:value="346" calcext:value-type="currency">
            <text:p>$346.00</text:p>
          </table:table-cell>
          <table:table-cell table:style-name="ce123" office:value-type="currency" office:currency="USD" office:value="289.96" calcext:value-type="currency">
            <text:p>$289.96</text:p>
          </table:table-cell>
          <table:table-cell table:style-name="ce123" office:value-type="currency" office:currency="USD" office:value="351.95" calcext:value-type="currency">
            <text:p>$351.95</text:p>
          </table:table-cell>
          <table:table-cell table:style-name="ce123" table:formula="of:=[.E455]-[.B455]" office:value-type="currency" office:currency="USD" office:value="5.94999999999999" calcext:value-type="currency">
            <text:p>$5.95</text:p>
          </table:table-cell>
          <table:table-cell table:style-name="ce102" table:formula="of:=[.E455]/[.D455]" office:value-type="float" office:value="1.21378810870465" calcext:value-type="float">
            <text:p>1.2137881087046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243-2</text:p>
          </table:table-cell>
          <table:table-cell table:number-columns-repeated="2" table:style-name="ce82" office:value-type="currency" office:currency="USD" office:value="266" calcext:value-type="currency">
            <text:p>$266.00</text:p>
          </table:table-cell>
          <table:table-cell table:style-name="ce123" office:value-type="currency" office:currency="USD" office:value="215.55" calcext:value-type="currency">
            <text:p>$215.55</text:p>
          </table:table-cell>
          <table:table-cell table:style-name="ce123" office:value-type="currency" office:currency="USD" office:value="271.95" calcext:value-type="currency">
            <text:p>$271.95</text:p>
          </table:table-cell>
          <table:table-cell table:style-name="ce123" table:formula="of:=[.E456]-[.B456]" office:value-type="currency" office:currency="USD" office:value="5.94999999999999" calcext:value-type="currency">
            <text:p>$5.95</text:p>
          </table:table-cell>
          <table:table-cell table:style-name="ce102" table:formula="of:=[.E456]/[.D456]" office:value-type="float" office:value="1.26165622825331" calcext:value-type="float">
            <text:p>1.261656228253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244-2</text:p>
          </table:table-cell>
          <table:table-cell table:number-columns-repeated="2" table:style-name="ce82" office:value-type="currency" office:currency="USD" office:value="303" calcext:value-type="currency">
            <text:p>$303.00</text:p>
          </table:table-cell>
          <table:table-cell table:style-name="ce123" office:value-type="currency" office:currency="USD" office:value="244.82" calcext:value-type="currency">
            <text:p>$244.82</text:p>
          </table:table-cell>
          <table:table-cell table:style-name="ce123" office:value-type="currency" office:currency="USD" office:value="308.95" calcext:value-type="currency">
            <text:p>$308.95</text:p>
          </table:table-cell>
          <table:table-cell table:style-name="ce123" table:formula="of:=[.E457]-[.B457]" office:value-type="currency" office:currency="USD" office:value="5.94999999999999" calcext:value-type="currency">
            <text:p>$5.95</text:p>
          </table:table-cell>
          <table:table-cell table:style-name="ce102" table:formula="of:=[.E457]/[.D457]" office:value-type="float" office:value="1.26194755330447" calcext:value-type="float">
            <text:p>1.2619475533044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304-2</text:p>
          </table:table-cell>
          <table:table-cell table:number-columns-repeated="2" table:style-name="ce82" office:value-type="currency" office:currency="USD" office:value="327" calcext:value-type="currency">
            <text:p>$327.00</text:p>
          </table:table-cell>
          <table:table-cell table:style-name="ce123" office:value-type="currency" office:currency="USD" office:value="264.36" calcext:value-type="currency">
            <text:p>$264.36</text:p>
          </table:table-cell>
          <table:table-cell table:style-name="ce123" office:value-type="currency" office:currency="USD" office:value="332.95" calcext:value-type="currency">
            <text:p>$332.95</text:p>
          </table:table-cell>
          <table:table-cell table:style-name="ce123" table:formula="of:=[.E458]-[.B458]" office:value-type="currency" office:currency="USD" office:value="5.94999999999999" calcext:value-type="currency">
            <text:p>$5.95</text:p>
          </table:table-cell>
          <table:table-cell table:style-name="ce102" table:formula="of:=[.E458]/[.D458]" office:value-type="float" office:value="1.25945680133152" calcext:value-type="float">
            <text:p>1.259456801331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305-2</text:p>
          </table:table-cell>
          <table:table-cell table:number-columns-repeated="2" table:style-name="ce82" office:value-type="currency" office:currency="USD" office:value="379" calcext:value-type="currency">
            <text:p>$379.00</text:p>
          </table:table-cell>
          <table:table-cell table:style-name="ce123" office:value-type="currency" office:currency="USD" office:value="305.91" calcext:value-type="currency">
            <text:p>$305.91</text:p>
          </table:table-cell>
          <table:table-cell table:style-name="ce123" office:value-type="currency" office:currency="USD" office:value="385.95" calcext:value-type="currency">
            <text:p>$385.95</text:p>
          </table:table-cell>
          <table:table-cell table:style-name="ce123" table:formula="of:=[.E459]-[.B459]" office:value-type="currency" office:currency="USD" office:value="6.94999999999999" calcext:value-type="currency">
            <text:p>$6.95</text:p>
          </table:table-cell>
          <table:table-cell table:style-name="ce102" table:formula="of:=[.E459]/[.D459]" office:value-type="float" office:value="1.26164558203393" calcext:value-type="float">
            <text:p>1.261645582033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243-2</text:p>
          </table:table-cell>
          <table:table-cell table:number-columns-repeated="2" table:style-name="ce82" office:value-type="currency" office:currency="USD" office:value="276" calcext:value-type="currency">
            <text:p>$276.00</text:p>
          </table:table-cell>
          <table:table-cell table:style-name="ce123" office:value-type="currency" office:currency="USD" office:value="231.6" calcext:value-type="currency">
            <text:p>$231.60</text:p>
          </table:table-cell>
          <table:table-cell table:style-name="ce123" office:value-type="currency" office:currency="USD" office:value="281.95" calcext:value-type="currency">
            <text:p>$281.95</text:p>
          </table:table-cell>
          <table:table-cell table:style-name="ce123" table:formula="of:=[.E460]-[.B460]" office:value-type="currency" office:currency="USD" office:value="5.94999999999999" calcext:value-type="currency">
            <text:p>$5.95</text:p>
          </table:table-cell>
          <table:table-cell table:style-name="ce102" table:formula="of:=[.E460]/[.D460]" office:value-type="float" office:value="1.21740069084629" calcext:value-type="float">
            <text:p>1.2174006908462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244-2</text:p>
          </table:table-cell>
          <table:table-cell table:number-columns-repeated="2" table:style-name="ce82" office:value-type="currency" office:currency="USD" office:value="313" calcext:value-type="currency">
            <text:p>$313.00</text:p>
          </table:table-cell>
          <table:table-cell table:style-name="ce123" office:value-type="currency" office:currency="USD" office:value="262.43" calcext:value-type="currency">
            <text:p>$262.43</text:p>
          </table:table-cell>
          <table:table-cell table:style-name="ce123" office:value-type="currency" office:currency="USD" office:value="318.95" calcext:value-type="currency">
            <text:p>$318.95</text:p>
          </table:table-cell>
          <table:table-cell table:style-name="ce123" table:formula="of:=[.E461]-[.B461]" office:value-type="currency" office:currency="USD" office:value="5.94999999999999" calcext:value-type="currency">
            <text:p>$5.95</text:p>
          </table:table-cell>
          <table:table-cell table:style-name="ce102" table:formula="of:=[.E461]/[.D461]" office:value-type="float" office:value="1.21537171817247" calcext:value-type="float">
            <text:p>1.2153717181724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304-2</text:p>
          </table:table-cell>
          <table:table-cell table:number-columns-repeated="2" table:style-name="ce82" office:value-type="currency" office:currency="USD" office:value="337" calcext:value-type="currency">
            <text:p>$337.00</text:p>
          </table:table-cell>
          <table:table-cell table:style-name="ce123" office:value-type="currency" office:currency="USD" office:value="282.53" calcext:value-type="currency">
            <text:p>$282.53</text:p>
          </table:table-cell>
          <table:table-cell table:style-name="ce123" office:value-type="currency" office:currency="USD" office:value="343.95" calcext:value-type="currency">
            <text:p>$343.95</text:p>
          </table:table-cell>
          <table:table-cell table:style-name="ce123" table:formula="of:=[.E462]-[.B462]" office:value-type="currency" office:currency="USD" office:value="6.94999999999999" calcext:value-type="currency">
            <text:p>$6.95</text:p>
          </table:table-cell>
          <table:table-cell table:style-name="ce102" table:formula="of:=[.E462]/[.D462]" office:value-type="float" office:value="1.21739284323789" calcext:value-type="float">
            <text:p>1.217392843237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305-2</text:p>
          </table:table-cell>
          <table:table-cell table:number-columns-repeated="2" table:style-name="ce82" office:value-type="currency" office:currency="USD" office:value="393" calcext:value-type="currency">
            <text:p>$393.00</text:p>
          </table:table-cell>
          <table:table-cell table:style-name="ce123" office:value-type="currency" office:currency="USD" office:value="329.19" calcext:value-type="currency">
            <text:p>$329.19</text:p>
          </table:table-cell>
          <table:table-cell table:style-name="ce123" office:value-type="currency" office:currency="USD" office:value="400.95" calcext:value-type="currency">
            <text:p>$400.95</text:p>
          </table:table-cell>
          <table:table-cell table:style-name="ce123" table:formula="of:=[.E463]-[.B463]" office:value-type="currency" office:currency="USD" office:value="7.94999999999999" calcext:value-type="currency">
            <text:p>$7.95</text:p>
          </table:table-cell>
          <table:table-cell table:style-name="ce102" table:formula="of:=[.E463]/[.D463]" office:value-type="float" office:value="1.21798961086303" calcext:value-type="float">
            <text:p>1.2179896108630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243-2</text:p>
          </table:table-cell>
          <table:table-cell table:number-columns-repeated="2" table:style-name="ce82" office:value-type="currency" office:currency="USD" office:value="312" calcext:value-type="currency">
            <text:p>$312.00</text:p>
          </table:table-cell>
          <table:table-cell table:style-name="ce123" office:value-type="currency" office:currency="USD" office:value="262.38" calcext:value-type="currency">
            <text:p>$262.38</text:p>
          </table:table-cell>
          <table:table-cell table:style-name="ce123" office:value-type="currency" office:currency="USD" office:value="318.95" calcext:value-type="currency">
            <text:p>$318.95</text:p>
          </table:table-cell>
          <table:table-cell table:style-name="ce123" table:formula="of:=[.E464]-[.B464]" office:value-type="currency" office:currency="USD" office:value="6.94999999999999" calcext:value-type="currency">
            <text:p>$6.95</text:p>
          </table:table-cell>
          <table:table-cell table:style-name="ce102" table:formula="of:=[.E464]/[.D464]" office:value-type="float" office:value="1.21560332342404" calcext:value-type="float">
            <text:p>1.215603323424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244-2</text:p>
          </table:table-cell>
          <table:table-cell table:number-columns-repeated="2" table:style-name="ce82" office:value-type="currency" office:currency="USD" office:value="349" calcext:value-type="currency">
            <text:p>$349.00</text:p>
          </table:table-cell>
          <table:table-cell table:style-name="ce123" office:value-type="currency" office:currency="USD" office:value="292.49" calcext:value-type="currency">
            <text:p>$292.49</text:p>
          </table:table-cell>
          <table:table-cell table:style-name="ce123" office:value-type="currency" office:currency="USD" office:value="355.95" calcext:value-type="currency">
            <text:p>$355.95</text:p>
          </table:table-cell>
          <table:table-cell table:style-name="ce123" table:formula="of:=[.E465]-[.B465]" office:value-type="currency" office:currency="USD" office:value="6.94999999999999" calcext:value-type="currency">
            <text:p>$6.95</text:p>
          </table:table-cell>
          <table:table-cell table:style-name="ce102" table:formula="of:=[.E465]/[.D465]" office:value-type="float" office:value="1.21696468255325" calcext:value-type="float">
            <text:p>1.2169646825532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304-2</text:p>
          </table:table-cell>
          <table:table-cell table:number-columns-repeated="2" table:style-name="ce82" office:value-type="currency" office:currency="USD" office:value="373" calcext:value-type="currency">
            <text:p>$373.00</text:p>
          </table:table-cell>
          <table:table-cell table:style-name="ce123" office:value-type="currency" office:currency="USD" office:value="312.59" calcext:value-type="currency">
            <text:p>$312.59</text:p>
          </table:table-cell>
          <table:table-cell table:style-name="ce123" office:value-type="currency" office:currency="USD" office:value="379.95" calcext:value-type="currency">
            <text:p>$379.95</text:p>
          </table:table-cell>
          <table:table-cell table:style-name="ce123" table:formula="of:=[.E466]-[.B466]" office:value-type="currency" office:currency="USD" office:value="6.94999999999999" calcext:value-type="currency">
            <text:p>$6.95</text:p>
          </table:table-cell>
          <table:table-cell table:style-name="ce102" table:formula="of:=[.E466]/[.D466]" office:value-type="float" office:value="1.2154899388976" calcext:value-type="float">
            <text:p>1.21548993889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305-2</text:p>
          </table:table-cell>
          <table:table-cell table:number-columns-repeated="2" table:style-name="ce82" office:value-type="currency" office:currency="USD" office:value="426" calcext:value-type="currency">
            <text:p>$426.00</text:p>
          </table:table-cell>
          <table:table-cell table:style-name="ce123" office:value-type="currency" office:currency="USD" office:value="356.27" calcext:value-type="currency">
            <text:p>$356.27</text:p>
          </table:table-cell>
          <table:table-cell table:style-name="ce123" office:value-type="currency" office:currency="USD" office:value="433.95" calcext:value-type="currency">
            <text:p>$433.95</text:p>
          </table:table-cell>
          <table:table-cell table:style-name="ce123" table:formula="of:=[.E467]-[.B467]" office:value-type="currency" office:currency="USD" office:value="7.94999999999999" calcext:value-type="currency">
            <text:p>$7.95</text:p>
          </table:table-cell>
          <table:table-cell table:style-name="ce102" table:formula="of:=[.E467]/[.D467]" office:value-type="float" office:value="1.21803688213995" calcext:value-type="float">
            <text:p>1.2180368821399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243-3</text:p>
          </table:table-cell>
          <table:table-cell table:number-columns-repeated="2" table:style-name="ce82" office:value-type="currency" office:currency="USD" office:value="307" calcext:value-type="currency">
            <text:p>$307.00</text:p>
          </table:table-cell>
          <table:table-cell table:style-name="ce123" office:value-type="currency" office:currency="USD" office:value="239.71" calcext:value-type="currency">
            <text:p>$239.71</text:p>
          </table:table-cell>
          <table:table-cell table:style-name="ce123" office:value-type="currency" office:currency="USD" office:value="314.95" calcext:value-type="currency">
            <text:p>$314.95</text:p>
          </table:table-cell>
          <table:table-cell table:style-name="ce123" table:formula="of:=[.E468]-[.B468]" office:value-type="currency" office:currency="USD" office:value="7.94999999999999" calcext:value-type="currency">
            <text:p>$7.95</text:p>
          </table:table-cell>
          <table:table-cell table:style-name="ce102" table:formula="of:=[.E468]/[.D468]" office:value-type="float" office:value="1.31387927078553" calcext:value-type="float">
            <text:p>1.313879270785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244-3</text:p>
          </table:table-cell>
          <table:table-cell table:number-columns-repeated="2" table:style-name="ce82" office:value-type="currency" office:currency="USD" office:value="355" calcext:value-type="currency">
            <text:p>$355.00</text:p>
          </table:table-cell>
          <table:table-cell table:style-name="ce123" office:value-type="currency" office:currency="USD" office:value="277.77" calcext:value-type="currency">
            <text:p>$277.77</text:p>
          </table:table-cell>
          <table:table-cell table:style-name="ce123" office:value-type="currency" office:currency="USD" office:value="363.95" calcext:value-type="currency">
            <text:p>$363.95</text:p>
          </table:table-cell>
          <table:table-cell table:style-name="ce123" table:formula="of:=[.E469]-[.B469]" office:value-type="currency" office:currency="USD" office:value="8.94999999999999" calcext:value-type="currency">
            <text:p>$8.95</text:p>
          </table:table-cell>
          <table:table-cell table:style-name="ce102" table:formula="of:=[.E469]/[.D469]" office:value-type="float" office:value="1.31025668718724" calcext:value-type="float">
            <text:p>1.310256687187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304-3</text:p>
          </table:table-cell>
          <table:table-cell table:number-columns-repeated="2" table:style-name="ce82" office:value-type="currency" office:currency="USD" office:value="393" calcext:value-type="currency">
            <text:p>$393.00</text:p>
          </table:table-cell>
          <table:table-cell table:style-name="ce123" office:value-type="currency" office:currency="USD" office:value="306.84" calcext:value-type="currency">
            <text:p>$306.84</text:p>
          </table:table-cell>
          <table:table-cell table:style-name="ce123" office:value-type="currency" office:currency="USD" office:value="401.95" calcext:value-type="currency">
            <text:p>$401.95</text:p>
          </table:table-cell>
          <table:table-cell table:style-name="ce123" table:formula="of:=[.E470]-[.B470]" office:value-type="currency" office:currency="USD" office:value="8.94999999999999" calcext:value-type="currency">
            <text:p>$8.95</text:p>
          </table:table-cell>
          <table:table-cell table:style-name="ce102" table:formula="of:=[.E470]/[.D470]" office:value-type="float" office:value="1.30996610611394" calcext:value-type="float">
            <text:p>1.3099661061139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MS305-3</text:p>
          </table:table-cell>
          <table:table-cell table:number-columns-repeated="2" table:style-name="ce82" office:value-type="currency" office:currency="USD" office:value="456" calcext:value-type="currency">
            <text:p>$456.00</text:p>
          </table:table-cell>
          <table:table-cell table:style-name="ce123" office:value-type="currency" office:currency="USD" office:value="355.51" calcext:value-type="currency">
            <text:p>$355.51</text:p>
          </table:table-cell>
          <table:table-cell table:style-name="ce123" office:value-type="currency" office:currency="USD" office:value="465.95" calcext:value-type="currency">
            <text:p>$465.95</text:p>
          </table:table-cell>
          <table:table-cell table:style-name="ce123" table:formula="of:=[.E471]-[.B471]" office:value-type="currency" office:currency="USD" office:value="9.94999999999999" calcext:value-type="currency">
            <text:p>$9.95</text:p>
          </table:table-cell>
          <table:table-cell table:style-name="ce102" table:formula="of:=[.E471]/[.D471]" office:value-type="float" office:value="1.31065230232624" calcext:value-type="float">
            <text:p>1.310652302326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243-3</text:p>
          </table:table-cell>
          <table:table-cell table:number-columns-repeated="2" table:style-name="ce82" office:value-type="currency" office:currency="USD" office:value="318" calcext:value-type="currency">
            <text:p>$318.00</text:p>
          </table:table-cell>
          <table:table-cell table:style-name="ce123" office:value-type="currency" office:currency="USD" office:value="259.32" calcext:value-type="currency">
            <text:p>$259.32</text:p>
          </table:table-cell>
          <table:table-cell table:style-name="ce123" office:value-type="currency" office:currency="USD" office:value="324.95" calcext:value-type="currency">
            <text:p>$324.95</text:p>
          </table:table-cell>
          <table:table-cell table:style-name="ce123" table:formula="of:=[.E472]-[.B472]" office:value-type="currency" office:currency="USD" office:value="6.94999999999999" calcext:value-type="currency">
            <text:p>$6.95</text:p>
          </table:table-cell>
          <table:table-cell table:style-name="ce102" table:formula="of:=[.E472]/[.D472]" office:value-type="float" office:value="1.25308499151627" calcext:value-type="float">
            <text:p>1.2530849915162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244-3</text:p>
          </table:table-cell>
          <table:table-cell table:number-columns-repeated="2" table:style-name="ce82" office:value-type="currency" office:currency="USD" office:value="368" calcext:value-type="currency">
            <text:p>$368.00</text:p>
          </table:table-cell>
          <table:table-cell table:style-name="ce123" office:value-type="currency" office:currency="USD" office:value="299.66" calcext:value-type="currency">
            <text:p>$299.66</text:p>
          </table:table-cell>
          <table:table-cell table:style-name="ce123" office:value-type="currency" office:currency="USD" office:value="374.95" calcext:value-type="currency">
            <text:p>$374.95</text:p>
          </table:table-cell>
          <table:table-cell table:style-name="ce123" table:formula="of:=[.E473]-[.B473]" office:value-type="currency" office:currency="USD" office:value="6.94999999999999" calcext:value-type="currency">
            <text:p>$6.95</text:p>
          </table:table-cell>
          <table:table-cell table:style-name="ce102" table:formula="of:=[.E473]/[.D473]" office:value-type="float" office:value="1.25125141827404" calcext:value-type="float">
            <text:p>1.251251418274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304-3</text:p>
          </table:table-cell>
          <table:table-cell table:number-columns-repeated="2" table:style-name="ce82" office:value-type="currency" office:currency="USD" office:value="405" calcext:value-type="currency">
            <text:p>$405.00</text:p>
          </table:table-cell>
          <table:table-cell table:style-name="ce123" office:value-type="currency" office:currency="USD" office:value="321.03" calcext:value-type="currency">
            <text:p>$321.03</text:p>
          </table:table-cell>
          <table:table-cell table:style-name="ce123" office:value-type="currency" office:currency="USD" office:value="412.95" calcext:value-type="currency">
            <text:p>$412.95</text:p>
          </table:table-cell>
          <table:table-cell table:style-name="ce123" table:formula="of:=[.E474]-[.B474]" office:value-type="currency" office:currency="USD" office:value="7.94999999999999" calcext:value-type="currency">
            <text:p>$7.95</text:p>
          </table:table-cell>
          <table:table-cell table:style-name="ce102" table:formula="of:=[.E474]/[.D474]" office:value-type="float" office:value="1.28632838052518" calcext:value-type="float">
            <text:p>1.286328380525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6MS305-3</text:p>
          </table:table-cell>
          <table:table-cell table:number-columns-repeated="2" table:style-name="ce82" office:value-type="currency" office:currency="USD" office:value="472" calcext:value-type="currency">
            <text:p>$472.00</text:p>
          </table:table-cell>
          <table:table-cell table:style-name="ce123" office:value-type="currency" office:currency="USD" office:value="374.08" calcext:value-type="currency">
            <text:p>$374.08</text:p>
          </table:table-cell>
          <table:table-cell table:style-name="ce123" office:value-type="currency" office:currency="USD" office:value="480.95" calcext:value-type="currency">
            <text:p>$480.95</text:p>
          </table:table-cell>
          <table:table-cell table:style-name="ce123" table:formula="of:=[.E475]-[.B475]" office:value-type="currency" office:currency="USD" office:value="8.94999999999999" calcext:value-type="currency">
            <text:p>$8.95</text:p>
          </table:table-cell>
          <table:table-cell table:style-name="ce102" table:formula="of:=[.E475]/[.D475]" office:value-type="float" office:value="1.2856875534645" calcext:value-type="float">
            <text:p>1.28568755346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243-3</text:p>
          </table:table-cell>
          <table:table-cell table:number-columns-repeated="2" table:style-name="ce82" office:value-type="currency" office:currency="USD" office:value="355" calcext:value-type="currency">
            <text:p>$355.00</text:p>
          </table:table-cell>
          <table:table-cell table:style-name="ce123" office:value-type="currency" office:currency="USD" office:value="297.5" calcext:value-type="currency">
            <text:p>$297.50</text:p>
          </table:table-cell>
          <table:table-cell table:style-name="ce123" office:value-type="currency" office:currency="USD" office:value="361.95" calcext:value-type="currency">
            <text:p>$361.95</text:p>
          </table:table-cell>
          <table:table-cell table:style-name="ce123" table:formula="of:=[.E476]-[.B476]" office:value-type="currency" office:currency="USD" office:value="6.94999999999999" calcext:value-type="currency">
            <text:p>$6.95</text:p>
          </table:table-cell>
          <table:table-cell table:style-name="ce102" table:formula="of:=[.E476]/[.D476]" office:value-type="float" office:value="1.21663865546218" calcext:value-type="float">
            <text:p>1.216638655462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244-3</text:p>
          </table:table-cell>
          <table:table-cell table:number-columns-repeated="2" table:style-name="ce82" office:value-type="currency" office:currency="USD" office:value="402" calcext:value-type="currency">
            <text:p>$402.00</text:p>
          </table:table-cell>
          <table:table-cell table:style-name="ce123" office:value-type="currency" office:currency="USD" office:value="338.28" calcext:value-type="currency">
            <text:p>$338.28</text:p>
          </table:table-cell>
          <table:table-cell table:style-name="ce123" office:value-type="currency" office:currency="USD" office:value="410.95" calcext:value-type="currency">
            <text:p>$410.95</text:p>
          </table:table-cell>
          <table:table-cell table:style-name="ce123" table:formula="of:=[.E477]-[.B477]" office:value-type="currency" office:currency="USD" office:value="8.94999999999999" calcext:value-type="currency">
            <text:p>$8.95</text:p>
          </table:table-cell>
          <table:table-cell table:style-name="ce102" table:formula="of:=[.E477]/[.D477]" office:value-type="float" office:value="1.21482204091285" calcext:value-type="float">
            <text:p>1.214822040912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304-3</text:p>
          </table:table-cell>
          <table:table-cell table:number-columns-repeated="2" table:style-name="ce82" office:value-type="currency" office:currency="USD" office:value="439" calcext:value-type="currency">
            <text:p>$439.00</text:p>
          </table:table-cell>
          <table:table-cell table:style-name="ce123" office:value-type="currency" office:currency="USD" office:value="359.17" calcext:value-type="currency">
            <text:p>$359.17</text:p>
          </table:table-cell>
          <table:table-cell table:style-name="ce123" office:value-type="currency" office:currency="USD" office:value="448.95" calcext:value-type="currency">
            <text:p>$448.95</text:p>
          </table:table-cell>
          <table:table-cell table:style-name="ce123" table:formula="of:=[.E478]-[.B478]" office:value-type="currency" office:currency="USD" office:value="9.94999999999999" calcext:value-type="currency">
            <text:p>$9.95</text:p>
          </table:table-cell>
          <table:table-cell table:style-name="ce102" table:formula="of:=[.E478]/[.D478]" office:value-type="float" office:value="1.24996519753877" calcext:value-type="float">
            <text:p>1.249965197538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8MS305-3</text:p>
          </table:table-cell>
          <table:table-cell table:number-columns-repeated="2" table:style-name="ce82" office:value-type="currency" office:currency="USD" office:value="505" calcext:value-type="currency">
            <text:p>$505.00</text:p>
          </table:table-cell>
          <table:table-cell table:style-name="ce123" office:value-type="currency" office:currency="USD" office:value="409.87" calcext:value-type="currency">
            <text:p>$409.87</text:p>
          </table:table-cell>
          <table:table-cell table:style-name="ce123" office:value-type="currency" office:currency="USD" office:value="513" calcext:value-type="currency">
            <text:p>$513.00</text:p>
          </table:table-cell>
          <table:table-cell table:style-name="ce123" table:formula="of:=[.E479]-[.B479]" office:value-type="currency" office:currency="USD" office:value="8" calcext:value-type="currency">
            <text:p>$8.00</text:p>
          </table:table-cell>
          <table:table-cell table:style-name="ce102" table:formula="of:=[.E479]/[.D479]" office:value-type="float" office:value="1.25161636616488" calcext:value-type="float">
            <text:p>1.251616366164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Modular Drum Storage Rack</text:p>
          </table:table-cell>
          <table:table-cell table:number-columns-repeated="4"/>
          <table:table-cell table:style-name="ce123"/>
          <table:table-cell table:style-name="ce102" table:number-columns-repeated="2"/>
          <table:table-cell table:number-columns-repeated="1016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1</text:p>
          </table:table-cell>
          <table:table-cell table:number-columns-repeated="2" table:style-name="ce82" office:value-type="currency" office:currency="USD" office:value="95" calcext:value-type="currency">
            <text:p>$95.00</text:p>
          </table:table-cell>
          <table:table-cell table:style-name="ce123" office:value-type="currency" office:currency="USD" office:value="65.9" calcext:value-type="currency">
            <text:p>$65.90</text:p>
          </table:table-cell>
          <table:table-cell table:style-name="ce123" office:value-type="currency" office:currency="USD" office:value="101.78" calcext:value-type="currency">
            <text:p>$101.78</text:p>
          </table:table-cell>
          <table:table-cell table:style-name="ce123" table:formula="of:=[.E483]-[.B483]" office:value-type="currency" office:currency="USD" office:value="6.78" calcext:value-type="currency">
            <text:p>$6.78</text:p>
          </table:table-cell>
          <table:table-cell table:style-name="ce102" table:formula="of:=[.E483]/[.D483]" office:value-type="float" office:value="1.54446130500759" calcext:value-type="float">
            <text:p>1.54446130500759</text:p>
          </table:table-cell>
          <table:table-cell table:style-name="ce102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2W</text:p>
          </table:table-cell>
          <table:table-cell table:number-columns-repeated="2" table:style-name="ce82" office:value-type="currency" office:currency="USD" office:value="136" calcext:value-type="currency">
            <text:p>$136.00</text:p>
          </table:table-cell>
          <table:table-cell table:style-name="ce123" office:value-type="currency" office:currency="USD" office:value="92.98" calcext:value-type="currency">
            <text:p>$92.98</text:p>
          </table:table-cell>
          <table:table-cell table:style-name="ce123" office:value-type="currency" office:currency="USD" office:value="143.66" calcext:value-type="currency">
            <text:p>$143.66</text:p>
          </table:table-cell>
          <table:table-cell table:style-name="ce123" table:formula="of:=[.E484]-[.B484]" office:value-type="currency" office:currency="USD" office:value="7.66" calcext:value-type="currency">
            <text:p>$7.66</text:p>
          </table:table-cell>
          <table:table-cell table:style-name="ce102" table:formula="of:=[.E484]/[.D484]" office:value-type="float" office:value="1.54506345450635" calcext:value-type="float">
            <text:p>1.54506345450635</text:p>
          </table:table-cell>
          <table:table-cell table:style-name="ce102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2D</text:p>
          </table:table-cell>
          <table:table-cell table:number-columns-repeated="2" table:style-name="ce82" office:value-type="currency" office:currency="USD" office:value="156" calcext:value-type="currency">
            <text:p>$156.00</text:p>
          </table:table-cell>
          <table:table-cell table:style-name="ce123" office:value-type="currency" office:currency="USD" office:value="107.19" calcext:value-type="currency">
            <text:p>$107.19</text:p>
          </table:table-cell>
          <table:table-cell table:style-name="ce123" office:value-type="currency" office:currency="USD" office:value="165.58" calcext:value-type="currency">
            <text:p>$165.58</text:p>
          </table:table-cell>
          <table:table-cell table:style-name="ce123" table:formula="of:=[.E485]-[.B485]" office:value-type="currency" office:currency="USD" office:value="9.58000000000001" calcext:value-type="currency">
            <text:p>$9.58</text:p>
          </table:table-cell>
          <table:table-cell table:style-name="ce102" table:formula="of:=[.E485]/[.D485]" office:value-type="float" office:value="1.5447336505271" calcext:value-type="float">
            <text:p>1.5447336505271</text:p>
          </table:table-cell>
          <table:table-cell table:style-name="ce102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4</text:p>
          </table:table-cell>
          <table:table-cell table:number-columns-repeated="2" table:style-name="ce82" office:value-type="currency" office:currency="USD" office:value="263" calcext:value-type="currency">
            <text:p>$263.00</text:p>
          </table:table-cell>
          <table:table-cell table:style-name="ce123" office:value-type="currency" office:currency="USD" office:value="171.72" calcext:value-type="currency">
            <text:p>$171.72</text:p>
          </table:table-cell>
          <table:table-cell table:style-name="ce123" office:value-type="currency" office:currency="USD" office:value="273.4" calcext:value-type="currency">
            <text:p>$273.40</text:p>
          </table:table-cell>
          <table:table-cell table:style-name="ce123" table:formula="of:=[.E486]-[.B486]" office:value-type="currency" office:currency="USD" office:value="10.4" calcext:value-type="currency">
            <text:p>$10.40</text:p>
          </table:table-cell>
          <table:table-cell table:style-name="ce102" table:formula="of:=[.E486]/[.D486]" office:value-type="float" office:value="1.59212671791288" calcext:value-type="float">
            <text:p>1.59212671791288</text:p>
          </table:table-cell>
          <table:table-cell table:style-name="ce102" office:value-type="string" calcext:value-type="string">
            <text:p>sodyinc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P</text:p>
          </table:table-cell>
          <table:table-cell table:number-columns-repeated="2" table:style-name="ce82" office:value-type="currency" office:currency="USD" office:value="125" calcext:value-type="currency">
            <text:p>$125.00</text:p>
          </table:table-cell>
          <table:table-cell table:style-name="ce123" office:value-type="currency" office:currency="USD" office:value="79.79" calcext:value-type="currency">
            <text:p>$79.79</text:p>
          </table:table-cell>
          <table:table-cell table:style-name="ce123"/>
          <table:table-cell table:style-name="ce123" table:formula="of:=[.E487]-[.B487]" office:value-type="currency" office:currency="USD" office:value="-125" calcext:value-type="currency">
            <text:p>-$125.00</text:p>
          </table:table-cell>
          <table:table-cell table:style-name="ce102" table:formula="of:=[.E487]/[.D48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F1</text:p>
          </table:table-cell>
          <table:table-cell table:number-columns-repeated="2" table:style-name="ce82" office:value-type="currency" office:currency="USD" office:value="52" calcext:value-type="currency">
            <text:p>$52.00</text:p>
          </table:table-cell>
          <table:table-cell table:style-name="ce123" office:value-type="currency" office:currency="USD" office:value="30.43" calcext:value-type="currency">
            <text:p>$30.43</text:p>
          </table:table-cell>
          <table:table-cell table:style-name="ce123"/>
          <table:table-cell table:style-name="ce123" table:formula="of:=[.E488]-[.B488]" office:value-type="currency" office:currency="USD" office:value="-52" calcext:value-type="currency">
            <text:p>-$52.00</text:p>
          </table:table-cell>
          <table:table-cell table:style-name="ce102" table:formula="of:=[.E488]/[.D488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DRF2</text:p>
          </table:table-cell>
          <table:table-cell table:number-columns-repeated="2" table:style-name="ce82" office:value-type="currency" office:currency="USD" office:value="83" calcext:value-type="currency">
            <text:p>$83.00</text:p>
          </table:table-cell>
          <table:table-cell table:style-name="ce123" office:value-type="currency" office:currency="USD" office:value="50.77" calcext:value-type="currency">
            <text:p>$50.77</text:p>
          </table:table-cell>
          <table:table-cell table:style-name="ce123"/>
          <table:table-cell table:style-name="ce123" table:formula="of:=[.E489]-[.B489]" office:value-type="currency" office:currency="USD" office:value="-83" calcext:value-type="currency">
            <text:p>-$83.00</text:p>
          </table:table-cell>
          <table:table-cell table:style-name="ce102" table:formula="of:=[.E489]/[.D48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Modular Protective Railing System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OR-4</text:p>
          </table:table-cell>
          <table:table-cell table:number-columns-repeated="2" table:style-name="ce82" office:value-type="currency" office:currency="USD" office:value="69" calcext:value-type="currency">
            <text:p>$69.00</text:p>
          </table:table-cell>
          <table:table-cell table:style-name="ce123" office:value-type="currency" office:currency="USD" office:value="65.9" calcext:value-type="currency">
            <text:p>$65.90</text:p>
          </table:table-cell>
          <table:table-cell table:style-name="ce123" office:value-type="currency" office:currency="USD" office:value="70.95" calcext:value-type="currency">
            <text:p>$70.95</text:p>
          </table:table-cell>
          <table:table-cell table:style-name="ce123" table:formula="of:=[.E493]-[.B493]" office:value-type="currency" office:currency="USD" office:value="1.95" calcext:value-type="currency">
            <text:p>$1.95</text:p>
          </table:table-cell>
          <table:table-cell table:style-name="ce102" table:formula="of:=[.E493]/[.D493]" office:value-type="float" office:value="1.07663125948407" calcext:value-type="float">
            <text:p>1.0766312594840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OR-6</text:p>
          </table:table-cell>
          <table:table-cell table:number-columns-repeated="2" table:style-name="ce82" office:value-type="currency" office:currency="USD" office:value="59" calcext:value-type="currency">
            <text:p>$59.00</text:p>
          </table:table-cell>
          <table:table-cell table:style-name="ce123" office:value-type="currency" office:currency="USD" office:value="54.85" calcext:value-type="currency">
            <text:p>$54.85</text:p>
          </table:table-cell>
          <table:table-cell table:style-name="ce123" office:value-type="currency" office:currency="USD" office:value="71.34" calcext:value-type="currency">
            <text:p>$71.34</text:p>
          </table:table-cell>
          <table:table-cell table:style-name="ce123" table:formula="of:=[.E494]-[.B494]" office:value-type="currency" office:currency="USD" office:value="12.34" calcext:value-type="currency">
            <text:p>$12.34</text:p>
          </table:table-cell>
          <table:table-cell table:style-name="ce102" table:formula="of:=[.E494]/[.D494]" office:value-type="float" office:value="1.30063810391978" calcext:value-type="float">
            <text:p>1.3006381039197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OR-8</text:p>
          </table:table-cell>
          <table:table-cell table:number-columns-repeated="2" table:style-name="ce82" office:value-type="currency" office:currency="USD" office:value="84" calcext:value-type="currency">
            <text:p>$84.00</text:p>
          </table:table-cell>
          <table:table-cell table:style-name="ce123" office:value-type="currency" office:currency="USD" office:value="66.67" calcext:value-type="currency">
            <text:p>$66.67</text:p>
          </table:table-cell>
          <table:table-cell table:style-name="ce123" office:value-type="currency" office:currency="USD" office:value="89.7" calcext:value-type="currency">
            <text:p>$89.70</text:p>
          </table:table-cell>
          <table:table-cell table:style-name="ce123" table:formula="of:=[.E495]-[.B495]" office:value-type="currency" office:currency="USD" office:value="5.7" calcext:value-type="currency">
            <text:p>$5.70</text:p>
          </table:table-cell>
          <table:table-cell table:style-name="ce102" table:formula="of:=[.E495]/[.D495]" office:value-type="float" office:value="1.34543272836358" calcext:value-type="float">
            <text:p>1.3454327283635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LOR-10</text:p>
          </table:table-cell>
          <table:table-cell table:number-columns-repeated="2" table:style-name="ce82" office:value-type="currency" office:currency="USD" office:value="103" calcext:value-type="currency">
            <text:p>$103.00</text:p>
          </table:table-cell>
          <table:table-cell table:style-name="ce123" office:value-type="currency" office:currency="USD" office:value="80.02" calcext:value-type="currency">
            <text:p>$80.02</text:p>
          </table:table-cell>
          <table:table-cell table:style-name="ce123" office:value-type="currency" office:currency="USD" office:value="108.05" calcext:value-type="currency">
            <text:p>$108.05</text:p>
          </table:table-cell>
          <table:table-cell table:style-name="ce123" table:formula="of:=[.E496]-[.B496]" office:value-type="currency" office:currency="USD" office:value="5.05" calcext:value-type="currency">
            <text:p>$5.05</text:p>
          </table:table-cell>
          <table:table-cell table:style-name="ce102" table:formula="of:=[.E496]/[.D496]" office:value-type="float" office:value="1.35028742814296" calcext:value-type="float">
            <text:p>1.3502874281429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RP21-EP</text:p>
          </table:table-cell>
          <table:table-cell table:number-columns-repeated="2" table:style-name="ce82" office:value-type="currency" office:currency="USD" office:value="70" calcext:value-type="currency">
            <text:p>$70.00</text:p>
          </table:table-cell>
          <table:table-cell table:style-name="ce123" office:value-type="currency" office:currency="USD" office:value="54.85" calcext:value-type="currency">
            <text:p>$54.85</text:p>
          </table:table-cell>
          <table:table-cell table:style-name="ce123" office:value-type="currency" office:currency="USD" office:value="75.23" calcext:value-type="currency">
            <text:p>$75.23</text:p>
          </table:table-cell>
          <table:table-cell table:style-name="ce123" table:formula="of:=[.E497]-[.B497]" office:value-type="currency" office:currency="USD" office:value="5.23" calcext:value-type="currency">
            <text:p>$5.23</text:p>
          </table:table-cell>
          <table:table-cell table:style-name="ce102" table:formula="of:=[.E497]/[.D497]" office:value-type="float" office:value="1.37155879671832" calcext:value-type="float">
            <text:p>1.3715587967183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RP21-FEP</text:p>
          </table:table-cell>
          <table:table-cell table:number-columns-repeated="2" table:style-name="ce82" office:value-type="currency" office:currency="USD" office:value="71" calcext:value-type="currency">
            <text:p>$71.00</text:p>
          </table:table-cell>
          <table:table-cell table:style-name="ce123" office:value-type="currency" office:currency="USD" office:value="55.96" calcext:value-type="currency">
            <text:p>$55.96</text:p>
          </table:table-cell>
          <table:table-cell table:style-name="ce123" office:value-type="currency" office:currency="USD" office:value="76.69" calcext:value-type="currency">
            <text:p>$76.69</text:p>
          </table:table-cell>
          <table:table-cell table:style-name="ce123" table:formula="of:=[.E498]-[.B498]" office:value-type="currency" office:currency="USD" office:value="5.69" calcext:value-type="currency">
            <text:p>$5.69</text:p>
          </table:table-cell>
          <table:table-cell table:style-name="ce102" table:formula="of:=[.E498]/[.D498]" office:value-type="float" office:value="1.3704431736955" calcext:value-type="float">
            <text:p>1.370443173695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RP21-LP</text:p>
          </table:table-cell>
          <table:table-cell table:number-columns-repeated="2" table:style-name="ce82" office:value-type="currency" office:currency="USD" office:value="76" calcext:value-type="currency">
            <text:p>$76.00</text:p>
          </table:table-cell>
          <table:table-cell table:style-name="ce123" office:value-type="currency" office:currency="USD" office:value="59.13" calcext:value-type="currency">
            <text:p>$59.13</text:p>
          </table:table-cell>
          <table:table-cell table:style-name="ce123" office:value-type="currency" office:currency="USD" office:value="81.04" calcext:value-type="currency">
            <text:p>$81.04</text:p>
          </table:table-cell>
          <table:table-cell table:style-name="ce123" table:formula="of:=[.E499]-[.B499]" office:value-type="currency" office:currency="USD" office:value="5.04000000000001" calcext:value-type="currency">
            <text:p>$5.04</text:p>
          </table:table-cell>
          <table:table-cell table:style-name="ce102" table:formula="of:=[.E499]/[.D499]" office:value-type="float" office:value="1.37053948926095" calcext:value-type="float">
            <text:p>1.3705394892609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RP21-CP</text:p>
          </table:table-cell>
          <table:table-cell table:number-columns-repeated="2" table:style-name="ce82" office:value-type="currency" office:currency="USD" office:value="77" calcext:value-type="currency">
            <text:p>$77.00</text:p>
          </table:table-cell>
          <table:table-cell table:style-name="ce123" office:value-type="currency" office:currency="USD" office:value="60.17" calcext:value-type="currency">
            <text:p>$60.17</text:p>
          </table:table-cell>
          <table:table-cell table:style-name="ce123" office:value-type="currency" office:currency="USD" office:value="82.51" calcext:value-type="currency">
            <text:p>$82.51</text:p>
          </table:table-cell>
          <table:table-cell table:style-name="ce123" table:formula="of:=[.E500]-[.B500]" office:value-type="currency" office:currency="USD" office:value="5.51000000000001" calcext:value-type="currency">
            <text:p>$5.51</text:p>
          </table:table-cell>
          <table:table-cell table:style-name="ce102" table:formula="of:=[.E500]/[.D500]" office:value-type="float" office:value="1.37128136945322" calcext:value-type="float">
            <text:p>1.3712813694532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RP21-3WP</text:p>
          </table:table-cell>
          <table:table-cell table:number-columns-repeated="2" table:style-name="ce82" office:value-type="currency" office:currency="USD" office:value="81" calcext:value-type="currency">
            <text:p>$81.00</text:p>
          </table:table-cell>
          <table:table-cell table:style-name="ce123" office:value-type="currency" office:currency="USD" office:value="63.34" calcext:value-type="currency">
            <text:p>$63.34</text:p>
          </table:table-cell>
          <table:table-cell table:style-name="ce123" office:value-type="currency" office:currency="USD" office:value="86.85" calcext:value-type="currency">
            <text:p>$86.85</text:p>
          </table:table-cell>
          <table:table-cell table:style-name="ce123" table:formula="of:=[.E501]-[.B501]" office:value-type="currency" office:currency="USD" office:value="5.84999999999999" calcext:value-type="currency">
            <text:p>$5.85</text:p>
          </table:table-cell>
          <table:table-cell table:style-name="ce102" table:formula="of:=[.E501]/[.D501]" office:value-type="float" office:value="1.37117145563625" calcext:value-type="float">
            <text:p>1.3711714556362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RP21-4WP</text:p>
          </table:table-cell>
          <table:table-cell table:number-columns-repeated="2" table:style-name="ce82" office:value-type="currency" office:currency="USD" office:value="89" calcext:value-type="currency">
            <text:p>$89.00</text:p>
          </table:table-cell>
          <table:table-cell table:style-name="ce123" office:value-type="currency" office:currency="USD" office:value="68.66" calcext:value-type="currency">
            <text:p>$68.66</text:p>
          </table:table-cell>
          <table:table-cell table:style-name="ce123" office:value-type="currency" office:currency="USD" office:value="94.11" calcext:value-type="currency">
            <text:p>$94.11</text:p>
          </table:table-cell>
          <table:table-cell table:style-name="ce123" table:formula="of:=[.E502]-[.B502]" office:value-type="currency" office:currency="USD" office:value="5.11" calcext:value-type="currency">
            <text:p>$5.11</text:p>
          </table:table-cell>
          <table:table-cell table:style-name="ce102" table:formula="of:=[.E502]/[.D502]" office:value-type="float" office:value="1.37066705505389" calcext:value-type="float">
            <text:p>1.3706670550538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RP45-EP</text:p>
          </table:table-cell>
          <table:table-cell table:number-columns-repeated="2" table:style-name="ce82" office:value-type="currency" office:currency="USD" office:value="101" calcext:value-type="currency">
            <text:p>$101.00</text:p>
          </table:table-cell>
          <table:table-cell table:style-name="ce123" office:value-type="currency" office:currency="USD" office:value="80.33" calcext:value-type="currency">
            <text:p>$80.33</text:p>
          </table:table-cell>
          <table:table-cell table:style-name="ce123" office:value-type="currency" office:currency="USD" office:value="106.07" calcext:value-type="currency">
            <text:p>$106.07</text:p>
          </table:table-cell>
          <table:table-cell table:style-name="ce123" table:formula="of:=[.E503]-[.B503]" office:value-type="currency" office:currency="USD" office:value="5.06999999999999" calcext:value-type="currency">
            <text:p>$5.07</text:p>
          </table:table-cell>
          <table:table-cell table:style-name="ce102" table:formula="of:=[.E503]/[.D503]" office:value-type="float" office:value="1.32042823353666" calcext:value-type="float">
            <text:p>1.3204282335366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RP45-FEP</text:p>
          </table:table-cell>
          <table:table-cell table:number-columns-repeated="2" table:style-name="ce82" office:value-type="currency" office:currency="USD" office:value="99" calcext:value-type="currency">
            <text:p>$99.00</text:p>
          </table:table-cell>
          <table:table-cell table:style-name="ce123" office:value-type="currency" office:currency="USD" office:value="80.8" calcext:value-type="currency">
            <text:p>$80.80</text:p>
          </table:table-cell>
          <table:table-cell table:style-name="ce123" office:value-type="currency" office:currency="USD" office:value="104.85" calcext:value-type="currency">
            <text:p>$104.85</text:p>
          </table:table-cell>
          <table:table-cell table:style-name="ce123" table:formula="of:=[.E504]-[.B504]" office:value-type="currency" office:currency="USD" office:value="5.84999999999999" calcext:value-type="currency">
            <text:p>$5.85</text:p>
          </table:table-cell>
          <table:table-cell table:style-name="ce102" table:formula="of:=[.E504]/[.D504]" office:value-type="float" office:value="1.29764851485149" calcext:value-type="float">
            <text:p>1.2976485148514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RP45-LP</text:p>
          </table:table-cell>
          <table:table-cell table:number-columns-repeated="2" table:style-name="ce82" office:value-type="currency" office:currency="USD" office:value="111" calcext:value-type="currency">
            <text:p>$111.00</text:p>
          </table:table-cell>
          <table:table-cell table:style-name="ce123" office:value-type="currency" office:currency="USD" office:value="88.34" calcext:value-type="currency">
            <text:p>$88.34</text:p>
          </table:table-cell>
          <table:table-cell table:style-name="ce123" office:value-type="currency" office:currency="USD" office:value="116.49" calcext:value-type="currency">
            <text:p>$116.49</text:p>
          </table:table-cell>
          <table:table-cell table:style-name="ce123" table:formula="of:=[.E505]-[.B505]" office:value-type="currency" office:currency="USD" office:value="5.49" calcext:value-type="currency">
            <text:p>$5.49</text:p>
          </table:table-cell>
          <table:table-cell table:style-name="ce102" table:formula="of:=[.E505]/[.D505]" office:value-type="float" office:value="1.31865519583428" calcext:value-type="float">
            <text:p>1.3186551958342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RP45-CP</text:p>
          </table:table-cell>
          <table:table-cell table:number-columns-repeated="2" table:style-name="ce82" office:value-type="currency" office:currency="USD" office:value="111" calcext:value-type="currency">
            <text:p>$111.00</text:p>
          </table:table-cell>
          <table:table-cell table:style-name="ce123" office:value-type="currency" office:currency="USD" office:value="89.14" calcext:value-type="currency">
            <text:p>$89.14</text:p>
          </table:table-cell>
          <table:table-cell table:style-name="ce123" office:value-type="currency" office:currency="USD" office:value="116.49" calcext:value-type="currency">
            <text:p>$116.49</text:p>
          </table:table-cell>
          <table:table-cell table:style-name="ce123" table:formula="of:=[.E506]-[.B506]" office:value-type="currency" office:currency="USD" office:value="5.49" calcext:value-type="currency">
            <text:p>$5.49</text:p>
          </table:table-cell>
          <table:table-cell table:style-name="ce102" table:formula="of:=[.E506]/[.D506]" office:value-type="float" office:value="1.3068207314337" calcext:value-type="float">
            <text:p>1.306820731433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RP45-3WP</text:p>
          </table:table-cell>
          <table:table-cell table:number-columns-repeated="2" table:style-name="ce82" office:value-type="currency" office:currency="USD" office:value="121" calcext:value-type="currency">
            <text:p>$121.00</text:p>
          </table:table-cell>
          <table:table-cell table:style-name="ce123" office:value-type="currency" office:currency="USD" office:value="97.39" calcext:value-type="currency">
            <text:p>$97.39</text:p>
          </table:table-cell>
          <table:table-cell table:style-name="ce123" office:value-type="currency" office:currency="USD" office:value="126.64" calcext:value-type="currency">
            <text:p>$126.64</text:p>
          </table:table-cell>
          <table:table-cell table:style-name="ce123" table:formula="of:=[.E507]-[.B507]" office:value-type="currency" office:currency="USD" office:value="5.64" calcext:value-type="currency">
            <text:p>$5.64</text:p>
          </table:table-cell>
          <table:table-cell table:style-name="ce102" table:formula="of:=[.E507]/[.D507]" office:value-type="float" office:value="1.3003388438238" calcext:value-type="float">
            <text:p>1.300338843823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RP45-4WP</text:p>
          </table:table-cell>
          <table:table-cell table:number-columns-repeated="2" table:style-name="ce82" office:value-type="currency" office:currency="USD" office:value="133" calcext:value-type="currency">
            <text:p>$133.00</text:p>
          </table:table-cell>
          <table:table-cell table:style-name="ce123" office:value-type="currency" office:currency="USD" office:value="100.73" calcext:value-type="currency">
            <text:p>$100.73</text:p>
          </table:table-cell>
          <table:table-cell table:style-name="ce123" office:value-type="currency" office:currency="USD" office:value="139.72" calcext:value-type="currency">
            <text:p>$139.72</text:p>
          </table:table-cell>
          <table:table-cell table:style-name="ce123" table:formula="of:=[.E508]-[.B508]" office:value-type="currency" office:currency="USD" office:value="6.72" calcext:value-type="currency">
            <text:p>$6.72</text:p>
          </table:table-cell>
          <table:table-cell table:style-name="ce102" table:formula="of:=[.E508]/[.D508]" office:value-type="float" office:value="1.38707435719249" calcext:value-type="float">
            <text:p>1.3870743571924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Open-Mesh Security Tru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2460R</text:p>
          </table:table-cell>
          <table:table-cell table:number-columns-repeated="2" table:style-name="ce82" office:value-type="currency" office:currency="USD" office:value="919" calcext:value-type="currency">
            <text:p>$919.00</text:p>
          </table:table-cell>
          <table:table-cell table:style-name="ce123" office:value-type="currency" office:currency="USD" office:value="608.31" calcext:value-type="currency">
            <text:p>$608.31</text:p>
          </table:table-cell>
          <table:table-cell table:style-name="ce123" office:value-type="currency" office:currency="USD" office:value="933" calcext:value-type="currency">
            <text:p>$933.00</text:p>
          </table:table-cell>
          <table:table-cell table:style-name="ce123" table:formula="of:=[.E512]-[.B512]" office:value-type="currency" office:currency="USD" office:value="14" calcext:value-type="currency">
            <text:p>$14.00</text:p>
          </table:table-cell>
          <table:table-cell table:style-name="ce102" table:formula="of:=[.E512]/[.D512]" office:value-type="float" office:value="1.53375745919022" calcext:value-type="float">
            <text:p>1.533757459190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3048R</text:p>
          </table:table-cell>
          <table:table-cell table:number-columns-repeated="2" table:style-name="ce82" office:value-type="currency" office:currency="USD" office:value="879" calcext:value-type="currency">
            <text:p>$879.00</text:p>
          </table:table-cell>
          <table:table-cell table:style-name="ce123" office:value-type="currency" office:currency="USD" office:value="575.49" calcext:value-type="currency">
            <text:p>$575.49</text:p>
          </table:table-cell>
          <table:table-cell table:style-name="ce123" office:value-type="currency" office:currency="USD" office:value="883" calcext:value-type="currency">
            <text:p>$883.00</text:p>
          </table:table-cell>
          <table:table-cell table:style-name="ce123" table:formula="of:=[.E513]-[.B513]" office:value-type="currency" office:currency="USD" office:value="4" calcext:value-type="currency">
            <text:p>$4.00</text:p>
          </table:table-cell>
          <table:table-cell table:style-name="ce102" table:formula="of:=[.E513]/[.D513]" office:value-type="float" office:value="1.53434464543259" calcext:value-type="float">
            <text:p>1.534344645432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3072R</text:p>
          </table:table-cell>
          <table:table-cell table:number-columns-repeated="2" table:style-name="ce82" office:value-type="currency" office:currency="USD" office:value="1059" calcext:value-type="currency">
            <text:p>$1,059.00</text:p>
          </table:table-cell>
          <table:table-cell table:style-name="ce123" office:value-type="currency" office:currency="USD" office:value="705.46" calcext:value-type="currency">
            <text:p>$705.46</text:p>
          </table:table-cell>
          <table:table-cell table:style-name="ce123" office:value-type="currency" office:currency="USD" office:value="1082" calcext:value-type="currency">
            <text:p>$1,082.00</text:p>
          </table:table-cell>
          <table:table-cell table:style-name="ce123" table:formula="of:=[.E514]-[.B514]" office:value-type="currency" office:currency="USD" office:value="23" calcext:value-type="currency">
            <text:p>$23.00</text:p>
          </table:table-cell>
          <table:table-cell table:style-name="ce102" table:formula="of:=[.E514]/[.D514]" office:value-type="float" office:value="1.53375102769824" calcext:value-type="float">
            <text:p>1.533751027698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3672R</text:p>
          </table:table-cell>
          <table:table-cell table:number-columns-repeated="2" table:style-name="ce82" office:value-type="currency" office:currency="USD" office:value="1145" calcext:value-type="currency">
            <text:p>$1,145.00</text:p>
          </table:table-cell>
          <table:table-cell table:style-name="ce123" office:value-type="currency" office:currency="USD" office:value="760.94" calcext:value-type="currency">
            <text:p>$760.94</text:p>
          </table:table-cell>
          <table:table-cell table:style-name="ce123" office:value-type="currency" office:currency="USD" office:value="1167" calcext:value-type="currency">
            <text:p>$1,167.00</text:p>
          </table:table-cell>
          <table:table-cell table:style-name="ce123" table:formula="of:=[.E515]-[.B515]" office:value-type="currency" office:currency="USD" office:value="22" calcext:value-type="currency">
            <text:p>$22.00</text:p>
          </table:table-cell>
          <table:table-cell table:style-name="ce102" table:formula="of:=[.E515]/[.D515]" office:value-type="float" office:value="1.53362945830157" calcext:value-type="float">
            <text:p>1.5336294583015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2460R-MS</text:p>
          </table:table-cell>
          <table:table-cell table:number-columns-repeated="2" table:style-name="ce82" office:value-type="currency" office:currency="USD" office:value="90" calcext:value-type="currency">
            <text:p>$90.00</text:p>
          </table:table-cell>
          <table:table-cell table:style-name="ce123" office:value-type="currency" office:currency="USD" office:value="60.25" calcext:value-type="currency">
            <text:p>$60.25</text:p>
          </table:table-cell>
          <table:table-cell table:style-name="ce123" office:value-type="currency" office:currency="USD" office:value="92.95" calcext:value-type="currency">
            <text:p>$92.95</text:p>
          </table:table-cell>
          <table:table-cell table:style-name="ce123" table:formula="of:=[.E516]-[.B516]" office:value-type="currency" office:currency="USD" office:value="2.95" calcext:value-type="currency">
            <text:p>$2.95</text:p>
          </table:table-cell>
          <table:table-cell table:style-name="ce102" table:formula="of:=[.E516]/[.D516]" office:value-type="float" office:value="1.54273858921162" calcext:value-type="float">
            <text:p>1.542738589211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3048R-MS</text:p>
          </table:table-cell>
          <table:table-cell table:number-columns-repeated="2" table:style-name="ce82" office:value-type="currency" office:currency="USD" office:value="76" calcext:value-type="currency">
            <text:p>$76.00</text:p>
          </table:table-cell>
          <table:table-cell table:style-name="ce123" office:value-type="currency" office:currency="USD" office:value="50.86" calcext:value-type="currency">
            <text:p>$50.86</text:p>
          </table:table-cell>
          <table:table-cell table:style-name="ce123" office:value-type="currency" office:currency="USD" office:value="78.95" calcext:value-type="currency">
            <text:p>$78.95</text:p>
          </table:table-cell>
          <table:table-cell table:style-name="ce123" table:formula="of:=[.E517]-[.B517]" office:value-type="currency" office:currency="USD" office:value="2.95" calcext:value-type="currency">
            <text:p>$2.95</text:p>
          </table:table-cell>
          <table:table-cell table:style-name="ce102" table:formula="of:=[.E517]/[.D517]" office:value-type="float" office:value="1.55230043255997" calcext:value-type="float">
            <text:p>1.552300432559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3072R-MS</text:p>
          </table:table-cell>
          <table:table-cell table:number-columns-repeated="2" table:style-name="ce82" office:value-type="currency" office:currency="USD" office:value="120" calcext:value-type="currency">
            <text:p>$120.00</text:p>
          </table:table-cell>
          <table:table-cell table:style-name="ce123" office:value-type="currency" office:currency="USD" office:value="80.23" calcext:value-type="currency">
            <text:p>$80.23</text:p>
          </table:table-cell>
          <table:table-cell table:style-name="ce123" office:value-type="currency" office:currency="USD" office:value="123.95" calcext:value-type="currency">
            <text:p>$123.95</text:p>
          </table:table-cell>
          <table:table-cell table:style-name="ce123" table:formula="of:=[.E518]-[.B518]" office:value-type="currency" office:currency="USD" office:value="3.95" calcext:value-type="currency">
            <text:p>$3.95</text:p>
          </table:table-cell>
          <table:table-cell table:style-name="ce102" table:formula="of:=[.E518]/[.D518]" office:value-type="float" office:value="1.54493331671445" calcext:value-type="float">
            <text:p>1.544933316714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3672R-MS</text:p>
          </table:table-cell>
          <table:table-cell table:number-columns-repeated="2" table:style-name="ce82" office:value-type="currency" office:currency="USD" office:value="120" calcext:value-type="currency">
            <text:p>$120.00</text:p>
          </table:table-cell>
          <table:table-cell table:style-name="ce123" office:value-type="currency" office:currency="USD" office:value="80.58" calcext:value-type="currency">
            <text:p>$80.58</text:p>
          </table:table-cell>
          <table:table-cell table:style-name="ce123" office:value-type="currency" office:currency="USD" office:value="123.95" calcext:value-type="currency">
            <text:p>$123.95</text:p>
          </table:table-cell>
          <table:table-cell table:style-name="ce123" table:formula="of:=[.E519]-[.B519]" office:value-type="currency" office:currency="USD" office:value="3.95" calcext:value-type="currency">
            <text:p>$3.95</text:p>
          </table:table-cell>
          <table:table-cell table:style-name="ce102" table:formula="of:=[.E519]/[.D519]" office:value-type="float" office:value="1.53822288409035" calcext:value-type="float">
            <text:p>1.538222884090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ST-FP</text:p>
          </table:table-cell>
          <table:table-cell table:number-columns-repeated="2" table:style-name="ce82" office:value-type="currency" office:currency="USD" office:value="58" calcext:value-type="currency">
            <text:p>$58.00</text:p>
          </table:table-cell>
          <table:table-cell table:style-name="ce123" office:value-type="currency" office:currency="USD" office:value="38.68" calcext:value-type="currency">
            <text:p>$38.68</text:p>
          </table:table-cell>
          <table:table-cell table:style-name="ce123" office:value-type="currency" office:currency="USD" office:value="59.95" calcext:value-type="currency">
            <text:p>$59.95</text:p>
          </table:table-cell>
          <table:table-cell table:style-name="ce123" table:formula="of:=[.E520]-[.B520]" office:value-type="currency" office:currency="USD" office:value="1.95" calcext:value-type="currency">
            <text:p>$1.95</text:p>
          </table:table-cell>
          <table:table-cell table:style-name="ce102" table:formula="of:=[.E520]/[.D520]" office:value-type="float" office:value="1.54989658738366" calcext:value-type="float">
            <text:p>1.549896587383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Order Picking Truck - Two Shelf Model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PT1</text:p>
          </table:table-cell>
          <table:table-cell table:number-columns-repeated="2" table:style-name="ce82" office:value-type="currency" office:currency="USD" office:value="228" calcext:value-type="currency">
            <text:p>$228.00</text:p>
          </table:table-cell>
          <table:table-cell table:style-name="ce123" office:value-type="currency" office:currency="USD" office:value="172.91" calcext:value-type="currency">
            <text:p>$172.91</text:p>
          </table:table-cell>
          <table:table-cell table:style-name="ce123" office:value-type="currency" office:currency="USD" office:value="236.95" calcext:value-type="currency">
            <text:p>$236.95</text:p>
          </table:table-cell>
          <table:table-cell table:style-name="ce123" table:formula="of:=[.E524]-[.B524]" office:value-type="currency" office:currency="USD" office:value="8.94999999999999" calcext:value-type="currency">
            <text:p>$8.95</text:p>
          </table:table-cell>
          <table:table-cell table:style-name="ce102" table:formula="of:=[.E524]/[.D524]" office:value-type="float" office:value="1.37036608640333" calcext:value-type="float">
            <text:p>1.370366086403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OPT2</text:p>
          </table:table-cell>
          <table:table-cell table:number-columns-repeated="2" table:style-name="ce82" office:value-type="currency" office:currency="USD" office:value="238" calcext:value-type="currency">
            <text:p>$238.00</text:p>
          </table:table-cell>
          <table:table-cell table:style-name="ce123" office:value-type="currency" office:currency="USD" office:value="180.77" calcext:value-type="currency">
            <text:p>$180.77</text:p>
          </table:table-cell>
          <table:table-cell table:style-name="ce123" office:value-type="currency" office:currency="USD" office:value="247.95" calcext:value-type="currency">
            <text:p>$247.95</text:p>
          </table:table-cell>
          <table:table-cell table:style-name="ce123" table:formula="of:=[.E525]-[.B525]" office:value-type="currency" office:currency="USD" office:value="9.94999999999999" calcext:value-type="currency">
            <text:p>$9.95</text:p>
          </table:table-cell>
          <table:table-cell table:style-name="ce102" table:formula="of:=[.E525]/[.D525]" office:value-type="float" office:value="1.37163246113846" calcext:value-type="float">
            <text:p>1.3716324611384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Outrigger Drum Doll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536-RG</text:p>
          </table:table-cell>
          <table:table-cell table:number-columns-repeated="2" table:style-name="ce82" office:value-type="currency" office:currency="USD" office:value="56" calcext:value-type="currency">
            <text:p>$56.00</text:p>
          </table:table-cell>
          <table:table-cell table:style-name="ce123" office:value-type="currency" office:currency="USD" office:value="47.44" calcext:value-type="currency">
            <text:p>$47.44</text:p>
          </table:table-cell>
          <table:table-cell table:style-name="ce123" office:value-type="currency" office:currency="USD" office:value="59.95" calcext:value-type="currency">
            <text:p>$59.95</text:p>
          </table:table-cell>
          <table:table-cell table:style-name="ce123" table:formula="of:=[.E529]-[.B529]" office:value-type="currency" office:currency="USD" office:value="3.95" calcext:value-type="currency">
            <text:p>$3.95</text:p>
          </table:table-cell>
          <table:table-cell table:style-name="ce102" table:formula="of:=[.E529]/[.D529]" office:value-type="float" office:value="1.26370151770658" calcext:value-type="float">
            <text:p>1.2637015177065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Overpack Drum Doll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7P</text:p>
          </table:table-cell>
          <table:table-cell table:number-columns-repeated="2" table:style-name="ce82" office:value-type="currency" office:currency="USD" office:value="49" calcext:value-type="currency">
            <text:p>$49.00</text:p>
          </table:table-cell>
          <table:table-cell table:style-name="ce123" office:value-type="currency" office:currency="USD" office:value="39.2" calcext:value-type="currency">
            <text:p>$39.20</text:p>
          </table:table-cell>
          <table:table-cell table:style-name="ce123" office:value-type="currency" office:currency="USD" office:value="54.95" calcext:value-type="currency">
            <text:p>$54.95</text:p>
          </table:table-cell>
          <table:table-cell table:style-name="ce123" table:formula="of:=[.E533]-[.B533]" office:value-type="currency" office:currency="USD" office:value="5.95" calcext:value-type="currency">
            <text:p>$5.95</text:p>
          </table:table-cell>
          <table:table-cell table:style-name="ce102" table:formula="of:=[.E533]/[.D533]" office:value-type="float" office:value="1.40178571428571" calcext:value-type="float">
            <text:p>1.401785714285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7S</text:p>
          </table:table-cell>
          <table:table-cell table:number-columns-repeated="2" table:style-name="ce82" office:value-type="currency" office:currency="USD" office:value="97" calcext:value-type="currency">
            <text:p>$97.00</text:p>
          </table:table-cell>
          <table:table-cell table:style-name="ce123" office:value-type="currency" office:currency="USD" office:value="58.41" calcext:value-type="currency">
            <text:p>$58.41</text:p>
          </table:table-cell>
          <table:table-cell table:style-name="ce123" office:value-type="currency" office:currency="USD" office:value="102.95" calcext:value-type="currency">
            <text:p>$102.95</text:p>
          </table:table-cell>
          <table:table-cell table:style-name="ce123" table:formula="of:=[.E534]-[.B534]" office:value-type="currency" office:currency="USD" office:value="5.95" calcext:value-type="currency">
            <text:p>$5.95</text:p>
          </table:table-cell>
          <table:table-cell table:style-name="ce102" table:formula="of:=[.E534]/[.D534]" office:value-type="float" office:value="1.76254066084575" calcext:value-type="float">
            <text:p>1.762540660845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Panel Mov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M1</text:p>
          </table:table-cell>
          <table:table-cell table:number-columns-repeated="2" table:style-name="ce82" office:value-type="currency" office:currency="USD" office:value="342" calcext:value-type="currency">
            <text:p>$342.00</text:p>
          </table:table-cell>
          <table:table-cell table:style-name="ce123" office:value-type="currency" office:currency="USD" office:value="180.34" calcext:value-type="currency">
            <text:p>$180.34</text:p>
          </table:table-cell>
          <table:table-cell table:style-name="ce123" office:value-type="currency" office:currency="USD" office:value="359.95" calcext:value-type="currency">
            <text:p>$359.95</text:p>
          </table:table-cell>
          <table:table-cell table:style-name="ce123" table:formula="of:=[.E538]-[.B538]" office:value-type="currency" office:currency="USD" office:value="17.95" calcext:value-type="currency">
            <text:p>$17.95</text:p>
          </table:table-cell>
          <table:table-cell table:style-name="ce102" table:formula="of:=[.E538]/[.D538]" office:value-type="float" office:value="1.99595209049573" calcext:value-type="float">
            <text:p>1.995952090495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M2</text:p>
          </table:table-cell>
          <table:table-cell table:number-columns-repeated="2" table:style-name="ce82" office:value-type="currency" office:currency="USD" office:value="379" calcext:value-type="currency">
            <text:p>$379.00</text:p>
          </table:table-cell>
          <table:table-cell table:style-name="ce123" office:value-type="currency" office:currency="USD" office:value="185.9" calcext:value-type="currency">
            <text:p>$185.90</text:p>
          </table:table-cell>
          <table:table-cell table:style-name="ce123" office:value-type="currency" office:currency="USD" office:value="391.64" calcext:value-type="currency">
            <text:p>$391.64</text:p>
          </table:table-cell>
          <table:table-cell table:style-name="ce123" table:formula="of:=[.E539]-[.B539]" office:value-type="currency" office:currency="USD" office:value="12.64" calcext:value-type="currency">
            <text:p>$12.64</text:p>
          </table:table-cell>
          <table:table-cell table:style-name="ce102" table:formula="of:=[.E539]/[.D539]" office:value-type="float" office:value="2.10672404518558" calcext:value-type="float">
            <text:p>2.10672404518558</text:p>
          </table:table-cell>
          <table:table-cell table:style-name="ce102" office:value-type="string" calcext:value-type="string">
            <text:p>lkgoodwin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Perimeter Guar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P3-6</text:p>
          </table:table-cell>
          <table:table-cell table:number-columns-repeated="2" table:style-name="ce82" office:value-type="currency" office:currency="USD" office:value="68" calcext:value-type="currency">
            <text:p>$68.00</text:p>
          </table:table-cell>
          <table:table-cell table:style-name="ce123" office:value-type="currency" office:currency="USD" office:value="33.48" calcext:value-type="currency">
            <text:p>$33.48</text:p>
          </table:table-cell>
          <table:table-cell table:style-name="ce123"/>
          <table:table-cell table:style-name="ce123" table:formula="of:=[.E543]-[.B543]" office:value-type="currency" office:currency="USD" office:value="-68" calcext:value-type="currency">
            <text:p>-$68.00</text:p>
          </table:table-cell>
          <table:table-cell table:style-name="ce102" table:formula="of:=[.E543]/[.D543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P6</text:p>
          </table:table-cell>
          <table:table-cell table:number-columns-repeated="2" table:style-name="ce82" office:value-type="currency" office:currency="USD" office:value="85" calcext:value-type="currency">
            <text:p>$85.00</text:p>
          </table:table-cell>
          <table:table-cell table:style-name="ce123" office:value-type="currency" office:currency="USD" office:value="40" calcext:value-type="currency">
            <text:p>$40.00</text:p>
          </table:table-cell>
          <table:table-cell table:style-name="ce123"/>
          <table:table-cell table:style-name="ce123" table:formula="of:=[.E544]-[.B544]" office:value-type="currency" office:currency="USD" office:value="-85" calcext:value-type="currency">
            <text:p>-$85.00</text:p>
          </table:table-cell>
          <table:table-cell table:style-name="ce102" table:formula="of:=[.E544]/[.D544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2424</text:p>
          </table:table-cell>
          <table:table-cell table:number-columns-repeated="2" table:style-name="ce82" office:value-type="currency" office:currency="USD" office:value="88" calcext:value-type="currency">
            <text:p>$88.00</text:p>
          </table:table-cell>
          <table:table-cell table:style-name="ce123" office:value-type="currency" office:currency="USD" office:value="49.1" calcext:value-type="currency">
            <text:p>$49.10</text:p>
          </table:table-cell>
          <table:table-cell table:style-name="ce123"/>
          <table:table-cell table:style-name="ce123" table:formula="of:=[.E545]-[.B545]" office:value-type="currency" office:currency="USD" office:value="-88" calcext:value-type="currency">
            <text:p>-$88.00</text:p>
          </table:table-cell>
          <table:table-cell table:style-name="ce102" table:formula="of:=[.E545]/[.D545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4824</text:p>
          </table:table-cell>
          <table:table-cell table:number-columns-repeated="2" table:style-name="ce82" office:value-type="currency" office:currency="USD" office:value="83" calcext:value-type="currency">
            <text:p>$83.00</text:p>
          </table:table-cell>
          <table:table-cell table:style-name="ce123" office:value-type="currency" office:currency="USD" office:value="57.94" calcext:value-type="currency">
            <text:p>$57.94</text:p>
          </table:table-cell>
          <table:table-cell table:style-name="ce123"/>
          <table:table-cell table:style-name="ce123" table:formula="of:=[.E546]-[.B546]" office:value-type="currency" office:currency="USD" office:value="-83" calcext:value-type="currency">
            <text:p>-$83.00</text:p>
          </table:table-cell>
          <table:table-cell table:style-name="ce102" table:formula="of:=[.E546]/[.D546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7224</text:p>
          </table:table-cell>
          <table:table-cell table:number-columns-repeated="2" table:style-name="ce82" office:value-type="currency" office:currency="USD" office:value="117" calcext:value-type="currency">
            <text:p>$117.00</text:p>
          </table:table-cell>
          <table:table-cell table:style-name="ce123" office:value-type="currency" office:currency="USD" office:value="75.72" calcext:value-type="currency">
            <text:p>$75.72</text:p>
          </table:table-cell>
          <table:table-cell table:style-name="ce123"/>
          <table:table-cell table:style-name="ce123" table:formula="of:=[.E547]-[.B547]" office:value-type="currency" office:currency="USD" office:value="-117" calcext:value-type="currency">
            <text:p>-$117.00</text:p>
          </table:table-cell>
          <table:table-cell table:style-name="ce102" table:formula="of:=[.E547]/[.D54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9624</text:p>
          </table:table-cell>
          <table:table-cell table:number-columns-repeated="2" table:style-name="ce82" office:value-type="currency" office:currency="USD" office:value="137" calcext:value-type="currency">
            <text:p>$137.00</text:p>
          </table:table-cell>
          <table:table-cell table:style-name="ce123" office:value-type="currency" office:currency="USD" office:value="86.99" calcext:value-type="currency">
            <text:p>$86.99</text:p>
          </table:table-cell>
          <table:table-cell table:style-name="ce123"/>
          <table:table-cell table:style-name="ce123" table:formula="of:=[.E548]-[.B548]" office:value-type="currency" office:currency="USD" office:value="-137" calcext:value-type="currency">
            <text:p>-$137.00</text:p>
          </table:table-cell>
          <table:table-cell table:style-name="ce102" table:formula="of:=[.E548]/[.D548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2460</text:p>
          </table:table-cell>
          <table:table-cell table:number-columns-repeated="2" table:style-name="ce82" office:value-type="currency" office:currency="USD" office:value="107" calcext:value-type="currency">
            <text:p>$107.00</text:p>
          </table:table-cell>
          <table:table-cell table:style-name="ce123" office:value-type="currency" office:currency="USD" office:value="73.26" calcext:value-type="currency">
            <text:p>$73.26</text:p>
          </table:table-cell>
          <table:table-cell table:style-name="ce123"/>
          <table:table-cell table:style-name="ce123" table:formula="of:=[.E549]-[.B549]" office:value-type="currency" office:currency="USD" office:value="-107" calcext:value-type="currency">
            <text:p>-$107.00</text:p>
          </table:table-cell>
          <table:table-cell table:style-name="ce102" table:formula="of:=[.E549]/[.D54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4860</text:p>
          </table:table-cell>
          <table:table-cell table:number-columns-repeated="2" table:style-name="ce82" office:value-type="currency" office:currency="USD" office:value="151" calcext:value-type="currency">
            <text:p>$151.00</text:p>
          </table:table-cell>
          <table:table-cell table:style-name="ce123" office:value-type="currency" office:currency="USD" office:value="91.36" calcext:value-type="currency">
            <text:p>$91.36</text:p>
          </table:table-cell>
          <table:table-cell table:style-name="ce123"/>
          <table:table-cell table:style-name="ce123" table:formula="of:=[.E550]-[.B550]" office:value-type="currency" office:currency="USD" office:value="-151" calcext:value-type="currency">
            <text:p>-$151.00</text:p>
          </table:table-cell>
          <table:table-cell table:style-name="ce102" table:formula="of:=[.E550]/[.D550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7260</text:p>
          </table:table-cell>
          <table:table-cell table:number-columns-repeated="2" table:style-name="ce82" office:value-type="currency" office:currency="USD" office:value="201" calcext:value-type="currency">
            <text:p>$201.00</text:p>
          </table:table-cell>
          <table:table-cell table:style-name="ce123" office:value-type="currency" office:currency="USD" office:value="127.63" calcext:value-type="currency">
            <text:p>$127.63</text:p>
          </table:table-cell>
          <table:table-cell table:style-name="ce123"/>
          <table:table-cell table:style-name="ce123" table:formula="of:=[.E551]-[.B551]" office:value-type="currency" office:currency="USD" office:value="-201" calcext:value-type="currency">
            <text:p>-$201.00</text:p>
          </table:table-cell>
          <table:table-cell table:style-name="ce102" table:formula="of:=[.E551]/[.D551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S9660</text:p>
          </table:table-cell>
          <table:table-cell table:number-columns-repeated="2" table:style-name="ce82" office:value-type="currency" office:currency="USD" office:value="227" calcext:value-type="currency">
            <text:p>$227.00</text:p>
          </table:table-cell>
          <table:table-cell table:style-name="ce123" office:value-type="currency" office:currency="USD" office:value="148.11" calcext:value-type="currency">
            <text:p>$148.11</text:p>
          </table:table-cell>
          <table:table-cell table:style-name="ce123"/>
          <table:table-cell table:style-name="ce123" table:formula="of:=[.E552]-[.B552]" office:value-type="currency" office:currency="USD" office:value="-227" calcext:value-type="currency">
            <text:p>-$227.00</text:p>
          </table:table-cell>
          <table:table-cell table:style-name="ce102" table:formula="of:=[.E552]/[.D552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G4824</text:p>
          </table:table-cell>
          <table:table-cell table:number-columns-repeated="2" table:style-name="ce82" office:value-type="currency" office:currency="USD" office:value="148" calcext:value-type="currency">
            <text:p>$148.00</text:p>
          </table:table-cell>
          <table:table-cell table:style-name="ce123" office:value-type="currency" office:currency="USD" office:value="82.39" calcext:value-type="currency">
            <text:p>$82.39</text:p>
          </table:table-cell>
          <table:table-cell table:style-name="ce123"/>
          <table:table-cell table:style-name="ce123" table:formula="of:=[.E553]-[.B553]" office:value-type="currency" office:currency="USD" office:value="-148" calcext:value-type="currency">
            <text:p>-$148.00</text:p>
          </table:table-cell>
          <table:table-cell table:style-name="ce102" table:formula="of:=[.E553]/[.D553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GG4860</text:p>
          </table:table-cell>
          <table:table-cell table:number-columns-repeated="2" table:style-name="ce82" office:value-type="currency" office:currency="USD" office:value="217" calcext:value-type="currency">
            <text:p>$217.00</text:p>
          </table:table-cell>
          <table:table-cell table:style-name="ce123" office:value-type="currency" office:currency="USD" office:value="113.51" calcext:value-type="currency">
            <text:p>$113.51</text:p>
          </table:table-cell>
          <table:table-cell table:style-name="ce123"/>
          <table:table-cell table:style-name="ce123" table:formula="of:=[.E554]-[.B554]" office:value-type="currency" office:currency="USD" office:value="-217" calcext:value-type="currency">
            <text:p>-$217.00</text:p>
          </table:table-cell>
          <table:table-cell table:style-name="ce102" table:formula="of:=[.E554]/[.D554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Poly Drum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P-1</text:p>
          </table:table-cell>
          <table:table-cell table:number-columns-repeated="2" table:style-name="ce82" office:value-type="currency" office:currency="USD" office:value="307" calcext:value-type="currency">
            <text:p>$307.00</text:p>
          </table:table-cell>
          <table:table-cell table:style-name="ce123" office:value-type="currency" office:currency="USD" office:value="225.62" calcext:value-type="currency">
            <text:p>$225.62</text:p>
          </table:table-cell>
          <table:table-cell table:style-name="ce123" office:value-type="currency" office:currency="USD" office:value="313.95" calcext:value-type="currency">
            <text:p>$313.95</text:p>
          </table:table-cell>
          <table:table-cell table:style-name="ce123" table:formula="of:=[.E558]-[.B558]" office:value-type="currency" office:currency="USD" office:value="6.94999999999999" calcext:value-type="currency">
            <text:p>$6.95</text:p>
          </table:table-cell>
          <table:table-cell table:style-name="ce102" table:formula="of:=[.E558]/[.D558]" office:value-type="float" office:value="1.39149898058683" calcext:value-type="float">
            <text:p>1.391498980586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VR-1</text:p>
          </table:table-cell>
          <table:table-cell table:number-columns-repeated="2" table:style-name="ce82" office:value-type="currency" office:currency="USD" office:value="344" calcext:value-type="currency">
            <text:p>$344.00</text:p>
          </table:table-cell>
          <table:table-cell table:style-name="ce123" office:value-type="currency" office:currency="USD" office:value="269.93" calcext:value-type="currency">
            <text:p>$269.93</text:p>
          </table:table-cell>
          <table:table-cell table:style-name="ce123" office:value-type="currency" office:currency="USD" office:value="352.95" calcext:value-type="currency">
            <text:p>$352.95</text:p>
          </table:table-cell>
          <table:table-cell table:style-name="ce123" table:formula="of:=[.E559]-[.B559]" office:value-type="currency" office:currency="USD" office:value="8.94999999999999" calcext:value-type="currency">
            <text:p>$8.95</text:p>
          </table:table-cell>
          <table:table-cell table:style-name="ce102" table:formula="of:=[.E559]/[.D559]" office:value-type="float" office:value="1.30756121957545" calcext:value-type="float">
            <text:p>1.307561219575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SS-1</text:p>
          </table:table-cell>
          <table:table-cell table:number-columns-repeated="2" table:style-name="ce82" office:value-type="currency" office:currency="USD" office:value="376" calcext:value-type="currency">
            <text:p>$376.00</text:p>
          </table:table-cell>
          <table:table-cell table:style-name="ce123" office:value-type="currency" office:currency="USD" office:value="292.67" calcext:value-type="currency">
            <text:p>$292.67</text:p>
          </table:table-cell>
          <table:table-cell table:style-name="ce123" office:value-type="currency" office:currency="USD" office:value="382.95" calcext:value-type="currency">
            <text:p>$382.95</text:p>
          </table:table-cell>
          <table:table-cell table:style-name="ce123" table:formula="of:=[.E560]-[.B560]" office:value-type="currency" office:currency="USD" office:value="6.94999999999999" calcext:value-type="currency">
            <text:p>$6.95</text:p>
          </table:table-cell>
          <table:table-cell table:style-name="ce102" table:formula="of:=[.E560]/[.D560]" office:value-type="float" office:value="1.30847029077118" calcext:value-type="float">
            <text:p>1.308470290771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P-2</text:p>
          </table:table-cell>
          <table:table-cell table:number-columns-repeated="2" table:style-name="ce82" office:value-type="currency" office:currency="USD" office:value="313" calcext:value-type="currency">
            <text:p>$313.00</text:p>
          </table:table-cell>
          <table:table-cell table:style-name="ce123" office:value-type="currency" office:currency="USD" office:value="230.21" calcext:value-type="currency">
            <text:p>$230.21</text:p>
          </table:table-cell>
          <table:table-cell table:style-name="ce123" office:value-type="currency" office:currency="USD" office:value="319.95" calcext:value-type="currency">
            <text:p>$319.95</text:p>
          </table:table-cell>
          <table:table-cell table:style-name="ce123" table:formula="of:=[.E561]-[.B561]" office:value-type="currency" office:currency="USD" office:value="6.94999999999999" calcext:value-type="currency">
            <text:p>$6.95</text:p>
          </table:table-cell>
          <table:table-cell table:style-name="ce102" table:formula="of:=[.E561]/[.D561]" office:value-type="float" office:value="1.38981799226793" calcext:value-type="float">
            <text:p>1.389817992267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VR-2</text:p>
          </table:table-cell>
          <table:table-cell table:number-columns-repeated="2" table:style-name="ce82" office:value-type="currency" office:currency="USD" office:value="352" calcext:value-type="currency">
            <text:p>$352.00</text:p>
          </table:table-cell>
          <table:table-cell table:style-name="ce123" office:value-type="currency" office:currency="USD" office:value="282.86" calcext:value-type="currency">
            <text:p>$282.86</text:p>
          </table:table-cell>
          <table:table-cell table:style-name="ce123" office:value-type="currency" office:currency="USD" office:value="359.95" calcext:value-type="currency">
            <text:p>$359.95</text:p>
          </table:table-cell>
          <table:table-cell table:style-name="ce123" table:formula="of:=[.E562]-[.B562]" office:value-type="currency" office:currency="USD" office:value="7.94999999999999" calcext:value-type="currency">
            <text:p>$7.95</text:p>
          </table:table-cell>
          <table:table-cell table:style-name="ce102" table:formula="of:=[.E562]/[.D562]" office:value-type="float" office:value="1.27253765113484" calcext:value-type="float">
            <text:p>1.272537651134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9SS-2</text:p>
          </table:table-cell>
          <table:table-cell table:number-columns-repeated="2" table:style-name="ce82" office:value-type="currency" office:currency="USD" office:value="382" calcext:value-type="currency">
            <text:p>$382.00</text:p>
          </table:table-cell>
          <table:table-cell table:style-name="ce123" office:value-type="currency" office:currency="USD" office:value="306.27" calcext:value-type="currency">
            <text:p>$306.27</text:p>
          </table:table-cell>
          <table:table-cell table:style-name="ce123" office:value-type="currency" office:currency="USD" office:value="388.95" calcext:value-type="currency">
            <text:p>$388.95</text:p>
          </table:table-cell>
          <table:table-cell table:style-name="ce123" table:formula="of:=[.E563]-[.B563]" office:value-type="currency" office:currency="USD" office:value="6.94999999999999" calcext:value-type="currency">
            <text:p>$6.95</text:p>
          </table:table-cell>
          <table:table-cell table:style-name="ce102" table:formula="of:=[.E563]/[.D563]" office:value-type="float" office:value="1.26995788030169" calcext:value-type="float">
            <text:p>1.269957880301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Portable Drum Rack and Cart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DR2</text:p>
          </table:table-cell>
          <table:table-cell table:number-columns-repeated="2" table:style-name="ce82" office:value-type="currency" office:currency="USD" office:value="119" calcext:value-type="currency">
            <text:p>$119.00</text:p>
          </table:table-cell>
          <table:table-cell table:style-name="ce123" office:value-type="currency" office:currency="USD" office:value="85.07" calcext:value-type="currency">
            <text:p>$85.07</text:p>
          </table:table-cell>
          <table:table-cell table:style-name="ce123" office:value-type="currency" office:currency="USD" office:value="127.95" calcext:value-type="currency">
            <text:p>$127.95</text:p>
          </table:table-cell>
          <table:table-cell table:style-name="ce123" table:formula="of:=[.E567]-[.B567]" office:value-type="currency" office:currency="USD" office:value="8.95" calcext:value-type="currency">
            <text:p>$8.95</text:p>
          </table:table-cell>
          <table:table-cell table:style-name="ce102" table:formula="of:=[.E567]/[.D567]" office:value-type="float" office:value="1.50405548371929" calcext:value-type="float">
            <text:p>1.5040554837192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DR3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24.92" calcext:value-type="currency">
            <text:p>$124.92</text:p>
          </table:table-cell>
          <table:table-cell table:style-name="ce123" office:value-type="currency" office:currency="USD" office:value="268.95" calcext:value-type="currency">
            <text:p>$268.95</text:p>
          </table:table-cell>
          <table:table-cell table:style-name="ce123" table:formula="of:=[.E568]-[.B568]" office:value-type="currency" office:currency="USD" office:value="103.95" calcext:value-type="currency">
            <text:p>$103.95</text:p>
          </table:table-cell>
          <table:table-cell table:style-name="ce102" table:formula="of:=[.E568]/[.D568]" office:value-type="float" office:value="2.15297790585975" calcext:value-type="float">
            <text:p>2.152977905859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DR2-KD</text:p>
          </table:table-cell>
          <table:table-cell table:number-columns-repeated="2" table:style-name="ce82" office:value-type="currency" office:currency="USD" office:value="169" calcext:value-type="currency">
            <text:p>$169.00</text:p>
          </table:table-cell>
          <table:table-cell table:style-name="ce123" office:value-type="currency" office:currency="USD" office:value="123.86" calcext:value-type="currency">
            <text:p>$123.86</text:p>
          </table:table-cell>
          <table:table-cell table:style-name="ce123" office:value-type="currency" office:currency="USD" office:value="185.95" calcext:value-type="currency">
            <text:p>$185.95</text:p>
          </table:table-cell>
          <table:table-cell table:style-name="ce123" table:formula="of:=[.E569]-[.B569]" office:value-type="currency" office:currency="USD" office:value="16.95" calcext:value-type="currency">
            <text:p>$16.95</text:p>
          </table:table-cell>
          <table:table-cell table:style-name="ce102" table:formula="of:=[.E569]/[.D569]" office:value-type="float" office:value="1.50129178104311" calcext:value-type="float">
            <text:p>1.501291781043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DR3-KD</text:p>
          </table:table-cell>
          <table:table-cell table:number-columns-repeated="2" table:style-name="ce82" office:value-type="currency" office:currency="USD" office:value="259" calcext:value-type="currency">
            <text:p>$259.00</text:p>
          </table:table-cell>
          <table:table-cell table:style-name="ce123" office:value-type="currency" office:currency="USD" office:value="184.46" calcext:value-type="currency">
            <text:p>$184.46</text:p>
          </table:table-cell>
          <table:table-cell table:style-name="ce123" office:value-type="currency" office:currency="USD" office:value="272.95" calcext:value-type="currency">
            <text:p>$272.95</text:p>
          </table:table-cell>
          <table:table-cell table:style-name="ce123" table:formula="of:=[.E570]-[.B570]" office:value-type="currency" office:currency="USD" office:value="13.95" calcext:value-type="currency">
            <text:p>$13.95</text:p>
          </table:table-cell>
          <table:table-cell table:style-name="ce102" table:formula="of:=[.E570]/[.D570]" office:value-type="float" office:value="1.47972460153963" calcext:value-type="float">
            <text:p>1.479724601539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PS-2DR</text:p>
          </table:table-cell>
          <table:table-cell table:number-columns-repeated="2" table:style-name="ce82" office:value-type="currency" office:currency="USD" office:value="424" calcext:value-type="currency">
            <text:p>$424.00</text:p>
          </table:table-cell>
          <table:table-cell table:style-name="ce123" office:value-type="currency" office:currency="USD" office:value="254.03" calcext:value-type="currency">
            <text:p>$254.03</text:p>
          </table:table-cell>
          <table:table-cell table:style-name="ce123" office:value-type="currency" office:currency="USD" office:value="435.95" calcext:value-type="currency">
            <text:p>$435.95</text:p>
          </table:table-cell>
          <table:table-cell table:style-name="ce123" table:formula="of:=[.E571]-[.B571]" office:value-type="currency" office:currency="USD" office:value="11.95" calcext:value-type="currency">
            <text:p>$11.95</text:p>
          </table:table-cell>
          <table:table-cell table:style-name="ce102" table:formula="of:=[.E571]/[.D571]" office:value-type="float" office:value="1.71613588946187" calcext:value-type="float">
            <text:p>1.716135889461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Protective Barri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S15-4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117.39" calcext:value-type="currency">
            <text:p>$117.39</text:p>
          </table:table-cell>
          <table:table-cell table:style-name="ce123" office:value-type="currency" office:currency="USD" office:value="322" calcext:value-type="currency">
            <text:p>$322.00</text:p>
          </table:table-cell>
          <table:table-cell table:style-name="ce123" table:formula="of:=[.E575]-[.B575]" office:value-type="currency" office:currency="USD" office:value="23" calcext:value-type="currency">
            <text:p>$23.00</text:p>
          </table:table-cell>
          <table:table-cell table:style-name="ce102" table:formula="of:=[.E575]/[.D575]" office:value-type="float" office:value="2.74299344066786" calcext:value-type="float">
            <text:p>2.742993440667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S15-6</text:p>
          </table:table-cell>
          <table:table-cell table:number-columns-repeated="2" table:style-name="ce82" office:value-type="currency" office:currency="USD" office:value="325" calcext:value-type="currency">
            <text:p>$325.00</text:p>
          </table:table-cell>
          <table:table-cell table:style-name="ce123" office:value-type="currency" office:currency="USD" office:value="133.64" calcext:value-type="currency">
            <text:p>$133.64</text:p>
          </table:table-cell>
          <table:table-cell table:style-name="ce123" office:value-type="currency" office:currency="USD" office:value="356" calcext:value-type="currency">
            <text:p>$356.00</text:p>
          </table:table-cell>
          <table:table-cell table:style-name="ce123" table:formula="of:=[.E576]-[.B576]" office:value-type="currency" office:currency="USD" office:value="31" calcext:value-type="currency">
            <text:p>$31.00</text:p>
          </table:table-cell>
          <table:table-cell table:style-name="ce102" table:formula="of:=[.E576]/[.D576]" office:value-type="float" office:value="2.66387309188866" calcext:value-type="float">
            <text:p>2.663873091888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S15-8</text:p>
          </table:table-cell>
          <table:table-cell table:number-columns-repeated="2" table:style-name="ce82" office:value-type="currency" office:currency="USD" office:value="359" calcext:value-type="currency">
            <text:p>$359.00</text:p>
          </table:table-cell>
          <table:table-cell table:style-name="ce123" office:value-type="currency" office:currency="USD" office:value="149.88" calcext:value-type="currency">
            <text:p>$149.88</text:p>
          </table:table-cell>
          <table:table-cell table:style-name="ce123" office:value-type="currency" office:currency="USD" office:value="398.95" calcext:value-type="currency">
            <text:p>$398.95</text:p>
          </table:table-cell>
          <table:table-cell table:style-name="ce123" table:formula="of:=[.E577]-[.B577]" office:value-type="currency" office:currency="USD" office:value="39.95" calcext:value-type="currency">
            <text:p>$39.95</text:p>
          </table:table-cell>
          <table:table-cell table:style-name="ce102" table:formula="of:=[.E577]/[.D577]" office:value-type="float" office:value="2.66179610354951" calcext:value-type="float">
            <text:p>2.6617961035495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CGRS15</text:p>
          </table:table-cell>
          <table:table-cell table:number-columns-repeated="2" table:style-name="ce82" office:value-type="currency" office:currency="USD" office:value="449" calcext:value-type="currency">
            <text:p>$449.00</text:p>
          </table:table-cell>
          <table:table-cell table:style-name="ce123" office:value-type="currency" office:currency="USD" office:value="179.73" calcext:value-type="currency">
            <text:p>$179.73</text:p>
          </table:table-cell>
          <table:table-cell table:style-name="ce123" office:value-type="currency" office:currency="USD" office:value="482.95" calcext:value-type="currency">
            <text:p>$482.95</text:p>
          </table:table-cell>
          <table:table-cell table:style-name="ce123" table:formula="of:=[.E578]-[.B578]" office:value-type="currency" office:currency="USD" office:value="33.95" calcext:value-type="currency">
            <text:p>$33.95</text:p>
          </table:table-cell>
          <table:table-cell table:style-name="ce102" table:formula="of:=[.E578]/[.D578]" office:value-type="float" office:value="2.6870861848328" calcext:value-type="float">
            <text:p>2.68708618483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D29.5-4</text:p>
          </table:table-cell>
          <table:table-cell table:number-columns-repeated="2" table:style-name="ce82" office:value-type="currency" office:currency="USD" office:value="554" calcext:value-type="currency">
            <text:p>$554.00</text:p>
          </table:table-cell>
          <table:table-cell table:style-name="ce123" office:value-type="currency" office:currency="USD" office:value="195.26" calcext:value-type="currency">
            <text:p>$195.26</text:p>
          </table:table-cell>
          <table:table-cell table:style-name="ce123" office:value-type="currency" office:currency="USD" office:value="597" calcext:value-type="currency">
            <text:p>$597.00</text:p>
          </table:table-cell>
          <table:table-cell table:style-name="ce123" table:formula="of:=[.E579]-[.B579]" office:value-type="currency" office:currency="USD" office:value="43" calcext:value-type="currency">
            <text:p>$43.00</text:p>
          </table:table-cell>
          <table:table-cell table:style-name="ce102" table:formula="of:=[.E579]/[.D579]" office:value-type="float" office:value="3.05746184574414" calcext:value-type="float">
            <text:p>3.057461845744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D29.5-6</text:p>
          </table:table-cell>
          <table:table-cell table:number-columns-repeated="2" table:style-name="ce82" office:value-type="currency" office:currency="USD" office:value="554" calcext:value-type="currency">
            <text:p>$554.00</text:p>
          </table:table-cell>
          <table:table-cell table:style-name="ce123" office:value-type="currency" office:currency="USD" office:value="231.46" calcext:value-type="currency">
            <text:p>$231.46</text:p>
          </table:table-cell>
          <table:table-cell table:style-name="ce123" office:value-type="currency" office:currency="USD" office:value="597" calcext:value-type="currency">
            <text:p>$597.00</text:p>
          </table:table-cell>
          <table:table-cell table:style-name="ce123" table:formula="of:=[.E580]-[.B580]" office:value-type="currency" office:currency="USD" office:value="43" calcext:value-type="currency">
            <text:p>$43.00</text:p>
          </table:table-cell>
          <table:table-cell table:style-name="ce102" table:formula="of:=[.E580]/[.D580]" office:value-type="float" office:value="2.57927935712434" calcext:value-type="float">
            <text:p>2.579279357124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D29.5-8</text:p>
          </table:table-cell>
          <table:table-cell table:number-columns-repeated="2" table:style-name="ce82" office:value-type="currency" office:currency="USD" office:value="616" calcext:value-type="currency">
            <text:p>$616.00</text:p>
          </table:table-cell>
          <table:table-cell table:style-name="ce123" office:value-type="currency" office:currency="USD" office:value="264.87" calcext:value-type="currency">
            <text:p>$264.87</text:p>
          </table:table-cell>
          <table:table-cell table:style-name="ce123" office:value-type="currency" office:currency="USD" office:value="774" calcext:value-type="currency">
            <text:p>$774.00</text:p>
          </table:table-cell>
          <table:table-cell table:style-name="ce123" table:formula="of:=[.E581]-[.B581]" office:value-type="currency" office:currency="USD" office:value="158" calcext:value-type="currency">
            <text:p>$158.00</text:p>
          </table:table-cell>
          <table:table-cell table:style-name="ce102" table:formula="of:=[.E581]/[.D581]" office:value-type="float" office:value="2.92218824328916" calcext:value-type="float">
            <text:p>2.922188243289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CGRD29.5</text:p>
          </table:table-cell>
          <table:table-cell table:number-columns-repeated="2" table:style-name="ce82" office:value-type="currency" office:currency="USD" office:value="725" calcext:value-type="currency">
            <text:p>$725.00</text:p>
          </table:table-cell>
          <table:table-cell table:style-name="ce123" office:value-type="currency" office:currency="USD" office:value="284.72" calcext:value-type="currency">
            <text:p>$284.72</text:p>
          </table:table-cell>
          <table:table-cell table:style-name="ce123" office:value-type="currency" office:currency="USD" office:value="829" calcext:value-type="currency">
            <text:p>$829.00</text:p>
          </table:table-cell>
          <table:table-cell table:style-name="ce123" table:formula="of:=[.E582]-[.B582]" office:value-type="currency" office:currency="USD" office:value="104" calcext:value-type="currency">
            <text:p>$104.00</text:p>
          </table:table-cell>
          <table:table-cell table:style-name="ce102" table:formula="of:=[.E582]/[.D582]" office:value-type="float" office:value="2.911632481034" calcext:value-type="float">
            <text:p>2.9116324810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T44-4</text:p>
          </table:table-cell>
          <table:table-cell table:number-columns-repeated="2" table:style-name="ce82" office:value-type="currency" office:currency="USD" office:value="675" calcext:value-type="currency">
            <text:p>$675.00</text:p>
          </table:table-cell>
          <table:table-cell table:style-name="ce123" office:value-type="currency" office:currency="USD" office:value="280.67" calcext:value-type="currency">
            <text:p>$280.67</text:p>
          </table:table-cell>
          <table:table-cell table:style-name="ce123" office:value-type="currency" office:currency="USD" office:value="739" calcext:value-type="currency">
            <text:p>$739.00</text:p>
          </table:table-cell>
          <table:table-cell table:style-name="ce123" table:formula="of:=[.E583]-[.B583]" office:value-type="currency" office:currency="USD" office:value="64" calcext:value-type="currency">
            <text:p>$64.00</text:p>
          </table:table-cell>
          <table:table-cell table:style-name="ce102" table:formula="of:=[.E583]/[.D583]" office:value-type="float" office:value="2.63298535646845" calcext:value-type="float">
            <text:p>2.632985356468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T44-6</text:p>
          </table:table-cell>
          <table:table-cell table:number-columns-repeated="2" table:style-name="ce82" office:value-type="currency" office:currency="USD" office:value="789" calcext:value-type="currency">
            <text:p>$789.00</text:p>
          </table:table-cell>
          <table:table-cell table:style-name="ce123" office:value-type="currency" office:currency="USD" office:value="332.9" calcext:value-type="currency">
            <text:p>$332.90</text:p>
          </table:table-cell>
          <table:table-cell table:style-name="ce123" office:value-type="currency" office:currency="USD" office:value="848" calcext:value-type="currency">
            <text:p>$848.00</text:p>
          </table:table-cell>
          <table:table-cell table:style-name="ce123" table:formula="of:=[.E584]-[.B584]" office:value-type="currency" office:currency="USD" office:value="59" calcext:value-type="currency">
            <text:p>$59.00</text:p>
          </table:table-cell>
          <table:table-cell table:style-name="ce102" table:formula="of:=[.E584]/[.D584]" office:value-type="float" office:value="2.54731150495644" calcext:value-type="float">
            <text:p>2.547311504956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RAT44-8</text:p>
          </table:table-cell>
          <table:table-cell table:number-columns-repeated="2" table:style-name="ce82" office:value-type="currency" office:currency="USD" office:value="919" calcext:value-type="currency">
            <text:p>$919.00</text:p>
          </table:table-cell>
          <table:table-cell table:style-name="ce123" office:value-type="currency" office:currency="USD" office:value="385.05" calcext:value-type="currency">
            <text:p>$385.05</text:p>
          </table:table-cell>
          <table:table-cell table:style-name="ce123" office:value-type="currency" office:currency="USD" office:value="981" calcext:value-type="currency">
            <text:p>$981.00</text:p>
          </table:table-cell>
          <table:table-cell table:style-name="ce123" table:formula="of:=[.E585]-[.B585]" office:value-type="currency" office:currency="USD" office:value="62" calcext:value-type="currency">
            <text:p>$62.00</text:p>
          </table:table-cell>
          <table:table-cell table:style-name="ce102" table:formula="of:=[.E585]/[.D585]" office:value-type="float" office:value="2.54772107518504" calcext:value-type="float">
            <text:p>2.547721075185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CGRT44</text:p>
          </table:table-cell>
          <table:table-cell table:number-columns-repeated="2" table:style-name="ce82" office:value-type="currency" office:currency="USD" office:value="999" calcext:value-type="currency">
            <text:p>$999.00</text:p>
          </table:table-cell>
          <table:table-cell table:style-name="ce123" office:value-type="currency" office:currency="USD" office:value="389.81" calcext:value-type="currency">
            <text:p>$389.81</text:p>
          </table:table-cell>
          <table:table-cell table:style-name="ce123" office:value-type="currency" office:currency="USD" office:value="1140" calcext:value-type="currency">
            <text:p>$1,140.00</text:p>
          </table:table-cell>
          <table:table-cell table:style-name="ce123" table:formula="of:=[.E586]-[.B586]" office:value-type="currency" office:currency="USD" office:value="141" calcext:value-type="currency">
            <text:p>$141.00</text:p>
          </table:table-cell>
          <table:table-cell table:style-name="ce102" table:formula="of:=[.E586]/[.D586]" office:value-type="float" office:value="2.92450168030579" calcext:value-type="float">
            <text:p>2.924501680305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Reel Ra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28</text:p>
          </table:table-cell>
          <table:table-cell table:number-columns-repeated="2" table:style-name="ce82" office:value-type="currency" office:currency="USD" office:value="475" calcext:value-type="currency">
            <text:p>$475.00</text:p>
          </table:table-cell>
          <table:table-cell table:style-name="ce123" office:value-type="currency" office:currency="USD" office:value="346.07" calcext:value-type="currency">
            <text:p>$346.07</text:p>
          </table:table-cell>
          <table:table-cell table:style-name="ce123" office:value-type="currency" office:currency="USD" office:value="484.5" calcext:value-type="currency">
            <text:p>$484.50</text:p>
          </table:table-cell>
          <table:table-cell table:style-name="ce123" table:formula="of:=[.E590]-[.B590]" office:value-type="currency" office:currency="USD" office:value="9.5" calcext:value-type="currency">
            <text:p>$9.50</text:p>
          </table:table-cell>
          <table:table-cell table:style-name="ce102" table:formula="of:=[.E590]/[.D590]" office:value-type="float" office:value="1.40000577917762" calcext:value-type="float">
            <text:p>1.4000057791776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28</text:p>
          </table:table-cell>
          <table:table-cell table:number-columns-repeated="2" table:style-name="ce82" office:value-type="currency" office:currency="USD" office:value="493" calcext:value-type="currency">
            <text:p>$493.00</text:p>
          </table:table-cell>
          <table:table-cell table:style-name="ce123" office:value-type="currency" office:currency="USD" office:value="359.83" calcext:value-type="currency">
            <text:p>$359.83</text:p>
          </table:table-cell>
          <table:table-cell table:style-name="ce123" office:value-type="currency" office:currency="USD" office:value="503.76" calcext:value-type="currency">
            <text:p>$503.76</text:p>
          </table:table-cell>
          <table:table-cell table:style-name="ce123" table:formula="of:=[.E591]-[.B591]" office:value-type="currency" office:currency="USD" office:value="10.76" calcext:value-type="currency">
            <text:p>$10.76</text:p>
          </table:table-cell>
          <table:table-cell table:style-name="ce102" table:formula="of:=[.E591]/[.D591]" office:value-type="float" office:value="1.39999444181975" calcext:value-type="float">
            <text:p>1.3999944418197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28</text:p>
          </table:table-cell>
          <table:table-cell table:number-columns-repeated="2" table:style-name="ce82" office:value-type="currency" office:currency="USD" office:value="513" calcext:value-type="currency">
            <text:p>$513.00</text:p>
          </table:table-cell>
          <table:table-cell table:style-name="ce123" office:value-type="currency" office:currency="USD" office:value="363.56" calcext:value-type="currency">
            <text:p>$363.56</text:p>
          </table:table-cell>
          <table:table-cell table:style-name="ce123" office:value-type="currency" office:currency="USD" office:value="358.36" calcext:value-type="currency">
            <text:p>$358.36</text:p>
          </table:table-cell>
          <table:table-cell table:style-name="ce123" table:formula="of:=[.E592]-[.B592]" office:value-type="currency" office:currency="USD" office:value="-154.64" calcext:value-type="currency">
            <text:p>-$154.64</text:p>
          </table:table-cell>
          <table:table-cell table:style-name="ce102" table:formula="of:=[.E592]/[.D592]" office:value-type="float" office:value="0.985696996369238" calcext:value-type="float">
            <text:p>0.98569699636923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38</text:p>
          </table:table-cell>
          <table:table-cell table:number-columns-repeated="2" table:style-name="ce82" office:value-type="currency" office:currency="USD" office:value="505" calcext:value-type="currency">
            <text:p>$505.00</text:p>
          </table:table-cell>
          <table:table-cell table:style-name="ce123" office:value-type="currency" office:currency="USD" office:value="369.73" calcext:value-type="currency">
            <text:p>$369.73</text:p>
          </table:table-cell>
          <table:table-cell table:style-name="ce123" office:value-type="currency" office:currency="USD" office:value="517.62" calcext:value-type="currency">
            <text:p>$517.62</text:p>
          </table:table-cell>
          <table:table-cell table:style-name="ce123" table:formula="of:=[.E593]-[.B593]" office:value-type="currency" office:currency="USD" office:value="12.62" calcext:value-type="currency">
            <text:p>$12.62</text:p>
          </table:table-cell>
          <table:table-cell table:style-name="ce102" table:formula="of:=[.E593]/[.D593]" office:value-type="float" office:value="1.39999459064723" calcext:value-type="float">
            <text:p>1.39999459064723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38</text:p>
          </table:table-cell>
          <table:table-cell table:number-columns-repeated="2" table:style-name="ce82" office:value-type="currency" office:currency="USD" office:value="525" calcext:value-type="currency">
            <text:p>$525.00</text:p>
          </table:table-cell>
          <table:table-cell table:style-name="ce123" office:value-type="currency" office:currency="USD" office:value="383.49" calcext:value-type="currency">
            <text:p>$383.49</text:p>
          </table:table-cell>
          <table:table-cell table:style-name="ce123" office:value-type="currency" office:currency="USD" office:value="536.89" calcext:value-type="currency">
            <text:p>$536.89</text:p>
          </table:table-cell>
          <table:table-cell table:style-name="ce123" table:formula="of:=[.E594]-[.B594]" office:value-type="currency" office:currency="USD" office:value="11.89" calcext:value-type="currency">
            <text:p>$11.89</text:p>
          </table:table-cell>
          <table:table-cell table:style-name="ce102" table:formula="of:=[.E594]/[.D594]" office:value-type="float" office:value="1.4000104305197" calcext:value-type="float">
            <text:p>1.400010430519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38</text:p>
          </table:table-cell>
          <table:table-cell table:number-columns-repeated="2" table:style-name="ce82" office:value-type="currency" office:currency="USD" office:value="535" calcext:value-type="currency">
            <text:p>$535.00</text:p>
          </table:table-cell>
          <table:table-cell table:style-name="ce123" office:value-type="currency" office:currency="USD" office:value="387.22" calcext:value-type="currency">
            <text:p>$387.22</text:p>
          </table:table-cell>
          <table:table-cell table:style-name="ce123" office:value-type="currency" office:currency="USD" office:value="390.14" calcext:value-type="currency">
            <text:p>$390.14</text:p>
          </table:table-cell>
          <table:table-cell table:style-name="ce123" table:formula="of:=[.E595]-[.B595]" office:value-type="currency" office:currency="USD" office:value="-144.86" calcext:value-type="currency">
            <text:p>-$144.86</text:p>
          </table:table-cell>
          <table:table-cell table:style-name="ce102" table:formula="of:=[.E595]/[.D595]" office:value-type="float" office:value="1.00754093280306" calcext:value-type="float">
            <text:p>1.0075409328030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210</text:p>
          </table:table-cell>
          <table:table-cell table:number-columns-repeated="2" table:style-name="ce82" office:value-type="currency" office:currency="USD" office:value="505" calcext:value-type="currency">
            <text:p>$505.00</text:p>
          </table:table-cell>
          <table:table-cell table:style-name="ce123" office:value-type="currency" office:currency="USD" office:value="369.25" calcext:value-type="currency">
            <text:p>$369.25</text:p>
          </table:table-cell>
          <table:table-cell table:style-name="ce123" office:value-type="currency" office:currency="USD" office:value="516.95" calcext:value-type="currency">
            <text:p>$516.95</text:p>
          </table:table-cell>
          <table:table-cell table:style-name="ce123" table:formula="of:=[.E596]-[.B596]" office:value-type="currency" office:currency="USD" office:value="11.95" calcext:value-type="currency">
            <text:p>$11.95</text:p>
          </table:table-cell>
          <table:table-cell table:style-name="ce102" table:formula="of:=[.E596]/[.D596]" office:value-type="float" office:value="1.4" calcext:value-type="float">
            <text:p>1.4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210</text:p>
          </table:table-cell>
          <table:table-cell table:number-columns-repeated="2" table:style-name="ce82" office:value-type="currency" office:currency="USD" office:value="535" calcext:value-type="currency">
            <text:p>$535.00</text:p>
          </table:table-cell>
          <table:table-cell table:style-name="ce123" office:value-type="currency" office:currency="USD" office:value="383.02" calcext:value-type="currency">
            <text:p>$383.02</text:p>
          </table:table-cell>
          <table:table-cell table:style-name="ce123" office:value-type="currency" office:currency="USD" office:value="584.1" calcext:value-type="currency">
            <text:p>$584.10</text:p>
          </table:table-cell>
          <table:table-cell table:style-name="ce123" table:formula="of:=[.E597]-[.B597]" office:value-type="currency" office:currency="USD" office:value="49.1" calcext:value-type="currency">
            <text:p>$49.10</text:p>
          </table:table-cell>
          <table:table-cell table:style-name="ce102" table:formula="of:=[.E597]/[.D597]" office:value-type="float" office:value="1.52498564043653" calcext:value-type="float">
            <text:p>1.5249856404365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210</text:p>
          </table:table-cell>
          <table:table-cell table:number-columns-repeated="2" table:style-name="ce82" office:value-type="currency" office:currency="USD" office:value="529" calcext:value-type="currency">
            <text:p>$529.00</text:p>
          </table:table-cell>
          <table:table-cell table:style-name="ce123" office:value-type="currency" office:currency="USD" office:value="386.75" calcext:value-type="currency">
            <text:p>$386.75</text:p>
          </table:table-cell>
          <table:table-cell table:style-name="ce123" office:value-type="currency" office:currency="USD" office:value="541.45" calcext:value-type="currency">
            <text:p>$541.45</text:p>
          </table:table-cell>
          <table:table-cell table:style-name="ce123" table:formula="of:=[.E598]-[.B598]" office:value-type="currency" office:currency="USD" office:value="12.45" calcext:value-type="currency">
            <text:p>$12.45</text:p>
          </table:table-cell>
          <table:table-cell table:style-name="ce102" table:formula="of:=[.E598]/[.D598]" office:value-type="float" office:value="1.4" calcext:value-type="float">
            <text:p>1.4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310</text:p>
          </table:table-cell>
          <table:table-cell table:number-columns-repeated="2" table:style-name="ce82" office:value-type="currency" office:currency="USD" office:value="575" calcext:value-type="currency">
            <text:p>$575.00</text:p>
          </table:table-cell>
          <table:table-cell table:style-name="ce123" office:value-type="currency" office:currency="USD" office:value="419.47" calcext:value-type="currency">
            <text:p>$419.47</text:p>
          </table:table-cell>
          <table:table-cell table:style-name="ce123" office:value-type="currency" office:currency="USD" office:value="587.26" calcext:value-type="currency">
            <text:p>$587.26</text:p>
          </table:table-cell>
          <table:table-cell table:style-name="ce123" table:formula="of:=[.E599]-[.B599]" office:value-type="currency" office:currency="USD" office:value="12.26" calcext:value-type="currency">
            <text:p>$12.26</text:p>
          </table:table-cell>
          <table:table-cell table:style-name="ce102" table:formula="of:=[.E599]/[.D599]" office:value-type="float" office:value="1.40000476792142" calcext:value-type="float">
            <text:p>1.4000047679214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310</text:p>
          </table:table-cell>
          <table:table-cell table:number-columns-repeated="2" table:style-name="ce82" office:value-type="currency" office:currency="USD" office:value="592" calcext:value-type="currency">
            <text:p>$592.00</text:p>
          </table:table-cell>
          <table:table-cell table:style-name="ce123" office:value-type="currency" office:currency="USD" office:value="433.23" calcext:value-type="currency">
            <text:p>$433.23</text:p>
          </table:table-cell>
          <table:table-cell table:style-name="ce123" office:value-type="currency" office:currency="USD" office:value="604.16" calcext:value-type="currency">
            <text:p>$604.16</text:p>
          </table:table-cell>
          <table:table-cell table:style-name="ce123" table:formula="of:=[.E600]-[.B600]" office:value-type="currency" office:currency="USD" office:value="12.16" calcext:value-type="currency">
            <text:p>$12.16</text:p>
          </table:table-cell>
          <table:table-cell table:style-name="ce102" table:formula="of:=[.E600]/[.D600]" office:value-type="float" office:value="1.39454793066039" calcext:value-type="float">
            <text:p>1.3945479306603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310</text:p>
          </table:table-cell>
          <table:table-cell table:number-columns-repeated="2" table:style-name="ce82" office:value-type="currency" office:currency="USD" office:value="599" calcext:value-type="currency">
            <text:p>$599.00</text:p>
          </table:table-cell>
          <table:table-cell table:style-name="ce123" office:value-type="currency" office:currency="USD" office:value="436.96" calcext:value-type="currency">
            <text:p>$436.96</text:p>
          </table:table-cell>
          <table:table-cell table:style-name="ce123" office:value-type="currency" office:currency="USD" office:value="611.74" calcext:value-type="currency">
            <text:p>$611.74</text:p>
          </table:table-cell>
          <table:table-cell table:style-name="ce123" table:formula="of:=[.E601]-[.B601]" office:value-type="currency" office:currency="USD" office:value="12.74" calcext:value-type="currency">
            <text:p>$12.74</text:p>
          </table:table-cell>
          <table:table-cell table:style-name="ce102" table:formula="of:=[.E601]/[.D601]" office:value-type="float" office:value="1.39999084584401" calcext:value-type="float">
            <text:p>1.39999084584401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212</text:p>
          </table:table-cell>
          <table:table-cell table:number-columns-repeated="2" table:style-name="ce82" office:value-type="currency" office:currency="USD" office:value="571" calcext:value-type="currency">
            <text:p>$571.00</text:p>
          </table:table-cell>
          <table:table-cell table:style-name="ce123" office:value-type="currency" office:currency="USD" office:value="415.93" calcext:value-type="currency">
            <text:p>$415.93</text:p>
          </table:table-cell>
          <table:table-cell table:style-name="ce123" office:value-type="currency" office:currency="USD" office:value="582.3" calcext:value-type="currency">
            <text:p>$582.30</text:p>
          </table:table-cell>
          <table:table-cell table:style-name="ce123" table:formula="of:=[.E602]-[.B602]" office:value-type="currency" office:currency="USD" office:value="11.3" calcext:value-type="currency">
            <text:p>$11.30</text:p>
          </table:table-cell>
          <table:table-cell table:style-name="ce102" table:formula="of:=[.E602]/[.D602]" office:value-type="float" office:value="1.39999519149857" calcext:value-type="float">
            <text:p>1.3999951914985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212</text:p>
          </table:table-cell>
          <table:table-cell table:number-columns-repeated="2" table:style-name="ce82" office:value-type="currency" office:currency="USD" office:value="574" calcext:value-type="currency">
            <text:p>$574.00</text:p>
          </table:table-cell>
          <table:table-cell table:style-name="ce123" office:value-type="currency" office:currency="USD" office:value="419.21" calcext:value-type="currency">
            <text:p>$419.21</text:p>
          </table:table-cell>
          <table:table-cell table:style-name="ce123" office:value-type="currency" office:currency="USD" office:value="586.89" calcext:value-type="currency">
            <text:p>$586.89</text:p>
          </table:table-cell>
          <table:table-cell table:style-name="ce123" table:formula="of:=[.E603]-[.B603]" office:value-type="currency" office:currency="USD" office:value="12.89" calcext:value-type="currency">
            <text:p>$12.89</text:p>
          </table:table-cell>
          <table:table-cell table:style-name="ce102" table:formula="of:=[.E603]/[.D603]" office:value-type="float" office:value="1.39999045824289" calcext:value-type="float">
            <text:p>1.3999904582428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212</text:p>
          </table:table-cell>
          <table:table-cell table:number-columns-repeated="2" table:style-name="ce82" office:value-type="currency" office:currency="USD" office:value="595" calcext:value-type="currency">
            <text:p>$595.00</text:p>
          </table:table-cell>
          <table:table-cell table:style-name="ce123" office:value-type="currency" office:currency="USD" office:value="434.11" calcext:value-type="currency">
            <text:p>$434.11</text:p>
          </table:table-cell>
          <table:table-cell table:style-name="ce123" office:value-type="currency" office:currency="USD" office:value="607.75" calcext:value-type="currency">
            <text:p>$607.75</text:p>
          </table:table-cell>
          <table:table-cell table:style-name="ce123" table:formula="of:=[.E604]-[.B604]" office:value-type="currency" office:currency="USD" office:value="12.75" calcext:value-type="currency">
            <text:p>$12.75</text:p>
          </table:table-cell>
          <table:table-cell table:style-name="ce102" table:formula="of:=[.E604]/[.D604]" office:value-type="float" office:value="1.39999078574555" calcext:value-type="float">
            <text:p>1.3999907857455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312</text:p>
          </table:table-cell>
          <table:table-cell table:number-columns-repeated="2" table:style-name="ce82" office:value-type="currency" office:currency="USD" office:value="613" calcext:value-type="currency">
            <text:p>$613.00</text:p>
          </table:table-cell>
          <table:table-cell table:style-name="ce123" office:value-type="currency" office:currency="USD" office:value="457.3" calcext:value-type="currency">
            <text:p>$457.30</text:p>
          </table:table-cell>
          <table:table-cell table:style-name="ce123" office:value-type="currency" office:currency="USD" office:value="627.76" calcext:value-type="currency">
            <text:p>$627.76</text:p>
          </table:table-cell>
          <table:table-cell table:style-name="ce123" table:formula="of:=[.E605]-[.B605]" office:value-type="currency" office:currency="USD" office:value="14.76" calcext:value-type="currency">
            <text:p>$14.76</text:p>
          </table:table-cell>
          <table:table-cell table:style-name="ce102" table:formula="of:=[.E605]/[.D605]" office:value-type="float" office:value="1.37275311611633" calcext:value-type="float">
            <text:p>1.3727531161163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312</text:p>
          </table:table-cell>
          <table:table-cell table:number-columns-repeated="2" table:style-name="ce82" office:value-type="currency" office:currency="USD" office:value="625" calcext:value-type="currency">
            <text:p>$625.00</text:p>
          </table:table-cell>
          <table:table-cell table:style-name="ce123" office:value-type="currency" office:currency="USD" office:value="471.06" calcext:value-type="currency">
            <text:p>$471.06</text:p>
          </table:table-cell>
          <table:table-cell table:style-name="ce123" office:value-type="currency" office:currency="USD" office:value="442.62" calcext:value-type="currency">
            <text:p>$442.62</text:p>
          </table:table-cell>
          <table:table-cell table:style-name="ce123" table:formula="of:=[.E606]-[.B606]" office:value-type="currency" office:currency="USD" office:value="-182.38" calcext:value-type="currency">
            <text:p>-$182.38</text:p>
          </table:table-cell>
          <table:table-cell table:style-name="ce102" table:formula="of:=[.E606]/[.D606]" office:value-type="float" office:value="0.939625525410776" calcext:value-type="float">
            <text:p>0.93962552541077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312</text:p>
          </table:table-cell>
          <table:table-cell table:number-columns-repeated="2" table:style-name="ce82" office:value-type="currency" office:currency="USD" office:value="639" calcext:value-type="currency">
            <text:p>$639.00</text:p>
          </table:table-cell>
          <table:table-cell table:style-name="ce123" office:value-type="currency" office:currency="USD" office:value="474.79" calcext:value-type="currency">
            <text:p>$474.79</text:p>
          </table:table-cell>
          <table:table-cell table:style-name="ce123" office:value-type="currency" office:currency="USD" office:value="654.9" calcext:value-type="currency">
            <text:p>$654.90</text:p>
          </table:table-cell>
          <table:table-cell table:style-name="ce123" table:formula="of:=[.E607]-[.B607]" office:value-type="currency" office:currency="USD" office:value="15.9" calcext:value-type="currency">
            <text:p>$15.90</text:p>
          </table:table-cell>
          <table:table-cell table:style-name="ce102" table:formula="of:=[.E607]/[.D607]" office:value-type="float" office:value="1.37934665852272" calcext:value-type="float">
            <text:p>1.37934665852272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-BKT</text:p>
          </table:table-cell>
          <table:table-cell table:number-columns-repeated="2" table:style-name="ce82" office:value-type="currency" office:currency="USD" office:value="39" calcext:value-type="currency">
            <text:p>$39.00</text:p>
          </table:table-cell>
          <table:table-cell table:style-name="ce123" office:value-type="currency" office:currency="USD" office:value="26.05" calcext:value-type="currency">
            <text:p>$26.05</text:p>
          </table:table-cell>
          <table:table-cell table:style-name="ce123"/>
          <table:table-cell table:style-name="ce123" table:formula="of:=[.E608]-[.B608]" office:value-type="currency" office:currency="USD" office:value="-39" calcext:value-type="currency">
            <text:p>-$39.00</text:p>
          </table:table-cell>
          <table:table-cell table:style-name="ce102" table:formula="of:=[.E608]/[.D608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28-A</text:p>
          </table:table-cell>
          <table:table-cell table:number-columns-repeated="2" table:style-name="ce82" office:value-type="currency" office:currency="USD" office:value="317" calcext:value-type="currency">
            <text:p>$317.00</text:p>
          </table:table-cell>
          <table:table-cell table:style-name="ce123" office:value-type="currency" office:currency="USD" office:value="235.24" calcext:value-type="currency">
            <text:p>$235.24</text:p>
          </table:table-cell>
          <table:table-cell table:style-name="ce123" office:value-type="currency" office:currency="USD" office:value="329.34" calcext:value-type="currency">
            <text:p>$329.34</text:p>
          </table:table-cell>
          <table:table-cell table:style-name="ce123" table:formula="of:=[.E609]-[.B609]" office:value-type="currency" office:currency="USD" office:value="12.34" calcext:value-type="currency">
            <text:p>$12.34</text:p>
          </table:table-cell>
          <table:table-cell table:style-name="ce102" table:formula="of:=[.E609]/[.D609]" office:value-type="float" office:value="1.4000170039109" calcext:value-type="float">
            <text:p>1.400017003910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28-A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49" calcext:value-type="currency">
            <text:p>$249.00</text:p>
          </table:table-cell>
          <table:table-cell table:style-name="ce123" office:value-type="currency" office:currency="USD" office:value="348.6" calcext:value-type="currency">
            <text:p>$348.60</text:p>
          </table:table-cell>
          <table:table-cell table:style-name="ce123" table:formula="of:=[.E610]-[.B610]" office:value-type="currency" office:currency="USD" office:value="13.6" calcext:value-type="currency">
            <text:p>$13.60</text:p>
          </table:table-cell>
          <table:table-cell table:style-name="ce102" table:formula="of:=[.E610]/[.D610]" office:value-type="float" office:value="1.4" calcext:value-type="float">
            <text:p>1.4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28-A</text:p>
          </table:table-cell>
          <table:table-cell table:number-columns-repeated="2" table:style-name="ce82" office:value-type="currency" office:currency="USD" office:value="344" calcext:value-type="currency">
            <text:p>$344.00</text:p>
          </table:table-cell>
          <table:table-cell table:style-name="ce123" office:value-type="currency" office:currency="USD" office:value="255.97" calcext:value-type="currency">
            <text:p>$255.97</text:p>
          </table:table-cell>
          <table:table-cell table:style-name="ce123" office:value-type="currency" office:currency="USD" office:value="358.36" calcext:value-type="currency">
            <text:p>$358.36</text:p>
          </table:table-cell>
          <table:table-cell table:style-name="ce123" table:formula="of:=[.E611]-[.B611]" office:value-type="currency" office:currency="USD" office:value="14.36" calcext:value-type="currency">
            <text:p>$14.36</text:p>
          </table:table-cell>
          <table:table-cell table:style-name="ce102" table:formula="of:=[.E611]/[.D611]" office:value-type="float" office:value="1.40000781341563" calcext:value-type="float">
            <text:p>1.40000781341563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38-A</text:p>
          </table:table-cell>
          <table:table-cell table:number-columns-repeated="2" table:style-name="ce82" office:value-type="currency" office:currency="USD" office:value="349" calcext:value-type="currency">
            <text:p>$349.00</text:p>
          </table:table-cell>
          <table:table-cell table:style-name="ce123" office:value-type="currency" office:currency="USD" office:value="247.07" calcext:value-type="currency">
            <text:p>$247.07</text:p>
          </table:table-cell>
          <table:table-cell table:style-name="ce123" office:value-type="currency" office:currency="USD" office:value="403.56" calcext:value-type="currency">
            <text:p>$403.56</text:p>
          </table:table-cell>
          <table:table-cell table:style-name="ce123" table:formula="of:=[.E612]-[.B612]" office:value-type="currency" office:currency="USD" office:value="54.56" calcext:value-type="currency">
            <text:p>$54.56</text:p>
          </table:table-cell>
          <table:table-cell table:style-name="ce102" table:formula="of:=[.E612]/[.D612]" office:value-type="float" office:value="1.63338325171004" calcext:value-type="float">
            <text:p>1.6333832517100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38-A</text:p>
          </table:table-cell>
          <table:table-cell table:number-columns-repeated="2" table:style-name="ce82" office:value-type="currency" office:currency="USD" office:value="353" calcext:value-type="currency">
            <text:p>$353.00</text:p>
          </table:table-cell>
          <table:table-cell table:style-name="ce123" office:value-type="currency" office:currency="USD" office:value="260.84" calcext:value-type="currency">
            <text:p>$260.84</text:p>
          </table:table-cell>
          <table:table-cell table:style-name="ce123" office:value-type="currency" office:currency="USD" office:value="365.18" calcext:value-type="currency">
            <text:p>$365.18</text:p>
          </table:table-cell>
          <table:table-cell table:style-name="ce123" table:formula="of:=[.E613]-[.B613]" office:value-type="currency" office:currency="USD" office:value="12.18" calcext:value-type="currency">
            <text:p>$12.18</text:p>
          </table:table-cell>
          <table:table-cell table:style-name="ce102" table:formula="of:=[.E613]/[.D613]" office:value-type="float" office:value="1.40001533507131" calcext:value-type="float">
            <text:p>1.40001533507131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38-A</text:p>
          </table:table-cell>
          <table:table-cell table:number-columns-repeated="2" table:style-name="ce82" office:value-type="currency" office:currency="USD" office:value="377" calcext:value-type="currency">
            <text:p>$377.00</text:p>
          </table:table-cell>
          <table:table-cell table:style-name="ce123" office:value-type="currency" office:currency="USD" office:value="278.67" calcext:value-type="currency">
            <text:p>$278.67</text:p>
          </table:table-cell>
          <table:table-cell table:style-name="ce123" office:value-type="currency" office:currency="USD" office:value="390.14" calcext:value-type="currency">
            <text:p>$390.14</text:p>
          </table:table-cell>
          <table:table-cell table:style-name="ce123" table:formula="of:=[.E614]-[.B614]" office:value-type="currency" office:currency="USD" office:value="13.14" calcext:value-type="currency">
            <text:p>$13.14</text:p>
          </table:table-cell>
          <table:table-cell table:style-name="ce102" table:formula="of:=[.E614]/[.D614]" office:value-type="float" office:value="1.40000717694764" calcext:value-type="float">
            <text:p>1.40000717694764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210-A</text:p>
          </table:table-cell>
          <table:table-cell table:number-columns-repeated="2" table:style-name="ce82" office:value-type="currency" office:currency="USD" office:value="352" calcext:value-type="currency">
            <text:p>$352.00</text:p>
          </table:table-cell>
          <table:table-cell table:style-name="ce123" office:value-type="currency" office:currency="USD" office:value="260.28" calcext:value-type="currency">
            <text:p>$260.28</text:p>
          </table:table-cell>
          <table:table-cell table:style-name="ce123" office:value-type="currency" office:currency="USD" office:value="364.39" calcext:value-type="currency">
            <text:p>$364.39</text:p>
          </table:table-cell>
          <table:table-cell table:style-name="ce123" table:formula="of:=[.E615]-[.B615]" office:value-type="currency" office:currency="USD" office:value="12.39" calcext:value-type="currency">
            <text:p>$12.39</text:p>
          </table:table-cell>
          <table:table-cell table:style-name="ce102" table:formula="of:=[.E615]/[.D615]" office:value-type="float" office:value="1.39999231596742" calcext:value-type="float">
            <text:p>1.3999923159674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210-A</text:p>
          </table:table-cell>
          <table:table-cell table:number-columns-repeated="2" table:style-name="ce82" office:value-type="currency" office:currency="USD" office:value="399" calcext:value-type="currency">
            <text:p>$399.00</text:p>
          </table:table-cell>
          <table:table-cell table:style-name="ce123" office:value-type="currency" office:currency="USD" office:value="272.14" calcext:value-type="currency">
            <text:p>$272.14</text:p>
          </table:table-cell>
          <table:table-cell table:style-name="ce123" office:value-type="currency" office:currency="USD" office:value="427.16" calcext:value-type="currency">
            <text:p>$427.16</text:p>
          </table:table-cell>
          <table:table-cell table:style-name="ce123" table:formula="of:=[.E616]-[.B616]" office:value-type="currency" office:currency="USD" office:value="28.16" calcext:value-type="currency">
            <text:p>$28.16</text:p>
          </table:table-cell>
          <table:table-cell table:style-name="ce102" table:formula="of:=[.E616]/[.D616]" office:value-type="float" office:value="1.56963327698979" calcext:value-type="float">
            <text:p>1.5696332769897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210-A</text:p>
          </table:table-cell>
          <table:table-cell table:number-columns-repeated="2" table:style-name="ce82" office:value-type="currency" office:currency="USD" office:value="374" calcext:value-type="currency">
            <text:p>$374.00</text:p>
          </table:table-cell>
          <table:table-cell table:style-name="ce123" office:value-type="currency" office:currency="USD" office:value="275.87" calcext:value-type="currency">
            <text:p>$275.87</text:p>
          </table:table-cell>
          <table:table-cell table:style-name="ce123" office:value-type="currency" office:currency="USD" office:value="386.22" calcext:value-type="currency">
            <text:p>$386.22</text:p>
          </table:table-cell>
          <table:table-cell table:style-name="ce123" table:formula="of:=[.E617]-[.B617]" office:value-type="currency" office:currency="USD" office:value="12.22" calcext:value-type="currency">
            <text:p>$12.22</text:p>
          </table:table-cell>
          <table:table-cell table:style-name="ce102" table:formula="of:=[.E617]/[.D617]" office:value-type="float" office:value="1.40000724979157" calcext:value-type="float">
            <text:p>1.4000072497915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310-A</text:p>
          </table:table-cell>
          <table:table-cell table:number-columns-repeated="2" table:style-name="ce82" office:value-type="currency" office:currency="USD" office:value="384" calcext:value-type="currency">
            <text:p>$384.00</text:p>
          </table:table-cell>
          <table:table-cell table:style-name="ce123" office:value-type="currency" office:currency="USD" office:value="283.48" calcext:value-type="currency">
            <text:p>$283.48</text:p>
          </table:table-cell>
          <table:table-cell table:style-name="ce123" office:value-type="currency" office:currency="USD" office:value="396.87" calcext:value-type="currency">
            <text:p>$396.87</text:p>
          </table:table-cell>
          <table:table-cell table:style-name="ce123" table:formula="of:=[.E618]-[.B618]" office:value-type="currency" office:currency="USD" office:value="12.87" calcext:value-type="currency">
            <text:p>$12.87</text:p>
          </table:table-cell>
          <table:table-cell table:style-name="ce102" table:formula="of:=[.E618]/[.D618]" office:value-type="float" office:value="1.39999294482856" calcext:value-type="float">
            <text:p>1.3999929448285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310-A</text:p>
          </table:table-cell>
          <table:table-cell table:number-columns-repeated="2" table:style-name="ce82" office:value-type="currency" office:currency="USD" office:value="399" calcext:value-type="currency">
            <text:p>$399.00</text:p>
          </table:table-cell>
          <table:table-cell table:style-name="ce123" office:value-type="currency" office:currency="USD" office:value="297.24" calcext:value-type="currency">
            <text:p>$297.24</text:p>
          </table:table-cell>
          <table:table-cell table:style-name="ce123" office:value-type="currency" office:currency="USD" office:value="416.14" calcext:value-type="currency">
            <text:p>$416.14</text:p>
          </table:table-cell>
          <table:table-cell table:style-name="ce123" table:formula="of:=[.E619]-[.B619]" office:value-type="currency" office:currency="USD" office:value="17.14" calcext:value-type="currency">
            <text:p>$17.14</text:p>
          </table:table-cell>
          <table:table-cell table:style-name="ce102" table:formula="of:=[.E619]/[.D619]" office:value-type="float" office:value="1.40001345713901" calcext:value-type="float">
            <text:p>1.40001345713901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310-A</text:p>
          </table:table-cell>
          <table:table-cell table:number-columns-repeated="2" table:style-name="ce82" office:value-type="currency" office:currency="USD" office:value="425" calcext:value-type="currency">
            <text:p>$425.00</text:p>
          </table:table-cell>
          <table:table-cell table:style-name="ce123" office:value-type="currency" office:currency="USD" office:value="300.97" calcext:value-type="currency">
            <text:p>$300.97</text:p>
          </table:table-cell>
          <table:table-cell table:style-name="ce123" office:value-type="currency" office:currency="USD" office:value="466.1" calcext:value-type="currency">
            <text:p>$466.10</text:p>
          </table:table-cell>
          <table:table-cell table:style-name="ce123" table:formula="of:=[.E620]-[.B620]" office:value-type="currency" office:currency="USD" office:value="41.1" calcext:value-type="currency">
            <text:p>$41.10</text:p>
          </table:table-cell>
          <table:table-cell table:style-name="ce102" table:formula="of:=[.E620]/[.D620]" office:value-type="float" office:value="1.54865933481742" calcext:value-type="float">
            <text:p>1.54865933481742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212-A</text:p>
          </table:table-cell>
          <table:table-cell table:number-columns-repeated="2" table:style-name="ce82" office:value-type="currency" office:currency="USD" office:value="382" calcext:value-type="currency">
            <text:p>$382.00</text:p>
          </table:table-cell>
          <table:table-cell table:style-name="ce123" office:value-type="currency" office:currency="USD" office:value="284.63" calcext:value-type="currency">
            <text:p>$284.63</text:p>
          </table:table-cell>
          <table:table-cell table:style-name="ce123" office:value-type="currency" office:currency="USD" office:value="398.48" calcext:value-type="currency">
            <text:p>$398.48</text:p>
          </table:table-cell>
          <table:table-cell table:style-name="ce123" table:formula="of:=[.E621]-[.B621]" office:value-type="currency" office:currency="USD" office:value="16.48" calcext:value-type="currency">
            <text:p>$16.48</text:p>
          </table:table-cell>
          <table:table-cell table:style-name="ce102" table:formula="of:=[.E621]/[.D621]" office:value-type="float" office:value="1.3999929733338" calcext:value-type="float">
            <text:p>1.399992973333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212-A</text:p>
          </table:table-cell>
          <table:table-cell table:number-columns-repeated="2" table:style-name="ce82" office:value-type="currency" office:currency="USD" office:value="395" calcext:value-type="currency">
            <text:p>$395.00</text:p>
          </table:table-cell>
          <table:table-cell table:style-name="ce123" office:value-type="currency" office:currency="USD" office:value="291.27" calcext:value-type="currency">
            <text:p>$291.27</text:p>
          </table:table-cell>
          <table:table-cell table:style-name="ce123" office:value-type="currency" office:currency="USD" office:value="407.78" calcext:value-type="currency">
            <text:p>$407.78</text:p>
          </table:table-cell>
          <table:table-cell table:style-name="ce123" table:formula="of:=[.E622]-[.B622]" office:value-type="currency" office:currency="USD" office:value="12.78" calcext:value-type="currency">
            <text:p>$12.78</text:p>
          </table:table-cell>
          <table:table-cell table:style-name="ce102" table:formula="of:=[.E622]/[.D622]" office:value-type="float" office:value="1.40000686648127" calcext:value-type="float">
            <text:p>1.40000686648127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212-A</text:p>
          </table:table-cell>
          <table:table-cell table:number-columns-repeated="2" table:style-name="ce82" office:value-type="currency" office:currency="USD" office:value="407" calcext:value-type="currency">
            <text:p>$407.00</text:p>
          </table:table-cell>
          <table:table-cell table:style-name="ce123" office:value-type="currency" office:currency="USD" office:value="302.81" calcext:value-type="currency">
            <text:p>$302.81</text:p>
          </table:table-cell>
          <table:table-cell table:style-name="ce123" office:value-type="currency" office:currency="USD" office:value="423.93" calcext:value-type="currency">
            <text:p>$423.93</text:p>
          </table:table-cell>
          <table:table-cell table:style-name="ce123" table:formula="of:=[.E623]-[.B623]" office:value-type="currency" office:currency="USD" office:value="16.93" calcext:value-type="currency">
            <text:p>$16.93</text:p>
          </table:table-cell>
          <table:table-cell table:style-name="ce102" table:formula="of:=[.E623]/[.D623]" office:value-type="float" office:value="1.39998679039662" calcext:value-type="float">
            <text:p>1.3999867903966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2312-A</text:p>
          </table:table-cell>
          <table:table-cell table:number-columns-repeated="2" table:style-name="ce82" office:value-type="currency" office:currency="USD" office:value="449" calcext:value-type="currency">
            <text:p>$449.00</text:p>
          </table:table-cell>
          <table:table-cell table:style-name="ce123" office:value-type="currency" office:currency="USD" office:value="302.4" calcext:value-type="currency">
            <text:p>$302.40</text:p>
          </table:table-cell>
          <table:table-cell table:style-name="ce123" office:value-type="currency" office:currency="USD" office:value="486.16" calcext:value-type="currency">
            <text:p>$486.16</text:p>
          </table:table-cell>
          <table:table-cell table:style-name="ce123" table:formula="of:=[.E624]-[.B624]" office:value-type="currency" office:currency="USD" office:value="37.16" calcext:value-type="currency">
            <text:p>$37.16</text:p>
          </table:table-cell>
          <table:table-cell table:style-name="ce102" table:formula="of:=[.E624]/[.D624]" office:value-type="float" office:value="1.60767195767196" calcext:value-type="float">
            <text:p>1.60767195767196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3312-A</text:p>
          </table:table-cell>
          <table:table-cell table:number-columns-repeated="2" table:style-name="ce82" office:value-type="currency" office:currency="USD" office:value="419" calcext:value-type="currency">
            <text:p>$419.00</text:p>
          </table:table-cell>
          <table:table-cell table:style-name="ce123" office:value-type="currency" office:currency="USD" office:value="316.16" calcext:value-type="currency">
            <text:p>$316.16</text:p>
          </table:table-cell>
          <table:table-cell table:style-name="ce123" office:value-type="currency" office:currency="USD" office:value="442.62" calcext:value-type="currency">
            <text:p>$442.62</text:p>
          </table:table-cell>
          <table:table-cell table:style-name="ce123" table:formula="of:=[.E625]-[.B625]" office:value-type="currency" office:currency="USD" office:value="23.62" calcext:value-type="currency">
            <text:p>$23.62</text:p>
          </table:table-cell>
          <table:table-cell table:style-name="ce102" table:formula="of:=[.E625]/[.D625]" office:value-type="float" office:value="1.39998734817814" calcext:value-type="float">
            <text:p>1.39998734817814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R4312-A</text:p>
          </table:table-cell>
          <table:table-cell table:number-columns-repeated="2" table:style-name="ce82" office:value-type="currency" office:currency="USD" office:value="429" calcext:value-type="currency">
            <text:p>$429.00</text:p>
          </table:table-cell>
          <table:table-cell table:style-name="ce123" office:value-type="currency" office:currency="USD" office:value="319.89" calcext:value-type="currency">
            <text:p>$319.89</text:p>
          </table:table-cell>
          <table:table-cell table:style-name="ce123" office:value-type="currency" office:currency="USD" office:value="447.85" calcext:value-type="currency">
            <text:p>$447.85</text:p>
          </table:table-cell>
          <table:table-cell table:style-name="ce123" table:formula="of:=[.E626]-[.B626]" office:value-type="currency" office:currency="USD" office:value="18.85" calcext:value-type="currency">
            <text:p>$18.85</text:p>
          </table:table-cell>
          <table:table-cell table:style-name="ce102" table:formula="of:=[.E626]/[.D626]" office:value-type="float" office:value="1.40001250429835" calcext:value-type="float">
            <text:p>1.40001250429835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Reel Wind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1" office:value-type="string" calcext:value-type="string">
            <text:p>MODEL</text:p>
          </table:table-cell>
          <table:table-cell table:style-name="ce71" office:value-type="string" calcext:value-type="string">
            <text:p>OUR PRICE</text:p>
          </table:table-cell>
          <table:table-cell table:style-name="ce86" office:value-type="string" calcext:value-type="string">
            <text:p>Recommended Price</text:p>
          </table:table-cell>
          <table:table-cell table:style-name="ce90" office:value-type="string" calcext:value-type="string">
            <text:p>OUR COST</text:p>
          </table:table-cell>
          <table:table-cell table:style-name="ce90" office:value-type="string" calcext:value-type="string">
            <text:p>COMPETITOR</text:p>
          </table:table-cell>
          <table:table-cell table:style-name="ce90" office:value-type="string" calcext:value-type="string">
            <text:p>COMP.- OUR PRICE</text:p>
          </table:table-cell>
          <table:table-cell table:style-name="ce95" office:value-type="string" calcext:value-type="string">
            <text:p>COMP./ OUR COST</text:p>
          </table:table-cell>
          <table:table-cell table:style-name="ce71" office:value-type="string" calcext:value-type="string">
            <text:p>COMPETITOR NAME</text:p>
          </table:table-cell>
          <table:table-cell table:style-name="ce98" table:number-columns-repeated="1016"/>
        </table:table-row>
        <table:table-row table:style-name="ro2">
          <table:table-cell table:style-name="ce70" office:value-type="string" calcext:value-type="string">
            <text:p>RW1</text:p>
          </table:table-cell>
          <table:table-cell table:number-columns-repeated="2" table:style-name="ce82" office:value-type="currency" office:currency="USD" office:value="298" calcext:value-type="currency">
            <text:p>$298.00</text:p>
          </table:table-cell>
          <table:table-cell table:style-name="ce123" office:value-type="currency" office:currency="USD" office:value="255.09" calcext:value-type="currency">
            <text:p>$255.09</text:p>
          </table:table-cell>
          <table:table-cell table:style-name="ce123" office:value-type="currency" office:currency="USD" office:value="304.95" calcext:value-type="currency">
            <text:p>$304.95</text:p>
          </table:table-cell>
          <table:table-cell table:style-name="ce123" table:formula="of:=[.E630]-[.B630]" office:value-type="currency" office:currency="USD" office:value="6.94999999999999" calcext:value-type="currency">
            <text:p>$6.95</text:p>
          </table:table-cell>
          <table:table-cell table:style-name="ce102" table:formula="of:=[.E630]/[.D630]" office:value-type="float" office:value="1.19546042573209" calcext:value-type="float">
            <text:p>1.195460425732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W2</text:p>
          </table:table-cell>
          <table:table-cell table:number-columns-repeated="2" table:style-name="ce82" office:value-type="currency" office:currency="USD" office:value="429" calcext:value-type="currency">
            <text:p>$429.00</text:p>
          </table:table-cell>
          <table:table-cell table:style-name="ce123" office:value-type="currency" office:currency="USD" office:value="386.47" calcext:value-type="currency">
            <text:p>$386.47</text:p>
          </table:table-cell>
          <table:table-cell table:style-name="ce123" office:value-type="currency" office:currency="USD" office:value="436.95" calcext:value-type="currency">
            <text:p>$436.95</text:p>
          </table:table-cell>
          <table:table-cell table:style-name="ce123" table:formula="of:=[.E631]-[.B631]" office:value-type="currency" office:currency="USD" office:value="7.94999999999999" calcext:value-type="currency">
            <text:p>$7.95</text:p>
          </table:table-cell>
          <table:table-cell table:style-name="ce102" table:formula="of:=[.E631]/[.D631]" office:value-type="float" office:value="1.13061815923616" calcext:value-type="float">
            <text:p>1.130618159236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RW3</text:p>
          </table:table-cell>
          <table:table-cell table:number-columns-repeated="2" table:style-name="ce82" office:value-type="currency" office:currency="USD" office:value="439" calcext:value-type="currency">
            <text:p>$439.00</text:p>
          </table:table-cell>
          <table:table-cell table:style-name="ce123" office:value-type="currency" office:currency="USD" office:value="405.19" calcext:value-type="currency">
            <text:p>$405.19</text:p>
          </table:table-cell>
          <table:table-cell table:style-name="ce123" office:value-type="currency" office:currency="USD" office:value="446.95" calcext:value-type="currency">
            <text:p>$446.95</text:p>
          </table:table-cell>
          <table:table-cell table:style-name="ce123" table:formula="of:=[.E632]-[.B632]" office:value-type="currency" office:currency="USD" office:value="7.94999999999999" calcext:value-type="currency">
            <text:p>$7.95</text:p>
          </table:table-cell>
          <table:table-cell table:style-name="ce102" table:formula="of:=[.E632]/[.D632]" office:value-type="float" office:value="1.10306276068017" calcext:value-type="float">
            <text:p>1.103062760680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Rock-It Barrel Lift and Drum Stand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1</text:p>
          </table:table-cell>
          <table:table-cell table:number-columns-repeated="2" table:style-name="ce82" office:value-type="currency" office:currency="USD" office:value="73" calcext:value-type="currency">
            <text:p>$73.00</text:p>
          </table:table-cell>
          <table:table-cell table:style-name="ce123" office:value-type="currency" office:currency="USD" office:value="55.17" calcext:value-type="currency">
            <text:p>$55.17</text:p>
          </table:table-cell>
          <table:table-cell table:style-name="ce123" office:value-type="currency" office:currency="USD" office:value="78.95" calcext:value-type="currency">
            <text:p>$78.95</text:p>
          </table:table-cell>
          <table:table-cell table:style-name="ce123" table:formula="of:=[.E636]-[.B636]" office:value-type="currency" office:currency="USD" office:value="5.95" calcext:value-type="currency">
            <text:p>$5.95</text:p>
          </table:table-cell>
          <table:table-cell table:style-name="ce102" table:formula="of:=[.E636]/[.D636]" office:value-type="float" office:value="1.4310313576219" calcext:value-type="float">
            <text:p>1.43103135762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2</text:p>
          </table:table-cell>
          <table:table-cell table:number-columns-repeated="2" table:style-name="ce82" office:value-type="currency" office:currency="USD" office:value="112" calcext:value-type="currency">
            <text:p>$112.00</text:p>
          </table:table-cell>
          <table:table-cell table:style-name="ce123" office:value-type="currency" office:currency="USD" office:value="82.67" calcext:value-type="currency">
            <text:p>$82.67</text:p>
          </table:table-cell>
          <table:table-cell table:style-name="ce123" office:value-type="currency" office:currency="USD" office:value="119.95" calcext:value-type="currency">
            <text:p>$119.95</text:p>
          </table:table-cell>
          <table:table-cell table:style-name="ce123" table:formula="of:=[.E637]-[.B637]" office:value-type="currency" office:currency="USD" office:value="7.95" calcext:value-type="currency">
            <text:p>$7.95</text:p>
          </table:table-cell>
          <table:table-cell table:style-name="ce102" table:formula="of:=[.E637]/[.D637]" office:value-type="float" office:value="1.45094955848555" calcext:value-type="float">
            <text:p>1.4509495584855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R</text:p>
          </table:table-cell>
          <table:table-cell table:number-columns-repeated="2" table:style-name="ce82" office:value-type="currency" office:currency="USD" office:value="98" calcext:value-type="currency">
            <text:p>$98.00</text:p>
          </table:table-cell>
          <table:table-cell table:style-name="ce123" office:value-type="currency" office:currency="USD" office:value="75.29" calcext:value-type="currency">
            <text:p>$75.29</text:p>
          </table:table-cell>
          <table:table-cell table:style-name="ce123" office:value-type="currency" office:currency="USD" office:value="103.95" calcext:value-type="currency">
            <text:p>$103.95</text:p>
          </table:table-cell>
          <table:table-cell table:style-name="ce123" table:formula="of:=[.E638]-[.B638]" office:value-type="currency" office:currency="USD" office:value="5.95" calcext:value-type="currency">
            <text:p>$5.95</text:p>
          </table:table-cell>
          <table:table-cell table:style-name="ce102" table:formula="of:=[.E638]/[.D638]" office:value-type="float" office:value="1.38066144242263" calcext:value-type="float">
            <text:p>1.380661442422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P</text:p>
          </table:table-cell>
          <table:table-cell table:number-columns-repeated="2" table:style-name="ce82" office:value-type="currency" office:currency="USD" office:value="96" calcext:value-type="currency">
            <text:p>$96.00</text:p>
          </table:table-cell>
          <table:table-cell table:style-name="ce123" office:value-type="currency" office:currency="USD" office:value="70.66" calcext:value-type="currency">
            <text:p>$70.66</text:p>
          </table:table-cell>
          <table:table-cell table:style-name="ce123" office:value-type="currency" office:currency="USD" office:value="101.95" calcext:value-type="currency">
            <text:p>$101.95</text:p>
          </table:table-cell>
          <table:table-cell table:style-name="ce123" table:formula="of:=[.E639]-[.B639]" office:value-type="currency" office:currency="USD" office:value="5.95" calcext:value-type="currency">
            <text:p>$5.95</text:p>
          </table:table-cell>
          <table:table-cell table:style-name="ce102" table:formula="of:=[.E639]/[.D639]" office:value-type="float" office:value="1.44282479479196" calcext:value-type="float">
            <text:p>1.442824794791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1-H</text:p>
          </table:table-cell>
          <table:table-cell table:number-columns-repeated="2" table:style-name="ce82" office:value-type="currency" office:currency="USD" office:value="91" calcext:value-type="currency">
            <text:p>$91.00</text:p>
          </table:table-cell>
          <table:table-cell table:style-name="ce123" office:value-type="currency" office:currency="USD" office:value="67.46" calcext:value-type="currency">
            <text:p>$67.46</text:p>
          </table:table-cell>
          <table:table-cell table:style-name="ce123" office:value-type="currency" office:currency="USD" office:value="96.95" calcext:value-type="currency">
            <text:p>$96.95</text:p>
          </table:table-cell>
          <table:table-cell table:style-name="ce123" table:formula="of:=[.E640]-[.B640]" office:value-type="currency" office:currency="USD" office:value="5.95" calcext:value-type="currency">
            <text:p>$5.95</text:p>
          </table:table-cell>
          <table:table-cell table:style-name="ce102" table:formula="of:=[.E640]/[.D640]" office:value-type="float" office:value="1.43714793951972" calcext:value-type="float">
            <text:p>1.4371479395197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2-H</text:p>
          </table:table-cell>
          <table:table-cell table:number-columns-repeated="2" table:style-name="ce82" office:value-type="currency" office:currency="USD" office:value="129" calcext:value-type="currency">
            <text:p>$129.00</text:p>
          </table:table-cell>
          <table:table-cell table:style-name="ce123" office:value-type="currency" office:currency="USD" office:value="94.97" calcext:value-type="currency">
            <text:p>$94.97</text:p>
          </table:table-cell>
          <table:table-cell table:style-name="ce123" office:value-type="currency" office:currency="USD" office:value="136.95" calcext:value-type="currency">
            <text:p>$136.95</text:p>
          </table:table-cell>
          <table:table-cell table:style-name="ce123" table:formula="of:=[.E641]-[.B641]" office:value-type="currency" office:currency="USD" office:value="7.94999999999999" calcext:value-type="currency">
            <text:p>$7.95</text:p>
          </table:table-cell>
          <table:table-cell table:style-name="ce102" table:formula="of:=[.E641]/[.D641]" office:value-type="float" office:value="1.44203432662946" calcext:value-type="float">
            <text:p>1.4420343266294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R-H</text:p>
          </table:table-cell>
          <table:table-cell table:number-columns-repeated="2" table:style-name="ce82" office:value-type="currency" office:currency="USD" office:value="115" calcext:value-type="currency">
            <text:p>$115.00</text:p>
          </table:table-cell>
          <table:table-cell table:style-name="ce123" office:value-type="currency" office:currency="USD" office:value="85.83" calcext:value-type="currency">
            <text:p>$85.83</text:p>
          </table:table-cell>
          <table:table-cell table:style-name="ce123" office:value-type="currency" office:currency="USD" office:value="120.95" calcext:value-type="currency">
            <text:p>$120.95</text:p>
          </table:table-cell>
          <table:table-cell table:style-name="ce123" table:formula="of:=[.E642]-[.B642]" office:value-type="currency" office:currency="USD" office:value="5.95" calcext:value-type="currency">
            <text:p>$5.95</text:p>
          </table:table-cell>
          <table:table-cell table:style-name="ce102" table:formula="of:=[.E642]/[.D642]" office:value-type="float" office:value="1.4091809390656" calcext:value-type="float">
            <text:p>1.40918093906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SP-H</text:p>
          </table:table-cell>
          <table:table-cell table:number-columns-repeated="2" table:style-name="ce82" office:value-type="currency" office:currency="USD" office:value="113" calcext:value-type="currency">
            <text:p>$113.00</text:p>
          </table:table-cell>
          <table:table-cell table:style-name="ce123" office:value-type="currency" office:currency="USD" office:value="82.97" calcext:value-type="currency">
            <text:p>$82.97</text:p>
          </table:table-cell>
          <table:table-cell table:style-name="ce123" office:value-type="currency" office:currency="USD" office:value="118.95" calcext:value-type="currency">
            <text:p>$118.95</text:p>
          </table:table-cell>
          <table:table-cell table:style-name="ce123" table:formula="of:=[.E643]-[.B643]" office:value-type="currency" office:currency="USD" office:value="5.95" calcext:value-type="currency">
            <text:p>$5.95</text:p>
          </table:table-cell>
          <table:table-cell table:style-name="ce102" table:formula="of:=[.E643]/[.D643]" office:value-type="float" office:value="1.43365071712667" calcext:value-type="float">
            <text:p>1.433650717126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Round Drum Doll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3R</text:p>
          </table:table-cell>
          <table:table-cell table:number-columns-repeated="2" table:style-name="ce82" office:value-type="currency" office:currency="USD" office:value="48" calcext:value-type="currency">
            <text:p>$48.00</text:p>
          </table:table-cell>
          <table:table-cell table:style-name="ce123" office:value-type="currency" office:currency="USD" office:value="36.92" calcext:value-type="currency">
            <text:p>$36.92</text:p>
          </table:table-cell>
          <table:table-cell table:style-name="ce123" office:value-type="currency" office:currency="USD" office:value="51.95" calcext:value-type="currency">
            <text:p>$51.95</text:p>
          </table:table-cell>
          <table:table-cell table:style-name="ce123" table:formula="of:=[.E647]-[.B647]" office:value-type="currency" office:currency="USD" office:value="3.95" calcext:value-type="currency">
            <text:p>$3.95</text:p>
          </table:table-cell>
          <table:table-cell table:style-name="ce102" table:formula="of:=[.E647]/[.D647]" office:value-type="float" office:value="1.40709642470206" calcext:value-type="float">
            <text:p>1.4070964247020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3S</text:p>
          </table:table-cell>
          <table:table-cell table:number-columns-repeated="2" table:style-name="ce82" office:value-type="currency" office:currency="USD" office:value="78" calcext:value-type="currency">
            <text:p>$78.00</text:p>
          </table:table-cell>
          <table:table-cell table:style-name="ce123" office:value-type="currency" office:currency="USD" office:value="56.05" calcext:value-type="currency">
            <text:p>$56.05</text:p>
          </table:table-cell>
          <table:table-cell table:style-name="ce123" office:value-type="currency" office:currency="USD" office:value="81.95" calcext:value-type="currency">
            <text:p>$81.95</text:p>
          </table:table-cell>
          <table:table-cell table:style-name="ce123" table:formula="of:=[.E648]-[.B648]" office:value-type="currency" office:currency="USD" office:value="3.95" calcext:value-type="currency">
            <text:p>$3.95</text:p>
          </table:table-cell>
          <table:table-cell table:style-name="ce102" table:formula="of:=[.E648]/[.D648]" office:value-type="float" office:value="1.46208742194469" calcext:value-type="float">
            <text:p>1.462087421944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4R</text:p>
          </table:table-cell>
          <table:table-cell table:number-columns-repeated="2" table:style-name="ce82" office:value-type="currency" office:currency="USD" office:value="69" calcext:value-type="currency">
            <text:p>$69.00</text:p>
          </table:table-cell>
          <table:table-cell table:style-name="ce123" office:value-type="currency" office:currency="USD" office:value="35.12" calcext:value-type="currency">
            <text:p>$35.12</text:p>
          </table:table-cell>
          <table:table-cell table:style-name="ce123" office:value-type="currency" office:currency="USD" office:value="73.95" calcext:value-type="currency">
            <text:p>$73.95</text:p>
          </table:table-cell>
          <table:table-cell table:style-name="ce123" table:formula="of:=[.E649]-[.B649]" office:value-type="currency" office:currency="USD" office:value="4.95" calcext:value-type="currency">
            <text:p>$4.95</text:p>
          </table:table-cell>
          <table:table-cell table:style-name="ce102" table:formula="of:=[.E649]/[.D649]" office:value-type="float" office:value="2.10563781321185" calcext:value-type="float">
            <text:p>2.105637813211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434S</text:p>
          </table:table-cell>
          <table:table-cell table:number-columns-repeated="2" table:style-name="ce115" office:value-type="currency" office:currency="USD" office:value="75" calcext:value-type="currency">
            <text:p>$75.00</text:p>
          </table:table-cell>
          <table:table-cell table:style-name="ce109" office:value-type="currency" office:currency="USD" office:value="50.68" calcext:value-type="currency">
            <text:p>$50.68</text:p>
          </table:table-cell>
          <table:table-cell table:style-name="ce109"/>
          <table:table-cell table:style-name="ce109" table:formula="of:=[.E650]-[.B650]" office:value-type="currency" office:currency="USD" office:value="-75" calcext:value-type="currency">
            <text:p>-$75.00</text:p>
          </table:table-cell>
          <table:table-cell table:style-name="ce121" table:formula="of:=[.E650]/[.D650]" office:value-type="float" office:value="0" calcext:value-type="float">
            <text:p>0</text:p>
          </table:table-cell>
          <table:table-cell table:style-name="ce121" office:value-type="string" calcext:value-type="string">
            <text:p>Not Found</text:p>
          </table:table-cell>
          <table:table-cell table:style-name="ce122" table:number-columns-repeated="1016"/>
        </table:table-row>
        <table:table-row table:style-name="ro2">
          <table:table-cell table:style-name="ce70" office:value-type="string" calcext:value-type="string">
            <text:p>435R</text:p>
          </table:table-cell>
          <table:table-cell table:number-columns-repeated="2" table:style-name="ce82" office:value-type="currency" office:currency="USD" office:value="48" calcext:value-type="currency">
            <text:p>$48.00</text:p>
          </table:table-cell>
          <table:table-cell table:style-name="ce123" office:value-type="currency" office:currency="USD" office:value="36.63" calcext:value-type="currency">
            <text:p>$36.63</text:p>
          </table:table-cell>
          <table:table-cell table:style-name="ce123" office:value-type="currency" office:currency="USD" office:value="51.95" calcext:value-type="currency">
            <text:p>$51.95</text:p>
          </table:table-cell>
          <table:table-cell table:style-name="ce123" table:formula="of:=[.E651]-[.B651]" office:value-type="currency" office:currency="USD" office:value="3.95" calcext:value-type="currency">
            <text:p>$3.95</text:p>
          </table:table-cell>
          <table:table-cell table:style-name="ce102" table:formula="of:=[.E651]/[.D651]" office:value-type="float" office:value="1.41823641823642" calcext:value-type="float">
            <text:p>1.4182364182364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5S</text:p>
          </table:table-cell>
          <table:table-cell table:number-columns-repeated="2" table:style-name="ce82" office:value-type="currency" office:currency="USD" office:value="66" calcext:value-type="currency">
            <text:p>$66.00</text:p>
          </table:table-cell>
          <table:table-cell table:style-name="ce123" office:value-type="currency" office:currency="USD" office:value="52.7" calcext:value-type="currency">
            <text:p>$52.70</text:p>
          </table:table-cell>
          <table:table-cell table:style-name="ce123" office:value-type="currency" office:currency="USD" office:value="69.95" calcext:value-type="currency">
            <text:p>$69.95</text:p>
          </table:table-cell>
          <table:table-cell table:style-name="ce123" table:formula="of:=[.E652]-[.B652]" office:value-type="currency" office:currency="USD" office:value="3.95" calcext:value-type="currency">
            <text:p>$3.95</text:p>
          </table:table-cell>
          <table:table-cell table:style-name="ce102" table:formula="of:=[.E652]/[.D652]" office:value-type="float" office:value="1.32732447817837" calcext:value-type="float">
            <text:p>1.327324478178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6R</text:p>
          </table:table-cell>
          <table:table-cell table:number-columns-repeated="2" table:style-name="ce82" office:value-type="currency" office:currency="USD" office:value="63" calcext:value-type="currency">
            <text:p>$63.00</text:p>
          </table:table-cell>
          <table:table-cell table:style-name="ce123" office:value-type="currency" office:currency="USD" office:value="38.48" calcext:value-type="currency">
            <text:p>$38.48</text:p>
          </table:table-cell>
          <table:table-cell table:style-name="ce123" office:value-type="currency" office:currency="USD" office:value="67.95" calcext:value-type="currency">
            <text:p>$67.95</text:p>
          </table:table-cell>
          <table:table-cell table:style-name="ce123" table:formula="of:=[.E653]-[.B653]" office:value-type="currency" office:currency="USD" office:value="4.95" calcext:value-type="currency">
            <text:p>$4.95</text:p>
          </table:table-cell>
          <table:table-cell table:style-name="ce102" table:formula="of:=[.E653]/[.D653]" office:value-type="float" office:value="1.76585239085239" calcext:value-type="float">
            <text:p>1.7658523908523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436S</text:p>
          </table:table-cell>
          <table:table-cell table:number-columns-repeated="2" table:style-name="ce82" office:value-type="currency" office:currency="USD" office:value="97" calcext:value-type="currency">
            <text:p>$97.00</text:p>
          </table:table-cell>
          <table:table-cell table:style-name="ce123" office:value-type="currency" office:currency="USD" office:value="58.23" calcext:value-type="currency">
            <text:p>$58.23</text:p>
          </table:table-cell>
          <table:table-cell table:style-name="ce123" office:value-type="currency" office:currency="USD" office:value="101.95" calcext:value-type="currency">
            <text:p>$101.95</text:p>
          </table:table-cell>
          <table:table-cell table:style-name="ce123" table:formula="of:=[.E654]-[.B654]" office:value-type="currency" office:currency="USD" office:value="4.95" calcext:value-type="currency">
            <text:p>$4.95</text:p>
          </table:table-cell>
          <table:table-cell table:style-name="ce102" table:formula="of:=[.E654]/[.D654]" office:value-type="float" office:value="1.750815730723" calcext:value-type="float">
            <text:p>1.75081573072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Safety Guardrail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GR4842</text:p>
          </table:table-cell>
          <table:table-cell table:number-columns-repeated="2" table:style-name="ce82" office:value-type="currency" office:currency="USD" office:value="85" calcext:value-type="currency">
            <text:p>$85.00</text:p>
          </table:table-cell>
          <table:table-cell table:style-name="ce123" office:value-type="currency" office:currency="USD" office:value="45.53" calcext:value-type="currency">
            <text:p>$45.53</text:p>
          </table:table-cell>
          <table:table-cell table:style-name="ce123"/>
          <table:table-cell table:style-name="ce123" table:formula="of:=[.E658]-[.B658]" office:value-type="currency" office:currency="USD" office:value="-85" calcext:value-type="currency">
            <text:p>-$85.00</text:p>
          </table:table-cell>
          <table:table-cell table:style-name="ce102" table:formula="of:=[.E658]/[.D658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GRIB</text:p>
          </table:table-cell>
          <table:table-cell table:number-columns-repeated="2" table:style-name="ce82" office:value-type="currency" office:currency="USD" office:value="31" calcext:value-type="currency">
            <text:p>$31.00</text:p>
          </table:table-cell>
          <table:table-cell table:style-name="ce123" office:value-type="currency" office:currency="USD" office:value="12.7" calcext:value-type="currency">
            <text:p>$12.70</text:p>
          </table:table-cell>
          <table:table-cell table:style-name="ce123"/>
          <table:table-cell table:style-name="ce123" table:formula="of:=[.E659]-[.B659]" office:value-type="currency" office:currency="USD" office:value="-31" calcext:value-type="currency">
            <text:p>-$31.00</text:p>
          </table:table-cell>
          <table:table-cell table:style-name="ce102" table:formula="of:=[.E659]/[.D65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GREB</text:p>
          </table:table-cell>
          <table:table-cell table:number-columns-repeated="2" table:style-name="ce82" office:value-type="currency" office:currency="USD" office:value="28" calcext:value-type="currency">
            <text:p>$28.00</text:p>
          </table:table-cell>
          <table:table-cell table:style-name="ce123" office:value-type="currency" office:currency="USD" office:value="11.11" calcext:value-type="currency">
            <text:p>$11.11</text:p>
          </table:table-cell>
          <table:table-cell table:style-name="ce123"/>
          <table:table-cell table:style-name="ce123" table:formula="of:=[.E660]-[.B660]" office:value-type="currency" office:currency="USD" office:value="-28" calcext:value-type="currency">
            <text:p>-$28.00</text:p>
          </table:table-cell>
          <table:table-cell table:style-name="ce102" table:formula="of:=[.E660]/[.D660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GRSC</text:p>
          </table:table-cell>
          <table:table-cell table:number-columns-repeated="2" table:style-name="ce82" office:value-type="currency" office:currency="USD" office:value="22" calcext:value-type="currency">
            <text:p>$22.00</text:p>
          </table:table-cell>
          <table:table-cell table:style-name="ce123" office:value-type="currency" office:currency="USD" office:value="7.46" calcext:value-type="currency">
            <text:p>$7.46</text:p>
          </table:table-cell>
          <table:table-cell table:style-name="ce123"/>
          <table:table-cell table:style-name="ce123" table:formula="of:=[.E661]-[.B661]" office:value-type="currency" office:currency="USD" office:value="-22" calcext:value-type="currency">
            <text:p>-$22.00</text:p>
          </table:table-cell>
          <table:table-cell table:style-name="ce102" table:formula="of:=[.E661]/[.D661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GRCC</text:p>
          </table:table-cell>
          <table:table-cell table:number-columns-repeated="2" table:style-name="ce82" office:value-type="currency" office:currency="USD" office:value="23" calcext:value-type="currency">
            <text:p>$23.00</text:p>
          </table:table-cell>
          <table:table-cell table:style-name="ce123" office:value-type="currency" office:currency="USD" office:value="11.59" calcext:value-type="currency">
            <text:p>$11.59</text:p>
          </table:table-cell>
          <table:table-cell table:style-name="ce123"/>
          <table:table-cell table:style-name="ce123" table:formula="of:=[.E662]-[.B662]" office:value-type="currency" office:currency="USD" office:value="-23" calcext:value-type="currency">
            <text:p>-$23.00</text:p>
          </table:table-cell>
          <table:table-cell table:style-name="ce102" table:formula="of:=[.E662]/[.D662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Selective Structural Pallet Ra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08</text:p>
          </table:table-cell>
          <table:table-cell table:number-columns-repeated="2" table:style-name="ce82" office:value-type="currency" office:currency="USD" office:value="106" calcext:value-type="currency">
            <text:p>$106.00</text:p>
          </table:table-cell>
          <table:table-cell table:style-name="ce123" office:value-type="currency" office:currency="USD" office:value="88.22" calcext:value-type="currency">
            <text:p>$88.22</text:p>
          </table:table-cell>
          <table:table-cell table:style-name="ce123" office:value-type="currency" office:currency="USD" office:value="111.95" calcext:value-type="currency">
            <text:p>$111.95</text:p>
          </table:table-cell>
          <table:table-cell table:style-name="ce123" table:formula="of:=[.E666]-[.B666]" office:value-type="currency" office:currency="USD" office:value="5.95" calcext:value-type="currency">
            <text:p>$5.95</text:p>
          </table:table-cell>
          <table:table-cell table:style-name="ce102" table:formula="of:=[.E666]/[.D666]" office:value-type="float" office:value="1.26898662434822" calcext:value-type="float">
            <text:p>1.268986624348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10</text:p>
          </table:table-cell>
          <table:table-cell table:number-columns-repeated="2" table:style-name="ce82" office:value-type="currency" office:currency="USD" office:value="121" calcext:value-type="currency">
            <text:p>$121.00</text:p>
          </table:table-cell>
          <table:table-cell table:style-name="ce123" office:value-type="currency" office:currency="USD" office:value="100.75" calcext:value-type="currency">
            <text:p>$100.75</text:p>
          </table:table-cell>
          <table:table-cell table:style-name="ce123" office:value-type="currency" office:currency="USD" office:value="126.95" calcext:value-type="currency">
            <text:p>$126.95</text:p>
          </table:table-cell>
          <table:table-cell table:style-name="ce123" table:formula="of:=[.E667]-[.B667]" office:value-type="currency" office:currency="USD" office:value="5.95" calcext:value-type="currency">
            <text:p>$5.95</text:p>
          </table:table-cell>
          <table:table-cell table:style-name="ce102" table:formula="of:=[.E667]/[.D667]" office:value-type="float" office:value="1.26004962779156" calcext:value-type="float">
            <text:p>1.260049627791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12</text:p>
          </table:table-cell>
          <table:table-cell table:number-columns-repeated="2" table:style-name="ce82" office:value-type="currency" office:currency="USD" office:value="157" calcext:value-type="currency">
            <text:p>$157.00</text:p>
          </table:table-cell>
          <table:table-cell table:style-name="ce123" office:value-type="currency" office:currency="USD" office:value="130.07" calcext:value-type="currency">
            <text:p>$130.07</text:p>
          </table:table-cell>
          <table:table-cell table:style-name="ce123" office:value-type="currency" office:currency="USD" office:value="162.95" calcext:value-type="currency">
            <text:p>$162.95</text:p>
          </table:table-cell>
          <table:table-cell table:style-name="ce123" table:formula="of:=[.E668]-[.B668]" office:value-type="currency" office:currency="USD" office:value="5.94999999999999" calcext:value-type="currency">
            <text:p>$5.95</text:p>
          </table:table-cell>
          <table:table-cell table:style-name="ce102" table:formula="of:=[.E668]/[.D668]" office:value-type="float" office:value="1.25278696086723" calcext:value-type="float">
            <text:p>1.2527869608672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14</text:p>
          </table:table-cell>
          <table:table-cell table:number-columns-repeated="2" table:style-name="ce82" office:value-type="currency" office:currency="USD" office:value="228" calcext:value-type="currency">
            <text:p>$228.00</text:p>
          </table:table-cell>
          <table:table-cell table:style-name="ce123" office:value-type="currency" office:currency="USD" office:value="150.11" calcext:value-type="currency">
            <text:p>$150.11</text:p>
          </table:table-cell>
          <table:table-cell table:style-name="ce123" office:value-type="currency" office:currency="USD" office:value="234.83" calcext:value-type="currency">
            <text:p>$234.83</text:p>
          </table:table-cell>
          <table:table-cell table:style-name="ce123" table:formula="of:=[.E669]-[.B669]" office:value-type="currency" office:currency="USD" office:value="6.83000000000001" calcext:value-type="currency">
            <text:p>$6.83</text:p>
          </table:table-cell>
          <table:table-cell table:style-name="ce102" table:formula="of:=[.E669]/[.D669]" office:value-type="float" office:value="1.56438611684765" calcext:value-type="float">
            <text:p>1.56438611684765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15</text:p>
          </table:table-cell>
          <table:table-cell table:number-columns-repeated="2" table:style-name="ce82" office:value-type="currency" office:currency="USD" office:value="234" calcext:value-type="currency">
            <text:p>$234.00</text:p>
          </table:table-cell>
          <table:table-cell table:style-name="ce123" office:value-type="currency" office:currency="USD" office:value="155.36" calcext:value-type="currency">
            <text:p>$155.36</text:p>
          </table:table-cell>
          <table:table-cell table:style-name="ce123" office:value-type="currency" office:currency="USD" office:value="239.56" calcext:value-type="currency">
            <text:p>$239.56</text:p>
          </table:table-cell>
          <table:table-cell table:style-name="ce123" table:formula="of:=[.E670]-[.B670]" office:value-type="currency" office:currency="USD" office:value="5.56" calcext:value-type="currency">
            <text:p>$5.56</text:p>
          </table:table-cell>
          <table:table-cell table:style-name="ce102" table:formula="of:=[.E670]/[.D670]" office:value-type="float" office:value="1.54196704428424" calcext:value-type="float">
            <text:p>1.5419670442842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16</text:p>
          </table:table-cell>
          <table:table-cell table:number-columns-repeated="2" table:style-name="ce82" office:value-type="currency" office:currency="USD" office:value="194" calcext:value-type="currency">
            <text:p>$194.00</text:p>
          </table:table-cell>
          <table:table-cell table:style-name="ce123" office:value-type="currency" office:currency="USD" office:value="162.3" calcext:value-type="currency">
            <text:p>$162.30</text:p>
          </table:table-cell>
          <table:table-cell table:style-name="ce123" office:value-type="currency" office:currency="USD" office:value="199.95" calcext:value-type="currency">
            <text:p>$199.95</text:p>
          </table:table-cell>
          <table:table-cell table:style-name="ce123" table:formula="of:=[.E671]-[.B671]" office:value-type="currency" office:currency="USD" office:value="5.94999999999999" calcext:value-type="currency">
            <text:p>$5.95</text:p>
          </table:table-cell>
          <table:table-cell table:style-name="ce102" table:formula="of:=[.E671]/[.D671]" office:value-type="float" office:value="1.23197781885397" calcext:value-type="float">
            <text:p>1.231977818853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18</text:p>
          </table:table-cell>
          <table:table-cell table:number-columns-repeated="2" table:style-name="ce82" office:value-type="currency" office:currency="USD" office:value="279" calcext:value-type="currency">
            <text:p>$279.00</text:p>
          </table:table-cell>
          <table:table-cell table:style-name="ce123" office:value-type="currency" office:currency="USD" office:value="183.38" calcext:value-type="currency">
            <text:p>$183.38</text:p>
          </table:table-cell>
          <table:table-cell table:style-name="ce123" office:value-type="currency" office:currency="USD" office:value="286.84" calcext:value-type="currency">
            <text:p>$286.84</text:p>
          </table:table-cell>
          <table:table-cell table:style-name="ce123" table:formula="of:=[.E672]-[.B672]" office:value-type="currency" office:currency="USD" office:value="7.83999999999998" calcext:value-type="currency">
            <text:p>$7.84</text:p>
          </table:table-cell>
          <table:table-cell table:style-name="ce102" table:formula="of:=[.E672]/[.D672]" office:value-type="float" office:value="1.5641836623405" calcext:value-type="float">
            <text:p>1.5641836623405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20</text:p>
          </table:table-cell>
          <table:table-cell table:number-columns-repeated="2" table:style-name="ce82" office:value-type="currency" office:currency="USD" office:value="317" calcext:value-type="currency">
            <text:p>$317.00</text:p>
          </table:table-cell>
          <table:table-cell table:style-name="ce123" office:value-type="currency" office:currency="USD" office:value="204.73" calcext:value-type="currency">
            <text:p>$204.73</text:p>
          </table:table-cell>
          <table:table-cell table:style-name="ce123" office:value-type="currency" office:currency="USD" office:value="323.09" calcext:value-type="currency">
            <text:p>$323.09</text:p>
          </table:table-cell>
          <table:table-cell table:style-name="ce123" table:formula="of:=[.E673]-[.B673]" office:value-type="currency" office:currency="USD" office:value="6.08999999999998" calcext:value-type="currency">
            <text:p>$6.09</text:p>
          </table:table-cell>
          <table:table-cell table:style-name="ce102" table:formula="of:=[.E673]/[.D673]" office:value-type="float" office:value="1.57812728960094" calcext:value-type="float">
            <text:p>1.5781272896009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22</text:p>
          </table:table-cell>
          <table:table-cell table:number-columns-repeated="2" table:style-name="ce82" office:value-type="currency" office:currency="USD" office:value="354" calcext:value-type="currency">
            <text:p>$354.00</text:p>
          </table:table-cell>
          <table:table-cell table:style-name="ce123" office:value-type="currency" office:currency="USD" office:value="229.93" calcext:value-type="currency">
            <text:p>$229.93</text:p>
          </table:table-cell>
          <table:table-cell table:style-name="ce123" office:value-type="currency" office:currency="USD" office:value="360.92" calcext:value-type="currency">
            <text:p>$360.92</text:p>
          </table:table-cell>
          <table:table-cell table:style-name="ce123" table:formula="of:=[.E674]-[.B674]" office:value-type="currency" office:currency="USD" office:value="6.92000000000002" calcext:value-type="currency">
            <text:p>$6.92</text:p>
          </table:table-cell>
          <table:table-cell table:style-name="ce102" table:formula="of:=[.E674]/[.D674]" office:value-type="float" office:value="1.56969512460314" calcext:value-type="float">
            <text:p>1.5696951246031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3624</text:p>
          </table:table-cell>
          <table:table-cell table:number-columns-repeated="2" table:style-name="ce82" office:value-type="currency" office:currency="USD" office:value="385" calcext:value-type="currency">
            <text:p>$385.00</text:p>
          </table:table-cell>
          <table:table-cell table:style-name="ce123" office:value-type="currency" office:currency="USD" office:value="249.68" calcext:value-type="currency">
            <text:p>$249.68</text:p>
          </table:table-cell>
          <table:table-cell table:style-name="ce123" office:value-type="currency" office:currency="USD" office:value="392.44" calcext:value-type="currency">
            <text:p>$392.44</text:p>
          </table:table-cell>
          <table:table-cell table:style-name="ce123" table:formula="of:=[.E675]-[.B675]" office:value-type="currency" office:currency="USD" office:value="7.44" calcext:value-type="currency">
            <text:p>$7.44</text:p>
          </table:table-cell>
          <table:table-cell table:style-name="ce102" table:formula="of:=[.E675]/[.D675]" office:value-type="float" office:value="1.57177186799103" calcext:value-type="float">
            <text:p>1.5717718679910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08</text:p>
          </table:table-cell>
          <table:table-cell table:number-columns-repeated="2" table:style-name="ce82" office:value-type="currency" office:currency="USD" office:value="107" calcext:value-type="currency">
            <text:p>$107.00</text:p>
          </table:table-cell>
          <table:table-cell table:style-name="ce123" office:value-type="currency" office:currency="USD" office:value="90.7" calcext:value-type="currency">
            <text:p>$90.70</text:p>
          </table:table-cell>
          <table:table-cell table:style-name="ce123" office:value-type="currency" office:currency="USD" office:value="112.95" calcext:value-type="currency">
            <text:p>$112.95</text:p>
          </table:table-cell>
          <table:table-cell table:style-name="ce123" table:formula="of:=[.E676]-[.B676]" office:value-type="currency" office:currency="USD" office:value="5.95" calcext:value-type="currency">
            <text:p>$5.95</text:p>
          </table:table-cell>
          <table:table-cell table:style-name="ce102" table:formula="of:=[.E676]/[.D676]" office:value-type="float" office:value="1.24531422271224" calcext:value-type="float">
            <text:p>1.245314222712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10</text:p>
          </table:table-cell>
          <table:table-cell table:number-columns-repeated="2" table:style-name="ce82" office:value-type="currency" office:currency="USD" office:value="123" calcext:value-type="currency">
            <text:p>$123.00</text:p>
          </table:table-cell>
          <table:table-cell table:style-name="ce123" office:value-type="currency" office:currency="USD" office:value="104.06" calcext:value-type="currency">
            <text:p>$104.06</text:p>
          </table:table-cell>
          <table:table-cell table:style-name="ce123" office:value-type="currency" office:currency="USD" office:value="128.95" calcext:value-type="currency">
            <text:p>$128.95</text:p>
          </table:table-cell>
          <table:table-cell table:style-name="ce123" table:formula="of:=[.E677]-[.B677]" office:value-type="currency" office:currency="USD" office:value="5.94999999999999" calcext:value-type="currency">
            <text:p>$5.95</text:p>
          </table:table-cell>
          <table:table-cell table:style-name="ce102" table:formula="of:=[.E677]/[.D677]" office:value-type="float" office:value="1.23918892946377" calcext:value-type="float">
            <text:p>1.239188929463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12</text:p>
          </table:table-cell>
          <table:table-cell table:number-columns-repeated="2" table:style-name="ce82" office:value-type="currency" office:currency="USD" office:value="162" calcext:value-type="currency">
            <text:p>$162.00</text:p>
          </table:table-cell>
          <table:table-cell table:style-name="ce123" office:value-type="currency" office:currency="USD" office:value="131.66" calcext:value-type="currency">
            <text:p>$131.66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678]-[.B678]" office:value-type="currency" office:currency="USD" office:value="5.94999999999999" calcext:value-type="currency">
            <text:p>$5.95</text:p>
          </table:table-cell>
          <table:table-cell table:style-name="ce102" table:formula="of:=[.E678]/[.D678]" office:value-type="float" office:value="1.27563420932705" calcext:value-type="float">
            <text:p>1.275634209327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14</text:p>
          </table:table-cell>
          <table:table-cell table:number-columns-repeated="2" table:style-name="ce82" office:value-type="currency" office:currency="USD" office:value="232" calcext:value-type="currency">
            <text:p>$232.00</text:p>
          </table:table-cell>
          <table:table-cell table:style-name="ce123" office:value-type="currency" office:currency="USD" office:value="152.01" calcext:value-type="currency">
            <text:p>$152.01</text:p>
          </table:table-cell>
          <table:table-cell table:style-name="ce123" office:value-type="currency" office:currency="USD" office:value="239.56" calcext:value-type="currency">
            <text:p>$239.56</text:p>
          </table:table-cell>
          <table:table-cell table:style-name="ce123" table:formula="of:=[.E679]-[.B679]" office:value-type="currency" office:currency="USD" office:value="7.56" calcext:value-type="currency">
            <text:p>$7.56</text:p>
          </table:table-cell>
          <table:table-cell table:style-name="ce102" table:formula="of:=[.E679]/[.D679]" office:value-type="float" office:value="1.57594895072693" calcext:value-type="float">
            <text:p>1.5759489507269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15</text:p>
          </table:table-cell>
          <table:table-cell table:number-columns-repeated="2" table:style-name="ce82" office:value-type="currency" office:currency="USD" office:value="242" calcext:value-type="currency">
            <text:p>$242.00</text:p>
          </table:table-cell>
          <table:table-cell table:style-name="ce123" office:value-type="currency" office:currency="USD" office:value="159.38" calcext:value-type="currency">
            <text:p>$159.38</text:p>
          </table:table-cell>
          <table:table-cell table:style-name="ce123" office:value-type="currency" office:currency="USD" office:value="249.02" calcext:value-type="currency">
            <text:p>$249.02</text:p>
          </table:table-cell>
          <table:table-cell table:style-name="ce123" table:formula="of:=[.E680]-[.B680]" office:value-type="currency" office:currency="USD" office:value="7.02000000000001" calcext:value-type="currency">
            <text:p>$7.02</text:p>
          </table:table-cell>
          <table:table-cell table:style-name="ce102" table:formula="of:=[.E680]/[.D680]" office:value-type="float" office:value="1.56242941397917" calcext:value-type="float">
            <text:p>1.56242941397917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16</text:p>
          </table:table-cell>
          <table:table-cell table:number-columns-repeated="2" table:style-name="ce82" office:value-type="currency" office:currency="USD" office:value="192" calcext:value-type="currency">
            <text:p>$192.00</text:p>
          </table:table-cell>
          <table:table-cell table:style-name="ce123" office:value-type="currency" office:currency="USD" office:value="166.31" calcext:value-type="currency">
            <text:p>$166.31</text:p>
          </table:table-cell>
          <table:table-cell table:style-name="ce123" office:value-type="currency" office:currency="USD" office:value="198.95" calcext:value-type="currency">
            <text:p>$198.95</text:p>
          </table:table-cell>
          <table:table-cell table:style-name="ce123" table:formula="of:=[.E681]-[.B681]" office:value-type="currency" office:currency="USD" office:value="6.94999999999999" calcext:value-type="currency">
            <text:p>$6.95</text:p>
          </table:table-cell>
          <table:table-cell table:style-name="ce102" table:formula="of:=[.E681]/[.D681]" office:value-type="float" office:value="1.19625999639228" calcext:value-type="float">
            <text:p>1.196259996392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18</text:p>
          </table:table-cell>
          <table:table-cell table:number-columns-repeated="2" table:style-name="ce82" office:value-type="currency" office:currency="USD" office:value="282" calcext:value-type="currency">
            <text:p>$282.00</text:p>
          </table:table-cell>
          <table:table-cell table:style-name="ce123" office:value-type="currency" office:currency="USD" office:value="188.06" calcext:value-type="currency">
            <text:p>$188.06</text:p>
          </table:table-cell>
          <table:table-cell table:style-name="ce123" office:value-type="currency" office:currency="USD" office:value="291.57" calcext:value-type="currency">
            <text:p>$291.57</text:p>
          </table:table-cell>
          <table:table-cell table:style-name="ce123" table:formula="of:=[.E682]-[.B682]" office:value-type="currency" office:currency="USD" office:value="9.56999999999999" calcext:value-type="currency">
            <text:p>$9.57</text:p>
          </table:table-cell>
          <table:table-cell table:style-name="ce102" table:formula="of:=[.E682]/[.D682]" office:value-type="float" office:value="1.55040944379453" calcext:value-type="float">
            <text:p>1.5504094437945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20</text:p>
          </table:table-cell>
          <table:table-cell table:number-columns-repeated="2" table:style-name="ce82" office:value-type="currency" office:currency="USD" office:value="319" calcext:value-type="currency">
            <text:p>$319.00</text:p>
          </table:table-cell>
          <table:table-cell table:style-name="ce123" office:value-type="currency" office:currency="USD" office:value="210.05" calcext:value-type="currency">
            <text:p>$210.05</text:p>
          </table:table-cell>
          <table:table-cell table:style-name="ce123" office:value-type="currency" office:currency="USD" office:value="329.39" calcext:value-type="currency">
            <text:p>$329.39</text:p>
          </table:table-cell>
          <table:table-cell table:style-name="ce123" table:formula="of:=[.E683]-[.B683]" office:value-type="currency" office:currency="USD" office:value="10.39" calcext:value-type="currency">
            <text:p>$10.39</text:p>
          </table:table-cell>
          <table:table-cell table:style-name="ce102" table:formula="of:=[.E683]/[.D683]" office:value-type="float" office:value="1.56815044037134" calcext:value-type="float">
            <text:p>1.5681504403713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22</text:p>
          </table:table-cell>
          <table:table-cell table:number-columns-repeated="2" table:style-name="ce82" office:value-type="currency" office:currency="USD" office:value="357" calcext:value-type="currency">
            <text:p>$357.00</text:p>
          </table:table-cell>
          <table:table-cell table:style-name="ce123" office:value-type="currency" office:currency="USD" office:value="234.42" calcext:value-type="currency">
            <text:p>$234.42</text:p>
          </table:table-cell>
          <table:table-cell table:style-name="ce123" office:value-type="currency" office:currency="USD" office:value="367.22" calcext:value-type="currency">
            <text:p>$367.22</text:p>
          </table:table-cell>
          <table:table-cell table:style-name="ce123" table:formula="of:=[.E684]-[.B684]" office:value-type="currency" office:currency="USD" office:value="10.22" calcext:value-type="currency">
            <text:p>$10.22</text:p>
          </table:table-cell>
          <table:table-cell table:style-name="ce102" table:formula="of:=[.E684]/[.D684]" office:value-type="float" office:value="1.56650456445696" calcext:value-type="float">
            <text:p>1.56650456445696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224</text:p>
          </table:table-cell>
          <table:table-cell table:number-columns-repeated="2" table:style-name="ce82" office:value-type="currency" office:currency="USD" office:value="387" calcext:value-type="currency">
            <text:p>$387.00</text:p>
          </table:table-cell>
          <table:table-cell table:style-name="ce123" office:value-type="currency" office:currency="USD" office:value="255.64" calcext:value-type="currency">
            <text:p>$255.64</text:p>
          </table:table-cell>
          <table:table-cell table:style-name="ce123" office:value-type="currency" office:currency="USD" office:value="397.16" calcext:value-type="currency">
            <text:p>$397.16</text:p>
          </table:table-cell>
          <table:table-cell table:style-name="ce123" table:formula="of:=[.E685]-[.B685]" office:value-type="currency" office:currency="USD" office:value="10.16" calcext:value-type="currency">
            <text:p>$10.16</text:p>
          </table:table-cell>
          <table:table-cell table:style-name="ce102" table:formula="of:=[.E685]/[.D685]" office:value-type="float" office:value="1.55359098732593" calcext:value-type="float">
            <text:p>1.5535909873259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08</text:p>
          </table:table-cell>
          <table:table-cell table:number-columns-repeated="2" table:style-name="ce82" office:value-type="currency" office:currency="USD" office:value="108" calcext:value-type="currency">
            <text:p>$108.00</text:p>
          </table:table-cell>
          <table:table-cell table:style-name="ce123" office:value-type="currency" office:currency="USD" office:value="97.6" calcext:value-type="currency">
            <text:p>$97.60</text:p>
          </table:table-cell>
          <table:table-cell table:style-name="ce123" office:value-type="currency" office:currency="USD" office:value="113.95" calcext:value-type="currency">
            <text:p>$113.95</text:p>
          </table:table-cell>
          <table:table-cell table:style-name="ce123" table:formula="of:=[.E686]-[.B686]" office:value-type="currency" office:currency="USD" office:value="5.95" calcext:value-type="currency">
            <text:p>$5.95</text:p>
          </table:table-cell>
          <table:table-cell table:style-name="ce102" table:formula="of:=[.E686]/[.D686]" office:value-type="float" office:value="1.16752049180328" calcext:value-type="float">
            <text:p>1.167520491803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10</text:p>
          </table:table-cell>
          <table:table-cell table:number-columns-repeated="2" table:style-name="ce82" office:value-type="currency" office:currency="USD" office:value="125" calcext:value-type="currency">
            <text:p>$125.00</text:p>
          </table:table-cell>
          <table:table-cell table:style-name="ce123" office:value-type="currency" office:currency="USD" office:value="104.91" calcext:value-type="currency">
            <text:p>$104.91</text:p>
          </table:table-cell>
          <table:table-cell table:style-name="ce123" office:value-type="currency" office:currency="USD" office:value="130.95" calcext:value-type="currency">
            <text:p>$130.95</text:p>
          </table:table-cell>
          <table:table-cell table:style-name="ce123" table:formula="of:=[.E687]-[.B687]" office:value-type="currency" office:currency="USD" office:value="5.94999999999999" calcext:value-type="currency">
            <text:p>$5.95</text:p>
          </table:table-cell>
          <table:table-cell table:style-name="ce102" table:formula="of:=[.E687]/[.D687]" office:value-type="float" office:value="1.24821275378896" calcext:value-type="float">
            <text:p>1.248212753788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12</text:p>
          </table:table-cell>
          <table:table-cell table:number-columns-repeated="2" table:style-name="ce82" office:value-type="currency" office:currency="USD" office:value="162" calcext:value-type="currency">
            <text:p>$162.00</text:p>
          </table:table-cell>
          <table:table-cell table:style-name="ce123" office:value-type="currency" office:currency="USD" office:value="132.3" calcext:value-type="currency">
            <text:p>$132.30</text:p>
          </table:table-cell>
          <table:table-cell table:style-name="ce123" office:value-type="currency" office:currency="USD" office:value="168.95" calcext:value-type="currency">
            <text:p>$168.95</text:p>
          </table:table-cell>
          <table:table-cell table:style-name="ce123" table:formula="of:=[.E688]-[.B688]" office:value-type="currency" office:currency="USD" office:value="6.94999999999999" calcext:value-type="currency">
            <text:p>$6.95</text:p>
          </table:table-cell>
          <table:table-cell table:style-name="ce102" table:formula="of:=[.E688]/[.D688]" office:value-type="float" office:value="1.27702191987906" calcext:value-type="float">
            <text:p>1.2770219198790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14</text:p>
          </table:table-cell>
          <table:table-cell table:number-columns-repeated="2" table:style-name="ce82" office:value-type="currency" office:currency="USD" office:value="235" calcext:value-type="currency">
            <text:p>$235.00</text:p>
          </table:table-cell>
          <table:table-cell table:style-name="ce123" office:value-type="currency" office:currency="USD" office:value="152.9" calcext:value-type="currency">
            <text:p>$152.90</text:p>
          </table:table-cell>
          <table:table-cell table:style-name="ce123" office:value-type="currency" office:currency="USD" office:value="241.14" calcext:value-type="currency">
            <text:p>$241.14</text:p>
          </table:table-cell>
          <table:table-cell table:style-name="ce123" table:formula="of:=[.E689]-[.B689]" office:value-type="currency" office:currency="USD" office:value="6.13999999999999" calcext:value-type="currency">
            <text:p>$6.14</text:p>
          </table:table-cell>
          <table:table-cell table:style-name="ce102" table:formula="of:=[.E689]/[.D689]" office:value-type="float" office:value="1.57710922171354" calcext:value-type="float">
            <text:p>1.5771092217135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15</text:p>
          </table:table-cell>
          <table:table-cell table:number-columns-repeated="2" table:style-name="ce82" office:value-type="currency" office:currency="USD" office:value="238" calcext:value-type="currency">
            <text:p>$238.00</text:p>
          </table:table-cell>
          <table:table-cell table:style-name="ce123" office:value-type="currency" office:currency="USD" office:value="160.63" calcext:value-type="currency">
            <text:p>$160.63</text:p>
          </table:table-cell>
          <table:table-cell table:style-name="ce123" office:value-type="currency" office:currency="USD" office:value="247.44" calcext:value-type="currency">
            <text:p>$247.44</text:p>
          </table:table-cell>
          <table:table-cell table:style-name="ce123" table:formula="of:=[.E690]-[.B690]" office:value-type="currency" office:currency="USD" office:value="9.44" calcext:value-type="currency">
            <text:p>$9.44</text:p>
          </table:table-cell>
          <table:table-cell table:style-name="ce102" table:formula="of:=[.E690]/[.D690]" office:value-type="float" office:value="1.54043453900268" calcext:value-type="float">
            <text:p>1.54043453900268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16</text:p>
          </table:table-cell>
          <table:table-cell table:number-columns-repeated="2" table:style-name="ce82" office:value-type="currency" office:currency="USD" office:value="195" calcext:value-type="currency">
            <text:p>$195.00</text:p>
          </table:table-cell>
          <table:table-cell table:style-name="ce123" office:value-type="currency" office:currency="USD" office:value="167.56" calcext:value-type="currency">
            <text:p>$167.56</text:p>
          </table:table-cell>
          <table:table-cell table:style-name="ce123" office:value-type="currency" office:currency="USD" office:value="202.95" calcext:value-type="currency">
            <text:p>$202.95</text:p>
          </table:table-cell>
          <table:table-cell table:style-name="ce123" table:formula="of:=[.E691]-[.B691]" office:value-type="currency" office:currency="USD" office:value="7.94999999999999" calcext:value-type="currency">
            <text:p>$7.95</text:p>
          </table:table-cell>
          <table:table-cell table:style-name="ce102" table:formula="of:=[.E691]/[.D691]" office:value-type="float" office:value="1.21120792551922" calcext:value-type="float">
            <text:p>1.211207925519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18</text:p>
          </table:table-cell>
          <table:table-cell table:number-columns-repeated="2" table:style-name="ce82" office:value-type="currency" office:currency="USD" office:value="285" calcext:value-type="currency">
            <text:p>$285.00</text:p>
          </table:table-cell>
          <table:table-cell table:style-name="ce123" office:value-type="currency" office:currency="USD" office:value="189.48" calcext:value-type="currency">
            <text:p>$189.48</text:p>
          </table:table-cell>
          <table:table-cell table:style-name="ce123" office:value-type="currency" office:currency="USD" office:value="296.3" calcext:value-type="currency">
            <text:p>$296.30</text:p>
          </table:table-cell>
          <table:table-cell table:style-name="ce123" table:formula="of:=[.E692]-[.B692]" office:value-type="currency" office:currency="USD" office:value="11.3" calcext:value-type="currency">
            <text:p>$11.30</text:p>
          </table:table-cell>
          <table:table-cell table:style-name="ce102" table:formula="of:=[.E692]/[.D692]" office:value-type="float" office:value="1.56375343044121" calcext:value-type="float">
            <text:p>1.56375343044121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20</text:p>
          </table:table-cell>
          <table:table-cell table:number-columns-repeated="2" table:style-name="ce82" office:value-type="currency" office:currency="USD" office:value="323" calcext:value-type="currency">
            <text:p>$323.00</text:p>
          </table:table-cell>
          <table:table-cell table:style-name="ce123" office:value-type="currency" office:currency="USD" office:value="211.78" calcext:value-type="currency">
            <text:p>$211.78</text:p>
          </table:table-cell>
          <table:table-cell table:style-name="ce123" office:value-type="currency" office:currency="USD" office:value="329.39" calcext:value-type="currency">
            <text:p>$329.39</text:p>
          </table:table-cell>
          <table:table-cell table:style-name="ce123" table:formula="of:=[.E693]-[.B693]" office:value-type="currency" office:currency="USD" office:value="6.38999999999999" calcext:value-type="currency">
            <text:p>$6.39</text:p>
          </table:table-cell>
          <table:table-cell table:style-name="ce102" table:formula="of:=[.E693]/[.D693]" office:value-type="float" office:value="1.55534044763434" calcext:value-type="float">
            <text:p>1.5553404476343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22</text:p>
          </table:table-cell>
          <table:table-cell table:number-columns-repeated="2" table:style-name="ce82" office:value-type="currency" office:currency="USD" office:value="368" calcext:value-type="currency">
            <text:p>$368.00</text:p>
          </table:table-cell>
          <table:table-cell table:style-name="ce123" office:value-type="currency" office:currency="USD" office:value="236.15" calcext:value-type="currency">
            <text:p>$236.15</text:p>
          </table:table-cell>
          <table:table-cell table:style-name="ce123" office:value-type="currency" office:currency="USD" office:value="376.68" calcext:value-type="currency">
            <text:p>$376.68</text:p>
          </table:table-cell>
          <table:table-cell table:style-name="ce123" table:formula="of:=[.E694]-[.B694]" office:value-type="currency" office:currency="USD" office:value="8.68000000000001" calcext:value-type="currency">
            <text:p>$8.68</text:p>
          </table:table-cell>
          <table:table-cell table:style-name="ce102" table:formula="of:=[.E694]/[.D694]" office:value-type="float" office:value="1.59508786788058" calcext:value-type="float">
            <text:p>1.59508786788058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3-4824</text:p>
          </table:table-cell>
          <table:table-cell table:number-columns-repeated="2" table:style-name="ce82" office:value-type="currency" office:currency="USD" office:value="379" calcext:value-type="currency">
            <text:p>$379.00</text:p>
          </table:table-cell>
          <table:table-cell table:style-name="ce123" office:value-type="currency" office:currency="USD" office:value="257.67" calcext:value-type="currency">
            <text:p>$257.67</text:p>
          </table:table-cell>
          <table:table-cell table:style-name="ce123" office:value-type="currency" office:currency="USD" office:value="408.2" calcext:value-type="currency">
            <text:p>$408.20</text:p>
          </table:table-cell>
          <table:table-cell table:style-name="ce123" table:formula="of:=[.E695]-[.B695]" office:value-type="currency" office:currency="USD" office:value="29.2" calcext:value-type="currency">
            <text:p>$29.20</text:p>
          </table:table-cell>
          <table:table-cell table:style-name="ce102" table:formula="of:=[.E695]/[.D695]" office:value-type="float" office:value="1.58419684092056" calcext:value-type="float">
            <text:p>1.58419684092056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08</text:p>
          </table:table-cell>
          <table:table-cell table:number-columns-repeated="2" table:style-name="ce82" office:value-type="currency" office:currency="USD" office:value="137" calcext:value-type="currency">
            <text:p>$137.00</text:p>
          </table:table-cell>
          <table:table-cell table:style-name="ce123" office:value-type="currency" office:currency="USD" office:value="115.26" calcext:value-type="currency">
            <text:p>$115.26</text:p>
          </table:table-cell>
          <table:table-cell table:style-name="ce123" office:value-type="currency" office:currency="USD" office:value="143.95" calcext:value-type="currency">
            <text:p>$143.95</text:p>
          </table:table-cell>
          <table:table-cell table:style-name="ce123" table:formula="of:=[.E696]-[.B696]" office:value-type="currency" office:currency="USD" office:value="6.94999999999999" calcext:value-type="currency">
            <text:p>$6.95</text:p>
          </table:table-cell>
          <table:table-cell table:style-name="ce102" table:formula="of:=[.E696]/[.D696]" office:value-type="float" office:value="1.2489154954017" calcext:value-type="float">
            <text:p>1.24891549540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10</text:p>
          </table:table-cell>
          <table:table-cell table:number-columns-repeated="2" table:style-name="ce82" office:value-type="currency" office:currency="USD" office:value="158" calcext:value-type="currency">
            <text:p>$158.00</text:p>
          </table:table-cell>
          <table:table-cell table:style-name="ce123" office:value-type="currency" office:currency="USD" office:value="132.53" calcext:value-type="currency">
            <text:p>$132.53</text:p>
          </table:table-cell>
          <table:table-cell table:style-name="ce123" office:value-type="currency" office:currency="USD" office:value="165.95" calcext:value-type="currency">
            <text:p>$165.95</text:p>
          </table:table-cell>
          <table:table-cell table:style-name="ce123" table:formula="of:=[.E697]-[.B697]" office:value-type="currency" office:currency="USD" office:value="7.94999999999999" calcext:value-type="currency">
            <text:p>$7.95</text:p>
          </table:table-cell>
          <table:table-cell table:style-name="ce102" table:formula="of:=[.E697]/[.D697]" office:value-type="float" office:value="1.25216932015393" calcext:value-type="float">
            <text:p>1.252169320153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12</text:p>
          </table:table-cell>
          <table:table-cell table:number-columns-repeated="2" table:style-name="ce82" office:value-type="currency" office:currency="USD" office:value="198" calcext:value-type="currency">
            <text:p>$198.00</text:p>
          </table:table-cell>
          <table:table-cell table:style-name="ce123" office:value-type="currency" office:currency="USD" office:value="160.98" calcext:value-type="currency">
            <text:p>$160.98</text:p>
          </table:table-cell>
          <table:table-cell table:style-name="ce123" office:value-type="currency" office:currency="USD" office:value="205.95" calcext:value-type="currency">
            <text:p>$205.95</text:p>
          </table:table-cell>
          <table:table-cell table:style-name="ce123" table:formula="of:=[.E698]-[.B698]" office:value-type="currency" office:currency="USD" office:value="7.94999999999999" calcext:value-type="currency">
            <text:p>$7.95</text:p>
          </table:table-cell>
          <table:table-cell table:style-name="ce102" table:formula="of:=[.E698]/[.D698]" office:value-type="float" office:value="1.27935147223258" calcext:value-type="float">
            <text:p>1.2793514722325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14</text:p>
          </table:table-cell>
          <table:table-cell table:number-columns-repeated="2" table:style-name="ce82" office:value-type="currency" office:currency="USD" office:value="275" calcext:value-type="currency">
            <text:p>$275.00</text:p>
          </table:table-cell>
          <table:table-cell table:style-name="ce123" office:value-type="currency" office:currency="USD" office:value="179.5" calcext:value-type="currency">
            <text:p>$179.50</text:p>
          </table:table-cell>
          <table:table-cell table:style-name="ce123" office:value-type="currency" office:currency="USD" office:value="282.11" calcext:value-type="currency">
            <text:p>$282.11</text:p>
          </table:table-cell>
          <table:table-cell table:style-name="ce123" table:formula="of:=[.E699]-[.B699]" office:value-type="currency" office:currency="USD" office:value="7.11000000000001" calcext:value-type="currency">
            <text:p>$7.11</text:p>
          </table:table-cell>
          <table:table-cell table:style-name="ce102" table:formula="of:=[.E699]/[.D699]" office:value-type="float" office:value="1.571643454039" calcext:value-type="float">
            <text:p>1.57164345403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15</text:p>
          </table:table-cell>
          <table:table-cell table:number-columns-repeated="2" table:style-name="ce82" office:value-type="currency" office:currency="USD" office:value="295" calcext:value-type="currency">
            <text:p>$295.00</text:p>
          </table:table-cell>
          <table:table-cell table:style-name="ce123" office:value-type="currency" office:currency="USD" office:value="192.6" calcext:value-type="currency">
            <text:p>$192.60</text:p>
          </table:table-cell>
          <table:table-cell table:style-name="ce123" office:value-type="currency" office:currency="USD" office:value="304.18" calcext:value-type="currency">
            <text:p>$304.18</text:p>
          </table:table-cell>
          <table:table-cell table:style-name="ce123" table:formula="of:=[.E700]-[.B700]" office:value-type="currency" office:currency="USD" office:value="9.18000000000001" calcext:value-type="currency">
            <text:p>$9.18</text:p>
          </table:table-cell>
          <table:table-cell table:style-name="ce102" table:formula="of:=[.E700]/[.D700]" office:value-type="float" office:value="1.57933541017653" calcext:value-type="float">
            <text:p>1.5793354101765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16</text:p>
          </table:table-cell>
          <table:table-cell table:number-columns-repeated="2" table:style-name="ce82" office:value-type="currency" office:currency="USD" office:value="229" calcext:value-type="currency">
            <text:p>$229.00</text:p>
          </table:table-cell>
          <table:table-cell table:style-name="ce123" office:value-type="currency" office:currency="USD" office:value="200.71" calcext:value-type="currency">
            <text:p>$200.71</text:p>
          </table:table-cell>
          <table:table-cell table:style-name="ce123" office:value-type="currency" office:currency="USD" office:value="237.95" calcext:value-type="currency">
            <text:p>$237.95</text:p>
          </table:table-cell>
          <table:table-cell table:style-name="ce123" table:formula="of:=[.E701]-[.B701]" office:value-type="currency" office:currency="USD" office:value="8.94999999999999" calcext:value-type="currency">
            <text:p>$8.95</text:p>
          </table:table-cell>
          <table:table-cell table:style-name="ce102" table:formula="of:=[.E701]/[.D701]" office:value-type="float" office:value="1.18554132828459" calcext:value-type="float">
            <text:p>1.185541328284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18</text:p>
          </table:table-cell>
          <table:table-cell table:number-columns-repeated="2" table:style-name="ce82" office:value-type="currency" office:currency="USD" office:value="339" calcext:value-type="currency">
            <text:p>$339.00</text:p>
          </table:table-cell>
          <table:table-cell table:style-name="ce123" office:value-type="currency" office:currency="USD" office:value="222.49" calcext:value-type="currency">
            <text:p>$222.49</text:p>
          </table:table-cell>
          <table:table-cell table:style-name="ce123" office:value-type="currency" office:currency="USD" office:value="354.61" calcext:value-type="currency">
            <text:p>$354.61</text:p>
          </table:table-cell>
          <table:table-cell table:style-name="ce123" table:formula="of:=[.E702]-[.B702]" office:value-type="currency" office:currency="USD" office:value="15.61" calcext:value-type="currency">
            <text:p>$15.61</text:p>
          </table:table-cell>
          <table:table-cell table:style-name="ce102" table:formula="of:=[.E702]/[.D702]" office:value-type="float" office:value="1.59382444154793" calcext:value-type="float">
            <text:p>1.5938244415479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20</text:p>
          </table:table-cell>
          <table:table-cell table:number-columns-repeated="2" table:style-name="ce82" office:value-type="currency" office:currency="USD" office:value="375" calcext:value-type="currency">
            <text:p>$375.00</text:p>
          </table:table-cell>
          <table:table-cell table:style-name="ce123" office:value-type="currency" office:currency="USD" office:value="250.11" calcext:value-type="currency">
            <text:p>$250.11</text:p>
          </table:table-cell>
          <table:table-cell table:style-name="ce123" office:value-type="currency" office:currency="USD" office:value="397.16" calcext:value-type="currency">
            <text:p>$397.16</text:p>
          </table:table-cell>
          <table:table-cell table:style-name="ce123" table:formula="of:=[.E703]-[.B703]" office:value-type="currency" office:currency="USD" office:value="22.16" calcext:value-type="currency">
            <text:p>$22.16</text:p>
          </table:table-cell>
          <table:table-cell table:style-name="ce102" table:formula="of:=[.E703]/[.D703]" office:value-type="float" office:value="1.58794130582544" calcext:value-type="float">
            <text:p>1.5879413058254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22</text:p>
          </table:table-cell>
          <table:table-cell table:number-columns-repeated="2" table:style-name="ce82" office:value-type="currency" office:currency="USD" office:value="429" calcext:value-type="currency">
            <text:p>$429.00</text:p>
          </table:table-cell>
          <table:table-cell table:style-name="ce123" office:value-type="currency" office:currency="USD" office:value="292.96" calcext:value-type="currency">
            <text:p>$292.96</text:p>
          </table:table-cell>
          <table:table-cell table:style-name="ce123" office:value-type="currency" office:currency="USD" office:value="452.33" calcext:value-type="currency">
            <text:p>$452.33</text:p>
          </table:table-cell>
          <table:table-cell table:style-name="ce123" table:formula="of:=[.E704]-[.B704]" office:value-type="currency" office:currency="USD" office:value="23.33" calcext:value-type="currency">
            <text:p>$23.33</text:p>
          </table:table-cell>
          <table:table-cell table:style-name="ce102" table:formula="of:=[.E704]/[.D704]" office:value-type="float" office:value="1.54399918077553" calcext:value-type="float">
            <text:p>1.54399918077553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3624</text:p>
          </table:table-cell>
          <table:table-cell table:number-columns-repeated="2" table:style-name="ce82" office:value-type="currency" office:currency="USD" office:value="485" calcext:value-type="currency">
            <text:p>$485.00</text:p>
          </table:table-cell>
          <table:table-cell table:style-name="ce123" office:value-type="currency" office:currency="USD" office:value="316.87" calcext:value-type="currency">
            <text:p>$316.87</text:p>
          </table:table-cell>
          <table:table-cell table:style-name="ce123" office:value-type="currency" office:currency="USD" office:value="496.46" calcext:value-type="currency">
            <text:p>$496.46</text:p>
          </table:table-cell>
          <table:table-cell table:style-name="ce123" table:formula="of:=[.E705]-[.B705]" office:value-type="currency" office:currency="USD" office:value="11.46" calcext:value-type="currency">
            <text:p>$11.46</text:p>
          </table:table-cell>
          <table:table-cell table:style-name="ce102" table:formula="of:=[.E705]/[.D705]" office:value-type="float" office:value="1.56676239467289" calcext:value-type="float">
            <text:p>1.5667623946728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08</text:p>
          </table:table-cell>
          <table:table-cell table:number-columns-repeated="2" table:style-name="ce82" office:value-type="currency" office:currency="USD" office:value="138" calcext:value-type="currency">
            <text:p>$138.00</text:p>
          </table:table-cell>
          <table:table-cell table:style-name="ce123" office:value-type="currency" office:currency="USD" office:value="118.76" calcext:value-type="currency">
            <text:p>$118.76</text:p>
          </table:table-cell>
          <table:table-cell table:style-name="ce123" office:value-type="currency" office:currency="USD" office:value="144.95" calcext:value-type="currency">
            <text:p>$144.95</text:p>
          </table:table-cell>
          <table:table-cell table:style-name="ce123" table:formula="of:=[.E706]-[.B706]" office:value-type="currency" office:currency="USD" office:value="6.94999999999999" calcext:value-type="currency">
            <text:p>$6.95</text:p>
          </table:table-cell>
          <table:table-cell table:style-name="ce102" table:formula="of:=[.E706]/[.D706]" office:value-type="float" office:value="1.22052879757494" calcext:value-type="float">
            <text:p>1.2205287975749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10</text:p>
          </table:table-cell>
          <table:table-cell table:number-columns-repeated="2" table:style-name="ce82" office:value-type="currency" office:currency="USD" office:value="161" calcext:value-type="currency">
            <text:p>$161.00</text:p>
          </table:table-cell>
          <table:table-cell table:style-name="ce123" office:value-type="currency" office:currency="USD" office:value="136.68" calcext:value-type="currency">
            <text:p>$136.68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707]-[.B707]" office:value-type="currency" office:currency="USD" office:value="6.94999999999999" calcext:value-type="currency">
            <text:p>$6.95</text:p>
          </table:table-cell>
          <table:table-cell table:style-name="ce102" table:formula="of:=[.E707]/[.D707]" office:value-type="float" office:value="1.22878255779924" calcext:value-type="float">
            <text:p>1.228782557799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12</text:p>
          </table:table-cell>
          <table:table-cell table:number-columns-repeated="2" table:style-name="ce82" office:value-type="currency" office:currency="USD" office:value="285" calcext:value-type="currency">
            <text:p>$285.00</text:p>
          </table:table-cell>
          <table:table-cell table:style-name="ce123" office:value-type="currency" office:currency="USD" office:value="163.68" calcext:value-type="currency">
            <text:p>$163.68</text:p>
          </table:table-cell>
          <table:table-cell table:style-name="ce123" office:value-type="currency" office:currency="USD" office:value="309.95" calcext:value-type="currency">
            <text:p>$309.95</text:p>
          </table:table-cell>
          <table:table-cell table:style-name="ce123" table:formula="of:=[.E708]-[.B708]" office:value-type="currency" office:currency="USD" office:value="24.95" calcext:value-type="currency">
            <text:p>$24.95</text:p>
          </table:table-cell>
          <table:table-cell table:style-name="ce102" table:formula="of:=[.E708]/[.D708]" office:value-type="float" office:value="1.8936339198436" calcext:value-type="float">
            <text:p>1.893633919843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14</text:p>
          </table:table-cell>
          <table:table-cell table:number-columns-repeated="2" table:style-name="ce82" office:value-type="currency" office:currency="USD" office:value="269" calcext:value-type="currency">
            <text:p>$269.00</text:p>
          </table:table-cell>
          <table:table-cell table:style-name="ce123" office:value-type="currency" office:currency="USD" office:value="184.3" calcext:value-type="currency">
            <text:p>$184.30</text:p>
          </table:table-cell>
          <table:table-cell table:style-name="ce123" office:value-type="currency" office:currency="USD" office:value="286.84" calcext:value-type="currency">
            <text:p>$286.84</text:p>
          </table:table-cell>
          <table:table-cell table:style-name="ce123" table:formula="of:=[.E709]-[.B709]" office:value-type="currency" office:currency="USD" office:value="17.84" calcext:value-type="currency">
            <text:p>$17.84</text:p>
          </table:table-cell>
          <table:table-cell table:style-name="ce102" table:formula="of:=[.E709]/[.D709]" office:value-type="float" office:value="1.5563754747694" calcext:value-type="float">
            <text:p>1.556375474769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15</text:p>
          </table:table-cell>
          <table:table-cell table:number-columns-repeated="2" table:style-name="ce82" office:value-type="currency" office:currency="USD" office:value="289" calcext:value-type="currency">
            <text:p>$289.00</text:p>
          </table:table-cell>
          <table:table-cell table:style-name="ce123" office:value-type="currency" office:currency="USD" office:value="197.41" calcext:value-type="currency">
            <text:p>$197.41</text:p>
          </table:table-cell>
          <table:table-cell table:style-name="ce123" office:value-type="currency" office:currency="USD" office:value="307.33" calcext:value-type="currency">
            <text:p>$307.33</text:p>
          </table:table-cell>
          <table:table-cell table:style-name="ce123" table:formula="of:=[.E710]-[.B710]" office:value-type="currency" office:currency="USD" office:value="18.33" calcext:value-type="currency">
            <text:p>$18.33</text:p>
          </table:table-cell>
          <table:table-cell table:style-name="ce102" table:formula="of:=[.E710]/[.D710]" office:value-type="float" office:value="1.55681069854617" calcext:value-type="float">
            <text:p>1.55681069854617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16</text:p>
          </table:table-cell>
          <table:table-cell table:number-columns-repeated="2" table:style-name="ce82" office:value-type="currency" office:currency="USD" office:value="229" calcext:value-type="currency">
            <text:p>$229.00</text:p>
          </table:table-cell>
          <table:table-cell table:style-name="ce123" office:value-type="currency" office:currency="USD" office:value="205.51" calcext:value-type="currency">
            <text:p>$205.51</text:p>
          </table:table-cell>
          <table:table-cell table:style-name="ce123" office:value-type="currency" office:currency="USD" office:value="240.95" calcext:value-type="currency">
            <text:p>$240.95</text:p>
          </table:table-cell>
          <table:table-cell table:style-name="ce123" table:formula="of:=[.E711]-[.B711]" office:value-type="currency" office:currency="USD" office:value="11.95" calcext:value-type="currency">
            <text:p>$11.95</text:p>
          </table:table-cell>
          <table:table-cell table:style-name="ce102" table:formula="of:=[.E711]/[.D711]" office:value-type="float" office:value="1.17244902924432" calcext:value-type="float">
            <text:p>1.172449029244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18</text:p>
          </table:table-cell>
          <table:table-cell table:number-columns-repeated="2" table:style-name="ce82" office:value-type="currency" office:currency="USD" office:value="339" calcext:value-type="currency">
            <text:p>$339.00</text:p>
          </table:table-cell>
          <table:table-cell table:style-name="ce123" office:value-type="currency" office:currency="USD" office:value="227.94" calcext:value-type="currency">
            <text:p>$227.94</text:p>
          </table:table-cell>
          <table:table-cell table:style-name="ce123" office:value-type="currency" office:currency="USD" office:value="360.92" calcext:value-type="currency">
            <text:p>$360.92</text:p>
          </table:table-cell>
          <table:table-cell table:style-name="ce123" table:formula="of:=[.E712]-[.B712]" office:value-type="currency" office:currency="USD" office:value="21.92" calcext:value-type="currency">
            <text:p>$21.92</text:p>
          </table:table-cell>
          <table:table-cell table:style-name="ce102" table:formula="of:=[.E712]/[.D712]" office:value-type="float" office:value="1.58339914012459" calcext:value-type="float">
            <text:p>1.5833991401245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20</text:p>
          </table:table-cell>
          <table:table-cell table:number-columns-repeated="2" table:style-name="ce82" office:value-type="currency" office:currency="USD" office:value="375" calcext:value-type="currency">
            <text:p>$375.00</text:p>
          </table:table-cell>
          <table:table-cell table:style-name="ce123" office:value-type="currency" office:currency="USD" office:value="256.23" calcext:value-type="currency">
            <text:p>$256.23</text:p>
          </table:table-cell>
          <table:table-cell table:style-name="ce123" office:value-type="currency" office:currency="USD" office:value="401.89" calcext:value-type="currency">
            <text:p>$401.89</text:p>
          </table:table-cell>
          <table:table-cell table:style-name="ce123" table:formula="of:=[.E713]-[.B713]" office:value-type="currency" office:currency="USD" office:value="26.89" calcext:value-type="currency">
            <text:p>$26.89</text:p>
          </table:table-cell>
          <table:table-cell table:style-name="ce102" table:formula="of:=[.E713]/[.D713]" office:value-type="float" office:value="1.56847363696679" calcext:value-type="float">
            <text:p>1.5684736369667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22</text:p>
          </table:table-cell>
          <table:table-cell table:number-columns-repeated="2" table:style-name="ce82" office:value-type="currency" office:currency="USD" office:value="435" calcext:value-type="currency">
            <text:p>$435.00</text:p>
          </table:table-cell>
          <table:table-cell table:style-name="ce123" office:value-type="currency" office:currency="USD" office:value="296.46" calcext:value-type="currency">
            <text:p>$296.46</text:p>
          </table:table-cell>
          <table:table-cell table:style-name="ce123" office:value-type="currency" office:currency="USD" office:value="464.93" calcext:value-type="currency">
            <text:p>$464.93</text:p>
          </table:table-cell>
          <table:table-cell table:style-name="ce123" table:formula="of:=[.E714]-[.B714]" office:value-type="currency" office:currency="USD" office:value="29.93" calcext:value-type="currency">
            <text:p>$29.93</text:p>
          </table:table-cell>
          <table:table-cell table:style-name="ce102" table:formula="of:=[.E714]/[.D714]" office:value-type="float" office:value="1.56827227956554" calcext:value-type="float">
            <text:p>1.5682722795655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224</text:p>
          </table:table-cell>
          <table:table-cell table:number-columns-repeated="2" table:style-name="ce82" office:value-type="currency" office:currency="USD" office:value="465" calcext:value-type="currency">
            <text:p>$465.00</text:p>
          </table:table-cell>
          <table:table-cell table:style-name="ce123" office:value-type="currency" office:currency="USD" office:value="320.75" calcext:value-type="currency">
            <text:p>$320.75</text:p>
          </table:table-cell>
          <table:table-cell table:style-name="ce123" office:value-type="currency" office:currency="USD" office:value="502.76" calcext:value-type="currency">
            <text:p>$502.76</text:p>
          </table:table-cell>
          <table:table-cell table:style-name="ce123" table:formula="of:=[.E715]-[.B715]" office:value-type="currency" office:currency="USD" office:value="37.76" calcext:value-type="currency">
            <text:p>$37.76</text:p>
          </table:table-cell>
          <table:table-cell table:style-name="ce102" table:formula="of:=[.E715]/[.D715]" office:value-type="float" office:value="1.56745128604832" calcext:value-type="float">
            <text:p>1.56745128604832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08</text:p>
          </table:table-cell>
          <table:table-cell table:number-columns-repeated="2" table:style-name="ce82" office:value-type="currency" office:currency="USD" office:value="139" calcext:value-type="currency">
            <text:p>$139.00</text:p>
          </table:table-cell>
          <table:table-cell table:style-name="ce123" office:value-type="currency" office:currency="USD" office:value="118.25" calcext:value-type="currency">
            <text:p>$118.25</text:p>
          </table:table-cell>
          <table:table-cell table:style-name="ce123" office:value-type="currency" office:currency="USD" office:value="146.95" calcext:value-type="currency">
            <text:p>$146.95</text:p>
          </table:table-cell>
          <table:table-cell table:style-name="ce123" table:formula="of:=[.E716]-[.B716]" office:value-type="currency" office:currency="USD" office:value="7.94999999999999" calcext:value-type="currency">
            <text:p>$7.95</text:p>
          </table:table-cell>
          <table:table-cell table:style-name="ce102" table:formula="of:=[.E716]/[.D716]" office:value-type="float" office:value="1.24270613107822" calcext:value-type="float">
            <text:p>1.242706131078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10</text:p>
          </table:table-cell>
          <table:table-cell table:number-columns-repeated="2" table:style-name="ce82" office:value-type="currency" office:currency="USD" office:value="159" calcext:value-type="currency">
            <text:p>$159.00</text:p>
          </table:table-cell>
          <table:table-cell table:style-name="ce123" office:value-type="currency" office:currency="USD" office:value="136.01" calcext:value-type="currency">
            <text:p>$136.01</text:p>
          </table:table-cell>
          <table:table-cell table:style-name="ce123" office:value-type="currency" office:currency="USD" office:value="168.95" calcext:value-type="currency">
            <text:p>$168.95</text:p>
          </table:table-cell>
          <table:table-cell table:style-name="ce123" table:formula="of:=[.E717]-[.B717]" office:value-type="currency" office:currency="USD" office:value="9.94999999999999" calcext:value-type="currency">
            <text:p>$9.95</text:p>
          </table:table-cell>
          <table:table-cell table:style-name="ce102" table:formula="of:=[.E717]/[.D717]" office:value-type="float" office:value="1.24218807440629" calcext:value-type="float">
            <text:p>1.2421880744062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12</text:p>
          </table:table-cell>
          <table:table-cell table:number-columns-repeated="2" table:style-name="ce82" office:value-type="currency" office:currency="USD" office:value="199" calcext:value-type="currency">
            <text:p>$199.00</text:p>
          </table:table-cell>
          <table:table-cell table:style-name="ce123" office:value-type="currency" office:currency="USD" office:value="164.16" calcext:value-type="currency">
            <text:p>$164.16</text:p>
          </table:table-cell>
          <table:table-cell table:style-name="ce123" office:value-type="currency" office:currency="USD" office:value="209.95" calcext:value-type="currency">
            <text:p>$209.95</text:p>
          </table:table-cell>
          <table:table-cell table:style-name="ce123" table:formula="of:=[.E718]-[.B718]" office:value-type="currency" office:currency="USD" office:value="10.95" calcext:value-type="currency">
            <text:p>$10.95</text:p>
          </table:table-cell>
          <table:table-cell table:style-name="ce102" table:formula="of:=[.E718]/[.D718]" office:value-type="float" office:value="1.27893518518519" calcext:value-type="float">
            <text:p>1.278935185185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14</text:p>
          </table:table-cell>
          <table:table-cell table:number-columns-repeated="2" table:style-name="ce82" office:value-type="currency" office:currency="USD" office:value="269" calcext:value-type="currency">
            <text:p>$269.00</text:p>
          </table:table-cell>
          <table:table-cell table:style-name="ce123" office:value-type="currency" office:currency="USD" office:value="183.47" calcext:value-type="currency">
            <text:p>$183.47</text:p>
          </table:table-cell>
          <table:table-cell table:style-name="ce123" office:value-type="currency" office:currency="USD" office:value="283.69" calcext:value-type="currency">
            <text:p>$283.69</text:p>
          </table:table-cell>
          <table:table-cell table:style-name="ce123" table:formula="of:=[.E719]-[.B719]" office:value-type="currency" office:currency="USD" office:value="14.69" calcext:value-type="currency">
            <text:p>$14.69</text:p>
          </table:table-cell>
          <table:table-cell table:style-name="ce102" table:formula="of:=[.E719]/[.D719]" office:value-type="float" office:value="1.54624734288985" calcext:value-type="float">
            <text:p>1.54624734288985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15</text:p>
          </table:table-cell>
          <table:table-cell table:number-columns-repeated="2" table:style-name="ce82" office:value-type="currency" office:currency="USD" office:value="289" calcext:value-type="currency">
            <text:p>$289.00</text:p>
          </table:table-cell>
          <table:table-cell table:style-name="ce123" office:value-type="currency" office:currency="USD" office:value="196.57" calcext:value-type="currency">
            <text:p>$196.57</text:p>
          </table:table-cell>
          <table:table-cell table:style-name="ce123" office:value-type="currency" office:currency="USD" office:value="307.33" calcext:value-type="currency">
            <text:p>$307.33</text:p>
          </table:table-cell>
          <table:table-cell table:style-name="ce123" table:formula="of:=[.E720]-[.B720]" office:value-type="currency" office:currency="USD" office:value="18.33" calcext:value-type="currency">
            <text:p>$18.33</text:p>
          </table:table-cell>
          <table:table-cell table:style-name="ce102" table:formula="of:=[.E720]/[.D720]" office:value-type="float" office:value="1.56346339726306" calcext:value-type="float">
            <text:p>1.56346339726306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16</text:p>
          </table:table-cell>
          <table:table-cell table:number-columns-repeated="2" table:style-name="ce82" office:value-type="currency" office:currency="USD" office:value="235" calcext:value-type="currency">
            <text:p>$235.00</text:p>
          </table:table-cell>
          <table:table-cell table:style-name="ce123" office:value-type="currency" office:currency="USD" office:value="204.67" calcext:value-type="currency">
            <text:p>$204.67</text:p>
          </table:table-cell>
          <table:table-cell table:style-name="ce123" office:value-type="currency" office:currency="USD" office:value="241.95" calcext:value-type="currency">
            <text:p>$241.95</text:p>
          </table:table-cell>
          <table:table-cell table:style-name="ce123" table:formula="of:=[.E721]-[.B721]" office:value-type="currency" office:currency="USD" office:value="6.94999999999999" calcext:value-type="currency">
            <text:p>$6.95</text:p>
          </table:table-cell>
          <table:table-cell table:style-name="ce102" table:formula="of:=[.E721]/[.D721]" office:value-type="float" office:value="1.18214687057214" calcext:value-type="float">
            <text:p>1.182146870572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18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26.94" calcext:value-type="currency">
            <text:p>$226.94</text:p>
          </table:table-cell>
          <table:table-cell table:style-name="ce123" office:value-type="currency" office:currency="USD" office:value="362.49" calcext:value-type="currency">
            <text:p>$362.49</text:p>
          </table:table-cell>
          <table:table-cell table:style-name="ce123" table:formula="of:=[.E722]-[.B722]" office:value-type="currency" office:currency="USD" office:value="27.49" calcext:value-type="currency">
            <text:p>$27.49</text:p>
          </table:table-cell>
          <table:table-cell table:style-name="ce102" table:formula="of:=[.E722]/[.D722]" office:value-type="float" office:value="1.59729443905878" calcext:value-type="float">
            <text:p>1.59729443905878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20</text:p>
          </table:table-cell>
          <table:table-cell table:number-columns-repeated="2" table:style-name="ce82" office:value-type="currency" office:currency="USD" office:value="389" calcext:value-type="currency">
            <text:p>$389.00</text:p>
          </table:table-cell>
          <table:table-cell table:style-name="ce123" office:value-type="currency" office:currency="USD" office:value="255.06" calcext:value-type="currency">
            <text:p>$255.06</text:p>
          </table:table-cell>
          <table:table-cell table:style-name="ce123" office:value-type="currency" office:currency="USD" office:value="408.2" calcext:value-type="currency">
            <text:p>$408.20</text:p>
          </table:table-cell>
          <table:table-cell table:style-name="ce123" table:formula="of:=[.E723]-[.B723]" office:value-type="currency" office:currency="USD" office:value="19.2" calcext:value-type="currency">
            <text:p>$19.20</text:p>
          </table:table-cell>
          <table:table-cell table:style-name="ce102" table:formula="of:=[.E723]/[.D723]" office:value-type="float" office:value="1.60040774719674" calcext:value-type="float">
            <text:p>1.60040774719674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22</text:p>
          </table:table-cell>
          <table:table-cell table:number-columns-repeated="2" table:style-name="ce82" office:value-type="currency" office:currency="USD" office:value="445" calcext:value-type="currency">
            <text:p>$445.00</text:p>
          </table:table-cell>
          <table:table-cell table:style-name="ce123" office:value-type="currency" office:currency="USD" office:value="298.62" calcext:value-type="currency">
            <text:p>$298.62</text:p>
          </table:table-cell>
          <table:table-cell table:style-name="ce123" office:value-type="currency" office:currency="USD" office:value="471.24" calcext:value-type="currency">
            <text:p>$471.24</text:p>
          </table:table-cell>
          <table:table-cell table:style-name="ce123" table:formula="of:=[.E724]-[.B724]" office:value-type="currency" office:currency="USD" office:value="26.24" calcext:value-type="currency">
            <text:p>$26.24</text:p>
          </table:table-cell>
          <table:table-cell table:style-name="ce102" table:formula="of:=[.E724]/[.D724]" office:value-type="float" office:value="1.57805907172996" calcext:value-type="float">
            <text:p>1.57805907172996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F4-4824</text:p>
          </table:table-cell>
          <table:table-cell table:number-columns-repeated="2" table:style-name="ce82" office:value-type="currency" office:currency="USD" office:value="479" calcext:value-type="currency">
            <text:p>$479.00</text:p>
          </table:table-cell>
          <table:table-cell table:style-name="ce123" office:value-type="currency" office:currency="USD" office:value="323.24" calcext:value-type="currency">
            <text:p>$323.24</text:p>
          </table:table-cell>
          <table:table-cell table:style-name="ce123" office:value-type="currency" office:currency="USD" office:value="505.91" calcext:value-type="currency">
            <text:p>$505.91</text:p>
          </table:table-cell>
          <table:table-cell table:style-name="ce123" table:formula="of:=[.E725]-[.B725]" office:value-type="currency" office:currency="USD" office:value="26.91" calcext:value-type="currency">
            <text:p>$26.91</text:p>
          </table:table-cell>
          <table:table-cell table:style-name="ce102" table:formula="of:=[.E725]/[.D725]" office:value-type="float" office:value="1.56512189085509" calcext:value-type="float">
            <text:p>1.56512189085509</text:p>
          </table:table-cell>
          <table:table-cell table:style-name="ce102" office:value-type="string" calcext:value-type="string">
            <text:p>apluswhs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4">
          <table:table-cell table:style-name="ce72" office:value-type="string" calcext:value-type="string">
            <text:p>Self Dumping Forklift Hopp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025</text:p>
          </table:table-cell>
          <table:table-cell table:number-columns-repeated="2" table:style-name="ce82" office:value-type="currency" office:currency="USD" office:value="577" calcext:value-type="currency">
            <text:p>$577.00</text:p>
          </table:table-cell>
          <table:table-cell table:style-name="ce123" office:value-type="currency" office:currency="USD" office:value="507.29" calcext:value-type="currency">
            <text:p>$507.29</text:p>
          </table:table-cell>
          <table:table-cell table:style-name="ce123" office:value-type="currency" office:currency="USD" office:value="587" calcext:value-type="currency">
            <text:p>$587.00</text:p>
          </table:table-cell>
          <table:table-cell table:style-name="ce123" table:formula="of:=[.E729]-[.B729]" office:value-type="currency" office:currency="USD" office:value="10" calcext:value-type="currency">
            <text:p>$10.00</text:p>
          </table:table-cell>
          <table:table-cell table:style-name="ce102" table:formula="of:=[.E729]/[.D729]" office:value-type="float" office:value="1.15712905832956" calcext:value-type="float">
            <text:p>1.157129058329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033</text:p>
          </table:table-cell>
          <table:table-cell table:number-columns-repeated="2" table:style-name="ce82" office:value-type="currency" office:currency="USD" office:value="609" calcext:value-type="currency">
            <text:p>$609.00</text:p>
          </table:table-cell>
          <table:table-cell table:style-name="ce123" office:value-type="currency" office:currency="USD" office:value="537.88" calcext:value-type="currency">
            <text:p>$537.88</text:p>
          </table:table-cell>
          <table:table-cell table:style-name="ce123" office:value-type="currency" office:currency="USD" office:value="624" calcext:value-type="currency">
            <text:p>$624.00</text:p>
          </table:table-cell>
          <table:table-cell table:style-name="ce123" table:formula="of:=[.E730]-[.B730]" office:value-type="currency" office:currency="USD" office:value="15" calcext:value-type="currency">
            <text:p>$15.00</text:p>
          </table:table-cell>
          <table:table-cell table:style-name="ce102" table:formula="of:=[.E730]/[.D730]" office:value-type="float" office:value="1.1601100617238" calcext:value-type="float">
            <text:p>1.16011006172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050</text:p>
          </table:table-cell>
          <table:table-cell table:number-columns-repeated="2" table:style-name="ce82" office:value-type="currency" office:currency="USD" office:value="689" calcext:value-type="currency">
            <text:p>$689.00</text:p>
          </table:table-cell>
          <table:table-cell table:style-name="ce123" office:value-type="currency" office:currency="USD" office:value="609.27" calcext:value-type="currency">
            <text:p>$609.27</text:p>
          </table:table-cell>
          <table:table-cell table:style-name="ce123" office:value-type="currency" office:currency="USD" office:value="703" calcext:value-type="currency">
            <text:p>$703.00</text:p>
          </table:table-cell>
          <table:table-cell table:style-name="ce123" table:formula="of:=[.E731]-[.B731]" office:value-type="currency" office:currency="USD" office:value="14" calcext:value-type="currency">
            <text:p>$14.00</text:p>
          </table:table-cell>
          <table:table-cell table:style-name="ce102" table:formula="of:=[.E731]/[.D731]" office:value-type="float" office:value="1.15383984112134" calcext:value-type="float">
            <text:p>1.153839841121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075</text:p>
          </table:table-cell>
          <table:table-cell table:number-columns-repeated="2" table:style-name="ce82" office:value-type="currency" office:currency="USD" office:value="765" calcext:value-type="currency">
            <text:p>$765.00</text:p>
          </table:table-cell>
          <table:table-cell table:style-name="ce123" office:value-type="currency" office:currency="USD" office:value="666.83" calcext:value-type="currency">
            <text:p>$666.83</text:p>
          </table:table-cell>
          <table:table-cell table:style-name="ce123" office:value-type="currency" office:currency="USD" office:value="782" calcext:value-type="currency">
            <text:p>$782.00</text:p>
          </table:table-cell>
          <table:table-cell table:style-name="ce123" table:formula="of:=[.E732]-[.B732]" office:value-type="currency" office:currency="USD" office:value="17" calcext:value-type="currency">
            <text:p>$17.00</text:p>
          </table:table-cell>
          <table:table-cell table:style-name="ce102" table:formula="of:=[.E732]/[.D732]" office:value-type="float" office:value="1.17271268539208" calcext:value-type="float">
            <text:p>1.1727126853920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100</text:p>
          </table:table-cell>
          <table:table-cell table:number-columns-repeated="2" table:style-name="ce82" office:value-type="currency" office:currency="USD" office:value="795" calcext:value-type="currency">
            <text:p>$795.00</text:p>
          </table:table-cell>
          <table:table-cell table:style-name="ce123" office:value-type="currency" office:currency="USD" office:value="695.2" calcext:value-type="currency">
            <text:p>$695.20</text:p>
          </table:table-cell>
          <table:table-cell table:style-name="ce123" office:value-type="currency" office:currency="USD" office:value="830" calcext:value-type="currency">
            <text:p>$830.00</text:p>
          </table:table-cell>
          <table:table-cell table:style-name="ce123" table:formula="of:=[.E733]-[.B733]" office:value-type="currency" office:currency="USD" office:value="35" calcext:value-type="currency">
            <text:p>$35.00</text:p>
          </table:table-cell>
          <table:table-cell table:style-name="ce102" table:formula="of:=[.E733]/[.D733]" office:value-type="float" office:value="1.19390103567319" calcext:value-type="float">
            <text:p>1.193901035673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150</text:p>
          </table:table-cell>
          <table:table-cell table:number-columns-repeated="2" table:style-name="ce82" office:value-type="currency" office:currency="USD" office:value="985" calcext:value-type="currency">
            <text:p>$985.00</text:p>
          </table:table-cell>
          <table:table-cell table:style-name="ce123" office:value-type="currency" office:currency="USD" office:value="863.56" calcext:value-type="currency">
            <text:p>$863.56</text:p>
          </table:table-cell>
          <table:table-cell table:style-name="ce123" office:value-type="currency" office:currency="USD" office:value="1009" calcext:value-type="currency">
            <text:p>$1,009.00</text:p>
          </table:table-cell>
          <table:table-cell table:style-name="ce123" table:formula="of:=[.E734]-[.B734]" office:value-type="currency" office:currency="USD" office:value="24" calcext:value-type="currency">
            <text:p>$24.00</text:p>
          </table:table-cell>
          <table:table-cell table:style-name="ce102" table:formula="of:=[.E734]/[.D734]" office:value-type="float" office:value="1.16841910232063" calcext:value-type="float">
            <text:p>1.168419102320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200</text:p>
          </table:table-cell>
          <table:table-cell table:number-columns-repeated="2" table:style-name="ce82" office:value-type="currency" office:currency="USD" office:value="1096" calcext:value-type="currency">
            <text:p>$1,096.00</text:p>
          </table:table-cell>
          <table:table-cell table:style-name="ce123" office:value-type="currency" office:currency="USD" office:value="961.37" calcext:value-type="currency">
            <text:p>$961.37</text:p>
          </table:table-cell>
          <table:table-cell table:style-name="ce123" office:value-type="currency" office:currency="USD" office:value="1123" calcext:value-type="currency">
            <text:p>$1,123.00</text:p>
          </table:table-cell>
          <table:table-cell table:style-name="ce123" table:formula="of:=[.E735]-[.B735]" office:value-type="currency" office:currency="USD" office:value="27" calcext:value-type="currency">
            <text:p>$27.00</text:p>
          </table:table-cell>
          <table:table-cell table:style-name="ce102" table:formula="of:=[.E735]/[.D735]" office:value-type="float" office:value="1.16812465543963" calcext:value-type="float">
            <text:p>1.168124655439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250</text:p>
          </table:table-cell>
          <table:table-cell table:number-columns-repeated="2" table:style-name="ce82" office:value-type="currency" office:currency="USD" office:value="1239" calcext:value-type="currency">
            <text:p>$1,239.00</text:p>
          </table:table-cell>
          <table:table-cell table:style-name="ce123" office:value-type="currency" office:currency="USD" office:value="1083.02" calcext:value-type="currency">
            <text:p>$1,083.02</text:p>
          </table:table-cell>
          <table:table-cell table:style-name="ce123" office:value-type="currency" office:currency="USD" office:value="1273" calcext:value-type="currency">
            <text:p>$1,273.00</text:p>
          </table:table-cell>
          <table:table-cell table:style-name="ce123" table:formula="of:=[.E736]-[.B736]" office:value-type="currency" office:currency="USD" office:value="34" calcext:value-type="currency">
            <text:p>$34.00</text:p>
          </table:table-cell>
          <table:table-cell table:style-name="ce102" table:formula="of:=[.E736]/[.D736]" office:value-type="float" office:value="1.17541688980813" calcext:value-type="float">
            <text:p>1.175416889808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300</text:p>
          </table:table-cell>
          <table:table-cell table:number-columns-repeated="2" table:style-name="ce82" office:value-type="currency" office:currency="USD" office:value="1519" calcext:value-type="currency">
            <text:p>$1,519.00</text:p>
          </table:table-cell>
          <table:table-cell table:style-name="ce123" office:value-type="currency" office:currency="USD" office:value="1389.76" calcext:value-type="currency">
            <text:p>$1,389.76</text:p>
          </table:table-cell>
          <table:table-cell table:style-name="ce123" office:value-type="currency" office:currency="USD" office:value="1526" calcext:value-type="currency">
            <text:p>$1,526.00</text:p>
          </table:table-cell>
          <table:table-cell table:style-name="ce123" table:formula="of:=[.E737]-[.B737]" office:value-type="currency" office:currency="USD" office:value="7" calcext:value-type="currency">
            <text:p>$7.00</text:p>
          </table:table-cell>
          <table:table-cell table:style-name="ce102" table:formula="of:=[.E737]/[.D737]" office:value-type="float" office:value="1.09803131475938" calcext:value-type="float">
            <text:p>1.098031314759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400</text:p>
          </table:table-cell>
          <table:table-cell table:number-columns-repeated="2" table:style-name="ce82" office:value-type="currency" office:currency="USD" office:value="1869" calcext:value-type="currency">
            <text:p>$1,869.00</text:p>
          </table:table-cell>
          <table:table-cell table:style-name="ce123" office:value-type="currency" office:currency="USD" office:value="1669.09" calcext:value-type="currency">
            <text:p>$1,669.09</text:p>
          </table:table-cell>
          <table:table-cell table:style-name="ce123" office:value-type="currency" office:currency="USD" office:value="1887" calcext:value-type="currency">
            <text:p>$1,887.00</text:p>
          </table:table-cell>
          <table:table-cell table:style-name="ce123" table:formula="of:=[.E738]-[.B738]" office:value-type="currency" office:currency="USD" office:value="18" calcext:value-type="currency">
            <text:p>$18.00</text:p>
          </table:table-cell>
          <table:table-cell table:style-name="ce102" table:formula="of:=[.E738]/[.D738]" office:value-type="float" office:value="1.13055617132689" calcext:value-type="float">
            <text:p>1.130556171326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500</text:p>
          </table:table-cell>
          <table:table-cell table:number-columns-repeated="2" table:style-name="ce82" office:value-type="currency" office:currency="USD" office:value="1949" calcext:value-type="currency">
            <text:p>$1,949.00</text:p>
          </table:table-cell>
          <table:table-cell table:style-name="ce123" office:value-type="currency" office:currency="USD" office:value="1729.97" calcext:value-type="currency">
            <text:p>$1,729.97</text:p>
          </table:table-cell>
          <table:table-cell table:style-name="ce123" office:value-type="currency" office:currency="USD" office:value="1974" calcext:value-type="currency">
            <text:p>$1,974.00</text:p>
          </table:table-cell>
          <table:table-cell table:style-name="ce123" table:formula="of:=[.E739]-[.B739]" office:value-type="currency" office:currency="USD" office:value="25" calcext:value-type="currency">
            <text:p>$25.00</text:p>
          </table:table-cell>
          <table:table-cell table:style-name="ce102" table:formula="of:=[.E739]/[.D739]" office:value-type="float" office:value="1.1410602495997" calcext:value-type="float">
            <text:p>1.14106024959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LP300</text:p>
          </table:table-cell>
          <table:table-cell table:number-columns-repeated="2" table:style-name="ce82" office:value-type="currency" office:currency="USD" office:value="1899" calcext:value-type="currency">
            <text:p>$1,899.00</text:p>
          </table:table-cell>
          <table:table-cell table:style-name="ce123" office:value-type="currency" office:currency="USD" office:value="1533.3" calcext:value-type="currency">
            <text:p>$1,533.30</text:p>
          </table:table-cell>
          <table:table-cell table:style-name="ce123" office:value-type="currency" office:currency="USD" office:value="1950" calcext:value-type="currency">
            <text:p>$1,950.00</text:p>
          </table:table-cell>
          <table:table-cell table:style-name="ce123" table:formula="of:=[.E740]-[.B740]" office:value-type="currency" office:currency="USD" office:value="51" calcext:value-type="currency">
            <text:p>$51.00</text:p>
          </table:table-cell>
          <table:table-cell table:style-name="ce102" table:formula="of:=[.E740]/[.D740]" office:value-type="float" office:value="1.27176677753864" calcext:value-type="float">
            <text:p>1.27176677753864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LP350</text:p>
          </table:table-cell>
          <table:table-cell table:number-columns-repeated="2" table:style-name="ce82" office:value-type="currency" office:currency="USD" office:value="1899" calcext:value-type="currency">
            <text:p>$1,899.00</text:p>
          </table:table-cell>
          <table:table-cell table:style-name="ce123" office:value-type="currency" office:currency="USD" office:value="1553.85" calcext:value-type="currency">
            <text:p>$1,553.85</text:p>
          </table:table-cell>
          <table:table-cell table:style-name="ce123" office:value-type="currency" office:currency="USD" office:value="1990" calcext:value-type="currency">
            <text:p>$1,990.00</text:p>
          </table:table-cell>
          <table:table-cell table:style-name="ce123" table:formula="of:=[.E741]-[.B741]" office:value-type="currency" office:currency="USD" office:value="91" calcext:value-type="currency">
            <text:p>$91.00</text:p>
          </table:table-cell>
          <table:table-cell table:style-name="ce102" table:formula="of:=[.E741]/[.D741]" office:value-type="float" office:value="1.28068989928243" calcext:value-type="float">
            <text:p>1.28068989928243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025</text:p>
          </table:table-cell>
          <table:table-cell table:number-columns-repeated="2" table:style-name="ce82" office:value-type="currency" office:currency="USD" office:value="559" calcext:value-type="currency">
            <text:p>$559.00</text:p>
          </table:table-cell>
          <table:table-cell table:style-name="ce123" office:value-type="currency" office:currency="USD" office:value="483.53" calcext:value-type="currency">
            <text:p>$483.53</text:p>
          </table:table-cell>
          <table:table-cell table:style-name="ce123" office:value-type="currency" office:currency="USD" office:value="570" calcext:value-type="currency">
            <text:p>$570.00</text:p>
          </table:table-cell>
          <table:table-cell table:style-name="ce123" table:formula="of:=[.E742]-[.B742]" office:value-type="currency" office:currency="USD" office:value="11" calcext:value-type="currency">
            <text:p>$11.00</text:p>
          </table:table-cell>
          <table:table-cell table:style-name="ce102" table:formula="of:=[.E742]/[.D742]" office:value-type="float" office:value="1.17883068268773" calcext:value-type="float">
            <text:p>1.178830682687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033</text:p>
          </table:table-cell>
          <table:table-cell table:number-columns-repeated="2" table:style-name="ce82" office:value-type="currency" office:currency="USD" office:value="589" calcext:value-type="currency">
            <text:p>$589.00</text:p>
          </table:table-cell>
          <table:table-cell table:style-name="ce123" office:value-type="currency" office:currency="USD" office:value="517.17" calcext:value-type="currency">
            <text:p>$517.17</text:p>
          </table:table-cell>
          <table:table-cell table:style-name="ce123" office:value-type="currency" office:currency="USD" office:value="606" calcext:value-type="currency">
            <text:p>$606.00</text:p>
          </table:table-cell>
          <table:table-cell table:style-name="ce123" table:formula="of:=[.E743]-[.B743]" office:value-type="currency" office:currency="USD" office:value="17" calcext:value-type="currency">
            <text:p>$17.00</text:p>
          </table:table-cell>
          <table:table-cell table:style-name="ce102" table:formula="of:=[.E743]/[.D743]" office:value-type="float" office:value="1.17176170311503" calcext:value-type="float">
            <text:p>1.1717617031150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050</text:p>
          </table:table-cell>
          <table:table-cell table:number-columns-repeated="2" table:style-name="ce82" office:value-type="currency" office:currency="USD" office:value="684" calcext:value-type="currency">
            <text:p>$684.00</text:p>
          </table:table-cell>
          <table:table-cell table:style-name="ce123" office:value-type="currency" office:currency="USD" office:value="605.02" calcext:value-type="currency">
            <text:p>$605.02</text:p>
          </table:table-cell>
          <table:table-cell table:style-name="ce123" office:value-type="currency" office:currency="USD" office:value="697" calcext:value-type="currency">
            <text:p>$697.00</text:p>
          </table:table-cell>
          <table:table-cell table:style-name="ce123" table:formula="of:=[.E744]-[.B744]" office:value-type="currency" office:currency="USD" office:value="13" calcext:value-type="currency">
            <text:p>$13.00</text:p>
          </table:table-cell>
          <table:table-cell table:style-name="ce102" table:formula="of:=[.E744]/[.D744]" office:value-type="float" office:value="1.15202803213117" calcext:value-type="float">
            <text:p>1.152028032131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075</text:p>
          </table:table-cell>
          <table:table-cell table:number-columns-repeated="2" table:style-name="ce82" office:value-type="currency" office:currency="USD" office:value="719" calcext:value-type="currency">
            <text:p>$719.00</text:p>
          </table:table-cell>
          <table:table-cell table:style-name="ce123" office:value-type="currency" office:currency="USD" office:value="631.9" calcext:value-type="currency">
            <text:p>$631.90</text:p>
          </table:table-cell>
          <table:table-cell table:style-name="ce123" office:value-type="currency" office:currency="USD" office:value="732" calcext:value-type="currency">
            <text:p>$732.00</text:p>
          </table:table-cell>
          <table:table-cell table:style-name="ce123" table:formula="of:=[.E745]-[.B745]" office:value-type="currency" office:currency="USD" office:value="13" calcext:value-type="currency">
            <text:p>$13.00</text:p>
          </table:table-cell>
          <table:table-cell table:style-name="ce102" table:formula="of:=[.E745]/[.D745]" office:value-type="float" office:value="1.15841114100332" calcext:value-type="float">
            <text:p>1.158411141003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100</text:p>
          </table:table-cell>
          <table:table-cell table:number-columns-repeated="2" table:style-name="ce82" office:value-type="currency" office:currency="USD" office:value="729" calcext:value-type="currency">
            <text:p>$729.00</text:p>
          </table:table-cell>
          <table:table-cell table:style-name="ce123" office:value-type="currency" office:currency="USD" office:value="644.56" calcext:value-type="currency">
            <text:p>$644.56</text:p>
          </table:table-cell>
          <table:table-cell table:style-name="ce123" office:value-type="currency" office:currency="USD" office:value="746" calcext:value-type="currency">
            <text:p>$746.00</text:p>
          </table:table-cell>
          <table:table-cell table:style-name="ce123" table:formula="of:=[.E746]-[.B746]" office:value-type="currency" office:currency="USD" office:value="17" calcext:value-type="currency">
            <text:p>$17.00</text:p>
          </table:table-cell>
          <table:table-cell table:style-name="ce102" table:formula="of:=[.E746]/[.D746]" office:value-type="float" office:value="1.1573786769269" calcext:value-type="float">
            <text:p>1.15737867692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150</text:p>
          </table:table-cell>
          <table:table-cell table:number-columns-repeated="2" table:style-name="ce82" office:value-type="currency" office:currency="USD" office:value="899" calcext:value-type="currency">
            <text:p>$899.00</text:p>
          </table:table-cell>
          <table:table-cell table:style-name="ce123" office:value-type="currency" office:currency="USD" office:value="777.08" calcext:value-type="currency">
            <text:p>$777.08</text:p>
          </table:table-cell>
          <table:table-cell table:style-name="ce123" office:value-type="currency" office:currency="USD" office:value="924" calcext:value-type="currency">
            <text:p>$924.00</text:p>
          </table:table-cell>
          <table:table-cell table:style-name="ce123" table:formula="of:=[.E747]-[.B747]" office:value-type="currency" office:currency="USD" office:value="25" calcext:value-type="currency">
            <text:p>$25.00</text:p>
          </table:table-cell>
          <table:table-cell table:style-name="ce102" table:formula="of:=[.E747]/[.D747]" office:value-type="float" office:value="1.18906676275287" calcext:value-type="float">
            <text:p>1.189066762752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200</text:p>
          </table:table-cell>
          <table:table-cell table:number-columns-repeated="2" table:style-name="ce82" office:value-type="currency" office:currency="USD" office:value="989" calcext:value-type="currency">
            <text:p>$989.00</text:p>
          </table:table-cell>
          <table:table-cell table:style-name="ce123" office:value-type="currency" office:currency="USD" office:value="850" calcext:value-type="currency">
            <text:p>$850.00</text:p>
          </table:table-cell>
          <table:table-cell table:style-name="ce123" office:value-type="currency" office:currency="USD" office:value="1013" calcext:value-type="currency">
            <text:p>$1,013.00</text:p>
          </table:table-cell>
          <table:table-cell table:style-name="ce123" table:formula="of:=[.E748]-[.B748]" office:value-type="currency" office:currency="USD" office:value="24" calcext:value-type="currency">
            <text:p>$24.00</text:p>
          </table:table-cell>
          <table:table-cell table:style-name="ce102" table:formula="of:=[.E748]/[.D748]" office:value-type="float" office:value="1.19176470588235" calcext:value-type="float">
            <text:p>1.191764705882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250</text:p>
          </table:table-cell>
          <table:table-cell table:number-columns-repeated="2" table:style-name="ce82" office:value-type="currency" office:currency="USD" office:value="1147" calcext:value-type="currency">
            <text:p>$1,147.00</text:p>
          </table:table-cell>
          <table:table-cell table:style-name="ce123" office:value-type="currency" office:currency="USD" office:value="983.01" calcext:value-type="currency">
            <text:p>$983.01</text:p>
          </table:table-cell>
          <table:table-cell table:style-name="ce123" office:value-type="currency" office:currency="USD" office:value="1161" calcext:value-type="currency">
            <text:p>$1,161.00</text:p>
          </table:table-cell>
          <table:table-cell table:style-name="ce123" table:formula="of:=[.E749]-[.B749]" office:value-type="currency" office:currency="USD" office:value="14" calcext:value-type="currency">
            <text:p>$14.00</text:p>
          </table:table-cell>
          <table:table-cell table:style-name="ce102" table:formula="of:=[.E749]/[.D749]" office:value-type="float" office:value="1.18106631672109" calcext:value-type="float">
            <text:p>1.181066316721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300</text:p>
          </table:table-cell>
          <table:table-cell table:number-columns-repeated="2" table:style-name="ce82" office:value-type="currency" office:currency="USD" office:value="1399" calcext:value-type="currency">
            <text:p>$1,399.00</text:p>
          </table:table-cell>
          <table:table-cell table:style-name="ce123" office:value-type="currency" office:currency="USD" office:value="1211.44" calcext:value-type="currency">
            <text:p>$1,211.44</text:p>
          </table:table-cell>
          <table:table-cell table:style-name="ce123" office:value-type="currency" office:currency="USD" office:value="1458" calcext:value-type="currency">
            <text:p>$1,458.00</text:p>
          </table:table-cell>
          <table:table-cell table:style-name="ce123" table:formula="of:=[.E750]-[.B750]" office:value-type="currency" office:currency="USD" office:value="59" calcext:value-type="currency">
            <text:p>$59.00</text:p>
          </table:table-cell>
          <table:table-cell table:style-name="ce102" table:formula="of:=[.E750]/[.D750]" office:value-type="float" office:value="1.20352638182659" calcext:value-type="float">
            <text:p>1.203526381826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025</text:p>
          </table:table-cell>
          <table:table-cell table:number-columns-repeated="2" table:style-name="ce82" office:value-type="currency" office:currency="USD" office:value="519" calcext:value-type="currency">
            <text:p>$519.00</text:p>
          </table:table-cell>
          <table:table-cell table:style-name="ce123" office:value-type="currency" office:currency="USD" office:value="450.24" calcext:value-type="currency">
            <text:p>$450.24</text:p>
          </table:table-cell>
          <table:table-cell table:style-name="ce123" office:value-type="currency" office:currency="USD" office:value="529" calcext:value-type="currency">
            <text:p>$529.00</text:p>
          </table:table-cell>
          <table:table-cell table:style-name="ce123" table:formula="of:=[.E751]-[.B751]" office:value-type="currency" office:currency="USD" office:value="10" calcext:value-type="currency">
            <text:p>$10.00</text:p>
          </table:table-cell>
          <table:table-cell table:style-name="ce102" table:formula="of:=[.E751]/[.D751]" office:value-type="float" office:value="1.1749289267946" calcext:value-type="float">
            <text:p>1.174928926794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033</text:p>
          </table:table-cell>
          <table:table-cell table:number-columns-repeated="2" table:style-name="ce82" office:value-type="currency" office:currency="USD" office:value="535" calcext:value-type="currency">
            <text:p>$535.00</text:p>
          </table:table-cell>
          <table:table-cell table:style-name="ce123" office:value-type="currency" office:currency="USD" office:value="465.59" calcext:value-type="currency">
            <text:p>$465.59</text:p>
          </table:table-cell>
          <table:table-cell table:style-name="ce123" office:value-type="currency" office:currency="USD" office:value="544" calcext:value-type="currency">
            <text:p>$544.00</text:p>
          </table:table-cell>
          <table:table-cell table:style-name="ce123" table:formula="of:=[.E752]-[.B752]" office:value-type="currency" office:currency="USD" office:value="9" calcext:value-type="currency">
            <text:p>$9.00</text:p>
          </table:table-cell>
          <table:table-cell table:style-name="ce102" table:formula="of:=[.E752]/[.D752]" office:value-type="float" office:value="1.16840997444103" calcext:value-type="float">
            <text:p>1.1684099744410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050</text:p>
          </table:table-cell>
          <table:table-cell table:number-columns-repeated="2" table:style-name="ce82" office:value-type="currency" office:currency="USD" office:value="616" calcext:value-type="currency">
            <text:p>$616.00</text:p>
          </table:table-cell>
          <table:table-cell table:style-name="ce123" office:value-type="currency" office:currency="USD" office:value="526.65" calcext:value-type="currency">
            <text:p>$526.65</text:p>
          </table:table-cell>
          <table:table-cell table:style-name="ce123" office:value-type="currency" office:currency="USD" office:value="622" calcext:value-type="currency">
            <text:p>$622.00</text:p>
          </table:table-cell>
          <table:table-cell table:style-name="ce123" table:formula="of:=[.E753]-[.B753]" office:value-type="currency" office:currency="USD" office:value="6" calcext:value-type="currency">
            <text:p>$6.00</text:p>
          </table:table-cell>
          <table:table-cell table:style-name="ce102" table:formula="of:=[.E753]/[.D753]" office:value-type="float" office:value="1.1810500332289" calcext:value-type="float">
            <text:p>1.18105003322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075</text:p>
          </table:table-cell>
          <table:table-cell table:number-columns-repeated="2" table:style-name="ce82" office:value-type="currency" office:currency="USD" office:value="689" calcext:value-type="currency">
            <text:p>$689.00</text:p>
          </table:table-cell>
          <table:table-cell table:style-name="ce123" office:value-type="currency" office:currency="USD" office:value="595.08" calcext:value-type="currency">
            <text:p>$595.08</text:p>
          </table:table-cell>
          <table:table-cell table:style-name="ce123" office:value-type="currency" office:currency="USD" office:value="695" calcext:value-type="currency">
            <text:p>$695.00</text:p>
          </table:table-cell>
          <table:table-cell table:style-name="ce123" table:formula="of:=[.E754]-[.B754]" office:value-type="currency" office:currency="USD" office:value="6" calcext:value-type="currency">
            <text:p>$6.00</text:p>
          </table:table-cell>
          <table:table-cell table:style-name="ce102" table:formula="of:=[.E754]/[.D754]" office:value-type="float" office:value="1.16791019694831" calcext:value-type="float">
            <text:p>1.167910196948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100</text:p>
          </table:table-cell>
          <table:table-cell table:number-columns-repeated="2" table:style-name="ce82" office:value-type="currency" office:currency="USD" office:value="705" calcext:value-type="currency">
            <text:p>$705.00</text:p>
          </table:table-cell>
          <table:table-cell table:style-name="ce123" office:value-type="currency" office:currency="USD" office:value="612.5" calcext:value-type="currency">
            <text:p>$612.50</text:p>
          </table:table-cell>
          <table:table-cell table:style-name="ce123" office:value-type="currency" office:currency="USD" office:value="709" calcext:value-type="currency">
            <text:p>$709.00</text:p>
          </table:table-cell>
          <table:table-cell table:style-name="ce123" table:formula="of:=[.E755]-[.B755]" office:value-type="currency" office:currency="USD" office:value="4" calcext:value-type="currency">
            <text:p>$4.00</text:p>
          </table:table-cell>
          <table:table-cell table:style-name="ce102" table:formula="of:=[.E755]/[.D755]" office:value-type="float" office:value="1.15755102040816" calcext:value-type="float">
            <text:p>1.157551020408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150</text:p>
          </table:table-cell>
          <table:table-cell table:number-columns-repeated="2" table:style-name="ce82" office:value-type="currency" office:currency="USD" office:value="819" calcext:value-type="currency">
            <text:p>$819.00</text:p>
          </table:table-cell>
          <table:table-cell table:style-name="ce123" office:value-type="currency" office:currency="USD" office:value="694.11" calcext:value-type="currency">
            <text:p>$694.11</text:p>
          </table:table-cell>
          <table:table-cell table:style-name="ce123" office:value-type="currency" office:currency="USD" office:value="833" calcext:value-type="currency">
            <text:p>$833.00</text:p>
          </table:table-cell>
          <table:table-cell table:style-name="ce123" table:formula="of:=[.E756]-[.B756]" office:value-type="currency" office:currency="USD" office:value="14" calcext:value-type="currency">
            <text:p>$14.00</text:p>
          </table:table-cell>
          <table:table-cell table:style-name="ce102" table:formula="of:=[.E756]/[.D756]" office:value-type="float" office:value="1.20009796718099" calcext:value-type="float">
            <text:p>1.2000979671809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200</text:p>
          </table:table-cell>
          <table:table-cell table:number-columns-repeated="2" table:style-name="ce82" office:value-type="currency" office:currency="USD" office:value="899" calcext:value-type="currency">
            <text:p>$899.00</text:p>
          </table:table-cell>
          <table:table-cell table:style-name="ce123" office:value-type="currency" office:currency="USD" office:value="764.54" calcext:value-type="currency">
            <text:p>$764.54</text:p>
          </table:table-cell>
          <table:table-cell table:style-name="ce123" office:value-type="currency" office:currency="USD" office:value="926" calcext:value-type="currency">
            <text:p>$926.00</text:p>
          </table:table-cell>
          <table:table-cell table:style-name="ce123" table:formula="of:=[.E757]-[.B757]" office:value-type="currency" office:currency="USD" office:value="27" calcext:value-type="currency">
            <text:p>$27.00</text:p>
          </table:table-cell>
          <table:table-cell table:style-name="ce102" table:formula="of:=[.E757]/[.D757]" office:value-type="float" office:value="1.21118581107594" calcext:value-type="float">
            <text:p>1.2111858110759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250</text:p>
          </table:table-cell>
          <table:table-cell table:number-columns-repeated="2" table:style-name="ce82" office:value-type="currency" office:currency="USD" office:value="1029" calcext:value-type="currency">
            <text:p>$1,029.00</text:p>
          </table:table-cell>
          <table:table-cell table:style-name="ce123" office:value-type="currency" office:currency="USD" office:value="874.36" calcext:value-type="currency">
            <text:p>$874.36</text:p>
          </table:table-cell>
          <table:table-cell table:style-name="ce123" office:value-type="currency" office:currency="USD" office:value="1052" calcext:value-type="currency">
            <text:p>$1,052.00</text:p>
          </table:table-cell>
          <table:table-cell table:style-name="ce123" table:formula="of:=[.E758]-[.B758]" office:value-type="currency" office:currency="USD" office:value="23" calcext:value-type="currency">
            <text:p>$23.00</text:p>
          </table:table-cell>
          <table:table-cell table:style-name="ce102" table:formula="of:=[.E758]/[.D758]" office:value-type="float" office:value="1.2031657440871" calcext:value-type="float">
            <text:p>1.20316574408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1">
          <table:table-cell table:style-name="ce72" office:value-type="string" calcext:value-type="string">
            <text:p>Self Dumping Hopper Accessories - Cast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0VR</text:p>
          </table:table-cell>
          <table:table-cell table:number-columns-repeated="2" table:style-name="ce82" office:value-type="currency" office:currency="USD" office:value="127" calcext:value-type="currency">
            <text:p>$127.00</text:p>
          </table:table-cell>
          <table:table-cell table:style-name="ce123" office:value-type="currency" office:currency="USD" office:value="96.46" calcext:value-type="currency">
            <text:p>$96.46</text:p>
          </table:table-cell>
          <table:table-cell table:style-name="ce123" office:value-type="currency" office:currency="USD" office:value="132.95" calcext:value-type="currency">
            <text:p>$132.95</text:p>
          </table:table-cell>
          <table:table-cell table:style-name="ce123" table:formula="of:=[.E762]-[.B762]" office:value-type="currency" office:currency="USD" office:value="5.94999999999999" calcext:value-type="currency">
            <text:p>$5.95</text:p>
          </table:table-cell>
          <table:table-cell table:style-name="ce102" table:formula="of:=[.E762]/[.D762]" office:value-type="float" office:value="1.37829151980095" calcext:value-type="float">
            <text:p>1.3782915198009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5VR</text:p>
          </table:table-cell>
          <table:table-cell table:number-columns-repeated="2" table:style-name="ce82" office:value-type="currency" office:currency="USD" office:value="287" calcext:value-type="currency">
            <text:p>$287.00</text:p>
          </table:table-cell>
          <table:table-cell table:style-name="ce123" office:value-type="currency" office:currency="USD" office:value="178.92" calcext:value-type="currency">
            <text:p>$178.92</text:p>
          </table:table-cell>
          <table:table-cell table:style-name="ce123" office:value-type="currency" office:currency="USD" office:value="292.95" calcext:value-type="currency">
            <text:p>$292.95</text:p>
          </table:table-cell>
          <table:table-cell table:style-name="ce123" table:formula="of:=[.E763]-[.B763]" office:value-type="currency" office:currency="USD" office:value="5.94999999999999" calcext:value-type="currency">
            <text:p>$5.95</text:p>
          </table:table-cell>
          <table:table-cell table:style-name="ce102" table:formula="of:=[.E763]/[.D763]" office:value-type="float" office:value="1.63732394366197" calcext:value-type="float">
            <text:p>1.637323943661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0VR</text:p>
          </table:table-cell>
          <table:table-cell table:number-columns-repeated="2" table:style-name="ce82" office:value-type="currency" office:currency="USD" office:value="152" calcext:value-type="currency">
            <text:p>$152.00</text:p>
          </table:table-cell>
          <table:table-cell table:style-name="ce123" office:value-type="currency" office:currency="USD" office:value="113.49" calcext:value-type="currency">
            <text:p>$113.49</text:p>
          </table:table-cell>
          <table:table-cell table:style-name="ce123" office:value-type="currency" office:currency="USD" office:value="156.95" calcext:value-type="currency">
            <text:p>$156.95</text:p>
          </table:table-cell>
          <table:table-cell table:style-name="ce123" table:formula="of:=[.E764]-[.B764]" office:value-type="currency" office:currency="USD" office:value="4.94999999999999" calcext:value-type="currency">
            <text:p>$4.95</text:p>
          </table:table-cell>
          <table:table-cell table:style-name="ce102" table:formula="of:=[.E764]/[.D764]" office:value-type="float" office:value="1.38294122830205" calcext:value-type="float">
            <text:p>1.382941228302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5VR</text:p>
          </table:table-cell>
          <table:table-cell table:number-columns-repeated="2" table:style-name="ce82" office:value-type="currency" office:currency="USD" office:value="313" calcext:value-type="currency">
            <text:p>$313.00</text:p>
          </table:table-cell>
          <table:table-cell table:style-name="ce123" office:value-type="currency" office:currency="USD" office:value="229.63" calcext:value-type="currency">
            <text:p>$229.63</text:p>
          </table:table-cell>
          <table:table-cell table:style-name="ce123" office:value-type="currency" office:currency="USD" office:value="316.95" calcext:value-type="currency">
            <text:p>$316.95</text:p>
          </table:table-cell>
          <table:table-cell table:style-name="ce123" table:formula="of:=[.E765]-[.B765]" office:value-type="currency" office:currency="USD" office:value="3.94999999999999" calcext:value-type="currency">
            <text:p>$3.95</text:p>
          </table:table-cell>
          <table:table-cell table:style-name="ce102" table:formula="of:=[.E765]/[.D765]" office:value-type="float" office:value="1.38026390280016" calcext:value-type="float">
            <text:p>1.380263902800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0SS</text:p>
          </table:table-cell>
          <table:table-cell table:number-columns-repeated="2" table:style-name="ce82" office:value-type="currency" office:currency="USD" office:value="142" calcext:value-type="currency">
            <text:p>$142.00</text:p>
          </table:table-cell>
          <table:table-cell table:style-name="ce123" office:value-type="currency" office:currency="USD" office:value="108.99" calcext:value-type="currency">
            <text:p>$108.99</text:p>
          </table:table-cell>
          <table:table-cell table:style-name="ce123" office:value-type="currency" office:currency="USD" office:value="145.95" calcext:value-type="currency">
            <text:p>$145.95</text:p>
          </table:table-cell>
          <table:table-cell table:style-name="ce123" table:formula="of:=[.E766]-[.B766]" office:value-type="currency" office:currency="USD" office:value="3.94999999999999" calcext:value-type="currency">
            <text:p>$3.95</text:p>
          </table:table-cell>
          <table:table-cell table:style-name="ce102" table:formula="of:=[.E766]/[.D766]" office:value-type="float" office:value="1.33911368015414" calcext:value-type="float">
            <text:p>1.339113680154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5SS</text:p>
          </table:table-cell>
          <table:table-cell table:number-columns-repeated="2" table:style-name="ce82" office:value-type="currency" office:currency="USD" office:value="252" calcext:value-type="currency">
            <text:p>$252.00</text:p>
          </table:table-cell>
          <table:table-cell table:style-name="ce123" office:value-type="currency" office:currency="USD" office:value="182.69" calcext:value-type="currency">
            <text:p>$182.69</text:p>
          </table:table-cell>
          <table:table-cell table:style-name="ce123" office:value-type="currency" office:currency="USD" office:value="255.95" calcext:value-type="currency">
            <text:p>$255.95</text:p>
          </table:table-cell>
          <table:table-cell table:style-name="ce123" table:formula="of:=[.E767]-[.B767]" office:value-type="currency" office:currency="USD" office:value="3.94999999999999" calcext:value-type="currency">
            <text:p>$3.95</text:p>
          </table:table-cell>
          <table:table-cell table:style-name="ce102" table:formula="of:=[.E767]/[.D767]" office:value-type="float" office:value="1.40100717061689" calcext:value-type="float">
            <text:p>1.401007170616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0SS</text:p>
          </table:table-cell>
          <table:table-cell table:number-columns-repeated="2" table:style-name="ce82" office:value-type="currency" office:currency="USD" office:value="158" calcext:value-type="currency">
            <text:p>$158.00</text:p>
          </table:table-cell>
          <table:table-cell table:style-name="ce123" office:value-type="currency" office:currency="USD" office:value="128.65" calcext:value-type="currency">
            <text:p>$128.65</text:p>
          </table:table-cell>
          <table:table-cell table:style-name="ce123" office:value-type="currency" office:currency="USD" office:value="171.95" calcext:value-type="currency">
            <text:p>$171.95</text:p>
          </table:table-cell>
          <table:table-cell table:style-name="ce123" table:formula="of:=[.E768]-[.B768]" office:value-type="currency" office:currency="USD" office:value="13.95" calcext:value-type="currency">
            <text:p>$13.95</text:p>
          </table:table-cell>
          <table:table-cell table:style-name="ce102" table:formula="of:=[.E768]/[.D768]" office:value-type="float" office:value="1.33657209483094" calcext:value-type="float">
            <text:p>1.3365720948309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5SS</text:p>
          </table:table-cell>
          <table:table-cell table:number-columns-repeated="2" table:style-name="ce82" office:value-type="currency" office:currency="USD" office:value="254" calcext:value-type="currency">
            <text:p>$254.00</text:p>
          </table:table-cell>
          <table:table-cell table:style-name="ce123" office:value-type="currency" office:currency="USD" office:value="194.26" calcext:value-type="currency">
            <text:p>$194.26</text:p>
          </table:table-cell>
          <table:table-cell table:style-name="ce123" office:value-type="currency" office:currency="USD" office:value="257.95" calcext:value-type="currency">
            <text:p>$257.95</text:p>
          </table:table-cell>
          <table:table-cell table:style-name="ce123" table:formula="of:=[.E769]-[.B769]" office:value-type="currency" office:currency="USD" office:value="3.94999999999999" calcext:value-type="currency">
            <text:p>$3.95</text:p>
          </table:table-cell>
          <table:table-cell table:style-name="ce102" table:formula="of:=[.E769]/[.D769]" office:value-type="float" office:value="1.32785956964892" calcext:value-type="float">
            <text:p>1.3278595696489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0PH</text:p>
          </table:table-cell>
          <table:table-cell table:number-columns-repeated="2" table:style-name="ce82" office:value-type="currency" office:currency="USD" office:value="126" calcext:value-type="currency">
            <text:p>$126.00</text:p>
          </table:table-cell>
          <table:table-cell table:style-name="ce123" office:value-type="currency" office:currency="USD" office:value="97.95" calcext:value-type="currency">
            <text:p>$97.95</text:p>
          </table:table-cell>
          <table:table-cell table:style-name="ce123" office:value-type="currency" office:currency="USD" office:value="130.95" calcext:value-type="currency">
            <text:p>$130.95</text:p>
          </table:table-cell>
          <table:table-cell table:style-name="ce123" table:formula="of:=[.E770]-[.B770]" office:value-type="currency" office:currency="USD" office:value="4.94999999999999" calcext:value-type="currency">
            <text:p>$4.95</text:p>
          </table:table-cell>
          <table:table-cell table:style-name="ce102" table:formula="of:=[.E770]/[.D770]" office:value-type="float" office:value="1.33690658499234" calcext:value-type="float">
            <text:p>1.336906584992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5PH</text:p>
          </table:table-cell>
          <table:table-cell table:number-columns-repeated="2" table:style-name="ce82" office:value-type="currency" office:currency="USD" office:value="241" calcext:value-type="currency">
            <text:p>$241.00</text:p>
          </table:table-cell>
          <table:table-cell table:style-name="ce123" office:value-type="currency" office:currency="USD" office:value="179.75" calcext:value-type="currency">
            <text:p>$179.75</text:p>
          </table:table-cell>
          <table:table-cell table:style-name="ce123" office:value-type="currency" office:currency="USD" office:value="244.95" calcext:value-type="currency">
            <text:p>$244.95</text:p>
          </table:table-cell>
          <table:table-cell table:style-name="ce123" table:formula="of:=[.E771]-[.B771]" office:value-type="currency" office:currency="USD" office:value="3.94999999999999" calcext:value-type="currency">
            <text:p>$3.95</text:p>
          </table:table-cell>
          <table:table-cell table:style-name="ce102" table:formula="of:=[.E771]/[.D771]" office:value-type="float" office:value="1.36272600834492" calcext:value-type="float">
            <text:p>1.3627260083449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0PH</text:p>
          </table:table-cell>
          <table:table-cell table:number-columns-repeated="2" table:style-name="ce82" office:value-type="currency" office:currency="USD" office:value="146" calcext:value-type="currency">
            <text:p>$146.00</text:p>
          </table:table-cell>
          <table:table-cell table:style-name="ce123" office:value-type="currency" office:currency="USD" office:value="113.35" calcext:value-type="currency">
            <text:p>$113.35</text:p>
          </table:table-cell>
          <table:table-cell table:style-name="ce123" office:value-type="currency" office:currency="USD" office:value="150.95" calcext:value-type="currency">
            <text:p>$150.95</text:p>
          </table:table-cell>
          <table:table-cell table:style-name="ce123" table:formula="of:=[.E772]-[.B772]" office:value-type="currency" office:currency="USD" office:value="4.94999999999999" calcext:value-type="currency">
            <text:p>$4.95</text:p>
          </table:table-cell>
          <table:table-cell table:style-name="ce102" table:formula="of:=[.E772]/[.D772]" office:value-type="float" office:value="1.3317159241288" calcext:value-type="float">
            <text:p>1.33171592412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5PH</text:p>
          </table:table-cell>
          <table:table-cell table:number-columns-repeated="2" table:style-name="ce82" office:value-type="currency" office:currency="USD" office:value="288" calcext:value-type="currency">
            <text:p>$288.00</text:p>
          </table:table-cell>
          <table:table-cell table:style-name="ce123" office:value-type="currency" office:currency="USD" office:value="190.15" calcext:value-type="currency">
            <text:p>$190.15</text:p>
          </table:table-cell>
          <table:table-cell table:style-name="ce123" office:value-type="currency" office:currency="USD" office:value="292.95" calcext:value-type="currency">
            <text:p>$292.95</text:p>
          </table:table-cell>
          <table:table-cell table:style-name="ce123" table:formula="of:=[.E773]-[.B773]" office:value-type="currency" office:currency="USD" office:value="4.94999999999999" calcext:value-type="currency">
            <text:p>$4.95</text:p>
          </table:table-cell>
          <table:table-cell table:style-name="ce102" table:formula="of:=[.E773]/[.D773]" office:value-type="float" office:value="1.54062582171969" calcext:value-type="float">
            <text:p>1.540625821719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0PU</text:p>
          </table:table-cell>
          <table:table-cell table:number-columns-repeated="2" table:style-name="ce82" office:value-type="currency" office:currency="USD" office:value="158" calcext:value-type="currency">
            <text:p>$158.00</text:p>
          </table:table-cell>
          <table:table-cell table:style-name="ce123" office:value-type="currency" office:currency="USD" office:value="129.69" calcext:value-type="currency">
            <text:p>$129.69</text:p>
          </table:table-cell>
          <table:table-cell table:style-name="ce123" office:value-type="currency" office:currency="USD" office:value="161.95" calcext:value-type="currency">
            <text:p>$161.95</text:p>
          </table:table-cell>
          <table:table-cell table:style-name="ce123" table:formula="of:=[.E774]-[.B774]" office:value-type="currency" office:currency="USD" office:value="3.94999999999999" calcext:value-type="currency">
            <text:p>$3.95</text:p>
          </table:table-cell>
          <table:table-cell table:style-name="ce102" table:formula="of:=[.E774]/[.D774]" office:value-type="float" office:value="1.24874701210579" calcext:value-type="float">
            <text:p>1.248747012105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625PU</text:p>
          </table:table-cell>
          <table:table-cell table:number-columns-repeated="2" table:style-name="ce82" office:value-type="currency" office:currency="USD" office:value="302" calcext:value-type="currency">
            <text:p>$302.00</text:p>
          </table:table-cell>
          <table:table-cell table:style-name="ce123" office:value-type="currency" office:currency="USD" office:value="234.07" calcext:value-type="currency">
            <text:p>$234.07</text:p>
          </table:table-cell>
          <table:table-cell table:style-name="ce123" office:value-type="currency" office:currency="USD" office:value="305.95" calcext:value-type="currency">
            <text:p>$305.95</text:p>
          </table:table-cell>
          <table:table-cell table:style-name="ce123" table:formula="of:=[.E775]-[.B775]" office:value-type="currency" office:currency="USD" office:value="3.94999999999999" calcext:value-type="currency">
            <text:p>$3.95</text:p>
          </table:table-cell>
          <table:table-cell table:style-name="ce102" table:formula="of:=[.E775]/[.D775]" office:value-type="float" office:value="1.30708762336053" calcext:value-type="float">
            <text:p>1.307087623360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0PU</text:p>
          </table:table-cell>
          <table:table-cell table:number-columns-repeated="2" table:style-name="ce82" office:value-type="currency" office:currency="USD" office:value="195" calcext:value-type="currency">
            <text:p>$195.00</text:p>
          </table:table-cell>
          <table:table-cell table:style-name="ce123" office:value-type="currency" office:currency="USD" office:value="153.23" calcext:value-type="currency">
            <text:p>$153.23</text:p>
          </table:table-cell>
          <table:table-cell table:style-name="ce123" office:value-type="currency" office:currency="USD" office:value="198.95" calcext:value-type="currency">
            <text:p>$198.95</text:p>
          </table:table-cell>
          <table:table-cell table:style-name="ce123" table:formula="of:=[.E776]-[.B776]" office:value-type="currency" office:currency="USD" office:value="3.94999999999999" calcext:value-type="currency">
            <text:p>$3.95</text:p>
          </table:table-cell>
          <table:table-cell table:style-name="ce102" table:formula="of:=[.E776]/[.D776]" office:value-type="float" office:value="1.29837499184233" calcext:value-type="float">
            <text:p>1.298374991842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K825PU</text:p>
          </table:table-cell>
          <table:table-cell table:number-columns-repeated="2" table:style-name="ce82" office:value-type="currency" office:currency="USD" office:value="369" calcext:value-type="currency">
            <text:p>$369.00</text:p>
          </table:table-cell>
          <table:table-cell table:style-name="ce123" office:value-type="currency" office:currency="USD" office:value="286.94" calcext:value-type="currency">
            <text:p>$286.94</text:p>
          </table:table-cell>
          <table:table-cell table:style-name="ce123" office:value-type="currency" office:currency="USD" office:value="373.95" calcext:value-type="currency">
            <text:p>$373.95</text:p>
          </table:table-cell>
          <table:table-cell table:style-name="ce123" table:formula="of:=[.E777]-[.B777]" office:value-type="currency" office:currency="USD" office:value="4.94999999999999" calcext:value-type="currency">
            <text:p>$4.95</text:p>
          </table:table-cell>
          <table:table-cell table:style-name="ce102" table:formula="of:=[.E777]/[.D777]" office:value-type="float" office:value="1.30323412560117" calcext:value-type="float">
            <text:p>1.303234125601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1">
          <table:table-cell table:style-name="ce72" office:value-type="string" calcext:value-type="string">
            <text:p>Self Dumping Hopper Accessories - Hinged Li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25A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2.91" calcext:value-type="currency">
            <text:p>$82.91</text:p>
          </table:table-cell>
          <table:table-cell table:style-name="ce123" office:value-type="currency" office:currency="USD" office:value="104.95" calcext:value-type="currency">
            <text:p>$104.95</text:p>
          </table:table-cell>
          <table:table-cell table:style-name="ce123" table:formula="of:=[.E781]-[.B781]" office:value-type="currency" office:currency="USD" office:value="2.95" calcext:value-type="currency">
            <text:p>$2.95</text:p>
          </table:table-cell>
          <table:table-cell table:style-name="ce102" table:formula="of:=[.E781]/[.D781]" office:value-type="float" office:value="1.26583041852611" calcext:value-type="float">
            <text:p>1.265830418526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25B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2.91" calcext:value-type="currency">
            <text:p>$82.91</text:p>
          </table:table-cell>
          <table:table-cell table:style-name="ce123" office:value-type="currency" office:currency="USD" office:value="104.95" calcext:value-type="currency">
            <text:p>$104.95</text:p>
          </table:table-cell>
          <table:table-cell table:style-name="ce123" table:formula="of:=[.E782]-[.B782]" office:value-type="currency" office:currency="USD" office:value="2.95" calcext:value-type="currency">
            <text:p>$2.95</text:p>
          </table:table-cell>
          <table:table-cell table:style-name="ce102" table:formula="of:=[.E782]/[.D782]" office:value-type="float" office:value="1.26583041852611" calcext:value-type="float">
            <text:p>1.265830418526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25C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2.91" calcext:value-type="currency">
            <text:p>$82.91</text:p>
          </table:table-cell>
          <table:table-cell table:style-name="ce123" office:value-type="currency" office:currency="USD" office:value="104.95" calcext:value-type="currency">
            <text:p>$104.95</text:p>
          </table:table-cell>
          <table:table-cell table:style-name="ce123" table:formula="of:=[.E783]-[.B783]" office:value-type="currency" office:currency="USD" office:value="2.95" calcext:value-type="currency">
            <text:p>$2.95</text:p>
          </table:table-cell>
          <table:table-cell table:style-name="ce102" table:formula="of:=[.E783]/[.D783]" office:value-type="float" office:value="1.26583041852611" calcext:value-type="float">
            <text:p>1.265830418526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33A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2.91" calcext:value-type="currency">
            <text:p>$82.91</text:p>
          </table:table-cell>
          <table:table-cell table:style-name="ce123" office:value-type="currency" office:currency="USD" office:value="104.95" calcext:value-type="currency">
            <text:p>$104.95</text:p>
          </table:table-cell>
          <table:table-cell table:style-name="ce123" table:formula="of:=[.E784]-[.B784]" office:value-type="currency" office:currency="USD" office:value="2.95" calcext:value-type="currency">
            <text:p>$2.95</text:p>
          </table:table-cell>
          <table:table-cell table:style-name="ce102" table:formula="of:=[.E784]/[.D784]" office:value-type="float" office:value="1.26583041852611" calcext:value-type="float">
            <text:p>1.265830418526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33B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2.91" calcext:value-type="currency">
            <text:p>$82.91</text:p>
          </table:table-cell>
          <table:table-cell table:style-name="ce123" office:value-type="currency" office:currency="USD" office:value="104.95" calcext:value-type="currency">
            <text:p>$104.95</text:p>
          </table:table-cell>
          <table:table-cell table:style-name="ce123" table:formula="of:=[.E785]-[.B785]" office:value-type="currency" office:currency="USD" office:value="2.95" calcext:value-type="currency">
            <text:p>$2.95</text:p>
          </table:table-cell>
          <table:table-cell table:style-name="ce102" table:formula="of:=[.E785]/[.D785]" office:value-type="float" office:value="1.26583041852611" calcext:value-type="float">
            <text:p>1.26583041852611</text:p>
          </table:table-cell>
          <table:table-cell table:style-name="ce102" office:value-type="string" calcext:value-type="string">
            <text:p>globalindustrial.com.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33C</text:p>
          </table:table-cell>
          <table:table-cell table:number-columns-repeated="2" table:style-name="ce82" office:value-type="currency" office:currency="USD" office:value="102" calcext:value-type="currency">
            <text:p>$102.00</text:p>
          </table:table-cell>
          <table:table-cell table:style-name="ce123" office:value-type="currency" office:currency="USD" office:value="82.91" calcext:value-type="currency">
            <text:p>$82.91</text:p>
          </table:table-cell>
          <table:table-cell table:style-name="ce123" office:value-type="currency" office:currency="USD" office:value="104.95" calcext:value-type="currency">
            <text:p>$104.95</text:p>
          </table:table-cell>
          <table:table-cell table:style-name="ce123" table:formula="of:=[.E786]-[.B786]" office:value-type="currency" office:currency="USD" office:value="2.95" calcext:value-type="currency">
            <text:p>$2.95</text:p>
          </table:table-cell>
          <table:table-cell table:style-name="ce102" table:formula="of:=[.E786]/[.D786]" office:value-type="float" office:value="1.26583041852611" calcext:value-type="float">
            <text:p>1.265830418526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50A</text:p>
          </table:table-cell>
          <table:table-cell table:number-columns-repeated="2" table:style-name="ce82" office:value-type="currency" office:currency="USD" office:value="149" calcext:value-type="currency">
            <text:p>$149.00</text:p>
          </table:table-cell>
          <table:table-cell table:style-name="ce123" office:value-type="currency" office:currency="USD" office:value="117.99" calcext:value-type="currency">
            <text:p>$117.99</text:p>
          </table:table-cell>
          <table:table-cell table:style-name="ce123" office:value-type="currency" office:currency="USD" office:value="151.95" calcext:value-type="currency">
            <text:p>$151.95</text:p>
          </table:table-cell>
          <table:table-cell table:style-name="ce123" table:formula="of:=[.E787]-[.B787]" office:value-type="currency" office:currency="USD" office:value="2.94999999999999" calcext:value-type="currency">
            <text:p>$2.95</text:p>
          </table:table-cell>
          <table:table-cell table:style-name="ce102" table:formula="of:=[.E787]/[.D787]" office:value-type="float" office:value="1.28782100177981" calcext:value-type="float">
            <text:p>1.287821001779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50B</text:p>
          </table:table-cell>
          <table:table-cell table:number-columns-repeated="2" table:style-name="ce82" office:value-type="currency" office:currency="USD" office:value="149" calcext:value-type="currency">
            <text:p>$149.00</text:p>
          </table:table-cell>
          <table:table-cell table:style-name="ce123" office:value-type="currency" office:currency="USD" office:value="117.99" calcext:value-type="currency">
            <text:p>$117.99</text:p>
          </table:table-cell>
          <table:table-cell table:style-name="ce123" office:value-type="currency" office:currency="USD" office:value="151.95" calcext:value-type="currency">
            <text:p>$151.95</text:p>
          </table:table-cell>
          <table:table-cell table:style-name="ce123" table:formula="of:=[.E788]-[.B788]" office:value-type="currency" office:currency="USD" office:value="2.94999999999999" calcext:value-type="currency">
            <text:p>$2.95</text:p>
          </table:table-cell>
          <table:table-cell table:style-name="ce102" table:formula="of:=[.E788]/[.D788]" office:value-type="float" office:value="1.28782100177981" calcext:value-type="float">
            <text:p>1.287821001779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50C</text:p>
          </table:table-cell>
          <table:table-cell table:number-columns-repeated="2" table:style-name="ce82" office:value-type="currency" office:currency="USD" office:value="149" calcext:value-type="currency">
            <text:p>$149.00</text:p>
          </table:table-cell>
          <table:table-cell table:style-name="ce123" office:value-type="currency" office:currency="USD" office:value="117.99" calcext:value-type="currency">
            <text:p>$117.99</text:p>
          </table:table-cell>
          <table:table-cell table:style-name="ce123" office:value-type="currency" office:currency="USD" office:value="151.95" calcext:value-type="currency">
            <text:p>$151.95</text:p>
          </table:table-cell>
          <table:table-cell table:style-name="ce123" table:formula="of:=[.E789]-[.B789]" office:value-type="currency" office:currency="USD" office:value="2.94999999999999" calcext:value-type="currency">
            <text:p>$2.95</text:p>
          </table:table-cell>
          <table:table-cell table:style-name="ce102" table:formula="of:=[.E789]/[.D789]" office:value-type="float" office:value="1.28782100177981" calcext:value-type="float">
            <text:p>1.287821001779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75A</text:p>
          </table:table-cell>
          <table:table-cell table:number-columns-repeated="2" table:style-name="ce82" office:value-type="currency" office:currency="USD" office:value="160" calcext:value-type="currency">
            <text:p>$160.00</text:p>
          </table:table-cell>
          <table:table-cell table:style-name="ce123" office:value-type="currency" office:currency="USD" office:value="126.72" calcext:value-type="currency">
            <text:p>$126.72</text:p>
          </table:table-cell>
          <table:table-cell table:style-name="ce123" office:value-type="currency" office:currency="USD" office:value="162.95" calcext:value-type="currency">
            <text:p>$162.95</text:p>
          </table:table-cell>
          <table:table-cell table:style-name="ce123" table:formula="of:=[.E790]-[.B790]" office:value-type="currency" office:currency="USD" office:value="2.94999999999999" calcext:value-type="currency">
            <text:p>$2.95</text:p>
          </table:table-cell>
          <table:table-cell table:style-name="ce102" table:formula="of:=[.E790]/[.D790]" office:value-type="float" office:value="1.28590593434343" calcext:value-type="float">
            <text:p>1.285905934343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75B</text:p>
          </table:table-cell>
          <table:table-cell table:number-columns-repeated="2" table:style-name="ce82" office:value-type="currency" office:currency="USD" office:value="160" calcext:value-type="currency">
            <text:p>$160.00</text:p>
          </table:table-cell>
          <table:table-cell table:style-name="ce123" office:value-type="currency" office:currency="USD" office:value="126.72" calcext:value-type="currency">
            <text:p>$126.72</text:p>
          </table:table-cell>
          <table:table-cell table:style-name="ce123" office:value-type="currency" office:currency="USD" office:value="162.95" calcext:value-type="currency">
            <text:p>$162.95</text:p>
          </table:table-cell>
          <table:table-cell table:style-name="ce123" table:formula="of:=[.E791]-[.B791]" office:value-type="currency" office:currency="USD" office:value="2.94999999999999" calcext:value-type="currency">
            <text:p>$2.95</text:p>
          </table:table-cell>
          <table:table-cell table:style-name="ce102" table:formula="of:=[.E791]/[.D791]" office:value-type="float" office:value="1.28590593434343" calcext:value-type="float">
            <text:p>1.285905934343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075C</text:p>
          </table:table-cell>
          <table:table-cell table:number-columns-repeated="2" table:style-name="ce82" office:value-type="currency" office:currency="USD" office:value="160" calcext:value-type="currency">
            <text:p>$160.00</text:p>
          </table:table-cell>
          <table:table-cell table:style-name="ce123" office:value-type="currency" office:currency="USD" office:value="126.72" calcext:value-type="currency">
            <text:p>$126.72</text:p>
          </table:table-cell>
          <table:table-cell table:style-name="ce123" office:value-type="currency" office:currency="USD" office:value="162.95" calcext:value-type="currency">
            <text:p>$162.95</text:p>
          </table:table-cell>
          <table:table-cell table:style-name="ce123" table:formula="of:=[.E792]-[.B792]" office:value-type="currency" office:currency="USD" office:value="2.94999999999999" calcext:value-type="currency">
            <text:p>$2.95</text:p>
          </table:table-cell>
          <table:table-cell table:style-name="ce102" table:formula="of:=[.E792]/[.D792]" office:value-type="float" office:value="1.28590593434343" calcext:value-type="float">
            <text:p>1.285905934343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100A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33.37" calcext:value-type="currency">
            <text:p>$133.37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793]-[.B793]" office:value-type="currency" office:currency="USD" office:value="2.94999999999999" calcext:value-type="currency">
            <text:p>$2.95</text:p>
          </table:table-cell>
          <table:table-cell table:style-name="ce102" table:formula="of:=[.E793]/[.D793]" office:value-type="float" office:value="1.25927869835795" calcext:value-type="float">
            <text:p>1.2592786983579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100B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33.37" calcext:value-type="currency">
            <text:p>$133.37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794]-[.B794]" office:value-type="currency" office:currency="USD" office:value="2.94999999999999" calcext:value-type="currency">
            <text:p>$2.95</text:p>
          </table:table-cell>
          <table:table-cell table:style-name="ce102" table:formula="of:=[.E794]/[.D794]" office:value-type="float" office:value="1.25927869835795" calcext:value-type="float">
            <text:p>1.2592786983579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100C</text:p>
          </table:table-cell>
          <table:table-cell table:number-columns-repeated="2" table:style-name="ce82" office:value-type="currency" office:currency="USD" office:value="165" calcext:value-type="currency">
            <text:p>$165.00</text:p>
          </table:table-cell>
          <table:table-cell table:style-name="ce123" office:value-type="currency" office:currency="USD" office:value="133.37" calcext:value-type="currency">
            <text:p>$133.37</text:p>
          </table:table-cell>
          <table:table-cell table:style-name="ce123" office:value-type="currency" office:currency="USD" office:value="167.95" calcext:value-type="currency">
            <text:p>$167.95</text:p>
          </table:table-cell>
          <table:table-cell table:style-name="ce123" table:formula="of:=[.E795]-[.B795]" office:value-type="currency" office:currency="USD" office:value="2.94999999999999" calcext:value-type="currency">
            <text:p>$2.95</text:p>
          </table:table-cell>
          <table:table-cell table:style-name="ce102" table:formula="of:=[.E795]/[.D795]" office:value-type="float" office:value="1.25927869835795" calcext:value-type="float">
            <text:p>1.2592786983579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150A</text:p>
          </table:table-cell>
          <table:table-cell table:number-columns-repeated="2" table:style-name="ce82" office:value-type="currency" office:currency="USD" office:value="241" calcext:value-type="currency">
            <text:p>$241.00</text:p>
          </table:table-cell>
          <table:table-cell table:style-name="ce123" office:value-type="currency" office:currency="USD" office:value="181.3" calcext:value-type="currency">
            <text:p>$181.30</text:p>
          </table:table-cell>
          <table:table-cell table:style-name="ce123" office:value-type="currency" office:currency="USD" office:value="245.95" calcext:value-type="currency">
            <text:p>$245.95</text:p>
          </table:table-cell>
          <table:table-cell table:style-name="ce123" table:formula="of:=[.E796]-[.B796]" office:value-type="currency" office:currency="USD" office:value="4.94999999999999" calcext:value-type="currency">
            <text:p>$4.95</text:p>
          </table:table-cell>
          <table:table-cell table:style-name="ce102" table:formula="of:=[.E796]/[.D796]" office:value-type="float" office:value="1.35659128516271" calcext:value-type="float">
            <text:p>1.356591285162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150B</text:p>
          </table:table-cell>
          <table:table-cell table:number-columns-repeated="2" table:style-name="ce82" office:value-type="currency" office:currency="USD" office:value="241" calcext:value-type="currency">
            <text:p>$241.00</text:p>
          </table:table-cell>
          <table:table-cell table:style-name="ce123" office:value-type="currency" office:currency="USD" office:value="181.3" calcext:value-type="currency">
            <text:p>$181.30</text:p>
          </table:table-cell>
          <table:table-cell table:style-name="ce123" office:value-type="currency" office:currency="USD" office:value="245.95" calcext:value-type="currency">
            <text:p>$245.95</text:p>
          </table:table-cell>
          <table:table-cell table:style-name="ce123" table:formula="of:=[.E797]-[.B797]" office:value-type="currency" office:currency="USD" office:value="4.94999999999999" calcext:value-type="currency">
            <text:p>$4.95</text:p>
          </table:table-cell>
          <table:table-cell table:style-name="ce102" table:formula="of:=[.E797]/[.D797]" office:value-type="float" office:value="1.35659128516271" calcext:value-type="float">
            <text:p>1.356591285162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150C</text:p>
          </table:table-cell>
          <table:table-cell table:number-columns-repeated="2" table:style-name="ce82" office:value-type="currency" office:currency="USD" office:value="241" calcext:value-type="currency">
            <text:p>$241.00</text:p>
          </table:table-cell>
          <table:table-cell table:style-name="ce123" office:value-type="currency" office:currency="USD" office:value="181.3" calcext:value-type="currency">
            <text:p>$181.30</text:p>
          </table:table-cell>
          <table:table-cell table:style-name="ce123" office:value-type="currency" office:currency="USD" office:value="245.95" calcext:value-type="currency">
            <text:p>$245.95</text:p>
          </table:table-cell>
          <table:table-cell table:style-name="ce123" table:formula="of:=[.E798]-[.B798]" office:value-type="currency" office:currency="USD" office:value="4.94999999999999" calcext:value-type="currency">
            <text:p>$4.95</text:p>
          </table:table-cell>
          <table:table-cell table:style-name="ce102" table:formula="of:=[.E798]/[.D798]" office:value-type="float" office:value="1.35659128516271" calcext:value-type="float">
            <text:p>1.356591285162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200A</text:p>
          </table:table-cell>
          <table:table-cell table:number-columns-repeated="2" table:style-name="ce82" office:value-type="currency" office:currency="USD" office:value="268" calcext:value-type="currency">
            <text:p>$268.00</text:p>
          </table:table-cell>
          <table:table-cell table:style-name="ce123" office:value-type="currency" office:currency="USD" office:value="181.3" calcext:value-type="currency">
            <text:p>$181.30</text:p>
          </table:table-cell>
          <table:table-cell table:style-name="ce123" office:value-type="currency" office:currency="USD" office:value="271.95" calcext:value-type="currency">
            <text:p>$271.95</text:p>
          </table:table-cell>
          <table:table-cell table:style-name="ce123" table:formula="of:=[.E799]-[.B799]" office:value-type="currency" office:currency="USD" office:value="3.94999999999999" calcext:value-type="currency">
            <text:p>$3.95</text:p>
          </table:table-cell>
          <table:table-cell table:style-name="ce102" table:formula="of:=[.E799]/[.D799]" office:value-type="float" office:value="1.5" calcext:value-type="float">
            <text:p>1.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200B</text:p>
          </table:table-cell>
          <table:table-cell table:number-columns-repeated="2" table:style-name="ce82" office:value-type="currency" office:currency="USD" office:value="268" calcext:value-type="currency">
            <text:p>$268.00</text:p>
          </table:table-cell>
          <table:table-cell table:style-name="ce123" office:value-type="currency" office:currency="USD" office:value="181.3" calcext:value-type="currency">
            <text:p>$181.30</text:p>
          </table:table-cell>
          <table:table-cell table:style-name="ce123" office:value-type="currency" office:currency="USD" office:value="271.95" calcext:value-type="currency">
            <text:p>$271.95</text:p>
          </table:table-cell>
          <table:table-cell table:style-name="ce123" table:formula="of:=[.E800]-[.B800]" office:value-type="currency" office:currency="USD" office:value="3.94999999999999" calcext:value-type="currency">
            <text:p>$3.95</text:p>
          </table:table-cell>
          <table:table-cell table:style-name="ce102" table:formula="of:=[.E800]/[.D800]" office:value-type="float" office:value="1.5" calcext:value-type="float">
            <text:p>1.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200C</text:p>
          </table:table-cell>
          <table:table-cell table:number-columns-repeated="2" table:style-name="ce82" office:value-type="currency" office:currency="USD" office:value="268" calcext:value-type="currency">
            <text:p>$268.00</text:p>
          </table:table-cell>
          <table:table-cell table:style-name="ce123" office:value-type="currency" office:currency="USD" office:value="181.3" calcext:value-type="currency">
            <text:p>$181.30</text:p>
          </table:table-cell>
          <table:table-cell table:style-name="ce123" office:value-type="currency" office:currency="USD" office:value="271.95" calcext:value-type="currency">
            <text:p>$271.95</text:p>
          </table:table-cell>
          <table:table-cell table:style-name="ce123" table:formula="of:=[.E801]-[.B801]" office:value-type="currency" office:currency="USD" office:value="3.94999999999999" calcext:value-type="currency">
            <text:p>$3.95</text:p>
          </table:table-cell>
          <table:table-cell table:style-name="ce102" table:formula="of:=[.E801]/[.D801]" office:value-type="float" office:value="1.5" calcext:value-type="float">
            <text:p>1.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250A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52.82" calcext:value-type="currency">
            <text:p>$252.82</text:p>
          </table:table-cell>
          <table:table-cell table:style-name="ce123" office:value-type="currency" office:currency="USD" office:value="338.95" calcext:value-type="currency">
            <text:p>$338.95</text:p>
          </table:table-cell>
          <table:table-cell table:style-name="ce123" table:formula="of:=[.E802]-[.B802]" office:value-type="currency" office:currency="USD" office:value="3.94999999999999" calcext:value-type="currency">
            <text:p>$3.95</text:p>
          </table:table-cell>
          <table:table-cell table:style-name="ce102" table:formula="of:=[.E802]/[.D802]" office:value-type="float" office:value="1.34067716161696" calcext:value-type="float">
            <text:p>1.340677161616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250B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52.82" calcext:value-type="currency">
            <text:p>$252.82</text:p>
          </table:table-cell>
          <table:table-cell table:style-name="ce123" office:value-type="currency" office:currency="USD" office:value="338.95" calcext:value-type="currency">
            <text:p>$338.95</text:p>
          </table:table-cell>
          <table:table-cell table:style-name="ce123" table:formula="of:=[.E803]-[.B803]" office:value-type="currency" office:currency="USD" office:value="3.94999999999999" calcext:value-type="currency">
            <text:p>$3.95</text:p>
          </table:table-cell>
          <table:table-cell table:style-name="ce102" table:formula="of:=[.E803]/[.D803]" office:value-type="float" office:value="1.34067716161696" calcext:value-type="float">
            <text:p>1.340677161616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250C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52.82" calcext:value-type="currency">
            <text:p>$252.82</text:p>
          </table:table-cell>
          <table:table-cell table:style-name="ce123" office:value-type="currency" office:currency="USD" office:value="338.95" calcext:value-type="currency">
            <text:p>$338.95</text:p>
          </table:table-cell>
          <table:table-cell table:style-name="ce123" table:formula="of:=[.E804]-[.B804]" office:value-type="currency" office:currency="USD" office:value="3.94999999999999" calcext:value-type="currency">
            <text:p>$3.95</text:p>
          </table:table-cell>
          <table:table-cell table:style-name="ce102" table:formula="of:=[.E804]/[.D804]" office:value-type="float" office:value="1.34067716161696" calcext:value-type="float">
            <text:p>1.340677161616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300A</text:p>
          </table:table-cell>
          <table:table-cell table:number-columns-repeated="2" table:style-name="ce82" office:value-type="currency" office:currency="USD" office:value="354" calcext:value-type="currency">
            <text:p>$354.00</text:p>
          </table:table-cell>
          <table:table-cell table:style-name="ce123" office:value-type="currency" office:currency="USD" office:value="296.07" calcext:value-type="currency">
            <text:p>$296.07</text:p>
          </table:table-cell>
          <table:table-cell table:style-name="ce123" office:value-type="currency" office:currency="USD" office:value="357.95" calcext:value-type="currency">
            <text:p>$357.95</text:p>
          </table:table-cell>
          <table:table-cell table:style-name="ce123" table:formula="of:=[.E805]-[.B805]" office:value-type="currency" office:currency="USD" office:value="3.94999999999999" calcext:value-type="currency">
            <text:p>$3.95</text:p>
          </table:table-cell>
          <table:table-cell table:style-name="ce102" table:formula="of:=[.E805]/[.D805]" office:value-type="float" office:value="1.20900462728409" calcext:value-type="float">
            <text:p>1.209004627284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300B</text:p>
          </table:table-cell>
          <table:table-cell table:number-columns-repeated="2" table:style-name="ce82" office:value-type="currency" office:currency="USD" office:value="354" calcext:value-type="currency">
            <text:p>$354.00</text:p>
          </table:table-cell>
          <table:table-cell table:style-name="ce123" office:value-type="currency" office:currency="USD" office:value="296.07" calcext:value-type="currency">
            <text:p>$296.07</text:p>
          </table:table-cell>
          <table:table-cell table:style-name="ce123" office:value-type="currency" office:currency="USD" office:value="357.95" calcext:value-type="currency">
            <text:p>$357.95</text:p>
          </table:table-cell>
          <table:table-cell table:style-name="ce123" table:formula="of:=[.E806]-[.B806]" office:value-type="currency" office:currency="USD" office:value="3.94999999999999" calcext:value-type="currency">
            <text:p>$3.95</text:p>
          </table:table-cell>
          <table:table-cell table:style-name="ce102" table:formula="of:=[.E806]/[.D806]" office:value-type="float" office:value="1.20900462728409" calcext:value-type="float">
            <text:p>1.209004627284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300C</text:p>
          </table:table-cell>
          <table:table-cell table:number-columns-repeated="2" table:style-name="ce82" office:value-type="currency" office:currency="USD" office:value="354" calcext:value-type="currency">
            <text:p>$354.00</text:p>
          </table:table-cell>
          <table:table-cell table:style-name="ce123" office:value-type="currency" office:currency="USD" office:value="296.07" calcext:value-type="currency">
            <text:p>$296.07</text:p>
          </table:table-cell>
          <table:table-cell table:style-name="ce123" office:value-type="currency" office:currency="USD" office:value="357.95" calcext:value-type="currency">
            <text:p>$357.95</text:p>
          </table:table-cell>
          <table:table-cell table:style-name="ce123" table:formula="of:=[.E807]-[.B807]" office:value-type="currency" office:currency="USD" office:value="3.94999999999999" calcext:value-type="currency">
            <text:p>$3.95</text:p>
          </table:table-cell>
          <table:table-cell table:style-name="ce102" table:formula="of:=[.E807]/[.D807]" office:value-type="float" office:value="1.20900462728409" calcext:value-type="float">
            <text:p>1.209004627284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400A</text:p>
          </table:table-cell>
          <table:table-cell table:number-columns-repeated="2" table:style-name="ce82" office:value-type="currency" office:currency="USD" office:value="439" calcext:value-type="currency">
            <text:p>$439.00</text:p>
          </table:table-cell>
          <table:table-cell table:style-name="ce123" office:value-type="currency" office:currency="USD" office:value="366.9" calcext:value-type="currency">
            <text:p>$366.90</text:p>
          </table:table-cell>
          <table:table-cell table:style-name="ce123" office:value-type="currency" office:currency="USD" office:value="442.95" calcext:value-type="currency">
            <text:p>$442.95</text:p>
          </table:table-cell>
          <table:table-cell table:style-name="ce123" table:formula="of:=[.E808]-[.B808]" office:value-type="currency" office:currency="USD" office:value="3.94999999999999" calcext:value-type="currency">
            <text:p>$3.95</text:p>
          </table:table-cell>
          <table:table-cell table:style-name="ce102" table:formula="of:=[.E808]/[.D808]" office:value-type="float" office:value="1.20727718724448" calcext:value-type="float">
            <text:p>1.207277187244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400B</text:p>
          </table:table-cell>
          <table:table-cell table:number-columns-repeated="2" table:style-name="ce82" office:value-type="currency" office:currency="USD" office:value="439" calcext:value-type="currency">
            <text:p>$439.00</text:p>
          </table:table-cell>
          <table:table-cell table:style-name="ce123" office:value-type="currency" office:currency="USD" office:value="366.9" calcext:value-type="currency">
            <text:p>$366.90</text:p>
          </table:table-cell>
          <table:table-cell table:style-name="ce123" office:value-type="currency" office:currency="USD" office:value="442.95" calcext:value-type="currency">
            <text:p>$442.95</text:p>
          </table:table-cell>
          <table:table-cell table:style-name="ce123" table:formula="of:=[.E809]-[.B809]" office:value-type="currency" office:currency="USD" office:value="3.94999999999999" calcext:value-type="currency">
            <text:p>$3.95</text:p>
          </table:table-cell>
          <table:table-cell table:style-name="ce102" table:formula="of:=[.E809]/[.D809]" office:value-type="float" office:value="1.20727718724448" calcext:value-type="float">
            <text:p>1.207277187244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HL400C</text:p>
          </table:table-cell>
          <table:table-cell table:number-columns-repeated="2" table:style-name="ce82" office:value-type="currency" office:currency="USD" office:value="439" calcext:value-type="currency">
            <text:p>$439.00</text:p>
          </table:table-cell>
          <table:table-cell table:style-name="ce123" office:value-type="currency" office:currency="USD" office:value="366.9" calcext:value-type="currency">
            <text:p>$366.90</text:p>
          </table:table-cell>
          <table:table-cell table:style-name="ce123" office:value-type="currency" office:currency="USD" office:value="442.95" calcext:value-type="currency">
            <text:p>$442.95</text:p>
          </table:table-cell>
          <table:table-cell table:style-name="ce123" table:formula="of:=[.E810]-[.B810]" office:value-type="currency" office:currency="USD" office:value="3.94999999999999" calcext:value-type="currency">
            <text:p>$3.95</text:p>
          </table:table-cell>
          <table:table-cell table:style-name="ce102" table:formula="of:=[.E810]/[.D810]" office:value-type="float" office:value="1.20727718724448" calcext:value-type="float">
            <text:p>1.207277187244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2" office:value-type="string" calcext:value-type="string">
            <text:p>Self Dumping Hopper Accessories - Trip Chains and Platform Leg Kit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SDH-TC</text:p>
          </table:table-cell>
          <table:table-cell table:number-columns-repeated="2" table:style-name="ce84" office:value-type="currency" office:currency="USD" office:value="41.5" calcext:value-type="currency">
            <text:p>$41.50</text:p>
          </table:table-cell>
          <table:table-cell table:style-name="ce87" office:value-type="currency" office:currency="USD" office:value="21.79" calcext:value-type="currency">
            <text:p>$21.79</text:p>
          </table:table-cell>
          <table:table-cell table:style-name="ce87"/>
          <table:table-cell table:style-name="ce87" table:formula="of:=[.E814]-[.B814]" office:value-type="currency" office:currency="USD" office:value="-41.5" calcext:value-type="currency">
            <text:p>-$41.50</text:p>
          </table:table-cell>
          <table:table-cell table:style-name="ce103" table:formula="of:=[.E814]/[.D814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H-3W025</text:p>
          </table:table-cell>
          <table:table-cell table:number-columns-repeated="2" table:style-name="ce84" office:value-type="currency" office:currency="USD" office:value="162" calcext:value-type="currency">
            <text:p>$162.00</text:p>
          </table:table-cell>
          <table:table-cell table:style-name="ce87" office:value-type="currency" office:currency="USD" office:value="102.76" calcext:value-type="currency">
            <text:p>$102.76</text:p>
          </table:table-cell>
          <table:table-cell table:style-name="ce87"/>
          <table:table-cell table:style-name="ce87" table:formula="of:=[.E815]-[.B815]" office:value-type="currency" office:currency="USD" office:value="-162" calcext:value-type="currency">
            <text:p>-$162.00</text:p>
          </table:table-cell>
          <table:table-cell table:style-name="ce103" table:formula="of:=[.E815]/[.D815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H-3W050</text:p>
          </table:table-cell>
          <table:table-cell table:number-columns-repeated="2" table:style-name="ce84" office:value-type="currency" office:currency="USD" office:value="183" calcext:value-type="currency">
            <text:p>$183.00</text:p>
          </table:table-cell>
          <table:table-cell table:style-name="ce87" office:value-type="currency" office:currency="USD" office:value="118.33" calcext:value-type="currency">
            <text:p>$118.33</text:p>
          </table:table-cell>
          <table:table-cell table:style-name="ce87"/>
          <table:table-cell table:style-name="ce87" table:formula="of:=[.E816]-[.B816]" office:value-type="currency" office:currency="USD" office:value="-183" calcext:value-type="currency">
            <text:p>-$183.00</text:p>
          </table:table-cell>
          <table:table-cell table:style-name="ce103" table:formula="of:=[.E816]/[.D816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H-3W150</text:p>
          </table:table-cell>
          <table:table-cell table:number-columns-repeated="2" table:style-name="ce84" office:value-type="currency" office:currency="USD" office:value="251" calcext:value-type="currency">
            <text:p>$251.00</text:p>
          </table:table-cell>
          <table:table-cell table:style-name="ce87" office:value-type="currency" office:currency="USD" office:value="166.94" calcext:value-type="currency">
            <text:p>$166.94</text:p>
          </table:table-cell>
          <table:table-cell table:style-name="ce87"/>
          <table:table-cell table:style-name="ce87" table:formula="of:=[.E817]-[.B817]" office:value-type="currency" office:currency="USD" office:value="-251" calcext:value-type="currency">
            <text:p>-$251.00</text:p>
          </table:table-cell>
          <table:table-cell table:style-name="ce103" table:formula="of:=[.E817]/[.D817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H-4PL6</text:p>
          </table:table-cell>
          <table:table-cell table:number-columns-repeated="2" table:style-name="ce84" office:value-type="currency" office:currency="USD" office:value="157" calcext:value-type="currency">
            <text:p>$157.00</text:p>
          </table:table-cell>
          <table:table-cell table:style-name="ce87" office:value-type="currency" office:currency="USD" office:value="98.49" calcext:value-type="currency">
            <text:p>$98.49</text:p>
          </table:table-cell>
          <table:table-cell table:style-name="ce87"/>
          <table:table-cell table:style-name="ce87" table:formula="of:=[.E818]-[.B818]" office:value-type="currency" office:currency="USD" office:value="-157" calcext:value-type="currency">
            <text:p>-$157.00</text:p>
          </table:table-cell>
          <table:table-cell table:style-name="ce103" table:formula="of:=[.E818]/[.D818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1">
          <table:table-cell table:style-name="ce74" office:value-type="string" calcext:value-type="string">
            <text:p>Series 1000 Medium Duty Cantilever Rack Uni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M6</text:p>
          </table:table-cell>
          <table:table-cell table:number-columns-repeated="2" table:style-name="ce82" office:value-type="currency" office:currency="USD" office:value="490" calcext:value-type="currency">
            <text:p>$490.00</text:p>
          </table:table-cell>
          <table:table-cell table:style-name="ce123" office:value-type="currency" office:currency="USD" office:value="382.51" calcext:value-type="currency">
            <text:p>$382.51</text:p>
          </table:table-cell>
          <table:table-cell table:style-name="ce123" office:value-type="currency" office:currency="USD" office:value="508.74" calcext:value-type="currency">
            <text:p>$508.74</text:p>
          </table:table-cell>
          <table:table-cell table:style-name="ce123" table:formula="of:=[.E822]-[.B822]" office:value-type="currency" office:currency="USD" office:value="18.74" calcext:value-type="currency">
            <text:p>$18.74</text:p>
          </table:table-cell>
          <table:table-cell table:style-name="ce102" table:formula="of:=[.E822]/[.D822]" office:value-type="float" office:value="1.33000444432825" calcext:value-type="float">
            <text:p>1.33000444432825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M8</text:p>
          </table:table-cell>
          <table:table-cell table:number-columns-repeated="2" table:style-name="ce82" office:value-type="currency" office:currency="USD" office:value="584" calcext:value-type="currency">
            <text:p>$584.00</text:p>
          </table:table-cell>
          <table:table-cell table:style-name="ce123" office:value-type="currency" office:currency="USD" office:value="454.49" calcext:value-type="currency">
            <text:p>$454.49</text:p>
          </table:table-cell>
          <table:table-cell table:style-name="ce123" office:value-type="currency" office:currency="USD" office:value="604.47" calcext:value-type="currency">
            <text:p>$604.47</text:p>
          </table:table-cell>
          <table:table-cell table:style-name="ce123" table:formula="of:=[.E823]-[.B823]" office:value-type="currency" office:currency="USD" office:value="20.47" calcext:value-type="currency">
            <text:p>$20.47</text:p>
          </table:table-cell>
          <table:table-cell table:style-name="ce102" table:formula="of:=[.E823]/[.D823]" office:value-type="float" office:value="1.32999625954366" calcext:value-type="float">
            <text:p>1.32999625954366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M10</text:p>
          </table:table-cell>
          <table:table-cell table:number-columns-repeated="2" table:style-name="ce82" office:value-type="currency" office:currency="USD" office:value="799" calcext:value-type="currency">
            <text:p>$799.00</text:p>
          </table:table-cell>
          <table:table-cell table:style-name="ce123" office:value-type="currency" office:currency="USD" office:value="625.65" calcext:value-type="currency">
            <text:p>$625.65</text:p>
          </table:table-cell>
          <table:table-cell table:style-name="ce123" office:value-type="currency" office:currency="USD" office:value="832.11" calcext:value-type="currency">
            <text:p>$832.11</text:p>
          </table:table-cell>
          <table:table-cell table:style-name="ce123" table:formula="of:=[.E824]-[.B824]" office:value-type="currency" office:currency="USD" office:value="33.11" calcext:value-type="currency">
            <text:p>$33.11</text:p>
          </table:table-cell>
          <table:table-cell table:style-name="ce102" table:formula="of:=[.E824]/[.D824]" office:value-type="float" office:value="1.32999280748022" calcext:value-type="float">
            <text:p>1.32999280748022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MD6</text:p>
          </table:table-cell>
          <table:table-cell table:number-columns-repeated="2" table:style-name="ce82" office:value-type="currency" office:currency="USD" office:value="675" calcext:value-type="currency">
            <text:p>$675.00</text:p>
          </table:table-cell>
          <table:table-cell table:style-name="ce123" office:value-type="currency" office:currency="USD" office:value="525.71" calcext:value-type="currency">
            <text:p>$525.71</text:p>
          </table:table-cell>
          <table:table-cell table:style-name="ce123" office:value-type="currency" office:currency="USD" office:value="701.69" calcext:value-type="currency">
            <text:p>$701.69</text:p>
          </table:table-cell>
          <table:table-cell table:style-name="ce123" table:formula="of:=[.E825]-[.B825]" office:value-type="currency" office:currency="USD" office:value="26.6900000000001" calcext:value-type="currency">
            <text:p>$26.69</text:p>
          </table:table-cell>
          <table:table-cell table:style-name="ce102" table:formula="of:=[.E825]/[.D825]" office:value-type="float" office:value="1.33474729413555" calcext:value-type="float">
            <text:p>1.33474729413555</text:p>
          </table:table-cell>
          <table:table-cell table:style-name="ce102" office:value-type="string" calcext:value-type="string">
            <text:p>febennett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MD8</text:p>
          </table:table-cell>
          <table:table-cell table:number-columns-repeated="2" table:style-name="ce82" office:value-type="currency" office:currency="USD" office:value="829" calcext:value-type="currency">
            <text:p>$829.00</text:p>
          </table:table-cell>
          <table:table-cell table:style-name="ce123" office:value-type="currency" office:currency="USD" office:value="646.35" calcext:value-type="currency">
            <text:p>$646.35</text:p>
          </table:table-cell>
          <table:table-cell table:style-name="ce123" office:value-type="currency" office:currency="USD" office:value="859.65" calcext:value-type="currency">
            <text:p>$859.65</text:p>
          </table:table-cell>
          <table:table-cell table:style-name="ce123" table:formula="of:=[.E826]-[.B826]" office:value-type="currency" office:currency="USD" office:value="30.65" calcext:value-type="currency">
            <text:p>$30.65</text:p>
          </table:table-cell>
          <table:table-cell table:style-name="ce102" table:formula="of:=[.E826]/[.D826]" office:value-type="float" office:value="1.3300069621722" calcext:value-type="float">
            <text:p>1.3300069621722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MD10</text:p>
          </table:table-cell>
          <table:table-cell table:number-columns-repeated="2" table:style-name="ce82" office:value-type="currency" office:currency="USD" office:value="1169" calcext:value-type="currency">
            <text:p>$1,169.00</text:p>
          </table:table-cell>
          <table:table-cell table:style-name="ce123" office:value-type="currency" office:currency="USD" office:value="949.05" calcext:value-type="currency">
            <text:p>$949.05</text:p>
          </table:table-cell>
          <table:table-cell table:style-name="ce123" office:value-type="currency" office:currency="USD" office:value="1262.24" calcext:value-type="currency">
            <text:p>$1,262.24</text:p>
          </table:table-cell>
          <table:table-cell table:style-name="ce123" table:formula="of:=[.E827]-[.B827]" office:value-type="currency" office:currency="USD" office:value="93.24" calcext:value-type="currency">
            <text:p>$93.24</text:p>
          </table:table-cell>
          <table:table-cell table:style-name="ce102" table:formula="of:=[.E827]/[.D827]" office:value-type="float" office:value="1.33000368789842" calcext:value-type="float">
            <text:p>1.33000368789842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M6</text:p>
          </table:table-cell>
          <table:table-cell table:number-columns-repeated="2" table:style-name="ce82" office:value-type="currency" office:currency="USD" office:value="273" calcext:value-type="currency">
            <text:p>$273.00</text:p>
          </table:table-cell>
          <table:table-cell table:style-name="ce123" office:value-type="currency" office:currency="USD" office:value="214.35" calcext:value-type="currency">
            <text:p>$214.35</text:p>
          </table:table-cell>
          <table:table-cell table:style-name="ce123" office:value-type="currency" office:currency="USD" office:value="285.09" calcext:value-type="currency">
            <text:p>$285.09</text:p>
          </table:table-cell>
          <table:table-cell table:style-name="ce123" table:formula="of:=[.E828]-[.B828]" office:value-type="currency" office:currency="USD" office:value="12.09" calcext:value-type="currency">
            <text:p>$12.09</text:p>
          </table:table-cell>
          <table:table-cell table:style-name="ce102" table:formula="of:=[.E828]/[.D828]" office:value-type="float" office:value="1.33002099370189" calcext:value-type="float">
            <text:p>1.33002099370189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M8</text:p>
          </table:table-cell>
          <table:table-cell table:number-columns-repeated="2" table:style-name="ce82" office:value-type="currency" office:currency="USD" office:value="317" calcext:value-type="currency">
            <text:p>$317.00</text:p>
          </table:table-cell>
          <table:table-cell table:style-name="ce123" office:value-type="currency" office:currency="USD" office:value="250.67" calcext:value-type="currency">
            <text:p>$250.67</text:p>
          </table:table-cell>
          <table:table-cell table:style-name="ce123" office:value-type="currency" office:currency="USD" office:value="325.95" calcext:value-type="currency">
            <text:p>$325.95</text:p>
          </table:table-cell>
          <table:table-cell table:style-name="ce123" table:formula="of:=[.E829]-[.B829]" office:value-type="currency" office:currency="USD" office:value="8.94999999999999" calcext:value-type="currency">
            <text:p>$8.95</text:p>
          </table:table-cell>
          <table:table-cell table:style-name="ce102" table:formula="of:=[.E829]/[.D829]" office:value-type="float" office:value="1.30031515538357" calcext:value-type="float">
            <text:p>1.3003151553835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M10</text:p>
          </table:table-cell>
          <table:table-cell table:number-columns-repeated="2" table:style-name="ce82" office:value-type="currency" office:currency="USD" office:value="435" calcext:value-type="currency">
            <text:p>$435.00</text:p>
          </table:table-cell>
          <table:table-cell table:style-name="ce123" office:value-type="currency" office:currency="USD" office:value="342.94" calcext:value-type="currency">
            <text:p>$342.94</text:p>
          </table:table-cell>
          <table:table-cell table:style-name="ce123" office:value-type="currency" office:currency="USD" office:value="456.11" calcext:value-type="currency">
            <text:p>$456.11</text:p>
          </table:table-cell>
          <table:table-cell table:style-name="ce123" table:formula="of:=[.E830]-[.B830]" office:value-type="currency" office:currency="USD" office:value="21.11" calcext:value-type="currency">
            <text:p>$21.11</text:p>
          </table:table-cell>
          <table:table-cell table:style-name="ce102" table:formula="of:=[.E830]/[.D830]" office:value-type="float" office:value="1.3299994168076" calcext:value-type="float">
            <text:p>1.3299994168076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MD6</text:p>
          </table:table-cell>
          <table:table-cell table:number-columns-repeated="2" table:style-name="ce82" office:value-type="currency" office:currency="USD" office:value="365" calcext:value-type="currency">
            <text:p>$365.00</text:p>
          </table:table-cell>
          <table:table-cell table:style-name="ce123" office:value-type="currency" office:currency="USD" office:value="286.27" calcext:value-type="currency">
            <text:p>$286.27</text:p>
          </table:table-cell>
          <table:table-cell table:style-name="ce123" office:value-type="currency" office:currency="USD" office:value="380.74" calcext:value-type="currency">
            <text:p>$380.74</text:p>
          </table:table-cell>
          <table:table-cell table:style-name="ce123" table:formula="of:=[.E831]-[.B831]" office:value-type="currency" office:currency="USD" office:value="15.74" calcext:value-type="currency">
            <text:p>$15.74</text:p>
          </table:table-cell>
          <table:table-cell table:style-name="ce102" table:formula="of:=[.E831]/[.D831]" office:value-type="float" office:value="1.33000314388514" calcext:value-type="float">
            <text:p>1.33000314388514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MD8</text:p>
          </table:table-cell>
          <table:table-cell table:number-columns-repeated="2" table:style-name="ce82" office:value-type="currency" office:currency="USD" office:value="445" calcext:value-type="currency">
            <text:p>$445.00</text:p>
          </table:table-cell>
          <table:table-cell table:style-name="ce123" office:value-type="currency" office:currency="USD" office:value="346.57" calcext:value-type="currency">
            <text:p>$346.57</text:p>
          </table:table-cell>
          <table:table-cell table:style-name="ce123" office:value-type="currency" office:currency="USD" office:value="460.94" calcext:value-type="currency">
            <text:p>$460.94</text:p>
          </table:table-cell>
          <table:table-cell table:style-name="ce123" table:formula="of:=[.E832]-[.B832]" office:value-type="currency" office:currency="USD" office:value="15.94" calcext:value-type="currency">
            <text:p>$15.94</text:p>
          </table:table-cell>
          <table:table-cell table:style-name="ce102" table:formula="of:=[.E832]/[.D832]" office:value-type="float" office:value="1.33000548229795" calcext:value-type="float">
            <text:p>1.33000548229795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MD10</text:p>
          </table:table-cell>
          <table:table-cell table:number-columns-repeated="2" table:style-name="ce82" office:value-type="currency" office:currency="USD" office:value="639" calcext:value-type="currency">
            <text:p>$639.00</text:p>
          </table:table-cell>
          <table:table-cell table:style-name="ce123" office:value-type="currency" office:currency="USD" office:value="504.65" calcext:value-type="currency">
            <text:p>$504.65</text:p>
          </table:table-cell>
          <table:table-cell table:style-name="ce123" office:value-type="currency" office:currency="USD" office:value="671.18" calcext:value-type="currency">
            <text:p>$671.18</text:p>
          </table:table-cell>
          <table:table-cell table:style-name="ce123" table:formula="of:=[.E833]-[.B833]" office:value-type="currency" office:currency="USD" office:value="32.1799999999999" calcext:value-type="currency">
            <text:p>$32.18</text:p>
          </table:table-cell>
          <table:table-cell table:style-name="ce102" table:formula="of:=[.E833]/[.D833]" office:value-type="float" office:value="1.32999108292876" calcext:value-type="float">
            <text:p>1.32999108292876</text:p>
          </table:table-cell>
          <table:table-cell table:style-name="ce102" office:value-type="string" calcext:value-type="string">
            <text:p>industrialshelving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2000 Medium-Heavy Duty Cantilever Rack - Sing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838</text:p>
          </table:table-cell>
          <table:table-cell table:number-columns-repeated="2" table:style-name="ce82" office:value-type="currency" office:currency="USD" office:value="242" calcext:value-type="currency">
            <text:p>$242.00</text:p>
          </table:table-cell>
          <table:table-cell table:style-name="ce123" office:value-type="currency" office:currency="USD" office:value="198.16" calcext:value-type="currency">
            <text:p>$198.16</text:p>
          </table:table-cell>
          <table:table-cell table:style-name="ce123" office:value-type="currency" office:currency="USD" office:value="252.95" calcext:value-type="currency">
            <text:p>$252.95</text:p>
          </table:table-cell>
          <table:table-cell table:style-name="ce123" table:formula="of:=[.E837]-[.B837]" office:value-type="currency" office:currency="USD" office:value="10.95" calcext:value-type="currency">
            <text:p>$10.95</text:p>
          </table:table-cell>
          <table:table-cell table:style-name="ce102" table:formula="of:=[.E837]/[.D837]" office:value-type="float" office:value="1.27649374243036" calcext:value-type="float">
            <text:p>1.2764937424303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838-24</text:p>
          </table:table-cell>
          <table:table-cell table:number-columns-repeated="2" table:style-name="ce82" office:value-type="currency" office:currency="USD" office:value="246" calcext:value-type="currency">
            <text:p>$246.00</text:p>
          </table:table-cell>
          <table:table-cell table:style-name="ce123" office:value-type="currency" office:currency="USD" office:value="198.16" calcext:value-type="currency">
            <text:p>$198.16</text:p>
          </table:table-cell>
          <table:table-cell table:style-name="ce123" office:value-type="currency" office:currency="USD" office:value="252.95" calcext:value-type="currency">
            <text:p>$252.95</text:p>
          </table:table-cell>
          <table:table-cell table:style-name="ce123" table:formula="of:=[.E838]-[.B838]" office:value-type="currency" office:currency="USD" office:value="6.94999999999999" calcext:value-type="currency">
            <text:p>$6.95</text:p>
          </table:table-cell>
          <table:table-cell table:style-name="ce102" table:formula="of:=[.E838]/[.D838]" office:value-type="float" office:value="1.27649374243036" calcext:value-type="float">
            <text:p>1.2764937424303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850</text:p>
          </table:table-cell>
          <table:table-cell table:number-columns-repeated="2" table:style-name="ce82" office:value-type="currency" office:currency="USD" office:value="258" calcext:value-type="currency">
            <text:p>$258.00</text:p>
          </table:table-cell>
          <table:table-cell table:style-name="ce123" office:value-type="currency" office:currency="USD" office:value="210.4" calcext:value-type="currency">
            <text:p>$210.40</text:p>
          </table:table-cell>
          <table:table-cell table:style-name="ce123" office:value-type="currency" office:currency="USD" office:value="267.95" calcext:value-type="currency">
            <text:p>$267.95</text:p>
          </table:table-cell>
          <table:table-cell table:style-name="ce123" table:formula="of:=[.E839]-[.B839]" office:value-type="currency" office:currency="USD" office:value="9.94999999999999" calcext:value-type="currency">
            <text:p>$9.95</text:p>
          </table:table-cell>
          <table:table-cell table:style-name="ce102" table:formula="of:=[.E839]/[.D839]" office:value-type="float" office:value="1.27352661596958" calcext:value-type="float">
            <text:p>1.2735266159695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862</text:p>
          </table:table-cell>
          <table:table-cell table:number-columns-repeated="2" table:style-name="ce82" office:value-type="currency" office:currency="USD" office:value="265" calcext:value-type="currency">
            <text:p>$265.00</text:p>
          </table:table-cell>
          <table:table-cell table:style-name="ce123" office:value-type="currency" office:currency="USD" office:value="220.96" calcext:value-type="currency">
            <text:p>$220.96</text:p>
          </table:table-cell>
          <table:table-cell table:style-name="ce123" office:value-type="currency" office:currency="USD" office:value="274.95" calcext:value-type="currency">
            <text:p>$274.95</text:p>
          </table:table-cell>
          <table:table-cell table:style-name="ce123" table:formula="of:=[.E840]-[.B840]" office:value-type="currency" office:currency="USD" office:value="9.94999999999999" calcext:value-type="currency">
            <text:p>$9.95</text:p>
          </table:table-cell>
          <table:table-cell table:style-name="ce102" table:formula="of:=[.E840]/[.D840]" office:value-type="float" office:value="1.24434286748733" calcext:value-type="float">
            <text:p>1.244342867487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038</text:p>
          </table:table-cell>
          <table:table-cell table:number-columns-repeated="2" table:style-name="ce82" office:value-type="currency" office:currency="USD" office:value="274" calcext:value-type="currency">
            <text:p>$274.00</text:p>
          </table:table-cell>
          <table:table-cell table:style-name="ce123" office:value-type="currency" office:currency="USD" office:value="220.83" calcext:value-type="currency">
            <text:p>$220.83</text:p>
          </table:table-cell>
          <table:table-cell table:style-name="ce123" office:value-type="currency" office:currency="USD" office:value="283.95" calcext:value-type="currency">
            <text:p>$283.95</text:p>
          </table:table-cell>
          <table:table-cell table:style-name="ce123" table:formula="of:=[.E841]-[.B841]" office:value-type="currency" office:currency="USD" office:value="9.94999999999999" calcext:value-type="currency">
            <text:p>$9.95</text:p>
          </table:table-cell>
          <table:table-cell table:style-name="ce102" table:formula="of:=[.E841]/[.D841]" office:value-type="float" office:value="1.28583072952045" calcext:value-type="float">
            <text:p>1.285830729520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038-18</text:p>
          </table:table-cell>
          <table:table-cell table:number-columns-repeated="2" table:style-name="ce82" office:value-type="currency" office:currency="USD" office:value="274" calcext:value-type="currency">
            <text:p>$274.00</text:p>
          </table:table-cell>
          <table:table-cell table:style-name="ce123" office:value-type="currency" office:currency="USD" office:value="220.83" calcext:value-type="currency">
            <text:p>$220.83</text:p>
          </table:table-cell>
          <table:table-cell table:style-name="ce123" office:value-type="currency" office:currency="USD" office:value="283.95" calcext:value-type="currency">
            <text:p>$283.95</text:p>
          </table:table-cell>
          <table:table-cell table:style-name="ce123" table:formula="of:=[.E842]-[.B842]" office:value-type="currency" office:currency="USD" office:value="9.94999999999999" calcext:value-type="currency">
            <text:p>$9.95</text:p>
          </table:table-cell>
          <table:table-cell table:style-name="ce102" table:formula="of:=[.E842]/[.D842]" office:value-type="float" office:value="1.28583072952045" calcext:value-type="float">
            <text:p>1.285830729520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050</text:p>
          </table:table-cell>
          <table:table-cell table:number-columns-repeated="2" table:style-name="ce82" office:value-type="currency" office:currency="USD" office:value="288" calcext:value-type="currency">
            <text:p>$288.00</text:p>
          </table:table-cell>
          <table:table-cell table:style-name="ce123" office:value-type="currency" office:currency="USD" office:value="233.08" calcext:value-type="currency">
            <text:p>$233.08</text:p>
          </table:table-cell>
          <table:table-cell table:style-name="ce123" office:value-type="currency" office:currency="USD" office:value="300.95" calcext:value-type="currency">
            <text:p>$300.95</text:p>
          </table:table-cell>
          <table:table-cell table:style-name="ce123" table:formula="of:=[.E843]-[.B843]" office:value-type="currency" office:currency="USD" office:value="12.95" calcext:value-type="currency">
            <text:p>$12.95</text:p>
          </table:table-cell>
          <table:table-cell table:style-name="ce102" table:formula="of:=[.E843]/[.D843]" office:value-type="float" office:value="1.29118757508152" calcext:value-type="float">
            <text:p>1.291187575081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062</text:p>
          </table:table-cell>
          <table:table-cell table:number-columns-repeated="2" table:style-name="ce82" office:value-type="currency" office:currency="USD" office:value="302" calcext:value-type="currency">
            <text:p>$302.00</text:p>
          </table:table-cell>
          <table:table-cell table:style-name="ce123" office:value-type="currency" office:currency="USD" office:value="243.64" calcext:value-type="currency">
            <text:p>$243.64</text:p>
          </table:table-cell>
          <table:table-cell table:style-name="ce123" office:value-type="currency" office:currency="USD" office:value="312.95" calcext:value-type="currency">
            <text:p>$312.95</text:p>
          </table:table-cell>
          <table:table-cell table:style-name="ce123" table:formula="of:=[.E844]-[.B844]" office:value-type="currency" office:currency="USD" office:value="10.95" calcext:value-type="currency">
            <text:p>$10.95</text:p>
          </table:table-cell>
          <table:table-cell table:style-name="ce102" table:formula="of:=[.E844]/[.D844]" office:value-type="float" office:value="1.28447709735676" calcext:value-type="float">
            <text:p>1.284477097356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238</text:p>
          </table:table-cell>
          <table:table-cell table:number-columns-repeated="2" table:style-name="ce82" office:value-type="currency" office:currency="USD" office:value="308" calcext:value-type="currency">
            <text:p>$308.00</text:p>
          </table:table-cell>
          <table:table-cell table:style-name="ce123" office:value-type="currency" office:currency="USD" office:value="248.02" calcext:value-type="currency">
            <text:p>$248.02</text:p>
          </table:table-cell>
          <table:table-cell table:style-name="ce123" office:value-type="currency" office:currency="USD" office:value="316.95" calcext:value-type="currency">
            <text:p>$316.95</text:p>
          </table:table-cell>
          <table:table-cell table:style-name="ce123" table:formula="of:=[.E845]-[.B845]" office:value-type="currency" office:currency="USD" office:value="8.94999999999999" calcext:value-type="currency">
            <text:p>$8.95</text:p>
          </table:table-cell>
          <table:table-cell table:style-name="ce102" table:formula="of:=[.E845]/[.D845]" office:value-type="float" office:value="1.27792113539231" calcext:value-type="float">
            <text:p>1.277921135392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238-24</text:p>
          </table:table-cell>
          <table:table-cell table:number-columns-repeated="2" table:style-name="ce82" office:value-type="currency" office:currency="USD" office:value="310" calcext:value-type="currency">
            <text:p>$310.00</text:p>
          </table:table-cell>
          <table:table-cell table:style-name="ce123" office:value-type="currency" office:currency="USD" office:value="248.02" calcext:value-type="currency">
            <text:p>$248.02</text:p>
          </table:table-cell>
          <table:table-cell table:style-name="ce123" office:value-type="currency" office:currency="USD" office:value="316.95" calcext:value-type="currency">
            <text:p>$316.95</text:p>
          </table:table-cell>
          <table:table-cell table:style-name="ce123" table:formula="of:=[.E846]-[.B846]" office:value-type="currency" office:currency="USD" office:value="6.94999999999999" calcext:value-type="currency">
            <text:p>$6.95</text:p>
          </table:table-cell>
          <table:table-cell table:style-name="ce102" table:formula="of:=[.E846]/[.D846]" office:value-type="float" office:value="1.27792113539231" calcext:value-type="float">
            <text:p>1.277921135392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250</text:p>
          </table:table-cell>
          <table:table-cell table:number-columns-repeated="2" table:style-name="ce82" office:value-type="currency" office:currency="USD" office:value="313" calcext:value-type="currency">
            <text:p>$313.00</text:p>
          </table:table-cell>
          <table:table-cell table:style-name="ce123" office:value-type="currency" office:currency="USD" office:value="260.26" calcext:value-type="currency">
            <text:p>$260.26</text:p>
          </table:table-cell>
          <table:table-cell table:style-name="ce123" office:value-type="currency" office:currency="USD" office:value="322.95" calcext:value-type="currency">
            <text:p>$322.95</text:p>
          </table:table-cell>
          <table:table-cell table:style-name="ce123" table:formula="of:=[.E847]-[.B847]" office:value-type="currency" office:currency="USD" office:value="9.94999999999999" calcext:value-type="currency">
            <text:p>$9.95</text:p>
          </table:table-cell>
          <table:table-cell table:style-name="ce102" table:formula="of:=[.E847]/[.D847]" office:value-type="float" office:value="1.24087451010528" calcext:value-type="float">
            <text:p>1.240874510105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262</text:p>
          </table:table-cell>
          <table:table-cell table:number-columns-repeated="2" table:style-name="ce82" office:value-type="currency" office:currency="USD" office:value="334" calcext:value-type="currency">
            <text:p>$334.00</text:p>
          </table:table-cell>
          <table:table-cell table:style-name="ce123" office:value-type="currency" office:currency="USD" office:value="270.82" calcext:value-type="currency">
            <text:p>$270.82</text:p>
          </table:table-cell>
          <table:table-cell table:style-name="ce123" office:value-type="currency" office:currency="USD" office:value="346.95" calcext:value-type="currency">
            <text:p>$346.95</text:p>
          </table:table-cell>
          <table:table-cell table:style-name="ce123" table:formula="of:=[.E848]-[.B848]" office:value-type="currency" office:currency="USD" office:value="12.95" calcext:value-type="currency">
            <text:p>$12.95</text:p>
          </table:table-cell>
          <table:table-cell table:style-name="ce102" table:formula="of:=[.E848]/[.D848]" office:value-type="float" office:value="1.28110922383871" calcext:value-type="float">
            <text:p>1.281109223838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438</text:p>
          </table:table-cell>
          <table:table-cell table:number-columns-repeated="2" table:style-name="ce82" office:value-type="currency" office:currency="USD" office:value="348" calcext:value-type="currency">
            <text:p>$348.00</text:p>
          </table:table-cell>
          <table:table-cell table:style-name="ce123" office:value-type="currency" office:currency="USD" office:value="289.39" calcext:value-type="currency">
            <text:p>$289.39</text:p>
          </table:table-cell>
          <table:table-cell table:style-name="ce123" office:value-type="currency" office:currency="USD" office:value="362.95" calcext:value-type="currency">
            <text:p>$362.95</text:p>
          </table:table-cell>
          <table:table-cell table:style-name="ce123" table:formula="of:=[.E849]-[.B849]" office:value-type="currency" office:currency="USD" office:value="14.95" calcext:value-type="currency">
            <text:p>$14.95</text:p>
          </table:table-cell>
          <table:table-cell table:style-name="ce102" table:formula="of:=[.E849]/[.D849]" office:value-type="float" office:value="1.25418984761049" calcext:value-type="float">
            <text:p>1.2541898476104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438-24</text:p>
          </table:table-cell>
          <table:table-cell table:number-columns-repeated="2" table:style-name="ce82" office:value-type="currency" office:currency="USD" office:value="350" calcext:value-type="currency">
            <text:p>$350.00</text:p>
          </table:table-cell>
          <table:table-cell table:style-name="ce123" office:value-type="currency" office:currency="USD" office:value="289.39" calcext:value-type="currency">
            <text:p>$289.39</text:p>
          </table:table-cell>
          <table:table-cell table:style-name="ce123" office:value-type="currency" office:currency="USD" office:value="362.95" calcext:value-type="currency">
            <text:p>$362.95</text:p>
          </table:table-cell>
          <table:table-cell table:style-name="ce123" table:formula="of:=[.E850]-[.B850]" office:value-type="currency" office:currency="USD" office:value="12.95" calcext:value-type="currency">
            <text:p>$12.95</text:p>
          </table:table-cell>
          <table:table-cell table:style-name="ce102" table:formula="of:=[.E850]/[.D850]" office:value-type="float" office:value="1.25418984761049" calcext:value-type="float">
            <text:p>1.2541898476104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450</text:p>
          </table:table-cell>
          <table:table-cell table:number-columns-repeated="2" table:style-name="ce82" office:value-type="currency" office:currency="USD" office:value="372" calcext:value-type="currency">
            <text:p>$372.00</text:p>
          </table:table-cell>
          <table:table-cell table:style-name="ce123" office:value-type="currency" office:currency="USD" office:value="301.63" calcext:value-type="currency">
            <text:p>$301.63</text:p>
          </table:table-cell>
          <table:table-cell table:style-name="ce123" office:value-type="currency" office:currency="USD" office:value="383.95" calcext:value-type="currency">
            <text:p>$383.95</text:p>
          </table:table-cell>
          <table:table-cell table:style-name="ce123" table:formula="of:=[.E851]-[.B851]" office:value-type="currency" office:currency="USD" office:value="11.95" calcext:value-type="currency">
            <text:p>$11.95</text:p>
          </table:table-cell>
          <table:table-cell table:style-name="ce102" table:formula="of:=[.E851]/[.D851]" office:value-type="float" office:value="1.27291715015085" calcext:value-type="float">
            <text:p>1.272917150150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462</text:p>
          </table:table-cell>
          <table:table-cell table:number-columns-repeated="2" table:style-name="ce82" office:value-type="currency" office:currency="USD" office:value="386" calcext:value-type="currency">
            <text:p>$386.00</text:p>
          </table:table-cell>
          <table:table-cell table:style-name="ce123" office:value-type="currency" office:currency="USD" office:value="312.19" calcext:value-type="currency">
            <text:p>$312.19</text:p>
          </table:table-cell>
          <table:table-cell table:style-name="ce123" office:value-type="currency" office:currency="USD" office:value="396.95" calcext:value-type="currency">
            <text:p>$396.95</text:p>
          </table:table-cell>
          <table:table-cell table:style-name="ce123" table:formula="of:=[.E852]-[.B852]" office:value-type="currency" office:currency="USD" office:value="10.95" calcext:value-type="currency">
            <text:p>$10.95</text:p>
          </table:table-cell>
          <table:table-cell table:style-name="ce102" table:formula="of:=[.E852]/[.D852]" office:value-type="float" office:value="1.27150132931868" calcext:value-type="float">
            <text:p>1.271501329318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638</text:p>
          </table:table-cell>
          <table:table-cell table:number-columns-repeated="2" table:style-name="ce82" office:value-type="currency" office:currency="USD" office:value="420" calcext:value-type="currency">
            <text:p>$420.00</text:p>
          </table:table-cell>
          <table:table-cell table:style-name="ce123" office:value-type="currency" office:currency="USD" office:value="335.7" calcext:value-type="currency">
            <text:p>$335.70</text:p>
          </table:table-cell>
          <table:table-cell table:style-name="ce123" office:value-type="currency" office:currency="USD" office:value="432.95" calcext:value-type="currency">
            <text:p>$432.95</text:p>
          </table:table-cell>
          <table:table-cell table:style-name="ce123" table:formula="of:=[.E853]-[.B853]" office:value-type="currency" office:currency="USD" office:value="12.95" calcext:value-type="currency">
            <text:p>$12.95</text:p>
          </table:table-cell>
          <table:table-cell table:style-name="ce102" table:formula="of:=[.E853]/[.D853]" office:value-type="float" office:value="1.28969317843313" calcext:value-type="float">
            <text:p>1.289693178433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638-24</text:p>
          </table:table-cell>
          <table:table-cell table:number-columns-repeated="2" table:style-name="ce82" office:value-type="currency" office:currency="USD" office:value="420" calcext:value-type="currency">
            <text:p>$420.00</text:p>
          </table:table-cell>
          <table:table-cell table:style-name="ce123" office:value-type="currency" office:currency="USD" office:value="335.7" calcext:value-type="currency">
            <text:p>$335.70</text:p>
          </table:table-cell>
          <table:table-cell table:style-name="ce123" office:value-type="currency" office:currency="USD" office:value="432.95" calcext:value-type="currency">
            <text:p>$432.95</text:p>
          </table:table-cell>
          <table:table-cell table:style-name="ce123" table:formula="of:=[.E854]-[.B854]" office:value-type="currency" office:currency="USD" office:value="12.95" calcext:value-type="currency">
            <text:p>$12.95</text:p>
          </table:table-cell>
          <table:table-cell table:style-name="ce102" table:formula="of:=[.E854]/[.D854]" office:value-type="float" office:value="1.28969317843313" calcext:value-type="float">
            <text:p>1.289693178433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650</text:p>
          </table:table-cell>
          <table:table-cell table:number-columns-repeated="2" table:style-name="ce82" office:value-type="currency" office:currency="USD" office:value="434" calcext:value-type="currency">
            <text:p>$434.00</text:p>
          </table:table-cell>
          <table:table-cell table:style-name="ce123" office:value-type="currency" office:currency="USD" office:value="347.94" calcext:value-type="currency">
            <text:p>$347.94</text:p>
          </table:table-cell>
          <table:table-cell table:style-name="ce123" office:value-type="currency" office:currency="USD" office:value="447.95" calcext:value-type="currency">
            <text:p>$447.95</text:p>
          </table:table-cell>
          <table:table-cell table:style-name="ce123" table:formula="of:=[.E855]-[.B855]" office:value-type="currency" office:currency="USD" office:value="13.95" calcext:value-type="currency">
            <text:p>$13.95</text:p>
          </table:table-cell>
          <table:table-cell table:style-name="ce102" table:formula="of:=[.E855]/[.D855]" office:value-type="float" office:value="1.28743461516353" calcext:value-type="float">
            <text:p>1.287434615163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662</text:p>
          </table:table-cell>
          <table:table-cell table:number-columns-repeated="2" table:style-name="ce82" office:value-type="currency" office:currency="USD" office:value="450" calcext:value-type="currency">
            <text:p>$450.00</text:p>
          </table:table-cell>
          <table:table-cell table:style-name="ce123" office:value-type="currency" office:currency="USD" office:value="358.5" calcext:value-type="currency">
            <text:p>$358.50</text:p>
          </table:table-cell>
          <table:table-cell table:style-name="ce123" office:value-type="currency" office:currency="USD" office:value="461.95" calcext:value-type="currency">
            <text:p>$461.95</text:p>
          </table:table-cell>
          <table:table-cell table:style-name="ce123" table:formula="of:=[.E856]-[.B856]" office:value-type="currency" office:currency="USD" office:value="11.95" calcext:value-type="currency">
            <text:p>$11.95</text:p>
          </table:table-cell>
          <table:table-cell table:style-name="ce102" table:formula="of:=[.E856]/[.D856]" office:value-type="float" office:value="1.28856345885635" calcext:value-type="float">
            <text:p>1.288563458856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838</text:p>
          </table:table-cell>
          <table:table-cell table:number-columns-repeated="2" table:style-name="ce82" office:value-type="currency" office:currency="USD" office:value="480" calcext:value-type="currency">
            <text:p>$480.00</text:p>
          </table:table-cell>
          <table:table-cell table:style-name="ce123" office:value-type="currency" office:currency="USD" office:value="385.34" calcext:value-type="currency">
            <text:p>$385.34</text:p>
          </table:table-cell>
          <table:table-cell table:style-name="ce123" office:value-type="currency" office:currency="USD" office:value="493.95" calcext:value-type="currency">
            <text:p>$493.95</text:p>
          </table:table-cell>
          <table:table-cell table:style-name="ce123" table:formula="of:=[.E857]-[.B857]" office:value-type="currency" office:currency="USD" office:value="13.95" calcext:value-type="currency">
            <text:p>$13.95</text:p>
          </table:table-cell>
          <table:table-cell table:style-name="ce102" table:formula="of:=[.E857]/[.D857]" office:value-type="float" office:value="1.28185498520787" calcext:value-type="float">
            <text:p>1.281854985207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838-24</text:p>
          </table:table-cell>
          <table:table-cell table:number-columns-repeated="2" table:style-name="ce82" office:value-type="currency" office:currency="USD" office:value="480" calcext:value-type="currency">
            <text:p>$480.00</text:p>
          </table:table-cell>
          <table:table-cell table:style-name="ce123" office:value-type="currency" office:currency="USD" office:value="385.34" calcext:value-type="currency">
            <text:p>$385.34</text:p>
          </table:table-cell>
          <table:table-cell table:style-name="ce123" office:value-type="currency" office:currency="USD" office:value="493.95" calcext:value-type="currency">
            <text:p>$493.95</text:p>
          </table:table-cell>
          <table:table-cell table:style-name="ce123" table:formula="of:=[.E858]-[.B858]" office:value-type="currency" office:currency="USD" office:value="13.95" calcext:value-type="currency">
            <text:p>$13.95</text:p>
          </table:table-cell>
          <table:table-cell table:style-name="ce102" table:formula="of:=[.E858]/[.D858]" office:value-type="float" office:value="1.28185498520787" calcext:value-type="float">
            <text:p>1.281854985207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850</text:p>
          </table:table-cell>
          <table:table-cell table:number-columns-repeated="2" table:style-name="ce82" office:value-type="currency" office:currency="USD" office:value="495" calcext:value-type="currency">
            <text:p>$495.00</text:p>
          </table:table-cell>
          <table:table-cell table:style-name="ce123" office:value-type="currency" office:currency="USD" office:value="397.58" calcext:value-type="currency">
            <text:p>$397.58</text:p>
          </table:table-cell>
          <table:table-cell table:style-name="ce123" office:value-type="currency" office:currency="USD" office:value="509" calcext:value-type="currency">
            <text:p>$509.00</text:p>
          </table:table-cell>
          <table:table-cell table:style-name="ce123" table:formula="of:=[.E859]-[.B859]" office:value-type="currency" office:currency="USD" office:value="14" calcext:value-type="currency">
            <text:p>$14.00</text:p>
          </table:table-cell>
          <table:table-cell table:style-name="ce102" table:formula="of:=[.E859]/[.D859]" office:value-type="float" office:value="1.28024548518537" calcext:value-type="float">
            <text:p>1.280245485185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1862</text:p>
          </table:table-cell>
          <table:table-cell table:number-columns-repeated="2" table:style-name="ce82" office:value-type="currency" office:currency="USD" office:value="510" calcext:value-type="currency">
            <text:p>$510.00</text:p>
          </table:table-cell>
          <table:table-cell table:style-name="ce123" office:value-type="currency" office:currency="USD" office:value="408.14" calcext:value-type="currency">
            <text:p>$408.14</text:p>
          </table:table-cell>
          <table:table-cell table:style-name="ce123" office:value-type="currency" office:currency="USD" office:value="522" calcext:value-type="currency">
            <text:p>$522.00</text:p>
          </table:table-cell>
          <table:table-cell table:style-name="ce123" table:formula="of:=[.E860]-[.B860]" office:value-type="currency" office:currency="USD" office:value="12" calcext:value-type="currency">
            <text:p>$12.00</text:p>
          </table:table-cell>
          <table:table-cell table:style-name="ce102" table:formula="of:=[.E860]/[.D860]" office:value-type="float" office:value="1.27897290145538" calcext:value-type="float">
            <text:p>1.278972901455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2038</text:p>
          </table:table-cell>
          <table:table-cell table:number-columns-repeated="2" table:style-name="ce82" office:value-type="currency" office:currency="USD" office:value="515" calcext:value-type="currency">
            <text:p>$515.00</text:p>
          </table:table-cell>
          <table:table-cell table:style-name="ce123" office:value-type="currency" office:currency="USD" office:value="419.62" calcext:value-type="currency">
            <text:p>$419.62</text:p>
          </table:table-cell>
          <table:table-cell table:style-name="ce123" office:value-type="currency" office:currency="USD" office:value="528" calcext:value-type="currency">
            <text:p>$528.00</text:p>
          </table:table-cell>
          <table:table-cell table:style-name="ce123" table:formula="of:=[.E861]-[.B861]" office:value-type="currency" office:currency="USD" office:value="13" calcext:value-type="currency">
            <text:p>$13.00</text:p>
          </table:table-cell>
          <table:table-cell table:style-name="ce102" table:formula="of:=[.E861]/[.D861]" office:value-type="float" office:value="1.2582813021305" calcext:value-type="float">
            <text:p>1.25828130213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2038-24</text:p>
          </table:table-cell>
          <table:table-cell table:number-columns-repeated="2" table:style-name="ce82" office:value-type="currency" office:currency="USD" office:value="515" calcext:value-type="currency">
            <text:p>$515.00</text:p>
          </table:table-cell>
          <table:table-cell table:style-name="ce123" office:value-type="currency" office:currency="USD" office:value="419.62" calcext:value-type="currency">
            <text:p>$419.62</text:p>
          </table:table-cell>
          <table:table-cell table:style-name="ce123" office:value-type="currency" office:currency="USD" office:value="528" calcext:value-type="currency">
            <text:p>$528.00</text:p>
          </table:table-cell>
          <table:table-cell table:style-name="ce123" table:formula="of:=[.E862]-[.B862]" office:value-type="currency" office:currency="USD" office:value="13" calcext:value-type="currency">
            <text:p>$13.00</text:p>
          </table:table-cell>
          <table:table-cell table:style-name="ce102" table:formula="of:=[.E862]/[.D862]" office:value-type="float" office:value="1.2582813021305" calcext:value-type="float">
            <text:p>1.25828130213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2050</text:p>
          </table:table-cell>
          <table:table-cell table:number-columns-repeated="2" table:style-name="ce82" office:value-type="currency" office:currency="USD" office:value="530" calcext:value-type="currency">
            <text:p>$530.00</text:p>
          </table:table-cell>
          <table:table-cell table:style-name="ce123" office:value-type="currency" office:currency="USD" office:value="431.86" calcext:value-type="currency">
            <text:p>$431.86</text:p>
          </table:table-cell>
          <table:table-cell table:style-name="ce123" office:value-type="currency" office:currency="USD" office:value="544" calcext:value-type="currency">
            <text:p>$544.00</text:p>
          </table:table-cell>
          <table:table-cell table:style-name="ce123" table:formula="of:=[.E863]-[.B863]" office:value-type="currency" office:currency="USD" office:value="14" calcext:value-type="currency">
            <text:p>$14.00</text:p>
          </table:table-cell>
          <table:table-cell table:style-name="ce102" table:formula="of:=[.E863]/[.D863]" office:value-type="float" office:value="1.25966748483305" calcext:value-type="float">
            <text:p>1.259667484833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U2062</text:p>
          </table:table-cell>
          <table:table-cell table:number-columns-repeated="2" table:style-name="ce82" office:value-type="currency" office:currency="USD" office:value="540" calcext:value-type="currency">
            <text:p>$540.00</text:p>
          </table:table-cell>
          <table:table-cell table:style-name="ce123" office:value-type="currency" office:currency="USD" office:value="442.42" calcext:value-type="currency">
            <text:p>$442.42</text:p>
          </table:table-cell>
          <table:table-cell table:style-name="ce123" office:value-type="currency" office:currency="USD" office:value="558" calcext:value-type="currency">
            <text:p>$558.00</text:p>
          </table:table-cell>
          <table:table-cell table:style-name="ce123" table:formula="of:=[.E864]-[.B864]" office:value-type="currency" office:currency="USD" office:value="18" calcext:value-type="currency">
            <text:p>$18.00</text:p>
          </table:table-cell>
          <table:table-cell table:style-name="ce102" table:formula="of:=[.E864]/[.D864]" office:value-type="float" office:value="1.26124497084219" calcext:value-type="float">
            <text:p>1.261244970842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2000 Medium-Heavy Duty Cantilever Racks - Double Sided Uprights</text:p>
          </table:table-cell>
          <table:table-cell table:number-columns-repeated="4"/>
          <table:table-cell table:style-name="ce123"/>
          <table:table-cell table:style-name="ce102" table:number-columns-repeated="2"/>
          <table:table-cell table:number-columns-repeated="1016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859</text:p>
          </table:table-cell>
          <table:table-cell table:number-columns-repeated="2" table:style-name="ce82" office:value-type="currency" office:currency="USD" office:value="280" calcext:value-type="currency">
            <text:p>$280.00</text:p>
          </table:table-cell>
          <table:table-cell table:style-name="ce123" office:value-type="currency" office:currency="USD" office:value="228.29" calcext:value-type="currency">
            <text:p>$228.29</text:p>
          </table:table-cell>
          <table:table-cell table:style-name="ce123" office:value-type="currency" office:currency="USD" office:value="290.95" calcext:value-type="currency">
            <text:p>$290.95</text:p>
          </table:table-cell>
          <table:table-cell table:style-name="ce123" table:formula="of:=[.E868]-[.B868]" office:value-type="currency" office:currency="USD" office:value="10.95" calcext:value-type="currency">
            <text:p>$10.95</text:p>
          </table:table-cell>
          <table:table-cell table:style-name="ce102" table:formula="of:=[.E868]/[.D868]" office:value-type="float" office:value="1.27447544789522" calcext:value-type="float">
            <text:p>1.274475447895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883</text:p>
          </table:table-cell>
          <table:table-cell table:number-columns-repeated="2" table:style-name="ce82" office:value-type="currency" office:currency="USD" office:value="307" calcext:value-type="currency">
            <text:p>$307.00</text:p>
          </table:table-cell>
          <table:table-cell table:style-name="ce123" office:value-type="currency" office:currency="USD" office:value="249.26" calcext:value-type="currency">
            <text:p>$249.26</text:p>
          </table:table-cell>
          <table:table-cell table:style-name="ce123" office:value-type="currency" office:currency="USD" office:value="317.95" calcext:value-type="currency">
            <text:p>$317.95</text:p>
          </table:table-cell>
          <table:table-cell table:style-name="ce123" table:formula="of:=[.E869]-[.B869]" office:value-type="currency" office:currency="USD" office:value="10.95" calcext:value-type="currency">
            <text:p>$10.95</text:p>
          </table:table-cell>
          <table:table-cell table:style-name="ce102" table:formula="of:=[.E869]/[.D869]" office:value-type="float" office:value="1.27557570408409" calcext:value-type="float">
            <text:p>1.275575704084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8107</text:p>
          </table:table-cell>
          <table:table-cell table:number-columns-repeated="2" table:style-name="ce82" office:value-type="currency" office:currency="USD" office:value="336" calcext:value-type="currency">
            <text:p>$336.00</text:p>
          </table:table-cell>
          <table:table-cell table:style-name="ce123" office:value-type="currency" office:currency="USD" office:value="270.24" calcext:value-type="currency">
            <text:p>$270.24</text:p>
          </table:table-cell>
          <table:table-cell table:style-name="ce123" office:value-type="currency" office:currency="USD" office:value="346.95" calcext:value-type="currency">
            <text:p>$346.95</text:p>
          </table:table-cell>
          <table:table-cell table:style-name="ce123" table:formula="of:=[.E870]-[.B870]" office:value-type="currency" office:currency="USD" office:value="10.95" calcext:value-type="currency">
            <text:p>$10.95</text:p>
          </table:table-cell>
          <table:table-cell table:style-name="ce102" table:formula="of:=[.E870]/[.D870]" office:value-type="float" office:value="1.28385879218472" calcext:value-type="float">
            <text:p>1.2838587921847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059</text:p>
          </table:table-cell>
          <table:table-cell table:number-columns-repeated="2" table:style-name="ce82" office:value-type="currency" office:currency="USD" office:value="300" calcext:value-type="currency">
            <text:p>$300.00</text:p>
          </table:table-cell>
          <table:table-cell table:style-name="ce123" office:value-type="currency" office:currency="USD" office:value="250.96" calcext:value-type="currency">
            <text:p>$250.96</text:p>
          </table:table-cell>
          <table:table-cell table:style-name="ce123" office:value-type="currency" office:currency="USD" office:value="312.95" calcext:value-type="currency">
            <text:p>$312.95</text:p>
          </table:table-cell>
          <table:table-cell table:style-name="ce123" table:formula="of:=[.E871]-[.B871]" office:value-type="currency" office:currency="USD" office:value="12.95" calcext:value-type="currency">
            <text:p>$12.95</text:p>
          </table:table-cell>
          <table:table-cell table:style-name="ce102" table:formula="of:=[.E871]/[.D871]" office:value-type="float" office:value="1.24701147593242" calcext:value-type="float">
            <text:p>1.2470114759324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083</text:p>
          </table:table-cell>
          <table:table-cell table:number-columns-repeated="2" table:style-name="ce82" office:value-type="currency" office:currency="USD" office:value="327" calcext:value-type="currency">
            <text:p>$327.00</text:p>
          </table:table-cell>
          <table:table-cell table:style-name="ce123" office:value-type="currency" office:currency="USD" office:value="271.94" calcext:value-type="currency">
            <text:p>$271.94</text:p>
          </table:table-cell>
          <table:table-cell table:style-name="ce123" office:value-type="currency" office:currency="USD" office:value="337.95" calcext:value-type="currency">
            <text:p>$337.95</text:p>
          </table:table-cell>
          <table:table-cell table:style-name="ce123" table:formula="of:=[.E872]-[.B872]" office:value-type="currency" office:currency="USD" office:value="10.95" calcext:value-type="currency">
            <text:p>$10.95</text:p>
          </table:table-cell>
          <table:table-cell table:style-name="ce102" table:formula="of:=[.E872]/[.D872]" office:value-type="float" office:value="1.24273736853718" calcext:value-type="float">
            <text:p>1.242737368537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0107</text:p>
          </table:table-cell>
          <table:table-cell table:number-columns-repeated="2" table:style-name="ce82" office:value-type="currency" office:currency="USD" office:value="366" calcext:value-type="currency">
            <text:p>$366.00</text:p>
          </table:table-cell>
          <table:table-cell table:style-name="ce123" office:value-type="currency" office:currency="USD" office:value="292.91" calcext:value-type="currency">
            <text:p>$292.91</text:p>
          </table:table-cell>
          <table:table-cell table:style-name="ce123" office:value-type="currency" office:currency="USD" office:value="376.95" calcext:value-type="currency">
            <text:p>$376.95</text:p>
          </table:table-cell>
          <table:table-cell table:style-name="ce123" table:formula="of:=[.E873]-[.B873]" office:value-type="currency" office:currency="USD" office:value="10.95" calcext:value-type="currency">
            <text:p>$10.95</text:p>
          </table:table-cell>
          <table:table-cell table:style-name="ce102" table:formula="of:=[.E873]/[.D873]" office:value-type="float" office:value="1.286914069168" calcext:value-type="float">
            <text:p>1.2869140691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259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78.14" calcext:value-type="currency">
            <text:p>$278.14</text:p>
          </table:table-cell>
          <table:table-cell table:style-name="ce123" office:value-type="currency" office:currency="USD" office:value="345.95" calcext:value-type="currency">
            <text:p>$345.95</text:p>
          </table:table-cell>
          <table:table-cell table:style-name="ce123" table:formula="of:=[.E874]-[.B874]" office:value-type="currency" office:currency="USD" office:value="10.95" calcext:value-type="currency">
            <text:p>$10.95</text:p>
          </table:table-cell>
          <table:table-cell table:style-name="ce102" table:formula="of:=[.E874]/[.D874]" office:value-type="float" office:value="1.24379808729417" calcext:value-type="float">
            <text:p>1.243798087294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283</text:p>
          </table:table-cell>
          <table:table-cell table:number-columns-repeated="2" table:style-name="ce82" office:value-type="currency" office:currency="USD" office:value="370" calcext:value-type="currency">
            <text:p>$370.00</text:p>
          </table:table-cell>
          <table:table-cell table:style-name="ce123" office:value-type="currency" office:currency="USD" office:value="299.12" calcext:value-type="currency">
            <text:p>$299.12</text:p>
          </table:table-cell>
          <table:table-cell table:style-name="ce123" office:value-type="currency" office:currency="USD" office:value="382.95" calcext:value-type="currency">
            <text:p>$382.95</text:p>
          </table:table-cell>
          <table:table-cell table:style-name="ce123" table:formula="of:=[.E875]-[.B875]" office:value-type="currency" office:currency="USD" office:value="12.95" calcext:value-type="currency">
            <text:p>$12.95</text:p>
          </table:table-cell>
          <table:table-cell table:style-name="ce102" table:formula="of:=[.E875]/[.D875]" office:value-type="float" office:value="1.2802554158866" calcext:value-type="float">
            <text:p>1.28025541588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2107</text:p>
          </table:table-cell>
          <table:table-cell table:number-columns-repeated="2" table:style-name="ce82" office:value-type="currency" office:currency="USD" office:value="390" calcext:value-type="currency">
            <text:p>$390.00</text:p>
          </table:table-cell>
          <table:table-cell table:style-name="ce123" office:value-type="currency" office:currency="USD" office:value="320.09" calcext:value-type="currency">
            <text:p>$320.09</text:p>
          </table:table-cell>
          <table:table-cell table:style-name="ce123" office:value-type="currency" office:currency="USD" office:value="401.95" calcext:value-type="currency">
            <text:p>$401.95</text:p>
          </table:table-cell>
          <table:table-cell table:style-name="ce123" table:formula="of:=[.E876]-[.B876]" office:value-type="currency" office:currency="USD" office:value="11.95" calcext:value-type="currency">
            <text:p>$11.95</text:p>
          </table:table-cell>
          <table:table-cell table:style-name="ce102" table:formula="of:=[.E876]/[.D876]" office:value-type="float" office:value="1.25574057296385" calcext:value-type="float">
            <text:p>1.255740572963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459</text:p>
          </table:table-cell>
          <table:table-cell table:number-columns-repeated="2" table:style-name="ce82" office:value-type="currency" office:currency="USD" office:value="380" calcext:value-type="currency">
            <text:p>$380.00</text:p>
          </table:table-cell>
          <table:table-cell table:style-name="ce123" office:value-type="currency" office:currency="USD" office:value="319.51" calcext:value-type="currency">
            <text:p>$319.51</text:p>
          </table:table-cell>
          <table:table-cell table:style-name="ce123" office:value-type="currency" office:currency="USD" office:value="394.95" calcext:value-type="currency">
            <text:p>$394.95</text:p>
          </table:table-cell>
          <table:table-cell table:style-name="ce123" table:formula="of:=[.E877]-[.B877]" office:value-type="currency" office:currency="USD" office:value="14.95" calcext:value-type="currency">
            <text:p>$14.95</text:p>
          </table:table-cell>
          <table:table-cell table:style-name="ce102" table:formula="of:=[.E877]/[.D877]" office:value-type="float" office:value="1.23611154580451" calcext:value-type="float">
            <text:p>1.2361115458045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483</text:p>
          </table:table-cell>
          <table:table-cell table:number-columns-repeated="2" table:style-name="ce82" office:value-type="currency" office:currency="USD" office:value="420" calcext:value-type="currency">
            <text:p>$420.00</text:p>
          </table:table-cell>
          <table:table-cell table:style-name="ce123" office:value-type="currency" office:currency="USD" office:value="340.49" calcext:value-type="currency">
            <text:p>$340.49</text:p>
          </table:table-cell>
          <table:table-cell table:style-name="ce123" office:value-type="currency" office:currency="USD" office:value="432.95" calcext:value-type="currency">
            <text:p>$432.95</text:p>
          </table:table-cell>
          <table:table-cell table:style-name="ce123" table:formula="of:=[.E878]-[.B878]" office:value-type="currency" office:currency="USD" office:value="12.95" calcext:value-type="currency">
            <text:p>$12.95</text:p>
          </table:table-cell>
          <table:table-cell table:style-name="ce102" table:formula="of:=[.E878]/[.D878]" office:value-type="float" office:value="1.27154982525184" calcext:value-type="float">
            <text:p>1.271549825251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4107</text:p>
          </table:table-cell>
          <table:table-cell table:number-columns-repeated="2" table:style-name="ce82" office:value-type="currency" office:currency="USD" office:value="470" calcext:value-type="currency">
            <text:p>$470.00</text:p>
          </table:table-cell>
          <table:table-cell table:style-name="ce123" office:value-type="currency" office:currency="USD" office:value="361.46" calcext:value-type="currency">
            <text:p>$361.46</text:p>
          </table:table-cell>
          <table:table-cell table:style-name="ce123"/>
          <table:table-cell table:style-name="ce123" table:formula="of:=[.E879]-[.B879]" office:value-type="currency" office:currency="USD" office:value="-470" calcext:value-type="currency">
            <text:p>-$470.00</text:p>
          </table:table-cell>
          <table:table-cell table:style-name="ce102" table:formula="of:=[.E879]/[.D87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659</text:p>
          </table:table-cell>
          <table:table-cell table:number-columns-repeated="2" table:style-name="ce82" office:value-type="currency" office:currency="USD" office:value="460" calcext:value-type="currency">
            <text:p>$460.00</text:p>
          </table:table-cell>
          <table:table-cell table:style-name="ce123" office:value-type="currency" office:currency="USD" office:value="365.83" calcext:value-type="currency">
            <text:p>$365.83</text:p>
          </table:table-cell>
          <table:table-cell table:style-name="ce123" office:value-type="currency" office:currency="USD" office:value="470.95" calcext:value-type="currency">
            <text:p>$470.95</text:p>
          </table:table-cell>
          <table:table-cell table:style-name="ce123" table:formula="of:=[.E880]-[.B880]" office:value-type="currency" office:currency="USD" office:value="10.95" calcext:value-type="currency">
            <text:p>$10.95</text:p>
          </table:table-cell>
          <table:table-cell table:style-name="ce102" table:formula="of:=[.E880]/[.D880]" office:value-type="float" office:value="1.28734658174562" calcext:value-type="float">
            <text:p>1.287346581745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683</text:p>
          </table:table-cell>
          <table:table-cell table:number-columns-repeated="2" table:style-name="ce82" office:value-type="currency" office:currency="USD" office:value="487" calcext:value-type="currency">
            <text:p>$487.00</text:p>
          </table:table-cell>
          <table:table-cell table:style-name="ce123" office:value-type="currency" office:currency="USD" office:value="386.8" calcext:value-type="currency">
            <text:p>$386.80</text:p>
          </table:table-cell>
          <table:table-cell table:style-name="ce123" office:value-type="currency" office:currency="USD" office:value="497.95" calcext:value-type="currency">
            <text:p>$497.95</text:p>
          </table:table-cell>
          <table:table-cell table:style-name="ce123" table:formula="of:=[.E881]-[.B881]" office:value-type="currency" office:currency="USD" office:value="10.95" calcext:value-type="currency">
            <text:p>$10.95</text:p>
          </table:table-cell>
          <table:table-cell table:style-name="ce102" table:formula="of:=[.E881]/[.D881]" office:value-type="float" office:value="1.28735780765253" calcext:value-type="float">
            <text:p>1.287357807652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6107</text:p>
          </table:table-cell>
          <table:table-cell table:number-columns-repeated="2" table:style-name="ce82" office:value-type="currency" office:currency="USD" office:value="510" calcext:value-type="currency">
            <text:p>$510.00</text:p>
          </table:table-cell>
          <table:table-cell table:style-name="ce123" office:value-type="currency" office:currency="USD" office:value="407.78" calcext:value-type="currency">
            <text:p>$407.78</text:p>
          </table:table-cell>
          <table:table-cell table:style-name="ce123" office:value-type="currency" office:currency="USD" office:value="525" calcext:value-type="currency">
            <text:p>$525.00</text:p>
          </table:table-cell>
          <table:table-cell table:style-name="ce123" table:formula="of:=[.E882]-[.B882]" office:value-type="currency" office:currency="USD" office:value="15" calcext:value-type="currency">
            <text:p>$15.00</text:p>
          </table:table-cell>
          <table:table-cell table:style-name="ce102" table:formula="of:=[.E882]/[.D882]" office:value-type="float" office:value="1.28745892392957" calcext:value-type="float">
            <text:p>1.2874589239295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859</text:p>
          </table:table-cell>
          <table:table-cell table:number-columns-repeated="2" table:style-name="ce82" office:value-type="currency" office:currency="USD" office:value="520" calcext:value-type="currency">
            <text:p>$520.00</text:p>
          </table:table-cell>
          <table:table-cell table:style-name="ce123" office:value-type="currency" office:currency="USD" office:value="415.47" calcext:value-type="currency">
            <text:p>$415.47</text:p>
          </table:table-cell>
          <table:table-cell table:style-name="ce123" office:value-type="currency" office:currency="USD" office:value="531" calcext:value-type="currency">
            <text:p>$531.00</text:p>
          </table:table-cell>
          <table:table-cell table:style-name="ce123" table:formula="of:=[.E883]-[.B883]" office:value-type="currency" office:currency="USD" office:value="11" calcext:value-type="currency">
            <text:p>$11.00</text:p>
          </table:table-cell>
          <table:table-cell table:style-name="ce102" table:formula="of:=[.E883]/[.D883]" office:value-type="float" office:value="1.27807061881724" calcext:value-type="float">
            <text:p>1.278070618817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883</text:p>
          </table:table-cell>
          <table:table-cell table:number-columns-repeated="2" table:style-name="ce82" office:value-type="currency" office:currency="USD" office:value="546" calcext:value-type="currency">
            <text:p>$546.00</text:p>
          </table:table-cell>
          <table:table-cell table:style-name="ce123" office:value-type="currency" office:currency="USD" office:value="436.44" calcext:value-type="currency">
            <text:p>$436.44</text:p>
          </table:table-cell>
          <table:table-cell table:style-name="ce123" office:value-type="currency" office:currency="USD" office:value="559" calcext:value-type="currency">
            <text:p>$559.00</text:p>
          </table:table-cell>
          <table:table-cell table:style-name="ce123" table:formula="of:=[.E884]-[.B884]" office:value-type="currency" office:currency="USD" office:value="13" calcext:value-type="currency">
            <text:p>$13.00</text:p>
          </table:table-cell>
          <table:table-cell table:style-name="ce102" table:formula="of:=[.E884]/[.D884]" office:value-type="float" office:value="1.28081752360004" calcext:value-type="float">
            <text:p>1.280817523600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18107</text:p>
          </table:table-cell>
          <table:table-cell table:number-columns-repeated="2" table:style-name="ce82" office:value-type="currency" office:currency="USD" office:value="570" calcext:value-type="currency">
            <text:p>$570.00</text:p>
          </table:table-cell>
          <table:table-cell table:style-name="ce123" office:value-type="currency" office:currency="USD" office:value="457.42" calcext:value-type="currency">
            <text:p>$457.42</text:p>
          </table:table-cell>
          <table:table-cell table:style-name="ce123" office:value-type="currency" office:currency="USD" office:value="585" calcext:value-type="currency">
            <text:p>$585.00</text:p>
          </table:table-cell>
          <table:table-cell table:style-name="ce123" table:formula="of:=[.E885]-[.B885]" office:value-type="currency" office:currency="USD" office:value="15" calcext:value-type="currency">
            <text:p>$15.00</text:p>
          </table:table-cell>
          <table:table-cell table:style-name="ce102" table:formula="of:=[.E885]/[.D885]" office:value-type="float" office:value="1.2789121595033" calcext:value-type="float">
            <text:p>1.27891215950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2059</text:p>
          </table:table-cell>
          <table:table-cell table:number-columns-repeated="2" table:style-name="ce82" office:value-type="currency" office:currency="USD" office:value="557" calcext:value-type="currency">
            <text:p>$557.00</text:p>
          </table:table-cell>
          <table:table-cell table:style-name="ce123" office:value-type="currency" office:currency="USD" office:value="449.74" calcext:value-type="currency">
            <text:p>$449.74</text:p>
          </table:table-cell>
          <table:table-cell table:style-name="ce123" office:value-type="currency" office:currency="USD" office:value="567" calcext:value-type="currency">
            <text:p>$567.00</text:p>
          </table:table-cell>
          <table:table-cell table:style-name="ce123" table:formula="of:=[.E886]-[.B886]" office:value-type="currency" office:currency="USD" office:value="10" calcext:value-type="currency">
            <text:p>$10.00</text:p>
          </table:table-cell>
          <table:table-cell table:style-name="ce102" table:formula="of:=[.E886]/[.D886]" office:value-type="float" office:value="1.26072842086539" calcext:value-type="float">
            <text:p>1.2607284208653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2083</text:p>
          </table:table-cell>
          <table:table-cell table:number-columns-repeated="2" table:style-name="ce82" office:value-type="currency" office:currency="USD" office:value="580" calcext:value-type="currency">
            <text:p>$580.00</text:p>
          </table:table-cell>
          <table:table-cell table:style-name="ce123" office:value-type="currency" office:currency="USD" office:value="470.72" calcext:value-type="currency">
            <text:p>$470.72</text:p>
          </table:table-cell>
          <table:table-cell table:style-name="ce123" office:value-type="currency" office:currency="USD" office:value="593" calcext:value-type="currency">
            <text:p>$593.00</text:p>
          </table:table-cell>
          <table:table-cell table:style-name="ce123" table:formula="of:=[.E887]-[.B887]" office:value-type="currency" office:currency="USD" office:value="13" calcext:value-type="currency">
            <text:p>$13.00</text:p>
          </table:table-cell>
          <table:table-cell table:style-name="ce102" table:formula="of:=[.E887]/[.D887]" office:value-type="float" office:value="1.25977226376615" calcext:value-type="float">
            <text:p>1.2597722637661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2DU20107</text:p>
          </table:table-cell>
          <table:table-cell table:number-columns-repeated="2" table:style-name="ce82" office:value-type="currency" office:currency="USD" office:value="600" calcext:value-type="currency">
            <text:p>$600.00</text:p>
          </table:table-cell>
          <table:table-cell table:style-name="ce123" office:value-type="currency" office:currency="USD" office:value="491.69" calcext:value-type="currency">
            <text:p>$491.69</text:p>
          </table:table-cell>
          <table:table-cell table:style-name="ce123" office:value-type="currency" office:currency="USD" office:value="621" calcext:value-type="currency">
            <text:p>$621.00</text:p>
          </table:table-cell>
          <table:table-cell table:style-name="ce123" table:formula="of:=[.E888]-[.B888]" office:value-type="currency" office:currency="USD" office:value="21" calcext:value-type="currency">
            <text:p>$21.00</text:p>
          </table:table-cell>
          <table:table-cell table:style-name="ce102" table:formula="of:=[.E888]/[.D888]" office:value-type="float" office:value="1.26299090890602" calcext:value-type="float">
            <text:p>1.2629909089060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3000 Heavy Duty Cantilever Rack - Sing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31-NS</text:p>
          </table:table-cell>
          <table:table-cell table:number-columns-repeated="2" table:style-name="ce82" office:value-type="currency" office:currency="USD" office:value="292" calcext:value-type="currency">
            <text:p>$292.00</text:p>
          </table:table-cell>
          <table:table-cell table:style-name="ce123" office:value-type="currency" office:currency="USD" office:value="227.4" calcext:value-type="currency">
            <text:p>$227.40</text:p>
          </table:table-cell>
          <table:table-cell table:style-name="ce123" office:value-type="currency" office:currency="USD" office:value="305.95" calcext:value-type="currency">
            <text:p>$305.95</text:p>
          </table:table-cell>
          <table:table-cell table:style-name="ce123" table:formula="of:=[.E892]-[.B892]" office:value-type="currency" office:currency="USD" office:value="13.95" calcext:value-type="currency">
            <text:p>$13.95</text:p>
          </table:table-cell>
          <table:table-cell table:style-name="ce102" table:formula="of:=[.E892]/[.D892]" office:value-type="float" office:value="1.34542656112577" calcext:value-type="float">
            <text:p>1.345426561125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37-NS</text:p>
          </table:table-cell>
          <table:table-cell table:number-columns-repeated="2" table:style-name="ce82" office:value-type="currency" office:currency="USD" office:value="300" calcext:value-type="currency">
            <text:p>$300.00</text:p>
          </table:table-cell>
          <table:table-cell table:style-name="ce123" office:value-type="currency" office:currency="USD" office:value="233.41" calcext:value-type="currency">
            <text:p>$233.41</text:p>
          </table:table-cell>
          <table:table-cell table:style-name="ce123" office:value-type="currency" office:currency="USD" office:value="313.95" calcext:value-type="currency">
            <text:p>$313.95</text:p>
          </table:table-cell>
          <table:table-cell table:style-name="ce123" table:formula="of:=[.E893]-[.B893]" office:value-type="currency" office:currency="USD" office:value="13.95" calcext:value-type="currency">
            <text:p>$13.95</text:p>
          </table:table-cell>
          <table:table-cell table:style-name="ce102" table:formula="of:=[.E893]/[.D893]" office:value-type="float" office:value="1.34505805235423" calcext:value-type="float">
            <text:p>1.3450580523542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61-NS</text:p>
          </table:table-cell>
          <table:table-cell table:number-columns-repeated="2" table:style-name="ce82" office:value-type="currency" office:currency="USD" office:value="340" calcext:value-type="currency">
            <text:p>$340.00</text:p>
          </table:table-cell>
          <table:table-cell table:style-name="ce123" office:value-type="currency" office:currency="USD" office:value="260.42" calcext:value-type="currency">
            <text:p>$260.42</text:p>
          </table:table-cell>
          <table:table-cell table:style-name="ce123" office:value-type="currency" office:currency="USD" office:value="349.95" calcext:value-type="currency">
            <text:p>$349.95</text:p>
          </table:table-cell>
          <table:table-cell table:style-name="ce123" table:formula="of:=[.E894]-[.B894]" office:value-type="currency" office:currency="USD" office:value="9.94999999999999" calcext:value-type="currency">
            <text:p>$9.95</text:p>
          </table:table-cell>
          <table:table-cell table:style-name="ce102" table:formula="of:=[.E894]/[.D894]" office:value-type="float" office:value="1.34379079947777" calcext:value-type="float">
            <text:p>1.343790799477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74-NS</text:p>
          </table:table-cell>
          <table:table-cell table:number-columns-repeated="2" table:style-name="ce82" office:value-type="currency" office:currency="USD" office:value="360" calcext:value-type="currency">
            <text:p>$360.00</text:p>
          </table:table-cell>
          <table:table-cell table:style-name="ce123" office:value-type="currency" office:currency="USD" office:value="276.11" calcext:value-type="currency">
            <text:p>$276.11</text:p>
          </table:table-cell>
          <table:table-cell table:style-name="ce123" office:value-type="currency" office:currency="USD" office:value="370.95" calcext:value-type="currency">
            <text:p>$370.95</text:p>
          </table:table-cell>
          <table:table-cell table:style-name="ce123" table:formula="of:=[.E895]-[.B895]" office:value-type="currency" office:currency="USD" office:value="10.95" calcext:value-type="currency">
            <text:p>$10.95</text:p>
          </table:table-cell>
          <table:table-cell table:style-name="ce102" table:formula="of:=[.E895]/[.D895]" office:value-type="float" office:value="1.34348629169534" calcext:value-type="float">
            <text:p>1.343486291695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31-NS</text:p>
          </table:table-cell>
          <table:table-cell table:number-columns-repeated="2" table:style-name="ce82" office:value-type="currency" office:currency="USD" office:value="350" calcext:value-type="currency">
            <text:p>$350.00</text:p>
          </table:table-cell>
          <table:table-cell table:style-name="ce123" office:value-type="currency" office:currency="USD" office:value="268.09" calcext:value-type="currency">
            <text:p>$268.09</text:p>
          </table:table-cell>
          <table:table-cell table:style-name="ce123" office:value-type="currency" office:currency="USD" office:value="359.95" calcext:value-type="currency">
            <text:p>$359.95</text:p>
          </table:table-cell>
          <table:table-cell table:style-name="ce123" table:formula="of:=[.E896]-[.B896]" office:value-type="currency" office:currency="USD" office:value="9.94999999999999" calcext:value-type="currency">
            <text:p>$9.95</text:p>
          </table:table-cell>
          <table:table-cell table:style-name="ce102" table:formula="of:=[.E896]/[.D896]" office:value-type="float" office:value="1.34264612630087" calcext:value-type="float">
            <text:p>1.342646126300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37-NS</text:p>
          </table:table-cell>
          <table:table-cell table:number-columns-repeated="2" table:style-name="ce82" office:value-type="currency" office:currency="USD" office:value="400" calcext:value-type="currency">
            <text:p>$400.00</text:p>
          </table:table-cell>
          <table:table-cell table:style-name="ce123" office:value-type="currency" office:currency="USD" office:value="274.1" calcext:value-type="currency">
            <text:p>$274.10</text:p>
          </table:table-cell>
          <table:table-cell table:style-name="ce123" office:value-type="currency" office:currency="USD" office:value="410.95" calcext:value-type="currency">
            <text:p>$410.95</text:p>
          </table:table-cell>
          <table:table-cell table:style-name="ce123" table:formula="of:=[.E897]-[.B897]" office:value-type="currency" office:currency="USD" office:value="10.95" calcext:value-type="currency">
            <text:p>$10.95</text:p>
          </table:table-cell>
          <table:table-cell table:style-name="ce102" table:formula="of:=[.E897]/[.D897]" office:value-type="float" office:value="1.49927033929223" calcext:value-type="float">
            <text:p>1.4992703392922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61-NS</text:p>
          </table:table-cell>
          <table:table-cell table:number-columns-repeated="2" table:style-name="ce82" office:value-type="currency" office:currency="USD" office:value="390" calcext:value-type="currency">
            <text:p>$390.00</text:p>
          </table:table-cell>
          <table:table-cell table:style-name="ce123" office:value-type="currency" office:currency="USD" office:value="301.11" calcext:value-type="currency">
            <text:p>$301.11</text:p>
          </table:table-cell>
          <table:table-cell table:style-name="ce123" office:value-type="currency" office:currency="USD" office:value="403.95" calcext:value-type="currency">
            <text:p>$403.95</text:p>
          </table:table-cell>
          <table:table-cell table:style-name="ce123" table:formula="of:=[.E898]-[.B898]" office:value-type="currency" office:currency="USD" office:value="13.95" calcext:value-type="currency">
            <text:p>$13.95</text:p>
          </table:table-cell>
          <table:table-cell table:style-name="ce102" table:formula="of:=[.E898]/[.D898]" office:value-type="float" office:value="1.34153631563216" calcext:value-type="float">
            <text:p>1.341536315632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74-NS</text:p>
          </table:table-cell>
          <table:table-cell table:number-columns-repeated="2" table:style-name="ce82" office:value-type="currency" office:currency="USD" office:value="410" calcext:value-type="currency">
            <text:p>$410.00</text:p>
          </table:table-cell>
          <table:table-cell table:style-name="ce123" office:value-type="currency" office:currency="USD" office:value="316.8" calcext:value-type="currency">
            <text:p>$316.80</text:p>
          </table:table-cell>
          <table:table-cell table:style-name="ce123" office:value-type="currency" office:currency="USD" office:value="425.95" calcext:value-type="currency">
            <text:p>$425.95</text:p>
          </table:table-cell>
          <table:table-cell table:style-name="ce123" table:formula="of:=[.E899]-[.B899]" office:value-type="currency" office:currency="USD" office:value="15.95" calcext:value-type="currency">
            <text:p>$15.95</text:p>
          </table:table-cell>
          <table:table-cell table:style-name="ce102" table:formula="of:=[.E899]/[.D899]" office:value-type="float" office:value="1.34453914141414" calcext:value-type="float">
            <text:p>1.344539141414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31-NS</text:p>
          </table:table-cell>
          <table:table-cell table:number-columns-repeated="2" table:style-name="ce82" office:value-type="currency" office:currency="USD" office:value="390" calcext:value-type="currency">
            <text:p>$390.00</text:p>
          </table:table-cell>
          <table:table-cell table:style-name="ce123" office:value-type="currency" office:currency="USD" office:value="301.03" calcext:value-type="currency">
            <text:p>$301.03</text:p>
          </table:table-cell>
          <table:table-cell table:style-name="ce123" office:value-type="currency" office:currency="USD" office:value="403.95" calcext:value-type="currency">
            <text:p>$403.95</text:p>
          </table:table-cell>
          <table:table-cell table:style-name="ce123" table:formula="of:=[.E900]-[.B900]" office:value-type="currency" office:currency="USD" office:value="13.95" calcext:value-type="currency">
            <text:p>$13.95</text:p>
          </table:table-cell>
          <table:table-cell table:style-name="ce102" table:formula="of:=[.E900]/[.D900]" office:value-type="float" office:value="1.3418928346012" calcext:value-type="float">
            <text:p>1.341892834601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37-NS</text:p>
          </table:table-cell>
          <table:table-cell table:number-columns-repeated="2" table:style-name="ce82" office:value-type="currency" office:currency="USD" office:value="400" calcext:value-type="currency">
            <text:p>$400.00</text:p>
          </table:table-cell>
          <table:table-cell table:style-name="ce123" office:value-type="currency" office:currency="USD" office:value="307.04" calcext:value-type="currency">
            <text:p>$307.04</text:p>
          </table:table-cell>
          <table:table-cell table:style-name="ce123" office:value-type="currency" office:currency="USD" office:value="412.95" calcext:value-type="currency">
            <text:p>$412.95</text:p>
          </table:table-cell>
          <table:table-cell table:style-name="ce123" table:formula="of:=[.E901]-[.B901]" office:value-type="currency" office:currency="USD" office:value="12.95" calcext:value-type="currency">
            <text:p>$12.95</text:p>
          </table:table-cell>
          <table:table-cell table:style-name="ce102" table:formula="of:=[.E901]/[.D901]" office:value-type="float" office:value="1.34493877019281" calcext:value-type="float">
            <text:p>1.344938770192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61-NS</text:p>
          </table:table-cell>
          <table:table-cell table:number-columns-repeated="2" table:style-name="ce82" office:value-type="currency" office:currency="USD" office:value="432" calcext:value-type="currency">
            <text:p>$432.00</text:p>
          </table:table-cell>
          <table:table-cell table:style-name="ce123" office:value-type="currency" office:currency="USD" office:value="334.05" calcext:value-type="currency">
            <text:p>$334.05</text:p>
          </table:table-cell>
          <table:table-cell table:style-name="ce123" office:value-type="currency" office:currency="USD" office:value="447.95" calcext:value-type="currency">
            <text:p>$447.95</text:p>
          </table:table-cell>
          <table:table-cell table:style-name="ce123" table:formula="of:=[.E902]-[.B902]" office:value-type="currency" office:currency="USD" office:value="15.95" calcext:value-type="currency">
            <text:p>$15.95</text:p>
          </table:table-cell>
          <table:table-cell table:style-name="ce102" table:formula="of:=[.E902]/[.D902]" office:value-type="float" office:value="1.34096692111959" calcext:value-type="float">
            <text:p>1.340966921119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74-NS</text:p>
          </table:table-cell>
          <table:table-cell table:number-columns-repeated="2" table:style-name="ce82" office:value-type="currency" office:currency="USD" office:value="460" calcext:value-type="currency">
            <text:p>$460.00</text:p>
          </table:table-cell>
          <table:table-cell table:style-name="ce123" office:value-type="currency" office:currency="USD" office:value="349.74" calcext:value-type="currency">
            <text:p>$349.74</text:p>
          </table:table-cell>
          <table:table-cell table:style-name="ce123" office:value-type="currency" office:currency="USD" office:value="468.95" calcext:value-type="currency">
            <text:p>$468.95</text:p>
          </table:table-cell>
          <table:table-cell table:style-name="ce123" table:formula="of:=[.E903]-[.B903]" office:value-type="currency" office:currency="USD" office:value="8.94999999999999" calcext:value-type="currency">
            <text:p>$8.95</text:p>
          </table:table-cell>
          <table:table-cell table:style-name="ce102" table:formula="of:=[.E903]/[.D902]" office:value-type="float" office:value="1.40383176171232" calcext:value-type="float">
            <text:p>1.403831761712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437-NS</text:p>
          </table:table-cell>
          <table:table-cell table:number-columns-repeated="2" table:style-name="ce82" office:value-type="currency" office:currency="USD" office:value="462" calcext:value-type="currency">
            <text:p>$462.00</text:p>
          </table:table-cell>
          <table:table-cell table:style-name="ce123" office:value-type="currency" office:currency="USD" office:value="376.68" calcext:value-type="currency">
            <text:p>$376.68</text:p>
          </table:table-cell>
          <table:table-cell table:style-name="ce123" office:value-type="currency" office:currency="USD" office:value="506" calcext:value-type="currency">
            <text:p>$506.00</text:p>
          </table:table-cell>
          <table:table-cell table:style-name="ce123" table:formula="of:=[.E904]-[.B904]" office:value-type="currency" office:currency="USD" office:value="44" calcext:value-type="currency">
            <text:p>$44.00</text:p>
          </table:table-cell>
          <table:table-cell table:style-name="ce102" table:formula="of:=[.E904]/[.D903]" office:value-type="float" office:value="1.4467890432893" calcext:value-type="float">
            <text:p>1.44678904328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461-NS</text:p>
          </table:table-cell>
          <table:table-cell table:number-columns-repeated="2" table:style-name="ce82" office:value-type="currency" office:currency="USD" office:value="530" calcext:value-type="currency">
            <text:p>$530.00</text:p>
          </table:table-cell>
          <table:table-cell table:style-name="Default" office:value-type="float" office:value="403.69" calcext:value-type="float">
            <text:p>403.69</text:p>
          </table:table-cell>
          <table:table-cell table:style-name="ce123" office:value-type="currency" office:currency="USD" office:value="541" calcext:value-type="currency">
            <text:p>$541.00</text:p>
          </table:table-cell>
          <table:table-cell table:style-name="ce123" table:formula="of:=[.E905]-[.B905]" office:value-type="currency" office:currency="USD" office:value="11" calcext:value-type="currency">
            <text:p>$11.00</text:p>
          </table:table-cell>
          <table:table-cell table:style-name="ce102" table:formula="of:=[.E905]/[.D904]" office:value-type="float" office:value="1.43623234575767" calcext:value-type="float">
            <text:p>1.436232345757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474-NS</text:p>
          </table:table-cell>
          <table:table-cell table:number-columns-repeated="2" table:style-name="ce82" office:value-type="currency" office:currency="USD" office:value="550" calcext:value-type="currency">
            <text:p>$550.00</text:p>
          </table:table-cell>
          <table:table-cell table:style-name="ce123" office:value-type="currency" office:currency="USD" office:value="419.38" calcext:value-type="currency">
            <text:p>$419.38</text:p>
          </table:table-cell>
          <table:table-cell table:style-name="ce123" office:value-type="currency" office:currency="USD" office:value="563" calcext:value-type="currency">
            <text:p>$563.00</text:p>
          </table:table-cell>
          <table:table-cell table:style-name="ce123" table:formula="of:=[.E906]-[.B906]" office:value-type="currency" office:currency="USD" office:value="13" calcext:value-type="currency">
            <text:p>$13.00</text:p>
          </table:table-cell>
          <table:table-cell table:style-name="ce102" table:formula="of:=[.E906]/[.D906]" office:value-type="float" office:value="1.34245791406362" calcext:value-type="float">
            <text:p>1.342457914063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37-NS</text:p>
          </table:table-cell>
          <table:table-cell table:number-columns-repeated="2" table:style-name="ce82" office:value-type="currency" office:currency="USD" office:value="530" calcext:value-type="currency">
            <text:p>$530.00</text:p>
          </table:table-cell>
          <table:table-cell table:style-name="ce123" office:value-type="currency" office:currency="USD" office:value="406.27" calcext:value-type="currency">
            <text:p>$406.27</text:p>
          </table:table-cell>
          <table:table-cell table:style-name="ce123" office:value-type="currency" office:currency="USD" office:value="546" calcext:value-type="currency">
            <text:p>$546.00</text:p>
          </table:table-cell>
          <table:table-cell table:style-name="ce123" table:formula="of:=[.E907]-[.B907]" office:value-type="currency" office:currency="USD" office:value="16" calcext:value-type="currency">
            <text:p>$16.00</text:p>
          </table:table-cell>
          <table:table-cell table:style-name="ce102" table:formula="of:=[.E907]/[.D907]" office:value-type="float" office:value="1.3439338371034" calcext:value-type="float">
            <text:p>1.34393383710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61-NS</text:p>
          </table:table-cell>
          <table:table-cell table:number-columns-repeated="2" table:style-name="ce82" office:value-type="currency" office:currency="USD" office:value="552" calcext:value-type="currency">
            <text:p>$552.00</text:p>
          </table:table-cell>
          <table:table-cell table:style-name="ce123" office:value-type="currency" office:currency="USD" office:value="433.28" calcext:value-type="currency">
            <text:p>$433.28</text:p>
          </table:table-cell>
          <table:table-cell table:style-name="ce123" office:value-type="currency" office:currency="USD" office:value="581" calcext:value-type="currency">
            <text:p>$581.00</text:p>
          </table:table-cell>
          <table:table-cell table:style-name="ce123" table:formula="of:=[.E908]-[.B908]" office:value-type="currency" office:currency="USD" office:value="29" calcext:value-type="currency">
            <text:p>$29.00</text:p>
          </table:table-cell>
          <table:table-cell table:style-name="ce102" table:formula="of:=[.E908]/[.D908]" office:value-type="float" office:value="1.34093426883309" calcext:value-type="float">
            <text:p>1.340934268833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74-NS</text:p>
          </table:table-cell>
          <table:table-cell table:number-columns-repeated="2" table:style-name="ce82" office:value-type="currency" office:currency="USD" office:value="582" calcext:value-type="currency">
            <text:p>$582.00</text:p>
          </table:table-cell>
          <table:table-cell table:style-name="ce123" office:value-type="currency" office:currency="USD" office:value="448.98" calcext:value-type="currency">
            <text:p>$448.98</text:p>
          </table:table-cell>
          <table:table-cell table:style-name="ce123" office:value-type="currency" office:currency="USD" office:value="602" calcext:value-type="currency">
            <text:p>$602.00</text:p>
          </table:table-cell>
          <table:table-cell table:style-name="ce123" table:formula="of:=[.E909]-[.B909]" office:value-type="currency" office:currency="USD" office:value="20" calcext:value-type="currency">
            <text:p>$20.00</text:p>
          </table:table-cell>
          <table:table-cell table:style-name="ce102" table:formula="of:=[.E909]/[.D909]" office:value-type="float" office:value="1.34081696289367" calcext:value-type="float">
            <text:p>1.340816962893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37-NS</text:p>
          </table:table-cell>
          <table:table-cell table:number-columns-repeated="2" table:style-name="ce82" office:value-type="currency" office:currency="USD" office:value="550" calcext:value-type="currency">
            <text:p>$550.00</text:p>
          </table:table-cell>
          <table:table-cell table:style-name="ce123" office:value-type="currency" office:currency="USD" office:value="419.05" calcext:value-type="currency">
            <text:p>$419.05</text:p>
          </table:table-cell>
          <table:table-cell table:style-name="ce123" office:value-type="currency" office:currency="USD" office:value="563" calcext:value-type="currency">
            <text:p>$563.00</text:p>
          </table:table-cell>
          <table:table-cell table:style-name="ce123" table:formula="of:=[.E910]-[.B910]" office:value-type="currency" office:currency="USD" office:value="13" calcext:value-type="currency">
            <text:p>$13.00</text:p>
          </table:table-cell>
          <table:table-cell table:style-name="ce102" table:formula="of:=[.E910]/[.D910]" office:value-type="float" office:value="1.34351509366424" calcext:value-type="float">
            <text:p>1.343515093664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61-NS</text:p>
          </table:table-cell>
          <table:table-cell table:number-columns-repeated="2" table:style-name="ce82" office:value-type="currency" office:currency="USD" office:value="582" calcext:value-type="currency">
            <text:p>$582.00</text:p>
          </table:table-cell>
          <table:table-cell table:style-name="ce123" office:value-type="currency" office:currency="USD" office:value="446.06" calcext:value-type="currency">
            <text:p>$446.06</text:p>
          </table:table-cell>
          <table:table-cell table:style-name="ce123" office:value-type="currency" office:currency="USD" office:value="598" calcext:value-type="currency">
            <text:p>$598.00</text:p>
          </table:table-cell>
          <table:table-cell table:style-name="ce123" table:formula="of:=[.E911]-[.B911]" office:value-type="currency" office:currency="USD" office:value="16" calcext:value-type="currency">
            <text:p>$16.00</text:p>
          </table:table-cell>
          <table:table-cell table:style-name="ce102" table:formula="of:=[.E911]/[.D911]" office:value-type="float" office:value="1.34062682150383" calcext:value-type="float">
            <text:p>1.340626821503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74-NS</text:p>
          </table:table-cell>
          <table:table-cell table:number-columns-repeated="2" table:style-name="ce82" office:value-type="currency" office:currency="USD" office:value="600" calcext:value-type="currency">
            <text:p>$600.00</text:p>
          </table:table-cell>
          <table:table-cell table:style-name="ce123" office:value-type="currency" office:currency="USD" office:value="461.76" calcext:value-type="currency">
            <text:p>$461.76</text:p>
          </table:table-cell>
          <table:table-cell table:style-name="ce123" office:value-type="currency" office:currency="USD" office:value="620" calcext:value-type="currency">
            <text:p>$620.00</text:p>
          </table:table-cell>
          <table:table-cell table:style-name="ce123" table:formula="of:=[.E912]-[.B912]" office:value-type="currency" office:currency="USD" office:value="20" calcext:value-type="currency">
            <text:p>$20.00</text:p>
          </table:table-cell>
          <table:table-cell table:style-name="ce102" table:formula="of:=[.E912]/[.D912]" office:value-type="float" office:value="1.34268884268884" calcext:value-type="float">
            <text:p>1.342688842688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849-NS</text:p>
          </table:table-cell>
          <table:table-cell table:number-columns-repeated="2" table:style-name="ce82" office:value-type="currency" office:currency="USD" office:value="650" calcext:value-type="currency">
            <text:p>$650.00</text:p>
          </table:table-cell>
          <table:table-cell table:style-name="ce123" office:value-type="currency" office:currency="USD" office:value="494.67" calcext:value-type="currency">
            <text:p>$494.67</text:p>
          </table:table-cell>
          <table:table-cell table:style-name="ce123" office:value-type="currency" office:currency="USD" office:value="663" calcext:value-type="currency">
            <text:p>$663.00</text:p>
          </table:table-cell>
          <table:table-cell table:style-name="ce123" table:formula="of:=[.E913]-[.B913]" office:value-type="currency" office:currency="USD" office:value="13" calcext:value-type="currency">
            <text:p>$13.00</text:p>
          </table:table-cell>
          <table:table-cell table:style-name="ce102" table:formula="of:=[.E913]/[.D913]" office:value-type="float" office:value="1.34028746437019" calcext:value-type="float">
            <text:p>1.340287464370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861-NS</text:p>
          </table:table-cell>
          <table:table-cell table:number-columns-repeated="2" table:style-name="ce82" office:value-type="currency" office:currency="USD" office:value="662" calcext:value-type="currency">
            <text:p>$662.00</text:p>
          </table:table-cell>
          <table:table-cell table:style-name="ce123" office:value-type="currency" office:currency="USD" office:value="507.06" calcext:value-type="currency">
            <text:p>$507.06</text:p>
          </table:table-cell>
          <table:table-cell table:style-name="ce123" office:value-type="currency" office:currency="USD" office:value="681" calcext:value-type="currency">
            <text:p>$681.00</text:p>
          </table:table-cell>
          <table:table-cell table:style-name="ce123" table:formula="of:=[.E914]-[.B914]" office:value-type="currency" office:currency="USD" office:value="19" calcext:value-type="currency">
            <text:p>$19.00</text:p>
          </table:table-cell>
          <table:table-cell table:style-name="ce102" table:formula="of:=[.E914]/[.D914]" office:value-type="float" office:value="1.34303632706189" calcext:value-type="float">
            <text:p>1.343036327061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874-NS</text:p>
          </table:table-cell>
          <table:table-cell table:number-columns-repeated="2" table:style-name="ce82" office:value-type="currency" office:currency="USD" office:value="686" calcext:value-type="currency">
            <text:p>$686.00</text:p>
          </table:table-cell>
          <table:table-cell table:style-name="ce123" office:value-type="currency" office:currency="USD" office:value="522.75" calcext:value-type="currency">
            <text:p>$522.75</text:p>
          </table:table-cell>
          <table:table-cell table:style-name="ce123" office:value-type="currency" office:currency="USD" office:value="701" calcext:value-type="currency">
            <text:p>$701.00</text:p>
          </table:table-cell>
          <table:table-cell table:style-name="ce123" table:formula="of:=[.E915]-[.B915]" office:value-type="currency" office:currency="USD" office:value="15" calcext:value-type="currency">
            <text:p>$15.00</text:p>
          </table:table-cell>
          <table:table-cell table:style-name="ce102" table:formula="of:=[.E915]/[.D915]" office:value-type="float" office:value="1.34098517455763" calcext:value-type="float">
            <text:p>1.340985174557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2049-NS</text:p>
          </table:table-cell>
          <table:table-cell table:number-columns-repeated="2" table:style-name="ce82" office:value-type="currency" office:currency="USD" office:value="702" calcext:value-type="currency">
            <text:p>$702.00</text:p>
          </table:table-cell>
          <table:table-cell table:style-name="ce123" office:value-type="currency" office:currency="USD" office:value="543.61" calcext:value-type="currency">
            <text:p>$543.61</text:p>
          </table:table-cell>
          <table:table-cell table:style-name="ce123" office:value-type="currency" office:currency="USD" office:value="729" calcext:value-type="currency">
            <text:p>$729.00</text:p>
          </table:table-cell>
          <table:table-cell table:style-name="ce123" table:formula="of:=[.E916]-[.B916]" office:value-type="currency" office:currency="USD" office:value="27" calcext:value-type="currency">
            <text:p>$27.00</text:p>
          </table:table-cell>
          <table:table-cell table:style-name="ce102" table:formula="of:=[.E916]/[.D916]" office:value-type="float" office:value="1.34103493313221" calcext:value-type="float">
            <text:p>1.3410349331322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2061-NS</text:p>
          </table:table-cell>
          <table:table-cell table:number-columns-repeated="2" table:style-name="ce82" office:value-type="currency" office:currency="USD" office:value="730" calcext:value-type="currency">
            <text:p>$730.00</text:p>
          </table:table-cell>
          <table:table-cell table:style-name="ce123" office:value-type="currency" office:currency="USD" office:value="556" calcext:value-type="currency">
            <text:p>$556.00</text:p>
          </table:table-cell>
          <table:table-cell table:style-name="ce123" office:value-type="currency" office:currency="USD" office:value="746" calcext:value-type="currency">
            <text:p>$746.00</text:p>
          </table:table-cell>
          <table:table-cell table:style-name="ce123" table:formula="of:=[.E917]-[.B917]" office:value-type="currency" office:currency="USD" office:value="16" calcext:value-type="currency">
            <text:p>$16.00</text:p>
          </table:table-cell>
          <table:table-cell table:style-name="ce102" table:formula="of:=[.E917]/[.D917]" office:value-type="float" office:value="1.34172661870504" calcext:value-type="float">
            <text:p>1.341726618705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2074-NS</text:p>
          </table:table-cell>
          <table:table-cell table:number-columns-repeated="2" table:style-name="ce82" office:value-type="currency" office:currency="USD" office:value="750" calcext:value-type="currency">
            <text:p>$750.00</text:p>
          </table:table-cell>
          <table:table-cell table:style-name="ce123" office:value-type="currency" office:currency="USD" office:value="571.69" calcext:value-type="currency">
            <text:p>$571.69</text:p>
          </table:table-cell>
          <table:table-cell table:style-name="ce123" office:value-type="currency" office:currency="USD" office:value="767" calcext:value-type="currency">
            <text:p>$767.00</text:p>
          </table:table-cell>
          <table:table-cell table:style-name="ce123" table:formula="of:=[.E918]-[.B918]" office:value-type="currency" office:currency="USD" office:value="17" calcext:value-type="currency">
            <text:p>$17.00</text:p>
          </table:table-cell>
          <table:table-cell table:style-name="ce102" table:formula="of:=[.E918]/[.D918]" office:value-type="float" office:value="1.34163620143784" calcext:value-type="float">
            <text:p>1.341636201437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3000 Heavy Duty Cantilever Racks - Doub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53-NS</text:p>
          </table:table-cell>
          <table:table-cell table:style-name="ce82" office:value-type="currency" office:currency="USD" office:value="339" calcext:value-type="currency">
            <text:p>$339.00</text:p>
          </table:table-cell>
          <table:table-cell table:style-name="ce82" office:value-type="currency" office:currency="USD" office:value="353" calcext:value-type="currency">
            <text:p>$353.00</text:p>
          </table:table-cell>
          <table:table-cell table:style-name="ce123" office:value-type="currency" office:currency="USD" office:value="264.65" calcext:value-type="currency">
            <text:p>$264.65</text:p>
          </table:table-cell>
          <table:table-cell table:style-name="ce123" office:value-type="currency" office:currency="USD" office:value="355.95" calcext:value-type="currency">
            <text:p>$355.95</text:p>
          </table:table-cell>
          <table:table-cell table:style-name="ce123" table:formula="of:=[.E922]-[.B922]" office:value-type="currency" office:currency="USD" office:value="16.95" calcext:value-type="currency">
            <text:p>$16.95</text:p>
          </table:table-cell>
          <table:table-cell table:style-name="ce102" table:formula="of:=[.E922]/[.D922]" office:value-type="float" office:value="1.34498394105422" calcext:value-type="float">
            <text:p>1.344983941054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65-NS</text:p>
          </table:table-cell>
          <table:table-cell table:style-name="ce82" office:value-type="currency" office:currency="USD" office:value="357" calcext:value-type="currency">
            <text:p>$357.00</text:p>
          </table:table-cell>
          <table:table-cell table:style-name="ce82" office:value-type="currency" office:currency="USD" office:value="367" calcext:value-type="currency">
            <text:p>$367.00</text:p>
          </table:table-cell>
          <table:table-cell table:style-name="ce123" office:value-type="currency" office:currency="USD" office:value="276.95" calcext:value-type="currency">
            <text:p>$276.95</text:p>
          </table:table-cell>
          <table:table-cell table:style-name="ce123" office:value-type="currency" office:currency="USD" office:value="370.95" calcext:value-type="currency">
            <text:p>$370.95</text:p>
          </table:table-cell>
          <table:table-cell table:style-name="ce123" table:formula="of:=[.E923]-[.B923]" office:value-type="currency" office:currency="USD" office:value="13.95" calcext:value-type="currency">
            <text:p>$13.95</text:p>
          </table:table-cell>
          <table:table-cell table:style-name="ce102" table:formula="of:=[.E923]/[.D923]" office:value-type="float" office:value="1.33941144610941" calcext:value-type="float">
            <text:p>1.3394114461094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82-NS</text:p>
          </table:table-cell>
          <table:table-cell table:style-name="ce82" office:value-type="currency" office:currency="USD" office:value="388" calcext:value-type="currency">
            <text:p>$388.00</text:p>
          </table:table-cell>
          <table:table-cell table:style-name="ce82" office:value-type="currency" office:currency="USD" office:value="399" calcext:value-type="currency">
            <text:p>$399.00</text:p>
          </table:table-cell>
          <table:table-cell table:style-name="ce123" office:value-type="currency" office:currency="USD" office:value="300.28" calcext:value-type="currency">
            <text:p>$300.28</text:p>
          </table:table-cell>
          <table:table-cell table:style-name="ce123" office:value-type="currency" office:currency="USD" office:value="402.95" calcext:value-type="currency">
            <text:p>$402.95</text:p>
          </table:table-cell>
          <table:table-cell table:style-name="ce123" table:formula="of:=[.E924]-[.B924]" office:value-type="currency" office:currency="USD" office:value="14.95" calcext:value-type="currency">
            <text:p>$14.95</text:p>
          </table:table-cell>
          <table:table-cell table:style-name="ce102" table:formula="of:=[.E924]/[.D924]" office:value-type="float" office:value="1.34191421340083" calcext:value-type="float">
            <text:p>1.341914213400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882-NS-36</text:p>
          </table:table-cell>
          <table:table-cell table:style-name="ce82" office:value-type="currency" office:currency="USD" office:value="388" calcext:value-type="currency">
            <text:p>$388.00</text:p>
          </table:table-cell>
          <table:table-cell table:style-name="ce82" office:value-type="currency" office:currency="USD" office:value="399" calcext:value-type="currency">
            <text:p>$399.00</text:p>
          </table:table-cell>
          <table:table-cell table:style-name="ce123" office:value-type="currency" office:currency="USD" office:value="300.28" calcext:value-type="currency">
            <text:p>$300.28</text:p>
          </table:table-cell>
          <table:table-cell table:style-name="ce123" office:value-type="currency" office:currency="USD" office:value="402.95" calcext:value-type="currency">
            <text:p>$402.95</text:p>
          </table:table-cell>
          <table:table-cell table:style-name="ce123" table:formula="of:=[.E925]-[.B925]" office:value-type="currency" office:currency="USD" office:value="14.95" calcext:value-type="currency">
            <text:p>$14.95</text:p>
          </table:table-cell>
          <table:table-cell table:style-name="ce102" table:formula="of:=[.E925]/[.D925]" office:value-type="float" office:value="1.34191421340083" calcext:value-type="float">
            <text:p>1.341914213400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106-NS</text:p>
          </table:table-cell>
          <table:table-cell table:style-name="ce82" office:value-type="currency" office:currency="USD" office:value="422" calcext:value-type="currency">
            <text:p>$422.00</text:p>
          </table:table-cell>
          <table:table-cell table:style-name="ce82" office:value-type="currency" office:currency="USD" office:value="432" calcext:value-type="currency">
            <text:p>$432.00</text:p>
          </table:table-cell>
          <table:table-cell table:style-name="ce123" office:value-type="currency" office:currency="USD" office:value="324.59" calcext:value-type="currency">
            <text:p>$324.59</text:p>
          </table:table-cell>
          <table:table-cell table:style-name="ce123" office:value-type="currency" office:currency="USD" office:value="435.95" calcext:value-type="currency">
            <text:p>$435.95</text:p>
          </table:table-cell>
          <table:table-cell table:style-name="ce123" table:formula="of:=[.E926]-[.B926]" office:value-type="currency" office:currency="USD" office:value="13.95" calcext:value-type="currency">
            <text:p>$13.95</text:p>
          </table:table-cell>
          <table:table-cell table:style-name="ce102" table:formula="of:=[.E926]/[.D926]" office:value-type="float" office:value="1.34307896115099" calcext:value-type="float">
            <text:p>1.3430789611509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8106-NS-48</text:p>
          </table:table-cell>
          <table:table-cell table:style-name="ce82" office:value-type="currency" office:currency="USD" office:value="422" calcext:value-type="currency">
            <text:p>$422.00</text:p>
          </table:table-cell>
          <table:table-cell table:style-name="ce82" office:value-type="currency" office:currency="USD" office:value="432" calcext:value-type="currency">
            <text:p>$432.00</text:p>
          </table:table-cell>
          <table:table-cell table:style-name="ce123" office:value-type="currency" office:currency="USD" office:value="324.59" calcext:value-type="currency">
            <text:p>$324.59</text:p>
          </table:table-cell>
          <table:table-cell table:style-name="ce123" office:value-type="currency" office:currency="USD" office:value="435.95" calcext:value-type="currency">
            <text:p>$435.95</text:p>
          </table:table-cell>
          <table:table-cell table:style-name="ce123" table:formula="of:=[.E927]-[.B927]" office:value-type="currency" office:currency="USD" office:value="13.95" calcext:value-type="currency">
            <text:p>$13.95</text:p>
          </table:table-cell>
          <table:table-cell table:style-name="ce102" table:formula="of:=[.E927]/[.D927]" office:value-type="float" office:value="1.34307896115099" calcext:value-type="float">
            <text:p>1.3430789611509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130-NS</text:p>
          </table:table-cell>
          <table:table-cell table:style-name="ce82" office:value-type="currency" office:currency="USD" office:value="490" calcext:value-type="currency">
            <text:p>$490.00</text:p>
          </table:table-cell>
          <table:table-cell table:style-name="ce82" office:value-type="currency" office:currency="USD" office:value="504" calcext:value-type="currency">
            <text:p>$504.00</text:p>
          </table:table-cell>
          <table:table-cell table:style-name="ce123" office:value-type="currency" office:currency="USD" office:value="378.09" calcext:value-type="currency">
            <text:p>$378.09</text:p>
          </table:table-cell>
          <table:table-cell table:style-name="ce123" office:value-type="currency" office:currency="USD" office:value="507" calcext:value-type="currency">
            <text:p>$507.00</text:p>
          </table:table-cell>
          <table:table-cell table:style-name="ce123" table:formula="of:=[.E928]-[.B928]" office:value-type="currency" office:currency="USD" office:value="17" calcext:value-type="currency">
            <text:p>$17.00</text:p>
          </table:table-cell>
          <table:table-cell table:style-name="ce102" table:formula="of:=[.E928]/[.D928]" office:value-type="float" office:value="1.34095056732524" calcext:value-type="float">
            <text:p>1.340950567325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53-NS</text:p>
          </table:table-cell>
          <table:table-cell table:style-name="ce82" office:value-type="currency" office:currency="USD" office:value="391" calcext:value-type="currency">
            <text:p>$391.00</text:p>
          </table:table-cell>
          <table:table-cell table:style-name="ce82" office:value-type="currency" office:currency="USD" office:value="406" calcext:value-type="currency">
            <text:p>$406.00</text:p>
          </table:table-cell>
          <table:table-cell table:style-name="ce123" office:value-type="currency" office:currency="USD" office:value="305.34" calcext:value-type="currency">
            <text:p>$305.34</text:p>
          </table:table-cell>
          <table:table-cell table:style-name="ce123" office:value-type="currency" office:currency="USD" office:value="409.95" calcext:value-type="currency">
            <text:p>$409.95</text:p>
          </table:table-cell>
          <table:table-cell table:style-name="ce123" table:formula="of:=[.E929]-[.B929]" office:value-type="currency" office:currency="USD" office:value="18.95" calcext:value-type="currency">
            <text:p>$18.95</text:p>
          </table:table-cell>
          <table:table-cell table:style-name="ce102" table:formula="of:=[.E929]/[.D929]" office:value-type="float" office:value="1.34260168991943" calcext:value-type="float">
            <text:p>1.342601689919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65-NS</text:p>
          </table:table-cell>
          <table:table-cell table:style-name="ce82" office:value-type="currency" office:currency="USD" office:value="412" calcext:value-type="currency">
            <text:p>$412.00</text:p>
          </table:table-cell>
          <table:table-cell table:style-name="ce82" office:value-type="currency" office:currency="USD" office:value="423" calcext:value-type="currency">
            <text:p>$423.00</text:p>
          </table:table-cell>
          <table:table-cell table:style-name="ce123" office:value-type="currency" office:currency="USD" office:value="317.64" calcext:value-type="currency">
            <text:p>$317.64</text:p>
          </table:table-cell>
          <table:table-cell table:style-name="ce123" office:value-type="currency" office:currency="USD" office:value="426.95" calcext:value-type="currency">
            <text:p>$426.95</text:p>
          </table:table-cell>
          <table:table-cell table:style-name="ce123" table:formula="of:=[.E930]-[.B930]" office:value-type="currency" office:currency="USD" office:value="14.95" calcext:value-type="currency">
            <text:p>$14.95</text:p>
          </table:table-cell>
          <table:table-cell table:style-name="ce102" table:formula="of:=[.E930]/[.D930]" office:value-type="float" office:value="1.34413172144566" calcext:value-type="float">
            <text:p>1.344131721445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82-NS</text:p>
          </table:table-cell>
          <table:table-cell table:style-name="ce82" office:value-type="currency" office:currency="USD" office:value="440" calcext:value-type="currency">
            <text:p>$440.00</text:p>
          </table:table-cell>
          <table:table-cell table:style-name="ce82" office:value-type="currency" office:currency="USD" office:value="453" calcext:value-type="currency">
            <text:p>$453.00</text:p>
          </table:table-cell>
          <table:table-cell table:style-name="ce123" office:value-type="currency" office:currency="USD" office:value="340.97" calcext:value-type="currency">
            <text:p>$340.97</text:p>
          </table:table-cell>
          <table:table-cell table:style-name="ce123" office:value-type="currency" office:currency="USD" office:value="456.95" calcext:value-type="currency">
            <text:p>$456.95</text:p>
          </table:table-cell>
          <table:table-cell table:style-name="ce123" table:formula="of:=[.E931]-[.B931]" office:value-type="currency" office:currency="USD" office:value="16.95" calcext:value-type="currency">
            <text:p>$16.95</text:p>
          </table:table-cell>
          <table:table-cell table:style-name="ce102" table:formula="of:=[.E931]/[.D931]" office:value-type="float" office:value="1.34014722702877" calcext:value-type="float">
            <text:p>1.340147227028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082-NS-36</text:p>
          </table:table-cell>
          <table:table-cell table:style-name="ce82" office:value-type="currency" office:currency="USD" office:value="440" calcext:value-type="currency">
            <text:p>$440.00</text:p>
          </table:table-cell>
          <table:table-cell table:style-name="ce82" office:value-type="currency" office:currency="USD" office:value="453" calcext:value-type="currency">
            <text:p>$453.00</text:p>
          </table:table-cell>
          <table:table-cell table:style-name="ce123" office:value-type="currency" office:currency="USD" office:value="340.97" calcext:value-type="currency">
            <text:p>$340.97</text:p>
          </table:table-cell>
          <table:table-cell table:style-name="ce123" office:value-type="currency" office:currency="USD" office:value="456.95" calcext:value-type="currency">
            <text:p>$456.95</text:p>
          </table:table-cell>
          <table:table-cell table:style-name="ce123" table:formula="of:=[.E932]-[.B932]" office:value-type="currency" office:currency="USD" office:value="16.95" calcext:value-type="currency">
            <text:p>$16.95</text:p>
          </table:table-cell>
          <table:table-cell table:style-name="ce102" table:formula="of:=[.E932]/[.D932]" office:value-type="float" office:value="1.34014722702877" calcext:value-type="float">
            <text:p>1.340147227028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106-NS</text:p>
          </table:table-cell>
          <table:table-cell table:style-name="ce82" office:value-type="currency" office:currency="USD" office:value="477" calcext:value-type="currency">
            <text:p>$477.00</text:p>
          </table:table-cell>
          <table:table-cell table:style-name="ce82" office:value-type="currency" office:currency="USD" office:value="487" calcext:value-type="currency">
            <text:p>$487.00</text:p>
          </table:table-cell>
          <table:table-cell table:style-name="ce123" office:value-type="currency" office:currency="USD" office:value="365.28" calcext:value-type="currency">
            <text:p>$365.28</text:p>
          </table:table-cell>
          <table:table-cell table:style-name="ce123" office:value-type="currency" office:currency="USD" office:value="490.95" calcext:value-type="currency">
            <text:p>$490.95</text:p>
          </table:table-cell>
          <table:table-cell table:style-name="ce123" table:formula="of:=[.E933]-[.B933]" office:value-type="currency" office:currency="USD" office:value="13.95" calcext:value-type="currency">
            <text:p>$13.95</text:p>
          </table:table-cell>
          <table:table-cell table:style-name="ce102" table:formula="of:=[.E933]/[.D933]" office:value-type="float" office:value="1.34403745072273" calcext:value-type="float">
            <text:p>1.344037450722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0106-NS-48</text:p>
          </table:table-cell>
          <table:table-cell table:style-name="ce82" office:value-type="currency" office:currency="USD" office:value="477" calcext:value-type="currency">
            <text:p>$477.00</text:p>
          </table:table-cell>
          <table:table-cell table:style-name="ce82" office:value-type="currency" office:currency="USD" office:value="487" calcext:value-type="currency">
            <text:p>$487.00</text:p>
          </table:table-cell>
          <table:table-cell table:style-name="ce123" office:value-type="currency" office:currency="USD" office:value="365.28" calcext:value-type="currency">
            <text:p>$365.28</text:p>
          </table:table-cell>
          <table:table-cell table:style-name="ce123" office:value-type="currency" office:currency="USD" office:value="490.95" calcext:value-type="currency">
            <text:p>$490.95</text:p>
          </table:table-cell>
          <table:table-cell table:style-name="ce123" table:formula="of:=[.E934]-[.B934]" office:value-type="currency" office:currency="USD" office:value="13.95" calcext:value-type="currency">
            <text:p>$13.95</text:p>
          </table:table-cell>
          <table:table-cell table:style-name="ce102" table:formula="of:=[.E934]/[.D934]" office:value-type="float" office:value="1.34403745072273" calcext:value-type="float">
            <text:p>1.344037450722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130-NS</text:p>
          </table:table-cell>
          <table:table-cell table:style-name="ce82" office:value-type="currency" office:currency="USD" office:value="542" calcext:value-type="currency">
            <text:p>$542.00</text:p>
          </table:table-cell>
          <table:table-cell table:style-name="ce82" office:value-type="currency" office:currency="USD" office:value="559" calcext:value-type="currency">
            <text:p>$559.00</text:p>
          </table:table-cell>
          <table:table-cell table:style-name="ce123" office:value-type="currency" office:currency="USD" office:value="418.78" calcext:value-type="currency">
            <text:p>$418.78</text:p>
          </table:table-cell>
          <table:table-cell table:style-name="ce123" office:value-type="currency" office:currency="USD" office:value="562" calcext:value-type="currency">
            <text:p>$562.00</text:p>
          </table:table-cell>
          <table:table-cell table:style-name="ce123" table:formula="of:=[.E935]-[.B935]" office:value-type="currency" office:currency="USD" office:value="20" calcext:value-type="currency">
            <text:p>$20.00</text:p>
          </table:table-cell>
          <table:table-cell table:style-name="ce102" table:formula="of:=[.E935]/[.D935]" office:value-type="float" office:value="1.34199340942738" calcext:value-type="float">
            <text:p>1.341993409427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53-NS</text:p>
          </table:table-cell>
          <table:table-cell table:style-name="ce82" office:value-type="currency" office:currency="USD" office:value="442" calcext:value-type="currency">
            <text:p>$442.00</text:p>
          </table:table-cell>
          <table:table-cell table:style-name="ce82" office:value-type="currency" office:currency="USD" office:value="449" calcext:value-type="currency">
            <text:p>$449.00</text:p>
          </table:table-cell>
          <table:table-cell table:style-name="ce123" office:value-type="currency" office:currency="USD" office:value="338.28" calcext:value-type="currency">
            <text:p>$338.28</text:p>
          </table:table-cell>
          <table:table-cell table:style-name="ce123" office:value-type="currency" office:currency="USD" office:value="453.95" calcext:value-type="currency">
            <text:p>$453.95</text:p>
          </table:table-cell>
          <table:table-cell table:style-name="ce123" table:formula="of:=[.E936]-[.B936]" office:value-type="currency" office:currency="USD" office:value="11.95" calcext:value-type="currency">
            <text:p>$11.95</text:p>
          </table:table-cell>
          <table:table-cell table:style-name="ce102" table:formula="of:=[.E936]/[.D936]" office:value-type="float" office:value="1.3419356745891" calcext:value-type="float">
            <text:p>1.341935674589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65-NS</text:p>
          </table:table-cell>
          <table:table-cell table:style-name="ce82" office:value-type="currency" office:currency="USD" office:value="452" calcext:value-type="currency">
            <text:p>$452.00</text:p>
          </table:table-cell>
          <table:table-cell table:style-name="ce82" office:value-type="currency" office:currency="USD" office:value="466" calcext:value-type="currency">
            <text:p>$466.00</text:p>
          </table:table-cell>
          <table:table-cell table:style-name="ce123" office:value-type="currency" office:currency="USD" office:value="350.58" calcext:value-type="currency">
            <text:p>$350.58</text:p>
          </table:table-cell>
          <table:table-cell table:style-name="ce123" office:value-type="currency" office:currency="USD" office:value="469.95" calcext:value-type="currency">
            <text:p>$469.95</text:p>
          </table:table-cell>
          <table:table-cell table:style-name="ce123" table:formula="of:=[.E937]-[.B937]" office:value-type="currency" office:currency="USD" office:value="17.95" calcext:value-type="currency">
            <text:p>$17.95</text:p>
          </table:table-cell>
          <table:table-cell table:style-name="ce102" table:formula="of:=[.E937]/[.D937]" office:value-type="float" office:value="1.34049289748417" calcext:value-type="float">
            <text:p>1.340492897484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282-NS-30</text:p>
          </table:table-cell>
          <table:table-cell table:style-name="ce82" office:value-type="currency" office:currency="USD" office:value="483" calcext:value-type="currency">
            <text:p>$483.00</text:p>
          </table:table-cell>
          <table:table-cell table:style-name="ce82" office:value-type="currency" office:currency="USD" office:value="499" calcext:value-type="currency">
            <text:p>$499.00</text:p>
          </table:table-cell>
          <table:table-cell table:style-name="ce123" office:value-type="currency" office:currency="USD" office:value="373.91" calcext:value-type="currency">
            <text:p>$373.91</text:p>
          </table:table-cell>
          <table:table-cell table:style-name="ce123" office:value-type="currency" office:currency="USD" office:value="502" calcext:value-type="currency">
            <text:p>$502.00</text:p>
          </table:table-cell>
          <table:table-cell table:style-name="ce123" table:formula="of:=[.E938]-[.B938]" office:value-type="currency" office:currency="USD" office:value="19" calcext:value-type="currency">
            <text:p>$19.00</text:p>
          </table:table-cell>
          <table:table-cell table:style-name="ce102" table:formula="of:=[.E938]/[.D938]" office:value-type="float" office:value="1.34256906742264" calcext:value-type="float">
            <text:p>1.342569067422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282-NS-36</text:p>
          </table:table-cell>
          <table:table-cell table:style-name="ce82" office:value-type="currency" office:currency="USD" office:value="483" calcext:value-type="currency">
            <text:p>$483.00</text:p>
          </table:table-cell>
          <table:table-cell table:style-name="ce82" office:value-type="currency" office:currency="USD" office:value="499" calcext:value-type="currency">
            <text:p>$499.00</text:p>
          </table:table-cell>
          <table:table-cell table:style-name="ce123" office:value-type="currency" office:currency="USD" office:value="373.91" calcext:value-type="currency">
            <text:p>$373.91</text:p>
          </table:table-cell>
          <table:table-cell table:style-name="ce123" office:value-type="currency" office:currency="USD" office:value="502" calcext:value-type="currency">
            <text:p>$502.00</text:p>
          </table:table-cell>
          <table:table-cell table:style-name="ce123" table:formula="of:=[.E939]-[.B939]" office:value-type="currency" office:currency="USD" office:value="19" calcext:value-type="currency">
            <text:p>$19.00</text:p>
          </table:table-cell>
          <table:table-cell table:style-name="ce102" table:formula="of:=[.E939]/[.D939]" office:value-type="float" office:value="1.34256906742264" calcext:value-type="float">
            <text:p>1.342569067422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106-NS</text:p>
          </table:table-cell>
          <table:table-cell table:style-name="ce82" office:value-type="currency" office:currency="USD" office:value="512" calcext:value-type="currency">
            <text:p>$512.00</text:p>
          </table:table-cell>
          <table:table-cell table:style-name="ce82" office:value-type="currency" office:currency="USD" office:value="531" calcext:value-type="currency">
            <text:p>$531.00</text:p>
          </table:table-cell>
          <table:table-cell table:style-name="ce123" office:value-type="currency" office:currency="USD" office:value="398.22" calcext:value-type="currency">
            <text:p>$398.22</text:p>
          </table:table-cell>
          <table:table-cell table:style-name="ce123" office:value-type="currency" office:currency="USD" office:value="534" calcext:value-type="currency">
            <text:p>$534.00</text:p>
          </table:table-cell>
          <table:table-cell table:style-name="ce123" table:formula="of:=[.E940]-[.B940]" office:value-type="currency" office:currency="USD" office:value="22" calcext:value-type="currency">
            <text:p>$22.00</text:p>
          </table:table-cell>
          <table:table-cell table:style-name="ce102" table:formula="of:=[.E940]/[.D940]" office:value-type="float" office:value="1.34096730450505" calcext:value-type="float">
            <text:p>1.340967304505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2106-NS-48</text:p>
          </table:table-cell>
          <table:table-cell table:style-name="ce82" office:value-type="currency" office:currency="USD" office:value="513" calcext:value-type="currency">
            <text:p>$513.00</text:p>
          </table:table-cell>
          <table:table-cell table:style-name="ce82" office:value-type="currency" office:currency="USD" office:value="531" calcext:value-type="currency">
            <text:p>$531.00</text:p>
          </table:table-cell>
          <table:table-cell table:style-name="ce123" office:value-type="currency" office:currency="USD" office:value="398.22" calcext:value-type="currency">
            <text:p>$398.22</text:p>
          </table:table-cell>
          <table:table-cell table:style-name="ce123" office:value-type="currency" office:currency="USD" office:value="534" calcext:value-type="currency">
            <text:p>$534.00</text:p>
          </table:table-cell>
          <table:table-cell table:style-name="ce123" table:formula="of:=[.E941]-[.B941]" office:value-type="currency" office:currency="USD" office:value="21" calcext:value-type="currency">
            <text:p>$21.00</text:p>
          </table:table-cell>
          <table:table-cell table:style-name="ce102" table:formula="of:=[.E941]/[.D941]" office:value-type="float" office:value="1.34096730450505" calcext:value-type="float">
            <text:p>1.340967304505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130-NS</text:p>
          </table:table-cell>
          <table:table-cell table:style-name="ce82" office:value-type="currency" office:currency="USD" office:value="587" calcext:value-type="currency">
            <text:p>$587.00</text:p>
          </table:table-cell>
          <table:table-cell table:style-name="ce82" office:value-type="currency" office:currency="USD" office:value="602" calcext:value-type="currency">
            <text:p>$602.00</text:p>
          </table:table-cell>
          <table:table-cell table:style-name="ce123" office:value-type="currency" office:currency="USD" office:value="451.72" calcext:value-type="currency">
            <text:p>$451.72</text:p>
          </table:table-cell>
          <table:table-cell table:style-name="ce123" office:value-type="currency" office:currency="USD" office:value="606" calcext:value-type="currency">
            <text:p>$606.00</text:p>
          </table:table-cell>
          <table:table-cell table:style-name="ce123" table:formula="of:=[.E942]-[.B942]" office:value-type="currency" office:currency="USD" office:value="19" calcext:value-type="currency">
            <text:p>$19.00</text:p>
          </table:table-cell>
          <table:table-cell table:style-name="ce102" table:formula="of:=[.E942]/[.D942]" office:value-type="float" office:value="1.34153900646418" calcext:value-type="float">
            <text:p>1.341539006464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65-NS</text:p>
          </table:table-cell>
          <table:table-cell table:style-name="ce82" office:value-type="currency" office:currency="USD" office:value="543" calcext:value-type="currency">
            <text:p>$543.00</text:p>
          </table:table-cell>
          <table:table-cell table:style-name="ce82" office:value-type="currency" office:currency="USD" office:value="531" calcext:value-type="currency">
            <text:p>$531.00</text:p>
          </table:table-cell>
          <table:table-cell table:style-name="ce123" office:value-type="currency" office:currency="USD" office:value="420.23" calcext:value-type="currency">
            <text:p>$420.23</text:p>
          </table:table-cell>
          <table:table-cell table:style-name="ce123" office:value-type="currency" office:currency="USD" office:value="564" calcext:value-type="currency">
            <text:p>$564.00</text:p>
          </table:table-cell>
          <table:table-cell table:style-name="ce123" table:formula="of:=[.E943]-[.B943]" office:value-type="currency" office:currency="USD" office:value="21" calcext:value-type="currency">
            <text:p>$21.00</text:p>
          </table:table-cell>
          <table:table-cell table:style-name="ce102" table:formula="of:=[.E943]/[.D943]" office:value-type="float" office:value="1.34212217119197" calcext:value-type="float">
            <text:p>1.342122171191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465-NS-24</text:p>
          </table:table-cell>
          <table:table-cell table:style-name="ce82" office:value-type="currency" office:currency="USD" office:value="543" calcext:value-type="currency">
            <text:p>$543.00</text:p>
          </table:table-cell>
          <table:table-cell table:style-name="ce82" office:value-type="currency" office:currency="USD" office:value="531" calcext:value-type="currency">
            <text:p>$531.00</text:p>
          </table:table-cell>
          <table:table-cell table:style-name="ce123" office:value-type="currency" office:currency="USD" office:value="420.23" calcext:value-type="currency">
            <text:p>$420.23</text:p>
          </table:table-cell>
          <table:table-cell table:style-name="ce123" office:value-type="currency" office:currency="USD" office:value="564" calcext:value-type="currency">
            <text:p>$564.00</text:p>
          </table:table-cell>
          <table:table-cell table:style-name="ce123" table:formula="of:=[.E944]-[.B944]" office:value-type="currency" office:currency="USD" office:value="21" calcext:value-type="currency">
            <text:p>$21.00</text:p>
          </table:table-cell>
          <table:table-cell table:style-name="ce102" table:formula="of:=[.E944]/[.D944]" office:value-type="float" office:value="1.34212217119197" calcext:value-type="float">
            <text:p>1.342122171191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82-NS</text:p>
          </table:table-cell>
          <table:table-cell table:style-name="ce82" office:value-type="currency" office:currency="USD" office:value="577" calcext:value-type="currency">
            <text:p>$577.00</text:p>
          </table:table-cell>
          <table:table-cell table:style-name="ce82" office:value-type="currency" office:currency="USD" office:value="592" calcext:value-type="currency">
            <text:p>$592.00</text:p>
          </table:table-cell>
          <table:table-cell table:style-name="ce123" office:value-type="currency" office:currency="USD" office:value="443.55" calcext:value-type="currency">
            <text:p>$443.55</text:p>
          </table:table-cell>
          <table:table-cell table:style-name="ce123" office:value-type="currency" office:currency="USD" office:value="595" calcext:value-type="currency">
            <text:p>$595.00</text:p>
          </table:table-cell>
          <table:table-cell table:style-name="ce123" table:formula="of:=[.E945]-[.B945]" office:value-type="currency" office:currency="USD" office:value="18" calcext:value-type="currency">
            <text:p>$18.00</text:p>
          </table:table-cell>
          <table:table-cell table:style-name="ce102" table:formula="of:=[.E945]/[.D945]" office:value-type="float" office:value="1.34144966745575" calcext:value-type="float">
            <text:p>1.341449667455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482-NS-36</text:p>
          </table:table-cell>
          <table:table-cell table:style-name="ce82" office:value-type="currency" office:currency="USD" office:value="577" calcext:value-type="currency">
            <text:p>$577.00</text:p>
          </table:table-cell>
          <table:table-cell table:style-name="ce82" office:value-type="currency" office:currency="USD" office:value="592" calcext:value-type="currency">
            <text:p>$592.00</text:p>
          </table:table-cell>
          <table:table-cell table:style-name="ce123" office:value-type="currency" office:currency="USD" office:value="443.55" calcext:value-type="currency">
            <text:p>$443.55</text:p>
          </table:table-cell>
          <table:table-cell table:style-name="ce123" office:value-type="currency" office:currency="USD" office:value="595" calcext:value-type="currency">
            <text:p>$595.00</text:p>
          </table:table-cell>
          <table:table-cell table:style-name="ce123" table:formula="of:=[.E946]-[.B946]" office:value-type="currency" office:currency="USD" office:value="18" calcext:value-type="currency">
            <text:p>$18.00</text:p>
          </table:table-cell>
          <table:table-cell table:style-name="ce102" table:formula="of:=[.E946]/[.D946]" office:value-type="float" office:value="1.34144966745575" calcext:value-type="float">
            <text:p>1.341449667455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106-NS</text:p>
          </table:table-cell>
          <table:table-cell table:style-name="ce82" office:value-type="currency" office:currency="USD" office:value="599" calcext:value-type="currency">
            <text:p>$599.00</text:p>
          </table:table-cell>
          <table:table-cell table:style-name="ce82" office:value-type="currency" office:currency="USD" office:value="625" calcext:value-type="currency">
            <text:p>$625.00</text:p>
          </table:table-cell>
          <table:table-cell table:style-name="ce123" office:value-type="currency" office:currency="USD" office:value="467.86" calcext:value-type="currency">
            <text:p>$467.86</text:p>
          </table:table-cell>
          <table:table-cell table:style-name="ce123" office:value-type="currency" office:currency="USD" office:value="628" calcext:value-type="currency">
            <text:p>$628.00</text:p>
          </table:table-cell>
          <table:table-cell table:style-name="ce123" table:formula="of:=[.E947]-[.B947]" office:value-type="currency" office:currency="USD" office:value="29" calcext:value-type="currency">
            <text:p>$29.00</text:p>
          </table:table-cell>
          <table:table-cell table:style-name="ce102" table:formula="of:=[.E947]/[.D947]" office:value-type="float" office:value="1.34228187919463" calcext:value-type="float">
            <text:p>1.342281879194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4106-NS-48</text:p>
          </table:table-cell>
          <table:table-cell table:style-name="ce82" office:value-type="currency" office:currency="USD" office:value="599" calcext:value-type="currency">
            <text:p>$599.00</text:p>
          </table:table-cell>
          <table:table-cell table:style-name="ce82" office:value-type="currency" office:currency="USD" office:value="625" calcext:value-type="currency">
            <text:p>$625.00</text:p>
          </table:table-cell>
          <table:table-cell table:style-name="ce123" office:value-type="currency" office:currency="USD" office:value="467.86" calcext:value-type="currency">
            <text:p>$467.86</text:p>
          </table:table-cell>
          <table:table-cell table:style-name="ce123" office:value-type="currency" office:currency="USD" office:value="628" calcext:value-type="currency">
            <text:p>$628.00</text:p>
          </table:table-cell>
          <table:table-cell table:style-name="ce123" table:formula="of:=[.E948]-[.B948]" office:value-type="currency" office:currency="USD" office:value="29" calcext:value-type="currency">
            <text:p>$29.00</text:p>
          </table:table-cell>
          <table:table-cell table:style-name="ce102" table:formula="of:=[.E948]/[.D948]" office:value-type="float" office:value="1.34228187919463" calcext:value-type="float">
            <text:p>1.342281879194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130-NS</text:p>
          </table:table-cell>
          <table:table-cell table:style-name="ce82" office:value-type="currency" office:currency="USD" office:value="679" calcext:value-type="currency">
            <text:p>$679.00</text:p>
          </table:table-cell>
          <table:table-cell table:style-name="ce82" office:value-type="currency" office:currency="USD" office:value="697" calcext:value-type="currency">
            <text:p>$697.00</text:p>
          </table:table-cell>
          <table:table-cell table:style-name="ce123" office:value-type="currency" office:currency="USD" office:value="521.36" calcext:value-type="currency">
            <text:p>$521.36</text:p>
          </table:table-cell>
          <table:table-cell table:style-name="ce123" office:value-type="currency" office:currency="USD" office:value="700" calcext:value-type="currency">
            <text:p>$700.00</text:p>
          </table:table-cell>
          <table:table-cell table:style-name="ce123" table:formula="of:=[.E949]-[.B949]" office:value-type="currency" office:currency="USD" office:value="21" calcext:value-type="currency">
            <text:p>$21.00</text:p>
          </table:table-cell>
          <table:table-cell table:style-name="ce102" table:formula="of:=[.E949]/[.D949]" office:value-type="float" office:value="1.34264232008593" calcext:value-type="float">
            <text:p>1.342642320085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65-NS</text:p>
          </table:table-cell>
          <table:table-cell table:style-name="ce82" office:value-type="currency" office:currency="USD" office:value="583" calcext:value-type="currency">
            <text:p>$583.00</text:p>
          </table:table-cell>
          <table:table-cell table:style-name="ce82" office:value-type="currency" office:currency="USD" office:value="599" calcext:value-type="currency">
            <text:p>$599.00</text:p>
          </table:table-cell>
          <table:table-cell table:style-name="ce123" office:value-type="currency" office:currency="USD" office:value="449.82" calcext:value-type="currency">
            <text:p>$449.82</text:p>
          </table:table-cell>
          <table:table-cell table:style-name="ce123" office:value-type="currency" office:currency="USD" office:value="603" calcext:value-type="currency">
            <text:p>$603.00</text:p>
          </table:table-cell>
          <table:table-cell table:style-name="ce123" table:formula="of:=[.E950]-[.B950]" office:value-type="currency" office:currency="USD" office:value="20" calcext:value-type="currency">
            <text:p>$20.00</text:p>
          </table:table-cell>
          <table:table-cell table:style-name="ce102" table:formula="of:=[.E950]/[.D950]" office:value-type="float" office:value="1.34053621448579" calcext:value-type="float">
            <text:p>1.340536214485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565-NS-24</text:p>
          </table:table-cell>
          <table:table-cell table:style-name="ce82" office:value-type="currency" office:currency="USD" office:value="583" calcext:value-type="currency">
            <text:p>$583.00</text:p>
          </table:table-cell>
          <table:table-cell table:style-name="ce82" office:value-type="currency" office:currency="USD" office:value="599" calcext:value-type="currency">
            <text:p>$599.00</text:p>
          </table:table-cell>
          <table:table-cell table:style-name="ce123" office:value-type="currency" office:currency="USD" office:value="449.82" calcext:value-type="currency">
            <text:p>$449.82</text:p>
          </table:table-cell>
          <table:table-cell table:style-name="ce123" office:value-type="currency" office:currency="USD" office:value="603" calcext:value-type="currency">
            <text:p>$603.00</text:p>
          </table:table-cell>
          <table:table-cell table:style-name="ce123" table:formula="of:=[.E951]-[.B951]" office:value-type="currency" office:currency="USD" office:value="20" calcext:value-type="currency">
            <text:p>$20.00</text:p>
          </table:table-cell>
          <table:table-cell table:style-name="ce102" table:formula="of:=[.E951]/[.D951]" office:value-type="float" office:value="1.34053621448579" calcext:value-type="float">
            <text:p>1.340536214485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82-NS</text:p>
          </table:table-cell>
          <table:table-cell table:style-name="ce82" office:value-type="currency" office:currency="USD" office:value="616" calcext:value-type="currency">
            <text:p>$616.00</text:p>
          </table:table-cell>
          <table:table-cell table:style-name="ce82" office:value-type="currency" office:currency="USD" office:value="632" calcext:value-type="currency">
            <text:p>$632.00</text:p>
          </table:table-cell>
          <table:table-cell table:style-name="ce123" office:value-type="currency" office:currency="USD" office:value="473.14" calcext:value-type="currency">
            <text:p>$473.14</text:p>
          </table:table-cell>
          <table:table-cell table:style-name="ce123" office:value-type="currency" office:currency="USD" office:value="635" calcext:value-type="currency">
            <text:p>$635.00</text:p>
          </table:table-cell>
          <table:table-cell table:style-name="ce123" table:formula="of:=[.E952]-[.B952]" office:value-type="currency" office:currency="USD" office:value="19" calcext:value-type="currency">
            <text:p>$19.00</text:p>
          </table:table-cell>
          <table:table-cell table:style-name="ce102" table:formula="of:=[.E952]/[.D952]" office:value-type="float" office:value="1.34209747643404" calcext:value-type="float">
            <text:p>1.342097476434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582-NS-36</text:p>
          </table:table-cell>
          <table:table-cell table:style-name="ce82" office:value-type="currency" office:currency="USD" office:value="616" calcext:value-type="currency">
            <text:p>$616.00</text:p>
          </table:table-cell>
          <table:table-cell table:style-name="ce82" office:value-type="currency" office:currency="USD" office:value="632" calcext:value-type="currency">
            <text:p>$632.00</text:p>
          </table:table-cell>
          <table:table-cell table:style-name="ce123" office:value-type="currency" office:currency="USD" office:value="473.14" calcext:value-type="currency">
            <text:p>$473.14</text:p>
          </table:table-cell>
          <table:table-cell table:style-name="ce123" office:value-type="currency" office:currency="USD" office:value="635" calcext:value-type="currency">
            <text:p>$635.00</text:p>
          </table:table-cell>
          <table:table-cell table:style-name="ce123" table:formula="of:=[.E953]-[.B953]" office:value-type="currency" office:currency="USD" office:value="19" calcext:value-type="currency">
            <text:p>$19.00</text:p>
          </table:table-cell>
          <table:table-cell table:style-name="ce102" table:formula="of:=[.E953]/[.D953]" office:value-type="float" office:value="1.34209747643404" calcext:value-type="float">
            <text:p>1.342097476434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106-NS</text:p>
          </table:table-cell>
          <table:table-cell table:style-name="ce82" office:value-type="currency" office:currency="USD" office:value="643" calcext:value-type="currency">
            <text:p>$643.00</text:p>
          </table:table-cell>
          <table:table-cell table:style-name="ce82" office:value-type="currency" office:currency="USD" office:value="664" calcext:value-type="currency">
            <text:p>$664.00</text:p>
          </table:table-cell>
          <table:table-cell table:style-name="ce123" office:value-type="currency" office:currency="USD" office:value="497.45" calcext:value-type="currency">
            <text:p>$497.45</text:p>
          </table:table-cell>
          <table:table-cell table:style-name="ce123" office:value-type="currency" office:currency="USD" office:value="667" calcext:value-type="currency">
            <text:p>$667.00</text:p>
          </table:table-cell>
          <table:table-cell table:style-name="ce123" table:formula="of:=[.E954]-[.B954]" office:value-type="currency" office:currency="USD" office:value="24" calcext:value-type="currency">
            <text:p>$24.00</text:p>
          </table:table-cell>
          <table:table-cell table:style-name="ce102" table:formula="of:=[.E954]/[.D954]" office:value-type="float" office:value="1.34083827520354" calcext:value-type="float">
            <text:p>1.3408382752035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5106-NS-48</text:p>
          </table:table-cell>
          <table:table-cell table:style-name="ce82" office:value-type="currency" office:currency="USD" office:value="643" calcext:value-type="currency">
            <text:p>$643.00</text:p>
          </table:table-cell>
          <table:table-cell table:style-name="ce82" office:value-type="currency" office:currency="USD" office:value="664" calcext:value-type="currency">
            <text:p>$664.00</text:p>
          </table:table-cell>
          <table:table-cell table:style-name="ce123" office:value-type="currency" office:currency="USD" office:value="497.45" calcext:value-type="currency">
            <text:p>$497.45</text:p>
          </table:table-cell>
          <table:table-cell table:style-name="ce123" office:value-type="currency" office:currency="USD" office:value="667" calcext:value-type="currency">
            <text:p>$667.00</text:p>
          </table:table-cell>
          <table:table-cell table:style-name="ce123" table:formula="of:=[.E955]-[.B955]" office:value-type="currency" office:currency="USD" office:value="24" calcext:value-type="currency">
            <text:p>$24.00</text:p>
          </table:table-cell>
          <table:table-cell table:style-name="ce102" table:formula="of:=[.E955]/[.D955]" office:value-type="float" office:value="1.34083827520354" calcext:value-type="float">
            <text:p>1.3408382752035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130-NS</text:p>
          </table:table-cell>
          <table:table-cell table:style-name="ce82" office:value-type="currency" office:currency="USD" office:value="719" calcext:value-type="currency">
            <text:p>$719.00</text:p>
          </table:table-cell>
          <table:table-cell table:style-name="ce82" office:value-type="currency" office:currency="USD" office:value="736" calcext:value-type="currency">
            <text:p>$736.00</text:p>
          </table:table-cell>
          <table:table-cell table:style-name="ce123" office:value-type="currency" office:currency="USD" office:value="550.95" calcext:value-type="currency">
            <text:p>$550.95</text:p>
          </table:table-cell>
          <table:table-cell table:style-name="ce123" office:value-type="currency" office:currency="USD" office:value="739" calcext:value-type="currency">
            <text:p>$739.00</text:p>
          </table:table-cell>
          <table:table-cell table:style-name="ce123" table:formula="of:=[.E956]-[.B956]" office:value-type="currency" office:currency="USD" office:value="20" calcext:value-type="currency">
            <text:p>$20.00</text:p>
          </table:table-cell>
          <table:table-cell table:style-name="ce102" table:formula="of:=[.E956]/[.D956]" office:value-type="float" office:value="1.34131953897813" calcext:value-type="float">
            <text:p>1.341319538978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65-NS</text:p>
          </table:table-cell>
          <table:table-cell table:style-name="ce82" office:value-type="currency" office:currency="USD" office:value="594" calcext:value-type="currency">
            <text:p>$594.00</text:p>
          </table:table-cell>
          <table:table-cell table:style-name="ce82" office:value-type="currency" office:currency="USD" office:value="618" calcext:value-type="currency">
            <text:p>$618.00</text:p>
          </table:table-cell>
          <table:table-cell table:style-name="ce123" office:value-type="currency" office:currency="USD" office:value="462.6" calcext:value-type="currency">
            <text:p>$462.60</text:p>
          </table:table-cell>
          <table:table-cell table:style-name="ce123" office:value-type="currency" office:currency="USD" office:value="621" calcext:value-type="currency">
            <text:p>$621.00</text:p>
          </table:table-cell>
          <table:table-cell table:style-name="ce123" table:formula="of:=[.E957]-[.B957]" office:value-type="currency" office:currency="USD" office:value="27" calcext:value-type="currency">
            <text:p>$27.00</text:p>
          </table:table-cell>
          <table:table-cell table:style-name="ce102" table:formula="of:=[.E957]/[.D957]" office:value-type="float" office:value="1.34241245136187" calcext:value-type="float">
            <text:p>1.342412451361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665-NS-24</text:p>
          </table:table-cell>
          <table:table-cell table:style-name="ce82" office:value-type="currency" office:currency="USD" office:value="594" calcext:value-type="currency">
            <text:p>$594.00</text:p>
          </table:table-cell>
          <table:table-cell table:style-name="ce82" office:value-type="currency" office:currency="USD" office:value="618" calcext:value-type="currency">
            <text:p>$618.00</text:p>
          </table:table-cell>
          <table:table-cell table:style-name="ce123" office:value-type="currency" office:currency="USD" office:value="462.6" calcext:value-type="currency">
            <text:p>$462.60</text:p>
          </table:table-cell>
          <table:table-cell table:style-name="ce123" office:value-type="currency" office:currency="USD" office:value="621" calcext:value-type="currency">
            <text:p>$621.00</text:p>
          </table:table-cell>
          <table:table-cell table:style-name="ce123" table:formula="of:=[.E958]-[.B958]" office:value-type="currency" office:currency="USD" office:value="27" calcext:value-type="currency">
            <text:p>$27.00</text:p>
          </table:table-cell>
          <table:table-cell table:style-name="ce102" table:formula="of:=[.E958]/[.D958]" office:value-type="float" office:value="1.34241245136187" calcext:value-type="float">
            <text:p>1.342412451361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82-NS</text:p>
          </table:table-cell>
          <table:table-cell table:style-name="ce82" office:value-type="currency" office:currency="USD" office:value="633" calcext:value-type="currency">
            <text:p>$633.00</text:p>
          </table:table-cell>
          <table:table-cell table:style-name="ce82" office:value-type="currency" office:currency="USD" office:value="648" calcext:value-type="currency">
            <text:p>$648.00</text:p>
          </table:table-cell>
          <table:table-cell table:style-name="ce123" office:value-type="currency" office:currency="USD" office:value="485.92" calcext:value-type="currency">
            <text:p>$485.92</text:p>
          </table:table-cell>
          <table:table-cell table:style-name="ce123" office:value-type="currency" office:currency="USD" office:value="652" calcext:value-type="currency">
            <text:p>$652.00</text:p>
          </table:table-cell>
          <table:table-cell table:style-name="ce123" table:formula="of:=[.E959]-[.B959]" office:value-type="currency" office:currency="USD" office:value="19" calcext:value-type="currency">
            <text:p>$19.00</text:p>
          </table:table-cell>
          <table:table-cell table:style-name="ce102" table:formula="of:=[.E959]/[.D959]" office:value-type="float" office:value="1.34178465591044" calcext:value-type="float">
            <text:p>1.341784655910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682-NS-36</text:p>
          </table:table-cell>
          <table:table-cell table:style-name="ce82" office:value-type="currency" office:currency="USD" office:value="633" calcext:value-type="currency">
            <text:p>$633.00</text:p>
          </table:table-cell>
          <table:table-cell table:style-name="ce82" office:value-type="currency" office:currency="USD" office:value="648" calcext:value-type="currency">
            <text:p>$648.00</text:p>
          </table:table-cell>
          <table:table-cell table:style-name="ce123" office:value-type="currency" office:currency="USD" office:value="485.92" calcext:value-type="currency">
            <text:p>$485.92</text:p>
          </table:table-cell>
          <table:table-cell table:style-name="ce123" office:value-type="currency" office:currency="USD" office:value="652" calcext:value-type="currency">
            <text:p>$652.00</text:p>
          </table:table-cell>
          <table:table-cell table:style-name="ce123" table:formula="of:=[.E960]-[.B960]" office:value-type="currency" office:currency="USD" office:value="19" calcext:value-type="currency">
            <text:p>$19.00</text:p>
          </table:table-cell>
          <table:table-cell table:style-name="ce102" table:formula="of:=[.E960]/[.D960]" office:value-type="float" office:value="1.34178465591044" calcext:value-type="float">
            <text:p>1.341784655910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106-NS</text:p>
          </table:table-cell>
          <table:table-cell table:style-name="ce82" office:value-type="currency" office:currency="USD" office:value="664" calcext:value-type="currency">
            <text:p>$664.00</text:p>
          </table:table-cell>
          <table:table-cell table:style-name="ce82" office:value-type="currency" office:currency="USD" office:value="682" calcext:value-type="currency">
            <text:p>$682.00</text:p>
          </table:table-cell>
          <table:table-cell table:style-name="ce123" office:value-type="currency" office:currency="USD" office:value="510.23" calcext:value-type="currency">
            <text:p>$510.23</text:p>
          </table:table-cell>
          <table:table-cell table:style-name="ce123" office:value-type="currency" office:currency="USD" office:value="685" calcext:value-type="currency">
            <text:p>$685.00</text:p>
          </table:table-cell>
          <table:table-cell table:style-name="ce123" table:formula="of:=[.E961]-[.B961]" office:value-type="currency" office:currency="USD" office:value="21" calcext:value-type="currency">
            <text:p>$21.00</text:p>
          </table:table-cell>
          <table:table-cell table:style-name="ce102" table:formula="of:=[.E961]/[.D961]" office:value-type="float" office:value="1.34253179938459" calcext:value-type="float">
            <text:p>1.342531799384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6106-NS-48</text:p>
          </table:table-cell>
          <table:table-cell table:style-name="ce82" office:value-type="currency" office:currency="USD" office:value="648" calcext:value-type="currency">
            <text:p>$648.00</text:p>
          </table:table-cell>
          <table:table-cell table:style-name="ce82" office:value-type="currency" office:currency="USD" office:value="682" calcext:value-type="currency">
            <text:p>$682.00</text:p>
          </table:table-cell>
          <table:table-cell table:style-name="ce123" office:value-type="currency" office:currency="USD" office:value="510.23" calcext:value-type="currency">
            <text:p>$510.23</text:p>
          </table:table-cell>
          <table:table-cell table:style-name="ce123" office:value-type="currency" office:currency="USD" office:value="685" calcext:value-type="currency">
            <text:p>$685.00</text:p>
          </table:table-cell>
          <table:table-cell table:style-name="ce123" table:formula="of:=[.E962]-[.B962]" office:value-type="currency" office:currency="USD" office:value="37" calcext:value-type="currency">
            <text:p>$37.00</text:p>
          </table:table-cell>
          <table:table-cell table:style-name="ce102" table:formula="of:=[.E962]/[.D962]" office:value-type="float" office:value="1.34253179938459" calcext:value-type="float">
            <text:p>1.342531799384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130-NS</text:p>
          </table:table-cell>
          <table:table-cell table:style-name="ce82" office:value-type="currency" office:currency="USD" office:value="733" calcext:value-type="currency">
            <text:p>$733.00</text:p>
          </table:table-cell>
          <table:table-cell table:style-name="ce82" office:value-type="currency" office:currency="USD" office:value="753" calcext:value-type="currency">
            <text:p>$753.00</text:p>
          </table:table-cell>
          <table:table-cell table:style-name="ce123" office:value-type="currency" office:currency="USD" office:value="563.73" calcext:value-type="currency">
            <text:p>$563.73</text:p>
          </table:table-cell>
          <table:table-cell table:style-name="ce123" office:value-type="currency" office:currency="USD" office:value="756" calcext:value-type="currency">
            <text:p>$756.00</text:p>
          </table:table-cell>
          <table:table-cell table:style-name="ce123" table:formula="of:=[.E963]-[.B963]" office:value-type="currency" office:currency="USD" office:value="23" calcext:value-type="currency">
            <text:p>$23.00</text:p>
          </table:table-cell>
          <table:table-cell table:style-name="ce102" table:formula="of:=[.E963]/[.D963]" office:value-type="float" office:value="1.34106753232931" calcext:value-type="float">
            <text:p>1.341067532329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882-NS</text:p>
          </table:table-cell>
          <table:table-cell table:style-name="ce82" office:value-type="currency" office:currency="USD" office:value="714" calcext:value-type="currency">
            <text:p>$714.00</text:p>
          </table:table-cell>
          <table:table-cell table:style-name="ce82" office:value-type="currency" office:currency="USD" office:value="729" calcext:value-type="currency">
            <text:p>$729.00</text:p>
          </table:table-cell>
          <table:table-cell table:style-name="ce123" office:value-type="currency" office:currency="USD" office:value="546.92" calcext:value-type="currency">
            <text:p>$546.92</text:p>
          </table:table-cell>
          <table:table-cell table:style-name="ce123" office:value-type="currency" office:currency="USD" office:value="733" calcext:value-type="currency">
            <text:p>$733.00</text:p>
          </table:table-cell>
          <table:table-cell table:style-name="ce123" table:formula="of:=[.E964]-[.B964]" office:value-type="currency" office:currency="USD" office:value="19" calcext:value-type="currency">
            <text:p>$19.00</text:p>
          </table:table-cell>
          <table:table-cell table:style-name="ce102" table:formula="of:=[.E964]/[.D964]" office:value-type="float" office:value="1.3402325751481" calcext:value-type="float">
            <text:p>1.34023257514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882-NS-24</text:p>
          </table:table-cell>
          <table:table-cell table:style-name="ce82" office:value-type="currency" office:currency="USD" office:value="714" calcext:value-type="currency">
            <text:p>$714.00</text:p>
          </table:table-cell>
          <table:table-cell table:style-name="ce82" office:value-type="currency" office:currency="USD" office:value="729" calcext:value-type="currency">
            <text:p>$729.00</text:p>
          </table:table-cell>
          <table:table-cell table:style-name="ce123" office:value-type="currency" office:currency="USD" office:value="546.92" calcext:value-type="currency">
            <text:p>$546.92</text:p>
          </table:table-cell>
          <table:table-cell table:style-name="ce123" office:value-type="currency" office:currency="USD" office:value="733" calcext:value-type="currency">
            <text:p>$733.00</text:p>
          </table:table-cell>
          <table:table-cell table:style-name="ce123" table:formula="of:=[.E965]-[.B965]" office:value-type="currency" office:currency="USD" office:value="19" calcext:value-type="currency">
            <text:p>$19.00</text:p>
          </table:table-cell>
          <table:table-cell table:style-name="ce102" table:formula="of:=[.E965]/[.D965]" office:value-type="float" office:value="1.3402325751481" calcext:value-type="float">
            <text:p>1.34023257514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882-NS-30</text:p>
          </table:table-cell>
          <table:table-cell table:style-name="ce82" office:value-type="currency" office:currency="USD" office:value="714" calcext:value-type="currency">
            <text:p>$714.00</text:p>
          </table:table-cell>
          <table:table-cell table:style-name="ce82" office:value-type="currency" office:currency="USD" office:value="729" calcext:value-type="currency">
            <text:p>$729.00</text:p>
          </table:table-cell>
          <table:table-cell table:style-name="ce123" office:value-type="currency" office:currency="USD" office:value="546.92" calcext:value-type="currency">
            <text:p>$546.92</text:p>
          </table:table-cell>
          <table:table-cell table:style-name="ce123" office:value-type="currency" office:currency="USD" office:value="733" calcext:value-type="currency">
            <text:p>$733.00</text:p>
          </table:table-cell>
          <table:table-cell table:style-name="ce123" table:formula="of:=[.E966]-[.B966]" office:value-type="currency" office:currency="USD" office:value="19" calcext:value-type="currency">
            <text:p>$19.00</text:p>
          </table:table-cell>
          <table:table-cell table:style-name="ce102" table:formula="of:=[.E966]/[.D966]" office:value-type="float" office:value="1.3402325751481" calcext:value-type="float">
            <text:p>1.34023257514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882-NS-36</text:p>
          </table:table-cell>
          <table:table-cell table:style-name="ce82" office:value-type="currency" office:currency="USD" office:value="714" calcext:value-type="currency">
            <text:p>$714.00</text:p>
          </table:table-cell>
          <table:table-cell table:style-name="ce82" office:value-type="currency" office:currency="USD" office:value="729" calcext:value-type="currency">
            <text:p>$729.00</text:p>
          </table:table-cell>
          <table:table-cell table:style-name="ce123" office:value-type="currency" office:currency="USD" office:value="546.92" calcext:value-type="currency">
            <text:p>$546.92</text:p>
          </table:table-cell>
          <table:table-cell table:style-name="ce123" office:value-type="currency" office:currency="USD" office:value="733" calcext:value-type="currency">
            <text:p>$733.00</text:p>
          </table:table-cell>
          <table:table-cell table:style-name="ce123" table:formula="of:=[.E967]-[.B967]" office:value-type="currency" office:currency="USD" office:value="19" calcext:value-type="currency">
            <text:p>$19.00</text:p>
          </table:table-cell>
          <table:table-cell table:style-name="ce102" table:formula="of:=[.E967]/[.D967]" office:value-type="float" office:value="1.3402325751481" calcext:value-type="float">
            <text:p>1.34023257514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8106-NS</text:p>
          </table:table-cell>
          <table:table-cell table:style-name="ce82" office:value-type="currency" office:currency="USD" office:value="743" calcext:value-type="currency">
            <text:p>$743.00</text:p>
          </table:table-cell>
          <table:table-cell table:style-name="ce82" office:value-type="currency" office:currency="USD" office:value="753" calcext:value-type="currency">
            <text:p>$753.00</text:p>
          </table:table-cell>
          <table:table-cell table:style-name="ce123" office:value-type="currency" office:currency="USD" office:value="571.23" calcext:value-type="currency">
            <text:p>$571.23</text:p>
          </table:table-cell>
          <table:table-cell table:style-name="ce123" office:value-type="currency" office:currency="USD" office:value="766" calcext:value-type="currency">
            <text:p>$766.00</text:p>
          </table:table-cell>
          <table:table-cell table:style-name="ce123" table:formula="of:=[.E968]-[.B968]" office:value-type="currency" office:currency="USD" office:value="23" calcext:value-type="currency">
            <text:p>$23.00</text:p>
          </table:table-cell>
          <table:table-cell table:style-name="ce102" table:formula="of:=[.E968]/[.D968]" office:value-type="float" office:value="1.34096598568002" calcext:value-type="float">
            <text:p>1.3409659856800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18106-NS-48</text:p>
          </table:table-cell>
          <table:table-cell table:style-name="ce82" office:value-type="currency" office:currency="USD" office:value="743" calcext:value-type="currency">
            <text:p>$743.00</text:p>
          </table:table-cell>
          <table:table-cell table:style-name="ce82" office:value-type="currency" office:currency="USD" office:value="753" calcext:value-type="currency">
            <text:p>$753.00</text:p>
          </table:table-cell>
          <table:table-cell table:style-name="ce123" office:value-type="currency" office:currency="USD" office:value="571.23" calcext:value-type="currency">
            <text:p>$571.23</text:p>
          </table:table-cell>
          <table:table-cell table:style-name="ce123" office:value-type="currency" office:currency="USD" office:value="766" calcext:value-type="currency">
            <text:p>$766.00</text:p>
          </table:table-cell>
          <table:table-cell table:style-name="ce123" table:formula="of:=[.E969]-[.B969]" office:value-type="currency" office:currency="USD" office:value="23" calcext:value-type="currency">
            <text:p>$23.00</text:p>
          </table:table-cell>
          <table:table-cell table:style-name="ce102" table:formula="of:=[.E969]/[.D969]" office:value-type="float" office:value="1.34096598568002" calcext:value-type="float">
            <text:p>1.3409659856800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8130-NS</text:p>
          </table:table-cell>
          <table:table-cell table:style-name="ce82" office:value-type="currency" office:currency="USD" office:value="816" calcext:value-type="currency">
            <text:p>$816.00</text:p>
          </table:table-cell>
          <table:table-cell table:style-name="ce82" office:value-type="currency" office:currency="USD" office:value="835" calcext:value-type="currency">
            <text:p>$835.00</text:p>
          </table:table-cell>
          <table:table-cell table:style-name="ce123" office:value-type="currency" office:currency="USD" office:value="624.73" calcext:value-type="currency">
            <text:p>$624.73</text:p>
          </table:table-cell>
          <table:table-cell table:style-name="ce123" office:value-type="currency" office:currency="USD" office:value="838" calcext:value-type="currency">
            <text:p>$838.00</text:p>
          </table:table-cell>
          <table:table-cell table:style-name="ce123" table:formula="of:=[.E970]-[.B970]" office:value-type="currency" office:currency="USD" office:value="22" calcext:value-type="currency">
            <text:p>$22.00</text:p>
          </table:table-cell>
          <table:table-cell table:style-name="ce102" table:formula="of:=[.E970]/[.D970]" office:value-type="float" office:value="1.3413794759336" calcext:value-type="float">
            <text:p>1.341379475933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2082-NS</text:p>
          </table:table-cell>
          <table:table-cell table:style-name="ce82" office:value-type="currency" office:currency="USD" office:value="776" calcext:value-type="currency">
            <text:p>$776.00</text:p>
          </table:table-cell>
          <table:table-cell table:style-name="ce82" office:value-type="currency" office:currency="USD" office:value="796" calcext:value-type="currency">
            <text:p>$796.00</text:p>
          </table:table-cell>
          <table:table-cell table:style-name="ce123" office:value-type="currency" office:currency="USD" office:value="595.86" calcext:value-type="currency">
            <text:p>$595.86</text:p>
          </table:table-cell>
          <table:table-cell table:style-name="ce123" office:value-type="currency" office:currency="USD" office:value="799" calcext:value-type="currency">
            <text:p>$799.00</text:p>
          </table:table-cell>
          <table:table-cell table:style-name="ce123" table:formula="of:=[.E971]-[.B971]" office:value-type="currency" office:currency="USD" office:value="23" calcext:value-type="currency">
            <text:p>$23.00</text:p>
          </table:table-cell>
          <table:table-cell table:style-name="ce102" table:formula="of:=[.E971]/[.D971]" office:value-type="float" office:value="1.34091900782063" calcext:value-type="float">
            <text:p>1.340919007820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2082-NS-24</text:p>
          </table:table-cell>
          <table:table-cell table:style-name="ce82" office:value-type="currency" office:currency="USD" office:value="776" calcext:value-type="currency">
            <text:p>$776.00</text:p>
          </table:table-cell>
          <table:table-cell table:style-name="ce82" office:value-type="currency" office:currency="USD" office:value="796" calcext:value-type="currency">
            <text:p>$796.00</text:p>
          </table:table-cell>
          <table:table-cell table:style-name="ce123" office:value-type="currency" office:currency="USD" office:value="595.86" calcext:value-type="currency">
            <text:p>$595.86</text:p>
          </table:table-cell>
          <table:table-cell table:style-name="ce123" office:value-type="currency" office:currency="USD" office:value="799" calcext:value-type="currency">
            <text:p>$799.00</text:p>
          </table:table-cell>
          <table:table-cell table:style-name="ce123" table:formula="of:=[.E972]-[.B972]" office:value-type="currency" office:currency="USD" office:value="23" calcext:value-type="currency">
            <text:p>$23.00</text:p>
          </table:table-cell>
          <table:table-cell table:style-name="ce102" table:formula="of:=[.E972]/[.D972]" office:value-type="float" office:value="1.34091900782063" calcext:value-type="float">
            <text:p>1.340919007820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2082-NS-30</text:p>
          </table:table-cell>
          <table:table-cell table:style-name="ce82" office:value-type="currency" office:currency="USD" office:value="776" calcext:value-type="currency">
            <text:p>$776.00</text:p>
          </table:table-cell>
          <table:table-cell table:style-name="ce82" office:value-type="currency" office:currency="USD" office:value="796" calcext:value-type="currency">
            <text:p>$796.00</text:p>
          </table:table-cell>
          <table:table-cell table:style-name="ce123" office:value-type="currency" office:currency="USD" office:value="595.86" calcext:value-type="currency">
            <text:p>$595.86</text:p>
          </table:table-cell>
          <table:table-cell table:style-name="ce123" office:value-type="currency" office:currency="USD" office:value="799" calcext:value-type="currency">
            <text:p>$799.00</text:p>
          </table:table-cell>
          <table:table-cell table:style-name="ce123" table:formula="of:=[.E973]-[.B973]" office:value-type="currency" office:currency="USD" office:value="23" calcext:value-type="currency">
            <text:p>$23.00</text:p>
          </table:table-cell>
          <table:table-cell table:style-name="ce102" table:formula="of:=[.E973]/[.D973]" office:value-type="float" office:value="1.34091900782063" calcext:value-type="float">
            <text:p>1.340919007820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2082-NS-36</text:p>
          </table:table-cell>
          <table:table-cell table:style-name="ce82" office:value-type="currency" office:currency="USD" office:value="776" calcext:value-type="currency">
            <text:p>$776.00</text:p>
          </table:table-cell>
          <table:table-cell table:style-name="ce82" office:value-type="currency" office:currency="USD" office:value="796" calcext:value-type="currency">
            <text:p>$796.00</text:p>
          </table:table-cell>
          <table:table-cell table:style-name="ce123" office:value-type="currency" office:currency="USD" office:value="595.86" calcext:value-type="currency">
            <text:p>$595.86</text:p>
          </table:table-cell>
          <table:table-cell table:style-name="ce123" office:value-type="currency" office:currency="USD" office:value="799" calcext:value-type="currency">
            <text:p>$799.00</text:p>
          </table:table-cell>
          <table:table-cell table:style-name="ce123" table:formula="of:=[.E974]-[.B974]" office:value-type="currency" office:currency="USD" office:value="23" calcext:value-type="currency">
            <text:p>$23.00</text:p>
          </table:table-cell>
          <table:table-cell table:style-name="ce102" table:formula="of:=[.E974]/[.D974]" office:value-type="float" office:value="1.34091900782063" calcext:value-type="float">
            <text:p>1.3409190078206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20106-NS</text:p>
          </table:table-cell>
          <table:table-cell table:style-name="ce82" office:value-type="currency" office:currency="USD" office:value="799" calcext:value-type="currency">
            <text:p>$799.00</text:p>
          </table:table-cell>
          <table:table-cell table:style-name="ce82" office:value-type="currency" office:currency="USD" office:value="829" calcext:value-type="currency">
            <text:p>$829.00</text:p>
          </table:table-cell>
          <table:table-cell table:style-name="ce123" office:value-type="currency" office:currency="USD" office:value="620.17" calcext:value-type="currency">
            <text:p>$620.17</text:p>
          </table:table-cell>
          <table:table-cell table:style-name="ce123" office:value-type="currency" office:currency="USD" office:value="832" calcext:value-type="currency">
            <text:p>$832.00</text:p>
          </table:table-cell>
          <table:table-cell table:style-name="ce123" table:formula="of:=[.E975]-[.B975]" office:value-type="currency" office:currency="USD" office:value="33" calcext:value-type="currency">
            <text:p>$33.00</text:p>
          </table:table-cell>
          <table:table-cell table:style-name="ce102" table:formula="of:=[.E975]/[.D975]" office:value-type="float" office:value="1.34156763468081" calcext:value-type="float">
            <text:p>1.341567634680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108" office:value-type="string" calcext:value-type="string">
            <text:p>DU20106-NS-48</text:p>
          </table:table-cell>
          <table:table-cell table:style-name="ce82" office:value-type="currency" office:currency="USD" office:value="799" calcext:value-type="currency">
            <text:p>$799.00</text:p>
          </table:table-cell>
          <table:table-cell table:style-name="ce82" office:value-type="currency" office:currency="USD" office:value="829" calcext:value-type="currency">
            <text:p>$829.00</text:p>
          </table:table-cell>
          <table:table-cell table:style-name="ce123" office:value-type="currency" office:currency="USD" office:value="620.17" calcext:value-type="currency">
            <text:p>$620.17</text:p>
          </table:table-cell>
          <table:table-cell table:style-name="ce123" office:value-type="currency" office:currency="USD" office:value="832" calcext:value-type="currency">
            <text:p>$832.00</text:p>
          </table:table-cell>
          <table:table-cell table:style-name="ce123" table:formula="of:=[.E976]-[.B976]" office:value-type="currency" office:currency="USD" office:value="33" calcext:value-type="currency">
            <text:p>$33.00</text:p>
          </table:table-cell>
          <table:table-cell table:style-name="ce102" table:formula="of:=[.E976]/[.D976]" office:value-type="float" office:value="1.34156763468081" calcext:value-type="float">
            <text:p>1.341567634680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20130-NS</text:p>
          </table:table-cell>
          <table:table-cell table:style-name="ce82" office:value-type="currency" office:currency="USD" office:value="889" calcext:value-type="currency">
            <text:p>$889.00</text:p>
          </table:table-cell>
          <table:table-cell table:style-name="ce82" office:value-type="currency" office:currency="USD" office:value="899" calcext:value-type="currency">
            <text:p>$899.00</text:p>
          </table:table-cell>
          <table:table-cell table:style-name="ce123" office:value-type="currency" office:currency="USD" office:value="673.67" calcext:value-type="currency">
            <text:p>$673.67</text:p>
          </table:table-cell>
          <table:table-cell table:style-name="ce123" office:value-type="currency" office:currency="USD" office:value="904" calcext:value-type="currency">
            <text:p>$904.00</text:p>
          </table:table-cell>
          <table:table-cell table:style-name="ce123" table:formula="of:=[.E977]-[.B977]" office:value-type="currency" office:currency="USD" office:value="15" calcext:value-type="currency">
            <text:p>$15.00</text:p>
          </table:table-cell>
          <table:table-cell table:style-name="ce102" table:formula="of:=[.E977]/[.D977]" office:value-type="float" office:value="1.34190330577286" calcext:value-type="float">
            <text:p>1.341903305772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4000 Standard Heavy Duty Cantilever Rack - Doub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53</text:p>
          </table:table-cell>
          <table:table-cell table:number-columns-repeated="2" table:style-name="ce82" office:value-type="currency" office:currency="USD" office:value="369" calcext:value-type="currency">
            <text:p>$369.00</text:p>
          </table:table-cell>
          <table:table-cell table:style-name="ce123" office:value-type="currency" office:currency="USD" office:value="292" calcext:value-type="currency">
            <text:p>$292.00</text:p>
          </table:table-cell>
          <table:table-cell table:style-name="ce123" office:value-type="currency" office:currency="USD" office:value="383.95" calcext:value-type="currency">
            <text:p>$383.95</text:p>
          </table:table-cell>
          <table:table-cell table:style-name="ce123" table:formula="of:=[.E981]-[.B981]" office:value-type="currency" office:currency="USD" office:value="14.95" calcext:value-type="currency">
            <text:p>$14.95</text:p>
          </table:table-cell>
          <table:table-cell table:style-name="ce102" table:formula="of:=[.E981]/[.D981]" office:value-type="float" office:value="1.31489726027397" calcext:value-type="float">
            <text:p>1.314897260273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65</text:p>
          </table:table-cell>
          <table:table-cell table:number-columns-repeated="2" table:style-name="ce82" office:value-type="currency" office:currency="USD" office:value="389" calcext:value-type="currency">
            <text:p>$389.00</text:p>
          </table:table-cell>
          <table:table-cell table:style-name="ce123" office:value-type="currency" office:currency="USD" office:value="304.3" calcext:value-type="currency">
            <text:p>$304.30</text:p>
          </table:table-cell>
          <table:table-cell table:style-name="ce123" office:value-type="currency" office:currency="USD" office:value="400.95" calcext:value-type="currency">
            <text:p>$400.95</text:p>
          </table:table-cell>
          <table:table-cell table:style-name="ce123" table:formula="of:=[.E982]-[.B982]" office:value-type="currency" office:currency="USD" office:value="11.95" calcext:value-type="currency">
            <text:p>$11.95</text:p>
          </table:table-cell>
          <table:table-cell table:style-name="ce102" table:formula="of:=[.E982]/[.D982]" office:value-type="float" office:value="1.3176141965166" calcext:value-type="float">
            <text:p>1.31761419651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82</text:p>
          </table:table-cell>
          <table:table-cell table:number-columns-repeated="2" table:style-name="ce82" office:value-type="currency" office:currency="USD" office:value="409" calcext:value-type="currency">
            <text:p>$409.00</text:p>
          </table:table-cell>
          <table:table-cell table:style-name="ce123" office:value-type="currency" office:currency="USD" office:value="327.62" calcext:value-type="currency">
            <text:p>$327.62</text:p>
          </table:table-cell>
          <table:table-cell table:style-name="ce123" office:value-type="currency" office:currency="USD" office:value="418.95" calcext:value-type="currency">
            <text:p>$418.95</text:p>
          </table:table-cell>
          <table:table-cell table:style-name="ce123" table:formula="of:=[.E983]-[.B983]" office:value-type="currency" office:currency="USD" office:value="9.94999999999999" calcext:value-type="currency">
            <text:p>$9.95</text:p>
          </table:table-cell>
          <table:table-cell table:style-name="ce102" table:formula="of:=[.E983]/[.D983]" office:value-type="float" office:value="1.2787680849765" calcext:value-type="float">
            <text:p>1.278768084976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106</text:p>
          </table:table-cell>
          <table:table-cell table:number-columns-repeated="2" table:style-name="ce82" office:value-type="currency" office:currency="USD" office:value="429" calcext:value-type="currency">
            <text:p>$429.00</text:p>
          </table:table-cell>
          <table:table-cell table:style-name="ce123" office:value-type="currency" office:currency="USD" office:value="351.93" calcext:value-type="currency">
            <text:p>$351.93</text:p>
          </table:table-cell>
          <table:table-cell table:style-name="ce123" office:value-type="currency" office:currency="USD" office:value="464.95" calcext:value-type="currency">
            <text:p>$464.95</text:p>
          </table:table-cell>
          <table:table-cell table:style-name="ce123" table:formula="of:=[.E984]-[.B984]" office:value-type="currency" office:currency="USD" office:value="35.95" calcext:value-type="currency">
            <text:p>$35.95</text:p>
          </table:table-cell>
          <table:table-cell table:style-name="ce102" table:formula="of:=[.E984]/[.D984]" office:value-type="float" office:value="1.32114340920069" calcext:value-type="float">
            <text:p>1.3211434092006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8130</text:p>
          </table:table-cell>
          <table:table-cell table:number-columns-repeated="2" table:style-name="ce82" office:value-type="currency" office:currency="USD" office:value="499" calcext:value-type="currency">
            <text:p>$499.00</text:p>
          </table:table-cell>
          <table:table-cell table:style-name="ce123" office:value-type="currency" office:currency="USD" office:value="405.43" calcext:value-type="currency">
            <text:p>$405.43</text:p>
          </table:table-cell>
          <table:table-cell table:style-name="ce123" office:value-type="currency" office:currency="USD" office:value="532" calcext:value-type="currency">
            <text:p>$532.00</text:p>
          </table:table-cell>
          <table:table-cell table:style-name="ce123" table:formula="of:=[.E985]-[.B985]" office:value-type="currency" office:currency="USD" office:value="33" calcext:value-type="currency">
            <text:p>$33.00</text:p>
          </table:table-cell>
          <table:table-cell table:style-name="ce102" table:formula="of:=[.E985]/[.D985]" office:value-type="float" office:value="1.31218706065165" calcext:value-type="float">
            <text:p>1.3121870606516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53</text:p>
          </table:table-cell>
          <table:table-cell table:number-columns-repeated="2" table:style-name="ce82" office:value-type="currency" office:currency="USD" office:value="414" calcext:value-type="currency">
            <text:p>$414.00</text:p>
          </table:table-cell>
          <table:table-cell table:style-name="ce123" office:value-type="currency" office:currency="USD" office:value="332.76" calcext:value-type="currency">
            <text:p>$332.76</text:p>
          </table:table-cell>
          <table:table-cell table:style-name="ce123" office:value-type="currency" office:currency="USD" office:value="424.95" calcext:value-type="currency">
            <text:p>$424.95</text:p>
          </table:table-cell>
          <table:table-cell table:style-name="ce123" table:formula="of:=[.E986]-[.B986]" office:value-type="currency" office:currency="USD" office:value="10.95" calcext:value-type="currency">
            <text:p>$10.95</text:p>
          </table:table-cell>
          <table:table-cell table:style-name="ce102" table:formula="of:=[.E986]/[.D986]" office:value-type="float" office:value="1.27704652001442" calcext:value-type="float">
            <text:p>1.2770465200144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65</text:p>
          </table:table-cell>
          <table:table-cell table:number-columns-repeated="2" table:style-name="ce82" office:value-type="currency" office:currency="USD" office:value="430" calcext:value-type="currency">
            <text:p>$430.00</text:p>
          </table:table-cell>
          <table:table-cell table:style-name="ce123" office:value-type="currency" office:currency="USD" office:value="345.06" calcext:value-type="currency">
            <text:p>$345.06</text:p>
          </table:table-cell>
          <table:table-cell table:style-name="ce123" office:value-type="currency" office:currency="USD" office:value="446.95" calcext:value-type="currency">
            <text:p>$446.95</text:p>
          </table:table-cell>
          <table:table-cell table:style-name="ce123" table:formula="of:=[.E987]-[.B987]" office:value-type="currency" office:currency="USD" office:value="16.95" calcext:value-type="currency">
            <text:p>$16.95</text:p>
          </table:table-cell>
          <table:table-cell table:style-name="ce102" table:formula="of:=[.E987]/[.D987]" office:value-type="float" office:value="1.29528197994552" calcext:value-type="float">
            <text:p>1.295281979945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82</text:p>
          </table:table-cell>
          <table:table-cell table:number-columns-repeated="2" table:style-name="ce82" office:value-type="currency" office:currency="USD" office:value="442" calcext:value-type="currency">
            <text:p>$442.00</text:p>
          </table:table-cell>
          <table:table-cell table:style-name="ce123" office:value-type="currency" office:currency="USD" office:value="368.38" calcext:value-type="currency">
            <text:p>$368.38</text:p>
          </table:table-cell>
          <table:table-cell table:style-name="ce123" office:value-type="currency" office:currency="USD" office:value="446.95" calcext:value-type="currency">
            <text:p>$446.95</text:p>
          </table:table-cell>
          <table:table-cell table:style-name="ce123" table:formula="of:=[.E988]-[.B988]" office:value-type="currency" office:currency="USD" office:value="4.94999999999999" calcext:value-type="currency">
            <text:p>$4.95</text:p>
          </table:table-cell>
          <table:table-cell table:style-name="ce102" table:formula="of:=[.E988]/[.D988]" office:value-type="float" office:value="1.21328519463597" calcext:value-type="float">
            <text:p>1.213285194635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106</text:p>
          </table:table-cell>
          <table:table-cell table:number-columns-repeated="2" table:style-name="ce82" office:value-type="currency" office:currency="USD" office:value="498" calcext:value-type="currency">
            <text:p>$498.00</text:p>
          </table:table-cell>
          <table:table-cell table:style-name="ce123" office:value-type="currency" office:currency="USD" office:value="392.69" calcext:value-type="currency">
            <text:p>$392.69</text:p>
          </table:table-cell>
          <table:table-cell table:style-name="ce123" office:value-type="currency" office:currency="USD" office:value="517" calcext:value-type="currency">
            <text:p>$517.00</text:p>
          </table:table-cell>
          <table:table-cell table:style-name="ce123" table:formula="of:=[.E989]-[.B989]" office:value-type="currency" office:currency="USD" office:value="19" calcext:value-type="currency">
            <text:p>$19.00</text:p>
          </table:table-cell>
          <table:table-cell table:style-name="ce102" table:formula="of:=[.E989]/[.D989]" office:value-type="float" office:value="1.31656013649444" calcext:value-type="float">
            <text:p>1.316560136494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0130</text:p>
          </table:table-cell>
          <table:table-cell table:number-columns-repeated="2" table:style-name="ce82" office:value-type="currency" office:currency="USD" office:value="566" calcext:value-type="currency">
            <text:p>$566.00</text:p>
          </table:table-cell>
          <table:table-cell table:style-name="ce123" office:value-type="currency" office:currency="USD" office:value="446.19" calcext:value-type="currency">
            <text:p>$446.19</text:p>
          </table:table-cell>
          <table:table-cell table:style-name="ce123" office:value-type="currency" office:currency="USD" office:value="585" calcext:value-type="currency">
            <text:p>$585.00</text:p>
          </table:table-cell>
          <table:table-cell table:style-name="ce123" table:formula="of:=[.E990]-[.B990]" office:value-type="currency" office:currency="USD" office:value="19" calcext:value-type="currency">
            <text:p>$19.00</text:p>
          </table:table-cell>
          <table:table-cell table:style-name="ce102" table:formula="of:=[.E990]/[.D990]" office:value-type="float" office:value="1.31110065218853" calcext:value-type="float">
            <text:p>1.311100652188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53</text:p>
          </table:table-cell>
          <table:table-cell table:number-columns-repeated="2" table:style-name="ce82" office:value-type="currency" office:currency="USD" office:value="453" calcext:value-type="currency">
            <text:p>$453.00</text:p>
          </table:table-cell>
          <table:table-cell table:style-name="ce123" office:value-type="currency" office:currency="USD" office:value="365.64" calcext:value-type="currency">
            <text:p>$365.64</text:p>
          </table:table-cell>
          <table:table-cell table:style-name="ce123" office:value-type="currency" office:currency="USD" office:value="466.95" calcext:value-type="currency">
            <text:p>$466.95</text:p>
          </table:table-cell>
          <table:table-cell table:style-name="ce123" table:formula="of:=[.E991]-[.B991]" office:value-type="currency" office:currency="USD" office:value="13.95" calcext:value-type="currency">
            <text:p>$13.95</text:p>
          </table:table-cell>
          <table:table-cell table:style-name="ce102" table:formula="of:=[.E991]/[.D991]" office:value-type="float" office:value="1.27707581227437" calcext:value-type="float">
            <text:p>1.277075812274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65</text:p>
          </table:table-cell>
          <table:table-cell table:number-columns-repeated="2" table:style-name="ce82" office:value-type="currency" office:currency="USD" office:value="458" calcext:value-type="currency">
            <text:p>$458.00</text:p>
          </table:table-cell>
          <table:table-cell table:style-name="ce123" office:value-type="currency" office:currency="USD" office:value="377.94" calcext:value-type="currency">
            <text:p>$377.94</text:p>
          </table:table-cell>
          <table:table-cell table:style-name="ce123" office:value-type="currency" office:currency="USD" office:value="481.95" calcext:value-type="currency">
            <text:p>$481.95</text:p>
          </table:table-cell>
          <table:table-cell table:style-name="ce123" table:formula="of:=[.E992]-[.B992]" office:value-type="currency" office:currency="USD" office:value="23.95" calcext:value-type="currency">
            <text:p>$23.95</text:p>
          </table:table-cell>
          <table:table-cell table:style-name="ce102" table:formula="of:=[.E992]/[.D992]" office:value-type="float" office:value="1.27520241308144" calcext:value-type="float">
            <text:p>1.275202413081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82</text:p>
          </table:table-cell>
          <table:table-cell table:number-columns-repeated="2" table:style-name="ce82" office:value-type="currency" office:currency="USD" office:value="497" calcext:value-type="currency">
            <text:p>$497.00</text:p>
          </table:table-cell>
          <table:table-cell table:style-name="ce123" office:value-type="currency" office:currency="USD" office:value="401.27" calcext:value-type="currency">
            <text:p>$401.27</text:p>
          </table:table-cell>
          <table:table-cell table:style-name="ce123" office:value-type="currency" office:currency="USD" office:value="510" calcext:value-type="currency">
            <text:p>$510.00</text:p>
          </table:table-cell>
          <table:table-cell table:style-name="ce123" table:formula="of:=[.E993]-[.B993]" office:value-type="currency" office:currency="USD" office:value="13" calcext:value-type="currency">
            <text:p>$13.00</text:p>
          </table:table-cell>
          <table:table-cell table:style-name="ce102" table:formula="of:=[.E993]/[.D993]" office:value-type="float" office:value="1.2709646871184" calcext:value-type="float">
            <text:p>1.27096468711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106</text:p>
          </table:table-cell>
          <table:table-cell table:number-columns-repeated="2" table:style-name="ce82" office:value-type="currency" office:currency="USD" office:value="539" calcext:value-type="currency">
            <text:p>$539.00</text:p>
          </table:table-cell>
          <table:table-cell table:style-name="ce123" office:value-type="currency" office:currency="USD" office:value="425.58" calcext:value-type="currency">
            <text:p>$425.58</text:p>
          </table:table-cell>
          <table:table-cell table:style-name="ce123" office:value-type="currency" office:currency="USD" office:value="557" calcext:value-type="currency">
            <text:p>$557.00</text:p>
          </table:table-cell>
          <table:table-cell table:style-name="ce123" table:formula="of:=[.E994]-[.B994]" office:value-type="currency" office:currency="USD" office:value="18" calcext:value-type="currency">
            <text:p>$18.00</text:p>
          </table:table-cell>
          <table:table-cell table:style-name="ce102" table:formula="of:=[.E994]/[.D994]" office:value-type="float" office:value="1.30880210536209" calcext:value-type="float">
            <text:p>1.308802105362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2130</text:p>
          </table:table-cell>
          <table:table-cell table:number-columns-repeated="2" table:style-name="ce82" office:value-type="currency" office:currency="USD" office:value="601" calcext:value-type="currency">
            <text:p>$601.00</text:p>
          </table:table-cell>
          <table:table-cell table:style-name="ce123" office:value-type="currency" office:currency="USD" office:value="479.07" calcext:value-type="currency">
            <text:p>$479.07</text:p>
          </table:table-cell>
          <table:table-cell table:style-name="ce123" office:value-type="currency" office:currency="USD" office:value="629" calcext:value-type="currency">
            <text:p>$629.00</text:p>
          </table:table-cell>
          <table:table-cell table:style-name="ce123" table:formula="of:=[.E995]-[.B995]" office:value-type="currency" office:currency="USD" office:value="28" calcext:value-type="currency">
            <text:p>$28.00</text:p>
          </table:table-cell>
          <table:table-cell table:style-name="ce102" table:formula="of:=[.E995]/[.D995]" office:value-type="float" office:value="1.31296052768906" calcext:value-type="float">
            <text:p>1.3129605276890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65</text:p>
          </table:table-cell>
          <table:table-cell table:number-columns-repeated="2" table:style-name="ce82" office:value-type="currency" office:currency="USD" office:value="549" calcext:value-type="currency">
            <text:p>$549.00</text:p>
          </table:table-cell>
          <table:table-cell table:style-name="ce123" office:value-type="currency" office:currency="USD" office:value="447.92" calcext:value-type="currency">
            <text:p>$447.92</text:p>
          </table:table-cell>
          <table:table-cell table:style-name="ce123" office:value-type="currency" office:currency="USD" office:value="562" calcext:value-type="currency">
            <text:p>$562.00</text:p>
          </table:table-cell>
          <table:table-cell table:style-name="ce123" table:formula="of:=[.E996]-[.B996]" office:value-type="currency" office:currency="USD" office:value="13" calcext:value-type="currency">
            <text:p>$13.00</text:p>
          </table:table-cell>
          <table:table-cell table:style-name="ce102" table:formula="of:=[.E996]/[.D996]" office:value-type="float" office:value="1.25468833720307" calcext:value-type="float">
            <text:p>1.2546883372030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82</text:p>
          </table:table-cell>
          <table:table-cell table:number-columns-repeated="2" table:style-name="ce82" office:value-type="currency" office:currency="USD" office:value="577" calcext:value-type="currency">
            <text:p>$577.00</text:p>
          </table:table-cell>
          <table:table-cell table:style-name="ce123" office:value-type="currency" office:currency="USD" office:value="471.24" calcext:value-type="currency">
            <text:p>$471.24</text:p>
          </table:table-cell>
          <table:table-cell table:style-name="ce123" office:value-type="currency" office:currency="USD" office:value="592" calcext:value-type="currency">
            <text:p>$592.00</text:p>
          </table:table-cell>
          <table:table-cell table:style-name="ce123" table:formula="of:=[.E997]-[.B997]" office:value-type="currency" office:currency="USD" office:value="15" calcext:value-type="currency">
            <text:p>$15.00</text:p>
          </table:table-cell>
          <table:table-cell table:style-name="ce102" table:formula="of:=[.E997]/[.D997]" office:value-type="float" office:value="1.25626007978949" calcext:value-type="float">
            <text:p>1.2562600797894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106</text:p>
          </table:table-cell>
          <table:table-cell table:number-columns-repeated="2" table:style-name="ce82" office:value-type="currency" office:currency="USD" office:value="617" calcext:value-type="currency">
            <text:p>$617.00</text:p>
          </table:table-cell>
          <table:table-cell table:style-name="ce123" office:value-type="currency" office:currency="USD" office:value="495.55" calcext:value-type="currency">
            <text:p>$495.55</text:p>
          </table:table-cell>
          <table:table-cell table:style-name="ce123" office:value-type="currency" office:currency="USD" office:value="639" calcext:value-type="currency">
            <text:p>$639.00</text:p>
          </table:table-cell>
          <table:table-cell table:style-name="ce123" table:formula="of:=[.E998]-[.B998]" office:value-type="currency" office:currency="USD" office:value="22" calcext:value-type="currency">
            <text:p>$22.00</text:p>
          </table:table-cell>
          <table:table-cell table:style-name="ce102" table:formula="of:=[.E998]/[.D998]" office:value-type="float" office:value="1.28947633942085" calcext:value-type="float">
            <text:p>1.2894763394208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4130</text:p>
          </table:table-cell>
          <table:table-cell table:number-columns-repeated="2" table:style-name="ce82" office:value-type="currency" office:currency="USD" office:value="689" calcext:value-type="currency">
            <text:p>$689.00</text:p>
          </table:table-cell>
          <table:table-cell table:style-name="ce123" office:value-type="currency" office:currency="USD" office:value="549.05" calcext:value-type="currency">
            <text:p>$549.05</text:p>
          </table:table-cell>
          <table:table-cell table:style-name="ce123" office:value-type="currency" office:currency="USD" office:value="713" calcext:value-type="currency">
            <text:p>$713.00</text:p>
          </table:table-cell>
          <table:table-cell table:style-name="ce123" table:formula="of:=[.E999]-[.B999]" office:value-type="currency" office:currency="USD" office:value="24" calcext:value-type="currency">
            <text:p>$24.00</text:p>
          </table:table-cell>
          <table:table-cell table:style-name="ce102" table:formula="of:=[.E999]/[.D999]" office:value-type="float" office:value="1.29860668427284" calcext:value-type="float">
            <text:p>1.298606684272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65</text:p>
          </table:table-cell>
          <table:table-cell table:number-columns-repeated="2" table:style-name="ce82" office:value-type="currency" office:currency="USD" office:value="602" calcext:value-type="currency">
            <text:p>$602.00</text:p>
          </table:table-cell>
          <table:table-cell table:style-name="ce123" office:value-type="currency" office:currency="USD" office:value="478.18" calcext:value-type="currency">
            <text:p>$478.18</text:p>
          </table:table-cell>
          <table:table-cell table:style-name="ce123" office:value-type="currency" office:currency="USD" office:value="624" calcext:value-type="currency">
            <text:p>$624.00</text:p>
          </table:table-cell>
          <table:table-cell table:style-name="ce123" table:formula="of:=[.E1000]-[.B1000]" office:value-type="currency" office:currency="USD" office:value="22" calcext:value-type="currency">
            <text:p>$22.00</text:p>
          </table:table-cell>
          <table:table-cell table:style-name="ce102" table:formula="of:=[.E1000]/[.D1000]" office:value-type="float" office:value="1.30494792755866" calcext:value-type="float">
            <text:p>1.304947927558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82</text:p>
          </table:table-cell>
          <table:table-cell table:number-columns-repeated="2" table:style-name="ce82" office:value-type="currency" office:currency="USD" office:value="637" calcext:value-type="currency">
            <text:p>$637.00</text:p>
          </table:table-cell>
          <table:table-cell table:style-name="ce123" office:value-type="currency" office:currency="USD" office:value="501.5" calcext:value-type="currency">
            <text:p>$501.50</text:p>
          </table:table-cell>
          <table:table-cell table:style-name="ce123" office:value-type="currency" office:currency="USD" office:value="653" calcext:value-type="currency">
            <text:p>$653.00</text:p>
          </table:table-cell>
          <table:table-cell table:style-name="ce123" table:formula="of:=[.E1001]-[.B1001]" office:value-type="currency" office:currency="USD" office:value="16" calcext:value-type="currency">
            <text:p>$16.00</text:p>
          </table:table-cell>
          <table:table-cell table:style-name="ce102" table:formula="of:=[.E1001]/[.D1001]" office:value-type="float" office:value="1.30209371884347" calcext:value-type="float">
            <text:p>1.3020937188434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106</text:p>
          </table:table-cell>
          <table:table-cell table:number-columns-repeated="2" table:style-name="ce82" office:value-type="currency" office:currency="USD" office:value="663" calcext:value-type="currency">
            <text:p>$663.00</text:p>
          </table:table-cell>
          <table:table-cell table:style-name="ce123" office:value-type="currency" office:currency="USD" office:value="525.81" calcext:value-type="currency">
            <text:p>$525.81</text:p>
          </table:table-cell>
          <table:table-cell table:style-name="ce123" office:value-type="currency" office:currency="USD" office:value="686" calcext:value-type="currency">
            <text:p>$686.00</text:p>
          </table:table-cell>
          <table:table-cell table:style-name="ce123" table:formula="of:=[.E1002]-[.B1002]" office:value-type="currency" office:currency="USD" office:value="23" calcext:value-type="currency">
            <text:p>$23.00</text:p>
          </table:table-cell>
          <table:table-cell table:style-name="ce102" table:formula="of:=[.E1002]/[.D1002]" office:value-type="float" office:value="1.30465377227516" calcext:value-type="float">
            <text:p>1.304653772275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5130</text:p>
          </table:table-cell>
          <table:table-cell table:number-columns-repeated="2" table:style-name="ce82" office:value-type="currency" office:currency="USD" office:value="735" calcext:value-type="currency">
            <text:p>$735.00</text:p>
          </table:table-cell>
          <table:table-cell table:style-name="ce123" office:value-type="currency" office:currency="USD" office:value="550.95" calcext:value-type="currency">
            <text:p>$550.95</text:p>
          </table:table-cell>
          <table:table-cell table:style-name="ce123" office:value-type="currency" office:currency="USD" office:value="755" calcext:value-type="currency">
            <text:p>$755.00</text:p>
          </table:table-cell>
          <table:table-cell table:style-name="ce123" table:formula="of:=[.E1003]-[.B1003]" office:value-type="currency" office:currency="USD" office:value="20" calcext:value-type="currency">
            <text:p>$20.00</text:p>
          </table:table-cell>
          <table:table-cell table:style-name="ce102" table:formula="of:=[.E1003]/[.D1003]" office:value-type="float" office:value="1.37036028677738" calcext:value-type="float">
            <text:p>1.370360286777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65</text:p>
          </table:table-cell>
          <table:table-cell table:number-columns-repeated="2" table:style-name="ce82" office:value-type="currency" office:currency="USD" office:value="600" calcext:value-type="currency">
            <text:p>$600.00</text:p>
          </table:table-cell>
          <table:table-cell table:style-name="ce123" office:value-type="currency" office:currency="USD" office:value="490.3" calcext:value-type="currency">
            <text:p>$490.30</text:p>
          </table:table-cell>
          <table:table-cell table:style-name="ce123" office:value-type="currency" office:currency="USD" office:value="615" calcext:value-type="currency">
            <text:p>$615.00</text:p>
          </table:table-cell>
          <table:table-cell table:style-name="ce123" table:formula="of:=[.E1004]-[.B1004]" office:value-type="currency" office:currency="USD" office:value="15" calcext:value-type="currency">
            <text:p>$15.00</text:p>
          </table:table-cell>
          <table:table-cell table:style-name="ce102" table:formula="of:=[.E1004]/[.D1004]" office:value-type="float" office:value="1.25433408117479" calcext:value-type="float">
            <text:p>1.254334081174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82</text:p>
          </table:table-cell>
          <table:table-cell table:number-columns-repeated="2" table:style-name="ce82" office:value-type="currency" office:currency="USD" office:value="630" calcext:value-type="currency">
            <text:p>$630.00</text:p>
          </table:table-cell>
          <table:table-cell table:style-name="ce123" office:value-type="currency" office:currency="USD" office:value="513.63" calcext:value-type="currency">
            <text:p>$513.63</text:p>
          </table:table-cell>
          <table:table-cell table:style-name="ce123" office:value-type="currency" office:currency="USD" office:value="645" calcext:value-type="currency">
            <text:p>$645.00</text:p>
          </table:table-cell>
          <table:table-cell table:style-name="ce123" table:formula="of:=[.E1005]-[.B1005]" office:value-type="currency" office:currency="USD" office:value="15" calcext:value-type="currency">
            <text:p>$15.00</text:p>
          </table:table-cell>
          <table:table-cell table:style-name="ce102" table:formula="of:=[.E1005]/[.D1005]" office:value-type="float" office:value="1.25576777057415" calcext:value-type="float">
            <text:p>1.2557677705741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106</text:p>
          </table:table-cell>
          <table:table-cell table:number-columns-repeated="2" table:style-name="ce82" office:value-type="currency" office:currency="USD" office:value="642" calcext:value-type="currency">
            <text:p>$642.00</text:p>
          </table:table-cell>
          <table:table-cell table:style-name="ce123" office:value-type="currency" office:currency="USD" office:value="537.94" calcext:value-type="currency">
            <text:p>$537.94</text:p>
          </table:table-cell>
          <table:table-cell table:style-name="ce123" office:value-type="currency" office:currency="USD" office:value="659" calcext:value-type="currency">
            <text:p>$659.00</text:p>
          </table:table-cell>
          <table:table-cell table:style-name="ce123" table:formula="of:=[.E1006]-[.B1006]" office:value-type="currency" office:currency="USD" office:value="17" calcext:value-type="currency">
            <text:p>$17.00</text:p>
          </table:table-cell>
          <table:table-cell table:style-name="ce102" table:formula="of:=[.E1006]/[.D1006]" office:value-type="float" office:value="1.22504368516935" calcext:value-type="float">
            <text:p>1.225043685169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6130</text:p>
          </table:table-cell>
          <table:table-cell table:number-columns-repeated="2" table:style-name="ce82" office:value-type="currency" office:currency="USD" office:value="743" calcext:value-type="currency">
            <text:p>$743.00</text:p>
          </table:table-cell>
          <table:table-cell table:style-name="ce123" office:value-type="currency" office:currency="USD" office:value="591.44" calcext:value-type="currency">
            <text:p>$591.44</text:p>
          </table:table-cell>
          <table:table-cell table:style-name="ce123" office:value-type="currency" office:currency="USD" office:value="767" calcext:value-type="currency">
            <text:p>$767.00</text:p>
          </table:table-cell>
          <table:table-cell table:style-name="ce123" table:formula="of:=[.E1007]-[.B1007]" office:value-type="currency" office:currency="USD" office:value="24" calcext:value-type="currency">
            <text:p>$24.00</text:p>
          </table:table-cell>
          <table:table-cell table:style-name="ce102" table:formula="of:=[.E1007]/[.D1007]" office:value-type="float" office:value="1.29683484377113" calcext:value-type="float">
            <text:p>1.296834843771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882</text:p>
          </table:table-cell>
          <table:table-cell table:number-columns-repeated="2" table:style-name="ce82" office:value-type="currency" office:currency="USD" office:value="731" calcext:value-type="currency">
            <text:p>$731.00</text:p>
          </table:table-cell>
          <table:table-cell table:style-name="ce123" office:value-type="currency" office:currency="USD" office:value="574.72" calcext:value-type="currency">
            <text:p>$574.72</text:p>
          </table:table-cell>
          <table:table-cell table:style-name="ce123" office:value-type="currency" office:currency="USD" office:value="749" calcext:value-type="currency">
            <text:p>$749.00</text:p>
          </table:table-cell>
          <table:table-cell table:style-name="ce123" table:formula="of:=[.E1008]-[.B1008]" office:value-type="currency" office:currency="USD" office:value="18" calcext:value-type="currency">
            <text:p>$18.00</text:p>
          </table:table-cell>
          <table:table-cell table:style-name="ce102" table:formula="of:=[.E1008]/[.D1008]" office:value-type="float" office:value="1.30324331848552" calcext:value-type="float">
            <text:p>1.303243318485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8106</text:p>
          </table:table-cell>
          <table:table-cell table:number-columns-repeated="2" table:style-name="ce82" office:value-type="currency" office:currency="USD" office:value="763" calcext:value-type="currency">
            <text:p>$763.00</text:p>
          </table:table-cell>
          <table:table-cell table:style-name="ce123" office:value-type="currency" office:currency="USD" office:value="599.04" calcext:value-type="currency">
            <text:p>$599.04</text:p>
          </table:table-cell>
          <table:table-cell table:style-name="ce123" office:value-type="currency" office:currency="USD" office:value="780" calcext:value-type="currency">
            <text:p>$780.00</text:p>
          </table:table-cell>
          <table:table-cell table:style-name="ce123" table:formula="of:=[.E1009]-[.B1009]" office:value-type="currency" office:currency="USD" office:value="17" calcext:value-type="currency">
            <text:p>$17.00</text:p>
          </table:table-cell>
          <table:table-cell table:style-name="ce102" table:formula="of:=[.E1009]/[.D1009]" office:value-type="float" office:value="1.30208333333333" calcext:value-type="float">
            <text:p>1.302083333333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18130</text:p>
          </table:table-cell>
          <table:table-cell table:number-columns-repeated="2" table:style-name="ce82" office:value-type="currency" office:currency="USD" office:value="830" calcext:value-type="currency">
            <text:p>$830.00</text:p>
          </table:table-cell>
          <table:table-cell table:style-name="ce123" office:value-type="currency" office:currency="USD" office:value="652.53" calcext:value-type="currency">
            <text:p>$652.53</text:p>
          </table:table-cell>
          <table:table-cell table:style-name="ce123" office:value-type="currency" office:currency="USD" office:value="850" calcext:value-type="currency">
            <text:p>$850.00</text:p>
          </table:table-cell>
          <table:table-cell table:style-name="ce123" table:formula="of:=[.E1010]-[.B1010]" office:value-type="currency" office:currency="USD" office:value="20" calcext:value-type="currency">
            <text:p>$20.00</text:p>
          </table:table-cell>
          <table:table-cell table:style-name="ce102" table:formula="of:=[.E1010]/[.D1010]" office:value-type="float" office:value="1.30262210166582" calcext:value-type="float">
            <text:p>1.3026221016658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2082</text:p>
          </table:table-cell>
          <table:table-cell table:number-columns-repeated="2" table:style-name="ce82" office:value-type="currency" office:currency="USD" office:value="787" calcext:value-type="currency">
            <text:p>$787.00</text:p>
          </table:table-cell>
          <table:table-cell table:style-name="ce123" office:value-type="currency" office:currency="USD" office:value="624.22" calcext:value-type="currency">
            <text:p>$624.22</text:p>
          </table:table-cell>
          <table:table-cell table:style-name="ce123" office:value-type="currency" office:currency="USD" office:value="814" calcext:value-type="currency">
            <text:p>$814.00</text:p>
          </table:table-cell>
          <table:table-cell table:style-name="ce123" table:formula="of:=[.E1011]-[.B1011]" office:value-type="currency" office:currency="USD" office:value="27" calcext:value-type="currency">
            <text:p>$27.00</text:p>
          </table:table-cell>
          <table:table-cell table:style-name="ce102" table:formula="of:=[.E1011]/[.D1011]" office:value-type="float" office:value="1.30402742622793" calcext:value-type="float">
            <text:p>1.304027426227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20106</text:p>
          </table:table-cell>
          <table:table-cell table:number-columns-repeated="2" table:style-name="ce82" office:value-type="currency" office:currency="USD" office:value="818" calcext:value-type="currency">
            <text:p>$818.00</text:p>
          </table:table-cell>
          <table:table-cell table:style-name="ce123" office:value-type="currency" office:currency="USD" office:value="648.53" calcext:value-type="currency">
            <text:p>$648.53</text:p>
          </table:table-cell>
          <table:table-cell table:style-name="ce123" office:value-type="currency" office:currency="USD" office:value="845" calcext:value-type="currency">
            <text:p>$845.00</text:p>
          </table:table-cell>
          <table:table-cell table:style-name="ce123" table:formula="of:=[.E1012]-[.B1012]" office:value-type="currency" office:currency="USD" office:value="27" calcext:value-type="currency">
            <text:p>$27.00</text:p>
          </table:table-cell>
          <table:table-cell table:style-name="ce102" table:formula="of:=[.E1012]/[.D1012]" office:value-type="float" office:value="1.30294666399396" calcext:value-type="float">
            <text:p>1.302946663993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DU20130</text:p>
          </table:table-cell>
          <table:table-cell table:number-columns-repeated="2" table:style-name="ce82" office:value-type="currency" office:currency="USD" office:value="893" calcext:value-type="currency">
            <text:p>$893.00</text:p>
          </table:table-cell>
          <table:table-cell table:style-name="ce123" office:value-type="currency" office:currency="USD" office:value="702.03" calcext:value-type="currency">
            <text:p>$702.03</text:p>
          </table:table-cell>
          <table:table-cell table:style-name="ce123" office:value-type="currency" office:currency="USD" office:value="914" calcext:value-type="currency">
            <text:p>$914.00</text:p>
          </table:table-cell>
          <table:table-cell table:style-name="ce123" table:formula="of:=[.E1013]-[.B1013]" office:value-type="currency" office:currency="USD" office:value="21" calcext:value-type="currency">
            <text:p>$21.00</text:p>
          </table:table-cell>
          <table:table-cell table:style-name="ce102" table:formula="of:=[.E1013]/[.D1013]" office:value-type="float" office:value="1.30193866358988" calcext:value-type="float">
            <text:p>1.301938663589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4000 Standard Heavy Duty Cantilever Rack - Sing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31</text:p>
          </table:table-cell>
          <table:table-cell table:number-columns-repeated="2" table:style-name="ce82" office:value-type="currency" office:currency="USD" office:value="626" calcext:value-type="currency">
            <text:p>$626.00</text:p>
          </table:table-cell>
          <table:table-cell table:style-name="ce123" office:value-type="currency" office:currency="USD" office:value="254.75" calcext:value-type="currency">
            <text:p>$254.75</text:p>
          </table:table-cell>
          <table:table-cell table:style-name="ce123" office:value-type="currency" office:currency="USD" office:value="334.95" calcext:value-type="currency">
            <text:p>$334.95</text:p>
          </table:table-cell>
          <table:table-cell table:style-name="ce123" table:formula="of:=[.E1017]-[.B1017]" office:value-type="currency" office:currency="USD" office:value="-291.05" calcext:value-type="currency">
            <text:p>-$291.05</text:p>
          </table:table-cell>
          <table:table-cell table:style-name="ce102" table:formula="of:=[.E1017]/[.D1017]" office:value-type="float" office:value="1.31481844946026" calcext:value-type="float">
            <text:p>1.3148184494602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37</text:p>
          </table:table-cell>
          <table:table-cell table:number-columns-repeated="2" table:style-name="ce82" office:value-type="currency" office:currency="USD" office:value="332" calcext:value-type="currency">
            <text:p>$332.00</text:p>
          </table:table-cell>
          <table:table-cell table:style-name="ce123" office:value-type="currency" office:currency="USD" office:value="260.75" calcext:value-type="currency">
            <text:p>$260.75</text:p>
          </table:table-cell>
          <table:table-cell table:style-name="ce123" office:value-type="currency" office:currency="USD" office:value="345.95" calcext:value-type="currency">
            <text:p>$345.95</text:p>
          </table:table-cell>
          <table:table-cell table:style-name="ce123" table:formula="of:=[.E1018]-[.B1018]" office:value-type="currency" office:currency="USD" office:value="13.95" calcext:value-type="currency">
            <text:p>$13.95</text:p>
          </table:table-cell>
          <table:table-cell table:style-name="ce102" table:formula="of:=[.E1018]/[.D1018]" office:value-type="float" office:value="1.32674976030681" calcext:value-type="float">
            <text:p>1.326749760306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49</text:p>
          </table:table-cell>
          <table:table-cell table:number-columns-repeated="2" table:style-name="ce82" office:value-type="currency" office:currency="USD" office:value="352" calcext:value-type="currency">
            <text:p>$352.00</text:p>
          </table:table-cell>
          <table:table-cell table:style-name="ce123" office:value-type="currency" office:currency="USD" office:value="275.37" calcext:value-type="currency">
            <text:p>$275.37</text:p>
          </table:table-cell>
          <table:table-cell table:style-name="ce123" office:value-type="currency" office:currency="USD" office:value="363.95" calcext:value-type="currency">
            <text:p>$363.95</text:p>
          </table:table-cell>
          <table:table-cell table:style-name="ce123" table:formula="of:=[.E1019]-[.B1019]" office:value-type="currency" office:currency="USD" office:value="11.95" calcext:value-type="currency">
            <text:p>$11.95</text:p>
          </table:table-cell>
          <table:table-cell table:style-name="ce102" table:formula="of:=[.E1019]/[.D1019]" office:value-type="float" office:value="1.32167629008243" calcext:value-type="float">
            <text:p>1.321676290082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61</text:p>
          </table:table-cell>
          <table:table-cell table:number-columns-repeated="2" table:style-name="ce82" office:value-type="currency" office:currency="USD" office:value="342" calcext:value-type="currency">
            <text:p>$342.00</text:p>
          </table:table-cell>
          <table:table-cell table:style-name="ce123" office:value-type="currency" office:currency="USD" office:value="287.76" calcext:value-type="currency">
            <text:p>$287.76</text:p>
          </table:table-cell>
          <table:table-cell table:style-name="ce123" office:value-type="currency" office:currency="USD" office:value="302.95" calcext:value-type="currency">
            <text:p>$302.95</text:p>
          </table:table-cell>
          <table:table-cell table:style-name="ce123" table:formula="of:=[.E1020]-[.B1020]" office:value-type="currency" office:currency="USD" office:value="-39.05" calcext:value-type="currency">
            <text:p>-$39.05</text:p>
          </table:table-cell>
          <table:table-cell table:style-name="ce102" table:formula="of:=[.E1020]/[.D1020]" office:value-type="float" office:value="1.05278704475952" calcext:value-type="float">
            <text:p>1.052787044759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874</text:p>
          </table:table-cell>
          <table:table-cell table:number-columns-repeated="2" table:style-name="ce82" office:value-type="currency" office:currency="USD" office:value="394" calcext:value-type="currency">
            <text:p>$394.00</text:p>
          </table:table-cell>
          <table:table-cell table:style-name="ce123" office:value-type="currency" office:currency="USD" office:value="303.46" calcext:value-type="currency">
            <text:p>$303.46</text:p>
          </table:table-cell>
          <table:table-cell table:style-name="ce123" office:value-type="currency" office:currency="USD" office:value="402.95" calcext:value-type="currency">
            <text:p>$402.95</text:p>
          </table:table-cell>
          <table:table-cell table:style-name="ce123" table:formula="of:=[.E1021]-[.B1021]" office:value-type="currency" office:currency="USD" office:value="8.94999999999999" calcext:value-type="currency">
            <text:p>$8.95</text:p>
          </table:table-cell>
          <table:table-cell table:style-name="ce102" table:formula="of:=[.E1021]/[.D1021]" office:value-type="float" office:value="1.3278521057141" calcext:value-type="float">
            <text:p>1.327852105714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31</text:p>
          </table:table-cell>
          <table:table-cell table:number-columns-repeated="2" table:style-name="ce82" office:value-type="currency" office:currency="USD" office:value="370" calcext:value-type="currency">
            <text:p>$370.00</text:p>
          </table:table-cell>
          <table:table-cell table:style-name="ce123" office:value-type="currency" office:currency="USD" office:value="295.51" calcext:value-type="currency">
            <text:p>$295.51</text:p>
          </table:table-cell>
          <table:table-cell table:style-name="ce123" office:value-type="currency" office:currency="USD" office:value="380.95" calcext:value-type="currency">
            <text:p>$380.95</text:p>
          </table:table-cell>
          <table:table-cell table:style-name="ce123" table:formula="of:=[.E1022]-[.B1022]" office:value-type="currency" office:currency="USD" office:value="10.95" calcext:value-type="currency">
            <text:p>$10.95</text:p>
          </table:table-cell>
          <table:table-cell table:style-name="ce102" table:formula="of:=[.E1022]/[.D1022]" office:value-type="float" office:value="1.28912727149673" calcext:value-type="float">
            <text:p>1.289127271496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37</text:p>
          </table:table-cell>
          <table:table-cell table:number-columns-repeated="2" table:style-name="ce82" office:value-type="currency" office:currency="USD" office:value="385" calcext:value-type="currency">
            <text:p>$385.00</text:p>
          </table:table-cell>
          <table:table-cell table:style-name="ce123" office:value-type="currency" office:currency="USD" office:value="301.51" calcext:value-type="currency">
            <text:p>$301.51</text:p>
          </table:table-cell>
          <table:table-cell table:style-name="ce123" office:value-type="currency" office:currency="USD" office:value="395.95" calcext:value-type="currency">
            <text:p>$395.95</text:p>
          </table:table-cell>
          <table:table-cell table:style-name="ce123" table:formula="of:=[.E1023]-[.B1023]" office:value-type="currency" office:currency="USD" office:value="10.95" calcext:value-type="currency">
            <text:p>$10.95</text:p>
          </table:table-cell>
          <table:table-cell table:style-name="ce102" table:formula="of:=[.E1023]/[.D1023]" office:value-type="float" office:value="1.31322344200856" calcext:value-type="float">
            <text:p>1.3132234420085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49</text:p>
          </table:table-cell>
          <table:table-cell table:number-columns-repeated="2" table:style-name="ce82" office:value-type="currency" office:currency="USD" office:value="399" calcext:value-type="currency">
            <text:p>$399.00</text:p>
          </table:table-cell>
          <table:table-cell table:style-name="ce123" office:value-type="currency" office:currency="USD" office:value="316.13" calcext:value-type="currency">
            <text:p>$316.13</text:p>
          </table:table-cell>
          <table:table-cell table:style-name="ce123" office:value-type="currency" office:currency="USD" office:value="412.95" calcext:value-type="currency">
            <text:p>$412.95</text:p>
          </table:table-cell>
          <table:table-cell table:style-name="ce123" table:formula="of:=[.E1024]-[.B1024]" office:value-type="currency" office:currency="USD" office:value="13.95" calcext:value-type="currency">
            <text:p>$13.95</text:p>
          </table:table-cell>
          <table:table-cell table:style-name="ce102" table:formula="of:=[.E1024]/[.D1024]" office:value-type="float" office:value="1.30626640938854" calcext:value-type="float">
            <text:p>1.3062664093885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61</text:p>
          </table:table-cell>
          <table:table-cell table:number-columns-repeated="2" table:style-name="ce82" office:value-type="currency" office:currency="USD" office:value="417" calcext:value-type="currency">
            <text:p>$417.00</text:p>
          </table:table-cell>
          <table:table-cell table:style-name="ce123" office:value-type="currency" office:currency="USD" office:value="328.52" calcext:value-type="currency">
            <text:p>$328.52</text:p>
          </table:table-cell>
          <table:table-cell table:style-name="ce123" office:value-type="currency" office:currency="USD" office:value="431.95" calcext:value-type="currency">
            <text:p>$431.95</text:p>
          </table:table-cell>
          <table:table-cell table:style-name="ce123" table:formula="of:=[.E1025]-[.B1025]" office:value-type="currency" office:currency="USD" office:value="14.95" calcext:value-type="currency">
            <text:p>$14.95</text:p>
          </table:table-cell>
          <table:table-cell table:style-name="ce102" table:formula="of:=[.E1025]/[.D1025]" office:value-type="float" office:value="1.31483623523682" calcext:value-type="float">
            <text:p>1.3148362352368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074</text:p>
          </table:table-cell>
          <table:table-cell table:number-columns-repeated="2" table:style-name="ce82" office:value-type="currency" office:currency="USD" office:value="442" calcext:value-type="currency">
            <text:p>$442.00</text:p>
          </table:table-cell>
          <table:table-cell table:style-name="ce123" office:value-type="currency" office:currency="USD" office:value="344.22" calcext:value-type="currency">
            <text:p>$344.22</text:p>
          </table:table-cell>
          <table:table-cell table:style-name="ce123" office:value-type="currency" office:currency="USD" office:value="455.95" calcext:value-type="currency">
            <text:p>$455.95</text:p>
          </table:table-cell>
          <table:table-cell table:style-name="ce123" table:formula="of:=[.E1026]-[.B1026]" office:value-type="currency" office:currency="USD" office:value="13.95" calcext:value-type="currency">
            <text:p>$13.95</text:p>
          </table:table-cell>
          <table:table-cell table:style-name="ce102" table:formula="of:=[.E1026]/[.D1026]" office:value-type="float" office:value="1.32458892568706" calcext:value-type="float">
            <text:p>1.3245889256870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31</text:p>
          </table:table-cell>
          <table:table-cell table:number-columns-repeated="2" table:style-name="ce82" office:value-type="currency" office:currency="USD" office:value="401" calcext:value-type="currency">
            <text:p>$401.00</text:p>
          </table:table-cell>
          <table:table-cell table:style-name="ce123" office:value-type="currency" office:currency="USD" office:value="328.39" calcext:value-type="currency">
            <text:p>$328.39</text:p>
          </table:table-cell>
          <table:table-cell table:style-name="ce123" office:value-type="currency" office:currency="USD" office:value="418.95" calcext:value-type="currency">
            <text:p>$418.95</text:p>
          </table:table-cell>
          <table:table-cell table:style-name="ce123" table:formula="of:=[.E1027]-[.B1027]" office:value-type="currency" office:currency="USD" office:value="17.95" calcext:value-type="currency">
            <text:p>$17.95</text:p>
          </table:table-cell>
          <table:table-cell table:style-name="ce102" table:formula="of:=[.E1027]/[.D1027]" office:value-type="float" office:value="1.27576966411888" calcext:value-type="float">
            <text:p>1.275769664118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37</text:p>
          </table:table-cell>
          <table:table-cell table:number-columns-repeated="2" table:style-name="ce82" office:value-type="currency" office:currency="USD" office:value="428" calcext:value-type="currency">
            <text:p>$428.00</text:p>
          </table:table-cell>
          <table:table-cell table:style-name="ce123" office:value-type="currency" office:currency="USD" office:value="334.4" calcext:value-type="currency">
            <text:p>$334.40</text:p>
          </table:table-cell>
          <table:table-cell table:style-name="ce123" office:value-type="currency" office:currency="USD" office:value="438.95" calcext:value-type="currency">
            <text:p>$438.95</text:p>
          </table:table-cell>
          <table:table-cell table:style-name="ce123" table:formula="of:=[.E1028]-[.B1028]" office:value-type="currency" office:currency="USD" office:value="10.95" calcext:value-type="currency">
            <text:p>$10.95</text:p>
          </table:table-cell>
          <table:table-cell table:style-name="ce102" table:formula="of:=[.E1028]/[.D1028]" office:value-type="float" office:value="1.3126495215311" calcext:value-type="float">
            <text:p>1.31264952153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49</text:p>
          </table:table-cell>
          <table:table-cell table:number-columns-repeated="2" table:style-name="ce82" office:value-type="currency" office:currency="USD" office:value="441" calcext:value-type="currency">
            <text:p>$441.00</text:p>
          </table:table-cell>
          <table:table-cell table:style-name="ce123" office:value-type="currency" office:currency="USD" office:value="349.02" calcext:value-type="currency">
            <text:p>$349.02</text:p>
          </table:table-cell>
          <table:table-cell table:style-name="ce123" office:value-type="currency" office:currency="USD" office:value="451.95" calcext:value-type="currency">
            <text:p>$451.95</text:p>
          </table:table-cell>
          <table:table-cell table:style-name="ce123" table:formula="of:=[.E1029]-[.B1029]" office:value-type="currency" office:currency="USD" office:value="10.95" calcext:value-type="currency">
            <text:p>$10.95</text:p>
          </table:table-cell>
          <table:table-cell table:style-name="ce102" table:formula="of:=[.E1029]/[.D1029]" office:value-type="float" office:value="1.29491146639161" calcext:value-type="float">
            <text:p>1.2949114663916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61</text:p>
          </table:table-cell>
          <table:table-cell table:number-columns-repeated="2" table:style-name="ce82" office:value-type="currency" office:currency="USD" office:value="459" calcext:value-type="currency">
            <text:p>$459.00</text:p>
          </table:table-cell>
          <table:table-cell table:style-name="ce123" office:value-type="currency" office:currency="USD" office:value="361.41" calcext:value-type="currency">
            <text:p>$361.41</text:p>
          </table:table-cell>
          <table:table-cell table:style-name="ce123" office:value-type="currency" office:currency="USD" office:value="475.95" calcext:value-type="currency">
            <text:p>$475.95</text:p>
          </table:table-cell>
          <table:table-cell table:style-name="ce123" table:formula="of:=[.E1030]-[.B1030]" office:value-type="currency" office:currency="USD" office:value="16.95" calcext:value-type="currency">
            <text:p>$16.95</text:p>
          </table:table-cell>
          <table:table-cell table:style-name="ce102" table:formula="of:=[.E1030]/[.D1030]" office:value-type="float" office:value="1.31692537561219" calcext:value-type="float">
            <text:p>1.3169253756121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274</text:p>
          </table:table-cell>
          <table:table-cell table:number-columns-repeated="2" table:style-name="ce82" office:value-type="currency" office:currency="USD" office:value="485" calcext:value-type="currency">
            <text:p>$485.00</text:p>
          </table:table-cell>
          <table:table-cell table:style-name="ce123" office:value-type="currency" office:currency="USD" office:value="377.1" calcext:value-type="currency">
            <text:p>$377.10</text:p>
          </table:table-cell>
          <table:table-cell table:style-name="ce123" office:value-type="currency" office:currency="USD" office:value="498.95" calcext:value-type="currency">
            <text:p>$498.95</text:p>
          </table:table-cell>
          <table:table-cell table:style-name="ce123" table:formula="of:=[.E1031]-[.B1031]" office:value-type="currency" office:currency="USD" office:value="13.95" calcext:value-type="currency">
            <text:p>$13.95</text:p>
          </table:table-cell>
          <table:table-cell table:style-name="ce102" table:formula="of:=[.E1031]/[.D1031]" office:value-type="float" office:value="1.32312383983028" calcext:value-type="float">
            <text:p>1.323123839830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437</text:p>
          </table:table-cell>
          <table:table-cell table:number-columns-repeated="2" table:style-name="ce82" office:value-type="currency" office:currency="USD" office:value="491" calcext:value-type="currency">
            <text:p>$491.00</text:p>
          </table:table-cell>
          <table:table-cell table:style-name="ce123" office:value-type="currency" office:currency="USD" office:value="404.37" calcext:value-type="currency">
            <text:p>$404.37</text:p>
          </table:table-cell>
          <table:table-cell table:style-name="ce123" office:value-type="currency" office:currency="USD" office:value="508" calcext:value-type="currency">
            <text:p>$508.00</text:p>
          </table:table-cell>
          <table:table-cell table:style-name="ce123" table:formula="of:=[.E1032]-[.B1032]" office:value-type="currency" office:currency="USD" office:value="17" calcext:value-type="currency">
            <text:p>$17.00</text:p>
          </table:table-cell>
          <table:table-cell table:style-name="ce102" table:formula="of:=[.E1032]/[.D1032]" office:value-type="float" office:value="1.25627519351089" calcext:value-type="float">
            <text:p>1.2562751935108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461</text:p>
          </table:table-cell>
          <table:table-cell table:number-columns-repeated="2" table:style-name="ce82" office:value-type="currency" office:currency="USD" office:value="541" calcext:value-type="currency">
            <text:p>$541.00</text:p>
          </table:table-cell>
          <table:table-cell table:style-name="ce123" office:value-type="currency" office:currency="USD" office:value="431.38" calcext:value-type="currency">
            <text:p>$431.38</text:p>
          </table:table-cell>
          <table:table-cell table:style-name="ce123" office:value-type="currency" office:currency="USD" office:value="557" calcext:value-type="currency">
            <text:p>$557.00</text:p>
          </table:table-cell>
          <table:table-cell table:style-name="ce123" table:formula="of:=[.E1033]-[.B1033]" office:value-type="currency" office:currency="USD" office:value="16" calcext:value-type="currency">
            <text:p>$16.00</text:p>
          </table:table-cell>
          <table:table-cell table:style-name="ce102" table:formula="of:=[.E1033]/[.D1033]" office:value-type="float" office:value="1.29120497009597" calcext:value-type="float">
            <text:p>1.291204970095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474</text:p>
          </table:table-cell>
          <table:table-cell table:number-columns-repeated="2" table:style-name="ce82" office:value-type="currency" office:currency="USD" office:value="569" calcext:value-type="currency">
            <text:p>$569.00</text:p>
          </table:table-cell>
          <table:table-cell table:style-name="ce123" office:value-type="currency" office:currency="USD" office:value="447.08" calcext:value-type="currency">
            <text:p>$447.08</text:p>
          </table:table-cell>
          <table:table-cell table:style-name="ce123" office:value-type="currency" office:currency="USD" office:value="583" calcext:value-type="currency">
            <text:p>$583.00</text:p>
          </table:table-cell>
          <table:table-cell table:style-name="ce123" table:formula="of:=[.E1034]-[.B1034]" office:value-type="currency" office:currency="USD" office:value="14" calcext:value-type="currency">
            <text:p>$14.00</text:p>
          </table:table-cell>
          <table:table-cell table:style-name="ce102" table:formula="of:=[.E1034]/[.D1034]" office:value-type="float" office:value="1.30401717813367" calcext:value-type="float">
            <text:p>1.304017178133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37</text:p>
          </table:table-cell>
          <table:table-cell table:number-columns-repeated="2" table:style-name="ce82" office:value-type="currency" office:currency="USD" office:value="553" calcext:value-type="currency">
            <text:p>$553.00</text:p>
          </table:table-cell>
          <table:table-cell table:style-name="ce123" office:value-type="currency" office:currency="USD" office:value="434.63" calcext:value-type="currency">
            <text:p>$434.63</text:p>
          </table:table-cell>
          <table:table-cell table:style-name="ce123" office:value-type="currency" office:currency="USD" office:value="567" calcext:value-type="currency">
            <text:p>$567.00</text:p>
          </table:table-cell>
          <table:table-cell table:style-name="ce123" table:formula="of:=[.E1035]-[.B1035]" office:value-type="currency" office:currency="USD" office:value="14" calcext:value-type="currency">
            <text:p>$14.00</text:p>
          </table:table-cell>
          <table:table-cell table:style-name="ce102" table:formula="of:=[.E1035]/[.D1035]" office:value-type="float" office:value="1.30455789982284" calcext:value-type="float">
            <text:p>1.304557899822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49</text:p>
          </table:table-cell>
          <table:table-cell table:number-columns-repeated="2" table:style-name="ce82" office:value-type="currency" office:currency="USD" office:value="569" calcext:value-type="currency">
            <text:p>$569.00</text:p>
          </table:table-cell>
          <table:table-cell table:style-name="ce123" office:value-type="currency" office:currency="USD" office:value="449.25" calcext:value-type="currency">
            <text:p>$449.25</text:p>
          </table:table-cell>
          <table:table-cell table:style-name="ce123" office:value-type="currency" office:currency="USD" office:value="586" calcext:value-type="currency">
            <text:p>$586.00</text:p>
          </table:table-cell>
          <table:table-cell table:style-name="ce123" table:formula="of:=[.E1036]-[.B1036]" office:value-type="currency" office:currency="USD" office:value="17" calcext:value-type="currency">
            <text:p>$17.00</text:p>
          </table:table-cell>
          <table:table-cell table:style-name="ce102" table:formula="of:=[.E1036]/[.D1036]" office:value-type="float" office:value="1.30439621591541" calcext:value-type="float">
            <text:p>1.3043962159154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61</text:p>
          </table:table-cell>
          <table:table-cell table:number-columns-repeated="2" table:style-name="ce82" office:value-type="currency" office:currency="USD" office:value="579" calcext:value-type="currency">
            <text:p>$579.00</text:p>
          </table:table-cell>
          <table:table-cell table:style-name="ce123" office:value-type="currency" office:currency="USD" office:value="461.64" calcext:value-type="currency">
            <text:p>$461.64</text:p>
          </table:table-cell>
          <table:table-cell table:style-name="ce123" office:value-type="currency" office:currency="USD" office:value="601" calcext:value-type="currency">
            <text:p>$601.00</text:p>
          </table:table-cell>
          <table:table-cell table:style-name="ce123" table:formula="of:=[.E1037]-[.B1037]" office:value-type="currency" office:currency="USD" office:value="22" calcext:value-type="currency">
            <text:p>$22.00</text:p>
          </table:table-cell>
          <table:table-cell table:style-name="ce102" table:formula="of:=[.E1037]/[.D1037]" office:value-type="float" office:value="1.301880253011" calcext:value-type="float">
            <text:p>1.30188025301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574</text:p>
          </table:table-cell>
          <table:table-cell table:number-columns-repeated="2" table:style-name="ce82" office:value-type="currency" office:currency="USD" office:value="589" calcext:value-type="currency">
            <text:p>$589.00</text:p>
          </table:table-cell>
          <table:table-cell table:style-name="ce123" office:value-type="currency" office:currency="USD" office:value="477.33" calcext:value-type="currency">
            <text:p>$477.33</text:p>
          </table:table-cell>
          <table:table-cell table:style-name="ce123" office:value-type="currency" office:currency="USD" office:value="623" calcext:value-type="currency">
            <text:p>$623.00</text:p>
          </table:table-cell>
          <table:table-cell table:style-name="ce123" table:formula="of:=[.E1038]-[.B1038]" office:value-type="currency" office:currency="USD" office:value="34" calcext:value-type="currency">
            <text:p>$34.00</text:p>
          </table:table-cell>
          <table:table-cell table:style-name="ce102" table:formula="of:=[.E1038]/[.D1038]" office:value-type="float" office:value="1.30517671212788" calcext:value-type="float">
            <text:p>1.3051767121278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37</text:p>
          </table:table-cell>
          <table:table-cell table:number-columns-repeated="2" table:style-name="ce82" office:value-type="currency" office:currency="USD" office:value="548" calcext:value-type="currency">
            <text:p>$548.00</text:p>
          </table:table-cell>
          <table:table-cell table:style-name="ce123" office:value-type="currency" office:currency="USD" office:value="446.76" calcext:value-type="currency">
            <text:p>$446.76</text:p>
          </table:table-cell>
          <table:table-cell table:style-name="ce123" office:value-type="currency" office:currency="USD" office:value="563" calcext:value-type="currency">
            <text:p>$563.00</text:p>
          </table:table-cell>
          <table:table-cell table:style-name="ce123" table:formula="of:=[.E1039]-[.B1039]" office:value-type="currency" office:currency="USD" office:value="15" calcext:value-type="currency">
            <text:p>$15.00</text:p>
          </table:table-cell>
          <table:table-cell table:style-name="ce102" table:formula="of:=[.E1039]/[.D1039]" office:value-type="float" office:value="1.26018443907243" calcext:value-type="float">
            <text:p>1.260184439072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49</text:p>
          </table:table-cell>
          <table:table-cell table:number-columns-repeated="2" table:style-name="ce82" office:value-type="currency" office:currency="USD" office:value="563" calcext:value-type="currency">
            <text:p>$563.00</text:p>
          </table:table-cell>
          <table:table-cell table:style-name="ce123" office:value-type="currency" office:currency="USD" office:value="461.38" calcext:value-type="currency">
            <text:p>$461.38</text:p>
          </table:table-cell>
          <table:table-cell table:style-name="ce123" office:value-type="currency" office:currency="USD" office:value="577" calcext:value-type="currency">
            <text:p>$577.00</text:p>
          </table:table-cell>
          <table:table-cell table:style-name="ce123" table:formula="of:=[.E1040]-[.B1040]" office:value-type="currency" office:currency="USD" office:value="14" calcext:value-type="currency">
            <text:p>$14.00</text:p>
          </table:table-cell>
          <table:table-cell table:style-name="ce102" table:formula="of:=[.E1040]/[.D1040]" office:value-type="float" office:value="1.25059603797304" calcext:value-type="float">
            <text:p>1.250596037973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61</text:p>
          </table:table-cell>
          <table:table-cell table:number-columns-repeated="2" table:style-name="ce82" office:value-type="currency" office:currency="USD" office:value="578" calcext:value-type="currency">
            <text:p>$578.00</text:p>
          </table:table-cell>
          <table:table-cell table:style-name="ce123" office:value-type="currency" office:currency="USD" office:value="473.77" calcext:value-type="currency">
            <text:p>$473.77</text:p>
          </table:table-cell>
          <table:table-cell table:style-name="ce123" office:value-type="currency" office:currency="USD" office:value="594" calcext:value-type="currency">
            <text:p>$594.00</text:p>
          </table:table-cell>
          <table:table-cell table:style-name="ce123" table:formula="of:=[.E1041]-[.B1041]" office:value-type="currency" office:currency="USD" office:value="16" calcext:value-type="currency">
            <text:p>$16.00</text:p>
          </table:table-cell>
          <table:table-cell table:style-name="ce102" table:formula="of:=[.E1041]/[.D1041]" office:value-type="float" office:value="1.25377292779197" calcext:value-type="float">
            <text:p>1.253772927791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674</text:p>
          </table:table-cell>
          <table:table-cell table:number-columns-repeated="2" table:style-name="ce82" office:value-type="currency" office:currency="USD" office:value="620" calcext:value-type="currency">
            <text:p>$620.00</text:p>
          </table:table-cell>
          <table:table-cell table:style-name="ce123" office:value-type="currency" office:currency="USD" office:value="489.46" calcext:value-type="currency">
            <text:p>$489.46</text:p>
          </table:table-cell>
          <table:table-cell table:style-name="ce123" office:value-type="currency" office:currency="USD" office:value="638" calcext:value-type="currency">
            <text:p>$638.00</text:p>
          </table:table-cell>
          <table:table-cell table:style-name="ce123" table:formula="of:=[.E1042]-[.B1042]" office:value-type="currency" office:currency="USD" office:value="18" calcext:value-type="currency">
            <text:p>$18.00</text:p>
          </table:table-cell>
          <table:table-cell table:style-name="ce102" table:formula="of:=[.E1042]/[.D1042]" office:value-type="float" office:value="1.30347730151596" calcext:value-type="float">
            <text:p>1.303477301515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849</text:p>
          </table:table-cell>
          <table:table-cell table:number-columns-repeated="2" table:style-name="ce82" office:value-type="currency" office:currency="USD" office:value="660" calcext:value-type="currency">
            <text:p>$660.00</text:p>
          </table:table-cell>
          <table:table-cell table:style-name="ce123" office:value-type="currency" office:currency="USD" office:value="522.48" calcext:value-type="currency">
            <text:p>$522.48</text:p>
          </table:table-cell>
          <table:table-cell table:style-name="ce123" office:value-type="currency" office:currency="USD" office:value="681" calcext:value-type="currency">
            <text:p>$681.00</text:p>
          </table:table-cell>
          <table:table-cell table:style-name="ce123" table:formula="of:=[.E1043]-[.B1043]" office:value-type="currency" office:currency="USD" office:value="21" calcext:value-type="currency">
            <text:p>$21.00</text:p>
          </table:table-cell>
          <table:table-cell table:style-name="ce102" table:formula="of:=[.E1043]/[.D1043]" office:value-type="float" office:value="1.30339917317409" calcext:value-type="float">
            <text:p>1.3033991731740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861</text:p>
          </table:table-cell>
          <table:table-cell table:number-columns-repeated="2" table:style-name="ce82" office:value-type="currency" office:currency="USD" office:value="680" calcext:value-type="currency">
            <text:p>$680.00</text:p>
          </table:table-cell>
          <table:table-cell table:style-name="ce123" office:value-type="currency" office:currency="USD" office:value="534.86" calcext:value-type="currency">
            <text:p>$534.86</text:p>
          </table:table-cell>
          <table:table-cell table:style-name="ce123" office:value-type="currency" office:currency="USD" office:value="697" calcext:value-type="currency">
            <text:p>$697.00</text:p>
          </table:table-cell>
          <table:table-cell table:style-name="ce123" table:formula="of:=[.E1044]-[.B1044]" office:value-type="currency" office:currency="USD" office:value="17" calcext:value-type="currency">
            <text:p>$17.00</text:p>
          </table:table-cell>
          <table:table-cell table:style-name="ce102" table:formula="of:=[.E1044]/[.D1044]" office:value-type="float" office:value="1.3031447481584" calcext:value-type="float">
            <text:p>1.30314474815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1874</text:p>
          </table:table-cell>
          <table:table-cell table:number-columns-repeated="2" table:style-name="ce82" office:value-type="currency" office:currency="USD" office:value="696" calcext:value-type="currency">
            <text:p>$696.00</text:p>
          </table:table-cell>
          <table:table-cell table:style-name="ce123" office:value-type="currency" office:currency="USD" office:value="550.56" calcext:value-type="currency">
            <text:p>$550.56</text:p>
          </table:table-cell>
          <table:table-cell table:style-name="ce123" office:value-type="currency" office:currency="USD" office:value="717" calcext:value-type="currency">
            <text:p>$717.00</text:p>
          </table:table-cell>
          <table:table-cell table:style-name="ce123" table:formula="of:=[.E1045]-[.B1045]" office:value-type="currency" office:currency="USD" office:value="21" calcext:value-type="currency">
            <text:p>$21.00</text:p>
          </table:table-cell>
          <table:table-cell table:style-name="ce102" table:formula="of:=[.E1045]/[.D1045]" office:value-type="float" office:value="1.30231037489102" calcext:value-type="float">
            <text:p>1.3023103748910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2049</text:p>
          </table:table-cell>
          <table:table-cell table:number-columns-repeated="2" table:style-name="ce82" office:value-type="currency" office:currency="USD" office:value="728" calcext:value-type="currency">
            <text:p>$728.00</text:p>
          </table:table-cell>
          <table:table-cell table:style-name="ce123" office:value-type="currency" office:currency="USD" office:value="571.97" calcext:value-type="currency">
            <text:p>$571.97</text:p>
          </table:table-cell>
          <table:table-cell table:style-name="ce123" office:value-type="currency" office:currency="USD" office:value="746" calcext:value-type="currency">
            <text:p>$746.00</text:p>
          </table:table-cell>
          <table:table-cell table:style-name="ce123" table:formula="of:=[.E1046]-[.B1046]" office:value-type="currency" office:currency="USD" office:value="18" calcext:value-type="currency">
            <text:p>$18.00</text:p>
          </table:table-cell>
          <table:table-cell table:style-name="ce102" table:formula="of:=[.E1046]/[.D1046]" office:value-type="float" office:value="1.30426420966135" calcext:value-type="float">
            <text:p>1.304264209661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2061</text:p>
          </table:table-cell>
          <table:table-cell table:number-columns-repeated="2" table:style-name="ce82" office:value-type="currency" office:currency="USD" office:value="746" calcext:value-type="currency">
            <text:p>$746.00</text:p>
          </table:table-cell>
          <table:table-cell table:style-name="ce123" office:value-type="currency" office:currency="USD" office:value="584.36" calcext:value-type="currency">
            <text:p>$584.36</text:p>
          </table:table-cell>
          <table:table-cell table:style-name="ce123" office:value-type="currency" office:currency="USD" office:value="762" calcext:value-type="currency">
            <text:p>$762.00</text:p>
          </table:table-cell>
          <table:table-cell table:style-name="ce123" table:formula="of:=[.E1047]-[.B1047]" office:value-type="currency" office:currency="USD" office:value="16" calcext:value-type="currency">
            <text:p>$16.00</text:p>
          </table:table-cell>
          <table:table-cell table:style-name="ce102" table:formula="of:=[.E1047]/[.D1047]" office:value-type="float" office:value="1.30399069067013" calcext:value-type="float">
            <text:p>1.303990690670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2074</text:p>
          </table:table-cell>
          <table:table-cell table:number-columns-repeated="2" table:style-name="ce82" office:value-type="currency" office:currency="USD" office:value="761" calcext:value-type="currency">
            <text:p>$761.00</text:p>
          </table:table-cell>
          <table:table-cell table:style-name="ce123" office:value-type="currency" office:currency="USD" office:value="600.05" calcext:value-type="currency">
            <text:p>$600.05</text:p>
          </table:table-cell>
          <table:table-cell table:style-name="ce123" office:value-type="currency" office:currency="USD" office:value="782" calcext:value-type="currency">
            <text:p>$782.00</text:p>
          </table:table-cell>
          <table:table-cell table:style-name="ce123" table:formula="of:=[.E1048]-[.B1048]" office:value-type="currency" office:currency="USD" office:value="21" calcext:value-type="currency">
            <text:p>$21.00</text:p>
          </table:table-cell>
          <table:table-cell table:style-name="ce102" table:formula="of:=[.E1048]/[.D1048]" office:value-type="float" office:value="1.30322473127239" calcext:value-type="float">
            <text:p>1.3032247312723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4000 Standard Heavy Duty Cantilever Rack - Starter Uni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U8</text:p>
          </table:table-cell>
          <table:table-cell table:number-columns-repeated="2" table:style-name="ce82" office:value-type="currency" office:currency="USD" office:value="985" calcext:value-type="currency">
            <text:p>$985.00</text:p>
          </table:table-cell>
          <table:table-cell table:style-name="ce123" office:value-type="currency" office:currency="USD" office:value="763.04" calcext:value-type="currency">
            <text:p>$763.04</text:p>
          </table:table-cell>
          <table:table-cell table:style-name="ce123" office:value-type="currency" office:currency="USD" office:value="1005" calcext:value-type="currency">
            <text:p>$1,005.00</text:p>
          </table:table-cell>
          <table:table-cell table:style-name="ce123" table:formula="of:=[.E1052]-[.B1052]" office:value-type="currency" office:currency="USD" office:value="20" calcext:value-type="currency">
            <text:p>$20.00</text:p>
          </table:table-cell>
          <table:table-cell table:style-name="ce102" table:formula="of:=[.E1052]/[.D1052]" office:value-type="float" office:value="1.31710002096876" calcext:value-type="float">
            <text:p>1.317100020968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U10</text:p>
          </table:table-cell>
          <table:table-cell table:number-columns-repeated="2" table:style-name="ce82" office:value-type="currency" office:currency="USD" office:value="1252" calcext:value-type="currency">
            <text:p>$1,252.00</text:p>
          </table:table-cell>
          <table:table-cell table:style-name="ce123" office:value-type="currency" office:currency="USD" office:value="1054.1" calcext:value-type="currency">
            <text:p>$1,054.10</text:p>
          </table:table-cell>
          <table:table-cell table:style-name="ce123" office:value-type="currency" office:currency="USD" office:value="1278" calcext:value-type="currency">
            <text:p>$1,278.00</text:p>
          </table:table-cell>
          <table:table-cell table:style-name="ce123" table:formula="of:=[.E1053]-[.B1053]" office:value-type="currency" office:currency="USD" office:value="26" calcext:value-type="currency">
            <text:p>$26.00</text:p>
          </table:table-cell>
          <table:table-cell table:style-name="ce102" table:formula="of:=[.E1053]/[.D1053]" office:value-type="float" office:value="1.21240868987762" calcext:value-type="float">
            <text:p>1.2124086898776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U12</text:p>
          </table:table-cell>
          <table:table-cell table:number-columns-repeated="2" table:style-name="ce82" office:value-type="currency" office:currency="USD" office:value="1536" calcext:value-type="currency">
            <text:p>$1,536.00</text:p>
          </table:table-cell>
          <table:table-cell table:style-name="ce123" office:value-type="currency" office:currency="USD" office:value="1302.05" calcext:value-type="currency">
            <text:p>$1,302.05</text:p>
          </table:table-cell>
          <table:table-cell table:style-name="ce123" office:value-type="currency" office:currency="USD" office:value="1563" calcext:value-type="currency">
            <text:p>$1,563.00</text:p>
          </table:table-cell>
          <table:table-cell table:style-name="ce123" table:formula="of:=[.E1054]-[.B1054]" office:value-type="currency" office:currency="USD" office:value="27" calcext:value-type="currency">
            <text:p>$27.00</text:p>
          </table:table-cell>
          <table:table-cell table:style-name="ce102" table:formula="of:=[.E1054]/[.D1054]" office:value-type="float" office:value="1.2004147306171" calcext:value-type="float">
            <text:p>1.200414730617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U8</text:p>
          </table:table-cell>
          <table:table-cell table:number-columns-repeated="2" table:style-name="ce82" office:value-type="currency" office:currency="USD" office:value="1221" calcext:value-type="currency">
            <text:p>$1,221.00</text:p>
          </table:table-cell>
          <table:table-cell table:style-name="ce123" office:value-type="currency" office:currency="USD" office:value="1031.46" calcext:value-type="currency">
            <text:p>$1,031.46</text:p>
          </table:table-cell>
          <table:table-cell table:style-name="ce123" office:value-type="currency" office:currency="USD" office:value="1240" calcext:value-type="currency">
            <text:p>$1,240.00</text:p>
          </table:table-cell>
          <table:table-cell table:style-name="ce123" table:formula="of:=[.E1055]-[.B1055]" office:value-type="currency" office:currency="USD" office:value="19" calcext:value-type="currency">
            <text:p>$19.00</text:p>
          </table:table-cell>
          <table:table-cell table:style-name="ce102" table:formula="of:=[.E1055]/[.D1055]" office:value-type="float" office:value="1.20217943497567" calcext:value-type="float">
            <text:p>1.2021794349756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U10</text:p>
          </table:table-cell>
          <table:table-cell table:number-columns-repeated="2" table:style-name="ce82" office:value-type="currency" office:currency="USD" office:value="1736" calcext:value-type="currency">
            <text:p>$1,736.00</text:p>
          </table:table-cell>
          <table:table-cell table:style-name="ce123" office:value-type="currency" office:currency="USD" office:value="1490.1" calcext:value-type="currency">
            <text:p>$1,490.10</text:p>
          </table:table-cell>
          <table:table-cell table:style-name="ce123" office:value-type="currency" office:currency="USD" office:value="1762" calcext:value-type="currency">
            <text:p>$1,762.00</text:p>
          </table:table-cell>
          <table:table-cell table:style-name="ce123" table:formula="of:=[.E1056]-[.B1056]" office:value-type="currency" office:currency="USD" office:value="26" calcext:value-type="currency">
            <text:p>$26.00</text:p>
          </table:table-cell>
          <table:table-cell table:style-name="ce102" table:formula="of:=[.E1056]/[.D1056]" office:value-type="float" office:value="1.18247097510234" calcext:value-type="float">
            <text:p>1.182470975102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U12</text:p>
          </table:table-cell>
          <table:table-cell table:number-columns-repeated="2" table:style-name="ce82" office:value-type="currency" office:currency="USD" office:value="2161" calcext:value-type="currency">
            <text:p>$2,161.00</text:p>
          </table:table-cell>
          <table:table-cell table:style-name="ce123" office:value-type="currency" office:currency="USD" office:value="1919.24" calcext:value-type="currency">
            <text:p>$1,919.24</text:p>
          </table:table-cell>
          <table:table-cell table:style-name="ce123" office:value-type="currency" office:currency="USD" office:value="2202" calcext:value-type="currency">
            <text:p>$2,202.00</text:p>
          </table:table-cell>
          <table:table-cell table:style-name="ce123" table:formula="of:=[.E1057]-[.B1057]" office:value-type="currency" office:currency="USD" office:value="41" calcext:value-type="currency">
            <text:p>$41.00</text:p>
          </table:table-cell>
          <table:table-cell table:style-name="ce102" table:formula="of:=[.E1057]/[.D1057]" office:value-type="float" office:value="1.14732915112232" calcext:value-type="float">
            <text:p>1.147329151122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U8</text:p>
          </table:table-cell>
          <table:table-cell table:number-columns-repeated="2" table:style-name="ce82" office:value-type="currency" office:currency="USD" office:value="533" calcext:value-type="currency">
            <text:p>$533.00</text:p>
          </table:table-cell>
          <table:table-cell table:style-name="ce123" office:value-type="currency" office:currency="USD" office:value="411.64" calcext:value-type="currency">
            <text:p>$411.64</text:p>
          </table:table-cell>
          <table:table-cell table:style-name="ce123" office:value-type="currency" office:currency="USD" office:value="541" calcext:value-type="currency">
            <text:p>$541.00</text:p>
          </table:table-cell>
          <table:table-cell table:style-name="ce123" table:formula="of:=[.E1058]-[.B1058]" office:value-type="currency" office:currency="USD" office:value="8" calcext:value-type="currency">
            <text:p>$8.00</text:p>
          </table:table-cell>
          <table:table-cell table:style-name="ce102" table:formula="of:=[.E1058]/[.D1058]" office:value-type="float" office:value="1.31425517442425" calcext:value-type="float">
            <text:p>1.3142551744242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U10</text:p>
          </table:table-cell>
          <table:table-cell table:number-columns-repeated="2" table:style-name="ce82" office:value-type="currency" office:currency="USD" office:value="733" calcext:value-type="currency">
            <text:p>$733.00</text:p>
          </table:table-cell>
          <table:table-cell table:style-name="ce123" office:value-type="currency" office:currency="USD" office:value="572.23" calcext:value-type="currency">
            <text:p>$572.23</text:p>
          </table:table-cell>
          <table:table-cell table:style-name="ce123" office:value-type="currency" office:currency="USD" office:value="744" calcext:value-type="currency">
            <text:p>$744.00</text:p>
          </table:table-cell>
          <table:table-cell table:style-name="ce123" table:formula="of:=[.E1059]-[.B1059]" office:value-type="currency" office:currency="USD" office:value="11" calcext:value-type="currency">
            <text:p>$11.00</text:p>
          </table:table-cell>
          <table:table-cell table:style-name="ce102" table:formula="of:=[.E1059]/[.D1059]" office:value-type="float" office:value="1.30017650245531" calcext:value-type="float">
            <text:p>1.3001765024553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U12</text:p>
          </table:table-cell>
          <table:table-cell table:number-columns-repeated="2" table:style-name="ce82" office:value-type="currency" office:currency="USD" office:value="876" calcext:value-type="currency">
            <text:p>$876.00</text:p>
          </table:table-cell>
          <table:table-cell table:style-name="ce123" office:value-type="currency" office:currency="USD" office:value="696.18" calcext:value-type="currency">
            <text:p>$696.18</text:p>
          </table:table-cell>
          <table:table-cell table:style-name="ce123" office:value-type="currency" office:currency="USD" office:value="894" calcext:value-type="currency">
            <text:p>$894.00</text:p>
          </table:table-cell>
          <table:table-cell table:style-name="ce123" table:formula="of:=[.E1060]-[.B1060]" office:value-type="currency" office:currency="USD" office:value="18" calcext:value-type="currency">
            <text:p>$18.00</text:p>
          </table:table-cell>
          <table:table-cell table:style-name="ce102" table:formula="of:=[.E1060]/[.D1060]" office:value-type="float" office:value="1.28415065069379" calcext:value-type="float">
            <text:p>1.284150650693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DU8</text:p>
          </table:table-cell>
          <table:table-cell table:number-columns-repeated="2" table:style-name="ce82" office:value-type="currency" office:currency="USD" office:value="694" calcext:value-type="currency">
            <text:p>$694.00</text:p>
          </table:table-cell>
          <table:table-cell table:style-name="ce123" office:value-type="currency" office:currency="USD" office:value="545.83" calcext:value-type="currency">
            <text:p>$545.83</text:p>
          </table:table-cell>
          <table:table-cell table:style-name="ce123" office:value-type="currency" office:currency="USD" office:value="709" calcext:value-type="currency">
            <text:p>$709.00</text:p>
          </table:table-cell>
          <table:table-cell table:style-name="ce123" table:formula="of:=[.E1061]-[.B1061]" office:value-type="currency" office:currency="USD" office:value="15" calcext:value-type="currency">
            <text:p>$15.00</text:p>
          </table:table-cell>
          <table:table-cell table:style-name="ce102" table:formula="of:=[.E1061]/[.D1061]" office:value-type="float" office:value="1.29893923016324" calcext:value-type="float">
            <text:p>1.298939230163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DU10</text:p>
          </table:table-cell>
          <table:table-cell table:number-columns-repeated="2" table:style-name="ce82" office:value-type="currency" office:currency="USD" office:value="988" calcext:value-type="currency">
            <text:p>$988.00</text:p>
          </table:table-cell>
          <table:table-cell table:style-name="ce123" office:value-type="currency" office:currency="USD" office:value="790.22" calcext:value-type="currency">
            <text:p>$790.22</text:p>
          </table:table-cell>
          <table:table-cell table:style-name="ce123" office:value-type="currency" office:currency="USD" office:value="1006" calcext:value-type="currency">
            <text:p>$1,006.00</text:p>
          </table:table-cell>
          <table:table-cell table:style-name="ce123" table:formula="of:=[.E1062]-[.B1062]" office:value-type="currency" office:currency="USD" office:value="18" calcext:value-type="currency">
            <text:p>$18.00</text:p>
          </table:table-cell>
          <table:table-cell table:style-name="ce102" table:formula="of:=[.E1062]/[.D1062]" office:value-type="float" office:value="1.27306319759054" calcext:value-type="float">
            <text:p>1.2730631975905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ADU12</text:p>
          </table:table-cell>
          <table:table-cell table:number-columns-repeated="2" table:style-name="ce82" office:value-type="currency" office:currency="USD" office:value="1130" calcext:value-type="currency">
            <text:p>$1,130.00</text:p>
          </table:table-cell>
          <table:table-cell table:style-name="ce123" office:value-type="currency" office:currency="USD" office:value="1004.81" calcext:value-type="currency">
            <text:p>$1,004.81</text:p>
          </table:table-cell>
          <table:table-cell table:style-name="ce123" office:value-type="currency" office:currency="USD" office:value="1152" calcext:value-type="currency">
            <text:p>$1,152.00</text:p>
          </table:table-cell>
          <table:table-cell table:style-name="ce123" table:formula="of:=[.E1063]-[.B1063]" office:value-type="currency" office:currency="USD" office:value="22" calcext:value-type="currency">
            <text:p>$22.00</text:p>
          </table:table-cell>
          <table:table-cell table:style-name="ce102" table:formula="of:=[.E1063]/[.D1063]" office:value-type="float" office:value="1.14648540520098" calcext:value-type="float">
            <text:p>1.1464854052009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4" office:value-type="string" calcext:value-type="string">
            <text:p>Series 5000 Extra Heavy Duty Cantilever Rack - Sing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240</text:p>
          </table:table-cell>
          <table:table-cell table:number-columns-repeated="2" table:style-name="ce82" office:value-type="currency" office:currency="USD" office:value="565" calcext:value-type="currency">
            <text:p>$565.00</text:p>
          </table:table-cell>
          <table:table-cell table:style-name="ce123" office:value-type="currency" office:currency="USD" office:value="465.54" calcext:value-type="currency">
            <text:p>$465.54</text:p>
          </table:table-cell>
          <table:table-cell table:style-name="ce123" office:value-type="currency" office:currency="USD" office:value="596" calcext:value-type="currency">
            <text:p>$596.00</text:p>
          </table:table-cell>
          <table:table-cell table:style-name="ce123" table:formula="of:=[.E1067]-[.B1067]" office:value-type="currency" office:currency="USD" office:value="31" calcext:value-type="currency">
            <text:p>$31.00</text:p>
          </table:table-cell>
          <table:table-cell table:style-name="ce102" table:formula="of:=[.E1067]/[.D1067]" office:value-type="float" office:value="1.28023370709284" calcext:value-type="float">
            <text:p>1.2802337070928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252</text:p>
          </table:table-cell>
          <table:table-cell table:number-columns-repeated="2" table:style-name="ce82" office:value-type="currency" office:currency="USD" office:value="570" calcext:value-type="currency">
            <text:p>$570.00</text:p>
          </table:table-cell>
          <table:table-cell table:style-name="ce123" office:value-type="currency" office:currency="USD" office:value="464.41" calcext:value-type="currency">
            <text:p>$464.41</text:p>
          </table:table-cell>
          <table:table-cell table:style-name="ce123" office:value-type="currency" office:currency="USD" office:value="588" calcext:value-type="currency">
            <text:p>$588.00</text:p>
          </table:table-cell>
          <table:table-cell table:style-name="ce123" table:formula="of:=[.E1068]-[.B1068]" office:value-type="currency" office:currency="USD" office:value="18" calcext:value-type="currency">
            <text:p>$18.00</text:p>
          </table:table-cell>
          <table:table-cell table:style-name="ce102" table:formula="of:=[.E1068]/[.D1068]" office:value-type="float" office:value="1.266122607179" calcext:value-type="float">
            <text:p>1.26612260717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264</text:p>
          </table:table-cell>
          <table:table-cell table:number-columns-repeated="2" table:style-name="ce82" office:value-type="currency" office:currency="USD" office:value="615" calcext:value-type="currency">
            <text:p>$615.00</text:p>
          </table:table-cell>
          <table:table-cell table:style-name="ce123" office:value-type="currency" office:currency="USD" office:value="481.35" calcext:value-type="currency">
            <text:p>$481.35</text:p>
          </table:table-cell>
          <table:table-cell table:style-name="ce123" office:value-type="currency" office:currency="USD" office:value="644" calcext:value-type="currency">
            <text:p>$644.00</text:p>
          </table:table-cell>
          <table:table-cell table:style-name="ce123" table:formula="of:=[.E1069]-[.B1069]" office:value-type="currency" office:currency="USD" office:value="29" calcext:value-type="currency">
            <text:p>$29.00</text:p>
          </table:table-cell>
          <table:table-cell table:style-name="ce102" table:formula="of:=[.E1069]/[.D1069]" office:value-type="float" office:value="1.33790381219487" calcext:value-type="float">
            <text:p>1.337903812194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276</text:p>
          </table:table-cell>
          <table:table-cell table:number-columns-repeated="2" table:style-name="ce82" office:value-type="currency" office:currency="USD" office:value="620" calcext:value-type="currency">
            <text:p>$620.00</text:p>
          </table:table-cell>
          <table:table-cell table:style-name="ce123" office:value-type="currency" office:currency="USD" office:value="499.86" calcext:value-type="currency">
            <text:p>$499.86</text:p>
          </table:table-cell>
          <table:table-cell table:style-name="ce123" office:value-type="currency" office:currency="USD" office:value="649" calcext:value-type="currency">
            <text:p>$649.00</text:p>
          </table:table-cell>
          <table:table-cell table:style-name="ce123" table:formula="of:=[.E1070]-[.B1070]" office:value-type="currency" office:currency="USD" office:value="29" calcext:value-type="currency">
            <text:p>$29.00</text:p>
          </table:table-cell>
          <table:table-cell table:style-name="ce102" table:formula="of:=[.E1070]/[.D1070]" office:value-type="float" office:value="1.2983635417917" calcext:value-type="float">
            <text:p>1.298363541791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440</text:p>
          </table:table-cell>
          <table:table-cell table:number-columns-repeated="2" table:style-name="ce82" office:value-type="currency" office:currency="USD" office:value="665" calcext:value-type="currency">
            <text:p>$665.00</text:p>
          </table:table-cell>
          <table:table-cell table:style-name="ce123" office:value-type="currency" office:currency="USD" office:value="533.99" calcext:value-type="currency">
            <text:p>$533.99</text:p>
          </table:table-cell>
          <table:table-cell table:style-name="ce123" office:value-type="currency" office:currency="USD" office:value="684" calcext:value-type="currency">
            <text:p>$684.00</text:p>
          </table:table-cell>
          <table:table-cell table:style-name="ce123" table:formula="of:=[.E1071]-[.B1071]" office:value-type="currency" office:currency="USD" office:value="19" calcext:value-type="currency">
            <text:p>$19.00</text:p>
          </table:table-cell>
          <table:table-cell table:style-name="ce102" table:formula="of:=[.E1071]/[.D1071]" office:value-type="float" office:value="1.28092286372404" calcext:value-type="float">
            <text:p>1.2809228637240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452</text:p>
          </table:table-cell>
          <table:table-cell table:number-columns-repeated="2" table:style-name="ce82" office:value-type="currency" office:currency="USD" office:value="665" calcext:value-type="currency">
            <text:p>$665.00</text:p>
          </table:table-cell>
          <table:table-cell table:style-name="ce123" office:value-type="currency" office:currency="USD" office:value="532.86" calcext:value-type="currency">
            <text:p>$532.86</text:p>
          </table:table-cell>
          <table:table-cell table:style-name="ce123" office:value-type="currency" office:currency="USD" office:value="682" calcext:value-type="currency">
            <text:p>$682.00</text:p>
          </table:table-cell>
          <table:table-cell table:style-name="ce123" table:formula="of:=[.E1072]-[.B1072]" office:value-type="currency" office:currency="USD" office:value="17" calcext:value-type="currency">
            <text:p>$17.00</text:p>
          </table:table-cell>
          <table:table-cell table:style-name="ce102" table:formula="of:=[.E1072]/[.D1072]" office:value-type="float" office:value="1.27988589873513" calcext:value-type="float">
            <text:p>1.2798858987351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464</text:p>
          </table:table-cell>
          <table:table-cell table:number-columns-repeated="2" table:style-name="ce82" office:value-type="currency" office:currency="USD" office:value="685" calcext:value-type="currency">
            <text:p>$685.00</text:p>
          </table:table-cell>
          <table:table-cell table:style-name="ce123" office:value-type="currency" office:currency="USD" office:value="549.8" calcext:value-type="currency">
            <text:p>$549.80</text:p>
          </table:table-cell>
          <table:table-cell table:style-name="ce123" office:value-type="currency" office:currency="USD" office:value="709" calcext:value-type="currency">
            <text:p>$709.00</text:p>
          </table:table-cell>
          <table:table-cell table:style-name="ce123" table:formula="of:=[.E1073]-[.B1073]" office:value-type="currency" office:currency="USD" office:value="24" calcext:value-type="currency">
            <text:p>$24.00</text:p>
          </table:table-cell>
          <table:table-cell table:style-name="ce102" table:formula="of:=[.E1073]/[.D1073]" office:value-type="float" office:value="1.2895598399418" calcext:value-type="float">
            <text:p>1.28955983994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476</text:p>
          </table:table-cell>
          <table:table-cell table:number-columns-repeated="2" table:style-name="ce82" office:value-type="currency" office:currency="USD" office:value="720" calcext:value-type="currency">
            <text:p>$720.00</text:p>
          </table:table-cell>
          <table:table-cell table:style-name="ce123" office:value-type="currency" office:currency="USD" office:value="568.31" calcext:value-type="currency">
            <text:p>$568.31</text:p>
          </table:table-cell>
          <table:table-cell table:style-name="ce123" office:value-type="currency" office:currency="USD" office:value="735" calcext:value-type="currency">
            <text:p>$735.00</text:p>
          </table:table-cell>
          <table:table-cell table:style-name="ce123" table:formula="of:=[.E1074]-[.B1074]" office:value-type="currency" office:currency="USD" office:value="15" calcext:value-type="currency">
            <text:p>$15.00</text:p>
          </table:table-cell>
          <table:table-cell table:style-name="ce102" table:formula="of:=[.E1074]/[.D1074]" office:value-type="float" office:value="1.29330822966339" calcext:value-type="float">
            <text:p>1.2933082296633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552</text:p>
          </table:table-cell>
          <table:table-cell table:number-columns-repeated="2" table:style-name="ce82" office:value-type="currency" office:currency="USD" office:value="740" calcext:value-type="currency">
            <text:p>$740.00</text:p>
          </table:table-cell>
          <table:table-cell table:style-name="ce123" office:value-type="currency" office:currency="USD" office:value="560.9" calcext:value-type="currency">
            <text:p>$560.90</text:p>
          </table:table-cell>
          <table:table-cell table:style-name="ce123"/>
          <table:table-cell table:style-name="ce123" table:formula="of:=[.E1075]-[.B1075]" office:value-type="currency" office:currency="USD" office:value="-740" calcext:value-type="currency">
            <text:p>-$740.00</text:p>
          </table:table-cell>
          <table:table-cell table:style-name="ce102" table:formula="of:=[.E1075]/[.D1075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564</text:p>
          </table:table-cell>
          <table:table-cell table:number-columns-repeated="2" table:style-name="ce82" office:value-type="currency" office:currency="USD" office:value="765" calcext:value-type="currency">
            <text:p>$765.00</text:p>
          </table:table-cell>
          <table:table-cell table:style-name="ce123" office:value-type="currency" office:currency="USD" office:value="577.84" calcext:value-type="currency">
            <text:p>$577.84</text:p>
          </table:table-cell>
          <table:table-cell table:style-name="ce123"/>
          <table:table-cell table:style-name="ce123" table:formula="of:=[.E1076]-[.B1076]" office:value-type="currency" office:currency="USD" office:value="-765" calcext:value-type="currency">
            <text:p>-$765.00</text:p>
          </table:table-cell>
          <table:table-cell table:style-name="ce102" table:formula="of:=[.E1076]/[.D1076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576</text:p>
          </table:table-cell>
          <table:table-cell table:number-columns-repeated="2" table:style-name="ce82" office:value-type="currency" office:currency="USD" office:value="770" calcext:value-type="currency">
            <text:p>$770.00</text:p>
          </table:table-cell>
          <table:table-cell table:style-name="ce123" office:value-type="currency" office:currency="USD" office:value="596.35" calcext:value-type="currency">
            <text:p>$596.35</text:p>
          </table:table-cell>
          <table:table-cell table:style-name="ce123"/>
          <table:table-cell table:style-name="ce123" table:formula="of:=[.E1077]-[.B1077]" office:value-type="currency" office:currency="USD" office:value="-770" calcext:value-type="currency">
            <text:p>-$770.00</text:p>
          </table:table-cell>
          <table:table-cell table:style-name="ce102" table:formula="of:=[.E1077]/[.D1077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652</text:p>
          </table:table-cell>
          <table:table-cell table:number-columns-repeated="2" table:style-name="ce82" office:value-type="currency" office:currency="USD" office:value="704" calcext:value-type="currency">
            <text:p>$704.00</text:p>
          </table:table-cell>
          <table:table-cell table:style-name="ce123" office:value-type="currency" office:currency="USD" office:value="578.83" calcext:value-type="currency">
            <text:p>$578.83</text:p>
          </table:table-cell>
          <table:table-cell table:style-name="ce123" office:value-type="currency" office:currency="USD" office:value="727" calcext:value-type="currency">
            <text:p>$727.00</text:p>
          </table:table-cell>
          <table:table-cell table:style-name="ce123" table:formula="of:=[.E1078]-[.B1078]" office:value-type="currency" office:currency="USD" office:value="23" calcext:value-type="currency">
            <text:p>$23.00</text:p>
          </table:table-cell>
          <table:table-cell table:style-name="ce102" table:formula="of:=[.E1078]/[.D1078]" office:value-type="float" office:value="1.25598189451134" calcext:value-type="float">
            <text:p>1.255981894511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664</text:p>
          </table:table-cell>
          <table:table-cell table:number-columns-repeated="2" table:style-name="ce82" office:value-type="currency" office:currency="USD" office:value="775" calcext:value-type="currency">
            <text:p>$775.00</text:p>
          </table:table-cell>
          <table:table-cell table:style-name="ce123" office:value-type="currency" office:currency="USD" office:value="595.77" calcext:value-type="currency">
            <text:p>$595.77</text:p>
          </table:table-cell>
          <table:table-cell table:style-name="ce123" office:value-type="currency" office:currency="USD" office:value="792" calcext:value-type="currency">
            <text:p>$792.00</text:p>
          </table:table-cell>
          <table:table-cell table:style-name="ce123" table:formula="of:=[.E1079]-[.B1079]" office:value-type="currency" office:currency="USD" office:value="17" calcext:value-type="currency">
            <text:p>$17.00</text:p>
          </table:table-cell>
          <table:table-cell table:style-name="ce102" table:formula="of:=[.E1079]/[.D1079]" office:value-type="float" office:value="1.32937207311546" calcext:value-type="float">
            <text:p>1.3293720731154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676</text:p>
          </table:table-cell>
          <table:table-cell table:number-columns-repeated="2" table:style-name="ce82" office:value-type="currency" office:currency="USD" office:value="770" calcext:value-type="currency">
            <text:p>$770.00</text:p>
          </table:table-cell>
          <table:table-cell table:style-name="ce123" office:value-type="currency" office:currency="USD" office:value="614.28" calcext:value-type="currency">
            <text:p>$614.28</text:p>
          </table:table-cell>
          <table:table-cell table:style-name="ce123" office:value-type="currency" office:currency="USD" office:value="785" calcext:value-type="currency">
            <text:p>$785.00</text:p>
          </table:table-cell>
          <table:table-cell table:style-name="ce123" table:formula="of:=[.E1080]-[.B1080]" office:value-type="currency" office:currency="USD" office:value="15" calcext:value-type="currency">
            <text:p>$15.00</text:p>
          </table:table-cell>
          <table:table-cell table:style-name="ce102" table:formula="of:=[.E1080]/[.D1080]" office:value-type="float" office:value="1.27791886436153" calcext:value-type="float">
            <text:p>1.2779188643615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852</text:p>
          </table:table-cell>
          <table:table-cell table:number-columns-repeated="2" table:style-name="ce82" office:value-type="currency" office:currency="USD" office:value="870" calcext:value-type="currency">
            <text:p>$870.00</text:p>
          </table:table-cell>
          <table:table-cell table:style-name="ce123" office:value-type="currency" office:currency="USD" office:value="693.66" calcext:value-type="currency">
            <text:p>$693.66</text:p>
          </table:table-cell>
          <table:table-cell table:style-name="ce123" office:value-type="currency" office:currency="USD" office:value="887" calcext:value-type="currency">
            <text:p>$887.00</text:p>
          </table:table-cell>
          <table:table-cell table:style-name="ce123" table:formula="of:=[.E1081]-[.B1081]" office:value-type="currency" office:currency="USD" office:value="17" calcext:value-type="currency">
            <text:p>$17.00</text:p>
          </table:table-cell>
          <table:table-cell table:style-name="ce102" table:formula="of:=[.E1081]/[.D1081]" office:value-type="float" office:value="1.27872444713548" calcext:value-type="float">
            <text:p>1.2787244471354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864</text:p>
          </table:table-cell>
          <table:table-cell table:number-columns-repeated="2" table:style-name="ce82" office:value-type="currency" office:currency="USD" office:value="880" calcext:value-type="currency">
            <text:p>$880.00</text:p>
          </table:table-cell>
          <table:table-cell table:style-name="ce123" office:value-type="currency" office:currency="USD" office:value="710.6" calcext:value-type="currency">
            <text:p>$710.60</text:p>
          </table:table-cell>
          <table:table-cell table:style-name="ce123" office:value-type="currency" office:currency="USD" office:value="912" calcext:value-type="currency">
            <text:p>$912.00</text:p>
          </table:table-cell>
          <table:table-cell table:style-name="ce123" table:formula="of:=[.E1082]-[.B1082]" office:value-type="currency" office:currency="USD" office:value="32" calcext:value-type="currency">
            <text:p>$32.00</text:p>
          </table:table-cell>
          <table:table-cell table:style-name="ce102" table:formula="of:=[.E1082]/[.D1082]" office:value-type="float" office:value="1.28342245989305" calcext:value-type="float">
            <text:p>1.283422459893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1876</text:p>
          </table:table-cell>
          <table:table-cell table:number-columns-repeated="2" table:style-name="ce82" office:value-type="currency" office:currency="USD" office:value="895" calcext:value-type="currency">
            <text:p>$895.00</text:p>
          </table:table-cell>
          <table:table-cell table:style-name="ce123" office:value-type="currency" office:currency="USD" office:value="729.11" calcext:value-type="currency">
            <text:p>$729.11</text:p>
          </table:table-cell>
          <table:table-cell table:style-name="ce123" office:value-type="currency" office:currency="USD" office:value="932" calcext:value-type="currency">
            <text:p>$932.00</text:p>
          </table:table-cell>
          <table:table-cell table:style-name="ce123" table:formula="of:=[.E1083]-[.B1083]" office:value-type="currency" office:currency="USD" office:value="37" calcext:value-type="currency">
            <text:p>$37.00</text:p>
          </table:table-cell>
          <table:table-cell table:style-name="ce102" table:formula="of:=[.E1083]/[.D1083]" office:value-type="float" office:value="1.27827076847115" calcext:value-type="float">
            <text:p>1.2782707684711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2052</text:p>
          </table:table-cell>
          <table:table-cell table:number-columns-repeated="2" table:style-name="ce82" office:value-type="currency" office:currency="USD" office:value="880" calcext:value-type="currency">
            <text:p>$880.00</text:p>
          </table:table-cell>
          <table:table-cell table:style-name="ce123" office:value-type="currency" office:currency="USD" office:value="707.35" calcext:value-type="currency">
            <text:p>$707.35</text:p>
          </table:table-cell>
          <table:table-cell table:style-name="ce123" office:value-type="currency" office:currency="USD" office:value="905" calcext:value-type="currency">
            <text:p>$905.00</text:p>
          </table:table-cell>
          <table:table-cell table:style-name="ce123" table:formula="of:=[.E1084]-[.B1084]" office:value-type="currency" office:currency="USD" office:value="25" calcext:value-type="currency">
            <text:p>$25.00</text:p>
          </table:table-cell>
          <table:table-cell table:style-name="ce102" table:formula="of:=[.E1084]/[.D1084]" office:value-type="float" office:value="1.27942319926486" calcext:value-type="float">
            <text:p>1.2794231992648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2064</text:p>
          </table:table-cell>
          <table:table-cell table:number-columns-repeated="2" table:style-name="ce82" office:value-type="currency" office:currency="USD" office:value="900" calcext:value-type="currency">
            <text:p>$900.00</text:p>
          </table:table-cell>
          <table:table-cell table:style-name="ce123" office:value-type="currency" office:currency="USD" office:value="724.29" calcext:value-type="currency">
            <text:p>$724.29</text:p>
          </table:table-cell>
          <table:table-cell table:style-name="ce123" office:value-type="currency" office:currency="USD" office:value="929" calcext:value-type="currency">
            <text:p>$929.00</text:p>
          </table:table-cell>
          <table:table-cell table:style-name="ce123" table:formula="of:=[.E1085]-[.B1085]" office:value-type="currency" office:currency="USD" office:value="29" calcext:value-type="currency">
            <text:p>$29.00</text:p>
          </table:table-cell>
          <table:table-cell table:style-name="ce102" table:formula="of:=[.E1085]/[.D1085]" office:value-type="float" office:value="1.28263540846898" calcext:value-type="float">
            <text:p>1.2826354084689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U2076</text:p>
          </table:table-cell>
          <table:table-cell table:number-columns-repeated="2" table:style-name="ce82" office:value-type="currency" office:currency="USD" office:value="904" calcext:value-type="currency">
            <text:p>$904.00</text:p>
          </table:table-cell>
          <table:table-cell table:style-name="ce123" office:value-type="currency" office:currency="USD" office:value="742.8" calcext:value-type="currency">
            <text:p>$742.80</text:p>
          </table:table-cell>
          <table:table-cell table:style-name="ce123" office:value-type="currency" office:currency="USD" office:value="950" calcext:value-type="currency">
            <text:p>$950.00</text:p>
          </table:table-cell>
          <table:table-cell table:style-name="ce123" table:formula="of:=[.E1086]-[.B1086]" office:value-type="currency" office:currency="USD" office:value="46" calcext:value-type="currency">
            <text:p>$46.00</text:p>
          </table:table-cell>
          <table:table-cell table:style-name="ce102" table:formula="of:=[.E1086]/[.D1086]" office:value-type="float" office:value="1.27894453419494" calcext:value-type="float">
            <text:p>1.2789445341949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0">
          <table:table-cell table:style-name="ce72" office:value-type="string" calcext:value-type="string">
            <text:p>Series 5000 Extra Heavy Duty Cantilever Racks - Double Sided Uprigh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266</text:p>
          </table:table-cell>
          <table:table-cell table:number-columns-repeated="2" table:style-name="ce82" office:value-type="currency" office:currency="USD" office:value="646" calcext:value-type="currency">
            <text:p>$646.00</text:p>
          </table:table-cell>
          <table:table-cell table:style-name="ce123" office:value-type="currency" office:currency="USD" office:value="517.75" calcext:value-type="currency">
            <text:p>$517.75</text:p>
          </table:table-cell>
          <table:table-cell table:style-name="ce123" office:value-type="currency" office:currency="USD" office:value="662" calcext:value-type="currency">
            <text:p>$662.00</text:p>
          </table:table-cell>
          <table:table-cell table:style-name="ce123" table:formula="of:=[.E1090]-[.B1090]" office:value-type="currency" office:currency="USD" office:value="16" calcext:value-type="currency">
            <text:p>$16.00</text:p>
          </table:table-cell>
          <table:table-cell table:style-name="ce102" table:formula="of:=[.E1090]/[.D1090]" office:value-type="float" office:value="1.27860936745534" calcext:value-type="float">
            <text:p>1.278609367455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284</text:p>
          </table:table-cell>
          <table:table-cell table:number-columns-repeated="2" table:style-name="ce82" office:value-type="currency" office:currency="USD" office:value="666" calcext:value-type="currency">
            <text:p>$666.00</text:p>
          </table:table-cell>
          <table:table-cell table:style-name="ce123" office:value-type="currency" office:currency="USD" office:value="542.96" calcext:value-type="currency">
            <text:p>$542.96</text:p>
          </table:table-cell>
          <table:table-cell table:style-name="ce123" office:value-type="currency" office:currency="USD" office:value="683" calcext:value-type="currency">
            <text:p>$683.00</text:p>
          </table:table-cell>
          <table:table-cell table:style-name="ce123" table:formula="of:=[.E1091]-[.B1091]" office:value-type="currency" office:currency="USD" office:value="17" calcext:value-type="currency">
            <text:p>$17.00</text:p>
          </table:table-cell>
          <table:table-cell table:style-name="ce102" table:formula="of:=[.E1091]/[.D1091]" office:value-type="float" office:value="1.25791955208487" calcext:value-type="float">
            <text:p>1.257919552084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2108</text:p>
          </table:table-cell>
          <table:table-cell table:number-columns-repeated="2" table:style-name="ce82" office:value-type="currency" office:currency="USD" office:value="726" calcext:value-type="currency">
            <text:p>$726.00</text:p>
          </table:table-cell>
          <table:table-cell table:style-name="ce123" office:value-type="currency" office:currency="USD" office:value="584.36" calcext:value-type="currency">
            <text:p>$584.36</text:p>
          </table:table-cell>
          <table:table-cell table:style-name="ce123" office:value-type="currency" office:currency="USD" office:value="754" calcext:value-type="currency">
            <text:p>$754.00</text:p>
          </table:table-cell>
          <table:table-cell table:style-name="ce123" table:formula="of:=[.E1092]-[.B1092]" office:value-type="currency" office:currency="USD" office:value="28" calcext:value-type="currency">
            <text:p>$28.00</text:p>
          </table:table-cell>
          <table:table-cell table:style-name="ce102" table:formula="of:=[.E1092]/[.D1092]" office:value-type="float" office:value="1.29030049969197" calcext:value-type="float">
            <text:p>1.2903004996919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2132</text:p>
          </table:table-cell>
          <table:table-cell table:number-columns-repeated="2" table:style-name="ce82" office:value-type="currency" office:currency="USD" office:value="750" calcext:value-type="currency">
            <text:p>$750.00</text:p>
          </table:table-cell>
          <table:table-cell table:style-name="ce123" office:value-type="currency" office:currency="USD" office:value="621.87" calcext:value-type="currency">
            <text:p>$621.87</text:p>
          </table:table-cell>
          <table:table-cell table:style-name="ce123" office:value-type="currency" office:currency="USD" office:value="780" calcext:value-type="currency">
            <text:p>$780.00</text:p>
          </table:table-cell>
          <table:table-cell table:style-name="ce123" table:formula="of:=[.E1093]-[.B1093]" office:value-type="currency" office:currency="USD" office:value="30" calcext:value-type="currency">
            <text:p>$30.00</text:p>
          </table:table-cell>
          <table:table-cell table:style-name="ce102" table:formula="of:=[.E1093]/[.D1093]" office:value-type="float" office:value="1.25428144145883" calcext:value-type="float">
            <text:p>1.2542814414588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466</text:p>
          </table:table-cell>
          <table:table-cell table:number-columns-repeated="2" table:style-name="ce82" office:value-type="currency" office:currency="USD" office:value="720" calcext:value-type="currency">
            <text:p>$720.00</text:p>
          </table:table-cell>
          <table:table-cell table:style-name="ce123" office:value-type="currency" office:currency="USD" office:value="586.2" calcext:value-type="currency">
            <text:p>$586.20</text:p>
          </table:table-cell>
          <table:table-cell table:style-name="ce123" office:value-type="currency" office:currency="USD" office:value="750" calcext:value-type="currency">
            <text:p>$750.00</text:p>
          </table:table-cell>
          <table:table-cell table:style-name="ce123" table:formula="of:=[.E1094]-[.B1094]" office:value-type="currency" office:currency="USD" office:value="30" calcext:value-type="currency">
            <text:p>$30.00</text:p>
          </table:table-cell>
          <table:table-cell table:style-name="ce102" table:formula="of:=[.E1094]/[.D1094]" office:value-type="float" office:value="1.27942681678608" calcext:value-type="float">
            <text:p>1.2794268167860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484</text:p>
          </table:table-cell>
          <table:table-cell table:number-columns-repeated="2" table:style-name="ce82" office:value-type="currency" office:currency="USD" office:value="741" calcext:value-type="currency">
            <text:p>$741.00</text:p>
          </table:table-cell>
          <table:table-cell table:style-name="ce123" office:value-type="currency" office:currency="USD" office:value="611.41" calcext:value-type="currency">
            <text:p>$611.41</text:p>
          </table:table-cell>
          <table:table-cell table:style-name="ce123" office:value-type="currency" office:currency="USD" office:value="766" calcext:value-type="currency">
            <text:p>$766.00</text:p>
          </table:table-cell>
          <table:table-cell table:style-name="ce123" table:formula="of:=[.E1095]-[.B1095]" office:value-type="currency" office:currency="USD" office:value="25" calcext:value-type="currency">
            <text:p>$25.00</text:p>
          </table:table-cell>
          <table:table-cell table:style-name="ce102" table:formula="of:=[.E1095]/[.D1095]" office:value-type="float" office:value="1.25284179192359" calcext:value-type="float">
            <text:p>1.252841791923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4108</text:p>
          </table:table-cell>
          <table:table-cell table:number-columns-repeated="2" table:style-name="ce82" office:value-type="currency" office:currency="USD" office:value="799" calcext:value-type="currency">
            <text:p>$799.00</text:p>
          </table:table-cell>
          <table:table-cell table:style-name="ce123" office:value-type="currency" office:currency="USD" office:value="652.81" calcext:value-type="currency">
            <text:p>$652.81</text:p>
          </table:table-cell>
          <table:table-cell table:style-name="ce123" office:value-type="currency" office:currency="USD" office:value="826" calcext:value-type="currency">
            <text:p>$826.00</text:p>
          </table:table-cell>
          <table:table-cell table:style-name="ce123" table:formula="of:=[.E1096]-[.B1096]" office:value-type="currency" office:currency="USD" office:value="27" calcext:value-type="currency">
            <text:p>$27.00</text:p>
          </table:table-cell>
          <table:table-cell table:style-name="ce102" table:formula="of:=[.E1096]/[.D1096]" office:value-type="float" office:value="1.26529924480324" calcext:value-type="float">
            <text:p>1.2652992448032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4132</text:p>
          </table:table-cell>
          <table:table-cell table:number-columns-repeated="2" table:style-name="ce82" office:value-type="currency" office:currency="USD" office:value="841" calcext:value-type="currency">
            <text:p>$841.00</text:p>
          </table:table-cell>
          <table:table-cell table:style-name="ce123" office:value-type="currency" office:currency="USD" office:value="690.32" calcext:value-type="currency">
            <text:p>$690.32</text:p>
          </table:table-cell>
          <table:table-cell table:style-name="ce123" office:value-type="currency" office:currency="USD" office:value="864" calcext:value-type="currency">
            <text:p>$864.00</text:p>
          </table:table-cell>
          <table:table-cell table:style-name="ce123" table:formula="of:=[.E1097]-[.B1097]" office:value-type="currency" office:currency="USD" office:value="23" calcext:value-type="currency">
            <text:p>$23.00</text:p>
          </table:table-cell>
          <table:table-cell table:style-name="ce102" table:formula="of:=[.E1097]/[.D1097]" office:value-type="float" office:value="1.2515934639008" calcext:value-type="float">
            <text:p>1.251593463900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584</text:p>
          </table:table-cell>
          <table:table-cell table:number-columns-repeated="2" table:style-name="ce82" office:value-type="currency" office:currency="USD" office:value="820" calcext:value-type="currency">
            <text:p>$820.00</text:p>
          </table:table-cell>
          <table:table-cell table:style-name="ce123" office:value-type="currency" office:currency="USD" office:value="639.45" calcext:value-type="currency">
            <text:p>$639.45</text:p>
          </table:table-cell>
          <table:table-cell table:style-name="ce123"/>
          <table:table-cell table:style-name="ce123" table:formula="of:=[.E1098]-[.B1098]" office:value-type="currency" office:currency="USD" office:value="-820" calcext:value-type="currency">
            <text:p>-$820.00</text:p>
          </table:table-cell>
          <table:table-cell table:style-name="ce102" table:formula="of:=[.E1098]/[.D1098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5108</text:p>
          </table:table-cell>
          <table:table-cell table:number-columns-repeated="2" table:style-name="ce82" office:value-type="currency" office:currency="USD" office:value="881" calcext:value-type="currency">
            <text:p>$881.00</text:p>
          </table:table-cell>
          <table:table-cell table:style-name="ce123" office:value-type="currency" office:currency="USD" office:value="680.85" calcext:value-type="currency">
            <text:p>$680.85</text:p>
          </table:table-cell>
          <table:table-cell table:style-name="ce123"/>
          <table:table-cell table:style-name="ce123" table:formula="of:=[.E1099]-[.B1099]" office:value-type="currency" office:currency="USD" office:value="-881" calcext:value-type="currency">
            <text:p>-$881.00</text:p>
          </table:table-cell>
          <table:table-cell table:style-name="ce102" table:formula="of:=[.E1099]/[.D109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5132</text:p>
          </table:table-cell>
          <table:table-cell table:number-columns-repeated="2" table:style-name="ce82" office:value-type="currency" office:currency="USD" office:value="921" calcext:value-type="currency">
            <text:p>$921.00</text:p>
          </table:table-cell>
          <table:table-cell table:style-name="ce123" office:value-type="currency" office:currency="USD" office:value="718.36" calcext:value-type="currency">
            <text:p>$718.36</text:p>
          </table:table-cell>
          <table:table-cell table:style-name="ce123"/>
          <table:table-cell table:style-name="ce123" table:formula="of:=[.E1100]-[.B1100]" office:value-type="currency" office:currency="USD" office:value="-921" calcext:value-type="currency">
            <text:p>-$921.00</text:p>
          </table:table-cell>
          <table:table-cell table:style-name="ce102" table:formula="of:=[.E1100]/[.D1100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684</text:p>
          </table:table-cell>
          <table:table-cell table:number-columns-repeated="2" table:style-name="ce82" office:value-type="currency" office:currency="USD" office:value="800" calcext:value-type="currency">
            <text:p>$800.00</text:p>
          </table:table-cell>
          <table:table-cell table:style-name="ce123" office:value-type="currency" office:currency="USD" office:value="657.38" calcext:value-type="currency">
            <text:p>$657.38</text:p>
          </table:table-cell>
          <table:table-cell table:style-name="ce123" office:value-type="currency" office:currency="USD" office:value="818" calcext:value-type="currency">
            <text:p>$818.00</text:p>
          </table:table-cell>
          <table:table-cell table:style-name="ce123" table:formula="of:=[.E1101]-[.B1101]" office:value-type="currency" office:currency="USD" office:value="18" calcext:value-type="currency">
            <text:p>$18.00</text:p>
          </table:table-cell>
          <table:table-cell table:style-name="ce102" table:formula="of:=[.E1101]/[.D1101]" office:value-type="float" office:value="1.24433356658249" calcext:value-type="float">
            <text:p>1.2443335665824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6108</text:p>
          </table:table-cell>
          <table:table-cell table:number-columns-repeated="2" table:style-name="ce82" office:value-type="currency" office:currency="USD" office:value="851" calcext:value-type="currency">
            <text:p>$851.00</text:p>
          </table:table-cell>
          <table:table-cell table:style-name="ce123" office:value-type="currency" office:currency="USD" office:value="698.78" calcext:value-type="currency">
            <text:p>$698.78</text:p>
          </table:table-cell>
          <table:table-cell table:style-name="ce123" office:value-type="currency" office:currency="USD" office:value="882" calcext:value-type="currency">
            <text:p>$882.00</text:p>
          </table:table-cell>
          <table:table-cell table:style-name="ce123" table:formula="of:=[.E1102]-[.B1102]" office:value-type="currency" office:currency="USD" office:value="31" calcext:value-type="currency">
            <text:p>$31.00</text:p>
          </table:table-cell>
          <table:table-cell table:style-name="ce102" table:formula="of:=[.E1102]/[.D1102]" office:value-type="float" office:value="1.26219983399639" calcext:value-type="float">
            <text:p>1.2621998339963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6132</text:p>
          </table:table-cell>
          <table:table-cell table:number-columns-repeated="2" table:style-name="ce82" office:value-type="currency" office:currency="USD" office:value="879" calcext:value-type="currency">
            <text:p>$879.00</text:p>
          </table:table-cell>
          <table:table-cell table:style-name="ce123" office:value-type="currency" office:currency="USD" office:value="736.29" calcext:value-type="currency">
            <text:p>$736.29</text:p>
          </table:table-cell>
          <table:table-cell table:style-name="ce123" office:value-type="currency" office:currency="USD" office:value="890" calcext:value-type="currency">
            <text:p>$890.00</text:p>
          </table:table-cell>
          <table:table-cell table:style-name="ce123" table:formula="of:=[.E1103]-[.B1103]" office:value-type="currency" office:currency="USD" office:value="11" calcext:value-type="currency">
            <text:p>$11.00</text:p>
          </table:table-cell>
          <table:table-cell table:style-name="ce102" table:formula="of:=[.E1103]/[.D1103]" office:value-type="float" office:value="1.2087628515938" calcext:value-type="float">
            <text:p>1.208762851593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884</text:p>
          </table:table-cell>
          <table:table-cell table:number-columns-repeated="2" table:style-name="ce82" office:value-type="currency" office:currency="USD" office:value="961" calcext:value-type="currency">
            <text:p>$961.00</text:p>
          </table:table-cell>
          <table:table-cell table:style-name="ce123" office:value-type="currency" office:currency="USD" office:value="772.2" calcext:value-type="currency">
            <text:p>$772.20</text:p>
          </table:table-cell>
          <table:table-cell table:style-name="ce123" office:value-type="currency" office:currency="USD" office:value="987" calcext:value-type="currency">
            <text:p>$987.00</text:p>
          </table:table-cell>
          <table:table-cell table:style-name="ce123" table:formula="of:=[.E1104]-[.B1104]" office:value-type="currency" office:currency="USD" office:value="26" calcext:value-type="currency">
            <text:p>$26.00</text:p>
          </table:table-cell>
          <table:table-cell table:style-name="ce102" table:formula="of:=[.E1104]/[.D1104]" office:value-type="float" office:value="1.27816627816628" calcext:value-type="float">
            <text:p>1.2781662781662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8108</text:p>
          </table:table-cell>
          <table:table-cell table:number-columns-repeated="2" table:style-name="ce82" office:value-type="currency" office:currency="USD" office:value="1008" calcext:value-type="currency">
            <text:p>$1,008.00</text:p>
          </table:table-cell>
          <table:table-cell table:style-name="ce123" office:value-type="currency" office:currency="USD" office:value="813.6" calcext:value-type="currency">
            <text:p>$813.60</text:p>
          </table:table-cell>
          <table:table-cell table:style-name="ce123" office:value-type="currency" office:currency="USD" office:value="1040" calcext:value-type="currency">
            <text:p>$1,040.00</text:p>
          </table:table-cell>
          <table:table-cell table:style-name="ce123" table:formula="of:=[.E1105]-[.B1105]" office:value-type="currency" office:currency="USD" office:value="32" calcext:value-type="currency">
            <text:p>$32.00</text:p>
          </table:table-cell>
          <table:table-cell table:style-name="ce102" table:formula="of:=[.E1105]/[.D1105]" office:value-type="float" office:value="1.27826941986234" calcext:value-type="float">
            <text:p>1.2782694198623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18132</text:p>
          </table:table-cell>
          <table:table-cell table:number-columns-repeated="2" table:style-name="ce82" office:value-type="currency" office:currency="USD" office:value="1061" calcext:value-type="currency">
            <text:p>$1,061.00</text:p>
          </table:table-cell>
          <table:table-cell table:style-name="ce123" office:value-type="currency" office:currency="USD" office:value="851.11" calcext:value-type="currency">
            <text:p>$851.11</text:p>
          </table:table-cell>
          <table:table-cell table:style-name="ce123" office:value-type="currency" office:currency="USD" office:value="1088" calcext:value-type="currency">
            <text:p>$1,088.00</text:p>
          </table:table-cell>
          <table:table-cell table:style-name="ce123" table:formula="of:=[.E1106]-[.B1106]" office:value-type="currency" office:currency="USD" office:value="27" calcext:value-type="currency">
            <text:p>$27.00</text:p>
          </table:table-cell>
          <table:table-cell table:style-name="ce102" table:formula="of:=[.E1106]/[.D1106]" office:value-type="float" office:value="1.27833065056221" calcext:value-type="float">
            <text:p>1.2783306505622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2084</text:p>
          </table:table-cell>
          <table:table-cell table:number-columns-repeated="2" table:style-name="ce82" office:value-type="currency" office:currency="USD" office:value="979" calcext:value-type="currency">
            <text:p>$979.00</text:p>
          </table:table-cell>
          <table:table-cell table:style-name="ce123" office:value-type="currency" office:currency="USD" office:value="785.9" calcext:value-type="currency">
            <text:p>$785.90</text:p>
          </table:table-cell>
          <table:table-cell table:style-name="ce123" office:value-type="currency" office:currency="USD" office:value="1004" calcext:value-type="currency">
            <text:p>$1,004.00</text:p>
          </table:table-cell>
          <table:table-cell table:style-name="ce123" table:formula="of:=[.E1107]-[.B1107]" office:value-type="currency" office:currency="USD" office:value="25" calcext:value-type="currency">
            <text:p>$25.00</text:p>
          </table:table-cell>
          <table:table-cell table:style-name="ce102" table:formula="of:=[.E1107]/[.D1107]" office:value-type="float" office:value="1.2775162234381" calcext:value-type="float">
            <text:p>1.27751622343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20108</text:p>
          </table:table-cell>
          <table:table-cell table:number-columns-repeated="2" table:style-name="ce82" office:value-type="currency" office:currency="USD" office:value="1031" calcext:value-type="currency">
            <text:p>$1,031.00</text:p>
          </table:table-cell>
          <table:table-cell table:style-name="ce123" office:value-type="currency" office:currency="USD" office:value="827.3" calcext:value-type="currency">
            <text:p>$827.30</text:p>
          </table:table-cell>
          <table:table-cell table:style-name="ce123" office:value-type="currency" office:currency="USD" office:value="1057" calcext:value-type="currency">
            <text:p>$1,057.00</text:p>
          </table:table-cell>
          <table:table-cell table:style-name="ce123" table:formula="of:=[.E1108]-[.B1108]" office:value-type="currency" office:currency="USD" office:value="26" calcext:value-type="currency">
            <text:p>$26.00</text:p>
          </table:table-cell>
          <table:table-cell table:style-name="ce102" table:formula="of:=[.E1108]/[.D1108]" office:value-type="float" office:value="1.27765018735646" calcext:value-type="float">
            <text:p>1.2776501873564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XDU20132</text:p>
          </table:table-cell>
          <table:table-cell table:number-columns-repeated="2" table:style-name="ce82" office:value-type="currency" office:currency="USD" office:value="1079" calcext:value-type="currency">
            <text:p>$1,079.00</text:p>
          </table:table-cell>
          <table:table-cell table:style-name="ce123" office:value-type="currency" office:currency="USD" office:value="864.81" calcext:value-type="currency">
            <text:p>$864.81</text:p>
          </table:table-cell>
          <table:table-cell table:style-name="ce123" office:value-type="currency" office:currency="USD" office:value="1106" calcext:value-type="currency">
            <text:p>$1,106.00</text:p>
          </table:table-cell>
          <table:table-cell table:style-name="ce123" table:formula="of:=[.E1109]-[.B1109]" office:value-type="currency" office:currency="USD" office:value="27" calcext:value-type="currency">
            <text:p>$27.00</text:p>
          </table:table-cell>
          <table:table-cell table:style-name="ce102" table:formula="of:=[.E1109]/[.D1109]" office:value-type="float" office:value="1.27889362981464" calcext:value-type="float">
            <text:p>1.278893629814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9">
          <table:table-cell table:style-name="ce72" office:value-type="string" calcext:value-type="string">
            <text:p>Series 90 Self Dumping Hopp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025-90</text:p>
          </table:table-cell>
          <table:table-cell table:number-columns-repeated="2" table:style-name="ce82" office:value-type="currency" office:currency="USD" office:value="655" calcext:value-type="currency">
            <text:p>$655.00</text:p>
          </table:table-cell>
          <table:table-cell table:style-name="ce123" office:value-type="currency" office:currency="USD" office:value="568.32" calcext:value-type="currency">
            <text:p>$568.32</text:p>
          </table:table-cell>
          <table:table-cell table:style-name="ce123" office:value-type="currency" office:currency="USD" office:value="666" calcext:value-type="currency">
            <text:p>$666.00</text:p>
          </table:table-cell>
          <table:table-cell table:style-name="ce123" table:formula="of:=[.E1113]-[.B1113]" office:value-type="currency" office:currency="USD" office:value="11" calcext:value-type="currency">
            <text:p>$11.00</text:p>
          </table:table-cell>
          <table:table-cell table:style-name="ce102" table:formula="of:=[.E1113]/[.D1113]" office:value-type="float" office:value="1.171875" calcext:value-type="float">
            <text:p>1.1718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050-90</text:p>
          </table:table-cell>
          <table:table-cell table:number-columns-repeated="2" table:style-name="ce82" office:value-type="currency" office:currency="USD" office:value="665" calcext:value-type="currency">
            <text:p>$665.00</text:p>
          </table:table-cell>
          <table:table-cell table:style-name="ce123" office:value-type="currency" office:currency="USD" office:value="576.55" calcext:value-type="currency">
            <text:p>$576.55</text:p>
          </table:table-cell>
          <table:table-cell table:style-name="ce123" office:value-type="currency" office:currency="USD" office:value="685" calcext:value-type="currency">
            <text:p>$685.00</text:p>
          </table:table-cell>
          <table:table-cell table:style-name="ce123" table:formula="of:=[.E1114]-[.B1114]" office:value-type="currency" office:currency="USD" office:value="20" calcext:value-type="currency">
            <text:p>$20.00</text:p>
          </table:table-cell>
          <table:table-cell table:style-name="ce102" table:formula="of:=[.E1114]/[.D1114]" office:value-type="float" office:value="1.18810163905993" calcext:value-type="float">
            <text:p>1.188101639059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100-90</text:p>
          </table:table-cell>
          <table:table-cell table:number-columns-repeated="2" table:style-name="ce82" office:value-type="currency" office:currency="USD" office:value="750" calcext:value-type="currency">
            <text:p>$750.00</text:p>
          </table:table-cell>
          <table:table-cell table:style-name="ce123" office:value-type="currency" office:currency="USD" office:value="650.62" calcext:value-type="currency">
            <text:p>$650.62</text:p>
          </table:table-cell>
          <table:table-cell table:style-name="ce123" office:value-type="currency" office:currency="USD" office:value="781" calcext:value-type="currency">
            <text:p>$781.00</text:p>
          </table:table-cell>
          <table:table-cell table:style-name="ce123" table:formula="of:=[.E1115]-[.B1115]" office:value-type="currency" office:currency="USD" office:value="31" calcext:value-type="currency">
            <text:p>$31.00</text:p>
          </table:table-cell>
          <table:table-cell table:style-name="ce102" table:formula="of:=[.E1115]/[.D1115]" office:value-type="float" office:value="1.2003934708432" calcext:value-type="float">
            <text:p>1.20039347084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X150-90</text:p>
          </table:table-cell>
          <table:table-cell table:number-columns-repeated="2" table:style-name="ce82" office:value-type="currency" office:currency="USD" office:value="875" calcext:value-type="currency">
            <text:p>$875.00</text:p>
          </table:table-cell>
          <table:table-cell table:style-name="ce123" office:value-type="currency" office:currency="USD" office:value="760.03" calcext:value-type="currency">
            <text:p>$760.03</text:p>
          </table:table-cell>
          <table:table-cell table:style-name="ce123" office:value-type="currency" office:currency="USD" office:value="927" calcext:value-type="currency">
            <text:p>$927.00</text:p>
          </table:table-cell>
          <table:table-cell table:style-name="ce123" table:formula="of:=[.E1116]-[.B1116]" office:value-type="currency" office:currency="USD" office:value="52" calcext:value-type="currency">
            <text:p>$52.00</text:p>
          </table:table-cell>
          <table:table-cell table:style-name="ce102" table:formula="of:=[.E1116]/[.D1116]" office:value-type="float" office:value="1.21968869649882" calcext:value-type="float">
            <text:p>1.2196886964988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050-90</text:p>
          </table:table-cell>
          <table:table-cell table:number-columns-repeated="2" table:style-name="ce82" office:value-type="currency" office:currency="USD" office:value="609" calcext:value-type="currency">
            <text:p>$609.00</text:p>
          </table:table-cell>
          <table:table-cell table:style-name="ce123" office:value-type="currency" office:currency="USD" office:value="526.54" calcext:value-type="currency">
            <text:p>$526.54</text:p>
          </table:table-cell>
          <table:table-cell table:style-name="ce123" office:value-type="currency" office:currency="USD" office:value="624" calcext:value-type="currency">
            <text:p>$624.00</text:p>
          </table:table-cell>
          <table:table-cell table:style-name="ce123" table:formula="of:=[.E1117]-[.B1117]" office:value-type="currency" office:currency="USD" office:value="15" calcext:value-type="currency">
            <text:p>$15.00</text:p>
          </table:table-cell>
          <table:table-cell table:style-name="ce102" table:formula="of:=[.E1117]/[.D1117]" office:value-type="float" office:value="1.18509514946633" calcext:value-type="float">
            <text:p>1.1850951494663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100-90</text:p>
          </table:table-cell>
          <table:table-cell table:number-columns-repeated="2" table:style-name="ce82" office:value-type="currency" office:currency="USD" office:value="720" calcext:value-type="currency">
            <text:p>$720.00</text:p>
          </table:table-cell>
          <table:table-cell table:style-name="ce123" office:value-type="currency" office:currency="USD" office:value="621.58" calcext:value-type="currency">
            <text:p>$621.58</text:p>
          </table:table-cell>
          <table:table-cell table:style-name="ce123" office:value-type="currency" office:currency="USD" office:value="735" calcext:value-type="currency">
            <text:p>$735.00</text:p>
          </table:table-cell>
          <table:table-cell table:style-name="ce123" table:formula="of:=[.E1118]-[.B1118]" office:value-type="currency" office:currency="USD" office:value="15" calcext:value-type="currency">
            <text:p>$15.00</text:p>
          </table:table-cell>
          <table:table-cell table:style-name="ce102" table:formula="of:=[.E1118]/[.D1118]" office:value-type="float" office:value="1.18247047845812" calcext:value-type="float">
            <text:p>1.1824704784581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H150-90</text:p>
          </table:table-cell>
          <table:table-cell table:number-columns-repeated="2" table:style-name="ce82" office:value-type="currency" office:currency="USD" office:value="790" calcext:value-type="currency">
            <text:p>$790.00</text:p>
          </table:table-cell>
          <table:table-cell table:style-name="ce123" office:value-type="currency" office:currency="USD" office:value="678.54" calcext:value-type="currency">
            <text:p>$678.54</text:p>
          </table:table-cell>
          <table:table-cell table:style-name="ce123" office:value-type="currency" office:currency="USD" office:value="811" calcext:value-type="currency">
            <text:p>$811.00</text:p>
          </table:table-cell>
          <table:table-cell table:style-name="ce123" table:formula="of:=[.E1119]-[.B1119]" office:value-type="currency" office:currency="USD" office:value="21" calcext:value-type="currency">
            <text:p>$21.00</text:p>
          </table:table-cell>
          <table:table-cell table:style-name="ce102" table:formula="of:=[.E1119]/[.D1119]" office:value-type="float" office:value="1.1952132519822" calcext:value-type="float">
            <text:p>1.195213251982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050-90</text:p>
          </table:table-cell>
          <table:table-cell table:number-columns-repeated="2" table:style-name="ce82" office:value-type="currency" office:currency="USD" office:value="573" calcext:value-type="currency">
            <text:p>$573.00</text:p>
          </table:table-cell>
          <table:table-cell table:style-name="ce123" office:value-type="currency" office:currency="USD" office:value="500.54" calcext:value-type="currency">
            <text:p>$500.54</text:p>
          </table:table-cell>
          <table:table-cell table:style-name="ce123" office:value-type="currency" office:currency="USD" office:value="579" calcext:value-type="currency">
            <text:p>$579.00</text:p>
          </table:table-cell>
          <table:table-cell table:style-name="ce123" table:formula="of:=[.E1120]-[.B1120]" office:value-type="currency" office:currency="USD" office:value="6" calcext:value-type="currency">
            <text:p>$6.00</text:p>
          </table:table-cell>
          <table:table-cell table:style-name="ce102" table:formula="of:=[.E1120]/[.D1120]" office:value-type="float" office:value="1.15675070923403" calcext:value-type="float">
            <text:p>1.1567507092340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100-90</text:p>
          </table:table-cell>
          <table:table-cell table:number-columns-repeated="2" table:style-name="ce82" office:value-type="currency" office:currency="USD" office:value="626" calcext:value-type="currency">
            <text:p>$626.00</text:p>
          </table:table-cell>
          <table:table-cell table:style-name="ce123" office:value-type="currency" office:currency="USD" office:value="543.9" calcext:value-type="currency">
            <text:p>$543.90</text:p>
          </table:table-cell>
          <table:table-cell table:style-name="ce123" office:value-type="currency" office:currency="USD" office:value="636" calcext:value-type="currency">
            <text:p>$636.00</text:p>
          </table:table-cell>
          <table:table-cell table:style-name="ce123" table:formula="of:=[.E1121]-[.B1121]" office:value-type="currency" office:currency="USD" office:value="10" calcext:value-type="currency">
            <text:p>$10.00</text:p>
          </table:table-cell>
          <table:table-cell table:style-name="ce102" table:formula="of:=[.E1121]/[.D1121]" office:value-type="float" office:value="1.16933259790403" calcext:value-type="float">
            <text:p>1.1693325979040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DHM150-90</text:p>
          </table:table-cell>
          <table:table-cell table:number-columns-repeated="2" table:style-name="ce82" office:value-type="currency" office:currency="USD" office:value="709" calcext:value-type="currency">
            <text:p>$709.00</text:p>
          </table:table-cell>
          <table:table-cell table:style-name="ce123" office:value-type="currency" office:currency="USD" office:value="615.06" calcext:value-type="currency">
            <text:p>$615.06</text:p>
          </table:table-cell>
          <table:table-cell table:style-name="ce123" office:value-type="currency" office:currency="USD" office:value="732" calcext:value-type="currency">
            <text:p>$732.00</text:p>
          </table:table-cell>
          <table:table-cell table:style-name="ce123" table:formula="of:=[.E1122]-[.B1122]" office:value-type="currency" office:currency="USD" office:value="23" calcext:value-type="currency">
            <text:p>$23.00</text:p>
          </table:table-cell>
          <table:table-cell table:style-name="ce102" table:formula="of:=[.E1122]/[.D1122]" office:value-type="float" office:value="1.1901277924105" calcext:value-type="float">
            <text:p>1.190127792410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SL1 Drum Sling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L1</text:p>
          </table:table-cell>
          <table:table-cell table:number-columns-repeated="2" table:style-name="ce82" office:value-type="currency" office:currency="USD" office:value="48" calcext:value-type="currency">
            <text:p>$48.00</text:p>
          </table:table-cell>
          <table:table-cell table:style-name="ce123" office:value-type="currency" office:currency="USD" office:value="28.67" calcext:value-type="currency">
            <text:p>$28.67</text:p>
          </table:table-cell>
          <table:table-cell table:style-name="ce123"/>
          <table:table-cell table:style-name="ce123" table:formula="of:=[.E1126]-[.B1126]" office:value-type="currency" office:currency="USD" office:value="-48" calcext:value-type="currency">
            <text:p>-$48.00</text:p>
          </table:table-cell>
          <table:table-cell table:style-name="ce102" table:formula="of:=[.E1126]/[.D1126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Solid Deck Drum Dollie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SDD5P</text:p>
          </table:table-cell>
          <table:table-cell table:number-columns-repeated="2" table:style-name="ce84" office:value-type="currency" office:currency="USD" office:value="60" calcext:value-type="currency">
            <text:p>$60.00</text:p>
          </table:table-cell>
          <table:table-cell table:style-name="ce87" office:value-type="currency" office:currency="USD" office:value="45.34" calcext:value-type="currency">
            <text:p>$45.34</text:p>
          </table:table-cell>
          <table:table-cell table:style-name="ce87" office:value-type="currency" office:currency="USD" office:value="61.95" calcext:value-type="currency">
            <text:p>$61.95</text:p>
          </table:table-cell>
          <table:table-cell table:style-name="ce87" table:formula="of:=[.E1130]-[.B1130]" office:value-type="currency" office:currency="USD" office:value="1.95" calcext:value-type="currency">
            <text:p>$1.95</text:p>
          </table:table-cell>
          <table:table-cell table:style-name="ce103" table:formula="of:=[.E1130]/[.D1130]" office:value-type="float" office:value="1.36634318482576" calcext:value-type="float">
            <text:p>1.3663431848257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D55R</text:p>
          </table:table-cell>
          <table:table-cell table:number-columns-repeated="2" table:style-name="ce84" office:value-type="currency" office:currency="USD" office:value="76" calcext:value-type="currency">
            <text:p>$76.00</text:p>
          </table:table-cell>
          <table:table-cell table:style-name="ce87" office:value-type="currency" office:currency="USD" office:value="56.96" calcext:value-type="currency">
            <text:p>$56.96</text:p>
          </table:table-cell>
          <table:table-cell table:style-name="ce87" office:value-type="currency" office:currency="USD" office:value="77.95" calcext:value-type="currency">
            <text:p>$77.95</text:p>
          </table:table-cell>
          <table:table-cell table:style-name="ce87" table:formula="of:=[.E1131]-[.B1131]" office:value-type="currency" office:currency="USD" office:value="1.95" calcext:value-type="currency">
            <text:p>$1.95</text:p>
          </table:table-cell>
          <table:table-cell table:style-name="ce103" table:formula="of:=[.E1131]/[.D1131]" office:value-type="float" office:value="1.36850421348315" calcext:value-type="float">
            <text:p>1.36850421348315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D55S</text:p>
          </table:table-cell>
          <table:table-cell table:number-columns-repeated="2" table:style-name="ce84" office:value-type="currency" office:currency="USD" office:value="98" calcext:value-type="currency">
            <text:p>$98.00</text:p>
          </table:table-cell>
          <table:table-cell table:style-name="ce87" office:value-type="currency" office:currency="USD" office:value="73.24" calcext:value-type="currency">
            <text:p>$73.24</text:p>
          </table:table-cell>
          <table:table-cell table:style-name="ce87" office:value-type="currency" office:currency="USD" office:value="99.95" calcext:value-type="currency">
            <text:p>$99.95</text:p>
          </table:table-cell>
          <table:table-cell table:style-name="ce87" table:formula="of:=[.E1132]-[.B1132]" office:value-type="currency" office:currency="USD" office:value="1.95" calcext:value-type="currency">
            <text:p>$1.95</text:p>
          </table:table-cell>
          <table:table-cell table:style-name="ce103" table:formula="of:=[.E1132]/[.D1132]" office:value-type="float" office:value="1.36469142545057" calcext:value-type="float">
            <text:p>1.36469142545057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D85P</text:p>
          </table:table-cell>
          <table:table-cell table:number-columns-repeated="2" table:style-name="ce84" office:value-type="currency" office:currency="USD" office:value="79" calcext:value-type="currency">
            <text:p>$79.00</text:p>
          </table:table-cell>
          <table:table-cell table:style-name="ce87" office:value-type="currency" office:currency="USD" office:value="59.19" calcext:value-type="currency">
            <text:p>$59.19</text:p>
          </table:table-cell>
          <table:table-cell table:style-name="ce87" office:value-type="currency" office:currency="USD" office:value="80.95" calcext:value-type="currency">
            <text:p>$80.95</text:p>
          </table:table-cell>
          <table:table-cell table:style-name="ce87" table:formula="of:=[.E1133]-[.B1133]" office:value-type="currency" office:currency="USD" office:value="1.95" calcext:value-type="currency">
            <text:p>$1.95</text:p>
          </table:table-cell>
          <table:table-cell table:style-name="ce103" table:formula="of:=[.E1133]/[.D1133]" office:value-type="float" office:value="1.36762966717351" calcext:value-type="float">
            <text:p>1.3676296671735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D55R-H</text:p>
          </table:table-cell>
          <table:table-cell table:number-columns-repeated="2" table:style-name="ce84" office:value-type="currency" office:currency="USD" office:value="84" calcext:value-type="currency">
            <text:p>$84.00</text:p>
          </table:table-cell>
          <table:table-cell table:style-name="ce87" office:value-type="currency" office:currency="USD" office:value="62.68" calcext:value-type="currency">
            <text:p>$62.68</text:p>
          </table:table-cell>
          <table:table-cell table:style-name="ce87" office:value-type="currency" office:currency="USD" office:value="89.95" calcext:value-type="currency">
            <text:p>$89.95</text:p>
          </table:table-cell>
          <table:table-cell table:style-name="ce87" table:formula="of:=[.E1134]-[.B1134]" office:value-type="currency" office:currency="USD" office:value="5.95" calcext:value-type="currency">
            <text:p>$5.95</text:p>
          </table:table-cell>
          <table:table-cell table:style-name="ce103" table:formula="of:=[.E1134]/[.D1134]" office:value-type="float" office:value="1.43506700701978" calcext:value-type="float">
            <text:p>1.43506700701978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DD55S-H</text:p>
          </table:table-cell>
          <table:table-cell table:number-columns-repeated="2" table:style-name="ce84" office:value-type="currency" office:currency="USD" office:value="106" calcext:value-type="currency">
            <text:p>$106.00</text:p>
          </table:table-cell>
          <table:table-cell table:style-name="ce87" office:value-type="currency" office:currency="USD" office:value="78.96" calcext:value-type="currency">
            <text:p>$78.96</text:p>
          </table:table-cell>
          <table:table-cell table:style-name="ce87" office:value-type="currency" office:currency="USD" office:value="107.95" calcext:value-type="currency">
            <text:p>$107.95</text:p>
          </table:table-cell>
          <table:table-cell table:style-name="ce87" table:formula="of:=[.E1135]-[.B1135]" office:value-type="currency" office:currency="USD" office:value="1.95" calcext:value-type="currency">
            <text:p>$1.95</text:p>
          </table:table-cell>
          <table:table-cell table:style-name="ce103" table:formula="of:=[.E1135]/[.D1135]" office:value-type="float" office:value="1.36714792299899" calcext:value-type="float">
            <text:p>1.3671479229989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Square Tube Safety Bollar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BOL-5-24</text:p>
          </table:table-cell>
          <table:table-cell table:number-columns-repeated="2" table:style-name="ce84" office:value-type="currency" office:currency="USD" office:value="118" calcext:value-type="currency">
            <text:p>$118.00</text:p>
          </table:table-cell>
          <table:table-cell table:style-name="ce87" office:value-type="currency" office:currency="USD" office:value="68.05" calcext:value-type="currency">
            <text:p>$68.05</text:p>
          </table:table-cell>
          <table:table-cell table:style-name="ce87" office:value-type="currency" office:currency="USD" office:value="122.95" calcext:value-type="currency">
            <text:p>$122.95</text:p>
          </table:table-cell>
          <table:table-cell table:style-name="ce87" table:formula="of:=[.E1139]-[.B1139]" office:value-type="currency" office:currency="USD" office:value="4.95" calcext:value-type="currency">
            <text:p>$4.95</text:p>
          </table:table-cell>
          <table:table-cell table:style-name="ce103" table:formula="of:=[.E1139]/[.D1139]" office:value-type="float" office:value="1.80675973548861" calcext:value-type="float">
            <text:p>1.8067597354886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-5-36</text:p>
          </table:table-cell>
          <table:table-cell table:number-columns-repeated="2" table:style-name="ce84" office:value-type="currency" office:currency="USD" office:value="140" calcext:value-type="currency">
            <text:p>$140.00</text:p>
          </table:table-cell>
          <table:table-cell table:style-name="ce87" office:value-type="currency" office:currency="USD" office:value="78.02" calcext:value-type="currency">
            <text:p>$78.02</text:p>
          </table:table-cell>
          <table:table-cell table:style-name="ce87" office:value-type="currency" office:currency="USD" office:value="144.95" calcext:value-type="currency">
            <text:p>$144.95</text:p>
          </table:table-cell>
          <table:table-cell table:style-name="ce87" table:formula="of:=[.E1140]-[.B1140]" office:value-type="currency" office:currency="USD" office:value="4.94999999999999" calcext:value-type="currency">
            <text:p>$4.95</text:p>
          </table:table-cell>
          <table:table-cell table:style-name="ce103" table:formula="of:=[.E1140]/[.D1140]" office:value-type="float" office:value="1.85785695975391" calcext:value-type="float">
            <text:p>1.8578569597539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-5-42</text:p>
          </table:table-cell>
          <table:table-cell table:number-columns-repeated="2" table:style-name="ce84" office:value-type="currency" office:currency="USD" office:value="147" calcext:value-type="currency">
            <text:p>$147.00</text:p>
          </table:table-cell>
          <table:table-cell table:style-name="ce87" office:value-type="currency" office:currency="USD" office:value="87.77" calcext:value-type="currency">
            <text:p>$87.77</text:p>
          </table:table-cell>
          <table:table-cell table:style-name="ce87" office:value-type="currency" office:currency="USD" office:value="152.95" calcext:value-type="currency">
            <text:p>$152.95</text:p>
          </table:table-cell>
          <table:table-cell table:style-name="ce87" table:formula="of:=[.E1141]-[.B1141]" office:value-type="currency" office:currency="USD" office:value="5.94999999999999" calcext:value-type="currency">
            <text:p>$5.95</text:p>
          </table:table-cell>
          <table:table-cell table:style-name="ce103" table:formula="of:=[.E1141]/[.D1141]" office:value-type="float" office:value="1.74262276404238" calcext:value-type="float">
            <text:p>1.74262276404238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Steel Parts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SPT7R</text:p>
          </table:table-cell>
          <table:table-cell table:number-columns-repeated="2" table:style-name="ce84" office:value-type="currency" office:currency="USD" office:value="183" calcext:value-type="currency">
            <text:p>$183.00</text:p>
          </table:table-cell>
          <table:table-cell table:style-name="ce87" office:value-type="currency" office:currency="USD" office:value="135.88" calcext:value-type="currency">
            <text:p>$135.88</text:p>
          </table:table-cell>
          <table:table-cell table:style-name="ce87" office:value-type="currency" office:currency="USD" office:value="188.95" calcext:value-type="currency">
            <text:p>$188.95</text:p>
          </table:table-cell>
          <table:table-cell table:style-name="ce87" table:formula="of:=[.E1145]-[.B1145]" office:value-type="currency" office:currency="USD" office:value="5.94999999999999" calcext:value-type="currency">
            <text:p>$5.95</text:p>
          </table:table-cell>
          <table:table-cell table:style-name="ce103" table:formula="of:=[.E1145]/[.D1145]" office:value-type="float" office:value="1.39056520459229" calcext:value-type="float">
            <text:p>1.3905652045922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7R-LD</text:p>
          </table:table-cell>
          <table:table-cell table:number-columns-repeated="2" table:style-name="ce84" office:value-type="currency" office:currency="USD" office:value="183" calcext:value-type="currency">
            <text:p>$183.00</text:p>
          </table:table-cell>
          <table:table-cell table:style-name="ce87" office:value-type="currency" office:currency="USD" office:value="135.88" calcext:value-type="currency">
            <text:p>$135.88</text:p>
          </table:table-cell>
          <table:table-cell table:style-name="ce87" office:value-type="currency" office:currency="USD" office:value="188.95" calcext:value-type="currency">
            <text:p>$188.95</text:p>
          </table:table-cell>
          <table:table-cell table:style-name="ce87" table:formula="of:=[.E1146]-[.B1146]" office:value-type="currency" office:currency="USD" office:value="5.94999999999999" calcext:value-type="currency">
            <text:p>$5.95</text:p>
          </table:table-cell>
          <table:table-cell table:style-name="ce103" table:formula="of:=[.E1146]/[.D1146]" office:value-type="float" office:value="1.39056520459229" calcext:value-type="float">
            <text:p>1.3905652045922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7S</text:p>
          </table:table-cell>
          <table:table-cell table:number-columns-repeated="2" table:style-name="ce84" office:value-type="currency" office:currency="USD" office:value="189" calcext:value-type="currency">
            <text:p>$189.00</text:p>
          </table:table-cell>
          <table:table-cell table:style-name="ce87" office:value-type="currency" office:currency="USD" office:value="145.46" calcext:value-type="currency">
            <text:p>$145.46</text:p>
          </table:table-cell>
          <table:table-cell table:style-name="ce87" office:value-type="currency" office:currency="USD" office:value="196.95" calcext:value-type="currency">
            <text:p>$196.95</text:p>
          </table:table-cell>
          <table:table-cell table:style-name="ce87" table:formula="of:=[.E1147]-[.B1147]" office:value-type="currency" office:currency="USD" office:value="7.94999999999999" calcext:value-type="currency">
            <text:p>$7.95</text:p>
          </table:table-cell>
          <table:table-cell table:style-name="ce103" table:formula="of:=[.E1147]/[.D1147]" office:value-type="float" office:value="1.35398047573216" calcext:value-type="float">
            <text:p>1.3539804757321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7S-LD</text:p>
          </table:table-cell>
          <table:table-cell table:number-columns-repeated="2" table:style-name="ce84" office:value-type="currency" office:currency="USD" office:value="189" calcext:value-type="currency">
            <text:p>$189.00</text:p>
          </table:table-cell>
          <table:table-cell table:style-name="ce87" office:value-type="currency" office:currency="USD" office:value="145.46" calcext:value-type="currency">
            <text:p>$145.46</text:p>
          </table:table-cell>
          <table:table-cell table:style-name="ce87" office:value-type="currency" office:currency="USD" office:value="196.95" calcext:value-type="currency">
            <text:p>$196.95</text:p>
          </table:table-cell>
          <table:table-cell table:style-name="ce87" table:formula="of:=[.E1148]-[.B1148]" office:value-type="currency" office:currency="USD" office:value="7.94999999999999" calcext:value-type="currency">
            <text:p>$7.95</text:p>
          </table:table-cell>
          <table:table-cell table:style-name="ce103" table:formula="of:=[.E1148]/[.D1148]" office:value-type="float" office:value="1.35398047573216" calcext:value-type="float">
            <text:p>1.3539804757321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9R</text:p>
          </table:table-cell>
          <table:table-cell table:number-columns-repeated="2" table:style-name="ce84" office:value-type="currency" office:currency="USD" office:value="193" calcext:value-type="currency">
            <text:p>$193.00</text:p>
          </table:table-cell>
          <table:table-cell table:style-name="ce87" office:value-type="currency" office:currency="USD" office:value="142.48" calcext:value-type="currency">
            <text:p>$142.48</text:p>
          </table:table-cell>
          <table:table-cell table:style-name="ce87" office:value-type="currency" office:currency="USD" office:value="201.95" calcext:value-type="currency">
            <text:p>$201.95</text:p>
          </table:table-cell>
          <table:table-cell table:style-name="ce87" table:formula="of:=[.E1149]-[.B1149]" office:value-type="currency" office:currency="USD" office:value="8.94999999999999" calcext:value-type="currency">
            <text:p>$8.95</text:p>
          </table:table-cell>
          <table:table-cell table:style-name="ce103" table:formula="of:=[.E1149]/[.D1149]" office:value-type="float" office:value="1.41739191465469" calcext:value-type="float">
            <text:p>1.4173919146546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9R-LD</text:p>
          </table:table-cell>
          <table:table-cell table:number-columns-repeated="2" table:style-name="ce84" office:value-type="currency" office:currency="USD" office:value="193" calcext:value-type="currency">
            <text:p>$193.00</text:p>
          </table:table-cell>
          <table:table-cell table:style-name="ce87" office:value-type="currency" office:currency="USD" office:value="142.48" calcext:value-type="currency">
            <text:p>$142.48</text:p>
          </table:table-cell>
          <table:table-cell table:style-name="ce87" office:value-type="currency" office:currency="USD" office:value="201.95" calcext:value-type="currency">
            <text:p>$201.95</text:p>
          </table:table-cell>
          <table:table-cell table:style-name="ce87" table:formula="of:=[.E1150]-[.B1150]" office:value-type="currency" office:currency="USD" office:value="8.94999999999999" calcext:value-type="currency">
            <text:p>$8.95</text:p>
          </table:table-cell>
          <table:table-cell table:style-name="ce103" table:formula="of:=[.E1150]/[.D1150]" office:value-type="float" office:value="1.41739191465469" calcext:value-type="float">
            <text:p>1.4173919146546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9S</text:p>
          </table:table-cell>
          <table:table-cell table:number-columns-repeated="2" table:style-name="ce84" office:value-type="currency" office:currency="USD" office:value="199" calcext:value-type="currency">
            <text:p>$199.00</text:p>
          </table:table-cell>
          <table:table-cell table:style-name="ce87" office:value-type="currency" office:currency="USD" office:value="150.05" calcext:value-type="currency">
            <text:p>$150.05</text:p>
          </table:table-cell>
          <table:table-cell table:style-name="ce87" office:value-type="currency" office:currency="USD" office:value="208.95" calcext:value-type="currency">
            <text:p>$208.95</text:p>
          </table:table-cell>
          <table:table-cell table:style-name="ce87" table:formula="of:=[.E1151]-[.B1151]" office:value-type="currency" office:currency="USD" office:value="9.94999999999999" calcext:value-type="currency">
            <text:p>$9.95</text:p>
          </table:table-cell>
          <table:table-cell table:style-name="ce103" table:formula="of:=[.E1151]/[.D1151]" office:value-type="float" office:value="1.39253582139287" calcext:value-type="float">
            <text:p>1.39253582139287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92-LD</text:p>
          </table:table-cell>
          <table:table-cell table:number-columns-repeated="2" table:style-name="ce84" office:value-type="currency" office:currency="USD" office:value="199" calcext:value-type="currency">
            <text:p>$199.00</text:p>
          </table:table-cell>
          <table:table-cell table:style-name="ce87" office:value-type="currency" office:currency="USD" office:value="150.05" calcext:value-type="currency">
            <text:p>$150.05</text:p>
          </table:table-cell>
          <table:table-cell table:style-name="ce87" office:value-type="currency" office:currency="USD" office:value="208.95" calcext:value-type="currency">
            <text:p>$208.95</text:p>
          </table:table-cell>
          <table:table-cell table:style-name="ce87" table:formula="of:=[.E1152]-[.B1152]" office:value-type="currency" office:currency="USD" office:value="9.94999999999999" calcext:value-type="currency">
            <text:p>$9.95</text:p>
          </table:table-cell>
          <table:table-cell table:style-name="ce103" table:formula="of:=[.E1152]/[.D1152]" office:value-type="float" office:value="1.39253582139287" calcext:value-type="float">
            <text:p>1.39253582139287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2436R</text:p>
          </table:table-cell>
          <table:table-cell table:number-columns-repeated="2" table:style-name="ce84" office:value-type="currency" office:currency="USD" office:value="205" calcext:value-type="currency">
            <text:p>$205.00</text:p>
          </table:table-cell>
          <table:table-cell table:style-name="ce87" office:value-type="currency" office:currency="USD" office:value="142.36" calcext:value-type="currency">
            <text:p>$142.36</text:p>
          </table:table-cell>
          <table:table-cell table:style-name="ce87"/>
          <table:table-cell table:style-name="ce87" table:formula="of:=[.E1153]-[.B1153]" office:value-type="currency" office:currency="USD" office:value="-205" calcext:value-type="currency">
            <text:p>-$205.00</text:p>
          </table:table-cell>
          <table:table-cell table:style-name="ce103" table:formula="of:=[.E1153]/[.D1153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2436R-LD</text:p>
          </table:table-cell>
          <table:table-cell table:number-columns-repeated="2" table:style-name="ce84" office:value-type="currency" office:currency="USD" office:value="210" calcext:value-type="currency">
            <text:p>$210.00</text:p>
          </table:table-cell>
          <table:table-cell table:style-name="ce87" office:value-type="currency" office:currency="USD" office:value="142.36" calcext:value-type="currency">
            <text:p>$142.36</text:p>
          </table:table-cell>
          <table:table-cell table:style-name="ce87"/>
          <table:table-cell table:style-name="ce87" table:formula="of:=[.E1154]-[.B1154]" office:value-type="currency" office:currency="USD" office:value="-210" calcext:value-type="currency">
            <text:p>-$210.00</text:p>
          </table:table-cell>
          <table:table-cell table:style-name="ce103" table:formula="of:=[.E1154]/[.D1154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2436S</text:p>
          </table:table-cell>
          <table:table-cell table:number-columns-repeated="2" table:style-name="ce84" office:value-type="currency" office:currency="USD" office:value="334" calcext:value-type="currency">
            <text:p>$334.00</text:p>
          </table:table-cell>
          <table:table-cell table:style-name="ce87" office:value-type="currency" office:currency="USD" office:value="151.6" calcext:value-type="currency">
            <text:p>$151.60</text:p>
          </table:table-cell>
          <table:table-cell table:style-name="ce87"/>
          <table:table-cell table:style-name="ce87" table:formula="of:=[.E1155]-[.B1155]" office:value-type="currency" office:currency="USD" office:value="-334" calcext:value-type="currency">
            <text:p>-$334.00</text:p>
          </table:table-cell>
          <table:table-cell table:style-name="ce103" table:formula="of:=[.E1155]/[.D1155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SPT2436S-LD</text:p>
          </table:table-cell>
          <table:table-cell table:number-columns-repeated="2" table:style-name="ce84" office:value-type="currency" office:currency="USD" office:value="254" calcext:value-type="currency">
            <text:p>$254.00</text:p>
          </table:table-cell>
          <table:table-cell table:style-name="ce87" office:value-type="currency" office:currency="USD" office:value="151.6" calcext:value-type="currency">
            <text:p>$151.60</text:p>
          </table:table-cell>
          <table:table-cell table:style-name="ce87"/>
          <table:table-cell table:style-name="ce87" table:formula="of:=[.E1156]-[.B1156]" office:value-type="currency" office:currency="USD" office:value="-254" calcext:value-type="currency">
            <text:p>-$254.00</text:p>
          </table:table-cell>
          <table:table-cell table:style-name="ce103" table:formula="of:=[.E1156]/[.D1156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Steel Safety Bollard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BOL4-5-24</text:p>
          </table:table-cell>
          <table:table-cell table:number-columns-repeated="2" table:style-name="ce84" office:value-type="currency" office:currency="USD" office:value="76" calcext:value-type="currency">
            <text:p>$76.00</text:p>
          </table:table-cell>
          <table:table-cell table:style-name="ce87" office:value-type="currency" office:currency="USD" office:value="52.17" calcext:value-type="currency">
            <text:p>$52.17</text:p>
          </table:table-cell>
          <table:table-cell table:style-name="ce87"/>
          <table:table-cell table:style-name="ce87" table:formula="of:=[.E1160]-[.B1160]" office:value-type="currency" office:currency="USD" office:value="-76" calcext:value-type="currency">
            <text:p>-$76.00</text:p>
          </table:table-cell>
          <table:table-cell table:style-name="ce103" table:formula="of:=[.E1160]/[.D1160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5-5-24</text:p>
          </table:table-cell>
          <table:table-cell table:number-columns-repeated="2" table:style-name="ce84" office:value-type="currency" office:currency="USD" office:value="105" calcext:value-type="currency">
            <text:p>$105.00</text:p>
          </table:table-cell>
          <table:table-cell table:style-name="ce87" office:value-type="currency" office:currency="USD" office:value="65.51" calcext:value-type="currency">
            <text:p>$65.51</text:p>
          </table:table-cell>
          <table:table-cell table:style-name="ce87"/>
          <table:table-cell table:style-name="ce87" table:formula="of:=[.E1161]-[.B1161]" office:value-type="currency" office:currency="USD" office:value="-105" calcext:value-type="currency">
            <text:p>-$105.00</text:p>
          </table:table-cell>
          <table:table-cell table:style-name="ce103" table:formula="of:=[.E1161]/[.D1161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4-5-36</text:p>
          </table:table-cell>
          <table:table-cell table:number-columns-repeated="2" table:style-name="ce84" office:value-type="currency" office:currency="USD" office:value="108" calcext:value-type="currency">
            <text:p>$108.00</text:p>
          </table:table-cell>
          <table:table-cell table:style-name="ce87" office:value-type="currency" office:currency="USD" office:value="59.52" calcext:value-type="currency">
            <text:p>$59.52</text:p>
          </table:table-cell>
          <table:table-cell table:style-name="ce87" office:value-type="currency" office:currency="USD" office:value="113.95" calcext:value-type="currency">
            <text:p>$113.95</text:p>
          </table:table-cell>
          <table:table-cell table:style-name="ce87" table:formula="of:=[.E1162]-[.B1162]" office:value-type="currency" office:currency="USD" office:value="5.95" calcext:value-type="currency">
            <text:p>$5.95</text:p>
          </table:table-cell>
          <table:table-cell table:style-name="ce103" table:formula="of:=[.E1162]/[.D1162]" office:value-type="float" office:value="1.91448252688172" calcext:value-type="float">
            <text:p>1.91448252688172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5-5-36</text:p>
          </table:table-cell>
          <table:table-cell table:number-columns-repeated="2" table:style-name="ce84" office:value-type="currency" office:currency="USD" office:value="135" calcext:value-type="currency">
            <text:p>$135.00</text:p>
          </table:table-cell>
          <table:table-cell table:style-name="ce87" office:value-type="currency" office:currency="USD" office:value="80.8" calcext:value-type="currency">
            <text:p>$80.80</text:p>
          </table:table-cell>
          <table:table-cell table:style-name="ce87" office:value-type="currency" office:currency="USD" office:value="144.95" calcext:value-type="currency">
            <text:p>$144.95</text:p>
          </table:table-cell>
          <table:table-cell table:style-name="ce87" table:formula="of:=[.E1163]-[.B1163]" office:value-type="currency" office:currency="USD" office:value="9.94999999999999" calcext:value-type="currency">
            <text:p>$9.95</text:p>
          </table:table-cell>
          <table:table-cell table:style-name="ce103" table:formula="of:=[.E1163]/[.D1163]" office:value-type="float" office:value="1.79393564356436" calcext:value-type="float">
            <text:p>1.7939356435643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4-5-42</text:p>
          </table:table-cell>
          <table:table-cell table:number-columns-repeated="2" table:style-name="ce84" office:value-type="currency" office:currency="USD" office:value="105" calcext:value-type="currency">
            <text:p>$105.00</text:p>
          </table:table-cell>
          <table:table-cell table:style-name="ce87" office:value-type="currency" office:currency="USD" office:value="63.99" calcext:value-type="currency">
            <text:p>$63.99</text:p>
          </table:table-cell>
          <table:table-cell table:style-name="ce87" office:value-type="currency" office:currency="USD" office:value="113.95" calcext:value-type="currency">
            <text:p>$113.95</text:p>
          </table:table-cell>
          <table:table-cell table:style-name="ce87" table:formula="of:=[.E1164]-[.B1164]" office:value-type="currency" office:currency="USD" office:value="8.95" calcext:value-type="currency">
            <text:p>$8.95</text:p>
          </table:table-cell>
          <table:table-cell table:style-name="ce103" table:formula="of:=[.E1164]/[.D1164]" office:value-type="float" office:value="1.78074699171746" calcext:value-type="float">
            <text:p>1.7807469917174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BOL5-5-42</text:p>
          </table:table-cell>
          <table:table-cell table:number-columns-repeated="2" table:style-name="ce84" office:value-type="currency" office:currency="USD" office:value="129" calcext:value-type="currency">
            <text:p>$129.00</text:p>
          </table:table-cell>
          <table:table-cell table:style-name="ce87" office:value-type="currency" office:currency="USD" office:value="89.06" calcext:value-type="currency">
            <text:p>$89.06</text:p>
          </table:table-cell>
          <table:table-cell table:style-name="ce87"/>
          <table:table-cell table:style-name="ce87" table:formula="of:=[.E1165]-[.B1165]" office:value-type="currency" office:currency="USD" office:value="-129" calcext:value-type="currency">
            <text:p>-$129.00</text:p>
          </table:table-cell>
          <table:table-cell table:style-name="ce103" table:formula="of:=[.E1165]/[.D1165]" office:value-type="float" office:value="0" calcext:value-type="float">
            <text:p>0</text:p>
          </table:table-cell>
          <table:table-cell table:style-name="ce103" office:value-type="string" calcext:value-type="string">
            <text:p>Not Found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4">
          <table:table-cell table:style-name="ce72" office:value-type="string" calcext:value-type="string">
            <text:p>Steel Tilt - Hopper Tru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KL58</text:p>
          </table:table-cell>
          <table:table-cell table:number-columns-repeated="2" table:style-name="ce84" office:value-type="currency" office:currency="USD" office:value="479" calcext:value-type="currency">
            <text:p>$479.00</text:p>
          </table:table-cell>
          <table:table-cell table:style-name="ce87" office:value-type="currency" office:currency="USD" office:value="389.49" calcext:value-type="currency">
            <text:p>$389.49</text:p>
          </table:table-cell>
          <table:table-cell table:style-name="ce87" office:value-type="currency" office:currency="USD" office:value="488.95" calcext:value-type="currency">
            <text:p>$488.95</text:p>
          </table:table-cell>
          <table:table-cell table:style-name="ce87" table:formula="of:=[.E1169]-[.B1169]" office:value-type="currency" office:currency="USD" office:value="9.94999999999999" calcext:value-type="currency">
            <text:p>$9.95</text:p>
          </table:table-cell>
          <table:table-cell table:style-name="ce103" table:formula="of:=[.E1169]/[.D1169]" office:value-type="float" office:value="1.25535957277465" calcext:value-type="float">
            <text:p>1.25535957277465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KL1</text:p>
          </table:table-cell>
          <table:table-cell table:number-columns-repeated="2" table:style-name="ce84" office:value-type="currency" office:currency="USD" office:value="505" calcext:value-type="currency">
            <text:p>$505.00</text:p>
          </table:table-cell>
          <table:table-cell table:style-name="ce87" office:value-type="currency" office:currency="USD" office:value="410.6" calcext:value-type="currency">
            <text:p>$410.60</text:p>
          </table:table-cell>
          <table:table-cell table:style-name="ce87" office:value-type="currency" office:currency="USD" office:value="515" calcext:value-type="currency">
            <text:p>$515.00</text:p>
          </table:table-cell>
          <table:table-cell table:style-name="ce87" table:formula="of:=[.E1170]-[.B1170]" office:value-type="currency" office:currency="USD" office:value="10" calcext:value-type="currency">
            <text:p>$10.00</text:p>
          </table:table-cell>
          <table:table-cell table:style-name="ce103" table:formula="of:=[.E1170]/[.D1170]" office:value-type="float" office:value="1.2542620555285" calcext:value-type="float">
            <text:p>1.2542620555285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KL15</text:p>
          </table:table-cell>
          <table:table-cell table:number-columns-repeated="2" table:style-name="ce84" office:value-type="currency" office:currency="USD" office:value="652" calcext:value-type="currency">
            <text:p>$652.00</text:p>
          </table:table-cell>
          <table:table-cell table:style-name="ce87" office:value-type="currency" office:currency="USD" office:value="497.92" calcext:value-type="currency">
            <text:p>$497.92</text:p>
          </table:table-cell>
          <table:table-cell table:style-name="ce87" office:value-type="currency" office:currency="USD" office:value="662" calcext:value-type="currency">
            <text:p>$662.00</text:p>
          </table:table-cell>
          <table:table-cell table:style-name="ce87" table:formula="of:=[.E1171]-[.B1171]" office:value-type="currency" office:currency="USD" office:value="10" calcext:value-type="currency">
            <text:p>$10.00</text:p>
          </table:table-cell>
          <table:table-cell table:style-name="ce103" table:formula="of:=[.E1171]/[.D1171]" office:value-type="float" office:value="1.32953084832905" calcext:value-type="float">
            <text:p>1.32953084832905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Stock Truck - Two Shelf Model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5</text:p>
          </table:table-cell>
          <table:table-cell table:number-columns-repeated="2" table:style-name="ce82" office:value-type="currency" office:currency="USD" office:value="182" calcext:value-type="currency">
            <text:p>$182.00</text:p>
          </table:table-cell>
          <table:table-cell table:style-name="ce123" office:value-type="currency" office:currency="USD" office:value="152.19" calcext:value-type="currency">
            <text:p>$152.19</text:p>
          </table:table-cell>
          <table:table-cell table:style-name="ce123" office:value-type="currency" office:currency="USD" office:value="184.95" calcext:value-type="currency">
            <text:p>$184.95</text:p>
          </table:table-cell>
          <table:table-cell table:style-name="ce123" table:formula="of:=[.E1175]-[.B1175]" office:value-type="currency" office:currency="USD" office:value="2.94999999999999" calcext:value-type="currency">
            <text:p>$2.95</text:p>
          </table:table-cell>
          <table:table-cell table:style-name="ce102" table:formula="of:=[.E1175]/[.D1175]" office:value-type="float" office:value="1.21525724423418" calcext:value-type="float">
            <text:p>1.215257244234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5-LU</text:p>
          </table:table-cell>
          <table:table-cell table:number-columns-repeated="2" table:style-name="ce82" office:value-type="currency" office:currency="USD" office:value="182" calcext:value-type="currency">
            <text:p>$182.00</text:p>
          </table:table-cell>
          <table:table-cell table:style-name="ce123" office:value-type="currency" office:currency="USD" office:value="152.19" calcext:value-type="currency">
            <text:p>$152.19</text:p>
          </table:table-cell>
          <table:table-cell table:style-name="ce123" office:value-type="currency" office:currency="USD" office:value="184.95" calcext:value-type="currency">
            <text:p>$184.95</text:p>
          </table:table-cell>
          <table:table-cell table:style-name="ce123" table:formula="of:=[.E1176]-[.B1176]" office:value-type="currency" office:currency="USD" office:value="2.94999999999999" calcext:value-type="currency">
            <text:p>$2.95</text:p>
          </table:table-cell>
          <table:table-cell table:style-name="ce102" table:formula="of:=[.E1176]/[.D1176]" office:value-type="float" office:value="1.21525724423418" calcext:value-type="float">
            <text:p>1.2152572442341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5</text:p>
          </table:table-cell>
          <table:table-cell table:number-columns-repeated="2" table:style-name="ce82" office:value-type="currency" office:currency="USD" office:value="235" calcext:value-type="currency">
            <text:p>$235.00</text:p>
          </table:table-cell>
          <table:table-cell table:style-name="ce123" office:value-type="currency" office:currency="USD" office:value="177.36" calcext:value-type="currency">
            <text:p>$177.36</text:p>
          </table:table-cell>
          <table:table-cell table:style-name="ce123" office:value-type="currency" office:currency="USD" office:value="237.95" calcext:value-type="currency">
            <text:p>$237.95</text:p>
          </table:table-cell>
          <table:table-cell table:style-name="ce123" table:formula="of:=[.E1177]-[.B1177]" office:value-type="currency" office:currency="USD" office:value="2.94999999999999" calcext:value-type="currency">
            <text:p>$2.95</text:p>
          </table:table-cell>
          <table:table-cell table:style-name="ce102" table:formula="of:=[.E1177]/[.D1177]" office:value-type="float" office:value="1.34162156066757" calcext:value-type="float">
            <text:p>1.3416215606675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5-LU</text:p>
          </table:table-cell>
          <table:table-cell table:number-columns-repeated="2" table:style-name="ce82" office:value-type="currency" office:currency="USD" office:value="235" calcext:value-type="currency">
            <text:p>$235.00</text:p>
          </table:table-cell>
          <table:table-cell table:style-name="ce123" office:value-type="currency" office:currency="USD" office:value="177.36" calcext:value-type="currency">
            <text:p>$177.36</text:p>
          </table:table-cell>
          <table:table-cell table:style-name="ce123" office:value-type="currency" office:currency="USD" office:value="237.95" calcext:value-type="currency">
            <text:p>$237.95</text:p>
          </table:table-cell>
          <table:table-cell table:style-name="ce123" table:formula="of:=[.E1178]-[.B1178]" office:value-type="currency" office:currency="USD" office:value="2.94999999999999" calcext:value-type="currency">
            <text:p>$2.95</text:p>
          </table:table-cell>
          <table:table-cell table:style-name="ce102" table:formula="of:=[.E1178]/[.D1178]" office:value-type="float" office:value="1.34162156066757" calcext:value-type="float">
            <text:p>1.3416215606675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5</text:p>
          </table:table-cell>
          <table:table-cell table:number-columns-repeated="2" table:style-name="ce82" office:value-type="currency" office:currency="USD" office:value="296" calcext:value-type="currency">
            <text:p>$296.00</text:p>
          </table:table-cell>
          <table:table-cell table:style-name="ce123" office:value-type="currency" office:currency="USD" office:value="256.02" calcext:value-type="currency">
            <text:p>$256.02</text:p>
          </table:table-cell>
          <table:table-cell table:style-name="ce123" office:value-type="currency" office:currency="USD" office:value="298.95" calcext:value-type="currency">
            <text:p>$298.95</text:p>
          </table:table-cell>
          <table:table-cell table:style-name="ce123" table:formula="of:=[.E1179]-[.B1179]" office:value-type="currency" office:currency="USD" office:value="2.94999999999999" calcext:value-type="currency">
            <text:p>$2.95</text:p>
          </table:table-cell>
          <table:table-cell table:style-name="ce102" table:formula="of:=[.E1179]/[.D1179]" office:value-type="float" office:value="1.16768221232716" calcext:value-type="float">
            <text:p>1.167682212327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5-LU</text:p>
          </table:table-cell>
          <table:table-cell table:number-columns-repeated="2" table:style-name="ce82" office:value-type="currency" office:currency="USD" office:value="296" calcext:value-type="currency">
            <text:p>$296.00</text:p>
          </table:table-cell>
          <table:table-cell table:style-name="ce123" office:value-type="currency" office:currency="USD" office:value="256.02" calcext:value-type="currency">
            <text:p>$256.02</text:p>
          </table:table-cell>
          <table:table-cell table:style-name="ce123" office:value-type="currency" office:currency="USD" office:value="298.95" calcext:value-type="currency">
            <text:p>$298.95</text:p>
          </table:table-cell>
          <table:table-cell table:style-name="ce123" table:formula="of:=[.E1180]-[.B1180]" office:value-type="currency" office:currency="USD" office:value="2.94999999999999" calcext:value-type="currency">
            <text:p>$2.95</text:p>
          </table:table-cell>
          <table:table-cell table:style-name="ce102" table:formula="of:=[.E1180]/[.D1180]" office:value-type="float" office:value="1.16768221232716" calcext:value-type="float">
            <text:p>1.1676822123271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6</text:p>
          </table:table-cell>
          <table:table-cell table:number-columns-repeated="2" table:style-name="ce82" office:value-type="currency" office:currency="USD" office:value="217" calcext:value-type="currency">
            <text:p>$217.00</text:p>
          </table:table-cell>
          <table:table-cell table:style-name="ce123" office:value-type="currency" office:currency="USD" office:value="182.81" calcext:value-type="currency">
            <text:p>$182.81</text:p>
          </table:table-cell>
          <table:table-cell table:style-name="ce123" office:value-type="currency" office:currency="USD" office:value="219.95" calcext:value-type="currency">
            <text:p>$219.95</text:p>
          </table:table-cell>
          <table:table-cell table:style-name="ce123" table:formula="of:=[.E1181]-[.B1181]" office:value-type="currency" office:currency="USD" office:value="2.94999999999999" calcext:value-type="currency">
            <text:p>$2.95</text:p>
          </table:table-cell>
          <table:table-cell table:style-name="ce102" table:formula="of:=[.E1181]/[.D1181]" office:value-type="float" office:value="1.20316175263935" calcext:value-type="float">
            <text:p>1.203161752639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6-LU</text:p>
          </table:table-cell>
          <table:table-cell table:number-columns-repeated="2" table:style-name="ce82" office:value-type="currency" office:currency="USD" office:value="217" calcext:value-type="currency">
            <text:p>$217.00</text:p>
          </table:table-cell>
          <table:table-cell table:style-name="ce123" office:value-type="currency" office:currency="USD" office:value="182.81" calcext:value-type="currency">
            <text:p>$182.81</text:p>
          </table:table-cell>
          <table:table-cell table:style-name="ce123" office:value-type="currency" office:currency="USD" office:value="219.95" calcext:value-type="currency">
            <text:p>$219.95</text:p>
          </table:table-cell>
          <table:table-cell table:style-name="ce123" table:formula="of:=[.E1182]-[.B1182]" office:value-type="currency" office:currency="USD" office:value="2.94999999999999" calcext:value-type="currency">
            <text:p>$2.95</text:p>
          </table:table-cell>
          <table:table-cell table:style-name="ce102" table:formula="of:=[.E1182]/[.D1182]" office:value-type="float" office:value="1.20316175263935" calcext:value-type="float">
            <text:p>1.2031617526393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6</text:p>
          </table:table-cell>
          <table:table-cell table:number-columns-repeated="2" table:style-name="ce82" office:value-type="currency" office:currency="USD" office:value="256" calcext:value-type="currency">
            <text:p>$256.00</text:p>
          </table:table-cell>
          <table:table-cell table:style-name="ce123" office:value-type="currency" office:currency="USD" office:value="203.57" calcext:value-type="currency">
            <text:p>$203.57</text:p>
          </table:table-cell>
          <table:table-cell table:style-name="ce123" office:value-type="currency" office:currency="USD" office:value="258.95" calcext:value-type="currency">
            <text:p>$258.95</text:p>
          </table:table-cell>
          <table:table-cell table:style-name="ce123" table:formula="of:=[.E1183]-[.B1183]" office:value-type="currency" office:currency="USD" office:value="2.94999999999999" calcext:value-type="currency">
            <text:p>$2.95</text:p>
          </table:table-cell>
          <table:table-cell table:style-name="ce102" table:formula="of:=[.E1183]/[.D1183]" office:value-type="float" office:value="1.27204401434396" calcext:value-type="float">
            <text:p>1.272044014343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6-LU</text:p>
          </table:table-cell>
          <table:table-cell table:number-columns-repeated="2" table:style-name="ce82" office:value-type="currency" office:currency="USD" office:value="256" calcext:value-type="currency">
            <text:p>$256.00</text:p>
          </table:table-cell>
          <table:table-cell table:style-name="ce123" office:value-type="currency" office:currency="USD" office:value="203.57" calcext:value-type="currency">
            <text:p>$203.57</text:p>
          </table:table-cell>
          <table:table-cell table:style-name="ce123" office:value-type="currency" office:currency="USD" office:value="258.95" calcext:value-type="currency">
            <text:p>$258.95</text:p>
          </table:table-cell>
          <table:table-cell table:style-name="ce123" table:formula="of:=[.E1184]-[.B1184]" office:value-type="currency" office:currency="USD" office:value="2.94999999999999" calcext:value-type="currency">
            <text:p>$2.95</text:p>
          </table:table-cell>
          <table:table-cell table:style-name="ce102" table:formula="of:=[.E1184]/[.D1184]" office:value-type="float" office:value="1.27204401434396" calcext:value-type="float">
            <text:p>1.272044014343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6</text:p>
          </table:table-cell>
          <table:table-cell table:number-columns-repeated="2" table:style-name="ce82" office:value-type="currency" office:currency="USD" office:value="317" calcext:value-type="currency">
            <text:p>$317.00</text:p>
          </table:table-cell>
          <table:table-cell table:style-name="ce123" office:value-type="currency" office:currency="USD" office:value="278.19" calcext:value-type="currency">
            <text:p>$278.19</text:p>
          </table:table-cell>
          <table:table-cell table:style-name="ce123" office:value-type="currency" office:currency="USD" office:value="319.95" calcext:value-type="currency">
            <text:p>$319.95</text:p>
          </table:table-cell>
          <table:table-cell table:style-name="ce123" table:formula="of:=[.E1185]-[.B1185]" office:value-type="currency" office:currency="USD" office:value="2.94999999999999" calcext:value-type="currency">
            <text:p>$2.95</text:p>
          </table:table-cell>
          <table:table-cell table:style-name="ce102" table:formula="of:=[.E1185]/[.D1185]" office:value-type="float" office:value="1.15011323196377" calcext:value-type="float">
            <text:p>1.150113231963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6-LU</text:p>
          </table:table-cell>
          <table:table-cell table:number-columns-repeated="2" table:style-name="ce82" office:value-type="currency" office:currency="USD" office:value="317" calcext:value-type="currency">
            <text:p>$317.00</text:p>
          </table:table-cell>
          <table:table-cell table:style-name="ce123" office:value-type="currency" office:currency="USD" office:value="278.19" calcext:value-type="currency">
            <text:p>$278.19</text:p>
          </table:table-cell>
          <table:table-cell table:style-name="ce123" office:value-type="currency" office:currency="USD" office:value="319.95" calcext:value-type="currency">
            <text:p>$319.95</text:p>
          </table:table-cell>
          <table:table-cell table:style-name="ce123" table:formula="of:=[.E1186]-[.B1186]" office:value-type="currency" office:currency="USD" office:value="2.94999999999999" calcext:value-type="currency">
            <text:p>$2.95</text:p>
          </table:table-cell>
          <table:table-cell table:style-name="ce102" table:formula="of:=[.E1186]/[.D1186]" office:value-type="float" office:value="1.15011323196377" calcext:value-type="float">
            <text:p>1.1501132319637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8</text:p>
          </table:table-cell>
          <table:table-cell table:number-columns-repeated="2" table:style-name="ce82" office:value-type="currency" office:currency="USD" office:value="227" calcext:value-type="currency">
            <text:p>$227.00</text:p>
          </table:table-cell>
          <table:table-cell table:style-name="ce123" office:value-type="currency" office:currency="USD" office:value="191.69" calcext:value-type="currency">
            <text:p>$191.69</text:p>
          </table:table-cell>
          <table:table-cell table:style-name="ce123" office:value-type="currency" office:currency="USD" office:value="229.95" calcext:value-type="currency">
            <text:p>$229.95</text:p>
          </table:table-cell>
          <table:table-cell table:style-name="ce123" table:formula="of:=[.E1187]-[.B1187]" office:value-type="currency" office:currency="USD" office:value="2.94999999999999" calcext:value-type="currency">
            <text:p>$2.95</text:p>
          </table:table-cell>
          <table:table-cell table:style-name="ce102" table:formula="of:=[.E1187]/[.D1187]" office:value-type="float" office:value="1.19959309301476" calcext:value-type="float">
            <text:p>1.199593093014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8-LU</text:p>
          </table:table-cell>
          <table:table-cell table:number-columns-repeated="2" table:style-name="ce82" office:value-type="currency" office:currency="USD" office:value="227" calcext:value-type="currency">
            <text:p>$227.00</text:p>
          </table:table-cell>
          <table:table-cell table:style-name="ce123" office:value-type="currency" office:currency="USD" office:value="191.69" calcext:value-type="currency">
            <text:p>$191.69</text:p>
          </table:table-cell>
          <table:table-cell table:style-name="ce123" office:value-type="currency" office:currency="USD" office:value="229.95" calcext:value-type="currency">
            <text:p>$229.95</text:p>
          </table:table-cell>
          <table:table-cell table:style-name="ce123" table:formula="of:=[.E1188]-[.B1188]" office:value-type="currency" office:currency="USD" office:value="2.94999999999999" calcext:value-type="currency">
            <text:p>$2.95</text:p>
          </table:table-cell>
          <table:table-cell table:style-name="ce102" table:formula="of:=[.E1188]/[.D1188]" office:value-type="float" office:value="1.19959309301476" calcext:value-type="float">
            <text:p>1.1995930930147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8</text:p>
          </table:table-cell>
          <table:table-cell table:number-columns-repeated="2" table:style-name="ce82" office:value-type="currency" office:currency="USD" office:value="266" calcext:value-type="currency">
            <text:p>$266.00</text:p>
          </table:table-cell>
          <table:table-cell table:style-name="ce123" office:value-type="currency" office:currency="USD" office:value="217.41" calcext:value-type="currency">
            <text:p>$217.41</text:p>
          </table:table-cell>
          <table:table-cell table:style-name="ce123" office:value-type="currency" office:currency="USD" office:value="268.95" calcext:value-type="currency">
            <text:p>$268.95</text:p>
          </table:table-cell>
          <table:table-cell table:style-name="ce123" table:formula="of:=[.E1189]-[.B1189]" office:value-type="currency" office:currency="USD" office:value="2.94999999999999" calcext:value-type="currency">
            <text:p>$2.95</text:p>
          </table:table-cell>
          <table:table-cell table:style-name="ce102" table:formula="of:=[.E1189]/[.D1189]" office:value-type="float" office:value="1.23706361252932" calcext:value-type="float">
            <text:p>1.237063612529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8-LU</text:p>
          </table:table-cell>
          <table:table-cell table:number-columns-repeated="2" table:style-name="ce82" office:value-type="currency" office:currency="USD" office:value="266" calcext:value-type="currency">
            <text:p>$266.00</text:p>
          </table:table-cell>
          <table:table-cell table:style-name="ce123" office:value-type="currency" office:currency="USD" office:value="217.41" calcext:value-type="currency">
            <text:p>$217.41</text:p>
          </table:table-cell>
          <table:table-cell table:style-name="ce123" office:value-type="currency" office:currency="USD" office:value="268.95" calcext:value-type="currency">
            <text:p>$268.95</text:p>
          </table:table-cell>
          <table:table-cell table:style-name="ce123" table:formula="of:=[.E1190]-[.B1190]" office:value-type="currency" office:currency="USD" office:value="2.94999999999999" calcext:value-type="currency">
            <text:p>$2.95</text:p>
          </table:table-cell>
          <table:table-cell table:style-name="ce102" table:formula="of:=[.E1190]/[.D1190]" office:value-type="float" office:value="1.23706361252932" calcext:value-type="float">
            <text:p>1.2370636125293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8</text:p>
          </table:table-cell>
          <table:table-cell table:number-columns-repeated="2" table:style-name="ce82" office:value-type="currency" office:currency="USD" office:value="327" calcext:value-type="currency">
            <text:p>$327.00</text:p>
          </table:table-cell>
          <table:table-cell table:style-name="ce123" office:value-type="currency" office:currency="USD" office:value="291.49" calcext:value-type="currency">
            <text:p>$291.49</text:p>
          </table:table-cell>
          <table:table-cell table:style-name="ce123" office:value-type="currency" office:currency="USD" office:value="329.95" calcext:value-type="currency">
            <text:p>$329.95</text:p>
          </table:table-cell>
          <table:table-cell table:style-name="ce123" table:formula="of:=[.E1191]-[.B1191]" office:value-type="currency" office:currency="USD" office:value="2.94999999999999" calcext:value-type="currency">
            <text:p>$2.95</text:p>
          </table:table-cell>
          <table:table-cell table:style-name="ce102" table:formula="of:=[.E1191]/[.D1191]" office:value-type="float" office:value="1.13194277676764" calcext:value-type="float">
            <text:p>1.131942776767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8-LU</text:p>
          </table:table-cell>
          <table:table-cell table:number-columns-repeated="2" table:style-name="ce82" office:value-type="currency" office:currency="USD" office:value="327" calcext:value-type="currency">
            <text:p>$327.00</text:p>
          </table:table-cell>
          <table:table-cell table:style-name="ce123" office:value-type="currency" office:currency="USD" office:value="291.49" calcext:value-type="currency">
            <text:p>$291.49</text:p>
          </table:table-cell>
          <table:table-cell table:style-name="ce123" office:value-type="currency" office:currency="USD" office:value="329.95" calcext:value-type="currency">
            <text:p>$329.95</text:p>
          </table:table-cell>
          <table:table-cell table:style-name="ce123" table:formula="of:=[.E1192]-[.B1192]" office:value-type="currency" office:currency="USD" office:value="2.94999999999999" calcext:value-type="currency">
            <text:p>$2.95</text:p>
          </table:table-cell>
          <table:table-cell table:style-name="ce102" table:formula="of:=[.E1192]/[.D1192]" office:value-type="float" office:value="1.13194277676764" calcext:value-type="float">
            <text:p>1.1319427767676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8PN</text:p>
          </table:table-cell>
          <table:table-cell table:number-columns-repeated="2" table:style-name="ce82" office:value-type="currency" office:currency="USD" office:value="271" calcext:value-type="currency">
            <text:p>$271.00</text:p>
          </table:table-cell>
          <table:table-cell table:style-name="ce123" office:value-type="currency" office:currency="USD" office:value="229.58" calcext:value-type="currency">
            <text:p>$229.58</text:p>
          </table:table-cell>
          <table:table-cell table:style-name="ce123" office:value-type="currency" office:currency="USD" office:value="273.95" calcext:value-type="currency">
            <text:p>$273.95</text:p>
          </table:table-cell>
          <table:table-cell table:style-name="ce123" table:formula="of:=[.E1193]-[.B1193]" office:value-type="currency" office:currency="USD" office:value="2.94999999999999" calcext:value-type="currency">
            <text:p>$2.95</text:p>
          </table:table-cell>
          <table:table-cell table:style-name="ce102" table:formula="of:=[.E1193]/[.D1193]" office:value-type="float" office:value="1.19326596393414" calcext:value-type="float">
            <text:p>1.193265963934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1-8PN-LU</text:p>
          </table:table-cell>
          <table:table-cell table:number-columns-repeated="2" table:style-name="ce82" office:value-type="currency" office:currency="USD" office:value="271" calcext:value-type="currency">
            <text:p>$271.00</text:p>
          </table:table-cell>
          <table:table-cell table:style-name="ce123" office:value-type="currency" office:currency="USD" office:value="229.58" calcext:value-type="currency">
            <text:p>$229.58</text:p>
          </table:table-cell>
          <table:table-cell table:style-name="ce123" office:value-type="currency" office:currency="USD" office:value="273.95" calcext:value-type="currency">
            <text:p>$273.95</text:p>
          </table:table-cell>
          <table:table-cell table:style-name="ce123" table:formula="of:=[.E1194]-[.B1194]" office:value-type="currency" office:currency="USD" office:value="2.94999999999999" calcext:value-type="currency">
            <text:p>$2.95</text:p>
          </table:table-cell>
          <table:table-cell table:style-name="ce102" table:formula="of:=[.E1194]/[.D1194]" office:value-type="float" office:value="1.19326596393414" calcext:value-type="float">
            <text:p>1.1932659639341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8PN</text:p>
          </table:table-cell>
          <table:table-cell table:number-columns-repeated="2" table:style-name="ce82" office:value-type="currency" office:currency="USD" office:value="310" calcext:value-type="currency">
            <text:p>$310.00</text:p>
          </table:table-cell>
          <table:table-cell table:style-name="ce123" office:value-type="currency" office:currency="USD" office:value="268.13" calcext:value-type="currency">
            <text:p>$268.13</text:p>
          </table:table-cell>
          <table:table-cell table:style-name="ce123" office:value-type="currency" office:currency="USD" office:value="312.95" calcext:value-type="currency">
            <text:p>$312.95</text:p>
          </table:table-cell>
          <table:table-cell table:style-name="ce123" table:formula="of:=[.E1195]-[.B1195]" office:value-type="currency" office:currency="USD" office:value="2.94999999999999" calcext:value-type="currency">
            <text:p>$2.95</text:p>
          </table:table-cell>
          <table:table-cell table:style-name="ce102" table:formula="of:=[.E1195]/[.D1195]" office:value-type="float" office:value="1.16715772200052" calcext:value-type="float">
            <text:p>1.167157722000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2-8PN-LU</text:p>
          </table:table-cell>
          <table:table-cell table:number-columns-repeated="2" table:style-name="ce82" office:value-type="currency" office:currency="USD" office:value="310" calcext:value-type="currency">
            <text:p>$310.00</text:p>
          </table:table-cell>
          <table:table-cell table:style-name="ce123" office:value-type="currency" office:currency="USD" office:value="268.13" calcext:value-type="currency">
            <text:p>$268.13</text:p>
          </table:table-cell>
          <table:table-cell table:style-name="ce123" office:value-type="currency" office:currency="USD" office:value="312.95" calcext:value-type="currency">
            <text:p>$312.95</text:p>
          </table:table-cell>
          <table:table-cell table:style-name="ce123" table:formula="of:=[.E1196]-[.B1196]" office:value-type="currency" office:currency="USD" office:value="2.94999999999999" calcext:value-type="currency">
            <text:p>$2.95</text:p>
          </table:table-cell>
          <table:table-cell table:style-name="ce102" table:formula="of:=[.E1196]/[.D1196]" office:value-type="float" office:value="1.16715772200052" calcext:value-type="float">
            <text:p>1.16715772200052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8PN</text:p>
          </table:table-cell>
          <table:table-cell table:number-columns-repeated="2" table:style-name="ce82" office:value-type="currency" office:currency="USD" office:value="372" calcext:value-type="currency">
            <text:p>$372.00</text:p>
          </table:table-cell>
          <table:table-cell table:style-name="ce123" office:value-type="currency" office:currency="USD" office:value="351.49" calcext:value-type="currency">
            <text:p>$351.49</text:p>
          </table:table-cell>
          <table:table-cell table:style-name="ce123" office:value-type="currency" office:currency="USD" office:value="373.95" calcext:value-type="currency">
            <text:p>$373.95</text:p>
          </table:table-cell>
          <table:table-cell table:style-name="ce123" table:formula="of:=[.E1197]-[.B1197]" office:value-type="currency" office:currency="USD" office:value="1.94999999999999" calcext:value-type="currency">
            <text:p>$1.95</text:p>
          </table:table-cell>
          <table:table-cell table:style-name="ce102" table:formula="of:=[.E1197]/[.D1197]" office:value-type="float" office:value="1.06389939969843" calcext:value-type="float">
            <text:p>1.063899399698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ST13-8PN-LU</text:p>
          </table:table-cell>
          <table:table-cell table:number-columns-repeated="2" table:style-name="ce82" office:value-type="currency" office:currency="USD" office:value="372" calcext:value-type="currency">
            <text:p>$372.00</text:p>
          </table:table-cell>
          <table:table-cell table:style-name="ce123" office:value-type="currency" office:currency="USD" office:value="351.49" calcext:value-type="currency">
            <text:p>$351.49</text:p>
          </table:table-cell>
          <table:table-cell table:style-name="ce123" office:value-type="currency" office:currency="USD" office:value="373.95" calcext:value-type="currency">
            <text:p>$373.95</text:p>
          </table:table-cell>
          <table:table-cell table:style-name="ce123" table:formula="of:=[.E1198]-[.B1198]" office:value-type="currency" office:currency="USD" office:value="1.94999999999999" calcext:value-type="currency">
            <text:p>$1.95</text:p>
          </table:table-cell>
          <table:table-cell table:style-name="ce102" table:formula="of:=[.E1198]/[.D1198]" office:value-type="float" office:value="1.06389939969843" calcext:value-type="float">
            <text:p>1.0638993996984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Tandem Heavy Duty 4-Wheel Drum Truck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74P</text:p>
          </table:table-cell>
          <table:table-cell table:number-columns-repeated="2" table:style-name="ce82" office:value-type="currency" office:currency="USD" office:value="245" calcext:value-type="currency">
            <text:p>$245.00</text:p>
          </table:table-cell>
          <table:table-cell table:style-name="ce123" office:value-type="currency" office:currency="USD" office:value="168.86" calcext:value-type="currency">
            <text:p>$168.86</text:p>
          </table:table-cell>
          <table:table-cell table:style-name="ce123" office:value-type="currency" office:currency="USD" office:value="248.95" calcext:value-type="currency">
            <text:p>$248.95</text:p>
          </table:table-cell>
          <table:table-cell table:style-name="ce123" table:formula="of:=[.E1202]-[.B1202]" office:value-type="currency" office:currency="USD" office:value="3.94999999999999" calcext:value-type="currency">
            <text:p>$3.95</text:p>
          </table:table-cell>
          <table:table-cell table:style-name="ce102" table:formula="of:=[.E1202]/[.D1202]" office:value-type="float" office:value="1.47429823522445" calcext:value-type="float">
            <text:p>1.4742982352244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74VR-KS</text:p>
          </table:table-cell>
          <table:table-cell table:number-columns-repeated="2" table:style-name="ce82" office:value-type="currency" office:currency="USD" office:value="299" calcext:value-type="currency">
            <text:p>$299.00</text:p>
          </table:table-cell>
          <table:table-cell table:style-name="ce123" office:value-type="currency" office:currency="USD" office:value="232.92" calcext:value-type="currency">
            <text:p>$232.92</text:p>
          </table:table-cell>
          <table:table-cell table:style-name="ce123" office:value-type="currency" office:currency="USD" office:value="302.95" calcext:value-type="currency">
            <text:p>$302.95</text:p>
          </table:table-cell>
          <table:table-cell table:style-name="ce123" table:formula="of:=[.E1203]-[.B1203]" office:value-type="currency" office:currency="USD" office:value="3.94999999999999" calcext:value-type="currency">
            <text:p>$3.95</text:p>
          </table:table-cell>
          <table:table-cell table:style-name="ce102" table:formula="of:=[.E1203]/[.D1203]" office:value-type="float" office:value="1.30066117121759" calcext:value-type="float">
            <text:p>1.30066117121759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74SS-KS</text:p>
          </table:table-cell>
          <table:table-cell table:number-columns-repeated="2" table:style-name="ce82" office:value-type="currency" office:currency="USD" office:value="335" calcext:value-type="currency">
            <text:p>$335.00</text:p>
          </table:table-cell>
          <table:table-cell table:style-name="ce123" office:value-type="currency" office:currency="USD" office:value="260.76" calcext:value-type="currency">
            <text:p>$260.76</text:p>
          </table:table-cell>
          <table:table-cell table:style-name="ce123" office:value-type="currency" office:currency="USD" office:value="339.95" calcext:value-type="currency">
            <text:p>$339.95</text:p>
          </table:table-cell>
          <table:table-cell table:style-name="ce123" table:formula="of:=[.E1204]-[.B1204]" office:value-type="currency" office:currency="USD" office:value="4.94999999999999" calcext:value-type="currency">
            <text:p>$4.95</text:p>
          </table:table-cell>
          <table:table-cell table:style-name="ce102" table:formula="of:=[.E1204]/[.D1204]" office:value-type="float" office:value="1.30368921613744" calcext:value-type="float">
            <text:p>1.30368921613744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74P-KS</text:p>
          </table:table-cell>
          <table:table-cell table:number-columns-repeated="2" table:style-name="ce82" office:value-type="currency" office:currency="USD" office:value="255" calcext:value-type="currency">
            <text:p>$255.00</text:p>
          </table:table-cell>
          <table:table-cell table:style-name="ce123" office:value-type="currency" office:currency="USD" office:value="177.35" calcext:value-type="currency">
            <text:p>$177.35</text:p>
          </table:table-cell>
          <table:table-cell table:style-name="ce123" office:value-type="currency" office:currency="USD" office:value="258.95" calcext:value-type="currency">
            <text:p>$258.95</text:p>
          </table:table-cell>
          <table:table-cell table:style-name="ce123" table:formula="of:=[.E1205]-[.B1205]" office:value-type="currency" office:currency="USD" office:value="3.94999999999999" calcext:value-type="currency">
            <text:p>$3.95</text:p>
          </table:table-cell>
          <table:table-cell table:style-name="ce102" table:formula="of:=[.E1205]/[.D1205]" office:value-type="float" office:value="1.46010713278827" calcext:value-type="float">
            <text:p>1.4601071327882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74VR</text:p>
          </table:table-cell>
          <table:table-cell table:number-columns-repeated="2" table:style-name="ce82" office:value-type="currency" office:currency="USD" office:value="291" calcext:value-type="currency">
            <text:p>$291.00</text:p>
          </table:table-cell>
          <table:table-cell table:style-name="ce123" office:value-type="currency" office:currency="USD" office:value="219.6" calcext:value-type="currency">
            <text:p>$219.60</text:p>
          </table:table-cell>
          <table:table-cell table:style-name="ce123" office:value-type="currency" office:currency="USD" office:value="293.95" calcext:value-type="currency">
            <text:p>$293.95</text:p>
          </table:table-cell>
          <table:table-cell table:style-name="ce123" table:formula="of:=[.E1206]-[.B1206]" office:value-type="currency" office:currency="USD" office:value="2.94999999999999" calcext:value-type="currency">
            <text:p>$2.95</text:p>
          </table:table-cell>
          <table:table-cell table:style-name="ce102" table:formula="of:=[.E1206]/[.D1206]" office:value-type="float" office:value="1.33857012750455" calcext:value-type="float">
            <text:p>1.3385701275045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74SS</text:p>
          </table:table-cell>
          <table:table-cell table:number-columns-repeated="2" table:style-name="ce82" office:value-type="currency" office:currency="USD" office:value="326" calcext:value-type="currency">
            <text:p>$326.00</text:p>
          </table:table-cell>
          <table:table-cell table:style-name="ce123" office:value-type="currency" office:currency="USD" office:value="246.67" calcext:value-type="currency">
            <text:p>$246.67</text:p>
          </table:table-cell>
          <table:table-cell table:style-name="ce123" office:value-type="currency" office:currency="USD" office:value="329.95" calcext:value-type="currency">
            <text:p>$329.95</text:p>
          </table:table-cell>
          <table:table-cell table:style-name="ce123" table:formula="of:=[.E1207]-[.B1207]" office:value-type="currency" office:currency="USD" office:value="3.94999999999999" calcext:value-type="currency">
            <text:p>$3.95</text:p>
          </table:table-cell>
          <table:table-cell table:style-name="ce102" table:formula="of:=[.E1207]/[.D1207]" office:value-type="float" office:value="1.33761705922893" calcext:value-type="float">
            <text:p>1.3376170592289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Three-Sided Service Cart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3S1836-2R</text:p>
          </table:table-cell>
          <table:table-cell table:number-columns-repeated="2" table:style-name="ce84" office:value-type="currency" office:currency="USD" office:value="400" calcext:value-type="currency">
            <text:p>$400.00</text:p>
          </table:table-cell>
          <table:table-cell table:style-name="ce87" office:value-type="currency" office:currency="USD" office:value="260.93" calcext:value-type="currency">
            <text:p>$260.93</text:p>
          </table:table-cell>
          <table:table-cell table:style-name="ce87" office:value-type="currency" office:currency="USD" office:value="405.95" calcext:value-type="currency">
            <text:p>$405.95</text:p>
          </table:table-cell>
          <table:table-cell table:style-name="ce87" table:formula="of:=[.E1211]-[.B1211]" office:value-type="currency" office:currency="USD" office:value="5.94999999999999" calcext:value-type="currency">
            <text:p>$5.95</text:p>
          </table:table-cell>
          <table:table-cell table:style-name="ce103" table:formula="of:=[.E1211]/[.D1211]" office:value-type="float" office:value="1.5557812440118" calcext:value-type="float">
            <text:p>1.5557812440118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1836-3R</text:p>
          </table:table-cell>
          <table:table-cell table:number-columns-repeated="2" table:style-name="ce84" office:value-type="currency" office:currency="USD" office:value="447" calcext:value-type="currency">
            <text:p>$447.00</text:p>
          </table:table-cell>
          <table:table-cell table:style-name="ce87" office:value-type="currency" office:currency="USD" office:value="291.32" calcext:value-type="currency">
            <text:p>$291.32</text:p>
          </table:table-cell>
          <table:table-cell table:style-name="ce87" office:value-type="currency" office:currency="USD" office:value="452.95" calcext:value-type="currency">
            <text:p>$452.95</text:p>
          </table:table-cell>
          <table:table-cell table:style-name="ce87" table:formula="of:=[.E1212]-[.B1212]" office:value-type="currency" office:currency="USD" office:value="5.94999999999999" calcext:value-type="currency">
            <text:p>$5.95</text:p>
          </table:table-cell>
          <table:table-cell table:style-name="ce103" table:formula="of:=[.E1212]/[.D1212]" office:value-type="float" office:value="1.55481944253742" calcext:value-type="float">
            <text:p>1.55481944253742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42-2R</text:p>
          </table:table-cell>
          <table:table-cell table:number-columns-repeated="2" table:style-name="ce84" office:value-type="currency" office:currency="USD" office:value="467" calcext:value-type="currency">
            <text:p>$467.00</text:p>
          </table:table-cell>
          <table:table-cell table:style-name="ce87" office:value-type="currency" office:currency="USD" office:value="304.22" calcext:value-type="currency">
            <text:p>$304.22</text:p>
          </table:table-cell>
          <table:table-cell table:style-name="ce87" office:value-type="currency" office:currency="USD" office:value="472.95" calcext:value-type="currency">
            <text:p>$472.95</text:p>
          </table:table-cell>
          <table:table-cell table:style-name="ce87" table:formula="of:=[.E1213]-[.B1213]" office:value-type="currency" office:currency="USD" office:value="5.94999999999999" calcext:value-type="currency">
            <text:p>$5.95</text:p>
          </table:table-cell>
          <table:table-cell table:style-name="ce103" table:formula="of:=[.E1213]/[.D1213]" office:value-type="float" office:value="1.55463151666557" calcext:value-type="float">
            <text:p>1.55463151666557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42-3R</text:p>
          </table:table-cell>
          <table:table-cell table:number-columns-repeated="2" table:style-name="ce84" office:value-type="currency" office:currency="USD" office:value="529" calcext:value-type="currency">
            <text:p>$529.00</text:p>
          </table:table-cell>
          <table:table-cell table:style-name="ce87" office:value-type="currency" office:currency="USD" office:value="344.51" calcext:value-type="currency">
            <text:p>$344.51</text:p>
          </table:table-cell>
          <table:table-cell table:style-name="ce87" office:value-type="currency" office:currency="USD" office:value="535" calcext:value-type="currency">
            <text:p>$535.00</text:p>
          </table:table-cell>
          <table:table-cell table:style-name="ce87" table:formula="of:=[.E1214]-[.B1214]" office:value-type="currency" office:currency="USD" office:value="6" calcext:value-type="currency">
            <text:p>$6.00</text:p>
          </table:table-cell>
          <table:table-cell table:style-name="ce103" table:formula="of:=[.E1214]/[.D1214]" office:value-type="float" office:value="1.55293024875911" calcext:value-type="float">
            <text:p>1.5529302487591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48-1R</text:p>
          </table:table-cell>
          <table:table-cell table:number-columns-repeated="2" table:style-name="ce84" office:value-type="currency" office:currency="USD" office:value="409" calcext:value-type="currency">
            <text:p>$409.00</text:p>
          </table:table-cell>
          <table:table-cell table:style-name="ce87" office:value-type="currency" office:currency="USD" office:value="267.36" calcext:value-type="currency">
            <text:p>$267.36</text:p>
          </table:table-cell>
          <table:table-cell table:style-name="ce87" office:value-type="currency" office:currency="USD" office:value="415.95" calcext:value-type="currency">
            <text:p>$415.95</text:p>
          </table:table-cell>
          <table:table-cell table:style-name="ce87" table:formula="of:=[.E1215]-[.B1215]" office:value-type="currency" office:currency="USD" office:value="6.94999999999999" calcext:value-type="currency">
            <text:p>$6.95</text:p>
          </table:table-cell>
          <table:table-cell table:style-name="ce103" table:formula="of:=[.E1215]/[.D1215]" office:value-type="float" office:value="1.55576750448833" calcext:value-type="float">
            <text:p>1.55576750448833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48-2R</text:p>
          </table:table-cell>
          <table:table-cell table:number-columns-repeated="2" table:style-name="ce84" office:value-type="currency" office:currency="USD" office:value="475" calcext:value-type="currency">
            <text:p>$475.00</text:p>
          </table:table-cell>
          <table:table-cell table:style-name="ce87" office:value-type="currency" office:currency="USD" office:value="312.89" calcext:value-type="currency">
            <text:p>$312.89</text:p>
          </table:table-cell>
          <table:table-cell table:style-name="ce87" office:value-type="currency" office:currency="USD" office:value="485.95" calcext:value-type="currency">
            <text:p>$485.95</text:p>
          </table:table-cell>
          <table:table-cell table:style-name="ce87" table:formula="of:=[.E1216]-[.B1216]" office:value-type="currency" office:currency="USD" office:value="10.95" calcext:value-type="currency">
            <text:p>$10.95</text:p>
          </table:table-cell>
          <table:table-cell table:style-name="ce103" table:formula="of:=[.E1216]/[.D1216]" office:value-type="float" office:value="1.55310172904216" calcext:value-type="float">
            <text:p>1.5531017290421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48-3R</text:p>
          </table:table-cell>
          <table:table-cell table:number-columns-repeated="2" table:style-name="ce84" office:value-type="currency" office:currency="USD" office:value="500" calcext:value-type="currency">
            <text:p>$500.00</text:p>
          </table:table-cell>
          <table:table-cell table:style-name="ce87" office:value-type="currency" office:currency="USD" office:value="358.43" calcext:value-type="currency">
            <text:p>$358.43</text:p>
          </table:table-cell>
          <table:table-cell table:style-name="ce87" office:value-type="currency" office:currency="USD" office:value="557" calcext:value-type="currency">
            <text:p>$557.00</text:p>
          </table:table-cell>
          <table:table-cell table:style-name="ce87" table:formula="of:=[.E1217]-[.B1217]" office:value-type="currency" office:currency="USD" office:value="57" calcext:value-type="currency">
            <text:p>$57.00</text:p>
          </table:table-cell>
          <table:table-cell table:style-name="ce103" table:formula="of:=[.E1217]/[.D1217]" office:value-type="float" office:value="1.55399938621209" calcext:value-type="float">
            <text:p>1.5539993862120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60-2R</text:p>
          </table:table-cell>
          <table:table-cell table:number-columns-repeated="2" table:style-name="ce84" office:value-type="currency" office:currency="USD" office:value="518" calcext:value-type="currency">
            <text:p>$518.00</text:p>
          </table:table-cell>
          <table:table-cell table:style-name="ce87" office:value-type="currency" office:currency="USD" office:value="338.04" calcext:value-type="currency">
            <text:p>$338.04</text:p>
          </table:table-cell>
          <table:table-cell table:style-name="ce87" office:value-type="currency" office:currency="USD" office:value="525" calcext:value-type="currency">
            <text:p>$525.00</text:p>
          </table:table-cell>
          <table:table-cell table:style-name="ce87" table:formula="of:=[.E1218]-[.B1218]" office:value-type="currency" office:currency="USD" office:value="7" calcext:value-type="currency">
            <text:p>$7.00</text:p>
          </table:table-cell>
          <table:table-cell table:style-name="ce103" table:formula="of:=[.E1218]/[.D1218]" office:value-type="float" office:value="1.55307064252751" calcext:value-type="float">
            <text:p>1.5530706425275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60-3R</text:p>
          </table:table-cell>
          <table:table-cell table:number-columns-repeated="2" table:style-name="ce84" office:value-type="currency" office:currency="USD" office:value="599" calcext:value-type="currency">
            <text:p>$599.00</text:p>
          </table:table-cell>
          <table:table-cell table:style-name="ce87" office:value-type="currency" office:currency="USD" office:value="393.91" calcext:value-type="currency">
            <text:p>$393.91</text:p>
          </table:table-cell>
          <table:table-cell table:style-name="ce87" office:value-type="currency" office:currency="USD" office:value="612" calcext:value-type="currency">
            <text:p>$612.00</text:p>
          </table:table-cell>
          <table:table-cell table:style-name="ce87" table:formula="of:=[.E1219]-[.B1219]" office:value-type="currency" office:currency="USD" office:value="13" calcext:value-type="currency">
            <text:p>$13.00</text:p>
          </table:table-cell>
          <table:table-cell table:style-name="ce103" table:formula="of:=[.E1219]/[.D1219]" office:value-type="float" office:value="1.55365438805819" calcext:value-type="float">
            <text:p>1.5536543880581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2460-4R</text:p>
          </table:table-cell>
          <table:table-cell table:number-columns-repeated="2" table:style-name="ce84" office:value-type="currency" office:currency="USD" office:value="684" calcext:value-type="currency">
            <text:p>$684.00</text:p>
          </table:table-cell>
          <table:table-cell table:style-name="ce87" office:value-type="currency" office:currency="USD" office:value="449.81" calcext:value-type="currency">
            <text:p>$449.81</text:p>
          </table:table-cell>
          <table:table-cell table:style-name="ce87" office:value-type="currency" office:currency="USD" office:value="699" calcext:value-type="currency">
            <text:p>$699.00</text:p>
          </table:table-cell>
          <table:table-cell table:style-name="ce87" table:formula="of:=[.E1220]-[.B1220]" office:value-type="currency" office:currency="USD" office:value="15" calcext:value-type="currency">
            <text:p>$15.00</text:p>
          </table:table-cell>
          <table:table-cell table:style-name="ce103" table:formula="of:=[.E1220]/[.D1220]" office:value-type="float" office:value="1.55398946221738" calcext:value-type="float">
            <text:p>1.55398946221738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3060-2R</text:p>
          </table:table-cell>
          <table:table-cell table:number-columns-repeated="2" table:style-name="ce84" office:value-type="currency" office:currency="USD" office:value="563" calcext:value-type="currency">
            <text:p>$563.00</text:p>
          </table:table-cell>
          <table:table-cell table:style-name="ce87" office:value-type="currency" office:currency="USD" office:value="368.28" calcext:value-type="currency">
            <text:p>$368.28</text:p>
          </table:table-cell>
          <table:table-cell table:style-name="ce87" office:value-type="currency" office:currency="USD" office:value="572" calcext:value-type="currency">
            <text:p>$572.00</text:p>
          </table:table-cell>
          <table:table-cell table:style-name="ce87" table:formula="of:=[.E1221]-[.B1221]" office:value-type="currency" office:currency="USD" office:value="9" calcext:value-type="currency">
            <text:p>$9.00</text:p>
          </table:table-cell>
          <table:table-cell table:style-name="ce103" table:formula="of:=[.E1221]/[.D1221]" office:value-type="float" office:value="1.5531660692951" calcext:value-type="float">
            <text:p>1.553166069295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3060-3R</text:p>
          </table:table-cell>
          <table:table-cell table:number-columns-repeated="2" table:style-name="ce84" office:value-type="currency" office:currency="USD" office:value="668" calcext:value-type="currency">
            <text:p>$668.00</text:p>
          </table:table-cell>
          <table:table-cell table:style-name="ce87" office:value-type="currency" office:currency="USD" office:value="437.29" calcext:value-type="currency">
            <text:p>$437.29</text:p>
          </table:table-cell>
          <table:table-cell table:style-name="ce87" office:value-type="currency" office:currency="USD" office:value="679" calcext:value-type="currency">
            <text:p>$679.00</text:p>
          </table:table-cell>
          <table:table-cell table:style-name="ce87" table:formula="of:=[.E1222]-[.B1222]" office:value-type="currency" office:currency="USD" office:value="11" calcext:value-type="currency">
            <text:p>$11.00</text:p>
          </table:table-cell>
          <table:table-cell table:style-name="ce103" table:formula="of:=[.E1222]/[.D1222]" office:value-type="float" office:value="1.55274531775252" calcext:value-type="float">
            <text:p>1.55274531775252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3060-4R</text:p>
          </table:table-cell>
          <table:table-cell table:number-columns-repeated="2" table:style-name="ce84" office:value-type="currency" office:currency="USD" office:value="774" calcext:value-type="currency">
            <text:p>$774.00</text:p>
          </table:table-cell>
          <table:table-cell table:style-name="ce87" office:value-type="currency" office:currency="USD" office:value="506.25" calcext:value-type="currency">
            <text:p>$506.25</text:p>
          </table:table-cell>
          <table:table-cell table:style-name="ce87" office:value-type="currency" office:currency="USD" office:value="786" calcext:value-type="currency">
            <text:p>$786.00</text:p>
          </table:table-cell>
          <table:table-cell table:style-name="ce87" table:formula="of:=[.E1223]-[.B1223]" office:value-type="currency" office:currency="USD" office:value="12" calcext:value-type="currency">
            <text:p>$12.00</text:p>
          </table:table-cell>
          <table:table-cell table:style-name="ce103" table:formula="of:=[.E1223]/[.D1223]" office:value-type="float" office:value="1.55259259259259" calcext:value-type="float">
            <text:p>1.55259259259259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3672-1R</text:p>
          </table:table-cell>
          <table:table-cell table:number-columns-repeated="2" table:style-name="ce84" office:value-type="currency" office:currency="USD" office:value="548" calcext:value-type="currency">
            <text:p>$548.00</text:p>
          </table:table-cell>
          <table:table-cell table:style-name="ce87" office:value-type="currency" office:currency="USD" office:value="359.67" calcext:value-type="currency">
            <text:p>$359.67</text:p>
          </table:table-cell>
          <table:table-cell table:style-name="ce87" office:value-type="currency" office:currency="USD" office:value="557" calcext:value-type="currency">
            <text:p>$557.00</text:p>
          </table:table-cell>
          <table:table-cell table:style-name="ce87" table:formula="of:=[.E1224]-[.B1224]" office:value-type="currency" office:currency="USD" office:value="9" calcext:value-type="currency">
            <text:p>$9.00</text:p>
          </table:table-cell>
          <table:table-cell table:style-name="ce103" table:formula="of:=[.E1224]/[.D1224]" office:value-type="float" office:value="1.54864181054856" calcext:value-type="float">
            <text:p>1.54864181054856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9" office:value-type="string" calcext:value-type="string">
            <text:p>3S3672-3R</text:p>
          </table:table-cell>
          <table:table-cell table:number-columns-repeated="2" table:style-name="ce84" office:value-type="currency" office:currency="USD" office:value="855" calcext:value-type="currency">
            <text:p>$855.00</text:p>
          </table:table-cell>
          <table:table-cell table:style-name="ce87" office:value-type="currency" office:currency="USD" office:value="556.54" calcext:value-type="currency">
            <text:p>$556.54</text:p>
          </table:table-cell>
          <table:table-cell table:style-name="ce87" office:value-type="currency" office:currency="USD" office:value="864" calcext:value-type="currency">
            <text:p>$864.00</text:p>
          </table:table-cell>
          <table:table-cell table:style-name="ce87" table:formula="of:=[.E1225]-[.B1225]" office:value-type="currency" office:currency="USD" office:value="9" calcext:value-type="currency">
            <text:p>$9.00</text:p>
          </table:table-cell>
          <table:table-cell table:style-name="ce103" table:formula="of:=[.E1225]/[.D1225]" office:value-type="float" office:value="1.55244906026521" calcext:value-type="float">
            <text:p>1.55244906026521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Tool Cart - Three Shelf Model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C1</text:p>
          </table:table-cell>
          <table:table-cell table:number-columns-repeated="2" table:style-name="ce82" office:value-type="currency" office:currency="USD" office:value="264" calcext:value-type="currency">
            <text:p>$264.00</text:p>
          </table:table-cell>
          <table:table-cell table:style-name="ce123" office:value-type="currency" office:currency="USD" office:value="174.88" calcext:value-type="currency">
            <text:p>$174.88</text:p>
          </table:table-cell>
          <table:table-cell table:style-name="ce123"/>
          <table:table-cell table:style-name="ce123" table:formula="of:=[.E1229]-[.B1229]" office:value-type="currency" office:currency="USD" office:value="-264" calcext:value-type="currency">
            <text:p>-$264.00</text:p>
          </table:table-cell>
          <table:table-cell table:style-name="ce102" table:formula="of:=[.E1229]/[.D1229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TC2</text:p>
          </table:table-cell>
          <table:table-cell table:number-columns-repeated="2" table:style-name="ce82" office:value-type="currency" office:currency="USD" office:value="325" calcext:value-type="currency">
            <text:p>$325.00</text:p>
          </table:table-cell>
          <table:table-cell table:style-name="ce123" office:value-type="currency" office:currency="USD" office:value="218.92" calcext:value-type="currency">
            <text:p>$218.92</text:p>
          </table:table-cell>
          <table:table-cell table:style-name="ce123"/>
          <table:table-cell table:style-name="ce123" table:formula="of:=[.E1230]-[.B1230]" office:value-type="currency" office:currency="USD" office:value="-325" calcext:value-type="currency">
            <text:p>-$325.00</text:p>
          </table:table-cell>
          <table:table-cell table:style-name="ce102" table:formula="of:=[.E1230]/[.D1230]" office:value-type="float" office:value="0" calcext:value-type="float">
            <text:p>0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Triangular Drum Dolly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9" office:value-type="string" calcext:value-type="string">
            <text:p>T3P</text:p>
          </table:table-cell>
          <table:table-cell table:number-columns-repeated="2" table:style-name="ce84" office:value-type="currency" office:currency="USD" office:value="69" calcext:value-type="currency">
            <text:p>$69.00</text:p>
          </table:table-cell>
          <table:table-cell table:style-name="ce87" office:value-type="currency" office:currency="USD" office:value="51.43" calcext:value-type="currency">
            <text:p>$51.43</text:p>
          </table:table-cell>
          <table:table-cell table:style-name="ce87" office:value-type="currency" office:currency="USD" office:value="70.95" calcext:value-type="currency">
            <text:p>$70.95</text:p>
          </table:table-cell>
          <table:table-cell table:style-name="ce87" table:formula="of:=[.E1234]-[.B1234]" office:value-type="currency" office:currency="USD" office:value="1.95" calcext:value-type="currency">
            <text:p>$1.95</text:p>
          </table:table-cell>
          <table:table-cell table:style-name="ce103" table:formula="of:=[.E1234]/[.D1234]" office:value-type="float" office:value="1.37954501263854" calcext:value-type="float">
            <text:p>1.37954501263854</text:p>
          </table:table-cell>
          <table:table-cell table:style-name="ce103" office:value-type="string" calcext:value-type="string">
            <text:p>globalindustrial.com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Two Shelf Machine Table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-1824</text:p>
          </table:table-cell>
          <table:table-cell table:number-columns-repeated="2" table:style-name="ce82" office:value-type="currency" office:currency="USD" office:value="121" calcext:value-type="currency">
            <text:p>$121.00</text:p>
          </table:table-cell>
          <table:table-cell table:style-name="ce123" office:value-type="currency" office:currency="USD" office:value="91.91" calcext:value-type="currency">
            <text:p>$91.91</text:p>
          </table:table-cell>
          <table:table-cell table:style-name="ce123" office:value-type="currency" office:currency="USD" office:value="125.95" calcext:value-type="currency">
            <text:p>$125.95</text:p>
          </table:table-cell>
          <table:table-cell table:style-name="ce123" table:formula="of:=[.E1238]-[.B1238]" office:value-type="currency" office:currency="USD" office:value="4.95" calcext:value-type="currency">
            <text:p>$4.95</text:p>
          </table:table-cell>
          <table:table-cell table:style-name="ce102" table:formula="of:=[.E1238]/[.D1238]" office:value-type="float" office:value="1.37036231095637" calcext:value-type="float">
            <text:p>1.370362310956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-1836</text:p>
          </table:table-cell>
          <table:table-cell table:style-name="ce82" office:value-type="currency" office:currency="USD" office:value="129" calcext:value-type="currency">
            <text:p>$129.00</text:p>
          </table:table-cell>
          <table:table-cell table:style-name="ce82" office:value-type="currency" office:currency="USD" office:value="137" calcext:value-type="currency">
            <text:p>$137.00</text:p>
          </table:table-cell>
          <table:table-cell table:style-name="ce123" office:value-type="currency" office:currency="USD" office:value="99.61" calcext:value-type="currency">
            <text:p>$99.61</text:p>
          </table:table-cell>
          <table:table-cell table:style-name="ce123" office:value-type="currency" office:currency="USD" office:value="139.45" calcext:value-type="currency">
            <text:p>$139.45</text:p>
          </table:table-cell>
          <table:table-cell table:style-name="ce123" table:formula="of:=[.E1239]-[.B1239]" office:value-type="currency" office:currency="USD" office:value="10.45" calcext:value-type="currency">
            <text:p>$10.45</text:p>
          </table:table-cell>
          <table:table-cell table:style-name="ce102" table:formula="of:=[.E1239]/[.D1239]" office:value-type="float" office:value="1.39995984338922" calcext:value-type="float">
            <text:p>1.3999598433892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-2424</text:p>
          </table:table-cell>
          <table:table-cell table:style-name="ce82" office:value-type="currency" office:currency="USD" office:value="139" calcext:value-type="currency">
            <text:p>$139.00</text:p>
          </table:table-cell>
          <table:table-cell table:style-name="ce82" office:value-type="currency" office:currency="USD" office:value="143" calcext:value-type="currency">
            <text:p>$143.00</text:p>
          </table:table-cell>
          <table:table-cell table:style-name="ce123" office:value-type="currency" office:currency="USD" office:value="104.12" calcext:value-type="currency">
            <text:p>$104.12</text:p>
          </table:table-cell>
          <table:table-cell table:style-name="ce123" office:value-type="currency" office:currency="USD" office:value="145.77" calcext:value-type="currency">
            <text:p>$145.77</text:p>
          </table:table-cell>
          <table:table-cell table:style-name="ce123" table:formula="of:=[.E1240]-[.B1240]" office:value-type="currency" office:currency="USD" office:value="6.77000000000001" calcext:value-type="currency">
            <text:p>$6.77</text:p>
          </table:table-cell>
          <table:table-cell table:style-name="ce102" table:formula="of:=[.E1240]/[.D1240]" office:value-type="float" office:value="1.40001920860546" calcext:value-type="float">
            <text:p>1.4000192086054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-2436</text:p>
          </table:table-cell>
          <table:table-cell table:number-columns-repeated="2" table:style-name="ce82" office:value-type="currency" office:currency="USD" office:value="159" calcext:value-type="currency">
            <text:p>$159.00</text:p>
          </table:table-cell>
          <table:table-cell table:style-name="ce123" office:value-type="currency" office:currency="USD" office:value="115.56" calcext:value-type="currency">
            <text:p>$115.56</text:p>
          </table:table-cell>
          <table:table-cell table:style-name="ce123" office:value-type="currency" office:currency="USD" office:value="161.78" calcext:value-type="currency">
            <text:p>$161.78</text:p>
          </table:table-cell>
          <table:table-cell table:style-name="ce123" table:formula="of:=[.E1241]-[.B1241]" office:value-type="currency" office:currency="USD" office:value="2.78" calcext:value-type="currency">
            <text:p>$2.78</text:p>
          </table:table-cell>
          <table:table-cell table:style-name="ce102" table:formula="of:=[.E1241]/[.D1241]" office:value-type="float" office:value="1.39996538594669" calcext:value-type="float">
            <text:p>1.3999653859466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MT-2448</text:p>
          </table:table-cell>
          <table:table-cell table:style-name="ce82" office:value-type="currency" office:currency="USD" office:value="187" calcext:value-type="currency">
            <text:p>$187.00</text:p>
          </table:table-cell>
          <table:table-cell table:style-name="ce82" office:value-type="currency" office:currency="USD" office:value="191" calcext:value-type="currency">
            <text:p>$191.00</text:p>
          </table:table-cell>
          <table:table-cell table:style-name="ce123" office:value-type="currency" office:currency="USD" office:value="137.96" calcext:value-type="currency">
            <text:p>$137.96</text:p>
          </table:table-cell>
          <table:table-cell table:style-name="ce123" office:value-type="currency" office:currency="USD" office:value="193.14" calcext:value-type="currency">
            <text:p>$193.14</text:p>
          </table:table-cell>
          <table:table-cell table:style-name="ce123" table:formula="of:=[.E1242]-[.B1242]" office:value-type="currency" office:currency="USD" office:value="6.13999999999999" calcext:value-type="currency">
            <text:p>$6.14</text:p>
          </table:table-cell>
          <table:table-cell table:style-name="ce102" table:formula="of:=[.E1242]/[.D1242]" office:value-type="float" office:value="1.39997100608872" calcext:value-type="float">
            <text:p>1.39997100608872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">
          <table:table-cell table:style-name="ce70" office:value-type="string" calcext:value-type="string">
            <text:p>U-Ra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R6</text:p>
          </table:table-cell>
          <table:table-cell table:number-columns-repeated="2" table:style-name="ce82" office:value-type="currency" office:currency="USD" office:value="61" calcext:value-type="currency">
            <text:p>$61.00</text:p>
          </table:table-cell>
          <table:table-cell table:style-name="ce123" office:value-type="currency" office:currency="USD" office:value="45.08" calcext:value-type="currency">
            <text:p>$45.08</text:p>
          </table:table-cell>
          <table:table-cell table:style-name="ce123" office:value-type="currency" office:currency="USD" office:value="63.11" calcext:value-type="currency">
            <text:p>$63.11</text:p>
          </table:table-cell>
          <table:table-cell table:style-name="ce123" table:formula="of:=[.E1246]-[.B1246]" office:value-type="currency" office:currency="USD" office:value="2.11" calcext:value-type="currency">
            <text:p>$2.11</text:p>
          </table:table-cell>
          <table:table-cell table:style-name="ce102" table:formula="of:=[.E1246]/[.D1246]" office:value-type="float" office:value="1.39995563442768" calcext:value-type="float">
            <text:p>1.39995563442768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UR10</text:p>
          </table:table-cell>
          <table:table-cell table:number-columns-repeated="2" table:style-name="ce82" office:value-type="currency" office:currency="USD" office:value="66" calcext:value-type="currency">
            <text:p>$66.00</text:p>
          </table:table-cell>
          <table:table-cell table:style-name="ce123" office:value-type="currency" office:currency="USD" office:value="48.89" calcext:value-type="currency">
            <text:p>$48.89</text:p>
          </table:table-cell>
          <table:table-cell table:style-name="ce123" office:value-type="currency" office:currency="USD" office:value="68.45" calcext:value-type="currency">
            <text:p>$68.45</text:p>
          </table:table-cell>
          <table:table-cell table:style-name="ce123" table:formula="of:=[.E1247]-[.B1247]" office:value-type="currency" office:currency="USD" office:value="2.45" calcext:value-type="currency">
            <text:p>$2.45</text:p>
          </table:table-cell>
          <table:table-cell table:style-name="ce102" table:formula="of:=[.E1247]/[.D1247]" office:value-type="float" office:value="1.40008181632236" calcext:value-type="float">
            <text:p>1.40008181632236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5">
          <table:table-cell table:style-name="ce70" office:value-type="string" calcext:value-type="string">
            <text:p>Vertical Storage Cabinets for Gas Cylinder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1V</text:p>
          </table:table-cell>
          <table:table-cell table:number-columns-repeated="2" table:style-name="ce82" office:value-type="currency" office:currency="USD" office:value="857" calcext:value-type="currency">
            <text:p>$857.00</text:p>
          </table:table-cell>
          <table:table-cell table:style-name="ce123" office:value-type="currency" office:currency="USD" office:value="549.77" calcext:value-type="currency">
            <text:p>$549.77</text:p>
          </table:table-cell>
          <table:table-cell table:style-name="ce123" office:value-type="currency" office:currency="USD" office:value="860" calcext:value-type="currency">
            <text:p>$860.00</text:p>
          </table:table-cell>
          <table:table-cell table:style-name="ce123" table:formula="of:=[.E1251]-[.B1251]" office:value-type="currency" office:currency="USD" office:value="3" calcext:value-type="currency">
            <text:p>$3.00</text:p>
          </table:table-cell>
          <table:table-cell table:style-name="ce102" table:formula="of:=[.E1251]/[.D1251]" office:value-type="float" office:value="1.56429052149081" calcext:value-type="float">
            <text:p>1.56429052149081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2V</text:p>
          </table:table-cell>
          <table:table-cell table:number-columns-repeated="2" table:style-name="ce82" office:value-type="currency" office:currency="USD" office:value="1399" calcext:value-type="currency">
            <text:p>$1,399.00</text:p>
          </table:table-cell>
          <table:table-cell table:style-name="ce123" office:value-type="currency" office:currency="USD" office:value="895.67" calcext:value-type="currency">
            <text:p>$895.67</text:p>
          </table:table-cell>
          <table:table-cell table:style-name="ce123" office:value-type="currency" office:currency="USD" office:value="1405" calcext:value-type="currency">
            <text:p>$1,405.00</text:p>
          </table:table-cell>
          <table:table-cell table:style-name="ce123" table:formula="of:=[.E1252]-[.B1252]" office:value-type="currency" office:currency="USD" office:value="6" calcext:value-type="currency">
            <text:p>$6.00</text:p>
          </table:table-cell>
          <table:table-cell table:style-name="ce102" table:formula="of:=[.E1252]/[.D1252]" office:value-type="float" office:value="1.56865809952326" calcext:value-type="float">
            <text:p>1.56865809952326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1V-KD</text:p>
          </table:table-cell>
          <table:table-cell table:number-columns-repeated="2" table:style-name="ce82" office:value-type="currency" office:currency="USD" office:value="647" calcext:value-type="currency">
            <text:p>$647.00</text:p>
          </table:table-cell>
          <table:table-cell table:style-name="ce123" office:value-type="currency" office:currency="USD" office:value="432.05" calcext:value-type="currency">
            <text:p>$432.05</text:p>
          </table:table-cell>
          <table:table-cell table:style-name="ce123" office:value-type="currency" office:currency="USD" office:value="650" calcext:value-type="currency">
            <text:p>$650.00</text:p>
          </table:table-cell>
          <table:table-cell table:style-name="ce123" table:formula="of:=[.E1253]-[.B1253]" office:value-type="currency" office:currency="USD" office:value="3" calcext:value-type="currency">
            <text:p>$3.00</text:p>
          </table:table-cell>
          <table:table-cell table:style-name="ce102" table:formula="of:=[.E1253]/[.D1253]" office:value-type="float" office:value="1.50445550283532" calcext:value-type="float">
            <text:p>1.50445550283532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CSC2V-KD</text:p>
          </table:table-cell>
          <table:table-cell table:number-columns-repeated="2" table:style-name="ce82" office:value-type="currency" office:currency="USD" office:value="1085" calcext:value-type="currency">
            <text:p>$1,085.00</text:p>
          </table:table-cell>
          <table:table-cell table:style-name="ce123" office:value-type="currency" office:currency="USD" office:value="738.35" calcext:value-type="currency">
            <text:p>$738.35</text:p>
          </table:table-cell>
          <table:table-cell table:style-name="ce123" office:value-type="currency" office:currency="USD" office:value="1090" calcext:value-type="currency">
            <text:p>$1,090.00</text:p>
          </table:table-cell>
          <table:table-cell table:style-name="ce123" table:formula="of:=[.E1254]-[.B1254]" office:value-type="currency" office:currency="USD" office:value="5" calcext:value-type="currency">
            <text:p>$5.00</text:p>
          </table:table-cell>
          <table:table-cell table:style-name="ce102" table:formula="of:=[.E1254]/[.D1254]" office:value-type="float" office:value="1.47626464413896" calcext:value-type="float">
            <text:p>1.47626464413896</text:p>
          </table:table-cell>
          <table:table-cell table:style-name="ce102" office:value-type="string" calcext:value-type="string">
            <text:p>zorinmate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Vertical Storage Rack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VSR1</text:p>
          </table:table-cell>
          <table:table-cell table:style-name="ce82" office:value-type="currency" office:currency="USD" office:value="323" calcext:value-type="currency">
            <text:p>$323.00</text:p>
          </table:table-cell>
          <table:table-cell table:style-name="ce82" office:value-type="currency" office:currency="USD" office:value="331" calcext:value-type="currency">
            <text:p>$331.00</text:p>
          </table:table-cell>
          <table:table-cell table:style-name="ce123" office:value-type="currency" office:currency="USD" office:value="276.07" calcext:value-type="currency">
            <text:p>$276.07</text:p>
          </table:table-cell>
          <table:table-cell table:style-name="ce123" office:value-type="currency" office:currency="USD" office:value="334.95" calcext:value-type="currency">
            <text:p>$334.95</text:p>
          </table:table-cell>
          <table:table-cell table:style-name="ce123" table:formula="of:=[.E1258]-[.B1258]" office:value-type="currency" office:currency="USD" office:value="11.95" calcext:value-type="currency">
            <text:p>$11.95</text:p>
          </table:table-cell>
          <table:table-cell table:style-name="ce102" table:formula="of:=[.E1258]/[.D1258]" office:value-type="float" office:value="1.21327924077227" calcext:value-type="float">
            <text:p>1.2132792407722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VSR3</text:p>
          </table:table-cell>
          <table:table-cell table:style-name="ce82" office:value-type="currency" office:currency="USD" office:value="678" calcext:value-type="currency">
            <text:p>$678.00</text:p>
          </table:table-cell>
          <table:table-cell table:style-name="ce82" office:value-type="currency" office:currency="USD" office:value="695" calcext:value-type="currency">
            <text:p>$695.00</text:p>
          </table:table-cell>
          <table:table-cell table:style-name="ce123" office:value-type="currency" office:currency="USD" office:value="589.07" calcext:value-type="currency">
            <text:p>$589.07</text:p>
          </table:table-cell>
          <table:table-cell table:style-name="ce123" office:value-type="currency" office:currency="USD" office:value="697" calcext:value-type="currency">
            <text:p>$697.00</text:p>
          </table:table-cell>
          <table:table-cell table:style-name="ce123" table:formula="of:=[.E1259]-[.B1259]" office:value-type="currency" office:currency="USD" office:value="19" calcext:value-type="currency">
            <text:p>$19.00</text:p>
          </table:table-cell>
          <table:table-cell table:style-name="ce102" table:formula="of:=[.E1259]/[.D1259]" office:value-type="float" office:value="1.18322100938768" calcext:value-type="float">
            <text:p>1.183221009387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VSR5</text:p>
          </table:table-cell>
          <table:table-cell table:number-columns-repeated="2" table:style-name="ce82" office:value-type="currency" office:currency="USD" office:value="1065" calcext:value-type="currency">
            <text:p>$1,065.00</text:p>
          </table:table-cell>
          <table:table-cell table:style-name="ce123" office:value-type="currency" office:currency="USD" office:value="939" calcext:value-type="currency">
            <text:p>$939.00</text:p>
          </table:table-cell>
          <table:table-cell table:style-name="ce123" office:value-type="currency" office:currency="USD" office:value="1069" calcext:value-type="currency">
            <text:p>$1,069.00</text:p>
          </table:table-cell>
          <table:table-cell table:style-name="ce123" table:formula="of:=[.E1260]-[.B1260]" office:value-type="currency" office:currency="USD" office:value="4" calcext:value-type="currency">
            <text:p>$4.00</text:p>
          </table:table-cell>
          <table:table-cell table:style-name="ce102" table:formula="of:=[.E1260]/[.D1260]" office:value-type="float" office:value="1.1384451544196" calcext:value-type="float">
            <text:p>1.138445154419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VSRC</text:p>
          </table:table-cell>
          <table:table-cell table:number-columns-repeated="2" table:style-name="ce82" office:value-type="currency" office:currency="USD" office:value="95" calcext:value-type="currency">
            <text:p>$95.00</text:p>
          </table:table-cell>
          <table:table-cell table:style-name="ce123" office:value-type="currency" office:currency="USD" office:value="69.92" calcext:value-type="currency">
            <text:p>$69.92</text:p>
          </table:table-cell>
          <table:table-cell table:style-name="ce123" office:value-type="currency" office:currency="USD" office:value="97.89" calcext:value-type="currency">
            <text:p>$97.89</text:p>
          </table:table-cell>
          <table:table-cell table:style-name="ce123" table:formula="of:=[.E1261]-[.B1261]" office:value-type="currency" office:currency="USD" office:value="2.89" calcext:value-type="currency">
            <text:p>$2.89</text:p>
          </table:table-cell>
          <table:table-cell table:style-name="ce102" table:formula="of:=[.E1261]/[.D1261]" office:value-type="float" office:value="1.40002860411899" calcext:value-type="float">
            <text:p>1.40002860411899</text:p>
          </table:table-cell>
          <table:table-cell table:style-name="ce102" office:value-type="string" calcext:value-type="string">
            <text:p>wh1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3">
          <table:table-cell table:style-name="ce70" office:value-type="string" calcext:value-type="string">
            <text:p>Welded Service Cart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0-2</text:p>
          </table:table-cell>
          <table:table-cell table:number-columns-repeated="2" table:style-name="ce82" office:value-type="currency" office:currency="USD" office:value="152" calcext:value-type="currency">
            <text:p>$152.00</text:p>
          </table:table-cell>
          <table:table-cell table:style-name="ce123" office:value-type="currency" office:currency="USD" office:value="105.02" calcext:value-type="currency">
            <text:p>$105.02</text:p>
          </table:table-cell>
          <table:table-cell table:style-name="ce123" office:value-type="currency" office:currency="USD" office:value="154.95" calcext:value-type="currency">
            <text:p>$154.95</text:p>
          </table:table-cell>
          <table:table-cell table:style-name="ce123" table:formula="of:=[.E1265]-[.B1265]" office:value-type="currency" office:currency="USD" office:value="2.94999999999999" calcext:value-type="currency">
            <text:p>$2.95</text:p>
          </table:table-cell>
          <table:table-cell table:style-name="ce102" table:formula="of:=[.E1265]/[.D1265]" office:value-type="float" office:value="1.47543325080937" calcext:value-type="float">
            <text:p>1.475433250809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0-2-LD</text:p>
          </table:table-cell>
          <table:table-cell table:number-columns-repeated="2" table:style-name="ce82" office:value-type="currency" office:currency="USD" office:value="152" calcext:value-type="currency">
            <text:p>$152.00</text:p>
          </table:table-cell>
          <table:table-cell table:style-name="ce123" office:value-type="currency" office:currency="USD" office:value="105.02" calcext:value-type="currency">
            <text:p>$105.02</text:p>
          </table:table-cell>
          <table:table-cell table:style-name="ce123" office:value-type="currency" office:currency="USD" office:value="154.95" calcext:value-type="currency">
            <text:p>$154.95</text:p>
          </table:table-cell>
          <table:table-cell table:style-name="ce123" table:formula="of:=[.E1266]-[.B1266]" office:value-type="currency" office:currency="USD" office:value="2.94999999999999" calcext:value-type="currency">
            <text:p>$2.95</text:p>
          </table:table-cell>
          <table:table-cell table:style-name="ce102" table:formula="of:=[.E1266]/[.D1266]" office:value-type="float" office:value="1.47543325080937" calcext:value-type="float">
            <text:p>1.4754332508093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6-2</text:p>
          </table:table-cell>
          <table:table-cell table:number-columns-repeated="2" table:style-name="ce82" office:value-type="currency" office:currency="USD" office:value="155" calcext:value-type="currency">
            <text:p>$155.00</text:p>
          </table:table-cell>
          <table:table-cell table:style-name="ce123" office:value-type="currency" office:currency="USD" office:value="121.39" calcext:value-type="currency">
            <text:p>$121.39</text:p>
          </table:table-cell>
          <table:table-cell table:style-name="ce123" office:value-type="currency" office:currency="USD" office:value="157.95" calcext:value-type="currency">
            <text:p>$157.95</text:p>
          </table:table-cell>
          <table:table-cell table:style-name="ce123" table:formula="of:=[.E1267]-[.B1267]" office:value-type="currency" office:currency="USD" office:value="2.94999999999999" calcext:value-type="currency">
            <text:p>$2.95</text:p>
          </table:table-cell>
          <table:table-cell table:style-name="ce102" table:formula="of:=[.E1267]/[.D1267]" office:value-type="float" office:value="1.30117802125381" calcext:value-type="float">
            <text:p>1.301178021253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6-2-LD</text:p>
          </table:table-cell>
          <table:table-cell table:number-columns-repeated="2" table:style-name="ce82" office:value-type="currency" office:currency="USD" office:value="155" calcext:value-type="currency">
            <text:p>$155.00</text:p>
          </table:table-cell>
          <table:table-cell table:style-name="ce123" office:value-type="currency" office:currency="USD" office:value="121.39" calcext:value-type="currency">
            <text:p>$121.39</text:p>
          </table:table-cell>
          <table:table-cell table:style-name="ce123" office:value-type="currency" office:currency="USD" office:value="157.95" calcext:value-type="currency">
            <text:p>$157.95</text:p>
          </table:table-cell>
          <table:table-cell table:style-name="ce123" table:formula="of:=[.E1268]-[.B1268]" office:value-type="currency" office:currency="USD" office:value="2.94999999999999" calcext:value-type="currency">
            <text:p>$2.95</text:p>
          </table:table-cell>
          <table:table-cell table:style-name="ce102" table:formula="of:=[.E1268]/[.D1268]" office:value-type="float" office:value="1.30117802125381" calcext:value-type="float">
            <text:p>1.30117802125381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36-2</text:p>
          </table:table-cell>
          <table:table-cell table:number-columns-repeated="2" table:style-name="ce82" office:value-type="currency" office:currency="USD" office:value="168" calcext:value-type="currency">
            <text:p>$168.00</text:p>
          </table:table-cell>
          <table:table-cell table:style-name="ce123" office:value-type="currency" office:currency="USD" office:value="132.79" calcext:value-type="currency">
            <text:p>$132.79</text:p>
          </table:table-cell>
          <table:table-cell table:style-name="ce123" office:value-type="currency" office:currency="USD" office:value="170.95" calcext:value-type="currency">
            <text:p>$170.95</text:p>
          </table:table-cell>
          <table:table-cell table:style-name="ce123" table:formula="of:=[.E1269]-[.B1269]" office:value-type="currency" office:currency="USD" office:value="2.94999999999999" calcext:value-type="currency">
            <text:p>$2.95</text:p>
          </table:table-cell>
          <table:table-cell table:style-name="ce102" table:formula="of:=[.E1269]/[.D1269]" office:value-type="float" office:value="1.28737103697568" calcext:value-type="float">
            <text:p>1.287371036975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36-2-LD</text:p>
          </table:table-cell>
          <table:table-cell table:number-columns-repeated="2" table:style-name="ce82" office:value-type="currency" office:currency="USD" office:value="168" calcext:value-type="currency">
            <text:p>$168.00</text:p>
          </table:table-cell>
          <table:table-cell table:style-name="ce123" office:value-type="currency" office:currency="USD" office:value="132.79" calcext:value-type="currency">
            <text:p>$132.79</text:p>
          </table:table-cell>
          <table:table-cell table:style-name="ce123" office:value-type="currency" office:currency="USD" office:value="170.95" calcext:value-type="currency">
            <text:p>$170.95</text:p>
          </table:table-cell>
          <table:table-cell table:style-name="ce123" table:formula="of:=[.E1270]-[.B1270]" office:value-type="currency" office:currency="USD" office:value="2.94999999999999" calcext:value-type="currency">
            <text:p>$2.95</text:p>
          </table:table-cell>
          <table:table-cell table:style-name="ce102" table:formula="of:=[.E1270]/[.D1270]" office:value-type="float" office:value="1.28737103697568" calcext:value-type="float">
            <text:p>1.2873710369756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48-2</text:p>
          </table:table-cell>
          <table:table-cell table:number-columns-repeated="2" table:style-name="ce82" office:value-type="currency" office:currency="USD" office:value="204" calcext:value-type="currency">
            <text:p>$204.00</text:p>
          </table:table-cell>
          <table:table-cell table:style-name="ce123" office:value-type="currency" office:currency="USD" office:value="146.6" calcext:value-type="currency">
            <text:p>$146.60</text:p>
          </table:table-cell>
          <table:table-cell table:style-name="ce123" office:value-type="currency" office:currency="USD" office:value="206.95" calcext:value-type="currency">
            <text:p>$206.95</text:p>
          </table:table-cell>
          <table:table-cell table:style-name="ce123" table:formula="of:=[.E1271]-[.B1271]" office:value-type="currency" office:currency="USD" office:value="2.94999999999999" calcext:value-type="currency">
            <text:p>$2.95</text:p>
          </table:table-cell>
          <table:table-cell table:style-name="ce102" table:formula="of:=[.E1271]/[.D1271]" office:value-type="float" office:value="1.41166439290587" calcext:value-type="float">
            <text:p>1.411664392905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48-2-LD</text:p>
          </table:table-cell>
          <table:table-cell table:number-columns-repeated="2" table:style-name="ce82" office:value-type="currency" office:currency="USD" office:value="204" calcext:value-type="currency">
            <text:p>$204.00</text:p>
          </table:table-cell>
          <table:table-cell table:style-name="ce123" office:value-type="currency" office:currency="USD" office:value="146.6" calcext:value-type="currency">
            <text:p>$146.60</text:p>
          </table:table-cell>
          <table:table-cell table:style-name="ce123" office:value-type="currency" office:currency="USD" office:value="206.95" calcext:value-type="currency">
            <text:p>$206.95</text:p>
          </table:table-cell>
          <table:table-cell table:style-name="ce123" table:formula="of:=[.E1272]-[.B1272]" office:value-type="currency" office:currency="USD" office:value="2.94999999999999" calcext:value-type="currency">
            <text:p>$2.95</text:p>
          </table:table-cell>
          <table:table-cell table:style-name="ce102" table:formula="of:=[.E1272]/[.D1272]" office:value-type="float" office:value="1.41166439290587" calcext:value-type="float">
            <text:p>1.41166439290587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0-3</text:p>
          </table:table-cell>
          <table:table-cell table:number-columns-repeated="2" table:style-name="ce82" office:value-type="currency" office:currency="USD" office:value="195" calcext:value-type="currency">
            <text:p>$195.00</text:p>
          </table:table-cell>
          <table:table-cell table:style-name="ce123" office:value-type="currency" office:currency="USD" office:value="134.45" calcext:value-type="currency">
            <text:p>$134.45</text:p>
          </table:table-cell>
          <table:table-cell table:style-name="ce123" office:value-type="currency" office:currency="USD" office:value="197.95" calcext:value-type="currency">
            <text:p>$197.95</text:p>
          </table:table-cell>
          <table:table-cell table:style-name="ce123" table:formula="of:=[.E1273]-[.B1273]" office:value-type="currency" office:currency="USD" office:value="2.94999999999999" calcext:value-type="currency">
            <text:p>$2.95</text:p>
          </table:table-cell>
          <table:table-cell table:style-name="ce102" table:formula="of:=[.E1273]/[.D1273]" office:value-type="float" office:value="1.47229453328375" calcext:value-type="float">
            <text:p>1.472294533283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0-3-LD</text:p>
          </table:table-cell>
          <table:table-cell table:number-columns-repeated="2" table:style-name="ce82" office:value-type="currency" office:currency="USD" office:value="195" calcext:value-type="currency">
            <text:p>$195.00</text:p>
          </table:table-cell>
          <table:table-cell table:style-name="ce123" office:value-type="currency" office:currency="USD" office:value="134.45" calcext:value-type="currency">
            <text:p>$134.45</text:p>
          </table:table-cell>
          <table:table-cell table:style-name="ce123" office:value-type="currency" office:currency="USD" office:value="197.95" calcext:value-type="currency">
            <text:p>$197.95</text:p>
          </table:table-cell>
          <table:table-cell table:style-name="ce123" table:formula="of:=[.E1274]-[.B1274]" office:value-type="currency" office:currency="USD" office:value="2.94999999999999" calcext:value-type="currency">
            <text:p>$2.95</text:p>
          </table:table-cell>
          <table:table-cell table:style-name="ce102" table:formula="of:=[.E1274]/[.D1274]" office:value-type="float" office:value="1.47229453328375" calcext:value-type="float">
            <text:p>1.47229453328375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6-3</text:p>
          </table:table-cell>
          <table:table-cell table:number-columns-repeated="2" table:style-name="ce82" office:value-type="currency" office:currency="USD" office:value="199" calcext:value-type="currency">
            <text:p>$199.00</text:p>
          </table:table-cell>
          <table:table-cell table:style-name="ce123" office:value-type="currency" office:currency="USD" office:value="140.03" calcext:value-type="currency">
            <text:p>$140.03</text:p>
          </table:table-cell>
          <table:table-cell table:style-name="ce123" office:value-type="currency" office:currency="USD" office:value="202.95" calcext:value-type="currency">
            <text:p>$202.95</text:p>
          </table:table-cell>
          <table:table-cell table:style-name="ce123" table:formula="of:=[.E1275]-[.B1275]" office:value-type="currency" office:currency="USD" office:value="3.94999999999999" calcext:value-type="currency">
            <text:p>$3.95</text:p>
          </table:table-cell>
          <table:table-cell table:style-name="ce102" table:formula="of:=[.E1275]/[.D1275]" office:value-type="float" office:value="1.44933228593873" calcext:value-type="float">
            <text:p>1.449332285938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1836-3-LD</text:p>
          </table:table-cell>
          <table:table-cell table:number-columns-repeated="2" table:style-name="ce82" office:value-type="currency" office:currency="USD" office:value="199" calcext:value-type="currency">
            <text:p>$199.00</text:p>
          </table:table-cell>
          <table:table-cell table:style-name="ce123" office:value-type="currency" office:currency="USD" office:value="140.03" calcext:value-type="currency">
            <text:p>$140.03</text:p>
          </table:table-cell>
          <table:table-cell table:style-name="ce123" office:value-type="currency" office:currency="USD" office:value="202.95" calcext:value-type="currency">
            <text:p>$202.95</text:p>
          </table:table-cell>
          <table:table-cell table:style-name="ce123" table:formula="of:=[.E1276]-[.B1276]" office:value-type="currency" office:currency="USD" office:value="3.94999999999999" calcext:value-type="currency">
            <text:p>$3.95</text:p>
          </table:table-cell>
          <table:table-cell table:style-name="ce102" table:formula="of:=[.E1276]/[.D1276]" office:value-type="float" office:value="1.44933228593873" calcext:value-type="float">
            <text:p>1.44933228593873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36-3</text:p>
          </table:table-cell>
          <table:table-cell table:number-columns-repeated="2" table:style-name="ce82" office:value-type="currency" office:currency="USD" office:value="219" calcext:value-type="currency">
            <text:p>$219.00</text:p>
          </table:table-cell>
          <table:table-cell table:style-name="ce123" office:value-type="currency" office:currency="USD" office:value="158.96" calcext:value-type="currency">
            <text:p>$158.96</text:p>
          </table:table-cell>
          <table:table-cell table:style-name="ce123" office:value-type="currency" office:currency="USD" office:value="221.95" calcext:value-type="currency">
            <text:p>$221.95</text:p>
          </table:table-cell>
          <table:table-cell table:style-name="ce123" table:formula="of:=[.E1277]-[.B1277]" office:value-type="currency" office:currency="USD" office:value="2.94999999999999" calcext:value-type="currency">
            <text:p>$2.95</text:p>
          </table:table-cell>
          <table:table-cell table:style-name="ce102" table:formula="of:=[.E1277]/[.D1277]" office:value-type="float" office:value="1.39626321087066" calcext:value-type="float">
            <text:p>1.396263210870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36-3-LD</text:p>
          </table:table-cell>
          <table:table-cell table:number-columns-repeated="2" table:style-name="ce82" office:value-type="currency" office:currency="USD" office:value="219" calcext:value-type="currency">
            <text:p>$219.00</text:p>
          </table:table-cell>
          <table:table-cell table:style-name="ce123" office:value-type="currency" office:currency="USD" office:value="158.96" calcext:value-type="currency">
            <text:p>$158.96</text:p>
          </table:table-cell>
          <table:table-cell table:style-name="ce123" office:value-type="currency" office:currency="USD" office:value="221.95" calcext:value-type="currency">
            <text:p>$221.95</text:p>
          </table:table-cell>
          <table:table-cell table:style-name="ce123" table:formula="of:=[.E1278]-[.B1278]" office:value-type="currency" office:currency="USD" office:value="2.94999999999999" calcext:value-type="currency">
            <text:p>$2.95</text:p>
          </table:table-cell>
          <table:table-cell table:style-name="ce102" table:formula="of:=[.E1278]/[.D1278]" office:value-type="float" office:value="1.39626321087066" calcext:value-type="float">
            <text:p>1.39626321087066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48-3</text:p>
          </table:table-cell>
          <table:table-cell table:number-columns-repeated="2" table:style-name="ce82" office:value-type="currency" office:currency="USD" office:value="273" calcext:value-type="currency">
            <text:p>$273.00</text:p>
          </table:table-cell>
          <table:table-cell table:style-name="ce123" office:value-type="currency" office:currency="USD" office:value="194.97" calcext:value-type="currency">
            <text:p>$194.97</text:p>
          </table:table-cell>
          <table:table-cell table:style-name="ce123" office:value-type="currency" office:currency="USD" office:value="275.95" calcext:value-type="currency">
            <text:p>$275.95</text:p>
          </table:table-cell>
          <table:table-cell table:style-name="ce123" table:formula="of:=[.E1279]-[.B1279]" office:value-type="currency" office:currency="USD" office:value="2.94999999999999" calcext:value-type="currency">
            <text:p>$2.95</text:p>
          </table:table-cell>
          <table:table-cell table:style-name="ce102" table:formula="of:=[.E1279]/[.D1279]" office:value-type="float" office:value="1.41534595065908" calcext:value-type="float">
            <text:p>1.4153459506590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WSC2448-3-LD</text:p>
          </table:table-cell>
          <table:table-cell table:number-columns-repeated="2" table:style-name="ce82" office:value-type="currency" office:currency="USD" office:value="273" calcext:value-type="currency">
            <text:p>$273.00</text:p>
          </table:table-cell>
          <table:table-cell table:style-name="ce123" office:value-type="currency" office:currency="USD" office:value="194.97" calcext:value-type="currency">
            <text:p>$194.97</text:p>
          </table:table-cell>
          <table:table-cell table:style-name="ce123" office:value-type="currency" office:currency="USD" office:value="275.95" calcext:value-type="currency">
            <text:p>$275.95</text:p>
          </table:table-cell>
          <table:table-cell table:style-name="ce123" table:formula="of:=[.E1280]-[.B1280]" office:value-type="currency" office:currency="USD" office:value="2.94999999999999" calcext:value-type="currency">
            <text:p>$2.95</text:p>
          </table:table-cell>
          <table:table-cell table:style-name="ce102" table:formula="of:=[.E1280]/[.D1280]" office:value-type="float" office:value="1.41534595065908" calcext:value-type="float">
            <text:p>1.41534595065908</text:p>
          </table:table-cell>
          <table:table-cell table:style-name="ce102" office:value-type="string" calcext:value-type="string">
            <text:p>globalindustrial.com</text:p>
          </table:table-cell>
          <table:table-cell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9">
          <table:table-cell table:style-name="ce79" office:value-type="string" calcext:value-type="string">
            <text:p>XHDSA54 54 Inch Arm - SURPLUS</text:p>
          </table:table-cell>
          <table:table-cell table:style-name="ce107" table:number-columns-repeated="2"/>
          <table:table-cell table:style-name="ce93" table:number-columns-repeated="2"/>
          <table:table-cell table:style-name="ce87"/>
          <table:table-cell table:style-name="ce103"/>
          <table:table-cell table:style-name="ce107" table:number-columns-repeated="1017"/>
        </table:table-row>
        <table:table-row table:style-name="ro28">
          <table:table-cell table:style-name="ce83" office:value-type="string" calcext:value-type="string">
            <text:p>MODEL</text:p>
          </table:table-cell>
          <table:table-cell table:style-name="ce83" office:value-type="string" calcext:value-type="string">
            <text:p>OUR PRICE</text:p>
          </table:table-cell>
          <table:table-cell table:style-name="ce88" office:value-type="string" calcext:value-type="string">
            <text:p>Recommended Price</text:p>
          </table:table-cell>
          <table:table-cell table:style-name="ce94" office:value-type="string" calcext:value-type="string">
            <text:p>OUR COST</text:p>
          </table:table-cell>
          <table:table-cell table:style-name="ce94" office:value-type="string" calcext:value-type="string">
            <text:p>COMPETITOR</text:p>
          </table:table-cell>
          <table:table-cell table:style-name="ce94" office:value-type="string" calcext:value-type="string">
            <text:p>COMP.- OUR PRICE</text:p>
          </table:table-cell>
          <table:table-cell table:style-name="ce96" office:value-type="string" calcext:value-type="string">
            <text:p>COMP./ OUR COST</text:p>
          </table:table-cell>
          <table:table-cell table:style-name="ce83" office:value-type="string" calcext:value-type="string">
            <text:p>COMPETITOR NAME</text:p>
          </table:table-cell>
          <table:table-cell table:style-name="ce107" office:value-type="string" calcext:value-type="string">
            <text:p>Not in CMS</text:p>
          </table:table-cell>
          <table:table-cell table:style-name="ce107" table:number-columns-repeated="1015"/>
        </table:table-row>
        <table:table-row table:style-name="ro4">
          <table:table-cell table:style-name="ce79" office:value-type="string" calcext:value-type="string">
            <text:p>XHDSA54-SURPLUS</text:p>
          </table:table-cell>
          <table:table-cell table:number-columns-repeated="2" table:style-name="ce84" office:value-type="currency" office:currency="USD" office:value="99" calcext:value-type="currency">
            <text:p>$99.00</text:p>
          </table:table-cell>
          <table:table-cell table:style-name="ce87" office:value-type="currency" office:currency="USD" office:value="59.31" calcext:value-type="currency">
            <text:p>$59.31</text:p>
          </table:table-cell>
          <table:table-cell table:style-name="ce87" office:value-type="currency" office:currency="USD" office:value="103.28" calcext:value-type="currency">
            <text:p>$103.28</text:p>
          </table:table-cell>
          <table:table-cell table:style-name="ce87" table:formula="of:=[.E1284]-[.B1284]" office:value-type="currency" office:currency="USD" office:value="4.28" calcext:value-type="currency">
            <text:p>$4.28</text:p>
          </table:table-cell>
          <table:table-cell table:style-name="ce103" table:formula="of:=[.E1284]/[.D1284]" office:value-type="float" office:value="1.74135896138931" calcext:value-type="float">
            <text:p>1.74135896138931</text:p>
          </table:table-cell>
          <table:table-cell table:style-name="ce103" office:value-type="string" calcext:value-type="string">
            <text:p>lkgoodwin.com</text:p>
          </table:table-cell>
          <table:table-cell table:style-name="ce107" table:number-columns-repeated="1016"/>
        </table:table-row>
        <table:table-row table:style-name="ro2">
          <table:table-cell table:style-name="ce70" office:value-type="string" calcext:value-type="string">
            <text:p> 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1">
          <table:table-cell table:style-name="ce74" office:value-type="string" calcext:value-type="string">
            <text:p>XU1276-60 Cantilever Column and Base - SURPLUS</text:p>
          </table:table-cell>
          <table:table-cell table:number-columns-repeated="4"/>
          <table:table-cell table:style-name="ce123"/>
          <table:table-cell table:style-name="ce102"/>
          <table:table-cell table:number-columns-repeated="1017"/>
        </table:table-row>
        <table:table-row table:style-name="ro28">
          <table:table-cell table:style-name="ce73" office:value-type="string" calcext:value-type="string">
            <text:p>MODEL</text:p>
          </table:table-cell>
          <table:table-cell table:style-name="ce73" office:value-type="string" calcext:value-type="string">
            <text:p>OUR PRICE</text:p>
          </table:table-cell>
          <table:table-cell table:style-name="ce110" office:value-type="string" calcext:value-type="string">
            <text:p>Recommended Price</text:p>
          </table:table-cell>
          <table:table-cell table:style-name="ce114" office:value-type="string" calcext:value-type="string">
            <text:p>OUR COST</text:p>
          </table:table-cell>
          <table:table-cell table:style-name="ce114" office:value-type="string" calcext:value-type="string">
            <text:p>COMPETITOR</text:p>
          </table:table-cell>
          <table:table-cell table:style-name="ce114" office:value-type="string" calcext:value-type="string">
            <text:p>COMP.- OUR PRICE</text:p>
          </table:table-cell>
          <table:table-cell table:style-name="ce118" office:value-type="string" calcext:value-type="string">
            <text:p>COMP./ OUR COST</text:p>
          </table:table-cell>
          <table:table-cell table:style-name="ce73" office:value-type="string" calcext:value-type="string">
            <text:p>COMPETITOR NAME</text:p>
          </table:table-cell>
          <table:table-cell table:number-columns-repeated="1016"/>
        </table:table-row>
        <table:table-row table:style-name="ro4">
          <table:table-cell table:style-name="ce70" office:value-type="string" calcext:value-type="string">
            <text:p>XU1276-60-SURPLUS</text:p>
          </table:table-cell>
          <table:table-cell table:style-name="ce82" office:value-type="currency" office:currency="USD" office:value="298" calcext:value-type="currency">
            <text:p>$298.00</text:p>
          </table:table-cell>
          <table:table-cell table:style-name="ce82"/>
          <table:table-cell table:style-name="ce123" table:number-columns-repeated="2"/>
          <table:table-cell table:style-name="ce123" table:formula="of:=[.E1288]-[.B1288]" office:value-type="currency" office:currency="USD" office:value="-298" calcext:value-type="currency">
            <text:p>-$298.00</text:p>
          </table:table-cell>
          <table:table-cell table:style-name="ce102" table:formula="of:=[.E1288]/[.D1288]" office:value-type="string" office:string-value="" calcext:value-type="error">
            <text:p>#DIV/0!</text:p>
          </table:table-cell>
          <table:table-cell table:style-name="ce102" office:value-type="string" calcext:value-type="string">
            <text:p>Not Found</text:p>
          </table:table-cell>
          <table:table-cell table:number-columns-repeated="1016"/>
        </table:table-row>
        <table:table-row table:style-name="ro11">
          <table:table-cell table:style-name="ce80" office:value-type="string" calcext:value-type="string">
            <text:p>96 items found</text:p>
          </table:table-cell>
          <table:table-cell table:number-columns-repeated="1023"/>
        </table:table-row>
        <table:table-row table:style-name="ro26">
          <table:table-cell table:style-name="ce80" office:value-type="string" calcext:value-type="string">
            <text:p>1006 individual models</text:p>
          </table:table-cell>
          <table:table-cell table:number-columns-repeated="1023"/>
        </table:table-row>
        <table:table-row table:style-name="ro2" table:number-rows-repeated="104728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loext:text> </loext:text>
      <loext:fill-character> </loext:fill-character>
      <number:text>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9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9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9P2" style:volatile="true" number:language="en" number:country="US">
      <number:currency-symbol/>
      <loext:fill-character> </loext:fill-character>
      <number:text>-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7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7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7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7" number:language="en" number:country="US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0">00/00/0000</text:date>, <text:time style:data-style-name="N2" text:time-value="12:48:57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08:47:55.608000000</meta:creation-date>
    <meta:generator>LibreOffice/5.3.0.3$Windows_X86_64 LibreOffice_project/7074905676c47b82bbcfbea1aeefc84afe1c50e1</meta:generator>
    <dc:date>2017-08-10T12:58:41.621000000</dc:date>
    <meta:editing-duration>P1DT7H26M37S</meta:editing-duration>
    <meta:editing-cycles>418</meta:editing-cycles>
    <meta:print-date>2017-08-09T16:57:27.860000000</meta:print-date>
    <meta:document-statistic meta:table-count="14" meta:cell-count="15868" meta:object-count="0"/>
  </office:meta>
</office:document-meta>
</file>